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08cm"/>
    </style:style>
    <style:style style:name="co2" style:family="table-column">
      <style:table-column-properties fo:break-before="auto" style:column-width="13.764cm"/>
    </style:style>
    <style:style style:name="co3" style:family="table-column">
      <style:table-column-properties fo:break-before="auto" style:column-width="1.736cm"/>
    </style:style>
    <style:style style:name="co4" style:family="table-column">
      <style:table-column-properties fo:break-before="auto" style:column-width="2.219cm"/>
    </style:style>
    <style:style style:name="co5" style:family="table-column">
      <style:table-column-properties fo:break-before="auto" style:column-width="1.75cm"/>
    </style:style>
    <style:style style:name="co6" style:family="table-column">
      <style:table-column-properties fo:break-before="auto" style:column-width="1.579cm"/>
    </style:style>
    <style:style style:name="co7" style:family="table-column">
      <style:table-column-properties fo:break-before="auto" style:column-width="1.473cm"/>
    </style:style>
    <style:style style:name="co8" style:family="table-column">
      <style:table-column-properties fo:break-before="auto" style:column-width="1.215cm"/>
    </style:style>
    <style:style style:name="co9" style:family="table-column">
      <style:table-column-properties fo:break-before="auto" style:column-width="1.494cm"/>
    </style:style>
    <style:style style:name="co10" style:family="table-column">
      <style:table-column-properties fo:break-before="auto" style:column-width="1.275cm"/>
    </style:style>
    <style:style style:name="co11" style:family="table-column">
      <style:table-column-properties fo:break-before="auto" style:column-width="1.164cm"/>
    </style:style>
    <style:style style:name="co12" style:family="table-column">
      <style:table-column-properties fo:break-before="auto" style:column-width="0.942cm"/>
    </style:style>
    <style:style style:name="co13" style:family="table-column">
      <style:table-column-properties fo:break-before="auto" style:column-width="1.386cm"/>
    </style:style>
    <style:style style:name="co14" style:family="table-column">
      <style:table-column-properties fo:break-before="auto" style:column-width="1.221cm"/>
    </style:style>
    <style:style style:name="co15" style:family="table-column">
      <style:table-column-properties fo:break-before="auto" style:column-width="1.304cm"/>
    </style:style>
    <style:style style:name="co16" style:family="table-column">
      <style:table-column-properties fo:break-before="auto" style:column-width="1.138cm"/>
    </style:style>
    <style:style style:name="co17" style:family="table-column">
      <style:table-column-properties fo:break-before="auto" style:column-width="0.887cm"/>
    </style:style>
    <style:style style:name="co18" style:family="table-column">
      <style:table-column-properties fo:break-before="auto" style:column-width="1.247cm"/>
    </style:style>
    <style:style style:name="co19" style:family="table-column">
      <style:table-column-properties fo:break-before="auto" style:column-width="2.267cm"/>
    </style:style>
    <style:style style:name="co20" style:family="table-column">
      <style:table-column-properties fo:break-before="auto" style:column-width="1.603cm"/>
    </style:style>
    <style:style style:name="co21" style:family="table-column">
      <style:table-column-properties fo:break-before="auto" style:column-width="1.274cm"/>
    </style:style>
    <style:style style:name="co22" style:family="table-column">
      <style:table-column-properties fo:break-before="auto" style:column-width="1.319cm"/>
    </style:style>
    <style:style style:name="co23" style:family="table-column">
      <style:table-column-properties fo:break-before="auto" style:column-width="1.122cm"/>
    </style:style>
    <style:style style:name="co24" style:family="table-column">
      <style:table-column-properties fo:break-before="auto" style:column-width="1.341cm"/>
    </style:style>
    <style:style style:name="co25" style:family="table-column">
      <style:table-column-properties fo:break-before="auto" style:column-width="1.517cm"/>
    </style:style>
    <style:style style:name="co26" style:family="table-column">
      <style:table-column-properties fo:break-before="auto" style:column-width="1.889cm"/>
    </style:style>
    <style:style style:name="co27" style:family="table-column">
      <style:table-column-properties fo:break-before="auto" style:column-width="1.339cm"/>
    </style:style>
    <style:style style:name="co28" style:family="table-column">
      <style:table-column-properties fo:break-before="auto" style:column-width="1.252cm"/>
    </style:style>
    <style:style style:name="co29" style:family="table-column">
      <style:table-column-properties fo:break-before="auto" style:column-width="1.296cm"/>
    </style:style>
    <style:style style:name="co30" style:family="table-column">
      <style:table-column-properties fo:break-before="auto" style:column-width="1.362cm"/>
    </style:style>
    <style:style style:name="co31" style:family="table-column">
      <style:table-column-properties fo:break-before="auto" style:column-width="1.134cm"/>
    </style:style>
    <style:style style:name="co32" style:family="table-column">
      <style:table-column-properties fo:break-before="auto" style:column-width="4.516cm"/>
    </style:style>
    <style:style style:name="co33" style:family="table-column">
      <style:table-column-properties fo:break-before="auto" style:column-width="5.096cm"/>
    </style:style>
    <style:style style:name="co34" style:family="table-column">
      <style:table-column-properties fo:break-before="auto" style:column-width="1.969cm"/>
    </style:style>
    <style:style style:name="co35" style:family="table-column">
      <style:table-column-properties fo:break-before="auto" style:column-width="1.914cm"/>
    </style:style>
    <style:style style:name="co36" style:family="table-column">
      <style:table-column-properties fo:break-before="auto" style:column-width="1.58cm"/>
    </style:style>
    <style:style style:name="co37" style:family="table-column">
      <style:table-column-properties fo:break-before="auto" style:column-width="1.586cm"/>
    </style:style>
    <style:style style:name="co38" style:family="table-column">
      <style:table-column-properties fo:break-before="auto" style:column-width="1.42cm"/>
    </style:style>
    <style:style style:name="co39" style:family="table-column">
      <style:table-column-properties fo:break-before="auto" style:column-width="1.663cm"/>
    </style:style>
    <style:style style:name="co40" style:family="table-column">
      <style:table-column-properties fo:break-before="auto" style:column-width="0.804cm"/>
    </style:style>
    <style:style style:name="co41" style:family="table-column">
      <style:table-column-properties fo:break-before="auto" style:column-width="1.475cm"/>
    </style:style>
    <style:style style:name="co42" style:family="table-column">
      <style:table-column-properties fo:break-before="auto" style:column-width="1.503cm"/>
    </style:style>
    <style:style style:name="co43" style:family="table-column">
      <style:table-column-properties fo:break-before="auto" style:column-width="0.654cm"/>
    </style:style>
    <style:style style:name="co44" style:family="table-column">
      <style:table-column-properties fo:break-before="auto" style:column-width="1.332cm"/>
    </style:style>
    <style:style style:name="co45" style:family="table-column">
      <style:table-column-properties fo:break-before="auto" style:column-width="1.554cm"/>
    </style:style>
    <style:style style:name="co46" style:family="table-column">
      <style:table-column-properties fo:break-before="auto" style:column-width="1.004cm"/>
    </style:style>
    <style:style style:name="co47" style:family="table-column">
      <style:table-column-properties fo:break-before="auto" style:column-width="1.443cm"/>
    </style:style>
    <style:style style:name="co48" style:family="table-column">
      <style:table-column-properties fo:break-before="auto" style:column-width="1.115cm"/>
    </style:style>
    <style:style style:name="co49" style:family="table-column">
      <style:table-column-properties fo:break-before="auto" style:column-width="3.108cm"/>
    </style:style>
    <style:style style:name="co50" style:family="table-column">
      <style:table-column-properties fo:break-before="auto" style:column-width="1.358cm"/>
    </style:style>
    <style:style style:name="co51" style:family="table-column">
      <style:table-column-properties fo:break-before="auto" style:column-width="3.274cm"/>
    </style:style>
    <style:style style:name="co52" style:family="table-column">
      <style:table-column-properties fo:break-before="auto" style:column-width="2.136cm"/>
    </style:style>
    <style:style style:name="co53" style:family="table-column">
      <style:table-column-properties fo:break-before="auto" style:column-width="2.801cm"/>
    </style:style>
    <style:style style:name="co54" style:family="table-column">
      <style:table-column-properties fo:break-before="auto" style:column-width="1.61cm"/>
    </style:style>
    <style:style style:name="co55" style:family="table-column">
      <style:table-column-properties fo:break-before="auto" style:column-width="1.261cm"/>
    </style:style>
    <style:style style:name="co56" style:family="table-column">
      <style:table-column-properties fo:break-before="auto" style:column-width="0.781cm"/>
    </style:style>
    <style:style style:name="co57" style:family="table-column">
      <style:table-column-properties fo:break-before="auto" style:column-width="1.109cm"/>
    </style:style>
    <style:style style:name="co58" style:family="table-column">
      <style:table-column-properties fo:break-before="auto" style:column-width="1.639cm"/>
    </style:style>
    <style:style style:name="co59" style:family="table-column">
      <style:table-column-properties fo:break-before="auto" style:column-width="2.572cm"/>
    </style:style>
    <style:style style:name="co60" style:family="table-column">
      <style:table-column-properties fo:break-before="auto" style:column-width="2.016cm"/>
    </style:style>
    <style:style style:name="co61" style:family="table-column">
      <style:table-column-properties fo:break-before="auto" style:column-width="1.337cm"/>
    </style:style>
    <style:style style:name="co62" style:family="table-column">
      <style:table-column-properties fo:break-before="auto" style:column-width="1.005cm"/>
    </style:style>
    <style:style style:name="co63" style:family="table-column">
      <style:table-column-properties fo:break-before="auto" style:column-width="2.469cm"/>
    </style:style>
    <style:style style:name="co64" style:family="table-column">
      <style:table-column-properties fo:break-before="auto" style:column-width="1.69cm"/>
    </style:style>
    <style:style style:name="co65" style:family="table-column">
      <style:table-column-properties fo:break-before="auto" style:column-width="1.536cm"/>
    </style:style>
    <style:style style:name="co66" style:family="table-column">
      <style:table-column-properties fo:break-before="auto" style:column-width="1.282cm"/>
    </style:style>
    <style:style style:name="co67" style:family="table-column">
      <style:table-column-properties fo:break-before="auto" style:column-width="1.233cm"/>
    </style:style>
    <style:style style:name="co68" style:family="table-column">
      <style:table-column-properties fo:break-before="auto" style:column-width="0.958cm"/>
    </style:style>
    <style:style style:name="co69" style:family="table-column">
      <style:table-column-properties fo:break-before="auto" style:column-width="4.413cm"/>
    </style:style>
    <style:style style:name="co70" style:family="table-column">
      <style:table-column-properties fo:break-before="auto" style:column-width="1.03cm"/>
    </style:style>
    <style:style style:name="co71" style:family="table-column">
      <style:table-column-properties fo:break-before="auto" style:column-width="0.93cm"/>
    </style:style>
    <style:style style:name="co72" style:family="table-column">
      <style:table-column-properties fo:break-before="auto" style:column-width="0.938cm"/>
    </style:style>
    <style:style style:name="co73" style:family="table-column">
      <style:table-column-properties fo:break-before="auto" style:column-width="0.838cm"/>
    </style:style>
    <style:style style:name="co74" style:family="table-column">
      <style:table-column-properties fo:break-before="auto" style:column-width="0.898cm"/>
    </style:style>
    <style:style style:name="co75" style:family="table-column">
      <style:table-column-properties fo:break-before="auto" style:column-width="0.857cm"/>
    </style:style>
    <style:style style:name="ro1" style:family="table-row">
      <style:table-row-properties style:row-height="0.623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8cm" fo:break-before="auto" style:use-optimal-row-height="true"/>
    </style:style>
    <style:style style:name="ro4" style:family="table-row">
      <style:table-row-properties style:row-height="0.43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14pt" style:font-size-asian="14pt" style:font-size-complex="14pt"/>
    </style:style>
    <style:style style:name="ce2" style:family="table-cell" style:parent-style-name="Default" style:data-style-name="N37">
      <style:table-cell-properties style:text-align-source="fix" style:repeat-content="false"/>
      <style:paragraph-properties fo:text-align="start" fo:margin-left="0cm"/>
    </style:style>
    <style:style style:name="ce3" style:family="table-cell" style:parent-style-name="Default">
      <style:table-cell-properties fo:background-color="transparent" fo:border="0.002cm solid #000000"/>
      <style:text-properties fo:font-weight="bold" style:font-weight-asian="bold" style:font-weight-complex="bold"/>
    </style:style>
    <style:style style:name="ce4" style:family="table-cell" style:parent-style-name="Default">
      <style:table-cell-properties fo:background-color="transparent" fo:border="0.002cm solid #000000"/>
    </style:style>
    <style:style style:name="ce5" style:family="table-cell" style:parent-style-name="Default">
      <style:table-cell-properties fo:background-color="transparent" fo:border="0.002cm solid #000000"/>
      <style:text-properties style:font-name="Times New Roman"/>
    </style:style>
    <style:style style:name="ce6" style:family="table-cell" style:parent-style-name="Default">
      <style:table-cell-properties fo:background-color="transparent" fo:wrap-option="wrap" fo:border="0.002cm solid #000000"/>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7" style:family="table-cell" style:parent-style-name="Default" style:data-style-name="N109">
      <style:table-cell-properties fo:background-color="transparent" fo:border="0.002cm solid #000000"/>
    </style:style>
    <style:style style:name="ce8" style:family="table-cell" style:parent-style-name="Default" style:data-style-name="N109">
      <style:table-cell-properties fo:background-color="transparent" fo:border="0.002cm solid #000000"/>
      <style:text-properties fo:font-weight="bold" style:font-weight-asian="bold" style:font-weight-complex="bold"/>
    </style:style>
    <style:style style:name="ce9" style:family="table-cell" style:parent-style-name="Default">
      <style:table-cell-properties fo:border="0.002cm solid #000000"/>
      <style:text-properties fo:font-weight="bold" style:font-weight-asian="bold" style:font-weight-complex="bold"/>
    </style:style>
    <style:style style:name="ce10" style:family="table-cell" style:parent-style-name="Default">
      <style:table-cell-properties fo:border="0.002cm solid #000000"/>
    </style:style>
    <style:style style:name="ce11"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end" fo:margin-left="0cm"/>
    </style:style>
    <style:style style:name="ce13" style:family="table-cell" style:parent-style-name="Default">
      <style:table-cell-properties style:text-align-source="value-type" style:repeat-content="false"/>
      <style:paragraph-properties fo:margin-left="0cm"/>
      <style:text-properties fo:font-weight="bold" style:font-weight-asian="bold" style:font-weight-complex="bold"/>
    </style:style>
    <style:style style:name="ce14" style:family="table-cell" style:parent-style-name="Default">
      <style:text-properties fo:font-weight="bold" style:font-weight-asian="bold" style:font-weight-complex="bold"/>
    </style:style>
    <style:style style:name="ce15" style:family="table-cell" style:parent-style-name="Default" style:data-style-name="N112"/>
    <style:style style:name="ce16" style:family="table-cell" style:parent-style-name="Default" style:data-style-name="N114"/>
    <style:style style:name="ce17" style:family="table-cell" style:parent-style-name="Default" style:data-style-name="N114">
      <style:text-properties fo:font-weight="bold" style:font-weight-asian="bold" style:font-weight-complex="bold"/>
    </style:style>
    <style:style style:name="ce18" style:family="table-cell" style:parent-style-name="Default" style:data-style-name="N2"/>
    <style:style style:name="ce19"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0" style:family="table-cell" style:parent-style-name="Default">
      <style:table-cell-properties style:text-align-source="fix" style:repeat-content="false"/>
      <style:paragraph-properties fo:text-align="start" fo:margin-left="0cm"/>
    </style:style>
    <style:style style:name="ce21" style:family="table-cell" style:parent-style-name="Default">
      <style:table-cell-properties fo:background-color="#e6e6e6" style:text-align-source="fix" style:repeat-content="false"/>
      <style:paragraph-properties fo:text-align="start" fo:margin-left="0cm"/>
    </style:style>
    <style:style style:name="ce22" style:family="table-cell" style:parent-style-name="Default">
      <style:table-cell-properties fo:background-color="#e6e6e6"/>
    </style:style>
    <style:style style:name="ce23" style:family="table-cell" style:parent-style-name="Default" style:data-style-name="N1"/>
    <style:style style:name="ce24" style:family="table-cell" style:parent-style-name="Default" style:data-style-name="N1">
      <style:text-properties fo:font-weight="bold" style:font-weight-asian="bold" style:font-weight-complex="bold"/>
    </style:style>
    <style:style style:name="ce25" style:family="table-cell" style:parent-style-name="Default">
      <style:table-cell-properties fo:background-color="transparent"/>
    </style:style>
    <style:style style:name="ce26" style:family="table-cell" style:parent-style-name="Default" style:data-style-name="N112">
      <style:table-cell-properties fo:background-color="transparent"/>
    </style:style>
    <style:style style:name="ce27" style:family="table-cell" style:parent-style-name="Default" style:data-style-name="N11">
      <style:table-cell-properties fo:background-color="transparent"/>
    </style:style>
    <style:style style:name="ce28" style:family="table-cell" style:parent-style-name="Default" style:data-style-name="N11">
      <style:table-cell-properties fo:background-color="#ffcc99"/>
    </style:style>
    <style:style style:name="ce29" style:family="table-cell" style:parent-style-name="Default" style:data-style-name="N11">
      <style:table-cell-properties fo:background-color="#23ff23"/>
    </style:style>
    <style:style style:name="ce30" style:family="table-cell" style:parent-style-name="Default" style:data-style-name="N11">
      <style:table-cell-properties fo:background-color="#3deb3d"/>
    </style:style>
    <style:style style:name="ce31" style:family="table-cell" style:parent-style-name="Default" style:data-style-name="N1">
      <style:table-cell-properties fo:background-color="transparent"/>
      <style:text-properties fo:font-weight="bold" style:font-weight-asian="bold" style:font-weight-complex="bold"/>
    </style:style>
    <style:style style:name="ce32" style:family="table-cell" style:parent-style-name="Default" style:data-style-name="N0">
      <style:table-cell-properties fo:background-color="transparent"/>
    </style:style>
    <style:style style:name="ce33" style:family="table-cell" style:parent-style-name="Default" style:data-style-name="N1">
      <style:table-cell-properties fo:background-color="transparent"/>
    </style:style>
    <style:style style:name="ce34" style:family="table-cell" style:parent-style-name="Default">
      <style:table-cell-properties fo:background-color="transparent"/>
      <style:text-properties fo:font-weight="bold" style:font-weight-asian="bold" style:font-weight-complex="bold"/>
    </style:style>
    <style:style style:name="ce35" style:family="table-cell" style:parent-style-name="Default" style:data-style-name="N11"/>
    <style:style style:name="ce36" style:family="table-cell" style:parent-style-name="Default">
      <style:text-properties fo:font-size="13pt" fo:font-weight="bold" style:font-size-asian="13pt" style:font-weight-asian="bold" style:font-size-complex="13pt" style:font-weight-complex="bold"/>
    </style:style>
    <style:style style:name="ce37" style:family="table-cell" style:parent-style-name="Default" style:data-style-name="N116"/>
    <style:style style:name="ce38" style:family="table-cell" style:parent-style-name="Default" style:data-style-name="N116">
      <style:text-properties style:use-window-font-color="true" style:text-outline="false" style:text-line-through-styl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5.40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e6e6e6" style:text-align-source="fix" style:repeat-content="false"/>
      <style:paragraph-properties fo:text-align="end" fo:margin-left="0cm"/>
    </style:style>
    <style:style style:name="ce40" style:family="table-cell" style:parent-style-name="Default">
      <style:table-cell-properties fo:background-color="#b3b3b3" style:text-align-source="fix" style:repeat-content="false"/>
      <style:paragraph-properties fo:text-align="end" fo:margin-left="0cm"/>
    </style:style>
    <style:style style:name="ce41" style:family="table-cell" style:parent-style-name="Default" style:data-style-name="N114">
      <style:table-cell-properties fo:background-color="#e6e6e6"/>
    </style:style>
    <style:style style:name="ce42" style:family="table-cell" style:parent-style-name="Default" style:data-style-name="N114">
      <style:table-cell-properties fo:background-color="#b3b3b3"/>
    </style:style>
    <style:style style:name="ce43" style:family="table-cell" style:parent-style-name="Default">
      <style:table-cell-properties fo:background-color="#e6e6e6"/>
      <style:text-properties style:use-window-font-color="true" style:text-outline="false" style:text-line-through-styl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5.40000009536743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5.40000009536743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ackground-color="transparent"/>
      <style:paragraph-properties fo:text-align="end" fo:margin-left="0cm"/>
    </style:style>
    <style:style style:name="ce46" style:family="table-cell" style:parent-style-name="Default" style:data-style-name="N2">
      <style:table-cell-properties fo:background-color="#e6e6e6"/>
    </style:style>
    <style:style style:name="ce47" style:family="table-cell" style:parent-style-name="Default">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48" style:family="table-cell" style:parent-style-name="Default" style:data-style-name="N117">
      <style:table-cell-properties fo:background-color="#e6e6e6"/>
    </style:style>
    <style:style style:name="ce49" style:family="table-cell" style:parent-style-name="Default" style:data-style-name="N117"/>
    <style:style style:name="ce50" style:family="table-cell" style:parent-style-name="Default">
      <style:table-cell-properties fo:background-color="#e6e6e6"/>
      <style:text-properties style:use-window-font-color="true" style:text-outline="false" style:text-line-through-style="none" style:font-name="Times New Roman" fo:font-size="9pt" fo:language="zxx" fo:country="none"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5.09999990463257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font-name="Times New Roman" fo:font-size="9pt" fo:language="zxx" fo:country="none"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5.09999990463257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data-style-name="N117">
      <style:text-properties fo:font-weight="bold" style:font-weight-asian="bold" style:font-weight-complex="bold"/>
    </style:style>
    <style:style style:name="ce53" style:family="table-cell" style:parent-style-name="Default" style:data-style-name="N117">
      <style:table-cell-properties fo:background-color="transparent"/>
      <style:text-properties fo:font-weight="bold" style:font-weight-asian="bold" style:font-weight-complex="bold"/>
    </style:style>
    <style:style style:name="ce54" style:family="table-cell" style:parent-style-name="Default" style:data-style-name="N117">
      <style:table-cell-properties fo:background-color="#e6e6e6"/>
      <style:text-properties style:use-window-font-color="true" style:text-outline="false" style:text-line-through-style="none" style:font-name="Times New Roman" fo:font-size="9pt" fo:language="zxx" fo:country="none"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5.09999990463257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data-style-name="N117">
      <style:text-properties style:use-window-font-color="true" style:text-outline="false" style:text-line-through-style="none" style:font-name="Times New Roman" fo:font-size="9pt" fo:language="zxx" fo:country="none"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5.09999990463257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data-style-name="N117">
      <style:table-cell-properties fo:background-color="transparent"/>
    </style:style>
    <style:style style:name="ce57" style:family="table-cell" style:parent-style-name="Default" style:data-style-name="N119">
      <style:text-properties style:use-window-font-color="true" style:text-outline="false" style:text-line-through-style="none" style:font-name="Times New Roman" fo:font-size="9pt" fo:language="zxx" fo:country="none"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5.09999990463257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data-style-name="N119"/>
    <style:style style:name="ce59" style:family="table-cell" style:parent-style-name="Default" style:data-style-name="N2">
      <style:table-cell-properties fo:background-color="transparent"/>
    </style:style>
    <style:style style:name="ce60" style:family="table-cell" style:parent-style-name="Default">
      <style:table-cell-properties fo:background-color="transparent"/>
      <style:text-properties style:use-window-font-color="true" style:text-outline="false" style:text-line-through-styl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5.40000009536743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ext-properties fo:color="#ff0000"/>
    </style:style>
    <style:style style:name="ce62" style:family="table-cell" style:parent-style-name="Default" style:data-style-name="N114">
      <style:table-cell-properties fo:background-color="transparent"/>
    </style:style>
    <style:style style:name="ce63" style:family="table-cell" style:parent-style-name="Default">
      <style:table-cell-properties fo:background-color="#3deb3d"/>
    </style:style>
    <style:style style:name="gr1" style:family="graphic">
      <style:graphic-properties draw:ole-draw-aspect="1"/>
    </style:style>
    <style:style style:name="ta_extref" style:family="table">
      <style:table-properties table:display="false"/>
    </style:style>
  </office:automatic-styles>
  <office:body>
    <office:spreadsheet>
      <table:table table:name="skl"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ce4"/>
        <table:table-column table:style-name="co4" table:default-cell-style-name="ce7"/>
        <table:table-column table:style-name="co5" table:default-cell-style-name="ce4"/>
        <table:table-column table:style-name="co6" table:default-cell-style-name="ce7"/>
        <table:table-column table:style-name="co7" table:default-cell-style-name="ce10"/>
        <table:table-column table:style-name="co8" table:default-cell-style-name="ce7"/>
        <table:table-column table:style-name="co9" table:default-cell-style-name="ce10"/>
        <table:table-column table:style-name="co10" table:default-cell-style-name="ce7"/>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2" table:number-columns-repeated="2" table:default-cell-style-name="Default"/>
        <table:table-column table:style-name="co15" table:visibility="collapse" table:default-cell-style-name="Default"/>
        <table:table-column table:style-name="co16" table:visibility="collapse" table:default-cell-style-name="Default"/>
        <table:table-column table:style-name="co12" table:default-cell-style-name="Default"/>
        <table:table-column table:style-name="co17" table:default-cell-style-name="Default"/>
        <table:table-column table:style-name="co11" table:visibility="collapse" table:number-columns-repeated="2" table:default-cell-style-name="Default"/>
        <table:table-column table:style-name="co11" table:number-columns-repeated="2" table:default-cell-style-name="Default"/>
        <table:table-column table:style-name="co18" table:default-cell-style-name="Default"/>
        <table:table-row table:style-name="ro1">
          <table:table-cell table:style-name="ce1" office:value-type="string">
            <text:p>Starting hands groupings</text:p>
          </table:table-cell>
          <table:table-cell/>
          <table:table-cell table:style-name="Default" table:number-columns-repeated="8"/>
          <table:table-cell table:number-columns-repeated="16"/>
        </table:table-row>
        <table:table-row table:style-name="ro2">
          <table:table-cell table:style-name="ce2"/>
          <table:table-cell/>
          <table:table-cell table:style-name="Default" table:number-columns-repeated="8"/>
          <table:table-cell table:number-columns-repeated="16"/>
        </table:table-row>
        <table:table-row table:style-name="ro2">
          <table:table-cell table:style-name="Default"/>
          <table:table-cell/>
          <table:table-cell table:style-name="Default" table:number-columns-repeated="8"/>
          <table:table-cell table:number-columns-repeated="16"/>
        </table:table-row>
        <table:table-row table:style-name="ro2">
          <table:table-cell office:value-type="string">
            <text:p>Group</text:p>
          </table:table-cell>
          <table:table-cell table:style-name="ce3" office:value-type="string">
            <text:p>Sklansky</text:p>
          </table:table-cell>
          <table:table-cell table:style-name="ce3" office:value-type="string">
            <text:p>Count</text:p>
          </table:table-cell>
          <table:table-cell table:style-name="ce3" office:value-type="string">
            <text:p>Sklansky %</text:p>
          </table:table-cell>
          <table:table-cell table:style-name="ce3" office:value-type="string">
            <text:p>Exp</text:p>
          </table:table-cell>
          <table:table-cell table:style-name="ce3" office:value-type="string">
            <text:p>Exp %</text:p>
          </table:table-cell>
          <table:table-cell table:style-name="ce9" office:value-type="string">
            <text:p>Lin</text:p>
          </table:table-cell>
          <table:table-cell table:style-name="ce3" office:value-type="string">
            <text:p>Lin %</text:p>
          </table:table-cell>
          <table:table-cell table:style-name="ce9" office:value-type="string">
            <text:p>Lin2</text:p>
          </table:table-cell>
          <table:table-cell table:style-name="ce3" office:value-type="string">
            <text:p>Lin2 %</text:p>
          </table:table-cell>
          <table:table-cell table:number-columns-repeated="16"/>
        </table:table-row>
        <table:table-row table:style-name="ro2">
          <table:table-cell office:value-type="float" office:value="1">
            <text:p>1</text:p>
          </table:table-cell>
          <table:table-cell table:style-name="ce5" office:value-type="string">
            <text:p>AA KK QQ JJ AKs</text:p>
          </table:table-cell>
          <table:table-cell table:formula="of:=pkrhepocketrangecount([.B5])" office:value-type="float" office:value="0">
            <text:p>#NAME?</text:p>
          </table:table-cell>
          <table:table-cell table:formula="of:=[.C5]/1326" office:value-type="percentage" office:value="0">
            <text:p>#NAME?</text:p>
          </table:table-cell>
          <table:table-cell table:formula="of:=[.F17]" office:value-type="float" office:value="2.065">
            <text:p>2,07</text:p>
          </table:table-cell>
          <table:table-cell table:formula="of:=[.E5]/1326" office:value-type="percentage" office:value="0.00155731523378582">
            <text:p>0,2%</text:p>
          </table:table-cell>
          <table:table-cell table:formula="of:=[.A5]*[.$G$17]" office:value-type="float" office:value="15.074375">
            <text:p>15,07</text:p>
          </table:table-cell>
          <table:table-cell table:formula="of:=[.G5]/1326" office:value-type="percentage" office:value="0.0113683069381599">
            <text:p>1,1%</text:p>
          </table:table-cell>
          <table:table-cell table:formula="of:=[.A5]*[.$J$17]+[.$J$18]" office:value-type="float" office:value="29">
            <text:p>29</text:p>
          </table:table-cell>
          <table:table-cell table:formula="of:=[.I5]/1326" office:value-type="percentage" office:value="0.0218702865761689">
            <text:p>2,2%</text:p>
          </table:table-cell>
          <table:table-cell table:number-columns-repeated="16"/>
        </table:table-row>
        <table:table-row table:style-name="ro2">
          <table:table-cell office:value-type="float" office:value="2">
            <text:p>2</text:p>
          </table:table-cell>
          <table:table-cell table:style-name="ce5" office:value-type="string">
            <text:p>TT AKo AQs AJs KQs</text:p>
          </table:table-cell>
          <table:table-cell table:formula="of:=pkrhepocketrangecount([.B6])" office:value-type="float" office:value="0">
            <text:p>#NAME?</text:p>
          </table:table-cell>
          <table:table-cell table:formula="of:=[.C6]/1326" office:value-type="percentage" office:value="0">
            <text:p>#NAME?</text:p>
          </table:table-cell>
          <table:table-cell table:formula="of:=[.E5]*[.$F$17]" office:value-type="float" office:value="4.264225">
            <text:p>4,26</text:p>
          </table:table-cell>
          <table:table-cell table:formula="of:=[.E6]/1326" office:value-type="percentage" office:value="0.00321585595776772">
            <text:p>0,3%</text:p>
          </table:table-cell>
          <table:table-cell table:formula="of:=[.A6]*[.$G$17]" office:value-type="float" office:value="30.14875">
            <text:p>30,15</text:p>
          </table:table-cell>
          <table:table-cell table:formula="of:=[.G6]/1326" office:value-type="percentage" office:value="0.0227366138763198">
            <text:p>2,3%</text:p>
          </table:table-cell>
          <table:table-cell table:formula="of:=[.A6]*[.$J$17]+[.$J$18]" office:value-type="float" office:value="40">
            <text:p>40</text:p>
          </table:table-cell>
          <table:table-cell table:formula="of:=[.I6]/1326" office:value-type="percentage" office:value="0.0301659125188537">
            <text:p>3,0%</text:p>
          </table:table-cell>
          <table:table-cell table:number-columns-repeated="16"/>
        </table:table-row>
        <table:table-row table:style-name="ro2">
          <table:table-cell office:value-type="float" office:value="3">
            <text:p>3</text:p>
          </table:table-cell>
          <table:table-cell table:style-name="ce5" office:value-type="string">
            <text:p>AQo ATs KJs QJs JTs 99</text:p>
          </table:table-cell>
          <table:table-cell table:formula="of:=pkrhepocketrangecount([.B7])" office:value-type="float" office:value="0">
            <text:p>#NAME?</text:p>
          </table:table-cell>
          <table:table-cell table:formula="of:=[.C7]/1326" office:value-type="percentage" office:value="0">
            <text:p>#NAME?</text:p>
          </table:table-cell>
          <table:table-cell table:formula="of:=[.E6]*[.$F$17]" office:value-type="float" office:value="8.805624625">
            <text:p>8,81</text:p>
          </table:table-cell>
          <table:table-cell table:formula="of:=[.E7]/1326" office:value-type="percentage" office:value="0.00664074255279035">
            <text:p>0,7%</text:p>
          </table:table-cell>
          <table:table-cell table:formula="of:=[.A7]*[.$G$17]" office:value-type="float" office:value="45.223125">
            <text:p>45,22</text:p>
          </table:table-cell>
          <table:table-cell table:formula="of:=[.G7]/1326" office:value-type="percentage" office:value="0.0341049208144796">
            <text:p>3,4%</text:p>
          </table:table-cell>
          <table:table-cell table:formula="of:=[.A7]*[.$J$17]+[.$J$18]" office:value-type="float" office:value="51">
            <text:p>51</text:p>
          </table:table-cell>
          <table:table-cell table:formula="of:=[.I7]/1326" office:value-type="percentage" office:value="0.0384615384615385">
            <text:p>3,8%</text:p>
          </table:table-cell>
          <table:table-cell table:number-columns-repeated="16"/>
        </table:table-row>
        <table:table-row table:style-name="ro2">
          <table:table-cell office:value-type="float" office:value="4">
            <text:p>4</text:p>
          </table:table-cell>
          <table:table-cell table:style-name="ce5" office:value-type="string">
            <text:p>AJo KQo KTs QTs J9s T9s 98s 88</text:p>
          </table:table-cell>
          <table:table-cell table:formula="of:=pkrhepocketrangecount([.B8])" office:value-type="float" office:value="0">
            <text:p>#NAME?</text:p>
          </table:table-cell>
          <table:table-cell table:formula="of:=[.C8]/1326" office:value-type="percentage" office:value="0">
            <text:p>#NAME?</text:p>
          </table:table-cell>
          <table:table-cell table:formula="of:=[.E7]*[.$F$17]" office:value-type="float" office:value="18.183614850625">
            <text:p>18,18</text:p>
          </table:table-cell>
          <table:table-cell table:formula="of:=[.E8]/1326" office:value-type="percentage" office:value="0.0137131333715121">
            <text:p>1,4%</text:p>
          </table:table-cell>
          <table:table-cell table:formula="of:=[.A8]*[.$G$17]" office:value-type="float" office:value="60.2975">
            <text:p>60,3</text:p>
          </table:table-cell>
          <table:table-cell table:formula="of:=[.G8]/1326" office:value-type="percentage" office:value="0.0454732277526395">
            <text:p>4,5%</text:p>
          </table:table-cell>
          <table:table-cell table:formula="of:=[.A8]*[.$J$17]+[.$J$18]" office:value-type="float" office:value="62">
            <text:p>62</text:p>
          </table:table-cell>
          <table:table-cell table:formula="of:=[.I8]/1326" office:value-type="percentage" office:value="0.0467571644042232">
            <text:p>4,7%</text:p>
          </table:table-cell>
          <table:table-cell table:number-columns-repeated="16"/>
        </table:table-row>
        <table:table-row table:style-name="ro2">
          <table:table-cell office:value-type="float" office:value="5">
            <text:p>5</text:p>
          </table:table-cell>
          <table:table-cell table:style-name="ce6" office:value-type="string">
            <text:p>A9s A8s A7s A6s A5s A4s A3s A2s KJo QJo JTo Q9s T8s 97s 87s 77 76s 66 </text:p>
          </table:table-cell>
          <table:table-cell table:formula="of:=pkrhepocketrangecount([.B9])" office:value-type="float" office:value="0">
            <text:p>#NAME?</text:p>
          </table:table-cell>
          <table:table-cell table:formula="of:=[.C9]/1326" office:value-type="percentage" office:value="0">
            <text:p>#NAME?</text:p>
          </table:table-cell>
          <table:table-cell table:formula="of:=[.E8]*[.$F$17]" office:value-type="float" office:value="37.5491646665406">
            <text:p>37,55</text:p>
          </table:table-cell>
          <table:table-cell table:formula="of:=[.E9]/1326" office:value-type="percentage" office:value="0.0283176204121724">
            <text:p>2,8%</text:p>
          </table:table-cell>
          <table:table-cell table:formula="of:=[.A9]*[.$G$17]" office:value-type="float" office:value="75.371875">
            <text:p>75,37</text:p>
          </table:table-cell>
          <table:table-cell table:formula="of:=[.G9]/1326" office:value-type="percentage" office:value="0.0568415346907994">
            <text:p>5,7%</text:p>
          </table:table-cell>
          <table:table-cell table:formula="of:=[.A9]*[.$J$17]+[.$J$18]" office:value-type="float" office:value="73">
            <text:p>73</text:p>
          </table:table-cell>
          <table:table-cell table:formula="of:=[.I9]/1326" office:value-type="percentage" office:value="0.055052790346908">
            <text:p>5,5%</text:p>
          </table:table-cell>
          <table:table-cell table:number-columns-repeated="16"/>
        </table:table-row>
        <table:table-row table:style-name="ro2">
          <table:table-cell office:value-type="float" office:value="6">
            <text:p>6</text:p>
          </table:table-cell>
          <table:table-cell table:style-name="ce5" office:value-type="string">
            <text:p>ATo KTo QTo J8s 86s 75s 65s 55 54s</text:p>
          </table:table-cell>
          <table:table-cell table:formula="of:=pkrhepocketrangecount([.B10])" office:value-type="float" office:value="0">
            <text:p>#NAME?</text:p>
          </table:table-cell>
          <table:table-cell table:formula="of:=[.C10]/1326" office:value-type="percentage" office:value="0">
            <text:p>#NAME?</text:p>
          </table:table-cell>
          <table:table-cell table:formula="of:=[.E9]*[.$F$17]" office:value-type="float" office:value="77.5390250364064">
            <text:p>77,54</text:p>
          </table:table-cell>
          <table:table-cell table:formula="of:=[.E10]/1326" office:value-type="percentage" office:value="0.058475886151136">
            <text:p>5,8%</text:p>
          </table:table-cell>
          <table:table-cell table:formula="of:=[.A10]*[.$G$17]" office:value-type="float" office:value="90.44625">
            <text:p>90,45</text:p>
          </table:table-cell>
          <table:table-cell table:formula="of:=[.G10]/1326" office:value-type="percentage" office:value="0.0682098416289593">
            <text:p>6,8%</text:p>
          </table:table-cell>
          <table:table-cell table:formula="of:=[.A10]*[.$J$17]+[.$J$18]" office:value-type="float" office:value="84">
            <text:p>84</text:p>
          </table:table-cell>
          <table:table-cell table:formula="of:=[.I10]/1326" office:value-type="percentage" office:value="0.0633484162895928">
            <text:p>6,3%</text:p>
          </table:table-cell>
          <table:table-cell table:number-columns-repeated="16"/>
        </table:table-row>
        <table:table-row table:style-name="ro2">
          <table:table-cell office:value-type="float" office:value="7">
            <text:p>7</text:p>
          </table:table-cell>
          <table:table-cell table:style-name="ce6" office:value-type="string">
            <text:p>K9s K8s K7s K6s K5s K4s K3s K2s Q8s J9o T9o T7s 98o 64s 53s 44 43s 33 22 </text:p>
          </table:table-cell>
          <table:table-cell table:formula="of:=pkrhepocketrangecount([.B11])" office:value-type="float" office:value="0">
            <text:p>#NAME?</text:p>
          </table:table-cell>
          <table:table-cell table:formula="of:=[.C11]/1326" office:value-type="percentage" office:value="0">
            <text:p>#NAME?</text:p>
          </table:table-cell>
          <table:table-cell table:formula="of:=[.E10]*[.$F$17]" office:value-type="float" office:value="160.118086700179">
            <text:p>160,12</text:p>
          </table:table-cell>
          <table:table-cell table:formula="of:=[.E11]/1326" office:value-type="percentage" office:value="0.120752704902096">
            <text:p>12,1%</text:p>
          </table:table-cell>
          <table:table-cell table:formula="of:=[.A11]*[.$G$17]" office:value-type="float" office:value="105.520625">
            <text:p>105,52</text:p>
          </table:table-cell>
          <table:table-cell table:formula="of:=[.G11]/1326" office:value-type="percentage" office:value="0.0795781485671192">
            <text:p>8,0%</text:p>
          </table:table-cell>
          <table:table-cell table:formula="of:=[.A11]*[.$J$17]+[.$J$18]" office:value-type="float" office:value="95">
            <text:p>95</text:p>
          </table:table-cell>
          <table:table-cell table:formula="of:=[.I11]/1326" office:value-type="percentage" office:value="0.0716440422322775">
            <text:p>7,2%</text:p>
          </table:table-cell>
          <table:table-cell table:number-columns-repeated="16"/>
        </table:table-row>
        <table:table-row table:style-name="ro2">
          <table:table-cell office:value-type="float" office:value="8">
            <text:p>8</text:p>
          </table:table-cell>
          <table:table-cell table:style-name="ce6" office:value-type="string">
            <text:p>A9o K9o Q9o J8o J7s T8o 96s 87o 85s 76o 74s 65o 54o 42s 32s </text:p>
          </table:table-cell>
          <table:table-cell table:formula="of:=pkrhepocketrangecount([.B12])" office:value-type="float" office:value="0">
            <text:p>#NAME?</text:p>
          </table:table-cell>
          <table:table-cell table:formula="of:=[.C12]/1326" office:value-type="percentage" office:value="0">
            <text:p>#NAME?</text:p>
          </table:table-cell>
          <table:table-cell table:formula="of:=[.E11]*[.$F$17]" office:value-type="float" office:value="330.64384903587">
            <text:p>330,64</text:p>
          </table:table-cell>
          <table:table-cell table:formula="of:=[.E12]/1326" office:value-type="percentage" office:value="0.249354335622828">
            <text:p>24,9%</text:p>
          </table:table-cell>
          <table:table-cell table:formula="of:=[.A12]*[.$G$17]" office:value-type="float" office:value="120.595">
            <text:p>120,6</text:p>
          </table:table-cell>
          <table:table-cell table:formula="of:=[.G12]/1326" office:value-type="percentage" office:value="0.090946455505279">
            <text:p>9,1%</text:p>
          </table:table-cell>
          <table:table-cell table:formula="of:=[.A12]*[.$J$17]+[.$J$18]" office:value-type="float" office:value="106">
            <text:p>106</text:p>
          </table:table-cell>
          <table:table-cell table:formula="of:=[.I12]/1326" office:value-type="percentage" office:value="0.0799396681749623">
            <text:p>8,0%</text:p>
          </table:table-cell>
          <table:table-cell table:number-columns-repeated="16"/>
        </table:table-row>
        <table:table-row table:style-name="ro2">
          <table:table-cell office:value-type="float" office:value="9">
            <text:p>9</text:p>
          </table:table-cell>
          <table:table-cell table:style-name="ce5" office:value-type="string">
            <text:p>Rest</text:p>
          </table:table-cell>
          <table:table-cell table:formula="of:=1326-[.C14]" office:value-type="float" office:value="0">
            <text:p>#NAME?</text:p>
          </table:table-cell>
          <table:table-cell table:formula="of:=[.C13]/1326" office:value-type="percentage" office:value="0">
            <text:p>#NAME?</text:p>
          </table:table-cell>
          <table:table-cell table:formula="of:=[.E12]*[.$F$17]" office:value-type="float" office:value="682.779548259071">
            <text:p>682,78</text:p>
          </table:table-cell>
          <table:table-cell table:formula="of:=[.E13]/1326" office:value-type="percentage" office:value="0.51491670306114">
            <text:p>51,5%</text:p>
          </table:table-cell>
          <table:table-cell/>
          <table:table-cell table:formula="of:=[.G13]/1326" office:value-type="percentage" office:value="0">
            <text:p>0,0%</text:p>
          </table:table-cell>
          <table:table-cell/>
          <table:table-cell table:formula="of:=[.I13]/1326" office:value-type="percentage" office:value="0">
            <text:p>0,0%</text:p>
          </table:table-cell>
          <table:table-cell table:number-columns-repeated="16"/>
        </table:table-row>
        <table:table-row table:style-name="ro2">
          <table:table-cell table:style-name="ce4" table:number-columns-repeated="2"/>
          <table:table-cell table:style-name="ce3" table:formula="of:=SUM([.C5:.C12])" office:value-type="float" office:value="0">
            <text:p>#NAME?</text:p>
          </table:table-cell>
          <table:table-cell table:style-name="ce8" table:formula="of:=[.C14]/9/1326" office:value-type="percentage" office:value="0">
            <text:p>#NAME?</text:p>
          </table:table-cell>
          <table:table-cell table:formula="of:=SUM([.E5:.E13])" office:value-type="float" office:value="1321.94813817369">
            <text:p>1321,95</text:p>
          </table:table-cell>
          <table:table-cell table:style-name="ce8" table:formula="of:=[.E14]/9/1326" office:value-type="percentage" office:value="0.110771588585025">
            <text:p>11,1%</text:p>
          </table:table-cell>
          <table:table-cell table:formula="of:=SUM([.G5:.G13])" office:value-type="float" office:value="542.6775">
            <text:p>542,68</text:p>
          </table:table-cell>
          <table:table-cell table:style-name="ce8" table:formula="of:=[.G14]/9/1326" office:value-type="percentage" office:value="0.0454732277526395">
            <text:p>4,5%</text:p>
          </table:table-cell>
          <table:table-cell table:formula="of:=SUM([.I5:.I13])" office:value-type="float" office:value="540">
            <text:p>540</text:p>
          </table:table-cell>
          <table:table-cell table:style-name="ce8" table:formula="of:=[.I14]/9/1326" office:value-type="percentage" office:value="0.0452488687782805">
            <text:p>4,5%</text:p>
          </table:table-cell>
          <table:table-cell table:number-columns-repeated="16"/>
        </table:table-row>
        <table:table-row table:style-name="ro2">
          <table:table-cell table:style-name="Default"/>
          <table:table-cell/>
          <table:table-cell table:style-name="Default" table:number-columns-repeated="8"/>
          <table:table-cell table:number-columns-repeated="16"/>
        </table:table-row>
        <table:table-row table:style-name="ro2">
          <table:table-cell table:style-name="Default"/>
          <table:table-cell>
            <draw:frame table:end-cell-address="skl.D35" table:end-x="0.685cm" table:end-y="0.29cm" draw:z-index="0" draw:style-name="gr1" svg:width="16.076cm" svg:height="8.851cm" svg:x="0.05cm" svg:y="0.019cm">
              <draw:object draw:notify-on-update-of-ranges="skl.A5:skl.A12 skl.D4:skl.D4 skl.D5:skl.D12 skl.F4:skl.F4 skl.F5:skl.F12 skl.H4:skl.H4 skl.H5:skl.H12 skl.J4:skl.J4 skl.J5:skl.J12" xlink:href="./Object 1" xlink:type="simple" xlink:show="embed" xlink:actuate="onLoad"/>
              <draw:image xlink:href="./ObjectReplacements/Object 1" xlink:type="simple" xlink:show="embed" xlink:actuate="onLoad"/>
            </draw:frame>
          </table:table-cell>
          <table:table-cell table:style-name="Default" table:number-columns-repeated="8"/>
          <table:table-cell table:number-columns-repeated="16"/>
        </table:table-row>
        <table:table-row table:style-name="ro2">
          <table:table-cell table:style-name="Default"/>
          <table:table-cell/>
          <table:table-cell table:style-name="Default" table:number-columns-repeated="2"/>
          <table:table-cell table:style-name="Default" office:value-type="string">
            <text:p>a</text:p>
          </table:table-cell>
          <table:table-cell table:style-name="Default" office:value-type="float" office:value="2.065">
            <text:p>2,07</text:p>
          </table:table-cell>
          <table:table-cell table:style-name="Default" table:formula="of:=542/64*1.78" office:value-type="float" office:value="15.074375">
            <text:p>15,07</text:p>
          </table:table-cell>
          <table:table-cell table:style-name="Default"/>
          <table:table-cell table:style-name="Default" office:value-type="string">
            <text:p>K</text:p>
          </table:table-cell>
          <table:table-cell table:style-name="Default" office:value-type="float" office:value="11">
            <text:p>11</text:p>
          </table:table-cell>
          <table:table-cell table:number-columns-repeated="16"/>
        </table:table-row>
        <table:table-row table:style-name="ro2">
          <table:table-cell table:style-name="Default"/>
          <table:table-cell/>
          <table:table-cell table:style-name="Default" table:number-columns-repeated="2"/>
          <table:table-cell table:style-name="Default" office:value-type="string">
            <text:p>A^9-1</text:p>
          </table:table-cell>
          <table:table-cell table:style-name="Default" table:formula="of:=POWER([.F17];9)" office:value-type="float" office:value="682.779548259072">
            <text:p>682,78</text:p>
          </table:table-cell>
          <table:table-cell table:style-name="Default" table:number-columns-repeated="2"/>
          <table:table-cell table:style-name="Default" office:value-type="string">
            <text:p>B</text:p>
          </table:table-cell>
          <table:table-cell table:style-name="Default" office:value-type="float" office:value="18">
            <text:p>18</text:p>
          </table:table-cell>
          <table:table-cell table:number-columns-repeated="16"/>
        </table:table-row>
        <table:table-row table:style-name="ro2">
          <table:table-cell table:style-name="Default"/>
          <table:table-cell/>
          <table:table-cell table:style-name="Default" table:number-columns-repeated="2"/>
          <table:table-cell table:style-name="Default" office:value-type="string">
            <text:p>1326ln(a)</text:p>
          </table:table-cell>
          <table:table-cell table:style-name="Default" table:formula="of:=LN([.F17])*1326" office:value-type="float" office:value="961.522680223633">
            <text:p>961,52</text:p>
          </table:table-cell>
          <table:table-cell table:style-name="Default" table:number-columns-repeated="4"/>
          <table:table-cell table:number-columns-repeated="16"/>
        </table:table-row>
      </table:table>
      <table:table table:name="ney pf" table:style-name="ta1" table:print="false">
        <office:forms form:automatic-focus="false" form:apply-design-mode="false"/>
        <table:table-column table:style-name="co20" table:default-cell-style-name="ce12"/>
        <table:table-column-group table:display="false">
          <table:table-column table:style-name="co21" table:visibility="collapse" table:default-cell-style-name="Default"/>
          <table:table-column table:style-name="co22" table:visibility="collapse" table:default-cell-style-name="Default"/>
          <table:table-column table:style-name="co23" table:visibility="collapse" table:default-cell-style-name="ce16"/>
        </table:table-column-group>
        <table:table-column-group table:display="false">
          <table:table-column table:style-name="co24" table:visibility="collapse" table:default-cell-style-name="Default"/>
          <table:table-column table:style-name="co25" table:visibility="collapse" table:default-cell-style-name="Default"/>
          <table:table-column table:style-name="co23" table:visibility="collapse" table:default-cell-style-name="ce16"/>
        </table:table-column-group>
        <table:table-column-group table:display="false">
          <table:table-column table:style-name="co26" table:visibility="collapse" table:default-cell-style-name="Default"/>
          <table:table-column table:style-name="co25" table:visibility="collapse" table:default-cell-style-name="Default"/>
          <table:table-column table:style-name="co23" table:visibility="collapse" table:default-cell-style-name="ce16"/>
        </table:table-column-group>
        <table:table-column-group>
          <table:table-column table:style-name="co24" table:default-cell-style-name="Default"/>
          <table:table-column table:style-name="co25" table:default-cell-style-name="Default"/>
          <table:table-column table:style-name="co23" table:default-cell-style-name="ce16"/>
        </table:table-column-group>
        <table:table-column table:style-name="co27" table:default-cell-style-name="Default"/>
        <table:table-column table:style-name="co28" table:default-cell-style-name="Default"/>
        <table:table-column table:style-name="co29" table:default-cell-style-name="Default"/>
        <table:table-column table:style-name="co30" table:number-columns-repeated="3" table:default-cell-style-name="Default"/>
        <table:table-column table:style-name="co19" table:number-columns-repeated="3" table:default-cell-style-name="Default"/>
        <table:table-row table:style-name="ro2">
          <table:table-cell table:style-name="Default"/>
          <table:table-cell table:style-name="ce13" office:value-type="string">
            <text:p>Neytiri 1.0</text:p>
          </table:table-cell>
          <table:table-cell table:style-name="ce13"/>
          <table:table-cell table:number-columns-repeated="4"/>
          <table:table-cell table:style-name="ce14" office:value-type="string">
            <text:p>Neytiri 1.1</text:p>
          </table:table-cell>
          <table:table-cell table:number-columns-repeated="5"/>
          <table:table-cell table:style-name="ce14" office:value-type="string">
            <text:p>Neytiri total</text:p>
          </table:table-cell>
          <table:table-cell table:number-columns-repeated="8"/>
        </table:table-row>
        <table:table-row table:style-name="ro2">
          <table:table-cell table:style-name="Default"/>
          <table:table-cell table:style-name="ce13" office:value-type="string">
            <text:p>Pos 0</text:p>
          </table:table-cell>
          <table:table-cell table:style-name="ce13"/>
          <table:table-cell/>
          <table:table-cell table:style-name="ce14" office:value-type="string">
            <text:p>Pos 1</text:p>
          </table:table-cell>
          <table:table-cell table:number-columns-repeated="2"/>
          <table:table-cell table:style-name="ce13" office:value-type="string">
            <text:p>Pos 0</text:p>
          </table:table-cell>
          <table:table-cell table:style-name="ce13"/>
          <table:table-cell/>
          <table:table-cell table:style-name="ce14" office:value-type="string">
            <text:p>Pos 1</text:p>
          </table:table-cell>
          <table:table-cell table:number-columns-repeated="2"/>
          <table:table-cell table:style-name="ce13" office:value-type="string">
            <text:p>Pos 0</text:p>
          </table:table-cell>
          <table:table-cell table:style-name="ce13"/>
          <table:table-cell table:style-name="ce16"/>
          <table:table-cell table:style-name="ce14" office:value-type="string">
            <text:p>Pos 1</text:p>
          </table:table-cell>
          <table:table-cell/>
          <table:table-cell table:style-name="ce16"/>
          <table:table-cell table:style-name="ce14" office:value-type="string">
            <text:p>Neytiri av. corrected</text:p>
          </table:table-cell>
          <table:table-cell table:style-name="ce14"/>
          <table:table-cell/>
        </table:table-row>
        <table:table-row table:style-name="ro2">
          <table:table-cell table:style-name="ce11" office:value-type="string">
            <text:p>Pocket</text:p>
          </table:table-cell>
          <table:table-cell table:style-name="ce14" office:value-type="string">
            <text:p>Count</text:p>
          </table:table-cell>
          <table:table-cell table:style-name="ce14" office:value-type="string">
            <text:p>Total</text:p>
          </table:table-cell>
          <table:table-cell table:style-name="ce17" office:value-type="string">
            <text:p>Av.</text:p>
          </table:table-cell>
          <table:table-cell table:style-name="ce14" office:value-type="string">
            <text:p>Count</text:p>
          </table:table-cell>
          <table:table-cell table:style-name="ce14" office:value-type="string">
            <text:p>Total</text:p>
          </table:table-cell>
          <table:table-cell table:style-name="ce17" office:value-type="string">
            <text:p>Av.</text:p>
          </table:table-cell>
          <table:table-cell table:style-name="ce14" office:value-type="string">
            <text:p>Count</text:p>
          </table:table-cell>
          <table:table-cell table:style-name="ce14" office:value-type="string">
            <text:p>Total</text:p>
          </table:table-cell>
          <table:table-cell table:style-name="ce17" office:value-type="string">
            <text:p>Av.</text:p>
          </table:table-cell>
          <table:table-cell table:style-name="ce14" office:value-type="string">
            <text:p>Count</text:p>
          </table:table-cell>
          <table:table-cell table:style-name="ce14" office:value-type="string">
            <text:p>Total</text:p>
          </table:table-cell>
          <table:table-cell table:style-name="ce17" office:value-type="string">
            <text:p>Av.</text:p>
          </table:table-cell>
          <table:table-cell table:style-name="ce14" office:value-type="string">
            <text:p>Count</text:p>
          </table:table-cell>
          <table:table-cell table:style-name="ce14" office:value-type="string">
            <text:p>Total</text:p>
          </table:table-cell>
          <table:table-cell table:style-name="ce17" office:value-type="string">
            <text:p>Av.</text:p>
          </table:table-cell>
          <table:table-cell table:style-name="ce14" office:value-type="string">
            <text:p>Count</text:p>
          </table:table-cell>
          <table:table-cell table:style-name="ce14" office:value-type="string">
            <text:p>Total</text:p>
          </table:table-cell>
          <table:table-cell table:style-name="ce17" office:value-type="string">
            <text:p>Av.</text:p>
          </table:table-cell>
          <table:table-cell table:style-name="ce14" office:value-type="string">
            <text:p>Pos 0</text:p>
          </table:table-cell>
          <table:table-cell table:style-name="ce14" office:value-type="string">
            <text:p>Pos 1</text:p>
          </table:table-cell>
          <table:table-cell/>
        </table:table-row>
        <table:table-row table:style-name="ro2">
          <table:table-cell office:value-type="string">
            <text:p>AA</text:p>
          </table:table-cell>
          <table:table-cell table:style-name="ce15" office:value-type="float" office:value="872">
            <text:p>872</text:p>
          </table:table-cell>
          <table:table-cell table:style-name="ce15" office:value-type="float" office:value="3572">
            <text:p>3572</text:p>
          </table:table-cell>
          <table:table-cell table:formula="of:=[.C4]/[.B4]" office:value-type="float" office:value="4.09633027522936">
            <text:p>4,10</text:p>
          </table:table-cell>
          <table:table-cell table:style-name="ce15" office:value-type="float" office:value="833">
            <text:p>833</text:p>
          </table:table-cell>
          <table:table-cell table:style-name="ce15" office:value-type="float" office:value="2894">
            <text:p>2894</text:p>
          </table:table-cell>
          <table:table-cell table:formula="of:=[.F4]/[.E4]" office:value-type="float" office:value="3.47418967587035">
            <text:p>3,47</text:p>
          </table:table-cell>
          <table:table-cell table:style-name="ce15" office:value-type="float" office:value="1705">
            <text:p>1705</text:p>
          </table:table-cell>
          <table:table-cell table:style-name="ce15" office:value-type="float" office:value="6422">
            <text:p>6422</text:p>
          </table:table-cell>
          <table:table-cell table:formula="of:=[.I4]/[.H4]" office:value-type="float" office:value="3.76656891495601">
            <text:p>3,77</text:p>
          </table:table-cell>
          <table:table-cell table:style-name="ce15" office:value-type="float" office:value="1746">
            <text:p>1746</text:p>
          </table:table-cell>
          <table:table-cell table:style-name="ce15" office:value-type="float" office:value="6997.5">
            <text:p>6998</text:p>
          </table:table-cell>
          <table:table-cell table:formula="of:=[.L4]/[.K4]" office:value-type="float" office:value="4.00773195876289">
            <text:p>4,01</text:p>
          </table:table-cell>
          <table:table-cell table:formula="of:=[.B4]+[.H4]" office:value-type="float" office:value="2577">
            <text:p>2577</text:p>
          </table:table-cell>
          <table:table-cell table:formula="of:=[.C4]+[.I4]" office:value-type="float" office:value="9994">
            <text:p>9994</text:p>
          </table:table-cell>
          <table:table-cell table:style-name="ce16" table:formula="of:=[.O4]/[.N4]" office:value-type="float" office:value="3.87815289095848">
            <text:p>3,88</text:p>
          </table:table-cell>
          <table:table-cell table:formula="of:=[.E4]+[.K4]" office:value-type="float" office:value="2579">
            <text:p>2579</text:p>
          </table:table-cell>
          <table:table-cell table:formula="of:=[.F4]+[.L4]" office:value-type="float" office:value="9891.5">
            <text:p>9891,5</text:p>
          </table:table-cell>
          <table:table-cell table:style-name="ce16" table:formula="of:=[.R4]/[.Q4]" office:value-type="float" office:value="3.83540131834044">
            <text:p>3,84</text:p>
          </table:table-cell>
          <table:table-cell table:style-name="ce16" table:formula="of:=[.P4]" office:value-type="float" office:value="3.87815289095848">
            <text:p>3,88</text:p>
          </table:table-cell>
          <table:table-cell table:style-name="ce16" table:formula="of:=[.S4]" office:value-type="float" office:value="3.83540131834044">
            <text:p>3,84</text:p>
          </table:table-cell>
          <table:table-cell/>
        </table:table-row>
        <table:table-row table:style-name="ro2">
          <table:table-cell office:value-type="string">
            <text:p>KK</text:p>
          </table:table-cell>
          <table:table-cell table:style-name="ce15" office:value-type="float" office:value="922">
            <text:p>922</text:p>
          </table:table-cell>
          <table:table-cell table:style-name="ce15" office:value-type="float" office:value="3298">
            <text:p>3298</text:p>
          </table:table-cell>
          <table:table-cell table:formula="of:=[.C5]/[.B5]" office:value-type="float" office:value="3.57700650759219">
            <text:p>3,58</text:p>
          </table:table-cell>
          <table:table-cell table:style-name="ce15" office:value-type="float" office:value="852">
            <text:p>852</text:p>
          </table:table-cell>
          <table:table-cell table:style-name="ce15" office:value-type="float" office:value="2987">
            <text:p>2987</text:p>
          </table:table-cell>
          <table:table-cell table:formula="of:=[.F5]/[.E5]" office:value-type="float" office:value="3.50586854460094">
            <text:p>3,51</text:p>
          </table:table-cell>
          <table:table-cell table:style-name="ce15" office:value-type="float" office:value="1795">
            <text:p>1795</text:p>
          </table:table-cell>
          <table:table-cell table:style-name="ce15" office:value-type="float" office:value="6139">
            <text:p>6139</text:p>
          </table:table-cell>
          <table:table-cell table:formula="of:=[.I5]/[.H5]" office:value-type="float" office:value="3.42005571030641">
            <text:p>3,42</text:p>
          </table:table-cell>
          <table:table-cell table:style-name="ce15" office:value-type="float" office:value="1681">
            <text:p>1681</text:p>
          </table:table-cell>
          <table:table-cell table:style-name="ce15" office:value-type="float" office:value="5212">
            <text:p>5212</text:p>
          </table:table-cell>
          <table:table-cell table:formula="of:=[.L5]/[.K5]" office:value-type="float" office:value="3.10053539559786">
            <text:p>3,10</text:p>
          </table:table-cell>
          <table:table-cell table:formula="of:=[.B5]+[.H5]" office:value-type="float" office:value="2717">
            <text:p>2717</text:p>
          </table:table-cell>
          <table:table-cell table:formula="of:=[.C5]+[.I5]" office:value-type="float" office:value="9437">
            <text:p>9437</text:p>
          </table:table-cell>
          <table:table-cell table:style-name="ce16" table:formula="of:=[.O5]/[.N5]" office:value-type="float" office:value="3.47331615752668">
            <text:p>3,47</text:p>
          </table:table-cell>
          <table:table-cell table:formula="of:=[.E5]+[.K5]" office:value-type="float" office:value="2533">
            <text:p>2533</text:p>
          </table:table-cell>
          <table:table-cell table:formula="of:=[.F5]+[.L5]" office:value-type="float" office:value="8199">
            <text:p>8199</text:p>
          </table:table-cell>
          <table:table-cell table:style-name="ce16" table:formula="of:=[.R5]/[.Q5]" office:value-type="float" office:value="3.23687327279905">
            <text:p>3,24</text:p>
          </table:table-cell>
          <table:table-cell table:style-name="ce16" table:formula="of:=[.P5]" office:value-type="float" office:value="3.47331615752668">
            <text:p>3,47</text:p>
          </table:table-cell>
          <table:table-cell table:style-name="ce16" table:formula="of:=[.S5]" office:value-type="float" office:value="3.23687327279905">
            <text:p>3,24</text:p>
          </table:table-cell>
          <table:table-cell/>
        </table:table-row>
        <table:table-row table:style-name="ro2">
          <table:table-cell office:value-type="string">
            <text:p>QQ</text:p>
          </table:table-cell>
          <table:table-cell table:style-name="ce15" office:value-type="float" office:value="898">
            <text:p>898</text:p>
          </table:table-cell>
          <table:table-cell table:style-name="ce15" office:value-type="float" office:value="2560">
            <text:p>2560</text:p>
          </table:table-cell>
          <table:table-cell table:formula="of:=[.C6]/[.B6]" office:value-type="float" office:value="2.85077951002227">
            <text:p>2,85</text:p>
          </table:table-cell>
          <table:table-cell table:style-name="ce15" office:value-type="float" office:value="855">
            <text:p>855</text:p>
          </table:table-cell>
          <table:table-cell table:style-name="ce15" office:value-type="float" office:value="2613">
            <text:p>2613</text:p>
          </table:table-cell>
          <table:table-cell table:formula="of:=[.F6]/[.E6]" office:value-type="float" office:value="3.05614035087719">
            <text:p>3,06</text:p>
          </table:table-cell>
          <table:table-cell table:style-name="ce15" office:value-type="float" office:value="1769">
            <text:p>1769</text:p>
          </table:table-cell>
          <table:table-cell table:style-name="ce15" office:value-type="float" office:value="4921">
            <text:p>4921</text:p>
          </table:table-cell>
          <table:table-cell table:formula="of:=[.I6]/[.H6]" office:value-type="float" office:value="2.78179762577728">
            <text:p>2,78</text:p>
          </table:table-cell>
          <table:table-cell table:style-name="ce15" office:value-type="float" office:value="1698">
            <text:p>1698</text:p>
          </table:table-cell>
          <table:table-cell table:style-name="ce15" office:value-type="float" office:value="5155.5">
            <text:p>5156</text:p>
          </table:table-cell>
          <table:table-cell table:formula="of:=[.L6]/[.K6]" office:value-type="float" office:value="3.03621908127208">
            <text:p>3,04</text:p>
          </table:table-cell>
          <table:table-cell table:formula="of:=[.B6]+[.H6]" office:value-type="float" office:value="2667">
            <text:p>2667</text:p>
          </table:table-cell>
          <table:table-cell table:formula="of:=[.C6]+[.I6]" office:value-type="float" office:value="7481">
            <text:p>7481</text:p>
          </table:table-cell>
          <table:table-cell table:style-name="ce16" table:formula="of:=[.O6]/[.N6]" office:value-type="float" office:value="2.80502437195351">
            <text:p>2,81</text:p>
          </table:table-cell>
          <table:table-cell table:formula="of:=[.E6]+[.K6]" office:value-type="float" office:value="2553">
            <text:p>2553</text:p>
          </table:table-cell>
          <table:table-cell table:formula="of:=[.F6]+[.L6]" office:value-type="float" office:value="7768.5">
            <text:p>7768,5</text:p>
          </table:table-cell>
          <table:table-cell table:style-name="ce16" table:formula="of:=[.R6]/[.Q6]" office:value-type="float" office:value="3.04289071680376">
            <text:p>3,04</text:p>
          </table:table-cell>
          <table:table-cell table:style-name="ce16" table:formula="of:=[.P6]" office:value-type="float" office:value="2.80502437195351">
            <text:p>2,81</text:p>
          </table:table-cell>
          <table:table-cell table:style-name="ce16" table:formula="of:=[.S6]" office:value-type="float" office:value="3.04289071680376">
            <text:p>3,04</text:p>
          </table:table-cell>
          <table:table-cell/>
        </table:table-row>
        <table:table-row table:style-name="ro2">
          <table:table-cell office:value-type="string">
            <text:p>JJ</text:p>
          </table:table-cell>
          <table:table-cell table:style-name="ce15" office:value-type="float" office:value="881">
            <text:p>881</text:p>
          </table:table-cell>
          <table:table-cell table:style-name="ce15" office:value-type="float" office:value="2592">
            <text:p>2592</text:p>
          </table:table-cell>
          <table:table-cell table:formula="of:=[.C7]/[.B7]" office:value-type="float" office:value="2.94211123723042">
            <text:p>2,94</text:p>
          </table:table-cell>
          <table:table-cell table:style-name="ce15" office:value-type="float" office:value="823">
            <text:p>823</text:p>
          </table:table-cell>
          <table:table-cell table:style-name="ce15" office:value-type="float" office:value="2170.5">
            <text:p>2171</text:p>
          </table:table-cell>
          <table:table-cell table:formula="of:=[.F7]/[.E7]" office:value-type="float" office:value="2.63730255164034">
            <text:p>2,64</text:p>
          </table:table-cell>
          <table:table-cell table:style-name="ce15" office:value-type="float" office:value="1673">
            <text:p>1673</text:p>
          </table:table-cell>
          <table:table-cell table:style-name="ce15" office:value-type="float" office:value="4110">
            <text:p>4110</text:p>
          </table:table-cell>
          <table:table-cell table:formula="of:=[.I7]/[.H7]" office:value-type="float" office:value="2.4566646742379">
            <text:p>2,46</text:p>
          </table:table-cell>
          <table:table-cell table:style-name="ce15" office:value-type="float" office:value="1711">
            <text:p>1711</text:p>
          </table:table-cell>
          <table:table-cell table:style-name="ce15" office:value-type="float" office:value="4453">
            <text:p>4453</text:p>
          </table:table-cell>
          <table:table-cell table:formula="of:=[.L7]/[.K7]" office:value-type="float" office:value="2.60257159555815">
            <text:p>2,60</text:p>
          </table:table-cell>
          <table:table-cell table:formula="of:=[.B7]+[.H7]" office:value-type="float" office:value="2554">
            <text:p>2554</text:p>
          </table:table-cell>
          <table:table-cell table:formula="of:=[.C7]+[.I7]" office:value-type="float" office:value="6702">
            <text:p>6702</text:p>
          </table:table-cell>
          <table:table-cell table:style-name="ce16" table:formula="of:=[.O7]/[.N7]" office:value-type="float" office:value="2.62411902897416">
            <text:p>2,62</text:p>
          </table:table-cell>
          <table:table-cell table:formula="of:=[.E7]+[.K7]" office:value-type="float" office:value="2534">
            <text:p>2534</text:p>
          </table:table-cell>
          <table:table-cell table:formula="of:=[.F7]+[.L7]" office:value-type="float" office:value="6623.5">
            <text:p>6623,5</text:p>
          </table:table-cell>
          <table:table-cell table:style-name="ce16" table:formula="of:=[.R7]/[.Q7]" office:value-type="float" office:value="2.61385161799526">
            <text:p>2,61</text:p>
          </table:table-cell>
          <table:table-cell table:style-name="ce16" table:formula="of:=[.P7]" office:value-type="float" office:value="2.62411902897416">
            <text:p>2,62</text:p>
          </table:table-cell>
          <table:table-cell table:style-name="ce16" table:formula="of:=[.S7]" office:value-type="float" office:value="2.61385161799526">
            <text:p>2,61</text:p>
          </table:table-cell>
          <table:table-cell/>
        </table:table-row>
        <table:table-row table:style-name="ro2">
          <table:table-cell office:value-type="string">
            <text:p>TT</text:p>
          </table:table-cell>
          <table:table-cell table:style-name="ce15" office:value-type="float" office:value="881">
            <text:p>881</text:p>
          </table:table-cell>
          <table:table-cell table:style-name="ce15" office:value-type="float" office:value="2239">
            <text:p>2239</text:p>
          </table:table-cell>
          <table:table-cell table:formula="of:=[.C8]/[.B8]" office:value-type="float" office:value="2.54143019296254">
            <text:p>2,54</text:p>
          </table:table-cell>
          <table:table-cell table:style-name="ce15" office:value-type="float" office:value="885">
            <text:p>885</text:p>
          </table:table-cell>
          <table:table-cell table:style-name="ce15" office:value-type="float" office:value="2128.5">
            <text:p>2129</text:p>
          </table:table-cell>
          <table:table-cell table:formula="of:=[.F8]/[.E8]" office:value-type="float" office:value="2.40508474576271">
            <text:p>2,41</text:p>
          </table:table-cell>
          <table:table-cell table:style-name="ce15" office:value-type="float" office:value="1752">
            <text:p>1752</text:p>
          </table:table-cell>
          <table:table-cell table:style-name="ce15" office:value-type="float" office:value="4650">
            <text:p>4650</text:p>
          </table:table-cell>
          <table:table-cell table:formula="of:=[.I8]/[.H8]" office:value-type="float" office:value="2.6541095890411">
            <text:p>2,65</text:p>
          </table:table-cell>
          <table:table-cell table:style-name="ce15" office:value-type="float" office:value="1774">
            <text:p>1774</text:p>
          </table:table-cell>
          <table:table-cell table:style-name="ce15" office:value-type="float" office:value="3735.5">
            <text:p>3736</text:p>
          </table:table-cell>
          <table:table-cell table:formula="of:=[.L8]/[.K8]" office:value-type="float" office:value="2.10569334836528">
            <text:p>2,11</text:p>
          </table:table-cell>
          <table:table-cell table:formula="of:=[.B8]+[.H8]" office:value-type="float" office:value="2633">
            <text:p>2633</text:p>
          </table:table-cell>
          <table:table-cell table:formula="of:=[.C8]+[.I8]" office:value-type="float" office:value="6889">
            <text:p>6889</text:p>
          </table:table-cell>
          <table:table-cell table:style-name="ce16" table:formula="of:=[.O8]/[.N8]" office:value-type="float" office:value="2.61640714014432">
            <text:p>2,62</text:p>
          </table:table-cell>
          <table:table-cell table:formula="of:=[.E8]+[.K8]" office:value-type="float" office:value="2659">
            <text:p>2659</text:p>
          </table:table-cell>
          <table:table-cell table:formula="of:=[.F8]+[.L8]" office:value-type="float" office:value="5864">
            <text:p>5864</text:p>
          </table:table-cell>
          <table:table-cell table:style-name="ce16" table:formula="of:=[.R8]/[.Q8]" office:value-type="float" office:value="2.20534035351636">
            <text:p>2,21</text:p>
          </table:table-cell>
          <table:table-cell table:style-name="ce16" table:formula="of:=[.P8]-0.1" office:value-type="float" office:value="2.51640714014432">
            <text:p>2,52</text:p>
          </table:table-cell>
          <table:table-cell table:style-name="ce16" table:formula="of:=[.S8]" office:value-type="float" office:value="2.20534035351636">
            <text:p>2,21</text:p>
          </table:table-cell>
          <table:table-cell office:value-type="string">
            <text:p>p0 corrected to be &lt; JJ</text:p>
          </table:table-cell>
        </table:table-row>
        <table:table-row table:style-name="ro2">
          <table:table-cell office:value-type="float" office:value="99">
            <text:p>99</text:p>
          </table:table-cell>
          <table:table-cell table:style-name="ce15" office:value-type="float" office:value="843">
            <text:p>843</text:p>
          </table:table-cell>
          <table:table-cell table:style-name="ce15" office:value-type="float" office:value="1561">
            <text:p>1561</text:p>
          </table:table-cell>
          <table:table-cell table:formula="of:=[.C9]/[.B9]" office:value-type="float" office:value="1.85172004744958">
            <text:p>1,85</text:p>
          </table:table-cell>
          <table:table-cell table:style-name="ce15" office:value-type="float" office:value="867">
            <text:p>867</text:p>
          </table:table-cell>
          <table:table-cell table:style-name="ce15" office:value-type="float" office:value="1372.5">
            <text:p>1373</text:p>
          </table:table-cell>
          <table:table-cell table:formula="of:=[.F9]/[.E9]" office:value-type="float" office:value="1.58304498269896">
            <text:p>1,58</text:p>
          </table:table-cell>
          <table:table-cell table:style-name="ce15" office:value-type="float" office:value="1634">
            <text:p>1634</text:p>
          </table:table-cell>
          <table:table-cell table:style-name="ce15" office:value-type="float" office:value="3624">
            <text:p>3624</text:p>
          </table:table-cell>
          <table:table-cell table:formula="of:=[.I9]/[.H9]" office:value-type="float" office:value="2.21787025703794">
            <text:p>2,22</text:p>
          </table:table-cell>
          <table:table-cell table:style-name="ce15" office:value-type="float" office:value="1763">
            <text:p>1763</text:p>
          </table:table-cell>
          <table:table-cell table:style-name="ce15" office:value-type="float" office:value="2992.5">
            <text:p>2993</text:p>
          </table:table-cell>
          <table:table-cell table:formula="of:=[.L9]/[.K9]" office:value-type="float" office:value="1.69739081111741">
            <text:p>1,70</text:p>
          </table:table-cell>
          <table:table-cell table:formula="of:=[.B9]+[.H9]" office:value-type="float" office:value="2477">
            <text:p>2477</text:p>
          </table:table-cell>
          <table:table-cell table:formula="of:=[.C9]+[.I9]" office:value-type="float" office:value="5185">
            <text:p>5185</text:p>
          </table:table-cell>
          <table:table-cell table:style-name="ce16" table:formula="of:=[.O9]/[.N9]" office:value-type="float" office:value="2.09325797335486">
            <text:p>2,09</text:p>
          </table:table-cell>
          <table:table-cell table:formula="of:=[.E9]+[.K9]" office:value-type="float" office:value="2630">
            <text:p>2630</text:p>
          </table:table-cell>
          <table:table-cell table:formula="of:=[.F9]+[.L9]" office:value-type="float" office:value="4365">
            <text:p>4365</text:p>
          </table:table-cell>
          <table:table-cell table:style-name="ce16" table:formula="of:=[.R9]/[.Q9]" office:value-type="float" office:value="1.65969581749049">
            <text:p>1,66</text:p>
          </table:table-cell>
          <table:table-cell table:style-name="ce16" table:formula="of:=[.P9]" office:value-type="float" office:value="2.09325797335486">
            <text:p>2,09</text:p>
          </table:table-cell>
          <table:table-cell table:style-name="ce16" table:formula="of:=[.S9]" office:value-type="float" office:value="1.65969581749049">
            <text:p>1,66</text:p>
          </table:table-cell>
          <table:table-cell/>
        </table:table-row>
        <table:table-row table:style-name="ro2">
          <table:table-cell office:value-type="float" office:value="88">
            <text:p>88</text:p>
          </table:table-cell>
          <table:table-cell table:style-name="ce15" office:value-type="float" office:value="928">
            <text:p>928</text:p>
          </table:table-cell>
          <table:table-cell table:style-name="ce15" office:value-type="float" office:value="1545">
            <text:p>1545</text:p>
          </table:table-cell>
          <table:table-cell table:formula="of:=[.C10]/[.B10]" office:value-type="float" office:value="1.66487068965517">
            <text:p>1,66</text:p>
          </table:table-cell>
          <table:table-cell table:style-name="ce15" office:value-type="float" office:value="912">
            <text:p>912</text:p>
          </table:table-cell>
          <table:table-cell table:style-name="ce15" office:value-type="float" office:value="1464.5">
            <text:p>1465</text:p>
          </table:table-cell>
          <table:table-cell table:formula="of:=[.F10]/[.E10]" office:value-type="float" office:value="1.60581140350877">
            <text:p>1,61</text:p>
          </table:table-cell>
          <table:table-cell table:style-name="ce15" office:value-type="float" office:value="1752">
            <text:p>1752</text:p>
          </table:table-cell>
          <table:table-cell table:style-name="ce15" office:value-type="float" office:value="3215">
            <text:p>3215</text:p>
          </table:table-cell>
          <table:table-cell table:formula="of:=[.I10]/[.H10]" office:value-type="float" office:value="1.83504566210046">
            <text:p>1,84</text:p>
          </table:table-cell>
          <table:table-cell table:style-name="ce15" office:value-type="float" office:value="1717">
            <text:p>1717</text:p>
          </table:table-cell>
          <table:table-cell table:style-name="ce15" office:value-type="float" office:value="2499">
            <text:p>2499</text:p>
          </table:table-cell>
          <table:table-cell table:formula="of:=[.L10]/[.K10]" office:value-type="float" office:value="1.45544554455446">
            <text:p>1,46</text:p>
          </table:table-cell>
          <table:table-cell table:formula="of:=[.B10]+[.H10]" office:value-type="float" office:value="2680">
            <text:p>2680</text:p>
          </table:table-cell>
          <table:table-cell table:formula="of:=[.C10]+[.I10]" office:value-type="float" office:value="4760">
            <text:p>4760</text:p>
          </table:table-cell>
          <table:table-cell table:style-name="ce16" table:formula="of:=[.O10]/[.N10]" office:value-type="float" office:value="1.77611940298507">
            <text:p>1,78</text:p>
          </table:table-cell>
          <table:table-cell table:formula="of:=[.E10]+[.K10]" office:value-type="float" office:value="2629">
            <text:p>2629</text:p>
          </table:table-cell>
          <table:table-cell table:formula="of:=[.F10]+[.L10]" office:value-type="float" office:value="3963.5">
            <text:p>3963,5</text:p>
          </table:table-cell>
          <table:table-cell table:style-name="ce16" table:formula="of:=[.R10]/[.Q10]" office:value-type="float" office:value="1.5076074553062">
            <text:p>1,51</text:p>
          </table:table-cell>
          <table:table-cell table:style-name="ce16" table:formula="of:=[.P10]" office:value-type="float" office:value="1.77611940298507">
            <text:p>1,78</text:p>
          </table:table-cell>
          <table:table-cell table:style-name="ce16" table:formula="of:=[.S10]" office:value-type="float" office:value="1.5076074553062">
            <text:p>1,51</text:p>
          </table:table-cell>
          <table:table-cell/>
        </table:table-row>
        <table:table-row table:style-name="ro2">
          <table:table-cell office:value-type="float" office:value="77">
            <text:p>77</text:p>
          </table:table-cell>
          <table:table-cell table:style-name="ce15" office:value-type="float" office:value="874">
            <text:p>874</text:p>
          </table:table-cell>
          <table:table-cell table:style-name="ce15" office:value-type="float" office:value="871">
            <text:p>871</text:p>
          </table:table-cell>
          <table:table-cell table:formula="of:=[.C11]/[.B11]" office:value-type="float" office:value="0.996567505720824">
            <text:p>1,00</text:p>
          </table:table-cell>
          <table:table-cell table:style-name="ce15" office:value-type="float" office:value="912">
            <text:p>912</text:p>
          </table:table-cell>
          <table:table-cell table:style-name="ce15" office:value-type="float" office:value="893">
            <text:p>893</text:p>
          </table:table-cell>
          <table:table-cell table:formula="of:=[.F11]/[.E11]" office:value-type="float" office:value="0.979166666666667">
            <text:p>0,98</text:p>
          </table:table-cell>
          <table:table-cell table:style-name="ce15" office:value-type="float" office:value="1708">
            <text:p>1708</text:p>
          </table:table-cell>
          <table:table-cell table:style-name="ce15" office:value-type="float" office:value="2115">
            <text:p>2115</text:p>
          </table:table-cell>
          <table:table-cell table:formula="of:=[.I11]/[.H11]" office:value-type="float" office:value="1.23829039812646">
            <text:p>1,24</text:p>
          </table:table-cell>
          <table:table-cell table:style-name="ce15" office:value-type="float" office:value="1698">
            <text:p>1698</text:p>
          </table:table-cell>
          <table:table-cell table:style-name="ce15" office:value-type="float" office:value="1503">
            <text:p>1503</text:p>
          </table:table-cell>
          <table:table-cell table:formula="of:=[.L11]/[.K11]" office:value-type="float" office:value="0.885159010600707">
            <text:p>0,89</text:p>
          </table:table-cell>
          <table:table-cell table:formula="of:=[.B11]+[.H11]" office:value-type="float" office:value="2582">
            <text:p>2582</text:p>
          </table:table-cell>
          <table:table-cell table:formula="of:=[.C11]+[.I11]" office:value-type="float" office:value="2986">
            <text:p>2986</text:p>
          </table:table-cell>
          <table:table-cell table:style-name="ce16" table:formula="of:=[.O11]/[.N11]" office:value-type="float" office:value="1.15646785437645">
            <text:p>1,16</text:p>
          </table:table-cell>
          <table:table-cell table:formula="of:=[.E11]+[.K11]" office:value-type="float" office:value="2610">
            <text:p>2610</text:p>
          </table:table-cell>
          <table:table-cell table:formula="of:=[.F11]+[.L11]" office:value-type="float" office:value="2396">
            <text:p>2396</text:p>
          </table:table-cell>
          <table:table-cell table:style-name="ce16" table:formula="of:=[.R11]/[.Q11]" office:value-type="float" office:value="0.918007662835249">
            <text:p>0,92</text:p>
          </table:table-cell>
          <table:table-cell table:style-name="ce16" table:formula="of:=[.P11]" office:value-type="float" office:value="1.15646785437645">
            <text:p>1,16</text:p>
          </table:table-cell>
          <table:table-cell table:style-name="ce16" table:formula="of:=[.S11]+0.05" office:value-type="float" office:value="0.968007662835249">
            <text:p>0,97</text:p>
          </table:table-cell>
          <table:table-cell office:value-type="string">
            <text:p>p1 corrected to be &gt; 66</text:p>
          </table:table-cell>
        </table:table-row>
        <table:table-row table:style-name="ro2">
          <table:table-cell office:value-type="float" office:value="66">
            <text:p>66</text:p>
          </table:table-cell>
          <table:table-cell table:style-name="ce15" office:value-type="float" office:value="883">
            <text:p>883</text:p>
          </table:table-cell>
          <table:table-cell table:style-name="ce15" office:value-type="float" office:value="1095">
            <text:p>1095</text:p>
          </table:table-cell>
          <table:table-cell table:formula="of:=[.C12]/[.B12]" office:value-type="float" office:value="1.2400906002265">
            <text:p>1,24</text:p>
          </table:table-cell>
          <table:table-cell table:style-name="ce15" office:value-type="float" office:value="920">
            <text:p>920</text:p>
          </table:table-cell>
          <table:table-cell table:style-name="ce15" office:value-type="float" office:value="732">
            <text:p>732</text:p>
          </table:table-cell>
          <table:table-cell table:formula="of:=[.F12]/[.E12]" office:value-type="float" office:value="0.795652173913043">
            <text:p>0,80</text:p>
          </table:table-cell>
          <table:table-cell table:style-name="ce15" office:value-type="float" office:value="1749">
            <text:p>1749</text:p>
          </table:table-cell>
          <table:table-cell table:style-name="ce15" office:value-type="float" office:value="1794">
            <text:p>1794</text:p>
          </table:table-cell>
          <table:table-cell table:formula="of:=[.I12]/[.H12]" office:value-type="float" office:value="1.02572898799314">
            <text:p>1,03</text:p>
          </table:table-cell>
          <table:table-cell table:style-name="ce15" office:value-type="float" office:value="1693">
            <text:p>1693</text:p>
          </table:table-cell>
          <table:table-cell table:style-name="ce15" office:value-type="float" office:value="1721.5">
            <text:p>1722</text:p>
          </table:table-cell>
          <table:table-cell table:formula="of:=[.L12]/[.K12]" office:value-type="float" office:value="1.01683402244536">
            <text:p>1,02</text:p>
          </table:table-cell>
          <table:table-cell table:formula="of:=[.B12]+[.H12]" office:value-type="float" office:value="2632">
            <text:p>2632</text:p>
          </table:table-cell>
          <table:table-cell table:formula="of:=[.C12]+[.I12]" office:value-type="float" office:value="2889">
            <text:p>2889</text:p>
          </table:table-cell>
          <table:table-cell table:style-name="ce16" table:formula="of:=[.O12]/[.N12]" office:value-type="float" office:value="1.0976443768997">
            <text:p>1,10</text:p>
          </table:table-cell>
          <table:table-cell table:formula="of:=[.E12]+[.K12]" office:value-type="float" office:value="2613">
            <text:p>2613</text:p>
          </table:table-cell>
          <table:table-cell table:formula="of:=[.F12]+[.L12]" office:value-type="float" office:value="2453.5">
            <text:p>2453,5</text:p>
          </table:table-cell>
          <table:table-cell table:style-name="ce16" table:formula="of:=[.R12]/[.Q12]" office:value-type="float" office:value="0.938959050899349">
            <text:p>0,94</text:p>
          </table:table-cell>
          <table:table-cell table:style-name="ce16" table:formula="of:=[.P12]" office:value-type="float" office:value="1.0976443768997">
            <text:p>1,10</text:p>
          </table:table-cell>
          <table:table-cell table:style-name="ce16" table:formula="of:=[.S12]" office:value-type="float" office:value="0.938959050899349">
            <text:p>0,94</text:p>
          </table:table-cell>
          <table:table-cell/>
        </table:table-row>
        <table:table-row table:style-name="ro2">
          <table:table-cell office:value-type="float" office:value="55">
            <text:p>55</text:p>
          </table:table-cell>
          <table:table-cell table:style-name="ce15" office:value-type="float" office:value="853">
            <text:p>853</text:p>
          </table:table-cell>
          <table:table-cell table:style-name="ce15" office:value-type="float" office:value="754">
            <text:p>754</text:p>
          </table:table-cell>
          <table:table-cell table:formula="of:=[.C13]/[.B13]" office:value-type="float" office:value="0.883939038686987">
            <text:p>0,88</text:p>
          </table:table-cell>
          <table:table-cell table:style-name="ce15" office:value-type="float" office:value="874">
            <text:p>874</text:p>
          </table:table-cell>
          <table:table-cell table:style-name="ce15" office:value-type="float" office:value="336">
            <text:p>336</text:p>
          </table:table-cell>
          <table:table-cell table:formula="of:=[.F13]/[.E13]" office:value-type="float" office:value="0.384439359267735">
            <text:p>0,38</text:p>
          </table:table-cell>
          <table:table-cell table:style-name="ce15" office:value-type="float" office:value="1741">
            <text:p>1741</text:p>
          </table:table-cell>
          <table:table-cell table:style-name="ce15" office:value-type="float" office:value="1479">
            <text:p>1479</text:p>
          </table:table-cell>
          <table:table-cell table:formula="of:=[.I13]/[.H13]" office:value-type="float" office:value="0.849511774842045">
            <text:p>0,85</text:p>
          </table:table-cell>
          <table:table-cell table:style-name="ce15" office:value-type="float" office:value="1713">
            <text:p>1713</text:p>
          </table:table-cell>
          <table:table-cell table:style-name="ce15" office:value-type="float" office:value="1453.5">
            <text:p>1454</text:p>
          </table:table-cell>
          <table:table-cell table:formula="of:=[.L13]/[.K13]" office:value-type="float" office:value="0.848511383537653">
            <text:p>0,85</text:p>
          </table:table-cell>
          <table:table-cell table:formula="of:=[.B13]+[.H13]" office:value-type="float" office:value="2594">
            <text:p>2594</text:p>
          </table:table-cell>
          <table:table-cell table:formula="of:=[.C13]+[.I13]" office:value-type="float" office:value="2233">
            <text:p>2233</text:p>
          </table:table-cell>
          <table:table-cell table:style-name="ce16" table:formula="of:=[.O13]/[.N13]" office:value-type="float" office:value="0.860832690824981">
            <text:p>0,86</text:p>
          </table:table-cell>
          <table:table-cell table:formula="of:=[.E13]+[.K13]" office:value-type="float" office:value="2587">
            <text:p>2587</text:p>
          </table:table-cell>
          <table:table-cell table:formula="of:=[.F13]+[.L13]" office:value-type="float" office:value="1789.5">
            <text:p>1789,5</text:p>
          </table:table-cell>
          <table:table-cell table:style-name="ce16" table:formula="of:=[.R13]/[.Q13]" office:value-type="float" office:value="0.69172787011983">
            <text:p>0,69</text:p>
          </table:table-cell>
          <table:table-cell table:style-name="ce16" table:formula="of:=[.P13]" office:value-type="float" office:value="0.860832690824981">
            <text:p>0,86</text:p>
          </table:table-cell>
          <table:table-cell table:style-name="ce16" table:formula="of:=[.S13]" office:value-type="float" office:value="0.69172787011983">
            <text:p>0,69</text:p>
          </table:table-cell>
          <table:table-cell/>
        </table:table-row>
        <table:table-row table:style-name="ro2">
          <table:table-cell office:value-type="float" office:value="44">
            <text:p>44</text:p>
          </table:table-cell>
          <table:table-cell table:style-name="ce15" office:value-type="float" office:value="866">
            <text:p>866</text:p>
          </table:table-cell>
          <table:table-cell table:style-name="ce15" office:value-type="float" office:value="-88">
            <text:p>-88</text:p>
          </table:table-cell>
          <table:table-cell table:formula="of:=[.C14]/[.B14]" office:value-type="float" office:value="-0.10161662817552">
            <text:p>-0,10</text:p>
          </table:table-cell>
          <table:table-cell table:style-name="ce15" office:value-type="float" office:value="903">
            <text:p>903</text:p>
          </table:table-cell>
          <table:table-cell table:style-name="ce15" office:value-type="float" office:value="-15">
            <text:p>-15</text:p>
          </table:table-cell>
          <table:table-cell table:formula="of:=[.F14]/[.E14]" office:value-type="float" office:value="-0.0166112956810631">
            <text:p>-0,02</text:p>
          </table:table-cell>
          <table:table-cell table:style-name="ce15" office:value-type="float" office:value="1732">
            <text:p>1732</text:p>
          </table:table-cell>
          <table:table-cell table:style-name="ce15" office:value-type="float" office:value="841">
            <text:p>841</text:p>
          </table:table-cell>
          <table:table-cell table:formula="of:=[.I14]/[.H14]" office:value-type="float" office:value="0.485565819861432">
            <text:p>0,49</text:p>
          </table:table-cell>
          <table:table-cell table:style-name="ce15" office:value-type="float" office:value="1731">
            <text:p>1731</text:p>
          </table:table-cell>
          <table:table-cell table:style-name="ce15" office:value-type="float" office:value="837">
            <text:p>837</text:p>
          </table:table-cell>
          <table:table-cell table:formula="of:=[.L14]/[.K14]" office:value-type="float" office:value="0.483535528596187">
            <text:p>0,48</text:p>
          </table:table-cell>
          <table:table-cell table:formula="of:=[.B14]+[.H14]" office:value-type="float" office:value="2598">
            <text:p>2598</text:p>
          </table:table-cell>
          <table:table-cell table:formula="of:=[.C14]+[.I14]" office:value-type="float" office:value="753">
            <text:p>753</text:p>
          </table:table-cell>
          <table:table-cell table:style-name="ce16" table:formula="of:=[.O14]/[.N14]" office:value-type="float" office:value="0.289838337182448">
            <text:p>0,29</text:p>
          </table:table-cell>
          <table:table-cell table:formula="of:=[.E14]+[.K14]" office:value-type="float" office:value="2634">
            <text:p>2634</text:p>
          </table:table-cell>
          <table:table-cell table:formula="of:=[.F14]+[.L14]" office:value-type="float" office:value="822">
            <text:p>822</text:p>
          </table:table-cell>
          <table:table-cell table:style-name="ce16" table:formula="of:=[.R14]/[.Q14]" office:value-type="float" office:value="0.312072892938497">
            <text:p>0,31</text:p>
          </table:table-cell>
          <table:table-cell table:style-name="ce16" table:formula="of:=[.P14]" office:value-type="float" office:value="0.289838337182448">
            <text:p>0,29</text:p>
          </table:table-cell>
          <table:table-cell table:style-name="ce16" table:formula="of:=[.S14]" office:value-type="float" office:value="0.312072892938497">
            <text:p>0,31</text:p>
          </table:table-cell>
          <table:table-cell/>
        </table:table-row>
        <table:table-row table:style-name="ro2">
          <table:table-cell office:value-type="float" office:value="33">
            <text:p>33</text:p>
          </table:table-cell>
          <table:table-cell table:style-name="ce15" office:value-type="float" office:value="872">
            <text:p>872</text:p>
          </table:table-cell>
          <table:table-cell table:style-name="ce15" office:value-type="float" office:value="294">
            <text:p>294</text:p>
          </table:table-cell>
          <table:table-cell table:formula="of:=[.C15]/[.B15]" office:value-type="float" office:value="0.337155963302752">
            <text:p>0,34</text:p>
          </table:table-cell>
          <table:table-cell table:style-name="ce15" office:value-type="float" office:value="900">
            <text:p>900</text:p>
          </table:table-cell>
          <table:table-cell table:style-name="ce15" office:value-type="float" office:value="-144">
            <text:p>-144</text:p>
          </table:table-cell>
          <table:table-cell table:formula="of:=[.F15]/[.E15]" office:value-type="float" office:value="-0.16">
            <text:p>-0,16</text:p>
          </table:table-cell>
          <table:table-cell table:style-name="ce15" office:value-type="float" office:value="1731">
            <text:p>1731</text:p>
          </table:table-cell>
          <table:table-cell table:style-name="ce15" office:value-type="float" office:value="172">
            <text:p>172</text:p>
          </table:table-cell>
          <table:table-cell table:formula="of:=[.I15]/[.H15]" office:value-type="float" office:value="0.0993645291738879">
            <text:p>0,10</text:p>
          </table:table-cell>
          <table:table-cell table:style-name="ce15" office:value-type="float" office:value="1713">
            <text:p>1713</text:p>
          </table:table-cell>
          <table:table-cell table:style-name="ce15" office:value-type="float" office:value="155.5">
            <text:p>156</text:p>
          </table:table-cell>
          <table:table-cell table:formula="of:=[.L15]/[.K15]" office:value-type="float" office:value="0.0907764156450671">
            <text:p>0,09</text:p>
          </table:table-cell>
          <table:table-cell table:formula="of:=[.B15]+[.H15]" office:value-type="float" office:value="2603">
            <text:p>2603</text:p>
          </table:table-cell>
          <table:table-cell table:formula="of:=[.C15]+[.I15]" office:value-type="float" office:value="466">
            <text:p>466</text:p>
          </table:table-cell>
          <table:table-cell table:style-name="ce16" table:formula="of:=[.O15]/[.N15]" office:value-type="float" office:value="0.179024202842874">
            <text:p>0,18</text:p>
          </table:table-cell>
          <table:table-cell table:formula="of:=[.E15]+[.K15]" office:value-type="float" office:value="2613">
            <text:p>2613</text:p>
          </table:table-cell>
          <table:table-cell table:formula="of:=[.F15]+[.L15]" office:value-type="float" office:value="11.5">
            <text:p>11,5</text:p>
          </table:table-cell>
          <table:table-cell table:style-name="ce16" table:formula="of:=[.R15]/[.Q15]" office:value-type="float" office:value="0.00440107156525067">
            <text:p>0,00</text:p>
          </table:table-cell>
          <table:table-cell table:style-name="ce16" table:formula="of:=[.P15]" office:value-type="float" office:value="0.179024202842874">
            <text:p>0,18</text:p>
          </table:table-cell>
          <table:table-cell table:style-name="ce16" table:formula="of:=[.S15]" office:value-type="float" office:value="0.00440107156525067">
            <text:p>0,00</text:p>
          </table:table-cell>
          <table:table-cell/>
        </table:table-row>
        <table:table-row table:style-name="ro2">
          <table:table-cell office:value-type="float" office:value="22">
            <text:p>22</text:p>
          </table:table-cell>
          <table:table-cell table:style-name="ce15" office:value-type="float" office:value="862">
            <text:p>862</text:p>
          </table:table-cell>
          <table:table-cell table:style-name="ce15" office:value-type="float" office:value="-110">
            <text:p>-110</text:p>
          </table:table-cell>
          <table:table-cell table:formula="of:=[.C16]/[.B16]" office:value-type="float" office:value="-0.127610208816705">
            <text:p>-0,13</text:p>
          </table:table-cell>
          <table:table-cell table:style-name="ce15" office:value-type="float" office:value="892">
            <text:p>892</text:p>
          </table:table-cell>
          <table:table-cell table:style-name="ce15" office:value-type="float" office:value="-22">
            <text:p>-22</text:p>
          </table:table-cell>
          <table:table-cell table:formula="of:=[.F16]/[.E16]" office:value-type="float" office:value="-0.0246636771300448">
            <text:p>-0,02</text:p>
          </table:table-cell>
          <table:table-cell table:style-name="ce15" office:value-type="float" office:value="1752">
            <text:p>1752</text:p>
          </table:table-cell>
          <table:table-cell table:style-name="ce15" office:value-type="float" office:value="-140">
            <text:p>-140</text:p>
          </table:table-cell>
          <table:table-cell table:formula="of:=[.I16]/[.H16]" office:value-type="float" office:value="-0.0799086757990868">
            <text:p>-0,08</text:p>
          </table:table-cell>
          <table:table-cell table:style-name="ce15" office:value-type="float" office:value="1759">
            <text:p>1759</text:p>
          </table:table-cell>
          <table:table-cell table:style-name="ce15" office:value-type="float" office:value="-553">
            <text:p>-553</text:p>
          </table:table-cell>
          <table:table-cell table:formula="of:=[.L16]/[.K16]" office:value-type="float" office:value="-0.314383172256964">
            <text:p>-0,31</text:p>
          </table:table-cell>
          <table:table-cell table:formula="of:=[.B16]+[.H16]" office:value-type="float" office:value="2614">
            <text:p>2614</text:p>
          </table:table-cell>
          <table:table-cell table:formula="of:=[.C16]+[.I16]" office:value-type="float" office:value="-250">
            <text:p>-250</text:p>
          </table:table-cell>
          <table:table-cell table:style-name="ce16" table:formula="of:=[.O16]/[.N16]" office:value-type="float" office:value="-0.0956388676358072">
            <text:p>-0,10</text:p>
          </table:table-cell>
          <table:table-cell table:formula="of:=[.E16]+[.K16]" office:value-type="float" office:value="2651">
            <text:p>2651</text:p>
          </table:table-cell>
          <table:table-cell table:formula="of:=[.F16]+[.L16]" office:value-type="float" office:value="-575">
            <text:p>-575</text:p>
          </table:table-cell>
          <table:table-cell table:style-name="ce16" table:formula="of:=[.R16]/[.Q16]" office:value-type="float" office:value="-0.216899283289325">
            <text:p>-0,22</text:p>
          </table:table-cell>
          <table:table-cell table:style-name="ce16" table:formula="of:=[.P16]" office:value-type="float" office:value="-0.0956388676358072">
            <text:p>-0,10</text:p>
          </table:table-cell>
          <table:table-cell table:style-name="ce16" table:formula="of:=[.S16]" office:value-type="float" office:value="-0.216899283289325">
            <text:p>-0,22</text:p>
          </table:table-cell>
          <table:table-cell/>
        </table:table-row>
        <table:table-row table:style-name="ro2">
          <table:table-cell office:value-type="string">
            <text:p>AKs</text:p>
          </table:table-cell>
          <table:table-cell table:style-name="ce15" office:value-type="float" office:value="566">
            <text:p>566</text:p>
          </table:table-cell>
          <table:table-cell table:style-name="ce15" office:value-type="float" office:value="896">
            <text:p>896</text:p>
          </table:table-cell>
          <table:table-cell table:formula="of:=[.C17]/[.B17]" office:value-type="float" office:value="1.58303886925795">
            <text:p>1,58</text:p>
          </table:table-cell>
          <table:table-cell table:style-name="ce15" office:value-type="float" office:value="591">
            <text:p>591</text:p>
          </table:table-cell>
          <table:table-cell table:style-name="ce15" office:value-type="float" office:value="970">
            <text:p>970</text:p>
          </table:table-cell>
          <table:table-cell table:formula="of:=[.F17]/[.E17]" office:value-type="float" office:value="1.64128595600677">
            <text:p>1,64</text:p>
          </table:table-cell>
          <table:table-cell table:style-name="ce15" office:value-type="float" office:value="1194">
            <text:p>1194</text:p>
          </table:table-cell>
          <table:table-cell table:style-name="ce15" office:value-type="float" office:value="2414">
            <text:p>2414</text:p>
          </table:table-cell>
          <table:table-cell table:formula="of:=[.I17]/[.H17]" office:value-type="float" office:value="2.02177554438861">
            <text:p>2,02</text:p>
          </table:table-cell>
          <table:table-cell table:style-name="ce15" office:value-type="float" office:value="1156">
            <text:p>1156</text:p>
          </table:table-cell>
          <table:table-cell table:style-name="ce15" office:value-type="float" office:value="1812.5">
            <text:p>1813</text:p>
          </table:table-cell>
          <table:table-cell table:formula="of:=[.L17]/[.K17]" office:value-type="float" office:value="1.56790657439446">
            <text:p>1,57</text:p>
          </table:table-cell>
          <table:table-cell table:formula="of:=[.B17]+[.H17]" office:value-type="float" office:value="1760">
            <text:p>1760</text:p>
          </table:table-cell>
          <table:table-cell table:formula="of:=[.C17]+[.I17]" office:value-type="float" office:value="3310">
            <text:p>3310</text:p>
          </table:table-cell>
          <table:table-cell table:style-name="ce16" table:formula="of:=[.O17]/[.N17]" office:value-type="float" office:value="1.88068181818182">
            <text:p>1,88</text:p>
          </table:table-cell>
          <table:table-cell table:formula="of:=[.E17]+[.K17]" office:value-type="float" office:value="1747">
            <text:p>1747</text:p>
          </table:table-cell>
          <table:table-cell table:formula="of:=[.F17]+[.L17]" office:value-type="float" office:value="2782.5">
            <text:p>2782,5</text:p>
          </table:table-cell>
          <table:table-cell table:style-name="ce16" table:formula="of:=[.R17]/[.Q17]" office:value-type="float" office:value="1.59273039496279">
            <text:p>1,59</text:p>
          </table:table-cell>
          <table:table-cell table:style-name="ce16" table:formula="of:=[.P17]" office:value-type="float" office:value="1.88068181818182">
            <text:p>1,88</text:p>
          </table:table-cell>
          <table:table-cell table:style-name="ce16" table:formula="of:=[.S17]" office:value-type="float" office:value="1.59273039496279">
            <text:p>1,59</text:p>
          </table:table-cell>
          <table:table-cell/>
        </table:table-row>
        <table:table-row table:style-name="ro2">
          <table:table-cell office:value-type="string">
            <text:p>AKo</text:p>
          </table:table-cell>
          <table:table-cell table:style-name="ce15" office:value-type="float" office:value="1689">
            <text:p>1689</text:p>
          </table:table-cell>
          <table:table-cell table:style-name="ce15" office:value-type="float" office:value="2765">
            <text:p>2765</text:p>
          </table:table-cell>
          <table:table-cell table:formula="of:=[.C18]/[.B18]" office:value-type="float" office:value="1.63706335109532">
            <text:p>1,64</text:p>
          </table:table-cell>
          <table:table-cell table:style-name="ce15" office:value-type="float" office:value="1755">
            <text:p>1755</text:p>
          </table:table-cell>
          <table:table-cell table:style-name="ce15" office:value-type="float" office:value="2616">
            <text:p>2616</text:p>
          </table:table-cell>
          <table:table-cell table:formula="of:=[.F18]/[.E18]" office:value-type="float" office:value="1.49059829059829">
            <text:p>1,49</text:p>
          </table:table-cell>
          <table:table-cell table:style-name="ce15" office:value-type="float" office:value="3477">
            <text:p>3477</text:p>
          </table:table-cell>
          <table:table-cell table:style-name="ce15" office:value-type="float" office:value="4815">
            <text:p>4815</text:p>
          </table:table-cell>
          <table:table-cell table:formula="of:=[.I18]/[.H18]" office:value-type="float" office:value="1.38481449525453">
            <text:p>1,38</text:p>
          </table:table-cell>
          <table:table-cell table:style-name="ce15" office:value-type="float" office:value="3578">
            <text:p>3578</text:p>
          </table:table-cell>
          <table:table-cell table:style-name="ce15" office:value-type="float" office:value="4377.5">
            <text:p>4378</text:p>
          </table:table-cell>
          <table:table-cell table:formula="of:=[.L18]/[.K18]" office:value-type="float" office:value="1.22344885410844">
            <text:p>1,22</text:p>
          </table:table-cell>
          <table:table-cell table:formula="of:=[.B18]+[.H18]" office:value-type="float" office:value="5166">
            <text:p>5166</text:p>
          </table:table-cell>
          <table:table-cell table:formula="of:=[.C18]+[.I18]" office:value-type="float" office:value="7580">
            <text:p>7580</text:p>
          </table:table-cell>
          <table:table-cell table:style-name="ce16" table:formula="of:=[.O18]/[.N18]" office:value-type="float" office:value="1.46728610143244">
            <text:p>1,47</text:p>
          </table:table-cell>
          <table:table-cell table:formula="of:=[.E18]+[.K18]" office:value-type="float" office:value="5333">
            <text:p>5333</text:p>
          </table:table-cell>
          <table:table-cell table:formula="of:=[.F18]+[.L18]" office:value-type="float" office:value="6993.5">
            <text:p>6993,5</text:p>
          </table:table-cell>
          <table:table-cell table:style-name="ce16" table:formula="of:=[.R18]/[.Q18]" office:value-type="float" office:value="1.31136321020064">
            <text:p>1,31</text:p>
          </table:table-cell>
          <table:table-cell table:style-name="ce16" table:formula="of:=[.P18]" office:value-type="float" office:value="1.46728610143244">
            <text:p>1,47</text:p>
          </table:table-cell>
          <table:table-cell table:style-name="ce16" table:formula="of:=[.S18]" office:value-type="float" office:value="1.31136321020064">
            <text:p>1,31</text:p>
          </table:table-cell>
          <table:table-cell/>
        </table:table-row>
        <table:table-row table:style-name="ro2">
          <table:table-cell office:value-type="string">
            <text:p>AQs</text:p>
          </table:table-cell>
          <table:table-cell table:style-name="ce15" office:value-type="float" office:value="533">
            <text:p>533</text:p>
          </table:table-cell>
          <table:table-cell table:style-name="ce15" office:value-type="float" office:value="772">
            <text:p>772</text:p>
          </table:table-cell>
          <table:table-cell table:formula="of:=[.C19]/[.B19]" office:value-type="float" office:value="1.4484052532833">
            <text:p>1,45</text:p>
          </table:table-cell>
          <table:table-cell table:style-name="ce15" office:value-type="float" office:value="554">
            <text:p>554</text:p>
          </table:table-cell>
          <table:table-cell table:style-name="ce15" office:value-type="float" office:value="552">
            <text:p>552</text:p>
          </table:table-cell>
          <table:table-cell table:formula="of:=[.F19]/[.E19]" office:value-type="float" office:value="0.996389891696751">
            <text:p>1,00</text:p>
          </table:table-cell>
          <table:table-cell table:style-name="ce15" office:value-type="float" office:value="1129">
            <text:p>1129</text:p>
          </table:table-cell>
          <table:table-cell table:style-name="ce15" office:value-type="float" office:value="1724">
            <text:p>1724</text:p>
          </table:table-cell>
          <table:table-cell table:formula="of:=[.I19]/[.H19]" office:value-type="float" office:value="1.52701505757307">
            <text:p>1,53</text:p>
          </table:table-cell>
          <table:table-cell table:style-name="ce15" office:value-type="float" office:value="1170">
            <text:p>1170</text:p>
          </table:table-cell>
          <table:table-cell table:style-name="ce15" office:value-type="float" office:value="1343.5">
            <text:p>1344</text:p>
          </table:table-cell>
          <table:table-cell table:formula="of:=[.L19]/[.K19]" office:value-type="float" office:value="1.1482905982906">
            <text:p>1,15</text:p>
          </table:table-cell>
          <table:table-cell table:formula="of:=[.B19]+[.H19]" office:value-type="float" office:value="1662">
            <text:p>1662</text:p>
          </table:table-cell>
          <table:table-cell table:formula="of:=[.C19]+[.I19]" office:value-type="float" office:value="2496">
            <text:p>2496</text:p>
          </table:table-cell>
          <table:table-cell table:style-name="ce16" table:formula="of:=[.O19]/[.N19]" office:value-type="float" office:value="1.50180505415162">
            <text:p>1,50</text:p>
          </table:table-cell>
          <table:table-cell table:formula="of:=[.E19]+[.K19]" office:value-type="float" office:value="1724">
            <text:p>1724</text:p>
          </table:table-cell>
          <table:table-cell table:formula="of:=[.F19]+[.L19]" office:value-type="float" office:value="1895.5">
            <text:p>1895,5</text:p>
          </table:table-cell>
          <table:table-cell table:style-name="ce16" table:formula="of:=[.R19]/[.Q19]" office:value-type="float" office:value="1.09947795823666">
            <text:p>1,10</text:p>
          </table:table-cell>
          <table:table-cell table:style-name="ce16" table:formula="of:=[.P19]" office:value-type="float" office:value="1.50180505415162">
            <text:p>1,50</text:p>
          </table:table-cell>
          <table:table-cell table:style-name="ce16" table:formula="of:=[.S19]+0.12" office:value-type="float" office:value="1.21947795823666">
            <text:p>1,22</text:p>
          </table:table-cell>
          <table:table-cell office:value-type="string">
            <text:p>p1 corrected to be &gt; AQo</text:p>
          </table:table-cell>
        </table:table-row>
        <table:table-row table:style-name="ro2">
          <table:table-cell office:value-type="string">
            <text:p>AQo</text:p>
          </table:table-cell>
          <table:table-cell table:style-name="ce15" office:value-type="float" office:value="1736">
            <text:p>1736</text:p>
          </table:table-cell>
          <table:table-cell table:style-name="ce15" office:value-type="float" office:value="2515">
            <text:p>2515</text:p>
          </table:table-cell>
          <table:table-cell table:formula="of:=[.C20]/[.B20]" office:value-type="float" office:value="1.44873271889401">
            <text:p>1,45</text:p>
          </table:table-cell>
          <table:table-cell table:style-name="ce15" office:value-type="float" office:value="1736">
            <text:p>1736</text:p>
          </table:table-cell>
          <table:table-cell table:style-name="ce15" office:value-type="float" office:value="1632.5">
            <text:p>1633</text:p>
          </table:table-cell>
          <table:table-cell table:formula="of:=[.F20]/[.E20]" office:value-type="float" office:value="0.940380184331797">
            <text:p>0,94</text:p>
          </table:table-cell>
          <table:table-cell table:style-name="ce15" office:value-type="float" office:value="3505">
            <text:p>3505</text:p>
          </table:table-cell>
          <table:table-cell table:style-name="ce15" office:value-type="float" office:value="4838">
            <text:p>4838</text:p>
          </table:table-cell>
          <table:table-cell table:formula="of:=[.I20]/[.H20]" office:value-type="float" office:value="1.38031383737518">
            <text:p>1,38</text:p>
          </table:table-cell>
          <table:table-cell table:style-name="ce15" office:value-type="float" office:value="3435">
            <text:p>3435</text:p>
          </table:table-cell>
          <table:table-cell table:style-name="ce15" office:value-type="float" office:value="4616.5">
            <text:p>4617</text:p>
          </table:table-cell>
          <table:table-cell table:formula="of:=[.L20]/[.K20]" office:value-type="float" office:value="1.34395924308588">
            <text:p>1,34</text:p>
          </table:table-cell>
          <table:table-cell table:formula="of:=[.B20]+[.H20]" office:value-type="float" office:value="5241">
            <text:p>5241</text:p>
          </table:table-cell>
          <table:table-cell table:formula="of:=[.C20]+[.I20]" office:value-type="float" office:value="7353">
            <text:p>7353</text:p>
          </table:table-cell>
          <table:table-cell table:style-name="ce16" table:formula="of:=[.O20]/[.N20]" office:value-type="float" office:value="1.40297653119634">
            <text:p>1,40</text:p>
          </table:table-cell>
          <table:table-cell table:formula="of:=[.E20]+[.K20]" office:value-type="float" office:value="5171">
            <text:p>5171</text:p>
          </table:table-cell>
          <table:table-cell table:formula="of:=[.F20]+[.L20]" office:value-type="float" office:value="6249">
            <text:p>6249</text:p>
          </table:table-cell>
          <table:table-cell table:style-name="ce16" table:formula="of:=[.R20]/[.Q20]" office:value-type="float" office:value="1.20847031521949">
            <text:p>1,21</text:p>
          </table:table-cell>
          <table:table-cell table:style-name="ce16" table:formula="of:=[.P20]" office:value-type="float" office:value="1.40297653119634">
            <text:p>1,40</text:p>
          </table:table-cell>
          <table:table-cell table:style-name="ce16" table:formula="of:=[.S20]" office:value-type="float" office:value="1.20847031521949">
            <text:p>1,21</text:p>
          </table:table-cell>
          <table:table-cell/>
        </table:table-row>
        <table:table-row table:style-name="ro2">
          <table:table-cell office:value-type="string">
            <text:p>AJs</text:p>
          </table:table-cell>
          <table:table-cell table:style-name="ce15" office:value-type="float" office:value="620">
            <text:p>620</text:p>
          </table:table-cell>
          <table:table-cell table:style-name="ce15" office:value-type="float" office:value="1075">
            <text:p>1075</text:p>
          </table:table-cell>
          <table:table-cell table:formula="of:=[.C21]/[.B21]" office:value-type="float" office:value="1.73387096774194">
            <text:p>1,73</text:p>
          </table:table-cell>
          <table:table-cell table:style-name="ce15" office:value-type="float" office:value="557">
            <text:p>557</text:p>
          </table:table-cell>
          <table:table-cell table:style-name="ce15" office:value-type="float" office:value="837.5">
            <text:p>838</text:p>
          </table:table-cell>
          <table:table-cell table:formula="of:=[.F21]/[.E21]" office:value-type="float" office:value="1.50359066427289">
            <text:p>1,50</text:p>
          </table:table-cell>
          <table:table-cell table:style-name="ce15" office:value-type="float" office:value="1145">
            <text:p>1145</text:p>
          </table:table-cell>
          <table:table-cell table:style-name="ce15" office:value-type="float" office:value="2175">
            <text:p>2175</text:p>
          </table:table-cell>
          <table:table-cell table:formula="of:=[.I21]/[.H21]" office:value-type="float" office:value="1.89956331877729">
            <text:p>1,90</text:p>
          </table:table-cell>
          <table:table-cell table:style-name="ce15" office:value-type="float" office:value="1203">
            <text:p>1203</text:p>
          </table:table-cell>
          <table:table-cell table:style-name="ce15" office:value-type="float" office:value="1124.5">
            <text:p>1125</text:p>
          </table:table-cell>
          <table:table-cell table:formula="of:=[.L21]/[.K21]" office:value-type="float" office:value="0.93474646716542">
            <text:p>0,93</text:p>
          </table:table-cell>
          <table:table-cell table:formula="of:=[.B21]+[.H21]" office:value-type="float" office:value="1765">
            <text:p>1765</text:p>
          </table:table-cell>
          <table:table-cell table:formula="of:=[.C21]+[.I21]" office:value-type="float" office:value="3250">
            <text:p>3250</text:p>
          </table:table-cell>
          <table:table-cell table:style-name="ce16" table:formula="of:=[.O21]/[.N21]" office:value-type="float" office:value="1.84135977337111">
            <text:p>1,84</text:p>
          </table:table-cell>
          <table:table-cell table:formula="of:=[.E21]+[.K21]" office:value-type="float" office:value="1760">
            <text:p>1760</text:p>
          </table:table-cell>
          <table:table-cell table:formula="of:=[.F21]+[.L21]" office:value-type="float" office:value="1962">
            <text:p>1962</text:p>
          </table:table-cell>
          <table:table-cell table:style-name="ce16" table:formula="of:=[.R21]/[.Q21]" office:value-type="float" office:value="1.11477272727273">
            <text:p>1,11</text:p>
          </table:table-cell>
          <table:table-cell table:style-name="ce16" table:formula="of:=[.P21]-0.4" office:value-type="float" office:value="1.4413597733711">
            <text:p>1,44</text:p>
          </table:table-cell>
          <table:table-cell table:style-name="ce16" table:formula="of:=[.S21]" office:value-type="float" office:value="1.11477272727273">
            <text:p>1,11</text:p>
          </table:table-cell>
          <table:table-cell office:value-type="string">
            <text:p>p0 corrected to be &lt; AQs, AKo</text:p>
          </table:table-cell>
        </table:table-row>
        <table:table-row table:style-name="ro2">
          <table:table-cell office:value-type="string">
            <text:p>AJo</text:p>
          </table:table-cell>
          <table:table-cell table:style-name="ce15" office:value-type="float" office:value="1733">
            <text:p>1733</text:p>
          </table:table-cell>
          <table:table-cell table:style-name="ce15" office:value-type="float" office:value="2159">
            <text:p>2159</text:p>
          </table:table-cell>
          <table:table-cell table:formula="of:=[.C22]/[.B22]" office:value-type="float" office:value="1.24581650317369">
            <text:p>1,25</text:p>
          </table:table-cell>
          <table:table-cell table:style-name="ce15" office:value-type="float" office:value="1787">
            <text:p>1787</text:p>
          </table:table-cell>
          <table:table-cell table:style-name="ce15" office:value-type="float" office:value="1486.5">
            <text:p>1487</text:p>
          </table:table-cell>
          <table:table-cell table:formula="of:=[.F22]/[.E22]" office:value-type="float" office:value="0.831841074426413">
            <text:p>0,83</text:p>
          </table:table-cell>
          <table:table-cell table:style-name="ce15" office:value-type="float" office:value="3426">
            <text:p>3426</text:p>
          </table:table-cell>
          <table:table-cell table:style-name="ce15" office:value-type="float" office:value="4032">
            <text:p>4032</text:p>
          </table:table-cell>
          <table:table-cell table:formula="of:=[.I22]/[.H22]" office:value-type="float" office:value="1.1768826619965">
            <text:p>1,18</text:p>
          </table:table-cell>
          <table:table-cell table:style-name="ce15" office:value-type="float" office:value="3506">
            <text:p>3506</text:p>
          </table:table-cell>
          <table:table-cell table:style-name="ce15" office:value-type="float" office:value="3635.5">
            <text:p>3636</text:p>
          </table:table-cell>
          <table:table-cell table:formula="of:=[.L22]/[.K22]" office:value-type="float" office:value="1.03693667997718">
            <text:p>1,04</text:p>
          </table:table-cell>
          <table:table-cell table:formula="of:=[.B22]+[.H22]" office:value-type="float" office:value="5159">
            <text:p>5159</text:p>
          </table:table-cell>
          <table:table-cell table:formula="of:=[.C22]+[.I22]" office:value-type="float" office:value="6191">
            <text:p>6191</text:p>
          </table:table-cell>
          <table:table-cell table:style-name="ce16" table:formula="of:=[.O22]/[.N22]" office:value-type="float" office:value="1.20003876720295">
            <text:p>1,20</text:p>
          </table:table-cell>
          <table:table-cell table:formula="of:=[.E22]+[.K22]" office:value-type="float" office:value="5293">
            <text:p>5293</text:p>
          </table:table-cell>
          <table:table-cell table:formula="of:=[.F22]+[.L22]" office:value-type="float" office:value="5122">
            <text:p>5122</text:p>
          </table:table-cell>
          <table:table-cell table:style-name="ce16" table:formula="of:=[.R22]/[.Q22]" office:value-type="float" office:value="0.967693179671264">
            <text:p>0,97</text:p>
          </table:table-cell>
          <table:table-cell table:style-name="ce16" table:formula="of:=[.P22]" office:value-type="float" office:value="1.20003876720295">
            <text:p>1,20</text:p>
          </table:table-cell>
          <table:table-cell table:style-name="ce16" table:formula="of:=[.S22]" office:value-type="float" office:value="0.967693179671264">
            <text:p>0,97</text:p>
          </table:table-cell>
          <table:table-cell/>
        </table:table-row>
        <table:table-row table:style-name="ro2">
          <table:table-cell office:value-type="string">
            <text:p>ATs</text:p>
          </table:table-cell>
          <table:table-cell table:style-name="ce15" office:value-type="float" office:value="558">
            <text:p>558</text:p>
          </table:table-cell>
          <table:table-cell table:style-name="ce15" office:value-type="float" office:value="765">
            <text:p>765</text:p>
          </table:table-cell>
          <table:table-cell table:formula="of:=[.C23]/[.B23]" office:value-type="float" office:value="1.37096774193548">
            <text:p>1,37</text:p>
          </table:table-cell>
          <table:table-cell table:style-name="ce15" office:value-type="float" office:value="557">
            <text:p>557</text:p>
          </table:table-cell>
          <table:table-cell table:style-name="ce15" office:value-type="float" office:value="586">
            <text:p>586</text:p>
          </table:table-cell>
          <table:table-cell table:formula="of:=[.F23]/[.E23]" office:value-type="float" office:value="1.05206463195691">
            <text:p>1,05</text:p>
          </table:table-cell>
          <table:table-cell table:style-name="ce15" office:value-type="float" office:value="1140">
            <text:p>1140</text:p>
          </table:table-cell>
          <table:table-cell table:style-name="ce15" office:value-type="float" office:value="1601">
            <text:p>1601</text:p>
          </table:table-cell>
          <table:table-cell table:formula="of:=[.I23]/[.H23]" office:value-type="float" office:value="1.40438596491228">
            <text:p>1,40</text:p>
          </table:table-cell>
          <table:table-cell table:style-name="ce15" office:value-type="float" office:value="1178">
            <text:p>1178</text:p>
          </table:table-cell>
          <table:table-cell table:style-name="ce15" office:value-type="float" office:value="1485">
            <text:p>1485</text:p>
          </table:table-cell>
          <table:table-cell table:formula="of:=[.L23]/[.K23]" office:value-type="float" office:value="1.26061120543294">
            <text:p>1,26</text:p>
          </table:table-cell>
          <table:table-cell table:formula="of:=[.B23]+[.H23]" office:value-type="float" office:value="1698">
            <text:p>1698</text:p>
          </table:table-cell>
          <table:table-cell table:formula="of:=[.C23]+[.I23]" office:value-type="float" office:value="2366">
            <text:p>2366</text:p>
          </table:table-cell>
          <table:table-cell table:style-name="ce16" table:formula="of:=[.O23]/[.N23]" office:value-type="float" office:value="1.39340400471143">
            <text:p>1,39</text:p>
          </table:table-cell>
          <table:table-cell table:formula="of:=[.E23]+[.K23]" office:value-type="float" office:value="1735">
            <text:p>1735</text:p>
          </table:table-cell>
          <table:table-cell table:formula="of:=[.F23]+[.L23]" office:value-type="float" office:value="2071">
            <text:p>2071</text:p>
          </table:table-cell>
          <table:table-cell table:style-name="ce16" table:formula="of:=[.R23]/[.Q23]" office:value-type="float" office:value="1.19365994236311">
            <text:p>1,19</text:p>
          </table:table-cell>
          <table:table-cell table:style-name="ce16" table:formula="of:=[.P23]" office:value-type="float" office:value="1.39340400471143">
            <text:p>1,39</text:p>
          </table:table-cell>
          <table:table-cell table:style-name="ce16" table:formula="of:=[.S23]-0.09" office:value-type="float" office:value="1.10365994236311">
            <text:p>1,10</text:p>
          </table:table-cell>
          <table:table-cell office:value-type="string">
            <text:p>p1 corrected to be &lt; AJs</text:p>
          </table:table-cell>
        </table:table-row>
        <table:table-row table:style-name="ro2">
          <table:table-cell office:value-type="string">
            <text:p>ATo</text:p>
          </table:table-cell>
          <table:table-cell table:style-name="ce15" office:value-type="float" office:value="1819">
            <text:p>1819</text:p>
          </table:table-cell>
          <table:table-cell table:style-name="ce15" office:value-type="float" office:value="2336">
            <text:p>2336</text:p>
          </table:table-cell>
          <table:table-cell table:formula="of:=[.C24]/[.B24]" office:value-type="float" office:value="1.28422210005498">
            <text:p>1,28</text:p>
          </table:table-cell>
          <table:table-cell table:style-name="ce15" office:value-type="float" office:value="1719">
            <text:p>1719</text:p>
          </table:table-cell>
          <table:table-cell table:style-name="ce15" office:value-type="float" office:value="1228.5">
            <text:p>1229</text:p>
          </table:table-cell>
          <table:table-cell table:formula="of:=[.F24]/[.E24]" office:value-type="float" office:value="0.714659685863874">
            <text:p>0,71</text:p>
          </table:table-cell>
          <table:table-cell table:style-name="ce15" office:value-type="float" office:value="3385">
            <text:p>3385</text:p>
          </table:table-cell>
          <table:table-cell table:style-name="ce15" office:value-type="float" office:value="3123">
            <text:p>3123</text:p>
          </table:table-cell>
          <table:table-cell table:formula="of:=[.I24]/[.H24]" office:value-type="float" office:value="0.922599704579025">
            <text:p>0,92</text:p>
          </table:table-cell>
          <table:table-cell table:style-name="ce15" office:value-type="float" office:value="3549">
            <text:p>3549</text:p>
          </table:table-cell>
          <table:table-cell table:style-name="ce15" office:value-type="float" office:value="2786.5">
            <text:p>2787</text:p>
          </table:table-cell>
          <table:table-cell table:formula="of:=[.L24]/[.K24]" office:value-type="float" office:value="0.785150746689208">
            <text:p>0,79</text:p>
          </table:table-cell>
          <table:table-cell table:formula="of:=[.B24]+[.H24]" office:value-type="float" office:value="5204">
            <text:p>5204</text:p>
          </table:table-cell>
          <table:table-cell table:formula="of:=[.C24]+[.I24]" office:value-type="float" office:value="5459">
            <text:p>5459</text:p>
          </table:table-cell>
          <table:table-cell table:style-name="ce16" table:formula="of:=[.O24]/[.N24]" office:value-type="float" office:value="1.04900076863951">
            <text:p>1,05</text:p>
          </table:table-cell>
          <table:table-cell table:formula="of:=[.E24]+[.K24]" office:value-type="float" office:value="5268">
            <text:p>5268</text:p>
          </table:table-cell>
          <table:table-cell table:formula="of:=[.F24]+[.L24]" office:value-type="float" office:value="4015">
            <text:p>4015</text:p>
          </table:table-cell>
          <table:table-cell table:style-name="ce16" table:formula="of:=[.R24]/[.Q24]" office:value-type="float" office:value="0.762148823082764">
            <text:p>0,76</text:p>
          </table:table-cell>
          <table:table-cell table:style-name="ce16" table:formula="of:=[.P24]" office:value-type="float" office:value="1.04900076863951">
            <text:p>1,05</text:p>
          </table:table-cell>
          <table:table-cell table:style-name="ce16" table:formula="of:=[.S24]" office:value-type="float" office:value="0.762148823082764">
            <text:p>0,76</text:p>
          </table:table-cell>
          <table:table-cell/>
        </table:table-row>
        <table:table-row table:style-name="ro2">
          <table:table-cell office:value-type="string">
            <text:p>A9s</text:p>
          </table:table-cell>
          <table:table-cell table:style-name="ce15" office:value-type="float" office:value="529">
            <text:p>529</text:p>
          </table:table-cell>
          <table:table-cell table:style-name="ce15" office:value-type="float" office:value="235">
            <text:p>235</text:p>
          </table:table-cell>
          <table:table-cell table:formula="of:=[.C25]/[.B25]" office:value-type="float" office:value="0.444234404536862">
            <text:p>0,44</text:p>
          </table:table-cell>
          <table:table-cell table:style-name="ce15" office:value-type="float" office:value="606">
            <text:p>606</text:p>
          </table:table-cell>
          <table:table-cell table:style-name="ce15" office:value-type="float" office:value="498">
            <text:p>498</text:p>
          </table:table-cell>
          <table:table-cell table:formula="of:=[.F25]/[.E25]" office:value-type="float" office:value="0.821782178217822">
            <text:p>0,82</text:p>
          </table:table-cell>
          <table:table-cell table:style-name="ce15" office:value-type="float" office:value="1128">
            <text:p>1128</text:p>
          </table:table-cell>
          <table:table-cell table:style-name="ce15" office:value-type="float" office:value="1463">
            <text:p>1463</text:p>
          </table:table-cell>
          <table:table-cell table:formula="of:=[.I25]/[.H25]" office:value-type="float" office:value="1.29698581560284">
            <text:p>1,30</text:p>
          </table:table-cell>
          <table:table-cell table:style-name="ce15" office:value-type="float" office:value="1096">
            <text:p>1096</text:p>
          </table:table-cell>
          <table:table-cell table:style-name="ce15" office:value-type="float" office:value="1344">
            <text:p>1344</text:p>
          </table:table-cell>
          <table:table-cell table:formula="of:=[.L25]/[.K25]" office:value-type="float" office:value="1.22627737226277">
            <text:p>1,23</text:p>
          </table:table-cell>
          <table:table-cell table:formula="of:=[.B25]+[.H25]" office:value-type="float" office:value="1657">
            <text:p>1657</text:p>
          </table:table-cell>
          <table:table-cell table:formula="of:=[.C25]+[.I25]" office:value-type="float" office:value="1698">
            <text:p>1698</text:p>
          </table:table-cell>
          <table:table-cell table:style-name="ce16" table:formula="of:=[.O25]/[.N25]" office:value-type="float" office:value="1.02474351237176">
            <text:p>1,02</text:p>
          </table:table-cell>
          <table:table-cell table:formula="of:=[.E25]+[.K25]" office:value-type="float" office:value="1702">
            <text:p>1702</text:p>
          </table:table-cell>
          <table:table-cell table:formula="of:=[.F25]+[.L25]" office:value-type="float" office:value="1842">
            <text:p>1842</text:p>
          </table:table-cell>
          <table:table-cell table:style-name="ce16" table:formula="of:=[.R25]/[.Q25]" office:value-type="float" office:value="1.08225616921269">
            <text:p>1,08</text:p>
          </table:table-cell>
          <table:table-cell table:style-name="ce16" table:formula="of:=[.P25]" office:value-type="float" office:value="1.02474351237176">
            <text:p>1,02</text:p>
          </table:table-cell>
          <table:table-cell table:style-name="ce16" table:formula="of:=[.S25]" office:value-type="float" office:value="1.08225616921269">
            <text:p>1,08</text:p>
          </table:table-cell>
          <table:table-cell/>
        </table:table-row>
        <table:table-row table:style-name="ro2">
          <table:table-cell office:value-type="string">
            <text:p>A9o</text:p>
          </table:table-cell>
          <table:table-cell table:style-name="ce15" office:value-type="float" office:value="1789">
            <text:p>1789</text:p>
          </table:table-cell>
          <table:table-cell table:style-name="ce15" office:value-type="float" office:value="1829">
            <text:p>1829</text:p>
          </table:table-cell>
          <table:table-cell table:formula="of:=[.C26]/[.B26]" office:value-type="float" office:value="1.02235885969816">
            <text:p>1,02</text:p>
          </table:table-cell>
          <table:table-cell table:style-name="ce15" office:value-type="float" office:value="1632">
            <text:p>1632</text:p>
          </table:table-cell>
          <table:table-cell table:style-name="ce15" office:value-type="float" office:value="671">
            <text:p>671</text:p>
          </table:table-cell>
          <table:table-cell table:formula="of:=[.F26]/[.E26]" office:value-type="float" office:value="0.411151960784314">
            <text:p>0,41</text:p>
          </table:table-cell>
          <table:table-cell table:style-name="ce15" office:value-type="float" office:value="3391">
            <text:p>3391</text:p>
          </table:table-cell>
          <table:table-cell table:style-name="ce15" office:value-type="float" office:value="3177">
            <text:p>3177</text:p>
          </table:table-cell>
          <table:table-cell table:formula="of:=[.I26]/[.H26]" office:value-type="float" office:value="0.936891772338543">
            <text:p>0,94</text:p>
          </table:table-cell>
          <table:table-cell table:style-name="ce15" office:value-type="float" office:value="3483">
            <text:p>3483</text:p>
          </table:table-cell>
          <table:table-cell table:style-name="ce15" office:value-type="float" office:value="2257.5">
            <text:p>2258</text:p>
          </table:table-cell>
          <table:table-cell table:formula="of:=[.L26]/[.K26]" office:value-type="float" office:value="0.648148148148148">
            <text:p>0,65</text:p>
          </table:table-cell>
          <table:table-cell table:formula="of:=[.B26]+[.H26]" office:value-type="float" office:value="5180">
            <text:p>5180</text:p>
          </table:table-cell>
          <table:table-cell table:formula="of:=[.C26]+[.I26]" office:value-type="float" office:value="5006">
            <text:p>5006</text:p>
          </table:table-cell>
          <table:table-cell table:style-name="ce16" table:formula="of:=[.O26]/[.N26]" office:value-type="float" office:value="0.966409266409266">
            <text:p>0,97</text:p>
          </table:table-cell>
          <table:table-cell table:formula="of:=[.E26]+[.K26]" office:value-type="float" office:value="5115">
            <text:p>5115</text:p>
          </table:table-cell>
          <table:table-cell table:formula="of:=[.F26]+[.L26]" office:value-type="float" office:value="2928.5">
            <text:p>2928,5</text:p>
          </table:table-cell>
          <table:table-cell table:style-name="ce16" table:formula="of:=[.R26]/[.Q26]" office:value-type="float" office:value="0.572531769305963">
            <text:p>0,57</text:p>
          </table:table-cell>
          <table:table-cell table:style-name="ce16" table:formula="of:=[.P26]" office:value-type="float" office:value="0.966409266409266">
            <text:p>0,97</text:p>
          </table:table-cell>
          <table:table-cell table:style-name="ce16" table:formula="of:=[.S26]" office:value-type="float" office:value="0.572531769305963">
            <text:p>0,57</text:p>
          </table:table-cell>
          <table:table-cell/>
        </table:table-row>
        <table:table-row table:style-name="ro2">
          <table:table-cell office:value-type="string">
            <text:p>A8s</text:p>
          </table:table-cell>
          <table:table-cell table:style-name="ce15" office:value-type="float" office:value="567">
            <text:p>567</text:p>
          </table:table-cell>
          <table:table-cell table:style-name="ce15" office:value-type="float" office:value="677">
            <text:p>677</text:p>
          </table:table-cell>
          <table:table-cell table:formula="of:=[.C27]/[.B27]" office:value-type="float" office:value="1.19400352733686">
            <text:p>1,19</text:p>
          </table:table-cell>
          <table:table-cell table:style-name="ce15" office:value-type="float" office:value="623">
            <text:p>623</text:p>
          </table:table-cell>
          <table:table-cell table:style-name="ce15" office:value-type="float" office:value="685.5">
            <text:p>686</text:p>
          </table:table-cell>
          <table:table-cell table:formula="of:=[.F27]/[.E27]" office:value-type="float" office:value="1.10032102728732">
            <text:p>1,10</text:p>
          </table:table-cell>
          <table:table-cell table:style-name="ce15" office:value-type="float" office:value="1181">
            <text:p>1181</text:p>
          </table:table-cell>
          <table:table-cell table:style-name="ce15" office:value-type="float" office:value="1191">
            <text:p>1191</text:p>
          </table:table-cell>
          <table:table-cell table:formula="of:=[.I27]/[.H27]" office:value-type="float" office:value="1.00846740050804">
            <text:p>1,01</text:p>
          </table:table-cell>
          <table:table-cell table:style-name="ce15" office:value-type="float" office:value="1136">
            <text:p>1136</text:p>
          </table:table-cell>
          <table:table-cell table:style-name="ce15" office:value-type="float" office:value="653">
            <text:p>653</text:p>
          </table:table-cell>
          <table:table-cell table:formula="of:=[.L27]/[.K27]" office:value-type="float" office:value="0.574823943661972">
            <text:p>0,57</text:p>
          </table:table-cell>
          <table:table-cell table:formula="of:=[.B27]+[.H27]" office:value-type="float" office:value="1748">
            <text:p>1748</text:p>
          </table:table-cell>
          <table:table-cell table:formula="of:=[.C27]+[.I27]" office:value-type="float" office:value="1868">
            <text:p>1868</text:p>
          </table:table-cell>
          <table:table-cell table:style-name="ce16" table:formula="of:=[.O27]/[.N27]" office:value-type="float" office:value="1.06864988558352">
            <text:p>1,07</text:p>
          </table:table-cell>
          <table:table-cell table:formula="of:=[.E27]+[.K27]" office:value-type="float" office:value="1759">
            <text:p>1759</text:p>
          </table:table-cell>
          <table:table-cell table:formula="of:=[.F27]+[.L27]" office:value-type="float" office:value="1338.5">
            <text:p>1338,5</text:p>
          </table:table-cell>
          <table:table-cell table:style-name="ce16" table:formula="of:=[.R27]/[.Q27]" office:value-type="float" office:value="0.760943718021603">
            <text:p>0,76</text:p>
          </table:table-cell>
          <table:table-cell table:style-name="ce16" table:formula="of:=[.P27]" office:value-type="float" office:value="1.06864988558352">
            <text:p>1,07</text:p>
          </table:table-cell>
          <table:table-cell table:style-name="ce16" table:formula="of:=[.S27]" office:value-type="float" office:value="0.760943718021603">
            <text:p>0,76</text:p>
          </table:table-cell>
          <table:table-cell/>
        </table:table-row>
        <table:table-row table:style-name="ro2">
          <table:table-cell office:value-type="string">
            <text:p>A8o</text:p>
          </table:table-cell>
          <table:table-cell table:style-name="ce15" office:value-type="float" office:value="1742">
            <text:p>1742</text:p>
          </table:table-cell>
          <table:table-cell table:style-name="ce15" office:value-type="float" office:value="1265">
            <text:p>1265</text:p>
          </table:table-cell>
          <table:table-cell table:formula="of:=[.C28]/[.B28]" office:value-type="float" office:value="0.726176808266361">
            <text:p>0,73</text:p>
          </table:table-cell>
          <table:table-cell table:style-name="ce15" office:value-type="float" office:value="1712">
            <text:p>1712</text:p>
          </table:table-cell>
          <table:table-cell table:style-name="ce15" office:value-type="float" office:value="635">
            <text:p>635</text:p>
          </table:table-cell>
          <table:table-cell table:formula="of:=[.F28]/[.E28]" office:value-type="float" office:value="0.370911214953271">
            <text:p>0,37</text:p>
          </table:table-cell>
          <table:table-cell table:style-name="ce15" office:value-type="float" office:value="3506">
            <text:p>3506</text:p>
          </table:table-cell>
          <table:table-cell table:style-name="ce15" office:value-type="float" office:value="1911">
            <text:p>1911</text:p>
          </table:table-cell>
          <table:table-cell table:formula="of:=[.I28]/[.H28]" office:value-type="float" office:value="0.545065601825442">
            <text:p>0,55</text:p>
          </table:table-cell>
          <table:table-cell table:style-name="ce15" office:value-type="float" office:value="3435">
            <text:p>3435</text:p>
          </table:table-cell>
          <table:table-cell table:style-name="ce15" office:value-type="float" office:value="1587">
            <text:p>1587</text:p>
          </table:table-cell>
          <table:table-cell table:formula="of:=[.L28]/[.K28]" office:value-type="float" office:value="0.462008733624454">
            <text:p>0,46</text:p>
          </table:table-cell>
          <table:table-cell table:formula="of:=[.B28]+[.H28]" office:value-type="float" office:value="5248">
            <text:p>5248</text:p>
          </table:table-cell>
          <table:table-cell table:formula="of:=[.C28]+[.I28]" office:value-type="float" office:value="3176">
            <text:p>3176</text:p>
          </table:table-cell>
          <table:table-cell table:style-name="ce16" table:formula="of:=[.O28]/[.N28]" office:value-type="float" office:value="0.605182926829268">
            <text:p>0,61</text:p>
          </table:table-cell>
          <table:table-cell table:formula="of:=[.E28]+[.K28]" office:value-type="float" office:value="5147">
            <text:p>5147</text:p>
          </table:table-cell>
          <table:table-cell table:formula="of:=[.F28]+[.L28]" office:value-type="float" office:value="2222">
            <text:p>2222</text:p>
          </table:table-cell>
          <table:table-cell table:style-name="ce16" table:formula="of:=[.R28]/[.Q28]" office:value-type="float" office:value="0.431707790946182">
            <text:p>0,43</text:p>
          </table:table-cell>
          <table:table-cell table:style-name="ce16" table:formula="of:=[.P28]" office:value-type="float" office:value="0.605182926829268">
            <text:p>0,61</text:p>
          </table:table-cell>
          <table:table-cell table:style-name="ce16" table:formula="of:=[.S28]" office:value-type="float" office:value="0.431707790946182">
            <text:p>0,43</text:p>
          </table:table-cell>
          <table:table-cell/>
        </table:table-row>
        <table:table-row table:style-name="ro2">
          <table:table-cell office:value-type="string">
            <text:p>A7s</text:p>
          </table:table-cell>
          <table:table-cell table:style-name="ce15" office:value-type="float" office:value="583">
            <text:p>583</text:p>
          </table:table-cell>
          <table:table-cell table:style-name="ce15" office:value-type="float" office:value="728">
            <text:p>728</text:p>
          </table:table-cell>
          <table:table-cell table:formula="of:=[.C29]/[.B29]" office:value-type="float" office:value="1.24871355060034">
            <text:p>1,25</text:p>
          </table:table-cell>
          <table:table-cell table:style-name="ce15" office:value-type="float" office:value="597">
            <text:p>597</text:p>
          </table:table-cell>
          <table:table-cell table:style-name="ce15" office:value-type="float" office:value="224.5">
            <text:p>225</text:p>
          </table:table-cell>
          <table:table-cell table:formula="of:=[.F29]/[.E29]" office:value-type="float" office:value="0.376046901172529">
            <text:p>0,38</text:p>
          </table:table-cell>
          <table:table-cell table:style-name="ce15" office:value-type="float" office:value="1188">
            <text:p>1188</text:p>
          </table:table-cell>
          <table:table-cell table:style-name="ce15" office:value-type="float" office:value="931">
            <text:p>931</text:p>
          </table:table-cell>
          <table:table-cell table:formula="of:=[.I29]/[.H29]" office:value-type="float" office:value="0.783670033670034">
            <text:p>0,78</text:p>
          </table:table-cell>
          <table:table-cell table:style-name="ce15" office:value-type="float" office:value="1111">
            <text:p>1111</text:p>
          </table:table-cell>
          <table:table-cell table:style-name="ce15" office:value-type="float" office:value="1004">
            <text:p>1004</text:p>
          </table:table-cell>
          <table:table-cell table:formula="of:=[.L29]/[.K29]" office:value-type="float" office:value="0.903690369036904">
            <text:p>0,90</text:p>
          </table:table-cell>
          <table:table-cell table:formula="of:=[.B29]+[.H29]" office:value-type="float" office:value="1771">
            <text:p>1771</text:p>
          </table:table-cell>
          <table:table-cell table:formula="of:=[.C29]+[.I29]" office:value-type="float" office:value="1659">
            <text:p>1659</text:p>
          </table:table-cell>
          <table:table-cell table:style-name="ce16" table:formula="of:=[.O29]/[.N29]" office:value-type="float" office:value="0.936758893280632">
            <text:p>0,94</text:p>
          </table:table-cell>
          <table:table-cell table:formula="of:=[.E29]+[.K29]" office:value-type="float" office:value="1708">
            <text:p>1708</text:p>
          </table:table-cell>
          <table:table-cell table:formula="of:=[.F29]+[.L29]" office:value-type="float" office:value="1228.5">
            <text:p>1228,5</text:p>
          </table:table-cell>
          <table:table-cell table:style-name="ce16" table:formula="of:=[.R29]/[.Q29]" office:value-type="float" office:value="0.719262295081967">
            <text:p>0,72</text:p>
          </table:table-cell>
          <table:table-cell table:style-name="ce16" table:formula="of:=[.P29]" office:value-type="float" office:value="0.936758893280632">
            <text:p>0,94</text:p>
          </table:table-cell>
          <table:table-cell table:style-name="ce16" table:formula="of:=[.S29]" office:value-type="float" office:value="0.719262295081967">
            <text:p>0,72</text:p>
          </table:table-cell>
          <table:table-cell/>
        </table:table-row>
        <table:table-row table:style-name="ro2">
          <table:table-cell office:value-type="string">
            <text:p>A7o</text:p>
          </table:table-cell>
          <table:table-cell table:style-name="ce15" office:value-type="float" office:value="1776">
            <text:p>1776</text:p>
          </table:table-cell>
          <table:table-cell table:style-name="ce15" office:value-type="float" office:value="1268">
            <text:p>1268</text:p>
          </table:table-cell>
          <table:table-cell table:formula="of:=[.C30]/[.B30]" office:value-type="float" office:value="0.713963963963964">
            <text:p>0,71</text:p>
          </table:table-cell>
          <table:table-cell table:style-name="ce15" office:value-type="float" office:value="1722">
            <text:p>1722</text:p>
          </table:table-cell>
          <table:table-cell table:style-name="ce15" office:value-type="float" office:value="318.5">
            <text:p>319</text:p>
          </table:table-cell>
          <table:table-cell table:formula="of:=[.F30]/[.E30]" office:value-type="float" office:value="0.184959349593496">
            <text:p>0,18</text:p>
          </table:table-cell>
          <table:table-cell table:style-name="ce15" office:value-type="float" office:value="3532">
            <text:p>3532</text:p>
          </table:table-cell>
          <table:table-cell table:style-name="ce15" office:value-type="float" office:value="1872">
            <text:p>1872</text:p>
          </table:table-cell>
          <table:table-cell table:formula="of:=[.I30]/[.H30]" office:value-type="float" office:value="0.530011325028313">
            <text:p>0,53</text:p>
          </table:table-cell>
          <table:table-cell table:style-name="ce15" office:value-type="float" office:value="3430">
            <text:p>3430</text:p>
          </table:table-cell>
          <table:table-cell table:style-name="ce15" office:value-type="float" office:value="1225.5">
            <text:p>1226</text:p>
          </table:table-cell>
          <table:table-cell table:formula="of:=[.L30]/[.K30]" office:value-type="float" office:value="0.357288629737609">
            <text:p>0,36</text:p>
          </table:table-cell>
          <table:table-cell table:formula="of:=[.B30]+[.H30]" office:value-type="float" office:value="5308">
            <text:p>5308</text:p>
          </table:table-cell>
          <table:table-cell table:formula="of:=[.C30]+[.I30]" office:value-type="float" office:value="3140">
            <text:p>3140</text:p>
          </table:table-cell>
          <table:table-cell table:style-name="ce16" table:formula="of:=[.O30]/[.N30]" office:value-type="float" office:value="0.59155990957046">
            <text:p>0,59</text:p>
          </table:table-cell>
          <table:table-cell table:formula="of:=[.E30]+[.K30]" office:value-type="float" office:value="5152">
            <text:p>5152</text:p>
          </table:table-cell>
          <table:table-cell table:formula="of:=[.F30]+[.L30]" office:value-type="float" office:value="1544">
            <text:p>1544</text:p>
          </table:table-cell>
          <table:table-cell table:style-name="ce16" table:formula="of:=[.R30]/[.Q30]" office:value-type="float" office:value="0.299689440993789">
            <text:p>0,30</text:p>
          </table:table-cell>
          <table:table-cell table:style-name="ce16" table:formula="of:=[.P30]" office:value-type="float" office:value="0.59155990957046">
            <text:p>0,59</text:p>
          </table:table-cell>
          <table:table-cell table:style-name="ce16" table:formula="of:=[.S30]" office:value-type="float" office:value="0.299689440993789">
            <text:p>0,30</text:p>
          </table:table-cell>
          <table:table-cell/>
        </table:table-row>
        <table:table-row table:style-name="ro2">
          <table:table-cell office:value-type="string">
            <text:p>A6s</text:p>
          </table:table-cell>
          <table:table-cell table:style-name="ce15" office:value-type="float" office:value="573">
            <text:p>573</text:p>
          </table:table-cell>
          <table:table-cell table:style-name="ce15" office:value-type="float" office:value="314">
            <text:p>314</text:p>
          </table:table-cell>
          <table:table-cell table:formula="of:=[.C31]/[.B31]" office:value-type="float" office:value="0.547993019197208">
            <text:p>0,55</text:p>
          </table:table-cell>
          <table:table-cell table:style-name="ce15" office:value-type="float" office:value="581">
            <text:p>581</text:p>
          </table:table-cell>
          <table:table-cell table:style-name="ce15" office:value-type="float" office:value="327">
            <text:p>327</text:p>
          </table:table-cell>
          <table:table-cell table:formula="of:=[.F31]/[.E31]" office:value-type="float" office:value="0.562822719449225">
            <text:p>0,56</text:p>
          </table:table-cell>
          <table:table-cell table:style-name="ce15" office:value-type="float" office:value="1199">
            <text:p>1199</text:p>
          </table:table-cell>
          <table:table-cell table:style-name="ce15" office:value-type="float" office:value="722">
            <text:p>722</text:p>
          </table:table-cell>
          <table:table-cell table:formula="of:=[.I31]/[.H31]" office:value-type="float" office:value="0.602168473728107">
            <text:p>0,60</text:p>
          </table:table-cell>
          <table:table-cell table:style-name="ce15" office:value-type="float" office:value="1127">
            <text:p>1127</text:p>
          </table:table-cell>
          <table:table-cell table:style-name="ce15" office:value-type="float" office:value="486">
            <text:p>486</text:p>
          </table:table-cell>
          <table:table-cell table:formula="of:=[.L31]/[.K31]" office:value-type="float" office:value="0.431233362910382">
            <text:p>0,43</text:p>
          </table:table-cell>
          <table:table-cell table:formula="of:=[.B31]+[.H31]" office:value-type="float" office:value="1772">
            <text:p>1772</text:p>
          </table:table-cell>
          <table:table-cell table:formula="of:=[.C31]+[.I31]" office:value-type="float" office:value="1036">
            <text:p>1036</text:p>
          </table:table-cell>
          <table:table-cell table:style-name="ce16" table:formula="of:=[.O31]/[.N31]" office:value-type="float" office:value="0.584650112866817">
            <text:p>0,58</text:p>
          </table:table-cell>
          <table:table-cell table:formula="of:=[.E31]+[.K31]" office:value-type="float" office:value="1708">
            <text:p>1708</text:p>
          </table:table-cell>
          <table:table-cell table:formula="of:=[.F31]+[.L31]" office:value-type="float" office:value="813">
            <text:p>813</text:p>
          </table:table-cell>
          <table:table-cell table:style-name="ce16" table:formula="of:=[.R31]/[.Q31]" office:value-type="float" office:value="0.475995316159251">
            <text:p>0,48</text:p>
          </table:table-cell>
          <table:table-cell table:style-name="ce16" table:formula="of:=[.P31]" office:value-type="float" office:value="0.584650112866817">
            <text:p>0,58</text:p>
          </table:table-cell>
          <table:table-cell table:style-name="ce16" table:formula="of:=[.S31]" office:value-type="float" office:value="0.475995316159251">
            <text:p>0,48</text:p>
          </table:table-cell>
          <table:table-cell/>
        </table:table-row>
        <table:table-row table:style-name="ro2">
          <table:table-cell office:value-type="string">
            <text:p>A6o</text:p>
          </table:table-cell>
          <table:table-cell table:style-name="ce15" office:value-type="float" office:value="1695">
            <text:p>1695</text:p>
          </table:table-cell>
          <table:table-cell table:style-name="ce15" office:value-type="float" office:value="990">
            <text:p>990</text:p>
          </table:table-cell>
          <table:table-cell table:formula="of:=[.C32]/[.B32]" office:value-type="float" office:value="0.584070796460177">
            <text:p>0,58</text:p>
          </table:table-cell>
          <table:table-cell table:style-name="ce15" office:value-type="float" office:value="1751">
            <text:p>1751</text:p>
          </table:table-cell>
          <table:table-cell table:style-name="ce15" office:value-type="float" office:value="553">
            <text:p>553</text:p>
          </table:table-cell>
          <table:table-cell table:formula="of:=[.F32]/[.E32]" office:value-type="float" office:value="0.315819531696174">
            <text:p>0,32</text:p>
          </table:table-cell>
          <table:table-cell table:style-name="ce15" office:value-type="float" office:value="3510">
            <text:p>3510</text:p>
          </table:table-cell>
          <table:table-cell table:style-name="ce15" office:value-type="float" office:value="1532">
            <text:p>1532</text:p>
          </table:table-cell>
          <table:table-cell table:formula="of:=[.I32]/[.H32]" office:value-type="float" office:value="0.436467236467236">
            <text:p>0,44</text:p>
          </table:table-cell>
          <table:table-cell table:style-name="ce15" office:value-type="float" office:value="3431">
            <text:p>3431</text:p>
          </table:table-cell>
          <table:table-cell table:style-name="ce15" office:value-type="float" office:value="351">
            <text:p>351</text:p>
          </table:table-cell>
          <table:table-cell table:formula="of:=[.L32]/[.K32]" office:value-type="float" office:value="0.102302535703876">
            <text:p>0,10</text:p>
          </table:table-cell>
          <table:table-cell table:formula="of:=[.B32]+[.H32]" office:value-type="float" office:value="5205">
            <text:p>5205</text:p>
          </table:table-cell>
          <table:table-cell table:formula="of:=[.C32]+[.I32]" office:value-type="float" office:value="2522">
            <text:p>2522</text:p>
          </table:table-cell>
          <table:table-cell table:style-name="ce16" table:formula="of:=[.O32]/[.N32]" office:value-type="float" office:value="0.484534101825168">
            <text:p>0,48</text:p>
          </table:table-cell>
          <table:table-cell table:formula="of:=[.E32]+[.K32]" office:value-type="float" office:value="5182">
            <text:p>5182</text:p>
          </table:table-cell>
          <table:table-cell table:formula="of:=[.F32]+[.L32]" office:value-type="float" office:value="904">
            <text:p>904</text:p>
          </table:table-cell>
          <table:table-cell table:style-name="ce16" table:formula="of:=[.R32]/[.Q32]" office:value-type="float" office:value="0.174450019297569">
            <text:p>0,17</text:p>
          </table:table-cell>
          <table:table-cell table:style-name="ce16" table:formula="of:=[.P32]" office:value-type="float" office:value="0.484534101825168">
            <text:p>0,48</text:p>
          </table:table-cell>
          <table:table-cell table:style-name="ce16" table:formula="of:=[.S32]" office:value-type="float" office:value="0.174450019297569">
            <text:p>0,17</text:p>
          </table:table-cell>
          <table:table-cell/>
        </table:table-row>
        <table:table-row table:style-name="ro2">
          <table:table-cell office:value-type="string">
            <text:p>A5s</text:p>
          </table:table-cell>
          <table:table-cell table:style-name="ce15" office:value-type="float" office:value="569">
            <text:p>569</text:p>
          </table:table-cell>
          <table:table-cell table:style-name="ce15" office:value-type="float" office:value="406">
            <text:p>406</text:p>
          </table:table-cell>
          <table:table-cell table:formula="of:=[.C33]/[.B33]" office:value-type="float" office:value="0.713532513181019">
            <text:p>0,71</text:p>
          </table:table-cell>
          <table:table-cell table:style-name="ce15" office:value-type="float" office:value="538">
            <text:p>538</text:p>
          </table:table-cell>
          <table:table-cell table:style-name="ce15" office:value-type="float" office:value="69.5">
            <text:p>70</text:p>
          </table:table-cell>
          <table:table-cell table:formula="of:=[.F33]/[.E33]" office:value-type="float" office:value="0.129182156133829">
            <text:p>0,13</text:p>
          </table:table-cell>
          <table:table-cell table:style-name="ce15" office:value-type="float" office:value="1122">
            <text:p>1122</text:p>
          </table:table-cell>
          <table:table-cell table:style-name="ce15" office:value-type="float" office:value="662">
            <text:p>662</text:p>
          </table:table-cell>
          <table:table-cell table:formula="of:=[.I33]/[.H33]" office:value-type="float" office:value="0.590017825311943">
            <text:p>0,59</text:p>
          </table:table-cell>
          <table:table-cell table:style-name="ce15" office:value-type="float" office:value="1168">
            <text:p>1168</text:p>
          </table:table-cell>
          <table:table-cell table:style-name="ce15" office:value-type="float" office:value="967">
            <text:p>967</text:p>
          </table:table-cell>
          <table:table-cell table:formula="of:=[.L33]/[.K33]" office:value-type="float" office:value="0.82791095890411">
            <text:p>0,83</text:p>
          </table:table-cell>
          <table:table-cell table:formula="of:=[.B33]+[.H33]" office:value-type="float" office:value="1691">
            <text:p>1691</text:p>
          </table:table-cell>
          <table:table-cell table:formula="of:=[.C33]+[.I33]" office:value-type="float" office:value="1068">
            <text:p>1068</text:p>
          </table:table-cell>
          <table:table-cell table:style-name="ce16" table:formula="of:=[.O33]/[.N33]" office:value-type="float" office:value="0.631578947368421">
            <text:p>0,63</text:p>
          </table:table-cell>
          <table:table-cell table:formula="of:=[.E33]+[.K33]" office:value-type="float" office:value="1706">
            <text:p>1706</text:p>
          </table:table-cell>
          <table:table-cell table:formula="of:=[.F33]+[.L33]" office:value-type="float" office:value="1036.5">
            <text:p>1036,5</text:p>
          </table:table-cell>
          <table:table-cell table:style-name="ce16" table:formula="of:=[.R33]/[.Q33]" office:value-type="float" office:value="0.607561547479484">
            <text:p>0,61</text:p>
          </table:table-cell>
          <table:table-cell table:style-name="ce16" table:formula="of:=[.P33]" office:value-type="float" office:value="0.631578947368421">
            <text:p>0,63</text:p>
          </table:table-cell>
          <table:table-cell table:style-name="ce16" table:formula="of:=[.S33]" office:value-type="float" office:value="0.607561547479484">
            <text:p>0,61</text:p>
          </table:table-cell>
          <table:table-cell/>
        </table:table-row>
        <table:table-row table:style-name="ro2">
          <table:table-cell office:value-type="string">
            <text:p>A5o</text:p>
          </table:table-cell>
          <table:table-cell table:style-name="ce15" office:value-type="float" office:value="1740">
            <text:p>1740</text:p>
          </table:table-cell>
          <table:table-cell table:style-name="ce15" office:value-type="float" office:value="954">
            <text:p>954</text:p>
          </table:table-cell>
          <table:table-cell table:formula="of:=[.C34]/[.B34]" office:value-type="float" office:value="0.548275862068966">
            <text:p>0,55</text:p>
          </table:table-cell>
          <table:table-cell table:style-name="ce15" office:value-type="float" office:value="1773">
            <text:p>1773</text:p>
          </table:table-cell>
          <table:table-cell table:style-name="ce15" office:value-type="float" office:value="390.5">
            <text:p>391</text:p>
          </table:table-cell>
          <table:table-cell table:formula="of:=[.F34]/[.E34]" office:value-type="float" office:value="0.220248166948675">
            <text:p>0,22</text:p>
          </table:table-cell>
          <table:table-cell table:style-name="ce15" office:value-type="float" office:value="3494">
            <text:p>3494</text:p>
          </table:table-cell>
          <table:table-cell table:style-name="ce15" office:value-type="float" office:value="2361">
            <text:p>2361</text:p>
          </table:table-cell>
          <table:table-cell table:formula="of:=[.I34]/[.H34]" office:value-type="float" office:value="0.675729822552948">
            <text:p>0,68</text:p>
          </table:table-cell>
          <table:table-cell table:style-name="ce15" office:value-type="float" office:value="3373">
            <text:p>3373</text:p>
          </table:table-cell>
          <table:table-cell table:style-name="ce15" office:value-type="float" office:value="761.5">
            <text:p>762</text:p>
          </table:table-cell>
          <table:table-cell table:formula="of:=[.L34]/[.K34]" office:value-type="float" office:value="0.225763415357249">
            <text:p>0,23</text:p>
          </table:table-cell>
          <table:table-cell table:formula="of:=[.B34]+[.H34]" office:value-type="float" office:value="5234">
            <text:p>5234</text:p>
          </table:table-cell>
          <table:table-cell table:formula="of:=[.C34]+[.I34]" office:value-type="float" office:value="3315">
            <text:p>3315</text:p>
          </table:table-cell>
          <table:table-cell table:style-name="ce16" table:formula="of:=[.O34]/[.N34]" office:value-type="float" office:value="0.633358807795185">
            <text:p>0,63</text:p>
          </table:table-cell>
          <table:table-cell table:formula="of:=[.E34]+[.K34]" office:value-type="float" office:value="5146">
            <text:p>5146</text:p>
          </table:table-cell>
          <table:table-cell table:formula="of:=[.F34]+[.L34]" office:value-type="float" office:value="1152">
            <text:p>1152</text:p>
          </table:table-cell>
          <table:table-cell table:style-name="ce16" table:formula="of:=[.R34]/[.Q34]" office:value-type="float" office:value="0.223863194714341">
            <text:p>0,22</text:p>
          </table:table-cell>
          <table:table-cell table:style-name="ce16" table:formula="of:=[.P34]" office:value-type="float" office:value="0.633358807795185">
            <text:p>0,63</text:p>
          </table:table-cell>
          <table:table-cell table:style-name="ce16" table:formula="of:=[.S34]" office:value-type="float" office:value="0.223863194714341">
            <text:p>0,22</text:p>
          </table:table-cell>
          <table:table-cell/>
        </table:table-row>
        <table:table-row table:style-name="ro2">
          <table:table-cell office:value-type="string">
            <text:p>A4s</text:p>
          </table:table-cell>
          <table:table-cell table:style-name="ce15" office:value-type="float" office:value="568">
            <text:p>568</text:p>
          </table:table-cell>
          <table:table-cell table:style-name="ce15" office:value-type="float" office:value="312">
            <text:p>312</text:p>
          </table:table-cell>
          <table:table-cell table:formula="of:=[.C35]/[.B35]" office:value-type="float" office:value="0.549295774647887">
            <text:p>0,55</text:p>
          </table:table-cell>
          <table:table-cell table:style-name="ce15" office:value-type="float" office:value="612">
            <text:p>612</text:p>
          </table:table-cell>
          <table:table-cell table:style-name="ce15" office:value-type="float" office:value="89.5">
            <text:p>90</text:p>
          </table:table-cell>
          <table:table-cell table:formula="of:=[.F35]/[.E35]" office:value-type="float" office:value="0.146241830065359">
            <text:p>0,15</text:p>
          </table:table-cell>
          <table:table-cell table:style-name="ce15" office:value-type="float" office:value="1193">
            <text:p>1193</text:p>
          </table:table-cell>
          <table:table-cell table:style-name="ce15" office:value-type="float" office:value="820">
            <text:p>820</text:p>
          </table:table-cell>
          <table:table-cell table:formula="of:=[.I35]/[.H35]" office:value-type="float" office:value="0.68734283319363">
            <text:p>0,69</text:p>
          </table:table-cell>
          <table:table-cell table:style-name="ce15" office:value-type="float" office:value="1204">
            <text:p>1204</text:p>
          </table:table-cell>
          <table:table-cell table:style-name="ce15" office:value-type="float" office:value="382">
            <text:p>382</text:p>
          </table:table-cell>
          <table:table-cell table:formula="of:=[.L35]/[.K35]" office:value-type="float" office:value="0.317275747508306">
            <text:p>0,32</text:p>
          </table:table-cell>
          <table:table-cell table:formula="of:=[.B35]+[.H35]" office:value-type="float" office:value="1761">
            <text:p>1761</text:p>
          </table:table-cell>
          <table:table-cell table:formula="of:=[.C35]+[.I35]" office:value-type="float" office:value="1132">
            <text:p>1132</text:p>
          </table:table-cell>
          <table:table-cell table:style-name="ce16" table:formula="of:=[.O35]/[.N35]" office:value-type="float" office:value="0.642816581487791">
            <text:p>0,64</text:p>
          </table:table-cell>
          <table:table-cell table:formula="of:=[.E35]+[.K35]" office:value-type="float" office:value="1816">
            <text:p>1816</text:p>
          </table:table-cell>
          <table:table-cell table:formula="of:=[.F35]+[.L35]" office:value-type="float" office:value="471.5">
            <text:p>471,5</text:p>
          </table:table-cell>
          <table:table-cell table:style-name="ce16" table:formula="of:=[.R35]/[.Q35]" office:value-type="float" office:value="0.259636563876652">
            <text:p>0,26</text:p>
          </table:table-cell>
          <table:table-cell table:style-name="ce16" table:formula="of:=[.P35]" office:value-type="float" office:value="0.642816581487791">
            <text:p>0,64</text:p>
          </table:table-cell>
          <table:table-cell table:style-name="ce16" table:formula="of:=[.S35]" office:value-type="float" office:value="0.259636563876652">
            <text:p>0,26</text:p>
          </table:table-cell>
          <table:table-cell/>
        </table:table-row>
        <table:table-row table:style-name="ro2">
          <table:table-cell office:value-type="string">
            <text:p>A4o</text:p>
          </table:table-cell>
          <table:table-cell table:style-name="ce15" office:value-type="float" office:value="1680">
            <text:p>1680</text:p>
          </table:table-cell>
          <table:table-cell table:style-name="ce15" office:value-type="float" office:value="953">
            <text:p>953</text:p>
          </table:table-cell>
          <table:table-cell table:formula="of:=[.C36]/[.B36]" office:value-type="float" office:value="0.567261904761905">
            <text:p>0,57</text:p>
          </table:table-cell>
          <table:table-cell table:style-name="ce15" office:value-type="float" office:value="1749">
            <text:p>1749</text:p>
          </table:table-cell>
          <table:table-cell table:style-name="ce15" office:value-type="float" office:value="271">
            <text:p>271</text:p>
          </table:table-cell>
          <table:table-cell table:formula="of:=[.F36]/[.E36]" office:value-type="float" office:value="0.15494568324757">
            <text:p>0,15</text:p>
          </table:table-cell>
          <table:table-cell table:style-name="ce15" office:value-type="float" office:value="3461">
            <text:p>3461</text:p>
          </table:table-cell>
          <table:table-cell table:style-name="ce15" office:value-type="float" office:value="1648">
            <text:p>1648</text:p>
          </table:table-cell>
          <table:table-cell table:formula="of:=[.I36]/[.H36]" office:value-type="float" office:value="0.476162958682462">
            <text:p>0,48</text:p>
          </table:table-cell>
          <table:table-cell table:style-name="ce15" office:value-type="float" office:value="3493">
            <text:p>3493</text:p>
          </table:table-cell>
          <table:table-cell table:style-name="ce15" office:value-type="float" office:value="856">
            <text:p>856</text:p>
          </table:table-cell>
          <table:table-cell table:formula="of:=[.L36]/[.K36]" office:value-type="float" office:value="0.245061551674778">
            <text:p>0,25</text:p>
          </table:table-cell>
          <table:table-cell table:formula="of:=[.B36]+[.H36]" office:value-type="float" office:value="5141">
            <text:p>5141</text:p>
          </table:table-cell>
          <table:table-cell table:formula="of:=[.C36]+[.I36]" office:value-type="float" office:value="2601">
            <text:p>2601</text:p>
          </table:table-cell>
          <table:table-cell table:style-name="ce16" table:formula="of:=[.O36]/[.N36]" office:value-type="float" office:value="0.505932697918693">
            <text:p>0,51</text:p>
          </table:table-cell>
          <table:table-cell table:formula="of:=[.E36]+[.K36]" office:value-type="float" office:value="5242">
            <text:p>5242</text:p>
          </table:table-cell>
          <table:table-cell table:formula="of:=[.F36]+[.L36]" office:value-type="float" office:value="1127">
            <text:p>1127</text:p>
          </table:table-cell>
          <table:table-cell table:style-name="ce16" table:formula="of:=[.R36]/[.Q36]" office:value-type="float" office:value="0.214994276993514">
            <text:p>0,21</text:p>
          </table:table-cell>
          <table:table-cell table:style-name="ce16" table:formula="of:=[.P36]" office:value-type="float" office:value="0.505932697918693">
            <text:p>0,51</text:p>
          </table:table-cell>
          <table:table-cell table:style-name="ce16" table:formula="of:=[.S36]" office:value-type="float" office:value="0.214994276993514">
            <text:p>0,21</text:p>
          </table:table-cell>
          <table:table-cell/>
        </table:table-row>
        <table:table-row table:style-name="ro2">
          <table:table-cell office:value-type="string">
            <text:p>A3s</text:p>
          </table:table-cell>
          <table:table-cell table:style-name="ce15" office:value-type="float" office:value="570">
            <text:p>570</text:p>
          </table:table-cell>
          <table:table-cell table:style-name="ce15" office:value-type="float" office:value="342">
            <text:p>342</text:p>
          </table:table-cell>
          <table:table-cell table:formula="of:=[.C37]/[.B37]" office:value-type="float" office:value="0.6">
            <text:p>0,60</text:p>
          </table:table-cell>
          <table:table-cell table:style-name="ce15" office:value-type="float" office:value="605">
            <text:p>605</text:p>
          </table:table-cell>
          <table:table-cell table:style-name="ce15" office:value-type="float" office:value="107">
            <text:p>107</text:p>
          </table:table-cell>
          <table:table-cell table:formula="of:=[.F37]/[.E37]" office:value-type="float" office:value="0.176859504132231">
            <text:p>0,18</text:p>
          </table:table-cell>
          <table:table-cell table:style-name="ce15" office:value-type="float" office:value="1186">
            <text:p>1186</text:p>
          </table:table-cell>
          <table:table-cell table:style-name="ce15" office:value-type="float" office:value="1272">
            <text:p>1272</text:p>
          </table:table-cell>
          <table:table-cell table:formula="of:=[.I37]/[.H37]" office:value-type="float" office:value="1.07251264755481">
            <text:p>1,07</text:p>
          </table:table-cell>
          <table:table-cell table:style-name="ce15" office:value-type="float" office:value="1186">
            <text:p>1186</text:p>
          </table:table-cell>
          <table:table-cell table:style-name="ce15" office:value-type="float" office:value="452">
            <text:p>452</text:p>
          </table:table-cell>
          <table:table-cell table:formula="of:=[.L37]/[.K37]" office:value-type="float" office:value="0.381112984822934">
            <text:p>0,38</text:p>
          </table:table-cell>
          <table:table-cell table:formula="of:=[.B37]+[.H37]" office:value-type="float" office:value="1756">
            <text:p>1756</text:p>
          </table:table-cell>
          <table:table-cell table:formula="of:=[.C37]+[.I37]" office:value-type="float" office:value="1614">
            <text:p>1614</text:p>
          </table:table-cell>
          <table:table-cell table:style-name="ce16" table:formula="of:=[.O37]/[.N37]" office:value-type="float" office:value="0.919134396355353">
            <text:p>0,92</text:p>
          </table:table-cell>
          <table:table-cell table:formula="of:=[.E37]+[.K37]" office:value-type="float" office:value="1791">
            <text:p>1791</text:p>
          </table:table-cell>
          <table:table-cell table:formula="of:=[.F37]+[.L37]" office:value-type="float" office:value="559">
            <text:p>559</text:p>
          </table:table-cell>
          <table:table-cell table:style-name="ce16" table:formula="of:=[.R37]/[.Q37]" office:value-type="float" office:value="0.312116136236739">
            <text:p>0,31</text:p>
          </table:table-cell>
          <table:table-cell table:style-name="ce16" table:formula="of:=[.P37]" office:value-type="float" office:value="0.919134396355353">
            <text:p>0,92</text:p>
          </table:table-cell>
          <table:table-cell table:style-name="ce16" table:formula="of:=[.S37]" office:value-type="float" office:value="0.312116136236739">
            <text:p>0,31</text:p>
          </table:table-cell>
          <table:table-cell/>
        </table:table-row>
        <table:table-row table:style-name="ro2">
          <table:table-cell office:value-type="string">
            <text:p>A3o</text:p>
          </table:table-cell>
          <table:table-cell table:style-name="ce15" office:value-type="float" office:value="1749">
            <text:p>1749</text:p>
          </table:table-cell>
          <table:table-cell table:style-name="ce15" office:value-type="float" office:value="455">
            <text:p>455</text:p>
          </table:table-cell>
          <table:table-cell table:formula="of:=[.C38]/[.B38]" office:value-type="float" office:value="0.260148656375071">
            <text:p>0,26</text:p>
          </table:table-cell>
          <table:table-cell table:style-name="ce15" office:value-type="float" office:value="1681">
            <text:p>1681</text:p>
          </table:table-cell>
          <table:table-cell table:style-name="ce15" office:value-type="float" office:value="-109.5">
            <text:p>-110</text:p>
          </table:table-cell>
          <table:table-cell table:formula="of:=[.F38]/[.E38]" office:value-type="float" office:value="-0.0651397977394408">
            <text:p>-0,07</text:p>
          </table:table-cell>
          <table:table-cell table:style-name="ce15" office:value-type="float" office:value="3455">
            <text:p>3455</text:p>
          </table:table-cell>
          <table:table-cell table:style-name="ce15" office:value-type="float" office:value="957">
            <text:p>957</text:p>
          </table:table-cell>
          <table:table-cell table:formula="of:=[.I38]/[.H38]" office:value-type="float" office:value="0.27698986975398">
            <text:p>0,28</text:p>
          </table:table-cell>
          <table:table-cell table:style-name="ce15" office:value-type="float" office:value="3434">
            <text:p>3434</text:p>
          </table:table-cell>
          <table:table-cell table:style-name="ce15" office:value-type="float" office:value="469">
            <text:p>469</text:p>
          </table:table-cell>
          <table:table-cell table:formula="of:=[.L38]/[.K38]" office:value-type="float" office:value="0.136575422248107">
            <text:p>0,14</text:p>
          </table:table-cell>
          <table:table-cell table:formula="of:=[.B38]+[.H38]" office:value-type="float" office:value="5204">
            <text:p>5204</text:p>
          </table:table-cell>
          <table:table-cell table:formula="of:=[.C38]+[.I38]" office:value-type="float" office:value="1412">
            <text:p>1412</text:p>
          </table:table-cell>
          <table:table-cell table:style-name="ce16" table:formula="of:=[.O38]/[.N38]" office:value-type="float" office:value="0.271329746348962">
            <text:p>0,27</text:p>
          </table:table-cell>
          <table:table-cell table:formula="of:=[.E38]+[.K38]" office:value-type="float" office:value="5115">
            <text:p>5115</text:p>
          </table:table-cell>
          <table:table-cell table:formula="of:=[.F38]+[.L38]" office:value-type="float" office:value="359.5">
            <text:p>359,5</text:p>
          </table:table-cell>
          <table:table-cell table:style-name="ce16" table:formula="of:=[.R38]/[.Q38]" office:value-type="float" office:value="0.0702834799608993">
            <text:p>0,07</text:p>
          </table:table-cell>
          <table:table-cell table:style-name="ce16" table:formula="of:=[.P38]" office:value-type="float" office:value="0.271329746348962">
            <text:p>0,27</text:p>
          </table:table-cell>
          <table:table-cell table:style-name="ce16" table:formula="of:=[.S38]" office:value-type="float" office:value="0.0702834799608993">
            <text:p>0,07</text:p>
          </table:table-cell>
          <table:table-cell/>
        </table:table-row>
        <table:table-row table:style-name="ro2">
          <table:table-cell office:value-type="string">
            <text:p>A2s</text:p>
          </table:table-cell>
          <table:table-cell table:style-name="ce15" office:value-type="float" office:value="600">
            <text:p>600</text:p>
          </table:table-cell>
          <table:table-cell table:style-name="ce15" office:value-type="float" office:value="225">
            <text:p>225</text:p>
          </table:table-cell>
          <table:table-cell table:formula="of:=[.C39]/[.B39]" office:value-type="float" office:value="0.375">
            <text:p>0,38</text:p>
          </table:table-cell>
          <table:table-cell table:style-name="ce15" office:value-type="float" office:value="626">
            <text:p>626</text:p>
          </table:table-cell>
          <table:table-cell table:style-name="ce15" office:value-type="float" office:value="153.5">
            <text:p>154</text:p>
          </table:table-cell>
          <table:table-cell table:formula="of:=[.F39]/[.E39]" office:value-type="float" office:value="0.245207667731629">
            <text:p>0,25</text:p>
          </table:table-cell>
          <table:table-cell table:style-name="ce15" office:value-type="float" office:value="1089">
            <text:p>1089</text:p>
          </table:table-cell>
          <table:table-cell table:style-name="ce15" office:value-type="float" office:value="464">
            <text:p>464</text:p>
          </table:table-cell>
          <table:table-cell table:formula="of:=[.I39]/[.H39]" office:value-type="float" office:value="0.426078971533517">
            <text:p>0,43</text:p>
          </table:table-cell>
          <table:table-cell table:style-name="ce15" office:value-type="float" office:value="1124">
            <text:p>1124</text:p>
          </table:table-cell>
          <table:table-cell table:style-name="ce15" office:value-type="float" office:value="256.5">
            <text:p>257</text:p>
          </table:table-cell>
          <table:table-cell table:formula="of:=[.L39]/[.K39]" office:value-type="float" office:value="0.228202846975089">
            <text:p>0,23</text:p>
          </table:table-cell>
          <table:table-cell table:formula="of:=[.B39]+[.H39]" office:value-type="float" office:value="1689">
            <text:p>1689</text:p>
          </table:table-cell>
          <table:table-cell table:formula="of:=[.C39]+[.I39]" office:value-type="float" office:value="689">
            <text:p>689</text:p>
          </table:table-cell>
          <table:table-cell table:style-name="ce16" table:formula="of:=[.O39]/[.N39]" office:value-type="float" office:value="0.40793368857312">
            <text:p>0,41</text:p>
          </table:table-cell>
          <table:table-cell table:formula="of:=[.E39]+[.K39]" office:value-type="float" office:value="1750">
            <text:p>1750</text:p>
          </table:table-cell>
          <table:table-cell table:formula="of:=[.F39]+[.L39]" office:value-type="float" office:value="410">
            <text:p>410</text:p>
          </table:table-cell>
          <table:table-cell table:style-name="ce16" table:formula="of:=[.R39]/[.Q39]" office:value-type="float" office:value="0.234285714285714">
            <text:p>0,23</text:p>
          </table:table-cell>
          <table:table-cell table:style-name="ce16" table:formula="of:=[.P39]" office:value-type="float" office:value="0.40793368857312">
            <text:p>0,41</text:p>
          </table:table-cell>
          <table:table-cell table:style-name="ce16" table:formula="of:=[.S39]" office:value-type="float" office:value="0.234285714285714">
            <text:p>0,23</text:p>
          </table:table-cell>
          <table:table-cell/>
        </table:table-row>
        <table:table-row table:style-name="ro2">
          <table:table-cell office:value-type="string">
            <text:p>A2o</text:p>
          </table:table-cell>
          <table:table-cell table:style-name="ce15" office:value-type="float" office:value="1783">
            <text:p>1783</text:p>
          </table:table-cell>
          <table:table-cell table:style-name="ce15" office:value-type="float" office:value="622">
            <text:p>622</text:p>
          </table:table-cell>
          <table:table-cell table:formula="of:=[.C40]/[.B40]" office:value-type="float" office:value="0.348850252383623">
            <text:p>0,35</text:p>
          </table:table-cell>
          <table:table-cell table:style-name="ce15" office:value-type="float" office:value="1725">
            <text:p>1725</text:p>
          </table:table-cell>
          <table:table-cell table:style-name="ce15" office:value-type="float" office:value="627">
            <text:p>627</text:p>
          </table:table-cell>
          <table:table-cell table:formula="of:=[.F40]/[.E40]" office:value-type="float" office:value="0.363478260869565">
            <text:p>0,36</text:p>
          </table:table-cell>
          <table:table-cell table:style-name="ce15" office:value-type="float" office:value="3477">
            <text:p>3477</text:p>
          </table:table-cell>
          <table:table-cell table:style-name="ce15" office:value-type="float" office:value="821">
            <text:p>821</text:p>
          </table:table-cell>
          <table:table-cell table:formula="of:=[.I40]/[.H40]" office:value-type="float" office:value="0.2361230946218">
            <text:p>0,24</text:p>
          </table:table-cell>
          <table:table-cell table:style-name="ce15" office:value-type="float" office:value="3524">
            <text:p>3524</text:p>
          </table:table-cell>
          <table:table-cell table:style-name="ce15" office:value-type="float" office:value="-987.5">
            <text:p>-988</text:p>
          </table:table-cell>
          <table:table-cell table:formula="of:=[.L40]/[.K40]" office:value-type="float" office:value="-0.28022133938706">
            <text:p>-0,28</text:p>
          </table:table-cell>
          <table:table-cell table:formula="of:=[.B40]+[.H40]" office:value-type="float" office:value="5260">
            <text:p>5260</text:p>
          </table:table-cell>
          <table:table-cell table:formula="of:=[.C40]+[.I40]" office:value-type="float" office:value="1443">
            <text:p>1443</text:p>
          </table:table-cell>
          <table:table-cell table:style-name="ce16" table:formula="of:=[.O40]/[.N40]" office:value-type="float" office:value="0.274334600760456">
            <text:p>0,27</text:p>
          </table:table-cell>
          <table:table-cell table:formula="of:=[.E40]+[.K40]" office:value-type="float" office:value="5249">
            <text:p>5249</text:p>
          </table:table-cell>
          <table:table-cell table:formula="of:=[.F40]+[.L40]" office:value-type="float" office:value="-360.5">
            <text:p>-360,5</text:p>
          </table:table-cell>
          <table:table-cell table:style-name="ce16" table:formula="of:=[.R40]/[.Q40]" office:value-type="float" office:value="-0.0686797485235283">
            <text:p>-0,07</text:p>
          </table:table-cell>
          <table:table-cell table:style-name="ce16" table:formula="of:=[.P40]" office:value-type="float" office:value="0.274334600760456">
            <text:p>0,27</text:p>
          </table:table-cell>
          <table:table-cell table:style-name="ce16" table:formula="of:=[.S40]" office:value-type="float" office:value="-0.0686797485235283">
            <text:p>-0,07</text:p>
          </table:table-cell>
          <table:table-cell/>
        </table:table-row>
        <table:table-row table:style-name="ro2">
          <table:table-cell office:value-type="string">
            <text:p>KQs</text:p>
          </table:table-cell>
          <table:table-cell table:style-name="ce15" office:value-type="float" office:value="580">
            <text:p>580</text:p>
          </table:table-cell>
          <table:table-cell table:style-name="ce15" office:value-type="float" office:value="558">
            <text:p>558</text:p>
          </table:table-cell>
          <table:table-cell table:formula="of:=[.C41]/[.B41]" office:value-type="float" office:value="0.962068965517241">
            <text:p>0,96</text:p>
          </table:table-cell>
          <table:table-cell table:style-name="ce15" office:value-type="float" office:value="613">
            <text:p>613</text:p>
          </table:table-cell>
          <table:table-cell table:style-name="ce15" office:value-type="float" office:value="603.5">
            <text:p>604</text:p>
          </table:table-cell>
          <table:table-cell table:formula="of:=[.F41]/[.E41]" office:value-type="float" office:value="0.984502446982055">
            <text:p>0,98</text:p>
          </table:table-cell>
          <table:table-cell table:style-name="ce15" office:value-type="float" office:value="1131">
            <text:p>1131</text:p>
          </table:table-cell>
          <table:table-cell table:style-name="ce15" office:value-type="float" office:value="1561">
            <text:p>1561</text:p>
          </table:table-cell>
          <table:table-cell table:formula="of:=[.I41]/[.H41]" office:value-type="float" office:value="1.38019451812555">
            <text:p>1,38</text:p>
          </table:table-cell>
          <table:table-cell table:style-name="ce15" office:value-type="float" office:value="1171">
            <text:p>1171</text:p>
          </table:table-cell>
          <table:table-cell table:style-name="ce15" office:value-type="float" office:value="1198">
            <text:p>1198</text:p>
          </table:table-cell>
          <table:table-cell table:formula="of:=[.L41]/[.K41]" office:value-type="float" office:value="1.02305721605465">
            <text:p>1,02</text:p>
          </table:table-cell>
          <table:table-cell table:formula="of:=[.B41]+[.H41]" office:value-type="float" office:value="1711">
            <text:p>1711</text:p>
          </table:table-cell>
          <table:table-cell table:formula="of:=[.C41]+[.I41]" office:value-type="float" office:value="2119">
            <text:p>2119</text:p>
          </table:table-cell>
          <table:table-cell table:style-name="ce16" table:formula="of:=[.O41]/[.N41]" office:value-type="float" office:value="1.23845704266511">
            <text:p>1,24</text:p>
          </table:table-cell>
          <table:table-cell table:formula="of:=[.E41]+[.K41]" office:value-type="float" office:value="1784">
            <text:p>1784</text:p>
          </table:table-cell>
          <table:table-cell table:formula="of:=[.F41]+[.L41]" office:value-type="float" office:value="1801.5">
            <text:p>1801,5</text:p>
          </table:table-cell>
          <table:table-cell table:style-name="ce16" table:formula="of:=[.R41]/[.Q41]" office:value-type="float" office:value="1.00980941704036">
            <text:p>1,01</text:p>
          </table:table-cell>
          <table:table-cell table:style-name="ce16" table:formula="of:=[.P41]" office:value-type="float" office:value="1.23845704266511">
            <text:p>1,24</text:p>
          </table:table-cell>
          <table:table-cell table:style-name="ce16" table:formula="of:=[.S41]" office:value-type="float" office:value="1.00980941704036">
            <text:p>1,01</text:p>
          </table:table-cell>
          <table:table-cell/>
        </table:table-row>
        <table:table-row table:style-name="ro2">
          <table:table-cell office:value-type="string">
            <text:p>KQo</text:p>
          </table:table-cell>
          <table:table-cell table:style-name="ce15" office:value-type="float" office:value="1728">
            <text:p>1728</text:p>
          </table:table-cell>
          <table:table-cell table:style-name="ce15" office:value-type="float" office:value="2030">
            <text:p>2030</text:p>
          </table:table-cell>
          <table:table-cell table:formula="of:=[.C42]/[.B42]" office:value-type="float" office:value="1.17476851851852">
            <text:p>1,17</text:p>
          </table:table-cell>
          <table:table-cell table:style-name="ce15" office:value-type="float" office:value="1729">
            <text:p>1729</text:p>
          </table:table-cell>
          <table:table-cell table:style-name="ce15" office:value-type="float" office:value="1511">
            <text:p>1511</text:p>
          </table:table-cell>
          <table:table-cell table:formula="of:=[.F42]/[.E42]" office:value-type="float" office:value="0.873915558126084">
            <text:p>0,87</text:p>
          </table:table-cell>
          <table:table-cell table:style-name="ce15" office:value-type="float" office:value="3483">
            <text:p>3483</text:p>
          </table:table-cell>
          <table:table-cell table:style-name="ce15" office:value-type="float" office:value="3423">
            <text:p>3423</text:p>
          </table:table-cell>
          <table:table-cell table:formula="of:=[.I42]/[.H42]" office:value-type="float" office:value="0.982773471145564">
            <text:p>0,98</text:p>
          </table:table-cell>
          <table:table-cell table:style-name="ce15" office:value-type="float" office:value="3379">
            <text:p>3379</text:p>
          </table:table-cell>
          <table:table-cell table:style-name="ce15" office:value-type="float" office:value="2565">
            <text:p>2565</text:p>
          </table:table-cell>
          <table:table-cell table:formula="of:=[.L42]/[.K42]" office:value-type="float" office:value="0.759100325540101">
            <text:p>0,76</text:p>
          </table:table-cell>
          <table:table-cell table:formula="of:=[.B42]+[.H42]" office:value-type="float" office:value="5211">
            <text:p>5211</text:p>
          </table:table-cell>
          <table:table-cell table:formula="of:=[.C42]+[.I42]" office:value-type="float" office:value="5453">
            <text:p>5453</text:p>
          </table:table-cell>
          <table:table-cell table:style-name="ce16" table:formula="of:=[.O42]/[.N42]" office:value-type="float" office:value="1.04644022260603">
            <text:p>1,05</text:p>
          </table:table-cell>
          <table:table-cell table:formula="of:=[.E42]+[.K42]" office:value-type="float" office:value="5108">
            <text:p>5108</text:p>
          </table:table-cell>
          <table:table-cell table:formula="of:=[.F42]+[.L42]" office:value-type="float" office:value="4076">
            <text:p>4076</text:p>
          </table:table-cell>
          <table:table-cell table:style-name="ce16" table:formula="of:=[.R42]/[.Q42]" office:value-type="float" office:value="0.79796397807361">
            <text:p>0,80</text:p>
          </table:table-cell>
          <table:table-cell table:style-name="ce16" table:formula="of:=[.P42]" office:value-type="float" office:value="1.04644022260603">
            <text:p>1,05</text:p>
          </table:table-cell>
          <table:table-cell table:style-name="ce16" table:formula="of:=[.S42]" office:value-type="float" office:value="0.79796397807361">
            <text:p>0,80</text:p>
          </table:table-cell>
          <table:table-cell/>
        </table:table-row>
        <table:table-row table:style-name="ro2">
          <table:table-cell office:value-type="string">
            <text:p>KJs</text:p>
          </table:table-cell>
          <table:table-cell table:style-name="ce15" office:value-type="float" office:value="554">
            <text:p>554</text:p>
          </table:table-cell>
          <table:table-cell table:style-name="ce15" office:value-type="float" office:value="698">
            <text:p>698</text:p>
          </table:table-cell>
          <table:table-cell table:formula="of:=[.C43]/[.B43]" office:value-type="float" office:value="1.25992779783394">
            <text:p>1,26</text:p>
          </table:table-cell>
          <table:table-cell table:style-name="ce15" office:value-type="float" office:value="645">
            <text:p>645</text:p>
          </table:table-cell>
          <table:table-cell table:style-name="ce15" office:value-type="float" office:value="1104.5">
            <text:p>1105</text:p>
          </table:table-cell>
          <table:table-cell table:formula="of:=[.F43]/[.E43]" office:value-type="float" office:value="1.71240310077519">
            <text:p>1,71</text:p>
          </table:table-cell>
          <table:table-cell table:style-name="ce15" office:value-type="float" office:value="1212">
            <text:p>1212</text:p>
          </table:table-cell>
          <table:table-cell table:style-name="ce15" office:value-type="float" office:value="1403">
            <text:p>1403</text:p>
          </table:table-cell>
          <table:table-cell table:formula="of:=[.I43]/[.H43]" office:value-type="float" office:value="1.15759075907591">
            <text:p>1,16</text:p>
          </table:table-cell>
          <table:table-cell table:style-name="ce15" office:value-type="float" office:value="1196">
            <text:p>1196</text:p>
          </table:table-cell>
          <table:table-cell table:style-name="ce15" office:value-type="float" office:value="1256">
            <text:p>1256</text:p>
          </table:table-cell>
          <table:table-cell table:formula="of:=[.L43]/[.K43]" office:value-type="float" office:value="1.05016722408027">
            <text:p>1,05</text:p>
          </table:table-cell>
          <table:table-cell table:formula="of:=[.B43]+[.H43]" office:value-type="float" office:value="1766">
            <text:p>1766</text:p>
          </table:table-cell>
          <table:table-cell table:formula="of:=[.C43]+[.I43]" office:value-type="float" office:value="2101">
            <text:p>2101</text:p>
          </table:table-cell>
          <table:table-cell table:style-name="ce16" table:formula="of:=[.O43]/[.N43]" office:value-type="float" office:value="1.18969422423556">
            <text:p>1,19</text:p>
          </table:table-cell>
          <table:table-cell table:formula="of:=[.E43]+[.K43]" office:value-type="float" office:value="1841">
            <text:p>1841</text:p>
          </table:table-cell>
          <table:table-cell table:formula="of:=[.F43]+[.L43]" office:value-type="float" office:value="2360.5">
            <text:p>2360,5</text:p>
          </table:table-cell>
          <table:table-cell table:style-name="ce16" table:formula="of:=[.R43]/[.Q43]" office:value-type="float" office:value="1.28218359587181">
            <text:p>1,28</text:p>
          </table:table-cell>
          <table:table-cell table:style-name="ce16" table:formula="of:=[.P43]" office:value-type="float" office:value="1.18969422423556">
            <text:p>1,19</text:p>
          </table:table-cell>
          <table:table-cell table:style-name="ce16" table:formula="of:=[.S43]-0.29" office:value-type="float" office:value="0.992183595871809">
            <text:p>0,99</text:p>
          </table:table-cell>
          <table:table-cell office:value-type="string">
            <text:p>p1 corrected to be &lt; KQs</text:p>
          </table:table-cell>
        </table:table-row>
        <table:table-row table:style-name="ro2">
          <table:table-cell office:value-type="string">
            <text:p>KJo</text:p>
          </table:table-cell>
          <table:table-cell table:style-name="ce15" office:value-type="float" office:value="1735">
            <text:p>1735</text:p>
          </table:table-cell>
          <table:table-cell table:style-name="ce15" office:value-type="float" office:value="1440">
            <text:p>1440</text:p>
          </table:table-cell>
          <table:table-cell table:formula="of:=[.C44]/[.B44]" office:value-type="float" office:value="0.829971181556196">
            <text:p>0,83</text:p>
          </table:table-cell>
          <table:table-cell table:style-name="ce15" office:value-type="float" office:value="1716">
            <text:p>1716</text:p>
          </table:table-cell>
          <table:table-cell table:style-name="ce15" office:value-type="float" office:value="958.5">
            <text:p>959</text:p>
          </table:table-cell>
          <table:table-cell table:formula="of:=[.F44]/[.E44]" office:value-type="float" office:value="0.558566433566434">
            <text:p>0,56</text:p>
          </table:table-cell>
          <table:table-cell table:style-name="ce15" office:value-type="float" office:value="3437">
            <text:p>3437</text:p>
          </table:table-cell>
          <table:table-cell table:style-name="ce15" office:value-type="float" office:value="3401">
            <text:p>3401</text:p>
          </table:table-cell>
          <table:table-cell table:formula="of:=[.I44]/[.H44]" office:value-type="float" office:value="0.989525749199884">
            <text:p>0,99</text:p>
          </table:table-cell>
          <table:table-cell table:style-name="ce15" office:value-type="float" office:value="3493">
            <text:p>3493</text:p>
          </table:table-cell>
          <table:table-cell table:style-name="ce15" office:value-type="float" office:value="2818.5">
            <text:p>2819</text:p>
          </table:table-cell>
          <table:table-cell table:formula="of:=[.L44]/[.K44]" office:value-type="float" office:value="0.806899513312339">
            <text:p>0,81</text:p>
          </table:table-cell>
          <table:table-cell table:formula="of:=[.B44]+[.H44]" office:value-type="float" office:value="5172">
            <text:p>5172</text:p>
          </table:table-cell>
          <table:table-cell table:formula="of:=[.C44]+[.I44]" office:value-type="float" office:value="4841">
            <text:p>4841</text:p>
          </table:table-cell>
          <table:table-cell table:style-name="ce16" table:formula="of:=[.O44]/[.N44]" office:value-type="float" office:value="0.93600154679041">
            <text:p>0,94</text:p>
          </table:table-cell>
          <table:table-cell table:formula="of:=[.E44]+[.K44]" office:value-type="float" office:value="5209">
            <text:p>5209</text:p>
          </table:table-cell>
          <table:table-cell table:formula="of:=[.F44]+[.L44]" office:value-type="float" office:value="3777">
            <text:p>3777</text:p>
          </table:table-cell>
          <table:table-cell table:style-name="ce16" table:formula="of:=[.R44]/[.Q44]" office:value-type="float" office:value="0.725091188327894">
            <text:p>0,73</text:p>
          </table:table-cell>
          <table:table-cell table:style-name="ce16" table:formula="of:=[.P44]" office:value-type="float" office:value="0.93600154679041">
            <text:p>0,94</text:p>
          </table:table-cell>
          <table:table-cell table:style-name="ce16" table:formula="of:=[.S44]" office:value-type="float" office:value="0.725091188327894">
            <text:p>0,73</text:p>
          </table:table-cell>
          <table:table-cell/>
        </table:table-row>
        <table:table-row table:style-name="ro2">
          <table:table-cell office:value-type="string">
            <text:p>KTs</text:p>
          </table:table-cell>
          <table:table-cell table:style-name="ce15" office:value-type="float" office:value="583">
            <text:p>583</text:p>
          </table:table-cell>
          <table:table-cell table:style-name="ce15" office:value-type="float" office:value="769">
            <text:p>769</text:p>
          </table:table-cell>
          <table:table-cell table:formula="of:=[.C45]/[.B45]" office:value-type="float" office:value="1.31903945111492">
            <text:p>1,32</text:p>
          </table:table-cell>
          <table:table-cell table:style-name="ce15" office:value-type="float" office:value="586">
            <text:p>586</text:p>
          </table:table-cell>
          <table:table-cell table:style-name="ce15" office:value-type="float" office:value="547.5">
            <text:p>548</text:p>
          </table:table-cell>
          <table:table-cell table:formula="of:=[.F45]/[.E45]" office:value-type="float" office:value="0.934300341296928">
            <text:p>0,93</text:p>
          </table:table-cell>
          <table:table-cell table:style-name="ce15" office:value-type="float" office:value="1178">
            <text:p>1178</text:p>
          </table:table-cell>
          <table:table-cell table:style-name="ce15" office:value-type="float" office:value="1661">
            <text:p>1661</text:p>
          </table:table-cell>
          <table:table-cell table:formula="of:=[.I45]/[.H45]" office:value-type="float" office:value="1.41001697792869">
            <text:p>1,41</text:p>
          </table:table-cell>
          <table:table-cell table:style-name="ce15" office:value-type="float" office:value="1089">
            <text:p>1089</text:p>
          </table:table-cell>
          <table:table-cell table:style-name="ce15" office:value-type="float" office:value="974">
            <text:p>974</text:p>
          </table:table-cell>
          <table:table-cell table:formula="of:=[.L45]/[.K45]" office:value-type="float" office:value="0.894398530762167">
            <text:p>0,89</text:p>
          </table:table-cell>
          <table:table-cell table:formula="of:=[.B45]+[.H45]" office:value-type="float" office:value="1761">
            <text:p>1761</text:p>
          </table:table-cell>
          <table:table-cell table:formula="of:=[.C45]+[.I45]" office:value-type="float" office:value="2430">
            <text:p>2430</text:p>
          </table:table-cell>
          <table:table-cell table:style-name="ce16" table:formula="of:=[.O45]/[.N45]" office:value-type="float" office:value="1.37989778534923">
            <text:p>1,38</text:p>
          </table:table-cell>
          <table:table-cell table:formula="of:=[.E45]+[.K45]" office:value-type="float" office:value="1675">
            <text:p>1675</text:p>
          </table:table-cell>
          <table:table-cell table:formula="of:=[.F45]+[.L45]" office:value-type="float" office:value="1521.5">
            <text:p>1521,5</text:p>
          </table:table-cell>
          <table:table-cell table:style-name="ce16" table:formula="of:=[.R45]/[.Q45]" office:value-type="float" office:value="0.908358208955224">
            <text:p>0,91</text:p>
          </table:table-cell>
          <table:table-cell table:style-name="ce16" table:formula="of:=[.P45]-0.21" office:value-type="float" office:value="1.16989778534923">
            <text:p>1,17</text:p>
          </table:table-cell>
          <table:table-cell table:style-name="ce16" table:formula="of:=[.S45]" office:value-type="float" office:value="0.908358208955224">
            <text:p>0,91</text:p>
          </table:table-cell>
          <table:table-cell office:value-type="string">
            <text:p>p0 to be &lt; KJs</text:p>
          </table:table-cell>
        </table:table-row>
        <table:table-row table:style-name="ro2">
          <table:table-cell office:value-type="string">
            <text:p>KTo</text:p>
          </table:table-cell>
          <table:table-cell table:style-name="ce15" office:value-type="float" office:value="1752">
            <text:p>1752</text:p>
          </table:table-cell>
          <table:table-cell table:style-name="ce15" office:value-type="float" office:value="1543">
            <text:p>1543</text:p>
          </table:table-cell>
          <table:table-cell table:formula="of:=[.C46]/[.B46]" office:value-type="float" office:value="0.880707762557078">
            <text:p>0,88</text:p>
          </table:table-cell>
          <table:table-cell table:style-name="ce15" office:value-type="float" office:value="1779">
            <text:p>1779</text:p>
          </table:table-cell>
          <table:table-cell table:style-name="ce15" office:value-type="float" office:value="1001">
            <text:p>1001</text:p>
          </table:table-cell>
          <table:table-cell table:formula="of:=[.F46]/[.E46]" office:value-type="float" office:value="0.562675660483418">
            <text:p>0,56</text:p>
          </table:table-cell>
          <table:table-cell table:style-name="ce15" office:value-type="float" office:value="3426">
            <text:p>3426</text:p>
          </table:table-cell>
          <table:table-cell table:style-name="ce15" office:value-type="float" office:value="2372">
            <text:p>2372</text:p>
          </table:table-cell>
          <table:table-cell table:formula="of:=[.I46]/[.H46]" office:value-type="float" office:value="0.69235259778167">
            <text:p>0,69</text:p>
          </table:table-cell>
          <table:table-cell table:style-name="ce15" office:value-type="float" office:value="3465">
            <text:p>3465</text:p>
          </table:table-cell>
          <table:table-cell table:style-name="ce15" office:value-type="float" office:value="1583">
            <text:p>1583</text:p>
          </table:table-cell>
          <table:table-cell table:formula="of:=[.L46]/[.K46]" office:value-type="float" office:value="0.456854256854257">
            <text:p>0,46</text:p>
          </table:table-cell>
          <table:table-cell table:formula="of:=[.B46]+[.H46]" office:value-type="float" office:value="5178">
            <text:p>5178</text:p>
          </table:table-cell>
          <table:table-cell table:formula="of:=[.C46]+[.I46]" office:value-type="float" office:value="3915">
            <text:p>3915</text:p>
          </table:table-cell>
          <table:table-cell table:style-name="ce16" table:formula="of:=[.O46]/[.N46]" office:value-type="float" office:value="0.756083429895713">
            <text:p>0,76</text:p>
          </table:table-cell>
          <table:table-cell table:formula="of:=[.E46]+[.K46]" office:value-type="float" office:value="5244">
            <text:p>5244</text:p>
          </table:table-cell>
          <table:table-cell table:formula="of:=[.F46]+[.L46]" office:value-type="float" office:value="2584">
            <text:p>2584</text:p>
          </table:table-cell>
          <table:table-cell table:style-name="ce16" table:formula="of:=[.R46]/[.Q46]" office:value-type="float" office:value="0.492753623188406">
            <text:p>0,49</text:p>
          </table:table-cell>
          <table:table-cell table:style-name="ce16" table:formula="of:=[.P46]" office:value-type="float" office:value="0.756083429895713">
            <text:p>0,76</text:p>
          </table:table-cell>
          <table:table-cell table:style-name="ce16" table:formula="of:=[.S46]" office:value-type="float" office:value="0.492753623188406">
            <text:p>0,49</text:p>
          </table:table-cell>
          <table:table-cell/>
        </table:table-row>
        <table:table-row table:style-name="ro2">
          <table:table-cell office:value-type="string">
            <text:p>K9s</text:p>
          </table:table-cell>
          <table:table-cell table:style-name="ce15" office:value-type="float" office:value="593">
            <text:p>593</text:p>
          </table:table-cell>
          <table:table-cell table:style-name="ce15" office:value-type="float" office:value="493">
            <text:p>493</text:p>
          </table:table-cell>
          <table:table-cell table:formula="of:=[.C47]/[.B47]" office:value-type="float" office:value="0.831365935919056">
            <text:p>0,83</text:p>
          </table:table-cell>
          <table:table-cell table:style-name="ce15" office:value-type="float" office:value="585">
            <text:p>585</text:p>
          </table:table-cell>
          <table:table-cell table:style-name="ce15" office:value-type="float" office:value="394">
            <text:p>394</text:p>
          </table:table-cell>
          <table:table-cell table:formula="of:=[.F47]/[.E47]" office:value-type="float" office:value="0.673504273504274">
            <text:p>0,67</text:p>
          </table:table-cell>
          <table:table-cell table:style-name="ce15" office:value-type="float" office:value="1127">
            <text:p>1127</text:p>
          </table:table-cell>
          <table:table-cell table:style-name="ce15" office:value-type="float" office:value="830">
            <text:p>830</text:p>
          </table:table-cell>
          <table:table-cell table:formula="of:=[.I47]/[.H47]" office:value-type="float" office:value="0.736468500443656">
            <text:p>0,74</text:p>
          </table:table-cell>
          <table:table-cell table:style-name="ce15" office:value-type="float" office:value="1115">
            <text:p>1115</text:p>
          </table:table-cell>
          <table:table-cell table:style-name="ce15" office:value-type="float" office:value="734">
            <text:p>734</text:p>
          </table:table-cell>
          <table:table-cell table:formula="of:=[.L47]/[.K47]" office:value-type="float" office:value="0.658295964125561">
            <text:p>0,66</text:p>
          </table:table-cell>
          <table:table-cell table:formula="of:=[.B47]+[.H47]" office:value-type="float" office:value="1720">
            <text:p>1720</text:p>
          </table:table-cell>
          <table:table-cell table:formula="of:=[.C47]+[.I47]" office:value-type="float" office:value="1323">
            <text:p>1323</text:p>
          </table:table-cell>
          <table:table-cell table:style-name="ce16" table:formula="of:=[.O47]/[.N47]" office:value-type="float" office:value="0.769186046511628">
            <text:p>0,77</text:p>
          </table:table-cell>
          <table:table-cell table:formula="of:=[.E47]+[.K47]" office:value-type="float" office:value="1700">
            <text:p>1700</text:p>
          </table:table-cell>
          <table:table-cell table:formula="of:=[.F47]+[.L47]" office:value-type="float" office:value="1128">
            <text:p>1128</text:p>
          </table:table-cell>
          <table:table-cell table:style-name="ce16" table:formula="of:=[.R47]/[.Q47]" office:value-type="float" office:value="0.663529411764706">
            <text:p>0,66</text:p>
          </table:table-cell>
          <table:table-cell table:style-name="ce16" table:formula="of:=[.P47]" office:value-type="float" office:value="0.769186046511628">
            <text:p>0,77</text:p>
          </table:table-cell>
          <table:table-cell table:style-name="ce16" table:formula="of:=[.S47]" office:value-type="float" office:value="0.663529411764706">
            <text:p>0,66</text:p>
          </table:table-cell>
          <table:table-cell/>
        </table:table-row>
        <table:table-row table:style-name="ro2">
          <table:table-cell office:value-type="string">
            <text:p>K9o</text:p>
          </table:table-cell>
          <table:table-cell table:style-name="ce15" office:value-type="float" office:value="1707">
            <text:p>1707</text:p>
          </table:table-cell>
          <table:table-cell table:style-name="ce15" office:value-type="float" office:value="794">
            <text:p>794</text:p>
          </table:table-cell>
          <table:table-cell table:formula="of:=[.C48]/[.B48]" office:value-type="float" office:value="0.46514352665495">
            <text:p>0,47</text:p>
          </table:table-cell>
          <table:table-cell table:style-name="ce15" office:value-type="float" office:value="1772">
            <text:p>1772</text:p>
          </table:table-cell>
          <table:table-cell table:style-name="ce15" office:value-type="float" office:value="548.5">
            <text:p>549</text:p>
          </table:table-cell>
          <table:table-cell table:formula="of:=[.F48]/[.E48]" office:value-type="float" office:value="0.309537246049661">
            <text:p>0,31</text:p>
          </table:table-cell>
          <table:table-cell table:style-name="ce15" office:value-type="float" office:value="3368">
            <text:p>3368</text:p>
          </table:table-cell>
          <table:table-cell table:style-name="ce15" office:value-type="float" office:value="1962">
            <text:p>1962</text:p>
          </table:table-cell>
          <table:table-cell table:formula="of:=[.I48]/[.H48]" office:value-type="float" office:value="0.582541567695962">
            <text:p>0,58</text:p>
          </table:table-cell>
          <table:table-cell table:style-name="ce15" office:value-type="float" office:value="3470">
            <text:p>3470</text:p>
          </table:table-cell>
          <table:table-cell table:style-name="ce15" office:value-type="float" office:value="556.5">
            <text:p>557</text:p>
          </table:table-cell>
          <table:table-cell table:formula="of:=[.L48]/[.K48]" office:value-type="float" office:value="0.160374639769452">
            <text:p>0,16</text:p>
          </table:table-cell>
          <table:table-cell table:formula="of:=[.B48]+[.H48]" office:value-type="float" office:value="5075">
            <text:p>5075</text:p>
          </table:table-cell>
          <table:table-cell table:formula="of:=[.C48]+[.I48]" office:value-type="float" office:value="2756">
            <text:p>2756</text:p>
          </table:table-cell>
          <table:table-cell table:style-name="ce16" table:formula="of:=[.O48]/[.N48]" office:value-type="float" office:value="0.543054187192118">
            <text:p>0,54</text:p>
          </table:table-cell>
          <table:table-cell table:formula="of:=[.E48]+[.K48]" office:value-type="float" office:value="5242">
            <text:p>5242</text:p>
          </table:table-cell>
          <table:table-cell table:formula="of:=[.F48]+[.L48]" office:value-type="float" office:value="1105">
            <text:p>1105</text:p>
          </table:table-cell>
          <table:table-cell table:style-name="ce16" table:formula="of:=[.R48]/[.Q48]" office:value-type="float" office:value="0.210797405570393">
            <text:p>0,21</text:p>
          </table:table-cell>
          <table:table-cell table:style-name="ce16" table:formula="of:=[.P48]" office:value-type="float" office:value="0.543054187192118">
            <text:p>0,54</text:p>
          </table:table-cell>
          <table:table-cell table:style-name="ce16" table:formula="of:=[.S48]" office:value-type="float" office:value="0.210797405570393">
            <text:p>0,21</text:p>
          </table:table-cell>
          <table:table-cell/>
        </table:table-row>
        <table:table-row table:style-name="ro2">
          <table:table-cell office:value-type="string">
            <text:p>K8s</text:p>
          </table:table-cell>
          <table:table-cell table:style-name="ce15" office:value-type="float" office:value="577">
            <text:p>577</text:p>
          </table:table-cell>
          <table:table-cell table:style-name="ce15" office:value-type="float" office:value="505">
            <text:p>505</text:p>
          </table:table-cell>
          <table:table-cell table:formula="of:=[.C49]/[.B49]" office:value-type="float" office:value="0.875216637781629">
            <text:p>0,88</text:p>
          </table:table-cell>
          <table:table-cell table:style-name="ce15" office:value-type="float" office:value="604">
            <text:p>604</text:p>
          </table:table-cell>
          <table:table-cell table:style-name="ce15" office:value-type="float" office:value="165.5">
            <text:p>166</text:p>
          </table:table-cell>
          <table:table-cell table:formula="of:=[.F49]/[.E49]" office:value-type="float" office:value="0.274006622516556">
            <text:p>0,27</text:p>
          </table:table-cell>
          <table:table-cell table:style-name="ce15" office:value-type="float" office:value="1121">
            <text:p>1121</text:p>
          </table:table-cell>
          <table:table-cell table:style-name="ce15" office:value-type="float" office:value="618">
            <text:p>618</text:p>
          </table:table-cell>
          <table:table-cell table:formula="of:=[.I49]/[.H49]" office:value-type="float" office:value="0.551293487957181">
            <text:p>0,55</text:p>
          </table:table-cell>
          <table:table-cell table:style-name="ce15" office:value-type="float" office:value="1130">
            <text:p>1130</text:p>
          </table:table-cell>
          <table:table-cell table:style-name="ce15" office:value-type="float" office:value="933.5">
            <text:p>934</text:p>
          </table:table-cell>
          <table:table-cell table:formula="of:=[.L49]/[.K49]" office:value-type="float" office:value="0.826106194690265">
            <text:p>0,83</text:p>
          </table:table-cell>
          <table:table-cell table:formula="of:=[.B49]+[.H49]" office:value-type="float" office:value="1698">
            <text:p>1698</text:p>
          </table:table-cell>
          <table:table-cell table:formula="of:=[.C49]+[.I49]" office:value-type="float" office:value="1123">
            <text:p>1123</text:p>
          </table:table-cell>
          <table:table-cell table:style-name="ce16" table:formula="of:=[.O49]/[.N49]" office:value-type="float" office:value="0.661366313309776">
            <text:p>0,66</text:p>
          </table:table-cell>
          <table:table-cell table:formula="of:=[.E49]+[.K49]" office:value-type="float" office:value="1734">
            <text:p>1734</text:p>
          </table:table-cell>
          <table:table-cell table:formula="of:=[.F49]+[.L49]" office:value-type="float" office:value="1099">
            <text:p>1099</text:p>
          </table:table-cell>
          <table:table-cell table:style-name="ce16" table:formula="of:=[.R49]/[.Q49]" office:value-type="float" office:value="0.633794694348328">
            <text:p>0,63</text:p>
          </table:table-cell>
          <table:table-cell table:style-name="ce16" table:formula="of:=[.P49]" office:value-type="float" office:value="0.661366313309776">
            <text:p>0,66</text:p>
          </table:table-cell>
          <table:table-cell table:style-name="ce16" table:formula="of:=[.S49]" office:value-type="float" office:value="0.633794694348328">
            <text:p>0,63</text:p>
          </table:table-cell>
          <table:table-cell/>
        </table:table-row>
        <table:table-row table:style-name="ro2">
          <table:table-cell office:value-type="string">
            <text:p>K8o</text:p>
          </table:table-cell>
          <table:table-cell table:style-name="ce15" office:value-type="float" office:value="1682">
            <text:p>1682</text:p>
          </table:table-cell>
          <table:table-cell table:style-name="ce15" office:value-type="float" office:value="153">
            <text:p>153</text:p>
          </table:table-cell>
          <table:table-cell table:formula="of:=[.C50]/[.B50]" office:value-type="float" office:value="0.0909631391200951">
            <text:p>0,09</text:p>
          </table:table-cell>
          <table:table-cell table:style-name="ce15" office:value-type="float" office:value="1801">
            <text:p>1801</text:p>
          </table:table-cell>
          <table:table-cell table:style-name="ce15" office:value-type="float" office:value="596">
            <text:p>596</text:p>
          </table:table-cell>
          <table:table-cell table:formula="of:=[.F50]/[.E50]" office:value-type="float" office:value="0.330927262631871">
            <text:p>0,33</text:p>
          </table:table-cell>
          <table:table-cell table:style-name="ce15" office:value-type="float" office:value="3390">
            <text:p>3390</text:p>
          </table:table-cell>
          <table:table-cell table:style-name="ce15" office:value-type="float" office:value="1133">
            <text:p>1133</text:p>
          </table:table-cell>
          <table:table-cell table:formula="of:=[.I50]/[.H50]" office:value-type="float" office:value="0.334218289085546">
            <text:p>0,33</text:p>
          </table:table-cell>
          <table:table-cell table:style-name="ce15" office:value-type="float" office:value="3429">
            <text:p>3429</text:p>
          </table:table-cell>
          <table:table-cell table:style-name="ce15" office:value-type="float" office:value="391">
            <text:p>391</text:p>
          </table:table-cell>
          <table:table-cell table:formula="of:=[.L50]/[.K50]" office:value-type="float" office:value="0.114027413240012">
            <text:p>0,11</text:p>
          </table:table-cell>
          <table:table-cell table:formula="of:=[.B50]+[.H50]" office:value-type="float" office:value="5072">
            <text:p>5072</text:p>
          </table:table-cell>
          <table:table-cell table:formula="of:=[.C50]+[.I50]" office:value-type="float" office:value="1286">
            <text:p>1286</text:p>
          </table:table-cell>
          <table:table-cell table:style-name="ce16" table:formula="of:=[.O50]/[.N50]" office:value-type="float" office:value="0.253548895899054">
            <text:p>0,25</text:p>
          </table:table-cell>
          <table:table-cell table:formula="of:=[.E50]+[.K50]" office:value-type="float" office:value="5230">
            <text:p>5230</text:p>
          </table:table-cell>
          <table:table-cell table:formula="of:=[.F50]+[.L50]" office:value-type="float" office:value="987">
            <text:p>987</text:p>
          </table:table-cell>
          <table:table-cell table:style-name="ce16" table:formula="of:=[.R50]/[.Q50]" office:value-type="float" office:value="0.188718929254302">
            <text:p>0,19</text:p>
          </table:table-cell>
          <table:table-cell table:style-name="ce16" table:formula="of:=[.P50]" office:value-type="float" office:value="0.253548895899054">
            <text:p>0,25</text:p>
          </table:table-cell>
          <table:table-cell table:style-name="ce16" table:formula="of:=[.S50]" office:value-type="float" office:value="0.188718929254302">
            <text:p>0,19</text:p>
          </table:table-cell>
          <table:table-cell/>
        </table:table-row>
        <table:table-row table:style-name="ro2">
          <table:table-cell office:value-type="string">
            <text:p>K7s</text:p>
          </table:table-cell>
          <table:table-cell table:style-name="ce15" office:value-type="float" office:value="587">
            <text:p>587</text:p>
          </table:table-cell>
          <table:table-cell table:style-name="ce15" office:value-type="float" office:value="171">
            <text:p>171</text:p>
          </table:table-cell>
          <table:table-cell table:formula="of:=[.C51]/[.B51]" office:value-type="float" office:value="0.291311754684838">
            <text:p>0,29</text:p>
          </table:table-cell>
          <table:table-cell table:style-name="ce15" office:value-type="float" office:value="586">
            <text:p>586</text:p>
          </table:table-cell>
          <table:table-cell table:style-name="ce15" office:value-type="float" office:value="85.5">
            <text:p>86</text:p>
          </table:table-cell>
          <table:table-cell table:formula="of:=[.F51]/[.E51]" office:value-type="float" office:value="0.145904436860068">
            <text:p>0,15</text:p>
          </table:table-cell>
          <table:table-cell table:style-name="ce15" office:value-type="float" office:value="1149">
            <text:p>1149</text:p>
          </table:table-cell>
          <table:table-cell table:style-name="ce15" office:value-type="float" office:value="543">
            <text:p>543</text:p>
          </table:table-cell>
          <table:table-cell table:formula="of:=[.I51]/[.H51]" office:value-type="float" office:value="0.472584856396867">
            <text:p>0,47</text:p>
          </table:table-cell>
          <table:table-cell table:style-name="ce15" office:value-type="float" office:value="1113">
            <text:p>1113</text:p>
          </table:table-cell>
          <table:table-cell table:style-name="ce15" office:value-type="float" office:value="204.5">
            <text:p>205</text:p>
          </table:table-cell>
          <table:table-cell table:formula="of:=[.L51]/[.K51]" office:value-type="float" office:value="0.183737646001797">
            <text:p>0,18</text:p>
          </table:table-cell>
          <table:table-cell table:formula="of:=[.B51]+[.H51]" office:value-type="float" office:value="1736">
            <text:p>1736</text:p>
          </table:table-cell>
          <table:table-cell table:formula="of:=[.C51]+[.I51]" office:value-type="float" office:value="714">
            <text:p>714</text:p>
          </table:table-cell>
          <table:table-cell table:style-name="ce16" table:formula="of:=[.O51]/[.N51]" office:value-type="float" office:value="0.411290322580645">
            <text:p>0,41</text:p>
          </table:table-cell>
          <table:table-cell table:formula="of:=[.E51]+[.K51]" office:value-type="float" office:value="1699">
            <text:p>1699</text:p>
          </table:table-cell>
          <table:table-cell table:formula="of:=[.F51]+[.L51]" office:value-type="float" office:value="290">
            <text:p>290</text:p>
          </table:table-cell>
          <table:table-cell table:style-name="ce16" table:formula="of:=[.R51]/[.Q51]" office:value-type="float" office:value="0.170688640376692">
            <text:p>0,17</text:p>
          </table:table-cell>
          <table:table-cell table:style-name="ce16" table:formula="of:=[.P51]" office:value-type="float" office:value="0.411290322580645">
            <text:p>0,41</text:p>
          </table:table-cell>
          <table:table-cell table:style-name="ce16" table:formula="of:=[.S51]" office:value-type="float" office:value="0.170688640376692">
            <text:p>0,17</text:p>
          </table:table-cell>
          <table:table-cell/>
        </table:table-row>
        <table:table-row table:style-name="ro2">
          <table:table-cell office:value-type="string">
            <text:p>K7o</text:p>
          </table:table-cell>
          <table:table-cell table:style-name="ce15" office:value-type="float" office:value="1676">
            <text:p>1676</text:p>
          </table:table-cell>
          <table:table-cell table:style-name="ce15" office:value-type="float" office:value="537">
            <text:p>537</text:p>
          </table:table-cell>
          <table:table-cell table:formula="of:=[.C52]/[.B52]" office:value-type="float" office:value="0.320405727923628">
            <text:p>0,32</text:p>
          </table:table-cell>
          <table:table-cell table:style-name="ce15" office:value-type="float" office:value="1774">
            <text:p>1774</text:p>
          </table:table-cell>
          <table:table-cell table:style-name="ce15" office:value-type="float" office:value="488">
            <text:p>488</text:p>
          </table:table-cell>
          <table:table-cell table:formula="of:=[.F52]/[.E52]" office:value-type="float" office:value="0.275084554678692">
            <text:p>0,28</text:p>
          </table:table-cell>
          <table:table-cell table:style-name="ce15" office:value-type="float" office:value="3452">
            <text:p>3452</text:p>
          </table:table-cell>
          <table:table-cell table:style-name="ce15" office:value-type="float" office:value="1485">
            <text:p>1485</text:p>
          </table:table-cell>
          <table:table-cell table:formula="of:=[.I52]/[.H52]" office:value-type="float" office:value="0.43018539976825">
            <text:p>0,43</text:p>
          </table:table-cell>
          <table:table-cell table:style-name="ce15" office:value-type="float" office:value="3542">
            <text:p>3542</text:p>
          </table:table-cell>
          <table:table-cell table:style-name="ce15" office:value-type="float" office:value="-364.5">
            <text:p>-365</text:p>
          </table:table-cell>
          <table:table-cell table:formula="of:=[.L52]/[.K52]" office:value-type="float" office:value="-0.102907961603614">
            <text:p>-0,10</text:p>
          </table:table-cell>
          <table:table-cell table:formula="of:=[.B52]+[.H52]" office:value-type="float" office:value="5128">
            <text:p>5128</text:p>
          </table:table-cell>
          <table:table-cell table:formula="of:=[.C52]+[.I52]" office:value-type="float" office:value="2022">
            <text:p>2022</text:p>
          </table:table-cell>
          <table:table-cell table:style-name="ce16" table:formula="of:=[.O52]/[.N52]" office:value-type="float" office:value="0.394305772230889">
            <text:p>0,39</text:p>
          </table:table-cell>
          <table:table-cell table:formula="of:=[.E52]+[.K52]" office:value-type="float" office:value="5316">
            <text:p>5316</text:p>
          </table:table-cell>
          <table:table-cell table:formula="of:=[.F52]+[.L52]" office:value-type="float" office:value="123.5">
            <text:p>123,5</text:p>
          </table:table-cell>
          <table:table-cell table:style-name="ce16" table:formula="of:=[.R52]/[.Q52]" office:value-type="float" office:value="0.0232317531978932">
            <text:p>0,02</text:p>
          </table:table-cell>
          <table:table-cell table:style-name="ce16" table:formula="of:=[.P52]" office:value-type="float" office:value="0.394305772230889">
            <text:p>0,39</text:p>
          </table:table-cell>
          <table:table-cell table:style-name="ce16" table:formula="of:=[.S52]" office:value-type="float" office:value="0.0232317531978932">
            <text:p>0,02</text:p>
          </table:table-cell>
          <table:table-cell/>
        </table:table-row>
        <table:table-row table:style-name="ro2">
          <table:table-cell office:value-type="string">
            <text:p>K6s</text:p>
          </table:table-cell>
          <table:table-cell table:style-name="ce15" office:value-type="float" office:value="625">
            <text:p>625</text:p>
          </table:table-cell>
          <table:table-cell table:style-name="ce15" office:value-type="float" office:value="164">
            <text:p>164</text:p>
          </table:table-cell>
          <table:table-cell table:formula="of:=[.C53]/[.B53]" office:value-type="float" office:value="0.2624">
            <text:p>0,26</text:p>
          </table:table-cell>
          <table:table-cell table:style-name="ce15" office:value-type="float" office:value="573">
            <text:p>573</text:p>
          </table:table-cell>
          <table:table-cell table:style-name="ce15" office:value-type="float" office:value="119.5">
            <text:p>120</text:p>
          </table:table-cell>
          <table:table-cell table:formula="of:=[.F53]/[.E53]" office:value-type="float" office:value="0.208551483420593">
            <text:p>0,21</text:p>
          </table:table-cell>
          <table:table-cell table:style-name="ce15" office:value-type="float" office:value="1156">
            <text:p>1156</text:p>
          </table:table-cell>
          <table:table-cell table:style-name="ce15" office:value-type="float" office:value="307">
            <text:p>307</text:p>
          </table:table-cell>
          <table:table-cell table:formula="of:=[.I53]/[.H53]" office:value-type="float" office:value="0.265570934256055">
            <text:p>0,27</text:p>
          </table:table-cell>
          <table:table-cell table:style-name="ce15" office:value-type="float" office:value="1100">
            <text:p>1100</text:p>
          </table:table-cell>
          <table:table-cell table:style-name="ce15" office:value-type="float" office:value="575.5">
            <text:p>576</text:p>
          </table:table-cell>
          <table:table-cell table:formula="of:=[.L53]/[.K53]" office:value-type="float" office:value="0.523181818181818">
            <text:p>0,52</text:p>
          </table:table-cell>
          <table:table-cell table:formula="of:=[.B53]+[.H53]" office:value-type="float" office:value="1781">
            <text:p>1781</text:p>
          </table:table-cell>
          <table:table-cell table:formula="of:=[.C53]+[.I53]" office:value-type="float" office:value="471">
            <text:p>471</text:p>
          </table:table-cell>
          <table:table-cell table:style-name="ce16" table:formula="of:=[.O53]/[.N53]" office:value-type="float" office:value="0.264458169567659">
            <text:p>0,26</text:p>
          </table:table-cell>
          <table:table-cell table:formula="of:=[.E53]+[.K53]" office:value-type="float" office:value="1673">
            <text:p>1673</text:p>
          </table:table-cell>
          <table:table-cell table:formula="of:=[.F53]+[.L53]" office:value-type="float" office:value="695">
            <text:p>695</text:p>
          </table:table-cell>
          <table:table-cell table:style-name="ce16" table:formula="of:=[.R53]/[.Q53]" office:value-type="float" office:value="0.415421398684997">
            <text:p>0,42</text:p>
          </table:table-cell>
          <table:table-cell table:style-name="ce16" table:formula="of:=[.P53]" office:value-type="float" office:value="0.264458169567659">
            <text:p>0,26</text:p>
          </table:table-cell>
          <table:table-cell table:style-name="ce16" table:formula="of:=[.S53]" office:value-type="float" office:value="0.415421398684997">
            <text:p>0,42</text:p>
          </table:table-cell>
          <table:table-cell/>
        </table:table-row>
        <table:table-row table:style-name="ro2">
          <table:table-cell office:value-type="string">
            <text:p>K6o</text:p>
          </table:table-cell>
          <table:table-cell table:style-name="ce15" office:value-type="float" office:value="1770">
            <text:p>1770</text:p>
          </table:table-cell>
          <table:table-cell table:style-name="ce15" office:value-type="float" office:value="498">
            <text:p>498</text:p>
          </table:table-cell>
          <table:table-cell table:formula="of:=[.C54]/[.B54]" office:value-type="float" office:value="0.28135593220339">
            <text:p>0,28</text:p>
          </table:table-cell>
          <table:table-cell table:style-name="ce15" office:value-type="float" office:value="1780">
            <text:p>1780</text:p>
          </table:table-cell>
          <table:table-cell table:style-name="ce15" office:value-type="float" office:value="-43">
            <text:p>-43</text:p>
          </table:table-cell>
          <table:table-cell table:formula="of:=[.F54]/[.E54]" office:value-type="float" office:value="-0.0241573033707865">
            <text:p>-0,02</text:p>
          </table:table-cell>
          <table:table-cell table:style-name="ce15" office:value-type="float" office:value="3401">
            <text:p>3401</text:p>
          </table:table-cell>
          <table:table-cell table:style-name="ce15" office:value-type="float" office:value="503">
            <text:p>503</text:p>
          </table:table-cell>
          <table:table-cell table:formula="of:=[.I54]/[.H54]" office:value-type="float" office:value="0.147897677153778">
            <text:p>0,15</text:p>
          </table:table-cell>
          <table:table-cell table:style-name="ce15" office:value-type="float" office:value="3504">
            <text:p>3504</text:p>
          </table:table-cell>
          <table:table-cell table:style-name="ce15" office:value-type="float" office:value="472">
            <text:p>472</text:p>
          </table:table-cell>
          <table:table-cell table:formula="of:=[.L54]/[.K54]" office:value-type="float" office:value="0.134703196347032">
            <text:p>0,13</text:p>
          </table:table-cell>
          <table:table-cell table:formula="of:=[.B54]+[.H54]" office:value-type="float" office:value="5171">
            <text:p>5171</text:p>
          </table:table-cell>
          <table:table-cell table:formula="of:=[.C54]+[.I54]" office:value-type="float" office:value="1001">
            <text:p>1001</text:p>
          </table:table-cell>
          <table:table-cell table:style-name="ce16" table:formula="of:=[.O54]/[.N54]" office:value-type="float" office:value="0.193579578418101">
            <text:p>0,19</text:p>
          </table:table-cell>
          <table:table-cell table:formula="of:=[.E54]+[.K54]" office:value-type="float" office:value="5284">
            <text:p>5284</text:p>
          </table:table-cell>
          <table:table-cell table:formula="of:=[.F54]+[.L54]" office:value-type="float" office:value="429">
            <text:p>429</text:p>
          </table:table-cell>
          <table:table-cell table:style-name="ce16" table:formula="of:=[.R54]/[.Q54]" office:value-type="float" office:value="0.0811884935654807">
            <text:p>0,08</text:p>
          </table:table-cell>
          <table:table-cell table:style-name="ce16" table:formula="of:=[.P54]" office:value-type="float" office:value="0.193579578418101">
            <text:p>0,19</text:p>
          </table:table-cell>
          <table:table-cell table:style-name="ce16" table:formula="of:=[.S54]" office:value-type="float" office:value="0.0811884935654807">
            <text:p>0,08</text:p>
          </table:table-cell>
          <table:table-cell/>
        </table:table-row>
        <table:table-row table:style-name="ro2">
          <table:table-cell office:value-type="string">
            <text:p>K5s</text:p>
          </table:table-cell>
          <table:table-cell table:style-name="ce15" office:value-type="float" office:value="540">
            <text:p>540</text:p>
          </table:table-cell>
          <table:table-cell table:style-name="ce15" office:value-type="float" office:value="151">
            <text:p>151</text:p>
          </table:table-cell>
          <table:table-cell table:formula="of:=[.C55]/[.B55]" office:value-type="float" office:value="0.27962962962963">
            <text:p>0,28</text:p>
          </table:table-cell>
          <table:table-cell table:style-name="ce15" office:value-type="float" office:value="607">
            <text:p>607</text:p>
          </table:table-cell>
          <table:table-cell table:style-name="ce15" office:value-type="float" office:value="391">
            <text:p>391</text:p>
          </table:table-cell>
          <table:table-cell table:formula="of:=[.F55]/[.E55]" office:value-type="float" office:value="0.644151565074135">
            <text:p>0,64</text:p>
          </table:table-cell>
          <table:table-cell table:style-name="ce15" office:value-type="float" office:value="1187">
            <text:p>1187</text:p>
          </table:table-cell>
          <table:table-cell table:style-name="ce15" office:value-type="float" office:value="611">
            <text:p>611</text:p>
          </table:table-cell>
          <table:table-cell table:formula="of:=[.I55]/[.H55]" office:value-type="float" office:value="0.514743049705139">
            <text:p>0,51</text:p>
          </table:table-cell>
          <table:table-cell table:style-name="ce15" office:value-type="float" office:value="1196">
            <text:p>1196</text:p>
          </table:table-cell>
          <table:table-cell table:style-name="ce15" office:value-type="float" office:value="713.5">
            <text:p>714</text:p>
          </table:table-cell>
          <table:table-cell table:formula="of:=[.L55]/[.K55]" office:value-type="float" office:value="0.596571906354515">
            <text:p>0,60</text:p>
          </table:table-cell>
          <table:table-cell table:formula="of:=[.B55]+[.H55]" office:value-type="float" office:value="1727">
            <text:p>1727</text:p>
          </table:table-cell>
          <table:table-cell table:formula="of:=[.C55]+[.I55]" office:value-type="float" office:value="762">
            <text:p>762</text:p>
          </table:table-cell>
          <table:table-cell table:style-name="ce16" table:formula="of:=[.O55]/[.N55]" office:value-type="float" office:value="0.441227562246671">
            <text:p>0,44</text:p>
          </table:table-cell>
          <table:table-cell table:formula="of:=[.E55]+[.K55]" office:value-type="float" office:value="1803">
            <text:p>1803</text:p>
          </table:table-cell>
          <table:table-cell table:formula="of:=[.F55]+[.L55]" office:value-type="float" office:value="1104.5">
            <text:p>1104,5</text:p>
          </table:table-cell>
          <table:table-cell table:style-name="ce16" table:formula="of:=[.R55]/[.Q55]" office:value-type="float" office:value="0.612590127565169">
            <text:p>0,61</text:p>
          </table:table-cell>
          <table:table-cell table:style-name="ce16" table:formula="of:=[.P55]" office:value-type="float" office:value="0.441227562246671">
            <text:p>0,44</text:p>
          </table:table-cell>
          <table:table-cell table:style-name="ce16" table:formula="of:=[.S55]" office:value-type="float" office:value="0.612590127565169">
            <text:p>0,61</text:p>
          </table:table-cell>
          <table:table-cell/>
        </table:table-row>
        <table:table-row table:style-name="ro2">
          <table:table-cell office:value-type="string">
            <text:p>K5o</text:p>
          </table:table-cell>
          <table:table-cell table:style-name="ce15" office:value-type="float" office:value="1792">
            <text:p>1792</text:p>
          </table:table-cell>
          <table:table-cell table:style-name="ce15" office:value-type="float" office:value="278">
            <text:p>278</text:p>
          </table:table-cell>
          <table:table-cell table:formula="of:=[.C56]/[.B56]" office:value-type="float" office:value="0.155133928571429">
            <text:p>0,16</text:p>
          </table:table-cell>
          <table:table-cell table:style-name="ce15" office:value-type="float" office:value="1753">
            <text:p>1753</text:p>
          </table:table-cell>
          <table:table-cell table:style-name="ce15" office:value-type="float" office:value="-213">
            <text:p>-213</text:p>
          </table:table-cell>
          <table:table-cell table:formula="of:=[.F56]/[.E56]" office:value-type="float" office:value="-0.121505989731888">
            <text:p>-0,12</text:p>
          </table:table-cell>
          <table:table-cell table:style-name="ce15" office:value-type="float" office:value="3588">
            <text:p>3588</text:p>
          </table:table-cell>
          <table:table-cell table:style-name="ce15" office:value-type="float" office:value="-178">
            <text:p>-178</text:p>
          </table:table-cell>
          <table:table-cell table:formula="of:=[.I56]/[.H56]" office:value-type="float" office:value="-0.0496098104793757">
            <text:p>-0,05</text:p>
          </table:table-cell>
          <table:table-cell table:style-name="ce15" office:value-type="float" office:value="3452">
            <text:p>3452</text:p>
          </table:table-cell>
          <table:table-cell table:style-name="ce15" office:value-type="float" office:value="-670.5">
            <text:p>-671</text:p>
          </table:table-cell>
          <table:table-cell table:formula="of:=[.L56]/[.K56]" office:value-type="float" office:value="-0.194235225955968">
            <text:p>-0,19</text:p>
          </table:table-cell>
          <table:table-cell table:formula="of:=[.B56]+[.H56]" office:value-type="float" office:value="5380">
            <text:p>5380</text:p>
          </table:table-cell>
          <table:table-cell table:formula="of:=[.C56]+[.I56]" office:value-type="float" office:value="100">
            <text:p>100</text:p>
          </table:table-cell>
          <table:table-cell table:style-name="ce16" table:formula="of:=[.O56]/[.N56]" office:value-type="float" office:value="0.0185873605947955">
            <text:p>0,02</text:p>
          </table:table-cell>
          <table:table-cell table:formula="of:=[.E56]+[.K56]" office:value-type="float" office:value="5205">
            <text:p>5205</text:p>
          </table:table-cell>
          <table:table-cell table:formula="of:=[.F56]+[.L56]" office:value-type="float" office:value="-883.5">
            <text:p>-883,5</text:p>
          </table:table-cell>
          <table:table-cell table:style-name="ce16" table:formula="of:=[.R56]/[.Q56]" office:value-type="float" office:value="-0.169740634005764">
            <text:p>-0,17</text:p>
          </table:table-cell>
          <table:table-cell table:style-name="ce16" table:formula="of:=[.P56]" office:value-type="float" office:value="0.0185873605947955">
            <text:p>0,02</text:p>
          </table:table-cell>
          <table:table-cell table:style-name="ce16" table:formula="of:=[.S56]" office:value-type="float" office:value="-0.169740634005764">
            <text:p>-0,17</text:p>
          </table:table-cell>
          <table:table-cell/>
        </table:table-row>
        <table:table-row table:style-name="ro2">
          <table:table-cell office:value-type="string">
            <text:p>K4s</text:p>
          </table:table-cell>
          <table:table-cell table:style-name="ce15" office:value-type="float" office:value="601">
            <text:p>601</text:p>
          </table:table-cell>
          <table:table-cell table:style-name="ce15" office:value-type="float" office:value="440">
            <text:p>440</text:p>
          </table:table-cell>
          <table:table-cell table:formula="of:=[.C57]/[.B57]" office:value-type="float" office:value="0.732113144758735">
            <text:p>0,73</text:p>
          </table:table-cell>
          <table:table-cell table:style-name="ce15" office:value-type="float" office:value="540">
            <text:p>540</text:p>
          </table:table-cell>
          <table:table-cell table:style-name="ce15" office:value-type="float" office:value="304">
            <text:p>304</text:p>
          </table:table-cell>
          <table:table-cell table:formula="of:=[.F57]/[.E57]" office:value-type="float" office:value="0.562962962962963">
            <text:p>0,56</text:p>
          </table:table-cell>
          <table:table-cell table:style-name="ce15" office:value-type="float" office:value="1130">
            <text:p>1130</text:p>
          </table:table-cell>
          <table:table-cell table:style-name="ce15" office:value-type="float" office:value="502">
            <text:p>502</text:p>
          </table:table-cell>
          <table:table-cell table:formula="of:=[.I57]/[.H57]" office:value-type="float" office:value="0.444247787610619">
            <text:p>0,44</text:p>
          </table:table-cell>
          <table:table-cell table:style-name="ce15" office:value-type="float" office:value="1039">
            <text:p>1039</text:p>
          </table:table-cell>
          <table:table-cell table:style-name="ce15" office:value-type="float" office:value="350.5">
            <text:p>351</text:p>
          </table:table-cell>
          <table:table-cell table:formula="of:=[.L57]/[.K57]" office:value-type="float" office:value="0.337343599615014">
            <text:p>0,34</text:p>
          </table:table-cell>
          <table:table-cell table:formula="of:=[.B57]+[.H57]" office:value-type="float" office:value="1731">
            <text:p>1731</text:p>
          </table:table-cell>
          <table:table-cell table:formula="of:=[.C57]+[.I57]" office:value-type="float" office:value="942">
            <text:p>942</text:p>
          </table:table-cell>
          <table:table-cell table:style-name="ce16" table:formula="of:=[.O57]/[.N57]" office:value-type="float" office:value="0.54419410745234">
            <text:p>0,54</text:p>
          </table:table-cell>
          <table:table-cell table:formula="of:=[.E57]+[.K57]" office:value-type="float" office:value="1579">
            <text:p>1579</text:p>
          </table:table-cell>
          <table:table-cell table:formula="of:=[.F57]+[.L57]" office:value-type="float" office:value="654.5">
            <text:p>654,5</text:p>
          </table:table-cell>
          <table:table-cell table:style-name="ce16" table:formula="of:=[.R57]/[.Q57]" office:value-type="float" office:value="0.414502849905003">
            <text:p>0,41</text:p>
          </table:table-cell>
          <table:table-cell table:style-name="ce16" table:formula="of:=[.P57]" office:value-type="float" office:value="0.54419410745234">
            <text:p>0,54</text:p>
          </table:table-cell>
          <table:table-cell table:style-name="ce16" table:formula="of:=[.S57]" office:value-type="float" office:value="0.414502849905003">
            <text:p>0,41</text:p>
          </table:table-cell>
          <table:table-cell/>
        </table:table-row>
        <table:table-row table:style-name="ro2">
          <table:table-cell office:value-type="string">
            <text:p>K4o</text:p>
          </table:table-cell>
          <table:table-cell table:style-name="ce15" office:value-type="float" office:value="1770">
            <text:p>1770</text:p>
          </table:table-cell>
          <table:table-cell table:style-name="ce15" office:value-type="float" office:value="670">
            <text:p>670</text:p>
          </table:table-cell>
          <table:table-cell table:formula="of:=[.C58]/[.B58]" office:value-type="float" office:value="0.378531073446328">
            <text:p>0,38</text:p>
          </table:table-cell>
          <table:table-cell table:style-name="ce15" office:value-type="float" office:value="1719">
            <text:p>1719</text:p>
          </table:table-cell>
          <table:table-cell table:style-name="ce15" office:value-type="float" office:value="-532">
            <text:p>-532</text:p>
          </table:table-cell>
          <table:table-cell table:formula="of:=[.F58]/[.E58]" office:value-type="float" office:value="-0.309482257126236">
            <text:p>-0,31</text:p>
          </table:table-cell>
          <table:table-cell table:style-name="ce15" office:value-type="float" office:value="3463">
            <text:p>3463</text:p>
          </table:table-cell>
          <table:table-cell table:style-name="ce15" office:value-type="float" office:value="144">
            <text:p>144</text:p>
          </table:table-cell>
          <table:table-cell table:formula="of:=[.I58]/[.H58]" office:value-type="float" office:value="0.0415824429685244">
            <text:p>0,04</text:p>
          </table:table-cell>
          <table:table-cell table:style-name="ce15" office:value-type="float" office:value="3389">
            <text:p>3389</text:p>
          </table:table-cell>
          <table:table-cell table:style-name="ce15" office:value-type="float" office:value="-1122.5">
            <text:p>-1123</text:p>
          </table:table-cell>
          <table:table-cell table:formula="of:=[.L58]/[.K58]" office:value-type="float" office:value="-0.331218648568899">
            <text:p>-0,33</text:p>
          </table:table-cell>
          <table:table-cell table:formula="of:=[.B58]+[.H58]" office:value-type="float" office:value="5233">
            <text:p>5233</text:p>
          </table:table-cell>
          <table:table-cell table:formula="of:=[.C58]+[.I58]" office:value-type="float" office:value="814">
            <text:p>814</text:p>
          </table:table-cell>
          <table:table-cell table:style-name="ce16" table:formula="of:=[.O58]/[.N58]" office:value-type="float" office:value="0.155551309000573">
            <text:p>0,16</text:p>
          </table:table-cell>
          <table:table-cell table:formula="of:=[.E58]+[.K58]" office:value-type="float" office:value="5108">
            <text:p>5108</text:p>
          </table:table-cell>
          <table:table-cell table:formula="of:=[.F58]+[.L58]" office:value-type="float" office:value="-1654.5">
            <text:p>-1654,5</text:p>
          </table:table-cell>
          <table:table-cell table:style-name="ce16" table:formula="of:=[.R58]/[.Q58]" office:value-type="float" office:value="-0.323903680501175">
            <text:p>-0,32</text:p>
          </table:table-cell>
          <table:table-cell table:style-name="ce16" table:formula="of:=[.P58]" office:value-type="float" office:value="0.155551309000573">
            <text:p>0,16</text:p>
          </table:table-cell>
          <table:table-cell table:style-name="ce16" table:formula="of:=[.S58]" office:value-type="float" office:value="-0.323903680501175">
            <text:p>-0,32</text:p>
          </table:table-cell>
          <table:table-cell/>
        </table:table-row>
        <table:table-row table:style-name="ro2">
          <table:table-cell office:value-type="string">
            <text:p>K3s</text:p>
          </table:table-cell>
          <table:table-cell table:style-name="ce15" office:value-type="float" office:value="575">
            <text:p>575</text:p>
          </table:table-cell>
          <table:table-cell table:style-name="ce15" office:value-type="float" office:value="-61">
            <text:p>-61</text:p>
          </table:table-cell>
          <table:table-cell table:formula="of:=[.C59]/[.B59]" office:value-type="float" office:value="-0.106086956521739">
            <text:p>-0,11</text:p>
          </table:table-cell>
          <table:table-cell table:style-name="ce15" office:value-type="float" office:value="608">
            <text:p>608</text:p>
          </table:table-cell>
          <table:table-cell table:style-name="ce15" office:value-type="float" office:value="-42.5">
            <text:p>-43</text:p>
          </table:table-cell>
          <table:table-cell table:formula="of:=[.F59]/[.E59]" office:value-type="float" office:value="-0.0699013157894737">
            <text:p>-0,07</text:p>
          </table:table-cell>
          <table:table-cell table:style-name="ce15" office:value-type="float" office:value="1167">
            <text:p>1167</text:p>
          </table:table-cell>
          <table:table-cell table:style-name="ce15" office:value-type="float" office:value="218">
            <text:p>218</text:p>
          </table:table-cell>
          <table:table-cell table:formula="of:=[.I59]/[.H59]" office:value-type="float" office:value="0.186803770351328">
            <text:p>0,19</text:p>
          </table:table-cell>
          <table:table-cell table:style-name="ce15" office:value-type="float" office:value="1168">
            <text:p>1168</text:p>
          </table:table-cell>
          <table:table-cell table:style-name="ce15" office:value-type="float" office:value="-648">
            <text:p>-648</text:p>
          </table:table-cell>
          <table:table-cell table:formula="of:=[.L59]/[.K59]" office:value-type="float" office:value="-0.554794520547945">
            <text:p>-0,55</text:p>
          </table:table-cell>
          <table:table-cell table:formula="of:=[.B59]+[.H59]" office:value-type="float" office:value="1742">
            <text:p>1742</text:p>
          </table:table-cell>
          <table:table-cell table:formula="of:=[.C59]+[.I59]" office:value-type="float" office:value="157">
            <text:p>157</text:p>
          </table:table-cell>
          <table:table-cell table:style-name="ce16" table:formula="of:=[.O59]/[.N59]" office:value-type="float" office:value="0.0901262916188289">
            <text:p>0,09</text:p>
          </table:table-cell>
          <table:table-cell table:formula="of:=[.E59]+[.K59]" office:value-type="float" office:value="1776">
            <text:p>1776</text:p>
          </table:table-cell>
          <table:table-cell table:formula="of:=[.F59]+[.L59]" office:value-type="float" office:value="-690.5">
            <text:p>-690,5</text:p>
          </table:table-cell>
          <table:table-cell table:style-name="ce16" table:formula="of:=[.R59]/[.Q59]" office:value-type="float" office:value="-0.388795045045045">
            <text:p>-0,39</text:p>
          </table:table-cell>
          <table:table-cell table:style-name="ce16" table:formula="of:=[.P59]" office:value-type="float" office:value="0.0901262916188289">
            <text:p>0,09</text:p>
          </table:table-cell>
          <table:table-cell table:style-name="ce16" table:formula="of:=[.S59]" office:value-type="float" office:value="-0.388795045045045">
            <text:p>-0,39</text:p>
          </table:table-cell>
          <table:table-cell/>
        </table:table-row>
        <table:table-row table:style-name="ro2">
          <table:table-cell office:value-type="string">
            <text:p>K3o</text:p>
          </table:table-cell>
          <table:table-cell table:style-name="ce15" office:value-type="float" office:value="1748">
            <text:p>1748</text:p>
          </table:table-cell>
          <table:table-cell table:style-name="ce15" office:value-type="float" office:value="-58">
            <text:p>-58</text:p>
          </table:table-cell>
          <table:table-cell table:formula="of:=[.C60]/[.B60]" office:value-type="float" office:value="-0.0331807780320366">
            <text:p>-0,03</text:p>
          </table:table-cell>
          <table:table-cell table:style-name="ce15" office:value-type="float" office:value="1752">
            <text:p>1752</text:p>
          </table:table-cell>
          <table:table-cell table:style-name="ce15" office:value-type="float" office:value="-265.5">
            <text:p>-266</text:p>
          </table:table-cell>
          <table:table-cell table:formula="of:=[.F60]/[.E60]" office:value-type="float" office:value="-0.151541095890411">
            <text:p>-0,15</text:p>
          </table:table-cell>
          <table:table-cell table:style-name="ce15" office:value-type="float" office:value="3493">
            <text:p>3493</text:p>
          </table:table-cell>
          <table:table-cell table:style-name="ce15" office:value-type="float" office:value="-342">
            <text:p>-342</text:p>
          </table:table-cell>
          <table:table-cell table:formula="of:=[.I60]/[.H60]" office:value-type="float" office:value="-0.097910105926138">
            <text:p>-0,10</text:p>
          </table:table-cell>
          <table:table-cell table:style-name="ce15" office:value-type="float" office:value="3382">
            <text:p>3382</text:p>
          </table:table-cell>
          <table:table-cell table:style-name="ce15" office:value-type="float" office:value="-1045">
            <text:p>-1045</text:p>
          </table:table-cell>
          <table:table-cell table:formula="of:=[.L60]/[.K60]" office:value-type="float" office:value="-0.308988764044944">
            <text:p>-0,31</text:p>
          </table:table-cell>
          <table:table-cell table:formula="of:=[.B60]+[.H60]" office:value-type="float" office:value="5241">
            <text:p>5241</text:p>
          </table:table-cell>
          <table:table-cell table:formula="of:=[.C60]+[.I60]" office:value-type="float" office:value="-400">
            <text:p>-400</text:p>
          </table:table-cell>
          <table:table-cell table:style-name="ce16" table:formula="of:=[.O60]/[.N60]" office:value-type="float" office:value="-0.0763213127265789">
            <text:p>-0,08</text:p>
          </table:table-cell>
          <table:table-cell table:formula="of:=[.E60]+[.K60]" office:value-type="float" office:value="5134">
            <text:p>5134</text:p>
          </table:table-cell>
          <table:table-cell table:formula="of:=[.F60]+[.L60]" office:value-type="float" office:value="-1310.5">
            <text:p>-1310,5</text:p>
          </table:table-cell>
          <table:table-cell table:style-name="ce16" table:formula="of:=[.R60]/[.Q60]" office:value-type="float" office:value="-0.25525905726529">
            <text:p>-0,26</text:p>
          </table:table-cell>
          <table:table-cell table:style-name="ce16" table:formula="of:=[.P60]" office:value-type="float" office:value="-0.0763213127265789">
            <text:p>-0,08</text:p>
          </table:table-cell>
          <table:table-cell table:style-name="ce16" table:formula="of:=[.S60]" office:value-type="float" office:value="-0.25525905726529">
            <text:p>-0,26</text:p>
          </table:table-cell>
          <table:table-cell/>
        </table:table-row>
        <table:table-row table:style-name="ro2">
          <table:table-cell office:value-type="string">
            <text:p>K2s</text:p>
          </table:table-cell>
          <table:table-cell table:style-name="ce15" office:value-type="float" office:value="548">
            <text:p>548</text:p>
          </table:table-cell>
          <table:table-cell table:style-name="ce15" office:value-type="float" office:value="-113">
            <text:p>-113</text:p>
          </table:table-cell>
          <table:table-cell table:formula="of:=[.C61]/[.B61]" office:value-type="float" office:value="-0.206204379562044">
            <text:p>-0,21</text:p>
          </table:table-cell>
          <table:table-cell table:style-name="ce15" office:value-type="float" office:value="585">
            <text:p>585</text:p>
          </table:table-cell>
          <table:table-cell table:style-name="ce15" office:value-type="float" office:value="-9">
            <text:p>-9</text:p>
          </table:table-cell>
          <table:table-cell table:formula="of:=[.F61]/[.E61]" office:value-type="float" office:value="-0.0153846153846154">
            <text:p>-0,02</text:p>
          </table:table-cell>
          <table:table-cell table:style-name="ce15" office:value-type="float" office:value="1170">
            <text:p>1170</text:p>
          </table:table-cell>
          <table:table-cell table:style-name="ce15" office:value-type="float" office:value="-43">
            <text:p>-43</text:p>
          </table:table-cell>
          <table:table-cell table:formula="of:=[.I61]/[.H61]" office:value-type="float" office:value="-0.0367521367521368">
            <text:p>-0,04</text:p>
          </table:table-cell>
          <table:table-cell table:style-name="ce15" office:value-type="float" office:value="1155">
            <text:p>1155</text:p>
          </table:table-cell>
          <table:table-cell table:style-name="ce15" office:value-type="float" office:value="-269">
            <text:p>-269</text:p>
          </table:table-cell>
          <table:table-cell table:formula="of:=[.L61]/[.K61]" office:value-type="float" office:value="-0.232900432900433">
            <text:p>-0,23</text:p>
          </table:table-cell>
          <table:table-cell table:formula="of:=[.B61]+[.H61]" office:value-type="float" office:value="1718">
            <text:p>1718</text:p>
          </table:table-cell>
          <table:table-cell table:formula="of:=[.C61]+[.I61]" office:value-type="float" office:value="-156">
            <text:p>-156</text:p>
          </table:table-cell>
          <table:table-cell table:style-name="ce16" table:formula="of:=[.O61]/[.N61]" office:value-type="float" office:value="-0.0908032596041909">
            <text:p>-0,09</text:p>
          </table:table-cell>
          <table:table-cell table:formula="of:=[.E61]+[.K61]" office:value-type="float" office:value="1740">
            <text:p>1740</text:p>
          </table:table-cell>
          <table:table-cell table:formula="of:=[.F61]+[.L61]" office:value-type="float" office:value="-278">
            <text:p>-278</text:p>
          </table:table-cell>
          <table:table-cell table:style-name="ce16" table:formula="of:=[.R61]/[.Q61]" office:value-type="float" office:value="-0.159770114942529">
            <text:p>-0,16</text:p>
          </table:table-cell>
          <table:table-cell table:style-name="ce16" table:formula="of:=[.P61]" office:value-type="float" office:value="-0.0908032596041909">
            <text:p>-0,09</text:p>
          </table:table-cell>
          <table:table-cell table:style-name="ce16" table:formula="of:=[.S61]" office:value-type="float" office:value="-0.159770114942529">
            <text:p>-0,16</text:p>
          </table:table-cell>
          <table:table-cell/>
        </table:table-row>
        <table:table-row table:style-name="ro2">
          <table:table-cell office:value-type="string">
            <text:p>K2o</text:p>
          </table:table-cell>
          <table:table-cell table:style-name="ce15" office:value-type="float" office:value="1765">
            <text:p>1765</text:p>
          </table:table-cell>
          <table:table-cell table:style-name="ce15" office:value-type="float" office:value="-845">
            <text:p>-845</text:p>
          </table:table-cell>
          <table:table-cell table:formula="of:=[.C62]/[.B62]" office:value-type="float" office:value="-0.478753541076487">
            <text:p>-0,48</text:p>
          </table:table-cell>
          <table:table-cell table:style-name="ce15" office:value-type="float" office:value="1690">
            <text:p>1690</text:p>
          </table:table-cell>
          <table:table-cell table:style-name="ce15" office:value-type="float" office:value="-904">
            <text:p>-904</text:p>
          </table:table-cell>
          <table:table-cell table:formula="of:=[.F62]/[.E62]" office:value-type="float" office:value="-0.53491124260355">
            <text:p>-0,53</text:p>
          </table:table-cell>
          <table:table-cell table:style-name="ce15" office:value-type="float" office:value="3498">
            <text:p>3498</text:p>
          </table:table-cell>
          <table:table-cell table:style-name="ce15" office:value-type="float" office:value="-914">
            <text:p>-914</text:p>
          </table:table-cell>
          <table:table-cell table:formula="of:=[.I62]/[.H62]" office:value-type="float" office:value="-0.261292166952544">
            <text:p>-0,26</text:p>
          </table:table-cell>
          <table:table-cell table:style-name="ce15" office:value-type="float" office:value="3548">
            <text:p>3548</text:p>
          </table:table-cell>
          <table:table-cell table:style-name="ce15" office:value-type="float" office:value="-1433.5">
            <text:p>-1434</text:p>
          </table:table-cell>
          <table:table-cell table:formula="of:=[.L62]/[.K62]" office:value-type="float" office:value="-0.404030439684329">
            <text:p>-0,40</text:p>
          </table:table-cell>
          <table:table-cell table:formula="of:=[.B62]+[.H62]" office:value-type="float" office:value="5263">
            <text:p>5263</text:p>
          </table:table-cell>
          <table:table-cell table:formula="of:=[.C62]+[.I62]" office:value-type="float" office:value="-1759">
            <text:p>-1759</text:p>
          </table:table-cell>
          <table:table-cell table:style-name="ce16" table:formula="of:=[.O62]/[.N62]" office:value-type="float" office:value="-0.334220026600798">
            <text:p>-0,33</text:p>
          </table:table-cell>
          <table:table-cell table:formula="of:=[.E62]+[.K62]" office:value-type="float" office:value="5238">
            <text:p>5238</text:p>
          </table:table-cell>
          <table:table-cell table:formula="of:=[.F62]+[.L62]" office:value-type="float" office:value="-2337.5">
            <text:p>-2337,5</text:p>
          </table:table-cell>
          <table:table-cell table:style-name="ce16" table:formula="of:=[.R62]/[.Q62]" office:value-type="float" office:value="-0.446258113783887">
            <text:p>-0,45</text:p>
          </table:table-cell>
          <table:table-cell table:style-name="ce16" table:formula="of:=[.P62]" office:value-type="float" office:value="-0.334220026600798">
            <text:p>-0,33</text:p>
          </table:table-cell>
          <table:table-cell table:style-name="ce16" table:formula="of:=[.S62]" office:value-type="float" office:value="-0.446258113783887">
            <text:p>-0,45</text:p>
          </table:table-cell>
          <table:table-cell/>
        </table:table-row>
        <table:table-row table:style-name="ro2">
          <table:table-cell office:value-type="string">
            <text:p>QJs</text:p>
          </table:table-cell>
          <table:table-cell table:style-name="ce15" office:value-type="float" office:value="528">
            <text:p>528</text:p>
          </table:table-cell>
          <table:table-cell table:style-name="ce15" office:value-type="float" office:value="387">
            <text:p>387</text:p>
          </table:table-cell>
          <table:table-cell table:formula="of:=[.C63]/[.B63]" office:value-type="float" office:value="0.732954545454545">
            <text:p>0,73</text:p>
          </table:table-cell>
          <table:table-cell table:style-name="ce15" office:value-type="float" office:value="602">
            <text:p>602</text:p>
          </table:table-cell>
          <table:table-cell table:style-name="ce15" office:value-type="float" office:value="510.5">
            <text:p>511</text:p>
          </table:table-cell>
          <table:table-cell table:formula="of:=[.F63]/[.E63]" office:value-type="float" office:value="0.848006644518272">
            <text:p>0,85</text:p>
          </table:table-cell>
          <table:table-cell table:style-name="ce15" office:value-type="float" office:value="1248">
            <text:p>1248</text:p>
          </table:table-cell>
          <table:table-cell table:style-name="ce15" office:value-type="float" office:value="1066">
            <text:p>1066</text:p>
          </table:table-cell>
          <table:table-cell table:formula="of:=[.I63]/[.H63]" office:value-type="float" office:value="0.854166666666667">
            <text:p>0,85</text:p>
          </table:table-cell>
          <table:table-cell table:style-name="ce15" office:value-type="float" office:value="1211">
            <text:p>1211</text:p>
          </table:table-cell>
          <table:table-cell table:style-name="ce15" office:value-type="float" office:value="1300">
            <text:p>1300</text:p>
          </table:table-cell>
          <table:table-cell table:formula="of:=[.L63]/[.K63]" office:value-type="float" office:value="1.07349298100743">
            <text:p>1,07</text:p>
          </table:table-cell>
          <table:table-cell table:formula="of:=[.B63]+[.H63]" office:value-type="float" office:value="1776">
            <text:p>1776</text:p>
          </table:table-cell>
          <table:table-cell table:formula="of:=[.C63]+[.I63]" office:value-type="float" office:value="1453">
            <text:p>1453</text:p>
          </table:table-cell>
          <table:table-cell table:style-name="ce16" table:formula="of:=[.O63]/[.N63]" office:value-type="float" office:value="0.818130630630631">
            <text:p>0,82</text:p>
          </table:table-cell>
          <table:table-cell table:formula="of:=[.E63]+[.K63]" office:value-type="float" office:value="1813">
            <text:p>1813</text:p>
          </table:table-cell>
          <table:table-cell table:formula="of:=[.F63]+[.L63]" office:value-type="float" office:value="1810.5">
            <text:p>1810,5</text:p>
          </table:table-cell>
          <table:table-cell table:style-name="ce16" table:formula="of:=[.R63]/[.Q63]" office:value-type="float" office:value="0.998621070049641">
            <text:p>1,00</text:p>
          </table:table-cell>
          <table:table-cell table:style-name="ce16" table:formula="of:=[.P63]" office:value-type="float" office:value="0.818130630630631">
            <text:p>0,82</text:p>
          </table:table-cell>
          <table:table-cell table:style-name="ce16" table:formula="of:=[.S63]" office:value-type="float" office:value="0.998621070049641">
            <text:p>1,00</text:p>
          </table:table-cell>
          <table:table-cell/>
        </table:table-row>
        <table:table-row table:style-name="ro2">
          <table:table-cell office:value-type="string">
            <text:p>QJo</text:p>
          </table:table-cell>
          <table:table-cell table:style-name="ce15" office:value-type="float" office:value="1795">
            <text:p>1795</text:p>
          </table:table-cell>
          <table:table-cell table:style-name="ce15" office:value-type="float" office:value="1212">
            <text:p>1212</text:p>
          </table:table-cell>
          <table:table-cell table:formula="of:=[.C64]/[.B64]" office:value-type="float" office:value="0.675208913649025">
            <text:p>0,68</text:p>
          </table:table-cell>
          <table:table-cell table:style-name="ce15" office:value-type="float" office:value="1689">
            <text:p>1689</text:p>
          </table:table-cell>
          <table:table-cell table:style-name="ce15" office:value-type="float" office:value="507.5">
            <text:p>508</text:p>
          </table:table-cell>
          <table:table-cell table:formula="of:=[.F64]/[.E64]" office:value-type="float" office:value="0.300473653049141">
            <text:p>0,30</text:p>
          </table:table-cell>
          <table:table-cell table:style-name="ce15" office:value-type="float" office:value="3313">
            <text:p>3313</text:p>
          </table:table-cell>
          <table:table-cell table:style-name="ce15" office:value-type="float" office:value="1444">
            <text:p>1444</text:p>
          </table:table-cell>
          <table:table-cell table:formula="of:=[.I64]/[.H64]" office:value-type="float" office:value="0.435858738303652">
            <text:p>0,44</text:p>
          </table:table-cell>
          <table:table-cell table:style-name="ce15" office:value-type="float" office:value="3507">
            <text:p>3507</text:p>
          </table:table-cell>
          <table:table-cell table:style-name="ce15" office:value-type="float" office:value="2304">
            <text:p>2304</text:p>
          </table:table-cell>
          <table:table-cell table:formula="of:=[.L64]/[.K64]" office:value-type="float" office:value="0.656971770744226">
            <text:p>0,66</text:p>
          </table:table-cell>
          <table:table-cell table:formula="of:=[.B64]+[.H64]" office:value-type="float" office:value="5108">
            <text:p>5108</text:p>
          </table:table-cell>
          <table:table-cell table:formula="of:=[.C64]+[.I64]" office:value-type="float" office:value="2656">
            <text:p>2656</text:p>
          </table:table-cell>
          <table:table-cell table:style-name="ce16" table:formula="of:=[.O64]/[.N64]" office:value-type="float" office:value="0.519968676585748">
            <text:p>0,52</text:p>
          </table:table-cell>
          <table:table-cell table:formula="of:=[.E64]+[.K64]" office:value-type="float" office:value="5196">
            <text:p>5196</text:p>
          </table:table-cell>
          <table:table-cell table:formula="of:=[.F64]+[.L64]" office:value-type="float" office:value="2811.5">
            <text:p>2811,5</text:p>
          </table:table-cell>
          <table:table-cell table:style-name="ce16" table:formula="of:=[.R64]/[.Q64]" office:value-type="float" office:value="0.541089299461124">
            <text:p>0,54</text:p>
          </table:table-cell>
          <table:table-cell table:style-name="ce16" table:formula="of:=[.P64]" office:value-type="float" office:value="0.519968676585748">
            <text:p>0,52</text:p>
          </table:table-cell>
          <table:table-cell table:style-name="ce16" table:formula="of:=[.S64]" office:value-type="float" office:value="0.541089299461124">
            <text:p>0,54</text:p>
          </table:table-cell>
          <table:table-cell/>
        </table:table-row>
        <table:table-row table:style-name="ro2">
          <table:table-cell office:value-type="string">
            <text:p>QTs</text:p>
          </table:table-cell>
          <table:table-cell table:style-name="ce15" office:value-type="float" office:value="615">
            <text:p>615</text:p>
          </table:table-cell>
          <table:table-cell table:style-name="ce15" office:value-type="float" office:value="575">
            <text:p>575</text:p>
          </table:table-cell>
          <table:table-cell table:formula="of:=[.C65]/[.B65]" office:value-type="float" office:value="0.934959349593496">
            <text:p>0,93</text:p>
          </table:table-cell>
          <table:table-cell table:style-name="ce15" office:value-type="float" office:value="596">
            <text:p>596</text:p>
          </table:table-cell>
          <table:table-cell table:style-name="ce15" office:value-type="float" office:value="413">
            <text:p>413</text:p>
          </table:table-cell>
          <table:table-cell table:formula="of:=[.F65]/[.E65]" office:value-type="float" office:value="0.692953020134228">
            <text:p>0,69</text:p>
          </table:table-cell>
          <table:table-cell table:style-name="ce15" office:value-type="float" office:value="1192">
            <text:p>1192</text:p>
          </table:table-cell>
          <table:table-cell table:style-name="ce15" office:value-type="float" office:value="1279">
            <text:p>1279</text:p>
          </table:table-cell>
          <table:table-cell table:formula="of:=[.I65]/[.H65]" office:value-type="float" office:value="1.07298657718121">
            <text:p>1,07</text:p>
          </table:table-cell>
          <table:table-cell table:style-name="ce15" office:value-type="float" office:value="1170">
            <text:p>1170</text:p>
          </table:table-cell>
          <table:table-cell table:style-name="ce15" office:value-type="float" office:value="352.5">
            <text:p>353</text:p>
          </table:table-cell>
          <table:table-cell table:formula="of:=[.L65]/[.K65]" office:value-type="float" office:value="0.301282051282051">
            <text:p>0,30</text:p>
          </table:table-cell>
          <table:table-cell table:formula="of:=[.B65]+[.H65]" office:value-type="float" office:value="1807">
            <text:p>1807</text:p>
          </table:table-cell>
          <table:table-cell table:formula="of:=[.C65]+[.I65]" office:value-type="float" office:value="1854">
            <text:p>1854</text:p>
          </table:table-cell>
          <table:table-cell table:style-name="ce16" table:formula="of:=[.O65]/[.N65]" office:value-type="float" office:value="1.02600996126176">
            <text:p>1,03</text:p>
          </table:table-cell>
          <table:table-cell table:formula="of:=[.E65]+[.K65]" office:value-type="float" office:value="1766">
            <text:p>1766</text:p>
          </table:table-cell>
          <table:table-cell table:formula="of:=[.F65]+[.L65]" office:value-type="float" office:value="765.5">
            <text:p>765,5</text:p>
          </table:table-cell>
          <table:table-cell table:style-name="ce16" table:formula="of:=[.R65]/[.Q65]" office:value-type="float" office:value="0.433465458663647">
            <text:p>0,43</text:p>
          </table:table-cell>
          <table:table-cell table:style-name="ce16" table:formula="of:=[.P65]" office:value-type="float" office:value="1.02600996126176">
            <text:p>1,03</text:p>
          </table:table-cell>
          <table:table-cell table:style-name="ce16" table:formula="of:=[.S65]" office:value-type="float" office:value="0.433465458663647">
            <text:p>0,43</text:p>
          </table:table-cell>
          <table:table-cell/>
        </table:table-row>
        <table:table-row table:style-name="ro2">
          <table:table-cell office:value-type="string">
            <text:p>QTo</text:p>
          </table:table-cell>
          <table:table-cell table:style-name="ce15" office:value-type="float" office:value="1806">
            <text:p>1806</text:p>
          </table:table-cell>
          <table:table-cell table:style-name="ce15" office:value-type="float" office:value="880">
            <text:p>880</text:p>
          </table:table-cell>
          <table:table-cell table:formula="of:=[.C66]/[.B66]" office:value-type="float" office:value="0.487264673311185">
            <text:p>0,49</text:p>
          </table:table-cell>
          <table:table-cell table:style-name="ce15" office:value-type="float" office:value="1746">
            <text:p>1746</text:p>
          </table:table-cell>
          <table:table-cell table:style-name="ce15" office:value-type="float" office:value="439">
            <text:p>439</text:p>
          </table:table-cell>
          <table:table-cell table:formula="of:=[.F66]/[.E66]" office:value-type="float" office:value="0.251431844215349">
            <text:p>0,25</text:p>
          </table:table-cell>
          <table:table-cell table:style-name="ce15" office:value-type="float" office:value="3399">
            <text:p>3399</text:p>
          </table:table-cell>
          <table:table-cell table:style-name="ce15" office:value-type="float" office:value="1367">
            <text:p>1367</text:p>
          </table:table-cell>
          <table:table-cell table:formula="of:=[.I66]/[.H66]" office:value-type="float" office:value="0.402177110914975">
            <text:p>0,40</text:p>
          </table:table-cell>
          <table:table-cell table:style-name="ce15" office:value-type="float" office:value="3539">
            <text:p>3539</text:p>
          </table:table-cell>
          <table:table-cell table:style-name="ce15" office:value-type="float" office:value="408">
            <text:p>408</text:p>
          </table:table-cell>
          <table:table-cell table:formula="of:=[.L66]/[.K66]" office:value-type="float" office:value="0.115286804181972">
            <text:p>0,12</text:p>
          </table:table-cell>
          <table:table-cell table:formula="of:=[.B66]+[.H66]" office:value-type="float" office:value="5205">
            <text:p>5205</text:p>
          </table:table-cell>
          <table:table-cell table:formula="of:=[.C66]+[.I66]" office:value-type="float" office:value="2247">
            <text:p>2247</text:p>
          </table:table-cell>
          <table:table-cell table:style-name="ce16" table:formula="of:=[.O66]/[.N66]" office:value-type="float" office:value="0.431700288184438">
            <text:p>0,43</text:p>
          </table:table-cell>
          <table:table-cell table:formula="of:=[.E66]+[.K66]" office:value-type="float" office:value="5285">
            <text:p>5285</text:p>
          </table:table-cell>
          <table:table-cell table:formula="of:=[.F66]+[.L66]" office:value-type="float" office:value="847">
            <text:p>847</text:p>
          </table:table-cell>
          <table:table-cell table:style-name="ce16" table:formula="of:=[.R66]/[.Q66]" office:value-type="float" office:value="0.160264900662252">
            <text:p>0,16</text:p>
          </table:table-cell>
          <table:table-cell table:style-name="ce16" table:formula="of:=[.P66]" office:value-type="float" office:value="0.431700288184438">
            <text:p>0,43</text:p>
          </table:table-cell>
          <table:table-cell table:style-name="ce16" table:formula="of:=[.S66]" office:value-type="float" office:value="0.160264900662252">
            <text:p>0,16</text:p>
          </table:table-cell>
          <table:table-cell/>
        </table:table-row>
        <table:table-row table:style-name="ro2">
          <table:table-cell office:value-type="string">
            <text:p>Q9s</text:p>
          </table:table-cell>
          <table:table-cell table:style-name="ce15" office:value-type="float" office:value="603">
            <text:p>603</text:p>
          </table:table-cell>
          <table:table-cell table:style-name="ce15" office:value-type="float" office:value="509">
            <text:p>509</text:p>
          </table:table-cell>
          <table:table-cell table:formula="of:=[.C67]/[.B67]" office:value-type="float" office:value="0.844112769485904">
            <text:p>0,84</text:p>
          </table:table-cell>
          <table:table-cell table:style-name="ce15" office:value-type="float" office:value="566">
            <text:p>566</text:p>
          </table:table-cell>
          <table:table-cell table:style-name="ce15" office:value-type="float" office:value="201.5">
            <text:p>202</text:p>
          </table:table-cell>
          <table:table-cell table:formula="of:=[.F67]/[.E67]" office:value-type="float" office:value="0.356007067137809">
            <text:p>0,36</text:p>
          </table:table-cell>
          <table:table-cell table:style-name="ce15" office:value-type="float" office:value="1152">
            <text:p>1152</text:p>
          </table:table-cell>
          <table:table-cell table:style-name="ce15" office:value-type="float" office:value="678">
            <text:p>678</text:p>
          </table:table-cell>
          <table:table-cell table:formula="of:=[.I67]/[.H67]" office:value-type="float" office:value="0.588541666666667">
            <text:p>0,59</text:p>
          </table:table-cell>
          <table:table-cell table:style-name="ce15" office:value-type="float" office:value="1154">
            <text:p>1154</text:p>
          </table:table-cell>
          <table:table-cell table:style-name="ce15" office:value-type="float" office:value="255">
            <text:p>255</text:p>
          </table:table-cell>
          <table:table-cell table:formula="of:=[.L67]/[.K67]" office:value-type="float" office:value="0.220970537261698">
            <text:p>0,22</text:p>
          </table:table-cell>
          <table:table-cell table:formula="of:=[.B67]+[.H67]" office:value-type="float" office:value="1755">
            <text:p>1755</text:p>
          </table:table-cell>
          <table:table-cell table:formula="of:=[.C67]+[.I67]" office:value-type="float" office:value="1187">
            <text:p>1187</text:p>
          </table:table-cell>
          <table:table-cell table:style-name="ce16" table:formula="of:=[.O67]/[.N67]" office:value-type="float" office:value="0.676353276353276">
            <text:p>0,68</text:p>
          </table:table-cell>
          <table:table-cell table:formula="of:=[.E67]+[.K67]" office:value-type="float" office:value="1720">
            <text:p>1720</text:p>
          </table:table-cell>
          <table:table-cell table:formula="of:=[.F67]+[.L67]" office:value-type="float" office:value="456.5">
            <text:p>456,5</text:p>
          </table:table-cell>
          <table:table-cell table:style-name="ce16" table:formula="of:=[.R67]/[.Q67]" office:value-type="float" office:value="0.265406976744186">
            <text:p>0,27</text:p>
          </table:table-cell>
          <table:table-cell table:style-name="ce16" table:formula="of:=[.P67]" office:value-type="float" office:value="0.676353276353276">
            <text:p>0,68</text:p>
          </table:table-cell>
          <table:table-cell table:style-name="ce16" table:formula="of:=[.S67]" office:value-type="float" office:value="0.265406976744186">
            <text:p>0,27</text:p>
          </table:table-cell>
          <table:table-cell/>
        </table:table-row>
        <table:table-row table:style-name="ro2">
          <table:table-cell office:value-type="string">
            <text:p>Q9o</text:p>
          </table:table-cell>
          <table:table-cell table:style-name="ce15" office:value-type="float" office:value="1735">
            <text:p>1735</text:p>
          </table:table-cell>
          <table:table-cell table:style-name="ce15" office:value-type="float" office:value="845">
            <text:p>845</text:p>
          </table:table-cell>
          <table:table-cell table:formula="of:=[.C68]/[.B68]" office:value-type="float" office:value="0.487031700288184">
            <text:p>0,49</text:p>
          </table:table-cell>
          <table:table-cell table:style-name="ce15" office:value-type="float" office:value="1688">
            <text:p>1688</text:p>
          </table:table-cell>
          <table:table-cell table:style-name="ce15" office:value-type="float" office:value="235.5">
            <text:p>236</text:p>
          </table:table-cell>
          <table:table-cell table:formula="of:=[.F68]/[.E68]" office:value-type="float" office:value="0.139514218009479">
            <text:p>0,14</text:p>
          </table:table-cell>
          <table:table-cell table:style-name="ce15" office:value-type="float" office:value="3502">
            <text:p>3502</text:p>
          </table:table-cell>
          <table:table-cell table:style-name="ce15" office:value-type="float" office:value="1961">
            <text:p>1961</text:p>
          </table:table-cell>
          <table:table-cell table:formula="of:=[.I68]/[.H68]" office:value-type="float" office:value="0.559965733866362">
            <text:p>0,56</text:p>
          </table:table-cell>
          <table:table-cell table:style-name="ce15" office:value-type="float" office:value="3484">
            <text:p>3484</text:p>
          </table:table-cell>
          <table:table-cell table:style-name="ce15" office:value-type="float" office:value="275">
            <text:p>275</text:p>
          </table:table-cell>
          <table:table-cell table:formula="of:=[.L68]/[.K68]" office:value-type="float" office:value="0.0789322617680827">
            <text:p>0,08</text:p>
          </table:table-cell>
          <table:table-cell table:formula="of:=[.B68]+[.H68]" office:value-type="float" office:value="5237">
            <text:p>5237</text:p>
          </table:table-cell>
          <table:table-cell table:formula="of:=[.C68]+[.I68]" office:value-type="float" office:value="2806">
            <text:p>2806</text:p>
          </table:table-cell>
          <table:table-cell table:style-name="ce16" table:formula="of:=[.O68]/[.N68]" office:value-type="float" office:value="0.535802940614856">
            <text:p>0,54</text:p>
          </table:table-cell>
          <table:table-cell table:formula="of:=[.E68]+[.K68]" office:value-type="float" office:value="5172">
            <text:p>5172</text:p>
          </table:table-cell>
          <table:table-cell table:formula="of:=[.F68]+[.L68]" office:value-type="float" office:value="510.5">
            <text:p>510,5</text:p>
          </table:table-cell>
          <table:table-cell table:style-name="ce16" table:formula="of:=[.R68]/[.Q68]" office:value-type="float" office:value="0.0987045630317092">
            <text:p>0,10</text:p>
          </table:table-cell>
          <table:table-cell table:style-name="ce16" table:formula="of:=[.P68]" office:value-type="float" office:value="0.535802940614856">
            <text:p>0,54</text:p>
          </table:table-cell>
          <table:table-cell table:style-name="ce16" table:formula="of:=[.S68]" office:value-type="float" office:value="0.0987045630317092">
            <text:p>0,10</text:p>
          </table:table-cell>
          <table:table-cell/>
        </table:table-row>
        <table:table-row table:style-name="ro2">
          <table:table-cell office:value-type="string">
            <text:p>Q8s</text:p>
          </table:table-cell>
          <table:table-cell table:style-name="ce15" office:value-type="float" office:value="601">
            <text:p>601</text:p>
          </table:table-cell>
          <table:table-cell table:style-name="ce15" office:value-type="float" office:value="355">
            <text:p>355</text:p>
          </table:table-cell>
          <table:table-cell table:formula="of:=[.C69]/[.B69]" office:value-type="float" office:value="0.590682196339434">
            <text:p>0,59</text:p>
          </table:table-cell>
          <table:table-cell table:style-name="ce15" office:value-type="float" office:value="532">
            <text:p>532</text:p>
          </table:table-cell>
          <table:table-cell table:style-name="ce15" office:value-type="float" office:value="-111">
            <text:p>-111</text:p>
          </table:table-cell>
          <table:table-cell table:formula="of:=[.F69]/[.E69]" office:value-type="float" office:value="-0.208646616541353">
            <text:p>-0,21</text:p>
          </table:table-cell>
          <table:table-cell table:style-name="ce15" office:value-type="float" office:value="1187">
            <text:p>1187</text:p>
          </table:table-cell>
          <table:table-cell table:style-name="ce15" office:value-type="float" office:value="424">
            <text:p>424</text:p>
          </table:table-cell>
          <table:table-cell table:formula="of:=[.I69]/[.H69]" office:value-type="float" office:value="0.357203032855939">
            <text:p>0,36</text:p>
          </table:table-cell>
          <table:table-cell table:style-name="ce15" office:value-type="float" office:value="1167">
            <text:p>1167</text:p>
          </table:table-cell>
          <table:table-cell table:style-name="ce15" office:value-type="float" office:value="502.5">
            <text:p>503</text:p>
          </table:table-cell>
          <table:table-cell table:formula="of:=[.L69]/[.K69]" office:value-type="float" office:value="0.430591259640103">
            <text:p>0,43</text:p>
          </table:table-cell>
          <table:table-cell table:formula="of:=[.B69]+[.H69]" office:value-type="float" office:value="1788">
            <text:p>1788</text:p>
          </table:table-cell>
          <table:table-cell table:formula="of:=[.C69]+[.I69]" office:value-type="float" office:value="779">
            <text:p>779</text:p>
          </table:table-cell>
          <table:table-cell table:style-name="ce16" table:formula="of:=[.O69]/[.N69]" office:value-type="float" office:value="0.435682326621924">
            <text:p>0,44</text:p>
          </table:table-cell>
          <table:table-cell table:formula="of:=[.E69]+[.K69]" office:value-type="float" office:value="1699">
            <text:p>1699</text:p>
          </table:table-cell>
          <table:table-cell table:formula="of:=[.F69]+[.L69]" office:value-type="float" office:value="391.5">
            <text:p>391,5</text:p>
          </table:table-cell>
          <table:table-cell table:style-name="ce16" table:formula="of:=[.R69]/[.Q69]" office:value-type="float" office:value="0.230429664508534">
            <text:p>0,23</text:p>
          </table:table-cell>
          <table:table-cell table:style-name="ce16" table:formula="of:=[.P69]" office:value-type="float" office:value="0.435682326621924">
            <text:p>0,44</text:p>
          </table:table-cell>
          <table:table-cell table:style-name="ce16" table:formula="of:=[.S69]" office:value-type="float" office:value="0.230429664508534">
            <text:p>0,23</text:p>
          </table:table-cell>
          <table:table-cell/>
        </table:table-row>
        <table:table-row table:style-name="ro2">
          <table:table-cell office:value-type="string">
            <text:p>Q8o</text:p>
          </table:table-cell>
          <table:table-cell table:style-name="ce15" office:value-type="float" office:value="1720">
            <text:p>1720</text:p>
          </table:table-cell>
          <table:table-cell table:style-name="ce15" office:value-type="float" office:value="108">
            <text:p>108</text:p>
          </table:table-cell>
          <table:table-cell table:formula="of:=[.C70]/[.B70]" office:value-type="float" office:value="0.0627906976744186">
            <text:p>0,06</text:p>
          </table:table-cell>
          <table:table-cell table:style-name="ce15" office:value-type="float" office:value="1791">
            <text:p>1791</text:p>
          </table:table-cell>
          <table:table-cell table:style-name="ce15" office:value-type="float" office:value="-151.5">
            <text:p>-152</text:p>
          </table:table-cell>
          <table:table-cell table:formula="of:=[.F70]/[.E70]" office:value-type="float" office:value="-0.0845896147403685">
            <text:p>-0,08</text:p>
          </table:table-cell>
          <table:table-cell table:style-name="ce15" office:value-type="float" office:value="3450">
            <text:p>3450</text:p>
          </table:table-cell>
          <table:table-cell table:style-name="ce15" office:value-type="float" office:value="754">
            <text:p>754</text:p>
          </table:table-cell>
          <table:table-cell table:formula="of:=[.I70]/[.H70]" office:value-type="float" office:value="0.218550724637681">
            <text:p>0,22</text:p>
          </table:table-cell>
          <table:table-cell table:style-name="ce15" office:value-type="float" office:value="3496">
            <text:p>3496</text:p>
          </table:table-cell>
          <table:table-cell table:style-name="ce15" office:value-type="float" office:value="226">
            <text:p>226</text:p>
          </table:table-cell>
          <table:table-cell table:formula="of:=[.L70]/[.K70]" office:value-type="float" office:value="0.0646453089244851">
            <text:p>0,06</text:p>
          </table:table-cell>
          <table:table-cell table:formula="of:=[.B70]+[.H70]" office:value-type="float" office:value="5170">
            <text:p>5170</text:p>
          </table:table-cell>
          <table:table-cell table:formula="of:=[.C70]+[.I70]" office:value-type="float" office:value="862">
            <text:p>862</text:p>
          </table:table-cell>
          <table:table-cell table:style-name="ce16" table:formula="of:=[.O70]/[.N70]" office:value-type="float" office:value="0.166731141199226">
            <text:p>0,17</text:p>
          </table:table-cell>
          <table:table-cell table:formula="of:=[.E70]+[.K70]" office:value-type="float" office:value="5287">
            <text:p>5287</text:p>
          </table:table-cell>
          <table:table-cell table:formula="of:=[.F70]+[.L70]" office:value-type="float" office:value="74.5">
            <text:p>74,5</text:p>
          </table:table-cell>
          <table:table-cell table:style-name="ce16" table:formula="of:=[.R70]/[.Q70]" office:value-type="float" office:value="0.0140911670134292">
            <text:p>0,01</text:p>
          </table:table-cell>
          <table:table-cell table:style-name="ce16" table:formula="of:=[.P70]" office:value-type="float" office:value="0.166731141199226">
            <text:p>0,17</text:p>
          </table:table-cell>
          <table:table-cell table:style-name="ce16" table:formula="of:=[.S70]" office:value-type="float" office:value="0.0140911670134292">
            <text:p>0,01</text:p>
          </table:table-cell>
          <table:table-cell/>
        </table:table-row>
        <table:table-row table:style-name="ro2">
          <table:table-cell office:value-type="string">
            <text:p>Q7s</text:p>
          </table:table-cell>
          <table:table-cell table:style-name="ce15" office:value-type="float" office:value="625">
            <text:p>625</text:p>
          </table:table-cell>
          <table:table-cell table:style-name="ce15" office:value-type="float" office:value="185">
            <text:p>185</text:p>
          </table:table-cell>
          <table:table-cell table:formula="of:=[.C71]/[.B71]" office:value-type="float" office:value="0.296">
            <text:p>0,30</text:p>
          </table:table-cell>
          <table:table-cell table:style-name="ce15" office:value-type="float" office:value="578">
            <text:p>578</text:p>
          </table:table-cell>
          <table:table-cell table:style-name="ce15" office:value-type="float" office:value="-37">
            <text:p>-37</text:p>
          </table:table-cell>
          <table:table-cell table:formula="of:=[.F71]/[.E71]" office:value-type="float" office:value="-0.0640138408304498">
            <text:p>-0,06</text:p>
          </table:table-cell>
          <table:table-cell table:style-name="ce15" office:value-type="float" office:value="1143">
            <text:p>1143</text:p>
          </table:table-cell>
          <table:table-cell table:style-name="ce15" office:value-type="float" office:value="631">
            <text:p>631</text:p>
          </table:table-cell>
          <table:table-cell table:formula="of:=[.I71]/[.H71]" office:value-type="float" office:value="0.552055993000875">
            <text:p>0,55</text:p>
          </table:table-cell>
          <table:table-cell table:style-name="ce15" office:value-type="float" office:value="1169">
            <text:p>1169</text:p>
          </table:table-cell>
          <table:table-cell table:style-name="ce15" office:value-type="float" office:value="-157">
            <text:p>-157</text:p>
          </table:table-cell>
          <table:table-cell table:formula="of:=[.L71]/[.K71]" office:value-type="float" office:value="-0.134302822925577">
            <text:p>-0,13</text:p>
          </table:table-cell>
          <table:table-cell table:formula="of:=[.B71]+[.H71]" office:value-type="float" office:value="1768">
            <text:p>1768</text:p>
          </table:table-cell>
          <table:table-cell table:formula="of:=[.C71]+[.I71]" office:value-type="float" office:value="816">
            <text:p>816</text:p>
          </table:table-cell>
          <table:table-cell table:style-name="ce16" table:formula="of:=[.O71]/[.N71]" office:value-type="float" office:value="0.461538461538462">
            <text:p>0,46</text:p>
          </table:table-cell>
          <table:table-cell table:formula="of:=[.E71]+[.K71]" office:value-type="float" office:value="1747">
            <text:p>1747</text:p>
          </table:table-cell>
          <table:table-cell table:formula="of:=[.F71]+[.L71]" office:value-type="float" office:value="-194">
            <text:p>-194</text:p>
          </table:table-cell>
          <table:table-cell table:style-name="ce16" table:formula="of:=[.R71]/[.Q71]" office:value-type="float" office:value="-0.111047510017172">
            <text:p>-0,11</text:p>
          </table:table-cell>
          <table:table-cell table:style-name="ce16" table:formula="of:=[.P71]" office:value-type="float" office:value="0.461538461538462">
            <text:p>0,46</text:p>
          </table:table-cell>
          <table:table-cell table:style-name="ce16" table:formula="of:=[.S71]" office:value-type="float" office:value="-0.111047510017172">
            <text:p>-0,11</text:p>
          </table:table-cell>
          <table:table-cell/>
        </table:table-row>
        <table:table-row table:style-name="ro2">
          <table:table-cell office:value-type="string">
            <text:p>Q7o</text:p>
          </table:table-cell>
          <table:table-cell table:style-name="ce15" office:value-type="float" office:value="1700">
            <text:p>1700</text:p>
          </table:table-cell>
          <table:table-cell table:style-name="ce15" office:value-type="float" office:value="362">
            <text:p>362</text:p>
          </table:table-cell>
          <table:table-cell table:formula="of:=[.C72]/[.B72]" office:value-type="float" office:value="0.212941176470588">
            <text:p>0,21</text:p>
          </table:table-cell>
          <table:table-cell table:style-name="ce15" office:value-type="float" office:value="1776">
            <text:p>1776</text:p>
          </table:table-cell>
          <table:table-cell table:style-name="ce15" office:value-type="float" office:value="-368">
            <text:p>-368</text:p>
          </table:table-cell>
          <table:table-cell table:formula="of:=[.F72]/[.E72]" office:value-type="float" office:value="-0.207207207207207">
            <text:p>-0,21</text:p>
          </table:table-cell>
          <table:table-cell table:style-name="ce15" office:value-type="float" office:value="3420">
            <text:p>3420</text:p>
          </table:table-cell>
          <table:table-cell table:style-name="ce15" office:value-type="float" office:value="1524">
            <text:p>1524</text:p>
          </table:table-cell>
          <table:table-cell table:formula="of:=[.I72]/[.H72]" office:value-type="float" office:value="0.445614035087719">
            <text:p>0,45</text:p>
          </table:table-cell>
          <table:table-cell table:style-name="ce15" office:value-type="float" office:value="3438">
            <text:p>3438</text:p>
          </table:table-cell>
          <table:table-cell table:style-name="ce15" office:value-type="float" office:value="-1127">
            <text:p>-1127</text:p>
          </table:table-cell>
          <table:table-cell table:formula="of:=[.L72]/[.K72]" office:value-type="float" office:value="-0.327806864456079">
            <text:p>-0,33</text:p>
          </table:table-cell>
          <table:table-cell table:formula="of:=[.B72]+[.H72]" office:value-type="float" office:value="5120">
            <text:p>5120</text:p>
          </table:table-cell>
          <table:table-cell table:formula="of:=[.C72]+[.I72]" office:value-type="float" office:value="1886">
            <text:p>1886</text:p>
          </table:table-cell>
          <table:table-cell table:style-name="ce16" table:formula="of:=[.O72]/[.N72]" office:value-type="float" office:value="0.368359375">
            <text:p>0,37</text:p>
          </table:table-cell>
          <table:table-cell table:formula="of:=[.E72]+[.K72]" office:value-type="float" office:value="5214">
            <text:p>5214</text:p>
          </table:table-cell>
          <table:table-cell table:formula="of:=[.F72]+[.L72]" office:value-type="float" office:value="-1495">
            <text:p>-1495</text:p>
          </table:table-cell>
          <table:table-cell table:style-name="ce16" table:formula="of:=[.R72]/[.Q72]" office:value-type="float" office:value="-0.286728039892597">
            <text:p>-0,29</text:p>
          </table:table-cell>
          <table:table-cell table:style-name="ce16" table:formula="of:=[.P72]" office:value-type="float" office:value="0.368359375">
            <text:p>0,37</text:p>
          </table:table-cell>
          <table:table-cell table:style-name="ce16" table:formula="of:=[.S72]" office:value-type="float" office:value="-0.286728039892597">
            <text:p>-0,29</text:p>
          </table:table-cell>
          <table:table-cell/>
        </table:table-row>
        <table:table-row table:style-name="ro2">
          <table:table-cell office:value-type="string">
            <text:p>Q6s</text:p>
          </table:table-cell>
          <table:table-cell table:style-name="ce15" office:value-type="float" office:value="545">
            <text:p>545</text:p>
          </table:table-cell>
          <table:table-cell table:style-name="ce15" office:value-type="float" office:value="-288">
            <text:p>-288</text:p>
          </table:table-cell>
          <table:table-cell table:formula="of:=[.C73]/[.B73]" office:value-type="float" office:value="-0.528440366972477">
            <text:p>-0,53</text:p>
          </table:table-cell>
          <table:table-cell table:style-name="ce15" office:value-type="float" office:value="619">
            <text:p>619</text:p>
          </table:table-cell>
          <table:table-cell table:style-name="ce15" office:value-type="float" office:value="284">
            <text:p>284</text:p>
          </table:table-cell>
          <table:table-cell table:formula="of:=[.F73]/[.E73]" office:value-type="float" office:value="0.458804523424879">
            <text:p>0,46</text:p>
          </table:table-cell>
          <table:table-cell table:style-name="ce15" office:value-type="float" office:value="1177">
            <text:p>1177</text:p>
          </table:table-cell>
          <table:table-cell table:style-name="ce15" office:value-type="float" office:value="-16">
            <text:p>-16</text:p>
          </table:table-cell>
          <table:table-cell table:formula="of:=[.I73]/[.H73]" office:value-type="float" office:value="-0.0135938827527613">
            <text:p>-0,01</text:p>
          </table:table-cell>
          <table:table-cell table:style-name="ce15" office:value-type="float" office:value="1121">
            <text:p>1121</text:p>
          </table:table-cell>
          <table:table-cell table:style-name="ce15" office:value-type="float" office:value="-134">
            <text:p>-134</text:p>
          </table:table-cell>
          <table:table-cell table:formula="of:=[.L73]/[.K73]" office:value-type="float" office:value="-0.119536128456735">
            <text:p>-0,12</text:p>
          </table:table-cell>
          <table:table-cell table:formula="of:=[.B73]+[.H73]" office:value-type="float" office:value="1722">
            <text:p>1722</text:p>
          </table:table-cell>
          <table:table-cell table:formula="of:=[.C73]+[.I73]" office:value-type="float" office:value="-304">
            <text:p>-304</text:p>
          </table:table-cell>
          <table:table-cell table:style-name="ce16" table:formula="of:=[.O73]/[.N73]" office:value-type="float" office:value="-0.176538908246225">
            <text:p>-0,18</text:p>
          </table:table-cell>
          <table:table-cell table:formula="of:=[.E73]+[.K73]" office:value-type="float" office:value="1740">
            <text:p>1740</text:p>
          </table:table-cell>
          <table:table-cell table:formula="of:=[.F73]+[.L73]" office:value-type="float" office:value="150">
            <text:p>150</text:p>
          </table:table-cell>
          <table:table-cell table:style-name="ce16" table:formula="of:=[.R73]/[.Q73]" office:value-type="float" office:value="0.0862068965517241">
            <text:p>0,09</text:p>
          </table:table-cell>
          <table:table-cell table:style-name="ce16" table:formula="of:=[.P73]" office:value-type="float" office:value="-0.176538908246225">
            <text:p>-0,18</text:p>
          </table:table-cell>
          <table:table-cell table:style-name="ce16" table:formula="of:=[.S73]" office:value-type="float" office:value="0.0862068965517241">
            <text:p>0,09</text:p>
          </table:table-cell>
          <table:table-cell/>
        </table:table-row>
        <table:table-row table:style-name="ro2">
          <table:table-cell office:value-type="string">
            <text:p>Q6o</text:p>
          </table:table-cell>
          <table:table-cell table:style-name="ce15" office:value-type="float" office:value="1789">
            <text:p>1789</text:p>
          </table:table-cell>
          <table:table-cell table:style-name="ce15" office:value-type="float" office:value="-340">
            <text:p>-340</text:p>
          </table:table-cell>
          <table:table-cell table:formula="of:=[.C74]/[.B74]" office:value-type="float" office:value="-0.190050307434321">
            <text:p>-0,19</text:p>
          </table:table-cell>
          <table:table-cell table:style-name="ce15" office:value-type="float" office:value="1753">
            <text:p>1753</text:p>
          </table:table-cell>
          <table:table-cell table:style-name="ce15" office:value-type="float" office:value="-72.5">
            <text:p>-73</text:p>
          </table:table-cell>
          <table:table-cell table:formula="of:=[.F74]/[.E74]" office:value-type="float" office:value="-0.0413576725613234">
            <text:p>-0,04</text:p>
          </table:table-cell>
          <table:table-cell table:style-name="ce15" office:value-type="float" office:value="3465">
            <text:p>3465</text:p>
          </table:table-cell>
          <table:table-cell table:style-name="ce15" office:value-type="float" office:value="-8">
            <text:p>-8</text:p>
          </table:table-cell>
          <table:table-cell table:formula="of:=[.I74]/[.H74]" office:value-type="float" office:value="-0.00230880230880231">
            <text:p>-0,00</text:p>
          </table:table-cell>
          <table:table-cell table:style-name="ce15" office:value-type="float" office:value="3489">
            <text:p>3489</text:p>
          </table:table-cell>
          <table:table-cell table:style-name="ce15" office:value-type="float" office:value="-546.5">
            <text:p>-547</text:p>
          </table:table-cell>
          <table:table-cell table:formula="of:=[.L74]/[.K74]" office:value-type="float" office:value="-0.156635139008312">
            <text:p>-0,16</text:p>
          </table:table-cell>
          <table:table-cell table:formula="of:=[.B74]+[.H74]" office:value-type="float" office:value="5254">
            <text:p>5254</text:p>
          </table:table-cell>
          <table:table-cell table:formula="of:=[.C74]+[.I74]" office:value-type="float" office:value="-348">
            <text:p>-348</text:p>
          </table:table-cell>
          <table:table-cell table:style-name="ce16" table:formula="of:=[.O74]/[.N74]" office:value-type="float" office:value="-0.0662352493338409">
            <text:p>-0,07</text:p>
          </table:table-cell>
          <table:table-cell table:formula="of:=[.E74]+[.K74]" office:value-type="float" office:value="5242">
            <text:p>5242</text:p>
          </table:table-cell>
          <table:table-cell table:formula="of:=[.F74]+[.L74]" office:value-type="float" office:value="-619">
            <text:p>-619</text:p>
          </table:table-cell>
          <table:table-cell table:style-name="ce16" table:formula="of:=[.R74]/[.Q74]" office:value-type="float" office:value="-0.118084700495994">
            <text:p>-0,12</text:p>
          </table:table-cell>
          <table:table-cell table:style-name="ce16" table:formula="of:=[.P74]" office:value-type="float" office:value="-0.0662352493338409">
            <text:p>-0,07</text:p>
          </table:table-cell>
          <table:table-cell table:style-name="ce16" table:formula="of:=[.S74]" office:value-type="float" office:value="-0.118084700495994">
            <text:p>-0,12</text:p>
          </table:table-cell>
          <table:table-cell/>
        </table:table-row>
        <table:table-row table:style-name="ro2">
          <table:table-cell office:value-type="string">
            <text:p>Q5s</text:p>
          </table:table-cell>
          <table:table-cell table:style-name="ce15" office:value-type="float" office:value="612">
            <text:p>612</text:p>
          </table:table-cell>
          <table:table-cell table:style-name="ce15" office:value-type="float" office:value="-1">
            <text:p>-1</text:p>
          </table:table-cell>
          <table:table-cell table:formula="of:=[.C75]/[.B75]" office:value-type="float" office:value="-0.00163398692810458">
            <text:p>-0,00</text:p>
          </table:table-cell>
          <table:table-cell table:style-name="ce15" office:value-type="float" office:value="526">
            <text:p>526</text:p>
          </table:table-cell>
          <table:table-cell table:style-name="ce15" office:value-type="float" office:value="178">
            <text:p>178</text:p>
          </table:table-cell>
          <table:table-cell table:formula="of:=[.F75]/[.E75]" office:value-type="float" office:value="0.338403041825095">
            <text:p>0,34</text:p>
          </table:table-cell>
          <table:table-cell table:style-name="ce15" office:value-type="float" office:value="1145">
            <text:p>1145</text:p>
          </table:table-cell>
          <table:table-cell table:style-name="ce15" office:value-type="float" office:value="481">
            <text:p>481</text:p>
          </table:table-cell>
          <table:table-cell table:formula="of:=[.I75]/[.H75]" office:value-type="float" office:value="0.420087336244541">
            <text:p>0,42</text:p>
          </table:table-cell>
          <table:table-cell table:style-name="ce15" office:value-type="float" office:value="1076">
            <text:p>1076</text:p>
          </table:table-cell>
          <table:table-cell table:style-name="ce15" office:value-type="float" office:value="-74">
            <text:p>-74</text:p>
          </table:table-cell>
          <table:table-cell table:formula="of:=[.L75]/[.K75]" office:value-type="float" office:value="-0.0687732342007435">
            <text:p>-0,07</text:p>
          </table:table-cell>
          <table:table-cell table:formula="of:=[.B75]+[.H75]" office:value-type="float" office:value="1757">
            <text:p>1757</text:p>
          </table:table-cell>
          <table:table-cell table:formula="of:=[.C75]+[.I75]" office:value-type="float" office:value="480">
            <text:p>480</text:p>
          </table:table-cell>
          <table:table-cell table:style-name="ce16" table:formula="of:=[.O75]/[.N75]" office:value-type="float" office:value="0.273192942515652">
            <text:p>0,27</text:p>
          </table:table-cell>
          <table:table-cell table:formula="of:=[.E75]+[.K75]" office:value-type="float" office:value="1602">
            <text:p>1602</text:p>
          </table:table-cell>
          <table:table-cell table:formula="of:=[.F75]+[.L75]" office:value-type="float" office:value="104">
            <text:p>104</text:p>
          </table:table-cell>
          <table:table-cell table:style-name="ce16" table:formula="of:=[.R75]/[.Q75]" office:value-type="float" office:value="0.0649188514357054">
            <text:p>0,06</text:p>
          </table:table-cell>
          <table:table-cell table:style-name="ce16" table:formula="of:=[.P75]" office:value-type="float" office:value="0.273192942515652">
            <text:p>0,27</text:p>
          </table:table-cell>
          <table:table-cell table:style-name="ce16" table:formula="of:=[.S75]" office:value-type="float" office:value="0.0649188514357054">
            <text:p>0,06</text:p>
          </table:table-cell>
          <table:table-cell/>
        </table:table-row>
        <table:table-row table:style-name="ro2">
          <table:table-cell office:value-type="string">
            <text:p>Q5o</text:p>
          </table:table-cell>
          <table:table-cell table:style-name="ce15" office:value-type="float" office:value="1789">
            <text:p>1789</text:p>
          </table:table-cell>
          <table:table-cell table:style-name="ce15" office:value-type="float" office:value="-116">
            <text:p>-116</text:p>
          </table:table-cell>
          <table:table-cell table:formula="of:=[.C76]/[.B76]" office:value-type="float" office:value="-0.0648406931246506">
            <text:p>-0,06</text:p>
          </table:table-cell>
          <table:table-cell table:style-name="ce15" office:value-type="float" office:value="1815">
            <text:p>1815</text:p>
          </table:table-cell>
          <table:table-cell table:style-name="ce15" office:value-type="float" office:value="-487">
            <text:p>-487</text:p>
          </table:table-cell>
          <table:table-cell table:formula="of:=[.F76]/[.E76]" office:value-type="float" office:value="-0.26831955922865">
            <text:p>-0,27</text:p>
          </table:table-cell>
          <table:table-cell table:style-name="ce15" office:value-type="float" office:value="3373">
            <text:p>3373</text:p>
          </table:table-cell>
          <table:table-cell table:style-name="ce15" office:value-type="float" office:value="-320">
            <text:p>-320</text:p>
          </table:table-cell>
          <table:table-cell table:formula="of:=[.I76]/[.H76]" office:value-type="float" office:value="-0.0948710346872221">
            <text:p>-0,09</text:p>
          </table:table-cell>
          <table:table-cell table:style-name="ce15" office:value-type="float" office:value="3439">
            <text:p>3439</text:p>
          </table:table-cell>
          <table:table-cell table:style-name="ce15" office:value-type="float" office:value="-1258">
            <text:p>-1258</text:p>
          </table:table-cell>
          <table:table-cell table:formula="of:=[.L76]/[.K76]" office:value-type="float" office:value="-0.365804012794417">
            <text:p>-0,37</text:p>
          </table:table-cell>
          <table:table-cell table:formula="of:=[.B76]+[.H76]" office:value-type="float" office:value="5162">
            <text:p>5162</text:p>
          </table:table-cell>
          <table:table-cell table:formula="of:=[.C76]+[.I76]" office:value-type="float" office:value="-436">
            <text:p>-436</text:p>
          </table:table-cell>
          <table:table-cell table:style-name="ce16" table:formula="of:=[.O76]/[.N76]" office:value-type="float" office:value="-0.0844633862843859">
            <text:p>-0,08</text:p>
          </table:table-cell>
          <table:table-cell table:formula="of:=[.E76]+[.K76]" office:value-type="float" office:value="5254">
            <text:p>5254</text:p>
          </table:table-cell>
          <table:table-cell table:formula="of:=[.F76]+[.L76]" office:value-type="float" office:value="-1745">
            <text:p>-1745</text:p>
          </table:table-cell>
          <table:table-cell table:style-name="ce16" table:formula="of:=[.R76]/[.Q76]" office:value-type="float" office:value="-0.332127902550438">
            <text:p>-0,33</text:p>
          </table:table-cell>
          <table:table-cell table:style-name="ce16" table:formula="of:=[.P76]" office:value-type="float" office:value="-0.0844633862843859">
            <text:p>-0,08</text:p>
          </table:table-cell>
          <table:table-cell table:style-name="ce16" table:formula="of:=[.S76]" office:value-type="float" office:value="-0.332127902550438">
            <text:p>-0,33</text:p>
          </table:table-cell>
          <table:table-cell/>
        </table:table-row>
        <table:table-row table:style-name="ro2">
          <table:table-cell office:value-type="string">
            <text:p>Q4s</text:p>
          </table:table-cell>
          <table:table-cell table:style-name="ce15" office:value-type="float" office:value="555">
            <text:p>555</text:p>
          </table:table-cell>
          <table:table-cell table:style-name="ce15" office:value-type="float" office:value="141">
            <text:p>141</text:p>
          </table:table-cell>
          <table:table-cell table:formula="of:=[.C77]/[.B77]" office:value-type="float" office:value="0.254054054054054">
            <text:p>0,25</text:p>
          </table:table-cell>
          <table:table-cell table:style-name="ce15" office:value-type="float" office:value="579">
            <text:p>579</text:p>
          </table:table-cell>
          <table:table-cell table:style-name="ce15" office:value-type="float" office:value="-172">
            <text:p>-172</text:p>
          </table:table-cell>
          <table:table-cell table:formula="of:=[.F77]/[.E77]" office:value-type="float" office:value="-0.29706390328152">
            <text:p>-0,30</text:p>
          </table:table-cell>
          <table:table-cell table:style-name="ce15" office:value-type="float" office:value="1127">
            <text:p>1127</text:p>
          </table:table-cell>
          <table:table-cell table:style-name="ce15" office:value-type="float" office:value="331">
            <text:p>331</text:p>
          </table:table-cell>
          <table:table-cell table:formula="of:=[.I77]/[.H77]" office:value-type="float" office:value="0.293700088731145">
            <text:p>0,29</text:p>
          </table:table-cell>
          <table:table-cell table:style-name="ce15" office:value-type="float" office:value="1149">
            <text:p>1149</text:p>
          </table:table-cell>
          <table:table-cell table:style-name="ce15" office:value-type="float" office:value="266">
            <text:p>266</text:p>
          </table:table-cell>
          <table:table-cell table:formula="of:=[.L77]/[.K77]" office:value-type="float" office:value="0.231505657093124">
            <text:p>0,23</text:p>
          </table:table-cell>
          <table:table-cell table:formula="of:=[.B77]+[.H77]" office:value-type="float" office:value="1682">
            <text:p>1682</text:p>
          </table:table-cell>
          <table:table-cell table:formula="of:=[.C77]+[.I77]" office:value-type="float" office:value="472">
            <text:p>472</text:p>
          </table:table-cell>
          <table:table-cell table:style-name="ce16" table:formula="of:=[.O77]/[.N77]" office:value-type="float" office:value="0.280618311533888">
            <text:p>0,28</text:p>
          </table:table-cell>
          <table:table-cell table:formula="of:=[.E77]+[.K77]" office:value-type="float" office:value="1728">
            <text:p>1728</text:p>
          </table:table-cell>
          <table:table-cell table:formula="of:=[.F77]+[.L77]" office:value-type="float" office:value="94">
            <text:p>94</text:p>
          </table:table-cell>
          <table:table-cell table:style-name="ce16" table:formula="of:=[.R77]/[.Q77]" office:value-type="float" office:value="0.0543981481481482">
            <text:p>0,05</text:p>
          </table:table-cell>
          <table:table-cell table:style-name="ce16" table:formula="of:=[.P77]" office:value-type="float" office:value="0.280618311533888">
            <text:p>0,28</text:p>
          </table:table-cell>
          <table:table-cell table:style-name="ce16" table:formula="of:=[.S77]" office:value-type="float" office:value="0.0543981481481482">
            <text:p>0,05</text:p>
          </table:table-cell>
          <table:table-cell/>
        </table:table-row>
        <table:table-row table:style-name="ro2">
          <table:table-cell office:value-type="string">
            <text:p>Q4o</text:p>
          </table:table-cell>
          <table:table-cell table:style-name="ce15" office:value-type="float" office:value="1707">
            <text:p>1707</text:p>
          </table:table-cell>
          <table:table-cell table:style-name="ce15" office:value-type="float" office:value="-136">
            <text:p>-136</text:p>
          </table:table-cell>
          <table:table-cell table:formula="of:=[.C78]/[.B78]" office:value-type="float" office:value="-0.0796719390743995">
            <text:p>-0,08</text:p>
          </table:table-cell>
          <table:table-cell table:style-name="ce15" office:value-type="float" office:value="1744">
            <text:p>1744</text:p>
          </table:table-cell>
          <table:table-cell table:style-name="ce15" office:value-type="float" office:value="-457">
            <text:p>-457</text:p>
          </table:table-cell>
          <table:table-cell table:formula="of:=[.F78]/[.E78]" office:value-type="float" office:value="-0.26204128440367">
            <text:p>-0,26</text:p>
          </table:table-cell>
          <table:table-cell table:style-name="ce15" office:value-type="float" office:value="3375">
            <text:p>3375</text:p>
          </table:table-cell>
          <table:table-cell table:style-name="ce15" office:value-type="float" office:value="-848">
            <text:p>-848</text:p>
          </table:table-cell>
          <table:table-cell table:formula="of:=[.I78]/[.H78]" office:value-type="float" office:value="-0.251259259259259">
            <text:p>-0,25</text:p>
          </table:table-cell>
          <table:table-cell table:style-name="ce15" office:value-type="float" office:value="3504">
            <text:p>3504</text:p>
          </table:table-cell>
          <table:table-cell table:style-name="ce15" office:value-type="float" office:value="-911">
            <text:p>-911</text:p>
          </table:table-cell>
          <table:table-cell table:formula="of:=[.L78]/[.K78]" office:value-type="float" office:value="-0.259988584474886">
            <text:p>-0,26</text:p>
          </table:table-cell>
          <table:table-cell table:formula="of:=[.B78]+[.H78]" office:value-type="float" office:value="5082">
            <text:p>5082</text:p>
          </table:table-cell>
          <table:table-cell table:formula="of:=[.C78]+[.I78]" office:value-type="float" office:value="-984">
            <text:p>-984</text:p>
          </table:table-cell>
          <table:table-cell table:style-name="ce16" table:formula="of:=[.O78]/[.N78]" office:value-type="float" office:value="-0.193624557260921">
            <text:p>-0,19</text:p>
          </table:table-cell>
          <table:table-cell table:formula="of:=[.E78]+[.K78]" office:value-type="float" office:value="5248">
            <text:p>5248</text:p>
          </table:table-cell>
          <table:table-cell table:formula="of:=[.F78]+[.L78]" office:value-type="float" office:value="-1368">
            <text:p>-1368</text:p>
          </table:table-cell>
          <table:table-cell table:style-name="ce16" table:formula="of:=[.R78]/[.Q78]" office:value-type="float" office:value="-0.260670731707317">
            <text:p>-0,26</text:p>
          </table:table-cell>
          <table:table-cell table:style-name="ce16" table:formula="of:=[.P78]" office:value-type="float" office:value="-0.193624557260921">
            <text:p>-0,19</text:p>
          </table:table-cell>
          <table:table-cell table:style-name="ce16" table:formula="of:=[.S78]" office:value-type="float" office:value="-0.260670731707317">
            <text:p>-0,26</text:p>
          </table:table-cell>
          <table:table-cell/>
        </table:table-row>
        <table:table-row table:style-name="ro2">
          <table:table-cell office:value-type="string">
            <text:p>Q3s</text:p>
          </table:table-cell>
          <table:table-cell table:style-name="ce15" office:value-type="float" office:value="555">
            <text:p>555</text:p>
          </table:table-cell>
          <table:table-cell table:style-name="ce15" office:value-type="float" office:value="126">
            <text:p>126</text:p>
          </table:table-cell>
          <table:table-cell table:formula="of:=[.C79]/[.B79]" office:value-type="float" office:value="0.227027027027027">
            <text:p>0,23</text:p>
          </table:table-cell>
          <table:table-cell table:style-name="ce15" office:value-type="float" office:value="620">
            <text:p>620</text:p>
          </table:table-cell>
          <table:table-cell table:style-name="ce15" office:value-type="float" office:value="-333">
            <text:p>-333</text:p>
          </table:table-cell>
          <table:table-cell table:formula="of:=[.F79]/[.E79]" office:value-type="float" office:value="-0.537096774193548">
            <text:p>-0,54</text:p>
          </table:table-cell>
          <table:table-cell table:style-name="ce15" office:value-type="float" office:value="1092">
            <text:p>1092</text:p>
          </table:table-cell>
          <table:table-cell table:style-name="ce15" office:value-type="float" office:value="141">
            <text:p>141</text:p>
          </table:table-cell>
          <table:table-cell table:formula="of:=[.I79]/[.H79]" office:value-type="float" office:value="0.129120879120879">
            <text:p>0,13</text:p>
          </table:table-cell>
          <table:table-cell table:style-name="ce15" office:value-type="float" office:value="1163">
            <text:p>1163</text:p>
          </table:table-cell>
          <table:table-cell table:style-name="ce15" office:value-type="float" office:value="2.5">
            <text:p>3</text:p>
          </table:table-cell>
          <table:table-cell table:formula="of:=[.L79]/[.K79]" office:value-type="float" office:value="0.00214961306964746">
            <text:p>0,00</text:p>
          </table:table-cell>
          <table:table-cell table:formula="of:=[.B79]+[.H79]" office:value-type="float" office:value="1647">
            <text:p>1647</text:p>
          </table:table-cell>
          <table:table-cell table:formula="of:=[.C79]+[.I79]" office:value-type="float" office:value="267">
            <text:p>267</text:p>
          </table:table-cell>
          <table:table-cell table:style-name="ce16" table:formula="of:=[.O79]/[.N79]" office:value-type="float" office:value="0.162112932604736">
            <text:p>0,16</text:p>
          </table:table-cell>
          <table:table-cell table:formula="of:=[.E79]+[.K79]" office:value-type="float" office:value="1783">
            <text:p>1783</text:p>
          </table:table-cell>
          <table:table-cell table:formula="of:=[.F79]+[.L79]" office:value-type="float" office:value="-330.5">
            <text:p>-330,5</text:p>
          </table:table-cell>
          <table:table-cell table:style-name="ce16" table:formula="of:=[.R79]/[.Q79]" office:value-type="float" office:value="-0.185361749859787">
            <text:p>-0,19</text:p>
          </table:table-cell>
          <table:table-cell table:style-name="ce16" table:formula="of:=[.P79]" office:value-type="float" office:value="0.162112932604736">
            <text:p>0,16</text:p>
          </table:table-cell>
          <table:table-cell table:style-name="ce16" table:formula="of:=[.S79]" office:value-type="float" office:value="-0.185361749859787">
            <text:p>-0,19</text:p>
          </table:table-cell>
          <table:table-cell/>
        </table:table-row>
        <table:table-row table:style-name="ro2">
          <table:table-cell office:value-type="string">
            <text:p>Q3o</text:p>
          </table:table-cell>
          <table:table-cell office:value-type="float" office:value="1783">
            <text:p>1783</text:p>
          </table:table-cell>
          <table:table-cell office:value-type="float" office:value="-891.5">
            <text:p>-891,5</text:p>
          </table:table-cell>
          <table:table-cell table:style-name="ce18" table:formula="of:=[.C80]/[.B80]" office:value-type="float" office:value="-0.5">
            <text:p>-0,50</text:p>
          </table:table-cell>
          <table:table-cell office:value-type="float" office:value="1721">
            <text:p>1721</text:p>
          </table:table-cell>
          <table:table-cell office:value-type="float" office:value="-724">
            <text:p>-724</text:p>
          </table:table-cell>
          <table:table-cell table:style-name="ce18" table:formula="of:=[.F80]/[.E80]" office:value-type="float" office:value="-0.42068564787914">
            <text:p>-0,42</text:p>
          </table:table-cell>
          <table:table-cell office:value-type="float" office:value="3502">
            <text:p>3502</text:p>
          </table:table-cell>
          <table:table-cell office:value-type="float" office:value="-1751">
            <text:p>-1751</text:p>
          </table:table-cell>
          <table:table-cell table:style-name="ce18" table:formula="of:=[.I80]/[.H80]" office:value-type="float" office:value="-0.5">
            <text:p>-0,50</text:p>
          </table:table-cell>
          <table:table-cell office:value-type="float" office:value="3491">
            <text:p>3491</text:p>
          </table:table-cell>
          <table:table-cell office:value-type="float" office:value="-973.5">
            <text:p>-973,5</text:p>
          </table:table-cell>
          <table:table-cell table:style-name="ce18" table:formula="of:=[.L80]/[.K80]" office:value-type="float" office:value="-0.278859925522773">
            <text:p>-0,28</text:p>
          </table:table-cell>
          <table:table-cell table:formula="of:=[.B80]+[.H80]" office:value-type="float" office:value="5285">
            <text:p>5285</text:p>
          </table:table-cell>
          <table:table-cell table:formula="of:=[.C80]+[.I80]" office:value-type="float" office:value="-2642.5">
            <text:p>-2642,5</text:p>
          </table:table-cell>
          <table:table-cell table:style-name="ce16" table:formula="of:=[.O80]/[.N80]" office:value-type="float" office:value="-0.5">
            <text:p>-0,50</text:p>
          </table:table-cell>
          <table:table-cell table:formula="of:=[.E80]+[.K80]" office:value-type="float" office:value="5212">
            <text:p>5212</text:p>
          </table:table-cell>
          <table:table-cell table:formula="of:=[.F80]+[.L80]" office:value-type="float" office:value="-1697.5">
            <text:p>-1697,5</text:p>
          </table:table-cell>
          <table:table-cell table:style-name="ce16" table:formula="of:=[.R80]/[.Q80]" office:value-type="float" office:value="-0.325690713737529">
            <text:p>-0,33</text:p>
          </table:table-cell>
          <table:table-cell table:style-name="ce16" table:formula="of:=[.P80]" office:value-type="float" office:value="-0.5">
            <text:p>-0,50</text:p>
          </table:table-cell>
          <table:table-cell table:style-name="ce16" table:formula="of:=[.S80]" office:value-type="float" office:value="-0.325690713737529">
            <text:p>-0,33</text:p>
          </table:table-cell>
          <table:table-cell/>
        </table:table-row>
        <table:table-row table:style-name="ro2">
          <table:table-cell office:value-type="string">
            <text:p>Q2s</text:p>
          </table:table-cell>
          <table:table-cell table:style-name="ce15" office:value-type="float" office:value="594">
            <text:p>594</text:p>
          </table:table-cell>
          <table:table-cell table:style-name="ce15" office:value-type="float" office:value="-12">
            <text:p>-12</text:p>
          </table:table-cell>
          <table:table-cell table:formula="of:=[.C81]/[.B81]" office:value-type="float" office:value="-0.0202020202020202">
            <text:p>-0,02</text:p>
          </table:table-cell>
          <table:table-cell table:style-name="ce15" office:value-type="float" office:value="616">
            <text:p>616</text:p>
          </table:table-cell>
          <table:table-cell table:style-name="ce15" office:value-type="float" office:value="-94.5">
            <text:p>-95</text:p>
          </table:table-cell>
          <table:table-cell table:formula="of:=[.F81]/[.E81]" office:value-type="float" office:value="-0.153409090909091">
            <text:p>-0,15</text:p>
          </table:table-cell>
          <table:table-cell table:style-name="ce15" office:value-type="float" office:value="1161">
            <text:p>1161</text:p>
          </table:table-cell>
          <table:table-cell table:style-name="ce15" office:value-type="float" office:value="-167">
            <text:p>-167</text:p>
          </table:table-cell>
          <table:table-cell table:formula="of:=[.I81]/[.H81]" office:value-type="float" office:value="-0.143841515934539">
            <text:p>-0,14</text:p>
          </table:table-cell>
          <table:table-cell table:style-name="ce15" office:value-type="float" office:value="1193">
            <text:p>1193</text:p>
          </table:table-cell>
          <table:table-cell table:style-name="ce15" office:value-type="float" office:value="-590.5">
            <text:p>-591</text:p>
          </table:table-cell>
          <table:table-cell table:formula="of:=[.L81]/[.K81]" office:value-type="float" office:value="-0.494970662196144">
            <text:p>-0,49</text:p>
          </table:table-cell>
          <table:table-cell table:formula="of:=[.B81]+[.H81]" office:value-type="float" office:value="1755">
            <text:p>1755</text:p>
          </table:table-cell>
          <table:table-cell table:formula="of:=[.C81]+[.I81]" office:value-type="float" office:value="-179">
            <text:p>-179</text:p>
          </table:table-cell>
          <table:table-cell table:style-name="ce16" table:formula="of:=[.O81]/[.N81]" office:value-type="float" office:value="-0.101994301994302">
            <text:p>-0,10</text:p>
          </table:table-cell>
          <table:table-cell table:formula="of:=[.E81]+[.K81]" office:value-type="float" office:value="1809">
            <text:p>1809</text:p>
          </table:table-cell>
          <table:table-cell table:formula="of:=[.F81]+[.L81]" office:value-type="float" office:value="-685">
            <text:p>-685</text:p>
          </table:table-cell>
          <table:table-cell table:style-name="ce16" table:formula="of:=[.R81]/[.Q81]" office:value-type="float" office:value="-0.378662244333886">
            <text:p>-0,38</text:p>
          </table:table-cell>
          <table:table-cell table:style-name="ce16" table:formula="of:=[.P81]" office:value-type="float" office:value="-0.101994301994302">
            <text:p>-0,10</text:p>
          </table:table-cell>
          <table:table-cell table:style-name="ce16" table:formula="of:=[.S81]" office:value-type="float" office:value="-0.378662244333886">
            <text:p>-0,38</text:p>
          </table:table-cell>
          <table:table-cell/>
        </table:table-row>
        <table:table-row table:style-name="ro2">
          <table:table-cell office:value-type="string">
            <text:p>Q2o</text:p>
          </table:table-cell>
          <table:table-cell office:value-type="float" office:value="1787">
            <text:p>1787</text:p>
          </table:table-cell>
          <table:table-cell office:value-type="float" office:value="-893.5">
            <text:p>-893,5</text:p>
          </table:table-cell>
          <table:table-cell table:style-name="ce18" table:formula="of:=[.C82]/[.B82]" office:value-type="float" office:value="-0.5">
            <text:p>-0,50</text:p>
          </table:table-cell>
          <table:table-cell office:value-type="float" office:value="1712">
            <text:p>1712</text:p>
          </table:table-cell>
          <table:table-cell office:value-type="float" office:value="-1307.5">
            <text:p>-1307,5</text:p>
          </table:table-cell>
          <table:table-cell table:style-name="ce18" table:formula="of:=[.F82]/[.E82]" office:value-type="float" office:value="-0.763726635514019">
            <text:p>-0,76</text:p>
          </table:table-cell>
          <table:table-cell office:value-type="float" office:value="3338">
            <text:p>3338</text:p>
          </table:table-cell>
          <table:table-cell office:value-type="float" office:value="-1669">
            <text:p>-1669</text:p>
          </table:table-cell>
          <table:table-cell table:style-name="ce18" table:formula="of:=[.I82]/[.H82]" office:value-type="float" office:value="-0.5">
            <text:p>-0,50</text:p>
          </table:table-cell>
          <table:table-cell office:value-type="float" office:value="3468">
            <text:p>3468</text:p>
          </table:table-cell>
          <table:table-cell office:value-type="float" office:value="-2765.5">
            <text:p>-2765,5</text:p>
          </table:table-cell>
          <table:table-cell table:style-name="ce18" table:formula="of:=[.L82]/[.K82]" office:value-type="float" office:value="-0.797433679354095">
            <text:p>-0,80</text:p>
          </table:table-cell>
          <table:table-cell table:formula="of:=[.B82]+[.H82]" office:value-type="float" office:value="5125">
            <text:p>5125</text:p>
          </table:table-cell>
          <table:table-cell table:formula="of:=[.C82]+[.I82]" office:value-type="float" office:value="-2562.5">
            <text:p>-2562,5</text:p>
          </table:table-cell>
          <table:table-cell table:style-name="ce16" table:formula="of:=[.O82]/[.N82]" office:value-type="float" office:value="-0.5">
            <text:p>-0,50</text:p>
          </table:table-cell>
          <table:table-cell table:formula="of:=[.E82]+[.K82]" office:value-type="float" office:value="5180">
            <text:p>5180</text:p>
          </table:table-cell>
          <table:table-cell table:formula="of:=[.F82]+[.L82]" office:value-type="float" office:value="-4073">
            <text:p>-4073</text:p>
          </table:table-cell>
          <table:table-cell table:style-name="ce16" table:formula="of:=[.R82]/[.Q82]" office:value-type="float" office:value="-0.786293436293436">
            <text:p>-0,79</text:p>
          </table:table-cell>
          <table:table-cell table:style-name="ce16" table:formula="of:=[.P82]" office:value-type="float" office:value="-0.5">
            <text:p>-0,50</text:p>
          </table:table-cell>
          <table:table-cell table:style-name="ce16" table:formula="of:=[.S82]" office:value-type="float" office:value="-0.786293436293436">
            <text:p>-0,79</text:p>
          </table:table-cell>
          <table:table-cell/>
        </table:table-row>
        <table:table-row table:style-name="ro2">
          <table:table-cell office:value-type="string">
            <text:p>JTs</text:p>
          </table:table-cell>
          <table:table-cell table:style-name="ce15" office:value-type="float" office:value="559">
            <text:p>559</text:p>
          </table:table-cell>
          <table:table-cell table:style-name="ce15" office:value-type="float" office:value="771">
            <text:p>771</text:p>
          </table:table-cell>
          <table:table-cell table:formula="of:=[.C83]/[.B83]" office:value-type="float" office:value="1.37924865831843">
            <text:p>1,38</text:p>
          </table:table-cell>
          <table:table-cell table:style-name="ce15" office:value-type="float" office:value="553">
            <text:p>553</text:p>
          </table:table-cell>
          <table:table-cell table:style-name="ce15" office:value-type="float" office:value="141.5">
            <text:p>142</text:p>
          </table:table-cell>
          <table:table-cell table:formula="of:=[.F83]/[.E83]" office:value-type="float" office:value="0.255877034358047">
            <text:p>0,26</text:p>
          </table:table-cell>
          <table:table-cell table:style-name="ce15" office:value-type="float" office:value="1152">
            <text:p>1152</text:p>
          </table:table-cell>
          <table:table-cell table:style-name="ce15" office:value-type="float" office:value="785">
            <text:p>785</text:p>
          </table:table-cell>
          <table:table-cell table:formula="of:=[.I83]/[.H83]" office:value-type="float" office:value="0.681423611111111">
            <text:p>0,68</text:p>
          </table:table-cell>
          <table:table-cell table:style-name="ce15" office:value-type="float" office:value="1104">
            <text:p>1104</text:p>
          </table:table-cell>
          <table:table-cell table:style-name="ce15" office:value-type="float" office:value="948">
            <text:p>948</text:p>
          </table:table-cell>
          <table:table-cell table:formula="of:=[.L83]/[.K83]" office:value-type="float" office:value="0.858695652173913">
            <text:p>0,86</text:p>
          </table:table-cell>
          <table:table-cell table:formula="of:=[.B83]+[.H83]" office:value-type="float" office:value="1711">
            <text:p>1711</text:p>
          </table:table-cell>
          <table:table-cell table:formula="of:=[.C83]+[.I83]" office:value-type="float" office:value="1556">
            <text:p>1556</text:p>
          </table:table-cell>
          <table:table-cell table:style-name="ce16" table:formula="of:=[.O83]/[.N83]" office:value-type="float" office:value="0.909409701928697">
            <text:p>0,91</text:p>
          </table:table-cell>
          <table:table-cell table:formula="of:=[.E83]+[.K83]" office:value-type="float" office:value="1657">
            <text:p>1657</text:p>
          </table:table-cell>
          <table:table-cell table:formula="of:=[.F83]+[.L83]" office:value-type="float" office:value="1089.5">
            <text:p>1089,5</text:p>
          </table:table-cell>
          <table:table-cell table:style-name="ce16" table:formula="of:=[.R83]/[.Q83]" office:value-type="float" office:value="0.657513578756789">
            <text:p>0,66</text:p>
          </table:table-cell>
          <table:table-cell table:style-name="ce16" table:formula="of:=[.P83]" office:value-type="float" office:value="0.909409701928697">
            <text:p>0,91</text:p>
          </table:table-cell>
          <table:table-cell table:style-name="ce16" table:formula="of:=[.S83]" office:value-type="float" office:value="0.657513578756789">
            <text:p>0,66</text:p>
          </table:table-cell>
          <table:table-cell/>
        </table:table-row>
        <table:table-row table:style-name="ro2">
          <table:table-cell office:value-type="string">
            <text:p>JTo</text:p>
          </table:table-cell>
          <table:table-cell table:style-name="ce15" office:value-type="float" office:value="1654">
            <text:p>1654</text:p>
          </table:table-cell>
          <table:table-cell table:style-name="ce15" office:value-type="float" office:value="1112">
            <text:p>1112</text:p>
          </table:table-cell>
          <table:table-cell table:formula="of:=[.C84]/[.B84]" office:value-type="float" office:value="0.672309552599758">
            <text:p>0,67</text:p>
          </table:table-cell>
          <table:table-cell table:style-name="ce15" office:value-type="float" office:value="1683">
            <text:p>1683</text:p>
          </table:table-cell>
          <table:table-cell table:style-name="ce15" office:value-type="float" office:value="70.5">
            <text:p>71</text:p>
          </table:table-cell>
          <table:table-cell table:formula="of:=[.F84]/[.E84]" office:value-type="float" office:value="0.0418894830659537">
            <text:p>0,04</text:p>
          </table:table-cell>
          <table:table-cell table:style-name="ce15" office:value-type="float" office:value="3332">
            <text:p>3332</text:p>
          </table:table-cell>
          <table:table-cell table:style-name="ce15" office:value-type="float" office:value="1699">
            <text:p>1699</text:p>
          </table:table-cell>
          <table:table-cell table:formula="of:=[.I84]/[.H84]" office:value-type="float" office:value="0.509903961584634">
            <text:p>0,51</text:p>
          </table:table-cell>
          <table:table-cell table:style-name="ce15" office:value-type="float" office:value="3492">
            <text:p>3492</text:p>
          </table:table-cell>
          <table:table-cell table:style-name="ce15" office:value-type="float" office:value="1350.5">
            <text:p>1351</text:p>
          </table:table-cell>
          <table:table-cell table:formula="of:=[.L84]/[.K84]" office:value-type="float" office:value="0.386741122565865">
            <text:p>0,39</text:p>
          </table:table-cell>
          <table:table-cell table:formula="of:=[.B84]+[.H84]" office:value-type="float" office:value="4986">
            <text:p>4986</text:p>
          </table:table-cell>
          <table:table-cell table:formula="of:=[.C84]+[.I84]" office:value-type="float" office:value="2811">
            <text:p>2811</text:p>
          </table:table-cell>
          <table:table-cell table:style-name="ce16" table:formula="of:=[.O84]/[.N84]" office:value-type="float" office:value="0.563778580024067">
            <text:p>0,56</text:p>
          </table:table-cell>
          <table:table-cell table:formula="of:=[.E84]+[.K84]" office:value-type="float" office:value="5175">
            <text:p>5175</text:p>
          </table:table-cell>
          <table:table-cell table:formula="of:=[.F84]+[.L84]" office:value-type="float" office:value="1421">
            <text:p>1421</text:p>
          </table:table-cell>
          <table:table-cell table:style-name="ce16" table:formula="of:=[.R84]/[.Q84]" office:value-type="float" office:value="0.274589371980676">
            <text:p>0,27</text:p>
          </table:table-cell>
          <table:table-cell table:style-name="ce16" table:formula="of:=[.P84]" office:value-type="float" office:value="0.563778580024067">
            <text:p>0,56</text:p>
          </table:table-cell>
          <table:table-cell table:style-name="ce16" table:formula="of:=[.S84]" office:value-type="float" office:value="0.274589371980676">
            <text:p>0,27</text:p>
          </table:table-cell>
          <table:table-cell/>
        </table:table-row>
        <table:table-row table:style-name="ro2">
          <table:table-cell office:value-type="string">
            <text:p>J9s</text:p>
          </table:table-cell>
          <table:table-cell table:style-name="ce15" office:value-type="float" office:value="592">
            <text:p>592</text:p>
          </table:table-cell>
          <table:table-cell table:style-name="ce15" office:value-type="float" office:value="100">
            <text:p>100</text:p>
          </table:table-cell>
          <table:table-cell table:formula="of:=[.C85]/[.B85]" office:value-type="float" office:value="0.168918918918919">
            <text:p>0,17</text:p>
          </table:table-cell>
          <table:table-cell table:style-name="ce15" office:value-type="float" office:value="593">
            <text:p>593</text:p>
          </table:table-cell>
          <table:table-cell table:style-name="ce15" office:value-type="float" office:value="280">
            <text:p>280</text:p>
          </table:table-cell>
          <table:table-cell table:formula="of:=[.F85]/[.E85]" office:value-type="float" office:value="0.472175379426644">
            <text:p>0,47</text:p>
          </table:table-cell>
          <table:table-cell table:style-name="ce15" office:value-type="float" office:value="1147">
            <text:p>1147</text:p>
          </table:table-cell>
          <table:table-cell table:style-name="ce15" office:value-type="float" office:value="456">
            <text:p>456</text:p>
          </table:table-cell>
          <table:table-cell table:formula="of:=[.I85]/[.H85]" office:value-type="float" office:value="0.397558849171752">
            <text:p>0,40</text:p>
          </table:table-cell>
          <table:table-cell table:style-name="ce15" office:value-type="float" office:value="1159">
            <text:p>1159</text:p>
          </table:table-cell>
          <table:table-cell table:style-name="ce15" office:value-type="float" office:value="562">
            <text:p>562</text:p>
          </table:table-cell>
          <table:table-cell table:formula="of:=[.L85]/[.K85]" office:value-type="float" office:value="0.484900776531493">
            <text:p>0,48</text:p>
          </table:table-cell>
          <table:table-cell table:formula="of:=[.B85]+[.H85]" office:value-type="float" office:value="1739">
            <text:p>1739</text:p>
          </table:table-cell>
          <table:table-cell table:formula="of:=[.C85]+[.I85]" office:value-type="float" office:value="556">
            <text:p>556</text:p>
          </table:table-cell>
          <table:table-cell table:style-name="ce16" table:formula="of:=[.O85]/[.N85]" office:value-type="float" office:value="0.319723979298447">
            <text:p>0,32</text:p>
          </table:table-cell>
          <table:table-cell table:formula="of:=[.E85]+[.K85]" office:value-type="float" office:value="1752">
            <text:p>1752</text:p>
          </table:table-cell>
          <table:table-cell table:formula="of:=[.F85]+[.L85]" office:value-type="float" office:value="842">
            <text:p>842</text:p>
          </table:table-cell>
          <table:table-cell table:style-name="ce16" table:formula="of:=[.R85]/[.Q85]" office:value-type="float" office:value="0.480593607305936">
            <text:p>0,48</text:p>
          </table:table-cell>
          <table:table-cell table:style-name="ce16" table:formula="of:=[.P85]" office:value-type="float" office:value="0.319723979298447">
            <text:p>0,32</text:p>
          </table:table-cell>
          <table:table-cell table:style-name="ce16" table:formula="of:=[.S85]" office:value-type="float" office:value="0.480593607305936">
            <text:p>0,48</text:p>
          </table:table-cell>
          <table:table-cell/>
        </table:table-row>
        <table:table-row table:style-name="ro2">
          <table:table-cell office:value-type="string">
            <text:p>J9o</text:p>
          </table:table-cell>
          <table:table-cell table:style-name="ce15" office:value-type="float" office:value="1820">
            <text:p>1820</text:p>
          </table:table-cell>
          <table:table-cell table:style-name="ce15" office:value-type="float" office:value="780">
            <text:p>780</text:p>
          </table:table-cell>
          <table:table-cell table:formula="of:=[.C86]/[.B86]" office:value-type="float" office:value="0.428571428571429">
            <text:p>0,43</text:p>
          </table:table-cell>
          <table:table-cell table:style-name="ce15" office:value-type="float" office:value="1763">
            <text:p>1763</text:p>
          </table:table-cell>
          <table:table-cell table:style-name="ce15" office:value-type="float" office:value="-54">
            <text:p>-54</text:p>
          </table:table-cell>
          <table:table-cell table:formula="of:=[.F86]/[.E86]" office:value-type="float" office:value="-0.0306296086216676">
            <text:p>-0,03</text:p>
          </table:table-cell>
          <table:table-cell table:style-name="ce15" office:value-type="float" office:value="3442">
            <text:p>3442</text:p>
          </table:table-cell>
          <table:table-cell table:style-name="ce15" office:value-type="float" office:value="1318">
            <text:p>1318</text:p>
          </table:table-cell>
          <table:table-cell table:formula="of:=[.I86]/[.H86]" office:value-type="float" office:value="0.382916908773969">
            <text:p>0,38</text:p>
          </table:table-cell>
          <table:table-cell table:style-name="ce15" office:value-type="float" office:value="3444">
            <text:p>3444</text:p>
          </table:table-cell>
          <table:table-cell table:style-name="ce15" office:value-type="float" office:value="313.5">
            <text:p>314</text:p>
          </table:table-cell>
          <table:table-cell table:formula="of:=[.L86]/[.K86]" office:value-type="float" office:value="0.0910278745644599">
            <text:p>0,09</text:p>
          </table:table-cell>
          <table:table-cell table:formula="of:=[.B86]+[.H86]" office:value-type="float" office:value="5262">
            <text:p>5262</text:p>
          </table:table-cell>
          <table:table-cell table:formula="of:=[.C86]+[.I86]" office:value-type="float" office:value="2098">
            <text:p>2098</text:p>
          </table:table-cell>
          <table:table-cell table:style-name="ce16" table:formula="of:=[.O86]/[.N86]" office:value-type="float" office:value="0.398707715697453">
            <text:p>0,40</text:p>
          </table:table-cell>
          <table:table-cell table:formula="of:=[.E86]+[.K86]" office:value-type="float" office:value="5207">
            <text:p>5207</text:p>
          </table:table-cell>
          <table:table-cell table:formula="of:=[.F86]+[.L86]" office:value-type="float" office:value="259.5">
            <text:p>259,5</text:p>
          </table:table-cell>
          <table:table-cell table:style-name="ce16" table:formula="of:=[.R86]/[.Q86]" office:value-type="float" office:value="0.0498367582101018">
            <text:p>0,05</text:p>
          </table:table-cell>
          <table:table-cell table:style-name="ce16" table:formula="of:=[.P86]" office:value-type="float" office:value="0.398707715697453">
            <text:p>0,40</text:p>
          </table:table-cell>
          <table:table-cell table:style-name="ce16" table:formula="of:=[.S86]" office:value-type="float" office:value="0.0498367582101018">
            <text:p>0,05</text:p>
          </table:table-cell>
          <table:table-cell/>
        </table:table-row>
        <table:table-row table:style-name="ro2">
          <table:table-cell office:value-type="string">
            <text:p>J8s</text:p>
          </table:table-cell>
          <table:table-cell table:style-name="ce15" office:value-type="float" office:value="546">
            <text:p>546</text:p>
          </table:table-cell>
          <table:table-cell table:style-name="ce15" office:value-type="float" office:value="549">
            <text:p>549</text:p>
          </table:table-cell>
          <table:table-cell table:formula="of:=[.C87]/[.B87]" office:value-type="float" office:value="1.00549450549451">
            <text:p>1,01</text:p>
          </table:table-cell>
          <table:table-cell table:style-name="ce15" office:value-type="float" office:value="583">
            <text:p>583</text:p>
          </table:table-cell>
          <table:table-cell table:style-name="ce15" office:value-type="float" office:value="355">
            <text:p>355</text:p>
          </table:table-cell>
          <table:table-cell table:formula="of:=[.F87]/[.E87]" office:value-type="float" office:value="0.608919382504288">
            <text:p>0,61</text:p>
          </table:table-cell>
          <table:table-cell table:style-name="ce15" office:value-type="float" office:value="1154">
            <text:p>1154</text:p>
          </table:table-cell>
          <table:table-cell table:style-name="ce15" office:value-type="float" office:value="504">
            <text:p>504</text:p>
          </table:table-cell>
          <table:table-cell table:formula="of:=[.I87]/[.H87]" office:value-type="float" office:value="0.436741767764298">
            <text:p>0,44</text:p>
          </table:table-cell>
          <table:table-cell table:style-name="ce15" office:value-type="float" office:value="1148">
            <text:p>1148</text:p>
          </table:table-cell>
          <table:table-cell table:style-name="ce15" office:value-type="float" office:value="431">
            <text:p>431</text:p>
          </table:table-cell>
          <table:table-cell table:formula="of:=[.L87]/[.K87]" office:value-type="float" office:value="0.375435540069686">
            <text:p>0,38</text:p>
          </table:table-cell>
          <table:table-cell table:formula="of:=[.B87]+[.H87]" office:value-type="float" office:value="1700">
            <text:p>1700</text:p>
          </table:table-cell>
          <table:table-cell table:formula="of:=[.C87]+[.I87]" office:value-type="float" office:value="1053">
            <text:p>1053</text:p>
          </table:table-cell>
          <table:table-cell table:style-name="ce16" table:formula="of:=[.O87]/[.N87]" office:value-type="float" office:value="0.619411764705882">
            <text:p>0,62</text:p>
          </table:table-cell>
          <table:table-cell table:formula="of:=[.E87]+[.K87]" office:value-type="float" office:value="1731">
            <text:p>1731</text:p>
          </table:table-cell>
          <table:table-cell table:formula="of:=[.F87]+[.L87]" office:value-type="float" office:value="786">
            <text:p>786</text:p>
          </table:table-cell>
          <table:table-cell table:style-name="ce16" table:formula="of:=[.R87]/[.Q87]" office:value-type="float" office:value="0.454072790294627">
            <text:p>0,45</text:p>
          </table:table-cell>
          <table:table-cell table:style-name="ce16" table:formula="of:=[.P87]" office:value-type="float" office:value="0.619411764705882">
            <text:p>0,62</text:p>
          </table:table-cell>
          <table:table-cell table:style-name="ce16" table:formula="of:=[.S87]" office:value-type="float" office:value="0.454072790294627">
            <text:p>0,45</text:p>
          </table:table-cell>
          <table:table-cell/>
        </table:table-row>
        <table:table-row table:style-name="ro2">
          <table:table-cell office:value-type="string">
            <text:p>J8o</text:p>
          </table:table-cell>
          <table:table-cell table:style-name="ce15" office:value-type="float" office:value="1770">
            <text:p>1770</text:p>
          </table:table-cell>
          <table:table-cell table:style-name="ce15" office:value-type="float" office:value="6">
            <text:p>6</text:p>
          </table:table-cell>
          <table:table-cell table:formula="of:=[.C88]/[.B88]" office:value-type="float" office:value="0.00338983050847458">
            <text:p>0,00</text:p>
          </table:table-cell>
          <table:table-cell table:style-name="ce15" office:value-type="float" office:value="1765">
            <text:p>1765</text:p>
          </table:table-cell>
          <table:table-cell table:style-name="ce15" office:value-type="float" office:value="-382">
            <text:p>-382</text:p>
          </table:table-cell>
          <table:table-cell table:formula="of:=[.F88]/[.E88]" office:value-type="float" office:value="-0.21643059490085">
            <text:p>-0,22</text:p>
          </table:table-cell>
          <table:table-cell table:style-name="ce15" office:value-type="float" office:value="3515">
            <text:p>3515</text:p>
          </table:table-cell>
          <table:table-cell table:style-name="ce15" office:value-type="float" office:value="412">
            <text:p>412</text:p>
          </table:table-cell>
          <table:table-cell table:formula="of:=[.I88]/[.H88]" office:value-type="float" office:value="0.117211948790896">
            <text:p>0,12</text:p>
          </table:table-cell>
          <table:table-cell table:style-name="ce15" office:value-type="float" office:value="3464">
            <text:p>3464</text:p>
          </table:table-cell>
          <table:table-cell table:style-name="ce15" office:value-type="float" office:value="-813">
            <text:p>-813</text:p>
          </table:table-cell>
          <table:table-cell table:formula="of:=[.L88]/[.K88]" office:value-type="float" office:value="-0.234699769053118">
            <text:p>-0,23</text:p>
          </table:table-cell>
          <table:table-cell table:formula="of:=[.B88]+[.H88]" office:value-type="float" office:value="5285">
            <text:p>5285</text:p>
          </table:table-cell>
          <table:table-cell table:formula="of:=[.C88]+[.I88]" office:value-type="float" office:value="418">
            <text:p>418</text:p>
          </table:table-cell>
          <table:table-cell table:style-name="ce16" table:formula="of:=[.O88]/[.N88]" office:value-type="float" office:value="0.0790917691579943">
            <text:p>0,08</text:p>
          </table:table-cell>
          <table:table-cell table:formula="of:=[.E88]+[.K88]" office:value-type="float" office:value="5229">
            <text:p>5229</text:p>
          </table:table-cell>
          <table:table-cell table:formula="of:=[.F88]+[.L88]" office:value-type="float" office:value="-1195">
            <text:p>-1195</text:p>
          </table:table-cell>
          <table:table-cell table:style-name="ce16" table:formula="of:=[.R88]/[.Q88]" office:value-type="float" office:value="-0.228533180340409">
            <text:p>-0,23</text:p>
          </table:table-cell>
          <table:table-cell table:style-name="ce16" table:formula="of:=[.P88]" office:value-type="float" office:value="0.0790917691579943">
            <text:p>0,08</text:p>
          </table:table-cell>
          <table:table-cell table:style-name="ce16" table:formula="of:=[.S88]" office:value-type="float" office:value="-0.228533180340409">
            <text:p>-0,23</text:p>
          </table:table-cell>
          <table:table-cell/>
        </table:table-row>
        <table:table-row table:style-name="ro2">
          <table:table-cell office:value-type="string">
            <text:p>J7s</text:p>
          </table:table-cell>
          <table:table-cell table:style-name="ce15" office:value-type="float" office:value="614">
            <text:p>614</text:p>
          </table:table-cell>
          <table:table-cell table:style-name="ce15" office:value-type="float" office:value="53">
            <text:p>53</text:p>
          </table:table-cell>
          <table:table-cell table:formula="of:=[.C89]/[.B89]" office:value-type="float" office:value="0.0863192182410423">
            <text:p>0,09</text:p>
          </table:table-cell>
          <table:table-cell table:style-name="ce15" office:value-type="float" office:value="617">
            <text:p>617</text:p>
          </table:table-cell>
          <table:table-cell table:style-name="ce15" office:value-type="float" office:value="6">
            <text:p>6</text:p>
          </table:table-cell>
          <table:table-cell table:formula="of:=[.F89]/[.E89]" office:value-type="float" office:value="0.00972447325769854">
            <text:p>0,01</text:p>
          </table:table-cell>
          <table:table-cell table:style-name="ce15" office:value-type="float" office:value="1153">
            <text:p>1153</text:p>
          </table:table-cell>
          <table:table-cell table:style-name="ce15" office:value-type="float" office:value="254">
            <text:p>254</text:p>
          </table:table-cell>
          <table:table-cell table:formula="of:=[.I89]/[.H89]" office:value-type="float" office:value="0.220294882914137">
            <text:p>0,22</text:p>
          </table:table-cell>
          <table:table-cell table:style-name="ce15" office:value-type="float" office:value="1204">
            <text:p>1204</text:p>
          </table:table-cell>
          <table:table-cell table:style-name="ce15" office:value-type="float" office:value="-289">
            <text:p>-289</text:p>
          </table:table-cell>
          <table:table-cell table:formula="of:=[.L89]/[.K89]" office:value-type="float" office:value="-0.240033222591362">
            <text:p>-0,24</text:p>
          </table:table-cell>
          <table:table-cell table:formula="of:=[.B89]+[.H89]" office:value-type="float" office:value="1767">
            <text:p>1767</text:p>
          </table:table-cell>
          <table:table-cell table:formula="of:=[.C89]+[.I89]" office:value-type="float" office:value="307">
            <text:p>307</text:p>
          </table:table-cell>
          <table:table-cell table:style-name="ce16" table:formula="of:=[.O89]/[.N89]" office:value-type="float" office:value="0.173740803621958">
            <text:p>0,17</text:p>
          </table:table-cell>
          <table:table-cell table:formula="of:=[.E89]+[.K89]" office:value-type="float" office:value="1821">
            <text:p>1821</text:p>
          </table:table-cell>
          <table:table-cell table:formula="of:=[.F89]+[.L89]" office:value-type="float" office:value="-283">
            <text:p>-283</text:p>
          </table:table-cell>
          <table:table-cell table:style-name="ce16" table:formula="of:=[.R89]/[.Q89]" office:value-type="float" office:value="-0.155409115870401">
            <text:p>-0,16</text:p>
          </table:table-cell>
          <table:table-cell table:style-name="ce16" table:formula="of:=[.P89]" office:value-type="float" office:value="0.173740803621958">
            <text:p>0,17</text:p>
          </table:table-cell>
          <table:table-cell table:style-name="ce16" table:formula="of:=[.S89]" office:value-type="float" office:value="-0.155409115870401">
            <text:p>-0,16</text:p>
          </table:table-cell>
          <table:table-cell/>
        </table:table-row>
        <table:table-row table:style-name="ro2">
          <table:table-cell office:value-type="string">
            <text:p>J7o</text:p>
          </table:table-cell>
          <table:table-cell table:style-name="ce15" office:value-type="float" office:value="1717">
            <text:p>1717</text:p>
          </table:table-cell>
          <table:table-cell table:style-name="ce15" office:value-type="float" office:value="-222">
            <text:p>-222</text:p>
          </table:table-cell>
          <table:table-cell table:formula="of:=[.C90]/[.B90]" office:value-type="float" office:value="-0.129295282469423">
            <text:p>-0,13</text:p>
          </table:table-cell>
          <table:table-cell table:style-name="ce15" office:value-type="float" office:value="1797">
            <text:p>1797</text:p>
          </table:table-cell>
          <table:table-cell table:style-name="ce15" office:value-type="float" office:value="-405.5">
            <text:p>-406</text:p>
          </table:table-cell>
          <table:table-cell table:formula="of:=[.F90]/[.E90]" office:value-type="float" office:value="-0.225653867557039">
            <text:p>-0,23</text:p>
          </table:table-cell>
          <table:table-cell table:style-name="ce15" office:value-type="float" office:value="3445">
            <text:p>3445</text:p>
          </table:table-cell>
          <table:table-cell table:style-name="ce15" office:value-type="float" office:value="811">
            <text:p>811</text:p>
          </table:table-cell>
          <table:table-cell table:formula="of:=[.I90]/[.H90]" office:value-type="float" office:value="0.235413642960813">
            <text:p>0,24</text:p>
          </table:table-cell>
          <table:table-cell table:style-name="ce15" office:value-type="float" office:value="3442">
            <text:p>3442</text:p>
          </table:table-cell>
          <table:table-cell table:style-name="ce15" office:value-type="float" office:value="-682">
            <text:p>-682</text:p>
          </table:table-cell>
          <table:table-cell table:formula="of:=[.L90]/[.K90]" office:value-type="float" office:value="-0.198140615920976">
            <text:p>-0,20</text:p>
          </table:table-cell>
          <table:table-cell table:formula="of:=[.B90]+[.H90]" office:value-type="float" office:value="5162">
            <text:p>5162</text:p>
          </table:table-cell>
          <table:table-cell table:formula="of:=[.C90]+[.I90]" office:value-type="float" office:value="589">
            <text:p>589</text:p>
          </table:table-cell>
          <table:table-cell table:style-name="ce16" table:formula="of:=[.O90]/[.N90]" office:value-type="float" office:value="0.114103060829136">
            <text:p>0,11</text:p>
          </table:table-cell>
          <table:table-cell table:formula="of:=[.E90]+[.K90]" office:value-type="float" office:value="5239">
            <text:p>5239</text:p>
          </table:table-cell>
          <table:table-cell table:formula="of:=[.F90]+[.L90]" office:value-type="float" office:value="-1087.5">
            <text:p>-1087,5</text:p>
          </table:table-cell>
          <table:table-cell table:style-name="ce16" table:formula="of:=[.R90]/[.Q90]" office:value-type="float" office:value="-0.207577782019469">
            <text:p>-0,21</text:p>
          </table:table-cell>
          <table:table-cell table:style-name="ce16" table:formula="of:=[.P90]" office:value-type="float" office:value="0.114103060829136">
            <text:p>0,11</text:p>
          </table:table-cell>
          <table:table-cell table:style-name="ce16" table:formula="of:=[.S90]" office:value-type="float" office:value="-0.207577782019469">
            <text:p>-0,21</text:p>
          </table:table-cell>
          <table:table-cell/>
        </table:table-row>
        <table:table-row table:style-name="ro2">
          <table:table-cell office:value-type="string">
            <text:p>J6s</text:p>
          </table:table-cell>
          <table:table-cell table:style-name="ce15" office:value-type="float" office:value="603">
            <text:p>603</text:p>
          </table:table-cell>
          <table:table-cell table:style-name="ce15" office:value-type="float" office:value="306">
            <text:p>306</text:p>
          </table:table-cell>
          <table:table-cell table:formula="of:=[.C91]/[.B91]" office:value-type="float" office:value="0.507462686567164">
            <text:p>0,51</text:p>
          </table:table-cell>
          <table:table-cell table:style-name="ce15" office:value-type="float" office:value="565">
            <text:p>565</text:p>
          </table:table-cell>
          <table:table-cell table:style-name="ce15" office:value-type="float" office:value="223.5">
            <text:p>224</text:p>
          </table:table-cell>
          <table:table-cell table:formula="of:=[.F91]/[.E91]" office:value-type="float" office:value="0.395575221238938">
            <text:p>0,40</text:p>
          </table:table-cell>
          <table:table-cell table:style-name="ce15" office:value-type="float" office:value="1204">
            <text:p>1204</text:p>
          </table:table-cell>
          <table:table-cell table:style-name="ce15" office:value-type="float" office:value="52">
            <text:p>52</text:p>
          </table:table-cell>
          <table:table-cell table:formula="of:=[.I91]/[.H91]" office:value-type="float" office:value="0.0431893687707641">
            <text:p>0,04</text:p>
          </table:table-cell>
          <table:table-cell table:style-name="ce15" office:value-type="float" office:value="1124">
            <text:p>1124</text:p>
          </table:table-cell>
          <table:table-cell table:style-name="ce15" office:value-type="float" office:value="215.5">
            <text:p>216</text:p>
          </table:table-cell>
          <table:table-cell table:formula="of:=[.L91]/[.K91]" office:value-type="float" office:value="0.191725978647687">
            <text:p>0,19</text:p>
          </table:table-cell>
          <table:table-cell table:formula="of:=[.B91]+[.H91]" office:value-type="float" office:value="1807">
            <text:p>1807</text:p>
          </table:table-cell>
          <table:table-cell table:formula="of:=[.C91]+[.I91]" office:value-type="float" office:value="358">
            <text:p>358</text:p>
          </table:table-cell>
          <table:table-cell table:style-name="ce16" table:formula="of:=[.O91]/[.N91]" office:value-type="float" office:value="0.198118428334256">
            <text:p>0,20</text:p>
          </table:table-cell>
          <table:table-cell table:formula="of:=[.E91]+[.K91]" office:value-type="float" office:value="1689">
            <text:p>1689</text:p>
          </table:table-cell>
          <table:table-cell table:formula="of:=[.F91]+[.L91]" office:value-type="float" office:value="439">
            <text:p>439</text:p>
          </table:table-cell>
          <table:table-cell table:style-name="ce16" table:formula="of:=[.R91]/[.Q91]" office:value-type="float" office:value="0.2599171107164">
            <text:p>0,26</text:p>
          </table:table-cell>
          <table:table-cell table:style-name="ce16" table:formula="of:=[.P91]" office:value-type="float" office:value="0.198118428334256">
            <text:p>0,20</text:p>
          </table:table-cell>
          <table:table-cell table:style-name="ce16" table:formula="of:=[.S91]" office:value-type="float" office:value="0.2599171107164">
            <text:p>0,26</text:p>
          </table:table-cell>
          <table:table-cell/>
        </table:table-row>
        <table:table-row table:style-name="ro2">
          <table:table-cell office:value-type="string">
            <text:p>J6o</text:p>
          </table:table-cell>
          <table:table-cell office:value-type="float" office:value="1709">
            <text:p>1709</text:p>
          </table:table-cell>
          <table:table-cell office:value-type="float" office:value="-854.5">
            <text:p>-854,5</text:p>
          </table:table-cell>
          <table:table-cell table:style-name="ce18" table:formula="of:=[.C92]/[.B92]" office:value-type="float" office:value="-0.5">
            <text:p>-0,50</text:p>
          </table:table-cell>
          <table:table-cell office:value-type="float" office:value="1799">
            <text:p>1799</text:p>
          </table:table-cell>
          <table:table-cell office:value-type="float" office:value="-804">
            <text:p>-804</text:p>
          </table:table-cell>
          <table:table-cell table:style-name="ce18" table:formula="of:=[.F92]/[.E92]" office:value-type="float" office:value="-0.446914952751529">
            <text:p>-0,45</text:p>
          </table:table-cell>
          <table:table-cell office:value-type="float" office:value="3416">
            <text:p>3416</text:p>
          </table:table-cell>
          <table:table-cell office:value-type="float" office:value="-1708">
            <text:p>-1708</text:p>
          </table:table-cell>
          <table:table-cell table:style-name="ce18" table:formula="of:=[.I92]/[.H92]" office:value-type="float" office:value="-0.5">
            <text:p>-0,50</text:p>
          </table:table-cell>
          <table:table-cell office:value-type="float" office:value="3424">
            <text:p>3424</text:p>
          </table:table-cell>
          <table:table-cell office:value-type="float" office:value="-1046">
            <text:p>-1046</text:p>
          </table:table-cell>
          <table:table-cell table:style-name="ce18" table:formula="of:=[.L92]/[.K92]" office:value-type="float" office:value="-0.305490654205607">
            <text:p>-0,31</text:p>
          </table:table-cell>
          <table:table-cell table:formula="of:=[.B92]+[.H92]" office:value-type="float" office:value="5125">
            <text:p>5125</text:p>
          </table:table-cell>
          <table:table-cell table:formula="of:=[.C92]+[.I92]" office:value-type="float" office:value="-2562.5">
            <text:p>-2562,5</text:p>
          </table:table-cell>
          <table:table-cell table:style-name="ce16" table:formula="of:=[.O92]/[.N92]" office:value-type="float" office:value="-0.5">
            <text:p>-0,50</text:p>
          </table:table-cell>
          <table:table-cell table:formula="of:=[.E92]+[.K92]" office:value-type="float" office:value="5223">
            <text:p>5223</text:p>
          </table:table-cell>
          <table:table-cell table:formula="of:=[.F92]+[.L92]" office:value-type="float" office:value="-1850">
            <text:p>-1850</text:p>
          </table:table-cell>
          <table:table-cell table:style-name="ce16" table:formula="of:=[.R92]/[.Q92]" office:value-type="float" office:value="-0.35420256557534">
            <text:p>-0,35</text:p>
          </table:table-cell>
          <table:table-cell table:style-name="ce16" table:formula="of:=[.P92]" office:value-type="float" office:value="-0.5">
            <text:p>-0,50</text:p>
          </table:table-cell>
          <table:table-cell table:style-name="ce16" table:formula="of:=[.S92]" office:value-type="float" office:value="-0.35420256557534">
            <text:p>-0,35</text:p>
          </table:table-cell>
          <table:table-cell/>
        </table:table-row>
        <table:table-row table:style-name="ro2">
          <table:table-cell office:value-type="string">
            <text:p>J5s</text:p>
          </table:table-cell>
          <table:table-cell table:style-name="ce15" office:value-type="float" office:value="556">
            <text:p>556</text:p>
          </table:table-cell>
          <table:table-cell table:style-name="ce15" office:value-type="float" office:value="255">
            <text:p>255</text:p>
          </table:table-cell>
          <table:table-cell table:formula="of:=[.C93]/[.B93]" office:value-type="float" office:value="0.45863309352518">
            <text:p>0,46</text:p>
          </table:table-cell>
          <table:table-cell table:style-name="ce15" office:value-type="float" office:value="552">
            <text:p>552</text:p>
          </table:table-cell>
          <table:table-cell table:style-name="ce15" office:value-type="float" office:value="-115.5">
            <text:p>-116</text:p>
          </table:table-cell>
          <table:table-cell table:formula="of:=[.F93]/[.E93]" office:value-type="float" office:value="-0.209239130434783">
            <text:p>-0,21</text:p>
          </table:table-cell>
          <table:table-cell table:style-name="ce15" office:value-type="float" office:value="1146">
            <text:p>1146</text:p>
          </table:table-cell>
          <table:table-cell table:style-name="ce15" office:value-type="float" office:value="-69">
            <text:p>-69</text:p>
          </table:table-cell>
          <table:table-cell table:formula="of:=[.I93]/[.H93]" office:value-type="float" office:value="-0.0602094240837696">
            <text:p>-0,06</text:p>
          </table:table-cell>
          <table:table-cell table:style-name="ce15" office:value-type="float" office:value="1128">
            <text:p>1128</text:p>
          </table:table-cell>
          <table:table-cell table:style-name="ce15" office:value-type="float" office:value="63">
            <text:p>63</text:p>
          </table:table-cell>
          <table:table-cell table:formula="of:=[.L93]/[.K93]" office:value-type="float" office:value="0.0558510638297872">
            <text:p>0,06</text:p>
          </table:table-cell>
          <table:table-cell table:formula="of:=[.B93]+[.H93]" office:value-type="float" office:value="1702">
            <text:p>1702</text:p>
          </table:table-cell>
          <table:table-cell table:formula="of:=[.C93]+[.I93]" office:value-type="float" office:value="186">
            <text:p>186</text:p>
          </table:table-cell>
          <table:table-cell table:style-name="ce16" table:formula="of:=[.O93]/[.N93]" office:value-type="float" office:value="0.109283196239718">
            <text:p>0,11</text:p>
          </table:table-cell>
          <table:table-cell table:formula="of:=[.E93]+[.K93]" office:value-type="float" office:value="1680">
            <text:p>1680</text:p>
          </table:table-cell>
          <table:table-cell table:formula="of:=[.F93]+[.L93]" office:value-type="float" office:value="-52.5">
            <text:p>-52,5</text:p>
          </table:table-cell>
          <table:table-cell table:style-name="ce16" table:formula="of:=[.R93]/[.Q93]" office:value-type="float" office:value="-0.03125">
            <text:p>-0,03</text:p>
          </table:table-cell>
          <table:table-cell table:style-name="ce16" table:formula="of:=[.P93]" office:value-type="float" office:value="0.109283196239718">
            <text:p>0,11</text:p>
          </table:table-cell>
          <table:table-cell table:style-name="ce16" table:formula="of:=[.S93]" office:value-type="float" office:value="-0.03125">
            <text:p>-0,03</text:p>
          </table:table-cell>
          <table:table-cell/>
        </table:table-row>
        <table:table-row table:style-name="ro2">
          <table:table-cell office:value-type="string">
            <text:p>J5o</text:p>
          </table:table-cell>
          <table:table-cell office:value-type="float" office:value="1716">
            <text:p>1716</text:p>
          </table:table-cell>
          <table:table-cell office:value-type="float" office:value="-858">
            <text:p>-858</text:p>
          </table:table-cell>
          <table:table-cell table:style-name="ce18" table:formula="of:=[.C94]/[.B94]" office:value-type="float" office:value="-0.5">
            <text:p>-0,50</text:p>
          </table:table-cell>
          <table:table-cell office:value-type="float" office:value="1706">
            <text:p>1706</text:p>
          </table:table-cell>
          <table:table-cell office:value-type="float" office:value="-1205">
            <text:p>-1205</text:p>
          </table:table-cell>
          <table:table-cell table:style-name="ce18" table:formula="of:=[.F94]/[.E94]" office:value-type="float" office:value="-0.706330597889801">
            <text:p>-0,71</text:p>
          </table:table-cell>
          <table:table-cell office:value-type="float" office:value="3401">
            <text:p>3401</text:p>
          </table:table-cell>
          <table:table-cell office:value-type="float" office:value="-1700.5">
            <text:p>-1700,5</text:p>
          </table:table-cell>
          <table:table-cell table:style-name="ce18" table:formula="of:=[.I94]/[.H94]" office:value-type="float" office:value="-0.5">
            <text:p>-0,50</text:p>
          </table:table-cell>
          <table:table-cell office:value-type="float" office:value="3374">
            <text:p>3374</text:p>
          </table:table-cell>
          <table:table-cell office:value-type="float" office:value="-1790">
            <text:p>-1790</text:p>
          </table:table-cell>
          <table:table-cell table:style-name="ce18" table:formula="of:=[.L94]/[.K94]" office:value-type="float" office:value="-0.530527563722584">
            <text:p>-0,53</text:p>
          </table:table-cell>
          <table:table-cell table:formula="of:=[.B94]+[.H94]" office:value-type="float" office:value="5117">
            <text:p>5117</text:p>
          </table:table-cell>
          <table:table-cell table:formula="of:=[.C94]+[.I94]" office:value-type="float" office:value="-2558.5">
            <text:p>-2558,5</text:p>
          </table:table-cell>
          <table:table-cell table:style-name="ce16" table:formula="of:=[.O94]/[.N94]" office:value-type="float" office:value="-0.5">
            <text:p>-0,50</text:p>
          </table:table-cell>
          <table:table-cell table:formula="of:=[.E94]+[.K94]" office:value-type="float" office:value="5080">
            <text:p>5080</text:p>
          </table:table-cell>
          <table:table-cell table:formula="of:=[.F94]+[.L94]" office:value-type="float" office:value="-2995">
            <text:p>-2995</text:p>
          </table:table-cell>
          <table:table-cell table:style-name="ce16" table:formula="of:=[.R94]/[.Q94]" office:value-type="float" office:value="-0.589566929133858">
            <text:p>-0,59</text:p>
          </table:table-cell>
          <table:table-cell table:style-name="ce16" table:formula="of:=[.P94]" office:value-type="float" office:value="-0.5">
            <text:p>-0,50</text:p>
          </table:table-cell>
          <table:table-cell table:style-name="ce16" table:formula="of:=[.S94]" office:value-type="float" office:value="-0.589566929133858">
            <text:p>-0,59</text:p>
          </table:table-cell>
          <table:table-cell/>
        </table:table-row>
        <table:table-row table:style-name="ro2">
          <table:table-cell office:value-type="string">
            <text:p>J4s</text:p>
          </table:table-cell>
          <table:table-cell table:style-name="ce15" office:value-type="float" office:value="596">
            <text:p>596</text:p>
          </table:table-cell>
          <table:table-cell table:style-name="ce15" office:value-type="float" office:value="49">
            <text:p>49</text:p>
          </table:table-cell>
          <table:table-cell table:formula="of:=[.C95]/[.B95]" office:value-type="float" office:value="0.0822147651006712">
            <text:p>0,08</text:p>
          </table:table-cell>
          <table:table-cell table:style-name="ce15" office:value-type="float" office:value="602">
            <text:p>602</text:p>
          </table:table-cell>
          <table:table-cell table:style-name="ce15" office:value-type="float" office:value="-215.5">
            <text:p>-216</text:p>
          </table:table-cell>
          <table:table-cell table:formula="of:=[.F95]/[.E95]" office:value-type="float" office:value="-0.35797342192691">
            <text:p>-0,36</text:p>
          </table:table-cell>
          <table:table-cell table:style-name="ce15" office:value-type="float" office:value="1166">
            <text:p>1166</text:p>
          </table:table-cell>
          <table:table-cell table:style-name="ce15" office:value-type="float" office:value="-220">
            <text:p>-220</text:p>
          </table:table-cell>
          <table:table-cell table:formula="of:=[.I95]/[.H95]" office:value-type="float" office:value="-0.188679245283019">
            <text:p>-0,19</text:p>
          </table:table-cell>
          <table:table-cell table:style-name="ce15" office:value-type="float" office:value="1086">
            <text:p>1086</text:p>
          </table:table-cell>
          <table:table-cell table:style-name="ce15" office:value-type="float" office:value="-429.5">
            <text:p>-430</text:p>
          </table:table-cell>
          <table:table-cell table:formula="of:=[.L95]/[.K95]" office:value-type="float" office:value="-0.39548802946593">
            <text:p>-0,40</text:p>
          </table:table-cell>
          <table:table-cell table:formula="of:=[.B95]+[.H95]" office:value-type="float" office:value="1762">
            <text:p>1762</text:p>
          </table:table-cell>
          <table:table-cell table:formula="of:=[.C95]+[.I95]" office:value-type="float" office:value="-171">
            <text:p>-171</text:p>
          </table:table-cell>
          <table:table-cell table:style-name="ce16" table:formula="of:=[.O95]/[.N95]" office:value-type="float" office:value="-0.0970488081725312">
            <text:p>-0,10</text:p>
          </table:table-cell>
          <table:table-cell table:formula="of:=[.E95]+[.K95]" office:value-type="float" office:value="1688">
            <text:p>1688</text:p>
          </table:table-cell>
          <table:table-cell table:formula="of:=[.F95]+[.L95]" office:value-type="float" office:value="-645">
            <text:p>-645</text:p>
          </table:table-cell>
          <table:table-cell table:style-name="ce16" table:formula="of:=[.R95]/[.Q95]" office:value-type="float" office:value="-0.382109004739336">
            <text:p>-0,38</text:p>
          </table:table-cell>
          <table:table-cell table:style-name="ce16" table:formula="of:=[.P95]" office:value-type="float" office:value="-0.0970488081725312">
            <text:p>-0,10</text:p>
          </table:table-cell>
          <table:table-cell table:style-name="ce16" table:formula="of:=[.S95]" office:value-type="float" office:value="-0.382109004739336">
            <text:p>-0,38</text:p>
          </table:table-cell>
          <table:table-cell/>
        </table:table-row>
        <table:table-row table:style-name="ro2">
          <table:table-cell office:value-type="string">
            <text:p>J4o</text:p>
          </table:table-cell>
          <table:table-cell office:value-type="float" office:value="1731">
            <text:p>1731</text:p>
          </table:table-cell>
          <table:table-cell office:value-type="float" office:value="-865.5">
            <text:p>-865,5</text:p>
          </table:table-cell>
          <table:table-cell table:style-name="ce18" table:formula="of:=[.C96]/[.B96]" office:value-type="float" office:value="-0.5">
            <text:p>-0,50</text:p>
          </table:table-cell>
          <table:table-cell office:value-type="float" office:value="1780">
            <text:p>1780</text:p>
          </table:table-cell>
          <table:table-cell office:value-type="float" office:value="-1160">
            <text:p>-1160</text:p>
          </table:table-cell>
          <table:table-cell table:style-name="ce18" table:formula="of:=[.F96]/[.E96]" office:value-type="float" office:value="-0.651685393258427">
            <text:p>-0,65</text:p>
          </table:table-cell>
          <table:table-cell office:value-type="float" office:value="3393">
            <text:p>3393</text:p>
          </table:table-cell>
          <table:table-cell office:value-type="float" office:value="-1696.5">
            <text:p>-1696,5</text:p>
          </table:table-cell>
          <table:table-cell table:style-name="ce18" table:formula="of:=[.I96]/[.H96]" office:value-type="float" office:value="-0.5">
            <text:p>-0,50</text:p>
          </table:table-cell>
          <table:table-cell office:value-type="float" office:value="3466">
            <text:p>3466</text:p>
          </table:table-cell>
          <table:table-cell office:value-type="float" office:value="-2557.5">
            <text:p>-2557,5</text:p>
          </table:table-cell>
          <table:table-cell table:style-name="ce18" table:formula="of:=[.L96]/[.K96]" office:value-type="float" office:value="-0.737882285054818">
            <text:p>-0,74</text:p>
          </table:table-cell>
          <table:table-cell table:formula="of:=[.B96]+[.H96]" office:value-type="float" office:value="5124">
            <text:p>5124</text:p>
          </table:table-cell>
          <table:table-cell table:formula="of:=[.C96]+[.I96]" office:value-type="float" office:value="-2562">
            <text:p>-2562</text:p>
          </table:table-cell>
          <table:table-cell table:style-name="ce16" table:formula="of:=[.O96]/[.N96]" office:value-type="float" office:value="-0.5">
            <text:p>-0,50</text:p>
          </table:table-cell>
          <table:table-cell table:formula="of:=[.E96]+[.K96]" office:value-type="float" office:value="5246">
            <text:p>5246</text:p>
          </table:table-cell>
          <table:table-cell table:formula="of:=[.F96]+[.L96]" office:value-type="float" office:value="-3717.5">
            <text:p>-3717,5</text:p>
          </table:table-cell>
          <table:table-cell table:style-name="ce16" table:formula="of:=[.R96]/[.Q96]" office:value-type="float" office:value="-0.708635150590926">
            <text:p>-0,71</text:p>
          </table:table-cell>
          <table:table-cell table:style-name="ce16" table:formula="of:=[.P96]" office:value-type="float" office:value="-0.5">
            <text:p>-0,50</text:p>
          </table:table-cell>
          <table:table-cell table:style-name="ce16" table:formula="of:=[.S96]" office:value-type="float" office:value="-0.708635150590926">
            <text:p>-0,71</text:p>
          </table:table-cell>
          <table:table-cell/>
        </table:table-row>
        <table:table-row table:style-name="ro2">
          <table:table-cell office:value-type="string">
            <text:p>J3s</text:p>
          </table:table-cell>
          <table:table-cell table:style-name="ce15" office:value-type="float" office:value="598">
            <text:p>598</text:p>
          </table:table-cell>
          <table:table-cell table:style-name="ce15" office:value-type="float" office:value="-287">
            <text:p>-287</text:p>
          </table:table-cell>
          <table:table-cell table:formula="of:=[.C97]/[.B97]" office:value-type="float" office:value="-0.479933110367893">
            <text:p>-0,48</text:p>
          </table:table-cell>
          <table:table-cell table:style-name="ce15" office:value-type="float" office:value="577">
            <text:p>577</text:p>
          </table:table-cell>
          <table:table-cell table:style-name="ce15" office:value-type="float" office:value="-207.5">
            <text:p>-208</text:p>
          </table:table-cell>
          <table:table-cell table:formula="of:=[.F97]/[.E97]" office:value-type="float" office:value="-0.359618717504333">
            <text:p>-0,36</text:p>
          </table:table-cell>
          <table:table-cell table:style-name="ce15" office:value-type="float" office:value="1199">
            <text:p>1199</text:p>
          </table:table-cell>
          <table:table-cell table:style-name="ce15" office:value-type="float" office:value="-221">
            <text:p>-221</text:p>
          </table:table-cell>
          <table:table-cell table:formula="of:=[.I97]/[.H97]" office:value-type="float" office:value="-0.184320266889074">
            <text:p>-0,18</text:p>
          </table:table-cell>
          <table:table-cell table:style-name="ce15" office:value-type="float" office:value="1136">
            <text:p>1136</text:p>
          </table:table-cell>
          <table:table-cell table:style-name="ce15" office:value-type="float" office:value="-292.5">
            <text:p>-293</text:p>
          </table:table-cell>
          <table:table-cell table:formula="of:=[.L97]/[.K97]" office:value-type="float" office:value="-0.257482394366197">
            <text:p>-0,26</text:p>
          </table:table-cell>
          <table:table-cell table:formula="of:=[.B97]+[.H97]" office:value-type="float" office:value="1797">
            <text:p>1797</text:p>
          </table:table-cell>
          <table:table-cell table:formula="of:=[.C97]+[.I97]" office:value-type="float" office:value="-508">
            <text:p>-508</text:p>
          </table:table-cell>
          <table:table-cell table:style-name="ce16" table:formula="of:=[.O97]/[.N97]" office:value-type="float" office:value="-0.282693377851975">
            <text:p>-0,28</text:p>
          </table:table-cell>
          <table:table-cell table:formula="of:=[.E97]+[.K97]" office:value-type="float" office:value="1713">
            <text:p>1713</text:p>
          </table:table-cell>
          <table:table-cell table:formula="of:=[.F97]+[.L97]" office:value-type="float" office:value="-500">
            <text:p>-500</text:p>
          </table:table-cell>
          <table:table-cell table:style-name="ce16" table:formula="of:=[.R97]/[.Q97]" office:value-type="float" office:value="-0.291885580852306">
            <text:p>-0,29</text:p>
          </table:table-cell>
          <table:table-cell table:style-name="ce16" table:formula="of:=[.P97]" office:value-type="float" office:value="-0.282693377851975">
            <text:p>-0,28</text:p>
          </table:table-cell>
          <table:table-cell table:style-name="ce16" table:formula="of:=[.S97]" office:value-type="float" office:value="-0.291885580852306">
            <text:p>-0,29</text:p>
          </table:table-cell>
          <table:table-cell/>
        </table:table-row>
        <table:table-row table:style-name="ro2">
          <table:table-cell office:value-type="string">
            <text:p>J3o</text:p>
          </table:table-cell>
          <table:table-cell office:value-type="float" office:value="1761">
            <text:p>1761</text:p>
          </table:table-cell>
          <table:table-cell office:value-type="float" office:value="-880.5">
            <text:p>-880,5</text:p>
          </table:table-cell>
          <table:table-cell table:style-name="ce18" table:formula="of:=[.C98]/[.B98]" office:value-type="float" office:value="-0.5">
            <text:p>-0,50</text:p>
          </table:table-cell>
          <table:table-cell office:value-type="float" office:value="1800">
            <text:p>1800</text:p>
          </table:table-cell>
          <table:table-cell office:value-type="float" office:value="-1444.5">
            <text:p>-1444,5</text:p>
          </table:table-cell>
          <table:table-cell table:style-name="ce18" table:formula="of:=[.F98]/[.E98]" office:value-type="float" office:value="-0.8025">
            <text:p>-0,80</text:p>
          </table:table-cell>
          <table:table-cell office:value-type="float" office:value="3452">
            <text:p>3452</text:p>
          </table:table-cell>
          <table:table-cell office:value-type="float" office:value="-1726">
            <text:p>-1726</text:p>
          </table:table-cell>
          <table:table-cell table:style-name="ce18" table:formula="of:=[.I98]/[.H98]" office:value-type="float" office:value="-0.5">
            <text:p>-0,50</text:p>
          </table:table-cell>
          <table:table-cell office:value-type="float" office:value="3358">
            <text:p>3358</text:p>
          </table:table-cell>
          <table:table-cell office:value-type="float" office:value="-2658.5">
            <text:p>-2658,5</text:p>
          </table:table-cell>
          <table:table-cell table:style-name="ce18" table:formula="of:=[.L98]/[.K98]" office:value-type="float" office:value="-0.79169148302561">
            <text:p>-0,79</text:p>
          </table:table-cell>
          <table:table-cell table:formula="of:=[.B98]+[.H98]" office:value-type="float" office:value="5213">
            <text:p>5213</text:p>
          </table:table-cell>
          <table:table-cell table:formula="of:=[.C98]+[.I98]" office:value-type="float" office:value="-2606.5">
            <text:p>-2606,5</text:p>
          </table:table-cell>
          <table:table-cell table:style-name="ce16" table:formula="of:=[.O98]/[.N98]" office:value-type="float" office:value="-0.5">
            <text:p>-0,50</text:p>
          </table:table-cell>
          <table:table-cell table:formula="of:=[.E98]+[.K98]" office:value-type="float" office:value="5158">
            <text:p>5158</text:p>
          </table:table-cell>
          <table:table-cell table:formula="of:=[.F98]+[.L98]" office:value-type="float" office:value="-4103">
            <text:p>-4103</text:p>
          </table:table-cell>
          <table:table-cell table:style-name="ce16" table:formula="of:=[.R98]/[.Q98]" office:value-type="float" office:value="-0.795463357890655">
            <text:p>-0,80</text:p>
          </table:table-cell>
          <table:table-cell table:style-name="ce16" table:formula="of:=[.P98]" office:value-type="float" office:value="-0.5">
            <text:p>-0,50</text:p>
          </table:table-cell>
          <table:table-cell table:style-name="ce16" table:formula="of:=[.S98]" office:value-type="float" office:value="-0.795463357890655">
            <text:p>-0,80</text:p>
          </table:table-cell>
          <table:table-cell/>
        </table:table-row>
        <table:table-row table:style-name="ro2">
          <table:table-cell office:value-type="string">
            <text:p>J2s</text:p>
          </table:table-cell>
          <table:table-cell table:style-name="ce15" office:value-type="float" office:value="625">
            <text:p>625</text:p>
          </table:table-cell>
          <table:table-cell table:style-name="ce15" office:value-type="float" office:value="107">
            <text:p>107</text:p>
          </table:table-cell>
          <table:table-cell table:formula="of:=[.C99]/[.B99]" office:value-type="float" office:value="0.1712">
            <text:p>0,17</text:p>
          </table:table-cell>
          <table:table-cell table:style-name="ce15" office:value-type="float" office:value="570">
            <text:p>570</text:p>
          </table:table-cell>
          <table:table-cell table:style-name="ce15" office:value-type="float" office:value="-241">
            <text:p>-241</text:p>
          </table:table-cell>
          <table:table-cell table:formula="of:=[.F99]/[.E99]" office:value-type="float" office:value="-0.42280701754386">
            <text:p>-0,42</text:p>
          </table:table-cell>
          <table:table-cell table:style-name="ce15" office:value-type="float" office:value="1156">
            <text:p>1156</text:p>
          </table:table-cell>
          <table:table-cell table:style-name="ce15" office:value-type="float" office:value="94">
            <text:p>94</text:p>
          </table:table-cell>
          <table:table-cell table:formula="of:=[.I99]/[.H99]" office:value-type="float" office:value="0.0813148788927336">
            <text:p>0,08</text:p>
          </table:table-cell>
          <table:table-cell table:style-name="ce15" office:value-type="float" office:value="1211">
            <text:p>1211</text:p>
          </table:table-cell>
          <table:table-cell table:style-name="ce15" office:value-type="float" office:value="-97">
            <text:p>-97</text:p>
          </table:table-cell>
          <table:table-cell table:formula="of:=[.L99]/[.K99]" office:value-type="float" office:value="-0.0800990916597853">
            <text:p>-0,08</text:p>
          </table:table-cell>
          <table:table-cell table:formula="of:=[.B99]+[.H99]" office:value-type="float" office:value="1781">
            <text:p>1781</text:p>
          </table:table-cell>
          <table:table-cell table:formula="of:=[.C99]+[.I99]" office:value-type="float" office:value="201">
            <text:p>201</text:p>
          </table:table-cell>
          <table:table-cell table:style-name="ce16" table:formula="of:=[.O99]/[.N99]" office:value-type="float" office:value="0.112857944974733">
            <text:p>0,11</text:p>
          </table:table-cell>
          <table:table-cell table:formula="of:=[.E99]+[.K99]" office:value-type="float" office:value="1781">
            <text:p>1781</text:p>
          </table:table-cell>
          <table:table-cell table:formula="of:=[.F99]+[.L99]" office:value-type="float" office:value="-338">
            <text:p>-338</text:p>
          </table:table-cell>
          <table:table-cell table:style-name="ce16" table:formula="of:=[.R99]/[.Q99]" office:value-type="float" office:value="-0.18978102189781">
            <text:p>-0,19</text:p>
          </table:table-cell>
          <table:table-cell table:style-name="ce16" table:formula="of:=[.P99]" office:value-type="float" office:value="0.112857944974733">
            <text:p>0,11</text:p>
          </table:table-cell>
          <table:table-cell table:style-name="ce16" table:formula="of:=[.S99]" office:value-type="float" office:value="-0.18978102189781">
            <text:p>-0,19</text:p>
          </table:table-cell>
          <table:table-cell/>
        </table:table-row>
        <table:table-row table:style-name="ro2">
          <table:table-cell office:value-type="string">
            <text:p>J2o</text:p>
          </table:table-cell>
          <table:table-cell office:value-type="float" office:value="1722">
            <text:p>1722</text:p>
          </table:table-cell>
          <table:table-cell office:value-type="float" office:value="-861">
            <text:p>-861</text:p>
          </table:table-cell>
          <table:table-cell table:style-name="ce18" table:formula="of:=[.C100]/[.B100]" office:value-type="float" office:value="-0.5">
            <text:p>-0,50</text:p>
          </table:table-cell>
          <table:table-cell office:value-type="float" office:value="1778">
            <text:p>1778</text:p>
          </table:table-cell>
          <table:table-cell office:value-type="float" office:value="-1235">
            <text:p>-1235</text:p>
          </table:table-cell>
          <table:table-cell table:style-name="ce18" table:formula="of:=[.F100]/[.E100]" office:value-type="float" office:value="-0.694600674915636">
            <text:p>-0,69</text:p>
          </table:table-cell>
          <table:table-cell office:value-type="float" office:value="3496">
            <text:p>3496</text:p>
          </table:table-cell>
          <table:table-cell office:value-type="float" office:value="-1748">
            <text:p>-1748</text:p>
          </table:table-cell>
          <table:table-cell table:style-name="ce18" table:formula="of:=[.I100]/[.H100]" office:value-type="float" office:value="-0.5">
            <text:p>-0,50</text:p>
          </table:table-cell>
          <table:table-cell office:value-type="float" office:value="3429">
            <text:p>3429</text:p>
          </table:table-cell>
          <table:table-cell office:value-type="float" office:value="-2703.5">
            <text:p>-2703,5</text:p>
          </table:table-cell>
          <table:table-cell table:style-name="ce18" table:formula="of:=[.L100]/[.K100]" office:value-type="float" office:value="-0.788422280548265">
            <text:p>-0,79</text:p>
          </table:table-cell>
          <table:table-cell table:formula="of:=[.B100]+[.H100]" office:value-type="float" office:value="5218">
            <text:p>5218</text:p>
          </table:table-cell>
          <table:table-cell table:formula="of:=[.C100]+[.I100]" office:value-type="float" office:value="-2609">
            <text:p>-2609</text:p>
          </table:table-cell>
          <table:table-cell table:style-name="ce16" table:formula="of:=[.O100]/[.N100]" office:value-type="float" office:value="-0.5">
            <text:p>-0,50</text:p>
          </table:table-cell>
          <table:table-cell table:formula="of:=[.E100]+[.K100]" office:value-type="float" office:value="5207">
            <text:p>5207</text:p>
          </table:table-cell>
          <table:table-cell table:formula="of:=[.F100]+[.L100]" office:value-type="float" office:value="-3938.5">
            <text:p>-3938,5</text:p>
          </table:table-cell>
          <table:table-cell table:style-name="ce16" table:formula="of:=[.R100]/[.Q100]" office:value-type="float" office:value="-0.756385634722489">
            <text:p>-0,76</text:p>
          </table:table-cell>
          <table:table-cell table:style-name="ce16" table:formula="of:=[.P100]" office:value-type="float" office:value="-0.5">
            <text:p>-0,50</text:p>
          </table:table-cell>
          <table:table-cell table:style-name="ce16" table:formula="of:=[.S100]" office:value-type="float" office:value="-0.756385634722489">
            <text:p>-0,76</text:p>
          </table:table-cell>
          <table:table-cell/>
        </table:table-row>
        <table:table-row table:style-name="ro2">
          <table:table-cell office:value-type="string">
            <text:p>T9s</text:p>
          </table:table-cell>
          <table:table-cell table:style-name="ce15" office:value-type="float" office:value="632">
            <text:p>632</text:p>
          </table:table-cell>
          <table:table-cell table:style-name="ce15" office:value-type="float" office:value="201">
            <text:p>201</text:p>
          </table:table-cell>
          <table:table-cell table:formula="of:=[.C101]/[.B101]" office:value-type="float" office:value="0.318037974683544">
            <text:p>0,32</text:p>
          </table:table-cell>
          <table:table-cell table:style-name="ce15" office:value-type="float" office:value="616">
            <text:p>616</text:p>
          </table:table-cell>
          <table:table-cell table:style-name="ce15" office:value-type="float" office:value="366">
            <text:p>366</text:p>
          </table:table-cell>
          <table:table-cell table:formula="of:=[.F101]/[.E101]" office:value-type="float" office:value="0.594155844155844">
            <text:p>0,59</text:p>
          </table:table-cell>
          <table:table-cell table:style-name="ce15" office:value-type="float" office:value="1207">
            <text:p>1207</text:p>
          </table:table-cell>
          <table:table-cell table:style-name="ce15" office:value-type="float" office:value="952">
            <text:p>952</text:p>
          </table:table-cell>
          <table:table-cell table:formula="of:=[.I101]/[.H101]" office:value-type="float" office:value="0.788732394366197">
            <text:p>0,79</text:p>
          </table:table-cell>
          <table:table-cell table:style-name="ce15" office:value-type="float" office:value="1175">
            <text:p>1175</text:p>
          </table:table-cell>
          <table:table-cell table:style-name="ce15" office:value-type="float" office:value="-109">
            <text:p>-109</text:p>
          </table:table-cell>
          <table:table-cell table:formula="of:=[.L101]/[.K101]" office:value-type="float" office:value="-0.0927659574468085">
            <text:p>-0,09</text:p>
          </table:table-cell>
          <table:table-cell table:formula="of:=[.B101]+[.H101]" office:value-type="float" office:value="1839">
            <text:p>1839</text:p>
          </table:table-cell>
          <table:table-cell table:formula="of:=[.C101]+[.I101]" office:value-type="float" office:value="1153">
            <text:p>1153</text:p>
          </table:table-cell>
          <table:table-cell table:style-name="ce16" table:formula="of:=[.O101]/[.N101]" office:value-type="float" office:value="0.626971179989125">
            <text:p>0,63</text:p>
          </table:table-cell>
          <table:table-cell table:formula="of:=[.E101]+[.K101]" office:value-type="float" office:value="1791">
            <text:p>1791</text:p>
          </table:table-cell>
          <table:table-cell table:formula="of:=[.F101]+[.L101]" office:value-type="float" office:value="257">
            <text:p>257</text:p>
          </table:table-cell>
          <table:table-cell table:style-name="ce16" table:formula="of:=[.R101]/[.Q101]" office:value-type="float" office:value="0.143495254048018">
            <text:p>0,14</text:p>
          </table:table-cell>
          <table:table-cell table:style-name="ce16" table:formula="of:=[.P101]" office:value-type="float" office:value="0.626971179989125">
            <text:p>0,63</text:p>
          </table:table-cell>
          <table:table-cell table:style-name="ce16" table:formula="of:=[.S101]" office:value-type="float" office:value="0.143495254048018">
            <text:p>0,14</text:p>
          </table:table-cell>
          <table:table-cell/>
        </table:table-row>
        <table:table-row table:style-name="ro2">
          <table:table-cell office:value-type="string">
            <text:p>T9o</text:p>
          </table:table-cell>
          <table:table-cell table:style-name="ce15" office:value-type="float" office:value="1795">
            <text:p>1795</text:p>
          </table:table-cell>
          <table:table-cell table:style-name="ce15" office:value-type="float" office:value="907">
            <text:p>907</text:p>
          </table:table-cell>
          <table:table-cell table:formula="of:=[.C102]/[.B102]" office:value-type="float" office:value="0.505292479108635">
            <text:p>0,51</text:p>
          </table:table-cell>
          <table:table-cell table:style-name="ce15" office:value-type="float" office:value="1722">
            <text:p>1722</text:p>
          </table:table-cell>
          <table:table-cell table:style-name="ce15" office:value-type="float" office:value="48">
            <text:p>48</text:p>
          </table:table-cell>
          <table:table-cell table:formula="of:=[.F102]/[.E102]" office:value-type="float" office:value="0.0278745644599303">
            <text:p>0,03</text:p>
          </table:table-cell>
          <table:table-cell table:style-name="ce15" office:value-type="float" office:value="3395">
            <text:p>3395</text:p>
          </table:table-cell>
          <table:table-cell table:style-name="ce15" office:value-type="float" office:value="1119">
            <text:p>1119</text:p>
          </table:table-cell>
          <table:table-cell table:formula="of:=[.I102]/[.H102]" office:value-type="float" office:value="0.32960235640648">
            <text:p>0,33</text:p>
          </table:table-cell>
          <table:table-cell table:style-name="ce15" office:value-type="float" office:value="3349">
            <text:p>3349</text:p>
          </table:table-cell>
          <table:table-cell table:style-name="ce15" office:value-type="float" office:value="255">
            <text:p>255</text:p>
          </table:table-cell>
          <table:table-cell table:formula="of:=[.L102]/[.K102]" office:value-type="float" office:value="0.0761421319796954">
            <text:p>0,08</text:p>
          </table:table-cell>
          <table:table-cell table:formula="of:=[.B102]+[.H102]" office:value-type="float" office:value="5190">
            <text:p>5190</text:p>
          </table:table-cell>
          <table:table-cell table:formula="of:=[.C102]+[.I102]" office:value-type="float" office:value="2026">
            <text:p>2026</text:p>
          </table:table-cell>
          <table:table-cell table:style-name="ce16" table:formula="of:=[.O102]/[.N102]" office:value-type="float" office:value="0.390366088631985">
            <text:p>0,39</text:p>
          </table:table-cell>
          <table:table-cell table:formula="of:=[.E102]+[.K102]" office:value-type="float" office:value="5071">
            <text:p>5071</text:p>
          </table:table-cell>
          <table:table-cell table:formula="of:=[.F102]+[.L102]" office:value-type="float" office:value="303">
            <text:p>303</text:p>
          </table:table-cell>
          <table:table-cell table:style-name="ce16" table:formula="of:=[.R102]/[.Q102]" office:value-type="float" office:value="0.059751528298166">
            <text:p>0,06</text:p>
          </table:table-cell>
          <table:table-cell table:style-name="ce16" table:formula="of:=[.P102]" office:value-type="float" office:value="0.390366088631985">
            <text:p>0,39</text:p>
          </table:table-cell>
          <table:table-cell table:style-name="ce16" table:formula="of:=[.S102]" office:value-type="float" office:value="0.059751528298166">
            <text:p>0,06</text:p>
          </table:table-cell>
          <table:table-cell/>
        </table:table-row>
        <table:table-row table:style-name="ro2">
          <table:table-cell office:value-type="string">
            <text:p>T8s</text:p>
          </table:table-cell>
          <table:table-cell table:style-name="ce15" office:value-type="float" office:value="617">
            <text:p>617</text:p>
          </table:table-cell>
          <table:table-cell table:style-name="ce15" office:value-type="float" office:value="478">
            <text:p>478</text:p>
          </table:table-cell>
          <table:table-cell table:formula="of:=[.C103]/[.B103]" office:value-type="float" office:value="0.774716369529984">
            <text:p>0,77</text:p>
          </table:table-cell>
          <table:table-cell table:style-name="ce15" office:value-type="float" office:value="581">
            <text:p>581</text:p>
          </table:table-cell>
          <table:table-cell table:style-name="ce15" office:value-type="float" office:value="222">
            <text:p>222</text:p>
          </table:table-cell>
          <table:table-cell table:formula="of:=[.F103]/[.E103]" office:value-type="float" office:value="0.38209982788296">
            <text:p>0,38</text:p>
          </table:table-cell>
          <table:table-cell table:style-name="ce15" office:value-type="float" office:value="1115">
            <text:p>1115</text:p>
          </table:table-cell>
          <table:table-cell table:style-name="ce15" office:value-type="float" office:value="438">
            <text:p>438</text:p>
          </table:table-cell>
          <table:table-cell table:formula="of:=[.I103]/[.H103]" office:value-type="float" office:value="0.392825112107623">
            <text:p>0,39</text:p>
          </table:table-cell>
          <table:table-cell table:style-name="ce15" office:value-type="float" office:value="1158">
            <text:p>1158</text:p>
          </table:table-cell>
          <table:table-cell table:style-name="ce15" office:value-type="float" office:value="-43.5">
            <text:p>-44</text:p>
          </table:table-cell>
          <table:table-cell table:formula="of:=[.L103]/[.K103]" office:value-type="float" office:value="-0.0375647668393782">
            <text:p>-0,04</text:p>
          </table:table-cell>
          <table:table-cell table:formula="of:=[.B103]+[.H103]" office:value-type="float" office:value="1732">
            <text:p>1732</text:p>
          </table:table-cell>
          <table:table-cell table:formula="of:=[.C103]+[.I103]" office:value-type="float" office:value="916">
            <text:p>916</text:p>
          </table:table-cell>
          <table:table-cell table:style-name="ce16" table:formula="of:=[.O103]/[.N103]" office:value-type="float" office:value="0.528868360277136">
            <text:p>0,53</text:p>
          </table:table-cell>
          <table:table-cell table:formula="of:=[.E103]+[.K103]" office:value-type="float" office:value="1739">
            <text:p>1739</text:p>
          </table:table-cell>
          <table:table-cell table:formula="of:=[.F103]+[.L103]" office:value-type="float" office:value="178.5">
            <text:p>178,5</text:p>
          </table:table-cell>
          <table:table-cell table:style-name="ce16" table:formula="of:=[.R103]/[.Q103]" office:value-type="float" office:value="0.102645198389879">
            <text:p>0,10</text:p>
          </table:table-cell>
          <table:table-cell table:style-name="ce16" table:formula="of:=[.P103]" office:value-type="float" office:value="0.528868360277136">
            <text:p>0,53</text:p>
          </table:table-cell>
          <table:table-cell table:style-name="ce16" table:formula="of:=[.S103]" office:value-type="float" office:value="0.102645198389879">
            <text:p>0,10</text:p>
          </table:table-cell>
          <table:table-cell/>
        </table:table-row>
        <table:table-row table:style-name="ro2">
          <table:table-cell office:value-type="string">
            <text:p>T8o</text:p>
          </table:table-cell>
          <table:table-cell table:style-name="ce15" office:value-type="float" office:value="1684">
            <text:p>1684</text:p>
          </table:table-cell>
          <table:table-cell table:style-name="ce15" office:value-type="float" office:value="5">
            <text:p>5</text:p>
          </table:table-cell>
          <table:table-cell table:formula="of:=[.C104]/[.B104]" office:value-type="float" office:value="0.00296912114014252">
            <text:p>0,00</text:p>
          </table:table-cell>
          <table:table-cell table:style-name="ce15" office:value-type="float" office:value="1793">
            <text:p>1793</text:p>
          </table:table-cell>
          <table:table-cell table:style-name="ce15" office:value-type="float" office:value="-306">
            <text:p>-306</text:p>
          </table:table-cell>
          <table:table-cell table:formula="of:=[.F104]/[.E104]" office:value-type="float" office:value="-0.170663692136085">
            <text:p>-0,17</text:p>
          </table:table-cell>
          <table:table-cell table:style-name="ce15" office:value-type="float" office:value="3470">
            <text:p>3470</text:p>
          </table:table-cell>
          <table:table-cell table:style-name="ce15" office:value-type="float" office:value="-230">
            <text:p>-230</text:p>
          </table:table-cell>
          <table:table-cell table:formula="of:=[.I104]/[.H104]" office:value-type="float" office:value="-0.0662824207492795">
            <text:p>-0,07</text:p>
          </table:table-cell>
          <table:table-cell table:style-name="ce15" office:value-type="float" office:value="3463">
            <text:p>3463</text:p>
          </table:table-cell>
          <table:table-cell table:style-name="ce15" office:value-type="float" office:value="-770.5">
            <text:p>-771</text:p>
          </table:table-cell>
          <table:table-cell table:formula="of:=[.L104]/[.K104]" office:value-type="float" office:value="-0.222494946578111">
            <text:p>-0,22</text:p>
          </table:table-cell>
          <table:table-cell table:formula="of:=[.B104]+[.H104]" office:value-type="float" office:value="5154">
            <text:p>5154</text:p>
          </table:table-cell>
          <table:table-cell table:formula="of:=[.C104]+[.I104]" office:value-type="float" office:value="-225">
            <text:p>-225</text:p>
          </table:table-cell>
          <table:table-cell table:style-name="ce16" table:formula="of:=[.O104]/[.N104]" office:value-type="float" office:value="-0.0436554132712456">
            <text:p>-0,04</text:p>
          </table:table-cell>
          <table:table-cell table:formula="of:=[.E104]+[.K104]" office:value-type="float" office:value="5256">
            <text:p>5256</text:p>
          </table:table-cell>
          <table:table-cell table:formula="of:=[.F104]+[.L104]" office:value-type="float" office:value="-1076.5">
            <text:p>-1076,5</text:p>
          </table:table-cell>
          <table:table-cell table:style-name="ce16" table:formula="of:=[.R104]/[.Q104]" office:value-type="float" office:value="-0.204813546423135">
            <text:p>-0,20</text:p>
          </table:table-cell>
          <table:table-cell table:style-name="ce16" table:formula="of:=[.P104]" office:value-type="float" office:value="-0.0436554132712456">
            <text:p>-0,04</text:p>
          </table:table-cell>
          <table:table-cell table:style-name="ce16" table:formula="of:=[.S104]" office:value-type="float" office:value="-0.204813546423135">
            <text:p>-0,20</text:p>
          </table:table-cell>
          <table:table-cell/>
        </table:table-row>
        <table:table-row table:style-name="ro2">
          <table:table-cell office:value-type="string">
            <text:p>T7s</text:p>
          </table:table-cell>
          <table:table-cell table:style-name="ce15" office:value-type="float" office:value="591">
            <text:p>591</text:p>
          </table:table-cell>
          <table:table-cell table:style-name="ce15" office:value-type="float" office:value="-12">
            <text:p>-12</text:p>
          </table:table-cell>
          <table:table-cell table:formula="of:=[.C105]/[.B105]" office:value-type="float" office:value="-0.0203045685279188">
            <text:p>-0,02</text:p>
          </table:table-cell>
          <table:table-cell table:style-name="ce15" office:value-type="float" office:value="585">
            <text:p>585</text:p>
          </table:table-cell>
          <table:table-cell table:style-name="ce15" office:value-type="float" office:value="123.5">
            <text:p>124</text:p>
          </table:table-cell>
          <table:table-cell table:formula="of:=[.F105]/[.E105]" office:value-type="float" office:value="0.211111111111111">
            <text:p>0,21</text:p>
          </table:table-cell>
          <table:table-cell table:style-name="ce15" office:value-type="float" office:value="1122">
            <text:p>1122</text:p>
          </table:table-cell>
          <table:table-cell table:style-name="ce15" office:value-type="float" office:value="207">
            <text:p>207</text:p>
          </table:table-cell>
          <table:table-cell table:formula="of:=[.I105]/[.H105]" office:value-type="float" office:value="0.184491978609626">
            <text:p>0,18</text:p>
          </table:table-cell>
          <table:table-cell table:style-name="ce15" office:value-type="float" office:value="1130">
            <text:p>1130</text:p>
          </table:table-cell>
          <table:table-cell table:style-name="ce15" office:value-type="float" office:value="-385.5">
            <text:p>-386</text:p>
          </table:table-cell>
          <table:table-cell table:formula="of:=[.L105]/[.K105]" office:value-type="float" office:value="-0.341150442477876">
            <text:p>-0,34</text:p>
          </table:table-cell>
          <table:table-cell table:formula="of:=[.B105]+[.H105]" office:value-type="float" office:value="1713">
            <text:p>1713</text:p>
          </table:table-cell>
          <table:table-cell table:formula="of:=[.C105]+[.I105]" office:value-type="float" office:value="195">
            <text:p>195</text:p>
          </table:table-cell>
          <table:table-cell table:style-name="ce16" table:formula="of:=[.O105]/[.N105]" office:value-type="float" office:value="0.113835376532399">
            <text:p>0,11</text:p>
          </table:table-cell>
          <table:table-cell table:formula="of:=[.E105]+[.K105]" office:value-type="float" office:value="1715">
            <text:p>1715</text:p>
          </table:table-cell>
          <table:table-cell table:formula="of:=[.F105]+[.L105]" office:value-type="float" office:value="-262">
            <text:p>-262</text:p>
          </table:table-cell>
          <table:table-cell table:style-name="ce16" table:formula="of:=[.R105]/[.Q105]" office:value-type="float" office:value="-0.152769679300292">
            <text:p>-0,15</text:p>
          </table:table-cell>
          <table:table-cell table:style-name="ce16" table:formula="of:=[.P105]" office:value-type="float" office:value="0.113835376532399">
            <text:p>0,11</text:p>
          </table:table-cell>
          <table:table-cell table:style-name="ce16" table:formula="of:=[.S105]" office:value-type="float" office:value="-0.152769679300292">
            <text:p>-0,15</text:p>
          </table:table-cell>
          <table:table-cell/>
        </table:table-row>
        <table:table-row table:style-name="ro2">
          <table:table-cell office:value-type="string">
            <text:p>T7o</text:p>
          </table:table-cell>
          <table:table-cell table:style-name="ce15" office:value-type="float" office:value="1774">
            <text:p>1774</text:p>
          </table:table-cell>
          <table:table-cell table:style-name="ce15" office:value-type="float" office:value="-208">
            <text:p>-208</text:p>
          </table:table-cell>
          <table:table-cell table:formula="of:=[.C106]/[.B106]" office:value-type="float" office:value="-0.117249154453213">
            <text:p>-0,12</text:p>
          </table:table-cell>
          <table:table-cell table:style-name="ce15" office:value-type="float" office:value="1735">
            <text:p>1735</text:p>
          </table:table-cell>
          <table:table-cell table:style-name="ce15" office:value-type="float" office:value="-721">
            <text:p>-721</text:p>
          </table:table-cell>
          <table:table-cell table:formula="of:=[.F106]/[.E106]" office:value-type="float" office:value="-0.415561959654179">
            <text:p>-0,42</text:p>
          </table:table-cell>
          <table:table-cell table:style-name="ce15" office:value-type="float" office:value="3485">
            <text:p>3485</text:p>
          </table:table-cell>
          <table:table-cell table:style-name="ce15" office:value-type="float" office:value="-20">
            <text:p>-20</text:p>
          </table:table-cell>
          <table:table-cell table:formula="of:=[.I106]/[.H106]" office:value-type="float" office:value="-0.00573888091822095">
            <text:p>-0,01</text:p>
          </table:table-cell>
          <table:table-cell table:style-name="ce15" office:value-type="float" office:value="3474">
            <text:p>3474</text:p>
          </table:table-cell>
          <table:table-cell table:style-name="ce15" office:value-type="float" office:value="-461.5">
            <text:p>-462</text:p>
          </table:table-cell>
          <table:table-cell table:formula="of:=[.L106]/[.K106]" office:value-type="float" office:value="-0.132843983880253">
            <text:p>-0,13</text:p>
          </table:table-cell>
          <table:table-cell table:formula="of:=[.B106]+[.H106]" office:value-type="float" office:value="5259">
            <text:p>5259</text:p>
          </table:table-cell>
          <table:table-cell table:formula="of:=[.C106]+[.I106]" office:value-type="float" office:value="-228">
            <text:p>-228</text:p>
          </table:table-cell>
          <table:table-cell table:style-name="ce16" table:formula="of:=[.O106]/[.N106]" office:value-type="float" office:value="-0.0433542498573873">
            <text:p>-0,04</text:p>
          </table:table-cell>
          <table:table-cell table:formula="of:=[.E106]+[.K106]" office:value-type="float" office:value="5209">
            <text:p>5209</text:p>
          </table:table-cell>
          <table:table-cell table:formula="of:=[.F106]+[.L106]" office:value-type="float" office:value="-1182.5">
            <text:p>-1182,5</text:p>
          </table:table-cell>
          <table:table-cell table:style-name="ce16" table:formula="of:=[.R106]/[.Q106]" office:value-type="float" office:value="-0.227010942599347">
            <text:p>-0,23</text:p>
          </table:table-cell>
          <table:table-cell table:style-name="ce16" table:formula="of:=[.P106]" office:value-type="float" office:value="-0.0433542498573873">
            <text:p>-0,04</text:p>
          </table:table-cell>
          <table:table-cell table:style-name="ce16" table:formula="of:=[.S106]" office:value-type="float" office:value="-0.227010942599347">
            <text:p>-0,23</text:p>
          </table:table-cell>
          <table:table-cell/>
        </table:table-row>
        <table:table-row table:style-name="ro2">
          <table:table-cell office:value-type="string">
            <text:p>T6s</text:p>
          </table:table-cell>
          <table:table-cell table:style-name="ce15" office:value-type="float" office:value="577">
            <text:p>577</text:p>
          </table:table-cell>
          <table:table-cell table:style-name="ce15" office:value-type="float" office:value="62">
            <text:p>62</text:p>
          </table:table-cell>
          <table:table-cell table:formula="of:=[.C107]/[.B107]" office:value-type="float" office:value="0.107452339688042">
            <text:p>0,11</text:p>
          </table:table-cell>
          <table:table-cell table:style-name="ce15" office:value-type="float" office:value="579">
            <text:p>579</text:p>
          </table:table-cell>
          <table:table-cell table:style-name="ce15" office:value-type="float" office:value="-71.5">
            <text:p>-72</text:p>
          </table:table-cell>
          <table:table-cell table:formula="of:=[.F107]/[.E107]" office:value-type="float" office:value="-0.123488773747841">
            <text:p>-0,12</text:p>
          </table:table-cell>
          <table:table-cell table:style-name="ce15" office:value-type="float" office:value="1169">
            <text:p>1169</text:p>
          </table:table-cell>
          <table:table-cell table:style-name="ce15" office:value-type="float" office:value="79">
            <text:p>79</text:p>
          </table:table-cell>
          <table:table-cell table:formula="of:=[.I107]/[.H107]" office:value-type="float" office:value="0.067579127459367">
            <text:p>0,07</text:p>
          </table:table-cell>
          <table:table-cell table:style-name="ce15" office:value-type="float" office:value="1176">
            <text:p>1176</text:p>
          </table:table-cell>
          <table:table-cell table:style-name="ce15" office:value-type="float" office:value="-292">
            <text:p>-292</text:p>
          </table:table-cell>
          <table:table-cell table:formula="of:=[.L107]/[.K107]" office:value-type="float" office:value="-0.248299319727891">
            <text:p>-0,25</text:p>
          </table:table-cell>
          <table:table-cell table:formula="of:=[.B107]+[.H107]" office:value-type="float" office:value="1746">
            <text:p>1746</text:p>
          </table:table-cell>
          <table:table-cell table:formula="of:=[.C107]+[.I107]" office:value-type="float" office:value="141">
            <text:p>141</text:p>
          </table:table-cell>
          <table:table-cell table:style-name="ce16" table:formula="of:=[.O107]/[.N107]" office:value-type="float" office:value="0.0807560137457045">
            <text:p>0,08</text:p>
          </table:table-cell>
          <table:table-cell table:formula="of:=[.E107]+[.K107]" office:value-type="float" office:value="1755">
            <text:p>1755</text:p>
          </table:table-cell>
          <table:table-cell table:formula="of:=[.F107]+[.L107]" office:value-type="float" office:value="-363.5">
            <text:p>-363,5</text:p>
          </table:table-cell>
          <table:table-cell table:style-name="ce16" table:formula="of:=[.R107]/[.Q107]" office:value-type="float" office:value="-0.207122507122507">
            <text:p>-0,21</text:p>
          </table:table-cell>
          <table:table-cell table:style-name="ce16" table:formula="of:=[.P107]" office:value-type="float" office:value="0.0807560137457045">
            <text:p>0,08</text:p>
          </table:table-cell>
          <table:table-cell table:style-name="ce16" table:formula="of:=[.S107]" office:value-type="float" office:value="-0.207122507122507">
            <text:p>-0,21</text:p>
          </table:table-cell>
          <table:table-cell/>
        </table:table-row>
        <table:table-row table:style-name="ro2">
          <table:table-cell office:value-type="string">
            <text:p>T6o</text:p>
          </table:table-cell>
          <table:table-cell office:value-type="float" office:value="1741">
            <text:p>1741</text:p>
          </table:table-cell>
          <table:table-cell office:value-type="float" office:value="-870.5">
            <text:p>-870,5</text:p>
          </table:table-cell>
          <table:table-cell table:style-name="ce18" table:formula="of:=[.C108]/[.B108]" office:value-type="float" office:value="-0.5">
            <text:p>-0,50</text:p>
          </table:table-cell>
          <table:table-cell office:value-type="float" office:value="1697">
            <text:p>1697</text:p>
          </table:table-cell>
          <table:table-cell office:value-type="float" office:value="-684">
            <text:p>-684</text:p>
          </table:table-cell>
          <table:table-cell table:style-name="ce18" table:formula="of:=[.F108]/[.E108]" office:value-type="float" office:value="-0.403064230995875">
            <text:p>-0,40</text:p>
          </table:table-cell>
          <table:table-cell office:value-type="float" office:value="3472">
            <text:p>3472</text:p>
          </table:table-cell>
          <table:table-cell office:value-type="float" office:value="-1736">
            <text:p>-1736</text:p>
          </table:table-cell>
          <table:table-cell table:style-name="ce18" table:formula="of:=[.I108]/[.H108]" office:value-type="float" office:value="-0.5">
            <text:p>-0,50</text:p>
          </table:table-cell>
          <table:table-cell office:value-type="float" office:value="3371">
            <text:p>3371</text:p>
          </table:table-cell>
          <table:table-cell office:value-type="float" office:value="-328.5">
            <text:p>-328,5</text:p>
          </table:table-cell>
          <table:table-cell table:style-name="ce18" table:formula="of:=[.L108]/[.K108]" office:value-type="float" office:value="-0.0974488282408781">
            <text:p>-0,10</text:p>
          </table:table-cell>
          <table:table-cell table:formula="of:=[.B108]+[.H108]" office:value-type="float" office:value="5213">
            <text:p>5213</text:p>
          </table:table-cell>
          <table:table-cell table:formula="of:=[.C108]+[.I108]" office:value-type="float" office:value="-2606.5">
            <text:p>-2606,5</text:p>
          </table:table-cell>
          <table:table-cell table:style-name="ce16" table:formula="of:=[.O108]/[.N108]" office:value-type="float" office:value="-0.5">
            <text:p>-0,50</text:p>
          </table:table-cell>
          <table:table-cell table:formula="of:=[.E108]+[.K108]" office:value-type="float" office:value="5068">
            <text:p>5068</text:p>
          </table:table-cell>
          <table:table-cell table:formula="of:=[.F108]+[.L108]" office:value-type="float" office:value="-1012.5">
            <text:p>-1012,5</text:p>
          </table:table-cell>
          <table:table-cell table:style-name="ce16" table:formula="of:=[.R108]/[.Q108]" office:value-type="float" office:value="-0.199782951854775">
            <text:p>-0,20</text:p>
          </table:table-cell>
          <table:table-cell table:style-name="ce16" table:formula="of:=[.P108]" office:value-type="float" office:value="-0.5">
            <text:p>-0,50</text:p>
          </table:table-cell>
          <table:table-cell table:style-name="ce16" table:formula="of:=[.S108]" office:value-type="float" office:value="-0.199782951854775">
            <text:p>-0,20</text:p>
          </table:table-cell>
          <table:table-cell/>
        </table:table-row>
        <table:table-row table:style-name="ro2">
          <table:table-cell office:value-type="string">
            <text:p>T5s</text:p>
          </table:table-cell>
          <table:table-cell table:style-name="ce15" office:value-type="float" office:value="603">
            <text:p>603</text:p>
          </table:table-cell>
          <table:table-cell table:style-name="ce15" office:value-type="float" office:value="437">
            <text:p>437</text:p>
          </table:table-cell>
          <table:table-cell table:formula="of:=[.C109]/[.B109]" office:value-type="float" office:value="0.724709784411277">
            <text:p>0,72</text:p>
          </table:table-cell>
          <table:table-cell table:style-name="ce15" office:value-type="float" office:value="561">
            <text:p>561</text:p>
          </table:table-cell>
          <table:table-cell table:style-name="ce15" office:value-type="float" office:value="-85">
            <text:p>-85</text:p>
          </table:table-cell>
          <table:table-cell table:formula="of:=[.F109]/[.E109]" office:value-type="float" office:value="-0.151515151515152">
            <text:p>-0,15</text:p>
          </table:table-cell>
          <table:table-cell table:style-name="ce15" office:value-type="float" office:value="1176">
            <text:p>1176</text:p>
          </table:table-cell>
          <table:table-cell table:style-name="ce15" office:value-type="float" office:value="199">
            <text:p>199</text:p>
          </table:table-cell>
          <table:table-cell table:formula="of:=[.I109]/[.H109]" office:value-type="float" office:value="0.16921768707483">
            <text:p>0,17</text:p>
          </table:table-cell>
          <table:table-cell table:style-name="ce15" office:value-type="float" office:value="1135">
            <text:p>1135</text:p>
          </table:table-cell>
          <table:table-cell table:style-name="ce15" office:value-type="float" office:value="-294.5">
            <text:p>-295</text:p>
          </table:table-cell>
          <table:table-cell table:formula="of:=[.L109]/[.K109]" office:value-type="float" office:value="-0.259471365638766">
            <text:p>-0,26</text:p>
          </table:table-cell>
          <table:table-cell table:formula="of:=[.B109]+[.H109]" office:value-type="float" office:value="1779">
            <text:p>1779</text:p>
          </table:table-cell>
          <table:table-cell table:formula="of:=[.C109]+[.I109]" office:value-type="float" office:value="636">
            <text:p>636</text:p>
          </table:table-cell>
          <table:table-cell table:style-name="ce16" table:formula="of:=[.O109]/[.N109]" office:value-type="float" office:value="0.357504215851602">
            <text:p>0,36</text:p>
          </table:table-cell>
          <table:table-cell table:formula="of:=[.E109]+[.K109]" office:value-type="float" office:value="1696">
            <text:p>1696</text:p>
          </table:table-cell>
          <table:table-cell table:formula="of:=[.F109]+[.L109]" office:value-type="float" office:value="-379.5">
            <text:p>-379,5</text:p>
          </table:table-cell>
          <table:table-cell table:style-name="ce16" table:formula="of:=[.R109]/[.Q109]" office:value-type="float" office:value="-0.22376179245283">
            <text:p>-0,22</text:p>
          </table:table-cell>
          <table:table-cell table:style-name="ce16" table:formula="of:=[.P109]" office:value-type="float" office:value="0.357504215851602">
            <text:p>0,36</text:p>
          </table:table-cell>
          <table:table-cell table:style-name="ce16" table:formula="of:=[.S109]" office:value-type="float" office:value="-0.22376179245283">
            <text:p>-0,22</text:p>
          </table:table-cell>
          <table:table-cell/>
        </table:table-row>
        <table:table-row table:style-name="ro2">
          <table:table-cell office:value-type="string">
            <text:p>T5o</text:p>
          </table:table-cell>
          <table:table-cell office:value-type="float" office:value="1819">
            <text:p>1819</text:p>
          </table:table-cell>
          <table:table-cell office:value-type="float" office:value="-909.5">
            <text:p>-909,5</text:p>
          </table:table-cell>
          <table:table-cell table:style-name="ce18" table:formula="of:=[.C110]/[.B110]" office:value-type="float" office:value="-0.5">
            <text:p>-0,50</text:p>
          </table:table-cell>
          <table:table-cell office:value-type="float" office:value="1799">
            <text:p>1799</text:p>
          </table:table-cell>
          <table:table-cell office:value-type="float" office:value="-1192">
            <text:p>-1192</text:p>
          </table:table-cell>
          <table:table-cell table:style-name="ce18" table:formula="of:=[.F110]/[.E110]" office:value-type="float" office:value="-0.662590327959978">
            <text:p>-0,66</text:p>
          </table:table-cell>
          <table:table-cell office:value-type="float" office:value="3443">
            <text:p>3443</text:p>
          </table:table-cell>
          <table:table-cell office:value-type="float" office:value="-1721.5">
            <text:p>-1721,5</text:p>
          </table:table-cell>
          <table:table-cell table:style-name="ce18" table:formula="of:=[.I110]/[.H110]" office:value-type="float" office:value="-0.5">
            <text:p>-0,50</text:p>
          </table:table-cell>
          <table:table-cell office:value-type="float" office:value="3409">
            <text:p>3409</text:p>
          </table:table-cell>
          <table:table-cell office:value-type="float" office:value="-2592.5">
            <text:p>-2592,5</text:p>
          </table:table-cell>
          <table:table-cell table:style-name="ce18" table:formula="of:=[.L110]/[.K110]" office:value-type="float" office:value="-0.760486946318568">
            <text:p>-0,76</text:p>
          </table:table-cell>
          <table:table-cell table:formula="of:=[.B110]+[.H110]" office:value-type="float" office:value="5262">
            <text:p>5262</text:p>
          </table:table-cell>
          <table:table-cell table:formula="of:=[.C110]+[.I110]" office:value-type="float" office:value="-2631">
            <text:p>-2631</text:p>
          </table:table-cell>
          <table:table-cell table:style-name="ce16" table:formula="of:=[.O110]/[.N110]" office:value-type="float" office:value="-0.5">
            <text:p>-0,50</text:p>
          </table:table-cell>
          <table:table-cell table:formula="of:=[.E110]+[.K110]" office:value-type="float" office:value="5208">
            <text:p>5208</text:p>
          </table:table-cell>
          <table:table-cell table:formula="of:=[.F110]+[.L110]" office:value-type="float" office:value="-3784.5">
            <text:p>-3784,5</text:p>
          </table:table-cell>
          <table:table-cell table:style-name="ce16" table:formula="of:=[.R110]/[.Q110]" office:value-type="float" office:value="-0.726670506912442">
            <text:p>-0,73</text:p>
          </table:table-cell>
          <table:table-cell table:style-name="ce16" table:formula="of:=[.P110]" office:value-type="float" office:value="-0.5">
            <text:p>-0,50</text:p>
          </table:table-cell>
          <table:table-cell table:style-name="ce16" table:formula="of:=[.S110]" office:value-type="float" office:value="-0.726670506912442">
            <text:p>-0,73</text:p>
          </table:table-cell>
          <table:table-cell/>
        </table:table-row>
        <table:table-row table:style-name="ro2">
          <table:table-cell office:value-type="string">
            <text:p>T4s</text:p>
          </table:table-cell>
          <table:table-cell table:style-name="ce15" office:value-type="float" office:value="589">
            <text:p>589</text:p>
          </table:table-cell>
          <table:table-cell table:style-name="ce15" office:value-type="float" office:value="-73">
            <text:p>-73</text:p>
          </table:table-cell>
          <table:table-cell table:formula="of:=[.C111]/[.B111]" office:value-type="float" office:value="-0.123938879456706">
            <text:p>-0,12</text:p>
          </table:table-cell>
          <table:table-cell table:style-name="ce15" office:value-type="float" office:value="580">
            <text:p>580</text:p>
          </table:table-cell>
          <table:table-cell table:style-name="ce15" office:value-type="float" office:value="129.5">
            <text:p>130</text:p>
          </table:table-cell>
          <table:table-cell table:formula="of:=[.F111]/[.E111]" office:value-type="float" office:value="0.223275862068966">
            <text:p>0,22</text:p>
          </table:table-cell>
          <table:table-cell table:style-name="ce15" office:value-type="float" office:value="1170">
            <text:p>1170</text:p>
          </table:table-cell>
          <table:table-cell table:style-name="ce15" office:value-type="float" office:value="188">
            <text:p>188</text:p>
          </table:table-cell>
          <table:table-cell table:formula="of:=[.I111]/[.H111]" office:value-type="float" office:value="0.160683760683761">
            <text:p>0,16</text:p>
          </table:table-cell>
          <table:table-cell table:style-name="ce15" office:value-type="float" office:value="1155">
            <text:p>1155</text:p>
          </table:table-cell>
          <table:table-cell table:style-name="ce15" office:value-type="float" office:value="-341">
            <text:p>-341</text:p>
          </table:table-cell>
          <table:table-cell table:formula="of:=[.L111]/[.K111]" office:value-type="float" office:value="-0.295238095238095">
            <text:p>-0,30</text:p>
          </table:table-cell>
          <table:table-cell table:formula="of:=[.B111]+[.H111]" office:value-type="float" office:value="1759">
            <text:p>1759</text:p>
          </table:table-cell>
          <table:table-cell table:formula="of:=[.C111]+[.I111]" office:value-type="float" office:value="115">
            <text:p>115</text:p>
          </table:table-cell>
          <table:table-cell table:style-name="ce16" table:formula="of:=[.O111]/[.N111]" office:value-type="float" office:value="0.0653780557134736">
            <text:p>0,07</text:p>
          </table:table-cell>
          <table:table-cell table:formula="of:=[.E111]+[.K111]" office:value-type="float" office:value="1735">
            <text:p>1735</text:p>
          </table:table-cell>
          <table:table-cell table:formula="of:=[.F111]+[.L111]" office:value-type="float" office:value="-211.5">
            <text:p>-211,5</text:p>
          </table:table-cell>
          <table:table-cell table:style-name="ce16" table:formula="of:=[.R111]/[.Q111]" office:value-type="float" office:value="-0.121902017291066">
            <text:p>-0,12</text:p>
          </table:table-cell>
          <table:table-cell table:style-name="ce16" table:formula="of:=[.P111]" office:value-type="float" office:value="0.0653780557134736">
            <text:p>0,07</text:p>
          </table:table-cell>
          <table:table-cell table:style-name="ce16" table:formula="of:=[.S111]" office:value-type="float" office:value="-0.121902017291066">
            <text:p>-0,12</text:p>
          </table:table-cell>
          <table:table-cell/>
        </table:table-row>
        <table:table-row table:style-name="ro2">
          <table:table-cell office:value-type="string">
            <text:p>T4o</text:p>
          </table:table-cell>
          <table:table-cell office:value-type="float" office:value="1785">
            <text:p>1785</text:p>
          </table:table-cell>
          <table:table-cell office:value-type="float" office:value="-892.5">
            <text:p>-892,5</text:p>
          </table:table-cell>
          <table:table-cell table:style-name="ce18" table:formula="of:=[.C112]/[.B112]" office:value-type="float" office:value="-0.5">
            <text:p>-0,50</text:p>
          </table:table-cell>
          <table:table-cell office:value-type="float" office:value="1701">
            <text:p>1701</text:p>
          </table:table-cell>
          <table:table-cell office:value-type="float" office:value="-1266.5">
            <text:p>-1266,5</text:p>
          </table:table-cell>
          <table:table-cell table:style-name="ce18" table:formula="of:=[.F112]/[.E112]" office:value-type="float" office:value="-0.7445620223398">
            <text:p>-0,74</text:p>
          </table:table-cell>
          <table:table-cell office:value-type="float" office:value="3492">
            <text:p>3492</text:p>
          </table:table-cell>
          <table:table-cell office:value-type="float" office:value="-1746">
            <text:p>-1746</text:p>
          </table:table-cell>
          <table:table-cell table:style-name="ce18" table:formula="of:=[.I112]/[.H112]" office:value-type="float" office:value="-0.5">
            <text:p>-0,50</text:p>
          </table:table-cell>
          <table:table-cell office:value-type="float" office:value="3312">
            <text:p>3312</text:p>
          </table:table-cell>
          <table:table-cell office:value-type="float" office:value="-2347">
            <text:p>-2347</text:p>
          </table:table-cell>
          <table:table-cell table:style-name="ce18" table:formula="of:=[.L112]/[.K112]" office:value-type="float" office:value="-0.708635265700483">
            <text:p>-0,71</text:p>
          </table:table-cell>
          <table:table-cell table:formula="of:=[.B112]+[.H112]" office:value-type="float" office:value="5277">
            <text:p>5277</text:p>
          </table:table-cell>
          <table:table-cell table:formula="of:=[.C112]+[.I112]" office:value-type="float" office:value="-2638.5">
            <text:p>-2638,5</text:p>
          </table:table-cell>
          <table:table-cell table:style-name="ce16" table:formula="of:=[.O112]/[.N112]" office:value-type="float" office:value="-0.5">
            <text:p>-0,50</text:p>
          </table:table-cell>
          <table:table-cell table:formula="of:=[.E112]+[.K112]" office:value-type="float" office:value="5013">
            <text:p>5013</text:p>
          </table:table-cell>
          <table:table-cell table:formula="of:=[.F112]+[.L112]" office:value-type="float" office:value="-3613.5">
            <text:p>-3613,5</text:p>
          </table:table-cell>
          <table:table-cell table:style-name="ce16" table:formula="of:=[.R112]/[.Q112]" office:value-type="float" office:value="-0.720825852782765">
            <text:p>-0,72</text:p>
          </table:table-cell>
          <table:table-cell table:style-name="ce16" table:formula="of:=[.P112]" office:value-type="float" office:value="-0.5">
            <text:p>-0,50</text:p>
          </table:table-cell>
          <table:table-cell table:style-name="ce16" table:formula="of:=[.S112]" office:value-type="float" office:value="-0.720825852782765">
            <text:p>-0,72</text:p>
          </table:table-cell>
          <table:table-cell/>
        </table:table-row>
        <table:table-row table:style-name="ro2">
          <table:table-cell office:value-type="string">
            <text:p>T3s</text:p>
          </table:table-cell>
          <table:table-cell office:value-type="float" office:value="595">
            <text:p>595</text:p>
          </table:table-cell>
          <table:table-cell office:value-type="float" office:value="121">
            <text:p>121</text:p>
          </table:table-cell>
          <table:table-cell table:style-name="ce18" table:formula="of:=[.C113]/[.B113]" office:value-type="float" office:value="0.203361344537815">
            <text:p>0,20</text:p>
          </table:table-cell>
          <table:table-cell office:value-type="float" office:value="620">
            <text:p>620</text:p>
          </table:table-cell>
          <table:table-cell office:value-type="float" office:value="-180">
            <text:p>-180</text:p>
          </table:table-cell>
          <table:table-cell table:style-name="ce18" table:formula="of:=[.F113]/[.E113]" office:value-type="float" office:value="-0.290322580645161">
            <text:p>-0,29</text:p>
          </table:table-cell>
          <table:table-cell office:value-type="float" office:value="1150">
            <text:p>1150</text:p>
          </table:table-cell>
          <table:table-cell office:value-type="float" office:value="-575">
            <text:p>-575</text:p>
          </table:table-cell>
          <table:table-cell table:style-name="ce18" table:formula="of:=[.I113]/[.H113]" office:value-type="float" office:value="-0.5">
            <text:p>-0,50</text:p>
          </table:table-cell>
          <table:table-cell office:value-type="float" office:value="1212">
            <text:p>1212</text:p>
          </table:table-cell>
          <table:table-cell office:value-type="float" office:value="-181.5">
            <text:p>-181,5</text:p>
          </table:table-cell>
          <table:table-cell table:style-name="ce18" table:formula="of:=[.L113]/[.K113]" office:value-type="float" office:value="-0.149752475247525">
            <text:p>-0,15</text:p>
          </table:table-cell>
          <table:table-cell table:formula="of:=[.B113]+[.H113]" office:value-type="float" office:value="1745">
            <text:p>1745</text:p>
          </table:table-cell>
          <table:table-cell table:formula="of:=[.C113]+[.I113]" office:value-type="float" office:value="-454">
            <text:p>-454</text:p>
          </table:table-cell>
          <table:table-cell table:style-name="ce16" table:formula="of:=[.O113]/[.N113]" office:value-type="float" office:value="-0.260171919770774">
            <text:p>-0,26</text:p>
          </table:table-cell>
          <table:table-cell table:formula="of:=[.E113]+[.K113]" office:value-type="float" office:value="1832">
            <text:p>1832</text:p>
          </table:table-cell>
          <table:table-cell table:formula="of:=[.F113]+[.L113]" office:value-type="float" office:value="-361.5">
            <text:p>-361,5</text:p>
          </table:table-cell>
          <table:table-cell table:style-name="ce16" table:formula="of:=[.R113]/[.Q113]" office:value-type="float" office:value="-0.197325327510917">
            <text:p>-0,20</text:p>
          </table:table-cell>
          <table:table-cell table:style-name="ce16" table:formula="of:=[.P113]" office:value-type="float" office:value="-0.260171919770774">
            <text:p>-0,26</text:p>
          </table:table-cell>
          <table:table-cell table:style-name="ce16" table:formula="of:=[.S113]" office:value-type="float" office:value="-0.197325327510917">
            <text:p>-0,20</text:p>
          </table:table-cell>
          <table:table-cell/>
        </table:table-row>
        <table:table-row table:style-name="ro2">
          <table:table-cell office:value-type="string">
            <text:p>T3o</text:p>
          </table:table-cell>
          <table:table-cell office:value-type="float" office:value="1680">
            <text:p>1680</text:p>
          </table:table-cell>
          <table:table-cell office:value-type="float" office:value="-840">
            <text:p>-840</text:p>
          </table:table-cell>
          <table:table-cell table:style-name="ce18" table:formula="of:=[.C114]/[.B114]" office:value-type="float" office:value="-0.5">
            <text:p>-0,50</text:p>
          </table:table-cell>
          <table:table-cell office:value-type="float" office:value="1721">
            <text:p>1721</text:p>
          </table:table-cell>
          <table:table-cell office:value-type="float" office:value="-1243.5">
            <text:p>-1243,5</text:p>
          </table:table-cell>
          <table:table-cell table:style-name="ce18" table:formula="of:=[.F114]/[.E114]" office:value-type="float" office:value="-0.722545031958164">
            <text:p>-0,72</text:p>
          </table:table-cell>
          <table:table-cell office:value-type="float" office:value="3463">
            <text:p>3463</text:p>
          </table:table-cell>
          <table:table-cell office:value-type="float" office:value="-1731.5">
            <text:p>-1731,5</text:p>
          </table:table-cell>
          <table:table-cell table:style-name="ce18" table:formula="of:=[.I114]/[.H114]" office:value-type="float" office:value="-0.5">
            <text:p>-0,50</text:p>
          </table:table-cell>
          <table:table-cell office:value-type="float" office:value="3423">
            <text:p>3423</text:p>
          </table:table-cell>
          <table:table-cell office:value-type="float" office:value="-2523.5">
            <text:p>-2523,5</text:p>
          </table:table-cell>
          <table:table-cell table:style-name="ce18" table:formula="of:=[.L114]/[.K114]" office:value-type="float" office:value="-0.73721881390593">
            <text:p>-0,74</text:p>
          </table:table-cell>
          <table:table-cell table:formula="of:=[.B114]+[.H114]" office:value-type="float" office:value="5143">
            <text:p>5143</text:p>
          </table:table-cell>
          <table:table-cell table:formula="of:=[.C114]+[.I114]" office:value-type="float" office:value="-2571.5">
            <text:p>-2571,5</text:p>
          </table:table-cell>
          <table:table-cell table:style-name="ce16" table:formula="of:=[.O114]/[.N114]" office:value-type="float" office:value="-0.5">
            <text:p>-0,50</text:p>
          </table:table-cell>
          <table:table-cell table:formula="of:=[.E114]+[.K114]" office:value-type="float" office:value="5144">
            <text:p>5144</text:p>
          </table:table-cell>
          <table:table-cell table:formula="of:=[.F114]+[.L114]" office:value-type="float" office:value="-3767">
            <text:p>-3767</text:p>
          </table:table-cell>
          <table:table-cell table:style-name="ce16" table:formula="of:=[.R114]/[.Q114]" office:value-type="float" office:value="-0.732309486780715">
            <text:p>-0,73</text:p>
          </table:table-cell>
          <table:table-cell table:style-name="ce16" table:formula="of:=[.P114]" office:value-type="float" office:value="-0.5">
            <text:p>-0,50</text:p>
          </table:table-cell>
          <table:table-cell table:style-name="ce16" table:formula="of:=[.S114]" office:value-type="float" office:value="-0.732309486780715">
            <text:p>-0,73</text:p>
          </table:table-cell>
          <table:table-cell/>
        </table:table-row>
        <table:table-row table:style-name="ro2">
          <table:table-cell office:value-type="string">
            <text:p>T2s</text:p>
          </table:table-cell>
          <table:table-cell office:value-type="float" office:value="625">
            <text:p>625</text:p>
          </table:table-cell>
          <table:table-cell office:value-type="float" office:value="-312.5">
            <text:p>-312,5</text:p>
          </table:table-cell>
          <table:table-cell table:style-name="ce18" table:formula="of:=[.C115]/[.B115]" office:value-type="float" office:value="-0.5">
            <text:p>-0,50</text:p>
          </table:table-cell>
          <table:table-cell office:value-type="float" office:value="605">
            <text:p>605</text:p>
          </table:table-cell>
          <table:table-cell office:value-type="float" office:value="-335.5">
            <text:p>-335,5</text:p>
          </table:table-cell>
          <table:table-cell table:style-name="ce18" table:formula="of:=[.F115]/[.E115]" office:value-type="float" office:value="-0.554545454545455">
            <text:p>-0,55</text:p>
          </table:table-cell>
          <table:table-cell office:value-type="float" office:value="1198">
            <text:p>1198</text:p>
          </table:table-cell>
          <table:table-cell office:value-type="float" office:value="-599">
            <text:p>-599</text:p>
          </table:table-cell>
          <table:table-cell table:style-name="ce18" table:formula="of:=[.I115]/[.H115]" office:value-type="float" office:value="-0.5">
            <text:p>-0,50</text:p>
          </table:table-cell>
          <table:table-cell office:value-type="float" office:value="1135">
            <text:p>1135</text:p>
          </table:table-cell>
          <table:table-cell office:value-type="float" office:value="-589.5">
            <text:p>-589,5</text:p>
          </table:table-cell>
          <table:table-cell table:style-name="ce18" table:formula="of:=[.L115]/[.K115]" office:value-type="float" office:value="-0.519383259911894">
            <text:p>-0,52</text:p>
          </table:table-cell>
          <table:table-cell table:formula="of:=[.B115]+[.H115]" office:value-type="float" office:value="1823">
            <text:p>1823</text:p>
          </table:table-cell>
          <table:table-cell table:formula="of:=[.C115]+[.I115]" office:value-type="float" office:value="-911.5">
            <text:p>-911,5</text:p>
          </table:table-cell>
          <table:table-cell table:style-name="ce16" table:formula="of:=[.O115]/[.N115]" office:value-type="float" office:value="-0.5">
            <text:p>-0,50</text:p>
          </table:table-cell>
          <table:table-cell table:formula="of:=[.E115]+[.K115]" office:value-type="float" office:value="1740">
            <text:p>1740</text:p>
          </table:table-cell>
          <table:table-cell table:formula="of:=[.F115]+[.L115]" office:value-type="float" office:value="-925">
            <text:p>-925</text:p>
          </table:table-cell>
          <table:table-cell table:style-name="ce16" table:formula="of:=[.R115]/[.Q115]" office:value-type="float" office:value="-0.531609195402299">
            <text:p>-0,53</text:p>
          </table:table-cell>
          <table:table-cell table:style-name="ce16" table:formula="of:=[.P115]" office:value-type="float" office:value="-0.5">
            <text:p>-0,50</text:p>
          </table:table-cell>
          <table:table-cell table:style-name="ce16" table:formula="of:=[.S115]" office:value-type="float" office:value="-0.531609195402299">
            <text:p>-0,53</text:p>
          </table:table-cell>
          <table:table-cell/>
        </table:table-row>
        <table:table-row table:style-name="ro2">
          <table:table-cell office:value-type="string">
            <text:p>T2o</text:p>
          </table:table-cell>
          <table:table-cell office:value-type="float" office:value="1743">
            <text:p>1743</text:p>
          </table:table-cell>
          <table:table-cell office:value-type="float" office:value="-871.5">
            <text:p>-871,5</text:p>
          </table:table-cell>
          <table:table-cell table:style-name="ce18" table:formula="of:=[.C116]/[.B116]" office:value-type="float" office:value="-0.5">
            <text:p>-0,50</text:p>
          </table:table-cell>
          <table:table-cell office:value-type="float" office:value="1757">
            <text:p>1757</text:p>
          </table:table-cell>
          <table:table-cell office:value-type="float" office:value="-1170.5">
            <text:p>-1170,5</text:p>
          </table:table-cell>
          <table:table-cell table:style-name="ce18" table:formula="of:=[.F116]/[.E116]" office:value-type="float" office:value="-0.666192373363688">
            <text:p>-0,67</text:p>
          </table:table-cell>
          <table:table-cell office:value-type="float" office:value="3428">
            <text:p>3428</text:p>
          </table:table-cell>
          <table:table-cell office:value-type="float" office:value="-1714">
            <text:p>-1714</text:p>
          </table:table-cell>
          <table:table-cell table:style-name="ce18" table:formula="of:=[.I116]/[.H116]" office:value-type="float" office:value="-0.5">
            <text:p>-0,50</text:p>
          </table:table-cell>
          <table:table-cell office:value-type="float" office:value="3467">
            <text:p>3467</text:p>
          </table:table-cell>
          <table:table-cell office:value-type="float" office:value="-2562">
            <text:p>-2562</text:p>
          </table:table-cell>
          <table:table-cell table:style-name="ce18" table:formula="of:=[.L116]/[.K116]" office:value-type="float" office:value="-0.738967406980098">
            <text:p>-0,74</text:p>
          </table:table-cell>
          <table:table-cell table:formula="of:=[.B116]+[.H116]" office:value-type="float" office:value="5171">
            <text:p>5171</text:p>
          </table:table-cell>
          <table:table-cell table:formula="of:=[.C116]+[.I116]" office:value-type="float" office:value="-2585.5">
            <text:p>-2585,5</text:p>
          </table:table-cell>
          <table:table-cell table:style-name="ce16" table:formula="of:=[.O116]/[.N116]" office:value-type="float" office:value="-0.5">
            <text:p>-0,50</text:p>
          </table:table-cell>
          <table:table-cell table:formula="of:=[.E116]+[.K116]" office:value-type="float" office:value="5224">
            <text:p>5224</text:p>
          </table:table-cell>
          <table:table-cell table:formula="of:=[.F116]+[.L116]" office:value-type="float" office:value="-3732.5">
            <text:p>-3732,5</text:p>
          </table:table-cell>
          <table:table-cell table:style-name="ce16" table:formula="of:=[.R116]/[.Q116]" office:value-type="float" office:value="-0.714490811638591">
            <text:p>-0,71</text:p>
          </table:table-cell>
          <table:table-cell table:style-name="ce16" table:formula="of:=[.P116]" office:value-type="float" office:value="-0.5">
            <text:p>-0,50</text:p>
          </table:table-cell>
          <table:table-cell table:style-name="ce16" table:formula="of:=[.S116]" office:value-type="float" office:value="-0.714490811638591">
            <text:p>-0,71</text:p>
          </table:table-cell>
          <table:table-cell/>
        </table:table-row>
        <table:table-row table:style-name="ro2">
          <table:table-cell office:value-type="string">
            <text:p>98s</text:p>
          </table:table-cell>
          <table:table-cell table:style-name="ce15" office:value-type="float" office:value="568">
            <text:p>568</text:p>
          </table:table-cell>
          <table:table-cell table:style-name="ce15" office:value-type="float" office:value="389">
            <text:p>389</text:p>
          </table:table-cell>
          <table:table-cell table:formula="of:=[.C117]/[.B117]" office:value-type="float" office:value="0.684859154929578">
            <text:p>0,68</text:p>
          </table:table-cell>
          <table:table-cell table:style-name="ce15" office:value-type="float" office:value="591">
            <text:p>591</text:p>
          </table:table-cell>
          <table:table-cell table:style-name="ce15" office:value-type="float" office:value="120">
            <text:p>120</text:p>
          </table:table-cell>
          <table:table-cell table:formula="of:=[.F117]/[.E117]" office:value-type="float" office:value="0.203045685279188">
            <text:p>0,20</text:p>
          </table:table-cell>
          <table:table-cell table:style-name="ce15" office:value-type="float" office:value="1128">
            <text:p>1128</text:p>
          </table:table-cell>
          <table:table-cell table:style-name="ce15" office:value-type="float" office:value="333">
            <text:p>333</text:p>
          </table:table-cell>
          <table:table-cell table:formula="of:=[.I117]/[.H117]" office:value-type="float" office:value="0.295212765957447">
            <text:p>0,30</text:p>
          </table:table-cell>
          <table:table-cell table:style-name="ce15" office:value-type="float" office:value="1090">
            <text:p>1090</text:p>
          </table:table-cell>
          <table:table-cell table:style-name="ce15" office:value-type="float" office:value="140">
            <text:p>140</text:p>
          </table:table-cell>
          <table:table-cell table:formula="of:=[.L117]/[.K117]" office:value-type="float" office:value="0.128440366972477">
            <text:p>0,13</text:p>
          </table:table-cell>
          <table:table-cell table:formula="of:=[.B117]+[.H117]" office:value-type="float" office:value="1696">
            <text:p>1696</text:p>
          </table:table-cell>
          <table:table-cell table:formula="of:=[.C117]+[.I117]" office:value-type="float" office:value="722">
            <text:p>722</text:p>
          </table:table-cell>
          <table:table-cell table:style-name="ce16" table:formula="of:=[.O117]/[.N117]" office:value-type="float" office:value="0.425707547169811">
            <text:p>0,43</text:p>
          </table:table-cell>
          <table:table-cell table:formula="of:=[.E117]+[.K117]" office:value-type="float" office:value="1681">
            <text:p>1681</text:p>
          </table:table-cell>
          <table:table-cell table:formula="of:=[.F117]+[.L117]" office:value-type="float" office:value="260">
            <text:p>260</text:p>
          </table:table-cell>
          <table:table-cell table:style-name="ce16" table:formula="of:=[.R117]/[.Q117]" office:value-type="float" office:value="0.154669839381321">
            <text:p>0,15</text:p>
          </table:table-cell>
          <table:table-cell table:style-name="ce16" table:formula="of:=[.P117]" office:value-type="float" office:value="0.425707547169811">
            <text:p>0,43</text:p>
          </table:table-cell>
          <table:table-cell table:style-name="ce16" table:formula="of:=[.S117]" office:value-type="float" office:value="0.154669839381321">
            <text:p>0,15</text:p>
          </table:table-cell>
          <table:table-cell/>
        </table:table-row>
        <table:table-row table:style-name="ro2">
          <table:table-cell office:value-type="string">
            <text:p>98o</text:p>
          </table:table-cell>
          <table:table-cell table:style-name="ce15" office:value-type="float" office:value="1722">
            <text:p>1722</text:p>
          </table:table-cell>
          <table:table-cell table:style-name="ce15" office:value-type="float" office:value="2">
            <text:p>2</text:p>
          </table:table-cell>
          <table:table-cell table:formula="of:=[.C118]/[.B118]" office:value-type="float" office:value="0.00116144018583043">
            <text:p>0,00</text:p>
          </table:table-cell>
          <table:table-cell table:style-name="ce15" office:value-type="float" office:value="1739">
            <text:p>1739</text:p>
          </table:table-cell>
          <table:table-cell table:style-name="ce15" office:value-type="float" office:value="170">
            <text:p>170</text:p>
          </table:table-cell>
          <table:table-cell table:formula="of:=[.F118]/[.E118]" office:value-type="float" office:value="0.097757331799885">
            <text:p>0,10</text:p>
          </table:table-cell>
          <table:table-cell table:style-name="ce15" office:value-type="float" office:value="3425">
            <text:p>3425</text:p>
          </table:table-cell>
          <table:table-cell table:style-name="ce15" office:value-type="float" office:value="820">
            <text:p>820</text:p>
          </table:table-cell>
          <table:table-cell table:formula="of:=[.I118]/[.H118]" office:value-type="float" office:value="0.239416058394161">
            <text:p>0,24</text:p>
          </table:table-cell>
          <table:table-cell table:style-name="ce15" office:value-type="float" office:value="3486">
            <text:p>3486</text:p>
          </table:table-cell>
          <table:table-cell table:style-name="ce15" office:value-type="float" office:value="-721">
            <text:p>-721</text:p>
          </table:table-cell>
          <table:table-cell table:formula="of:=[.L118]/[.K118]" office:value-type="float" office:value="-0.206827309236948">
            <text:p>-0,21</text:p>
          </table:table-cell>
          <table:table-cell table:formula="of:=[.B118]+[.H118]" office:value-type="float" office:value="5147">
            <text:p>5147</text:p>
          </table:table-cell>
          <table:table-cell table:formula="of:=[.C118]+[.I118]" office:value-type="float" office:value="822">
            <text:p>822</text:p>
          </table:table-cell>
          <table:table-cell table:style-name="ce16" table:formula="of:=[.O118]/[.N118]" office:value-type="float" office:value="0.159704682339227">
            <text:p>0,16</text:p>
          </table:table-cell>
          <table:table-cell table:formula="of:=[.E118]+[.K118]" office:value-type="float" office:value="5225">
            <text:p>5225</text:p>
          </table:table-cell>
          <table:table-cell table:formula="of:=[.F118]+[.L118]" office:value-type="float" office:value="-551">
            <text:p>-551</text:p>
          </table:table-cell>
          <table:table-cell table:style-name="ce16" table:formula="of:=[.R118]/[.Q118]" office:value-type="float" office:value="-0.105454545454545">
            <text:p>-0,11</text:p>
          </table:table-cell>
          <table:table-cell table:style-name="ce16" table:formula="of:=[.P118]" office:value-type="float" office:value="0.159704682339227">
            <text:p>0,16</text:p>
          </table:table-cell>
          <table:table-cell table:style-name="ce16" table:formula="of:=[.S118]" office:value-type="float" office:value="-0.105454545454545">
            <text:p>-0,11</text:p>
          </table:table-cell>
          <table:table-cell/>
        </table:table-row>
        <table:table-row table:style-name="ro2">
          <table:table-cell office:value-type="string">
            <text:p>97s</text:p>
          </table:table-cell>
          <table:table-cell table:style-name="ce15" office:value-type="float" office:value="561">
            <text:p>561</text:p>
          </table:table-cell>
          <table:table-cell table:style-name="ce15" office:value-type="float" office:value="339">
            <text:p>339</text:p>
          </table:table-cell>
          <table:table-cell table:formula="of:=[.C119]/[.B119]" office:value-type="float" office:value="0.60427807486631">
            <text:p>0,60</text:p>
          </table:table-cell>
          <table:table-cell table:style-name="ce15" office:value-type="float" office:value="600">
            <text:p>600</text:p>
          </table:table-cell>
          <table:table-cell table:style-name="ce15" office:value-type="float" office:value="161.5">
            <text:p>162</text:p>
          </table:table-cell>
          <table:table-cell table:formula="of:=[.F119]/[.E119]" office:value-type="float" office:value="0.269166666666667">
            <text:p>0,27</text:p>
          </table:table-cell>
          <table:table-cell table:style-name="ce15" office:value-type="float" office:value="1154">
            <text:p>1154</text:p>
          </table:table-cell>
          <table:table-cell table:style-name="ce15" office:value-type="float" office:value="103">
            <text:p>103</text:p>
          </table:table-cell>
          <table:table-cell table:formula="of:=[.I119]/[.H119]" office:value-type="float" office:value="0.0892547660311958">
            <text:p>0,09</text:p>
          </table:table-cell>
          <table:table-cell table:style-name="ce15" office:value-type="float" office:value="1151">
            <text:p>1151</text:p>
          </table:table-cell>
          <table:table-cell table:style-name="ce15" office:value-type="float" office:value="-80.5">
            <text:p>-81</text:p>
          </table:table-cell>
          <table:table-cell table:formula="of:=[.L119]/[.K119]" office:value-type="float" office:value="-0.0699391833188532">
            <text:p>-0,07</text:p>
          </table:table-cell>
          <table:table-cell table:formula="of:=[.B119]+[.H119]" office:value-type="float" office:value="1715">
            <text:p>1715</text:p>
          </table:table-cell>
          <table:table-cell table:formula="of:=[.C119]+[.I119]" office:value-type="float" office:value="442">
            <text:p>442</text:p>
          </table:table-cell>
          <table:table-cell table:style-name="ce16" table:formula="of:=[.O119]/[.N119]" office:value-type="float" office:value="0.257725947521866">
            <text:p>0,26</text:p>
          </table:table-cell>
          <table:table-cell table:formula="of:=[.E119]+[.K119]" office:value-type="float" office:value="1751">
            <text:p>1751</text:p>
          </table:table-cell>
          <table:table-cell table:formula="of:=[.F119]+[.L119]" office:value-type="float" office:value="81">
            <text:p>81</text:p>
          </table:table-cell>
          <table:table-cell table:style-name="ce16" table:formula="of:=[.R119]/[.Q119]" office:value-type="float" office:value="0.0462592804111936">
            <text:p>0,05</text:p>
          </table:table-cell>
          <table:table-cell table:style-name="ce16" table:formula="of:=[.P119]" office:value-type="float" office:value="0.257725947521866">
            <text:p>0,26</text:p>
          </table:table-cell>
          <table:table-cell table:style-name="ce16" table:formula="of:=[.S119]" office:value-type="float" office:value="0.0462592804111936">
            <text:p>0,05</text:p>
          </table:table-cell>
          <table:table-cell/>
        </table:table-row>
        <table:table-row table:style-name="ro2">
          <table:table-cell office:value-type="string">
            <text:p>97o</text:p>
          </table:table-cell>
          <table:table-cell table:style-name="ce15" office:value-type="float" office:value="1742">
            <text:p>1742</text:p>
          </table:table-cell>
          <table:table-cell table:style-name="ce15" office:value-type="float" office:value="170">
            <text:p>170</text:p>
          </table:table-cell>
          <table:table-cell table:formula="of:=[.C120]/[.B120]" office:value-type="float" office:value="0.0975889781859931">
            <text:p>0,10</text:p>
          </table:table-cell>
          <table:table-cell table:style-name="ce15" office:value-type="float" office:value="1810">
            <text:p>1810</text:p>
          </table:table-cell>
          <table:table-cell table:style-name="ce15" office:value-type="float" office:value="-471.5">
            <text:p>-472</text:p>
          </table:table-cell>
          <table:table-cell table:formula="of:=[.F120]/[.E120]" office:value-type="float" office:value="-0.260497237569061">
            <text:p>-0,26</text:p>
          </table:table-cell>
          <table:table-cell table:style-name="ce15" office:value-type="float" office:value="3451">
            <text:p>3451</text:p>
          </table:table-cell>
          <table:table-cell table:style-name="ce15" office:value-type="float" office:value="26">
            <text:p>26</text:p>
          </table:table-cell>
          <table:table-cell table:formula="of:=[.I120]/[.H120]" office:value-type="float" office:value="0.00753404810199942">
            <text:p>0,01</text:p>
          </table:table-cell>
          <table:table-cell table:style-name="ce15" office:value-type="float" office:value="3504">
            <text:p>3504</text:p>
          </table:table-cell>
          <table:table-cell table:style-name="ce15" office:value-type="float" office:value="-355">
            <text:p>-355</text:p>
          </table:table-cell>
          <table:table-cell table:formula="of:=[.L120]/[.K120]" office:value-type="float" office:value="-0.101312785388128">
            <text:p>-0,10</text:p>
          </table:table-cell>
          <table:table-cell table:formula="of:=[.B120]+[.H120]" office:value-type="float" office:value="5193">
            <text:p>5193</text:p>
          </table:table-cell>
          <table:table-cell table:formula="of:=[.C120]+[.I120]" office:value-type="float" office:value="196">
            <text:p>196</text:p>
          </table:table-cell>
          <table:table-cell table:style-name="ce16" table:formula="of:=[.O120]/[.N120]" office:value-type="float" office:value="0.0377431157327171">
            <text:p>0,04</text:p>
          </table:table-cell>
          <table:table-cell table:formula="of:=[.E120]+[.K120]" office:value-type="float" office:value="5314">
            <text:p>5314</text:p>
          </table:table-cell>
          <table:table-cell table:formula="of:=[.F120]+[.L120]" office:value-type="float" office:value="-826.5">
            <text:p>-826,5</text:p>
          </table:table-cell>
          <table:table-cell table:style-name="ce16" table:formula="of:=[.R120]/[.Q120]" office:value-type="float" office:value="-0.155532555513737">
            <text:p>-0,16</text:p>
          </table:table-cell>
          <table:table-cell table:style-name="ce16" table:formula="of:=[.P120]" office:value-type="float" office:value="0.0377431157327171">
            <text:p>0,04</text:p>
          </table:table-cell>
          <table:table-cell table:style-name="ce16" table:formula="of:=[.S120]" office:value-type="float" office:value="-0.155532555513737">
            <text:p>-0,16</text:p>
          </table:table-cell>
          <table:table-cell/>
        </table:table-row>
        <table:table-row table:style-name="ro2">
          <table:table-cell office:value-type="string">
            <text:p>96s</text:p>
          </table:table-cell>
          <table:table-cell table:style-name="ce15" office:value-type="float" office:value="619">
            <text:p>619</text:p>
          </table:table-cell>
          <table:table-cell table:style-name="ce15" office:value-type="float" office:value="232">
            <text:p>232</text:p>
          </table:table-cell>
          <table:table-cell table:formula="of:=[.C121]/[.B121]" office:value-type="float" office:value="0.374798061389338">
            <text:p>0,37</text:p>
          </table:table-cell>
          <table:table-cell table:style-name="ce15" office:value-type="float" office:value="598">
            <text:p>598</text:p>
          </table:table-cell>
          <table:table-cell table:style-name="ce15" office:value-type="float" office:value="145.5">
            <text:p>146</text:p>
          </table:table-cell>
          <table:table-cell table:formula="of:=[.F121]/[.E121]" office:value-type="float" office:value="0.243311036789298">
            <text:p>0,24</text:p>
          </table:table-cell>
          <table:table-cell table:style-name="ce15" office:value-type="float" office:value="1169">
            <text:p>1169</text:p>
          </table:table-cell>
          <table:table-cell table:style-name="ce15" office:value-type="float" office:value="-467">
            <text:p>-467</text:p>
          </table:table-cell>
          <table:table-cell table:formula="of:=[.I121]/[.H121]" office:value-type="float" office:value="-0.399486740804106">
            <text:p>-0,40</text:p>
          </table:table-cell>
          <table:table-cell table:style-name="ce15" office:value-type="float" office:value="1104">
            <text:p>1104</text:p>
          </table:table-cell>
          <table:table-cell table:style-name="ce15" office:value-type="float" office:value="-225.5">
            <text:p>-226</text:p>
          </table:table-cell>
          <table:table-cell table:formula="of:=[.L121]/[.K121]" office:value-type="float" office:value="-0.204257246376812">
            <text:p>-0,20</text:p>
          </table:table-cell>
          <table:table-cell table:formula="of:=[.B121]+[.H121]" office:value-type="float" office:value="1788">
            <text:p>1788</text:p>
          </table:table-cell>
          <table:table-cell table:formula="of:=[.C121]+[.I121]" office:value-type="float" office:value="-235">
            <text:p>-235</text:p>
          </table:table-cell>
          <table:table-cell table:style-name="ce16" table:formula="of:=[.O121]/[.N121]" office:value-type="float" office:value="-0.131431767337808">
            <text:p>-0,13</text:p>
          </table:table-cell>
          <table:table-cell table:formula="of:=[.E121]+[.K121]" office:value-type="float" office:value="1702">
            <text:p>1702</text:p>
          </table:table-cell>
          <table:table-cell table:formula="of:=[.F121]+[.L121]" office:value-type="float" office:value="-80">
            <text:p>-80</text:p>
          </table:table-cell>
          <table:table-cell table:style-name="ce16" table:formula="of:=[.R121]/[.Q121]" office:value-type="float" office:value="-0.0470035252643948">
            <text:p>-0,05</text:p>
          </table:table-cell>
          <table:table-cell table:style-name="ce16" table:formula="of:=[.P121]" office:value-type="float" office:value="-0.131431767337808">
            <text:p>-0,13</text:p>
          </table:table-cell>
          <table:table-cell table:style-name="ce16" table:formula="of:=[.S121]" office:value-type="float" office:value="-0.0470035252643948">
            <text:p>-0,05</text:p>
          </table:table-cell>
          <table:table-cell/>
        </table:table-row>
        <table:table-row table:style-name="ro2">
          <table:table-cell office:value-type="string">
            <text:p>96o</text:p>
          </table:table-cell>
          <table:table-cell office:value-type="float" office:value="1815">
            <text:p>1815</text:p>
          </table:table-cell>
          <table:table-cell office:value-type="float" office:value="-907.5">
            <text:p>-907,5</text:p>
          </table:table-cell>
          <table:table-cell table:style-name="ce18" table:formula="of:=[.C122]/[.B122]" office:value-type="float" office:value="-0.5">
            <text:p>-0,50</text:p>
          </table:table-cell>
          <table:table-cell office:value-type="float" office:value="1701">
            <text:p>1701</text:p>
          </table:table-cell>
          <table:table-cell office:value-type="float" office:value="-1258.5">
            <text:p>-1258,5</text:p>
          </table:table-cell>
          <table:table-cell table:style-name="ce18" table:formula="of:=[.F122]/[.E122]" office:value-type="float" office:value="-0.739858906525573">
            <text:p>-0,74</text:p>
          </table:table-cell>
          <table:table-cell office:value-type="float" office:value="3464">
            <text:p>3464</text:p>
          </table:table-cell>
          <table:table-cell office:value-type="float" office:value="-1732">
            <text:p>-1732</text:p>
          </table:table-cell>
          <table:table-cell table:style-name="ce18" table:formula="of:=[.I122]/[.H122]" office:value-type="float" office:value="-0.5">
            <text:p>-0,50</text:p>
          </table:table-cell>
          <table:table-cell office:value-type="float" office:value="3482">
            <text:p>3482</text:p>
          </table:table-cell>
          <table:table-cell office:value-type="float" office:value="-1459">
            <text:p>-1459</text:p>
          </table:table-cell>
          <table:table-cell table:style-name="ce18" table:formula="of:=[.L122]/[.K122]" office:value-type="float" office:value="-0.419012062033314">
            <text:p>-0,42</text:p>
          </table:table-cell>
          <table:table-cell table:formula="of:=[.B122]+[.H122]" office:value-type="float" office:value="5279">
            <text:p>5279</text:p>
          </table:table-cell>
          <table:table-cell table:formula="of:=[.C122]+[.I122]" office:value-type="float" office:value="-2639.5">
            <text:p>-2639,5</text:p>
          </table:table-cell>
          <table:table-cell table:style-name="ce16" table:formula="of:=[.O122]/[.N122]" office:value-type="float" office:value="-0.5">
            <text:p>-0,50</text:p>
          </table:table-cell>
          <table:table-cell table:formula="of:=[.E122]+[.K122]" office:value-type="float" office:value="5183">
            <text:p>5183</text:p>
          </table:table-cell>
          <table:table-cell table:formula="of:=[.F122]+[.L122]" office:value-type="float" office:value="-2717.5">
            <text:p>-2717,5</text:p>
          </table:table-cell>
          <table:table-cell table:style-name="ce16" table:formula="of:=[.R122]/[.Q122]" office:value-type="float" office:value="-0.524310245031835">
            <text:p>-0,52</text:p>
          </table:table-cell>
          <table:table-cell table:style-name="ce16" table:formula="of:=[.P122]" office:value-type="float" office:value="-0.5">
            <text:p>-0,50</text:p>
          </table:table-cell>
          <table:table-cell table:style-name="ce16" table:formula="of:=[.S122]" office:value-type="float" office:value="-0.524310245031835">
            <text:p>-0,52</text:p>
          </table:table-cell>
          <table:table-cell/>
        </table:table-row>
        <table:table-row table:style-name="ro2">
          <table:table-cell office:value-type="string">
            <text:p>95s</text:p>
          </table:table-cell>
          <table:table-cell table:style-name="ce15" office:value-type="float" office:value="582">
            <text:p>582</text:p>
          </table:table-cell>
          <table:table-cell table:style-name="ce15" office:value-type="float" office:value="8">
            <text:p>8</text:p>
          </table:table-cell>
          <table:table-cell table:formula="of:=[.C123]/[.B123]" office:value-type="float" office:value="0.013745704467354">
            <text:p>0,01</text:p>
          </table:table-cell>
          <table:table-cell table:style-name="ce15" office:value-type="float" office:value="561">
            <text:p>561</text:p>
          </table:table-cell>
          <table:table-cell table:style-name="ce15" office:value-type="float" office:value="-214">
            <text:p>-214</text:p>
          </table:table-cell>
          <table:table-cell table:formula="of:=[.F123]/[.E123]" office:value-type="float" office:value="-0.381461675579323">
            <text:p>-0,38</text:p>
          </table:table-cell>
          <table:table-cell table:style-name="ce15" office:value-type="float" office:value="1162">
            <text:p>1162</text:p>
          </table:table-cell>
          <table:table-cell table:style-name="ce15" office:value-type="float" office:value="-232">
            <text:p>-232</text:p>
          </table:table-cell>
          <table:table-cell table:formula="of:=[.I123]/[.H123]" office:value-type="float" office:value="-0.199655765920826">
            <text:p>-0,20</text:p>
          </table:table-cell>
          <table:table-cell table:style-name="ce15" office:value-type="float" office:value="1110">
            <text:p>1110</text:p>
          </table:table-cell>
          <table:table-cell table:style-name="ce15" office:value-type="float" office:value="46.5">
            <text:p>47</text:p>
          </table:table-cell>
          <table:table-cell table:formula="of:=[.L123]/[.K123]" office:value-type="float" office:value="0.0418918918918919">
            <text:p>0,04</text:p>
          </table:table-cell>
          <table:table-cell table:formula="of:=[.B123]+[.H123]" office:value-type="float" office:value="1744">
            <text:p>1744</text:p>
          </table:table-cell>
          <table:table-cell table:formula="of:=[.C123]+[.I123]" office:value-type="float" office:value="-224">
            <text:p>-224</text:p>
          </table:table-cell>
          <table:table-cell table:style-name="ce16" table:formula="of:=[.O123]/[.N123]" office:value-type="float" office:value="-0.128440366972477">
            <text:p>-0,13</text:p>
          </table:table-cell>
          <table:table-cell table:formula="of:=[.E123]+[.K123]" office:value-type="float" office:value="1671">
            <text:p>1671</text:p>
          </table:table-cell>
          <table:table-cell table:formula="of:=[.F123]+[.L123]" office:value-type="float" office:value="-167.5">
            <text:p>-167,5</text:p>
          </table:table-cell>
          <table:table-cell table:style-name="ce16" table:formula="of:=[.R123]/[.Q123]" office:value-type="float" office:value="-0.100239377618193">
            <text:p>-0,10</text:p>
          </table:table-cell>
          <table:table-cell table:style-name="ce16" table:formula="of:=[.P123]" office:value-type="float" office:value="-0.128440366972477">
            <text:p>-0,13</text:p>
          </table:table-cell>
          <table:table-cell table:style-name="ce16" table:formula="of:=[.S123]" office:value-type="float" office:value="-0.100239377618193">
            <text:p>-0,10</text:p>
          </table:table-cell>
          <table:table-cell/>
        </table:table-row>
        <table:table-row table:style-name="ro2">
          <table:table-cell office:value-type="string">
            <text:p>95o</text:p>
          </table:table-cell>
          <table:table-cell office:value-type="float" office:value="1770">
            <text:p>1770</text:p>
          </table:table-cell>
          <table:table-cell office:value-type="float" office:value="-885">
            <text:p>-885</text:p>
          </table:table-cell>
          <table:table-cell table:style-name="ce18" table:formula="of:=[.C124]/[.B124]" office:value-type="float" office:value="-0.5">
            <text:p>-0,50</text:p>
          </table:table-cell>
          <table:table-cell office:value-type="float" office:value="1747">
            <text:p>1747</text:p>
          </table:table-cell>
          <table:table-cell office:value-type="float" office:value="-1164">
            <text:p>-1164</text:p>
          </table:table-cell>
          <table:table-cell table:style-name="ce18" table:formula="of:=[.F124]/[.E124]" office:value-type="float" office:value="-0.666285060103034">
            <text:p>-0,67</text:p>
          </table:table-cell>
          <table:table-cell office:value-type="float" office:value="3514">
            <text:p>3514</text:p>
          </table:table-cell>
          <table:table-cell office:value-type="float" office:value="-1757">
            <text:p>-1757</text:p>
          </table:table-cell>
          <table:table-cell table:style-name="ce18" table:formula="of:=[.I124]/[.H124]" office:value-type="float" office:value="-0.5">
            <text:p>-0,50</text:p>
          </table:table-cell>
          <table:table-cell office:value-type="float" office:value="3429">
            <text:p>3429</text:p>
          </table:table-cell>
          <table:table-cell office:value-type="float" office:value="-2586.5">
            <text:p>-2586,5</text:p>
          </table:table-cell>
          <table:table-cell table:style-name="ce18" table:formula="of:=[.L124]/[.K124]" office:value-type="float" office:value="-0.754301545640128">
            <text:p>-0,75</text:p>
          </table:table-cell>
          <table:table-cell table:formula="of:=[.B124]+[.H124]" office:value-type="float" office:value="5284">
            <text:p>5284</text:p>
          </table:table-cell>
          <table:table-cell table:formula="of:=[.C124]+[.I124]" office:value-type="float" office:value="-2642">
            <text:p>-2642</text:p>
          </table:table-cell>
          <table:table-cell table:style-name="ce16" table:formula="of:=[.O124]/[.N124]" office:value-type="float" office:value="-0.5">
            <text:p>-0,50</text:p>
          </table:table-cell>
          <table:table-cell table:formula="of:=[.E124]+[.K124]" office:value-type="float" office:value="5176">
            <text:p>5176</text:p>
          </table:table-cell>
          <table:table-cell table:formula="of:=[.F124]+[.L124]" office:value-type="float" office:value="-3750.5">
            <text:p>-3750,5</text:p>
          </table:table-cell>
          <table:table-cell table:style-name="ce16" table:formula="of:=[.R124]/[.Q124]" office:value-type="float" office:value="-0.7245942812983">
            <text:p>-0,72</text:p>
          </table:table-cell>
          <table:table-cell table:style-name="ce16" table:formula="of:=[.P124]" office:value-type="float" office:value="-0.5">
            <text:p>-0,50</text:p>
          </table:table-cell>
          <table:table-cell table:style-name="ce16" table:formula="of:=[.S124]" office:value-type="float" office:value="-0.7245942812983">
            <text:p>-0,72</text:p>
          </table:table-cell>
          <table:table-cell/>
        </table:table-row>
        <table:table-row table:style-name="ro2">
          <table:table-cell office:value-type="string">
            <text:p>94s</text:p>
          </table:table-cell>
          <table:table-cell office:value-type="float" office:value="604">
            <text:p>604</text:p>
          </table:table-cell>
          <table:table-cell office:value-type="float" office:value="-302">
            <text:p>-302</text:p>
          </table:table-cell>
          <table:table-cell table:style-name="ce18" table:formula="of:=[.C125]/[.B125]" office:value-type="float" office:value="-0.5">
            <text:p>-0,50</text:p>
          </table:table-cell>
          <table:table-cell office:value-type="float" office:value="605">
            <text:p>605</text:p>
          </table:table-cell>
          <table:table-cell office:value-type="float" office:value="-37.5">
            <text:p>-37,5</text:p>
          </table:table-cell>
          <table:table-cell table:style-name="ce18" table:formula="of:=[.F125]/[.E125]" office:value-type="float" office:value="-0.0619834710743802">
            <text:p>-0,06</text:p>
          </table:table-cell>
          <table:table-cell office:value-type="float" office:value="1185">
            <text:p>1185</text:p>
          </table:table-cell>
          <table:table-cell office:value-type="float" office:value="-592.5">
            <text:p>-592,5</text:p>
          </table:table-cell>
          <table:table-cell table:style-name="ce18" table:formula="of:=[.I125]/[.H125]" office:value-type="float" office:value="-0.5">
            <text:p>-0,50</text:p>
          </table:table-cell>
          <table:table-cell office:value-type="float" office:value="1130">
            <text:p>1130</text:p>
          </table:table-cell>
          <table:table-cell office:value-type="float" office:value="-800">
            <text:p>-800</text:p>
          </table:table-cell>
          <table:table-cell table:style-name="ce18" table:formula="of:=[.L125]/[.K125]" office:value-type="float" office:value="-0.707964601769911">
            <text:p>-0,71</text:p>
          </table:table-cell>
          <table:table-cell table:formula="of:=[.B125]+[.H125]" office:value-type="float" office:value="1789">
            <text:p>1789</text:p>
          </table:table-cell>
          <table:table-cell table:formula="of:=[.C125]+[.I125]" office:value-type="float" office:value="-894.5">
            <text:p>-894,5</text:p>
          </table:table-cell>
          <table:table-cell table:style-name="ce16" table:formula="of:=[.O125]/[.N125]" office:value-type="float" office:value="-0.5">
            <text:p>-0,50</text:p>
          </table:table-cell>
          <table:table-cell table:formula="of:=[.E125]+[.K125]" office:value-type="float" office:value="1735">
            <text:p>1735</text:p>
          </table:table-cell>
          <table:table-cell table:formula="of:=[.F125]+[.L125]" office:value-type="float" office:value="-837.5">
            <text:p>-837,5</text:p>
          </table:table-cell>
          <table:table-cell table:style-name="ce16" table:formula="of:=[.R125]/[.Q125]" office:value-type="float" office:value="-0.482708933717579">
            <text:p>-0,48</text:p>
          </table:table-cell>
          <table:table-cell table:style-name="ce16" table:formula="of:=[.P125]" office:value-type="float" office:value="-0.5">
            <text:p>-0,50</text:p>
          </table:table-cell>
          <table:table-cell table:style-name="ce16" table:formula="of:=[.S125]" office:value-type="float" office:value="-0.482708933717579">
            <text:p>-0,48</text:p>
          </table:table-cell>
          <table:table-cell/>
        </table:table-row>
        <table:table-row table:style-name="ro2">
          <table:table-cell office:value-type="string">
            <text:p>94o</text:p>
          </table:table-cell>
          <table:table-cell office:value-type="float" office:value="1734">
            <text:p>1734</text:p>
          </table:table-cell>
          <table:table-cell office:value-type="float" office:value="-867">
            <text:p>-867</text:p>
          </table:table-cell>
          <table:table-cell table:style-name="ce18" table:formula="of:=[.C126]/[.B126]" office:value-type="float" office:value="-0.5">
            <text:p>-0,50</text:p>
          </table:table-cell>
          <table:table-cell office:value-type="float" office:value="1694">
            <text:p>1694</text:p>
          </table:table-cell>
          <table:table-cell office:value-type="float" office:value="-1277">
            <text:p>-1277</text:p>
          </table:table-cell>
          <table:table-cell table:style-name="ce18" table:formula="of:=[.F126]/[.E126]" office:value-type="float" office:value="-0.75383707201889">
            <text:p>-0,75</text:p>
          </table:table-cell>
          <table:table-cell office:value-type="float" office:value="3354">
            <text:p>3354</text:p>
          </table:table-cell>
          <table:table-cell office:value-type="float" office:value="-1677">
            <text:p>-1677</text:p>
          </table:table-cell>
          <table:table-cell table:style-name="ce18" table:formula="of:=[.I126]/[.H126]" office:value-type="float" office:value="-0.5">
            <text:p>-0,50</text:p>
          </table:table-cell>
          <table:table-cell office:value-type="float" office:value="3547">
            <text:p>3547</text:p>
          </table:table-cell>
          <table:table-cell office:value-type="float" office:value="-2520">
            <text:p>-2520</text:p>
          </table:table-cell>
          <table:table-cell table:style-name="ce18" table:formula="of:=[.L126]/[.K126]" office:value-type="float" office:value="-0.710459543276008">
            <text:p>-0,71</text:p>
          </table:table-cell>
          <table:table-cell table:formula="of:=[.B126]+[.H126]" office:value-type="float" office:value="5088">
            <text:p>5088</text:p>
          </table:table-cell>
          <table:table-cell table:formula="of:=[.C126]+[.I126]" office:value-type="float" office:value="-2544">
            <text:p>-2544</text:p>
          </table:table-cell>
          <table:table-cell table:style-name="ce16" table:formula="of:=[.O126]/[.N126]" office:value-type="float" office:value="-0.5">
            <text:p>-0,50</text:p>
          </table:table-cell>
          <table:table-cell table:formula="of:=[.E126]+[.K126]" office:value-type="float" office:value="5241">
            <text:p>5241</text:p>
          </table:table-cell>
          <table:table-cell table:formula="of:=[.F126]+[.L126]" office:value-type="float" office:value="-3797">
            <text:p>-3797</text:p>
          </table:table-cell>
          <table:table-cell table:style-name="ce16" table:formula="of:=[.R126]/[.Q126]" office:value-type="float" office:value="-0.72448006105705">
            <text:p>-0,72</text:p>
          </table:table-cell>
          <table:table-cell table:style-name="ce16" table:formula="of:=[.P126]" office:value-type="float" office:value="-0.5">
            <text:p>-0,50</text:p>
          </table:table-cell>
          <table:table-cell table:style-name="ce16" table:formula="of:=[.S126]" office:value-type="float" office:value="-0.72448006105705">
            <text:p>-0,72</text:p>
          </table:table-cell>
          <table:table-cell/>
        </table:table-row>
        <table:table-row table:style-name="ro2">
          <table:table-cell office:value-type="string">
            <text:p>93s</text:p>
          </table:table-cell>
          <table:table-cell office:value-type="float" office:value="549">
            <text:p>549</text:p>
          </table:table-cell>
          <table:table-cell office:value-type="float" office:value="-274.5">
            <text:p>-274,5</text:p>
          </table:table-cell>
          <table:table-cell table:style-name="ce18" table:formula="of:=[.C127]/[.B127]" office:value-type="float" office:value="-0.5">
            <text:p>-0,50</text:p>
          </table:table-cell>
          <table:table-cell office:value-type="float" office:value="557">
            <text:p>557</text:p>
          </table:table-cell>
          <table:table-cell office:value-type="float" office:value="-390">
            <text:p>-390</text:p>
          </table:table-cell>
          <table:table-cell table:style-name="ce18" table:formula="of:=[.F127]/[.E127]" office:value-type="float" office:value="-0.700179533213645">
            <text:p>-0,70</text:p>
          </table:table-cell>
          <table:table-cell office:value-type="float" office:value="1117">
            <text:p>1117</text:p>
          </table:table-cell>
          <table:table-cell office:value-type="float" office:value="-558.5">
            <text:p>-558,5</text:p>
          </table:table-cell>
          <table:table-cell table:style-name="ce18" table:formula="of:=[.I127]/[.H127]" office:value-type="float" office:value="-0.5">
            <text:p>-0,50</text:p>
          </table:table-cell>
          <table:table-cell office:value-type="float" office:value="1169">
            <text:p>1169</text:p>
          </table:table-cell>
          <table:table-cell office:value-type="float" office:value="-829">
            <text:p>-829</text:p>
          </table:table-cell>
          <table:table-cell table:style-name="ce18" table:formula="of:=[.L127]/[.K127]" office:value-type="float" office:value="-0.709153122326775">
            <text:p>-0,71</text:p>
          </table:table-cell>
          <table:table-cell table:formula="of:=[.B127]+[.H127]" office:value-type="float" office:value="1666">
            <text:p>1666</text:p>
          </table:table-cell>
          <table:table-cell table:formula="of:=[.C127]+[.I127]" office:value-type="float" office:value="-833">
            <text:p>-833</text:p>
          </table:table-cell>
          <table:table-cell table:style-name="ce16" table:formula="of:=[.O127]/[.N127]" office:value-type="float" office:value="-0.5">
            <text:p>-0,50</text:p>
          </table:table-cell>
          <table:table-cell table:formula="of:=[.E127]+[.K127]" office:value-type="float" office:value="1726">
            <text:p>1726</text:p>
          </table:table-cell>
          <table:table-cell table:formula="of:=[.F127]+[.L127]" office:value-type="float" office:value="-1219">
            <text:p>-1219</text:p>
          </table:table-cell>
          <table:table-cell table:style-name="ce16" table:formula="of:=[.R127]/[.Q127]" office:value-type="float" office:value="-0.706257242178447">
            <text:p>-0,71</text:p>
          </table:table-cell>
          <table:table-cell table:style-name="ce16" table:formula="of:=[.P127]" office:value-type="float" office:value="-0.5">
            <text:p>-0,50</text:p>
          </table:table-cell>
          <table:table-cell table:style-name="ce16" table:formula="of:=[.S127]" office:value-type="float" office:value="-0.706257242178447">
            <text:p>-0,71</text:p>
          </table:table-cell>
          <table:table-cell/>
        </table:table-row>
        <table:table-row table:style-name="ro2">
          <table:table-cell office:value-type="string">
            <text:p>93o</text:p>
          </table:table-cell>
          <table:table-cell office:value-type="float" office:value="1725">
            <text:p>1725</text:p>
          </table:table-cell>
          <table:table-cell office:value-type="float" office:value="-862.5">
            <text:p>-862,5</text:p>
          </table:table-cell>
          <table:table-cell table:style-name="ce18" table:formula="of:=[.C128]/[.B128]" office:value-type="float" office:value="-0.5">
            <text:p>-0,50</text:p>
          </table:table-cell>
          <table:table-cell office:value-type="float" office:value="1727">
            <text:p>1727</text:p>
          </table:table-cell>
          <table:table-cell office:value-type="float" office:value="-1236.5">
            <text:p>-1236,5</text:p>
          </table:table-cell>
          <table:table-cell table:style-name="ce18" table:formula="of:=[.F128]/[.E128]" office:value-type="float" office:value="-0.715981470758541">
            <text:p>-0,72</text:p>
          </table:table-cell>
          <table:table-cell office:value-type="float" office:value="3478">
            <text:p>3478</text:p>
          </table:table-cell>
          <table:table-cell office:value-type="float" office:value="-1739">
            <text:p>-1739</text:p>
          </table:table-cell>
          <table:table-cell table:style-name="ce18" table:formula="of:=[.I128]/[.H128]" office:value-type="float" office:value="-0.5">
            <text:p>-0,50</text:p>
          </table:table-cell>
          <table:table-cell office:value-type="float" office:value="3402">
            <text:p>3402</text:p>
          </table:table-cell>
          <table:table-cell office:value-type="float" office:value="-2576.5">
            <text:p>-2576,5</text:p>
          </table:table-cell>
          <table:table-cell table:style-name="ce18" table:formula="of:=[.L128]/[.K128]" office:value-type="float" office:value="-0.75734861845973">
            <text:p>-0,76</text:p>
          </table:table-cell>
          <table:table-cell table:formula="of:=[.B128]+[.H128]" office:value-type="float" office:value="5203">
            <text:p>5203</text:p>
          </table:table-cell>
          <table:table-cell table:formula="of:=[.C128]+[.I128]" office:value-type="float" office:value="-2601.5">
            <text:p>-2601,5</text:p>
          </table:table-cell>
          <table:table-cell table:style-name="ce16" table:formula="of:=[.O128]/[.N128]" office:value-type="float" office:value="-0.5">
            <text:p>-0,50</text:p>
          </table:table-cell>
          <table:table-cell table:formula="of:=[.E128]+[.K128]" office:value-type="float" office:value="5129">
            <text:p>5129</text:p>
          </table:table-cell>
          <table:table-cell table:formula="of:=[.F128]+[.L128]" office:value-type="float" office:value="-3813">
            <text:p>-3813</text:p>
          </table:table-cell>
          <table:table-cell table:style-name="ce16" table:formula="of:=[.R128]/[.Q128]" office:value-type="float" office:value="-0.74341976993566">
            <text:p>-0,74</text:p>
          </table:table-cell>
          <table:table-cell table:style-name="ce16" table:formula="of:=[.P128]" office:value-type="float" office:value="-0.5">
            <text:p>-0,50</text:p>
          </table:table-cell>
          <table:table-cell table:style-name="ce16" table:formula="of:=[.S128]" office:value-type="float" office:value="-0.74341976993566">
            <text:p>-0,74</text:p>
          </table:table-cell>
          <table:table-cell/>
        </table:table-row>
        <table:table-row table:style-name="ro2">
          <table:table-cell office:value-type="string">
            <text:p>92s</text:p>
          </table:table-cell>
          <table:table-cell office:value-type="float" office:value="576">
            <text:p>576</text:p>
          </table:table-cell>
          <table:table-cell office:value-type="float" office:value="-288">
            <text:p>-288</text:p>
          </table:table-cell>
          <table:table-cell table:style-name="ce18" table:formula="of:=[.C129]/[.B129]" office:value-type="float" office:value="-0.5">
            <text:p>-0,50</text:p>
          </table:table-cell>
          <table:table-cell office:value-type="float" office:value="528">
            <text:p>528</text:p>
          </table:table-cell>
          <table:table-cell office:value-type="float" office:value="-350">
            <text:p>-350</text:p>
          </table:table-cell>
          <table:table-cell table:style-name="ce18" table:formula="of:=[.F129]/[.E129]" office:value-type="float" office:value="-0.662878787878788">
            <text:p>-0,66</text:p>
          </table:table-cell>
          <table:table-cell office:value-type="float" office:value="1069">
            <text:p>1069</text:p>
          </table:table-cell>
          <table:table-cell office:value-type="float" office:value="-534.5">
            <text:p>-534,5</text:p>
          </table:table-cell>
          <table:table-cell table:style-name="ce18" table:formula="of:=[.I129]/[.H129]" office:value-type="float" office:value="-0.5">
            <text:p>-0,50</text:p>
          </table:table-cell>
          <table:table-cell office:value-type="float" office:value="1086">
            <text:p>1086</text:p>
          </table:table-cell>
          <table:table-cell office:value-type="float" office:value="-883.5">
            <text:p>-883,5</text:p>
          </table:table-cell>
          <table:table-cell table:style-name="ce18" table:formula="of:=[.L129]/[.K129]" office:value-type="float" office:value="-0.81353591160221">
            <text:p>-0,81</text:p>
          </table:table-cell>
          <table:table-cell table:formula="of:=[.B129]+[.H129]" office:value-type="float" office:value="1645">
            <text:p>1645</text:p>
          </table:table-cell>
          <table:table-cell table:formula="of:=[.C129]+[.I129]" office:value-type="float" office:value="-822.5">
            <text:p>-822,5</text:p>
          </table:table-cell>
          <table:table-cell table:style-name="ce16" table:formula="of:=[.O129]/[.N129]" office:value-type="float" office:value="-0.5">
            <text:p>-0,50</text:p>
          </table:table-cell>
          <table:table-cell table:formula="of:=[.E129]+[.K129]" office:value-type="float" office:value="1614">
            <text:p>1614</text:p>
          </table:table-cell>
          <table:table-cell table:formula="of:=[.F129]+[.L129]" office:value-type="float" office:value="-1233.5">
            <text:p>-1233,5</text:p>
          </table:table-cell>
          <table:table-cell table:style-name="ce16" table:formula="of:=[.R129]/[.Q129]" office:value-type="float" office:value="-0.764250309789343">
            <text:p>-0,76</text:p>
          </table:table-cell>
          <table:table-cell table:style-name="ce16" table:formula="of:=[.P129]" office:value-type="float" office:value="-0.5">
            <text:p>-0,50</text:p>
          </table:table-cell>
          <table:table-cell table:style-name="ce16" table:formula="of:=[.S129]" office:value-type="float" office:value="-0.764250309789343">
            <text:p>-0,76</text:p>
          </table:table-cell>
          <table:table-cell/>
        </table:table-row>
        <table:table-row table:style-name="ro2">
          <table:table-cell office:value-type="string">
            <text:p>92o</text:p>
          </table:table-cell>
          <table:table-cell office:value-type="float" office:value="1789">
            <text:p>1789</text:p>
          </table:table-cell>
          <table:table-cell office:value-type="float" office:value="-894.5">
            <text:p>-894,5</text:p>
          </table:table-cell>
          <table:table-cell table:style-name="ce18" table:formula="of:=[.C130]/[.B130]" office:value-type="float" office:value="-0.5">
            <text:p>-0,50</text:p>
          </table:table-cell>
          <table:table-cell office:value-type="float" office:value="1736">
            <text:p>1736</text:p>
          </table:table-cell>
          <table:table-cell office:value-type="float" office:value="-1427.5">
            <text:p>-1427,5</text:p>
          </table:table-cell>
          <table:table-cell table:style-name="ce18" table:formula="of:=[.F130]/[.E130]" office:value-type="float" office:value="-0.822292626728111">
            <text:p>-0,82</text:p>
          </table:table-cell>
          <table:table-cell office:value-type="float" office:value="3450">
            <text:p>3450</text:p>
          </table:table-cell>
          <table:table-cell office:value-type="float" office:value="-1725">
            <text:p>-1725</text:p>
          </table:table-cell>
          <table:table-cell table:style-name="ce18" table:formula="of:=[.I130]/[.H130]" office:value-type="float" office:value="-0.5">
            <text:p>-0,50</text:p>
          </table:table-cell>
          <table:table-cell office:value-type="float" office:value="3488">
            <text:p>3488</text:p>
          </table:table-cell>
          <table:table-cell office:value-type="float" office:value="-2649.5">
            <text:p>-2649,5</text:p>
          </table:table-cell>
          <table:table-cell table:style-name="ce18" table:formula="of:=[.L130]/[.K130]" office:value-type="float" office:value="-0.759604357798165">
            <text:p>-0,76</text:p>
          </table:table-cell>
          <table:table-cell table:formula="of:=[.B130]+[.H130]" office:value-type="float" office:value="5239">
            <text:p>5239</text:p>
          </table:table-cell>
          <table:table-cell table:formula="of:=[.C130]+[.I130]" office:value-type="float" office:value="-2619.5">
            <text:p>-2619,5</text:p>
          </table:table-cell>
          <table:table-cell table:style-name="ce16" table:formula="of:=[.O130]/[.N130]" office:value-type="float" office:value="-0.5">
            <text:p>-0,50</text:p>
          </table:table-cell>
          <table:table-cell table:formula="of:=[.E130]+[.K130]" office:value-type="float" office:value="5224">
            <text:p>5224</text:p>
          </table:table-cell>
          <table:table-cell table:formula="of:=[.F130]+[.L130]" office:value-type="float" office:value="-4077">
            <text:p>-4077</text:p>
          </table:table-cell>
          <table:table-cell table:style-name="ce16" table:formula="of:=[.R130]/[.Q130]" office:value-type="float" office:value="-0.780436447166922">
            <text:p>-0,78</text:p>
          </table:table-cell>
          <table:table-cell table:style-name="ce16" table:formula="of:=[.P130]" office:value-type="float" office:value="-0.5">
            <text:p>-0,50</text:p>
          </table:table-cell>
          <table:table-cell table:style-name="ce16" table:formula="of:=[.S130]" office:value-type="float" office:value="-0.780436447166922">
            <text:p>-0,78</text:p>
          </table:table-cell>
          <table:table-cell/>
        </table:table-row>
        <table:table-row table:style-name="ro2">
          <table:table-cell office:value-type="string">
            <text:p>87s</text:p>
          </table:table-cell>
          <table:table-cell table:style-name="ce15" office:value-type="float" office:value="565">
            <text:p>565</text:p>
          </table:table-cell>
          <table:table-cell table:style-name="ce15" office:value-type="float" office:value="134">
            <text:p>134</text:p>
          </table:table-cell>
          <table:table-cell table:formula="of:=[.C131]/[.B131]" office:value-type="float" office:value="0.23716814159292">
            <text:p>0,24</text:p>
          </table:table-cell>
          <table:table-cell table:style-name="ce15" office:value-type="float" office:value="548">
            <text:p>548</text:p>
          </table:table-cell>
          <table:table-cell table:style-name="ce15" office:value-type="float" office:value="245">
            <text:p>245</text:p>
          </table:table-cell>
          <table:table-cell table:formula="of:=[.F131]/[.E131]" office:value-type="float" office:value="0.447080291970803">
            <text:p>0,45</text:p>
          </table:table-cell>
          <table:table-cell table:style-name="ce15" office:value-type="float" office:value="1199">
            <text:p>1199</text:p>
          </table:table-cell>
          <table:table-cell table:style-name="ce15" office:value-type="float" office:value="510">
            <text:p>510</text:p>
          </table:table-cell>
          <table:table-cell table:formula="of:=[.I131]/[.H131]" office:value-type="float" office:value="0.42535446205171">
            <text:p>0,43</text:p>
          </table:table-cell>
          <table:table-cell table:style-name="ce15" office:value-type="float" office:value="1147">
            <text:p>1147</text:p>
          </table:table-cell>
          <table:table-cell table:style-name="ce15" office:value-type="float" office:value="274">
            <text:p>274</text:p>
          </table:table-cell>
          <table:table-cell table:formula="of:=[.L131]/[.K131]" office:value-type="float" office:value="0.238884045335658">
            <text:p>0,24</text:p>
          </table:table-cell>
          <table:table-cell table:formula="of:=[.B131]+[.H131]" office:value-type="float" office:value="1764">
            <text:p>1764</text:p>
          </table:table-cell>
          <table:table-cell table:formula="of:=[.C131]+[.I131]" office:value-type="float" office:value="644">
            <text:p>644</text:p>
          </table:table-cell>
          <table:table-cell table:style-name="ce16" table:formula="of:=[.O131]/[.N131]" office:value-type="float" office:value="0.365079365079365">
            <text:p>0,37</text:p>
          </table:table-cell>
          <table:table-cell table:formula="of:=[.E131]+[.K131]" office:value-type="float" office:value="1695">
            <text:p>1695</text:p>
          </table:table-cell>
          <table:table-cell table:formula="of:=[.F131]+[.L131]" office:value-type="float" office:value="519">
            <text:p>519</text:p>
          </table:table-cell>
          <table:table-cell table:style-name="ce16" table:formula="of:=[.R131]/[.Q131]" office:value-type="float" office:value="0.306194690265487">
            <text:p>0,31</text:p>
          </table:table-cell>
          <table:table-cell table:style-name="ce16" table:formula="of:=[.P131]" office:value-type="float" office:value="0.365079365079365">
            <text:p>0,37</text:p>
          </table:table-cell>
          <table:table-cell table:style-name="ce16" table:formula="of:=[.S131]" office:value-type="float" office:value="0.306194690265487">
            <text:p>0,31</text:p>
          </table:table-cell>
          <table:table-cell/>
        </table:table-row>
        <table:table-row table:style-name="ro2">
          <table:table-cell office:value-type="string">
            <text:p>87o</text:p>
          </table:table-cell>
          <table:table-cell table:style-name="ce15" office:value-type="float" office:value="1748">
            <text:p>1748</text:p>
          </table:table-cell>
          <table:table-cell table:style-name="ce15" office:value-type="float" office:value="-125">
            <text:p>-125</text:p>
          </table:table-cell>
          <table:table-cell table:formula="of:=[.C132]/[.B132]" office:value-type="float" office:value="-0.0715102974828375">
            <text:p>-0,07</text:p>
          </table:table-cell>
          <table:table-cell table:style-name="ce15" office:value-type="float" office:value="1754">
            <text:p>1754</text:p>
          </table:table-cell>
          <table:table-cell table:style-name="ce15" office:value-type="float" office:value="-498.5">
            <text:p>-499</text:p>
          </table:table-cell>
          <table:table-cell table:formula="of:=[.F132]/[.E132]" office:value-type="float" office:value="-0.284207525655644">
            <text:p>-0,28</text:p>
          </table:table-cell>
          <table:table-cell table:style-name="ce15" office:value-type="float" office:value="3452">
            <text:p>3452</text:p>
          </table:table-cell>
          <table:table-cell table:style-name="ce15" office:value-type="float" office:value="438">
            <text:p>438</text:p>
          </table:table-cell>
          <table:table-cell table:formula="of:=[.I132]/[.H132]" office:value-type="float" office:value="0.126882966396292">
            <text:p>0,13</text:p>
          </table:table-cell>
          <table:table-cell table:style-name="ce15" office:value-type="float" office:value="3534">
            <text:p>3534</text:p>
          </table:table-cell>
          <table:table-cell table:style-name="ce15" office:value-type="float" office:value="-408.5">
            <text:p>-409</text:p>
          </table:table-cell>
          <table:table-cell table:formula="of:=[.L132]/[.K132]" office:value-type="float" office:value="-0.115591397849462">
            <text:p>-0,12</text:p>
          </table:table-cell>
          <table:table-cell table:formula="of:=[.B132]+[.H132]" office:value-type="float" office:value="5200">
            <text:p>5200</text:p>
          </table:table-cell>
          <table:table-cell table:formula="of:=[.C132]+[.I132]" office:value-type="float" office:value="313">
            <text:p>313</text:p>
          </table:table-cell>
          <table:table-cell table:style-name="ce16" table:formula="of:=[.O132]/[.N132]" office:value-type="float" office:value="0.0601923076923077">
            <text:p>0,06</text:p>
          </table:table-cell>
          <table:table-cell table:formula="of:=[.E132]+[.K132]" office:value-type="float" office:value="5288">
            <text:p>5288</text:p>
          </table:table-cell>
          <table:table-cell table:formula="of:=[.F132]+[.L132]" office:value-type="float" office:value="-907">
            <text:p>-907</text:p>
          </table:table-cell>
          <table:table-cell table:style-name="ce16" table:formula="of:=[.R132]/[.Q132]" office:value-type="float" office:value="-0.171520423600605">
            <text:p>-0,17</text:p>
          </table:table-cell>
          <table:table-cell table:style-name="ce16" table:formula="of:=[.P132]" office:value-type="float" office:value="0.0601923076923077">
            <text:p>0,06</text:p>
          </table:table-cell>
          <table:table-cell table:style-name="ce16" table:formula="of:=[.S132]" office:value-type="float" office:value="-0.171520423600605">
            <text:p>-0,17</text:p>
          </table:table-cell>
          <table:table-cell/>
        </table:table-row>
        <table:table-row table:style-name="ro2">
          <table:table-cell office:value-type="string">
            <text:p>86s</text:p>
          </table:table-cell>
          <table:table-cell table:style-name="ce15" office:value-type="float" office:value="593">
            <text:p>593</text:p>
          </table:table-cell>
          <table:table-cell table:style-name="ce15" office:value-type="float" office:value="-6">
            <text:p>-6</text:p>
          </table:table-cell>
          <table:table-cell table:formula="of:=[.C133]/[.B133]" office:value-type="float" office:value="-0.0101180438448567">
            <text:p>-0,01</text:p>
          </table:table-cell>
          <table:table-cell table:style-name="ce15" office:value-type="float" office:value="590">
            <text:p>590</text:p>
          </table:table-cell>
          <table:table-cell table:style-name="ce15" office:value-type="float" office:value="73">
            <text:p>73</text:p>
          </table:table-cell>
          <table:table-cell table:formula="of:=[.F133]/[.E133]" office:value-type="float" office:value="0.123728813559322">
            <text:p>0,12</text:p>
          </table:table-cell>
          <table:table-cell table:style-name="ce15" office:value-type="float" office:value="1172">
            <text:p>1172</text:p>
          </table:table-cell>
          <table:table-cell table:style-name="ce15" office:value-type="float" office:value="73">
            <text:p>73</text:p>
          </table:table-cell>
          <table:table-cell table:formula="of:=[.I133]/[.H133]" office:value-type="float" office:value="0.0622866894197952">
            <text:p>0,06</text:p>
          </table:table-cell>
          <table:table-cell table:style-name="ce15" office:value-type="float" office:value="1153">
            <text:p>1153</text:p>
          </table:table-cell>
          <table:table-cell table:style-name="ce15" office:value-type="float" office:value="-108">
            <text:p>-108</text:p>
          </table:table-cell>
          <table:table-cell table:formula="of:=[.L133]/[.K133]" office:value-type="float" office:value="-0.0936686903729401">
            <text:p>-0,09</text:p>
          </table:table-cell>
          <table:table-cell table:formula="of:=[.B133]+[.H133]" office:value-type="float" office:value="1765">
            <text:p>1765</text:p>
          </table:table-cell>
          <table:table-cell table:formula="of:=[.C133]+[.I133]" office:value-type="float" office:value="67">
            <text:p>67</text:p>
          </table:table-cell>
          <table:table-cell table:style-name="ce16" table:formula="of:=[.O133]/[.N133]" office:value-type="float" office:value="0.0379603399433428">
            <text:p>0,04</text:p>
          </table:table-cell>
          <table:table-cell table:formula="of:=[.E133]+[.K133]" office:value-type="float" office:value="1743">
            <text:p>1743</text:p>
          </table:table-cell>
          <table:table-cell table:formula="of:=[.F133]+[.L133]" office:value-type="float" office:value="-35">
            <text:p>-35</text:p>
          </table:table-cell>
          <table:table-cell table:style-name="ce16" table:formula="of:=[.R133]/[.Q133]" office:value-type="float" office:value="-0.0200803212851406">
            <text:p>-0,02</text:p>
          </table:table-cell>
          <table:table-cell table:style-name="ce16" table:formula="of:=[.P133]" office:value-type="float" office:value="0.0379603399433428">
            <text:p>0,04</text:p>
          </table:table-cell>
          <table:table-cell table:style-name="ce16" table:formula="of:=[.S133]" office:value-type="float" office:value="-0.0200803212851406">
            <text:p>-0,02</text:p>
          </table:table-cell>
          <table:table-cell/>
        </table:table-row>
        <table:table-row table:style-name="ro2">
          <table:table-cell office:value-type="string">
            <text:p>86o</text:p>
          </table:table-cell>
          <table:table-cell office:value-type="float" office:value="1747">
            <text:p>1747</text:p>
          </table:table-cell>
          <table:table-cell office:value-type="float" office:value="-873.5">
            <text:p>-873,5</text:p>
          </table:table-cell>
          <table:table-cell table:style-name="ce18" table:formula="of:=[.C134]/[.B134]" office:value-type="float" office:value="-0.5">
            <text:p>-0,50</text:p>
          </table:table-cell>
          <table:table-cell office:value-type="float" office:value="1733">
            <text:p>1733</text:p>
          </table:table-cell>
          <table:table-cell office:value-type="float" office:value="-1160">
            <text:p>-1160</text:p>
          </table:table-cell>
          <table:table-cell table:style-name="ce18" table:formula="of:=[.F134]/[.E134]" office:value-type="float" office:value="-0.66935949221004">
            <text:p>-0,67</text:p>
          </table:table-cell>
          <table:table-cell office:value-type="float" office:value="3498">
            <text:p>3498</text:p>
          </table:table-cell>
          <table:table-cell office:value-type="float" office:value="-1749">
            <text:p>-1749</text:p>
          </table:table-cell>
          <table:table-cell table:style-name="ce18" table:formula="of:=[.I134]/[.H134]" office:value-type="float" office:value="-0.5">
            <text:p>-0,50</text:p>
          </table:table-cell>
          <table:table-cell office:value-type="float" office:value="3476">
            <text:p>3476</text:p>
          </table:table-cell>
          <table:table-cell office:value-type="float" office:value="-1701.5">
            <text:p>-1701,5</text:p>
          </table:table-cell>
          <table:table-cell table:style-name="ce18" table:formula="of:=[.L134]/[.K134]" office:value-type="float" office:value="-0.489499424626007">
            <text:p>-0,49</text:p>
          </table:table-cell>
          <table:table-cell table:formula="of:=[.B134]+[.H134]" office:value-type="float" office:value="5245">
            <text:p>5245</text:p>
          </table:table-cell>
          <table:table-cell table:formula="of:=[.C134]+[.I134]" office:value-type="float" office:value="-2622.5">
            <text:p>-2622,5</text:p>
          </table:table-cell>
          <table:table-cell table:style-name="ce16" table:formula="of:=[.O134]/[.N134]" office:value-type="float" office:value="-0.5">
            <text:p>-0,50</text:p>
          </table:table-cell>
          <table:table-cell table:formula="of:=[.E134]+[.K134]" office:value-type="float" office:value="5209">
            <text:p>5209</text:p>
          </table:table-cell>
          <table:table-cell table:formula="of:=[.F134]+[.L134]" office:value-type="float" office:value="-2861.5">
            <text:p>-2861,5</text:p>
          </table:table-cell>
          <table:table-cell table:style-name="ce16" table:formula="of:=[.R134]/[.Q134]" office:value-type="float" office:value="-0.549337684776349">
            <text:p>-0,55</text:p>
          </table:table-cell>
          <table:table-cell table:style-name="ce16" table:formula="of:=[.P134]" office:value-type="float" office:value="-0.5">
            <text:p>-0,50</text:p>
          </table:table-cell>
          <table:table-cell table:style-name="ce16" table:formula="of:=[.S134]" office:value-type="float" office:value="-0.549337684776349">
            <text:p>-0,55</text:p>
          </table:table-cell>
          <table:table-cell/>
        </table:table-row>
        <table:table-row table:style-name="ro2">
          <table:table-cell office:value-type="string">
            <text:p>85s</text:p>
          </table:table-cell>
          <table:table-cell table:style-name="ce15" office:value-type="float" office:value="599">
            <text:p>599</text:p>
          </table:table-cell>
          <table:table-cell table:style-name="ce15" office:value-type="float" office:value="43">
            <text:p>43</text:p>
          </table:table-cell>
          <table:table-cell table:formula="of:=[.C135]/[.B135]" office:value-type="float" office:value="0.0717863105175292">
            <text:p>0,07</text:p>
          </table:table-cell>
          <table:table-cell table:style-name="ce15" office:value-type="float" office:value="557">
            <text:p>557</text:p>
          </table:table-cell>
          <table:table-cell table:style-name="ce15" office:value-type="float" office:value="-3.5">
            <text:p>-4</text:p>
          </table:table-cell>
          <table:table-cell table:formula="of:=[.F135]/[.E135]" office:value-type="float" office:value="-0.00628366247755835">
            <text:p>-0,01</text:p>
          </table:table-cell>
          <table:table-cell table:style-name="ce15" office:value-type="float" office:value="1163">
            <text:p>1163</text:p>
          </table:table-cell>
          <table:table-cell table:style-name="ce15" office:value-type="float" office:value="-279">
            <text:p>-279</text:p>
          </table:table-cell>
          <table:table-cell table:formula="of:=[.I135]/[.H135]" office:value-type="float" office:value="-0.239896818572657">
            <text:p>-0,24</text:p>
          </table:table-cell>
          <table:table-cell table:style-name="ce15" office:value-type="float" office:value="1129">
            <text:p>1129</text:p>
          </table:table-cell>
          <table:table-cell table:style-name="ce15" office:value-type="float" office:value="-157.5">
            <text:p>-158</text:p>
          </table:table-cell>
          <table:table-cell table:formula="of:=[.L135]/[.K135]" office:value-type="float" office:value="-0.139503985828167">
            <text:p>-0,14</text:p>
          </table:table-cell>
          <table:table-cell table:formula="of:=[.B135]+[.H135]" office:value-type="float" office:value="1762">
            <text:p>1762</text:p>
          </table:table-cell>
          <table:table-cell table:formula="of:=[.C135]+[.I135]" office:value-type="float" office:value="-236">
            <text:p>-236</text:p>
          </table:table-cell>
          <table:table-cell table:style-name="ce16" table:formula="of:=[.O135]/[.N135]" office:value-type="float" office:value="-0.133938706015891">
            <text:p>-0,13</text:p>
          </table:table-cell>
          <table:table-cell table:formula="of:=[.E135]+[.K135]" office:value-type="float" office:value="1686">
            <text:p>1686</text:p>
          </table:table-cell>
          <table:table-cell table:formula="of:=[.F135]+[.L135]" office:value-type="float" office:value="-161">
            <text:p>-161</text:p>
          </table:table-cell>
          <table:table-cell table:style-name="ce16" table:formula="of:=[.R135]/[.Q135]" office:value-type="float" office:value="-0.0954922894424674">
            <text:p>-0,10</text:p>
          </table:table-cell>
          <table:table-cell table:style-name="ce16" table:formula="of:=[.P135]" office:value-type="float" office:value="-0.133938706015891">
            <text:p>-0,13</text:p>
          </table:table-cell>
          <table:table-cell table:style-name="ce16" table:formula="of:=[.S135]" office:value-type="float" office:value="-0.0954922894424674">
            <text:p>-0,10</text:p>
          </table:table-cell>
          <table:table-cell/>
        </table:table-row>
        <table:table-row table:style-name="ro2">
          <table:table-cell office:value-type="string">
            <text:p>85o</text:p>
          </table:table-cell>
          <table:table-cell office:value-type="float" office:value="1692">
            <text:p>1692</text:p>
          </table:table-cell>
          <table:table-cell office:value-type="float" office:value="-846">
            <text:p>-846</text:p>
          </table:table-cell>
          <table:table-cell table:style-name="ce18" table:formula="of:=[.C136]/[.B136]" office:value-type="float" office:value="-0.5">
            <text:p>-0,50</text:p>
          </table:table-cell>
          <table:table-cell office:value-type="float" office:value="1804">
            <text:p>1804</text:p>
          </table:table-cell>
          <table:table-cell office:value-type="float" office:value="-1267">
            <text:p>-1267</text:p>
          </table:table-cell>
          <table:table-cell table:style-name="ce18" table:formula="of:=[.F136]/[.E136]" office:value-type="float" office:value="-0.702328159645233">
            <text:p>-0,70</text:p>
          </table:table-cell>
          <table:table-cell office:value-type="float" office:value="3465">
            <text:p>3465</text:p>
          </table:table-cell>
          <table:table-cell office:value-type="float" office:value="-1732.5">
            <text:p>-1732,5</text:p>
          </table:table-cell>
          <table:table-cell table:style-name="ce18" table:formula="of:=[.I136]/[.H136]" office:value-type="float" office:value="-0.5">
            <text:p>-0,50</text:p>
          </table:table-cell>
          <table:table-cell office:value-type="float" office:value="3458">
            <text:p>3458</text:p>
          </table:table-cell>
          <table:table-cell office:value-type="float" office:value="-2430">
            <text:p>-2430</text:p>
          </table:table-cell>
          <table:table-cell table:style-name="ce18" table:formula="of:=[.L136]/[.K136]" office:value-type="float" office:value="-0.702718334297282">
            <text:p>-0,70</text:p>
          </table:table-cell>
          <table:table-cell table:formula="of:=[.B136]+[.H136]" office:value-type="float" office:value="5157">
            <text:p>5157</text:p>
          </table:table-cell>
          <table:table-cell table:formula="of:=[.C136]+[.I136]" office:value-type="float" office:value="-2578.5">
            <text:p>-2578,5</text:p>
          </table:table-cell>
          <table:table-cell table:style-name="ce16" table:formula="of:=[.O136]/[.N136]" office:value-type="float" office:value="-0.5">
            <text:p>-0,50</text:p>
          </table:table-cell>
          <table:table-cell table:formula="of:=[.E136]+[.K136]" office:value-type="float" office:value="5262">
            <text:p>5262</text:p>
          </table:table-cell>
          <table:table-cell table:formula="of:=[.F136]+[.L136]" office:value-type="float" office:value="-3697">
            <text:p>-3697</text:p>
          </table:table-cell>
          <table:table-cell table:style-name="ce16" table:formula="of:=[.R136]/[.Q136]" office:value-type="float" office:value="-0.702584568605093">
            <text:p>-0,70</text:p>
          </table:table-cell>
          <table:table-cell table:style-name="ce16" table:formula="of:=[.P136]" office:value-type="float" office:value="-0.5">
            <text:p>-0,50</text:p>
          </table:table-cell>
          <table:table-cell table:style-name="ce16" table:formula="of:=[.S136]" office:value-type="float" office:value="-0.702584568605093">
            <text:p>-0,70</text:p>
          </table:table-cell>
          <table:table-cell/>
        </table:table-row>
        <table:table-row table:style-name="ro2">
          <table:table-cell office:value-type="string">
            <text:p>84s</text:p>
          </table:table-cell>
          <table:table-cell office:value-type="float" office:value="612">
            <text:p>612</text:p>
          </table:table-cell>
          <table:table-cell office:value-type="float" office:value="-306">
            <text:p>-306</text:p>
          </table:table-cell>
          <table:table-cell table:style-name="ce18" table:formula="of:=[.C137]/[.B137]" office:value-type="float" office:value="-0.5">
            <text:p>-0,50</text:p>
          </table:table-cell>
          <table:table-cell office:value-type="float" office:value="613">
            <text:p>613</text:p>
          </table:table-cell>
          <table:table-cell office:value-type="float" office:value="-285.5">
            <text:p>-285,5</text:p>
          </table:table-cell>
          <table:table-cell table:style-name="ce18" table:formula="of:=[.F137]/[.E137]" office:value-type="float" office:value="-0.465742251223491">
            <text:p>-0,47</text:p>
          </table:table-cell>
          <table:table-cell office:value-type="float" office:value="1123">
            <text:p>1123</text:p>
          </table:table-cell>
          <table:table-cell office:value-type="float" office:value="-561.5">
            <text:p>-561,5</text:p>
          </table:table-cell>
          <table:table-cell table:style-name="ce18" table:formula="of:=[.I137]/[.H137]" office:value-type="float" office:value="-0.5">
            <text:p>-0,50</text:p>
          </table:table-cell>
          <table:table-cell office:value-type="float" office:value="1192">
            <text:p>1192</text:p>
          </table:table-cell>
          <table:table-cell office:value-type="float" office:value="-590.5">
            <text:p>-590,5</text:p>
          </table:table-cell>
          <table:table-cell table:style-name="ce18" table:formula="of:=[.L137]/[.K137]" office:value-type="float" office:value="-0.495385906040268">
            <text:p>-0,50</text:p>
          </table:table-cell>
          <table:table-cell table:formula="of:=[.B137]+[.H137]" office:value-type="float" office:value="1735">
            <text:p>1735</text:p>
          </table:table-cell>
          <table:table-cell table:formula="of:=[.C137]+[.I137]" office:value-type="float" office:value="-867.5">
            <text:p>-867,5</text:p>
          </table:table-cell>
          <table:table-cell table:style-name="ce16" table:formula="of:=[.O137]/[.N137]" office:value-type="float" office:value="-0.5">
            <text:p>-0,50</text:p>
          </table:table-cell>
          <table:table-cell table:formula="of:=[.E137]+[.K137]" office:value-type="float" office:value="1805">
            <text:p>1805</text:p>
          </table:table-cell>
          <table:table-cell table:formula="of:=[.F137]+[.L137]" office:value-type="float" office:value="-876">
            <text:p>-876</text:p>
          </table:table-cell>
          <table:table-cell table:style-name="ce16" table:formula="of:=[.R137]/[.Q137]" office:value-type="float" office:value="-0.485318559556787">
            <text:p>-0,49</text:p>
          </table:table-cell>
          <table:table-cell table:style-name="ce16" table:formula="of:=[.P137]" office:value-type="float" office:value="-0.5">
            <text:p>-0,50</text:p>
          </table:table-cell>
          <table:table-cell table:style-name="ce16" table:formula="of:=[.S137]" office:value-type="float" office:value="-0.485318559556787">
            <text:p>-0,49</text:p>
          </table:table-cell>
          <table:table-cell/>
        </table:table-row>
        <table:table-row table:style-name="ro2">
          <table:table-cell office:value-type="string">
            <text:p>84o</text:p>
          </table:table-cell>
          <table:table-cell office:value-type="float" office:value="1704">
            <text:p>1704</text:p>
          </table:table-cell>
          <table:table-cell office:value-type="float" office:value="-852">
            <text:p>-852</text:p>
          </table:table-cell>
          <table:table-cell table:style-name="ce18" table:formula="of:=[.C138]/[.B138]" office:value-type="float" office:value="-0.5">
            <text:p>-0,50</text:p>
          </table:table-cell>
          <table:table-cell office:value-type="float" office:value="1698">
            <text:p>1698</text:p>
          </table:table-cell>
          <table:table-cell office:value-type="float" office:value="-1443">
            <text:p>-1443</text:p>
          </table:table-cell>
          <table:table-cell table:style-name="ce18" table:formula="of:=[.F138]/[.E138]" office:value-type="float" office:value="-0.84982332155477">
            <text:p>-0,85</text:p>
          </table:table-cell>
          <table:table-cell office:value-type="float" office:value="3321">
            <text:p>3321</text:p>
          </table:table-cell>
          <table:table-cell office:value-type="float" office:value="-1660.5">
            <text:p>-1660,5</text:p>
          </table:table-cell>
          <table:table-cell table:style-name="ce18" table:formula="of:=[.I138]/[.H138]" office:value-type="float" office:value="-0.5">
            <text:p>-0,50</text:p>
          </table:table-cell>
          <table:table-cell office:value-type="float" office:value="3441">
            <text:p>3441</text:p>
          </table:table-cell>
          <table:table-cell office:value-type="float" office:value="-2470">
            <text:p>-2470</text:p>
          </table:table-cell>
          <table:table-cell table:style-name="ce18" table:formula="of:=[.L138]/[.K138]" office:value-type="float" office:value="-0.717814588782331">
            <text:p>-0,72</text:p>
          </table:table-cell>
          <table:table-cell table:formula="of:=[.B138]+[.H138]" office:value-type="float" office:value="5025">
            <text:p>5025</text:p>
          </table:table-cell>
          <table:table-cell table:formula="of:=[.C138]+[.I138]" office:value-type="float" office:value="-2512.5">
            <text:p>-2512,5</text:p>
          </table:table-cell>
          <table:table-cell table:style-name="ce16" table:formula="of:=[.O138]/[.N138]" office:value-type="float" office:value="-0.5">
            <text:p>-0,50</text:p>
          </table:table-cell>
          <table:table-cell table:formula="of:=[.E138]+[.K138]" office:value-type="float" office:value="5139">
            <text:p>5139</text:p>
          </table:table-cell>
          <table:table-cell table:formula="of:=[.F138]+[.L138]" office:value-type="float" office:value="-3913">
            <text:p>-3913</text:p>
          </table:table-cell>
          <table:table-cell table:style-name="ce16" table:formula="of:=[.R138]/[.Q138]" office:value-type="float" office:value="-0.761432185250049">
            <text:p>-0,76</text:p>
          </table:table-cell>
          <table:table-cell table:style-name="ce16" table:formula="of:=[.P138]" office:value-type="float" office:value="-0.5">
            <text:p>-0,50</text:p>
          </table:table-cell>
          <table:table-cell table:style-name="ce16" table:formula="of:=[.S138]" office:value-type="float" office:value="-0.761432185250049">
            <text:p>-0,76</text:p>
          </table:table-cell>
          <table:table-cell/>
        </table:table-row>
        <table:table-row table:style-name="ro2">
          <table:table-cell office:value-type="string">
            <text:p>83s</text:p>
          </table:table-cell>
          <table:table-cell office:value-type="float" office:value="573">
            <text:p>573</text:p>
          </table:table-cell>
          <table:table-cell office:value-type="float" office:value="-286.5">
            <text:p>-286,5</text:p>
          </table:table-cell>
          <table:table-cell table:style-name="ce18" table:formula="of:=[.C139]/[.B139]" office:value-type="float" office:value="-0.5">
            <text:p>-0,50</text:p>
          </table:table-cell>
          <table:table-cell office:value-type="float" office:value="564">
            <text:p>564</text:p>
          </table:table-cell>
          <table:table-cell office:value-type="float" office:value="-401.5">
            <text:p>-401,5</text:p>
          </table:table-cell>
          <table:table-cell table:style-name="ce18" table:formula="of:=[.F139]/[.E139]" office:value-type="float" office:value="-0.711879432624113">
            <text:p>-0,71</text:p>
          </table:table-cell>
          <table:table-cell office:value-type="float" office:value="1168">
            <text:p>1168</text:p>
          </table:table-cell>
          <table:table-cell office:value-type="float" office:value="-584">
            <text:p>-584</text:p>
          </table:table-cell>
          <table:table-cell table:style-name="ce18" table:formula="of:=[.I139]/[.H139]" office:value-type="float" office:value="-0.5">
            <text:p>-0,50</text:p>
          </table:table-cell>
          <table:table-cell office:value-type="float" office:value="1145">
            <text:p>1145</text:p>
          </table:table-cell>
          <table:table-cell office:value-type="float" office:value="-870">
            <text:p>-870</text:p>
          </table:table-cell>
          <table:table-cell table:style-name="ce18" table:formula="of:=[.L139]/[.K139]" office:value-type="float" office:value="-0.759825327510917">
            <text:p>-0,76</text:p>
          </table:table-cell>
          <table:table-cell table:formula="of:=[.B139]+[.H139]" office:value-type="float" office:value="1741">
            <text:p>1741</text:p>
          </table:table-cell>
          <table:table-cell table:formula="of:=[.C139]+[.I139]" office:value-type="float" office:value="-870.5">
            <text:p>-870,5</text:p>
          </table:table-cell>
          <table:table-cell table:style-name="ce16" table:formula="of:=[.O139]/[.N139]" office:value-type="float" office:value="-0.5">
            <text:p>-0,50</text:p>
          </table:table-cell>
          <table:table-cell table:formula="of:=[.E139]+[.K139]" office:value-type="float" office:value="1709">
            <text:p>1709</text:p>
          </table:table-cell>
          <table:table-cell table:formula="of:=[.F139]+[.L139]" office:value-type="float" office:value="-1271.5">
            <text:p>-1271,5</text:p>
          </table:table-cell>
          <table:table-cell table:style-name="ce16" table:formula="of:=[.R139]/[.Q139]" office:value-type="float" office:value="-0.744002340550029">
            <text:p>-0,74</text:p>
          </table:table-cell>
          <table:table-cell table:style-name="ce16" table:formula="of:=[.P139]" office:value-type="float" office:value="-0.5">
            <text:p>-0,50</text:p>
          </table:table-cell>
          <table:table-cell table:style-name="ce16" table:formula="of:=[.S139]" office:value-type="float" office:value="-0.744002340550029">
            <text:p>-0,74</text:p>
          </table:table-cell>
          <table:table-cell/>
        </table:table-row>
        <table:table-row table:style-name="ro2">
          <table:table-cell office:value-type="string">
            <text:p>83o</text:p>
          </table:table-cell>
          <table:table-cell office:value-type="float" office:value="1724">
            <text:p>1724</text:p>
          </table:table-cell>
          <table:table-cell office:value-type="float" office:value="-862">
            <text:p>-862</text:p>
          </table:table-cell>
          <table:table-cell table:style-name="ce18" table:formula="of:=[.C140]/[.B140]" office:value-type="float" office:value="-0.5">
            <text:p>-0,50</text:p>
          </table:table-cell>
          <table:table-cell office:value-type="float" office:value="1700">
            <text:p>1700</text:p>
          </table:table-cell>
          <table:table-cell office:value-type="float" office:value="-1211.5">
            <text:p>-1211,5</text:p>
          </table:table-cell>
          <table:table-cell table:style-name="ce18" table:formula="of:=[.F140]/[.E140]" office:value-type="float" office:value="-0.712647058823529">
            <text:p>-0,71</text:p>
          </table:table-cell>
          <table:table-cell office:value-type="float" office:value="3429">
            <text:p>3429</text:p>
          </table:table-cell>
          <table:table-cell office:value-type="float" office:value="-1714.5">
            <text:p>-1714,5</text:p>
          </table:table-cell>
          <table:table-cell table:style-name="ce18" table:formula="of:=[.I140]/[.H140]" office:value-type="float" office:value="-0.5">
            <text:p>-0,50</text:p>
          </table:table-cell>
          <table:table-cell office:value-type="float" office:value="3485">
            <text:p>3485</text:p>
          </table:table-cell>
          <table:table-cell office:value-type="float" office:value="-2522">
            <text:p>-2522</text:p>
          </table:table-cell>
          <table:table-cell table:style-name="ce18" table:formula="of:=[.L140]/[.K140]" office:value-type="float" office:value="-0.723672883787661">
            <text:p>-0,72</text:p>
          </table:table-cell>
          <table:table-cell table:formula="of:=[.B140]+[.H140]" office:value-type="float" office:value="5153">
            <text:p>5153</text:p>
          </table:table-cell>
          <table:table-cell table:formula="of:=[.C140]+[.I140]" office:value-type="float" office:value="-2576.5">
            <text:p>-2576,5</text:p>
          </table:table-cell>
          <table:table-cell table:style-name="ce16" table:formula="of:=[.O140]/[.N140]" office:value-type="float" office:value="-0.5">
            <text:p>-0,50</text:p>
          </table:table-cell>
          <table:table-cell table:formula="of:=[.E140]+[.K140]" office:value-type="float" office:value="5185">
            <text:p>5185</text:p>
          </table:table-cell>
          <table:table-cell table:formula="of:=[.F140]+[.L140]" office:value-type="float" office:value="-3733.5">
            <text:p>-3733,5</text:p>
          </table:table-cell>
          <table:table-cell table:style-name="ce16" table:formula="of:=[.R140]/[.Q140]" office:value-type="float" office:value="-0.720057859209257">
            <text:p>-0,72</text:p>
          </table:table-cell>
          <table:table-cell table:style-name="ce16" table:formula="of:=[.P140]" office:value-type="float" office:value="-0.5">
            <text:p>-0,50</text:p>
          </table:table-cell>
          <table:table-cell table:style-name="ce16" table:formula="of:=[.S140]" office:value-type="float" office:value="-0.720057859209257">
            <text:p>-0,72</text:p>
          </table:table-cell>
          <table:table-cell/>
        </table:table-row>
        <table:table-row table:style-name="ro2">
          <table:table-cell office:value-type="string">
            <text:p>82s</text:p>
          </table:table-cell>
          <table:table-cell office:value-type="float" office:value="599">
            <text:p>599</text:p>
          </table:table-cell>
          <table:table-cell office:value-type="float" office:value="-299.5">
            <text:p>-299,5</text:p>
          </table:table-cell>
          <table:table-cell table:style-name="ce18" table:formula="of:=[.C141]/[.B141]" office:value-type="float" office:value="-0.5">
            <text:p>-0,50</text:p>
          </table:table-cell>
          <table:table-cell office:value-type="float" office:value="596">
            <text:p>596</text:p>
          </table:table-cell>
          <table:table-cell office:value-type="float" office:value="-448.5">
            <text:p>-448,5</text:p>
          </table:table-cell>
          <table:table-cell table:style-name="ce18" table:formula="of:=[.F141]/[.E141]" office:value-type="float" office:value="-0.75251677852349">
            <text:p>-0,75</text:p>
          </table:table-cell>
          <table:table-cell office:value-type="float" office:value="1168">
            <text:p>1168</text:p>
          </table:table-cell>
          <table:table-cell office:value-type="float" office:value="-584">
            <text:p>-584</text:p>
          </table:table-cell>
          <table:table-cell table:style-name="ce18" table:formula="of:=[.I141]/[.H141]" office:value-type="float" office:value="-0.5">
            <text:p>-0,50</text:p>
          </table:table-cell>
          <table:table-cell office:value-type="float" office:value="1129">
            <text:p>1129</text:p>
          </table:table-cell>
          <table:table-cell office:value-type="float" office:value="-730">
            <text:p>-730</text:p>
          </table:table-cell>
          <table:table-cell table:style-name="ce18" table:formula="of:=[.L141]/[.K141]" office:value-type="float" office:value="-0.646589902568645">
            <text:p>-0,65</text:p>
          </table:table-cell>
          <table:table-cell table:formula="of:=[.B141]+[.H141]" office:value-type="float" office:value="1767">
            <text:p>1767</text:p>
          </table:table-cell>
          <table:table-cell table:formula="of:=[.C141]+[.I141]" office:value-type="float" office:value="-883.5">
            <text:p>-883,5</text:p>
          </table:table-cell>
          <table:table-cell table:style-name="ce16" table:formula="of:=[.O141]/[.N141]" office:value-type="float" office:value="-0.5">
            <text:p>-0,50</text:p>
          </table:table-cell>
          <table:table-cell table:formula="of:=[.E141]+[.K141]" office:value-type="float" office:value="1725">
            <text:p>1725</text:p>
          </table:table-cell>
          <table:table-cell table:formula="of:=[.F141]+[.L141]" office:value-type="float" office:value="-1178.5">
            <text:p>-1178,5</text:p>
          </table:table-cell>
          <table:table-cell table:style-name="ce16" table:formula="of:=[.R141]/[.Q141]" office:value-type="float" office:value="-0.683188405797101">
            <text:p>-0,68</text:p>
          </table:table-cell>
          <table:table-cell table:style-name="ce16" table:formula="of:=[.P141]" office:value-type="float" office:value="-0.5">
            <text:p>-0,50</text:p>
          </table:table-cell>
          <table:table-cell table:style-name="ce16" table:formula="of:=[.S141]" office:value-type="float" office:value="-0.683188405797101">
            <text:p>-0,68</text:p>
          </table:table-cell>
          <table:table-cell/>
        </table:table-row>
        <table:table-row table:style-name="ro2">
          <table:table-cell office:value-type="string">
            <text:p>82o</text:p>
          </table:table-cell>
          <table:table-cell office:value-type="float" office:value="1707">
            <text:p>1707</text:p>
          </table:table-cell>
          <table:table-cell office:value-type="float" office:value="-853.5">
            <text:p>-853,5</text:p>
          </table:table-cell>
          <table:table-cell table:style-name="ce18" table:formula="of:=[.C142]/[.B142]" office:value-type="float" office:value="-0.5">
            <text:p>-0,50</text:p>
          </table:table-cell>
          <table:table-cell office:value-type="float" office:value="1747">
            <text:p>1747</text:p>
          </table:table-cell>
          <table:table-cell office:value-type="float" office:value="-1248">
            <text:p>-1248</text:p>
          </table:table-cell>
          <table:table-cell table:style-name="ce18" table:formula="of:=[.F142]/[.E142]" office:value-type="float" office:value="-0.714367487120778">
            <text:p>-0,71</text:p>
          </table:table-cell>
          <table:table-cell office:value-type="float" office:value="3510">
            <text:p>3510</text:p>
          </table:table-cell>
          <table:table-cell office:value-type="float" office:value="-1755">
            <text:p>-1755</text:p>
          </table:table-cell>
          <table:table-cell table:style-name="ce18" table:formula="of:=[.I142]/[.H142]" office:value-type="float" office:value="-0.5">
            <text:p>-0,50</text:p>
          </table:table-cell>
          <table:table-cell office:value-type="float" office:value="3425">
            <text:p>3425</text:p>
          </table:table-cell>
          <table:table-cell office:value-type="float" office:value="-2666.5">
            <text:p>-2666,5</text:p>
          </table:table-cell>
          <table:table-cell table:style-name="ce18" table:formula="of:=[.L142]/[.K142]" office:value-type="float" office:value="-0.778540145985401">
            <text:p>-0,78</text:p>
          </table:table-cell>
          <table:table-cell table:formula="of:=[.B142]+[.H142]" office:value-type="float" office:value="5217">
            <text:p>5217</text:p>
          </table:table-cell>
          <table:table-cell table:formula="of:=[.C142]+[.I142]" office:value-type="float" office:value="-2608.5">
            <text:p>-2608,5</text:p>
          </table:table-cell>
          <table:table-cell table:style-name="ce16" table:formula="of:=[.O142]/[.N142]" office:value-type="float" office:value="-0.5">
            <text:p>-0,50</text:p>
          </table:table-cell>
          <table:table-cell table:formula="of:=[.E142]+[.K142]" office:value-type="float" office:value="5172">
            <text:p>5172</text:p>
          </table:table-cell>
          <table:table-cell table:formula="of:=[.F142]+[.L142]" office:value-type="float" office:value="-3914.5">
            <text:p>-3914,5</text:p>
          </table:table-cell>
          <table:table-cell table:style-name="ce16" table:formula="of:=[.R142]/[.Q142]" office:value-type="float" office:value="-0.756863882443929">
            <text:p>-0,76</text:p>
          </table:table-cell>
          <table:table-cell table:style-name="ce16" table:formula="of:=[.P142]" office:value-type="float" office:value="-0.5">
            <text:p>-0,50</text:p>
          </table:table-cell>
          <table:table-cell table:style-name="ce16" table:formula="of:=[.S142]" office:value-type="float" office:value="-0.756863882443929">
            <text:p>-0,76</text:p>
          </table:table-cell>
          <table:table-cell/>
        </table:table-row>
        <table:table-row table:style-name="ro2">
          <table:table-cell office:value-type="string">
            <text:p>76s</text:p>
          </table:table-cell>
          <table:table-cell table:style-name="ce15" office:value-type="float" office:value="614">
            <text:p>614</text:p>
          </table:table-cell>
          <table:table-cell table:style-name="ce15" office:value-type="float" office:value="141">
            <text:p>141</text:p>
          </table:table-cell>
          <table:table-cell table:formula="of:=[.C143]/[.B143]" office:value-type="float" office:value="0.229641693811075">
            <text:p>0,23</text:p>
          </table:table-cell>
          <table:table-cell table:style-name="ce15" office:value-type="float" office:value="590">
            <text:p>590</text:p>
          </table:table-cell>
          <table:table-cell table:style-name="ce15" office:value-type="float" office:value="-96.5">
            <text:p>-97</text:p>
          </table:table-cell>
          <table:table-cell table:formula="of:=[.F143]/[.E143]" office:value-type="float" office:value="-0.163559322033898">
            <text:p>-0,16</text:p>
          </table:table-cell>
          <table:table-cell table:style-name="ce15" office:value-type="float" office:value="1117">
            <text:p>1117</text:p>
          </table:table-cell>
          <table:table-cell table:style-name="ce15" office:value-type="float" office:value="336">
            <text:p>336</text:p>
          </table:table-cell>
          <table:table-cell table:formula="of:=[.I143]/[.H143]" office:value-type="float" office:value="0.300805729632945">
            <text:p>0,30</text:p>
          </table:table-cell>
          <table:table-cell table:style-name="ce15" office:value-type="float" office:value="1158">
            <text:p>1158</text:p>
          </table:table-cell>
          <table:table-cell table:style-name="ce15" office:value-type="float" office:value="89">
            <text:p>89</text:p>
          </table:table-cell>
          <table:table-cell table:formula="of:=[.L143]/[.K143]" office:value-type="float" office:value="0.0768566493955095">
            <text:p>0,08</text:p>
          </table:table-cell>
          <table:table-cell table:formula="of:=[.B143]+[.H143]" office:value-type="float" office:value="1731">
            <text:p>1731</text:p>
          </table:table-cell>
          <table:table-cell table:formula="of:=[.C143]+[.I143]" office:value-type="float" office:value="477">
            <text:p>477</text:p>
          </table:table-cell>
          <table:table-cell table:style-name="ce16" table:formula="of:=[.O143]/[.N143]" office:value-type="float" office:value="0.275563258232236">
            <text:p>0,28</text:p>
          </table:table-cell>
          <table:table-cell table:formula="of:=[.E143]+[.K143]" office:value-type="float" office:value="1748">
            <text:p>1748</text:p>
          </table:table-cell>
          <table:table-cell table:formula="of:=[.F143]+[.L143]" office:value-type="float" office:value="-7.5">
            <text:p>-7,5</text:p>
          </table:table-cell>
          <table:table-cell table:style-name="ce16" table:formula="of:=[.R143]/[.Q143]" office:value-type="float" office:value="-0.00429061784897025">
            <text:p>-0,00</text:p>
          </table:table-cell>
          <table:table-cell table:style-name="ce16" table:formula="of:=[.P143]" office:value-type="float" office:value="0.275563258232236">
            <text:p>0,28</text:p>
          </table:table-cell>
          <table:table-cell table:style-name="ce16" table:formula="of:=[.S143]" office:value-type="float" office:value="-0.00429061784897025">
            <text:p>-0,00</text:p>
          </table:table-cell>
          <table:table-cell/>
        </table:table-row>
        <table:table-row table:style-name="ro2">
          <table:table-cell office:value-type="string">
            <text:p>76o</text:p>
          </table:table-cell>
          <table:table-cell office:value-type="float" office:value="1767">
            <text:p>1767</text:p>
          </table:table-cell>
          <table:table-cell office:value-type="float" office:value="-883.5">
            <text:p>-883,5</text:p>
          </table:table-cell>
          <table:table-cell table:style-name="ce18" table:formula="of:=[.C144]/[.B144]" office:value-type="float" office:value="-0.5">
            <text:p>-0,50</text:p>
          </table:table-cell>
          <table:table-cell office:value-type="float" office:value="1768">
            <text:p>1768</text:p>
          </table:table-cell>
          <table:table-cell office:value-type="float" office:value="-612">
            <text:p>-612</text:p>
          </table:table-cell>
          <table:table-cell table:style-name="ce18" table:formula="of:=[.F144]/[.E144]" office:value-type="float" office:value="-0.346153846153846">
            <text:p>-0,35</text:p>
          </table:table-cell>
          <table:table-cell office:value-type="float" office:value="3460">
            <text:p>3460</text:p>
          </table:table-cell>
          <table:table-cell office:value-type="float" office:value="-1730">
            <text:p>-1730</text:p>
          </table:table-cell>
          <table:table-cell table:style-name="ce18" table:formula="of:=[.I144]/[.H144]" office:value-type="float" office:value="-0.5">
            <text:p>-0,50</text:p>
          </table:table-cell>
          <table:table-cell office:value-type="float" office:value="3507">
            <text:p>3507</text:p>
          </table:table-cell>
          <table:table-cell office:value-type="float" office:value="-1583">
            <text:p>-1583</text:p>
          </table:table-cell>
          <table:table-cell table:style-name="ce18" table:formula="of:=[.L144]/[.K144]" office:value-type="float" office:value="-0.451382948388936">
            <text:p>-0,45</text:p>
          </table:table-cell>
          <table:table-cell table:formula="of:=[.B144]+[.H144]" office:value-type="float" office:value="5227">
            <text:p>5227</text:p>
          </table:table-cell>
          <table:table-cell table:formula="of:=[.C144]+[.I144]" office:value-type="float" office:value="-2613.5">
            <text:p>-2613,5</text:p>
          </table:table-cell>
          <table:table-cell table:style-name="ce16" table:formula="of:=[.O144]/[.N144]" office:value-type="float" office:value="-0.5">
            <text:p>-0,50</text:p>
          </table:table-cell>
          <table:table-cell table:formula="of:=[.E144]+[.K144]" office:value-type="float" office:value="5275">
            <text:p>5275</text:p>
          </table:table-cell>
          <table:table-cell table:formula="of:=[.F144]+[.L144]" office:value-type="float" office:value="-2195">
            <text:p>-2195</text:p>
          </table:table-cell>
          <table:table-cell table:style-name="ce16" table:formula="of:=[.R144]/[.Q144]" office:value-type="float" office:value="-0.416113744075829">
            <text:p>-0,42</text:p>
          </table:table-cell>
          <table:table-cell table:style-name="ce16" table:formula="of:=[.P144]" office:value-type="float" office:value="-0.5">
            <text:p>-0,50</text:p>
          </table:table-cell>
          <table:table-cell table:style-name="ce16" table:formula="of:=[.S144]" office:value-type="float" office:value="-0.416113744075829">
            <text:p>-0,42</text:p>
          </table:table-cell>
          <table:table-cell/>
        </table:table-row>
        <table:table-row table:style-name="ro2">
          <table:table-cell office:value-type="string">
            <text:p>75s</text:p>
          </table:table-cell>
          <table:table-cell table:style-name="ce15" office:value-type="float" office:value="580">
            <text:p>580</text:p>
          </table:table-cell>
          <table:table-cell table:style-name="ce15" office:value-type="float" office:value="60">
            <text:p>60</text:p>
          </table:table-cell>
          <table:table-cell table:formula="of:=[.C145]/[.B145]" office:value-type="float" office:value="0.103448275862069">
            <text:p>0,10</text:p>
          </table:table-cell>
          <table:table-cell table:style-name="ce15" office:value-type="float" office:value="606">
            <text:p>606</text:p>
          </table:table-cell>
          <table:table-cell table:style-name="ce15" office:value-type="float" office:value="-108.5">
            <text:p>-109</text:p>
          </table:table-cell>
          <table:table-cell table:formula="of:=[.F145]/[.E145]" office:value-type="float" office:value="-0.179042904290429">
            <text:p>-0,18</text:p>
          </table:table-cell>
          <table:table-cell table:style-name="ce15" office:value-type="float" office:value="1095">
            <text:p>1095</text:p>
          </table:table-cell>
          <table:table-cell table:style-name="ce15" office:value-type="float" office:value="270">
            <text:p>270</text:p>
          </table:table-cell>
          <table:table-cell table:formula="of:=[.I145]/[.H145]" office:value-type="float" office:value="0.246575342465753">
            <text:p>0,25</text:p>
          </table:table-cell>
          <table:table-cell table:style-name="ce15" office:value-type="float" office:value="1113">
            <text:p>1113</text:p>
          </table:table-cell>
          <table:table-cell table:style-name="ce15" office:value-type="float" office:value="-32.5">
            <text:p>-33</text:p>
          </table:table-cell>
          <table:table-cell table:formula="of:=[.L145]/[.K145]" office:value-type="float" office:value="-0.0292003593890386">
            <text:p>-0,03</text:p>
          </table:table-cell>
          <table:table-cell table:formula="of:=[.B145]+[.H145]" office:value-type="float" office:value="1675">
            <text:p>1675</text:p>
          </table:table-cell>
          <table:table-cell table:formula="of:=[.C145]+[.I145]" office:value-type="float" office:value="330">
            <text:p>330</text:p>
          </table:table-cell>
          <table:table-cell table:style-name="ce16" table:formula="of:=[.O145]/[.N145]" office:value-type="float" office:value="0.197014925373134">
            <text:p>0,20</text:p>
          </table:table-cell>
          <table:table-cell table:formula="of:=[.E145]+[.K145]" office:value-type="float" office:value="1719">
            <text:p>1719</text:p>
          </table:table-cell>
          <table:table-cell table:formula="of:=[.F145]+[.L145]" office:value-type="float" office:value="-141">
            <text:p>-141</text:p>
          </table:table-cell>
          <table:table-cell table:style-name="ce16" table:formula="of:=[.R145]/[.Q145]" office:value-type="float" office:value="-0.0820244328097731">
            <text:p>-0,08</text:p>
          </table:table-cell>
          <table:table-cell table:style-name="ce16" table:formula="of:=[.P145]" office:value-type="float" office:value="0.197014925373134">
            <text:p>0,20</text:p>
          </table:table-cell>
          <table:table-cell table:style-name="ce16" table:formula="of:=[.S145]" office:value-type="float" office:value="-0.0820244328097731">
            <text:p>-0,08</text:p>
          </table:table-cell>
          <table:table-cell/>
        </table:table-row>
        <table:table-row table:style-name="ro2">
          <table:table-cell office:value-type="string">
            <text:p>75o</text:p>
          </table:table-cell>
          <table:table-cell office:value-type="float" office:value="1773">
            <text:p>1773</text:p>
          </table:table-cell>
          <table:table-cell office:value-type="float" office:value="-886.5">
            <text:p>-886,5</text:p>
          </table:table-cell>
          <table:table-cell table:style-name="ce18" table:formula="of:=[.C146]/[.B146]" office:value-type="float" office:value="-0.5">
            <text:p>-0,50</text:p>
          </table:table-cell>
          <table:table-cell office:value-type="float" office:value="1699">
            <text:p>1699</text:p>
          </table:table-cell>
          <table:table-cell office:value-type="float" office:value="-1210.5">
            <text:p>-1210,5</text:p>
          </table:table-cell>
          <table:table-cell table:style-name="ce18" table:formula="of:=[.F146]/[.E146]" office:value-type="float" office:value="-0.712477928193055">
            <text:p>-0,71</text:p>
          </table:table-cell>
          <table:table-cell office:value-type="float" office:value="3490">
            <text:p>3490</text:p>
          </table:table-cell>
          <table:table-cell office:value-type="float" office:value="-1745">
            <text:p>-1745</text:p>
          </table:table-cell>
          <table:table-cell table:style-name="ce18" table:formula="of:=[.I146]/[.H146]" office:value-type="float" office:value="-0.5">
            <text:p>-0,50</text:p>
          </table:table-cell>
          <table:table-cell office:value-type="float" office:value="3430">
            <text:p>3430</text:p>
          </table:table-cell>
          <table:table-cell office:value-type="float" office:value="-2382.5">
            <text:p>-2382,5</text:p>
          </table:table-cell>
          <table:table-cell table:style-name="ce18" table:formula="of:=[.L146]/[.K146]" office:value-type="float" office:value="-0.694606413994169">
            <text:p>-0,69</text:p>
          </table:table-cell>
          <table:table-cell table:formula="of:=[.B146]+[.H146]" office:value-type="float" office:value="5263">
            <text:p>5263</text:p>
          </table:table-cell>
          <table:table-cell table:formula="of:=[.C146]+[.I146]" office:value-type="float" office:value="-2631.5">
            <text:p>-2631,5</text:p>
          </table:table-cell>
          <table:table-cell table:style-name="ce16" table:formula="of:=[.O146]/[.N146]" office:value-type="float" office:value="-0.5">
            <text:p>-0,50</text:p>
          </table:table-cell>
          <table:table-cell table:formula="of:=[.E146]+[.K146]" office:value-type="float" office:value="5129">
            <text:p>5129</text:p>
          </table:table-cell>
          <table:table-cell table:formula="of:=[.F146]+[.L146]" office:value-type="float" office:value="-3593">
            <text:p>-3593</text:p>
          </table:table-cell>
          <table:table-cell table:style-name="ce16" table:formula="of:=[.R146]/[.Q146]" office:value-type="float" office:value="-0.700526418405147">
            <text:p>-0,70</text:p>
          </table:table-cell>
          <table:table-cell table:style-name="ce16" table:formula="of:=[.P146]" office:value-type="float" office:value="-0.5">
            <text:p>-0,50</text:p>
          </table:table-cell>
          <table:table-cell table:style-name="ce16" table:formula="of:=[.S146]" office:value-type="float" office:value="-0.700526418405147">
            <text:p>-0,70</text:p>
          </table:table-cell>
          <table:table-cell/>
        </table:table-row>
        <table:table-row table:style-name="ro2">
          <table:table-cell office:value-type="string">
            <text:p>74s</text:p>
          </table:table-cell>
          <table:table-cell office:value-type="float" office:value="588">
            <text:p>588</text:p>
          </table:table-cell>
          <table:table-cell office:value-type="float" office:value="-294">
            <text:p>-294</text:p>
          </table:table-cell>
          <table:table-cell table:style-name="ce18" table:formula="of:=[.C147]/[.B147]" office:value-type="float" office:value="-0.5">
            <text:p>-0,50</text:p>
          </table:table-cell>
          <table:table-cell office:value-type="float" office:value="529">
            <text:p>529</text:p>
          </table:table-cell>
          <table:table-cell office:value-type="float" office:value="-291">
            <text:p>-291</text:p>
          </table:table-cell>
          <table:table-cell table:style-name="ce18" table:formula="of:=[.F147]/[.E147]" office:value-type="float" office:value="-0.550094517958412">
            <text:p>-0,55</text:p>
          </table:table-cell>
          <table:table-cell office:value-type="float" office:value="1205">
            <text:p>1205</text:p>
          </table:table-cell>
          <table:table-cell office:value-type="float" office:value="-602.5">
            <text:p>-602,5</text:p>
          </table:table-cell>
          <table:table-cell table:style-name="ce18" table:formula="of:=[.I147]/[.H147]" office:value-type="float" office:value="-0.5">
            <text:p>-0,50</text:p>
          </table:table-cell>
          <table:table-cell office:value-type="float" office:value="1120">
            <text:p>1120</text:p>
          </table:table-cell>
          <table:table-cell office:value-type="float" office:value="-377.5">
            <text:p>-377,5</text:p>
          </table:table-cell>
          <table:table-cell table:style-name="ce18" table:formula="of:=[.L147]/[.K147]" office:value-type="float" office:value="-0.337053571428571">
            <text:p>-0,34</text:p>
          </table:table-cell>
          <table:table-cell table:formula="of:=[.B147]+[.H147]" office:value-type="float" office:value="1793">
            <text:p>1793</text:p>
          </table:table-cell>
          <table:table-cell table:formula="of:=[.C147]+[.I147]" office:value-type="float" office:value="-896.5">
            <text:p>-896,5</text:p>
          </table:table-cell>
          <table:table-cell table:style-name="ce16" table:formula="of:=[.O147]/[.N147]" office:value-type="float" office:value="-0.5">
            <text:p>-0,50</text:p>
          </table:table-cell>
          <table:table-cell table:formula="of:=[.E147]+[.K147]" office:value-type="float" office:value="1649">
            <text:p>1649</text:p>
          </table:table-cell>
          <table:table-cell table:formula="of:=[.F147]+[.L147]" office:value-type="float" office:value="-668.5">
            <text:p>-668,5</text:p>
          </table:table-cell>
          <table:table-cell table:style-name="ce16" table:formula="of:=[.R147]/[.Q147]" office:value-type="float" office:value="-0.405397210430564">
            <text:p>-0,41</text:p>
          </table:table-cell>
          <table:table-cell table:style-name="ce16" table:formula="of:=[.P147]" office:value-type="float" office:value="-0.5">
            <text:p>-0,50</text:p>
          </table:table-cell>
          <table:table-cell table:style-name="ce16" table:formula="of:=[.S147]" office:value-type="float" office:value="-0.405397210430564">
            <text:p>-0,41</text:p>
          </table:table-cell>
          <table:table-cell/>
        </table:table-row>
        <table:table-row table:style-name="ro2">
          <table:table-cell office:value-type="string">
            <text:p>74o</text:p>
          </table:table-cell>
          <table:table-cell office:value-type="float" office:value="1700">
            <text:p>1700</text:p>
          </table:table-cell>
          <table:table-cell office:value-type="float" office:value="-850">
            <text:p>-850</text:p>
          </table:table-cell>
          <table:table-cell table:style-name="ce18" table:formula="of:=[.C148]/[.B148]" office:value-type="float" office:value="-0.5">
            <text:p>-0,50</text:p>
          </table:table-cell>
          <table:table-cell office:value-type="float" office:value="1653">
            <text:p>1653</text:p>
          </table:table-cell>
          <table:table-cell office:value-type="float" office:value="-1215">
            <text:p>-1215</text:p>
          </table:table-cell>
          <table:table-cell table:style-name="ce18" table:formula="of:=[.F148]/[.E148]" office:value-type="float" office:value="-0.73502722323049">
            <text:p>-0,74</text:p>
          </table:table-cell>
          <table:table-cell office:value-type="float" office:value="3507">
            <text:p>3507</text:p>
          </table:table-cell>
          <table:table-cell office:value-type="float" office:value="-1753.5">
            <text:p>-1753,5</text:p>
          </table:table-cell>
          <table:table-cell table:style-name="ce18" table:formula="of:=[.I148]/[.H148]" office:value-type="float" office:value="-0.5">
            <text:p>-0,50</text:p>
          </table:table-cell>
          <table:table-cell office:value-type="float" office:value="3352">
            <text:p>3352</text:p>
          </table:table-cell>
          <table:table-cell office:value-type="float" office:value="-2562.5">
            <text:p>-2562,5</text:p>
          </table:table-cell>
          <table:table-cell table:style-name="ce18" table:formula="of:=[.L148]/[.K148]" office:value-type="float" office:value="-0.764468973747017">
            <text:p>-0,76</text:p>
          </table:table-cell>
          <table:table-cell table:formula="of:=[.B148]+[.H148]" office:value-type="float" office:value="5207">
            <text:p>5207</text:p>
          </table:table-cell>
          <table:table-cell table:formula="of:=[.C148]+[.I148]" office:value-type="float" office:value="-2603.5">
            <text:p>-2603,5</text:p>
          </table:table-cell>
          <table:table-cell table:style-name="ce16" table:formula="of:=[.O148]/[.N148]" office:value-type="float" office:value="-0.5">
            <text:p>-0,50</text:p>
          </table:table-cell>
          <table:table-cell table:formula="of:=[.E148]+[.K148]" office:value-type="float" office:value="5005">
            <text:p>5005</text:p>
          </table:table-cell>
          <table:table-cell table:formula="of:=[.F148]+[.L148]" office:value-type="float" office:value="-3777.5">
            <text:p>-3777,5</text:p>
          </table:table-cell>
          <table:table-cell table:style-name="ce16" table:formula="of:=[.R148]/[.Q148]" office:value-type="float" office:value="-0.754745254745255">
            <text:p>-0,75</text:p>
          </table:table-cell>
          <table:table-cell table:style-name="ce16" table:formula="of:=[.P148]" office:value-type="float" office:value="-0.5">
            <text:p>-0,50</text:p>
          </table:table-cell>
          <table:table-cell table:style-name="ce16" table:formula="of:=[.S148]" office:value-type="float" office:value="-0.754745254745255">
            <text:p>-0,75</text:p>
          </table:table-cell>
          <table:table-cell/>
        </table:table-row>
        <table:table-row table:style-name="ro2">
          <table:table-cell office:value-type="string">
            <text:p>73s</text:p>
          </table:table-cell>
          <table:table-cell office:value-type="float" office:value="595">
            <text:p>595</text:p>
          </table:table-cell>
          <table:table-cell office:value-type="float" office:value="-297.5">
            <text:p>-297,5</text:p>
          </table:table-cell>
          <table:table-cell table:style-name="ce18" table:formula="of:=[.C149]/[.B149]" office:value-type="float" office:value="-0.5">
            <text:p>-0,50</text:p>
          </table:table-cell>
          <table:table-cell office:value-type="float" office:value="592">
            <text:p>592</text:p>
          </table:table-cell>
          <table:table-cell office:value-type="float" office:value="-373">
            <text:p>-373</text:p>
          </table:table-cell>
          <table:table-cell table:style-name="ce18" table:formula="of:=[.F149]/[.E149]" office:value-type="float" office:value="-0.630067567567568">
            <text:p>-0,63</text:p>
          </table:table-cell>
          <table:table-cell office:value-type="float" office:value="1135">
            <text:p>1135</text:p>
          </table:table-cell>
          <table:table-cell office:value-type="float" office:value="-567.5">
            <text:p>-567,5</text:p>
          </table:table-cell>
          <table:table-cell table:style-name="ce18" table:formula="of:=[.I149]/[.H149]" office:value-type="float" office:value="-0.5">
            <text:p>-0,50</text:p>
          </table:table-cell>
          <table:table-cell office:value-type="float" office:value="1196">
            <text:p>1196</text:p>
          </table:table-cell>
          <table:table-cell office:value-type="float" office:value="-1028.5">
            <text:p>-1028,5</text:p>
          </table:table-cell>
          <table:table-cell table:style-name="ce18" table:formula="of:=[.L149]/[.K149]" office:value-type="float" office:value="-0.85994983277592">
            <text:p>-0,86</text:p>
          </table:table-cell>
          <table:table-cell table:formula="of:=[.B149]+[.H149]" office:value-type="float" office:value="1730">
            <text:p>1730</text:p>
          </table:table-cell>
          <table:table-cell table:formula="of:=[.C149]+[.I149]" office:value-type="float" office:value="-865">
            <text:p>-865</text:p>
          </table:table-cell>
          <table:table-cell table:style-name="ce16" table:formula="of:=[.O149]/[.N149]" office:value-type="float" office:value="-0.5">
            <text:p>-0,50</text:p>
          </table:table-cell>
          <table:table-cell table:formula="of:=[.E149]+[.K149]" office:value-type="float" office:value="1788">
            <text:p>1788</text:p>
          </table:table-cell>
          <table:table-cell table:formula="of:=[.F149]+[.L149]" office:value-type="float" office:value="-1401.5">
            <text:p>-1401,5</text:p>
          </table:table-cell>
          <table:table-cell table:style-name="ce16" table:formula="of:=[.R149]/[.Q149]" office:value-type="float" office:value="-0.783836689038031">
            <text:p>-0,78</text:p>
          </table:table-cell>
          <table:table-cell table:style-name="ce16" table:formula="of:=[.P149]" office:value-type="float" office:value="-0.5">
            <text:p>-0,50</text:p>
          </table:table-cell>
          <table:table-cell table:style-name="ce16" table:formula="of:=[.S149]" office:value-type="float" office:value="-0.783836689038031">
            <text:p>-0,78</text:p>
          </table:table-cell>
          <table:table-cell/>
        </table:table-row>
        <table:table-row table:style-name="ro2">
          <table:table-cell office:value-type="string">
            <text:p>73o</text:p>
          </table:table-cell>
          <table:table-cell office:value-type="float" office:value="1792">
            <text:p>1792</text:p>
          </table:table-cell>
          <table:table-cell office:value-type="float" office:value="-896">
            <text:p>-896</text:p>
          </table:table-cell>
          <table:table-cell table:style-name="ce18" table:formula="of:=[.C150]/[.B150]" office:value-type="float" office:value="-0.5">
            <text:p>-0,50</text:p>
          </table:table-cell>
          <table:table-cell office:value-type="float" office:value="1777">
            <text:p>1777</text:p>
          </table:table-cell>
          <table:table-cell office:value-type="float" office:value="-1350.5">
            <text:p>-1350,5</text:p>
          </table:table-cell>
          <table:table-cell table:style-name="ce18" table:formula="of:=[.F150]/[.E150]" office:value-type="float" office:value="-0.759988745075971">
            <text:p>-0,76</text:p>
          </table:table-cell>
          <table:table-cell office:value-type="float" office:value="3446">
            <text:p>3446</text:p>
          </table:table-cell>
          <table:table-cell office:value-type="float" office:value="-1723">
            <text:p>-1723</text:p>
          </table:table-cell>
          <table:table-cell table:style-name="ce18" table:formula="of:=[.I150]/[.H150]" office:value-type="float" office:value="-0.5">
            <text:p>-0,50</text:p>
          </table:table-cell>
          <table:table-cell office:value-type="float" office:value="3472">
            <text:p>3472</text:p>
          </table:table-cell>
          <table:table-cell office:value-type="float" office:value="-2636">
            <text:p>-2636</text:p>
          </table:table-cell>
          <table:table-cell table:style-name="ce18" table:formula="of:=[.L150]/[.K150]" office:value-type="float" office:value="-0.759216589861751">
            <text:p>-0,76</text:p>
          </table:table-cell>
          <table:table-cell table:formula="of:=[.B150]+[.H150]" office:value-type="float" office:value="5238">
            <text:p>5238</text:p>
          </table:table-cell>
          <table:table-cell table:formula="of:=[.C150]+[.I150]" office:value-type="float" office:value="-2619">
            <text:p>-2619</text:p>
          </table:table-cell>
          <table:table-cell table:style-name="ce16" table:formula="of:=[.O150]/[.N150]" office:value-type="float" office:value="-0.5">
            <text:p>-0,50</text:p>
          </table:table-cell>
          <table:table-cell table:formula="of:=[.E150]+[.K150]" office:value-type="float" office:value="5249">
            <text:p>5249</text:p>
          </table:table-cell>
          <table:table-cell table:formula="of:=[.F150]+[.L150]" office:value-type="float" office:value="-3986.5">
            <text:p>-3986,5</text:p>
          </table:table-cell>
          <table:table-cell table:style-name="ce16" table:formula="of:=[.R150]/[.Q150]" office:value-type="float" office:value="-0.759477995808725">
            <text:p>-0,76</text:p>
          </table:table-cell>
          <table:table-cell table:style-name="ce16" table:formula="of:=[.P150]" office:value-type="float" office:value="-0.5">
            <text:p>-0,50</text:p>
          </table:table-cell>
          <table:table-cell table:style-name="ce16" table:formula="of:=[.S150]" office:value-type="float" office:value="-0.759477995808725">
            <text:p>-0,76</text:p>
          </table:table-cell>
          <table:table-cell/>
        </table:table-row>
        <table:table-row table:style-name="ro2">
          <table:table-cell office:value-type="string">
            <text:p>72s</text:p>
          </table:table-cell>
          <table:table-cell office:value-type="float" office:value="535">
            <text:p>535</text:p>
          </table:table-cell>
          <table:table-cell office:value-type="float" office:value="-267.5">
            <text:p>-267,5</text:p>
          </table:table-cell>
          <table:table-cell table:style-name="ce18" table:formula="of:=[.C151]/[.B151]" office:value-type="float" office:value="-0.5">
            <text:p>-0,50</text:p>
          </table:table-cell>
          <table:table-cell office:value-type="float" office:value="526">
            <text:p>526</text:p>
          </table:table-cell>
          <table:table-cell office:value-type="float" office:value="-425">
            <text:p>-425</text:p>
          </table:table-cell>
          <table:table-cell table:style-name="ce18" table:formula="of:=[.F151]/[.E151]" office:value-type="float" office:value="-0.807984790874525">
            <text:p>-0,81</text:p>
          </table:table-cell>
          <table:table-cell office:value-type="float" office:value="1096">
            <text:p>1096</text:p>
          </table:table-cell>
          <table:table-cell office:value-type="float" office:value="-548">
            <text:p>-548</text:p>
          </table:table-cell>
          <table:table-cell table:style-name="ce18" table:formula="of:=[.I151]/[.H151]" office:value-type="float" office:value="-0.5">
            <text:p>-0,50</text:p>
          </table:table-cell>
          <table:table-cell office:value-type="float" office:value="1130">
            <text:p>1130</text:p>
          </table:table-cell>
          <table:table-cell office:value-type="float" office:value="-780">
            <text:p>-780</text:p>
          </table:table-cell>
          <table:table-cell table:style-name="ce18" table:formula="of:=[.L151]/[.K151]" office:value-type="float" office:value="-0.690265486725664">
            <text:p>-0,69</text:p>
          </table:table-cell>
          <table:table-cell table:formula="of:=[.B151]+[.H151]" office:value-type="float" office:value="1631">
            <text:p>1631</text:p>
          </table:table-cell>
          <table:table-cell table:formula="of:=[.C151]+[.I151]" office:value-type="float" office:value="-815.5">
            <text:p>-815,5</text:p>
          </table:table-cell>
          <table:table-cell table:style-name="ce16" table:formula="of:=[.O151]/[.N151]" office:value-type="float" office:value="-0.5">
            <text:p>-0,50</text:p>
          </table:table-cell>
          <table:table-cell table:formula="of:=[.E151]+[.K151]" office:value-type="float" office:value="1656">
            <text:p>1656</text:p>
          </table:table-cell>
          <table:table-cell table:formula="of:=[.F151]+[.L151]" office:value-type="float" office:value="-1205">
            <text:p>-1205</text:p>
          </table:table-cell>
          <table:table-cell table:style-name="ce16" table:formula="of:=[.R151]/[.Q151]" office:value-type="float" office:value="-0.727657004830918">
            <text:p>-0,73</text:p>
          </table:table-cell>
          <table:table-cell table:style-name="ce16" table:formula="of:=[.P151]" office:value-type="float" office:value="-0.5">
            <text:p>-0,50</text:p>
          </table:table-cell>
          <table:table-cell table:style-name="ce16" table:formula="of:=[.S151]" office:value-type="float" office:value="-0.727657004830918">
            <text:p>-0,73</text:p>
          </table:table-cell>
          <table:table-cell/>
        </table:table-row>
        <table:table-row table:style-name="ro2">
          <table:table-cell office:value-type="string">
            <text:p>72o</text:p>
          </table:table-cell>
          <table:table-cell office:value-type="float" office:value="1727">
            <text:p>1727</text:p>
          </table:table-cell>
          <table:table-cell office:value-type="float" office:value="-863.5">
            <text:p>-863,5</text:p>
          </table:table-cell>
          <table:table-cell table:style-name="ce18" table:formula="of:=[.C152]/[.B152]" office:value-type="float" office:value="-0.5">
            <text:p>-0,50</text:p>
          </table:table-cell>
          <table:table-cell office:value-type="float" office:value="1772">
            <text:p>1772</text:p>
          </table:table-cell>
          <table:table-cell office:value-type="float" office:value="-1470">
            <text:p>-1470</text:p>
          </table:table-cell>
          <table:table-cell table:style-name="ce18" table:formula="of:=[.F152]/[.E152]" office:value-type="float" office:value="-0.829571106094808">
            <text:p>-0,83</text:p>
          </table:table-cell>
          <table:table-cell office:value-type="float" office:value="3435">
            <text:p>3435</text:p>
          </table:table-cell>
          <table:table-cell office:value-type="float" office:value="-1717.5">
            <text:p>-1717,5</text:p>
          </table:table-cell>
          <table:table-cell table:style-name="ce18" table:formula="of:=[.I152]/[.H152]" office:value-type="float" office:value="-0.5">
            <text:p>-0,50</text:p>
          </table:table-cell>
          <table:table-cell office:value-type="float" office:value="3407">
            <text:p>3407</text:p>
          </table:table-cell>
          <table:table-cell office:value-type="float" office:value="-2846">
            <text:p>-2846</text:p>
          </table:table-cell>
          <table:table-cell table:style-name="ce18" table:formula="of:=[.L152]/[.K152]" office:value-type="float" office:value="-0.835339007924861">
            <text:p>-0,84</text:p>
          </table:table-cell>
          <table:table-cell table:formula="of:=[.B152]+[.H152]" office:value-type="float" office:value="5162">
            <text:p>5162</text:p>
          </table:table-cell>
          <table:table-cell table:formula="of:=[.C152]+[.I152]" office:value-type="float" office:value="-2581">
            <text:p>-2581</text:p>
          </table:table-cell>
          <table:table-cell table:style-name="ce16" table:formula="of:=[.O152]/[.N152]" office:value-type="float" office:value="-0.5">
            <text:p>-0,50</text:p>
          </table:table-cell>
          <table:table-cell table:formula="of:=[.E152]+[.K152]" office:value-type="float" office:value="5179">
            <text:p>5179</text:p>
          </table:table-cell>
          <table:table-cell table:formula="of:=[.F152]+[.L152]" office:value-type="float" office:value="-4316">
            <text:p>-4316</text:p>
          </table:table-cell>
          <table:table-cell table:style-name="ce16" table:formula="of:=[.R152]/[.Q152]" office:value-type="float" office:value="-0.833365514578104">
            <text:p>-0,83</text:p>
          </table:table-cell>
          <table:table-cell table:style-name="ce16" table:formula="of:=[.P152]" office:value-type="float" office:value="-0.5">
            <text:p>-0,50</text:p>
          </table:table-cell>
          <table:table-cell table:style-name="ce16" table:formula="of:=[.S152]" office:value-type="float" office:value="-0.833365514578104">
            <text:p>-0,83</text:p>
          </table:table-cell>
          <table:table-cell/>
        </table:table-row>
        <table:table-row table:style-name="ro2">
          <table:table-cell office:value-type="string">
            <text:p>65s</text:p>
          </table:table-cell>
          <table:table-cell table:style-name="ce15" office:value-type="float" office:value="597">
            <text:p>597</text:p>
          </table:table-cell>
          <table:table-cell table:style-name="ce15" office:value-type="float" office:value="25">
            <text:p>25</text:p>
          </table:table-cell>
          <table:table-cell table:formula="of:=[.C153]/[.B153]" office:value-type="float" office:value="0.0418760469011725">
            <text:p>0,04</text:p>
          </table:table-cell>
          <table:table-cell table:style-name="ce15" office:value-type="float" office:value="566">
            <text:p>566</text:p>
          </table:table-cell>
          <table:table-cell table:style-name="ce15" office:value-type="float" office:value="-165">
            <text:p>-165</text:p>
          </table:table-cell>
          <table:table-cell table:formula="of:=[.F153]/[.E153]" office:value-type="float" office:value="-0.291519434628975">
            <text:p>-0,29</text:p>
          </table:table-cell>
          <table:table-cell table:style-name="ce15" office:value-type="float" office:value="1147">
            <text:p>1147</text:p>
          </table:table-cell>
          <table:table-cell table:style-name="ce15" office:value-type="float" office:value="281">
            <text:p>281</text:p>
          </table:table-cell>
          <table:table-cell table:formula="of:=[.I153]/[.H153]" office:value-type="float" office:value="0.244986922406277">
            <text:p>0,24</text:p>
          </table:table-cell>
          <table:table-cell table:style-name="ce15" office:value-type="float" office:value="1186">
            <text:p>1186</text:p>
          </table:table-cell>
          <table:table-cell table:style-name="ce15" office:value-type="float" office:value="-297">
            <text:p>-297</text:p>
          </table:table-cell>
          <table:table-cell table:formula="of:=[.L153]/[.K153]" office:value-type="float" office:value="-0.250421585160202">
            <text:p>-0,25</text:p>
          </table:table-cell>
          <table:table-cell table:formula="of:=[.B153]+[.H153]" office:value-type="float" office:value="1744">
            <text:p>1744</text:p>
          </table:table-cell>
          <table:table-cell table:formula="of:=[.C153]+[.I153]" office:value-type="float" office:value="306">
            <text:p>306</text:p>
          </table:table-cell>
          <table:table-cell table:style-name="ce16" table:formula="of:=[.O153]/[.N153]" office:value-type="float" office:value="0.17545871559633">
            <text:p>0,18</text:p>
          </table:table-cell>
          <table:table-cell table:formula="of:=[.E153]+[.K153]" office:value-type="float" office:value="1752">
            <text:p>1752</text:p>
          </table:table-cell>
          <table:table-cell table:formula="of:=[.F153]+[.L153]" office:value-type="float" office:value="-462">
            <text:p>-462</text:p>
          </table:table-cell>
          <table:table-cell table:style-name="ce16" table:formula="of:=[.R153]/[.Q153]" office:value-type="float" office:value="-0.263698630136986">
            <text:p>-0,26</text:p>
          </table:table-cell>
          <table:table-cell table:style-name="ce16" table:formula="of:=[.P153]" office:value-type="float" office:value="0.17545871559633">
            <text:p>0,18</text:p>
          </table:table-cell>
          <table:table-cell table:style-name="ce16" table:formula="of:=[.S153]" office:value-type="float" office:value="-0.263698630136986">
            <text:p>-0,26</text:p>
          </table:table-cell>
          <table:table-cell/>
        </table:table-row>
        <table:table-row table:style-name="ro2">
          <table:table-cell office:value-type="string">
            <text:p>65o</text:p>
          </table:table-cell>
          <table:table-cell office:value-type="float" office:value="1681">
            <text:p>1681</text:p>
          </table:table-cell>
          <table:table-cell office:value-type="float" office:value="-840.5">
            <text:p>-840,5</text:p>
          </table:table-cell>
          <table:table-cell table:style-name="ce18" table:formula="of:=[.C154]/[.B154]" office:value-type="float" office:value="-0.5">
            <text:p>-0,50</text:p>
          </table:table-cell>
          <table:table-cell office:value-type="float" office:value="1768">
            <text:p>1768</text:p>
          </table:table-cell>
          <table:table-cell office:value-type="float" office:value="-1353.5">
            <text:p>-1353,5</text:p>
          </table:table-cell>
          <table:table-cell table:style-name="ce18" table:formula="of:=[.F154]/[.E154]" office:value-type="float" office:value="-0.765554298642534">
            <text:p>-0,77</text:p>
          </table:table-cell>
          <table:table-cell office:value-type="float" office:value="3403">
            <text:p>3403</text:p>
          </table:table-cell>
          <table:table-cell office:value-type="float" office:value="-1701.5">
            <text:p>-1701,5</text:p>
          </table:table-cell>
          <table:table-cell table:style-name="ce18" table:formula="of:=[.I154]/[.H154]" office:value-type="float" office:value="-0.5">
            <text:p>-0,50</text:p>
          </table:table-cell>
          <table:table-cell office:value-type="float" office:value="3447">
            <text:p>3447</text:p>
          </table:table-cell>
          <table:table-cell office:value-type="float" office:value="-2491">
            <text:p>-2491</text:p>
          </table:table-cell>
          <table:table-cell table:style-name="ce18" table:formula="of:=[.L154]/[.K154]" office:value-type="float" office:value="-0.722657383231796">
            <text:p>-0,72</text:p>
          </table:table-cell>
          <table:table-cell table:formula="of:=[.B154]+[.H154]" office:value-type="float" office:value="5084">
            <text:p>5084</text:p>
          </table:table-cell>
          <table:table-cell table:formula="of:=[.C154]+[.I154]" office:value-type="float" office:value="-2542">
            <text:p>-2542</text:p>
          </table:table-cell>
          <table:table-cell table:style-name="ce16" table:formula="of:=[.O154]/[.N154]" office:value-type="float" office:value="-0.5">
            <text:p>-0,50</text:p>
          </table:table-cell>
          <table:table-cell table:formula="of:=[.E154]+[.K154]" office:value-type="float" office:value="5215">
            <text:p>5215</text:p>
          </table:table-cell>
          <table:table-cell table:formula="of:=[.F154]+[.L154]" office:value-type="float" office:value="-3844.5">
            <text:p>-3844,5</text:p>
          </table:table-cell>
          <table:table-cell table:style-name="ce16" table:formula="of:=[.R154]/[.Q154]" office:value-type="float" office:value="-0.737200383509108">
            <text:p>-0,74</text:p>
          </table:table-cell>
          <table:table-cell table:style-name="ce16" table:formula="of:=[.P154]" office:value-type="float" office:value="-0.5">
            <text:p>-0,50</text:p>
          </table:table-cell>
          <table:table-cell table:style-name="ce16" table:formula="of:=[.S154]" office:value-type="float" office:value="-0.737200383509108">
            <text:p>-0,74</text:p>
          </table:table-cell>
          <table:table-cell/>
        </table:table-row>
        <table:table-row table:style-name="ro2">
          <table:table-cell office:value-type="string">
            <text:p>64s</text:p>
          </table:table-cell>
          <table:table-cell office:value-type="float" office:value="601">
            <text:p>601</text:p>
          </table:table-cell>
          <table:table-cell office:value-type="float" office:value="-300.5">
            <text:p>-300,5</text:p>
          </table:table-cell>
          <table:table-cell table:style-name="ce18" table:formula="of:=[.C155]/[.B155]" office:value-type="float" office:value="-0.5">
            <text:p>-0,50</text:p>
          </table:table-cell>
          <table:table-cell office:value-type="float" office:value="578">
            <text:p>578</text:p>
          </table:table-cell>
          <table:table-cell office:value-type="float" office:value="35.5">
            <text:p>35,5</text:p>
          </table:table-cell>
          <table:table-cell table:style-name="ce18" table:formula="of:=[.F155]/[.E155]" office:value-type="float" office:value="0.0614186851211073">
            <text:p>0,06</text:p>
          </table:table-cell>
          <table:table-cell office:value-type="float" office:value="1174">
            <text:p>1174</text:p>
          </table:table-cell>
          <table:table-cell office:value-type="float" office:value="-587">
            <text:p>-587</text:p>
          </table:table-cell>
          <table:table-cell table:style-name="ce18" table:formula="of:=[.I155]/[.H155]" office:value-type="float" office:value="-0.5">
            <text:p>-0,50</text:p>
          </table:table-cell>
          <table:table-cell office:value-type="float" office:value="1210">
            <text:p>1210</text:p>
          </table:table-cell>
          <table:table-cell office:value-type="float" office:value="-616">
            <text:p>-616</text:p>
          </table:table-cell>
          <table:table-cell table:style-name="ce18" table:formula="of:=[.L155]/[.K155]" office:value-type="float" office:value="-0.509090909090909">
            <text:p>-0,51</text:p>
          </table:table-cell>
          <table:table-cell table:formula="of:=[.B155]+[.H155]" office:value-type="float" office:value="1775">
            <text:p>1775</text:p>
          </table:table-cell>
          <table:table-cell table:formula="of:=[.C155]+[.I155]" office:value-type="float" office:value="-887.5">
            <text:p>-887,5</text:p>
          </table:table-cell>
          <table:table-cell table:style-name="ce16" table:formula="of:=[.O155]/[.N155]" office:value-type="float" office:value="-0.5">
            <text:p>-0,50</text:p>
          </table:table-cell>
          <table:table-cell table:formula="of:=[.E155]+[.K155]" office:value-type="float" office:value="1788">
            <text:p>1788</text:p>
          </table:table-cell>
          <table:table-cell table:formula="of:=[.F155]+[.L155]" office:value-type="float" office:value="-580.5">
            <text:p>-580,5</text:p>
          </table:table-cell>
          <table:table-cell table:style-name="ce16" table:formula="of:=[.R155]/[.Q155]" office:value-type="float" office:value="-0.324664429530201">
            <text:p>-0,32</text:p>
          </table:table-cell>
          <table:table-cell table:style-name="ce16" table:formula="of:=[.P155]" office:value-type="float" office:value="-0.5">
            <text:p>-0,50</text:p>
          </table:table-cell>
          <table:table-cell table:style-name="ce16" table:formula="of:=[.S155]" office:value-type="float" office:value="-0.324664429530201">
            <text:p>-0,32</text:p>
          </table:table-cell>
          <table:table-cell/>
        </table:table-row>
        <table:table-row table:style-name="ro2">
          <table:table-cell office:value-type="string">
            <text:p>64o</text:p>
          </table:table-cell>
          <table:table-cell office:value-type="float" office:value="1706">
            <text:p>1706</text:p>
          </table:table-cell>
          <table:table-cell office:value-type="float" office:value="-853">
            <text:p>-853</text:p>
          </table:table-cell>
          <table:table-cell table:style-name="ce18" table:formula="of:=[.C156]/[.B156]" office:value-type="float" office:value="-0.5">
            <text:p>-0,50</text:p>
          </table:table-cell>
          <table:table-cell office:value-type="float" office:value="1693">
            <text:p>1693</text:p>
          </table:table-cell>
          <table:table-cell office:value-type="float" office:value="-1248.5">
            <text:p>-1248,5</text:p>
          </table:table-cell>
          <table:table-cell table:style-name="ce18" table:formula="of:=[.F156]/[.E156]" office:value-type="float" office:value="-0.737448316597755">
            <text:p>-0,74</text:p>
          </table:table-cell>
          <table:table-cell office:value-type="float" office:value="3480">
            <text:p>3480</text:p>
          </table:table-cell>
          <table:table-cell office:value-type="float" office:value="-1740">
            <text:p>-1740</text:p>
          </table:table-cell>
          <table:table-cell table:style-name="ce18" table:formula="of:=[.I156]/[.H156]" office:value-type="float" office:value="-0.5">
            <text:p>-0,50</text:p>
          </table:table-cell>
          <table:table-cell office:value-type="float" office:value="3455">
            <text:p>3455</text:p>
          </table:table-cell>
          <table:table-cell office:value-type="float" office:value="-2598.5">
            <text:p>-2598,5</text:p>
          </table:table-cell>
          <table:table-cell table:style-name="ce18" table:formula="of:=[.L156]/[.K156]" office:value-type="float" office:value="-0.752098408104197">
            <text:p>-0,75</text:p>
          </table:table-cell>
          <table:table-cell table:formula="of:=[.B156]+[.H156]" office:value-type="float" office:value="5186">
            <text:p>5186</text:p>
          </table:table-cell>
          <table:table-cell table:formula="of:=[.C156]+[.I156]" office:value-type="float" office:value="-2593">
            <text:p>-2593</text:p>
          </table:table-cell>
          <table:table-cell table:style-name="ce16" table:formula="of:=[.O156]/[.N156]" office:value-type="float" office:value="-0.5">
            <text:p>-0,50</text:p>
          </table:table-cell>
          <table:table-cell table:formula="of:=[.E156]+[.K156]" office:value-type="float" office:value="5148">
            <text:p>5148</text:p>
          </table:table-cell>
          <table:table-cell table:formula="of:=[.F156]+[.L156]" office:value-type="float" office:value="-3847">
            <text:p>-3847</text:p>
          </table:table-cell>
          <table:table-cell table:style-name="ce16" table:formula="of:=[.R156]/[.Q156]" office:value-type="float" office:value="-0.747280497280497">
            <text:p>-0,75</text:p>
          </table:table-cell>
          <table:table-cell table:style-name="ce16" table:formula="of:=[.P156]" office:value-type="float" office:value="-0.5">
            <text:p>-0,50</text:p>
          </table:table-cell>
          <table:table-cell table:style-name="ce16" table:formula="of:=[.S156]" office:value-type="float" office:value="-0.747280497280497">
            <text:p>-0,75</text:p>
          </table:table-cell>
          <table:table-cell/>
        </table:table-row>
        <table:table-row table:style-name="ro2">
          <table:table-cell office:value-type="string">
            <text:p>63s</text:p>
          </table:table-cell>
          <table:table-cell office:value-type="float" office:value="594">
            <text:p>594</text:p>
          </table:table-cell>
          <table:table-cell office:value-type="float" office:value="-297">
            <text:p>-297</text:p>
          </table:table-cell>
          <table:table-cell table:style-name="ce18" table:formula="of:=[.C157]/[.B157]" office:value-type="float" office:value="-0.5">
            <text:p>-0,50</text:p>
          </table:table-cell>
          <table:table-cell office:value-type="float" office:value="578">
            <text:p>578</text:p>
          </table:table-cell>
          <table:table-cell office:value-type="float" office:value="-444">
            <text:p>-444</text:p>
          </table:table-cell>
          <table:table-cell table:style-name="ce18" table:formula="of:=[.F157]/[.E157]" office:value-type="float" office:value="-0.768166089965398">
            <text:p>-0,77</text:p>
          </table:table-cell>
          <table:table-cell office:value-type="float" office:value="1141">
            <text:p>1141</text:p>
          </table:table-cell>
          <table:table-cell office:value-type="float" office:value="-570.5">
            <text:p>-570,5</text:p>
          </table:table-cell>
          <table:table-cell table:style-name="ce18" table:formula="of:=[.I157]/[.H157]" office:value-type="float" office:value="-0.5">
            <text:p>-0,50</text:p>
          </table:table-cell>
          <table:table-cell office:value-type="float" office:value="1232">
            <text:p>1232</text:p>
          </table:table-cell>
          <table:table-cell office:value-type="float" office:value="-814.5">
            <text:p>-814,5</text:p>
          </table:table-cell>
          <table:table-cell table:style-name="ce18" table:formula="of:=[.L157]/[.K157]" office:value-type="float" office:value="-0.66112012987013">
            <text:p>-0,66</text:p>
          </table:table-cell>
          <table:table-cell table:formula="of:=[.B157]+[.H157]" office:value-type="float" office:value="1735">
            <text:p>1735</text:p>
          </table:table-cell>
          <table:table-cell table:formula="of:=[.C157]+[.I157]" office:value-type="float" office:value="-867.5">
            <text:p>-867,5</text:p>
          </table:table-cell>
          <table:table-cell table:style-name="ce16" table:formula="of:=[.O157]/[.N157]" office:value-type="float" office:value="-0.5">
            <text:p>-0,50</text:p>
          </table:table-cell>
          <table:table-cell table:formula="of:=[.E157]+[.K157]" office:value-type="float" office:value="1810">
            <text:p>1810</text:p>
          </table:table-cell>
          <table:table-cell table:formula="of:=[.F157]+[.L157]" office:value-type="float" office:value="-1258.5">
            <text:p>-1258,5</text:p>
          </table:table-cell>
          <table:table-cell table:style-name="ce16" table:formula="of:=[.R157]/[.Q157]" office:value-type="float" office:value="-0.695303867403315">
            <text:p>-0,70</text:p>
          </table:table-cell>
          <table:table-cell table:style-name="ce16" table:formula="of:=[.P157]" office:value-type="float" office:value="-0.5">
            <text:p>-0,50</text:p>
          </table:table-cell>
          <table:table-cell table:style-name="ce16" table:formula="of:=[.S157]" office:value-type="float" office:value="-0.695303867403315">
            <text:p>-0,70</text:p>
          </table:table-cell>
          <table:table-cell/>
        </table:table-row>
        <table:table-row table:style-name="ro2">
          <table:table-cell office:value-type="string">
            <text:p>63o</text:p>
          </table:table-cell>
          <table:table-cell office:value-type="float" office:value="1764">
            <text:p>1764</text:p>
          </table:table-cell>
          <table:table-cell office:value-type="float" office:value="-882">
            <text:p>-882</text:p>
          </table:table-cell>
          <table:table-cell table:style-name="ce18" table:formula="of:=[.C158]/[.B158]" office:value-type="float" office:value="-0.5">
            <text:p>-0,50</text:p>
          </table:table-cell>
          <table:table-cell office:value-type="float" office:value="1764">
            <text:p>1764</text:p>
          </table:table-cell>
          <table:table-cell office:value-type="float" office:value="-1405.5">
            <text:p>-1405,5</text:p>
          </table:table-cell>
          <table:table-cell table:style-name="ce18" table:formula="of:=[.F158]/[.E158]" office:value-type="float" office:value="-0.796768707482993">
            <text:p>-0,80</text:p>
          </table:table-cell>
          <table:table-cell office:value-type="float" office:value="3545">
            <text:p>3545</text:p>
          </table:table-cell>
          <table:table-cell office:value-type="float" office:value="-1772.5">
            <text:p>-1772,5</text:p>
          </table:table-cell>
          <table:table-cell table:style-name="ce18" table:formula="of:=[.I158]/[.H158]" office:value-type="float" office:value="-0.5">
            <text:p>-0,50</text:p>
          </table:table-cell>
          <table:table-cell office:value-type="float" office:value="3473">
            <text:p>3473</text:p>
          </table:table-cell>
          <table:table-cell office:value-type="float" office:value="-2610">
            <text:p>-2610</text:p>
          </table:table-cell>
          <table:table-cell table:style-name="ce18" table:formula="of:=[.L158]/[.K158]" office:value-type="float" office:value="-0.751511661387849">
            <text:p>-0,75</text:p>
          </table:table-cell>
          <table:table-cell table:formula="of:=[.B158]+[.H158]" office:value-type="float" office:value="5309">
            <text:p>5309</text:p>
          </table:table-cell>
          <table:table-cell table:formula="of:=[.C158]+[.I158]" office:value-type="float" office:value="-2654.5">
            <text:p>-2654,5</text:p>
          </table:table-cell>
          <table:table-cell table:style-name="ce16" table:formula="of:=[.O158]/[.N158]" office:value-type="float" office:value="-0.5">
            <text:p>-0,50</text:p>
          </table:table-cell>
          <table:table-cell table:formula="of:=[.E158]+[.K158]" office:value-type="float" office:value="5237">
            <text:p>5237</text:p>
          </table:table-cell>
          <table:table-cell table:formula="of:=[.F158]+[.L158]" office:value-type="float" office:value="-4015.5">
            <text:p>-4015,5</text:p>
          </table:table-cell>
          <table:table-cell table:style-name="ce16" table:formula="of:=[.R158]/[.Q158]" office:value-type="float" office:value="-0.766755776207752">
            <text:p>-0,77</text:p>
          </table:table-cell>
          <table:table-cell table:style-name="ce16" table:formula="of:=[.P158]" office:value-type="float" office:value="-0.5">
            <text:p>-0,50</text:p>
          </table:table-cell>
          <table:table-cell table:style-name="ce16" table:formula="of:=[.S158]" office:value-type="float" office:value="-0.766755776207752">
            <text:p>-0,77</text:p>
          </table:table-cell>
          <table:table-cell/>
        </table:table-row>
        <table:table-row table:style-name="ro2">
          <table:table-cell office:value-type="string">
            <text:p>62s</text:p>
          </table:table-cell>
          <table:table-cell office:value-type="float" office:value="595">
            <text:p>595</text:p>
          </table:table-cell>
          <table:table-cell office:value-type="float" office:value="-297.5">
            <text:p>-297,5</text:p>
          </table:table-cell>
          <table:table-cell table:style-name="ce18" table:formula="of:=[.C159]/[.B159]" office:value-type="float" office:value="-0.5">
            <text:p>-0,50</text:p>
          </table:table-cell>
          <table:table-cell office:value-type="float" office:value="579">
            <text:p>579</text:p>
          </table:table-cell>
          <table:table-cell office:value-type="float" office:value="-409">
            <text:p>-409</text:p>
          </table:table-cell>
          <table:table-cell table:style-name="ce18" table:formula="of:=[.F159]/[.E159]" office:value-type="float" office:value="-0.706390328151986">
            <text:p>-0,71</text:p>
          </table:table-cell>
          <table:table-cell office:value-type="float" office:value="1175">
            <text:p>1175</text:p>
          </table:table-cell>
          <table:table-cell office:value-type="float" office:value="-587.5">
            <text:p>-587,5</text:p>
          </table:table-cell>
          <table:table-cell table:style-name="ce18" table:formula="of:=[.I159]/[.H159]" office:value-type="float" office:value="-0.5">
            <text:p>-0,50</text:p>
          </table:table-cell>
          <table:table-cell office:value-type="float" office:value="1131">
            <text:p>1131</text:p>
          </table:table-cell>
          <table:table-cell office:value-type="float" office:value="-960">
            <text:p>-960</text:p>
          </table:table-cell>
          <table:table-cell table:style-name="ce18" table:formula="of:=[.L159]/[.K159]" office:value-type="float" office:value="-0.848806366047745">
            <text:p>-0,85</text:p>
          </table:table-cell>
          <table:table-cell table:formula="of:=[.B159]+[.H159]" office:value-type="float" office:value="1770">
            <text:p>1770</text:p>
          </table:table-cell>
          <table:table-cell table:formula="of:=[.C159]+[.I159]" office:value-type="float" office:value="-885">
            <text:p>-885</text:p>
          </table:table-cell>
          <table:table-cell table:style-name="ce16" table:formula="of:=[.O159]/[.N159]" office:value-type="float" office:value="-0.5">
            <text:p>-0,50</text:p>
          </table:table-cell>
          <table:table-cell table:formula="of:=[.E159]+[.K159]" office:value-type="float" office:value="1710">
            <text:p>1710</text:p>
          </table:table-cell>
          <table:table-cell table:formula="of:=[.F159]+[.L159]" office:value-type="float" office:value="-1369">
            <text:p>-1369</text:p>
          </table:table-cell>
          <table:table-cell table:style-name="ce16" table:formula="of:=[.R159]/[.Q159]" office:value-type="float" office:value="-0.800584795321637">
            <text:p>-0,80</text:p>
          </table:table-cell>
          <table:table-cell table:style-name="ce16" table:formula="of:=[.P159]" office:value-type="float" office:value="-0.5">
            <text:p>-0,50</text:p>
          </table:table-cell>
          <table:table-cell table:style-name="ce16" table:formula="of:=[.S159]" office:value-type="float" office:value="-0.800584795321637">
            <text:p>-0,80</text:p>
          </table:table-cell>
          <table:table-cell/>
        </table:table-row>
        <table:table-row table:style-name="ro2">
          <table:table-cell office:value-type="string">
            <text:p>62o</text:p>
          </table:table-cell>
          <table:table-cell office:value-type="float" office:value="1802">
            <text:p>1802</text:p>
          </table:table-cell>
          <table:table-cell office:value-type="float" office:value="-901">
            <text:p>-901</text:p>
          </table:table-cell>
          <table:table-cell table:style-name="ce18" table:formula="of:=[.C160]/[.B160]" office:value-type="float" office:value="-0.5">
            <text:p>-0,50</text:p>
          </table:table-cell>
          <table:table-cell office:value-type="float" office:value="1701">
            <text:p>1701</text:p>
          </table:table-cell>
          <table:table-cell office:value-type="float" office:value="-1346">
            <text:p>-1346</text:p>
          </table:table-cell>
          <table:table-cell table:style-name="ce18" table:formula="of:=[.F160]/[.E160]" office:value-type="float" office:value="-0.79129923574368">
            <text:p>-0,79</text:p>
          </table:table-cell>
          <table:table-cell office:value-type="float" office:value="3424">
            <text:p>3424</text:p>
          </table:table-cell>
          <table:table-cell office:value-type="float" office:value="-1712">
            <text:p>-1712</text:p>
          </table:table-cell>
          <table:table-cell table:style-name="ce18" table:formula="of:=[.I160]/[.H160]" office:value-type="float" office:value="-0.5">
            <text:p>-0,50</text:p>
          </table:table-cell>
          <table:table-cell office:value-type="float" office:value="3446">
            <text:p>3446</text:p>
          </table:table-cell>
          <table:table-cell office:value-type="float" office:value="-2485.5">
            <text:p>-2485,5</text:p>
          </table:table-cell>
          <table:table-cell table:style-name="ce18" table:formula="of:=[.L160]/[.K160]" office:value-type="float" office:value="-0.721271038885665">
            <text:p>-0,72</text:p>
          </table:table-cell>
          <table:table-cell table:formula="of:=[.B160]+[.H160]" office:value-type="float" office:value="5226">
            <text:p>5226</text:p>
          </table:table-cell>
          <table:table-cell table:formula="of:=[.C160]+[.I160]" office:value-type="float" office:value="-2613">
            <text:p>-2613</text:p>
          </table:table-cell>
          <table:table-cell table:style-name="ce16" table:formula="of:=[.O160]/[.N160]" office:value-type="float" office:value="-0.5">
            <text:p>-0,50</text:p>
          </table:table-cell>
          <table:table-cell table:formula="of:=[.E160]+[.K160]" office:value-type="float" office:value="5147">
            <text:p>5147</text:p>
          </table:table-cell>
          <table:table-cell table:formula="of:=[.F160]+[.L160]" office:value-type="float" office:value="-3831.5">
            <text:p>-3831,5</text:p>
          </table:table-cell>
          <table:table-cell table:style-name="ce16" table:formula="of:=[.R160]/[.Q160]" office:value-type="float" office:value="-0.744414221876821">
            <text:p>-0,74</text:p>
          </table:table-cell>
          <table:table-cell table:style-name="ce16" table:formula="of:=[.P160]" office:value-type="float" office:value="-0.5">
            <text:p>-0,50</text:p>
          </table:table-cell>
          <table:table-cell table:style-name="ce16" table:formula="of:=[.S160]" office:value-type="float" office:value="-0.744414221876821">
            <text:p>-0,74</text:p>
          </table:table-cell>
          <table:table-cell/>
        </table:table-row>
        <table:table-row table:style-name="ro2">
          <table:table-cell office:value-type="string">
            <text:p>54s</text:p>
          </table:table-cell>
          <table:table-cell table:style-name="ce15" office:value-type="float" office:value="590">
            <text:p>590</text:p>
          </table:table-cell>
          <table:table-cell table:style-name="ce15" office:value-type="float" office:value="-175">
            <text:p>-175</text:p>
          </table:table-cell>
          <table:table-cell table:formula="of:=[.C161]/[.B161]" office:value-type="float" office:value="-0.296610169491525">
            <text:p>-0,30</text:p>
          </table:table-cell>
          <table:table-cell table:style-name="ce15" office:value-type="float" office:value="582">
            <text:p>582</text:p>
          </table:table-cell>
          <table:table-cell table:style-name="ce15" office:value-type="float" office:value="-177">
            <text:p>-177</text:p>
          </table:table-cell>
          <table:table-cell table:formula="of:=[.F161]/[.E161]" office:value-type="float" office:value="-0.304123711340206">
            <text:p>-0,30</text:p>
          </table:table-cell>
          <table:table-cell table:style-name="ce15" office:value-type="float" office:value="1125">
            <text:p>1125</text:p>
          </table:table-cell>
          <table:table-cell table:style-name="ce15" office:value-type="float" office:value="-180">
            <text:p>-180</text:p>
          </table:table-cell>
          <table:table-cell table:formula="of:=[.I161]/[.H161]" office:value-type="float" office:value="-0.16">
            <text:p>-0,16</text:p>
          </table:table-cell>
          <table:table-cell table:style-name="ce15" office:value-type="float" office:value="1181">
            <text:p>1181</text:p>
          </table:table-cell>
          <table:table-cell table:style-name="ce15" office:value-type="float" office:value="-265">
            <text:p>-265</text:p>
          </table:table-cell>
          <table:table-cell table:formula="of:=[.L161]/[.K161]" office:value-type="float" office:value="-0.224386113463167">
            <text:p>-0,22</text:p>
          </table:table-cell>
          <table:table-cell table:formula="of:=[.B161]+[.H161]" office:value-type="float" office:value="1715">
            <text:p>1715</text:p>
          </table:table-cell>
          <table:table-cell table:formula="of:=[.C161]+[.I161]" office:value-type="float" office:value="-355">
            <text:p>-355</text:p>
          </table:table-cell>
          <table:table-cell table:style-name="ce16" table:formula="of:=[.O161]/[.N161]" office:value-type="float" office:value="-0.206997084548105">
            <text:p>-0,21</text:p>
          </table:table-cell>
          <table:table-cell table:formula="of:=[.E161]+[.K161]" office:value-type="float" office:value="1763">
            <text:p>1763</text:p>
          </table:table-cell>
          <table:table-cell table:formula="of:=[.F161]+[.L161]" office:value-type="float" office:value="-442">
            <text:p>-442</text:p>
          </table:table-cell>
          <table:table-cell table:style-name="ce16" table:formula="of:=[.R161]/[.Q161]" office:value-type="float" office:value="-0.250709018718094">
            <text:p>-0,25</text:p>
          </table:table-cell>
          <table:table-cell table:style-name="ce16" table:formula="of:=[.P161]" office:value-type="float" office:value="-0.206997084548105">
            <text:p>-0,21</text:p>
          </table:table-cell>
          <table:table-cell table:style-name="ce16" table:formula="of:=[.S161]" office:value-type="float" office:value="-0.250709018718094">
            <text:p>-0,25</text:p>
          </table:table-cell>
          <table:table-cell/>
        </table:table-row>
        <table:table-row table:style-name="ro2">
          <table:table-cell office:value-type="string">
            <text:p>54o</text:p>
          </table:table-cell>
          <table:table-cell office:value-type="float" office:value="1791">
            <text:p>1791</text:p>
          </table:table-cell>
          <table:table-cell office:value-type="float" office:value="-895.5">
            <text:p>-895,5</text:p>
          </table:table-cell>
          <table:table-cell table:style-name="ce18" table:formula="of:=[.C162]/[.B162]" office:value-type="float" office:value="-0.5">
            <text:p>-0,50</text:p>
          </table:table-cell>
          <table:table-cell office:value-type="float" office:value="1765">
            <text:p>1765</text:p>
          </table:table-cell>
          <table:table-cell office:value-type="float" office:value="-1254.5">
            <text:p>-1254,5</text:p>
          </table:table-cell>
          <table:table-cell table:style-name="ce18" table:formula="of:=[.F162]/[.E162]" office:value-type="float" office:value="-0.710764872521246">
            <text:p>-0,71</text:p>
          </table:table-cell>
          <table:table-cell office:value-type="float" office:value="3420">
            <text:p>3420</text:p>
          </table:table-cell>
          <table:table-cell office:value-type="float" office:value="-1710">
            <text:p>-1710</text:p>
          </table:table-cell>
          <table:table-cell table:style-name="ce18" table:formula="of:=[.I162]/[.H162]" office:value-type="float" office:value="-0.5">
            <text:p>-0,50</text:p>
          </table:table-cell>
          <table:table-cell office:value-type="float" office:value="3484">
            <text:p>3484</text:p>
          </table:table-cell>
          <table:table-cell office:value-type="float" office:value="-2462">
            <text:p>-2462</text:p>
          </table:table-cell>
          <table:table-cell table:style-name="ce18" table:formula="of:=[.L162]/[.K162]" office:value-type="float" office:value="-0.706659012629162">
            <text:p>-0,71</text:p>
          </table:table-cell>
          <table:table-cell table:formula="of:=[.B162]+[.H162]" office:value-type="float" office:value="5211">
            <text:p>5211</text:p>
          </table:table-cell>
          <table:table-cell table:formula="of:=[.C162]+[.I162]" office:value-type="float" office:value="-2605.5">
            <text:p>-2605,5</text:p>
          </table:table-cell>
          <table:table-cell table:style-name="ce16" table:formula="of:=[.O162]/[.N162]" office:value-type="float" office:value="-0.5">
            <text:p>-0,50</text:p>
          </table:table-cell>
          <table:table-cell table:formula="of:=[.E162]+[.K162]" office:value-type="float" office:value="5249">
            <text:p>5249</text:p>
          </table:table-cell>
          <table:table-cell table:formula="of:=[.F162]+[.L162]" office:value-type="float" office:value="-3716.5">
            <text:p>-3716,5</text:p>
          </table:table-cell>
          <table:table-cell table:style-name="ce16" table:formula="of:=[.R162]/[.Q162]" office:value-type="float" office:value="-0.708039626595542">
            <text:p>-0,71</text:p>
          </table:table-cell>
          <table:table-cell table:style-name="ce16" table:formula="of:=[.P162]" office:value-type="float" office:value="-0.5">
            <text:p>-0,50</text:p>
          </table:table-cell>
          <table:table-cell table:style-name="ce16" table:formula="of:=[.S162]" office:value-type="float" office:value="-0.708039626595542">
            <text:p>-0,71</text:p>
          </table:table-cell>
          <table:table-cell/>
        </table:table-row>
        <table:table-row table:style-name="ro2">
          <table:table-cell office:value-type="string">
            <text:p>53s</text:p>
          </table:table-cell>
          <table:table-cell office:value-type="float" office:value="565">
            <text:p>565</text:p>
          </table:table-cell>
          <table:table-cell office:value-type="float" office:value="-282.5">
            <text:p>-282,5</text:p>
          </table:table-cell>
          <table:table-cell table:style-name="ce18" table:formula="of:=[.C163]/[.B163]" office:value-type="float" office:value="-0.5">
            <text:p>-0,50</text:p>
          </table:table-cell>
          <table:table-cell office:value-type="float" office:value="592">
            <text:p>592</text:p>
          </table:table-cell>
          <table:table-cell office:value-type="float" office:value="-480">
            <text:p>-480</text:p>
          </table:table-cell>
          <table:table-cell table:style-name="ce18" table:formula="of:=[.F163]/[.E163]" office:value-type="float" office:value="-0.810810810810811">
            <text:p>-0,81</text:p>
          </table:table-cell>
          <table:table-cell office:value-type="float" office:value="1181">
            <text:p>1181</text:p>
          </table:table-cell>
          <table:table-cell office:value-type="float" office:value="-590.5">
            <text:p>-590,5</text:p>
          </table:table-cell>
          <table:table-cell table:style-name="ce18" table:formula="of:=[.I163]/[.H163]" office:value-type="float" office:value="-0.5">
            <text:p>-0,50</text:p>
          </table:table-cell>
          <table:table-cell office:value-type="float" office:value="1129">
            <text:p>1129</text:p>
          </table:table-cell>
          <table:table-cell office:value-type="float" office:value="-835.5">
            <text:p>-835,5</text:p>
          </table:table-cell>
          <table:table-cell table:style-name="ce18" table:formula="of:=[.L163]/[.K163]" office:value-type="float" office:value="-0.740035429583702">
            <text:p>-0,74</text:p>
          </table:table-cell>
          <table:table-cell table:formula="of:=[.B163]+[.H163]" office:value-type="float" office:value="1746">
            <text:p>1746</text:p>
          </table:table-cell>
          <table:table-cell table:formula="of:=[.C163]+[.I163]" office:value-type="float" office:value="-873">
            <text:p>-873</text:p>
          </table:table-cell>
          <table:table-cell table:style-name="ce16" table:formula="of:=[.O163]/[.N163]" office:value-type="float" office:value="-0.5">
            <text:p>-0,50</text:p>
          </table:table-cell>
          <table:table-cell table:formula="of:=[.E163]+[.K163]" office:value-type="float" office:value="1721">
            <text:p>1721</text:p>
          </table:table-cell>
          <table:table-cell table:formula="of:=[.F163]+[.L163]" office:value-type="float" office:value="-1315.5">
            <text:p>-1315,5</text:p>
          </table:table-cell>
          <table:table-cell table:style-name="ce16" table:formula="of:=[.R163]/[.Q163]" office:value-type="float" office:value="-0.7643811737362">
            <text:p>-0,76</text:p>
          </table:table-cell>
          <table:table-cell table:style-name="ce16" table:formula="of:=[.P163]" office:value-type="float" office:value="-0.5">
            <text:p>-0,50</text:p>
          </table:table-cell>
          <table:table-cell table:style-name="ce16" table:formula="of:=[.S163]" office:value-type="float" office:value="-0.7643811737362">
            <text:p>-0,76</text:p>
          </table:table-cell>
          <table:table-cell/>
        </table:table-row>
        <table:table-row table:style-name="ro2">
          <table:table-cell office:value-type="string">
            <text:p>53o</text:p>
          </table:table-cell>
          <table:table-cell office:value-type="float" office:value="1784">
            <text:p>1784</text:p>
          </table:table-cell>
          <table:table-cell office:value-type="float" office:value="-892">
            <text:p>-892</text:p>
          </table:table-cell>
          <table:table-cell table:style-name="ce18" table:formula="of:=[.C164]/[.B164]" office:value-type="float" office:value="-0.5">
            <text:p>-0,50</text:p>
          </table:table-cell>
          <table:table-cell office:value-type="float" office:value="1652">
            <text:p>1652</text:p>
          </table:table-cell>
          <table:table-cell office:value-type="float" office:value="-1338.5">
            <text:p>-1338,5</text:p>
          </table:table-cell>
          <table:table-cell table:style-name="ce18" table:formula="of:=[.F164]/[.E164]" office:value-type="float" office:value="-0.810230024213075">
            <text:p>-0,81</text:p>
          </table:table-cell>
          <table:table-cell office:value-type="float" office:value="3357">
            <text:p>3357</text:p>
          </table:table-cell>
          <table:table-cell office:value-type="float" office:value="-1678.5">
            <text:p>-1678,5</text:p>
          </table:table-cell>
          <table:table-cell table:style-name="ce18" table:formula="of:=[.I164]/[.H164]" office:value-type="float" office:value="-0.5">
            <text:p>-0,50</text:p>
          </table:table-cell>
          <table:table-cell office:value-type="float" office:value="3528">
            <text:p>3528</text:p>
          </table:table-cell>
          <table:table-cell office:value-type="float" office:value="-2809">
            <text:p>-2809</text:p>
          </table:table-cell>
          <table:table-cell table:style-name="ce18" table:formula="of:=[.L164]/[.K164]" office:value-type="float" office:value="-0.796201814058957">
            <text:p>-0,80</text:p>
          </table:table-cell>
          <table:table-cell table:formula="of:=[.B164]+[.H164]" office:value-type="float" office:value="5141">
            <text:p>5141</text:p>
          </table:table-cell>
          <table:table-cell table:formula="of:=[.C164]+[.I164]" office:value-type="float" office:value="-2570.5">
            <text:p>-2570,5</text:p>
          </table:table-cell>
          <table:table-cell table:style-name="ce16" table:formula="of:=[.O164]/[.N164]" office:value-type="float" office:value="-0.5">
            <text:p>-0,50</text:p>
          </table:table-cell>
          <table:table-cell table:formula="of:=[.E164]+[.K164]" office:value-type="float" office:value="5180">
            <text:p>5180</text:p>
          </table:table-cell>
          <table:table-cell table:formula="of:=[.F164]+[.L164]" office:value-type="float" office:value="-4147.5">
            <text:p>-4147,5</text:p>
          </table:table-cell>
          <table:table-cell table:style-name="ce16" table:formula="of:=[.R164]/[.Q164]" office:value-type="float" office:value="-0.800675675675676">
            <text:p>-0,80</text:p>
          </table:table-cell>
          <table:table-cell table:style-name="ce16" table:formula="of:=[.P164]" office:value-type="float" office:value="-0.5">
            <text:p>-0,50</text:p>
          </table:table-cell>
          <table:table-cell table:style-name="ce16" table:formula="of:=[.S164]" office:value-type="float" office:value="-0.800675675675676">
            <text:p>-0,80</text:p>
          </table:table-cell>
          <table:table-cell/>
        </table:table-row>
        <table:table-row table:style-name="ro2">
          <table:table-cell office:value-type="string">
            <text:p>52s</text:p>
          </table:table-cell>
          <table:table-cell office:value-type="float" office:value="564">
            <text:p>564</text:p>
          </table:table-cell>
          <table:table-cell office:value-type="float" office:value="-282">
            <text:p>-282</text:p>
          </table:table-cell>
          <table:table-cell table:style-name="ce18" table:formula="of:=[.C165]/[.B165]" office:value-type="float" office:value="-0.5">
            <text:p>-0,50</text:p>
          </table:table-cell>
          <table:table-cell office:value-type="float" office:value="621">
            <text:p>621</text:p>
          </table:table-cell>
          <table:table-cell office:value-type="float" office:value="-513.5">
            <text:p>-513,5</text:p>
          </table:table-cell>
          <table:table-cell table:style-name="ce18" table:formula="of:=[.F165]/[.E165]" office:value-type="float" office:value="-0.826892109500805">
            <text:p>-0,83</text:p>
          </table:table-cell>
          <table:table-cell office:value-type="float" office:value="1171">
            <text:p>1171</text:p>
          </table:table-cell>
          <table:table-cell office:value-type="float" office:value="-585.5">
            <text:p>-585,5</text:p>
          </table:table-cell>
          <table:table-cell table:style-name="ce18" table:formula="of:=[.I165]/[.H165]" office:value-type="float" office:value="-0.5">
            <text:p>-0,50</text:p>
          </table:table-cell>
          <table:table-cell office:value-type="float" office:value="1113">
            <text:p>1113</text:p>
          </table:table-cell>
          <table:table-cell office:value-type="float" office:value="-816.5">
            <text:p>-816,5</text:p>
          </table:table-cell>
          <table:table-cell table:style-name="ce18" table:formula="of:=[.L165]/[.K165]" office:value-type="float" office:value="-0.733602875112309">
            <text:p>-0,73</text:p>
          </table:table-cell>
          <table:table-cell table:formula="of:=[.B165]+[.H165]" office:value-type="float" office:value="1735">
            <text:p>1735</text:p>
          </table:table-cell>
          <table:table-cell table:formula="of:=[.C165]+[.I165]" office:value-type="float" office:value="-867.5">
            <text:p>-867,5</text:p>
          </table:table-cell>
          <table:table-cell table:style-name="ce16" table:formula="of:=[.O165]/[.N165]" office:value-type="float" office:value="-0.5">
            <text:p>-0,50</text:p>
          </table:table-cell>
          <table:table-cell table:formula="of:=[.E165]+[.K165]" office:value-type="float" office:value="1734">
            <text:p>1734</text:p>
          </table:table-cell>
          <table:table-cell table:formula="of:=[.F165]+[.L165]" office:value-type="float" office:value="-1330">
            <text:p>-1330</text:p>
          </table:table-cell>
          <table:table-cell table:style-name="ce16" table:formula="of:=[.R165]/[.Q165]" office:value-type="float" office:value="-0.767012687427912">
            <text:p>-0,77</text:p>
          </table:table-cell>
          <table:table-cell table:style-name="ce16" table:formula="of:=[.P165]" office:value-type="float" office:value="-0.5">
            <text:p>-0,50</text:p>
          </table:table-cell>
          <table:table-cell table:style-name="ce16" table:formula="of:=[.S165]" office:value-type="float" office:value="-0.767012687427912">
            <text:p>-0,77</text:p>
          </table:table-cell>
          <table:table-cell/>
        </table:table-row>
        <table:table-row table:style-name="ro2">
          <table:table-cell office:value-type="string">
            <text:p>52o</text:p>
          </table:table-cell>
          <table:table-cell office:value-type="float" office:value="1698">
            <text:p>1698</text:p>
          </table:table-cell>
          <table:table-cell office:value-type="float" office:value="-849">
            <text:p>-849</text:p>
          </table:table-cell>
          <table:table-cell table:style-name="ce18" table:formula="of:=[.C166]/[.B166]" office:value-type="float" office:value="-0.5">
            <text:p>-0,50</text:p>
          </table:table-cell>
          <table:table-cell office:value-type="float" office:value="1736">
            <text:p>1736</text:p>
          </table:table-cell>
          <table:table-cell office:value-type="float" office:value="-1319.5">
            <text:p>-1319,5</text:p>
          </table:table-cell>
          <table:table-cell table:style-name="ce18" table:formula="of:=[.F166]/[.E166]" office:value-type="float" office:value="-0.76008064516129">
            <text:p>-0,76</text:p>
          </table:table-cell>
          <table:table-cell office:value-type="float" office:value="3462">
            <text:p>3462</text:p>
          </table:table-cell>
          <table:table-cell office:value-type="float" office:value="-1731">
            <text:p>-1731</text:p>
          </table:table-cell>
          <table:table-cell table:style-name="ce18" table:formula="of:=[.I166]/[.H166]" office:value-type="float" office:value="-0.5">
            <text:p>-0,50</text:p>
          </table:table-cell>
          <table:table-cell office:value-type="float" office:value="3461">
            <text:p>3461</text:p>
          </table:table-cell>
          <table:table-cell office:value-type="float" office:value="-2655.5">
            <text:p>-2655,5</text:p>
          </table:table-cell>
          <table:table-cell table:style-name="ce18" table:formula="of:=[.L166]/[.K166]" office:value-type="float" office:value="-0.767263796590581">
            <text:p>-0,77</text:p>
          </table:table-cell>
          <table:table-cell table:formula="of:=[.B166]+[.H166]" office:value-type="float" office:value="5160">
            <text:p>5160</text:p>
          </table:table-cell>
          <table:table-cell table:formula="of:=[.C166]+[.I166]" office:value-type="float" office:value="-2580">
            <text:p>-2580</text:p>
          </table:table-cell>
          <table:table-cell table:style-name="ce16" table:formula="of:=[.O166]/[.N166]" office:value-type="float" office:value="-0.5">
            <text:p>-0,50</text:p>
          </table:table-cell>
          <table:table-cell table:formula="of:=[.E166]+[.K166]" office:value-type="float" office:value="5197">
            <text:p>5197</text:p>
          </table:table-cell>
          <table:table-cell table:formula="of:=[.F166]+[.L166]" office:value-type="float" office:value="-3975">
            <text:p>-3975</text:p>
          </table:table-cell>
          <table:table-cell table:style-name="ce16" table:formula="of:=[.R166]/[.Q166]" office:value-type="float" office:value="-0.764864344814316">
            <text:p>-0,76</text:p>
          </table:table-cell>
          <table:table-cell table:style-name="ce16" table:formula="of:=[.P166]" office:value-type="float" office:value="-0.5">
            <text:p>-0,50</text:p>
          </table:table-cell>
          <table:table-cell table:style-name="ce16" table:formula="of:=[.S166]" office:value-type="float" office:value="-0.764864344814316">
            <text:p>-0,76</text:p>
          </table:table-cell>
          <table:table-cell/>
        </table:table-row>
        <table:table-row table:style-name="ro2">
          <table:table-cell office:value-type="string">
            <text:p>43s</text:p>
          </table:table-cell>
          <table:table-cell office:value-type="float" office:value="554">
            <text:p>554</text:p>
          </table:table-cell>
          <table:table-cell office:value-type="float" office:value="-277">
            <text:p>-277</text:p>
          </table:table-cell>
          <table:table-cell table:style-name="ce18" table:formula="of:=[.C167]/[.B167]" office:value-type="float" office:value="-0.5">
            <text:p>-0,50</text:p>
          </table:table-cell>
          <table:table-cell office:value-type="float" office:value="612">
            <text:p>612</text:p>
          </table:table-cell>
          <table:table-cell office:value-type="float" office:value="-457.5">
            <text:p>-457,5</text:p>
          </table:table-cell>
          <table:table-cell table:style-name="ce18" table:formula="of:=[.F167]/[.E167]" office:value-type="float" office:value="-0.747549019607843">
            <text:p>-0,75</text:p>
          </table:table-cell>
          <table:table-cell office:value-type="float" office:value="1132">
            <text:p>1132</text:p>
          </table:table-cell>
          <table:table-cell office:value-type="float" office:value="-566">
            <text:p>-566</text:p>
          </table:table-cell>
          <table:table-cell table:style-name="ce18" table:formula="of:=[.I167]/[.H167]" office:value-type="float" office:value="-0.5">
            <text:p>-0,50</text:p>
          </table:table-cell>
          <table:table-cell office:value-type="float" office:value="1124">
            <text:p>1124</text:p>
          </table:table-cell>
          <table:table-cell office:value-type="float" office:value="-916">
            <text:p>-916</text:p>
          </table:table-cell>
          <table:table-cell table:style-name="ce18" table:formula="of:=[.L167]/[.K167]" office:value-type="float" office:value="-0.814946619217082">
            <text:p>-0,81</text:p>
          </table:table-cell>
          <table:table-cell table:formula="of:=[.B167]+[.H167]" office:value-type="float" office:value="1686">
            <text:p>1686</text:p>
          </table:table-cell>
          <table:table-cell table:formula="of:=[.C167]+[.I167]" office:value-type="float" office:value="-843">
            <text:p>-843</text:p>
          </table:table-cell>
          <table:table-cell table:style-name="ce16" table:formula="of:=[.O167]/[.N167]" office:value-type="float" office:value="-0.5">
            <text:p>-0,50</text:p>
          </table:table-cell>
          <table:table-cell table:formula="of:=[.E167]+[.K167]" office:value-type="float" office:value="1736">
            <text:p>1736</text:p>
          </table:table-cell>
          <table:table-cell table:formula="of:=[.F167]+[.L167]" office:value-type="float" office:value="-1373.5">
            <text:p>-1373,5</text:p>
          </table:table-cell>
          <table:table-cell table:style-name="ce16" table:formula="of:=[.R167]/[.Q167]" office:value-type="float" office:value="-0.7911866359447">
            <text:p>-0,79</text:p>
          </table:table-cell>
          <table:table-cell table:style-name="ce16" table:formula="of:=[.P167]" office:value-type="float" office:value="-0.5">
            <text:p>-0,50</text:p>
          </table:table-cell>
          <table:table-cell table:style-name="ce16" table:formula="of:=[.S167]" office:value-type="float" office:value="-0.7911866359447">
            <text:p>-0,79</text:p>
          </table:table-cell>
          <table:table-cell/>
        </table:table-row>
        <table:table-row table:style-name="ro2">
          <table:table-cell office:value-type="string">
            <text:p>43o</text:p>
          </table:table-cell>
          <table:table-cell office:value-type="float" office:value="1697">
            <text:p>1697</text:p>
          </table:table-cell>
          <table:table-cell office:value-type="float" office:value="-848.5">
            <text:p>-848,5</text:p>
          </table:table-cell>
          <table:table-cell table:style-name="ce18" table:formula="of:=[.C168]/[.B168]" office:value-type="float" office:value="-0.5">
            <text:p>-0,50</text:p>
          </table:table-cell>
          <table:table-cell office:value-type="float" office:value="1774">
            <text:p>1774</text:p>
          </table:table-cell>
          <table:table-cell office:value-type="float" office:value="-1471.5">
            <text:p>-1471,5</text:p>
          </table:table-cell>
          <table:table-cell table:style-name="ce18" table:formula="of:=[.F168]/[.E168]" office:value-type="float" office:value="-0.829481397970688">
            <text:p>-0,83</text:p>
          </table:table-cell>
          <table:table-cell office:value-type="float" office:value="3471">
            <text:p>3471</text:p>
          </table:table-cell>
          <table:table-cell office:value-type="float" office:value="-1735.5">
            <text:p>-1735,5</text:p>
          </table:table-cell>
          <table:table-cell table:style-name="ce18" table:formula="of:=[.I168]/[.H168]" office:value-type="float" office:value="-0.5">
            <text:p>-0,50</text:p>
          </table:table-cell>
          <table:table-cell office:value-type="float" office:value="3393">
            <text:p>3393</text:p>
          </table:table-cell>
          <table:table-cell office:value-type="float" office:value="-2680.5">
            <text:p>-2680,5</text:p>
          </table:table-cell>
          <table:table-cell table:style-name="ce18" table:formula="of:=[.L168]/[.K168]" office:value-type="float" office:value="-0.79000884173298">
            <text:p>-0,79</text:p>
          </table:table-cell>
          <table:table-cell table:formula="of:=[.B168]+[.H168]" office:value-type="float" office:value="5168">
            <text:p>5168</text:p>
          </table:table-cell>
          <table:table-cell table:formula="of:=[.C168]+[.I168]" office:value-type="float" office:value="-2584">
            <text:p>-2584</text:p>
          </table:table-cell>
          <table:table-cell table:style-name="ce16" table:formula="of:=[.O168]/[.N168]" office:value-type="float" office:value="-0.5">
            <text:p>-0,50</text:p>
          </table:table-cell>
          <table:table-cell table:formula="of:=[.E168]+[.K168]" office:value-type="float" office:value="5167">
            <text:p>5167</text:p>
          </table:table-cell>
          <table:table-cell table:formula="of:=[.F168]+[.L168]" office:value-type="float" office:value="-4152">
            <text:p>-4152</text:p>
          </table:table-cell>
          <table:table-cell table:style-name="ce16" table:formula="of:=[.R168]/[.Q168]" office:value-type="float" office:value="-0.803561060576737">
            <text:p>-0,80</text:p>
          </table:table-cell>
          <table:table-cell table:style-name="ce16" table:formula="of:=[.P168]" office:value-type="float" office:value="-0.5">
            <text:p>-0,50</text:p>
          </table:table-cell>
          <table:table-cell table:style-name="ce16" table:formula="of:=[.S168]" office:value-type="float" office:value="-0.803561060576737">
            <text:p>-0,80</text:p>
          </table:table-cell>
          <table:table-cell/>
        </table:table-row>
        <table:table-row table:style-name="ro2">
          <table:table-cell office:value-type="string">
            <text:p>42s</text:p>
          </table:table-cell>
          <table:table-cell office:value-type="float" office:value="585">
            <text:p>585</text:p>
          </table:table-cell>
          <table:table-cell office:value-type="float" office:value="-292.5">
            <text:p>-292,5</text:p>
          </table:table-cell>
          <table:table-cell table:style-name="ce18" table:formula="of:=[.C169]/[.B169]" office:value-type="float" office:value="-0.5">
            <text:p>-0,50</text:p>
          </table:table-cell>
          <table:table-cell office:value-type="float" office:value="628">
            <text:p>628</text:p>
          </table:table-cell>
          <table:table-cell office:value-type="float" office:value="-439">
            <text:p>-439</text:p>
          </table:table-cell>
          <table:table-cell table:style-name="ce18" table:formula="of:=[.F169]/[.E169]" office:value-type="float" office:value="-0.699044585987261">
            <text:p>-0,70</text:p>
          </table:table-cell>
          <table:table-cell office:value-type="float" office:value="1116">
            <text:p>1116</text:p>
          </table:table-cell>
          <table:table-cell office:value-type="float" office:value="-558">
            <text:p>-558</text:p>
          </table:table-cell>
          <table:table-cell table:style-name="ce18" table:formula="of:=[.I169]/[.H169]" office:value-type="float" office:value="-0.5">
            <text:p>-0,50</text:p>
          </table:table-cell>
          <table:table-cell office:value-type="float" office:value="1144">
            <text:p>1144</text:p>
          </table:table-cell>
          <table:table-cell office:value-type="float" office:value="-818.5">
            <text:p>-818,5</text:p>
          </table:table-cell>
          <table:table-cell table:style-name="ce18" table:formula="of:=[.L169]/[.K169]" office:value-type="float" office:value="-0.715472027972028">
            <text:p>-0,72</text:p>
          </table:table-cell>
          <table:table-cell table:formula="of:=[.B169]+[.H169]" office:value-type="float" office:value="1701">
            <text:p>1701</text:p>
          </table:table-cell>
          <table:table-cell table:formula="of:=[.C169]+[.I169]" office:value-type="float" office:value="-850.5">
            <text:p>-850,5</text:p>
          </table:table-cell>
          <table:table-cell table:style-name="ce16" table:formula="of:=[.O169]/[.N169]" office:value-type="float" office:value="-0.5">
            <text:p>-0,50</text:p>
          </table:table-cell>
          <table:table-cell table:formula="of:=[.E169]+[.K169]" office:value-type="float" office:value="1772">
            <text:p>1772</text:p>
          </table:table-cell>
          <table:table-cell table:formula="of:=[.F169]+[.L169]" office:value-type="float" office:value="-1257.5">
            <text:p>-1257,5</text:p>
          </table:table-cell>
          <table:table-cell table:style-name="ce16" table:formula="of:=[.R169]/[.Q169]" office:value-type="float" office:value="-0.709650112866817">
            <text:p>-0,71</text:p>
          </table:table-cell>
          <table:table-cell table:style-name="ce16" table:formula="of:=[.P169]" office:value-type="float" office:value="-0.5">
            <text:p>-0,50</text:p>
          </table:table-cell>
          <table:table-cell table:style-name="ce16" table:formula="of:=[.S169]" office:value-type="float" office:value="-0.709650112866817">
            <text:p>-0,71</text:p>
          </table:table-cell>
          <table:table-cell/>
        </table:table-row>
        <table:table-row table:style-name="ro2">
          <table:table-cell office:value-type="string">
            <text:p>42o</text:p>
          </table:table-cell>
          <table:table-cell office:value-type="float" office:value="1729">
            <text:p>1729</text:p>
          </table:table-cell>
          <table:table-cell office:value-type="float" office:value="-864.5">
            <text:p>-864,5</text:p>
          </table:table-cell>
          <table:table-cell table:style-name="ce18" table:formula="of:=[.C170]/[.B170]" office:value-type="float" office:value="-0.5">
            <text:p>-0,50</text:p>
          </table:table-cell>
          <table:table-cell office:value-type="float" office:value="1751">
            <text:p>1751</text:p>
          </table:table-cell>
          <table:table-cell office:value-type="float" office:value="-1454.5">
            <text:p>-1454,5</text:p>
          </table:table-cell>
          <table:table-cell table:style-name="ce18" table:formula="of:=[.F170]/[.E170]" office:value-type="float" office:value="-0.83066818960594">
            <text:p>-0,83</text:p>
          </table:table-cell>
          <table:table-cell office:value-type="float" office:value="3388">
            <text:p>3388</text:p>
          </table:table-cell>
          <table:table-cell office:value-type="float" office:value="-1694">
            <text:p>-1694</text:p>
          </table:table-cell>
          <table:table-cell table:style-name="ce18" table:formula="of:=[.I170]/[.H170]" office:value-type="float" office:value="-0.5">
            <text:p>-0,50</text:p>
          </table:table-cell>
          <table:table-cell office:value-type="float" office:value="3422">
            <text:p>3422</text:p>
          </table:table-cell>
          <table:table-cell office:value-type="float" office:value="-2659">
            <text:p>-2659</text:p>
          </table:table-cell>
          <table:table-cell table:style-name="ce18" table:formula="of:=[.L170]/[.K170]" office:value-type="float" office:value="-0.777030976037405">
            <text:p>-0,78</text:p>
          </table:table-cell>
          <table:table-cell table:formula="of:=[.B170]+[.H170]" office:value-type="float" office:value="5117">
            <text:p>5117</text:p>
          </table:table-cell>
          <table:table-cell table:formula="of:=[.C170]+[.I170]" office:value-type="float" office:value="-2558.5">
            <text:p>-2558,5</text:p>
          </table:table-cell>
          <table:table-cell table:style-name="ce16" table:formula="of:=[.O170]/[.N170]" office:value-type="float" office:value="-0.5">
            <text:p>-0,50</text:p>
          </table:table-cell>
          <table:table-cell table:formula="of:=[.E170]+[.K170]" office:value-type="float" office:value="5173">
            <text:p>5173</text:p>
          </table:table-cell>
          <table:table-cell table:formula="of:=[.F170]+[.L170]" office:value-type="float" office:value="-4113.5">
            <text:p>-4113,5</text:p>
          </table:table-cell>
          <table:table-cell table:style-name="ce16" table:formula="of:=[.R170]/[.Q170]" office:value-type="float" office:value="-0.79518654552484">
            <text:p>-0,80</text:p>
          </table:table-cell>
          <table:table-cell table:style-name="ce16" table:formula="of:=[.P170]" office:value-type="float" office:value="-0.5">
            <text:p>-0,50</text:p>
          </table:table-cell>
          <table:table-cell table:style-name="ce16" table:formula="of:=[.S170]" office:value-type="float" office:value="-0.79518654552484">
            <text:p>-0,80</text:p>
          </table:table-cell>
          <table:table-cell/>
        </table:table-row>
        <table:table-row table:style-name="ro2">
          <table:table-cell office:value-type="string">
            <text:p>32s</text:p>
          </table:table-cell>
          <table:table-cell office:value-type="float" office:value="584">
            <text:p>584</text:p>
          </table:table-cell>
          <table:table-cell office:value-type="float" office:value="-292">
            <text:p>-292</text:p>
          </table:table-cell>
          <table:table-cell table:style-name="ce18" table:formula="of:=[.C171]/[.B171]" office:value-type="float" office:value="-0.5">
            <text:p>-0,50</text:p>
          </table:table-cell>
          <table:table-cell office:value-type="float" office:value="579">
            <text:p>579</text:p>
          </table:table-cell>
          <table:table-cell office:value-type="float" office:value="-556">
            <text:p>-556</text:p>
          </table:table-cell>
          <table:table-cell table:style-name="ce18" table:formula="of:=[.F171]/[.E171]" office:value-type="float" office:value="-0.96027633851468">
            <text:p>-0,96</text:p>
          </table:table-cell>
          <table:table-cell office:value-type="float" office:value="1155">
            <text:p>1155</text:p>
          </table:table-cell>
          <table:table-cell office:value-type="float" office:value="-577.5">
            <text:p>-577,5</text:p>
          </table:table-cell>
          <table:table-cell table:style-name="ce18" table:formula="of:=[.I171]/[.H171]" office:value-type="float" office:value="-0.5">
            <text:p>-0,50</text:p>
          </table:table-cell>
          <table:table-cell office:value-type="float" office:value="1115">
            <text:p>1115</text:p>
          </table:table-cell>
          <table:table-cell office:value-type="float" office:value="-898">
            <text:p>-898</text:p>
          </table:table-cell>
          <table:table-cell table:style-name="ce18" table:formula="of:=[.L171]/[.K171]" office:value-type="float" office:value="-0.805381165919282">
            <text:p>-0,81</text:p>
          </table:table-cell>
          <table:table-cell table:formula="of:=[.B171]+[.H171]" office:value-type="float" office:value="1739">
            <text:p>1739</text:p>
          </table:table-cell>
          <table:table-cell table:formula="of:=[.C171]+[.I171]" office:value-type="float" office:value="-869.5">
            <text:p>-869,5</text:p>
          </table:table-cell>
          <table:table-cell table:style-name="ce16" table:formula="of:=[.O171]/[.N171]" office:value-type="float" office:value="-0.5">
            <text:p>-0,50</text:p>
          </table:table-cell>
          <table:table-cell table:formula="of:=[.E171]+[.K171]" office:value-type="float" office:value="1694">
            <text:p>1694</text:p>
          </table:table-cell>
          <table:table-cell table:formula="of:=[.F171]+[.L171]" office:value-type="float" office:value="-1454">
            <text:p>-1454</text:p>
          </table:table-cell>
          <table:table-cell table:style-name="ce16" table:formula="of:=[.R171]/[.Q171]" office:value-type="float" office:value="-0.858323494687131">
            <text:p>-0,86</text:p>
          </table:table-cell>
          <table:table-cell table:style-name="ce16" table:formula="of:=[.P171]" office:value-type="float" office:value="-0.5">
            <text:p>-0,50</text:p>
          </table:table-cell>
          <table:table-cell table:style-name="ce16" table:formula="of:=[.S171]" office:value-type="float" office:value="-0.858323494687131">
            <text:p>-0,86</text:p>
          </table:table-cell>
          <table:table-cell/>
        </table:table-row>
        <table:table-row table:style-name="ro2">
          <table:table-cell office:value-type="string">
            <text:p>32o</text:p>
          </table:table-cell>
          <table:table-cell office:value-type="float" office:value="1729">
            <text:p>1729</text:p>
          </table:table-cell>
          <table:table-cell office:value-type="float" office:value="-864.5">
            <text:p>-864,5</text:p>
          </table:table-cell>
          <table:table-cell table:style-name="ce18" table:formula="of:=[.C172]/[.B172]" office:value-type="float" office:value="-0.5">
            <text:p>-0,50</text:p>
          </table:table-cell>
          <table:table-cell office:value-type="float" office:value="1832">
            <text:p>1832</text:p>
          </table:table-cell>
          <table:table-cell office:value-type="float" office:value="-1382.5">
            <text:p>-1382,5</text:p>
          </table:table-cell>
          <table:table-cell table:style-name="ce18" table:formula="of:=[.F172]/[.E172]" office:value-type="float" office:value="-0.754639737991266">
            <text:p>-0,75</text:p>
          </table:table-cell>
          <table:table-cell office:value-type="float" office:value="3441">
            <text:p>3441</text:p>
          </table:table-cell>
          <table:table-cell office:value-type="float" office:value="-1720.5">
            <text:p>-1720,5</text:p>
          </table:table-cell>
          <table:table-cell table:style-name="ce18" table:formula="of:=[.I172]/[.H172]" office:value-type="float" office:value="-0.5">
            <text:p>-0,50</text:p>
          </table:table-cell>
          <table:table-cell office:value-type="float" office:value="3432">
            <text:p>3432</text:p>
          </table:table-cell>
          <table:table-cell office:value-type="float" office:value="-3112">
            <text:p>-3112</text:p>
          </table:table-cell>
          <table:table-cell table:style-name="ce18" table:formula="of:=[.L172]/[.K172]" office:value-type="float" office:value="-0.906759906759907">
            <text:p>-0,91</text:p>
          </table:table-cell>
          <table:table-cell table:formula="of:=[.B172]+[.H172]" office:value-type="float" office:value="5170">
            <text:p>5170</text:p>
          </table:table-cell>
          <table:table-cell table:formula="of:=[.C172]+[.I172]" office:value-type="float" office:value="-2585">
            <text:p>-2585</text:p>
          </table:table-cell>
          <table:table-cell table:style-name="ce16" table:formula="of:=[.O172]/[.N172]" office:value-type="float" office:value="-0.5">
            <text:p>-0,50</text:p>
          </table:table-cell>
          <table:table-cell table:formula="of:=[.E172]+[.K172]" office:value-type="float" office:value="5264">
            <text:p>5264</text:p>
          </table:table-cell>
          <table:table-cell table:formula="of:=[.F172]+[.L172]" office:value-type="float" office:value="-4494.5">
            <text:p>-4494,5</text:p>
          </table:table-cell>
          <table:table-cell table:style-name="ce16" table:formula="of:=[.R172]/[.Q172]" office:value-type="float" office:value="-0.853818389057751">
            <text:p>-0,85</text:p>
          </table:table-cell>
          <table:table-cell table:style-name="ce16" table:formula="of:=[.P172]" office:value-type="float" office:value="-0.5">
            <text:p>-0,50</text:p>
          </table:table-cell>
          <table:table-cell table:style-name="ce16" table:formula="of:=[.S172]" office:value-type="float" office:value="-0.853818389057751">
            <text:p>-0,85</text:p>
          </table:table-cell>
          <table:table-cell/>
        </table:table-row>
        <table:table-row table:style-name="ro2" table:number-rows-repeated="65363">
          <table:table-cell table:number-columns-repeated="22"/>
        </table:table-row>
        <table:table-row table:style-name="ro2">
          <table:table-cell table:number-columns-repeated="22"/>
        </table:table-row>
      </table:table>
      <table:table table:name="ney pf str" table:style-name="ta1" table:print="false">
        <office:forms form:automatic-focus="false" form:apply-design-mode="false"/>
        <table:table-column table:style-name="co31" table:default-cell-style-name="ce20"/>
        <table:table-column table:style-name="co32" table:default-cell-style-name="Default"/>
        <table:table-column table:style-name="co33" table:default-cell-style-name="Default"/>
        <table:table-column table:style-name="co19" table:number-columns-repeated="6" table:default-cell-style-name="Default"/>
        <table:table-row table:style-name="ro2">
          <table:table-cell table:style-name="ce19" office:value-type="string">
            <text:p>Neytiri preflop strategy</text:p>
          </table:table-cell>
          <table:table-cell table:number-columns-repeated="8"/>
        </table:table-row>
        <table:table-row table:style-name="ro2">
          <table:table-cell table:number-columns-repeated="9"/>
        </table:table-row>
        <table:table-row table:style-name="ro2">
          <table:table-cell table:style-name="ce19" office:value-type="string">
            <text:p>Sorted by pocket</text:p>
          </table:table-cell>
          <table:table-cell table:number-columns-repeated="3"/>
          <table:table-cell table:style-name="ce14" office:value-type="string">
            <text:p>Sorted by strategy</text:p>
          </table:table-cell>
          <table:table-cell table:number-columns-repeated="4"/>
        </table:table-row>
        <table:table-row table:style-name="ro2">
          <table:table-cell table:style-name="ce19" office:value-type="string">
            <text:p>Pocket</text:p>
          </table:table-cell>
          <table:table-cell table:style-name="ce14" office:value-type="string">
            <text:p>Pos 0</text:p>
          </table:table-cell>
          <table:table-cell table:style-name="ce14" office:value-type="string">
            <text:p>Pos 1</text:p>
          </table:table-cell>
          <table:table-cell/>
          <table:table-cell table:style-name="ce19" office:value-type="string">
            <text:p>Pocket</text:p>
          </table:table-cell>
          <table:table-cell table:style-name="ce14" office:value-type="string">
            <text:p>Pos 0</text:p>
          </table:table-cell>
          <table:table-cell/>
          <table:table-cell table:style-name="ce19" office:value-type="string">
            <text:p>Pocket</text:p>
          </table:table-cell>
          <table:table-cell table:style-name="ce14" office:value-type="string">
            <text:p>Pos 1</text:p>
          </table:table-cell>
        </table:table-row>
        <table:table-row table:style-name="ro2">
          <table:table-cell office:value-type="string">
            <text:p>AA</text:p>
          </table:table-cell>
          <table:table-cell office:value-type="string">
            <text:p>r(f.c.rr(f.c.))</text:p>
          </table:table-cell>
          <table:table-cell office:value-type="string">
            <text:p>f.cr(f.c.rr(f.c.))rr(f.c.rc(.))</text:p>
          </table:table-cell>
          <table:table-cell/>
          <table:table-cell table:style-name="ce21" office:value-type="float" office:value="22">
            <text:p>22</text:p>
          </table:table-cell>
          <table:table-cell table:style-name="ce22" office:value-type="string">
            <text:p>c(c.rc(.))</text:p>
          </table:table-cell>
          <table:table-cell/>
          <table:table-cell table:style-name="ce21" office:value-type="string">
            <text:p>Q2o</text:p>
          </table:table-cell>
          <table:table-cell table:style-name="ce22" office:value-type="string">
            <text:p>f.cr(f.c.rc(.))rf(.)</text:p>
          </table:table-cell>
        </table:table-row>
        <table:table-row table:style-name="ro2">
          <table:table-cell office:value-type="string">
            <text:p>KK</text:p>
          </table:table-cell>
          <table:table-cell office:value-type="string">
            <text:p>r(f.c.rc(.))</text:p>
          </table:table-cell>
          <table:table-cell office:value-type="string">
            <text:p>f.cr(f.c.rr(f.c.))rr(f.c.rc(.))</text:p>
          </table:table-cell>
          <table:table-cell/>
          <table:table-cell table:style-name="ce21" office:value-type="string">
            <text:p>K2o</text:p>
          </table:table-cell>
          <table:table-cell table:style-name="ce22" office:value-type="string">
            <text:p>c(c.rc(.))</text:p>
          </table:table-cell>
          <table:table-cell/>
          <table:table-cell table:style-name="ce21" office:value-type="string">
            <text:p>J3o</text:p>
          </table:table-cell>
          <table:table-cell table:style-name="ce22" office:value-type="string">
            <text:p>f.cr(f.c.rc(.))rf(.)</text:p>
          </table:table-cell>
        </table:table-row>
        <table:table-row table:style-name="ro2">
          <table:table-cell office:value-type="string">
            <text:p>QQ</text:p>
          </table:table-cell>
          <table:table-cell office:value-type="string">
            <text:p>r(f.c.rc(.))</text:p>
          </table:table-cell>
          <table:table-cell office:value-type="string">
            <text:p>f.cr(f.c.rc(.))rr(f.c.rc(.))</text:p>
          </table:table-cell>
          <table:table-cell/>
          <table:table-cell table:style-name="ce20" office:value-type="string">
            <text:p>54s</text:p>
          </table:table-cell>
          <table:table-cell office:value-type="string">
            <text:p>c(c.rr(f.c.rc(.)))</text:p>
          </table:table-cell>
          <table:table-cell/>
          <table:table-cell table:style-name="ce21" office:value-type="string">
            <text:p>83s</text:p>
          </table:table-cell>
          <table:table-cell table:style-name="ce22" office:value-type="string">
            <text:p>f.cr(f.c.rc(.))rf(.)</text:p>
          </table:table-cell>
        </table:table-row>
        <table:table-row table:style-name="ro2">
          <table:table-cell office:value-type="string">
            <text:p>JJ</text:p>
          </table:table-cell>
          <table:table-cell office:value-type="string">
            <text:p>r(f.c.rc(.))</text:p>
          </table:table-cell>
          <table:table-cell office:value-type="string">
            <text:p>f.cr(f.c.rc(.))rr(f.c.rc(.))</text:p>
          </table:table-cell>
          <table:table-cell/>
          <table:table-cell table:style-name="ce20" office:value-type="string">
            <text:p>65s</text:p>
          </table:table-cell>
          <table:table-cell office:value-type="string">
            <text:p>c(c.rr(f.c.rc(.)))</text:p>
          </table:table-cell>
          <table:table-cell/>
          <table:table-cell table:style-name="ce21" office:value-type="string">
            <text:p>73s</text:p>
          </table:table-cell>
          <table:table-cell table:style-name="ce22" office:value-type="string">
            <text:p>f.cr(f.c.rc(.))rf(.)</text:p>
          </table:table-cell>
        </table:table-row>
        <table:table-row table:style-name="ro2">
          <table:table-cell office:value-type="string">
            <text:p>TT</text:p>
          </table:table-cell>
          <table:table-cell office:value-type="string">
            <text:p>r(f.c.rc(.))</text:p>
          </table:table-cell>
          <table:table-cell office:value-type="string">
            <text:p>f.cr(f.c.rc(.))rr(f.c.rc(.))</text:p>
          </table:table-cell>
          <table:table-cell/>
          <table:table-cell table:style-name="ce20" office:value-type="string">
            <text:p>75s</text:p>
          </table:table-cell>
          <table:table-cell office:value-type="string">
            <text:p>c(c.rr(f.c.rc(.)))</text:p>
          </table:table-cell>
          <table:table-cell/>
          <table:table-cell table:style-name="ce21" office:value-type="string">
            <text:p>63s</text:p>
          </table:table-cell>
          <table:table-cell table:style-name="ce22" office:value-type="string">
            <text:p>f.cr(f.c.rc(.))rf(.)</text:p>
          </table:table-cell>
        </table:table-row>
        <table:table-row table:style-name="ro2">
          <table:table-cell office:value-type="float" office:value="99">
            <text:p>99</text:p>
          </table:table-cell>
          <table:table-cell office:value-type="string">
            <text:p>r(f.c.rc(.))</text:p>
          </table:table-cell>
          <table:table-cell office:value-type="string">
            <text:p>f.cr(f.c.rc(.))rr(f.c.rc(.))</text:p>
          </table:table-cell>
          <table:table-cell/>
          <table:table-cell table:style-name="ce20" office:value-type="string">
            <text:p>76s</text:p>
          </table:table-cell>
          <table:table-cell office:value-type="string">
            <text:p>c(c.rr(f.c.rc(.)))</text:p>
          </table:table-cell>
          <table:table-cell/>
          <table:table-cell table:style-name="ce21" office:value-type="string">
            <text:p>53s</text:p>
          </table:table-cell>
          <table:table-cell table:style-name="ce22" office:value-type="string">
            <text:p>f.cr(f.c.rc(.))rf(.)</text:p>
          </table:table-cell>
        </table:table-row>
        <table:table-row table:style-name="ro2">
          <table:table-cell office:value-type="float" office:value="88">
            <text:p>88</text:p>
          </table:table-cell>
          <table:table-cell office:value-type="string">
            <text:p>r(f.c.rc(.))</text:p>
          </table:table-cell>
          <table:table-cell office:value-type="string">
            <text:p>f.cr(f.c.rc(.))rr(f.c.rc(.))</text:p>
          </table:table-cell>
          <table:table-cell/>
          <table:table-cell table:style-name="ce20" office:value-type="string">
            <text:p>85s</text:p>
          </table:table-cell>
          <table:table-cell office:value-type="string">
            <text:p>c(c.rr(f.c.rc(.)))</text:p>
          </table:table-cell>
          <table:table-cell/>
          <table:table-cell table:style-name="ce21" office:value-type="string">
            <text:p>53o</text:p>
          </table:table-cell>
          <table:table-cell table:style-name="ce22" office:value-type="string">
            <text:p>f.cr(f.c.rc(.))rf(.)</text:p>
          </table:table-cell>
        </table:table-row>
        <table:table-row table:style-name="ro2">
          <table:table-cell office:value-type="float" office:value="77">
            <text:p>77</text:p>
          </table:table-cell>
          <table:table-cell office:value-type="string">
            <text:p>r(f.c.rc(.))</text:p>
          </table:table-cell>
          <table:table-cell office:value-type="string">
            <text:p>f.cr(f.c.rr(f.c.))rr(f.c.rc(.))</text:p>
          </table:table-cell>
          <table:table-cell/>
          <table:table-cell table:style-name="ce20" office:value-type="string">
            <text:p>86s</text:p>
          </table:table-cell>
          <table:table-cell office:value-type="string">
            <text:p>c(c.rr(f.c.rc(.)))</text:p>
          </table:table-cell>
          <table:table-cell/>
          <table:table-cell table:style-name="ce21" office:value-type="string">
            <text:p>52s</text:p>
          </table:table-cell>
          <table:table-cell table:style-name="ce22" office:value-type="string">
            <text:p>f.cr(f.c.rc(.))rf(.)</text:p>
          </table:table-cell>
        </table:table-row>
        <table:table-row table:style-name="ro2">
          <table:table-cell office:value-type="float" office:value="66">
            <text:p>66</text:p>
          </table:table-cell>
          <table:table-cell office:value-type="string">
            <text:p>r(f.c.rc(.))</text:p>
          </table:table-cell>
          <table:table-cell office:value-type="string">
            <text:p>f.cr(f.c.rc(.))rr(f.c.rc(.))</text:p>
          </table:table-cell>
          <table:table-cell/>
          <table:table-cell table:style-name="ce20" office:value-type="string">
            <text:p>87o</text:p>
          </table:table-cell>
          <table:table-cell office:value-type="string">
            <text:p>c(c.rr(f.c.rc(.)))</text:p>
          </table:table-cell>
          <table:table-cell/>
          <table:table-cell table:style-name="ce21" office:value-type="string">
            <text:p>42s</text:p>
          </table:table-cell>
          <table:table-cell table:style-name="ce22" office:value-type="string">
            <text:p>f.cr(f.c.rc(.))rf(.)</text:p>
          </table:table-cell>
        </table:table-row>
        <table:table-row table:style-name="ro2">
          <table:table-cell office:value-type="float" office:value="55">
            <text:p>55</text:p>
          </table:table-cell>
          <table:table-cell office:value-type="string">
            <text:p>r(f.c.rc(.))</text:p>
          </table:table-cell>
          <table:table-cell office:value-type="string">
            <text:p>f.cr(f.c.rc(.))rr(f.c.rc(.))</text:p>
          </table:table-cell>
          <table:table-cell/>
          <table:table-cell table:style-name="ce20" office:value-type="string">
            <text:p>87s</text:p>
          </table:table-cell>
          <table:table-cell office:value-type="string">
            <text:p>c(c.rr(f.c.rc(.)))</text:p>
          </table:table-cell>
          <table:table-cell/>
          <table:table-cell table:style-name="ce21" office:value-type="string">
            <text:p>32s</text:p>
          </table:table-cell>
          <table:table-cell table:style-name="ce22" office:value-type="string">
            <text:p>f.cr(f.c.rc(.))rf(.)</text:p>
          </table:table-cell>
        </table:table-row>
        <table:table-row table:style-name="ro2">
          <table:table-cell office:value-type="float" office:value="44">
            <text:p>44</text:p>
          </table:table-cell>
          <table:table-cell office:value-type="string">
            <text:p>r(f.c.rc(.))</text:p>
          </table:table-cell>
          <table:table-cell office:value-type="string">
            <text:p>f.cr(f.c.rc(.))rr(f.c.rc(.))</text:p>
          </table:table-cell>
          <table:table-cell/>
          <table:table-cell table:style-name="ce20" office:value-type="string">
            <text:p>95s</text:p>
          </table:table-cell>
          <table:table-cell office:value-type="string">
            <text:p>c(c.rr(f.c.rc(.)))</text:p>
          </table:table-cell>
          <table:table-cell/>
          <table:table-cell table:style-name="ce21" office:value-type="string">
            <text:p>32o</text:p>
          </table:table-cell>
          <table:table-cell table:style-name="ce22" office:value-type="string">
            <text:p>f.cr(f.c.rc(.))rf(.)</text:p>
          </table:table-cell>
        </table:table-row>
        <table:table-row table:style-name="ro2">
          <table:table-cell office:value-type="float" office:value="33">
            <text:p>33</text:p>
          </table:table-cell>
          <table:table-cell office:value-type="string">
            <text:p>r(f.c.rc(.))</text:p>
          </table:table-cell>
          <table:table-cell office:value-type="string">
            <text:p>f.cr(f.c.rc(.))rr(f.c.rc(.))</text:p>
          </table:table-cell>
          <table:table-cell/>
          <table:table-cell table:style-name="ce20" office:value-type="string">
            <text:p>96s</text:p>
          </table:table-cell>
          <table:table-cell office:value-type="string">
            <text:p>c(c.rr(f.c.rc(.)))</text:p>
          </table:table-cell>
          <table:table-cell/>
          <table:table-cell table:style-name="ce20" office:value-type="string">
            <text:p>TT</text:p>
          </table:table-cell>
          <table:table-cell office:value-type="string">
            <text:p>f.cr(f.c.rc(.))rr(f.c.rc(.))</text:p>
          </table:table-cell>
        </table:table-row>
        <table:table-row table:style-name="ro2">
          <table:table-cell office:value-type="float" office:value="22">
            <text:p>22</text:p>
          </table:table-cell>
          <table:table-cell office:value-type="string">
            <text:p>c(c.rc(.))</text:p>
          </table:table-cell>
          <table:table-cell office:value-type="string">
            <text:p>f.cr(f.c.rc(.))rr(f.c.rc(.))</text:p>
          </table:table-cell>
          <table:table-cell/>
          <table:table-cell table:style-name="ce20" office:value-type="string">
            <text:p>97o</text:p>
          </table:table-cell>
          <table:table-cell office:value-type="string">
            <text:p>c(c.rr(f.c.rc(.)))</text:p>
          </table:table-cell>
          <table:table-cell/>
          <table:table-cell table:style-name="ce20" office:value-type="string">
            <text:p>QTs</text:p>
          </table:table-cell>
          <table:table-cell office:value-type="string">
            <text:p>f.cr(f.c.rc(.))rr(f.c.rc(.))</text:p>
          </table:table-cell>
        </table:table-row>
        <table:table-row table:style-name="ro2">
          <table:table-cell office:value-type="string">
            <text:p>AKs</text:p>
          </table:table-cell>
          <table:table-cell office:value-type="string">
            <text:p>r(f.c.rc(.))</text:p>
          </table:table-cell>
          <table:table-cell office:value-type="string">
            <text:p>f.cr(f.c.rc(.))rr(f.c.rc(.))</text:p>
          </table:table-cell>
          <table:table-cell/>
          <table:table-cell table:style-name="ce20" office:value-type="string">
            <text:p>97s</text:p>
          </table:table-cell>
          <table:table-cell office:value-type="string">
            <text:p>c(c.rr(f.c.rc(.)))</text:p>
          </table:table-cell>
          <table:table-cell/>
          <table:table-cell table:style-name="ce20" office:value-type="string">
            <text:p>QTo</text:p>
          </table:table-cell>
          <table:table-cell office:value-type="string">
            <text:p>f.cr(f.c.rc(.))rr(f.c.rc(.))</text:p>
          </table:table-cell>
        </table:table-row>
        <table:table-row table:style-name="ro2">
          <table:table-cell office:value-type="string">
            <text:p>AKo</text:p>
          </table:table-cell>
          <table:table-cell office:value-type="string">
            <text:p>r(f.c.rc(.))</text:p>
          </table:table-cell>
          <table:table-cell office:value-type="string">
            <text:p>f.cr(f.c.rc(.))rr(f.c.rc(.))</text:p>
          </table:table-cell>
          <table:table-cell/>
          <table:table-cell table:style-name="ce20" office:value-type="string">
            <text:p>98o</text:p>
          </table:table-cell>
          <table:table-cell office:value-type="string">
            <text:p>c(c.rr(f.c.rc(.)))</text:p>
          </table:table-cell>
          <table:table-cell/>
          <table:table-cell table:style-name="ce20" office:value-type="string">
            <text:p>QQ</text:p>
          </table:table-cell>
          <table:table-cell office:value-type="string">
            <text:p>f.cr(f.c.rc(.))rr(f.c.rc(.))</text:p>
          </table:table-cell>
        </table:table-row>
        <table:table-row table:style-name="ro2">
          <table:table-cell office:value-type="string">
            <text:p>AQs</text:p>
          </table:table-cell>
          <table:table-cell office:value-type="string">
            <text:p>r(f.c.rc(.))</text:p>
          </table:table-cell>
          <table:table-cell office:value-type="string">
            <text:p>f.cr(f.c.rc(.))rr(f.c.rc(.))</text:p>
          </table:table-cell>
          <table:table-cell/>
          <table:table-cell table:style-name="ce20" office:value-type="string">
            <text:p>98s</text:p>
          </table:table-cell>
          <table:table-cell office:value-type="string">
            <text:p>c(c.rr(f.c.rc(.)))</text:p>
          </table:table-cell>
          <table:table-cell/>
          <table:table-cell table:style-name="ce20" office:value-type="string">
            <text:p>QJs</text:p>
          </table:table-cell>
          <table:table-cell office:value-type="string">
            <text:p>f.cr(f.c.rc(.))rr(f.c.rc(.))</text:p>
          </table:table-cell>
        </table:table-row>
        <table:table-row table:style-name="ro2">
          <table:table-cell office:value-type="string">
            <text:p>AQo</text:p>
          </table:table-cell>
          <table:table-cell office:value-type="string">
            <text:p>r(f.c.rc(.))</text:p>
          </table:table-cell>
          <table:table-cell office:value-type="string">
            <text:p>f.cr(f.c.rc(.))rr(f.c.rc(.))</text:p>
          </table:table-cell>
          <table:table-cell/>
          <table:table-cell table:style-name="ce20" office:value-type="string">
            <text:p>J2s</text:p>
          </table:table-cell>
          <table:table-cell office:value-type="string">
            <text:p>c(c.rr(f.c.rc(.)))</text:p>
          </table:table-cell>
          <table:table-cell/>
          <table:table-cell table:style-name="ce20" office:value-type="string">
            <text:p>QJo</text:p>
          </table:table-cell>
          <table:table-cell office:value-type="string">
            <text:p>f.cr(f.c.rc(.))rr(f.c.rc(.))</text:p>
          </table:table-cell>
        </table:table-row>
        <table:table-row table:style-name="ro2">
          <table:table-cell office:value-type="string">
            <text:p>AJs</text:p>
          </table:table-cell>
          <table:table-cell office:value-type="string">
            <text:p>r(f.c.rc(.))</text:p>
          </table:table-cell>
          <table:table-cell office:value-type="string">
            <text:p>f.cr(f.c.rc(.))rr(f.c.rc(.))</text:p>
          </table:table-cell>
          <table:table-cell/>
          <table:table-cell table:style-name="ce20" office:value-type="string">
            <text:p>J3s</text:p>
          </table:table-cell>
          <table:table-cell office:value-type="string">
            <text:p>c(c.rr(f.c.rc(.)))</text:p>
          </table:table-cell>
          <table:table-cell/>
          <table:table-cell table:style-name="ce20" office:value-type="string">
            <text:p>Q9s</text:p>
          </table:table-cell>
          <table:table-cell office:value-type="string">
            <text:p>f.cr(f.c.rc(.))rr(f.c.rc(.))</text:p>
          </table:table-cell>
        </table:table-row>
        <table:table-row table:style-name="ro2">
          <table:table-cell office:value-type="string">
            <text:p>AJo</text:p>
          </table:table-cell>
          <table:table-cell office:value-type="string">
            <text:p>r(f.c.rc(.))</text:p>
          </table:table-cell>
          <table:table-cell office:value-type="string">
            <text:p>f.cr(f.c.rc(.))rr(f.c.rc(.))</text:p>
          </table:table-cell>
          <table:table-cell/>
          <table:table-cell table:style-name="ce20" office:value-type="string">
            <text:p>J4s</text:p>
          </table:table-cell>
          <table:table-cell office:value-type="string">
            <text:p>c(c.rr(f.c.rc(.)))</text:p>
          </table:table-cell>
          <table:table-cell/>
          <table:table-cell table:style-name="ce20" office:value-type="string">
            <text:p>Q9o</text:p>
          </table:table-cell>
          <table:table-cell office:value-type="string">
            <text:p>f.cr(f.c.rc(.))rr(f.c.rc(.))</text:p>
          </table:table-cell>
        </table:table-row>
        <table:table-row table:style-name="ro2">
          <table:table-cell office:value-type="string">
            <text:p>ATs</text:p>
          </table:table-cell>
          <table:table-cell office:value-type="string">
            <text:p>r(f.c.rc(.))</text:p>
          </table:table-cell>
          <table:table-cell office:value-type="string">
            <text:p>f.cr(f.c.rc(.))rr(f.c.rc(.))</text:p>
          </table:table-cell>
          <table:table-cell/>
          <table:table-cell table:style-name="ce20" office:value-type="string">
            <text:p>Q2s</text:p>
          </table:table-cell>
          <table:table-cell office:value-type="string">
            <text:p>c(c.rr(f.c.rc(.)))</text:p>
          </table:table-cell>
          <table:table-cell/>
          <table:table-cell table:style-name="ce20" office:value-type="string">
            <text:p>Q8s</text:p>
          </table:table-cell>
          <table:table-cell office:value-type="string">
            <text:p>f.cr(f.c.rc(.))rr(f.c.rc(.))</text:p>
          </table:table-cell>
        </table:table-row>
        <table:table-row table:style-name="ro2">
          <table:table-cell office:value-type="string">
            <text:p>ATo</text:p>
          </table:table-cell>
          <table:table-cell office:value-type="string">
            <text:p>r(f.c.rc(.))</text:p>
          </table:table-cell>
          <table:table-cell office:value-type="string">
            <text:p>f.cr(f.c.rc(.))rr(f.c.rc(.))</text:p>
          </table:table-cell>
          <table:table-cell/>
          <table:table-cell table:style-name="ce20" office:value-type="string">
            <text:p>T4s</text:p>
          </table:table-cell>
          <table:table-cell office:value-type="string">
            <text:p>c(c.rr(f.c.rc(.)))</text:p>
          </table:table-cell>
          <table:table-cell/>
          <table:table-cell table:style-name="ce20" office:value-type="string">
            <text:p>Q8o</text:p>
          </table:table-cell>
          <table:table-cell office:value-type="string">
            <text:p>f.cr(f.c.rc(.))rr(f.c.rc(.))</text:p>
          </table:table-cell>
        </table:table-row>
        <table:table-row table:style-name="ro2">
          <table:table-cell office:value-type="string">
            <text:p>A9s</text:p>
          </table:table-cell>
          <table:table-cell office:value-type="string">
            <text:p>r(f.c.rc(.))</text:p>
          </table:table-cell>
          <table:table-cell office:value-type="string">
            <text:p>f.cr(f.c.rc(.))rr(f.c.rc(.))</text:p>
          </table:table-cell>
          <table:table-cell/>
          <table:table-cell table:style-name="ce20" office:value-type="string">
            <text:p>T5s</text:p>
          </table:table-cell>
          <table:table-cell office:value-type="string">
            <text:p>c(c.rr(f.c.rc(.)))</text:p>
          </table:table-cell>
          <table:table-cell/>
          <table:table-cell table:style-name="ce20" office:value-type="string">
            <text:p>Q7s</text:p>
          </table:table-cell>
          <table:table-cell office:value-type="string">
            <text:p>f.cr(f.c.rc(.))rr(f.c.rc(.))</text:p>
          </table:table-cell>
        </table:table-row>
        <table:table-row table:style-name="ro2">
          <table:table-cell office:value-type="string">
            <text:p>A9o</text:p>
          </table:table-cell>
          <table:table-cell office:value-type="string">
            <text:p>r(f.c.rc(.))</text:p>
          </table:table-cell>
          <table:table-cell office:value-type="string">
            <text:p>f.cr(f.c.rc(.))rr(f.c.rc(.))</text:p>
          </table:table-cell>
          <table:table-cell/>
          <table:table-cell table:style-name="ce20" office:value-type="string">
            <text:p>T7o</text:p>
          </table:table-cell>
          <table:table-cell office:value-type="string">
            <text:p>c(c.rr(f.c.rc(.)))</text:p>
          </table:table-cell>
          <table:table-cell/>
          <table:table-cell table:style-name="ce20" office:value-type="string">
            <text:p>Q4s</text:p>
          </table:table-cell>
          <table:table-cell office:value-type="string">
            <text:p>f.cr(f.c.rc(.))rr(f.c.rc(.))</text:p>
          </table:table-cell>
        </table:table-row>
        <table:table-row table:style-name="ro2">
          <table:table-cell office:value-type="string">
            <text:p>A8s</text:p>
          </table:table-cell>
          <table:table-cell office:value-type="string">
            <text:p>r(f.c.rc(.))</text:p>
          </table:table-cell>
          <table:table-cell office:value-type="string">
            <text:p>f.cr(f.c.rc(.))rr(f.c.rc(.))</text:p>
          </table:table-cell>
          <table:table-cell/>
          <table:table-cell table:style-name="ce20" office:value-type="string">
            <text:p>T7s</text:p>
          </table:table-cell>
          <table:table-cell office:value-type="string">
            <text:p>c(c.rr(f.c.rc(.)))</text:p>
          </table:table-cell>
          <table:table-cell/>
          <table:table-cell table:style-name="ce20" office:value-type="string">
            <text:p>Q3s</text:p>
          </table:table-cell>
          <table:table-cell office:value-type="string">
            <text:p>f.cr(f.c.rc(.))rr(f.c.rc(.))</text:p>
          </table:table-cell>
        </table:table-row>
        <table:table-row table:style-name="ro2">
          <table:table-cell office:value-type="string">
            <text:p>A8o</text:p>
          </table:table-cell>
          <table:table-cell office:value-type="string">
            <text:p>r(f.c.rc(.))</text:p>
          </table:table-cell>
          <table:table-cell office:value-type="string">
            <text:p>f.cr(f.c.rc(.))rr(f.c.rc(.))</text:p>
          </table:table-cell>
          <table:table-cell/>
          <table:table-cell table:style-name="ce20" office:value-type="string">
            <text:p>T8o</text:p>
          </table:table-cell>
          <table:table-cell office:value-type="string">
            <text:p>c(c.rr(f.c.rc(.)))</text:p>
          </table:table-cell>
          <table:table-cell/>
          <table:table-cell table:style-name="ce20" office:value-type="string">
            <text:p>Q3o</text:p>
          </table:table-cell>
          <table:table-cell office:value-type="string">
            <text:p>f.cr(f.c.rc(.))rr(f.c.rc(.))</text:p>
          </table:table-cell>
        </table:table-row>
        <table:table-row table:style-name="ro2">
          <table:table-cell office:value-type="string">
            <text:p>A7s</text:p>
          </table:table-cell>
          <table:table-cell office:value-type="string">
            <text:p>r(f.c.rc(.))</text:p>
          </table:table-cell>
          <table:table-cell office:value-type="string">
            <text:p>f.cr(f.c.rc(.))rr(f.c.rc(.))</text:p>
          </table:table-cell>
          <table:table-cell/>
          <table:table-cell table:style-name="ce20" office:value-type="string">
            <text:p>T8s</text:p>
          </table:table-cell>
          <table:table-cell office:value-type="string">
            <text:p>c(c.rr(f.c.rc(.)))</text:p>
          </table:table-cell>
          <table:table-cell/>
          <table:table-cell table:style-name="ce20" office:value-type="string">
            <text:p>Q2s</text:p>
          </table:table-cell>
          <table:table-cell office:value-type="string">
            <text:p>f.cr(f.c.rc(.))rr(f.c.rc(.))</text:p>
          </table:table-cell>
        </table:table-row>
        <table:table-row table:style-name="ro2">
          <table:table-cell office:value-type="string">
            <text:p>A7o</text:p>
          </table:table-cell>
          <table:table-cell office:value-type="string">
            <text:p>r(f.c.rc(.))</text:p>
          </table:table-cell>
          <table:table-cell office:value-type="string">
            <text:p>f.cr(f.c.rc(.))rr(f.c.rc(.))</text:p>
          </table:table-cell>
          <table:table-cell/>
          <table:table-cell table:style-name="ce21" office:value-type="string">
            <text:p>32o</text:p>
          </table:table-cell>
          <table:table-cell table:style-name="ce22" office:value-type="string">
            <text:p>f(.)</text:p>
          </table:table-cell>
          <table:table-cell/>
          <table:table-cell table:style-name="ce20" office:value-type="string">
            <text:p>KTs</text:p>
          </table:table-cell>
          <table:table-cell office:value-type="string">
            <text:p>f.cr(f.c.rc(.))rr(f.c.rc(.))</text:p>
          </table:table-cell>
        </table:table-row>
        <table:table-row table:style-name="ro2">
          <table:table-cell office:value-type="string">
            <text:p>A6s</text:p>
          </table:table-cell>
          <table:table-cell office:value-type="string">
            <text:p>r(f.c.rc(.))</text:p>
          </table:table-cell>
          <table:table-cell office:value-type="string">
            <text:p>f.cr(f.c.rc(.))rr(f.c.rc(.))</text:p>
          </table:table-cell>
          <table:table-cell/>
          <table:table-cell table:style-name="ce21" office:value-type="string">
            <text:p>32s</text:p>
          </table:table-cell>
          <table:table-cell table:style-name="ce22" office:value-type="string">
            <text:p>f(.)</text:p>
          </table:table-cell>
          <table:table-cell/>
          <table:table-cell table:style-name="ce20" office:value-type="string">
            <text:p>KTo</text:p>
          </table:table-cell>
          <table:table-cell office:value-type="string">
            <text:p>f.cr(f.c.rc(.))rr(f.c.rc(.))</text:p>
          </table:table-cell>
        </table:table-row>
        <table:table-row table:style-name="ro2">
          <table:table-cell office:value-type="string">
            <text:p>A6o</text:p>
          </table:table-cell>
          <table:table-cell office:value-type="string">
            <text:p>r(f.c.rc(.))</text:p>
          </table:table-cell>
          <table:table-cell office:value-type="string">
            <text:p>f.cr(f.c.rc(.))rr(f.c.rc(.))</text:p>
          </table:table-cell>
          <table:table-cell/>
          <table:table-cell table:style-name="ce21" office:value-type="string">
            <text:p>42o</text:p>
          </table:table-cell>
          <table:table-cell table:style-name="ce22" office:value-type="string">
            <text:p>f(.)</text:p>
          </table:table-cell>
          <table:table-cell/>
          <table:table-cell table:style-name="ce20" office:value-type="string">
            <text:p>KQs</text:p>
          </table:table-cell>
          <table:table-cell office:value-type="string">
            <text:p>f.cr(f.c.rc(.))rr(f.c.rc(.))</text:p>
          </table:table-cell>
        </table:table-row>
        <table:table-row table:style-name="ro2">
          <table:table-cell office:value-type="string">
            <text:p>A5s</text:p>
          </table:table-cell>
          <table:table-cell office:value-type="string">
            <text:p>r(f.c.rc(.))</text:p>
          </table:table-cell>
          <table:table-cell office:value-type="string">
            <text:p>f.cr(f.c.rc(.))rr(f.c.rc(.))</text:p>
          </table:table-cell>
          <table:table-cell/>
          <table:table-cell table:style-name="ce21" office:value-type="string">
            <text:p>42s</text:p>
          </table:table-cell>
          <table:table-cell table:style-name="ce22" office:value-type="string">
            <text:p>f(.)</text:p>
          </table:table-cell>
          <table:table-cell/>
          <table:table-cell table:style-name="ce20" office:value-type="string">
            <text:p>KQo</text:p>
          </table:table-cell>
          <table:table-cell office:value-type="string">
            <text:p>f.cr(f.c.rc(.))rr(f.c.rc(.))</text:p>
          </table:table-cell>
        </table:table-row>
        <table:table-row table:style-name="ro2">
          <table:table-cell office:value-type="string">
            <text:p>A5o</text:p>
          </table:table-cell>
          <table:table-cell office:value-type="string">
            <text:p>r(f.c.rc(.))</text:p>
          </table:table-cell>
          <table:table-cell office:value-type="string">
            <text:p>f.cr(f.c.rc(.))rr(f.c.rc(.))</text:p>
          </table:table-cell>
          <table:table-cell/>
          <table:table-cell table:style-name="ce21" office:value-type="string">
            <text:p>43o</text:p>
          </table:table-cell>
          <table:table-cell table:style-name="ce22" office:value-type="string">
            <text:p>f(.)</text:p>
          </table:table-cell>
          <table:table-cell/>
          <table:table-cell table:style-name="ce20" office:value-type="string">
            <text:p>KJs</text:p>
          </table:table-cell>
          <table:table-cell office:value-type="string">
            <text:p>f.cr(f.c.rc(.))rr(f.c.rc(.))</text:p>
          </table:table-cell>
        </table:table-row>
        <table:table-row table:style-name="ro2">
          <table:table-cell office:value-type="string">
            <text:p>A4s</text:p>
          </table:table-cell>
          <table:table-cell office:value-type="string">
            <text:p>r(f.c.rc(.))</text:p>
          </table:table-cell>
          <table:table-cell office:value-type="string">
            <text:p>f.cr(f.c.rc(.))rr(f.c.rc(.))</text:p>
          </table:table-cell>
          <table:table-cell/>
          <table:table-cell table:style-name="ce21" office:value-type="string">
            <text:p>43s</text:p>
          </table:table-cell>
          <table:table-cell table:style-name="ce22" office:value-type="string">
            <text:p>f(.)</text:p>
          </table:table-cell>
          <table:table-cell/>
          <table:table-cell table:style-name="ce20" office:value-type="string">
            <text:p>KJo</text:p>
          </table:table-cell>
          <table:table-cell office:value-type="string">
            <text:p>f.cr(f.c.rc(.))rr(f.c.rc(.))</text:p>
          </table:table-cell>
        </table:table-row>
        <table:table-row table:style-name="ro2">
          <table:table-cell office:value-type="string">
            <text:p>A4o</text:p>
          </table:table-cell>
          <table:table-cell office:value-type="string">
            <text:p>r(f.c.rc(.))</text:p>
          </table:table-cell>
          <table:table-cell office:value-type="string">
            <text:p>f.cr(f.c.rc(.))rr(f.c.rc(.))</text:p>
          </table:table-cell>
          <table:table-cell/>
          <table:table-cell table:style-name="ce21" office:value-type="string">
            <text:p>52o</text:p>
          </table:table-cell>
          <table:table-cell table:style-name="ce22" office:value-type="string">
            <text:p>f(.)</text:p>
          </table:table-cell>
          <table:table-cell/>
          <table:table-cell table:style-name="ce20" office:value-type="string">
            <text:p>K9s</text:p>
          </table:table-cell>
          <table:table-cell office:value-type="string">
            <text:p>f.cr(f.c.rc(.))rr(f.c.rc(.))</text:p>
          </table:table-cell>
        </table:table-row>
        <table:table-row table:style-name="ro2">
          <table:table-cell office:value-type="string">
            <text:p>A3s</text:p>
          </table:table-cell>
          <table:table-cell office:value-type="string">
            <text:p>r(f.c.rc(.))</text:p>
          </table:table-cell>
          <table:table-cell office:value-type="string">
            <text:p>f.cr(f.c.rc(.))rr(f.c.rc(.))</text:p>
          </table:table-cell>
          <table:table-cell/>
          <table:table-cell table:style-name="ce21" office:value-type="string">
            <text:p>52s</text:p>
          </table:table-cell>
          <table:table-cell table:style-name="ce22" office:value-type="string">
            <text:p>f(.)</text:p>
          </table:table-cell>
          <table:table-cell/>
          <table:table-cell table:style-name="ce20" office:value-type="string">
            <text:p>K9o</text:p>
          </table:table-cell>
          <table:table-cell office:value-type="string">
            <text:p>f.cr(f.c.rc(.))rr(f.c.rc(.))</text:p>
          </table:table-cell>
        </table:table-row>
        <table:table-row table:style-name="ro2">
          <table:table-cell office:value-type="string">
            <text:p>A3o</text:p>
          </table:table-cell>
          <table:table-cell office:value-type="string">
            <text:p>r(f.c.rc(.))</text:p>
          </table:table-cell>
          <table:table-cell office:value-type="string">
            <text:p>f.cr(f.c.rc(.))rr(f.c.rc(.))</text:p>
          </table:table-cell>
          <table:table-cell/>
          <table:table-cell table:style-name="ce21" office:value-type="string">
            <text:p>53o</text:p>
          </table:table-cell>
          <table:table-cell table:style-name="ce22" office:value-type="string">
            <text:p>f(.)</text:p>
          </table:table-cell>
          <table:table-cell/>
          <table:table-cell table:style-name="ce20" office:value-type="string">
            <text:p>K8s</text:p>
          </table:table-cell>
          <table:table-cell office:value-type="string">
            <text:p>f.cr(f.c.rc(.))rr(f.c.rc(.))</text:p>
          </table:table-cell>
        </table:table-row>
        <table:table-row table:style-name="ro2">
          <table:table-cell office:value-type="string">
            <text:p>A2s</text:p>
          </table:table-cell>
          <table:table-cell office:value-type="string">
            <text:p>r(f.c.rc(.))</text:p>
          </table:table-cell>
          <table:table-cell office:value-type="string">
            <text:p>f.cr(f.c.rc(.))rr(f.c.rc(.))</text:p>
          </table:table-cell>
          <table:table-cell/>
          <table:table-cell table:style-name="ce21" office:value-type="string">
            <text:p>53s</text:p>
          </table:table-cell>
          <table:table-cell table:style-name="ce22" office:value-type="string">
            <text:p>f(.)</text:p>
          </table:table-cell>
          <table:table-cell/>
          <table:table-cell table:style-name="ce20" office:value-type="string">
            <text:p>K8o</text:p>
          </table:table-cell>
          <table:table-cell office:value-type="string">
            <text:p>f.cr(f.c.rc(.))rr(f.c.rc(.))</text:p>
          </table:table-cell>
        </table:table-row>
        <table:table-row table:style-name="ro2">
          <table:table-cell office:value-type="string">
            <text:p>A2o</text:p>
          </table:table-cell>
          <table:table-cell office:value-type="string">
            <text:p>r(f.c.rc(.))</text:p>
          </table:table-cell>
          <table:table-cell office:value-type="string">
            <text:p>f.cr(f.c.rc(.))rr(f.c.rc(.))</text:p>
          </table:table-cell>
          <table:table-cell/>
          <table:table-cell table:style-name="ce21" office:value-type="string">
            <text:p>54o</text:p>
          </table:table-cell>
          <table:table-cell table:style-name="ce22" office:value-type="string">
            <text:p>f(.)</text:p>
          </table:table-cell>
          <table:table-cell/>
          <table:table-cell table:style-name="ce20" office:value-type="string">
            <text:p>K7s</text:p>
          </table:table-cell>
          <table:table-cell office:value-type="string">
            <text:p>f.cr(f.c.rc(.))rr(f.c.rc(.))</text:p>
          </table:table-cell>
        </table:table-row>
        <table:table-row table:style-name="ro2">
          <table:table-cell office:value-type="string">
            <text:p>KQs</text:p>
          </table:table-cell>
          <table:table-cell office:value-type="string">
            <text:p>r(f.c.rr(f.c.))</text:p>
          </table:table-cell>
          <table:table-cell office:value-type="string">
            <text:p>f.cr(f.c.rc(.))rr(f.c.rc(.))</text:p>
          </table:table-cell>
          <table:table-cell/>
          <table:table-cell table:style-name="ce21" office:value-type="string">
            <text:p>62o</text:p>
          </table:table-cell>
          <table:table-cell table:style-name="ce22" office:value-type="string">
            <text:p>f(.)</text:p>
          </table:table-cell>
          <table:table-cell/>
          <table:table-cell table:style-name="ce20" office:value-type="string">
            <text:p>K6s</text:p>
          </table:table-cell>
          <table:table-cell office:value-type="string">
            <text:p>f.cr(f.c.rc(.))rr(f.c.rc(.))</text:p>
          </table:table-cell>
        </table:table-row>
        <table:table-row table:style-name="ro2">
          <table:table-cell office:value-type="string">
            <text:p>KQo</text:p>
          </table:table-cell>
          <table:table-cell office:value-type="string">
            <text:p>r(f.c.rr(f.c.))</text:p>
          </table:table-cell>
          <table:table-cell office:value-type="string">
            <text:p>f.cr(f.c.rc(.))rr(f.c.rc(.))</text:p>
          </table:table-cell>
          <table:table-cell/>
          <table:table-cell table:style-name="ce21" office:value-type="string">
            <text:p>62s</text:p>
          </table:table-cell>
          <table:table-cell table:style-name="ce22" office:value-type="string">
            <text:p>f(.)</text:p>
          </table:table-cell>
          <table:table-cell/>
          <table:table-cell table:style-name="ce20" office:value-type="string">
            <text:p>K5s</text:p>
          </table:table-cell>
          <table:table-cell office:value-type="string">
            <text:p>f.cr(f.c.rc(.))rr(f.c.rc(.))</text:p>
          </table:table-cell>
        </table:table-row>
        <table:table-row table:style-name="ro2">
          <table:table-cell office:value-type="string">
            <text:p>KJs</text:p>
          </table:table-cell>
          <table:table-cell office:value-type="string">
            <text:p>r(f.c.rr(f.c.))</text:p>
          </table:table-cell>
          <table:table-cell office:value-type="string">
            <text:p>f.cr(f.c.rc(.))rr(f.c.rc(.))</text:p>
          </table:table-cell>
          <table:table-cell/>
          <table:table-cell table:style-name="ce21" office:value-type="string">
            <text:p>63o</text:p>
          </table:table-cell>
          <table:table-cell table:style-name="ce22" office:value-type="string">
            <text:p>f(.)</text:p>
          </table:table-cell>
          <table:table-cell/>
          <table:table-cell table:style-name="ce20" office:value-type="string">
            <text:p>K5o</text:p>
          </table:table-cell>
          <table:table-cell office:value-type="string">
            <text:p>f.cr(f.c.rc(.))rr(f.c.rc(.))</text:p>
          </table:table-cell>
        </table:table-row>
        <table:table-row table:style-name="ro2">
          <table:table-cell office:value-type="string">
            <text:p>KJo</text:p>
          </table:table-cell>
          <table:table-cell office:value-type="string">
            <text:p>r(f.c.rc(.))</text:p>
          </table:table-cell>
          <table:table-cell office:value-type="string">
            <text:p>f.cr(f.c.rc(.))rr(f.c.rc(.))</text:p>
          </table:table-cell>
          <table:table-cell/>
          <table:table-cell table:style-name="ce21" office:value-type="string">
            <text:p>63s</text:p>
          </table:table-cell>
          <table:table-cell table:style-name="ce22" office:value-type="string">
            <text:p>f(.)</text:p>
          </table:table-cell>
          <table:table-cell/>
          <table:table-cell table:style-name="ce20" office:value-type="string">
            <text:p>K4s</text:p>
          </table:table-cell>
          <table:table-cell office:value-type="string">
            <text:p>f.cr(f.c.rc(.))rr(f.c.rc(.))</text:p>
          </table:table-cell>
        </table:table-row>
        <table:table-row table:style-name="ro2">
          <table:table-cell office:value-type="string">
            <text:p>KTs</text:p>
          </table:table-cell>
          <table:table-cell office:value-type="string">
            <text:p>r(f.c.rr(f.c.))</text:p>
          </table:table-cell>
          <table:table-cell office:value-type="string">
            <text:p>f.cr(f.c.rc(.))rr(f.c.rc(.))</text:p>
          </table:table-cell>
          <table:table-cell/>
          <table:table-cell table:style-name="ce21" office:value-type="string">
            <text:p>64o</text:p>
          </table:table-cell>
          <table:table-cell table:style-name="ce22" office:value-type="string">
            <text:p>f(.)</text:p>
          </table:table-cell>
          <table:table-cell/>
          <table:table-cell table:style-name="ce20" office:value-type="string">
            <text:p>K4o</text:p>
          </table:table-cell>
          <table:table-cell office:value-type="string">
            <text:p>f.cr(f.c.rc(.))rr(f.c.rc(.))</text:p>
          </table:table-cell>
        </table:table-row>
        <table:table-row table:style-name="ro2">
          <table:table-cell office:value-type="string">
            <text:p>KTo</text:p>
          </table:table-cell>
          <table:table-cell office:value-type="string">
            <text:p>r(f.c.rr(f.c.))</text:p>
          </table:table-cell>
          <table:table-cell office:value-type="string">
            <text:p>f.cr(f.c.rc(.))rr(f.c.rc(.))</text:p>
          </table:table-cell>
          <table:table-cell/>
          <table:table-cell table:style-name="ce21" office:value-type="string">
            <text:p>64s</text:p>
          </table:table-cell>
          <table:table-cell table:style-name="ce22" office:value-type="string">
            <text:p>f(.)</text:p>
          </table:table-cell>
          <table:table-cell/>
          <table:table-cell table:style-name="ce20" office:value-type="string">
            <text:p>K3s</text:p>
          </table:table-cell>
          <table:table-cell office:value-type="string">
            <text:p>f.cr(f.c.rc(.))rr(f.c.rc(.))</text:p>
          </table:table-cell>
        </table:table-row>
        <table:table-row table:style-name="ro2">
          <table:table-cell office:value-type="string">
            <text:p>K9s</text:p>
          </table:table-cell>
          <table:table-cell office:value-type="string">
            <text:p>r(f.c.rr(f.c.))</text:p>
          </table:table-cell>
          <table:table-cell office:value-type="string">
            <text:p>f.cr(f.c.rc(.))rr(f.c.rc(.))</text:p>
          </table:table-cell>
          <table:table-cell/>
          <table:table-cell table:style-name="ce21" office:value-type="string">
            <text:p>65o</text:p>
          </table:table-cell>
          <table:table-cell table:style-name="ce22" office:value-type="string">
            <text:p>f(.)</text:p>
          </table:table-cell>
          <table:table-cell/>
          <table:table-cell table:style-name="ce20" office:value-type="string">
            <text:p>K3o</text:p>
          </table:table-cell>
          <table:table-cell office:value-type="string">
            <text:p>f.cr(f.c.rc(.))rr(f.c.rc(.))</text:p>
          </table:table-cell>
        </table:table-row>
        <table:table-row table:style-name="ro2">
          <table:table-cell office:value-type="string">
            <text:p>K9o</text:p>
          </table:table-cell>
          <table:table-cell office:value-type="string">
            <text:p>r(f.c.rc(.))</text:p>
          </table:table-cell>
          <table:table-cell office:value-type="string">
            <text:p>f.cr(f.c.rc(.))rr(f.c.rc(.))</text:p>
          </table:table-cell>
          <table:table-cell/>
          <table:table-cell table:style-name="ce21" office:value-type="string">
            <text:p>72o</text:p>
          </table:table-cell>
          <table:table-cell table:style-name="ce22" office:value-type="string">
            <text:p>f(.)</text:p>
          </table:table-cell>
          <table:table-cell/>
          <table:table-cell table:style-name="ce20" office:value-type="string">
            <text:p>K2s</text:p>
          </table:table-cell>
          <table:table-cell office:value-type="string">
            <text:p>f.cr(f.c.rc(.))rr(f.c.rc(.))</text:p>
          </table:table-cell>
        </table:table-row>
        <table:table-row table:style-name="ro2">
          <table:table-cell office:value-type="string">
            <text:p>K8s</text:p>
          </table:table-cell>
          <table:table-cell office:value-type="string">
            <text:p>r(f.c.rc(.))</text:p>
          </table:table-cell>
          <table:table-cell office:value-type="string">
            <text:p>f.cr(f.c.rc(.))rr(f.c.rc(.))</text:p>
          </table:table-cell>
          <table:table-cell/>
          <table:table-cell table:style-name="ce21" office:value-type="string">
            <text:p>72s</text:p>
          </table:table-cell>
          <table:table-cell table:style-name="ce22" office:value-type="string">
            <text:p>f(.)</text:p>
          </table:table-cell>
          <table:table-cell/>
          <table:table-cell table:style-name="ce20" office:value-type="string">
            <text:p>K2o</text:p>
          </table:table-cell>
          <table:table-cell office:value-type="string">
            <text:p>f.cr(f.c.rc(.))rr(f.c.rc(.))</text:p>
          </table:table-cell>
        </table:table-row>
        <table:table-row table:style-name="ro2">
          <table:table-cell office:value-type="string">
            <text:p>K8o</text:p>
          </table:table-cell>
          <table:table-cell office:value-type="string">
            <text:p>r(f.c.rr(f.c.))</text:p>
          </table:table-cell>
          <table:table-cell office:value-type="string">
            <text:p>f.cr(f.c.rc(.))rr(f.c.rc(.))</text:p>
          </table:table-cell>
          <table:table-cell/>
          <table:table-cell table:style-name="ce21" office:value-type="string">
            <text:p>73o</text:p>
          </table:table-cell>
          <table:table-cell table:style-name="ce22" office:value-type="string">
            <text:p>f(.)</text:p>
          </table:table-cell>
          <table:table-cell/>
          <table:table-cell table:style-name="ce20" office:value-type="string">
            <text:p>JTs</text:p>
          </table:table-cell>
          <table:table-cell office:value-type="string">
            <text:p>f.cr(f.c.rc(.))rr(f.c.rc(.))</text:p>
          </table:table-cell>
        </table:table-row>
        <table:table-row table:style-name="ro2">
          <table:table-cell office:value-type="string">
            <text:p>K7s</text:p>
          </table:table-cell>
          <table:table-cell office:value-type="string">
            <text:p>r(f.c.rr(f.c.))</text:p>
          </table:table-cell>
          <table:table-cell office:value-type="string">
            <text:p>f.cr(f.c.rc(.))rr(f.c.rc(.))</text:p>
          </table:table-cell>
          <table:table-cell/>
          <table:table-cell table:style-name="ce21" office:value-type="string">
            <text:p>73s</text:p>
          </table:table-cell>
          <table:table-cell table:style-name="ce22" office:value-type="string">
            <text:p>f(.)</text:p>
          </table:table-cell>
          <table:table-cell/>
          <table:table-cell table:style-name="ce20" office:value-type="string">
            <text:p>JTo</text:p>
          </table:table-cell>
          <table:table-cell office:value-type="string">
            <text:p>f.cr(f.c.rc(.))rr(f.c.rc(.))</text:p>
          </table:table-cell>
        </table:table-row>
        <table:table-row table:style-name="ro2">
          <table:table-cell office:value-type="string">
            <text:p>K7o</text:p>
          </table:table-cell>
          <table:table-cell office:value-type="string">
            <text:p>r(f.c.rr(f.c.))</text:p>
          </table:table-cell>
          <table:table-cell office:value-type="string">
            <text:p>f.cr(f.c.rr(f.c.))rr(f.c.rc(.))</text:p>
          </table:table-cell>
          <table:table-cell/>
          <table:table-cell table:style-name="ce21" office:value-type="string">
            <text:p>74o</text:p>
          </table:table-cell>
          <table:table-cell table:style-name="ce22" office:value-type="string">
            <text:p>f(.)</text:p>
          </table:table-cell>
          <table:table-cell/>
          <table:table-cell table:style-name="ce20" office:value-type="string">
            <text:p>JJ</text:p>
          </table:table-cell>
          <table:table-cell office:value-type="string">
            <text:p>f.cr(f.c.rc(.))rr(f.c.rc(.))</text:p>
          </table:table-cell>
        </table:table-row>
        <table:table-row table:style-name="ro2">
          <table:table-cell office:value-type="string">
            <text:p>K6s</text:p>
          </table:table-cell>
          <table:table-cell office:value-type="string">
            <text:p>r(f.c.rr(f.c.))</text:p>
          </table:table-cell>
          <table:table-cell office:value-type="string">
            <text:p>f.cr(f.c.rc(.))rr(f.c.rc(.))</text:p>
          </table:table-cell>
          <table:table-cell/>
          <table:table-cell table:style-name="ce21" office:value-type="string">
            <text:p>74s</text:p>
          </table:table-cell>
          <table:table-cell table:style-name="ce22" office:value-type="string">
            <text:p>f(.)</text:p>
          </table:table-cell>
          <table:table-cell/>
          <table:table-cell table:style-name="ce20" office:value-type="string">
            <text:p>J9o</text:p>
          </table:table-cell>
          <table:table-cell office:value-type="string">
            <text:p>f.cr(f.c.rc(.))rr(f.c.rc(.))</text:p>
          </table:table-cell>
        </table:table-row>
        <table:table-row table:style-name="ro2">
          <table:table-cell office:value-type="string">
            <text:p>K6o</text:p>
          </table:table-cell>
          <table:table-cell office:value-type="string">
            <text:p>r(f.c.rc(.))</text:p>
          </table:table-cell>
          <table:table-cell office:value-type="string">
            <text:p>f.cr(f.c.rr(f.c.))rr(f.c.rc(.))</text:p>
          </table:table-cell>
          <table:table-cell/>
          <table:table-cell table:style-name="ce21" office:value-type="string">
            <text:p>75o</text:p>
          </table:table-cell>
          <table:table-cell table:style-name="ce22" office:value-type="string">
            <text:p>f(.)</text:p>
          </table:table-cell>
          <table:table-cell/>
          <table:table-cell table:style-name="ce20" office:value-type="string">
            <text:p>J8s</text:p>
          </table:table-cell>
          <table:table-cell office:value-type="string">
            <text:p>f.cr(f.c.rc(.))rr(f.c.rc(.))</text:p>
          </table:table-cell>
        </table:table-row>
        <table:table-row table:style-name="ro2">
          <table:table-cell office:value-type="string">
            <text:p>K5s</text:p>
          </table:table-cell>
          <table:table-cell office:value-type="string">
            <text:p>r(f.c.rr(f.c.))</text:p>
          </table:table-cell>
          <table:table-cell office:value-type="string">
            <text:p>f.cr(f.c.rc(.))rr(f.c.rc(.))</text:p>
          </table:table-cell>
          <table:table-cell/>
          <table:table-cell table:style-name="ce21" office:value-type="string">
            <text:p>76o</text:p>
          </table:table-cell>
          <table:table-cell table:style-name="ce22" office:value-type="string">
            <text:p>f(.)</text:p>
          </table:table-cell>
          <table:table-cell/>
          <table:table-cell table:style-name="ce20" office:value-type="string">
            <text:p>J5s</text:p>
          </table:table-cell>
          <table:table-cell office:value-type="string">
            <text:p>f.cr(f.c.rc(.))rr(f.c.rc(.))</text:p>
          </table:table-cell>
        </table:table-row>
        <table:table-row table:style-name="ro2">
          <table:table-cell office:value-type="string">
            <text:p>K5o</text:p>
          </table:table-cell>
          <table:table-cell office:value-type="string">
            <text:p>r(f.c.rr(f.c.))</text:p>
          </table:table-cell>
          <table:table-cell office:value-type="string">
            <text:p>f.cr(f.c.rc(.))rr(f.c.rc(.))</text:p>
          </table:table-cell>
          <table:table-cell/>
          <table:table-cell table:style-name="ce21" office:value-type="string">
            <text:p>82o</text:p>
          </table:table-cell>
          <table:table-cell table:style-name="ce22" office:value-type="string">
            <text:p>f(.)</text:p>
          </table:table-cell>
          <table:table-cell/>
          <table:table-cell table:style-name="ce20" office:value-type="string">
            <text:p>ATs</text:p>
          </table:table-cell>
          <table:table-cell office:value-type="string">
            <text:p>f.cr(f.c.rc(.))rr(f.c.rc(.))</text:p>
          </table:table-cell>
        </table:table-row>
        <table:table-row table:style-name="ro2">
          <table:table-cell office:value-type="string">
            <text:p>K4s</text:p>
          </table:table-cell>
          <table:table-cell office:value-type="string">
            <text:p>r(f.c.rc(.))</text:p>
          </table:table-cell>
          <table:table-cell office:value-type="string">
            <text:p>f.cr(f.c.rc(.))rr(f.c.rc(.))</text:p>
          </table:table-cell>
          <table:table-cell/>
          <table:table-cell table:style-name="ce21" office:value-type="string">
            <text:p>82s</text:p>
          </table:table-cell>
          <table:table-cell table:style-name="ce22" office:value-type="string">
            <text:p>f(.)</text:p>
          </table:table-cell>
          <table:table-cell/>
          <table:table-cell table:style-name="ce20" office:value-type="string">
            <text:p>ATo</text:p>
          </table:table-cell>
          <table:table-cell office:value-type="string">
            <text:p>f.cr(f.c.rc(.))rr(f.c.rc(.))</text:p>
          </table:table-cell>
        </table:table-row>
        <table:table-row table:style-name="ro2">
          <table:table-cell office:value-type="string">
            <text:p>K4o</text:p>
          </table:table-cell>
          <table:table-cell office:value-type="string">
            <text:p>r(f.c.rc(.))</text:p>
          </table:table-cell>
          <table:table-cell office:value-type="string">
            <text:p>f.cr(f.c.rc(.))rr(f.c.rc(.))</text:p>
          </table:table-cell>
          <table:table-cell/>
          <table:table-cell table:style-name="ce21" office:value-type="string">
            <text:p>83o</text:p>
          </table:table-cell>
          <table:table-cell table:style-name="ce22" office:value-type="string">
            <text:p>f(.)</text:p>
          </table:table-cell>
          <table:table-cell/>
          <table:table-cell table:style-name="ce20" office:value-type="string">
            <text:p>AQs</text:p>
          </table:table-cell>
          <table:table-cell office:value-type="string">
            <text:p>f.cr(f.c.rc(.))rr(f.c.rc(.))</text:p>
          </table:table-cell>
        </table:table-row>
        <table:table-row table:style-name="ro2">
          <table:table-cell office:value-type="string">
            <text:p>K3s</text:p>
          </table:table-cell>
          <table:table-cell office:value-type="string">
            <text:p>r(f.c.rr(f.c.))</text:p>
          </table:table-cell>
          <table:table-cell office:value-type="string">
            <text:p>f.cr(f.c.rc(.))rr(f.c.rc(.))</text:p>
          </table:table-cell>
          <table:table-cell/>
          <table:table-cell table:style-name="ce21" office:value-type="string">
            <text:p>83s</text:p>
          </table:table-cell>
          <table:table-cell table:style-name="ce22" office:value-type="string">
            <text:p>f(.)</text:p>
          </table:table-cell>
          <table:table-cell/>
          <table:table-cell table:style-name="ce20" office:value-type="string">
            <text:p>AQo</text:p>
          </table:table-cell>
          <table:table-cell office:value-type="string">
            <text:p>f.cr(f.c.rc(.))rr(f.c.rc(.))</text:p>
          </table:table-cell>
        </table:table-row>
        <table:table-row table:style-name="ro2">
          <table:table-cell office:value-type="string">
            <text:p>K3o</text:p>
          </table:table-cell>
          <table:table-cell office:value-type="string">
            <text:p>r(f.c.rr(f.c.))</text:p>
          </table:table-cell>
          <table:table-cell office:value-type="string">
            <text:p>f.cr(f.c.rc(.))rr(f.c.rc(.))</text:p>
          </table:table-cell>
          <table:table-cell/>
          <table:table-cell table:style-name="ce21" office:value-type="string">
            <text:p>84o</text:p>
          </table:table-cell>
          <table:table-cell table:style-name="ce22" office:value-type="string">
            <text:p>f(.)</text:p>
          </table:table-cell>
          <table:table-cell/>
          <table:table-cell table:style-name="ce20" office:value-type="string">
            <text:p>AKs</text:p>
          </table:table-cell>
          <table:table-cell office:value-type="string">
            <text:p>f.cr(f.c.rc(.))rr(f.c.rc(.))</text:p>
          </table:table-cell>
        </table:table-row>
        <table:table-row table:style-name="ro2">
          <table:table-cell office:value-type="string">
            <text:p>K2s</text:p>
          </table:table-cell>
          <table:table-cell office:value-type="string">
            <text:p>r(f.c.rr(f.c.))</text:p>
          </table:table-cell>
          <table:table-cell office:value-type="string">
            <text:p>f.cr(f.c.rc(.))rr(f.c.rc(.))</text:p>
          </table:table-cell>
          <table:table-cell/>
          <table:table-cell table:style-name="ce21" office:value-type="string">
            <text:p>84s</text:p>
          </table:table-cell>
          <table:table-cell table:style-name="ce22" office:value-type="string">
            <text:p>f(.)</text:p>
          </table:table-cell>
          <table:table-cell/>
          <table:table-cell table:style-name="ce20" office:value-type="string">
            <text:p>AKo</text:p>
          </table:table-cell>
          <table:table-cell office:value-type="string">
            <text:p>f.cr(f.c.rc(.))rr(f.c.rc(.))</text:p>
          </table:table-cell>
        </table:table-row>
        <table:table-row table:style-name="ro2">
          <table:table-cell office:value-type="string">
            <text:p>K2o</text:p>
          </table:table-cell>
          <table:table-cell office:value-type="string">
            <text:p>c(c.rc(.))</text:p>
          </table:table-cell>
          <table:table-cell office:value-type="string">
            <text:p>f.cr(f.c.rc(.))rr(f.c.rc(.))</text:p>
          </table:table-cell>
          <table:table-cell/>
          <table:table-cell table:style-name="ce21" office:value-type="string">
            <text:p>85o</text:p>
          </table:table-cell>
          <table:table-cell table:style-name="ce22" office:value-type="string">
            <text:p>f(.)</text:p>
          </table:table-cell>
          <table:table-cell/>
          <table:table-cell table:style-name="ce20" office:value-type="string">
            <text:p>AJs</text:p>
          </table:table-cell>
          <table:table-cell office:value-type="string">
            <text:p>f.cr(f.c.rc(.))rr(f.c.rc(.))</text:p>
          </table:table-cell>
        </table:table-row>
        <table:table-row table:style-name="ro2">
          <table:table-cell office:value-type="string">
            <text:p>QJs</text:p>
          </table:table-cell>
          <table:table-cell office:value-type="string">
            <text:p>r(f.c.rr(f.c.))</text:p>
          </table:table-cell>
          <table:table-cell office:value-type="string">
            <text:p>f.cr(f.c.rc(.))rr(f.c.rc(.))</text:p>
          </table:table-cell>
          <table:table-cell/>
          <table:table-cell table:style-name="ce21" office:value-type="string">
            <text:p>86o</text:p>
          </table:table-cell>
          <table:table-cell table:style-name="ce22" office:value-type="string">
            <text:p>f(.)</text:p>
          </table:table-cell>
          <table:table-cell/>
          <table:table-cell table:style-name="ce20" office:value-type="string">
            <text:p>AJo</text:p>
          </table:table-cell>
          <table:table-cell office:value-type="string">
            <text:p>f.cr(f.c.rc(.))rr(f.c.rc(.))</text:p>
          </table:table-cell>
        </table:table-row>
        <table:table-row table:style-name="ro2">
          <table:table-cell office:value-type="string">
            <text:p>QJo</text:p>
          </table:table-cell>
          <table:table-cell office:value-type="string">
            <text:p>r(f.c.rr(f.c.))</text:p>
          </table:table-cell>
          <table:table-cell office:value-type="string">
            <text:p>f.cr(f.c.rc(.))rr(f.c.rc(.))</text:p>
          </table:table-cell>
          <table:table-cell/>
          <table:table-cell table:style-name="ce21" office:value-type="string">
            <text:p>92o</text:p>
          </table:table-cell>
          <table:table-cell table:style-name="ce22" office:value-type="string">
            <text:p>f(.)</text:p>
          </table:table-cell>
          <table:table-cell/>
          <table:table-cell table:style-name="ce20" office:value-type="string">
            <text:p>A9s</text:p>
          </table:table-cell>
          <table:table-cell office:value-type="string">
            <text:p>f.cr(f.c.rc(.))rr(f.c.rc(.))</text:p>
          </table:table-cell>
        </table:table-row>
        <table:table-row table:style-name="ro2">
          <table:table-cell office:value-type="string">
            <text:p>QTs</text:p>
          </table:table-cell>
          <table:table-cell office:value-type="string">
            <text:p>r(f.c.rr(f.c.))</text:p>
          </table:table-cell>
          <table:table-cell office:value-type="string">
            <text:p>f.cr(f.c.rc(.))rr(f.c.rc(.))</text:p>
          </table:table-cell>
          <table:table-cell/>
          <table:table-cell table:style-name="ce21" office:value-type="string">
            <text:p>92s</text:p>
          </table:table-cell>
          <table:table-cell table:style-name="ce22" office:value-type="string">
            <text:p>f(.)</text:p>
          </table:table-cell>
          <table:table-cell/>
          <table:table-cell table:style-name="ce20" office:value-type="string">
            <text:p>A9o</text:p>
          </table:table-cell>
          <table:table-cell office:value-type="string">
            <text:p>f.cr(f.c.rc(.))rr(f.c.rc(.))</text:p>
          </table:table-cell>
        </table:table-row>
        <table:table-row table:style-name="ro2">
          <table:table-cell office:value-type="string">
            <text:p>QTo</text:p>
          </table:table-cell>
          <table:table-cell office:value-type="string">
            <text:p>r(f.c.rr(f.c.))</text:p>
          </table:table-cell>
          <table:table-cell office:value-type="string">
            <text:p>f.cr(f.c.rc(.))rr(f.c.rc(.))</text:p>
          </table:table-cell>
          <table:table-cell/>
          <table:table-cell table:style-name="ce21" office:value-type="string">
            <text:p>93o</text:p>
          </table:table-cell>
          <table:table-cell table:style-name="ce22" office:value-type="string">
            <text:p>f(.)</text:p>
          </table:table-cell>
          <table:table-cell/>
          <table:table-cell table:style-name="ce20" office:value-type="string">
            <text:p>A8s</text:p>
          </table:table-cell>
          <table:table-cell office:value-type="string">
            <text:p>f.cr(f.c.rc(.))rr(f.c.rc(.))</text:p>
          </table:table-cell>
        </table:table-row>
        <table:table-row table:style-name="ro2">
          <table:table-cell office:value-type="string">
            <text:p>Q9s</text:p>
          </table:table-cell>
          <table:table-cell office:value-type="string">
            <text:p>r(f.c.rr(f.c.))</text:p>
          </table:table-cell>
          <table:table-cell office:value-type="string">
            <text:p>f.cr(f.c.rc(.))rr(f.c.rc(.))</text:p>
          </table:table-cell>
          <table:table-cell/>
          <table:table-cell table:style-name="ce21" office:value-type="string">
            <text:p>93s</text:p>
          </table:table-cell>
          <table:table-cell table:style-name="ce22" office:value-type="string">
            <text:p>f(.)</text:p>
          </table:table-cell>
          <table:table-cell/>
          <table:table-cell table:style-name="ce20" office:value-type="string">
            <text:p>A8o</text:p>
          </table:table-cell>
          <table:table-cell office:value-type="string">
            <text:p>f.cr(f.c.rc(.))rr(f.c.rc(.))</text:p>
          </table:table-cell>
        </table:table-row>
        <table:table-row table:style-name="ro2">
          <table:table-cell office:value-type="string">
            <text:p>Q9o</text:p>
          </table:table-cell>
          <table:table-cell office:value-type="string">
            <text:p>r(f.c.rr(f.c.))</text:p>
          </table:table-cell>
          <table:table-cell office:value-type="string">
            <text:p>f.cr(f.c.rc(.))rr(f.c.rc(.))</text:p>
          </table:table-cell>
          <table:table-cell/>
          <table:table-cell table:style-name="ce21" office:value-type="string">
            <text:p>94o</text:p>
          </table:table-cell>
          <table:table-cell table:style-name="ce22" office:value-type="string">
            <text:p>f(.)</text:p>
          </table:table-cell>
          <table:table-cell/>
          <table:table-cell table:style-name="ce20" office:value-type="string">
            <text:p>A7s</text:p>
          </table:table-cell>
          <table:table-cell office:value-type="string">
            <text:p>f.cr(f.c.rc(.))rr(f.c.rc(.))</text:p>
          </table:table-cell>
        </table:table-row>
        <table:table-row table:style-name="ro2">
          <table:table-cell office:value-type="string">
            <text:p>Q8s</text:p>
          </table:table-cell>
          <table:table-cell office:value-type="string">
            <text:p>r(f.c.rr(f.c.))</text:p>
          </table:table-cell>
          <table:table-cell office:value-type="string">
            <text:p>f.cr(f.c.rc(.))rr(f.c.rc(.))</text:p>
          </table:table-cell>
          <table:table-cell/>
          <table:table-cell table:style-name="ce21" office:value-type="string">
            <text:p>94s</text:p>
          </table:table-cell>
          <table:table-cell table:style-name="ce22" office:value-type="string">
            <text:p>f(.)</text:p>
          </table:table-cell>
          <table:table-cell/>
          <table:table-cell table:style-name="ce20" office:value-type="string">
            <text:p>A7o</text:p>
          </table:table-cell>
          <table:table-cell office:value-type="string">
            <text:p>f.cr(f.c.rc(.))rr(f.c.rc(.))</text:p>
          </table:table-cell>
        </table:table-row>
        <table:table-row table:style-name="ro2">
          <table:table-cell office:value-type="string">
            <text:p>Q8o</text:p>
          </table:table-cell>
          <table:table-cell office:value-type="string">
            <text:p>r(f.c.rr(f.c.))</text:p>
          </table:table-cell>
          <table:table-cell office:value-type="string">
            <text:p>f.cr(f.c.rc(.))rr(f.c.rc(.))</text:p>
          </table:table-cell>
          <table:table-cell/>
          <table:table-cell table:style-name="ce21" office:value-type="string">
            <text:p>95o</text:p>
          </table:table-cell>
          <table:table-cell table:style-name="ce22" office:value-type="string">
            <text:p>f(.)</text:p>
          </table:table-cell>
          <table:table-cell/>
          <table:table-cell table:style-name="ce20" office:value-type="string">
            <text:p>A6s</text:p>
          </table:table-cell>
          <table:table-cell office:value-type="string">
            <text:p>f.cr(f.c.rc(.))rr(f.c.rc(.))</text:p>
          </table:table-cell>
        </table:table-row>
        <table:table-row table:style-name="ro2">
          <table:table-cell office:value-type="string">
            <text:p>Q7s</text:p>
          </table:table-cell>
          <table:table-cell office:value-type="string">
            <text:p>r(f.c.rr(f.c.))</text:p>
          </table:table-cell>
          <table:table-cell office:value-type="string">
            <text:p>f.cr(f.c.rc(.))rr(f.c.rc(.))</text:p>
          </table:table-cell>
          <table:table-cell/>
          <table:table-cell table:style-name="ce21" office:value-type="string">
            <text:p>96o</text:p>
          </table:table-cell>
          <table:table-cell table:style-name="ce22" office:value-type="string">
            <text:p>f(.)</text:p>
          </table:table-cell>
          <table:table-cell/>
          <table:table-cell table:style-name="ce20" office:value-type="string">
            <text:p>A6o</text:p>
          </table:table-cell>
          <table:table-cell office:value-type="string">
            <text:p>f.cr(f.c.rc(.))rr(f.c.rc(.))</text:p>
          </table:table-cell>
        </table:table-row>
        <table:table-row table:style-name="ro2">
          <table:table-cell office:value-type="string">
            <text:p>Q7o</text:p>
          </table:table-cell>
          <table:table-cell office:value-type="string">
            <text:p>r(f.c.rr(f.c.))</text:p>
          </table:table-cell>
          <table:table-cell office:value-type="string">
            <text:p>f.cr(f.c.rr(f.c.))rr(f.c.rc(.))</text:p>
          </table:table-cell>
          <table:table-cell/>
          <table:table-cell table:style-name="ce21" office:value-type="string">
            <text:p>J2o</text:p>
          </table:table-cell>
          <table:table-cell table:style-name="ce22" office:value-type="string">
            <text:p>f(.)</text:p>
          </table:table-cell>
          <table:table-cell/>
          <table:table-cell table:style-name="ce20" office:value-type="string">
            <text:p>A5s</text:p>
          </table:table-cell>
          <table:table-cell office:value-type="string">
            <text:p>f.cr(f.c.rc(.))rr(f.c.rc(.))</text:p>
          </table:table-cell>
        </table:table-row>
        <table:table-row table:style-name="ro2">
          <table:table-cell office:value-type="string">
            <text:p>Q6s</text:p>
          </table:table-cell>
          <table:table-cell office:value-type="string">
            <text:p>r(f.c.rr(f.c.))</text:p>
          </table:table-cell>
          <table:table-cell office:value-type="string">
            <text:p>f.cr(f.c.rr(f.c.))rr(f.c.rc(.))</text:p>
          </table:table-cell>
          <table:table-cell/>
          <table:table-cell table:style-name="ce21" office:value-type="string">
            <text:p>J3o</text:p>
          </table:table-cell>
          <table:table-cell table:style-name="ce22" office:value-type="string">
            <text:p>f(.)</text:p>
          </table:table-cell>
          <table:table-cell/>
          <table:table-cell table:style-name="ce20" office:value-type="string">
            <text:p>A5o</text:p>
          </table:table-cell>
          <table:table-cell office:value-type="string">
            <text:p>f.cr(f.c.rc(.))rr(f.c.rc(.))</text:p>
          </table:table-cell>
        </table:table-row>
        <table:table-row table:style-name="ro2">
          <table:table-cell office:value-type="string">
            <text:p>Q6o</text:p>
          </table:table-cell>
          <table:table-cell office:value-type="string">
            <text:p>r(f.c.rr(f.c.))</text:p>
          </table:table-cell>
          <table:table-cell office:value-type="string">
            <text:p>f.cr(f.c.rr(f.c.))rr(f.c.rc(.))</text:p>
          </table:table-cell>
          <table:table-cell/>
          <table:table-cell table:style-name="ce21" office:value-type="string">
            <text:p>J4o</text:p>
          </table:table-cell>
          <table:table-cell table:style-name="ce22" office:value-type="string">
            <text:p>f(.)</text:p>
          </table:table-cell>
          <table:table-cell/>
          <table:table-cell table:style-name="ce20" office:value-type="string">
            <text:p>A4s</text:p>
          </table:table-cell>
          <table:table-cell office:value-type="string">
            <text:p>f.cr(f.c.rc(.))rr(f.c.rc(.))</text:p>
          </table:table-cell>
        </table:table-row>
        <table:table-row table:style-name="ro2">
          <table:table-cell office:value-type="string">
            <text:p>Q5s</text:p>
          </table:table-cell>
          <table:table-cell office:value-type="string">
            <text:p>r(f.c.rr(f.c.))</text:p>
          </table:table-cell>
          <table:table-cell office:value-type="string">
            <text:p>f.cr(f.c.rr(f.c.))rr(f.c.rc(.))</text:p>
          </table:table-cell>
          <table:table-cell/>
          <table:table-cell table:style-name="ce21" office:value-type="string">
            <text:p>J5o</text:p>
          </table:table-cell>
          <table:table-cell table:style-name="ce22" office:value-type="string">
            <text:p>f(.)</text:p>
          </table:table-cell>
          <table:table-cell/>
          <table:table-cell table:style-name="ce20" office:value-type="string">
            <text:p>A4o</text:p>
          </table:table-cell>
          <table:table-cell office:value-type="string">
            <text:p>f.cr(f.c.rc(.))rr(f.c.rc(.))</text:p>
          </table:table-cell>
        </table:table-row>
        <table:table-row table:style-name="ro2">
          <table:table-cell office:value-type="string">
            <text:p>Q5o</text:p>
          </table:table-cell>
          <table:table-cell office:value-type="string">
            <text:p>r(f.c.rr(f.c.))</text:p>
          </table:table-cell>
          <table:table-cell office:value-type="string">
            <text:p>f.cr(f.c.rr(f.c.))rr(f.c.rc(.))</text:p>
          </table:table-cell>
          <table:table-cell/>
          <table:table-cell table:style-name="ce21" office:value-type="string">
            <text:p>J6o</text:p>
          </table:table-cell>
          <table:table-cell table:style-name="ce22" office:value-type="string">
            <text:p>f(.)</text:p>
          </table:table-cell>
          <table:table-cell/>
          <table:table-cell table:style-name="ce20" office:value-type="string">
            <text:p>A3s</text:p>
          </table:table-cell>
          <table:table-cell office:value-type="string">
            <text:p>f.cr(f.c.rc(.))rr(f.c.rc(.))</text:p>
          </table:table-cell>
        </table:table-row>
        <table:table-row table:style-name="ro2">
          <table:table-cell office:value-type="string">
            <text:p>Q4s</text:p>
          </table:table-cell>
          <table:table-cell office:value-type="string">
            <text:p>r(f.c.rr(f.c.))</text:p>
          </table:table-cell>
          <table:table-cell office:value-type="string">
            <text:p>f.cr(f.c.rc(.))rr(f.c.rc(.))</text:p>
          </table:table-cell>
          <table:table-cell/>
          <table:table-cell table:style-name="ce21" office:value-type="string">
            <text:p>Q2o</text:p>
          </table:table-cell>
          <table:table-cell table:style-name="ce22" office:value-type="string">
            <text:p>f(.)</text:p>
          </table:table-cell>
          <table:table-cell/>
          <table:table-cell table:style-name="ce20" office:value-type="string">
            <text:p>A3o</text:p>
          </table:table-cell>
          <table:table-cell office:value-type="string">
            <text:p>f.cr(f.c.rc(.))rr(f.c.rc(.))</text:p>
          </table:table-cell>
        </table:table-row>
        <table:table-row table:style-name="ro2">
          <table:table-cell office:value-type="string">
            <text:p>Q4o</text:p>
          </table:table-cell>
          <table:table-cell office:value-type="string">
            <text:p>r(f.c.rr(f.c.))</text:p>
          </table:table-cell>
          <table:table-cell office:value-type="string">
            <text:p>f.cr(f.c.rr(f.c.))rr(f.c.rc(.))</text:p>
          </table:table-cell>
          <table:table-cell/>
          <table:table-cell table:style-name="ce21" office:value-type="string">
            <text:p>Q3o</text:p>
          </table:table-cell>
          <table:table-cell table:style-name="ce22" office:value-type="string">
            <text:p>f(.)</text:p>
          </table:table-cell>
          <table:table-cell/>
          <table:table-cell table:style-name="ce20" office:value-type="string">
            <text:p>A2s</text:p>
          </table:table-cell>
          <table:table-cell office:value-type="string">
            <text:p>f.cr(f.c.rc(.))rr(f.c.rc(.))</text:p>
          </table:table-cell>
        </table:table-row>
        <table:table-row table:style-name="ro2">
          <table:table-cell office:value-type="string">
            <text:p>Q3s</text:p>
          </table:table-cell>
          <table:table-cell office:value-type="string">
            <text:p>r(f.c.rr(f.c.))</text:p>
          </table:table-cell>
          <table:table-cell office:value-type="string">
            <text:p>f.cr(f.c.rc(.))rr(f.c.rc(.))</text:p>
          </table:table-cell>
          <table:table-cell/>
          <table:table-cell table:style-name="ce21" office:value-type="string">
            <text:p>T2o</text:p>
          </table:table-cell>
          <table:table-cell table:style-name="ce22" office:value-type="string">
            <text:p>f(.)</text:p>
          </table:table-cell>
          <table:table-cell/>
          <table:table-cell table:style-name="ce20" office:value-type="string">
            <text:p>A2o</text:p>
          </table:table-cell>
          <table:table-cell office:value-type="string">
            <text:p>f.cr(f.c.rc(.))rr(f.c.rc(.))</text:p>
          </table:table-cell>
        </table:table-row>
        <table:table-row table:style-name="ro2">
          <table:table-cell office:value-type="string">
            <text:p>Q3o</text:p>
          </table:table-cell>
          <table:table-cell office:value-type="string">
            <text:p>f(.)</text:p>
          </table:table-cell>
          <table:table-cell office:value-type="string">
            <text:p>f.cr(f.c.rc(.))rr(f.c.rc(.))</text:p>
          </table:table-cell>
          <table:table-cell/>
          <table:table-cell table:style-name="ce21" office:value-type="string">
            <text:p>T2s</text:p>
          </table:table-cell>
          <table:table-cell table:style-name="ce22" office:value-type="string">
            <text:p>f(.)</text:p>
          </table:table-cell>
          <table:table-cell/>
          <table:table-cell table:style-name="ce20" office:value-type="string">
            <text:p>86s</text:p>
          </table:table-cell>
          <table:table-cell office:value-type="string">
            <text:p>f.cr(f.c.rc(.))rr(f.c.rc(.))</text:p>
          </table:table-cell>
        </table:table-row>
        <table:table-row table:style-name="ro2">
          <table:table-cell office:value-type="string">
            <text:p>Q2s</text:p>
          </table:table-cell>
          <table:table-cell office:value-type="string">
            <text:p>c(c.rr(f.c.rc(.)))</text:p>
          </table:table-cell>
          <table:table-cell office:value-type="string">
            <text:p>f.cr(f.c.rc(.))rr(f.c.rc(.))</text:p>
          </table:table-cell>
          <table:table-cell/>
          <table:table-cell table:style-name="ce21" office:value-type="string">
            <text:p>T3o</text:p>
          </table:table-cell>
          <table:table-cell table:style-name="ce22" office:value-type="string">
            <text:p>f(.)</text:p>
          </table:table-cell>
          <table:table-cell/>
          <table:table-cell table:style-name="ce20" office:value-type="string">
            <text:p>64s</text:p>
          </table:table-cell>
          <table:table-cell office:value-type="string">
            <text:p>f.cr(f.c.rc(.))rr(f.c.rc(.))</text:p>
          </table:table-cell>
        </table:table-row>
        <table:table-row table:style-name="ro2">
          <table:table-cell office:value-type="string">
            <text:p>Q2o</text:p>
          </table:table-cell>
          <table:table-cell office:value-type="string">
            <text:p>f(.)</text:p>
          </table:table-cell>
          <table:table-cell office:value-type="string">
            <text:p>f.cr(f.c.rc(.))rf(.)</text:p>
          </table:table-cell>
          <table:table-cell/>
          <table:table-cell table:style-name="ce21" office:value-type="string">
            <text:p>T3s</text:p>
          </table:table-cell>
          <table:table-cell table:style-name="ce22" office:value-type="string">
            <text:p>f(.)</text:p>
          </table:table-cell>
          <table:table-cell/>
          <table:table-cell table:style-name="ce20" office:value-type="float" office:value="99">
            <text:p>99</text:p>
          </table:table-cell>
          <table:table-cell office:value-type="string">
            <text:p>f.cr(f.c.rc(.))rr(f.c.rc(.))</text:p>
          </table:table-cell>
        </table:table-row>
        <table:table-row table:style-name="ro2">
          <table:table-cell office:value-type="string">
            <text:p>JTs</text:p>
          </table:table-cell>
          <table:table-cell office:value-type="string">
            <text:p>r(f.c.rr(f.c.))</text:p>
          </table:table-cell>
          <table:table-cell office:value-type="string">
            <text:p>f.cr(f.c.rc(.))rr(f.c.rc(.))</text:p>
          </table:table-cell>
          <table:table-cell/>
          <table:table-cell table:style-name="ce21" office:value-type="string">
            <text:p>T4o</text:p>
          </table:table-cell>
          <table:table-cell table:style-name="ce22" office:value-type="string">
            <text:p>f(.)</text:p>
          </table:table-cell>
          <table:table-cell/>
          <table:table-cell table:style-name="ce20" office:value-type="float" office:value="88">
            <text:p>88</text:p>
          </table:table-cell>
          <table:table-cell office:value-type="string">
            <text:p>f.cr(f.c.rc(.))rr(f.c.rc(.))</text:p>
          </table:table-cell>
        </table:table-row>
        <table:table-row table:style-name="ro2">
          <table:table-cell office:value-type="string">
            <text:p>JTo</text:p>
          </table:table-cell>
          <table:table-cell office:value-type="string">
            <text:p>r(f.c.rr(f.c.))</text:p>
          </table:table-cell>
          <table:table-cell office:value-type="string">
            <text:p>f.cr(f.c.rc(.))rr(f.c.rc(.))</text:p>
          </table:table-cell>
          <table:table-cell/>
          <table:table-cell table:style-name="ce21" office:value-type="string">
            <text:p>T5o</text:p>
          </table:table-cell>
          <table:table-cell table:style-name="ce22" office:value-type="string">
            <text:p>f(.)</text:p>
          </table:table-cell>
          <table:table-cell/>
          <table:table-cell table:style-name="ce20" office:value-type="float" office:value="66">
            <text:p>66</text:p>
          </table:table-cell>
          <table:table-cell office:value-type="string">
            <text:p>f.cr(f.c.rc(.))rr(f.c.rc(.))</text:p>
          </table:table-cell>
        </table:table-row>
        <table:table-row table:style-name="ro2">
          <table:table-cell office:value-type="string">
            <text:p>J9s</text:p>
          </table:table-cell>
          <table:table-cell office:value-type="string">
            <text:p>r(f.c.rr(f.c.))</text:p>
          </table:table-cell>
          <table:table-cell office:value-type="string">
            <text:p>f.cr(f.c.rr(f.c.))rr(f.c.rc(.))</text:p>
          </table:table-cell>
          <table:table-cell/>
          <table:table-cell table:style-name="ce21" office:value-type="string">
            <text:p>T6o</text:p>
          </table:table-cell>
          <table:table-cell table:style-name="ce22" office:value-type="string">
            <text:p>f(.)</text:p>
          </table:table-cell>
          <table:table-cell/>
          <table:table-cell table:style-name="ce20" office:value-type="float" office:value="55">
            <text:p>55</text:p>
          </table:table-cell>
          <table:table-cell office:value-type="string">
            <text:p>f.cr(f.c.rc(.))rr(f.c.rc(.))</text:p>
          </table:table-cell>
        </table:table-row>
        <table:table-row table:style-name="ro2">
          <table:table-cell office:value-type="string">
            <text:p>J9o</text:p>
          </table:table-cell>
          <table:table-cell office:value-type="string">
            <text:p>r(f.c.rr(f.c.))</text:p>
          </table:table-cell>
          <table:table-cell office:value-type="string">
            <text:p>f.cr(f.c.rc(.))rr(f.c.rc(.))</text:p>
          </table:table-cell>
          <table:table-cell/>
          <table:table-cell table:style-name="ce20" office:value-type="float" office:value="33">
            <text:p>33</text:p>
          </table:table-cell>
          <table:table-cell office:value-type="string">
            <text:p>r(f.c.rc(.))</text:p>
          </table:table-cell>
          <table:table-cell/>
          <table:table-cell table:style-name="ce20" office:value-type="float" office:value="44">
            <text:p>44</text:p>
          </table:table-cell>
          <table:table-cell office:value-type="string">
            <text:p>f.cr(f.c.rc(.))rr(f.c.rc(.))</text:p>
          </table:table-cell>
        </table:table-row>
        <table:table-row table:style-name="ro2">
          <table:table-cell office:value-type="string">
            <text:p>J8s</text:p>
          </table:table-cell>
          <table:table-cell office:value-type="string">
            <text:p>r(f.c.rr(f.c.))</text:p>
          </table:table-cell>
          <table:table-cell office:value-type="string">
            <text:p>f.cr(f.c.rc(.))rr(f.c.rc(.))</text:p>
          </table:table-cell>
          <table:table-cell/>
          <table:table-cell table:style-name="ce20" office:value-type="float" office:value="44">
            <text:p>44</text:p>
          </table:table-cell>
          <table:table-cell office:value-type="string">
            <text:p>r(f.c.rc(.))</text:p>
          </table:table-cell>
          <table:table-cell/>
          <table:table-cell table:style-name="ce20" office:value-type="float" office:value="33">
            <text:p>33</text:p>
          </table:table-cell>
          <table:table-cell office:value-type="string">
            <text:p>f.cr(f.c.rc(.))rr(f.c.rc(.))</text:p>
          </table:table-cell>
        </table:table-row>
        <table:table-row table:style-name="ro2">
          <table:table-cell office:value-type="string">
            <text:p>J8o</text:p>
          </table:table-cell>
          <table:table-cell office:value-type="string">
            <text:p>r(f.c.rr(f.c.))</text:p>
          </table:table-cell>
          <table:table-cell office:value-type="string">
            <text:p>f.cr(f.c.rr(f.c.))rr(f.c.rc(.))</text:p>
          </table:table-cell>
          <table:table-cell/>
          <table:table-cell table:style-name="ce20" office:value-type="float" office:value="55">
            <text:p>55</text:p>
          </table:table-cell>
          <table:table-cell office:value-type="string">
            <text:p>r(f.c.rc(.))</text:p>
          </table:table-cell>
          <table:table-cell/>
          <table:table-cell table:style-name="ce20" office:value-type="float" office:value="22">
            <text:p>22</text:p>
          </table:table-cell>
          <table:table-cell office:value-type="string">
            <text:p>f.cr(f.c.rc(.))rr(f.c.rc(.))</text:p>
          </table:table-cell>
        </table:table-row>
        <table:table-row table:style-name="ro2">
          <table:table-cell office:value-type="string">
            <text:p>J7s</text:p>
          </table:table-cell>
          <table:table-cell office:value-type="string">
            <text:p>r(f.c.rr(f.c.))</text:p>
          </table:table-cell>
          <table:table-cell office:value-type="string">
            <text:p>f.cr(f.c.rr(f.c.))rr(f.c.rc(.))</text:p>
          </table:table-cell>
          <table:table-cell/>
          <table:table-cell table:style-name="ce20" office:value-type="float" office:value="66">
            <text:p>66</text:p>
          </table:table-cell>
          <table:table-cell office:value-type="string">
            <text:p>r(f.c.rc(.))</text:p>
          </table:table-cell>
          <table:table-cell/>
          <table:table-cell table:style-name="ce21" office:value-type="string">
            <text:p>T5o</text:p>
          </table:table-cell>
          <table:table-cell table:style-name="ce22" office:value-type="string">
            <text:p>f.cr(f.c.rr(f.c.))rf(.)</text:p>
          </table:table-cell>
        </table:table-row>
        <table:table-row table:style-name="ro2">
          <table:table-cell office:value-type="string">
            <text:p>J7o</text:p>
          </table:table-cell>
          <table:table-cell office:value-type="string">
            <text:p>r(f.c.rr(f.c.))</text:p>
          </table:table-cell>
          <table:table-cell office:value-type="string">
            <text:p>f.cr(f.c.rr(f.c.))rr(f.c.rc(.))</text:p>
          </table:table-cell>
          <table:table-cell/>
          <table:table-cell table:style-name="ce20" office:value-type="float" office:value="77">
            <text:p>77</text:p>
          </table:table-cell>
          <table:table-cell office:value-type="string">
            <text:p>r(f.c.rc(.))</text:p>
          </table:table-cell>
          <table:table-cell/>
          <table:table-cell table:style-name="ce21" office:value-type="string">
            <text:p>T4o</text:p>
          </table:table-cell>
          <table:table-cell table:style-name="ce22" office:value-type="string">
            <text:p>f.cr(f.c.rr(f.c.))rf(.)</text:p>
          </table:table-cell>
        </table:table-row>
        <table:table-row table:style-name="ro2">
          <table:table-cell office:value-type="string">
            <text:p>J6s</text:p>
          </table:table-cell>
          <table:table-cell office:value-type="string">
            <text:p>r(f.c.rr(f.c.))</text:p>
          </table:table-cell>
          <table:table-cell office:value-type="string">
            <text:p>f.cr(f.c.rr(f.c.))rr(f.c.rc(.))</text:p>
          </table:table-cell>
          <table:table-cell/>
          <table:table-cell table:style-name="ce20" office:value-type="float" office:value="88">
            <text:p>88</text:p>
          </table:table-cell>
          <table:table-cell office:value-type="string">
            <text:p>r(f.c.rc(.))</text:p>
          </table:table-cell>
          <table:table-cell/>
          <table:table-cell table:style-name="ce21" office:value-type="string">
            <text:p>T3o</text:p>
          </table:table-cell>
          <table:table-cell table:style-name="ce22" office:value-type="string">
            <text:p>f.cr(f.c.rr(f.c.))rf(.)</text:p>
          </table:table-cell>
        </table:table-row>
        <table:table-row table:style-name="ro2">
          <table:table-cell office:value-type="string">
            <text:p>J6o</text:p>
          </table:table-cell>
          <table:table-cell office:value-type="string">
            <text:p>f(.)</text:p>
          </table:table-cell>
          <table:table-cell office:value-type="string">
            <text:p>f.cr(f.c.rr(f.c.))rr(f.c.rc(.))</text:p>
          </table:table-cell>
          <table:table-cell/>
          <table:table-cell table:style-name="ce20" office:value-type="float" office:value="99">
            <text:p>99</text:p>
          </table:table-cell>
          <table:table-cell office:value-type="string">
            <text:p>r(f.c.rc(.))</text:p>
          </table:table-cell>
          <table:table-cell/>
          <table:table-cell table:style-name="ce21" office:value-type="string">
            <text:p>T2o</text:p>
          </table:table-cell>
          <table:table-cell table:style-name="ce22" office:value-type="string">
            <text:p>f.cr(f.c.rr(f.c.))rf(.)</text:p>
          </table:table-cell>
        </table:table-row>
        <table:table-row table:style-name="ro2">
          <table:table-cell office:value-type="string">
            <text:p>J5s</text:p>
          </table:table-cell>
          <table:table-cell office:value-type="string">
            <text:p>r(f.c.rr(f.c.))</text:p>
          </table:table-cell>
          <table:table-cell office:value-type="string">
            <text:p>f.cr(f.c.rc(.))rr(f.c.rc(.))</text:p>
          </table:table-cell>
          <table:table-cell/>
          <table:table-cell table:style-name="ce20" office:value-type="string">
            <text:p>A2o</text:p>
          </table:table-cell>
          <table:table-cell office:value-type="string">
            <text:p>r(f.c.rc(.))</text:p>
          </table:table-cell>
          <table:table-cell/>
          <table:table-cell table:style-name="ce21" office:value-type="string">
            <text:p>J4o</text:p>
          </table:table-cell>
          <table:table-cell table:style-name="ce22" office:value-type="string">
            <text:p>f.cr(f.c.rr(f.c.))rf(.)</text:p>
          </table:table-cell>
        </table:table-row>
        <table:table-row table:style-name="ro2">
          <table:table-cell office:value-type="string">
            <text:p>J5o</text:p>
          </table:table-cell>
          <table:table-cell office:value-type="string">
            <text:p>f(.)</text:p>
          </table:table-cell>
          <table:table-cell office:value-type="string">
            <text:p>f.cr(f.c.rr(f.c.))rr(f.c.rc(.))</text:p>
          </table:table-cell>
          <table:table-cell/>
          <table:table-cell table:style-name="ce20" office:value-type="string">
            <text:p>A2s</text:p>
          </table:table-cell>
          <table:table-cell office:value-type="string">
            <text:p>r(f.c.rc(.))</text:p>
          </table:table-cell>
          <table:table-cell/>
          <table:table-cell table:style-name="ce21" office:value-type="string">
            <text:p>J2o</text:p>
          </table:table-cell>
          <table:table-cell table:style-name="ce22" office:value-type="string">
            <text:p>f.cr(f.c.rr(f.c.))rf(.)</text:p>
          </table:table-cell>
        </table:table-row>
        <table:table-row table:style-name="ro2">
          <table:table-cell office:value-type="string">
            <text:p>J4s</text:p>
          </table:table-cell>
          <table:table-cell office:value-type="string">
            <text:p>c(c.rr(f.c.rc(.)))</text:p>
          </table:table-cell>
          <table:table-cell office:value-type="string">
            <text:p>f.cr(f.c.rr(f.c.))rr(f.c.rc(.))</text:p>
          </table:table-cell>
          <table:table-cell/>
          <table:table-cell table:style-name="ce20" office:value-type="string">
            <text:p>A3o</text:p>
          </table:table-cell>
          <table:table-cell office:value-type="string">
            <text:p>r(f.c.rc(.))</text:p>
          </table:table-cell>
          <table:table-cell/>
          <table:table-cell table:style-name="ce21" office:value-type="string">
            <text:p>95o</text:p>
          </table:table-cell>
          <table:table-cell table:style-name="ce22" office:value-type="string">
            <text:p>f.cr(f.c.rr(f.c.))rf(.)</text:p>
          </table:table-cell>
        </table:table-row>
        <table:table-row table:style-name="ro2">
          <table:table-cell office:value-type="string">
            <text:p>J4o</text:p>
          </table:table-cell>
          <table:table-cell office:value-type="string">
            <text:p>f(.)</text:p>
          </table:table-cell>
          <table:table-cell office:value-type="string">
            <text:p>f.cr(f.c.rr(f.c.))rf(.)</text:p>
          </table:table-cell>
          <table:table-cell/>
          <table:table-cell table:style-name="ce20" office:value-type="string">
            <text:p>A3s</text:p>
          </table:table-cell>
          <table:table-cell office:value-type="string">
            <text:p>r(f.c.rc(.))</text:p>
          </table:table-cell>
          <table:table-cell/>
          <table:table-cell table:style-name="ce21" office:value-type="string">
            <text:p>94s</text:p>
          </table:table-cell>
          <table:table-cell table:style-name="ce22" office:value-type="string">
            <text:p>f.cr(f.c.rr(f.c.))rf(.)</text:p>
          </table:table-cell>
        </table:table-row>
        <table:table-row table:style-name="ro2">
          <table:table-cell office:value-type="string">
            <text:p>J3s</text:p>
          </table:table-cell>
          <table:table-cell office:value-type="string">
            <text:p>c(c.rr(f.c.rc(.)))</text:p>
          </table:table-cell>
          <table:table-cell office:value-type="string">
            <text:p>f.cr(f.c.rr(f.c.))rr(f.c.rc(.))</text:p>
          </table:table-cell>
          <table:table-cell/>
          <table:table-cell table:style-name="ce20" office:value-type="string">
            <text:p>A4o</text:p>
          </table:table-cell>
          <table:table-cell office:value-type="string">
            <text:p>r(f.c.rc(.))</text:p>
          </table:table-cell>
          <table:table-cell/>
          <table:table-cell table:style-name="ce21" office:value-type="string">
            <text:p>94o</text:p>
          </table:table-cell>
          <table:table-cell table:style-name="ce22" office:value-type="string">
            <text:p>f.cr(f.c.rr(f.c.))rf(.)</text:p>
          </table:table-cell>
        </table:table-row>
        <table:table-row table:style-name="ro2">
          <table:table-cell office:value-type="string">
            <text:p>J3o</text:p>
          </table:table-cell>
          <table:table-cell office:value-type="string">
            <text:p>f(.)</text:p>
          </table:table-cell>
          <table:table-cell office:value-type="string">
            <text:p>f.cr(f.c.rc(.))rf(.)</text:p>
          </table:table-cell>
          <table:table-cell/>
          <table:table-cell table:style-name="ce20" office:value-type="string">
            <text:p>A4s</text:p>
          </table:table-cell>
          <table:table-cell office:value-type="string">
            <text:p>r(f.c.rc(.))</text:p>
          </table:table-cell>
          <table:table-cell/>
          <table:table-cell table:style-name="ce21" office:value-type="string">
            <text:p>93s</text:p>
          </table:table-cell>
          <table:table-cell table:style-name="ce22" office:value-type="string">
            <text:p>f.cr(f.c.rr(f.c.))rf(.)</text:p>
          </table:table-cell>
        </table:table-row>
        <table:table-row table:style-name="ro2">
          <table:table-cell office:value-type="string">
            <text:p>J2s</text:p>
          </table:table-cell>
          <table:table-cell office:value-type="string">
            <text:p>c(c.rr(f.c.rc(.)))</text:p>
          </table:table-cell>
          <table:table-cell office:value-type="string">
            <text:p>f.cr(f.c.rr(f.c.))rr(f.c.rc(.))</text:p>
          </table:table-cell>
          <table:table-cell/>
          <table:table-cell table:style-name="ce20" office:value-type="string">
            <text:p>A5o</text:p>
          </table:table-cell>
          <table:table-cell office:value-type="string">
            <text:p>r(f.c.rc(.))</text:p>
          </table:table-cell>
          <table:table-cell/>
          <table:table-cell table:style-name="ce21" office:value-type="string">
            <text:p>93o</text:p>
          </table:table-cell>
          <table:table-cell table:style-name="ce22" office:value-type="string">
            <text:p>f.cr(f.c.rr(f.c.))rf(.)</text:p>
          </table:table-cell>
        </table:table-row>
        <table:table-row table:style-name="ro2">
          <table:table-cell office:value-type="string">
            <text:p>J2o</text:p>
          </table:table-cell>
          <table:table-cell office:value-type="string">
            <text:p>f(.)</text:p>
          </table:table-cell>
          <table:table-cell office:value-type="string">
            <text:p>f.cr(f.c.rr(f.c.))rf(.)</text:p>
          </table:table-cell>
          <table:table-cell/>
          <table:table-cell table:style-name="ce20" office:value-type="string">
            <text:p>A5s</text:p>
          </table:table-cell>
          <table:table-cell office:value-type="string">
            <text:p>r(f.c.rc(.))</text:p>
          </table:table-cell>
          <table:table-cell/>
          <table:table-cell table:style-name="ce21" office:value-type="string">
            <text:p>92s</text:p>
          </table:table-cell>
          <table:table-cell table:style-name="ce22" office:value-type="string">
            <text:p>f.cr(f.c.rr(f.c.))rf(.)</text:p>
          </table:table-cell>
        </table:table-row>
        <table:table-row table:style-name="ro2">
          <table:table-cell office:value-type="string">
            <text:p>T9s</text:p>
          </table:table-cell>
          <table:table-cell office:value-type="string">
            <text:p>r(f.c.rr(f.c.))</text:p>
          </table:table-cell>
          <table:table-cell office:value-type="string">
            <text:p>f.cr(f.c.rr(f.c.))rr(f.c.rc(.))</text:p>
          </table:table-cell>
          <table:table-cell/>
          <table:table-cell table:style-name="ce20" office:value-type="string">
            <text:p>A6o</text:p>
          </table:table-cell>
          <table:table-cell office:value-type="string">
            <text:p>r(f.c.rc(.))</text:p>
          </table:table-cell>
          <table:table-cell/>
          <table:table-cell table:style-name="ce21" office:value-type="string">
            <text:p>92o</text:p>
          </table:table-cell>
          <table:table-cell table:style-name="ce22" office:value-type="string">
            <text:p>f.cr(f.c.rr(f.c.))rf(.)</text:p>
          </table:table-cell>
        </table:table-row>
        <table:table-row table:style-name="ro2">
          <table:table-cell office:value-type="string">
            <text:p>T9o</text:p>
          </table:table-cell>
          <table:table-cell office:value-type="string">
            <text:p>r(f.c.rr(f.c.))</text:p>
          </table:table-cell>
          <table:table-cell office:value-type="string">
            <text:p>f.cr(f.c.rr(f.c.))rr(f.c.rc(.))</text:p>
          </table:table-cell>
          <table:table-cell/>
          <table:table-cell table:style-name="ce20" office:value-type="string">
            <text:p>A6s</text:p>
          </table:table-cell>
          <table:table-cell office:value-type="string">
            <text:p>r(f.c.rc(.))</text:p>
          </table:table-cell>
          <table:table-cell/>
          <table:table-cell table:style-name="ce21" office:value-type="string">
            <text:p>85o</text:p>
          </table:table-cell>
          <table:table-cell table:style-name="ce22" office:value-type="string">
            <text:p>f.cr(f.c.rr(f.c.))rf(.)</text:p>
          </table:table-cell>
        </table:table-row>
        <table:table-row table:style-name="ro2">
          <table:table-cell office:value-type="string">
            <text:p>T8s</text:p>
          </table:table-cell>
          <table:table-cell office:value-type="string">
            <text:p>c(c.rr(f.c.rc(.)))</text:p>
          </table:table-cell>
          <table:table-cell office:value-type="string">
            <text:p>f.cr(f.c.rr(f.c.))rr(f.c.rc(.))</text:p>
          </table:table-cell>
          <table:table-cell/>
          <table:table-cell table:style-name="ce20" office:value-type="string">
            <text:p>A7o</text:p>
          </table:table-cell>
          <table:table-cell office:value-type="string">
            <text:p>r(f.c.rc(.))</text:p>
          </table:table-cell>
          <table:table-cell/>
          <table:table-cell table:style-name="ce21" office:value-type="string">
            <text:p>84o</text:p>
          </table:table-cell>
          <table:table-cell table:style-name="ce22" office:value-type="string">
            <text:p>f.cr(f.c.rr(f.c.))rf(.)</text:p>
          </table:table-cell>
        </table:table-row>
        <table:table-row table:style-name="ro2">
          <table:table-cell office:value-type="string">
            <text:p>T8o</text:p>
          </table:table-cell>
          <table:table-cell office:value-type="string">
            <text:p>c(c.rr(f.c.rc(.)))</text:p>
          </table:table-cell>
          <table:table-cell office:value-type="string">
            <text:p>f.cr(f.c.rr(f.c.))rr(f.c.rc(.))</text:p>
          </table:table-cell>
          <table:table-cell/>
          <table:table-cell table:style-name="ce20" office:value-type="string">
            <text:p>A7s</text:p>
          </table:table-cell>
          <table:table-cell office:value-type="string">
            <text:p>r(f.c.rc(.))</text:p>
          </table:table-cell>
          <table:table-cell/>
          <table:table-cell table:style-name="ce21" office:value-type="string">
            <text:p>83o</text:p>
          </table:table-cell>
          <table:table-cell table:style-name="ce22" office:value-type="string">
            <text:p>f.cr(f.c.rr(f.c.))rf(.)</text:p>
          </table:table-cell>
        </table:table-row>
        <table:table-row table:style-name="ro2">
          <table:table-cell office:value-type="string">
            <text:p>T7s</text:p>
          </table:table-cell>
          <table:table-cell office:value-type="string">
            <text:p>c(c.rr(f.c.rc(.)))</text:p>
          </table:table-cell>
          <table:table-cell office:value-type="string">
            <text:p>f.cr(f.c.rr(f.c.))rr(f.c.rc(.))</text:p>
          </table:table-cell>
          <table:table-cell/>
          <table:table-cell table:style-name="ce20" office:value-type="string">
            <text:p>A8o</text:p>
          </table:table-cell>
          <table:table-cell office:value-type="string">
            <text:p>r(f.c.rc(.))</text:p>
          </table:table-cell>
          <table:table-cell/>
          <table:table-cell table:style-name="ce21" office:value-type="string">
            <text:p>82s</text:p>
          </table:table-cell>
          <table:table-cell table:style-name="ce22" office:value-type="string">
            <text:p>f.cr(f.c.rr(f.c.))rf(.)</text:p>
          </table:table-cell>
        </table:table-row>
        <table:table-row table:style-name="ro2">
          <table:table-cell office:value-type="string">
            <text:p>T7o</text:p>
          </table:table-cell>
          <table:table-cell office:value-type="string">
            <text:p>c(c.rr(f.c.rc(.)))</text:p>
          </table:table-cell>
          <table:table-cell office:value-type="string">
            <text:p>f.cr(f.c.rr(f.c.))rr(f.c.rc(.))</text:p>
          </table:table-cell>
          <table:table-cell/>
          <table:table-cell table:style-name="ce20" office:value-type="string">
            <text:p>A8s</text:p>
          </table:table-cell>
          <table:table-cell office:value-type="string">
            <text:p>r(f.c.rc(.))</text:p>
          </table:table-cell>
          <table:table-cell/>
          <table:table-cell table:style-name="ce21" office:value-type="string">
            <text:p>82o</text:p>
          </table:table-cell>
          <table:table-cell table:style-name="ce22" office:value-type="string">
            <text:p>f.cr(f.c.rr(f.c.))rf(.)</text:p>
          </table:table-cell>
        </table:table-row>
        <table:table-row table:style-name="ro2">
          <table:table-cell office:value-type="string">
            <text:p>T6s</text:p>
          </table:table-cell>
          <table:table-cell office:value-type="string">
            <text:p>r(f.c.rr(f.c.))</text:p>
          </table:table-cell>
          <table:table-cell office:value-type="string">
            <text:p>f.cr(f.c.rr(f.c.))rr(f.c.rc(.))</text:p>
          </table:table-cell>
          <table:table-cell/>
          <table:table-cell table:style-name="ce20" office:value-type="string">
            <text:p>A9o</text:p>
          </table:table-cell>
          <table:table-cell office:value-type="string">
            <text:p>r(f.c.rc(.))</text:p>
          </table:table-cell>
          <table:table-cell/>
          <table:table-cell table:style-name="ce21" office:value-type="string">
            <text:p>75o</text:p>
          </table:table-cell>
          <table:table-cell table:style-name="ce22" office:value-type="string">
            <text:p>f.cr(f.c.rr(f.c.))rf(.)</text:p>
          </table:table-cell>
        </table:table-row>
        <table:table-row table:style-name="ro2">
          <table:table-cell office:value-type="string">
            <text:p>T6o</text:p>
          </table:table-cell>
          <table:table-cell office:value-type="string">
            <text:p>f(.)</text:p>
          </table:table-cell>
          <table:table-cell office:value-type="string">
            <text:p>f.cr(f.c.rr(f.c.))rr(f.c.rc(.))</text:p>
          </table:table-cell>
          <table:table-cell/>
          <table:table-cell table:style-name="ce20" office:value-type="string">
            <text:p>A9s</text:p>
          </table:table-cell>
          <table:table-cell office:value-type="string">
            <text:p>r(f.c.rc(.))</text:p>
          </table:table-cell>
          <table:table-cell/>
          <table:table-cell table:style-name="ce21" office:value-type="string">
            <text:p>74o</text:p>
          </table:table-cell>
          <table:table-cell table:style-name="ce22" office:value-type="string">
            <text:p>f.cr(f.c.rr(f.c.))rf(.)</text:p>
          </table:table-cell>
        </table:table-row>
        <table:table-row table:style-name="ro2">
          <table:table-cell office:value-type="string">
            <text:p>T5s</text:p>
          </table:table-cell>
          <table:table-cell office:value-type="string">
            <text:p>c(c.rr(f.c.rc(.)))</text:p>
          </table:table-cell>
          <table:table-cell office:value-type="string">
            <text:p>f.cr(f.c.rr(f.c.))rr(f.c.rc(.))</text:p>
          </table:table-cell>
          <table:table-cell/>
          <table:table-cell table:style-name="ce20" office:value-type="string">
            <text:p>AJo</text:p>
          </table:table-cell>
          <table:table-cell office:value-type="string">
            <text:p>r(f.c.rc(.))</text:p>
          </table:table-cell>
          <table:table-cell/>
          <table:table-cell table:style-name="ce21" office:value-type="string">
            <text:p>73o</text:p>
          </table:table-cell>
          <table:table-cell table:style-name="ce22" office:value-type="string">
            <text:p>f.cr(f.c.rr(f.c.))rf(.)</text:p>
          </table:table-cell>
        </table:table-row>
        <table:table-row table:style-name="ro2">
          <table:table-cell office:value-type="string">
            <text:p>T5o</text:p>
          </table:table-cell>
          <table:table-cell office:value-type="string">
            <text:p>f(.)</text:p>
          </table:table-cell>
          <table:table-cell office:value-type="string">
            <text:p>f.cr(f.c.rr(f.c.))rf(.)</text:p>
          </table:table-cell>
          <table:table-cell/>
          <table:table-cell table:style-name="ce20" office:value-type="string">
            <text:p>AJs</text:p>
          </table:table-cell>
          <table:table-cell office:value-type="string">
            <text:p>r(f.c.rc(.))</text:p>
          </table:table-cell>
          <table:table-cell/>
          <table:table-cell table:style-name="ce21" office:value-type="string">
            <text:p>72s</text:p>
          </table:table-cell>
          <table:table-cell table:style-name="ce22" office:value-type="string">
            <text:p>f.cr(f.c.rr(f.c.))rf(.)</text:p>
          </table:table-cell>
        </table:table-row>
        <table:table-row table:style-name="ro2">
          <table:table-cell office:value-type="string">
            <text:p>T4s</text:p>
          </table:table-cell>
          <table:table-cell office:value-type="string">
            <text:p>c(c.rr(f.c.rc(.)))</text:p>
          </table:table-cell>
          <table:table-cell office:value-type="string">
            <text:p>f.cr(f.c.rr(f.c.))rr(f.c.rc(.))</text:p>
          </table:table-cell>
          <table:table-cell/>
          <table:table-cell table:style-name="ce20" office:value-type="string">
            <text:p>AKo</text:p>
          </table:table-cell>
          <table:table-cell office:value-type="string">
            <text:p>r(f.c.rc(.))</text:p>
          </table:table-cell>
          <table:table-cell/>
          <table:table-cell table:style-name="ce21" office:value-type="string">
            <text:p>72o</text:p>
          </table:table-cell>
          <table:table-cell table:style-name="ce22" office:value-type="string">
            <text:p>f.cr(f.c.rr(f.c.))rf(.)</text:p>
          </table:table-cell>
        </table:table-row>
        <table:table-row table:style-name="ro2">
          <table:table-cell office:value-type="string">
            <text:p>T4o</text:p>
          </table:table-cell>
          <table:table-cell office:value-type="string">
            <text:p>f(.)</text:p>
          </table:table-cell>
          <table:table-cell office:value-type="string">
            <text:p>f.cr(f.c.rr(f.c.))rf(.)</text:p>
          </table:table-cell>
          <table:table-cell/>
          <table:table-cell table:style-name="ce20" office:value-type="string">
            <text:p>AKs</text:p>
          </table:table-cell>
          <table:table-cell office:value-type="string">
            <text:p>r(f.c.rc(.))</text:p>
          </table:table-cell>
          <table:table-cell/>
          <table:table-cell table:style-name="ce21" office:value-type="string">
            <text:p>65o</text:p>
          </table:table-cell>
          <table:table-cell table:style-name="ce22" office:value-type="string">
            <text:p>f.cr(f.c.rr(f.c.))rf(.)</text:p>
          </table:table-cell>
        </table:table-row>
        <table:table-row table:style-name="ro2">
          <table:table-cell office:value-type="string">
            <text:p>T3s</text:p>
          </table:table-cell>
          <table:table-cell office:value-type="string">
            <text:p>f(.)</text:p>
          </table:table-cell>
          <table:table-cell office:value-type="string">
            <text:p>f.cr(f.c.rr(f.c.))rr(f.c.rc(.))</text:p>
          </table:table-cell>
          <table:table-cell/>
          <table:table-cell table:style-name="ce20" office:value-type="string">
            <text:p>AQo</text:p>
          </table:table-cell>
          <table:table-cell office:value-type="string">
            <text:p>r(f.c.rc(.))</text:p>
          </table:table-cell>
          <table:table-cell/>
          <table:table-cell table:style-name="ce21" office:value-type="string">
            <text:p>64o</text:p>
          </table:table-cell>
          <table:table-cell table:style-name="ce22" office:value-type="string">
            <text:p>f.cr(f.c.rr(f.c.))rf(.)</text:p>
          </table:table-cell>
        </table:table-row>
        <table:table-row table:style-name="ro2">
          <table:table-cell office:value-type="string">
            <text:p>T3o</text:p>
          </table:table-cell>
          <table:table-cell office:value-type="string">
            <text:p>f(.)</text:p>
          </table:table-cell>
          <table:table-cell office:value-type="string">
            <text:p>f.cr(f.c.rr(f.c.))rf(.)</text:p>
          </table:table-cell>
          <table:table-cell/>
          <table:table-cell table:style-name="ce20" office:value-type="string">
            <text:p>AQs</text:p>
          </table:table-cell>
          <table:table-cell office:value-type="string">
            <text:p>r(f.c.rc(.))</text:p>
          </table:table-cell>
          <table:table-cell/>
          <table:table-cell table:style-name="ce21" office:value-type="string">
            <text:p>63o</text:p>
          </table:table-cell>
          <table:table-cell table:style-name="ce22" office:value-type="string">
            <text:p>f.cr(f.c.rr(f.c.))rf(.)</text:p>
          </table:table-cell>
        </table:table-row>
        <table:table-row table:style-name="ro2">
          <table:table-cell office:value-type="string">
            <text:p>T2s</text:p>
          </table:table-cell>
          <table:table-cell office:value-type="string">
            <text:p>f(.)</text:p>
          </table:table-cell>
          <table:table-cell office:value-type="string">
            <text:p>f.cr(f.c.rr(f.c.))rr(f.c.rc(.))</text:p>
          </table:table-cell>
          <table:table-cell/>
          <table:table-cell table:style-name="ce20" office:value-type="string">
            <text:p>ATo</text:p>
          </table:table-cell>
          <table:table-cell office:value-type="string">
            <text:p>r(f.c.rc(.))</text:p>
          </table:table-cell>
          <table:table-cell/>
          <table:table-cell table:style-name="ce21" office:value-type="string">
            <text:p>62s</text:p>
          </table:table-cell>
          <table:table-cell table:style-name="ce22" office:value-type="string">
            <text:p>f.cr(f.c.rr(f.c.))rf(.)</text:p>
          </table:table-cell>
        </table:table-row>
        <table:table-row table:style-name="ro2">
          <table:table-cell office:value-type="string">
            <text:p>T2o</text:p>
          </table:table-cell>
          <table:table-cell office:value-type="string">
            <text:p>f(.)</text:p>
          </table:table-cell>
          <table:table-cell office:value-type="string">
            <text:p>f.cr(f.c.rr(f.c.))rf(.)</text:p>
          </table:table-cell>
          <table:table-cell/>
          <table:table-cell table:style-name="ce20" office:value-type="string">
            <text:p>ATs</text:p>
          </table:table-cell>
          <table:table-cell office:value-type="string">
            <text:p>r(f.c.rc(.))</text:p>
          </table:table-cell>
          <table:table-cell/>
          <table:table-cell table:style-name="ce21" office:value-type="string">
            <text:p>62o</text:p>
          </table:table-cell>
          <table:table-cell table:style-name="ce22" office:value-type="string">
            <text:p>f.cr(f.c.rr(f.c.))rf(.)</text:p>
          </table:table-cell>
        </table:table-row>
        <table:table-row table:style-name="ro2">
          <table:table-cell office:value-type="string">
            <text:p>98s</text:p>
          </table:table-cell>
          <table:table-cell office:value-type="string">
            <text:p>c(c.rr(f.c.rc(.)))</text:p>
          </table:table-cell>
          <table:table-cell office:value-type="string">
            <text:p>f.cr(f.c.rr(f.c.))rr(f.c.rc(.))</text:p>
          </table:table-cell>
          <table:table-cell/>
          <table:table-cell table:style-name="ce20" office:value-type="string">
            <text:p>JJ</text:p>
          </table:table-cell>
          <table:table-cell office:value-type="string">
            <text:p>r(f.c.rc(.))</text:p>
          </table:table-cell>
          <table:table-cell/>
          <table:table-cell table:style-name="ce21" office:value-type="string">
            <text:p>54o</text:p>
          </table:table-cell>
          <table:table-cell table:style-name="ce22" office:value-type="string">
            <text:p>f.cr(f.c.rr(f.c.))rf(.)</text:p>
          </table:table-cell>
        </table:table-row>
        <table:table-row table:style-name="ro2">
          <table:table-cell office:value-type="string">
            <text:p>98o</text:p>
          </table:table-cell>
          <table:table-cell office:value-type="string">
            <text:p>c(c.rr(f.c.rc(.)))</text:p>
          </table:table-cell>
          <table:table-cell office:value-type="string">
            <text:p>f.cr(f.c.rr(f.c.))rr(f.c.rc(.))</text:p>
          </table:table-cell>
          <table:table-cell/>
          <table:table-cell table:style-name="ce20" office:value-type="string">
            <text:p>K4o</text:p>
          </table:table-cell>
          <table:table-cell office:value-type="string">
            <text:p>r(f.c.rc(.))</text:p>
          </table:table-cell>
          <table:table-cell/>
          <table:table-cell table:style-name="ce21" office:value-type="string">
            <text:p>52o</text:p>
          </table:table-cell>
          <table:table-cell table:style-name="ce22" office:value-type="string">
            <text:p>f.cr(f.c.rr(f.c.))rf(.)</text:p>
          </table:table-cell>
        </table:table-row>
        <table:table-row table:style-name="ro2">
          <table:table-cell office:value-type="string">
            <text:p>97s</text:p>
          </table:table-cell>
          <table:table-cell office:value-type="string">
            <text:p>c(c.rr(f.c.rc(.)))</text:p>
          </table:table-cell>
          <table:table-cell office:value-type="string">
            <text:p>f.cr(f.c.rr(f.c.))rr(f.c.rc(.))</text:p>
          </table:table-cell>
          <table:table-cell/>
          <table:table-cell table:style-name="ce20" office:value-type="string">
            <text:p>K4s</text:p>
          </table:table-cell>
          <table:table-cell office:value-type="string">
            <text:p>r(f.c.rc(.))</text:p>
          </table:table-cell>
          <table:table-cell/>
          <table:table-cell table:style-name="ce21" office:value-type="string">
            <text:p>43s</text:p>
          </table:table-cell>
          <table:table-cell table:style-name="ce22" office:value-type="string">
            <text:p>f.cr(f.c.rr(f.c.))rf(.)</text:p>
          </table:table-cell>
        </table:table-row>
        <table:table-row table:style-name="ro2">
          <table:table-cell office:value-type="string">
            <text:p>97o</text:p>
          </table:table-cell>
          <table:table-cell office:value-type="string">
            <text:p>c(c.rr(f.c.rc(.)))</text:p>
          </table:table-cell>
          <table:table-cell office:value-type="string">
            <text:p>f.cr(f.c.rr(f.c.))rr(f.c.rc(.))</text:p>
          </table:table-cell>
          <table:table-cell/>
          <table:table-cell table:style-name="ce20" office:value-type="string">
            <text:p>K6o</text:p>
          </table:table-cell>
          <table:table-cell office:value-type="string">
            <text:p>r(f.c.rc(.))</text:p>
          </table:table-cell>
          <table:table-cell/>
          <table:table-cell table:style-name="ce21" office:value-type="string">
            <text:p>43o</text:p>
          </table:table-cell>
          <table:table-cell table:style-name="ce22" office:value-type="string">
            <text:p>f.cr(f.c.rr(f.c.))rf(.)</text:p>
          </table:table-cell>
        </table:table-row>
        <table:table-row table:style-name="ro2">
          <table:table-cell office:value-type="string">
            <text:p>96s</text:p>
          </table:table-cell>
          <table:table-cell office:value-type="string">
            <text:p>c(c.rr(f.c.rc(.)))</text:p>
          </table:table-cell>
          <table:table-cell office:value-type="string">
            <text:p>f.cr(f.c.rr(f.c.))rr(f.c.rc(.))</text:p>
          </table:table-cell>
          <table:table-cell/>
          <table:table-cell table:style-name="ce20" office:value-type="string">
            <text:p>K8s</text:p>
          </table:table-cell>
          <table:table-cell office:value-type="string">
            <text:p>r(f.c.rc(.))</text:p>
          </table:table-cell>
          <table:table-cell/>
          <table:table-cell table:style-name="ce21" office:value-type="string">
            <text:p>42o</text:p>
          </table:table-cell>
          <table:table-cell table:style-name="ce22" office:value-type="string">
            <text:p>f.cr(f.c.rr(f.c.))rf(.)</text:p>
          </table:table-cell>
        </table:table-row>
        <table:table-row table:style-name="ro2">
          <table:table-cell office:value-type="string">
            <text:p>96o</text:p>
          </table:table-cell>
          <table:table-cell office:value-type="string">
            <text:p>f(.)</text:p>
          </table:table-cell>
          <table:table-cell office:value-type="string">
            <text:p>f.cr(f.c.rr(f.c.))rr(f.c.rc(.))</text:p>
          </table:table-cell>
          <table:table-cell/>
          <table:table-cell table:style-name="ce20" office:value-type="string">
            <text:p>K9o</text:p>
          </table:table-cell>
          <table:table-cell office:value-type="string">
            <text:p>r(f.c.rc(.))</text:p>
          </table:table-cell>
          <table:table-cell/>
          <table:table-cell table:style-name="ce20" office:value-type="string">
            <text:p>T9s</text:p>
          </table:table-cell>
          <table:table-cell office:value-type="string">
            <text:p>f.cr(f.c.rr(f.c.))rr(f.c.rc(.))</text:p>
          </table:table-cell>
        </table:table-row>
        <table:table-row table:style-name="ro2">
          <table:table-cell office:value-type="string">
            <text:p>95s</text:p>
          </table:table-cell>
          <table:table-cell office:value-type="string">
            <text:p>c(c.rr(f.c.rc(.)))</text:p>
          </table:table-cell>
          <table:table-cell office:value-type="string">
            <text:p>f.cr(f.c.rr(f.c.))rr(f.c.rc(.))</text:p>
          </table:table-cell>
          <table:table-cell/>
          <table:table-cell table:style-name="ce20" office:value-type="string">
            <text:p>KJo</text:p>
          </table:table-cell>
          <table:table-cell office:value-type="string">
            <text:p>r(f.c.rc(.))</text:p>
          </table:table-cell>
          <table:table-cell/>
          <table:table-cell table:style-name="ce20" office:value-type="string">
            <text:p>T9o</text:p>
          </table:table-cell>
          <table:table-cell office:value-type="string">
            <text:p>f.cr(f.c.rr(f.c.))rr(f.c.rc(.))</text:p>
          </table:table-cell>
        </table:table-row>
        <table:table-row table:style-name="ro2">
          <table:table-cell office:value-type="string">
            <text:p>95o</text:p>
          </table:table-cell>
          <table:table-cell office:value-type="string">
            <text:p>f(.)</text:p>
          </table:table-cell>
          <table:table-cell office:value-type="string">
            <text:p>f.cr(f.c.rr(f.c.))rf(.)</text:p>
          </table:table-cell>
          <table:table-cell/>
          <table:table-cell table:style-name="ce20" office:value-type="string">
            <text:p>KK</text:p>
          </table:table-cell>
          <table:table-cell office:value-type="string">
            <text:p>r(f.c.rc(.))</text:p>
          </table:table-cell>
          <table:table-cell/>
          <table:table-cell table:style-name="ce20" office:value-type="string">
            <text:p>T8s</text:p>
          </table:table-cell>
          <table:table-cell office:value-type="string">
            <text:p>f.cr(f.c.rr(f.c.))rr(f.c.rc(.))</text:p>
          </table:table-cell>
        </table:table-row>
        <table:table-row table:style-name="ro2">
          <table:table-cell office:value-type="string">
            <text:p>94s</text:p>
          </table:table-cell>
          <table:table-cell office:value-type="string">
            <text:p>f(.)</text:p>
          </table:table-cell>
          <table:table-cell office:value-type="string">
            <text:p>f.cr(f.c.rr(f.c.))rf(.)</text:p>
          </table:table-cell>
          <table:table-cell/>
          <table:table-cell table:style-name="ce20" office:value-type="string">
            <text:p>QQ</text:p>
          </table:table-cell>
          <table:table-cell office:value-type="string">
            <text:p>r(f.c.rc(.))</text:p>
          </table:table-cell>
          <table:table-cell/>
          <table:table-cell table:style-name="ce20" office:value-type="string">
            <text:p>T8o</text:p>
          </table:table-cell>
          <table:table-cell office:value-type="string">
            <text:p>f.cr(f.c.rr(f.c.))rr(f.c.rc(.))</text:p>
          </table:table-cell>
        </table:table-row>
        <table:table-row table:style-name="ro2">
          <table:table-cell office:value-type="string">
            <text:p>94o</text:p>
          </table:table-cell>
          <table:table-cell office:value-type="string">
            <text:p>f(.)</text:p>
          </table:table-cell>
          <table:table-cell office:value-type="string">
            <text:p>f.cr(f.c.rr(f.c.))rf(.)</text:p>
          </table:table-cell>
          <table:table-cell/>
          <table:table-cell table:style-name="ce20" office:value-type="string">
            <text:p>TT</text:p>
          </table:table-cell>
          <table:table-cell office:value-type="string">
            <text:p>r(f.c.rc(.))</text:p>
          </table:table-cell>
          <table:table-cell/>
          <table:table-cell table:style-name="ce20" office:value-type="string">
            <text:p>T7s</text:p>
          </table:table-cell>
          <table:table-cell office:value-type="string">
            <text:p>f.cr(f.c.rr(f.c.))rr(f.c.rc(.))</text:p>
          </table:table-cell>
        </table:table-row>
        <table:table-row table:style-name="ro2">
          <table:table-cell office:value-type="string">
            <text:p>93s</text:p>
          </table:table-cell>
          <table:table-cell office:value-type="string">
            <text:p>f(.)</text:p>
          </table:table-cell>
          <table:table-cell office:value-type="string">
            <text:p>f.cr(f.c.rr(f.c.))rf(.)</text:p>
          </table:table-cell>
          <table:table-cell/>
          <table:table-cell table:style-name="ce21" office:value-type="string">
            <text:p>AA</text:p>
          </table:table-cell>
          <table:table-cell table:style-name="ce22" office:value-type="string">
            <text:p>r(f.c.rr(f.c.))</text:p>
          </table:table-cell>
          <table:table-cell/>
          <table:table-cell table:style-name="ce20" office:value-type="string">
            <text:p>T7o</text:p>
          </table:table-cell>
          <table:table-cell office:value-type="string">
            <text:p>f.cr(f.c.rr(f.c.))rr(f.c.rc(.))</text:p>
          </table:table-cell>
        </table:table-row>
        <table:table-row table:style-name="ro2">
          <table:table-cell office:value-type="string">
            <text:p>93o</text:p>
          </table:table-cell>
          <table:table-cell office:value-type="string">
            <text:p>f(.)</text:p>
          </table:table-cell>
          <table:table-cell office:value-type="string">
            <text:p>f.cr(f.c.rr(f.c.))rf(.)</text:p>
          </table:table-cell>
          <table:table-cell/>
          <table:table-cell table:style-name="ce21" office:value-type="string">
            <text:p>J5s</text:p>
          </table:table-cell>
          <table:table-cell table:style-name="ce22" office:value-type="string">
            <text:p>r(f.c.rr(f.c.))</text:p>
          </table:table-cell>
          <table:table-cell/>
          <table:table-cell table:style-name="ce20" office:value-type="string">
            <text:p>T6s</text:p>
          </table:table-cell>
          <table:table-cell office:value-type="string">
            <text:p>f.cr(f.c.rr(f.c.))rr(f.c.rc(.))</text:p>
          </table:table-cell>
        </table:table-row>
        <table:table-row table:style-name="ro2">
          <table:table-cell office:value-type="string">
            <text:p>92s</text:p>
          </table:table-cell>
          <table:table-cell office:value-type="string">
            <text:p>f(.)</text:p>
          </table:table-cell>
          <table:table-cell office:value-type="string">
            <text:p>f.cr(f.c.rr(f.c.))rf(.)</text:p>
          </table:table-cell>
          <table:table-cell/>
          <table:table-cell table:style-name="ce21" office:value-type="string">
            <text:p>J6s</text:p>
          </table:table-cell>
          <table:table-cell table:style-name="ce22" office:value-type="string">
            <text:p>r(f.c.rr(f.c.))</text:p>
          </table:table-cell>
          <table:table-cell/>
          <table:table-cell table:style-name="ce20" office:value-type="string">
            <text:p>T6o</text:p>
          </table:table-cell>
          <table:table-cell office:value-type="string">
            <text:p>f.cr(f.c.rr(f.c.))rr(f.c.rc(.))</text:p>
          </table:table-cell>
        </table:table-row>
        <table:table-row table:style-name="ro2">
          <table:table-cell office:value-type="string">
            <text:p>92o</text:p>
          </table:table-cell>
          <table:table-cell office:value-type="string">
            <text:p>f(.)</text:p>
          </table:table-cell>
          <table:table-cell office:value-type="string">
            <text:p>f.cr(f.c.rr(f.c.))rf(.)</text:p>
          </table:table-cell>
          <table:table-cell/>
          <table:table-cell table:style-name="ce21" office:value-type="string">
            <text:p>J7o</text:p>
          </table:table-cell>
          <table:table-cell table:style-name="ce22" office:value-type="string">
            <text:p>r(f.c.rr(f.c.))</text:p>
          </table:table-cell>
          <table:table-cell/>
          <table:table-cell table:style-name="ce20" office:value-type="string">
            <text:p>T5s</text:p>
          </table:table-cell>
          <table:table-cell office:value-type="string">
            <text:p>f.cr(f.c.rr(f.c.))rr(f.c.rc(.))</text:p>
          </table:table-cell>
        </table:table-row>
        <table:table-row table:style-name="ro2">
          <table:table-cell office:value-type="string">
            <text:p>87s</text:p>
          </table:table-cell>
          <table:table-cell office:value-type="string">
            <text:p>c(c.rr(f.c.rc(.)))</text:p>
          </table:table-cell>
          <table:table-cell office:value-type="string">
            <text:p>f.cr(f.c.rr(f.c.))rr(f.c.rc(.))</text:p>
          </table:table-cell>
          <table:table-cell/>
          <table:table-cell table:style-name="ce21" office:value-type="string">
            <text:p>J7s</text:p>
          </table:table-cell>
          <table:table-cell table:style-name="ce22" office:value-type="string">
            <text:p>r(f.c.rr(f.c.))</text:p>
          </table:table-cell>
          <table:table-cell/>
          <table:table-cell table:style-name="ce20" office:value-type="string">
            <text:p>T4s</text:p>
          </table:table-cell>
          <table:table-cell office:value-type="string">
            <text:p>f.cr(f.c.rr(f.c.))rr(f.c.rc(.))</text:p>
          </table:table-cell>
        </table:table-row>
        <table:table-row table:style-name="ro2">
          <table:table-cell office:value-type="string">
            <text:p>87o</text:p>
          </table:table-cell>
          <table:table-cell office:value-type="string">
            <text:p>c(c.rr(f.c.rc(.)))</text:p>
          </table:table-cell>
          <table:table-cell office:value-type="string">
            <text:p>f.cr(f.c.rr(f.c.))rr(f.c.rc(.))</text:p>
          </table:table-cell>
          <table:table-cell/>
          <table:table-cell table:style-name="ce21" office:value-type="string">
            <text:p>J8o</text:p>
          </table:table-cell>
          <table:table-cell table:style-name="ce22" office:value-type="string">
            <text:p>r(f.c.rr(f.c.))</text:p>
          </table:table-cell>
          <table:table-cell/>
          <table:table-cell table:style-name="ce20" office:value-type="string">
            <text:p>T3s</text:p>
          </table:table-cell>
          <table:table-cell office:value-type="string">
            <text:p>f.cr(f.c.rr(f.c.))rr(f.c.rc(.))</text:p>
          </table:table-cell>
        </table:table-row>
        <table:table-row table:style-name="ro2">
          <table:table-cell office:value-type="string">
            <text:p>86s</text:p>
          </table:table-cell>
          <table:table-cell office:value-type="string">
            <text:p>c(c.rr(f.c.rc(.)))</text:p>
          </table:table-cell>
          <table:table-cell office:value-type="string">
            <text:p>f.cr(f.c.rc(.))rr(f.c.rc(.))</text:p>
          </table:table-cell>
          <table:table-cell/>
          <table:table-cell table:style-name="ce21" office:value-type="string">
            <text:p>J8s</text:p>
          </table:table-cell>
          <table:table-cell table:style-name="ce22" office:value-type="string">
            <text:p>r(f.c.rr(f.c.))</text:p>
          </table:table-cell>
          <table:table-cell/>
          <table:table-cell table:style-name="ce20" office:value-type="string">
            <text:p>T2s</text:p>
          </table:table-cell>
          <table:table-cell office:value-type="string">
            <text:p>f.cr(f.c.rr(f.c.))rr(f.c.rc(.))</text:p>
          </table:table-cell>
        </table:table-row>
        <table:table-row table:style-name="ro2">
          <table:table-cell office:value-type="string">
            <text:p>86o</text:p>
          </table:table-cell>
          <table:table-cell office:value-type="string">
            <text:p>f(.)</text:p>
          </table:table-cell>
          <table:table-cell office:value-type="string">
            <text:p>f.cr(f.c.rr(f.c.))rr(f.c.rc(.))</text:p>
          </table:table-cell>
          <table:table-cell/>
          <table:table-cell table:style-name="ce21" office:value-type="string">
            <text:p>J9o</text:p>
          </table:table-cell>
          <table:table-cell table:style-name="ce22" office:value-type="string">
            <text:p>r(f.c.rr(f.c.))</text:p>
          </table:table-cell>
          <table:table-cell/>
          <table:table-cell table:style-name="ce20" office:value-type="string">
            <text:p>Q7o</text:p>
          </table:table-cell>
          <table:table-cell office:value-type="string">
            <text:p>f.cr(f.c.rr(f.c.))rr(f.c.rc(.))</text:p>
          </table:table-cell>
        </table:table-row>
        <table:table-row table:style-name="ro2">
          <table:table-cell office:value-type="string">
            <text:p>85s</text:p>
          </table:table-cell>
          <table:table-cell office:value-type="string">
            <text:p>c(c.rr(f.c.rc(.)))</text:p>
          </table:table-cell>
          <table:table-cell office:value-type="string">
            <text:p>f.cr(f.c.rr(f.c.))rr(f.c.rc(.))</text:p>
          </table:table-cell>
          <table:table-cell/>
          <table:table-cell table:style-name="ce21" office:value-type="string">
            <text:p>J9s</text:p>
          </table:table-cell>
          <table:table-cell table:style-name="ce22" office:value-type="string">
            <text:p>r(f.c.rr(f.c.))</text:p>
          </table:table-cell>
          <table:table-cell/>
          <table:table-cell table:style-name="ce20" office:value-type="string">
            <text:p>Q6s</text:p>
          </table:table-cell>
          <table:table-cell office:value-type="string">
            <text:p>f.cr(f.c.rr(f.c.))rr(f.c.rc(.))</text:p>
          </table:table-cell>
        </table:table-row>
        <table:table-row table:style-name="ro2">
          <table:table-cell office:value-type="string">
            <text:p>85o</text:p>
          </table:table-cell>
          <table:table-cell office:value-type="string">
            <text:p>f(.)</text:p>
          </table:table-cell>
          <table:table-cell office:value-type="string">
            <text:p>f.cr(f.c.rr(f.c.))rf(.)</text:p>
          </table:table-cell>
          <table:table-cell/>
          <table:table-cell table:style-name="ce21" office:value-type="string">
            <text:p>JTo</text:p>
          </table:table-cell>
          <table:table-cell table:style-name="ce22" office:value-type="string">
            <text:p>r(f.c.rr(f.c.))</text:p>
          </table:table-cell>
          <table:table-cell/>
          <table:table-cell table:style-name="ce20" office:value-type="string">
            <text:p>Q6o</text:p>
          </table:table-cell>
          <table:table-cell office:value-type="string">
            <text:p>f.cr(f.c.rr(f.c.))rr(f.c.rc(.))</text:p>
          </table:table-cell>
        </table:table-row>
        <table:table-row table:style-name="ro2">
          <table:table-cell office:value-type="string">
            <text:p>84s</text:p>
          </table:table-cell>
          <table:table-cell office:value-type="string">
            <text:p>f(.)</text:p>
          </table:table-cell>
          <table:table-cell office:value-type="string">
            <text:p>f.cr(f.c.rr(f.c.))rr(f.c.rc(.))</text:p>
          </table:table-cell>
          <table:table-cell/>
          <table:table-cell table:style-name="ce21" office:value-type="string">
            <text:p>JTs</text:p>
          </table:table-cell>
          <table:table-cell table:style-name="ce22" office:value-type="string">
            <text:p>r(f.c.rr(f.c.))</text:p>
          </table:table-cell>
          <table:table-cell/>
          <table:table-cell table:style-name="ce20" office:value-type="string">
            <text:p>Q5s</text:p>
          </table:table-cell>
          <table:table-cell office:value-type="string">
            <text:p>f.cr(f.c.rr(f.c.))rr(f.c.rc(.))</text:p>
          </table:table-cell>
        </table:table-row>
        <table:table-row table:style-name="ro2">
          <table:table-cell office:value-type="string">
            <text:p>84o</text:p>
          </table:table-cell>
          <table:table-cell office:value-type="string">
            <text:p>f(.)</text:p>
          </table:table-cell>
          <table:table-cell office:value-type="string">
            <text:p>f.cr(f.c.rr(f.c.))rf(.)</text:p>
          </table:table-cell>
          <table:table-cell/>
          <table:table-cell table:style-name="ce21" office:value-type="string">
            <text:p>K2s</text:p>
          </table:table-cell>
          <table:table-cell table:style-name="ce22" office:value-type="string">
            <text:p>r(f.c.rr(f.c.))</text:p>
          </table:table-cell>
          <table:table-cell/>
          <table:table-cell table:style-name="ce20" office:value-type="string">
            <text:p>Q5o</text:p>
          </table:table-cell>
          <table:table-cell office:value-type="string">
            <text:p>f.cr(f.c.rr(f.c.))rr(f.c.rc(.))</text:p>
          </table:table-cell>
        </table:table-row>
        <table:table-row table:style-name="ro2">
          <table:table-cell office:value-type="string">
            <text:p>83s</text:p>
          </table:table-cell>
          <table:table-cell office:value-type="string">
            <text:p>f(.)</text:p>
          </table:table-cell>
          <table:table-cell office:value-type="string">
            <text:p>f.cr(f.c.rc(.))rf(.)</text:p>
          </table:table-cell>
          <table:table-cell/>
          <table:table-cell table:style-name="ce21" office:value-type="string">
            <text:p>K3o</text:p>
          </table:table-cell>
          <table:table-cell table:style-name="ce22" office:value-type="string">
            <text:p>r(f.c.rr(f.c.))</text:p>
          </table:table-cell>
          <table:table-cell/>
          <table:table-cell table:style-name="ce20" office:value-type="string">
            <text:p>Q4o</text:p>
          </table:table-cell>
          <table:table-cell office:value-type="string">
            <text:p>f.cr(f.c.rr(f.c.))rr(f.c.rc(.))</text:p>
          </table:table-cell>
        </table:table-row>
        <table:table-row table:style-name="ro2">
          <table:table-cell office:value-type="string">
            <text:p>83o</text:p>
          </table:table-cell>
          <table:table-cell office:value-type="string">
            <text:p>f(.)</text:p>
          </table:table-cell>
          <table:table-cell office:value-type="string">
            <text:p>f.cr(f.c.rr(f.c.))rf(.)</text:p>
          </table:table-cell>
          <table:table-cell/>
          <table:table-cell table:style-name="ce21" office:value-type="string">
            <text:p>K3s</text:p>
          </table:table-cell>
          <table:table-cell table:style-name="ce22" office:value-type="string">
            <text:p>r(f.c.rr(f.c.))</text:p>
          </table:table-cell>
          <table:table-cell/>
          <table:table-cell table:style-name="ce20" office:value-type="string">
            <text:p>KK</text:p>
          </table:table-cell>
          <table:table-cell office:value-type="string">
            <text:p>f.cr(f.c.rr(f.c.))rr(f.c.rc(.))</text:p>
          </table:table-cell>
        </table:table-row>
        <table:table-row table:style-name="ro2">
          <table:table-cell office:value-type="string">
            <text:p>82s</text:p>
          </table:table-cell>
          <table:table-cell office:value-type="string">
            <text:p>f(.)</text:p>
          </table:table-cell>
          <table:table-cell office:value-type="string">
            <text:p>f.cr(f.c.rr(f.c.))rf(.)</text:p>
          </table:table-cell>
          <table:table-cell/>
          <table:table-cell table:style-name="ce21" office:value-type="string">
            <text:p>K5o</text:p>
          </table:table-cell>
          <table:table-cell table:style-name="ce22" office:value-type="string">
            <text:p>r(f.c.rr(f.c.))</text:p>
          </table:table-cell>
          <table:table-cell/>
          <table:table-cell table:style-name="ce20" office:value-type="string">
            <text:p>K7o</text:p>
          </table:table-cell>
          <table:table-cell office:value-type="string">
            <text:p>f.cr(f.c.rr(f.c.))rr(f.c.rc(.))</text:p>
          </table:table-cell>
        </table:table-row>
        <table:table-row table:style-name="ro2">
          <table:table-cell office:value-type="string">
            <text:p>82o</text:p>
          </table:table-cell>
          <table:table-cell office:value-type="string">
            <text:p>f(.)</text:p>
          </table:table-cell>
          <table:table-cell office:value-type="string">
            <text:p>f.cr(f.c.rr(f.c.))rf(.)</text:p>
          </table:table-cell>
          <table:table-cell/>
          <table:table-cell table:style-name="ce21" office:value-type="string">
            <text:p>K5s</text:p>
          </table:table-cell>
          <table:table-cell table:style-name="ce22" office:value-type="string">
            <text:p>r(f.c.rr(f.c.))</text:p>
          </table:table-cell>
          <table:table-cell/>
          <table:table-cell table:style-name="ce20" office:value-type="string">
            <text:p>K6o</text:p>
          </table:table-cell>
          <table:table-cell office:value-type="string">
            <text:p>f.cr(f.c.rr(f.c.))rr(f.c.rc(.))</text:p>
          </table:table-cell>
        </table:table-row>
        <table:table-row table:style-name="ro2">
          <table:table-cell office:value-type="string">
            <text:p>76s</text:p>
          </table:table-cell>
          <table:table-cell office:value-type="string">
            <text:p>c(c.rr(f.c.rc(.)))</text:p>
          </table:table-cell>
          <table:table-cell office:value-type="string">
            <text:p>f.cr(f.c.rr(f.c.))rr(f.c.rc(.))</text:p>
          </table:table-cell>
          <table:table-cell/>
          <table:table-cell table:style-name="ce21" office:value-type="string">
            <text:p>K6s</text:p>
          </table:table-cell>
          <table:table-cell table:style-name="ce22" office:value-type="string">
            <text:p>r(f.c.rr(f.c.))</text:p>
          </table:table-cell>
          <table:table-cell/>
          <table:table-cell table:style-name="ce20" office:value-type="string">
            <text:p>J9s</text:p>
          </table:table-cell>
          <table:table-cell office:value-type="string">
            <text:p>f.cr(f.c.rr(f.c.))rr(f.c.rc(.))</text:p>
          </table:table-cell>
        </table:table-row>
        <table:table-row table:style-name="ro2">
          <table:table-cell office:value-type="string">
            <text:p>76o</text:p>
          </table:table-cell>
          <table:table-cell office:value-type="string">
            <text:p>f(.)</text:p>
          </table:table-cell>
          <table:table-cell office:value-type="string">
            <text:p>f.cr(f.c.rr(f.c.))rr(f.c.rc(.))</text:p>
          </table:table-cell>
          <table:table-cell/>
          <table:table-cell table:style-name="ce21" office:value-type="string">
            <text:p>K7o</text:p>
          </table:table-cell>
          <table:table-cell table:style-name="ce22" office:value-type="string">
            <text:p>r(f.c.rr(f.c.))</text:p>
          </table:table-cell>
          <table:table-cell/>
          <table:table-cell table:style-name="ce20" office:value-type="string">
            <text:p>J8o</text:p>
          </table:table-cell>
          <table:table-cell office:value-type="string">
            <text:p>f.cr(f.c.rr(f.c.))rr(f.c.rc(.))</text:p>
          </table:table-cell>
        </table:table-row>
        <table:table-row table:style-name="ro2">
          <table:table-cell office:value-type="string">
            <text:p>75s</text:p>
          </table:table-cell>
          <table:table-cell office:value-type="string">
            <text:p>c(c.rr(f.c.rc(.)))</text:p>
          </table:table-cell>
          <table:table-cell office:value-type="string">
            <text:p>f.cr(f.c.rr(f.c.))rr(f.c.rc(.))</text:p>
          </table:table-cell>
          <table:table-cell/>
          <table:table-cell table:style-name="ce21" office:value-type="string">
            <text:p>K7s</text:p>
          </table:table-cell>
          <table:table-cell table:style-name="ce22" office:value-type="string">
            <text:p>r(f.c.rr(f.c.))</text:p>
          </table:table-cell>
          <table:table-cell/>
          <table:table-cell table:style-name="ce20" office:value-type="string">
            <text:p>J7s</text:p>
          </table:table-cell>
          <table:table-cell office:value-type="string">
            <text:p>f.cr(f.c.rr(f.c.))rr(f.c.rc(.))</text:p>
          </table:table-cell>
        </table:table-row>
        <table:table-row table:style-name="ro2">
          <table:table-cell office:value-type="string">
            <text:p>75o</text:p>
          </table:table-cell>
          <table:table-cell office:value-type="string">
            <text:p>f(.)</text:p>
          </table:table-cell>
          <table:table-cell office:value-type="string">
            <text:p>f.cr(f.c.rr(f.c.))rf(.)</text:p>
          </table:table-cell>
          <table:table-cell/>
          <table:table-cell table:style-name="ce21" office:value-type="string">
            <text:p>K8o</text:p>
          </table:table-cell>
          <table:table-cell table:style-name="ce22" office:value-type="string">
            <text:p>r(f.c.rr(f.c.))</text:p>
          </table:table-cell>
          <table:table-cell/>
          <table:table-cell table:style-name="ce20" office:value-type="string">
            <text:p>J7o</text:p>
          </table:table-cell>
          <table:table-cell office:value-type="string">
            <text:p>f.cr(f.c.rr(f.c.))rr(f.c.rc(.))</text:p>
          </table:table-cell>
        </table:table-row>
        <table:table-row table:style-name="ro2">
          <table:table-cell office:value-type="string">
            <text:p>74s</text:p>
          </table:table-cell>
          <table:table-cell office:value-type="string">
            <text:p>f(.)</text:p>
          </table:table-cell>
          <table:table-cell office:value-type="string">
            <text:p>f.cr(f.c.rr(f.c.))rr(f.c.rc(.))</text:p>
          </table:table-cell>
          <table:table-cell/>
          <table:table-cell table:style-name="ce21" office:value-type="string">
            <text:p>K9s</text:p>
          </table:table-cell>
          <table:table-cell table:style-name="ce22" office:value-type="string">
            <text:p>r(f.c.rr(f.c.))</text:p>
          </table:table-cell>
          <table:table-cell/>
          <table:table-cell table:style-name="ce20" office:value-type="string">
            <text:p>J6s</text:p>
          </table:table-cell>
          <table:table-cell office:value-type="string">
            <text:p>f.cr(f.c.rr(f.c.))rr(f.c.rc(.))</text:p>
          </table:table-cell>
        </table:table-row>
        <table:table-row table:style-name="ro2">
          <table:table-cell office:value-type="string">
            <text:p>74o</text:p>
          </table:table-cell>
          <table:table-cell office:value-type="string">
            <text:p>f(.)</text:p>
          </table:table-cell>
          <table:table-cell office:value-type="string">
            <text:p>f.cr(f.c.rr(f.c.))rf(.)</text:p>
          </table:table-cell>
          <table:table-cell/>
          <table:table-cell table:style-name="ce21" office:value-type="string">
            <text:p>KJs</text:p>
          </table:table-cell>
          <table:table-cell table:style-name="ce22" office:value-type="string">
            <text:p>r(f.c.rr(f.c.))</text:p>
          </table:table-cell>
          <table:table-cell/>
          <table:table-cell table:style-name="ce20" office:value-type="string">
            <text:p>J6o</text:p>
          </table:table-cell>
          <table:table-cell office:value-type="string">
            <text:p>f.cr(f.c.rr(f.c.))rr(f.c.rc(.))</text:p>
          </table:table-cell>
        </table:table-row>
        <table:table-row table:style-name="ro2">
          <table:table-cell office:value-type="string">
            <text:p>73s</text:p>
          </table:table-cell>
          <table:table-cell office:value-type="string">
            <text:p>f(.)</text:p>
          </table:table-cell>
          <table:table-cell office:value-type="string">
            <text:p>f.cr(f.c.rc(.))rf(.)</text:p>
          </table:table-cell>
          <table:table-cell/>
          <table:table-cell table:style-name="ce21" office:value-type="string">
            <text:p>KQo</text:p>
          </table:table-cell>
          <table:table-cell table:style-name="ce22" office:value-type="string">
            <text:p>r(f.c.rr(f.c.))</text:p>
          </table:table-cell>
          <table:table-cell/>
          <table:table-cell table:style-name="ce20" office:value-type="string">
            <text:p>J5o</text:p>
          </table:table-cell>
          <table:table-cell office:value-type="string">
            <text:p>f.cr(f.c.rr(f.c.))rr(f.c.rc(.))</text:p>
          </table:table-cell>
        </table:table-row>
        <table:table-row table:style-name="ro2">
          <table:table-cell office:value-type="string">
            <text:p>73o</text:p>
          </table:table-cell>
          <table:table-cell office:value-type="string">
            <text:p>f(.)</text:p>
          </table:table-cell>
          <table:table-cell office:value-type="string">
            <text:p>f.cr(f.c.rr(f.c.))rf(.)</text:p>
          </table:table-cell>
          <table:table-cell/>
          <table:table-cell table:style-name="ce21" office:value-type="string">
            <text:p>KQs</text:p>
          </table:table-cell>
          <table:table-cell table:style-name="ce22" office:value-type="string">
            <text:p>r(f.c.rr(f.c.))</text:p>
          </table:table-cell>
          <table:table-cell/>
          <table:table-cell table:style-name="ce20" office:value-type="string">
            <text:p>J4s</text:p>
          </table:table-cell>
          <table:table-cell office:value-type="string">
            <text:p>f.cr(f.c.rr(f.c.))rr(f.c.rc(.))</text:p>
          </table:table-cell>
        </table:table-row>
        <table:table-row table:style-name="ro2">
          <table:table-cell office:value-type="string">
            <text:p>72s</text:p>
          </table:table-cell>
          <table:table-cell office:value-type="string">
            <text:p>f(.)</text:p>
          </table:table-cell>
          <table:table-cell office:value-type="string">
            <text:p>f.cr(f.c.rr(f.c.))rf(.)</text:p>
          </table:table-cell>
          <table:table-cell/>
          <table:table-cell table:style-name="ce21" office:value-type="string">
            <text:p>KTo</text:p>
          </table:table-cell>
          <table:table-cell table:style-name="ce22" office:value-type="string">
            <text:p>r(f.c.rr(f.c.))</text:p>
          </table:table-cell>
          <table:table-cell/>
          <table:table-cell table:style-name="ce20" office:value-type="string">
            <text:p>J3s</text:p>
          </table:table-cell>
          <table:table-cell office:value-type="string">
            <text:p>f.cr(f.c.rr(f.c.))rr(f.c.rc(.))</text:p>
          </table:table-cell>
        </table:table-row>
        <table:table-row table:style-name="ro2">
          <table:table-cell office:value-type="string">
            <text:p>72o</text:p>
          </table:table-cell>
          <table:table-cell office:value-type="string">
            <text:p>f(.)</text:p>
          </table:table-cell>
          <table:table-cell office:value-type="string">
            <text:p>f.cr(f.c.rr(f.c.))rf(.)</text:p>
          </table:table-cell>
          <table:table-cell/>
          <table:table-cell table:style-name="ce21" office:value-type="string">
            <text:p>KTs</text:p>
          </table:table-cell>
          <table:table-cell table:style-name="ce22" office:value-type="string">
            <text:p>r(f.c.rr(f.c.))</text:p>
          </table:table-cell>
          <table:table-cell/>
          <table:table-cell table:style-name="ce20" office:value-type="string">
            <text:p>J2s</text:p>
          </table:table-cell>
          <table:table-cell office:value-type="string">
            <text:p>f.cr(f.c.rr(f.c.))rr(f.c.rc(.))</text:p>
          </table:table-cell>
        </table:table-row>
        <table:table-row table:style-name="ro2">
          <table:table-cell office:value-type="string">
            <text:p>65s</text:p>
          </table:table-cell>
          <table:table-cell office:value-type="string">
            <text:p>c(c.rr(f.c.rc(.)))</text:p>
          </table:table-cell>
          <table:table-cell office:value-type="string">
            <text:p>f.cr(f.c.rr(f.c.))rr(f.c.rc(.))</text:p>
          </table:table-cell>
          <table:table-cell/>
          <table:table-cell table:style-name="ce21" office:value-type="string">
            <text:p>Q3s</text:p>
          </table:table-cell>
          <table:table-cell table:style-name="ce22" office:value-type="string">
            <text:p>r(f.c.rr(f.c.))</text:p>
          </table:table-cell>
          <table:table-cell/>
          <table:table-cell table:style-name="ce20" office:value-type="string">
            <text:p>AA</text:p>
          </table:table-cell>
          <table:table-cell office:value-type="string">
            <text:p>f.cr(f.c.rr(f.c.))rr(f.c.rc(.))</text:p>
          </table:table-cell>
        </table:table-row>
        <table:table-row table:style-name="ro2">
          <table:table-cell office:value-type="string">
            <text:p>65o</text:p>
          </table:table-cell>
          <table:table-cell office:value-type="string">
            <text:p>f(.)</text:p>
          </table:table-cell>
          <table:table-cell office:value-type="string">
            <text:p>f.cr(f.c.rr(f.c.))rf(.)</text:p>
          </table:table-cell>
          <table:table-cell/>
          <table:table-cell table:style-name="ce21" office:value-type="string">
            <text:p>Q4o</text:p>
          </table:table-cell>
          <table:table-cell table:style-name="ce22" office:value-type="string">
            <text:p>r(f.c.rr(f.c.))</text:p>
          </table:table-cell>
          <table:table-cell/>
          <table:table-cell table:style-name="ce20" office:value-type="string">
            <text:p>98s</text:p>
          </table:table-cell>
          <table:table-cell office:value-type="string">
            <text:p>f.cr(f.c.rr(f.c.))rr(f.c.rc(.))</text:p>
          </table:table-cell>
        </table:table-row>
        <table:table-row table:style-name="ro2">
          <table:table-cell office:value-type="string">
            <text:p>64s</text:p>
          </table:table-cell>
          <table:table-cell office:value-type="string">
            <text:p>f(.)</text:p>
          </table:table-cell>
          <table:table-cell office:value-type="string">
            <text:p>f.cr(f.c.rc(.))rr(f.c.rc(.))</text:p>
          </table:table-cell>
          <table:table-cell/>
          <table:table-cell table:style-name="ce21" office:value-type="string">
            <text:p>Q4s</text:p>
          </table:table-cell>
          <table:table-cell table:style-name="ce22" office:value-type="string">
            <text:p>r(f.c.rr(f.c.))</text:p>
          </table:table-cell>
          <table:table-cell/>
          <table:table-cell table:style-name="ce20" office:value-type="string">
            <text:p>98o</text:p>
          </table:table-cell>
          <table:table-cell office:value-type="string">
            <text:p>f.cr(f.c.rr(f.c.))rr(f.c.rc(.))</text:p>
          </table:table-cell>
        </table:table-row>
        <table:table-row table:style-name="ro2">
          <table:table-cell office:value-type="string">
            <text:p>64o</text:p>
          </table:table-cell>
          <table:table-cell office:value-type="string">
            <text:p>f(.)</text:p>
          </table:table-cell>
          <table:table-cell office:value-type="string">
            <text:p>f.cr(f.c.rr(f.c.))rf(.)</text:p>
          </table:table-cell>
          <table:table-cell/>
          <table:table-cell table:style-name="ce21" office:value-type="string">
            <text:p>Q5o</text:p>
          </table:table-cell>
          <table:table-cell table:style-name="ce22" office:value-type="string">
            <text:p>r(f.c.rr(f.c.))</text:p>
          </table:table-cell>
          <table:table-cell/>
          <table:table-cell table:style-name="ce20" office:value-type="string">
            <text:p>97s</text:p>
          </table:table-cell>
          <table:table-cell office:value-type="string">
            <text:p>f.cr(f.c.rr(f.c.))rr(f.c.rc(.))</text:p>
          </table:table-cell>
        </table:table-row>
        <table:table-row table:style-name="ro2">
          <table:table-cell office:value-type="string">
            <text:p>63s</text:p>
          </table:table-cell>
          <table:table-cell office:value-type="string">
            <text:p>f(.)</text:p>
          </table:table-cell>
          <table:table-cell office:value-type="string">
            <text:p>f.cr(f.c.rc(.))rf(.)</text:p>
          </table:table-cell>
          <table:table-cell/>
          <table:table-cell table:style-name="ce21" office:value-type="string">
            <text:p>Q5s</text:p>
          </table:table-cell>
          <table:table-cell table:style-name="ce22" office:value-type="string">
            <text:p>r(f.c.rr(f.c.))</text:p>
          </table:table-cell>
          <table:table-cell/>
          <table:table-cell table:style-name="ce20" office:value-type="string">
            <text:p>97o</text:p>
          </table:table-cell>
          <table:table-cell office:value-type="string">
            <text:p>f.cr(f.c.rr(f.c.))rr(f.c.rc(.))</text:p>
          </table:table-cell>
        </table:table-row>
        <table:table-row table:style-name="ro2">
          <table:table-cell office:value-type="string">
            <text:p>63o</text:p>
          </table:table-cell>
          <table:table-cell office:value-type="string">
            <text:p>f(.)</text:p>
          </table:table-cell>
          <table:table-cell office:value-type="string">
            <text:p>f.cr(f.c.rr(f.c.))rf(.)</text:p>
          </table:table-cell>
          <table:table-cell/>
          <table:table-cell table:style-name="ce21" office:value-type="string">
            <text:p>Q6o</text:p>
          </table:table-cell>
          <table:table-cell table:style-name="ce22" office:value-type="string">
            <text:p>r(f.c.rr(f.c.))</text:p>
          </table:table-cell>
          <table:table-cell/>
          <table:table-cell table:style-name="ce20" office:value-type="string">
            <text:p>96s</text:p>
          </table:table-cell>
          <table:table-cell office:value-type="string">
            <text:p>f.cr(f.c.rr(f.c.))rr(f.c.rc(.))</text:p>
          </table:table-cell>
        </table:table-row>
        <table:table-row table:style-name="ro2">
          <table:table-cell office:value-type="string">
            <text:p>62s</text:p>
          </table:table-cell>
          <table:table-cell office:value-type="string">
            <text:p>f(.)</text:p>
          </table:table-cell>
          <table:table-cell office:value-type="string">
            <text:p>f.cr(f.c.rr(f.c.))rf(.)</text:p>
          </table:table-cell>
          <table:table-cell/>
          <table:table-cell table:style-name="ce21" office:value-type="string">
            <text:p>Q6s</text:p>
          </table:table-cell>
          <table:table-cell table:style-name="ce22" office:value-type="string">
            <text:p>r(f.c.rr(f.c.))</text:p>
          </table:table-cell>
          <table:table-cell/>
          <table:table-cell table:style-name="ce20" office:value-type="string">
            <text:p>96o</text:p>
          </table:table-cell>
          <table:table-cell office:value-type="string">
            <text:p>f.cr(f.c.rr(f.c.))rr(f.c.rc(.))</text:p>
          </table:table-cell>
        </table:table-row>
        <table:table-row table:style-name="ro2">
          <table:table-cell office:value-type="string">
            <text:p>62o</text:p>
          </table:table-cell>
          <table:table-cell office:value-type="string">
            <text:p>f(.)</text:p>
          </table:table-cell>
          <table:table-cell office:value-type="string">
            <text:p>f.cr(f.c.rr(f.c.))rf(.)</text:p>
          </table:table-cell>
          <table:table-cell/>
          <table:table-cell table:style-name="ce21" office:value-type="string">
            <text:p>Q7o</text:p>
          </table:table-cell>
          <table:table-cell table:style-name="ce22" office:value-type="string">
            <text:p>r(f.c.rr(f.c.))</text:p>
          </table:table-cell>
          <table:table-cell/>
          <table:table-cell table:style-name="ce20" office:value-type="string">
            <text:p>95s</text:p>
          </table:table-cell>
          <table:table-cell office:value-type="string">
            <text:p>f.cr(f.c.rr(f.c.))rr(f.c.rc(.))</text:p>
          </table:table-cell>
        </table:table-row>
        <table:table-row table:style-name="ro2">
          <table:table-cell office:value-type="string">
            <text:p>54s</text:p>
          </table:table-cell>
          <table:table-cell office:value-type="string">
            <text:p>c(c.rr(f.c.rc(.)))</text:p>
          </table:table-cell>
          <table:table-cell office:value-type="string">
            <text:p>f.cr(f.c.rr(f.c.))rr(f.c.rc(.))</text:p>
          </table:table-cell>
          <table:table-cell/>
          <table:table-cell table:style-name="ce21" office:value-type="string">
            <text:p>Q7s</text:p>
          </table:table-cell>
          <table:table-cell table:style-name="ce22" office:value-type="string">
            <text:p>r(f.c.rr(f.c.))</text:p>
          </table:table-cell>
          <table:table-cell/>
          <table:table-cell table:style-name="ce20" office:value-type="string">
            <text:p>87s</text:p>
          </table:table-cell>
          <table:table-cell office:value-type="string">
            <text:p>f.cr(f.c.rr(f.c.))rr(f.c.rc(.))</text:p>
          </table:table-cell>
        </table:table-row>
        <table:table-row table:style-name="ro2">
          <table:table-cell office:value-type="string">
            <text:p>54o</text:p>
          </table:table-cell>
          <table:table-cell office:value-type="string">
            <text:p>f(.)</text:p>
          </table:table-cell>
          <table:table-cell office:value-type="string">
            <text:p>f.cr(f.c.rr(f.c.))rf(.)</text:p>
          </table:table-cell>
          <table:table-cell/>
          <table:table-cell table:style-name="ce21" office:value-type="string">
            <text:p>Q8o</text:p>
          </table:table-cell>
          <table:table-cell table:style-name="ce22" office:value-type="string">
            <text:p>r(f.c.rr(f.c.))</text:p>
          </table:table-cell>
          <table:table-cell/>
          <table:table-cell table:style-name="ce20" office:value-type="string">
            <text:p>87o</text:p>
          </table:table-cell>
          <table:table-cell office:value-type="string">
            <text:p>f.cr(f.c.rr(f.c.))rr(f.c.rc(.))</text:p>
          </table:table-cell>
        </table:table-row>
        <table:table-row table:style-name="ro2">
          <table:table-cell office:value-type="string">
            <text:p>53s</text:p>
          </table:table-cell>
          <table:table-cell office:value-type="string">
            <text:p>f(.)</text:p>
          </table:table-cell>
          <table:table-cell office:value-type="string">
            <text:p>f.cr(f.c.rc(.))rf(.)</text:p>
          </table:table-cell>
          <table:table-cell/>
          <table:table-cell table:style-name="ce21" office:value-type="string">
            <text:p>Q8s</text:p>
          </table:table-cell>
          <table:table-cell table:style-name="ce22" office:value-type="string">
            <text:p>r(f.c.rr(f.c.))</text:p>
          </table:table-cell>
          <table:table-cell/>
          <table:table-cell table:style-name="ce20" office:value-type="string">
            <text:p>86o</text:p>
          </table:table-cell>
          <table:table-cell office:value-type="string">
            <text:p>f.cr(f.c.rr(f.c.))rr(f.c.rc(.))</text:p>
          </table:table-cell>
        </table:table-row>
        <table:table-row table:style-name="ro2">
          <table:table-cell office:value-type="string">
            <text:p>53o</text:p>
          </table:table-cell>
          <table:table-cell office:value-type="string">
            <text:p>f(.)</text:p>
          </table:table-cell>
          <table:table-cell office:value-type="string">
            <text:p>f.cr(f.c.rc(.))rf(.)</text:p>
          </table:table-cell>
          <table:table-cell/>
          <table:table-cell table:style-name="ce21" office:value-type="string">
            <text:p>Q9o</text:p>
          </table:table-cell>
          <table:table-cell table:style-name="ce22" office:value-type="string">
            <text:p>r(f.c.rr(f.c.))</text:p>
          </table:table-cell>
          <table:table-cell/>
          <table:table-cell table:style-name="ce20" office:value-type="string">
            <text:p>85s</text:p>
          </table:table-cell>
          <table:table-cell office:value-type="string">
            <text:p>f.cr(f.c.rr(f.c.))rr(f.c.rc(.))</text:p>
          </table:table-cell>
        </table:table-row>
        <table:table-row table:style-name="ro2">
          <table:table-cell office:value-type="string">
            <text:p>52s</text:p>
          </table:table-cell>
          <table:table-cell office:value-type="string">
            <text:p>f(.)</text:p>
          </table:table-cell>
          <table:table-cell office:value-type="string">
            <text:p>f.cr(f.c.rc(.))rf(.)</text:p>
          </table:table-cell>
          <table:table-cell/>
          <table:table-cell table:style-name="ce21" office:value-type="string">
            <text:p>Q9s</text:p>
          </table:table-cell>
          <table:table-cell table:style-name="ce22" office:value-type="string">
            <text:p>r(f.c.rr(f.c.))</text:p>
          </table:table-cell>
          <table:table-cell/>
          <table:table-cell table:style-name="ce20" office:value-type="string">
            <text:p>84s</text:p>
          </table:table-cell>
          <table:table-cell office:value-type="string">
            <text:p>f.cr(f.c.rr(f.c.))rr(f.c.rc(.))</text:p>
          </table:table-cell>
        </table:table-row>
        <table:table-row table:style-name="ro2">
          <table:table-cell office:value-type="string">
            <text:p>52o</text:p>
          </table:table-cell>
          <table:table-cell office:value-type="string">
            <text:p>f(.)</text:p>
          </table:table-cell>
          <table:table-cell office:value-type="string">
            <text:p>f.cr(f.c.rr(f.c.))rf(.)</text:p>
          </table:table-cell>
          <table:table-cell/>
          <table:table-cell table:style-name="ce21" office:value-type="string">
            <text:p>QJo</text:p>
          </table:table-cell>
          <table:table-cell table:style-name="ce22" office:value-type="string">
            <text:p>r(f.c.rr(f.c.))</text:p>
          </table:table-cell>
          <table:table-cell/>
          <table:table-cell table:style-name="ce20" office:value-type="string">
            <text:p>76s</text:p>
          </table:table-cell>
          <table:table-cell office:value-type="string">
            <text:p>f.cr(f.c.rr(f.c.))rr(f.c.rc(.))</text:p>
          </table:table-cell>
        </table:table-row>
        <table:table-row table:style-name="ro2">
          <table:table-cell office:value-type="string">
            <text:p>43s</text:p>
          </table:table-cell>
          <table:table-cell office:value-type="string">
            <text:p>f(.)</text:p>
          </table:table-cell>
          <table:table-cell office:value-type="string">
            <text:p>f.cr(f.c.rr(f.c.))rf(.)</text:p>
          </table:table-cell>
          <table:table-cell/>
          <table:table-cell table:style-name="ce21" office:value-type="string">
            <text:p>QJs</text:p>
          </table:table-cell>
          <table:table-cell table:style-name="ce22" office:value-type="string">
            <text:p>r(f.c.rr(f.c.))</text:p>
          </table:table-cell>
          <table:table-cell/>
          <table:table-cell table:style-name="ce20" office:value-type="string">
            <text:p>76o</text:p>
          </table:table-cell>
          <table:table-cell office:value-type="string">
            <text:p>f.cr(f.c.rr(f.c.))rr(f.c.rc(.))</text:p>
          </table:table-cell>
        </table:table-row>
        <table:table-row table:style-name="ro2">
          <table:table-cell office:value-type="string">
            <text:p>43o</text:p>
          </table:table-cell>
          <table:table-cell office:value-type="string">
            <text:p>f(.)</text:p>
          </table:table-cell>
          <table:table-cell office:value-type="string">
            <text:p>f.cr(f.c.rr(f.c.))rf(.)</text:p>
          </table:table-cell>
          <table:table-cell/>
          <table:table-cell table:style-name="ce21" office:value-type="string">
            <text:p>QTo</text:p>
          </table:table-cell>
          <table:table-cell table:style-name="ce22" office:value-type="string">
            <text:p>r(f.c.rr(f.c.))</text:p>
          </table:table-cell>
          <table:table-cell/>
          <table:table-cell table:style-name="ce20" office:value-type="string">
            <text:p>75s</text:p>
          </table:table-cell>
          <table:table-cell office:value-type="string">
            <text:p>f.cr(f.c.rr(f.c.))rr(f.c.rc(.))</text:p>
          </table:table-cell>
        </table:table-row>
        <table:table-row table:style-name="ro2">
          <table:table-cell office:value-type="string">
            <text:p>42s</text:p>
          </table:table-cell>
          <table:table-cell office:value-type="string">
            <text:p>f(.)</text:p>
          </table:table-cell>
          <table:table-cell office:value-type="string">
            <text:p>f.cr(f.c.rc(.))rf(.)</text:p>
          </table:table-cell>
          <table:table-cell/>
          <table:table-cell table:style-name="ce21" office:value-type="string">
            <text:p>QTs</text:p>
          </table:table-cell>
          <table:table-cell table:style-name="ce22" office:value-type="string">
            <text:p>r(f.c.rr(f.c.))</text:p>
          </table:table-cell>
          <table:table-cell/>
          <table:table-cell table:style-name="ce20" office:value-type="string">
            <text:p>74s</text:p>
          </table:table-cell>
          <table:table-cell office:value-type="string">
            <text:p>f.cr(f.c.rr(f.c.))rr(f.c.rc(.))</text:p>
          </table:table-cell>
        </table:table-row>
        <table:table-row table:style-name="ro2">
          <table:table-cell office:value-type="string">
            <text:p>42o</text:p>
          </table:table-cell>
          <table:table-cell office:value-type="string">
            <text:p>f(.)</text:p>
          </table:table-cell>
          <table:table-cell office:value-type="string">
            <text:p>f.cr(f.c.rr(f.c.))rf(.)</text:p>
          </table:table-cell>
          <table:table-cell/>
          <table:table-cell table:style-name="ce21" office:value-type="string">
            <text:p>T6s</text:p>
          </table:table-cell>
          <table:table-cell table:style-name="ce22" office:value-type="string">
            <text:p>r(f.c.rr(f.c.))</text:p>
          </table:table-cell>
          <table:table-cell/>
          <table:table-cell table:style-name="ce20" office:value-type="string">
            <text:p>65s</text:p>
          </table:table-cell>
          <table:table-cell office:value-type="string">
            <text:p>f.cr(f.c.rr(f.c.))rr(f.c.rc(.))</text:p>
          </table:table-cell>
        </table:table-row>
        <table:table-row table:style-name="ro2">
          <table:table-cell office:value-type="string">
            <text:p>32s</text:p>
          </table:table-cell>
          <table:table-cell office:value-type="string">
            <text:p>f(.)</text:p>
          </table:table-cell>
          <table:table-cell office:value-type="string">
            <text:p>f.cr(f.c.rc(.))rf(.)</text:p>
          </table:table-cell>
          <table:table-cell/>
          <table:table-cell table:style-name="ce21" office:value-type="string">
            <text:p>T9o</text:p>
          </table:table-cell>
          <table:table-cell table:style-name="ce22" office:value-type="string">
            <text:p>r(f.c.rr(f.c.))</text:p>
          </table:table-cell>
          <table:table-cell/>
          <table:table-cell table:style-name="ce20" office:value-type="string">
            <text:p>54s</text:p>
          </table:table-cell>
          <table:table-cell office:value-type="string">
            <text:p>f.cr(f.c.rr(f.c.))rr(f.c.rc(.))</text:p>
          </table:table-cell>
        </table:table-row>
        <table:table-row table:style-name="ro2">
          <table:table-cell office:value-type="string">
            <text:p>32o</text:p>
          </table:table-cell>
          <table:table-cell office:value-type="string">
            <text:p>f(.)</text:p>
          </table:table-cell>
          <table:table-cell office:value-type="string">
            <text:p>f.cr(f.c.rc(.))rf(.)</text:p>
          </table:table-cell>
          <table:table-cell/>
          <table:table-cell table:style-name="ce21" office:value-type="string">
            <text:p>T9s</text:p>
          </table:table-cell>
          <table:table-cell table:style-name="ce22" office:value-type="string">
            <text:p>r(f.c.rr(f.c.))</text:p>
          </table:table-cell>
          <table:table-cell/>
          <table:table-cell table:style-name="ce20" office:value-type="float" office:value="77">
            <text:p>77</text:p>
          </table:table-cell>
          <table:table-cell office:value-type="string">
            <text:p>f.cr(f.c.rr(f.c.))rr(f.c.rc(.))</text:p>
          </table:table-cell>
        </table:table-row>
        <table:table-row table:style-name="ro2" table:number-rows-repeated="65362">
          <table:table-cell table:number-columns-repeated="9"/>
        </table:table-row>
        <table:table-row table:style-name="ro2">
          <table:table-cell table:number-columns-repeated="9"/>
        </table:table-row>
      </table:table>
      <table:table table:name="ney - pat" table:style-name="ta1" table:print="false">
        <office:forms form:automatic-focus="false" form:apply-design-mode="false"/>
        <table:table-column table:style-name="co20" table:default-cell-style-name="ce12"/>
        <table:table-column-group>
          <table:table-column table:style-name="co27" table:default-cell-style-name="Default"/>
          <table:table-column table:style-name="co28" table:default-cell-style-name="Default"/>
          <table:table-column table:style-name="co34" table:default-cell-style-name="ce23"/>
        </table:table-column-group>
        <table:table-column-group>
          <table:table-column table:style-name="co30" table:number-columns-repeated="2" table:default-cell-style-name="Default"/>
          <table:table-column table:style-name="co35" table:default-cell-style-name="Default"/>
        </table:table-column-group>
        <table:table-column-group>
          <table:table-column table:style-name="co36" table:default-cell-style-name="Default"/>
          <table:table-column table:style-name="co37" table:default-cell-style-name="Default"/>
          <table:table-column table:style-name="co38" table:default-cell-style-name="ce23"/>
          <table:table-column table:style-name="co39" table:default-cell-style-name="ce23"/>
          <table:table-column table:style-name="co40" table:default-cell-style-name="ce33"/>
        </table:table-column-group>
        <table:table-column-group>
          <table:table-column table:style-name="co41" table:default-cell-style-name="ce25"/>
          <table:table-column table:style-name="co42" table:default-cell-style-name="ce25"/>
          <table:table-column table:style-name="co38" table:default-cell-style-name="ce33"/>
          <table:table-column table:style-name="co19" table:default-cell-style-name="Default"/>
          <table:table-column table:style-name="co43" table:default-cell-style-name="ce25"/>
        </table:table-column-group>
        <table:table-column table:style-name="co19" table:default-cell-style-name="Default"/>
        <table:table-row table:style-name="ro2">
          <table:table-cell table:style-name="Default"/>
          <table:table-cell table:style-name="ce14" office:value-type="string">
            <text:p>Neytiri total</text:p>
          </table:table-cell>
          <table:table-cell table:number-columns-repeated="5"/>
          <table:table-cell table:style-name="ce14" office:value-type="string">
            <text:p>Patience, hs-8x8x8x8</text:p>
          </table:table-cell>
          <table:table-cell table:style-name="ce14"/>
          <table:table-cell table:style-name="ce24" table:number-columns-repeated="2"/>
          <table:table-cell table:style-name="ce31"/>
          <table:table-cell table:style-name="ce34"/>
          <table:table-cell table:number-columns-repeated="5"/>
        </table:table-row>
        <table:table-row table:style-name="ro2">
          <table:table-cell table:style-name="Default"/>
          <table:table-cell table:style-name="ce13" office:value-type="string">
            <text:p>Pos 0</text:p>
          </table:table-cell>
          <table:table-cell table:style-name="ce13"/>
          <table:table-cell/>
          <table:table-cell table:style-name="ce14" office:value-type="string">
            <text:p>Pos 1</text:p>
          </table:table-cell>
          <table:table-cell/>
          <table:table-cell table:style-name="ce16"/>
          <table:table-cell table:style-name="ce14" office:value-type="string">
            <text:p>Pos 0</text:p>
          </table:table-cell>
          <table:table-cell table:style-name="ce14"/>
          <table:table-cell table:style-name="ce24" table:number-columns-repeated="2"/>
          <table:table-cell table:style-name="ce31"/>
          <table:table-cell table:style-name="ce34" office:value-type="string">
            <text:p>Pos 1</text:p>
          </table:table-cell>
          <table:table-cell table:number-columns-repeated="5"/>
        </table:table-row>
        <table:table-row table:style-name="ro2">
          <table:table-cell table:style-name="ce11" office:value-type="string">
            <text:p>Pocket</text:p>
          </table:table-cell>
          <table:table-cell table:style-name="ce14" office:value-type="string">
            <text:p>Count</text:p>
          </table:table-cell>
          <table:table-cell table:style-name="ce14" office:value-type="string">
            <text:p>Total</text:p>
          </table:table-cell>
          <table:table-cell table:style-name="ce24" office:value-type="string">
            <text:p>Av, mb</text:p>
          </table:table-cell>
          <table:table-cell table:style-name="ce14" office:value-type="string">
            <text:p>Count</text:p>
          </table:table-cell>
          <table:table-cell table:style-name="ce14" office:value-type="string">
            <text:p>Total</text:p>
          </table:table-cell>
          <table:table-cell table:style-name="ce17" office:value-type="string">
            <text:p>Av, mb</text:p>
          </table:table-cell>
          <table:table-cell table:style-name="ce14" office:value-type="string">
            <text:p>Count</text:p>
          </table:table-cell>
          <table:table-cell table:style-name="ce14" office:value-type="string">
            <text:p>Result</text:p>
          </table:table-cell>
          <table:table-cell table:style-name="ce24" office:value-type="string">
            <text:p>Av,mb</text:p>
          </table:table-cell>
          <table:table-cell table:style-name="ce24" office:value-type="string">
            <text:p>Diff</text:p>
          </table:table-cell>
          <table:table-cell table:style-name="ce31" office:value-type="string">
            <text:p>AC</text:p>
          </table:table-cell>
          <table:table-cell table:style-name="ce34" office:value-type="string">
            <text:p>Count</text:p>
          </table:table-cell>
          <table:table-cell table:style-name="ce34" office:value-type="string">
            <text:p>Result</text:p>
          </table:table-cell>
          <table:table-cell table:style-name="ce31" office:value-type="string">
            <text:p>Av,mb</text:p>
          </table:table-cell>
          <table:table-cell table:style-name="ce14" office:value-type="string">
            <text:p>Diff</text:p>
          </table:table-cell>
          <table:table-cell table:style-name="ce34" office:value-type="string">
            <text:p>AC</text:p>
          </table:table-cell>
          <table:table-cell table:style-name="ce14" office:value-type="string">
            <text:p>Pocket % </text:p>
          </table:table-cell>
        </table:table-row>
        <table:table-row table:style-name="ro2">
          <table:table-cell office:value-type="string">
            <text:p>AA</text:p>
          </table:table-cell>
          <table:table-cell office:value-type="float" office:value="2577">
            <text:p>2577</text:p>
          </table:table-cell>
          <table:table-cell office:value-type="float" office:value="9994">
            <text:p>9994</text:p>
          </table:table-cell>
          <table:table-cell table:style-name="ce15" office:value-type="float" office:value="3878.15289095848">
            <text:p>3878</text:p>
          </table:table-cell>
          <table:table-cell office:value-type="float" office:value="2579">
            <text:p>2579</text:p>
          </table:table-cell>
          <table:table-cell office:value-type="float" office:value="9891.5">
            <text:p>9891,5</text:p>
          </table:table-cell>
          <table:table-cell table:style-name="ce15" table:formula="of:=([.F4]/[.E4])*1000" office:value-type="float" office:value="3835.40131834044">
            <text:p>3835</text:p>
          </table:table-cell>
          <table:table-cell table:style-name="ce25" office:value-type="float" office:value="953">
            <text:p>953</text:p>
          </table:table-cell>
          <table:table-cell table:style-name="ce25" office:value-type="float" office:value="3479">
            <text:p>3479</text:p>
          </table:table-cell>
          <table:table-cell table:style-name="ce26" office:value-type="float" office:value="3650.58">
            <text:p>3651</text:p>
          </table:table-cell>
          <table:table-cell table:style-name="ce27" table:formula="of:=([.J4]-[.$D4])/ABS([.$D4])" office:value-type="percentage" office:value="-0.0586807424454676">
            <text:p>-5,87%</text:p>
          </table:table-cell>
          <table:table-cell table:style-name="ce32" office:value-type="float" office:value="7">
            <text:p>7</text:p>
          </table:table-cell>
          <table:table-cell office:value-type="float" office:value="959">
            <text:p>959</text:p>
          </table:table-cell>
          <table:table-cell office:value-type="float" office:value="3847">
            <text:p>3847</text:p>
          </table:table-cell>
          <table:table-cell table:style-name="ce26" office:value-type="float" office:value="4011.47">
            <text:p>4011</text:p>
          </table:table-cell>
          <table:table-cell table:style-name="ce35" table:formula="of:=([.O4]-[.$G4])/ABS([.$G4])" office:value-type="percentage" office:value="0.0459061952181165">
            <text:p>4,59%</text:p>
          </table:table-cell>
          <table:table-cell table:style-name="ce32" office:value-type="float" office:value="7">
            <text:p>7</text:p>
          </table:table-cell>
          <table:table-cell table:style-name="ce35" table:formula="of:=([.H4]+[.M4])/([.$H$173]+[.$M$173])" office:value-type="percentage" office:value="0.00457416267942584">
            <text:p>0,46%</text:p>
          </table:table-cell>
        </table:table-row>
        <table:table-row table:style-name="ro2">
          <table:table-cell office:value-type="string">
            <text:p>KK</text:p>
          </table:table-cell>
          <table:table-cell office:value-type="float" office:value="2717">
            <text:p>2717</text:p>
          </table:table-cell>
          <table:table-cell office:value-type="float" office:value="9437">
            <text:p>9437</text:p>
          </table:table-cell>
          <table:table-cell table:style-name="ce15" office:value-type="float" office:value="3473.31615752668">
            <text:p>3473</text:p>
          </table:table-cell>
          <table:table-cell office:value-type="float" office:value="2533">
            <text:p>2533</text:p>
          </table:table-cell>
          <table:table-cell office:value-type="float" office:value="8199">
            <text:p>8199</text:p>
          </table:table-cell>
          <table:table-cell table:style-name="ce15" table:formula="of:=([.F5]/[.E5])*1000" office:value-type="float" office:value="3236.87327279905">
            <text:p>3237</text:p>
          </table:table-cell>
          <table:table-cell table:style-name="ce25" office:value-type="float" office:value="935">
            <text:p>935</text:p>
          </table:table-cell>
          <table:table-cell table:style-name="ce25" office:value-type="float" office:value="3263">
            <text:p>3263</text:p>
          </table:table-cell>
          <table:table-cell table:style-name="ce26" office:value-type="float" office:value="3489.84">
            <text:p>3490</text:p>
          </table:table-cell>
          <table:table-cell table:style-name="ce27" table:formula="of:=([.J5]-[.$D5])/ABS([.$D5])" office:value-type="percentage" office:value="0.00475736780756713">
            <text:p>0,48%</text:p>
          </table:table-cell>
          <table:table-cell table:style-name="ce32" office:value-type="float" office:value="7">
            <text:p>7</text:p>
          </table:table-cell>
          <table:table-cell office:value-type="float" office:value="1000">
            <text:p>1000</text:p>
          </table:table-cell>
          <table:table-cell office:value-type="float" office:value="3534.5">
            <text:p>3534,5</text:p>
          </table:table-cell>
          <table:table-cell table:style-name="ce26" office:value-type="float" office:value="3534.5">
            <text:p>3535</text:p>
          </table:table-cell>
          <table:table-cell table:style-name="ce35" table:formula="of:=([.O5]-[.$G5])/ABS([.$G5])" office:value-type="percentage" office:value="0.0919488352238079">
            <text:p>9,19%</text:p>
          </table:table-cell>
          <table:table-cell table:style-name="ce32" office:value-type="float" office:value="7">
            <text:p>7</text:p>
          </table:table-cell>
          <table:table-cell table:style-name="ce35" table:formula="of:=([.H5]+[.M5])/([.$H$173]+[.$M$173])" office:value-type="percentage" office:value="0.00462918660287081">
            <text:p>0,46%</text:p>
          </table:table-cell>
        </table:table-row>
        <table:table-row table:style-name="ro2">
          <table:table-cell office:value-type="string">
            <text:p>QQ</text:p>
          </table:table-cell>
          <table:table-cell office:value-type="float" office:value="2667">
            <text:p>2667</text:p>
          </table:table-cell>
          <table:table-cell office:value-type="float" office:value="7481">
            <text:p>7481</text:p>
          </table:table-cell>
          <table:table-cell table:style-name="ce15" office:value-type="float" office:value="2805.02437195351">
            <text:p>2805</text:p>
          </table:table-cell>
          <table:table-cell office:value-type="float" office:value="2553">
            <text:p>2553</text:p>
          </table:table-cell>
          <table:table-cell office:value-type="float" office:value="7768.5">
            <text:p>7768,5</text:p>
          </table:table-cell>
          <table:table-cell table:style-name="ce15" table:formula="of:=([.F6]/[.E6])*1000" office:value-type="float" office:value="3042.89071680376">
            <text:p>3043</text:p>
          </table:table-cell>
          <table:table-cell table:style-name="ce25" office:value-type="float" office:value="957">
            <text:p>957</text:p>
          </table:table-cell>
          <table:table-cell table:style-name="ce25" office:value-type="float" office:value="2851">
            <text:p>2851</text:p>
          </table:table-cell>
          <table:table-cell table:style-name="ce26" office:value-type="float" office:value="2979.1">
            <text:p>2979</text:p>
          </table:table-cell>
          <table:table-cell table:style-name="ce27" table:formula="of:=([.J6]-[.$D6])/ABS([.$D6])" office:value-type="percentage" office:value="0.0620585082208244">
            <text:p>6,21%</text:p>
          </table:table-cell>
          <table:table-cell table:style-name="ce32" office:value-type="float" office:value="7">
            <text:p>7</text:p>
          </table:table-cell>
          <table:table-cell office:value-type="float" office:value="902">
            <text:p>902</text:p>
          </table:table-cell>
          <table:table-cell office:value-type="float" office:value="2655.5">
            <text:p>2655,5</text:p>
          </table:table-cell>
          <table:table-cell table:style-name="ce26" office:value-type="float" office:value="2944.01">
            <text:p>2944</text:p>
          </table:table-cell>
          <table:table-cell table:style-name="ce35" table:formula="of:=([.O6]-[.$G6])/ABS([.$G6])" office:value-type="percentage" office:value="-0.0324956516702066">
            <text:p>-3,25%</text:p>
          </table:table-cell>
          <table:table-cell table:style-name="ce32" office:value-type="float" office:value="7">
            <text:p>7</text:p>
          </table:table-cell>
          <table:table-cell table:style-name="ce35" table:formula="of:=([.H6]+[.M6])/([.$H$173]+[.$M$173])" office:value-type="percentage" office:value="0.00444736842105263">
            <text:p>0,44%</text:p>
          </table:table-cell>
        </table:table-row>
        <table:table-row table:style-name="ro2">
          <table:table-cell office:value-type="string">
            <text:p>JJ</text:p>
          </table:table-cell>
          <table:table-cell office:value-type="float" office:value="2554">
            <text:p>2554</text:p>
          </table:table-cell>
          <table:table-cell office:value-type="float" office:value="6702">
            <text:p>6702</text:p>
          </table:table-cell>
          <table:table-cell table:style-name="ce15" office:value-type="float" office:value="2624.11902897416">
            <text:p>2624</text:p>
          </table:table-cell>
          <table:table-cell office:value-type="float" office:value="2534">
            <text:p>2534</text:p>
          </table:table-cell>
          <table:table-cell office:value-type="float" office:value="6623.5">
            <text:p>6623,5</text:p>
          </table:table-cell>
          <table:table-cell table:style-name="ce15" table:formula="of:=([.F7]/[.E7])*1000" office:value-type="float" office:value="2613.85161799526">
            <text:p>2614</text:p>
          </table:table-cell>
          <table:table-cell table:style-name="ce25" office:value-type="float" office:value="983">
            <text:p>983</text:p>
          </table:table-cell>
          <table:table-cell table:style-name="ce25" office:value-type="float" office:value="2025">
            <text:p>2025</text:p>
          </table:table-cell>
          <table:table-cell table:style-name="ce26" office:value-type="float" office:value="2060.02">
            <text:p>2060</text:p>
          </table:table-cell>
          <table:table-cell table:style-name="ce28" table:formula="of:=([.J7]-[.$D7])/ABS([.$D7])" office:value-type="percentage" office:value="-0.214967012831991">
            <text:p>-21,50%</text:p>
          </table:table-cell>
          <table:table-cell table:style-name="ce32" office:value-type="float" office:value="6">
            <text:p>6</text:p>
          </table:table-cell>
          <table:table-cell office:value-type="float" office:value="932">
            <text:p>932</text:p>
          </table:table-cell>
          <table:table-cell office:value-type="float" office:value="2251">
            <text:p>2251</text:p>
          </table:table-cell>
          <table:table-cell table:style-name="ce26" office:value-type="float" office:value="2415.24">
            <text:p>2415</text:p>
          </table:table-cell>
          <table:table-cell table:style-name="ce35" table:formula="of:=([.O7]-[.$G7])/ABS([.$G7])" office:value-type="percentage" office:value="-0.0759842741752851">
            <text:p>-7,60%</text:p>
          </table:table-cell>
          <table:table-cell table:style-name="ce32" office:value-type="float" office:value="6">
            <text:p>6</text:p>
          </table:table-cell>
          <table:table-cell table:style-name="ce35" table:formula="of:=([.H7]+[.M7])/([.$H$173]+[.$M$173])" office:value-type="percentage" office:value="0.00458133971291866">
            <text:p>0,46%</text:p>
          </table:table-cell>
        </table:table-row>
        <table:table-row table:style-name="ro2">
          <table:table-cell office:value-type="string">
            <text:p>TT</text:p>
          </table:table-cell>
          <table:table-cell office:value-type="float" office:value="2633">
            <text:p>2633</text:p>
          </table:table-cell>
          <table:table-cell office:value-type="float" office:value="6889">
            <text:p>6889</text:p>
          </table:table-cell>
          <table:table-cell table:style-name="ce15" office:value-type="float" office:value="2616.40714014432">
            <text:p>2616</text:p>
          </table:table-cell>
          <table:table-cell office:value-type="float" office:value="2659">
            <text:p>2659</text:p>
          </table:table-cell>
          <table:table-cell office:value-type="float" office:value="5864">
            <text:p>5864</text:p>
          </table:table-cell>
          <table:table-cell table:style-name="ce15" table:formula="of:=([.F8]/[.E8])*1000" office:value-type="float" office:value="2205.34035351636">
            <text:p>2205</text:p>
          </table:table-cell>
          <table:table-cell table:style-name="ce25" office:value-type="float" office:value="937">
            <text:p>937</text:p>
          </table:table-cell>
          <table:table-cell table:style-name="ce25" office:value-type="float" office:value="2278">
            <text:p>2278</text:p>
          </table:table-cell>
          <table:table-cell table:style-name="ce26" office:value-type="float" office:value="2431.16">
            <text:p>2431</text:p>
          </table:table-cell>
          <table:table-cell table:style-name="ce27" table:formula="of:=([.J8]-[.$D8])/ABS([.$D8])" office:value-type="percentage" office:value="-0.0708021077079394">
            <text:p>-7,08%</text:p>
          </table:table-cell>
          <table:table-cell table:style-name="ce32" office:value-type="float" office:value="6">
            <text:p>6</text:p>
          </table:table-cell>
          <table:table-cell office:value-type="float" office:value="905">
            <text:p>905</text:p>
          </table:table-cell>
          <table:table-cell office:value-type="float" office:value="2031">
            <text:p>2031</text:p>
          </table:table-cell>
          <table:table-cell table:style-name="ce26" office:value-type="float" office:value="2244.2">
            <text:p>2244</text:p>
          </table:table-cell>
          <table:table-cell table:style-name="ce35" table:formula="of:=([.O8]-[.$G8])/ABS([.$G8])" office:value-type="percentage" office:value="0.0176207025920873">
            <text:p>1,76%</text:p>
          </table:table-cell>
          <table:table-cell table:style-name="ce32" office:value-type="float" office:value="6">
            <text:p>6</text:p>
          </table:table-cell>
          <table:table-cell table:style-name="ce35" table:formula="of:=([.H8]+[.M8])/([.$H$173]+[.$M$173])" office:value-type="percentage" office:value="0.0044066985645933">
            <text:p>0,44%</text:p>
          </table:table-cell>
        </table:table-row>
        <table:table-row table:style-name="ro2">
          <table:table-cell office:value-type="float" office:value="99">
            <text:p>99</text:p>
          </table:table-cell>
          <table:table-cell office:value-type="float" office:value="2477">
            <text:p>2477</text:p>
          </table:table-cell>
          <table:table-cell office:value-type="float" office:value="5185">
            <text:p>5185</text:p>
          </table:table-cell>
          <table:table-cell table:style-name="ce15" office:value-type="float" office:value="2093.25797335486">
            <text:p>2093</text:p>
          </table:table-cell>
          <table:table-cell office:value-type="float" office:value="2630">
            <text:p>2630</text:p>
          </table:table-cell>
          <table:table-cell office:value-type="float" office:value="4365">
            <text:p>4365</text:p>
          </table:table-cell>
          <table:table-cell table:style-name="ce15" table:formula="of:=([.F9]/[.E9])*1000" office:value-type="float" office:value="1659.69581749049">
            <text:p>1660</text:p>
          </table:table-cell>
          <table:table-cell table:style-name="ce25" office:value-type="float" office:value="923">
            <text:p>923</text:p>
          </table:table-cell>
          <table:table-cell table:style-name="ce25" office:value-type="float" office:value="1903">
            <text:p>1903</text:p>
          </table:table-cell>
          <table:table-cell table:style-name="ce26" office:value-type="float" office:value="2061.76">
            <text:p>2062</text:p>
          </table:table-cell>
          <table:table-cell table:style-name="ce27" table:formula="of:=([.J9]-[.$D9])/ABS([.$D9])" office:value-type="percentage" office:value="-0.0150473442622928">
            <text:p>-1,50%</text:p>
          </table:table-cell>
          <table:table-cell table:style-name="ce32" office:value-type="float" office:value="6">
            <text:p>6</text:p>
          </table:table-cell>
          <table:table-cell office:value-type="float" office:value="931">
            <text:p>931</text:p>
          </table:table-cell>
          <table:table-cell office:value-type="float" office:value="1511.5">
            <text:p>1511,5</text:p>
          </table:table-cell>
          <table:table-cell table:style-name="ce26" office:value-type="float" office:value="1623.52">
            <text:p>1624</text:p>
          </table:table-cell>
          <table:table-cell table:style-name="ce35" table:formula="of:=([.O9]-[.$G9])/ABS([.$G9])" office:value-type="percentage" office:value="-0.021796655211913">
            <text:p>-2,18%</text:p>
          </table:table-cell>
          <table:table-cell table:style-name="ce32" office:value-type="float" office:value="6">
            <text:p>6</text:p>
          </table:table-cell>
          <table:table-cell table:style-name="ce35" table:formula="of:=([.H9]+[.M9])/([.$H$173]+[.$M$173])" office:value-type="percentage" office:value="0.00443540669856459">
            <text:p>0,44%</text:p>
          </table:table-cell>
        </table:table-row>
        <table:table-row table:style-name="ro2">
          <table:table-cell office:value-type="float" office:value="88">
            <text:p>88</text:p>
          </table:table-cell>
          <table:table-cell office:value-type="float" office:value="2680">
            <text:p>2680</text:p>
          </table:table-cell>
          <table:table-cell office:value-type="float" office:value="4760">
            <text:p>4760</text:p>
          </table:table-cell>
          <table:table-cell table:style-name="ce15" office:value-type="float" office:value="1776.11940298507">
            <text:p>1776</text:p>
          </table:table-cell>
          <table:table-cell office:value-type="float" office:value="2629">
            <text:p>2629</text:p>
          </table:table-cell>
          <table:table-cell office:value-type="float" office:value="3963.5">
            <text:p>3963,5</text:p>
          </table:table-cell>
          <table:table-cell table:style-name="ce15" table:formula="of:=([.F10]/[.E10])*1000" office:value-type="float" office:value="1507.6074553062">
            <text:p>1508</text:p>
          </table:table-cell>
          <table:table-cell table:style-name="ce25" office:value-type="float" office:value="942">
            <text:p>942</text:p>
          </table:table-cell>
          <table:table-cell table:style-name="ce25" office:value-type="float" office:value="1393">
            <text:p>1393</text:p>
          </table:table-cell>
          <table:table-cell table:style-name="ce26" office:value-type="float" office:value="1478.77">
            <text:p>1479</text:p>
          </table:table-cell>
          <table:table-cell table:style-name="ce28" table:formula="of:=([.J10]-[.$D10])/ABS([.$D10])" office:value-type="percentage" office:value="-0.167415210084032">
            <text:p>-16,74%</text:p>
          </table:table-cell>
          <table:table-cell table:style-name="ce32" office:value-type="float" office:value="5">
            <text:p>5</text:p>
          </table:table-cell>
          <table:table-cell office:value-type="float" office:value="923">
            <text:p>923</text:p>
          </table:table-cell>
          <table:table-cell office:value-type="float" office:value="994">
            <text:p>994</text:p>
          </table:table-cell>
          <table:table-cell table:style-name="ce26" office:value-type="float" office:value="1076.92">
            <text:p>1077</text:p>
          </table:table-cell>
          <table:table-cell table:style-name="ce28" table:formula="of:=([.O10]-[.$G10])/ABS([.$G10])" office:value-type="percentage" office:value="-0.285676124637315">
            <text:p>-28,57%</text:p>
          </table:table-cell>
          <table:table-cell table:style-name="ce32" office:value-type="float" office:value="5">
            <text:p>5</text:p>
          </table:table-cell>
          <table:table-cell table:style-name="ce35" table:formula="of:=([.H10]+[.M10])/([.$H$173]+[.$M$173])" office:value-type="percentage" office:value="0.00446172248803828">
            <text:p>0,45%</text:p>
          </table:table-cell>
        </table:table-row>
        <table:table-row table:style-name="ro2">
          <table:table-cell office:value-type="float" office:value="77">
            <text:p>77</text:p>
          </table:table-cell>
          <table:table-cell office:value-type="float" office:value="2582">
            <text:p>2582</text:p>
          </table:table-cell>
          <table:table-cell office:value-type="float" office:value="2986">
            <text:p>2986</text:p>
          </table:table-cell>
          <table:table-cell table:style-name="ce15" office:value-type="float" office:value="1156.46785437645">
            <text:p>1156</text:p>
          </table:table-cell>
          <table:table-cell office:value-type="float" office:value="2610">
            <text:p>2610</text:p>
          </table:table-cell>
          <table:table-cell office:value-type="float" office:value="2396">
            <text:p>2396</text:p>
          </table:table-cell>
          <table:table-cell table:style-name="ce15" table:formula="of:=([.F11]/[.E11])*1000" office:value-type="float" office:value="918.007662835249">
            <text:p>918</text:p>
          </table:table-cell>
          <table:table-cell table:style-name="ce25" office:value-type="float" office:value="910">
            <text:p>910</text:p>
          </table:table-cell>
          <table:table-cell table:style-name="ce25" office:value-type="float" office:value="1123">
            <text:p>1123</text:p>
          </table:table-cell>
          <table:table-cell table:style-name="ce26" office:value-type="float" office:value="1234.07">
            <text:p>1234</text:p>
          </table:table-cell>
          <table:table-cell table:style-name="ce27" table:formula="of:=([.J11]-[.$D11])/ABS([.$D11])" office:value-type="percentage" office:value="0.067102726054925">
            <text:p>6,71%</text:p>
          </table:table-cell>
          <table:table-cell table:style-name="ce32" office:value-type="float" office:value="5">
            <text:p>5</text:p>
          </table:table-cell>
          <table:table-cell office:value-type="float" office:value="966">
            <text:p>966</text:p>
          </table:table-cell>
          <table:table-cell office:value-type="float" office:value="818.5">
            <text:p>818,5</text:p>
          </table:table-cell>
          <table:table-cell table:style-name="ce26" office:value-type="float" office:value="847.31">
            <text:p>847</text:p>
          </table:table-cell>
          <table:table-cell table:style-name="ce35" table:formula="of:=([.O11]-[.$G11])/ABS([.$G11])" office:value-type="percentage" office:value="-0.077012061769616">
            <text:p>-7,70%</text:p>
          </table:table-cell>
          <table:table-cell table:style-name="ce32" office:value-type="float" office:value="5">
            <text:p>5</text:p>
          </table:table-cell>
          <table:table-cell table:style-name="ce35" table:formula="of:=([.H11]+[.M11])/([.$H$173]+[.$M$173])" office:value-type="percentage" office:value="0.00448803827751196">
            <text:p>0,45%</text:p>
          </table:table-cell>
        </table:table-row>
        <table:table-row table:style-name="ro2">
          <table:table-cell office:value-type="float" office:value="66">
            <text:p>66</text:p>
          </table:table-cell>
          <table:table-cell office:value-type="float" office:value="2632">
            <text:p>2632</text:p>
          </table:table-cell>
          <table:table-cell office:value-type="float" office:value="2889">
            <text:p>2889</text:p>
          </table:table-cell>
          <table:table-cell table:style-name="ce15" office:value-type="float" office:value="1097.6443768997">
            <text:p>1098</text:p>
          </table:table-cell>
          <table:table-cell office:value-type="float" office:value="2613">
            <text:p>2613</text:p>
          </table:table-cell>
          <table:table-cell office:value-type="float" office:value="2453.5">
            <text:p>2453,5</text:p>
          </table:table-cell>
          <table:table-cell table:style-name="ce15" table:formula="of:=([.F12]/[.E12])*1000" office:value-type="float" office:value="938.959050899349">
            <text:p>939</text:p>
          </table:table-cell>
          <table:table-cell table:style-name="ce25" office:value-type="float" office:value="956">
            <text:p>956</text:p>
          </table:table-cell>
          <table:table-cell table:style-name="ce25" office:value-type="float" office:value="832">
            <text:p>832</text:p>
          </table:table-cell>
          <table:table-cell table:style-name="ce26" office:value-type="float" office:value="870.29">
            <text:p>870</text:p>
          </table:table-cell>
          <table:table-cell table:style-name="ce28" table:formula="of:=([.J12]-[.$D12])/ABS([.$D12])" office:value-type="percentage" office:value="-0.207129359640017">
            <text:p>-20,71%</text:p>
          </table:table-cell>
          <table:table-cell table:style-name="ce32" office:value-type="float" office:value="4">
            <text:p>4</text:p>
          </table:table-cell>
          <table:table-cell office:value-type="float" office:value="981">
            <text:p>981</text:p>
          </table:table-cell>
          <table:table-cell office:value-type="float" office:value="691">
            <text:p>691</text:p>
          </table:table-cell>
          <table:table-cell table:style-name="ce26" office:value-type="float" office:value="704.38">
            <text:p>704</text:p>
          </table:table-cell>
          <table:table-cell table:style-name="ce28" table:formula="of:=([.O12]-[.$G12])/ABS([.$G12])" office:value-type="percentage" office:value="-0.249828840432036">
            <text:p>-24,98%</text:p>
          </table:table-cell>
          <table:table-cell table:style-name="ce32" office:value-type="float" office:value="4">
            <text:p>4</text:p>
          </table:table-cell>
          <table:table-cell table:style-name="ce35" table:formula="of:=([.H12]+[.M12])/([.$H$173]+[.$M$173])" office:value-type="percentage" office:value="0.00463397129186603">
            <text:p>0,46%</text:p>
          </table:table-cell>
        </table:table-row>
        <table:table-row table:style-name="ro2">
          <table:table-cell office:value-type="float" office:value="55">
            <text:p>55</text:p>
          </table:table-cell>
          <table:table-cell office:value-type="float" office:value="2594">
            <text:p>2594</text:p>
          </table:table-cell>
          <table:table-cell office:value-type="float" office:value="2233">
            <text:p>2233</text:p>
          </table:table-cell>
          <table:table-cell table:style-name="ce15" office:value-type="float" office:value="860.832690824981">
            <text:p>861</text:p>
          </table:table-cell>
          <table:table-cell office:value-type="float" office:value="2587">
            <text:p>2587</text:p>
          </table:table-cell>
          <table:table-cell office:value-type="float" office:value="1789.5">
            <text:p>1789,5</text:p>
          </table:table-cell>
          <table:table-cell table:style-name="ce15" table:formula="of:=([.F13]/[.E13])*1000" office:value-type="float" office:value="691.72787011983">
            <text:p>692</text:p>
          </table:table-cell>
          <table:table-cell table:style-name="ce25" office:value-type="float" office:value="938">
            <text:p>938</text:p>
          </table:table-cell>
          <table:table-cell table:style-name="ce25" office:value-type="float" office:value="440">
            <text:p>440</text:p>
          </table:table-cell>
          <table:table-cell table:style-name="ce26" office:value-type="float" office:value="469.08">
            <text:p>469</text:p>
          </table:table-cell>
          <table:table-cell table:style-name="ce28" table:formula="of:=([.J13]-[.$D13])/ABS([.$D13])" office:value-type="percentage" office:value="-0.455085750111957">
            <text:p>-45,51%</text:p>
          </table:table-cell>
          <table:table-cell table:style-name="ce32" office:value-type="float" office:value="4">
            <text:p>4</text:p>
          </table:table-cell>
          <table:table-cell office:value-type="float" office:value="960">
            <text:p>960</text:p>
          </table:table-cell>
          <table:table-cell office:value-type="float" office:value="427.5">
            <text:p>427,5</text:p>
          </table:table-cell>
          <table:table-cell table:style-name="ce26" office:value-type="float" office:value="445.31">
            <text:p>445</text:p>
          </table:table-cell>
          <table:table-cell table:style-name="ce28" table:formula="of:=([.O13]-[.$G13])/ABS([.$G13])" office:value-type="percentage" office:value="-0.356235278010618">
            <text:p>-35,62%</text:p>
          </table:table-cell>
          <table:table-cell table:style-name="ce32" office:value-type="float" office:value="4">
            <text:p>4</text:p>
          </table:table-cell>
          <table:table-cell table:style-name="ce35" table:formula="of:=([.H13]+[.M13])/([.$H$173]+[.$M$173])" office:value-type="percentage" office:value="0.00454066985645933">
            <text:p>0,45%</text:p>
          </table:table-cell>
        </table:table-row>
        <table:table-row table:style-name="ro2">
          <table:table-cell office:value-type="float" office:value="44">
            <text:p>44</text:p>
          </table:table-cell>
          <table:table-cell office:value-type="float" office:value="2598">
            <text:p>2598</text:p>
          </table:table-cell>
          <table:table-cell office:value-type="float" office:value="753">
            <text:p>753</text:p>
          </table:table-cell>
          <table:table-cell table:style-name="ce15" office:value-type="float" office:value="289.838337182448">
            <text:p>290</text:p>
          </table:table-cell>
          <table:table-cell office:value-type="float" office:value="2634">
            <text:p>2634</text:p>
          </table:table-cell>
          <table:table-cell office:value-type="float" office:value="822">
            <text:p>822</text:p>
          </table:table-cell>
          <table:table-cell table:style-name="ce15" table:formula="of:=([.F14]/[.E14])*1000" office:value-type="float" office:value="312.072892938497">
            <text:p>312</text:p>
          </table:table-cell>
          <table:table-cell table:style-name="ce25" office:value-type="float" office:value="906">
            <text:p>906</text:p>
          </table:table-cell>
          <table:table-cell table:style-name="ce25" office:value-type="float" office:value="391">
            <text:p>391</text:p>
          </table:table-cell>
          <table:table-cell table:style-name="ce26" office:value-type="float" office:value="431.57">
            <text:p>432</text:p>
          </table:table-cell>
          <table:table-cell table:style-name="ce29" table:formula="of:=([.J14]-[.$D14])/ABS([.$D14])" office:value-type="percentage" office:value="0.489002470119522">
            <text:p>48,90%</text:p>
          </table:table-cell>
          <table:table-cell table:style-name="ce32" office:value-type="float" office:value="3">
            <text:p>3</text:p>
          </table:table-cell>
          <table:table-cell office:value-type="float" office:value="981">
            <text:p>981</text:p>
          </table:table-cell>
          <table:table-cell office:value-type="float" office:value="439">
            <text:p>439</text:p>
          </table:table-cell>
          <table:table-cell table:style-name="ce26" office:value-type="float" office:value="447.5">
            <text:p>448</text:p>
          </table:table-cell>
          <table:table-cell table:style-name="ce29" table:formula="of:=([.O14]-[.$G14])/ABS([.$G14])" office:value-type="percentage" office:value="0.433959854014599">
            <text:p>43,40%</text:p>
          </table:table-cell>
          <table:table-cell table:style-name="ce32" office:value-type="float" office:value="3">
            <text:p>3</text:p>
          </table:table-cell>
          <table:table-cell table:style-name="ce35" table:formula="of:=([.H14]+[.M14])/([.$H$173]+[.$M$173])" office:value-type="percentage" office:value="0.00451435406698565">
            <text:p>0,45%</text:p>
          </table:table-cell>
        </table:table-row>
        <table:table-row table:style-name="ro2">
          <table:table-cell office:value-type="float" office:value="33">
            <text:p>33</text:p>
          </table:table-cell>
          <table:table-cell office:value-type="float" office:value="2603">
            <text:p>2603</text:p>
          </table:table-cell>
          <table:table-cell office:value-type="float" office:value="466">
            <text:p>466</text:p>
          </table:table-cell>
          <table:table-cell table:style-name="ce15" office:value-type="float" office:value="179.024202842874">
            <text:p>179</text:p>
          </table:table-cell>
          <table:table-cell office:value-type="float" office:value="2613">
            <text:p>2613</text:p>
          </table:table-cell>
          <table:table-cell office:value-type="float" office:value="11.5">
            <text:p>11,5</text:p>
          </table:table-cell>
          <table:table-cell table:style-name="ce15" table:formula="of:=([.F15]/[.E15])*1000" office:value-type="float" office:value="4.40107156525067">
            <text:p>4</text:p>
          </table:table-cell>
          <table:table-cell table:style-name="ce25" office:value-type="float" office:value="962">
            <text:p>962</text:p>
          </table:table-cell>
          <table:table-cell table:style-name="ce25" office:value-type="float" office:value="457">
            <text:p>457</text:p>
          </table:table-cell>
          <table:table-cell table:style-name="ce26" office:value-type="float" office:value="475.05">
            <text:p>475</text:p>
          </table:table-cell>
          <table:table-cell table:style-name="ce30" table:formula="of:=([.J15]-[.$D15])/ABS([.$D15])" office:value-type="percentage" office:value="1.65355182403433">
            <text:p>165,36%</text:p>
          </table:table-cell>
          <table:table-cell table:style-name="ce32" office:value-type="float" office:value="3">
            <text:p>3</text:p>
          </table:table-cell>
          <table:table-cell office:value-type="float" office:value="946">
            <text:p>946</text:p>
          </table:table-cell>
          <table:table-cell office:value-type="float" office:value="-46">
            <text:p>-46</text:p>
          </table:table-cell>
          <table:table-cell table:style-name="ce26" office:value-type="float" office:value="-48.63">
            <text:p>-49</text:p>
          </table:table-cell>
          <table:table-cell table:style-name="ce28" table:formula="of:=([.O15]-[.$G15])/ABS([.$G15])" office:value-type="percentage" office:value="-12.0495817391304">
            <text:p>-1204,96%</text:p>
          </table:table-cell>
          <table:table-cell table:style-name="ce32" office:value-type="float" office:value="3">
            <text:p>3</text:p>
          </table:table-cell>
          <table:table-cell table:style-name="ce35" table:formula="of:=([.H15]+[.M15])/([.$H$173]+[.$M$173])" office:value-type="percentage" office:value="0.00456459330143541">
            <text:p>0,46%</text:p>
          </table:table-cell>
        </table:table-row>
        <table:table-row table:style-name="ro2">
          <table:table-cell office:value-type="float" office:value="22">
            <text:p>22</text:p>
          </table:table-cell>
          <table:table-cell office:value-type="float" office:value="2614">
            <text:p>2614</text:p>
          </table:table-cell>
          <table:table-cell office:value-type="float" office:value="-250">
            <text:p>-250</text:p>
          </table:table-cell>
          <table:table-cell table:style-name="ce15" office:value-type="float" office:value="-95.6388676358072">
            <text:p>-96</text:p>
          </table:table-cell>
          <table:table-cell office:value-type="float" office:value="2651">
            <text:p>2651</text:p>
          </table:table-cell>
          <table:table-cell office:value-type="float" office:value="-575">
            <text:p>-575</text:p>
          </table:table-cell>
          <table:table-cell table:style-name="ce15" table:formula="of:=([.F16]/[.E16])*1000" office:value-type="float" office:value="-216.899283289325">
            <text:p>-217</text:p>
          </table:table-cell>
          <table:table-cell table:style-name="ce25" office:value-type="float" office:value="942">
            <text:p>942</text:p>
          </table:table-cell>
          <table:table-cell table:style-name="ce25" office:value-type="float" office:value="-702">
            <text:p>-702</text:p>
          </table:table-cell>
          <table:table-cell table:style-name="ce26" office:value-type="float" office:value="-745.22">
            <text:p>-745</text:p>
          </table:table-cell>
          <table:table-cell table:style-name="ce28" table:formula="of:=([.J16]-[.$D16])/ABS([.$D16])" office:value-type="percentage" office:value="-6.79202032">
            <text:p>-679,20%</text:p>
          </table:table-cell>
          <table:table-cell table:style-name="ce32" office:value-type="float" office:value="2">
            <text:p>2</text:p>
          </table:table-cell>
          <table:table-cell office:value-type="float" office:value="914">
            <text:p>914</text:p>
          </table:table-cell>
          <table:table-cell office:value-type="float" office:value="-341.5">
            <text:p>-341,5</text:p>
          </table:table-cell>
          <table:table-cell table:style-name="ce26" office:value-type="float" office:value="-373.63">
            <text:p>-374</text:p>
          </table:table-cell>
          <table:table-cell table:style-name="ce28" table:formula="of:=([.O16]-[.$G16])/ABS([.$G16])" office:value-type="percentage" office:value="-0.722596747826087">
            <text:p>-72,26%</text:p>
          </table:table-cell>
          <table:table-cell table:style-name="ce32" office:value-type="float" office:value="2">
            <text:p>2</text:p>
          </table:table-cell>
          <table:table-cell table:style-name="ce35" table:formula="of:=([.H16]+[.M16])/([.$H$173]+[.$M$173])" office:value-type="percentage" office:value="0.00444019138755981">
            <text:p>0,44%</text:p>
          </table:table-cell>
        </table:table-row>
        <table:table-row table:style-name="ro2">
          <table:table-cell office:value-type="string">
            <text:p>AKs</text:p>
          </table:table-cell>
          <table:table-cell office:value-type="float" office:value="1760">
            <text:p>1760</text:p>
          </table:table-cell>
          <table:table-cell office:value-type="float" office:value="3310">
            <text:p>3310</text:p>
          </table:table-cell>
          <table:table-cell table:style-name="ce15" office:value-type="float" office:value="1880.68181818182">
            <text:p>1881</text:p>
          </table:table-cell>
          <table:table-cell office:value-type="float" office:value="1747">
            <text:p>1747</text:p>
          </table:table-cell>
          <table:table-cell office:value-type="float" office:value="2782.5">
            <text:p>2782,5</text:p>
          </table:table-cell>
          <table:table-cell table:style-name="ce15" table:formula="of:=([.F17]/[.E17])*1000" office:value-type="float" office:value="1592.73039496279">
            <text:p>1593</text:p>
          </table:table-cell>
          <table:table-cell table:style-name="ce25" office:value-type="float" office:value="624">
            <text:p>624</text:p>
          </table:table-cell>
          <table:table-cell table:style-name="ce25" office:value-type="float" office:value="963">
            <text:p>963</text:p>
          </table:table-cell>
          <table:table-cell table:style-name="ce26" office:value-type="float" office:value="1543.27">
            <text:p>1543</text:p>
          </table:table-cell>
          <table:table-cell table:style-name="ce28" table:formula="of:=([.J17]-[.$D17])/ABS([.$D17])" office:value-type="percentage" office:value="-0.179409305135952">
            <text:p>-17,94%</text:p>
          </table:table-cell>
          <table:table-cell table:style-name="ce32" office:value-type="float" office:value="5">
            <text:p>5</text:p>
          </table:table-cell>
          <table:table-cell office:value-type="float" office:value="656">
            <text:p>656</text:p>
          </table:table-cell>
          <table:table-cell office:value-type="float" office:value="1031.5">
            <text:p>1031,5</text:p>
          </table:table-cell>
          <table:table-cell table:style-name="ce26" office:value-type="float" office:value="1572.41">
            <text:p>1572</text:p>
          </table:table-cell>
          <table:table-cell table:style-name="ce35" table:formula="of:=([.O17]-[.$G17])/ABS([.$G17])" office:value-type="percentage" office:value="-0.0127582138364779">
            <text:p>-1,28%</text:p>
          </table:table-cell>
          <table:table-cell table:style-name="ce32" office:value-type="float" office:value="5">
            <text:p>5</text:p>
          </table:table-cell>
          <table:table-cell table:style-name="ce35" table:formula="of:=([.H17]+[.M17])/([.$H$173]+[.$M$173])" office:value-type="percentage" office:value="0.0030622009569378">
            <text:p>0,31%</text:p>
          </table:table-cell>
        </table:table-row>
        <table:table-row table:style-name="ro2">
          <table:table-cell office:value-type="string">
            <text:p>AKo</text:p>
          </table:table-cell>
          <table:table-cell office:value-type="float" office:value="5166">
            <text:p>5166</text:p>
          </table:table-cell>
          <table:table-cell office:value-type="float" office:value="7580">
            <text:p>7580</text:p>
          </table:table-cell>
          <table:table-cell table:style-name="ce15" office:value-type="float" office:value="1467.28610143244">
            <text:p>1467</text:p>
          </table:table-cell>
          <table:table-cell office:value-type="float" office:value="5333">
            <text:p>5333</text:p>
          </table:table-cell>
          <table:table-cell office:value-type="float" office:value="6993.5">
            <text:p>6993,5</text:p>
          </table:table-cell>
          <table:table-cell table:style-name="ce15" table:formula="of:=([.F18]/[.E18])*1000" office:value-type="float" office:value="1311.36321020064">
            <text:p>1311</text:p>
          </table:table-cell>
          <table:table-cell table:style-name="ce25" office:value-type="float" office:value="1921">
            <text:p>1921</text:p>
          </table:table-cell>
          <table:table-cell table:style-name="ce25" office:value-type="float" office:value="2711">
            <text:p>2711</text:p>
          </table:table-cell>
          <table:table-cell table:style-name="ce26" office:value-type="float" office:value="1411.24">
            <text:p>1411</text:p>
          </table:table-cell>
          <table:table-cell table:style-name="ce27" table:formula="of:=([.J18]-[.$D18])/ABS([.$D18])" office:value-type="percentage" office:value="-0.0381971187335074">
            <text:p>-3,82%</text:p>
          </table:table-cell>
          <table:table-cell table:style-name="ce32" office:value-type="float" office:value="4">
            <text:p>4</text:p>
          </table:table-cell>
          <table:table-cell office:value-type="float" office:value="1870">
            <text:p>1870</text:p>
          </table:table-cell>
          <table:table-cell office:value-type="float" office:value="2124.5">
            <text:p>2124,5</text:p>
          </table:table-cell>
          <table:table-cell table:style-name="ce26" office:value-type="float" office:value="1136.1">
            <text:p>1136</text:p>
          </table:table-cell>
          <table:table-cell table:style-name="ce35" table:formula="of:=([.O18]-[.$G18])/ABS([.$G18])" office:value-type="percentage" office:value="-0.133649631800958">
            <text:p>-13,36%</text:p>
          </table:table-cell>
          <table:table-cell table:style-name="ce32" office:value-type="float" office:value="4">
            <text:p>4</text:p>
          </table:table-cell>
          <table:table-cell table:style-name="ce35" table:formula="of:=([.H18]+[.M18])/([.$H$173]+[.$M$173])" office:value-type="percentage" office:value="0.00906937799043062">
            <text:p>0,91%</text:p>
          </table:table-cell>
        </table:table-row>
        <table:table-row table:style-name="ro2">
          <table:table-cell office:value-type="string">
            <text:p>AQs</text:p>
          </table:table-cell>
          <table:table-cell office:value-type="float" office:value="1662">
            <text:p>1662</text:p>
          </table:table-cell>
          <table:table-cell office:value-type="float" office:value="2496">
            <text:p>2496</text:p>
          </table:table-cell>
          <table:table-cell table:style-name="ce15" office:value-type="float" office:value="1501.80505415162">
            <text:p>1502</text:p>
          </table:table-cell>
          <table:table-cell office:value-type="float" office:value="1724">
            <text:p>1724</text:p>
          </table:table-cell>
          <table:table-cell office:value-type="float" office:value="1895.5">
            <text:p>1895,5</text:p>
          </table:table-cell>
          <table:table-cell table:style-name="ce15" table:formula="of:=([.F19]/[.E19])*1000" office:value-type="float" office:value="1099.47795823666">
            <text:p>1099</text:p>
          </table:table-cell>
          <table:table-cell table:style-name="ce25" office:value-type="float" office:value="621">
            <text:p>621</text:p>
          </table:table-cell>
          <table:table-cell table:style-name="ce25" office:value-type="float" office:value="660">
            <text:p>660</text:p>
          </table:table-cell>
          <table:table-cell table:style-name="ce26" office:value-type="float" office:value="1062.8">
            <text:p>1063</text:p>
          </table:table-cell>
          <table:table-cell table:style-name="ce28" table:formula="of:=([.J19]-[.$D19])/ABS([.$D19])" office:value-type="percentage" office:value="-0.292318269230767">
            <text:p>-29,23%</text:p>
          </table:table-cell>
          <table:table-cell table:style-name="ce32" office:value-type="float" office:value="5">
            <text:p>5</text:p>
          </table:table-cell>
          <table:table-cell office:value-type="float" office:value="644">
            <text:p>644</text:p>
          </table:table-cell>
          <table:table-cell office:value-type="float" office:value="825.5">
            <text:p>825,5</text:p>
          </table:table-cell>
          <table:table-cell table:style-name="ce26" office:value-type="float" office:value="1281.83">
            <text:p>1282</text:p>
          </table:table-cell>
          <table:table-cell table:style-name="ce29" table:formula="of:=([.O19]-[.$G19])/ABS([.$G19])" office:value-type="percentage" office:value="0.165853294645212">
            <text:p>16,59%</text:p>
          </table:table-cell>
          <table:table-cell table:style-name="ce32" office:value-type="float" office:value="5">
            <text:p>5</text:p>
          </table:table-cell>
          <table:table-cell table:style-name="ce35" table:formula="of:=([.H19]+[.M19])/([.$H$173]+[.$M$173])" office:value-type="percentage" office:value="0.00302631578947368">
            <text:p>0,30%</text:p>
          </table:table-cell>
        </table:table-row>
        <table:table-row table:style-name="ro2">
          <table:table-cell office:value-type="string">
            <text:p>AQo</text:p>
          </table:table-cell>
          <table:table-cell office:value-type="float" office:value="5241">
            <text:p>5241</text:p>
          </table:table-cell>
          <table:table-cell office:value-type="float" office:value="7353">
            <text:p>7353</text:p>
          </table:table-cell>
          <table:table-cell table:style-name="ce15" office:value-type="float" office:value="1402.97653119634">
            <text:p>1403</text:p>
          </table:table-cell>
          <table:table-cell office:value-type="float" office:value="5171">
            <text:p>5171</text:p>
          </table:table-cell>
          <table:table-cell office:value-type="float" office:value="6249">
            <text:p>6249</text:p>
          </table:table-cell>
          <table:table-cell table:style-name="ce15" table:formula="of:=([.F20]/[.E20])*1000" office:value-type="float" office:value="1208.47031521949">
            <text:p>1208</text:p>
          </table:table-cell>
          <table:table-cell table:style-name="ce25" office:value-type="float" office:value="1923">
            <text:p>1923</text:p>
          </table:table-cell>
          <table:table-cell table:style-name="ce25" office:value-type="float" office:value="2419">
            <text:p>2419</text:p>
          </table:table-cell>
          <table:table-cell table:style-name="ce26" office:value-type="float" office:value="1257.93">
            <text:p>1258</text:p>
          </table:table-cell>
          <table:table-cell table:style-name="ce27" table:formula="of:=([.J20]-[.$D20])/ABS([.$D20])" office:value-type="percentage" office:value="-0.103384859241128">
            <text:p>-10,34%</text:p>
          </table:table-cell>
          <table:table-cell table:style-name="ce32" office:value-type="float" office:value="4">
            <text:p>4</text:p>
          </table:table-cell>
          <table:table-cell office:value-type="float" office:value="1908">
            <text:p>1908</text:p>
          </table:table-cell>
          <table:table-cell office:value-type="float" office:value="1375">
            <text:p>1375</text:p>
          </table:table-cell>
          <table:table-cell table:style-name="ce26" office:value-type="float" office:value="720.65">
            <text:p>721</text:p>
          </table:table-cell>
          <table:table-cell table:style-name="ce28" table:formula="of:=([.O20]-[.$G20])/ABS([.$G20])" office:value-type="percentage" office:value="-0.403667602816451">
            <text:p>-40,37%</text:p>
          </table:table-cell>
          <table:table-cell table:style-name="ce32" office:value-type="float" office:value="4">
            <text:p>4</text:p>
          </table:table-cell>
          <table:table-cell table:style-name="ce35" table:formula="of:=([.H20]+[.M20])/([.$H$173]+[.$M$173])" office:value-type="percentage" office:value="0.00916507177033493">
            <text:p>0,92%</text:p>
          </table:table-cell>
        </table:table-row>
        <table:table-row table:style-name="ro2">
          <table:table-cell office:value-type="string">
            <text:p>AJs</text:p>
          </table:table-cell>
          <table:table-cell office:value-type="float" office:value="1765">
            <text:p>1765</text:p>
          </table:table-cell>
          <table:table-cell office:value-type="float" office:value="3250">
            <text:p>3250</text:p>
          </table:table-cell>
          <table:table-cell table:style-name="ce15" office:value-type="float" office:value="1841.35977337111">
            <text:p>1841</text:p>
          </table:table-cell>
          <table:table-cell office:value-type="float" office:value="1760">
            <text:p>1760</text:p>
          </table:table-cell>
          <table:table-cell office:value-type="float" office:value="1962">
            <text:p>1962</text:p>
          </table:table-cell>
          <table:table-cell table:style-name="ce15" table:formula="of:=([.F21]/[.E21])*1000" office:value-type="float" office:value="1114.77272727273">
            <text:p>1115</text:p>
          </table:table-cell>
          <table:table-cell table:style-name="ce25" office:value-type="float" office:value="616">
            <text:p>616</text:p>
          </table:table-cell>
          <table:table-cell table:style-name="ce25" office:value-type="float" office:value="758">
            <text:p>758</text:p>
          </table:table-cell>
          <table:table-cell table:style-name="ce26" office:value-type="float" office:value="1230.52">
            <text:p>1231</text:p>
          </table:table-cell>
          <table:table-cell table:style-name="ce28" table:formula="of:=([.J21]-[.$D21])/ABS([.$D21])" office:value-type="percentage" office:value="-0.331732984615386">
            <text:p>-33,17%</text:p>
          </table:table-cell>
          <table:table-cell table:style-name="ce32" office:value-type="float" office:value="5">
            <text:p>5</text:p>
          </table:table-cell>
          <table:table-cell office:value-type="float" office:value="605">
            <text:p>605</text:p>
          </table:table-cell>
          <table:table-cell office:value-type="float" office:value="481.5">
            <text:p>481,5</text:p>
          </table:table-cell>
          <table:table-cell table:style-name="ce26" office:value-type="float" office:value="795.87">
            <text:p>796</text:p>
          </table:table-cell>
          <table:table-cell table:style-name="ce28" table:formula="of:=([.O21]-[.$G21])/ABS([.$G21])" office:value-type="percentage" office:value="-0.286069724770642">
            <text:p>-28,61%</text:p>
          </table:table-cell>
          <table:table-cell table:style-name="ce32" office:value-type="float" office:value="5">
            <text:p>5</text:p>
          </table:table-cell>
          <table:table-cell table:style-name="ce35" table:formula="of:=([.H21]+[.M21])/([.$H$173]+[.$M$173])" office:value-type="percentage" office:value="0.00292105263157895">
            <text:p>0,29%</text:p>
          </table:table-cell>
        </table:table-row>
        <table:table-row table:style-name="ro2">
          <table:table-cell office:value-type="string">
            <text:p>AJo</text:p>
          </table:table-cell>
          <table:table-cell office:value-type="float" office:value="5159">
            <text:p>5159</text:p>
          </table:table-cell>
          <table:table-cell office:value-type="float" office:value="6191">
            <text:p>6191</text:p>
          </table:table-cell>
          <table:table-cell table:style-name="ce15" office:value-type="float" office:value="1200.03876720295">
            <text:p>1200</text:p>
          </table:table-cell>
          <table:table-cell office:value-type="float" office:value="5293">
            <text:p>5293</text:p>
          </table:table-cell>
          <table:table-cell office:value-type="float" office:value="5122">
            <text:p>5122</text:p>
          </table:table-cell>
          <table:table-cell table:style-name="ce15" table:formula="of:=([.F22]/[.E22])*1000" office:value-type="float" office:value="967.693179671264">
            <text:p>968</text:p>
          </table:table-cell>
          <table:table-cell table:style-name="ce25" office:value-type="float" office:value="1918">
            <text:p>1918</text:p>
          </table:table-cell>
          <table:table-cell table:style-name="ce25" office:value-type="float" office:value="2467">
            <text:p>2467</text:p>
          </table:table-cell>
          <table:table-cell table:style-name="ce26" office:value-type="float" office:value="1286.24">
            <text:p>1286</text:p>
          </table:table-cell>
          <table:table-cell table:style-name="ce27" table:formula="of:=([.J22]-[.$D22])/ABS([.$D22])" office:value-type="percentage" office:value="0.0718320400581455">
            <text:p>7,18%</text:p>
          </table:table-cell>
          <table:table-cell table:style-name="ce32" office:value-type="float" office:value="4">
            <text:p>4</text:p>
          </table:table-cell>
          <table:table-cell office:value-type="float" office:value="1878">
            <text:p>1878</text:p>
          </table:table-cell>
          <table:table-cell office:value-type="float" office:value="1767.5">
            <text:p>1767,5</text:p>
          </table:table-cell>
          <table:table-cell table:style-name="ce26" office:value-type="float" office:value="941.16">
            <text:p>941</text:p>
          </table:table-cell>
          <table:table-cell table:style-name="ce35" table:formula="of:=([.O22]-[.$G22])/ABS([.$G22])" office:value-type="percentage" office:value="-0.0274190003904725">
            <text:p>-2,74%</text:p>
          </table:table-cell>
          <table:table-cell table:style-name="ce32" office:value-type="float" office:value="4">
            <text:p>4</text:p>
          </table:table-cell>
          <table:table-cell table:style-name="ce35" table:formula="of:=([.H22]+[.M22])/([.$H$173]+[.$M$173])" office:value-type="percentage" office:value="0.00908133971291866">
            <text:p>0,91%</text:p>
          </table:table-cell>
        </table:table-row>
        <table:table-row table:style-name="ro2">
          <table:table-cell office:value-type="string">
            <text:p>ATs</text:p>
          </table:table-cell>
          <table:table-cell office:value-type="float" office:value="1698">
            <text:p>1698</text:p>
          </table:table-cell>
          <table:table-cell office:value-type="float" office:value="2366">
            <text:p>2366</text:p>
          </table:table-cell>
          <table:table-cell table:style-name="ce15" office:value-type="float" office:value="1393.40400471143">
            <text:p>1393</text:p>
          </table:table-cell>
          <table:table-cell office:value-type="float" office:value="1735">
            <text:p>1735</text:p>
          </table:table-cell>
          <table:table-cell office:value-type="float" office:value="2071">
            <text:p>2071</text:p>
          </table:table-cell>
          <table:table-cell table:style-name="ce15" table:formula="of:=([.F23]/[.E23])*1000" office:value-type="float" office:value="1193.65994236311">
            <text:p>1194</text:p>
          </table:table-cell>
          <table:table-cell table:style-name="ce25" office:value-type="float" office:value="634">
            <text:p>634</text:p>
          </table:table-cell>
          <table:table-cell table:style-name="ce25" office:value-type="float" office:value="884">
            <text:p>884</text:p>
          </table:table-cell>
          <table:table-cell table:style-name="ce26" office:value-type="float" office:value="1394.32">
            <text:p>1394</text:p>
          </table:table-cell>
          <table:table-cell table:style-name="ce27" table:formula="of:=([.J23]-[.$D23])/ABS([.$D23])" office:value-type="percentage" office:value="0.000657379543529949">
            <text:p>0,07%</text:p>
          </table:table-cell>
          <table:table-cell table:style-name="ce32" office:value-type="float" office:value="4">
            <text:p>4</text:p>
          </table:table-cell>
          <table:table-cell office:value-type="float" office:value="621">
            <text:p>621</text:p>
          </table:table-cell>
          <table:table-cell office:value-type="float" office:value="413">
            <text:p>413</text:p>
          </table:table-cell>
          <table:table-cell table:style-name="ce26" office:value-type="float" office:value="665.06">
            <text:p>665</text:p>
          </table:table-cell>
          <table:table-cell table:style-name="ce28" table:formula="of:=([.O23]-[.$G23])/ABS([.$G23])" office:value-type="percentage" office:value="-0.442839642684693">
            <text:p>-44,28%</text:p>
          </table:table-cell>
          <table:table-cell table:style-name="ce32" office:value-type="float" office:value="4">
            <text:p>4</text:p>
          </table:table-cell>
          <table:table-cell table:style-name="ce35" table:formula="of:=([.H23]+[.M23])/([.$H$173]+[.$M$173])" office:value-type="percentage" office:value="0.00300239234449761">
            <text:p>0,30%</text:p>
          </table:table-cell>
        </table:table-row>
        <table:table-row table:style-name="ro2">
          <table:table-cell office:value-type="string">
            <text:p>ATo</text:p>
          </table:table-cell>
          <table:table-cell office:value-type="float" office:value="5204">
            <text:p>5204</text:p>
          </table:table-cell>
          <table:table-cell office:value-type="float" office:value="5459">
            <text:p>5459</text:p>
          </table:table-cell>
          <table:table-cell table:style-name="ce15" office:value-type="float" office:value="1049.00076863951">
            <text:p>1049</text:p>
          </table:table-cell>
          <table:table-cell office:value-type="float" office:value="5268">
            <text:p>5268</text:p>
          </table:table-cell>
          <table:table-cell office:value-type="float" office:value="4015">
            <text:p>4015</text:p>
          </table:table-cell>
          <table:table-cell table:style-name="ce15" table:formula="of:=([.F24]/[.E24])*1000" office:value-type="float" office:value="762.148823082764">
            <text:p>762</text:p>
          </table:table-cell>
          <table:table-cell table:style-name="ce25" office:value-type="float" office:value="1923">
            <text:p>1923</text:p>
          </table:table-cell>
          <table:table-cell table:style-name="ce25" office:value-type="float" office:value="2236">
            <text:p>2236</text:p>
          </table:table-cell>
          <table:table-cell table:style-name="ce26" office:value-type="float" office:value="1162.77">
            <text:p>1163</text:p>
          </table:table-cell>
          <table:table-cell table:style-name="ce29" table:formula="of:=([.J24]-[.$D24])/ABS([.$D24])" office:value-type="percentage" office:value="0.108454859864442">
            <text:p>10,85%</text:p>
          </table:table-cell>
          <table:table-cell table:style-name="ce32" office:value-type="float" office:value="4">
            <text:p>4</text:p>
          </table:table-cell>
          <table:table-cell office:value-type="float" office:value="1907">
            <text:p>1907</text:p>
          </table:table-cell>
          <table:table-cell office:value-type="float" office:value="2117.5">
            <text:p>2117,5</text:p>
          </table:table-cell>
          <table:table-cell table:style-name="ce26" office:value-type="float" office:value="1110.38">
            <text:p>1110</text:p>
          </table:table-cell>
          <table:table-cell table:style-name="ce29" table:formula="of:=([.O24]-[.$G24])/ABS([.$G24])" office:value-type="percentage" office:value="0.456907058530511">
            <text:p>45,69%</text:p>
          </table:table-cell>
          <table:table-cell table:style-name="ce32" office:value-type="float" office:value="4">
            <text:p>4</text:p>
          </table:table-cell>
          <table:table-cell table:style-name="ce35" table:formula="of:=([.H24]+[.M24])/([.$H$173]+[.$M$173])" office:value-type="percentage" office:value="0.00916267942583732">
            <text:p>0,92%</text:p>
          </table:table-cell>
        </table:table-row>
        <table:table-row table:style-name="ro2">
          <table:table-cell office:value-type="string">
            <text:p>A9s</text:p>
          </table:table-cell>
          <table:table-cell office:value-type="float" office:value="1657">
            <text:p>1657</text:p>
          </table:table-cell>
          <table:table-cell office:value-type="float" office:value="1698">
            <text:p>1698</text:p>
          </table:table-cell>
          <table:table-cell table:style-name="ce15" office:value-type="float" office:value="1024.74351237176">
            <text:p>1025</text:p>
          </table:table-cell>
          <table:table-cell office:value-type="float" office:value="1702">
            <text:p>1702</text:p>
          </table:table-cell>
          <table:table-cell office:value-type="float" office:value="1842">
            <text:p>1842</text:p>
          </table:table-cell>
          <table:table-cell table:style-name="ce15" table:formula="of:=([.F25]/[.E25])*1000" office:value-type="float" office:value="1082.25616921269">
            <text:p>1082</text:p>
          </table:table-cell>
          <table:table-cell table:style-name="ce25" office:value-type="float" office:value="600">
            <text:p>600</text:p>
          </table:table-cell>
          <table:table-cell table:style-name="ce25" office:value-type="float" office:value="454">
            <text:p>454</text:p>
          </table:table-cell>
          <table:table-cell table:style-name="ce26" office:value-type="float" office:value="756.67">
            <text:p>757</text:p>
          </table:table-cell>
          <table:table-cell table:style-name="ce28" table:formula="of:=([.J25]-[.$D25])/ABS([.$D25])" office:value-type="percentage" office:value="-0.261600594817435">
            <text:p>-26,16%</text:p>
          </table:table-cell>
          <table:table-cell table:style-name="ce32" office:value-type="float" office:value="4">
            <text:p>4</text:p>
          </table:table-cell>
          <table:table-cell office:value-type="float" office:value="599">
            <text:p>599</text:p>
          </table:table-cell>
          <table:table-cell office:value-type="float" office:value="576.5">
            <text:p>576,5</text:p>
          </table:table-cell>
          <table:table-cell table:style-name="ce26" office:value-type="float" office:value="962.44">
            <text:p>962</text:p>
          </table:table-cell>
          <table:table-cell table:style-name="ce28" table:formula="of:=([.O25]-[.$G25])/ABS([.$G25])" office:value-type="percentage" office:value="-0.110709619978284">
            <text:p>-11,07%</text:p>
          </table:table-cell>
          <table:table-cell table:style-name="ce32" office:value-type="float" office:value="4">
            <text:p>4</text:p>
          </table:table-cell>
          <table:table-cell table:style-name="ce35" table:formula="of:=([.H25]+[.M25])/([.$H$173]+[.$M$173])" office:value-type="percentage" office:value="0.00286842105263158">
            <text:p>0,29%</text:p>
          </table:table-cell>
        </table:table-row>
        <table:table-row table:style-name="ro2">
          <table:table-cell office:value-type="string">
            <text:p>A9o</text:p>
          </table:table-cell>
          <table:table-cell office:value-type="float" office:value="5180">
            <text:p>5180</text:p>
          </table:table-cell>
          <table:table-cell office:value-type="float" office:value="5006">
            <text:p>5006</text:p>
          </table:table-cell>
          <table:table-cell table:style-name="ce15" office:value-type="float" office:value="966.409266409266">
            <text:p>966</text:p>
          </table:table-cell>
          <table:table-cell office:value-type="float" office:value="5115">
            <text:p>5115</text:p>
          </table:table-cell>
          <table:table-cell office:value-type="float" office:value="2928.5">
            <text:p>2928,5</text:p>
          </table:table-cell>
          <table:table-cell table:style-name="ce15" table:formula="of:=([.F26]/[.E26])*1000" office:value-type="float" office:value="572.531769305963">
            <text:p>573</text:p>
          </table:table-cell>
          <table:table-cell table:style-name="ce25" office:value-type="float" office:value="1940">
            <text:p>1940</text:p>
          </table:table-cell>
          <table:table-cell table:style-name="ce25" office:value-type="float" office:value="838">
            <text:p>838</text:p>
          </table:table-cell>
          <table:table-cell table:style-name="ce26" office:value-type="float" office:value="431.96">
            <text:p>432</text:p>
          </table:table-cell>
          <table:table-cell table:style-name="ce28" table:formula="of:=([.J26]-[.$D26])/ABS([.$D26])" office:value-type="percentage" office:value="-0.553025809029165">
            <text:p>-55,30%</text:p>
          </table:table-cell>
          <table:table-cell table:style-name="ce32" office:value-type="float" office:value="4">
            <text:p>4</text:p>
          </table:table-cell>
          <table:table-cell office:value-type="float" office:value="1809">
            <text:p>1809</text:p>
          </table:table-cell>
          <table:table-cell office:value-type="float" office:value="632.5">
            <text:p>632,5</text:p>
          </table:table-cell>
          <table:table-cell table:style-name="ce26" office:value-type="float" office:value="349.64">
            <text:p>350</text:p>
          </table:table-cell>
          <table:table-cell table:style-name="ce28" table:formula="of:=([.O26]-[.$G26])/ABS([.$G26])" office:value-type="percentage" office:value="-0.389308997780434">
            <text:p>-38,93%</text:p>
          </table:table-cell>
          <table:table-cell table:style-name="ce32" office:value-type="float" office:value="4">
            <text:p>4</text:p>
          </table:table-cell>
          <table:table-cell table:style-name="ce35" table:formula="of:=([.H26]+[.M26])/([.$H$173]+[.$M$173])" office:value-type="percentage" office:value="0.0089688995215311">
            <text:p>0,90%</text:p>
          </table:table-cell>
        </table:table-row>
        <table:table-row table:style-name="ro2">
          <table:table-cell office:value-type="string">
            <text:p>A8s</text:p>
          </table:table-cell>
          <table:table-cell office:value-type="float" office:value="1748">
            <text:p>1748</text:p>
          </table:table-cell>
          <table:table-cell office:value-type="float" office:value="1868">
            <text:p>1868</text:p>
          </table:table-cell>
          <table:table-cell table:style-name="ce15" office:value-type="float" office:value="1068.64988558352">
            <text:p>1069</text:p>
          </table:table-cell>
          <table:table-cell office:value-type="float" office:value="1759">
            <text:p>1759</text:p>
          </table:table-cell>
          <table:table-cell office:value-type="float" office:value="1338.5">
            <text:p>1338,5</text:p>
          </table:table-cell>
          <table:table-cell table:style-name="ce15" table:formula="of:=([.F27]/[.E27])*1000" office:value-type="float" office:value="760.943718021603">
            <text:p>761</text:p>
          </table:table-cell>
          <table:table-cell table:style-name="ce25" office:value-type="float" office:value="615">
            <text:p>615</text:p>
          </table:table-cell>
          <table:table-cell table:style-name="ce25" office:value-type="float" office:value="363">
            <text:p>363</text:p>
          </table:table-cell>
          <table:table-cell table:style-name="ce26" office:value-type="float" office:value="590.24">
            <text:p>590</text:p>
          </table:table-cell>
          <table:table-cell table:style-name="ce28" table:formula="of:=([.J27]-[.$D27])/ABS([.$D27])" office:value-type="percentage" office:value="-0.447676916488221">
            <text:p>-44,77%</text:p>
          </table:table-cell>
          <table:table-cell table:style-name="ce32" office:value-type="float" office:value="4">
            <text:p>4</text:p>
          </table:table-cell>
          <table:table-cell office:value-type="float" office:value="622">
            <text:p>622</text:p>
          </table:table-cell>
          <table:table-cell office:value-type="float" office:value="317.5">
            <text:p>317,5</text:p>
          </table:table-cell>
          <table:table-cell table:style-name="ce26" office:value-type="float" office:value="510.45">
            <text:p>510</text:p>
          </table:table-cell>
          <table:table-cell table:style-name="ce28" table:formula="of:=([.O27]-[.$G27])/ABS([.$G27])" office:value-type="percentage" office:value="-0.32918823309675">
            <text:p>-32,92%</text:p>
          </table:table-cell>
          <table:table-cell table:style-name="ce32" office:value-type="float" office:value="4">
            <text:p>4</text:p>
          </table:table-cell>
          <table:table-cell table:style-name="ce35" table:formula="of:=([.H27]+[.M27])/([.$H$173]+[.$M$173])" office:value-type="percentage" office:value="0.00295933014354067">
            <text:p>0,30%</text:p>
          </table:table-cell>
        </table:table-row>
        <table:table-row table:style-name="ro2">
          <table:table-cell office:value-type="string">
            <text:p>A8o</text:p>
          </table:table-cell>
          <table:table-cell office:value-type="float" office:value="5248">
            <text:p>5248</text:p>
          </table:table-cell>
          <table:table-cell office:value-type="float" office:value="3176">
            <text:p>3176</text:p>
          </table:table-cell>
          <table:table-cell table:style-name="ce15" office:value-type="float" office:value="605.182926829268">
            <text:p>605</text:p>
          </table:table-cell>
          <table:table-cell office:value-type="float" office:value="5147">
            <text:p>5147</text:p>
          </table:table-cell>
          <table:table-cell office:value-type="float" office:value="2222">
            <text:p>2222</text:p>
          </table:table-cell>
          <table:table-cell table:style-name="ce15" table:formula="of:=([.F28]/[.E28])*1000" office:value-type="float" office:value="431.707790946182">
            <text:p>432</text:p>
          </table:table-cell>
          <table:table-cell table:style-name="ce25" office:value-type="float" office:value="1940">
            <text:p>1940</text:p>
          </table:table-cell>
          <table:table-cell table:style-name="ce25" office:value-type="float" office:value="1126">
            <text:p>1126</text:p>
          </table:table-cell>
          <table:table-cell table:style-name="ce26" office:value-type="float" office:value="580.41">
            <text:p>580</text:p>
          </table:table-cell>
          <table:table-cell table:style-name="ce27" table:formula="of:=([.J28]-[.$D28])/ABS([.$D28])" office:value-type="percentage" office:value="-0.040934609571788">
            <text:p>-4,09%</text:p>
          </table:table-cell>
          <table:table-cell table:style-name="ce32" office:value-type="float" office:value="4">
            <text:p>4</text:p>
          </table:table-cell>
          <table:table-cell office:value-type="float" office:value="1871">
            <text:p>1871</text:p>
          </table:table-cell>
          <table:table-cell office:value-type="float" office:value="426">
            <text:p>426</text:p>
          </table:table-cell>
          <table:table-cell table:style-name="ce26" office:value-type="float" office:value="227.69">
            <text:p>228</text:p>
          </table:table-cell>
          <table:table-cell table:style-name="ce28" table:formula="of:=([.O28]-[.$G28])/ABS([.$G28])" office:value-type="percentage" office:value="-0.472583064806481">
            <text:p>-47,26%</text:p>
          </table:table-cell>
          <table:table-cell table:style-name="ce32" office:value-type="float" office:value="4">
            <text:p>4</text:p>
          </table:table-cell>
          <table:table-cell table:style-name="ce35" table:formula="of:=([.H28]+[.M28])/([.$H$173]+[.$M$173])" office:value-type="percentage" office:value="0.00911722488038278">
            <text:p>0,91%</text:p>
          </table:table-cell>
        </table:table-row>
        <table:table-row table:style-name="ro2">
          <table:table-cell office:value-type="string">
            <text:p>A7s</text:p>
          </table:table-cell>
          <table:table-cell office:value-type="float" office:value="1771">
            <text:p>1771</text:p>
          </table:table-cell>
          <table:table-cell office:value-type="float" office:value="1659">
            <text:p>1659</text:p>
          </table:table-cell>
          <table:table-cell table:style-name="ce15" office:value-type="float" office:value="936.758893280632">
            <text:p>937</text:p>
          </table:table-cell>
          <table:table-cell office:value-type="float" office:value="1708">
            <text:p>1708</text:p>
          </table:table-cell>
          <table:table-cell office:value-type="float" office:value="1228.5">
            <text:p>1228,5</text:p>
          </table:table-cell>
          <table:table-cell table:style-name="ce15" table:formula="of:=([.F29]/[.E29])*1000" office:value-type="float" office:value="719.262295081967">
            <text:p>719</text:p>
          </table:table-cell>
          <table:table-cell table:style-name="ce25" office:value-type="float" office:value="610">
            <text:p>610</text:p>
          </table:table-cell>
          <table:table-cell table:style-name="ce25" office:value-type="float" office:value="721">
            <text:p>721</text:p>
          </table:table-cell>
          <table:table-cell table:style-name="ce26" office:value-type="float" office:value="1181.97">
            <text:p>1182</text:p>
          </table:table-cell>
          <table:table-cell table:style-name="ce30" table:formula="of:=([.J29]-[.$D29])/ABS([.$D29])" office:value-type="percentage" office:value="0.261765443037975">
            <text:p>26,18%</text:p>
          </table:table-cell>
          <table:table-cell table:style-name="ce32" office:value-type="float" office:value="4">
            <text:p>4</text:p>
          </table:table-cell>
          <table:table-cell office:value-type="float" office:value="653">
            <text:p>653</text:p>
          </table:table-cell>
          <table:table-cell office:value-type="float" office:value="143">
            <text:p>143</text:p>
          </table:table-cell>
          <table:table-cell table:style-name="ce26" office:value-type="float" office:value="218.99">
            <text:p>219</text:p>
          </table:table-cell>
          <table:table-cell table:style-name="ce28" table:formula="of:=([.O29]-[.$G29])/ABS([.$G29])" office:value-type="percentage" office:value="-0.695535270655271">
            <text:p>-69,55%</text:p>
          </table:table-cell>
          <table:table-cell table:style-name="ce32" office:value-type="float" office:value="4">
            <text:p>4</text:p>
          </table:table-cell>
          <table:table-cell table:style-name="ce35" table:formula="of:=([.H29]+[.M29])/([.$H$173]+[.$M$173])" office:value-type="percentage" office:value="0.00302153110047847">
            <text:p>0,30%</text:p>
          </table:table-cell>
        </table:table-row>
        <table:table-row table:style-name="ro2">
          <table:table-cell office:value-type="string">
            <text:p>A7o</text:p>
          </table:table-cell>
          <table:table-cell office:value-type="float" office:value="5308">
            <text:p>5308</text:p>
          </table:table-cell>
          <table:table-cell office:value-type="float" office:value="3140">
            <text:p>3140</text:p>
          </table:table-cell>
          <table:table-cell table:style-name="ce15" office:value-type="float" office:value="591.55990957046">
            <text:p>592</text:p>
          </table:table-cell>
          <table:table-cell office:value-type="float" office:value="5152">
            <text:p>5152</text:p>
          </table:table-cell>
          <table:table-cell office:value-type="float" office:value="1544">
            <text:p>1544</text:p>
          </table:table-cell>
          <table:table-cell table:style-name="ce15" table:formula="of:=([.F30]/[.E30])*1000" office:value-type="float" office:value="299.689440993789">
            <text:p>300</text:p>
          </table:table-cell>
          <table:table-cell table:style-name="ce25" office:value-type="float" office:value="1899">
            <text:p>1899</text:p>
          </table:table-cell>
          <table:table-cell table:style-name="ce25" office:value-type="float" office:value="703">
            <text:p>703</text:p>
          </table:table-cell>
          <table:table-cell table:style-name="ce26" office:value-type="float" office:value="370.19">
            <text:p>370</text:p>
          </table:table-cell>
          <table:table-cell table:style-name="ce28" table:formula="of:=([.J30]-[.$D30])/ABS([.$D30])" office:value-type="percentage" office:value="-0.374213847133758">
            <text:p>-37,42%</text:p>
          </table:table-cell>
          <table:table-cell table:style-name="ce32" office:value-type="float" office:value="4">
            <text:p>4</text:p>
          </table:table-cell>
          <table:table-cell office:value-type="float" office:value="1937">
            <text:p>1937</text:p>
          </table:table-cell>
          <table:table-cell office:value-type="float" office:value="871">
            <text:p>871</text:p>
          </table:table-cell>
          <table:table-cell table:style-name="ce26" office:value-type="float" office:value="449.66">
            <text:p>450</text:p>
          </table:table-cell>
          <table:table-cell table:style-name="ce30" table:formula="of:=([.O30]-[.$G30])/ABS([.$G30])" office:value-type="percentage" office:value="0.500419896373057">
            <text:p>50,04%</text:p>
          </table:table-cell>
          <table:table-cell table:style-name="ce32" office:value-type="float" office:value="4">
            <text:p>4</text:p>
          </table:table-cell>
          <table:table-cell table:style-name="ce35" table:formula="of:=([.H30]+[.M30])/([.$H$173]+[.$M$173])" office:value-type="percentage" office:value="0.00917703349282297">
            <text:p>0,92%</text:p>
          </table:table-cell>
        </table:table-row>
        <table:table-row table:style-name="ro2">
          <table:table-cell office:value-type="string">
            <text:p>A6s</text:p>
          </table:table-cell>
          <table:table-cell office:value-type="float" office:value="1772">
            <text:p>1772</text:p>
          </table:table-cell>
          <table:table-cell office:value-type="float" office:value="1036">
            <text:p>1036</text:p>
          </table:table-cell>
          <table:table-cell table:style-name="ce15" office:value-type="float" office:value="584.650112866817">
            <text:p>585</text:p>
          </table:table-cell>
          <table:table-cell office:value-type="float" office:value="1708">
            <text:p>1708</text:p>
          </table:table-cell>
          <table:table-cell office:value-type="float" office:value="813">
            <text:p>813</text:p>
          </table:table-cell>
          <table:table-cell table:style-name="ce15" table:formula="of:=([.F31]/[.E31])*1000" office:value-type="float" office:value="475.995316159251">
            <text:p>476</text:p>
          </table:table-cell>
          <table:table-cell table:style-name="ce25" office:value-type="float" office:value="628">
            <text:p>628</text:p>
          </table:table-cell>
          <table:table-cell table:style-name="ce25" office:value-type="float" office:value="464">
            <text:p>464</text:p>
          </table:table-cell>
          <table:table-cell table:style-name="ce26" office:value-type="float" office:value="738.85">
            <text:p>739</text:p>
          </table:table-cell>
          <table:table-cell table:style-name="ce30" table:formula="of:=([.J31]-[.$D31])/ABS([.$D31])" office:value-type="percentage" office:value="0.263747297297298">
            <text:p>26,37%</text:p>
          </table:table-cell>
          <table:table-cell table:style-name="ce32" office:value-type="float" office:value="4">
            <text:p>4</text:p>
          </table:table-cell>
          <table:table-cell office:value-type="float" office:value="624">
            <text:p>624</text:p>
          </table:table-cell>
          <table:table-cell office:value-type="float" office:value="311">
            <text:p>311</text:p>
          </table:table-cell>
          <table:table-cell table:style-name="ce26" office:value-type="float" office:value="498.4">
            <text:p>498</text:p>
          </table:table-cell>
          <table:table-cell table:style-name="ce35" table:formula="of:=([.O31]-[.$G31])/ABS([.$G31])" office:value-type="percentage" office:value="0.047069126691267">
            <text:p>4,71%</text:p>
          </table:table-cell>
          <table:table-cell table:style-name="ce32" office:value-type="float" office:value="4">
            <text:p>4</text:p>
          </table:table-cell>
          <table:table-cell table:style-name="ce35" table:formula="of:=([.H31]+[.M31])/([.$H$173]+[.$M$173])" office:value-type="percentage" office:value="0.00299521531100478">
            <text:p>0,30%</text:p>
          </table:table-cell>
        </table:table-row>
        <table:table-row table:style-name="ro2">
          <table:table-cell office:value-type="string">
            <text:p>A6o</text:p>
          </table:table-cell>
          <table:table-cell office:value-type="float" office:value="5205">
            <text:p>5205</text:p>
          </table:table-cell>
          <table:table-cell office:value-type="float" office:value="2522">
            <text:p>2522</text:p>
          </table:table-cell>
          <table:table-cell table:style-name="ce15" office:value-type="float" office:value="484.534101825168">
            <text:p>485</text:p>
          </table:table-cell>
          <table:table-cell office:value-type="float" office:value="5182">
            <text:p>5182</text:p>
          </table:table-cell>
          <table:table-cell office:value-type="float" office:value="904">
            <text:p>904</text:p>
          </table:table-cell>
          <table:table-cell table:style-name="ce15" table:formula="of:=([.F32]/[.E32])*1000" office:value-type="float" office:value="174.450019297569">
            <text:p>174</text:p>
          </table:table-cell>
          <table:table-cell table:style-name="ce25" office:value-type="float" office:value="1851">
            <text:p>1851</text:p>
          </table:table-cell>
          <table:table-cell table:style-name="ce25" office:value-type="float" office:value="485">
            <text:p>485</text:p>
          </table:table-cell>
          <table:table-cell table:style-name="ce26" office:value-type="float" office:value="262.02">
            <text:p>262</text:p>
          </table:table-cell>
          <table:table-cell table:style-name="ce28" table:formula="of:=([.J32]-[.$D32])/ABS([.$D32])" office:value-type="percentage" office:value="-0.459233108643933">
            <text:p>-45,92%</text:p>
          </table:table-cell>
          <table:table-cell table:style-name="ce32" office:value-type="float" office:value="3">
            <text:p>3</text:p>
          </table:table-cell>
          <table:table-cell office:value-type="float" office:value="1913">
            <text:p>1913</text:p>
          </table:table-cell>
          <table:table-cell office:value-type="float" office:value="102.5">
            <text:p>102,5</text:p>
          </table:table-cell>
          <table:table-cell table:style-name="ce26" office:value-type="float" office:value="53.58">
            <text:p>54</text:p>
          </table:table-cell>
          <table:table-cell table:style-name="ce28" table:formula="of:=([.O32]-[.$G32])/ABS([.$G32])" office:value-type="percentage" office:value="-0.692863318584071">
            <text:p>-69,29%</text:p>
          </table:table-cell>
          <table:table-cell table:style-name="ce32" office:value-type="float" office:value="3">
            <text:p>3</text:p>
          </table:table-cell>
          <table:table-cell table:style-name="ce35" table:formula="of:=([.H32]+[.M32])/([.$H$173]+[.$M$173])" office:value-type="percentage" office:value="0.00900478468899522">
            <text:p>0,90%</text:p>
          </table:table-cell>
        </table:table-row>
        <table:table-row table:style-name="ro2">
          <table:table-cell office:value-type="string">
            <text:p>A5s</text:p>
          </table:table-cell>
          <table:table-cell office:value-type="float" office:value="1691">
            <text:p>1691</text:p>
          </table:table-cell>
          <table:table-cell office:value-type="float" office:value="1068">
            <text:p>1068</text:p>
          </table:table-cell>
          <table:table-cell table:style-name="ce15" office:value-type="float" office:value="631.578947368421">
            <text:p>632</text:p>
          </table:table-cell>
          <table:table-cell office:value-type="float" office:value="1706">
            <text:p>1706</text:p>
          </table:table-cell>
          <table:table-cell office:value-type="float" office:value="1036.5">
            <text:p>1036,5</text:p>
          </table:table-cell>
          <table:table-cell table:style-name="ce15" table:formula="of:=([.F33]/[.E33])*1000" office:value-type="float" office:value="607.561547479484">
            <text:p>608</text:p>
          </table:table-cell>
          <table:table-cell table:style-name="ce25" office:value-type="float" office:value="659">
            <text:p>659</text:p>
          </table:table-cell>
          <table:table-cell table:style-name="ce25" office:value-type="float" office:value="253">
            <text:p>253</text:p>
          </table:table-cell>
          <table:table-cell table:style-name="ce26" office:value-type="float" office:value="383.92">
            <text:p>384</text:p>
          </table:table-cell>
          <table:table-cell table:style-name="ce28" table:formula="of:=([.J33]-[.$D33])/ABS([.$D33])" office:value-type="percentage" office:value="-0.392126666666667">
            <text:p>-39,21%</text:p>
          </table:table-cell>
          <table:table-cell table:style-name="ce32" office:value-type="float" office:value="4">
            <text:p>4</text:p>
          </table:table-cell>
          <table:table-cell office:value-type="float" office:value="645">
            <text:p>645</text:p>
          </table:table-cell>
          <table:table-cell office:value-type="float" office:value="433">
            <text:p>433</text:p>
          </table:table-cell>
          <table:table-cell table:style-name="ce26" office:value-type="float" office:value="671.32">
            <text:p>671</text:p>
          </table:table-cell>
          <table:table-cell table:style-name="ce35" table:formula="of:=([.O33]-[.$G33])/ABS([.$G33])" office:value-type="percentage" office:value="0.10494155330439">
            <text:p>10,49%</text:p>
          </table:table-cell>
          <table:table-cell table:style-name="ce32" office:value-type="float" office:value="4">
            <text:p>4</text:p>
          </table:table-cell>
          <table:table-cell table:style-name="ce35" table:formula="of:=([.H33]+[.M33])/([.$H$173]+[.$M$173])" office:value-type="percentage" office:value="0.00311961722488038">
            <text:p>0,31%</text:p>
          </table:table-cell>
        </table:table-row>
        <table:table-row table:style-name="ro2">
          <table:table-cell office:value-type="string">
            <text:p>A5o</text:p>
          </table:table-cell>
          <table:table-cell office:value-type="float" office:value="5234">
            <text:p>5234</text:p>
          </table:table-cell>
          <table:table-cell office:value-type="float" office:value="3315">
            <text:p>3315</text:p>
          </table:table-cell>
          <table:table-cell table:style-name="ce15" office:value-type="float" office:value="633.358807795185">
            <text:p>633</text:p>
          </table:table-cell>
          <table:table-cell office:value-type="float" office:value="5146">
            <text:p>5146</text:p>
          </table:table-cell>
          <table:table-cell office:value-type="float" office:value="1152">
            <text:p>1152</text:p>
          </table:table-cell>
          <table:table-cell table:style-name="ce15" table:formula="of:=([.F34]/[.E34])*1000" office:value-type="float" office:value="223.863194714341">
            <text:p>224</text:p>
          </table:table-cell>
          <table:table-cell table:style-name="ce25" office:value-type="float" office:value="1864">
            <text:p>1864</text:p>
          </table:table-cell>
          <table:table-cell table:style-name="ce25" office:value-type="float" office:value="541">
            <text:p>541</text:p>
          </table:table-cell>
          <table:table-cell table:style-name="ce26" office:value-type="float" office:value="290.24">
            <text:p>290</text:p>
          </table:table-cell>
          <table:table-cell table:style-name="ce28" table:formula="of:=([.J34]-[.$D34])/ABS([.$D34])" office:value-type="percentage" office:value="-0.54174474811463">
            <text:p>-54,17%</text:p>
          </table:table-cell>
          <table:table-cell table:style-name="ce32" office:value-type="float" office:value="3">
            <text:p>3</text:p>
          </table:table-cell>
          <table:table-cell office:value-type="float" office:value="1968">
            <text:p>1968</text:p>
          </table:table-cell>
          <table:table-cell office:value-type="float" office:value="477">
            <text:p>477</text:p>
          </table:table-cell>
          <table:table-cell table:style-name="ce26" office:value-type="float" office:value="242.38">
            <text:p>242</text:p>
          </table:table-cell>
          <table:table-cell table:style-name="ce35" table:formula="of:=([.O34]-[.$G34])/ABS([.$G34])" office:value-type="percentage" office:value="0.0827148263888889">
            <text:p>8,27%</text:p>
          </table:table-cell>
          <table:table-cell table:style-name="ce32" office:value-type="float" office:value="3">
            <text:p>3</text:p>
          </table:table-cell>
          <table:table-cell table:style-name="ce35" table:formula="of:=([.H34]+[.M34])/([.$H$173]+[.$M$173])" office:value-type="percentage" office:value="0.00916746411483254">
            <text:p>0,92%</text:p>
          </table:table-cell>
        </table:table-row>
        <table:table-row table:style-name="ro2">
          <table:table-cell office:value-type="string">
            <text:p>A4s</text:p>
          </table:table-cell>
          <table:table-cell office:value-type="float" office:value="1761">
            <text:p>1761</text:p>
          </table:table-cell>
          <table:table-cell office:value-type="float" office:value="1132">
            <text:p>1132</text:p>
          </table:table-cell>
          <table:table-cell table:style-name="ce15" office:value-type="float" office:value="642.816581487791">
            <text:p>643</text:p>
          </table:table-cell>
          <table:table-cell office:value-type="float" office:value="1816">
            <text:p>1816</text:p>
          </table:table-cell>
          <table:table-cell office:value-type="float" office:value="471.5">
            <text:p>471,5</text:p>
          </table:table-cell>
          <table:table-cell table:style-name="ce15" table:formula="of:=([.F35]/[.E35])*1000" office:value-type="float" office:value="259.636563876652">
            <text:p>260</text:p>
          </table:table-cell>
          <table:table-cell table:style-name="ce25" office:value-type="float" office:value="615">
            <text:p>615</text:p>
          </table:table-cell>
          <table:table-cell table:style-name="ce25" office:value-type="float" office:value="504">
            <text:p>504</text:p>
          </table:table-cell>
          <table:table-cell table:style-name="ce26" office:value-type="float" office:value="819.51">
            <text:p>820</text:p>
          </table:table-cell>
          <table:table-cell table:style-name="ce30" table:formula="of:=([.J35]-[.$D35])/ABS([.$D35])" office:value-type="percentage" office:value="0.274873772084806">
            <text:p>27,49%</text:p>
          </table:table-cell>
          <table:table-cell table:style-name="ce32" office:value-type="float" office:value="4">
            <text:p>4</text:p>
          </table:table-cell>
          <table:table-cell office:value-type="float" office:value="602">
            <text:p>602</text:p>
          </table:table-cell>
          <table:table-cell office:value-type="float" office:value="326">
            <text:p>326</text:p>
          </table:table-cell>
          <table:table-cell table:style-name="ce26" office:value-type="float" office:value="541.53">
            <text:p>542</text:p>
          </table:table-cell>
          <table:table-cell table:style-name="ce30" table:formula="of:=([.O35]-[.$G35])/ABS([.$G35])" office:value-type="percentage" office:value="1.08572318133616">
            <text:p>108,57%</text:p>
          </table:table-cell>
          <table:table-cell table:style-name="ce32" office:value-type="float" office:value="4">
            <text:p>4</text:p>
          </table:table-cell>
          <table:table-cell table:style-name="ce35" table:formula="of:=([.H35]+[.M35])/([.$H$173]+[.$M$173])" office:value-type="percentage" office:value="0.00291148325358852">
            <text:p>0,29%</text:p>
          </table:table-cell>
        </table:table-row>
        <table:table-row table:style-name="ro2">
          <table:table-cell office:value-type="string">
            <text:p>A4o</text:p>
          </table:table-cell>
          <table:table-cell office:value-type="float" office:value="5141">
            <text:p>5141</text:p>
          </table:table-cell>
          <table:table-cell office:value-type="float" office:value="2601">
            <text:p>2601</text:p>
          </table:table-cell>
          <table:table-cell table:style-name="ce15" office:value-type="float" office:value="505.932697918693">
            <text:p>506</text:p>
          </table:table-cell>
          <table:table-cell office:value-type="float" office:value="5242">
            <text:p>5242</text:p>
          </table:table-cell>
          <table:table-cell office:value-type="float" office:value="1127">
            <text:p>1127</text:p>
          </table:table-cell>
          <table:table-cell table:style-name="ce15" table:formula="of:=([.F36]/[.E36])*1000" office:value-type="float" office:value="214.994276993514">
            <text:p>215</text:p>
          </table:table-cell>
          <table:table-cell table:style-name="ce25" office:value-type="float" office:value="1842">
            <text:p>1842</text:p>
          </table:table-cell>
          <table:table-cell table:style-name="ce25" office:value-type="float" office:value="433">
            <text:p>433</text:p>
          </table:table-cell>
          <table:table-cell table:style-name="ce26" office:value-type="float" office:value="235.07">
            <text:p>235</text:p>
          </table:table-cell>
          <table:table-cell table:style-name="ce28" table:formula="of:=([.J36]-[.$D36])/ABS([.$D36])" office:value-type="percentage" office:value="-0.535372983467897">
            <text:p>-53,54%</text:p>
          </table:table-cell>
          <table:table-cell table:style-name="ce32" office:value-type="float" office:value="3">
            <text:p>3</text:p>
          </table:table-cell>
          <table:table-cell office:value-type="float" office:value="1826">
            <text:p>1826</text:p>
          </table:table-cell>
          <table:table-cell office:value-type="float" office:value="330.5">
            <text:p>330,5</text:p>
          </table:table-cell>
          <table:table-cell table:style-name="ce26" office:value-type="float" office:value="181">
            <text:p>181</text:p>
          </table:table-cell>
          <table:table-cell table:style-name="ce28" table:formula="of:=([.O36]-[.$G36])/ABS([.$G36])" office:value-type="percentage" office:value="-0.158117125110914">
            <text:p>-15,81%</text:p>
          </table:table-cell>
          <table:table-cell table:style-name="ce32" office:value-type="float" office:value="3">
            <text:p>3</text:p>
          </table:table-cell>
          <table:table-cell table:style-name="ce35" table:formula="of:=([.H36]+[.M36])/([.$H$173]+[.$M$173])" office:value-type="percentage" office:value="0.00877511961722488">
            <text:p>0,88%</text:p>
          </table:table-cell>
        </table:table-row>
        <table:table-row table:style-name="ro2">
          <table:table-cell office:value-type="string">
            <text:p>A3s</text:p>
          </table:table-cell>
          <table:table-cell office:value-type="float" office:value="1756">
            <text:p>1756</text:p>
          </table:table-cell>
          <table:table-cell office:value-type="float" office:value="1614">
            <text:p>1614</text:p>
          </table:table-cell>
          <table:table-cell table:style-name="ce15" office:value-type="float" office:value="919.134396355353">
            <text:p>919</text:p>
          </table:table-cell>
          <table:table-cell office:value-type="float" office:value="1791">
            <text:p>1791</text:p>
          </table:table-cell>
          <table:table-cell office:value-type="float" office:value="559">
            <text:p>559</text:p>
          </table:table-cell>
          <table:table-cell table:style-name="ce15" table:formula="of:=([.F37]/[.E37])*1000" office:value-type="float" office:value="312.116136236739">
            <text:p>312</text:p>
          </table:table-cell>
          <table:table-cell table:style-name="ce25" office:value-type="float" office:value="664">
            <text:p>664</text:p>
          </table:table-cell>
          <table:table-cell table:style-name="ce25" office:value-type="float" office:value="302">
            <text:p>302</text:p>
          </table:table-cell>
          <table:table-cell table:style-name="ce26" office:value-type="float" office:value="454.82">
            <text:p>455</text:p>
          </table:table-cell>
          <table:table-cell table:style-name="ce28" table:formula="of:=([.J37]-[.$D37])/ABS([.$D37])" office:value-type="percentage" office:value="-0.505164857496902">
            <text:p>-50,52%</text:p>
          </table:table-cell>
          <table:table-cell table:style-name="ce32" office:value-type="float" office:value="3">
            <text:p>3</text:p>
          </table:table-cell>
          <table:table-cell office:value-type="float" office:value="625">
            <text:p>625</text:p>
          </table:table-cell>
          <table:table-cell office:value-type="float" office:value="130.5">
            <text:p>130,5</text:p>
          </table:table-cell>
          <table:table-cell table:style-name="ce26" office:value-type="float" office:value="208.8">
            <text:p>209</text:p>
          </table:table-cell>
          <table:table-cell table:style-name="ce28" table:formula="of:=([.O37]-[.$G37])/ABS([.$G37])" office:value-type="percentage" office:value="-0.33101824686941">
            <text:p>-33,10%</text:p>
          </table:table-cell>
          <table:table-cell table:style-name="ce32" office:value-type="float" office:value="3">
            <text:p>3</text:p>
          </table:table-cell>
          <table:table-cell table:style-name="ce35" table:formula="of:=([.H37]+[.M37])/([.$H$173]+[.$M$173])" office:value-type="percentage" office:value="0.00308373205741627">
            <text:p>0,31%</text:p>
          </table:table-cell>
        </table:table-row>
        <table:table-row table:style-name="ro2">
          <table:table-cell office:value-type="string">
            <text:p>A3o</text:p>
          </table:table-cell>
          <table:table-cell office:value-type="float" office:value="5204">
            <text:p>5204</text:p>
          </table:table-cell>
          <table:table-cell office:value-type="float" office:value="1412">
            <text:p>1412</text:p>
          </table:table-cell>
          <table:table-cell table:style-name="ce15" office:value-type="float" office:value="271.329746348962">
            <text:p>271</text:p>
          </table:table-cell>
          <table:table-cell office:value-type="float" office:value="5115">
            <text:p>5115</text:p>
          </table:table-cell>
          <table:table-cell office:value-type="float" office:value="359.5">
            <text:p>359,5</text:p>
          </table:table-cell>
          <table:table-cell table:style-name="ce15" table:formula="of:=([.F38]/[.E38])*1000" office:value-type="float" office:value="70.2834799608993">
            <text:p>70</text:p>
          </table:table-cell>
          <table:table-cell table:style-name="ce25" office:value-type="float" office:value="1888">
            <text:p>1888</text:p>
          </table:table-cell>
          <table:table-cell table:style-name="ce25" office:value-type="float" office:value="521">
            <text:p>521</text:p>
          </table:table-cell>
          <table:table-cell table:style-name="ce26" office:value-type="float" office:value="275.95">
            <text:p>276</text:p>
          </table:table-cell>
          <table:table-cell table:style-name="ce27" table:formula="of:=([.J38]-[.$D38])/ABS([.$D38])" office:value-type="percentage" office:value="0.0170281869688398">
            <text:p>1,70%</text:p>
          </table:table-cell>
          <table:table-cell table:style-name="ce32" office:value-type="float" office:value="3">
            <text:p>3</text:p>
          </table:table-cell>
          <table:table-cell office:value-type="float" office:value="1854">
            <text:p>1854</text:p>
          </table:table-cell>
          <table:table-cell office:value-type="float" office:value="-29.5">
            <text:p>-29,5</text:p>
          </table:table-cell>
          <table:table-cell table:style-name="ce26" office:value-type="float" office:value="-15.91">
            <text:p>-16</text:p>
          </table:table-cell>
          <table:table-cell table:style-name="ce28" table:formula="of:=([.O38]-[.$G38])/ABS([.$G38])" office:value-type="percentage" office:value="-1.22636898470097">
            <text:p>-122,64%</text:p>
          </table:table-cell>
          <table:table-cell table:style-name="ce32" office:value-type="float" office:value="3">
            <text:p>3</text:p>
          </table:table-cell>
          <table:table-cell table:style-name="ce35" table:formula="of:=([.H38]+[.M38])/([.$H$173]+[.$M$173])" office:value-type="percentage" office:value="0.00895215311004785">
            <text:p>0,90%</text:p>
          </table:table-cell>
        </table:table-row>
        <table:table-row table:style-name="ro2">
          <table:table-cell office:value-type="string">
            <text:p>A2s</text:p>
          </table:table-cell>
          <table:table-cell office:value-type="float" office:value="1689">
            <text:p>1689</text:p>
          </table:table-cell>
          <table:table-cell office:value-type="float" office:value="689">
            <text:p>689</text:p>
          </table:table-cell>
          <table:table-cell table:style-name="ce15" office:value-type="float" office:value="407.93368857312">
            <text:p>408</text:p>
          </table:table-cell>
          <table:table-cell office:value-type="float" office:value="1750">
            <text:p>1750</text:p>
          </table:table-cell>
          <table:table-cell office:value-type="float" office:value="410">
            <text:p>410</text:p>
          </table:table-cell>
          <table:table-cell table:style-name="ce15" table:formula="of:=([.F39]/[.E39])*1000" office:value-type="float" office:value="234.285714285714">
            <text:p>234</text:p>
          </table:table-cell>
          <table:table-cell table:style-name="ce25" office:value-type="float" office:value="625">
            <text:p>625</text:p>
          </table:table-cell>
          <table:table-cell table:style-name="ce25" office:value-type="float" office:value="242">
            <text:p>242</text:p>
          </table:table-cell>
          <table:table-cell table:style-name="ce26" office:value-type="float" office:value="387.2">
            <text:p>387</text:p>
          </table:table-cell>
          <table:table-cell table:style-name="ce27" table:formula="of:=([.J39]-[.$D39])/ABS([.$D39])" office:value-type="percentage" office:value="-0.0508261248185772">
            <text:p>-5,08%</text:p>
          </table:table-cell>
          <table:table-cell table:style-name="ce32" office:value-type="float" office:value="3">
            <text:p>3</text:p>
          </table:table-cell>
          <table:table-cell office:value-type="float" office:value="635">
            <text:p>635</text:p>
          </table:table-cell>
          <table:table-cell office:value-type="float" office:value="106">
            <text:p>106</text:p>
          </table:table-cell>
          <table:table-cell table:style-name="ce26" office:value-type="float" office:value="166.93">
            <text:p>167</text:p>
          </table:table-cell>
          <table:table-cell table:style-name="ce28" table:formula="of:=([.O39]-[.$G39])/ABS([.$G39])" office:value-type="percentage" office:value="-0.287493902439024">
            <text:p>-28,75%</text:p>
          </table:table-cell>
          <table:table-cell table:style-name="ce32" office:value-type="float" office:value="3">
            <text:p>3</text:p>
          </table:table-cell>
          <table:table-cell table:style-name="ce35" table:formula="of:=([.H39]+[.M39])/([.$H$173]+[.$M$173])" office:value-type="percentage" office:value="0.00301435406698565">
            <text:p>0,30%</text:p>
          </table:table-cell>
        </table:table-row>
        <table:table-row table:style-name="ro2">
          <table:table-cell office:value-type="string">
            <text:p>A2o</text:p>
          </table:table-cell>
          <table:table-cell office:value-type="float" office:value="5260">
            <text:p>5260</text:p>
          </table:table-cell>
          <table:table-cell office:value-type="float" office:value="1443">
            <text:p>1443</text:p>
          </table:table-cell>
          <table:table-cell table:style-name="ce15" office:value-type="float" office:value="274.334600760456">
            <text:p>274</text:p>
          </table:table-cell>
          <table:table-cell office:value-type="float" office:value="5249">
            <text:p>5249</text:p>
          </table:table-cell>
          <table:table-cell office:value-type="float" office:value="-360.5">
            <text:p>-360,5</text:p>
          </table:table-cell>
          <table:table-cell table:style-name="ce15" table:formula="of:=([.F40]/[.E40])*1000" office:value-type="float" office:value="-68.6797485235283">
            <text:p>-69</text:p>
          </table:table-cell>
          <table:table-cell table:style-name="ce25" office:value-type="float" office:value="1832">
            <text:p>1832</text:p>
          </table:table-cell>
          <table:table-cell table:style-name="ce25" office:value-type="float" office:value="274">
            <text:p>274</text:p>
          </table:table-cell>
          <table:table-cell table:style-name="ce26" office:value-type="float" office:value="149.56">
            <text:p>150</text:p>
          </table:table-cell>
          <table:table-cell table:style-name="ce28" table:formula="of:=([.J40]-[.$D40])/ABS([.$D40])" office:value-type="percentage" office:value="-0.454826334026333">
            <text:p>-45,48%</text:p>
          </table:table-cell>
          <table:table-cell table:style-name="ce32" office:value-type="float" office:value="3">
            <text:p>3</text:p>
          </table:table-cell>
          <table:table-cell office:value-type="float" office:value="1865">
            <text:p>1865</text:p>
          </table:table-cell>
          <table:table-cell office:value-type="float" office:value="157">
            <text:p>157</text:p>
          </table:table-cell>
          <table:table-cell table:style-name="ce26" office:value-type="float" office:value="84.18">
            <text:p>84</text:p>
          </table:table-cell>
          <table:table-cell table:style-name="ce30" table:formula="of:=([.O40]-[.$G40])/ABS([.$G40])" office:value-type="percentage" office:value="2.22568882108183">
            <text:p>222,57%</text:p>
          </table:table-cell>
          <table:table-cell table:style-name="ce32" office:value-type="float" office:value="3">
            <text:p>3</text:p>
          </table:table-cell>
          <table:table-cell table:style-name="ce35" table:formula="of:=([.H40]+[.M40])/([.$H$173]+[.$M$173])" office:value-type="percentage" office:value="0.0088444976076555">
            <text:p>0,88%</text:p>
          </table:table-cell>
        </table:table-row>
        <table:table-row table:style-name="ro2">
          <table:table-cell office:value-type="string">
            <text:p>KQs</text:p>
          </table:table-cell>
          <table:table-cell office:value-type="float" office:value="1711">
            <text:p>1711</text:p>
          </table:table-cell>
          <table:table-cell office:value-type="float" office:value="2119">
            <text:p>2119</text:p>
          </table:table-cell>
          <table:table-cell table:style-name="ce15" office:value-type="float" office:value="1238.45704266511">
            <text:p>1238</text:p>
          </table:table-cell>
          <table:table-cell office:value-type="float" office:value="1784">
            <text:p>1784</text:p>
          </table:table-cell>
          <table:table-cell office:value-type="float" office:value="1801.5">
            <text:p>1801,5</text:p>
          </table:table-cell>
          <table:table-cell table:style-name="ce15" table:formula="of:=([.F41]/[.E41])*1000" office:value-type="float" office:value="1009.80941704036">
            <text:p>1010</text:p>
          </table:table-cell>
          <table:table-cell table:style-name="ce25" office:value-type="float" office:value="582">
            <text:p>582</text:p>
          </table:table-cell>
          <table:table-cell table:style-name="ce25" office:value-type="float" office:value="813">
            <text:p>813</text:p>
          </table:table-cell>
          <table:table-cell table:style-name="ce26" office:value-type="float" office:value="1396.91">
            <text:p>1397</text:p>
          </table:table-cell>
          <table:table-cell table:style-name="ce27" table:formula="of:=([.J41]-[.$D41])/ABS([.$D41])" office:value-type="percentage" office:value="0.127943846153844">
            <text:p>12,79%</text:p>
          </table:table-cell>
          <table:table-cell table:style-name="ce32" office:value-type="float" office:value="4">
            <text:p>4</text:p>
          </table:table-cell>
          <table:table-cell office:value-type="float" office:value="583">
            <text:p>583</text:p>
          </table:table-cell>
          <table:table-cell office:value-type="float" office:value="631">
            <text:p>631</text:p>
          </table:table-cell>
          <table:table-cell table:style-name="ce26" office:value-type="float" office:value="1082.33">
            <text:p>1082</text:p>
          </table:table-cell>
          <table:table-cell table:style-name="ce35" table:formula="of:=([.O41]-[.$G41])/ABS([.$G41])" office:value-type="percentage" office:value="0.0718161087982237">
            <text:p>7,18%</text:p>
          </table:table-cell>
          <table:table-cell table:style-name="ce32" office:value-type="float" office:value="4">
            <text:p>4</text:p>
          </table:table-cell>
          <table:table-cell table:style-name="ce35" table:formula="of:=([.H41]+[.M41])/([.$H$173]+[.$M$173])" office:value-type="percentage" office:value="0.00278708133971292">
            <text:p>0,28%</text:p>
          </table:table-cell>
        </table:table-row>
        <table:table-row table:style-name="ro2">
          <table:table-cell office:value-type="string">
            <text:p>KQo</text:p>
          </table:table-cell>
          <table:table-cell office:value-type="float" office:value="5211">
            <text:p>5211</text:p>
          </table:table-cell>
          <table:table-cell office:value-type="float" office:value="5453">
            <text:p>5453</text:p>
          </table:table-cell>
          <table:table-cell table:style-name="ce15" office:value-type="float" office:value="1046.44022260603">
            <text:p>1046</text:p>
          </table:table-cell>
          <table:table-cell office:value-type="float" office:value="5108">
            <text:p>5108</text:p>
          </table:table-cell>
          <table:table-cell office:value-type="float" office:value="4076">
            <text:p>4076</text:p>
          </table:table-cell>
          <table:table-cell table:style-name="ce15" table:formula="of:=([.F42]/[.E42])*1000" office:value-type="float" office:value="797.96397807361">
            <text:p>798</text:p>
          </table:table-cell>
          <table:table-cell table:style-name="ce25" office:value-type="float" office:value="1899">
            <text:p>1899</text:p>
          </table:table-cell>
          <table:table-cell table:style-name="ce25" office:value-type="float" office:value="1830">
            <text:p>1830</text:p>
          </table:table-cell>
          <table:table-cell table:style-name="ce26" office:value-type="float" office:value="963.67">
            <text:p>964</text:p>
          </table:table-cell>
          <table:table-cell table:style-name="ce27" table:formula="of:=([.J42]-[.$D42])/ABS([.$D42])" office:value-type="percentage" office:value="-0.0790969429671778">
            <text:p>-7,91%</text:p>
          </table:table-cell>
          <table:table-cell table:style-name="ce32" office:value-type="float" office:value="4">
            <text:p>4</text:p>
          </table:table-cell>
          <table:table-cell office:value-type="float" office:value="1843">
            <text:p>1843</text:p>
          </table:table-cell>
          <table:table-cell office:value-type="float" office:value="1173">
            <text:p>1173</text:p>
          </table:table-cell>
          <table:table-cell table:style-name="ce26" office:value-type="float" office:value="636.46">
            <text:p>636</text:p>
          </table:table-cell>
          <table:table-cell table:style-name="ce28" table:formula="of:=([.O42]-[.$G42])/ABS([.$G42])" office:value-type="percentage" office:value="-0.20239507360157">
            <text:p>-20,24%</text:p>
          </table:table-cell>
          <table:table-cell table:style-name="ce32" office:value-type="float" office:value="4">
            <text:p>4</text:p>
          </table:table-cell>
          <table:table-cell table:style-name="ce35" table:formula="of:=([.H42]+[.M42])/([.$H$173]+[.$M$173])" office:value-type="percentage" office:value="0.00895215311004785">
            <text:p>0,90%</text:p>
          </table:table-cell>
        </table:table-row>
        <table:table-row table:style-name="ro2">
          <table:table-cell office:value-type="string">
            <text:p>KJs</text:p>
          </table:table-cell>
          <table:table-cell office:value-type="float" office:value="1766">
            <text:p>1766</text:p>
          </table:table-cell>
          <table:table-cell office:value-type="float" office:value="2101">
            <text:p>2101</text:p>
          </table:table-cell>
          <table:table-cell table:style-name="ce15" office:value-type="float" office:value="1189.69422423556">
            <text:p>1190</text:p>
          </table:table-cell>
          <table:table-cell office:value-type="float" office:value="1841">
            <text:p>1841</text:p>
          </table:table-cell>
          <table:table-cell office:value-type="float" office:value="2360.5">
            <text:p>2360,5</text:p>
          </table:table-cell>
          <table:table-cell table:style-name="ce15" table:formula="of:=([.F43]/[.E43])*1000" office:value-type="float" office:value="1282.18359587181">
            <text:p>1282</text:p>
          </table:table-cell>
          <table:table-cell table:style-name="ce25" office:value-type="float" office:value="639">
            <text:p>639</text:p>
          </table:table-cell>
          <table:table-cell table:style-name="ce25" office:value-type="float" office:value="437">
            <text:p>437</text:p>
          </table:table-cell>
          <table:table-cell table:style-name="ce26" office:value-type="float" office:value="683.88">
            <text:p>684</text:p>
          </table:table-cell>
          <table:table-cell table:style-name="ce28" table:formula="of:=([.J43]-[.$D43])/ABS([.$D43])" office:value-type="percentage" office:value="-0.425163217515468">
            <text:p>-42,52%</text:p>
          </table:table-cell>
          <table:table-cell table:style-name="ce32" office:value-type="float" office:value="4">
            <text:p>4</text:p>
          </table:table-cell>
          <table:table-cell office:value-type="float" office:value="646">
            <text:p>646</text:p>
          </table:table-cell>
          <table:table-cell office:value-type="float" office:value="705.5">
            <text:p>705,5</text:p>
          </table:table-cell>
          <table:table-cell table:style-name="ce26" office:value-type="float" office:value="1092.11">
            <text:p>1092</text:p>
          </table:table-cell>
          <table:table-cell table:style-name="ce28" table:formula="of:=([.O43]-[.$G43])/ABS([.$G43])" office:value-type="percentage" office:value="-0.148242105486126">
            <text:p>-14,82%</text:p>
          </table:table-cell>
          <table:table-cell table:style-name="ce32" office:value-type="float" office:value="4">
            <text:p>4</text:p>
          </table:table-cell>
          <table:table-cell table:style-name="ce35" table:formula="of:=([.H43]+[.M43])/([.$H$173]+[.$M$173])" office:value-type="percentage" office:value="0.00307416267942584">
            <text:p>0,31%</text:p>
          </table:table-cell>
        </table:table-row>
        <table:table-row table:style-name="ro2">
          <table:table-cell office:value-type="string">
            <text:p>KJo</text:p>
          </table:table-cell>
          <table:table-cell office:value-type="float" office:value="5172">
            <text:p>5172</text:p>
          </table:table-cell>
          <table:table-cell office:value-type="float" office:value="4841">
            <text:p>4841</text:p>
          </table:table-cell>
          <table:table-cell table:style-name="ce15" office:value-type="float" office:value="936.00154679041">
            <text:p>936</text:p>
          </table:table-cell>
          <table:table-cell office:value-type="float" office:value="5209">
            <text:p>5209</text:p>
          </table:table-cell>
          <table:table-cell office:value-type="float" office:value="3777">
            <text:p>3777</text:p>
          </table:table-cell>
          <table:table-cell table:style-name="ce15" table:formula="of:=([.F44]/[.E44])*1000" office:value-type="float" office:value="725.091188327894">
            <text:p>725</text:p>
          </table:table-cell>
          <table:table-cell table:style-name="ce25" office:value-type="float" office:value="1834">
            <text:p>1834</text:p>
          </table:table-cell>
          <table:table-cell table:style-name="ce25" office:value-type="float" office:value="1185">
            <text:p>1185</text:p>
          </table:table-cell>
          <table:table-cell table:style-name="ce26" office:value-type="float" office:value="646.13">
            <text:p>646</text:p>
          </table:table-cell>
          <table:table-cell table:style-name="ce28" table:formula="of:=([.J44]-[.$D44])/ABS([.$D44])" office:value-type="percentage" office:value="-0.309691311712456">
            <text:p>-30,97%</text:p>
          </table:table-cell>
          <table:table-cell table:style-name="ce32" office:value-type="float" office:value="4">
            <text:p>4</text:p>
          </table:table-cell>
          <table:table-cell office:value-type="float" office:value="1880">
            <text:p>1880</text:p>
          </table:table-cell>
          <table:table-cell office:value-type="float" office:value="997">
            <text:p>997</text:p>
          </table:table-cell>
          <table:table-cell table:style-name="ce26" office:value-type="float" office:value="530.32">
            <text:p>530</text:p>
          </table:table-cell>
          <table:table-cell table:style-name="ce28" table:formula="of:=([.O44]-[.$G44])/ABS([.$G44])" office:value-type="percentage" office:value="-0.268616129203071">
            <text:p>-26,86%</text:p>
          </table:table-cell>
          <table:table-cell table:style-name="ce32" office:value-type="float" office:value="4">
            <text:p>4</text:p>
          </table:table-cell>
          <table:table-cell table:style-name="ce35" table:formula="of:=([.H44]+[.M44])/([.$H$173]+[.$M$173])" office:value-type="percentage" office:value="0.00888516746411483">
            <text:p>0,89%</text:p>
          </table:table-cell>
        </table:table-row>
        <table:table-row table:style-name="ro2">
          <table:table-cell office:value-type="string">
            <text:p>KTs</text:p>
          </table:table-cell>
          <table:table-cell office:value-type="float" office:value="1761">
            <text:p>1761</text:p>
          </table:table-cell>
          <table:table-cell office:value-type="float" office:value="2430">
            <text:p>2430</text:p>
          </table:table-cell>
          <table:table-cell table:style-name="ce15" office:value-type="float" office:value="1379.89778534923">
            <text:p>1380</text:p>
          </table:table-cell>
          <table:table-cell office:value-type="float" office:value="1675">
            <text:p>1675</text:p>
          </table:table-cell>
          <table:table-cell office:value-type="float" office:value="1521.5">
            <text:p>1521,5</text:p>
          </table:table-cell>
          <table:table-cell table:style-name="ce15" table:formula="of:=([.F45]/[.E45])*1000" office:value-type="float" office:value="908.358208955224">
            <text:p>908</text:p>
          </table:table-cell>
          <table:table-cell table:style-name="ce25" office:value-type="float" office:value="661">
            <text:p>661</text:p>
          </table:table-cell>
          <table:table-cell table:style-name="ce25" office:value-type="float" office:value="624">
            <text:p>624</text:p>
          </table:table-cell>
          <table:table-cell table:style-name="ce26" office:value-type="float" office:value="944.02">
            <text:p>944</text:p>
          </table:table-cell>
          <table:table-cell table:style-name="ce28" table:formula="of:=([.J45]-[.$D45])/ABS([.$D45])" office:value-type="percentage" office:value="-0.315876864197529">
            <text:p>-31,59%</text:p>
          </table:table-cell>
          <table:table-cell table:style-name="ce32" office:value-type="float" office:value="4">
            <text:p>4</text:p>
          </table:table-cell>
          <table:table-cell office:value-type="float" office:value="606">
            <text:p>606</text:p>
          </table:table-cell>
          <table:table-cell office:value-type="float" office:value="338.5">
            <text:p>338,5</text:p>
          </table:table-cell>
          <table:table-cell table:style-name="ce26" office:value-type="float" office:value="558.58">
            <text:p>559</text:p>
          </table:table-cell>
          <table:table-cell table:style-name="ce28" table:formula="of:=([.O45]-[.$G45])/ABS([.$G45])" office:value-type="percentage" office:value="-0.385066381860006">
            <text:p>-38,51%</text:p>
          </table:table-cell>
          <table:table-cell table:style-name="ce32" office:value-type="float" office:value="4">
            <text:p>4</text:p>
          </table:table-cell>
          <table:table-cell table:style-name="ce35" table:formula="of:=([.H45]+[.M45])/([.$H$173]+[.$M$173])" office:value-type="percentage" office:value="0.0030311004784689">
            <text:p>0,30%</text:p>
          </table:table-cell>
        </table:table-row>
        <table:table-row table:style-name="ro2">
          <table:table-cell office:value-type="string">
            <text:p>KTo</text:p>
          </table:table-cell>
          <table:table-cell office:value-type="float" office:value="5178">
            <text:p>5178</text:p>
          </table:table-cell>
          <table:table-cell office:value-type="float" office:value="3915">
            <text:p>3915</text:p>
          </table:table-cell>
          <table:table-cell table:style-name="ce15" office:value-type="float" office:value="756.083429895713">
            <text:p>756</text:p>
          </table:table-cell>
          <table:table-cell office:value-type="float" office:value="5244">
            <text:p>5244</text:p>
          </table:table-cell>
          <table:table-cell office:value-type="float" office:value="2584">
            <text:p>2584</text:p>
          </table:table-cell>
          <table:table-cell table:style-name="ce15" table:formula="of:=([.F46]/[.E46])*1000" office:value-type="float" office:value="492.753623188406">
            <text:p>493</text:p>
          </table:table-cell>
          <table:table-cell table:style-name="ce25" office:value-type="float" office:value="1803">
            <text:p>1803</text:p>
          </table:table-cell>
          <table:table-cell table:style-name="ce25" office:value-type="float" office:value="1069">
            <text:p>1069</text:p>
          </table:table-cell>
          <table:table-cell table:style-name="ce26" office:value-type="float" office:value="592.9">
            <text:p>593</text:p>
          </table:table-cell>
          <table:table-cell table:style-name="ce28" table:formula="of:=([.J46]-[.$D46])/ABS([.$D46])" office:value-type="percentage" office:value="-0.215827279693487">
            <text:p>-21,58%</text:p>
          </table:table-cell>
          <table:table-cell table:style-name="ce32" office:value-type="float" office:value="4">
            <text:p>4</text:p>
          </table:table-cell>
          <table:table-cell office:value-type="float" office:value="1895">
            <text:p>1895</text:p>
          </table:table-cell>
          <table:table-cell office:value-type="float" office:value="1276.5">
            <text:p>1276,5</text:p>
          </table:table-cell>
          <table:table-cell table:style-name="ce26" office:value-type="float" office:value="673.61">
            <text:p>674</text:p>
          </table:table-cell>
          <table:table-cell table:style-name="ce30" table:formula="of:=([.O46]-[.$G46])/ABS([.$G46])" office:value-type="percentage" office:value="0.367032058823529">
            <text:p>36,70%</text:p>
          </table:table-cell>
          <table:table-cell table:style-name="ce32" office:value-type="float" office:value="4">
            <text:p>4</text:p>
          </table:table-cell>
          <table:table-cell table:style-name="ce35" table:formula="of:=([.H46]+[.M46])/([.$H$173]+[.$M$173])" office:value-type="percentage" office:value="0.00884688995215311">
            <text:p>0,88%</text:p>
          </table:table-cell>
        </table:table-row>
        <table:table-row table:style-name="ro2">
          <table:table-cell office:value-type="string">
            <text:p>K9s</text:p>
          </table:table-cell>
          <table:table-cell office:value-type="float" office:value="1720">
            <text:p>1720</text:p>
          </table:table-cell>
          <table:table-cell office:value-type="float" office:value="1323">
            <text:p>1323</text:p>
          </table:table-cell>
          <table:table-cell table:style-name="ce15" office:value-type="float" office:value="769.186046511628">
            <text:p>769</text:p>
          </table:table-cell>
          <table:table-cell office:value-type="float" office:value="1700">
            <text:p>1700</text:p>
          </table:table-cell>
          <table:table-cell office:value-type="float" office:value="1128">
            <text:p>1128</text:p>
          </table:table-cell>
          <table:table-cell table:style-name="ce15" table:formula="of:=([.F47]/[.E47])*1000" office:value-type="float" office:value="663.529411764706">
            <text:p>664</text:p>
          </table:table-cell>
          <table:table-cell table:style-name="ce25" office:value-type="float" office:value="636">
            <text:p>636</text:p>
          </table:table-cell>
          <table:table-cell table:style-name="ce25" office:value-type="float" office:value="642">
            <text:p>642</text:p>
          </table:table-cell>
          <table:table-cell table:style-name="ce26" office:value-type="float" office:value="1009.43">
            <text:p>1009</text:p>
          </table:table-cell>
          <table:table-cell table:style-name="ce30" table:formula="of:=([.J47]-[.$D47])/ABS([.$D47])" office:value-type="percentage" office:value="0.31233529856387">
            <text:p>31,23%</text:p>
          </table:table-cell>
          <table:table-cell table:style-name="ce32" office:value-type="float" office:value="4">
            <text:p>4</text:p>
          </table:table-cell>
          <table:table-cell office:value-type="float" office:value="621">
            <text:p>621</text:p>
          </table:table-cell>
          <table:table-cell office:value-type="float" office:value="137">
            <text:p>137</text:p>
          </table:table-cell>
          <table:table-cell table:style-name="ce26" office:value-type="float" office:value="220.61">
            <text:p>221</text:p>
          </table:table-cell>
          <table:table-cell table:style-name="ce28" table:formula="of:=([.O47]-[.$G47])/ABS([.$G47])" office:value-type="percentage" office:value="-0.667520390070922">
            <text:p>-66,75%</text:p>
          </table:table-cell>
          <table:table-cell table:style-name="ce32" office:value-type="float" office:value="4">
            <text:p>4</text:p>
          </table:table-cell>
          <table:table-cell table:style-name="ce35" table:formula="of:=([.H47]+[.M47])/([.$H$173]+[.$M$173])" office:value-type="percentage" office:value="0.00300717703349282">
            <text:p>0,30%</text:p>
          </table:table-cell>
        </table:table-row>
        <table:table-row table:style-name="ro2">
          <table:table-cell office:value-type="string">
            <text:p>K9o</text:p>
          </table:table-cell>
          <table:table-cell office:value-type="float" office:value="5075">
            <text:p>5075</text:p>
          </table:table-cell>
          <table:table-cell office:value-type="float" office:value="2756">
            <text:p>2756</text:p>
          </table:table-cell>
          <table:table-cell table:style-name="ce15" office:value-type="float" office:value="543.054187192118">
            <text:p>543</text:p>
          </table:table-cell>
          <table:table-cell office:value-type="float" office:value="5242">
            <text:p>5242</text:p>
          </table:table-cell>
          <table:table-cell office:value-type="float" office:value="1105">
            <text:p>1105</text:p>
          </table:table-cell>
          <table:table-cell table:style-name="ce15" table:formula="of:=([.F48]/[.E48])*1000" office:value-type="float" office:value="210.797405570393">
            <text:p>211</text:p>
          </table:table-cell>
          <table:table-cell table:style-name="ce25" office:value-type="float" office:value="1825">
            <text:p>1825</text:p>
          </table:table-cell>
          <table:table-cell table:style-name="ce25" office:value-type="float" office:value="312">
            <text:p>312</text:p>
          </table:table-cell>
          <table:table-cell table:style-name="ce26" office:value-type="float" office:value="170.96">
            <text:p>171</text:p>
          </table:table-cell>
          <table:table-cell table:style-name="ce28" table:formula="of:=([.J48]-[.$D48])/ABS([.$D48])" office:value-type="percentage" office:value="-0.685187953555878">
            <text:p>-68,52%</text:p>
          </table:table-cell>
          <table:table-cell table:style-name="ce32" office:value-type="float" office:value="3">
            <text:p>3</text:p>
          </table:table-cell>
          <table:table-cell office:value-type="float" office:value="1921">
            <text:p>1921</text:p>
          </table:table-cell>
          <table:table-cell office:value-type="float" office:value="208">
            <text:p>208</text:p>
          </table:table-cell>
          <table:table-cell table:style-name="ce26" office:value-type="float" office:value="108.28">
            <text:p>108</text:p>
          </table:table-cell>
          <table:table-cell table:style-name="ce28" table:formula="of:=([.O48]-[.$G48])/ABS([.$G48])" office:value-type="percentage" office:value="-0.486331438914027">
            <text:p>-48,63%</text:p>
          </table:table-cell>
          <table:table-cell table:style-name="ce32" office:value-type="float" office:value="3">
            <text:p>3</text:p>
          </table:table-cell>
          <table:table-cell table:style-name="ce35" table:formula="of:=([.H48]+[.M48])/([.$H$173]+[.$M$173])" office:value-type="percentage" office:value="0.00896172248803828">
            <text:p>0,90%</text:p>
          </table:table-cell>
        </table:table-row>
        <table:table-row table:style-name="ro2">
          <table:table-cell office:value-type="string">
            <text:p>K8s</text:p>
          </table:table-cell>
          <table:table-cell office:value-type="float" office:value="1698">
            <text:p>1698</text:p>
          </table:table-cell>
          <table:table-cell office:value-type="float" office:value="1123">
            <text:p>1123</text:p>
          </table:table-cell>
          <table:table-cell table:style-name="ce15" office:value-type="float" office:value="661.366313309776">
            <text:p>661</text:p>
          </table:table-cell>
          <table:table-cell office:value-type="float" office:value="1734">
            <text:p>1734</text:p>
          </table:table-cell>
          <table:table-cell office:value-type="float" office:value="1099">
            <text:p>1099</text:p>
          </table:table-cell>
          <table:table-cell table:style-name="ce15" table:formula="of:=([.F49]/[.E49])*1000" office:value-type="float" office:value="633.794694348328">
            <text:p>634</text:p>
          </table:table-cell>
          <table:table-cell table:style-name="ce25" office:value-type="float" office:value="633">
            <text:p>633</text:p>
          </table:table-cell>
          <table:table-cell table:style-name="ce25" office:value-type="float" office:value="246">
            <text:p>246</text:p>
          </table:table-cell>
          <table:table-cell table:style-name="ce26" office:value-type="float" office:value="388.63">
            <text:p>389</text:p>
          </table:table-cell>
          <table:table-cell table:style-name="ce28" table:formula="of:=([.J49]-[.$D49])/ABS([.$D49])" office:value-type="percentage" office:value="-0.412383134461264">
            <text:p>-41,24%</text:p>
          </table:table-cell>
          <table:table-cell table:style-name="ce32" office:value-type="float" office:value="3">
            <text:p>3</text:p>
          </table:table-cell>
          <table:table-cell office:value-type="float" office:value="690">
            <text:p>690</text:p>
          </table:table-cell>
          <table:table-cell office:value-type="float" office:value="496.5">
            <text:p>496,5</text:p>
          </table:table-cell>
          <table:table-cell table:style-name="ce26" office:value-type="float" office:value="719.57">
            <text:p>720</text:p>
          </table:table-cell>
          <table:table-cell table:style-name="ce35" table:formula="of:=([.O49]-[.$G49])/ABS([.$G49])" office:value-type="percentage" office:value="0.135336105550501">
            <text:p>13,53%</text:p>
          </table:table-cell>
          <table:table-cell table:style-name="ce32" office:value-type="float" office:value="3">
            <text:p>3</text:p>
          </table:table-cell>
          <table:table-cell table:style-name="ce35" table:formula="of:=([.H49]+[.M49])/([.$H$173]+[.$M$173])" office:value-type="percentage" office:value="0.00316507177033493">
            <text:p>0,32%</text:p>
          </table:table-cell>
        </table:table-row>
        <table:table-row table:style-name="ro2">
          <table:table-cell office:value-type="string">
            <text:p>K8o</text:p>
          </table:table-cell>
          <table:table-cell office:value-type="float" office:value="5072">
            <text:p>5072</text:p>
          </table:table-cell>
          <table:table-cell office:value-type="float" office:value="1286">
            <text:p>1286</text:p>
          </table:table-cell>
          <table:table-cell table:style-name="ce15" office:value-type="float" office:value="253.548895899054">
            <text:p>254</text:p>
          </table:table-cell>
          <table:table-cell office:value-type="float" office:value="5230">
            <text:p>5230</text:p>
          </table:table-cell>
          <table:table-cell office:value-type="float" office:value="987">
            <text:p>987</text:p>
          </table:table-cell>
          <table:table-cell table:style-name="ce15" table:formula="of:=([.F50]/[.E50])*1000" office:value-type="float" office:value="188.718929254302">
            <text:p>189</text:p>
          </table:table-cell>
          <table:table-cell table:style-name="ce25" office:value-type="float" office:value="1922">
            <text:p>1922</text:p>
          </table:table-cell>
          <table:table-cell table:style-name="ce25" office:value-type="float" office:value="636">
            <text:p>636</text:p>
          </table:table-cell>
          <table:table-cell table:style-name="ce26" office:value-type="float" office:value="330.91">
            <text:p>331</text:p>
          </table:table-cell>
          <table:table-cell table:style-name="ce30" table:formula="of:=([.J50]-[.$D50])/ABS([.$D50])" office:value-type="percentage" office:value="0.305113157076203">
            <text:p>30,51%</text:p>
          </table:table-cell>
          <table:table-cell table:style-name="ce32" office:value-type="float" office:value="3">
            <text:p>3</text:p>
          </table:table-cell>
          <table:table-cell office:value-type="float" office:value="1869">
            <text:p>1869</text:p>
          </table:table-cell>
          <table:table-cell office:value-type="float" office:value="351.5">
            <text:p>351,5</text:p>
          </table:table-cell>
          <table:table-cell table:style-name="ce26" office:value-type="float" office:value="188.07">
            <text:p>188</text:p>
          </table:table-cell>
          <table:table-cell table:style-name="ce35" table:formula="of:=([.O50]-[.$G50])/ABS([.$G50])" office:value-type="percentage" office:value="-0.00343860182370828">
            <text:p>-0,34%</text:p>
          </table:table-cell>
          <table:table-cell table:style-name="ce32" office:value-type="float" office:value="3">
            <text:p>3</text:p>
          </table:table-cell>
          <table:table-cell table:style-name="ce35" table:formula="of:=([.H50]+[.M50])/([.$H$173]+[.$M$173])" office:value-type="percentage" office:value="0.00906937799043062">
            <text:p>0,91%</text:p>
          </table:table-cell>
        </table:table-row>
        <table:table-row table:style-name="ro2">
          <table:table-cell office:value-type="string">
            <text:p>K7s</text:p>
          </table:table-cell>
          <table:table-cell office:value-type="float" office:value="1736">
            <text:p>1736</text:p>
          </table:table-cell>
          <table:table-cell office:value-type="float" office:value="714">
            <text:p>714</text:p>
          </table:table-cell>
          <table:table-cell table:style-name="ce15" office:value-type="float" office:value="411.290322580645">
            <text:p>411</text:p>
          </table:table-cell>
          <table:table-cell office:value-type="float" office:value="1699">
            <text:p>1699</text:p>
          </table:table-cell>
          <table:table-cell office:value-type="float" office:value="290">
            <text:p>290</text:p>
          </table:table-cell>
          <table:table-cell table:style-name="ce15" table:formula="of:=([.F51]/[.E51])*1000" office:value-type="float" office:value="170.688640376692">
            <text:p>171</text:p>
          </table:table-cell>
          <table:table-cell table:style-name="ce25" office:value-type="float" office:value="619">
            <text:p>619</text:p>
          </table:table-cell>
          <table:table-cell table:style-name="ce25" office:value-type="float" office:value="270">
            <text:p>270</text:p>
          </table:table-cell>
          <table:table-cell table:style-name="ce26" office:value-type="float" office:value="436.19">
            <text:p>436</text:p>
          </table:table-cell>
          <table:table-cell table:style-name="ce27" table:formula="of:=([.J51]-[.$D51])/ABS([.$D51])" office:value-type="percentage" office:value="0.0605403921568631">
            <text:p>6,05%</text:p>
          </table:table-cell>
          <table:table-cell table:style-name="ce32" office:value-type="float" office:value="3">
            <text:p>3</text:p>
          </table:table-cell>
          <table:table-cell office:value-type="float" office:value="580">
            <text:p>580</text:p>
          </table:table-cell>
          <table:table-cell office:value-type="float" office:value="106.5">
            <text:p>106,5</text:p>
          </table:table-cell>
          <table:table-cell table:style-name="ce26" office:value-type="float" office:value="183.62">
            <text:p>184</text:p>
          </table:table-cell>
          <table:table-cell table:style-name="ce35" table:formula="of:=([.O51]-[.$G51])/ABS([.$G51])" office:value-type="percentage" office:value="0.0757599310344828">
            <text:p>7,58%</text:p>
          </table:table-cell>
          <table:table-cell table:style-name="ce32" office:value-type="float" office:value="3">
            <text:p>3</text:p>
          </table:table-cell>
          <table:table-cell table:style-name="ce35" table:formula="of:=([.H51]+[.M51])/([.$H$173]+[.$M$173])" office:value-type="percentage" office:value="0.00286842105263158">
            <text:p>0,29%</text:p>
          </table:table-cell>
        </table:table-row>
        <table:table-row table:style-name="ro2">
          <table:table-cell office:value-type="string">
            <text:p>K7o</text:p>
          </table:table-cell>
          <table:table-cell office:value-type="float" office:value="5128">
            <text:p>5128</text:p>
          </table:table-cell>
          <table:table-cell office:value-type="float" office:value="2022">
            <text:p>2022</text:p>
          </table:table-cell>
          <table:table-cell table:style-name="ce15" office:value-type="float" office:value="394.305772230889">
            <text:p>394</text:p>
          </table:table-cell>
          <table:table-cell office:value-type="float" office:value="5316">
            <text:p>5316</text:p>
          </table:table-cell>
          <table:table-cell office:value-type="float" office:value="123.5">
            <text:p>123,5</text:p>
          </table:table-cell>
          <table:table-cell table:style-name="ce15" table:formula="of:=([.F52]/[.E52])*1000" office:value-type="float" office:value="23.2317531978932">
            <text:p>23</text:p>
          </table:table-cell>
          <table:table-cell table:style-name="ce25" office:value-type="float" office:value="1849">
            <text:p>1849</text:p>
          </table:table-cell>
          <table:table-cell table:style-name="ce25" office:value-type="float" office:value="-9">
            <text:p>-9</text:p>
          </table:table-cell>
          <table:table-cell table:style-name="ce26" office:value-type="float" office:value="-4.87">
            <text:p>-5</text:p>
          </table:table-cell>
          <table:table-cell table:style-name="ce28" table:formula="of:=([.J52]-[.$D52])/ABS([.$D52])" office:value-type="percentage" office:value="-1.01235082096934">
            <text:p>-101,24%</text:p>
          </table:table-cell>
          <table:table-cell table:style-name="ce32" office:value-type="float" office:value="3">
            <text:p>3</text:p>
          </table:table-cell>
          <table:table-cell office:value-type="float" office:value="1878">
            <text:p>1878</text:p>
          </table:table-cell>
          <table:table-cell office:value-type="float" office:value="-60.5">
            <text:p>-60,5</text:p>
          </table:table-cell>
          <table:table-cell table:style-name="ce26" office:value-type="float" office:value="-32.22">
            <text:p>-32</text:p>
          </table:table-cell>
          <table:table-cell table:style-name="ce28" table:formula="of:=([.O52]-[.$G52])/ABS([.$G52])" office:value-type="percentage" office:value="-2.38689489878542">
            <text:p>-238,69%</text:p>
          </table:table-cell>
          <table:table-cell table:style-name="ce32" office:value-type="float" office:value="3">
            <text:p>3</text:p>
          </table:table-cell>
          <table:table-cell table:style-name="ce35" table:formula="of:=([.H52]+[.M52])/([.$H$173]+[.$M$173])" office:value-type="percentage" office:value="0.00891626794258373">
            <text:p>0,89%</text:p>
          </table:table-cell>
        </table:table-row>
        <table:table-row table:style-name="ro2">
          <table:table-cell office:value-type="string">
            <text:p>K6s</text:p>
          </table:table-cell>
          <table:table-cell office:value-type="float" office:value="1781">
            <text:p>1781</text:p>
          </table:table-cell>
          <table:table-cell office:value-type="float" office:value="471">
            <text:p>471</text:p>
          </table:table-cell>
          <table:table-cell table:style-name="ce15" office:value-type="float" office:value="264.458169567659">
            <text:p>264</text:p>
          </table:table-cell>
          <table:table-cell office:value-type="float" office:value="1673">
            <text:p>1673</text:p>
          </table:table-cell>
          <table:table-cell office:value-type="float" office:value="695">
            <text:p>695</text:p>
          </table:table-cell>
          <table:table-cell table:style-name="ce15" table:formula="of:=([.F53]/[.E53])*1000" office:value-type="float" office:value="415.421398684997">
            <text:p>415</text:p>
          </table:table-cell>
          <table:table-cell table:style-name="ce25" office:value-type="float" office:value="668">
            <text:p>668</text:p>
          </table:table-cell>
          <table:table-cell table:style-name="ce25" office:value-type="float" office:value="-7">
            <text:p>-7</text:p>
          </table:table-cell>
          <table:table-cell table:style-name="ce26" office:value-type="float" office:value="-10.48">
            <text:p>-10</text:p>
          </table:table-cell>
          <table:table-cell table:style-name="ce28" table:formula="of:=([.J53]-[.$D53])/ABS([.$D53])" office:value-type="percentage" office:value="-1.03962819532909">
            <text:p>-103,96%</text:p>
          </table:table-cell>
          <table:table-cell table:style-name="ce32" office:value-type="float" office:value="3">
            <text:p>3</text:p>
          </table:table-cell>
          <table:table-cell office:value-type="float" office:value="639">
            <text:p>639</text:p>
          </table:table-cell>
          <table:table-cell office:value-type="float" office:value="39.5">
            <text:p>39,5</text:p>
          </table:table-cell>
          <table:table-cell table:style-name="ce26" office:value-type="float" office:value="61.82">
            <text:p>62</text:p>
          </table:table-cell>
          <table:table-cell table:style-name="ce28" table:formula="of:=([.O53]-[.$G53])/ABS([.$G53])" office:value-type="percentage" office:value="-0.851187251798561">
            <text:p>-85,12%</text:p>
          </table:table-cell>
          <table:table-cell table:style-name="ce32" office:value-type="float" office:value="3">
            <text:p>3</text:p>
          </table:table-cell>
          <table:table-cell table:style-name="ce35" table:formula="of:=([.H53]+[.M53])/([.$H$173]+[.$M$173])" office:value-type="percentage" office:value="0.00312679425837321">
            <text:p>0,31%</text:p>
          </table:table-cell>
        </table:table-row>
        <table:table-row table:style-name="ro2">
          <table:table-cell office:value-type="string">
            <text:p>K6o</text:p>
          </table:table-cell>
          <table:table-cell office:value-type="float" office:value="5171">
            <text:p>5171</text:p>
          </table:table-cell>
          <table:table-cell office:value-type="float" office:value="1001">
            <text:p>1001</text:p>
          </table:table-cell>
          <table:table-cell table:style-name="ce15" office:value-type="float" office:value="193.579578418101">
            <text:p>194</text:p>
          </table:table-cell>
          <table:table-cell office:value-type="float" office:value="5284">
            <text:p>5284</text:p>
          </table:table-cell>
          <table:table-cell office:value-type="float" office:value="429">
            <text:p>429</text:p>
          </table:table-cell>
          <table:table-cell table:style-name="ce15" table:formula="of:=([.F54]/[.E54])*1000" office:value-type="float" office:value="81.1884935654807">
            <text:p>81</text:p>
          </table:table-cell>
          <table:table-cell table:style-name="ce25" office:value-type="float" office:value="1938">
            <text:p>1938</text:p>
          </table:table-cell>
          <table:table-cell table:style-name="ce25" office:value-type="float" office:value="113">
            <text:p>113</text:p>
          </table:table-cell>
          <table:table-cell table:style-name="ce26" office:value-type="float" office:value="58.31">
            <text:p>58</text:p>
          </table:table-cell>
          <table:table-cell table:style-name="ce28" table:formula="of:=([.J54]-[.$D54])/ABS([.$D54])" office:value-type="percentage" office:value="-0.69878020979021">
            <text:p>-69,88%</text:p>
          </table:table-cell>
          <table:table-cell table:style-name="ce32" office:value-type="float" office:value="3">
            <text:p>3</text:p>
          </table:table-cell>
          <table:table-cell office:value-type="float" office:value="1864">
            <text:p>1864</text:p>
          </table:table-cell>
          <table:table-cell office:value-type="float" office:value="-233.5">
            <text:p>-233,5</text:p>
          </table:table-cell>
          <table:table-cell table:style-name="ce26" office:value-type="float" office:value="-125.27">
            <text:p>-125</text:p>
          </table:table-cell>
          <table:table-cell table:style-name="ce28" table:formula="of:=([.O54]-[.$G54])/ABS([.$G54])" office:value-type="percentage" office:value="-2.54295263403263">
            <text:p>-254,30%</text:p>
          </table:table-cell>
          <table:table-cell table:style-name="ce32" office:value-type="float" office:value="3">
            <text:p>3</text:p>
          </table:table-cell>
          <table:table-cell table:style-name="ce35" table:formula="of:=([.H54]+[.M54])/([.$H$173]+[.$M$173])" office:value-type="percentage" office:value="0.00909569377990431">
            <text:p>0,91%</text:p>
          </table:table-cell>
        </table:table-row>
        <table:table-row table:style-name="ro2">
          <table:table-cell office:value-type="string">
            <text:p>K5s</text:p>
          </table:table-cell>
          <table:table-cell office:value-type="float" office:value="1727">
            <text:p>1727</text:p>
          </table:table-cell>
          <table:table-cell office:value-type="float" office:value="762">
            <text:p>762</text:p>
          </table:table-cell>
          <table:table-cell table:style-name="ce15" office:value-type="float" office:value="441.227562246671">
            <text:p>441</text:p>
          </table:table-cell>
          <table:table-cell office:value-type="float" office:value="1803">
            <text:p>1803</text:p>
          </table:table-cell>
          <table:table-cell office:value-type="float" office:value="1104.5">
            <text:p>1104,5</text:p>
          </table:table-cell>
          <table:table-cell table:style-name="ce15" table:formula="of:=([.F55]/[.E55])*1000" office:value-type="float" office:value="612.590127565169">
            <text:p>613</text:p>
          </table:table-cell>
          <table:table-cell table:style-name="ce25" office:value-type="float" office:value="606">
            <text:p>606</text:p>
          </table:table-cell>
          <table:table-cell table:style-name="ce25" office:value-type="float" office:value="124">
            <text:p>124</text:p>
          </table:table-cell>
          <table:table-cell table:style-name="ce26" office:value-type="float" office:value="204.62">
            <text:p>205</text:p>
          </table:table-cell>
          <table:table-cell table:style-name="ce28" table:formula="of:=([.J55]-[.$D55])/ABS([.$D55])" office:value-type="percentage" office:value="-0.536248372703413">
            <text:p>-53,62%</text:p>
          </table:table-cell>
          <table:table-cell table:style-name="ce32" office:value-type="float" office:value="3">
            <text:p>3</text:p>
          </table:table-cell>
          <table:table-cell office:value-type="float" office:value="649">
            <text:p>649</text:p>
          </table:table-cell>
          <table:table-cell office:value-type="float" office:value="-181.5">
            <text:p>-181,5</text:p>
          </table:table-cell>
          <table:table-cell table:style-name="ce26" office:value-type="float" office:value="-279.66">
            <text:p>-280</text:p>
          </table:table-cell>
          <table:table-cell table:style-name="ce28" table:formula="of:=([.O55]-[.$G55])/ABS([.$G55])" office:value-type="percentage" office:value="-1.45652057944771">
            <text:p>-145,65%</text:p>
          </table:table-cell>
          <table:table-cell table:style-name="ce32" office:value-type="float" office:value="3">
            <text:p>3</text:p>
          </table:table-cell>
          <table:table-cell table:style-name="ce35" table:formula="of:=([.H55]+[.M55])/([.$H$173]+[.$M$173])" office:value-type="percentage" office:value="0.00300239234449761">
            <text:p>0,30%</text:p>
          </table:table-cell>
        </table:table-row>
        <table:table-row table:style-name="ro2">
          <table:table-cell office:value-type="string">
            <text:p>K5o</text:p>
          </table:table-cell>
          <table:table-cell office:value-type="float" office:value="5380">
            <text:p>5380</text:p>
          </table:table-cell>
          <table:table-cell office:value-type="float" office:value="100">
            <text:p>100</text:p>
          </table:table-cell>
          <table:table-cell table:style-name="ce15" office:value-type="float" office:value="18.5873605947955">
            <text:p>19</text:p>
          </table:table-cell>
          <table:table-cell office:value-type="float" office:value="5205">
            <text:p>5205</text:p>
          </table:table-cell>
          <table:table-cell office:value-type="float" office:value="-883.5">
            <text:p>-883,5</text:p>
          </table:table-cell>
          <table:table-cell table:style-name="ce15" table:formula="of:=([.F56]/[.E56])*1000" office:value-type="float" office:value="-169.740634005764">
            <text:p>-170</text:p>
          </table:table-cell>
          <table:table-cell table:style-name="ce25" office:value-type="float" office:value="1976">
            <text:p>1976</text:p>
          </table:table-cell>
          <table:table-cell table:style-name="ce25" office:value-type="float" office:value="288">
            <text:p>288</text:p>
          </table:table-cell>
          <table:table-cell table:style-name="ce26" office:value-type="float" office:value="145.75">
            <text:p>146</text:p>
          </table:table-cell>
          <table:table-cell table:style-name="ce30" table:formula="of:=([.J56]-[.$D56])/ABS([.$D56])" office:value-type="percentage" office:value="6.84135000000002">
            <text:p>684,14%</text:p>
          </table:table-cell>
          <table:table-cell table:style-name="ce32" office:value-type="float" office:value="3">
            <text:p>3</text:p>
          </table:table-cell>
          <table:table-cell office:value-type="float" office:value="1902">
            <text:p>1902</text:p>
          </table:table-cell>
          <table:table-cell office:value-type="float" office:value="-405">
            <text:p>-405</text:p>
          </table:table-cell>
          <table:table-cell table:style-name="ce26" office:value-type="float" office:value="-212.93">
            <text:p>-213</text:p>
          </table:table-cell>
          <table:table-cell table:style-name="ce28" table:formula="of:=([.O56]-[.$G56])/ABS([.$G56])" office:value-type="percentage" office:value="-0.254443293718166">
            <text:p>-25,44%</text:p>
          </table:table-cell>
          <table:table-cell table:style-name="ce32" office:value-type="float" office:value="3">
            <text:p>3</text:p>
          </table:table-cell>
          <table:table-cell table:style-name="ce35" table:formula="of:=([.H56]+[.M56])/([.$H$173]+[.$M$173])" office:value-type="percentage" office:value="0.00927751196172249">
            <text:p>0,93%</text:p>
          </table:table-cell>
        </table:table-row>
        <table:table-row table:style-name="ro2">
          <table:table-cell office:value-type="string">
            <text:p>K4s</text:p>
          </table:table-cell>
          <table:table-cell office:value-type="float" office:value="1731">
            <text:p>1731</text:p>
          </table:table-cell>
          <table:table-cell office:value-type="float" office:value="942">
            <text:p>942</text:p>
          </table:table-cell>
          <table:table-cell table:style-name="ce15" office:value-type="float" office:value="544.19410745234">
            <text:p>544</text:p>
          </table:table-cell>
          <table:table-cell office:value-type="float" office:value="1579">
            <text:p>1579</text:p>
          </table:table-cell>
          <table:table-cell office:value-type="float" office:value="654.5">
            <text:p>654,5</text:p>
          </table:table-cell>
          <table:table-cell table:style-name="ce15" table:formula="of:=([.F57]/[.E57])*1000" office:value-type="float" office:value="414.502849905003">
            <text:p>415</text:p>
          </table:table-cell>
          <table:table-cell table:style-name="ce25" office:value-type="float" office:value="611">
            <text:p>611</text:p>
          </table:table-cell>
          <table:table-cell table:style-name="ce25" office:value-type="float" office:value="-120">
            <text:p>-120</text:p>
          </table:table-cell>
          <table:table-cell table:style-name="ce26" office:value-type="float" office:value="-196.4">
            <text:p>-196</text:p>
          </table:table-cell>
          <table:table-cell table:style-name="ce28" table:formula="of:=([.J57]-[.$D57])/ABS([.$D57])" office:value-type="percentage" office:value="-1.36090063694268">
            <text:p>-136,09%</text:p>
          </table:table-cell>
          <table:table-cell table:style-name="ce32" office:value-type="float" office:value="3">
            <text:p>3</text:p>
          </table:table-cell>
          <table:table-cell office:value-type="float" office:value="623">
            <text:p>623</text:p>
          </table:table-cell>
          <table:table-cell office:value-type="float" office:value="-48.5">
            <text:p>-48,5</text:p>
          </table:table-cell>
          <table:table-cell table:style-name="ce26" office:value-type="float" office:value="-77.85">
            <text:p>-78</text:p>
          </table:table-cell>
          <table:table-cell table:style-name="ce28" table:formula="of:=([.O57]-[.$G57])/ABS([.$G57])" office:value-type="percentage" office:value="-1.187815355233">
            <text:p>-118,78%</text:p>
          </table:table-cell>
          <table:table-cell table:style-name="ce32" office:value-type="float" office:value="3">
            <text:p>3</text:p>
          </table:table-cell>
          <table:table-cell table:style-name="ce35" table:formula="of:=([.H57]+[.M57])/([.$H$173]+[.$M$173])" office:value-type="percentage" office:value="0.00295215311004785">
            <text:p>0,30%</text:p>
          </table:table-cell>
        </table:table-row>
        <table:table-row table:style-name="ro2">
          <table:table-cell office:value-type="string">
            <text:p>K4o</text:p>
          </table:table-cell>
          <table:table-cell office:value-type="float" office:value="5233">
            <text:p>5233</text:p>
          </table:table-cell>
          <table:table-cell office:value-type="float" office:value="814">
            <text:p>814</text:p>
          </table:table-cell>
          <table:table-cell table:style-name="ce15" office:value-type="float" office:value="155.551309000573">
            <text:p>156</text:p>
          </table:table-cell>
          <table:table-cell office:value-type="float" office:value="5108">
            <text:p>5108</text:p>
          </table:table-cell>
          <table:table-cell office:value-type="float" office:value="-1654.5">
            <text:p>-1654,5</text:p>
          </table:table-cell>
          <table:table-cell table:style-name="ce15" table:formula="of:=([.F58]/[.E58])*1000" office:value-type="float" office:value="-323.903680501175">
            <text:p>-324</text:p>
          </table:table-cell>
          <table:table-cell table:style-name="ce25" office:value-type="float" office:value="1836">
            <text:p>1836</text:p>
          </table:table-cell>
          <table:table-cell table:style-name="ce25" office:value-type="float" office:value="-308">
            <text:p>-308</text:p>
          </table:table-cell>
          <table:table-cell table:style-name="ce26" office:value-type="float" office:value="-167.76">
            <text:p>-168</text:p>
          </table:table-cell>
          <table:table-cell table:style-name="ce28" table:formula="of:=([.J58]-[.$D58])/ABS([.$D58])" office:value-type="percentage" office:value="-2.07848658476659">
            <text:p>-207,85%</text:p>
          </table:table-cell>
          <table:table-cell table:style-name="ce32" office:value-type="float" office:value="3">
            <text:p>3</text:p>
          </table:table-cell>
          <table:table-cell office:value-type="float" office:value="1905">
            <text:p>1905</text:p>
          </table:table-cell>
          <table:table-cell office:value-type="float" office:value="-697.5">
            <text:p>-697,5</text:p>
          </table:table-cell>
          <table:table-cell table:style-name="ce26" office:value-type="float" office:value="-366.14">
            <text:p>-366</text:p>
          </table:table-cell>
          <table:table-cell table:style-name="ce35" table:formula="of:=([.O58]-[.$G58])/ABS([.$G58])" office:value-type="percentage" office:value="-0.13039777576307">
            <text:p>-13,04%</text:p>
          </table:table-cell>
          <table:table-cell table:style-name="ce32" office:value-type="float" office:value="3">
            <text:p>3</text:p>
          </table:table-cell>
          <table:table-cell table:style-name="ce35" table:formula="of:=([.H58]+[.M58])/([.$H$173]+[.$M$173])" office:value-type="percentage" office:value="0.00894976076555024">
            <text:p>0,89%</text:p>
          </table:table-cell>
        </table:table-row>
        <table:table-row table:style-name="ro2">
          <table:table-cell office:value-type="string">
            <text:p>K3s</text:p>
          </table:table-cell>
          <table:table-cell office:value-type="float" office:value="1742">
            <text:p>1742</text:p>
          </table:table-cell>
          <table:table-cell office:value-type="float" office:value="157">
            <text:p>157</text:p>
          </table:table-cell>
          <table:table-cell table:style-name="ce15" office:value-type="float" office:value="90.1262916188289">
            <text:p>90</text:p>
          </table:table-cell>
          <table:table-cell office:value-type="float" office:value="1776">
            <text:p>1776</text:p>
          </table:table-cell>
          <table:table-cell office:value-type="float" office:value="-690.5">
            <text:p>-690,5</text:p>
          </table:table-cell>
          <table:table-cell table:style-name="ce15" table:formula="of:=([.F59]/[.E59])*1000" office:value-type="float" office:value="-388.795045045045">
            <text:p>-389</text:p>
          </table:table-cell>
          <table:table-cell table:style-name="ce25" office:value-type="float" office:value="619">
            <text:p>619</text:p>
          </table:table-cell>
          <table:table-cell table:style-name="ce25" office:value-type="float" office:value="-43">
            <text:p>-43</text:p>
          </table:table-cell>
          <table:table-cell table:style-name="ce26" office:value-type="float" office:value="-69.47">
            <text:p>-69</text:p>
          </table:table-cell>
          <table:table-cell table:style-name="ce28" table:formula="of:=([.J59]-[.$D59])/ABS([.$D59])" office:value-type="percentage" office:value="-1.7708072611465">
            <text:p>-177,08%</text:p>
          </table:table-cell>
          <table:table-cell table:style-name="ce32" office:value-type="float" office:value="3">
            <text:p>3</text:p>
          </table:table-cell>
          <table:table-cell office:value-type="float" office:value="605">
            <text:p>605</text:p>
          </table:table-cell>
          <table:table-cell office:value-type="float" office:value="-42">
            <text:p>-42</text:p>
          </table:table-cell>
          <table:table-cell table:style-name="ce26" office:value-type="float" office:value="-69.42">
            <text:p>-69</text:p>
          </table:table-cell>
          <table:table-cell table:style-name="ce30" table:formula="of:=([.O59]-[.$G59])/ABS([.$G59])" office:value-type="percentage" office:value="0.821448341781318">
            <text:p>82,14%</text:p>
          </table:table-cell>
          <table:table-cell table:style-name="ce32" office:value-type="float" office:value="3">
            <text:p>3</text:p>
          </table:table-cell>
          <table:table-cell table:style-name="ce35" table:formula="of:=([.H59]+[.M59])/([.$H$173]+[.$M$173])" office:value-type="percentage" office:value="0.00292822966507177">
            <text:p>0,29%</text:p>
          </table:table-cell>
        </table:table-row>
        <table:table-row table:style-name="ro2">
          <table:table-cell office:value-type="string">
            <text:p>K3o</text:p>
          </table:table-cell>
          <table:table-cell office:value-type="float" office:value="5241">
            <text:p>5241</text:p>
          </table:table-cell>
          <table:table-cell office:value-type="float" office:value="-400">
            <text:p>-400</text:p>
          </table:table-cell>
          <table:table-cell table:style-name="ce15" office:value-type="float" office:value="-76.3213127265789">
            <text:p>-76</text:p>
          </table:table-cell>
          <table:table-cell office:value-type="float" office:value="5134">
            <text:p>5134</text:p>
          </table:table-cell>
          <table:table-cell office:value-type="float" office:value="-1310.5">
            <text:p>-1310,5</text:p>
          </table:table-cell>
          <table:table-cell table:style-name="ce15" table:formula="of:=([.F60]/[.E60])*1000" office:value-type="float" office:value="-255.25905726529">
            <text:p>-255</text:p>
          </table:table-cell>
          <table:table-cell table:style-name="ce25" office:value-type="float" office:value="1933">
            <text:p>1933</text:p>
          </table:table-cell>
          <table:table-cell table:style-name="ce25" office:value-type="float" office:value="-588">
            <text:p>-588</text:p>
          </table:table-cell>
          <table:table-cell table:style-name="ce26" office:value-type="float" office:value="-304.19">
            <text:p>-304</text:p>
          </table:table-cell>
          <table:table-cell table:style-name="ce28" table:formula="of:=([.J60]-[.$D60])/ABS([.$D60])" office:value-type="percentage" office:value="-2.985649475">
            <text:p>-298,56%</text:p>
          </table:table-cell>
          <table:table-cell table:style-name="ce32" office:value-type="float" office:value="2">
            <text:p>2</text:p>
          </table:table-cell>
          <table:table-cell office:value-type="float" office:value="1884">
            <text:p>1884</text:p>
          </table:table-cell>
          <table:table-cell office:value-type="float" office:value="-1044.5">
            <text:p>-1044,5</text:p>
          </table:table-cell>
          <table:table-cell table:style-name="ce26" office:value-type="float" office:value="-554.41">
            <text:p>-554</text:p>
          </table:table-cell>
          <table:table-cell table:style-name="ce28" table:formula="of:=([.O60]-[.$G60])/ABS([.$G60])" office:value-type="percentage" office:value="-1.1719503548264">
            <text:p>-117,20%</text:p>
          </table:table-cell>
          <table:table-cell table:style-name="ce32" office:value-type="float" office:value="2">
            <text:p>2</text:p>
          </table:table-cell>
          <table:table-cell table:style-name="ce35" table:formula="of:=([.H60]+[.M60])/([.$H$173]+[.$M$173])" office:value-type="percentage" office:value="0.00913157894736842">
            <text:p>0,91%</text:p>
          </table:table-cell>
        </table:table-row>
        <table:table-row table:style-name="ro2">
          <table:table-cell office:value-type="string">
            <text:p>K2s</text:p>
          </table:table-cell>
          <table:table-cell office:value-type="float" office:value="1718">
            <text:p>1718</text:p>
          </table:table-cell>
          <table:table-cell office:value-type="float" office:value="-156">
            <text:p>-156</text:p>
          </table:table-cell>
          <table:table-cell table:style-name="ce15" office:value-type="float" office:value="-90.8032596041909">
            <text:p>-91</text:p>
          </table:table-cell>
          <table:table-cell office:value-type="float" office:value="1740">
            <text:p>1740</text:p>
          </table:table-cell>
          <table:table-cell office:value-type="float" office:value="-278">
            <text:p>-278</text:p>
          </table:table-cell>
          <table:table-cell table:style-name="ce15" table:formula="of:=([.F61]/[.E61])*1000" office:value-type="float" office:value="-159.770114942529">
            <text:p>-160</text:p>
          </table:table-cell>
          <table:table-cell table:style-name="ce25" office:value-type="float" office:value="677">
            <text:p>677</text:p>
          </table:table-cell>
          <table:table-cell table:style-name="ce25" office:value-type="float" office:value="-165">
            <text:p>-165</text:p>
          </table:table-cell>
          <table:table-cell table:style-name="ce26" office:value-type="float" office:value="-243.72">
            <text:p>-244</text:p>
          </table:table-cell>
          <table:table-cell table:style-name="ce28" table:formula="of:=([.J61]-[.$D61])/ABS([.$D61])" office:value-type="percentage" office:value="-1.68404461538462">
            <text:p>-168,40%</text:p>
          </table:table-cell>
          <table:table-cell table:style-name="ce32" office:value-type="float" office:value="3">
            <text:p>3</text:p>
          </table:table-cell>
          <table:table-cell office:value-type="float" office:value="635">
            <text:p>635</text:p>
          </table:table-cell>
          <table:table-cell office:value-type="float" office:value="26.5">
            <text:p>26,5</text:p>
          </table:table-cell>
          <table:table-cell table:style-name="ce26" office:value-type="float" office:value="41.73">
            <text:p>42</text:p>
          </table:table-cell>
          <table:table-cell table:style-name="ce30" table:formula="of:=([.O61]-[.$G61])/ABS([.$G61])" office:value-type="percentage" office:value="1.26118776978417">
            <text:p>126,12%</text:p>
          </table:table-cell>
          <table:table-cell table:style-name="ce32" office:value-type="float" office:value="3">
            <text:p>3</text:p>
          </table:table-cell>
          <table:table-cell table:style-name="ce35" table:formula="of:=([.H61]+[.M61])/([.$H$173]+[.$M$173])" office:value-type="percentage" office:value="0.00313875598086124">
            <text:p>0,31%</text:p>
          </table:table-cell>
        </table:table-row>
        <table:table-row table:style-name="ro2">
          <table:table-cell office:value-type="string">
            <text:p>K2o</text:p>
          </table:table-cell>
          <table:table-cell office:value-type="float" office:value="5263">
            <text:p>5263</text:p>
          </table:table-cell>
          <table:table-cell office:value-type="float" office:value="-1759">
            <text:p>-1759</text:p>
          </table:table-cell>
          <table:table-cell table:style-name="ce15" office:value-type="float" office:value="-334.220026600798">
            <text:p>-334</text:p>
          </table:table-cell>
          <table:table-cell office:value-type="float" office:value="5238">
            <text:p>5238</text:p>
          </table:table-cell>
          <table:table-cell office:value-type="float" office:value="-2337.5">
            <text:p>-2337,5</text:p>
          </table:table-cell>
          <table:table-cell table:style-name="ce15" table:formula="of:=([.F62]/[.E62])*1000" office:value-type="float" office:value="-446.258113783887">
            <text:p>-446</text:p>
          </table:table-cell>
          <table:table-cell table:style-name="ce25" office:value-type="float" office:value="1899">
            <text:p>1899</text:p>
          </table:table-cell>
          <table:table-cell table:style-name="ce25" office:value-type="float" office:value="-512">
            <text:p>-512</text:p>
          </table:table-cell>
          <table:table-cell table:style-name="ce26" office:value-type="float" office:value="-269.62">
            <text:p>-270</text:p>
          </table:table-cell>
          <table:table-cell table:style-name="ce30" table:formula="of:=([.J62]-[.$D62])/ABS([.$D62])" office:value-type="percentage" office:value="0.193285923820352">
            <text:p>19,33%</text:p>
          </table:table-cell>
          <table:table-cell table:style-name="ce32" office:value-type="float" office:value="2">
            <text:p>2</text:p>
          </table:table-cell>
          <table:table-cell office:value-type="float" office:value="1895">
            <text:p>1895</text:p>
          </table:table-cell>
          <table:table-cell office:value-type="float" office:value="-877">
            <text:p>-877</text:p>
          </table:table-cell>
          <table:table-cell table:style-name="ce26" office:value-type="float" office:value="-462.8">
            <text:p>-463</text:p>
          </table:table-cell>
          <table:table-cell table:style-name="ce35" table:formula="of:=([.O62]-[.$G62])/ABS([.$G62])" office:value-type="percentage" office:value="-0.0370679786096257">
            <text:p>-3,71%</text:p>
          </table:table-cell>
          <table:table-cell table:style-name="ce32" office:value-type="float" office:value="2">
            <text:p>2</text:p>
          </table:table-cell>
          <table:table-cell table:style-name="ce35" table:formula="of:=([.H62]+[.M62])/([.$H$173]+[.$M$173])" office:value-type="percentage" office:value="0.00907655502392345">
            <text:p>0,91%</text:p>
          </table:table-cell>
        </table:table-row>
        <table:table-row table:style-name="ro2">
          <table:table-cell office:value-type="string">
            <text:p>QJs</text:p>
          </table:table-cell>
          <table:table-cell office:value-type="float" office:value="1776">
            <text:p>1776</text:p>
          </table:table-cell>
          <table:table-cell office:value-type="float" office:value="1453">
            <text:p>1453</text:p>
          </table:table-cell>
          <table:table-cell table:style-name="ce15" office:value-type="float" office:value="818.130630630631">
            <text:p>818</text:p>
          </table:table-cell>
          <table:table-cell office:value-type="float" office:value="1813">
            <text:p>1813</text:p>
          </table:table-cell>
          <table:table-cell office:value-type="float" office:value="1810.5">
            <text:p>1810,5</text:p>
          </table:table-cell>
          <table:table-cell table:style-name="ce15" table:formula="of:=([.F63]/[.E63])*1000" office:value-type="float" office:value="998.621070049641">
            <text:p>999</text:p>
          </table:table-cell>
          <table:table-cell table:style-name="ce25" office:value-type="float" office:value="629">
            <text:p>629</text:p>
          </table:table-cell>
          <table:table-cell table:style-name="ce25" office:value-type="float" office:value="397">
            <text:p>397</text:p>
          </table:table-cell>
          <table:table-cell table:style-name="ce26" office:value-type="float" office:value="631.16">
            <text:p>631</text:p>
          </table:table-cell>
          <table:table-cell table:style-name="ce28" table:formula="of:=([.J63]-[.$D63])/ABS([.$D63])" office:value-type="percentage" office:value="-0.228533957329663">
            <text:p>-22,85%</text:p>
          </table:table-cell>
          <table:table-cell table:style-name="ce32" office:value-type="float" office:value="4">
            <text:p>4</text:p>
          </table:table-cell>
          <table:table-cell office:value-type="float" office:value="628">
            <text:p>628</text:p>
          </table:table-cell>
          <table:table-cell office:value-type="float" office:value="428.5">
            <text:p>428,5</text:p>
          </table:table-cell>
          <table:table-cell table:style-name="ce26" office:value-type="float" office:value="682.32">
            <text:p>682</text:p>
          </table:table-cell>
          <table:table-cell table:style-name="ce28" table:formula="of:=([.O63]-[.$G63])/ABS([.$G63])" office:value-type="percentage" office:value="-0.316737829328915">
            <text:p>-31,67%</text:p>
          </table:table-cell>
          <table:table-cell table:style-name="ce32" office:value-type="float" office:value="4">
            <text:p>4</text:p>
          </table:table-cell>
          <table:table-cell table:style-name="ce35" table:formula="of:=([.H63]+[.M63])/([.$H$173]+[.$M$173])" office:value-type="percentage" office:value="0.00300717703349282">
            <text:p>0,30%</text:p>
          </table:table-cell>
        </table:table-row>
        <table:table-row table:style-name="ro2">
          <table:table-cell office:value-type="string">
            <text:p>QJo</text:p>
          </table:table-cell>
          <table:table-cell office:value-type="float" office:value="5108">
            <text:p>5108</text:p>
          </table:table-cell>
          <table:table-cell office:value-type="float" office:value="2656">
            <text:p>2656</text:p>
          </table:table-cell>
          <table:table-cell table:style-name="ce15" office:value-type="float" office:value="519.968676585748">
            <text:p>520</text:p>
          </table:table-cell>
          <table:table-cell office:value-type="float" office:value="5196">
            <text:p>5196</text:p>
          </table:table-cell>
          <table:table-cell office:value-type="float" office:value="2811.5">
            <text:p>2811,5</text:p>
          </table:table-cell>
          <table:table-cell table:style-name="ce15" table:formula="of:=([.F64]/[.E64])*1000" office:value-type="float" office:value="541.089299461124">
            <text:p>541</text:p>
          </table:table-cell>
          <table:table-cell table:style-name="ce25" office:value-type="float" office:value="1902">
            <text:p>1902</text:p>
          </table:table-cell>
          <table:table-cell table:style-name="ce25" office:value-type="float" office:value="948">
            <text:p>948</text:p>
          </table:table-cell>
          <table:table-cell table:style-name="ce26" office:value-type="float" office:value="498.42">
            <text:p>498</text:p>
          </table:table-cell>
          <table:table-cell table:style-name="ce27" table:formula="of:=([.J64]-[.$D64])/ABS([.$D64])" office:value-type="percentage" office:value="-0.0414422590361448">
            <text:p>-4,14%</text:p>
          </table:table-cell>
          <table:table-cell table:style-name="ce32" office:value-type="float" office:value="3">
            <text:p>3</text:p>
          </table:table-cell>
          <table:table-cell office:value-type="float" office:value="1945">
            <text:p>1945</text:p>
          </table:table-cell>
          <table:table-cell office:value-type="float" office:value="728.5">
            <text:p>728,5</text:p>
          </table:table-cell>
          <table:table-cell table:style-name="ce26" office:value-type="float" office:value="374.55">
            <text:p>375</text:p>
          </table:table-cell>
          <table:table-cell table:style-name="ce28" table:formula="of:=([.O64]-[.$G64])/ABS([.$G64])" office:value-type="percentage" office:value="-0.307785239196159">
            <text:p>-30,78%</text:p>
          </table:table-cell>
          <table:table-cell table:style-name="ce32" office:value-type="float" office:value="3">
            <text:p>3</text:p>
          </table:table-cell>
          <table:table-cell table:style-name="ce35" table:formula="of:=([.H64]+[.M64])/([.$H$173]+[.$M$173])" office:value-type="percentage" office:value="0.00920334928229665">
            <text:p>0,92%</text:p>
          </table:table-cell>
        </table:table-row>
        <table:table-row table:style-name="ro2">
          <table:table-cell office:value-type="string">
            <text:p>QTs</text:p>
          </table:table-cell>
          <table:table-cell office:value-type="float" office:value="1807">
            <text:p>1807</text:p>
          </table:table-cell>
          <table:table-cell office:value-type="float" office:value="1854">
            <text:p>1854</text:p>
          </table:table-cell>
          <table:table-cell table:style-name="ce15" office:value-type="float" office:value="1026.00996126176">
            <text:p>1026</text:p>
          </table:table-cell>
          <table:table-cell office:value-type="float" office:value="1766">
            <text:p>1766</text:p>
          </table:table-cell>
          <table:table-cell office:value-type="float" office:value="765.5">
            <text:p>765,5</text:p>
          </table:table-cell>
          <table:table-cell table:style-name="ce15" table:formula="of:=([.F65]/[.E65])*1000" office:value-type="float" office:value="433.465458663647">
            <text:p>433</text:p>
          </table:table-cell>
          <table:table-cell table:style-name="ce25" office:value-type="float" office:value="658">
            <text:p>658</text:p>
          </table:table-cell>
          <table:table-cell table:style-name="ce25" office:value-type="float" office:value="860">
            <text:p>860</text:p>
          </table:table-cell>
          <table:table-cell table:style-name="ce26" office:value-type="float" office:value="1306.99">
            <text:p>1307</text:p>
          </table:table-cell>
          <table:table-cell table:style-name="ce30" table:formula="of:=([.J65]-[.$D65])/ABS([.$D65])" office:value-type="percentage" office:value="0.273857028047465">
            <text:p>27,39%</text:p>
          </table:table-cell>
          <table:table-cell table:style-name="ce32" office:value-type="float" office:value="4">
            <text:p>4</text:p>
          </table:table-cell>
          <table:table-cell office:value-type="float" office:value="650">
            <text:p>650</text:p>
          </table:table-cell>
          <table:table-cell office:value-type="float" office:value="203">
            <text:p>203</text:p>
          </table:table-cell>
          <table:table-cell table:style-name="ce26" office:value-type="float" office:value="312.31">
            <text:p>312</text:p>
          </table:table-cell>
          <table:table-cell table:style-name="ce28" table:formula="of:=([.O65]-[.$G65])/ABS([.$G65])" office:value-type="percentage" office:value="-0.279504297844546">
            <text:p>-27,95%</text:p>
          </table:table-cell>
          <table:table-cell table:style-name="ce32" office:value-type="float" office:value="4">
            <text:p>4</text:p>
          </table:table-cell>
          <table:table-cell table:style-name="ce35" table:formula="of:=([.H65]+[.M65])/([.$H$173]+[.$M$173])" office:value-type="percentage" office:value="0.00312918660287081">
            <text:p>0,31%</text:p>
          </table:table-cell>
        </table:table-row>
        <table:table-row table:style-name="ro2">
          <table:table-cell office:value-type="string">
            <text:p>QTo</text:p>
          </table:table-cell>
          <table:table-cell office:value-type="float" office:value="5205">
            <text:p>5205</text:p>
          </table:table-cell>
          <table:table-cell office:value-type="float" office:value="2247">
            <text:p>2247</text:p>
          </table:table-cell>
          <table:table-cell table:style-name="ce15" office:value-type="float" office:value="431.700288184438">
            <text:p>432</text:p>
          </table:table-cell>
          <table:table-cell office:value-type="float" office:value="5285">
            <text:p>5285</text:p>
          </table:table-cell>
          <table:table-cell office:value-type="float" office:value="847">
            <text:p>847</text:p>
          </table:table-cell>
          <table:table-cell table:style-name="ce15" table:formula="of:=([.F66]/[.E66])*1000" office:value-type="float" office:value="160.264900662252">
            <text:p>160</text:p>
          </table:table-cell>
          <table:table-cell table:style-name="ce25" office:value-type="float" office:value="1878">
            <text:p>1878</text:p>
          </table:table-cell>
          <table:table-cell table:style-name="ce25" office:value-type="float" office:value="625">
            <text:p>625</text:p>
          </table:table-cell>
          <table:table-cell table:style-name="ce26" office:value-type="float" office:value="332.8">
            <text:p>333</text:p>
          </table:table-cell>
          <table:table-cell table:style-name="ce28" table:formula="of:=([.J66]-[.$D66])/ABS([.$D66])" office:value-type="percentage" office:value="-0.22909479305741">
            <text:p>-22,91%</text:p>
          </table:table-cell>
          <table:table-cell table:style-name="ce32" office:value-type="float" office:value="3">
            <text:p>3</text:p>
          </table:table-cell>
          <table:table-cell office:value-type="float" office:value="1892">
            <text:p>1892</text:p>
          </table:table-cell>
          <table:table-cell office:value-type="float" office:value="406.5">
            <text:p>406,5</text:p>
          </table:table-cell>
          <table:table-cell table:style-name="ce26" office:value-type="float" office:value="214.85">
            <text:p>215</text:p>
          </table:table-cell>
          <table:table-cell table:style-name="ce30" table:formula="of:=([.O66]-[.$G66])/ABS([.$G66])" office:value-type="percentage" office:value="0.340592975206612">
            <text:p>34,06%</text:p>
          </table:table-cell>
          <table:table-cell table:style-name="ce32" office:value-type="float" office:value="3">
            <text:p>3</text:p>
          </table:table-cell>
          <table:table-cell table:style-name="ce35" table:formula="of:=([.H66]+[.M66])/([.$H$173]+[.$M$173])" office:value-type="percentage" office:value="0.00901913875598086">
            <text:p>0,90%</text:p>
          </table:table-cell>
        </table:table-row>
        <table:table-row table:style-name="ro2">
          <table:table-cell office:value-type="string">
            <text:p>Q9s</text:p>
          </table:table-cell>
          <table:table-cell office:value-type="float" office:value="1755">
            <text:p>1755</text:p>
          </table:table-cell>
          <table:table-cell office:value-type="float" office:value="1187">
            <text:p>1187</text:p>
          </table:table-cell>
          <table:table-cell table:style-name="ce15" office:value-type="float" office:value="676.353276353276">
            <text:p>676</text:p>
          </table:table-cell>
          <table:table-cell office:value-type="float" office:value="1720">
            <text:p>1720</text:p>
          </table:table-cell>
          <table:table-cell office:value-type="float" office:value="456.5">
            <text:p>456,5</text:p>
          </table:table-cell>
          <table:table-cell table:style-name="ce15" table:formula="of:=([.F67]/[.E67])*1000" office:value-type="float" office:value="265.406976744186">
            <text:p>265</text:p>
          </table:table-cell>
          <table:table-cell table:style-name="ce25" office:value-type="float" office:value="634">
            <text:p>634</text:p>
          </table:table-cell>
          <table:table-cell table:style-name="ce25" office:value-type="float" office:value="175">
            <text:p>175</text:p>
          </table:table-cell>
          <table:table-cell table:style-name="ce26" office:value-type="float" office:value="276.03">
            <text:p>276</text:p>
          </table:table-cell>
          <table:table-cell table:style-name="ce28" table:formula="of:=([.J67]-[.$D67])/ABS([.$D67])" office:value-type="percentage" office:value="-0.591884877843302">
            <text:p>-59,19%</text:p>
          </table:table-cell>
          <table:table-cell table:style-name="ce32" office:value-type="float" office:value="3">
            <text:p>3</text:p>
          </table:table-cell>
          <table:table-cell office:value-type="float" office:value="628">
            <text:p>628</text:p>
          </table:table-cell>
          <table:table-cell office:value-type="float" office:value="109.5">
            <text:p>109,5</text:p>
          </table:table-cell>
          <table:table-cell table:style-name="ce26" office:value-type="float" office:value="174.36">
            <text:p>174</text:p>
          </table:table-cell>
          <table:table-cell table:style-name="ce28" table:formula="of:=([.O67]-[.$G67])/ABS([.$G67])" office:value-type="percentage" office:value="-0.343046659364732">
            <text:p>-34,30%</text:p>
          </table:table-cell>
          <table:table-cell table:style-name="ce32" office:value-type="float" office:value="3">
            <text:p>3</text:p>
          </table:table-cell>
          <table:table-cell table:style-name="ce35" table:formula="of:=([.H67]+[.M67])/([.$H$173]+[.$M$173])" office:value-type="percentage" office:value="0.00301913875598086">
            <text:p>0,30%</text:p>
          </table:table-cell>
        </table:table-row>
        <table:table-row table:style-name="ro2">
          <table:table-cell office:value-type="string">
            <text:p>Q9o</text:p>
          </table:table-cell>
          <table:table-cell office:value-type="float" office:value="5237">
            <text:p>5237</text:p>
          </table:table-cell>
          <table:table-cell office:value-type="float" office:value="2806">
            <text:p>2806</text:p>
          </table:table-cell>
          <table:table-cell table:style-name="ce15" office:value-type="float" office:value="535.802940614856">
            <text:p>536</text:p>
          </table:table-cell>
          <table:table-cell office:value-type="float" office:value="5172">
            <text:p>5172</text:p>
          </table:table-cell>
          <table:table-cell office:value-type="float" office:value="510.5">
            <text:p>510,5</text:p>
          </table:table-cell>
          <table:table-cell table:style-name="ce15" table:formula="of:=([.F68]/[.E68])*1000" office:value-type="float" office:value="98.7045630317092">
            <text:p>99</text:p>
          </table:table-cell>
          <table:table-cell table:style-name="ce25" office:value-type="float" office:value="1918">
            <text:p>1918</text:p>
          </table:table-cell>
          <table:table-cell table:style-name="ce25" office:value-type="float" office:value="1001">
            <text:p>1001</text:p>
          </table:table-cell>
          <table:table-cell table:style-name="ce26" office:value-type="float" office:value="521.9">
            <text:p>522</text:p>
          </table:table-cell>
          <table:table-cell table:style-name="ce27" table:formula="of:=([.J68]-[.$D68])/ABS([.$D68])" office:value-type="percentage" office:value="-0.0259478617248756">
            <text:p>-2,59%</text:p>
          </table:table-cell>
          <table:table-cell table:style-name="ce32" office:value-type="float" office:value="3">
            <text:p>3</text:p>
          </table:table-cell>
          <table:table-cell office:value-type="float" office:value="1879">
            <text:p>1879</text:p>
          </table:table-cell>
          <table:table-cell office:value-type="float" office:value="170">
            <text:p>170</text:p>
          </table:table-cell>
          <table:table-cell table:style-name="ce26" office:value-type="float" office:value="90.47">
            <text:p>90</text:p>
          </table:table-cell>
          <table:table-cell table:style-name="ce35" table:formula="of:=([.O68]-[.$G68])/ABS([.$G68])" office:value-type="percentage" office:value="-0.0834263663075416">
            <text:p>-8,34%</text:p>
          </table:table-cell>
          <table:table-cell table:style-name="ce32" office:value-type="float" office:value="3">
            <text:p>3</text:p>
          </table:table-cell>
          <table:table-cell table:style-name="ce35" table:formula="of:=([.H68]+[.M68])/([.$H$173]+[.$M$173])" office:value-type="percentage" office:value="0.00908373205741627">
            <text:p>0,91%</text:p>
          </table:table-cell>
        </table:table-row>
        <table:table-row table:style-name="ro2">
          <table:table-cell office:value-type="string">
            <text:p>Q8s</text:p>
          </table:table-cell>
          <table:table-cell office:value-type="float" office:value="1788">
            <text:p>1788</text:p>
          </table:table-cell>
          <table:table-cell office:value-type="float" office:value="779">
            <text:p>779</text:p>
          </table:table-cell>
          <table:table-cell table:style-name="ce15" office:value-type="float" office:value="435.682326621924">
            <text:p>436</text:p>
          </table:table-cell>
          <table:table-cell office:value-type="float" office:value="1699">
            <text:p>1699</text:p>
          </table:table-cell>
          <table:table-cell office:value-type="float" office:value="391.5">
            <text:p>391,5</text:p>
          </table:table-cell>
          <table:table-cell table:style-name="ce15" table:formula="of:=([.F69]/[.E69])*1000" office:value-type="float" office:value="230.429664508534">
            <text:p>230</text:p>
          </table:table-cell>
          <table:table-cell table:style-name="ce25" office:value-type="float" office:value="604">
            <text:p>604</text:p>
          </table:table-cell>
          <table:table-cell table:style-name="ce25" office:value-type="float" office:value="185">
            <text:p>185</text:p>
          </table:table-cell>
          <table:table-cell table:style-name="ce26" office:value-type="float" office:value="306.29">
            <text:p>306</text:p>
          </table:table-cell>
          <table:table-cell table:style-name="ce28" table:formula="of:=([.J69]-[.$D69])/ABS([.$D69])" office:value-type="percentage" office:value="-0.296987779204108">
            <text:p>-29,70%</text:p>
          </table:table-cell>
          <table:table-cell table:style-name="ce32" office:value-type="float" office:value="3">
            <text:p>3</text:p>
          </table:table-cell>
          <table:table-cell office:value-type="float" office:value="634">
            <text:p>634</text:p>
          </table:table-cell>
          <table:table-cell office:value-type="float" office:value="307">
            <text:p>307</text:p>
          </table:table-cell>
          <table:table-cell table:style-name="ce26" office:value-type="float" office:value="484.23">
            <text:p>484</text:p>
          </table:table-cell>
          <table:table-cell table:style-name="ce30" table:formula="of:=([.O69]-[.$G69])/ABS([.$G69])" office:value-type="percentage" office:value="1.10142214559387">
            <text:p>110,14%</text:p>
          </table:table-cell>
          <table:table-cell table:style-name="ce32" office:value-type="float" office:value="3">
            <text:p>3</text:p>
          </table:table-cell>
          <table:table-cell table:style-name="ce35" table:formula="of:=([.H69]+[.M69])/([.$H$173]+[.$M$173])" office:value-type="percentage" office:value="0.00296172248803828">
            <text:p>0,30%</text:p>
          </table:table-cell>
        </table:table-row>
        <table:table-row table:style-name="ro2">
          <table:table-cell office:value-type="string">
            <text:p>Q8o</text:p>
          </table:table-cell>
          <table:table-cell office:value-type="float" office:value="5170">
            <text:p>5170</text:p>
          </table:table-cell>
          <table:table-cell office:value-type="float" office:value="862">
            <text:p>862</text:p>
          </table:table-cell>
          <table:table-cell table:style-name="ce15" office:value-type="float" office:value="166.731141199226">
            <text:p>167</text:p>
          </table:table-cell>
          <table:table-cell office:value-type="float" office:value="5287">
            <text:p>5287</text:p>
          </table:table-cell>
          <table:table-cell office:value-type="float" office:value="74.5">
            <text:p>74,5</text:p>
          </table:table-cell>
          <table:table-cell table:style-name="ce15" table:formula="of:=([.F70]/[.E70])*1000" office:value-type="float" office:value="14.0911670134292">
            <text:p>14</text:p>
          </table:table-cell>
          <table:table-cell table:style-name="ce25" office:value-type="float" office:value="1871">
            <text:p>1871</text:p>
          </table:table-cell>
          <table:table-cell table:style-name="ce25" office:value-type="float" office:value="183">
            <text:p>183</text:p>
          </table:table-cell>
          <table:table-cell table:style-name="ce26" office:value-type="float" office:value="97.81">
            <text:p>98</text:p>
          </table:table-cell>
          <table:table-cell table:style-name="ce28" table:formula="of:=([.J70]-[.$D70])/ABS([.$D70])" office:value-type="percentage" office:value="-0.413366937354987">
            <text:p>-41,34%</text:p>
          </table:table-cell>
          <table:table-cell table:style-name="ce32" office:value-type="float" office:value="3">
            <text:p>3</text:p>
          </table:table-cell>
          <table:table-cell office:value-type="float" office:value="1901">
            <text:p>1901</text:p>
          </table:table-cell>
          <table:table-cell office:value-type="float" office:value="-568">
            <text:p>-568</text:p>
          </table:table-cell>
          <table:table-cell table:style-name="ce26" office:value-type="float" office:value="-298.79">
            <text:p>-299</text:p>
          </table:table-cell>
          <table:table-cell table:style-name="ce28" table:formula="of:=([.O70]-[.$G70])/ABS([.$G70])" office:value-type="percentage" office:value="-22.2040634899329">
            <text:p>-2220,41%</text:p>
          </table:table-cell>
          <table:table-cell table:style-name="ce32" office:value-type="float" office:value="3">
            <text:p>3</text:p>
          </table:table-cell>
          <table:table-cell table:style-name="ce35" table:formula="of:=([.H70]+[.M70])/([.$H$173]+[.$M$173])" office:value-type="percentage" office:value="0.00902392344497608">
            <text:p>0,90%</text:p>
          </table:table-cell>
        </table:table-row>
        <table:table-row table:style-name="ro2">
          <table:table-cell office:value-type="string">
            <text:p>Q7s</text:p>
          </table:table-cell>
          <table:table-cell office:value-type="float" office:value="1768">
            <text:p>1768</text:p>
          </table:table-cell>
          <table:table-cell office:value-type="float" office:value="816">
            <text:p>816</text:p>
          </table:table-cell>
          <table:table-cell table:style-name="ce15" office:value-type="float" office:value="461.538461538462">
            <text:p>462</text:p>
          </table:table-cell>
          <table:table-cell office:value-type="float" office:value="1747">
            <text:p>1747</text:p>
          </table:table-cell>
          <table:table-cell office:value-type="float" office:value="-194">
            <text:p>-194</text:p>
          </table:table-cell>
          <table:table-cell table:style-name="ce15" table:formula="of:=([.F71]/[.E71])*1000" office:value-type="float" office:value="-111.047510017172">
            <text:p>-111</text:p>
          </table:table-cell>
          <table:table-cell table:style-name="ce25" office:value-type="float" office:value="647">
            <text:p>647</text:p>
          </table:table-cell>
          <table:table-cell table:style-name="ce25" office:value-type="float" office:value="51">
            <text:p>51</text:p>
          </table:table-cell>
          <table:table-cell table:style-name="ce26" office:value-type="float" office:value="78.83">
            <text:p>79</text:p>
          </table:table-cell>
          <table:table-cell table:style-name="ce28" table:formula="of:=([.J71]-[.$D71])/ABS([.$D71])" office:value-type="percentage" office:value="-0.829201666666667">
            <text:p>-82,92%</text:p>
          </table:table-cell>
          <table:table-cell table:style-name="ce32" office:value-type="float" office:value="3">
            <text:p>3</text:p>
          </table:table-cell>
          <table:table-cell office:value-type="float" office:value="614">
            <text:p>614</text:p>
          </table:table-cell>
          <table:table-cell office:value-type="float" office:value="80">
            <text:p>80</text:p>
          </table:table-cell>
          <table:table-cell table:style-name="ce26" office:value-type="float" office:value="130.29">
            <text:p>130</text:p>
          </table:table-cell>
          <table:table-cell table:style-name="ce30" table:formula="of:=([.O71]-[.$G71])/ABS([.$G71])" office:value-type="percentage" office:value="2.17328159793814">
            <text:p>217,33%</text:p>
          </table:table-cell>
          <table:table-cell table:style-name="ce32" office:value-type="float" office:value="3">
            <text:p>3</text:p>
          </table:table-cell>
          <table:table-cell table:style-name="ce35" table:formula="of:=([.H71]+[.M71])/([.$H$173]+[.$M$173])" office:value-type="percentage" office:value="0.00301674641148325">
            <text:p>0,30%</text:p>
          </table:table-cell>
        </table:table-row>
        <table:table-row table:style-name="ro2">
          <table:table-cell office:value-type="string">
            <text:p>Q7o</text:p>
          </table:table-cell>
          <table:table-cell office:value-type="float" office:value="5120">
            <text:p>5120</text:p>
          </table:table-cell>
          <table:table-cell office:value-type="float" office:value="1886">
            <text:p>1886</text:p>
          </table:table-cell>
          <table:table-cell table:style-name="ce15" office:value-type="float" office:value="368.359375">
            <text:p>368</text:p>
          </table:table-cell>
          <table:table-cell office:value-type="float" office:value="5214">
            <text:p>5214</text:p>
          </table:table-cell>
          <table:table-cell office:value-type="float" office:value="-1495">
            <text:p>-1495</text:p>
          </table:table-cell>
          <table:table-cell table:style-name="ce15" table:formula="of:=([.F72]/[.E72])*1000" office:value-type="float" office:value="-286.728039892597">
            <text:p>-287</text:p>
          </table:table-cell>
          <table:table-cell table:style-name="ce25" office:value-type="float" office:value="1849">
            <text:p>1849</text:p>
          </table:table-cell>
          <table:table-cell table:style-name="ce25" office:value-type="float" office:value="-189">
            <text:p>-189</text:p>
          </table:table-cell>
          <table:table-cell table:style-name="ce26" office:value-type="float" office:value="-102.22">
            <text:p>-102</text:p>
          </table:table-cell>
          <table:table-cell table:style-name="ce28" table:formula="of:=([.J72]-[.$D72])/ABS([.$D72])" office:value-type="percentage" office:value="-1.27750074231177">
            <text:p>-127,75%</text:p>
          </table:table-cell>
          <table:table-cell table:style-name="ce32" office:value-type="float" office:value="2">
            <text:p>2</text:p>
          </table:table-cell>
          <table:table-cell office:value-type="float" office:value="1865">
            <text:p>1865</text:p>
          </table:table-cell>
          <table:table-cell office:value-type="float" office:value="-195">
            <text:p>-195</text:p>
          </table:table-cell>
          <table:table-cell table:style-name="ce26" office:value-type="float" office:value="-104.56">
            <text:p>-105</text:p>
          </table:table-cell>
          <table:table-cell table:style-name="ce30" table:formula="of:=([.O72]-[.$G72])/ABS([.$G72])" office:value-type="percentage" office:value="0.635333886287625">
            <text:p>63,53%</text:p>
          </table:table-cell>
          <table:table-cell table:style-name="ce32" office:value-type="float" office:value="2">
            <text:p>2</text:p>
          </table:table-cell>
          <table:table-cell table:style-name="ce35" table:formula="of:=([.H72]+[.M72])/([.$H$173]+[.$M$173])" office:value-type="percentage" office:value="0.00888516746411483">
            <text:p>0,89%</text:p>
          </table:table-cell>
        </table:table-row>
        <table:table-row table:style-name="ro2">
          <table:table-cell office:value-type="string">
            <text:p>Q6s</text:p>
          </table:table-cell>
          <table:table-cell office:value-type="float" office:value="1722">
            <text:p>1722</text:p>
          </table:table-cell>
          <table:table-cell office:value-type="float" office:value="-304">
            <text:p>-304</text:p>
          </table:table-cell>
          <table:table-cell table:style-name="ce15" office:value-type="float" office:value="-176.538908246225">
            <text:p>-177</text:p>
          </table:table-cell>
          <table:table-cell office:value-type="float" office:value="1740">
            <text:p>1740</text:p>
          </table:table-cell>
          <table:table-cell office:value-type="float" office:value="150">
            <text:p>150</text:p>
          </table:table-cell>
          <table:table-cell table:style-name="ce15" table:formula="of:=([.F73]/[.E73])*1000" office:value-type="float" office:value="86.2068965517241">
            <text:p>86</text:p>
          </table:table-cell>
          <table:table-cell table:style-name="ce25" office:value-type="float" office:value="644">
            <text:p>644</text:p>
          </table:table-cell>
          <table:table-cell table:style-name="ce25" office:value-type="float" office:value="257">
            <text:p>257</text:p>
          </table:table-cell>
          <table:table-cell table:style-name="ce26" office:value-type="float" office:value="399.07">
            <text:p>399</text:p>
          </table:table-cell>
          <table:table-cell table:style-name="ce30" table:formula="of:=([.J73]-[.$D73])/ABS([.$D73])" office:value-type="percentage" office:value="3.2605215131579">
            <text:p>326,05%</text:p>
          </table:table-cell>
          <table:table-cell table:style-name="ce32" office:value-type="float" office:value="3">
            <text:p>3</text:p>
          </table:table-cell>
          <table:table-cell office:value-type="float" office:value="612">
            <text:p>612</text:p>
          </table:table-cell>
          <table:table-cell office:value-type="float" office:value="-84.5">
            <text:p>-84,5</text:p>
          </table:table-cell>
          <table:table-cell table:style-name="ce26" office:value-type="float" office:value="-138.07">
            <text:p>-138</text:p>
          </table:table-cell>
          <table:table-cell table:style-name="ce28" table:formula="of:=([.O73]-[.$G73])/ABS([.$G73])" office:value-type="percentage" office:value="-2.601612">
            <text:p>-260,16%</text:p>
          </table:table-cell>
          <table:table-cell table:style-name="ce32" office:value-type="float" office:value="3">
            <text:p>3</text:p>
          </table:table-cell>
          <table:table-cell table:style-name="ce35" table:formula="of:=([.H73]+[.M73])/([.$H$173]+[.$M$173])" office:value-type="percentage" office:value="0.00300478468899522">
            <text:p>0,30%</text:p>
          </table:table-cell>
        </table:table-row>
        <table:table-row table:style-name="ro2">
          <table:table-cell office:value-type="string">
            <text:p>Q6o</text:p>
          </table:table-cell>
          <table:table-cell office:value-type="float" office:value="5254">
            <text:p>5254</text:p>
          </table:table-cell>
          <table:table-cell office:value-type="float" office:value="-348">
            <text:p>-348</text:p>
          </table:table-cell>
          <table:table-cell table:style-name="ce15" office:value-type="float" office:value="-66.2352493338409">
            <text:p>-66</text:p>
          </table:table-cell>
          <table:table-cell office:value-type="float" office:value="5242">
            <text:p>5242</text:p>
          </table:table-cell>
          <table:table-cell office:value-type="float" office:value="-619">
            <text:p>-619</text:p>
          </table:table-cell>
          <table:table-cell table:style-name="ce15" table:formula="of:=([.F74]/[.E74])*1000" office:value-type="float" office:value="-118.084700495994">
            <text:p>-118</text:p>
          </table:table-cell>
          <table:table-cell table:style-name="ce25" office:value-type="float" office:value="1925">
            <text:p>1925</text:p>
          </table:table-cell>
          <table:table-cell table:style-name="ce25" office:value-type="float" office:value="-302">
            <text:p>-302</text:p>
          </table:table-cell>
          <table:table-cell table:style-name="ce26" office:value-type="float" office:value="-156.88">
            <text:p>-157</text:p>
          </table:table-cell>
          <table:table-cell table:style-name="ce28" table:formula="of:=([.J74]-[.$D74])/ABS([.$D74])" office:value-type="percentage" office:value="-1.36852735632184">
            <text:p>-136,85%</text:p>
          </table:table-cell>
          <table:table-cell table:style-name="ce32" office:value-type="float" office:value="2">
            <text:p>2</text:p>
          </table:table-cell>
          <table:table-cell office:value-type="float" office:value="1936">
            <text:p>1936</text:p>
          </table:table-cell>
          <table:table-cell office:value-type="float" office:value="-837.5">
            <text:p>-837,5</text:p>
          </table:table-cell>
          <table:table-cell table:style-name="ce26" office:value-type="float" office:value="-432.59">
            <text:p>-433</text:p>
          </table:table-cell>
          <table:table-cell table:style-name="ce28" table:formula="of:=([.O74]-[.$G74])/ABS([.$G74])" office:value-type="percentage" office:value="-2.66338736672052">
            <text:p>-266,34%</text:p>
          </table:table-cell>
          <table:table-cell table:style-name="ce32" office:value-type="float" office:value="2">
            <text:p>2</text:p>
          </table:table-cell>
          <table:table-cell table:style-name="ce35" table:formula="of:=([.H74]+[.M74])/([.$H$173]+[.$M$173])" office:value-type="percentage" office:value="0.00923684210526316">
            <text:p>0,92%</text:p>
          </table:table-cell>
        </table:table-row>
        <table:table-row table:style-name="ro2">
          <table:table-cell office:value-type="string">
            <text:p>Q5s</text:p>
          </table:table-cell>
          <table:table-cell office:value-type="float" office:value="1757">
            <text:p>1757</text:p>
          </table:table-cell>
          <table:table-cell office:value-type="float" office:value="480">
            <text:p>480</text:p>
          </table:table-cell>
          <table:table-cell table:style-name="ce15" office:value-type="float" office:value="273.192942515652">
            <text:p>273</text:p>
          </table:table-cell>
          <table:table-cell office:value-type="float" office:value="1602">
            <text:p>1602</text:p>
          </table:table-cell>
          <table:table-cell office:value-type="float" office:value="104">
            <text:p>104</text:p>
          </table:table-cell>
          <table:table-cell table:style-name="ce15" table:formula="of:=([.F75]/[.E75])*1000" office:value-type="float" office:value="64.9188514357054">
            <text:p>65</text:p>
          </table:table-cell>
          <table:table-cell table:style-name="ce25" office:value-type="float" office:value="608">
            <text:p>608</text:p>
          </table:table-cell>
          <table:table-cell table:style-name="ce25" office:value-type="float" office:value="94">
            <text:p>94</text:p>
          </table:table-cell>
          <table:table-cell table:style-name="ce26" office:value-type="float" office:value="154.61">
            <text:p>155</text:p>
          </table:table-cell>
          <table:table-cell table:style-name="ce28" table:formula="of:=([.J75]-[.$D75])/ABS([.$D75])" office:value-type="percentage" office:value="-0.434062979166667">
            <text:p>-43,41%</text:p>
          </table:table-cell>
          <table:table-cell table:style-name="ce32" office:value-type="float" office:value="3">
            <text:p>3</text:p>
          </table:table-cell>
          <table:table-cell office:value-type="float" office:value="644">
            <text:p>644</text:p>
          </table:table-cell>
          <table:table-cell office:value-type="float" office:value="63.5">
            <text:p>63,5</text:p>
          </table:table-cell>
          <table:table-cell table:style-name="ce26" office:value-type="float" office:value="98.6">
            <text:p>99</text:p>
          </table:table-cell>
          <table:table-cell table:style-name="ce30" table:formula="of:=([.O75]-[.$G75])/ABS([.$G75])" office:value-type="percentage" office:value="0.51881923076923">
            <text:p>51,88%</text:p>
          </table:table-cell>
          <table:table-cell table:style-name="ce32" office:value-type="float" office:value="3">
            <text:p>3</text:p>
          </table:table-cell>
          <table:table-cell table:style-name="ce35" table:formula="of:=([.H75]+[.M75])/([.$H$173]+[.$M$173])" office:value-type="percentage" office:value="0.00299521531100478">
            <text:p>0,30%</text:p>
          </table:table-cell>
        </table:table-row>
        <table:table-row table:style-name="ro2">
          <table:table-cell office:value-type="string">
            <text:p>Q5o</text:p>
          </table:table-cell>
          <table:table-cell office:value-type="float" office:value="5162">
            <text:p>5162</text:p>
          </table:table-cell>
          <table:table-cell office:value-type="float" office:value="-436">
            <text:p>-436</text:p>
          </table:table-cell>
          <table:table-cell table:style-name="ce15" office:value-type="float" office:value="-84.4633862843859">
            <text:p>-84</text:p>
          </table:table-cell>
          <table:table-cell office:value-type="float" office:value="5254">
            <text:p>5254</text:p>
          </table:table-cell>
          <table:table-cell office:value-type="float" office:value="-1745">
            <text:p>-1745</text:p>
          </table:table-cell>
          <table:table-cell table:style-name="ce15" table:formula="of:=([.F76]/[.E76])*1000" office:value-type="float" office:value="-332.127902550438">
            <text:p>-332</text:p>
          </table:table-cell>
          <table:table-cell table:style-name="ce25" office:value-type="float" office:value="1899">
            <text:p>1899</text:p>
          </table:table-cell>
          <table:table-cell table:style-name="ce25" office:value-type="float" office:value="-312">
            <text:p>-312</text:p>
          </table:table-cell>
          <table:table-cell table:style-name="ce26" office:value-type="float" office:value="-164.3">
            <text:p>-164</text:p>
          </table:table-cell>
          <table:table-cell table:style-name="ce28" table:formula="of:=([.J76]-[.$D76])/ABS([.$D76])" office:value-type="percentage" office:value="-0.945221559633028">
            <text:p>-94,52%</text:p>
          </table:table-cell>
          <table:table-cell table:style-name="ce32" office:value-type="float" office:value="2">
            <text:p>2</text:p>
          </table:table-cell>
          <table:table-cell office:value-type="float" office:value="1834">
            <text:p>1834</text:p>
          </table:table-cell>
          <table:table-cell office:value-type="float" office:value="-1241">
            <text:p>-1241</text:p>
          </table:table-cell>
          <table:table-cell table:style-name="ce26" office:value-type="float" office:value="-676.66">
            <text:p>-677</text:p>
          </table:table-cell>
          <table:table-cell table:style-name="ce28" table:formula="of:=([.O76]-[.$G76])/ABS([.$G76])" office:value-type="percentage" office:value="-1.03734764469914">
            <text:p>-103,73%</text:p>
          </table:table-cell>
          <table:table-cell table:style-name="ce32" office:value-type="float" office:value="2">
            <text:p>2</text:p>
          </table:table-cell>
          <table:table-cell table:style-name="ce35" table:formula="of:=([.H76]+[.M76])/([.$H$173]+[.$M$173])" office:value-type="percentage" office:value="0.00893062200956938">
            <text:p>0,89%</text:p>
          </table:table-cell>
        </table:table-row>
        <table:table-row table:style-name="ro2">
          <table:table-cell office:value-type="string">
            <text:p>Q4s</text:p>
          </table:table-cell>
          <table:table-cell office:value-type="float" office:value="1682">
            <text:p>1682</text:p>
          </table:table-cell>
          <table:table-cell office:value-type="float" office:value="472">
            <text:p>472</text:p>
          </table:table-cell>
          <table:table-cell table:style-name="ce15" office:value-type="float" office:value="280.618311533888">
            <text:p>281</text:p>
          </table:table-cell>
          <table:table-cell office:value-type="float" office:value="1728">
            <text:p>1728</text:p>
          </table:table-cell>
          <table:table-cell office:value-type="float" office:value="94">
            <text:p>94</text:p>
          </table:table-cell>
          <table:table-cell table:style-name="ce15" table:formula="of:=([.F77]/[.E77])*1000" office:value-type="float" office:value="54.3981481481482">
            <text:p>54</text:p>
          </table:table-cell>
          <table:table-cell table:style-name="ce25" office:value-type="float" office:value="655">
            <text:p>655</text:p>
          </table:table-cell>
          <table:table-cell table:style-name="ce25" office:value-type="float" office:value="-37">
            <text:p>-37</text:p>
          </table:table-cell>
          <table:table-cell table:style-name="ce26" office:value-type="float" office:value="-56.49">
            <text:p>-56</text:p>
          </table:table-cell>
          <table:table-cell table:style-name="ce28" table:formula="of:=([.J77]-[.$D77])/ABS([.$D77])" office:value-type="percentage" office:value="-1.2013054661017">
            <text:p>-120,13%</text:p>
          </table:table-cell>
          <table:table-cell table:style-name="ce32" office:value-type="float" office:value="2">
            <text:p>2</text:p>
          </table:table-cell>
          <table:table-cell office:value-type="float" office:value="669">
            <text:p>669</text:p>
          </table:table-cell>
          <table:table-cell office:value-type="float" office:value="-251">
            <text:p>-251</text:p>
          </table:table-cell>
          <table:table-cell table:style-name="ce26" office:value-type="float" office:value="-375.19">
            <text:p>-375</text:p>
          </table:table-cell>
          <table:table-cell table:style-name="ce28" table:formula="of:=([.O77]-[.$G77])/ABS([.$G77])" office:value-type="percentage" office:value="-7.89710978723404">
            <text:p>-789,71%</text:p>
          </table:table-cell>
          <table:table-cell table:style-name="ce32" office:value-type="float" office:value="2">
            <text:p>2</text:p>
          </table:table-cell>
          <table:table-cell table:style-name="ce35" table:formula="of:=([.H77]+[.M77])/([.$H$173]+[.$M$173])" office:value-type="percentage" office:value="0.00316746411483254">
            <text:p>0,32%</text:p>
          </table:table-cell>
        </table:table-row>
        <table:table-row table:style-name="ro2">
          <table:table-cell office:value-type="string">
            <text:p>Q4o</text:p>
          </table:table-cell>
          <table:table-cell office:value-type="float" office:value="5082">
            <text:p>5082</text:p>
          </table:table-cell>
          <table:table-cell office:value-type="float" office:value="-984">
            <text:p>-984</text:p>
          </table:table-cell>
          <table:table-cell table:style-name="ce15" office:value-type="float" office:value="-193.624557260921">
            <text:p>-194</text:p>
          </table:table-cell>
          <table:table-cell office:value-type="float" office:value="5248">
            <text:p>5248</text:p>
          </table:table-cell>
          <table:table-cell office:value-type="float" office:value="-1368">
            <text:p>-1368</text:p>
          </table:table-cell>
          <table:table-cell table:style-name="ce15" table:formula="of:=([.F78]/[.E78])*1000" office:value-type="float" office:value="-260.670731707317">
            <text:p>-261</text:p>
          </table:table-cell>
          <table:table-cell table:style-name="ce25" office:value-type="float" office:value="1875">
            <text:p>1875</text:p>
          </table:table-cell>
          <table:table-cell table:style-name="ce25" office:value-type="float" office:value="-348">
            <text:p>-348</text:p>
          </table:table-cell>
          <table:table-cell table:style-name="ce26" office:value-type="float" office:value="-185.6">
            <text:p>-186</text:p>
          </table:table-cell>
          <table:table-cell table:style-name="ce27" table:formula="of:=([.J78]-[.$D78])/ABS([.$D78])" office:value-type="percentage" office:value="0.0414439024390249">
            <text:p>4,14%</text:p>
          </table:table-cell>
          <table:table-cell table:style-name="ce32" office:value-type="float" office:value="2">
            <text:p>2</text:p>
          </table:table-cell>
          <table:table-cell office:value-type="float" office:value="1928">
            <text:p>1928</text:p>
          </table:table-cell>
          <table:table-cell office:value-type="float" office:value="-931">
            <text:p>-931</text:p>
          </table:table-cell>
          <table:table-cell table:style-name="ce26" office:value-type="float" office:value="-482.88">
            <text:p>-483</text:p>
          </table:table-cell>
          <table:table-cell table:style-name="ce28" table:formula="of:=([.O78]-[.$G78])/ABS([.$G78])" office:value-type="percentage" office:value="-0.852451929824561">
            <text:p>-85,25%</text:p>
          </table:table-cell>
          <table:table-cell table:style-name="ce32" office:value-type="float" office:value="2">
            <text:p>2</text:p>
          </table:table-cell>
          <table:table-cell table:style-name="ce35" table:formula="of:=([.H78]+[.M78])/([.$H$173]+[.$M$173])" office:value-type="percentage" office:value="0.00909808612440191">
            <text:p>0,91%</text:p>
          </table:table-cell>
        </table:table-row>
        <table:table-row table:style-name="ro2">
          <table:table-cell office:value-type="string">
            <text:p>Q3s</text:p>
          </table:table-cell>
          <table:table-cell office:value-type="float" office:value="1647">
            <text:p>1647</text:p>
          </table:table-cell>
          <table:table-cell office:value-type="float" office:value="267">
            <text:p>267</text:p>
          </table:table-cell>
          <table:table-cell table:style-name="ce15" office:value-type="float" office:value="162.112932604736">
            <text:p>162</text:p>
          </table:table-cell>
          <table:table-cell office:value-type="float" office:value="1783">
            <text:p>1783</text:p>
          </table:table-cell>
          <table:table-cell office:value-type="float" office:value="-330.5">
            <text:p>-330,5</text:p>
          </table:table-cell>
          <table:table-cell table:style-name="ce15" table:formula="of:=([.F79]/[.E79])*1000" office:value-type="float" office:value="-185.361749859787">
            <text:p>-185</text:p>
          </table:table-cell>
          <table:table-cell table:style-name="ce25" office:value-type="float" office:value="619">
            <text:p>619</text:p>
          </table:table-cell>
          <table:table-cell table:style-name="ce25" office:value-type="float" office:value="244">
            <text:p>244</text:p>
          </table:table-cell>
          <table:table-cell table:style-name="ce26" office:value-type="float" office:value="394.18">
            <text:p>394</text:p>
          </table:table-cell>
          <table:table-cell table:style-name="ce30" table:formula="of:=([.J79]-[.$D79])/ABS([.$D79])" office:value-type="percentage" office:value="1.43151483146067">
            <text:p>143,15%</text:p>
          </table:table-cell>
          <table:table-cell table:style-name="ce32" office:value-type="float" office:value="2">
            <text:p>2</text:p>
          </table:table-cell>
          <table:table-cell office:value-type="float" office:value="621">
            <text:p>621</text:p>
          </table:table-cell>
          <table:table-cell office:value-type="float" office:value="-262">
            <text:p>-262</text:p>
          </table:table-cell>
          <table:table-cell table:style-name="ce26" office:value-type="float" office:value="-421.9">
            <text:p>-422</text:p>
          </table:table-cell>
          <table:table-cell table:style-name="ce28" table:formula="of:=([.O79]-[.$G79])/ABS([.$G79])" office:value-type="percentage" office:value="-1.27608986384266">
            <text:p>-127,61%</text:p>
          </table:table-cell>
          <table:table-cell table:style-name="ce32" office:value-type="float" office:value="2">
            <text:p>2</text:p>
          </table:table-cell>
          <table:table-cell table:style-name="ce35" table:formula="of:=([.H79]+[.M79])/([.$H$173]+[.$M$173])" office:value-type="percentage" office:value="0.00296650717703349">
            <text:p>0,30%</text:p>
          </table:table-cell>
        </table:table-row>
        <table:table-row table:style-name="ro2">
          <table:table-cell office:value-type="string">
            <text:p>Q3o</text:p>
          </table:table-cell>
          <table:table-cell office:value-type="float" office:value="5285">
            <text:p>5285</text:p>
          </table:table-cell>
          <table:table-cell office:value-type="float" office:value="-2642.5">
            <text:p>-2642,5</text:p>
          </table:table-cell>
          <table:table-cell table:style-name="ce15" office:value-type="float" office:value="-500">
            <text:p>-500</text:p>
          </table:table-cell>
          <table:table-cell office:value-type="float" office:value="5212">
            <text:p>5212</text:p>
          </table:table-cell>
          <table:table-cell office:value-type="float" office:value="-1697.5">
            <text:p>-1697,5</text:p>
          </table:table-cell>
          <table:table-cell table:style-name="ce15" table:formula="of:=([.F80]/[.E80])*1000" office:value-type="float" office:value="-325.690713737529">
            <text:p>-326</text:p>
          </table:table-cell>
          <table:table-cell table:style-name="ce25" office:value-type="float" office:value="1899">
            <text:p>1899</text:p>
          </table:table-cell>
          <table:table-cell table:style-name="ce25" office:value-type="float" office:value="-681">
            <text:p>-681</text:p>
          </table:table-cell>
          <table:table-cell table:style-name="ce26" office:value-type="float" office:value="-358.61">
            <text:p>-359</text:p>
          </table:table-cell>
          <table:table-cell table:style-name="ce30" table:formula="of:=([.J80]-[.$D80])/ABS([.$D80])" office:value-type="percentage" office:value="0.28278">
            <text:p>28,28%</text:p>
          </table:table-cell>
          <table:table-cell table:style-name="ce32" office:value-type="float" office:value="2">
            <text:p>2</text:p>
          </table:table-cell>
          <table:table-cell office:value-type="float" office:value="1868">
            <text:p>1868</text:p>
          </table:table-cell>
          <table:table-cell office:value-type="float" office:value="-1192">
            <text:p>-1192</text:p>
          </table:table-cell>
          <table:table-cell table:style-name="ce26" office:value-type="float" office:value="-638.12">
            <text:p>-638</text:p>
          </table:table-cell>
          <table:table-cell table:style-name="ce28" table:formula="of:=([.O80]-[.$G80])/ABS([.$G80])" office:value-type="percentage" office:value="-0.959282144329897">
            <text:p>-95,93%</text:p>
          </table:table-cell>
          <table:table-cell table:style-name="ce32" office:value-type="float" office:value="2">
            <text:p>2</text:p>
          </table:table-cell>
          <table:table-cell table:style-name="ce35" table:formula="of:=([.H80]+[.M80])/([.$H$173]+[.$M$173])" office:value-type="percentage" office:value="0.00901196172248804">
            <text:p>0,90%</text:p>
          </table:table-cell>
        </table:table-row>
        <table:table-row table:style-name="ro2">
          <table:table-cell office:value-type="string">
            <text:p>Q2s</text:p>
          </table:table-cell>
          <table:table-cell office:value-type="float" office:value="1755">
            <text:p>1755</text:p>
          </table:table-cell>
          <table:table-cell office:value-type="float" office:value="-179">
            <text:p>-179</text:p>
          </table:table-cell>
          <table:table-cell table:style-name="ce15" office:value-type="float" office:value="-101.994301994302">
            <text:p>-102</text:p>
          </table:table-cell>
          <table:table-cell office:value-type="float" office:value="1809">
            <text:p>1809</text:p>
          </table:table-cell>
          <table:table-cell office:value-type="float" office:value="-685">
            <text:p>-685</text:p>
          </table:table-cell>
          <table:table-cell table:style-name="ce15" table:formula="of:=([.F81]/[.E81])*1000" office:value-type="float" office:value="-378.662244333886">
            <text:p>-379</text:p>
          </table:table-cell>
          <table:table-cell table:style-name="ce25" office:value-type="float" office:value="670">
            <text:p>670</text:p>
          </table:table-cell>
          <table:table-cell table:style-name="ce25" office:value-type="float" office:value="14">
            <text:p>14</text:p>
          </table:table-cell>
          <table:table-cell table:style-name="ce26" office:value-type="float" office:value="20.9">
            <text:p>21</text:p>
          </table:table-cell>
          <table:table-cell table:style-name="ce30" table:formula="of:=([.J81]-[.$D81])/ABS([.$D81])" office:value-type="percentage" office:value="1.20491340782123">
            <text:p>120,49%</text:p>
          </table:table-cell>
          <table:table-cell table:style-name="ce32" office:value-type="float" office:value="2">
            <text:p>2</text:p>
          </table:table-cell>
          <table:table-cell office:value-type="float" office:value="614">
            <text:p>614</text:p>
          </table:table-cell>
          <table:table-cell office:value-type="float" office:value="-339.5">
            <text:p>-339,5</text:p>
          </table:table-cell>
          <table:table-cell table:style-name="ce26" office:value-type="float" office:value="-552.93">
            <text:p>-553</text:p>
          </table:table-cell>
          <table:table-cell table:style-name="ce28" table:formula="of:=([.O81]-[.$G81])/ABS([.$G81])" office:value-type="percentage" office:value="-0.460219518248175">
            <text:p>-46,02%</text:p>
          </table:table-cell>
          <table:table-cell table:style-name="ce32" office:value-type="float" office:value="2">
            <text:p>2</text:p>
          </table:table-cell>
          <table:table-cell table:style-name="ce35" table:formula="of:=([.H81]+[.M81])/([.$H$173]+[.$M$173])" office:value-type="percentage" office:value="0.00307177033492823">
            <text:p>0,31%</text:p>
          </table:table-cell>
        </table:table-row>
        <table:table-row table:style-name="ro2">
          <table:table-cell office:value-type="string">
            <text:p>Q2o</text:p>
          </table:table-cell>
          <table:table-cell office:value-type="float" office:value="5125">
            <text:p>5125</text:p>
          </table:table-cell>
          <table:table-cell office:value-type="float" office:value="-2562.5">
            <text:p>-2562,5</text:p>
          </table:table-cell>
          <table:table-cell table:style-name="ce15" office:value-type="float" office:value="-500">
            <text:p>-500</text:p>
          </table:table-cell>
          <table:table-cell office:value-type="float" office:value="5180">
            <text:p>5180</text:p>
          </table:table-cell>
          <table:table-cell office:value-type="float" office:value="-4073">
            <text:p>-4073</text:p>
          </table:table-cell>
          <table:table-cell table:style-name="ce15" table:formula="of:=([.F82]/[.E82])*1000" office:value-type="float" office:value="-786.293436293436">
            <text:p>-786</text:p>
          </table:table-cell>
          <table:table-cell table:style-name="ce25" office:value-type="float" office:value="1916">
            <text:p>1916</text:p>
          </table:table-cell>
          <table:table-cell table:style-name="ce25" office:value-type="float" office:value="-918">
            <text:p>-918</text:p>
          </table:table-cell>
          <table:table-cell table:style-name="ce26" office:value-type="float" office:value="-479.12">
            <text:p>-479</text:p>
          </table:table-cell>
          <table:table-cell table:style-name="ce27" table:formula="of:=([.J82]-[.$D82])/ABS([.$D82])" office:value-type="percentage" office:value="0.04176">
            <text:p>4,18%</text:p>
          </table:table-cell>
          <table:table-cell table:style-name="ce32" office:value-type="float" office:value="2">
            <text:p>2</text:p>
          </table:table-cell>
          <table:table-cell office:value-type="float" office:value="1915">
            <text:p>1915</text:p>
          </table:table-cell>
          <table:table-cell office:value-type="float" office:value="-1233.5">
            <text:p>-1233,5</text:p>
          </table:table-cell>
          <table:table-cell table:style-name="ce26" office:value-type="float" office:value="-644.13">
            <text:p>-644</text:p>
          </table:table-cell>
          <table:table-cell table:style-name="ce35" table:formula="of:=([.O82]-[.$G82])/ABS([.$G82])" office:value-type="percentage" office:value="0.180802013258041">
            <text:p>18,08%</text:p>
          </table:table-cell>
          <table:table-cell table:style-name="ce32" office:value-type="float" office:value="2">
            <text:p>2</text:p>
          </table:table-cell>
          <table:table-cell table:style-name="ce35" table:formula="of:=([.H82]+[.M82])/([.$H$173]+[.$M$173])" office:value-type="percentage" office:value="0.00916507177033493">
            <text:p>0,92%</text:p>
          </table:table-cell>
        </table:table-row>
        <table:table-row table:style-name="ro2">
          <table:table-cell office:value-type="string">
            <text:p>JTs</text:p>
          </table:table-cell>
          <table:table-cell office:value-type="float" office:value="1711">
            <text:p>1711</text:p>
          </table:table-cell>
          <table:table-cell office:value-type="float" office:value="1556">
            <text:p>1556</text:p>
          </table:table-cell>
          <table:table-cell table:style-name="ce15" office:value-type="float" office:value="909.409701928697">
            <text:p>909</text:p>
          </table:table-cell>
          <table:table-cell office:value-type="float" office:value="1657">
            <text:p>1657</text:p>
          </table:table-cell>
          <table:table-cell office:value-type="float" office:value="1089.5">
            <text:p>1089,5</text:p>
          </table:table-cell>
          <table:table-cell table:style-name="ce15" table:formula="of:=([.F83]/[.E83])*1000" office:value-type="float" office:value="657.513578756789">
            <text:p>658</text:p>
          </table:table-cell>
          <table:table-cell table:style-name="ce25" office:value-type="float" office:value="628">
            <text:p>628</text:p>
          </table:table-cell>
          <table:table-cell table:style-name="ce25" office:value-type="float" office:value="521">
            <text:p>521</text:p>
          </table:table-cell>
          <table:table-cell table:style-name="ce26" office:value-type="float" office:value="829.62">
            <text:p>830</text:p>
          </table:table-cell>
          <table:table-cell table:style-name="ce27" table:formula="of:=([.J83]-[.$D83])/ABS([.$D83])" office:value-type="percentage" office:value="-0.0877379048843191">
            <text:p>-8,77%</text:p>
          </table:table-cell>
          <table:table-cell table:style-name="ce32" office:value-type="float" office:value="3">
            <text:p>3</text:p>
          </table:table-cell>
          <table:table-cell office:value-type="float" office:value="637">
            <text:p>637</text:p>
          </table:table-cell>
          <table:table-cell office:value-type="float" office:value="198.5">
            <text:p>198,5</text:p>
          </table:table-cell>
          <table:table-cell table:style-name="ce26" office:value-type="float" office:value="311.62">
            <text:p>312</text:p>
          </table:table-cell>
          <table:table-cell table:style-name="ce28" table:formula="of:=([.O83]-[.$G83])/ABS([.$G83])" office:value-type="percentage" office:value="-0.526063019733823">
            <text:p>-52,61%</text:p>
          </table:table-cell>
          <table:table-cell table:style-name="ce32" office:value-type="float" office:value="3">
            <text:p>3</text:p>
          </table:table-cell>
          <table:table-cell table:style-name="ce35" table:formula="of:=([.H83]+[.M83])/([.$H$173]+[.$M$173])" office:value-type="percentage" office:value="0.00302631578947368">
            <text:p>0,30%</text:p>
          </table:table-cell>
        </table:table-row>
        <table:table-row table:style-name="ro2">
          <table:table-cell office:value-type="string">
            <text:p>JTo</text:p>
          </table:table-cell>
          <table:table-cell office:value-type="float" office:value="4986">
            <text:p>4986</text:p>
          </table:table-cell>
          <table:table-cell office:value-type="float" office:value="2811">
            <text:p>2811</text:p>
          </table:table-cell>
          <table:table-cell table:style-name="ce15" office:value-type="float" office:value="563.778580024067">
            <text:p>564</text:p>
          </table:table-cell>
          <table:table-cell office:value-type="float" office:value="5175">
            <text:p>5175</text:p>
          </table:table-cell>
          <table:table-cell office:value-type="float" office:value="1421">
            <text:p>1421</text:p>
          </table:table-cell>
          <table:table-cell table:style-name="ce15" table:formula="of:=([.F84]/[.E84])*1000" office:value-type="float" office:value="274.589371980676">
            <text:p>275</text:p>
          </table:table-cell>
          <table:table-cell table:style-name="ce25" office:value-type="float" office:value="1921">
            <text:p>1921</text:p>
          </table:table-cell>
          <table:table-cell table:style-name="ce25" office:value-type="float" office:value="490">
            <text:p>490</text:p>
          </table:table-cell>
          <table:table-cell table:style-name="ce26" office:value-type="float" office:value="255.08">
            <text:p>255</text:p>
          </table:table-cell>
          <table:table-cell table:style-name="ce28" table:formula="of:=([.J84]-[.$D84])/ABS([.$D84])" office:value-type="percentage" office:value="-0.547552870864461">
            <text:p>-54,76%</text:p>
          </table:table-cell>
          <table:table-cell table:style-name="ce32" office:value-type="float" office:value="3">
            <text:p>3</text:p>
          </table:table-cell>
          <table:table-cell office:value-type="float" office:value="1869">
            <text:p>1869</text:p>
          </table:table-cell>
          <table:table-cell office:value-type="float" office:value="45">
            <text:p>45</text:p>
          </table:table-cell>
          <table:table-cell table:style-name="ce26" office:value-type="float" office:value="24.08">
            <text:p>24</text:p>
          </table:table-cell>
          <table:table-cell table:style-name="ce28" table:formula="of:=([.O84]-[.$G84])/ABS([.$G84])" office:value-type="percentage" office:value="-0.912305418719212">
            <text:p>-91,23%</text:p>
          </table:table-cell>
          <table:table-cell table:style-name="ce32" office:value-type="float" office:value="3">
            <text:p>3</text:p>
          </table:table-cell>
          <table:table-cell table:style-name="ce35" table:formula="of:=([.H84]+[.M84])/([.$H$173]+[.$M$173])" office:value-type="percentage" office:value="0.00906698564593301">
            <text:p>0,91%</text:p>
          </table:table-cell>
        </table:table-row>
        <table:table-row table:style-name="ro2">
          <table:table-cell office:value-type="string">
            <text:p>J9s</text:p>
          </table:table-cell>
          <table:table-cell office:value-type="float" office:value="1739">
            <text:p>1739</text:p>
          </table:table-cell>
          <table:table-cell office:value-type="float" office:value="556">
            <text:p>556</text:p>
          </table:table-cell>
          <table:table-cell table:style-name="ce15" office:value-type="float" office:value="319.723979298447">
            <text:p>320</text:p>
          </table:table-cell>
          <table:table-cell office:value-type="float" office:value="1752">
            <text:p>1752</text:p>
          </table:table-cell>
          <table:table-cell office:value-type="float" office:value="842">
            <text:p>842</text:p>
          </table:table-cell>
          <table:table-cell table:style-name="ce15" table:formula="of:=([.F85]/[.E85])*1000" office:value-type="float" office:value="480.593607305936">
            <text:p>481</text:p>
          </table:table-cell>
          <table:table-cell table:style-name="ce25" office:value-type="float" office:value="618">
            <text:p>618</text:p>
          </table:table-cell>
          <table:table-cell table:style-name="ce25" office:value-type="float" office:value="439">
            <text:p>439</text:p>
          </table:table-cell>
          <table:table-cell table:style-name="ce26" office:value-type="float" office:value="710.36">
            <text:p>710</text:p>
          </table:table-cell>
          <table:table-cell table:style-name="ce30" table:formula="of:=([.J85]-[.$D85])/ABS([.$D85])" office:value-type="percentage" office:value="1.22179143884892">
            <text:p>122,18%</text:p>
          </table:table-cell>
          <table:table-cell table:style-name="ce32" office:value-type="float" office:value="3">
            <text:p>3</text:p>
          </table:table-cell>
          <table:table-cell office:value-type="float" office:value="640">
            <text:p>640</text:p>
          </table:table-cell>
          <table:table-cell office:value-type="float" office:value="-14">
            <text:p>-14</text:p>
          </table:table-cell>
          <table:table-cell table:style-name="ce26" office:value-type="float" office:value="-21.88">
            <text:p>-22</text:p>
          </table:table-cell>
          <table:table-cell table:style-name="ce28" table:formula="of:=([.O85]-[.$G85])/ABS([.$G85])" office:value-type="percentage" office:value="-1.04552703087886">
            <text:p>-104,55%</text:p>
          </table:table-cell>
          <table:table-cell table:style-name="ce32" office:value-type="float" office:value="3">
            <text:p>3</text:p>
          </table:table-cell>
          <table:table-cell table:style-name="ce35" table:formula="of:=([.H85]+[.M85])/([.$H$173]+[.$M$173])" office:value-type="percentage" office:value="0.00300956937799043">
            <text:p>0,30%</text:p>
          </table:table-cell>
        </table:table-row>
        <table:table-row table:style-name="ro2">
          <table:table-cell office:value-type="string">
            <text:p>J9o</text:p>
          </table:table-cell>
          <table:table-cell office:value-type="float" office:value="5262">
            <text:p>5262</text:p>
          </table:table-cell>
          <table:table-cell office:value-type="float" office:value="2098">
            <text:p>2098</text:p>
          </table:table-cell>
          <table:table-cell table:style-name="ce15" office:value-type="float" office:value="398.707715697453">
            <text:p>399</text:p>
          </table:table-cell>
          <table:table-cell office:value-type="float" office:value="5207">
            <text:p>5207</text:p>
          </table:table-cell>
          <table:table-cell office:value-type="float" office:value="259.5">
            <text:p>259,5</text:p>
          </table:table-cell>
          <table:table-cell table:style-name="ce15" table:formula="of:=([.F86]/[.E86])*1000" office:value-type="float" office:value="49.8367582101018">
            <text:p>50</text:p>
          </table:table-cell>
          <table:table-cell table:style-name="ce25" office:value-type="float" office:value="1932">
            <text:p>1932</text:p>
          </table:table-cell>
          <table:table-cell table:style-name="ce25" office:value-type="float" office:value="219">
            <text:p>219</text:p>
          </table:table-cell>
          <table:table-cell table:style-name="ce26" office:value-type="float" office:value="113.35">
            <text:p>113</text:p>
          </table:table-cell>
          <table:table-cell table:style-name="ce28" table:formula="of:=([.J86]-[.$D86])/ABS([.$D86])" office:value-type="percentage" office:value="-0.715706530028598">
            <text:p>-71,57%</text:p>
          </table:table-cell>
          <table:table-cell table:style-name="ce32" office:value-type="float" office:value="3">
            <text:p>3</text:p>
          </table:table-cell>
          <table:table-cell office:value-type="float" office:value="1863">
            <text:p>1863</text:p>
          </table:table-cell>
          <table:table-cell office:value-type="float" office:value="-256.5">
            <text:p>-256,5</text:p>
          </table:table-cell>
          <table:table-cell table:style-name="ce26" office:value-type="float" office:value="-137.68">
            <text:p>-138</text:p>
          </table:table-cell>
          <table:table-cell table:style-name="ce28" table:formula="of:=([.O86]-[.$G86])/ABS([.$G86])" office:value-type="percentage" office:value="-3.76261949903661">
            <text:p>-376,26%</text:p>
          </table:table-cell>
          <table:table-cell table:style-name="ce32" office:value-type="float" office:value="3">
            <text:p>3</text:p>
          </table:table-cell>
          <table:table-cell table:style-name="ce35" table:formula="of:=([.H86]+[.M86])/([.$H$173]+[.$M$173])" office:value-type="percentage" office:value="0.00907894736842105">
            <text:p>0,91%</text:p>
          </table:table-cell>
        </table:table-row>
        <table:table-row table:style-name="ro2">
          <table:table-cell office:value-type="string">
            <text:p>J8s</text:p>
          </table:table-cell>
          <table:table-cell office:value-type="float" office:value="1700">
            <text:p>1700</text:p>
          </table:table-cell>
          <table:table-cell office:value-type="float" office:value="1053">
            <text:p>1053</text:p>
          </table:table-cell>
          <table:table-cell table:style-name="ce15" office:value-type="float" office:value="619.411764705882">
            <text:p>619</text:p>
          </table:table-cell>
          <table:table-cell office:value-type="float" office:value="1731">
            <text:p>1731</text:p>
          </table:table-cell>
          <table:table-cell office:value-type="float" office:value="786">
            <text:p>786</text:p>
          </table:table-cell>
          <table:table-cell table:style-name="ce15" table:formula="of:=([.F87]/[.E87])*1000" office:value-type="float" office:value="454.072790294627">
            <text:p>454</text:p>
          </table:table-cell>
          <table:table-cell table:style-name="ce25" office:value-type="float" office:value="687">
            <text:p>687</text:p>
          </table:table-cell>
          <table:table-cell table:style-name="ce25" office:value-type="float" office:value="154">
            <text:p>154</text:p>
          </table:table-cell>
          <table:table-cell table:style-name="ce26" office:value-type="float" office:value="224.16">
            <text:p>224</text:p>
          </table:table-cell>
          <table:table-cell table:style-name="ce28" table:formula="of:=([.J87]-[.$D87])/ABS([.$D87])" office:value-type="percentage" office:value="-0.638108262108262">
            <text:p>-63,81%</text:p>
          </table:table-cell>
          <table:table-cell table:style-name="ce32" office:value-type="float" office:value="3">
            <text:p>3</text:p>
          </table:table-cell>
          <table:table-cell office:value-type="float" office:value="647">
            <text:p>647</text:p>
          </table:table-cell>
          <table:table-cell office:value-type="float" office:value="11">
            <text:p>11</text:p>
          </table:table-cell>
          <table:table-cell table:style-name="ce26" office:value-type="float" office:value="17">
            <text:p>17</text:p>
          </table:table-cell>
          <table:table-cell table:style-name="ce28" table:formula="of:=([.O87]-[.$G87])/ABS([.$G87])" office:value-type="percentage" office:value="-0.96256106870229">
            <text:p>-96,26%</text:p>
          </table:table-cell>
          <table:table-cell table:style-name="ce32" office:value-type="float" office:value="3">
            <text:p>3</text:p>
          </table:table-cell>
          <table:table-cell table:style-name="ce35" table:formula="of:=([.H87]+[.M87])/([.$H$173]+[.$M$173])" office:value-type="percentage" office:value="0.00319138755980861">
            <text:p>0,32%</text:p>
          </table:table-cell>
        </table:table-row>
        <table:table-row table:style-name="ro2">
          <table:table-cell office:value-type="string">
            <text:p>J8o</text:p>
          </table:table-cell>
          <table:table-cell office:value-type="float" office:value="5285">
            <text:p>5285</text:p>
          </table:table-cell>
          <table:table-cell office:value-type="float" office:value="418">
            <text:p>418</text:p>
          </table:table-cell>
          <table:table-cell table:style-name="ce15" office:value-type="float" office:value="79.0917691579943">
            <text:p>79</text:p>
          </table:table-cell>
          <table:table-cell office:value-type="float" office:value="5229">
            <text:p>5229</text:p>
          </table:table-cell>
          <table:table-cell office:value-type="float" office:value="-1195">
            <text:p>-1195</text:p>
          </table:table-cell>
          <table:table-cell table:style-name="ce15" table:formula="of:=([.F88]/[.E88])*1000" office:value-type="float" office:value="-228.533180340409">
            <text:p>-229</text:p>
          </table:table-cell>
          <table:table-cell table:style-name="ce25" office:value-type="float" office:value="1846">
            <text:p>1846</text:p>
          </table:table-cell>
          <table:table-cell table:style-name="ce25" office:value-type="float" office:value="-22">
            <text:p>-22</text:p>
          </table:table-cell>
          <table:table-cell table:style-name="ce26" office:value-type="float" office:value="-11.92">
            <text:p>-12</text:p>
          </table:table-cell>
          <table:table-cell table:style-name="ce28" table:formula="of:=([.J88]-[.$D88])/ABS([.$D88])" office:value-type="percentage" office:value="-1.15071100478469">
            <text:p>-115,07%</text:p>
          </table:table-cell>
          <table:table-cell table:style-name="ce32" office:value-type="float" office:value="2">
            <text:p>2</text:p>
          </table:table-cell>
          <table:table-cell office:value-type="float" office:value="1868">
            <text:p>1868</text:p>
          </table:table-cell>
          <table:table-cell office:value-type="float" office:value="-667">
            <text:p>-667</text:p>
          </table:table-cell>
          <table:table-cell table:style-name="ce26" office:value-type="float" office:value="-357.07">
            <text:p>-357</text:p>
          </table:table-cell>
          <table:table-cell table:style-name="ce28" table:formula="of:=([.O88]-[.$G88])/ABS([.$G88])" office:value-type="percentage" office:value="-0.56244270292887">
            <text:p>-56,24%</text:p>
          </table:table-cell>
          <table:table-cell table:style-name="ce32" office:value-type="float" office:value="2">
            <text:p>2</text:p>
          </table:table-cell>
          <table:table-cell table:style-name="ce35" table:formula="of:=([.H88]+[.M88])/([.$H$173]+[.$M$173])" office:value-type="percentage" office:value="0.00888516746411483">
            <text:p>0,89%</text:p>
          </table:table-cell>
        </table:table-row>
        <table:table-row table:style-name="ro2">
          <table:table-cell office:value-type="string">
            <text:p>J7s</text:p>
          </table:table-cell>
          <table:table-cell office:value-type="float" office:value="1767">
            <text:p>1767</text:p>
          </table:table-cell>
          <table:table-cell office:value-type="float" office:value="307">
            <text:p>307</text:p>
          </table:table-cell>
          <table:table-cell table:style-name="ce15" office:value-type="float" office:value="173.740803621958">
            <text:p>174</text:p>
          </table:table-cell>
          <table:table-cell office:value-type="float" office:value="1821">
            <text:p>1821</text:p>
          </table:table-cell>
          <table:table-cell office:value-type="float" office:value="-283">
            <text:p>-283</text:p>
          </table:table-cell>
          <table:table-cell table:style-name="ce15" table:formula="of:=([.F89]/[.E89])*1000" office:value-type="float" office:value="-155.409115870401">
            <text:p>-155</text:p>
          </table:table-cell>
          <table:table-cell table:style-name="ce25" office:value-type="float" office:value="644">
            <text:p>644</text:p>
          </table:table-cell>
          <table:table-cell table:style-name="ce25" office:value-type="float" office:value="50">
            <text:p>50</text:p>
          </table:table-cell>
          <table:table-cell table:style-name="ce26" office:value-type="float" office:value="77.64">
            <text:p>78</text:p>
          </table:table-cell>
          <table:table-cell table:style-name="ce28" table:formula="of:=([.J89]-[.$D89])/ABS([.$D89])" office:value-type="percentage" office:value="-0.553127426710097">
            <text:p>-55,31%</text:p>
          </table:table-cell>
          <table:table-cell table:style-name="ce32" office:value-type="float" office:value="3">
            <text:p>3</text:p>
          </table:table-cell>
          <table:table-cell office:value-type="float" office:value="607">
            <text:p>607</text:p>
          </table:table-cell>
          <table:table-cell office:value-type="float" office:value="-89.5">
            <text:p>-89,5</text:p>
          </table:table-cell>
          <table:table-cell table:style-name="ce26" office:value-type="float" office:value="-147.45">
            <text:p>-147</text:p>
          </table:table-cell>
          <table:table-cell table:style-name="ce35" table:formula="of:=([.O89]-[.$G89])/ABS([.$G89])" office:value-type="percentage" office:value="0.0512139575971732">
            <text:p>5,12%</text:p>
          </table:table-cell>
          <table:table-cell table:style-name="ce32" office:value-type="float" office:value="3">
            <text:p>3</text:p>
          </table:table-cell>
          <table:table-cell table:style-name="ce35" table:formula="of:=([.H89]+[.M89])/([.$H$173]+[.$M$173])" office:value-type="percentage" office:value="0.00299282296650718">
            <text:p>0,30%</text:p>
          </table:table-cell>
        </table:table-row>
        <table:table-row table:style-name="ro2">
          <table:table-cell office:value-type="string">
            <text:p>J7o</text:p>
          </table:table-cell>
          <table:table-cell office:value-type="float" office:value="5162">
            <text:p>5162</text:p>
          </table:table-cell>
          <table:table-cell office:value-type="float" office:value="589">
            <text:p>589</text:p>
          </table:table-cell>
          <table:table-cell table:style-name="ce15" office:value-type="float" office:value="114.103060829136">
            <text:p>114</text:p>
          </table:table-cell>
          <table:table-cell office:value-type="float" office:value="5239">
            <text:p>5239</text:p>
          </table:table-cell>
          <table:table-cell office:value-type="float" office:value="-1087.5">
            <text:p>-1087,5</text:p>
          </table:table-cell>
          <table:table-cell table:style-name="ce15" table:formula="of:=([.F90]/[.E90])*1000" office:value-type="float" office:value="-207.577782019469">
            <text:p>-208</text:p>
          </table:table-cell>
          <table:table-cell table:style-name="ce25" office:value-type="float" office:value="1931">
            <text:p>1931</text:p>
          </table:table-cell>
          <table:table-cell table:style-name="ce25" office:value-type="float" office:value="-486">
            <text:p>-486</text:p>
          </table:table-cell>
          <table:table-cell table:style-name="ce26" office:value-type="float" office:value="-251.68">
            <text:p>-252</text:p>
          </table:table-cell>
          <table:table-cell table:style-name="ce28" table:formula="of:=([.J90]-[.$D90])/ABS([.$D90])" office:value-type="percentage" office:value="-3.20572522920204">
            <text:p>-320,57%</text:p>
          </table:table-cell>
          <table:table-cell table:style-name="ce32" office:value-type="float" office:value="2">
            <text:p>2</text:p>
          </table:table-cell>
          <table:table-cell office:value-type="float" office:value="1922">
            <text:p>1922</text:p>
          </table:table-cell>
          <table:table-cell office:value-type="float" office:value="-926.5">
            <text:p>-926,5</text:p>
          </table:table-cell>
          <table:table-cell table:style-name="ce26" office:value-type="float" office:value="-482.05">
            <text:p>-482</text:p>
          </table:table-cell>
          <table:table-cell table:style-name="ce28" table:formula="of:=([.O90]-[.$G90])/ABS([.$G90])" office:value-type="percentage" office:value="-1.32226202298851">
            <text:p>-132,23%</text:p>
          </table:table-cell>
          <table:table-cell table:style-name="ce32" office:value-type="float" office:value="2">
            <text:p>2</text:p>
          </table:table-cell>
          <table:table-cell table:style-name="ce35" table:formula="of:=([.H90]+[.M90])/([.$H$173]+[.$M$173])" office:value-type="percentage" office:value="0.0092177033492823">
            <text:p>0,92%</text:p>
          </table:table-cell>
        </table:table-row>
        <table:table-row table:style-name="ro2">
          <table:table-cell office:value-type="string">
            <text:p>J6s</text:p>
          </table:table-cell>
          <table:table-cell office:value-type="float" office:value="1807">
            <text:p>1807</text:p>
          </table:table-cell>
          <table:table-cell office:value-type="float" office:value="358">
            <text:p>358</text:p>
          </table:table-cell>
          <table:table-cell table:style-name="ce15" office:value-type="float" office:value="198.118428334256">
            <text:p>198</text:p>
          </table:table-cell>
          <table:table-cell office:value-type="float" office:value="1689">
            <text:p>1689</text:p>
          </table:table-cell>
          <table:table-cell office:value-type="float" office:value="439">
            <text:p>439</text:p>
          </table:table-cell>
          <table:table-cell table:style-name="ce15" table:formula="of:=([.F91]/[.E91])*1000" office:value-type="float" office:value="259.9171107164">
            <text:p>260</text:p>
          </table:table-cell>
          <table:table-cell table:style-name="ce25" office:value-type="float" office:value="639">
            <text:p>639</text:p>
          </table:table-cell>
          <table:table-cell table:style-name="ce25" office:value-type="float" office:value="-53">
            <text:p>-53</text:p>
          </table:table-cell>
          <table:table-cell table:style-name="ce26" office:value-type="float" office:value="-82.94">
            <text:p>-83</text:p>
          </table:table-cell>
          <table:table-cell table:style-name="ce28" table:formula="of:=([.J91]-[.$D91])/ABS([.$D91])" office:value-type="percentage" office:value="-1.41863849162011">
            <text:p>-141,86%</text:p>
          </table:table-cell>
          <table:table-cell table:style-name="ce32" office:value-type="float" office:value="2">
            <text:p>2</text:p>
          </table:table-cell>
          <table:table-cell office:value-type="float" office:value="632">
            <text:p>632</text:p>
          </table:table-cell>
          <table:table-cell office:value-type="float" office:value="-372.5">
            <text:p>-372,5</text:p>
          </table:table-cell>
          <table:table-cell table:style-name="ce26" office:value-type="float" office:value="-589.4">
            <text:p>-589</text:p>
          </table:table-cell>
          <table:table-cell table:style-name="ce28" table:formula="of:=([.O91]-[.$G91])/ABS([.$G91])" office:value-type="percentage" office:value="-3.26764601366743">
            <text:p>-326,76%</text:p>
          </table:table-cell>
          <table:table-cell table:style-name="ce32" office:value-type="float" office:value="2">
            <text:p>2</text:p>
          </table:table-cell>
          <table:table-cell table:style-name="ce35" table:formula="of:=([.H91]+[.M91])/([.$H$173]+[.$M$173])" office:value-type="percentage" office:value="0.00304066985645933">
            <text:p>0,30%</text:p>
          </table:table-cell>
        </table:table-row>
        <table:table-row table:style-name="ro2">
          <table:table-cell office:value-type="string">
            <text:p>J6o</text:p>
          </table:table-cell>
          <table:table-cell office:value-type="float" office:value="5125">
            <text:p>5125</text:p>
          </table:table-cell>
          <table:table-cell office:value-type="float" office:value="-2562.5">
            <text:p>-2562,5</text:p>
          </table:table-cell>
          <table:table-cell table:style-name="ce15" office:value-type="float" office:value="-500">
            <text:p>-500</text:p>
          </table:table-cell>
          <table:table-cell office:value-type="float" office:value="5223">
            <text:p>5223</text:p>
          </table:table-cell>
          <table:table-cell office:value-type="float" office:value="-1850">
            <text:p>-1850</text:p>
          </table:table-cell>
          <table:table-cell table:style-name="ce15" table:formula="of:=([.F92]/[.E92])*1000" office:value-type="float" office:value="-354.20256557534">
            <text:p>-354</text:p>
          </table:table-cell>
          <table:table-cell table:style-name="ce25" office:value-type="float" office:value="2015">
            <text:p>2015</text:p>
          </table:table-cell>
          <table:table-cell table:style-name="ce25" office:value-type="float" office:value="-719">
            <text:p>-719</text:p>
          </table:table-cell>
          <table:table-cell table:style-name="ce26" office:value-type="float" office:value="-356.82">
            <text:p>-357</text:p>
          </table:table-cell>
          <table:table-cell table:style-name="ce30" table:formula="of:=([.J92]-[.$D92])/ABS([.$D92])" office:value-type="percentage" office:value="0.28636">
            <text:p>28,64%</text:p>
          </table:table-cell>
          <table:table-cell table:style-name="ce32" office:value-type="float" office:value="2">
            <text:p>2</text:p>
          </table:table-cell>
          <table:table-cell office:value-type="float" office:value="1887">
            <text:p>1887</text:p>
          </table:table-cell>
          <table:table-cell office:value-type="float" office:value="-1108.5">
            <text:p>-1108,5</text:p>
          </table:table-cell>
          <table:table-cell table:style-name="ce26" office:value-type="float" office:value="-587.44">
            <text:p>-587</text:p>
          </table:table-cell>
          <table:table-cell table:style-name="ce28" table:formula="of:=([.O92]-[.$G92])/ABS([.$G92])" office:value-type="percentage" office:value="-0.658486010810811">
            <text:p>-65,85%</text:p>
          </table:table-cell>
          <table:table-cell table:style-name="ce32" office:value-type="float" office:value="2">
            <text:p>2</text:p>
          </table:table-cell>
          <table:table-cell table:style-name="ce35" table:formula="of:=([.H92]+[.M92])/([.$H$173]+[.$M$173])" office:value-type="percentage" office:value="0.00933492822966507">
            <text:p>0,93%</text:p>
          </table:table-cell>
        </table:table-row>
        <table:table-row table:style-name="ro2">
          <table:table-cell office:value-type="string">
            <text:p>J5s</text:p>
          </table:table-cell>
          <table:table-cell office:value-type="float" office:value="1702">
            <text:p>1702</text:p>
          </table:table-cell>
          <table:table-cell office:value-type="float" office:value="186">
            <text:p>186</text:p>
          </table:table-cell>
          <table:table-cell table:style-name="ce15" office:value-type="float" office:value="109.283196239718">
            <text:p>109</text:p>
          </table:table-cell>
          <table:table-cell office:value-type="float" office:value="1680">
            <text:p>1680</text:p>
          </table:table-cell>
          <table:table-cell office:value-type="float" office:value="-52.5">
            <text:p>-52,5</text:p>
          </table:table-cell>
          <table:table-cell table:style-name="ce15" table:formula="of:=([.F93]/[.E93])*1000" office:value-type="float" office:value="-31.25">
            <text:p>-31</text:p>
          </table:table-cell>
          <table:table-cell table:style-name="ce25" office:value-type="float" office:value="656">
            <text:p>656</text:p>
          </table:table-cell>
          <table:table-cell table:style-name="ce25" office:value-type="float" office:value="-43">
            <text:p>-43</text:p>
          </table:table-cell>
          <table:table-cell table:style-name="ce26" office:value-type="float" office:value="-65.55">
            <text:p>-66</text:p>
          </table:table-cell>
          <table:table-cell table:style-name="ce28" table:formula="of:=([.J93]-[.$D93])/ABS([.$D93])" office:value-type="percentage" office:value="-1.59981774193548">
            <text:p>-159,98%</text:p>
          </table:table-cell>
          <table:table-cell table:style-name="ce32" office:value-type="float" office:value="2">
            <text:p>2</text:p>
          </table:table-cell>
          <table:table-cell office:value-type="float" office:value="624">
            <text:p>624</text:p>
          </table:table-cell>
          <table:table-cell office:value-type="float" office:value="-282.5">
            <text:p>-282,5</text:p>
          </table:table-cell>
          <table:table-cell table:style-name="ce26" office:value-type="float" office:value="-452.72">
            <text:p>-453</text:p>
          </table:table-cell>
          <table:table-cell table:style-name="ce28" table:formula="of:=([.O93]-[.$G93])/ABS([.$G93])" office:value-type="percentage" office:value="-13.48704">
            <text:p>-1348,70%</text:p>
          </table:table-cell>
          <table:table-cell table:style-name="ce32" office:value-type="float" office:value="2">
            <text:p>2</text:p>
          </table:table-cell>
          <table:table-cell table:style-name="ce35" table:formula="of:=([.H93]+[.M93])/([.$H$173]+[.$M$173])" office:value-type="percentage" office:value="0.0030622009569378">
            <text:p>0,31%</text:p>
          </table:table-cell>
        </table:table-row>
        <table:table-row table:style-name="ro2">
          <table:table-cell office:value-type="string">
            <text:p>J5o</text:p>
          </table:table-cell>
          <table:table-cell office:value-type="float" office:value="5117">
            <text:p>5117</text:p>
          </table:table-cell>
          <table:table-cell office:value-type="float" office:value="-2558.5">
            <text:p>-2558,5</text:p>
          </table:table-cell>
          <table:table-cell table:style-name="ce15" office:value-type="float" office:value="-500">
            <text:p>-500</text:p>
          </table:table-cell>
          <table:table-cell office:value-type="float" office:value="5080">
            <text:p>5080</text:p>
          </table:table-cell>
          <table:table-cell office:value-type="float" office:value="-2995">
            <text:p>-2995</text:p>
          </table:table-cell>
          <table:table-cell table:style-name="ce15" table:formula="of:=([.F94]/[.E94])*1000" office:value-type="float" office:value="-589.566929133858">
            <text:p>-590</text:p>
          </table:table-cell>
          <table:table-cell table:style-name="ce25" office:value-type="float" office:value="1868">
            <text:p>1868</text:p>
          </table:table-cell>
          <table:table-cell table:style-name="ce25" office:value-type="float" office:value="-784">
            <text:p>-784</text:p>
          </table:table-cell>
          <table:table-cell table:style-name="ce26" office:value-type="float" office:value="-419.7">
            <text:p>-420</text:p>
          </table:table-cell>
          <table:table-cell table:style-name="ce27" table:formula="of:=([.J94]-[.$D94])/ABS([.$D94])" office:value-type="percentage" office:value="0.1606">
            <text:p>16,06%</text:p>
          </table:table-cell>
          <table:table-cell table:style-name="ce32" office:value-type="float" office:value="2">
            <text:p>2</text:p>
          </table:table-cell>
          <table:table-cell office:value-type="float" office:value="1904">
            <text:p>1904</text:p>
          </table:table-cell>
          <table:table-cell office:value-type="float" office:value="-494.5">
            <text:p>-494,5</text:p>
          </table:table-cell>
          <table:table-cell table:style-name="ce26" office:value-type="float" office:value="-259.72">
            <text:p>-260</text:p>
          </table:table-cell>
          <table:table-cell table:style-name="ce30" table:formula="of:=([.O94]-[.$G94])/ABS([.$G94])" office:value-type="percentage" office:value="0.559473255425709">
            <text:p>55,95%</text:p>
          </table:table-cell>
          <table:table-cell table:style-name="ce32" office:value-type="float" office:value="2">
            <text:p>2</text:p>
          </table:table-cell>
          <table:table-cell table:style-name="ce35" table:formula="of:=([.H94]+[.M94])/([.$H$173]+[.$M$173])" office:value-type="percentage" office:value="0.00902392344497608">
            <text:p>0,90%</text:p>
          </table:table-cell>
        </table:table-row>
        <table:table-row table:style-name="ro2">
          <table:table-cell office:value-type="string">
            <text:p>J4s</text:p>
          </table:table-cell>
          <table:table-cell office:value-type="float" office:value="1762">
            <text:p>1762</text:p>
          </table:table-cell>
          <table:table-cell office:value-type="float" office:value="-171">
            <text:p>-171</text:p>
          </table:table-cell>
          <table:table-cell table:style-name="ce15" office:value-type="float" office:value="-97.0488081725312">
            <text:p>-97</text:p>
          </table:table-cell>
          <table:table-cell office:value-type="float" office:value="1688">
            <text:p>1688</text:p>
          </table:table-cell>
          <table:table-cell office:value-type="float" office:value="-645">
            <text:p>-645</text:p>
          </table:table-cell>
          <table:table-cell table:style-name="ce15" table:formula="of:=([.F95]/[.E95])*1000" office:value-type="float" office:value="-382.109004739336">
            <text:p>-382</text:p>
          </table:table-cell>
          <table:table-cell table:style-name="ce25" office:value-type="float" office:value="612">
            <text:p>612</text:p>
          </table:table-cell>
          <table:table-cell table:style-name="ce25" office:value-type="float" office:value="-155">
            <text:p>-155</text:p>
          </table:table-cell>
          <table:table-cell table:style-name="ce26" office:value-type="float" office:value="-253.27">
            <text:p>-253</text:p>
          </table:table-cell>
          <table:table-cell table:style-name="ce28" table:formula="of:=([.J95]-[.$D95])/ABS([.$D95])" office:value-type="percentage" office:value="-1.60971777777778">
            <text:p>-160,97%</text:p>
          </table:table-cell>
          <table:table-cell table:style-name="ce32" office:value-type="float" office:value="2">
            <text:p>2</text:p>
          </table:table-cell>
          <table:table-cell office:value-type="float" office:value="606">
            <text:p>606</text:p>
          </table:table-cell>
          <table:table-cell office:value-type="float" office:value="-262.5">
            <text:p>-262,5</text:p>
          </table:table-cell>
          <table:table-cell table:style-name="ce26" office:value-type="float" office:value="-433.17">
            <text:p>-433</text:p>
          </table:table-cell>
          <table:table-cell table:style-name="ce35" table:formula="of:=([.O95]-[.$G95])/ABS([.$G95])" office:value-type="percentage" office:value="-0.133629395348837">
            <text:p>-13,36%</text:p>
          </table:table-cell>
          <table:table-cell table:style-name="ce32" office:value-type="float" office:value="2">
            <text:p>2</text:p>
          </table:table-cell>
          <table:table-cell table:style-name="ce35" table:formula="of:=([.H95]+[.M95])/([.$H$173]+[.$M$173])" office:value-type="percentage" office:value="0.00291387559808612">
            <text:p>0,29%</text:p>
          </table:table-cell>
        </table:table-row>
        <table:table-row table:style-name="ro2">
          <table:table-cell office:value-type="string">
            <text:p>J4o</text:p>
          </table:table-cell>
          <table:table-cell office:value-type="float" office:value="5124">
            <text:p>5124</text:p>
          </table:table-cell>
          <table:table-cell office:value-type="float" office:value="-2562">
            <text:p>-2562</text:p>
          </table:table-cell>
          <table:table-cell table:style-name="ce15" office:value-type="float" office:value="-500">
            <text:p>-500</text:p>
          </table:table-cell>
          <table:table-cell office:value-type="float" office:value="5246">
            <text:p>5246</text:p>
          </table:table-cell>
          <table:table-cell office:value-type="float" office:value="-3717.5">
            <text:p>-3717,5</text:p>
          </table:table-cell>
          <table:table-cell table:style-name="ce15" table:formula="of:=([.F96]/[.E96])*1000" office:value-type="float" office:value="-708.635150590926">
            <text:p>-709</text:p>
          </table:table-cell>
          <table:table-cell table:style-name="ce25" office:value-type="float" office:value="1891">
            <text:p>1891</text:p>
          </table:table-cell>
          <table:table-cell table:style-name="ce25" office:value-type="float" office:value="-636">
            <text:p>-636</text:p>
          </table:table-cell>
          <table:table-cell table:style-name="ce26" office:value-type="float" office:value="-336.33">
            <text:p>-336</text:p>
          </table:table-cell>
          <table:table-cell table:style-name="ce30" table:formula="of:=([.J96]-[.$D96])/ABS([.$D96])" office:value-type="percentage" office:value="0.32734">
            <text:p>32,73%</text:p>
          </table:table-cell>
          <table:table-cell table:style-name="ce32" office:value-type="float" office:value="2">
            <text:p>2</text:p>
          </table:table-cell>
          <table:table-cell office:value-type="float" office:value="1971">
            <text:p>1971</text:p>
          </table:table-cell>
          <table:table-cell office:value-type="float" office:value="-950">
            <text:p>-950</text:p>
          </table:table-cell>
          <table:table-cell table:style-name="ce26" office:value-type="float" office:value="-481.99">
            <text:p>-482</text:p>
          </table:table-cell>
          <table:table-cell table:style-name="ce30" table:formula="of:=([.O96]-[.$G96])/ABS([.$G96])" office:value-type="percentage" office:value="0.319833344989913">
            <text:p>31,98%</text:p>
          </table:table-cell>
          <table:table-cell table:style-name="ce32" office:value-type="float" office:value="2">
            <text:p>2</text:p>
          </table:table-cell>
          <table:table-cell table:style-name="ce35" table:formula="of:=([.H96]+[.M96])/([.$H$173]+[.$M$173])" office:value-type="percentage" office:value="0.00923923444976077">
            <text:p>0,92%</text:p>
          </table:table-cell>
        </table:table-row>
        <table:table-row table:style-name="ro2">
          <table:table-cell office:value-type="string">
            <text:p>J3s</text:p>
          </table:table-cell>
          <table:table-cell office:value-type="float" office:value="1797">
            <text:p>1797</text:p>
          </table:table-cell>
          <table:table-cell office:value-type="float" office:value="-508">
            <text:p>-508</text:p>
          </table:table-cell>
          <table:table-cell table:style-name="ce15" office:value-type="float" office:value="-282.693377851976">
            <text:p>-283</text:p>
          </table:table-cell>
          <table:table-cell office:value-type="float" office:value="1713">
            <text:p>1713</text:p>
          </table:table-cell>
          <table:table-cell office:value-type="float" office:value="-500">
            <text:p>-500</text:p>
          </table:table-cell>
          <table:table-cell table:style-name="ce15" table:formula="of:=([.F97]/[.E97])*1000" office:value-type="float" office:value="-291.885580852306">
            <text:p>-292</text:p>
          </table:table-cell>
          <table:table-cell table:style-name="ce25" office:value-type="float" office:value="623">
            <text:p>623</text:p>
          </table:table-cell>
          <table:table-cell table:style-name="ce25" office:value-type="float" office:value="46">
            <text:p>46</text:p>
          </table:table-cell>
          <table:table-cell table:style-name="ce26" office:value-type="float" office:value="73.84">
            <text:p>74</text:p>
          </table:table-cell>
          <table:table-cell table:style-name="ce30" table:formula="of:=([.J97]-[.$D97])/ABS([.$D97])" office:value-type="percentage" office:value="1.26120173228346">
            <text:p>126,12%</text:p>
          </table:table-cell>
          <table:table-cell table:style-name="ce32" office:value-type="float" office:value="2">
            <text:p>2</text:p>
          </table:table-cell>
          <table:table-cell office:value-type="float" office:value="658">
            <text:p>658</text:p>
          </table:table-cell>
          <table:table-cell office:value-type="float" office:value="-340.5">
            <text:p>-340,5</text:p>
          </table:table-cell>
          <table:table-cell table:style-name="ce26" office:value-type="float" office:value="-517.48">
            <text:p>-517</text:p>
          </table:table-cell>
          <table:table-cell table:style-name="ce28" table:formula="of:=([.O97]-[.$G97])/ABS([.$G97])" office:value-type="percentage" office:value="-0.77288648">
            <text:p>-77,29%</text:p>
          </table:table-cell>
          <table:table-cell table:style-name="ce32" office:value-type="float" office:value="2">
            <text:p>2</text:p>
          </table:table-cell>
          <table:table-cell table:style-name="ce35" table:formula="of:=([.H97]+[.M97])/([.$H$173]+[.$M$173])" office:value-type="percentage" office:value="0.00306459330143541">
            <text:p>0,31%</text:p>
          </table:table-cell>
        </table:table-row>
        <table:table-row table:style-name="ro2">
          <table:table-cell office:value-type="string">
            <text:p>J3o</text:p>
          </table:table-cell>
          <table:table-cell office:value-type="float" office:value="5213">
            <text:p>5213</text:p>
          </table:table-cell>
          <table:table-cell office:value-type="float" office:value="-2606.5">
            <text:p>-2606,5</text:p>
          </table:table-cell>
          <table:table-cell table:style-name="ce15" office:value-type="float" office:value="-500">
            <text:p>-500</text:p>
          </table:table-cell>
          <table:table-cell office:value-type="float" office:value="5158">
            <text:p>5158</text:p>
          </table:table-cell>
          <table:table-cell office:value-type="float" office:value="-4103">
            <text:p>-4103</text:p>
          </table:table-cell>
          <table:table-cell table:style-name="ce15" table:formula="of:=([.F98]/[.E98])*1000" office:value-type="float" office:value="-795.463357890655">
            <text:p>-795</text:p>
          </table:table-cell>
          <table:table-cell table:style-name="ce25" office:value-type="float" office:value="1890">
            <text:p>1890</text:p>
          </table:table-cell>
          <table:table-cell table:style-name="ce25" office:value-type="float" office:value="-963">
            <text:p>-963</text:p>
          </table:table-cell>
          <table:table-cell table:style-name="ce26" office:value-type="float" office:value="-509.52">
            <text:p>-510</text:p>
          </table:table-cell>
          <table:table-cell table:style-name="ce27" table:formula="of:=([.J98]-[.$D98])/ABS([.$D98])" office:value-type="percentage" office:value="-0.01904">
            <text:p>-1,90%</text:p>
          </table:table-cell>
          <table:table-cell table:style-name="ce32" office:value-type="float" office:value="1">
            <text:p>1</text:p>
          </table:table-cell>
          <table:table-cell office:value-type="float" office:value="1884">
            <text:p>1884</text:p>
          </table:table-cell>
          <table:table-cell office:value-type="float" office:value="-1284.5">
            <text:p>-1284,5</text:p>
          </table:table-cell>
          <table:table-cell table:style-name="ce26" office:value-type="float" office:value="-681.79">
            <text:p>-682</text:p>
          </table:table-cell>
          <table:table-cell table:style-name="ce35" table:formula="of:=([.O98]-[.$G98])/ABS([.$G98])" office:value-type="percentage" office:value="0.142902066780405">
            <text:p>14,29%</text:p>
          </table:table-cell>
          <table:table-cell table:style-name="ce32" office:value-type="float" office:value="1">
            <text:p>1</text:p>
          </table:table-cell>
          <table:table-cell table:style-name="ce35" table:formula="of:=([.H98]+[.M98])/([.$H$173]+[.$M$173])" office:value-type="percentage" office:value="0.00902870813397129">
            <text:p>0,90%</text:p>
          </table:table-cell>
        </table:table-row>
        <table:table-row table:style-name="ro2">
          <table:table-cell office:value-type="string">
            <text:p>J2s</text:p>
          </table:table-cell>
          <table:table-cell office:value-type="float" office:value="1781">
            <text:p>1781</text:p>
          </table:table-cell>
          <table:table-cell office:value-type="float" office:value="201">
            <text:p>201</text:p>
          </table:table-cell>
          <table:table-cell table:style-name="ce15" office:value-type="float" office:value="112.857944974733">
            <text:p>113</text:p>
          </table:table-cell>
          <table:table-cell office:value-type="float" office:value="1781">
            <text:p>1781</text:p>
          </table:table-cell>
          <table:table-cell office:value-type="float" office:value="-338">
            <text:p>-338</text:p>
          </table:table-cell>
          <table:table-cell table:style-name="ce15" table:formula="of:=([.F99]/[.E99])*1000" office:value-type="float" office:value="-189.78102189781">
            <text:p>-190</text:p>
          </table:table-cell>
          <table:table-cell table:style-name="ce25" office:value-type="float" office:value="627">
            <text:p>627</text:p>
          </table:table-cell>
          <table:table-cell table:style-name="ce25" office:value-type="float" office:value="-280">
            <text:p>-280</text:p>
          </table:table-cell>
          <table:table-cell table:style-name="ce26" office:value-type="float" office:value="-446.57">
            <text:p>-447</text:p>
          </table:table-cell>
          <table:table-cell table:style-name="ce28" table:formula="of:=([.J99]-[.$D99])/ABS([.$D99])" office:value-type="percentage" office:value="-4.95692124378111">
            <text:p>-495,69%</text:p>
          </table:table-cell>
          <table:table-cell table:style-name="ce32" office:value-type="float" office:value="2">
            <text:p>2</text:p>
          </table:table-cell>
          <table:table-cell office:value-type="float" office:value="610">
            <text:p>610</text:p>
          </table:table-cell>
          <table:table-cell office:value-type="float" office:value="-108">
            <text:p>-108</text:p>
          </table:table-cell>
          <table:table-cell table:style-name="ce26" office:value-type="float" office:value="-177.05">
            <text:p>-177</text:p>
          </table:table-cell>
          <table:table-cell table:style-name="ce35" table:formula="of:=([.O99]-[.$G99])/ABS([.$G99])" office:value-type="percentage" office:value="0.0670826923076922">
            <text:p>6,71%</text:p>
          </table:table-cell>
          <table:table-cell table:style-name="ce32" office:value-type="float" office:value="2">
            <text:p>2</text:p>
          </table:table-cell>
          <table:table-cell table:style-name="ce35" table:formula="of:=([.H99]+[.M99])/([.$H$173]+[.$M$173])" office:value-type="percentage" office:value="0.00295933014354067">
            <text:p>0,30%</text:p>
          </table:table-cell>
        </table:table-row>
        <table:table-row table:style-name="ro2">
          <table:table-cell office:value-type="string">
            <text:p>J2o</text:p>
          </table:table-cell>
          <table:table-cell office:value-type="float" office:value="5218">
            <text:p>5218</text:p>
          </table:table-cell>
          <table:table-cell office:value-type="float" office:value="-2609">
            <text:p>-2609</text:p>
          </table:table-cell>
          <table:table-cell table:style-name="ce15" office:value-type="float" office:value="-500">
            <text:p>-500</text:p>
          </table:table-cell>
          <table:table-cell office:value-type="float" office:value="5207">
            <text:p>5207</text:p>
          </table:table-cell>
          <table:table-cell office:value-type="float" office:value="-3938.5">
            <text:p>-3938,5</text:p>
          </table:table-cell>
          <table:table-cell table:style-name="ce15" table:formula="of:=([.F100]/[.E100])*1000" office:value-type="float" office:value="-756.385634722489">
            <text:p>-756</text:p>
          </table:table-cell>
          <table:table-cell table:style-name="ce25" office:value-type="float" office:value="1886">
            <text:p>1886</text:p>
          </table:table-cell>
          <table:table-cell table:style-name="ce25" office:value-type="float" office:value="-984">
            <text:p>-984</text:p>
          </table:table-cell>
          <table:table-cell table:style-name="ce26" office:value-type="float" office:value="-521.74">
            <text:p>-522</text:p>
          </table:table-cell>
          <table:table-cell table:style-name="ce27" table:formula="of:=([.J100]-[.$D100])/ABS([.$D100])" office:value-type="percentage" office:value="-0.04348">
            <text:p>-4,35%</text:p>
          </table:table-cell>
          <table:table-cell table:style-name="ce32" office:value-type="float" office:value="1">
            <text:p>1</text:p>
          </table:table-cell>
          <table:table-cell office:value-type="float" office:value="1950">
            <text:p>1950</text:p>
          </table:table-cell>
          <table:table-cell office:value-type="float" office:value="-1468">
            <text:p>-1468</text:p>
          </table:table-cell>
          <table:table-cell table:style-name="ce26" office:value-type="float" office:value="-752.82">
            <text:p>-753</text:p>
          </table:table-cell>
          <table:table-cell table:style-name="ce35" table:formula="of:=([.O100]-[.$G100])/ABS([.$G100])" office:value-type="percentage" office:value="0.00471404341754465">
            <text:p>0,47%</text:p>
          </table:table-cell>
          <table:table-cell table:style-name="ce32" office:value-type="float" office:value="1">
            <text:p>1</text:p>
          </table:table-cell>
          <table:table-cell table:style-name="ce35" table:formula="of:=([.H100]+[.M100])/([.$H$173]+[.$M$173])" office:value-type="percentage" office:value="0.00917703349282297">
            <text:p>0,92%</text:p>
          </table:table-cell>
        </table:table-row>
        <table:table-row table:style-name="ro2">
          <table:table-cell office:value-type="string">
            <text:p>T9s</text:p>
          </table:table-cell>
          <table:table-cell office:value-type="float" office:value="1839">
            <text:p>1839</text:p>
          </table:table-cell>
          <table:table-cell office:value-type="float" office:value="1153">
            <text:p>1153</text:p>
          </table:table-cell>
          <table:table-cell table:style-name="ce15" office:value-type="float" office:value="626.971179989125">
            <text:p>627</text:p>
          </table:table-cell>
          <table:table-cell office:value-type="float" office:value="1791">
            <text:p>1791</text:p>
          </table:table-cell>
          <table:table-cell office:value-type="float" office:value="257">
            <text:p>257</text:p>
          </table:table-cell>
          <table:table-cell table:style-name="ce15" table:formula="of:=([.F101]/[.E101])*1000" office:value-type="float" office:value="143.495254048018">
            <text:p>143</text:p>
          </table:table-cell>
          <table:table-cell table:style-name="ce25" office:value-type="float" office:value="622">
            <text:p>622</text:p>
          </table:table-cell>
          <table:table-cell table:style-name="ce25" office:value-type="float" office:value="331">
            <text:p>331</text:p>
          </table:table-cell>
          <table:table-cell table:style-name="ce26" office:value-type="float" office:value="532.15">
            <text:p>532</text:p>
          </table:table-cell>
          <table:table-cell table:style-name="ce28" table:formula="of:=([.J101]-[.$D101])/ABS([.$D101])" office:value-type="percentage" office:value="-0.151236903729402">
            <text:p>-15,12%</text:p>
          </table:table-cell>
          <table:table-cell table:style-name="ce32" office:value-type="float" office:value="3">
            <text:p>3</text:p>
          </table:table-cell>
          <table:table-cell office:value-type="float" office:value="623">
            <text:p>623</text:p>
          </table:table-cell>
          <table:table-cell office:value-type="float" office:value="256.5">
            <text:p>256,5</text:p>
          </table:table-cell>
          <table:table-cell table:style-name="ce26" office:value-type="float" office:value="411.72">
            <text:p>412</text:p>
          </table:table-cell>
          <table:table-cell table:style-name="ce30" table:formula="of:=([.O101]-[.$G101])/ABS([.$G101])" office:value-type="percentage" office:value="1.86922381322957">
            <text:p>186,92%</text:p>
          </table:table-cell>
          <table:table-cell table:style-name="ce32" office:value-type="float" office:value="3">
            <text:p>3</text:p>
          </table:table-cell>
          <table:table-cell table:style-name="ce35" table:formula="of:=([.H101]+[.M101])/([.$H$173]+[.$M$173])" office:value-type="percentage" office:value="0.00297846889952153">
            <text:p>0,30%</text:p>
          </table:table-cell>
        </table:table-row>
        <table:table-row table:style-name="ro2">
          <table:table-cell office:value-type="string">
            <text:p>T9o</text:p>
          </table:table-cell>
          <table:table-cell office:value-type="float" office:value="5190">
            <text:p>5190</text:p>
          </table:table-cell>
          <table:table-cell office:value-type="float" office:value="2026">
            <text:p>2026</text:p>
          </table:table-cell>
          <table:table-cell table:style-name="ce15" office:value-type="float" office:value="390.366088631985">
            <text:p>390</text:p>
          </table:table-cell>
          <table:table-cell office:value-type="float" office:value="5071">
            <text:p>5071</text:p>
          </table:table-cell>
          <table:table-cell office:value-type="float" office:value="303">
            <text:p>303</text:p>
          </table:table-cell>
          <table:table-cell table:style-name="ce15" table:formula="of:=([.F102]/[.E102])*1000" office:value-type="float" office:value="59.751528298166">
            <text:p>60</text:p>
          </table:table-cell>
          <table:table-cell table:style-name="ce25" office:value-type="float" office:value="1908">
            <text:p>1908</text:p>
          </table:table-cell>
          <table:table-cell table:style-name="ce25" office:value-type="float" office:value="285">
            <text:p>285</text:p>
          </table:table-cell>
          <table:table-cell table:style-name="ce26" office:value-type="float" office:value="149.37">
            <text:p>149</text:p>
          </table:table-cell>
          <table:table-cell table:style-name="ce28" table:formula="of:=([.J102]-[.$D102])/ABS([.$D102])" office:value-type="percentage" office:value="-0.61735918065153">
            <text:p>-61,74%</text:p>
          </table:table-cell>
          <table:table-cell table:style-name="ce32" office:value-type="float" office:value="2">
            <text:p>2</text:p>
          </table:table-cell>
          <table:table-cell office:value-type="float" office:value="1874">
            <text:p>1874</text:p>
          </table:table-cell>
          <table:table-cell office:value-type="float" office:value="5.5">
            <text:p>5,5</text:p>
          </table:table-cell>
          <table:table-cell table:style-name="ce26" office:value-type="float" office:value="2.93">
            <text:p>3</text:p>
          </table:table-cell>
          <table:table-cell table:style-name="ce28" table:formula="of:=([.O102]-[.$G102])/ABS([.$G102])" office:value-type="percentage" office:value="-0.950963597359736">
            <text:p>-95,10%</text:p>
          </table:table-cell>
          <table:table-cell table:style-name="ce32" office:value-type="float" office:value="2">
            <text:p>2</text:p>
          </table:table-cell>
          <table:table-cell table:style-name="ce35" table:formula="of:=([.H102]+[.M102])/([.$H$173]+[.$M$173])" office:value-type="percentage" office:value="0.00904784688995215">
            <text:p>0,90%</text:p>
          </table:table-cell>
        </table:table-row>
        <table:table-row table:style-name="ro2">
          <table:table-cell office:value-type="string">
            <text:p>T8s</text:p>
          </table:table-cell>
          <table:table-cell office:value-type="float" office:value="1732">
            <text:p>1732</text:p>
          </table:table-cell>
          <table:table-cell office:value-type="float" office:value="916">
            <text:p>916</text:p>
          </table:table-cell>
          <table:table-cell table:style-name="ce15" office:value-type="float" office:value="528.868360277136">
            <text:p>529</text:p>
          </table:table-cell>
          <table:table-cell office:value-type="float" office:value="1739">
            <text:p>1739</text:p>
          </table:table-cell>
          <table:table-cell office:value-type="float" office:value="178.5">
            <text:p>178,5</text:p>
          </table:table-cell>
          <table:table-cell table:style-name="ce15" table:formula="of:=([.F103]/[.E103])*1000" office:value-type="float" office:value="102.645198389879">
            <text:p>103</text:p>
          </table:table-cell>
          <table:table-cell table:style-name="ce25" office:value-type="float" office:value="588">
            <text:p>588</text:p>
          </table:table-cell>
          <table:table-cell table:style-name="ce25" office:value-type="float" office:value="276">
            <text:p>276</text:p>
          </table:table-cell>
          <table:table-cell table:style-name="ce26" office:value-type="float" office:value="469.39">
            <text:p>469</text:p>
          </table:table-cell>
          <table:table-cell table:style-name="ce27" table:formula="of:=([.J103]-[.$D103])/ABS([.$D103])" office:value-type="percentage" office:value="-0.112463449781659">
            <text:p>-11,25%</text:p>
          </table:table-cell>
          <table:table-cell table:style-name="ce32" office:value-type="float" office:value="3">
            <text:p>3</text:p>
          </table:table-cell>
          <table:table-cell office:value-type="float" office:value="665">
            <text:p>665</text:p>
          </table:table-cell>
          <table:table-cell office:value-type="float" office:value="-228">
            <text:p>-228</text:p>
          </table:table-cell>
          <table:table-cell table:style-name="ce26" office:value-type="float" office:value="-342.86">
            <text:p>-343</text:p>
          </table:table-cell>
          <table:table-cell table:style-name="ce28" table:formula="of:=([.O103]-[.$G103])/ABS([.$G103])" office:value-type="percentage" office:value="-4.34024392156863">
            <text:p>-434,02%</text:p>
          </table:table-cell>
          <table:table-cell table:style-name="ce32" office:value-type="float" office:value="3">
            <text:p>3</text:p>
          </table:table-cell>
          <table:table-cell table:style-name="ce35" table:formula="of:=([.H103]+[.M103])/([.$H$173]+[.$M$173])" office:value-type="percentage" office:value="0.00299760765550239">
            <text:p>0,30%</text:p>
          </table:table-cell>
        </table:table-row>
        <table:table-row table:style-name="ro2">
          <table:table-cell office:value-type="string">
            <text:p>T8o</text:p>
          </table:table-cell>
          <table:table-cell office:value-type="float" office:value="5154">
            <text:p>5154</text:p>
          </table:table-cell>
          <table:table-cell office:value-type="float" office:value="-225">
            <text:p>-225</text:p>
          </table:table-cell>
          <table:table-cell table:style-name="ce15" office:value-type="float" office:value="-43.6554132712456">
            <text:p>-44</text:p>
          </table:table-cell>
          <table:table-cell office:value-type="float" office:value="5256">
            <text:p>5256</text:p>
          </table:table-cell>
          <table:table-cell office:value-type="float" office:value="-1076.5">
            <text:p>-1076,5</text:p>
          </table:table-cell>
          <table:table-cell table:style-name="ce15" table:formula="of:=([.F104]/[.E104])*1000" office:value-type="float" office:value="-204.813546423135">
            <text:p>-205</text:p>
          </table:table-cell>
          <table:table-cell table:style-name="ce25" office:value-type="float" office:value="1883">
            <text:p>1883</text:p>
          </table:table-cell>
          <table:table-cell table:style-name="ce25" office:value-type="float" office:value="139">
            <text:p>139</text:p>
          </table:table-cell>
          <table:table-cell table:style-name="ce26" office:value-type="float" office:value="73.82">
            <text:p>74</text:p>
          </table:table-cell>
          <table:table-cell table:style-name="ce30" table:formula="of:=([.J104]-[.$D104])/ABS([.$D104])" office:value-type="percentage" office:value="2.69097013333333">
            <text:p>269,10%</text:p>
          </table:table-cell>
          <table:table-cell table:style-name="ce32" office:value-type="float" office:value="2">
            <text:p>2</text:p>
          </table:table-cell>
          <table:table-cell office:value-type="float" office:value="1948">
            <text:p>1948</text:p>
          </table:table-cell>
          <table:table-cell office:value-type="float" office:value="-493">
            <text:p>-493</text:p>
          </table:table-cell>
          <table:table-cell table:style-name="ce26" office:value-type="float" office:value="-253.08">
            <text:p>-253</text:p>
          </table:table-cell>
          <table:table-cell table:style-name="ce28" table:formula="of:=([.O104]-[.$G104])/ABS([.$G104])" office:value-type="percentage" office:value="-0.23566045517882">
            <text:p>-23,57%</text:p>
          </table:table-cell>
          <table:table-cell table:style-name="ce32" office:value-type="float" office:value="2">
            <text:p>2</text:p>
          </table:table-cell>
          <table:table-cell table:style-name="ce35" table:formula="of:=([.H104]+[.M104])/([.$H$173]+[.$M$173])" office:value-type="percentage" office:value="0.00916507177033493">
            <text:p>0,92%</text:p>
          </table:table-cell>
        </table:table-row>
        <table:table-row table:style-name="ro2">
          <table:table-cell office:value-type="string">
            <text:p>T7s</text:p>
          </table:table-cell>
          <table:table-cell office:value-type="float" office:value="1713">
            <text:p>1713</text:p>
          </table:table-cell>
          <table:table-cell office:value-type="float" office:value="195">
            <text:p>195</text:p>
          </table:table-cell>
          <table:table-cell table:style-name="ce15" office:value-type="float" office:value="113.835376532399">
            <text:p>114</text:p>
          </table:table-cell>
          <table:table-cell office:value-type="float" office:value="1715">
            <text:p>1715</text:p>
          </table:table-cell>
          <table:table-cell office:value-type="float" office:value="-262">
            <text:p>-262</text:p>
          </table:table-cell>
          <table:table-cell table:style-name="ce15" table:formula="of:=([.F105]/[.E105])*1000" office:value-type="float" office:value="-152.769679300292">
            <text:p>-153</text:p>
          </table:table-cell>
          <table:table-cell table:style-name="ce25" office:value-type="float" office:value="675">
            <text:p>675</text:p>
          </table:table-cell>
          <table:table-cell table:style-name="ce25" office:value-type="float" office:value="-7">
            <text:p>-7</text:p>
          </table:table-cell>
          <table:table-cell table:style-name="ce26" office:value-type="float" office:value="-10.37">
            <text:p>-10</text:p>
          </table:table-cell>
          <table:table-cell table:style-name="ce28" table:formula="of:=([.J105]-[.$D105])/ABS([.$D105])" office:value-type="percentage" office:value="-1.09109646153846">
            <text:p>-109,11%</text:p>
          </table:table-cell>
          <table:table-cell table:style-name="ce32" office:value-type="float" office:value="2">
            <text:p>2</text:p>
          </table:table-cell>
          <table:table-cell office:value-type="float" office:value="654">
            <text:p>654</text:p>
          </table:table-cell>
          <table:table-cell office:value-type="float" office:value="-95">
            <text:p>-95</text:p>
          </table:table-cell>
          <table:table-cell table:style-name="ce26" office:value-type="float" office:value="-145.26">
            <text:p>-145</text:p>
          </table:table-cell>
          <table:table-cell table:style-name="ce35" table:formula="of:=([.O105]-[.$G105])/ABS([.$G105])" office:value-type="percentage" office:value="0.0491568702290076">
            <text:p>4,92%</text:p>
          </table:table-cell>
          <table:table-cell table:style-name="ce32" office:value-type="float" office:value="2">
            <text:p>2</text:p>
          </table:table-cell>
          <table:table-cell table:style-name="ce35" table:formula="of:=([.H105]+[.M105])/([.$H$173]+[.$M$173])" office:value-type="percentage" office:value="0.00317942583732057">
            <text:p>0,32%</text:p>
          </table:table-cell>
        </table:table-row>
        <table:table-row table:style-name="ro2">
          <table:table-cell office:value-type="string">
            <text:p>T7o</text:p>
          </table:table-cell>
          <table:table-cell office:value-type="float" office:value="5259">
            <text:p>5259</text:p>
          </table:table-cell>
          <table:table-cell office:value-type="float" office:value="-228">
            <text:p>-228</text:p>
          </table:table-cell>
          <table:table-cell table:style-name="ce15" office:value-type="float" office:value="-43.3542498573873">
            <text:p>-43</text:p>
          </table:table-cell>
          <table:table-cell office:value-type="float" office:value="5209">
            <text:p>5209</text:p>
          </table:table-cell>
          <table:table-cell office:value-type="float" office:value="-1182.5">
            <text:p>-1182,5</text:p>
          </table:table-cell>
          <table:table-cell table:style-name="ce15" table:formula="of:=([.F106]/[.E106])*1000" office:value-type="float" office:value="-227.010942599347">
            <text:p>-227</text:p>
          </table:table-cell>
          <table:table-cell table:style-name="ce25" office:value-type="float" office:value="1858">
            <text:p>1858</text:p>
          </table:table-cell>
          <table:table-cell table:style-name="ce25" office:value-type="float" office:value="131">
            <text:p>131</text:p>
          </table:table-cell>
          <table:table-cell table:style-name="ce26" office:value-type="float" office:value="70.51">
            <text:p>71</text:p>
          </table:table-cell>
          <table:table-cell table:style-name="ce30" table:formula="of:=([.J106]-[.$D106])/ABS([.$D106])" office:value-type="percentage" office:value="2.62636881578947">
            <text:p>262,64%</text:p>
          </table:table-cell>
          <table:table-cell table:style-name="ce32" office:value-type="float" office:value="2">
            <text:p>2</text:p>
          </table:table-cell>
          <table:table-cell office:value-type="float" office:value="1858">
            <text:p>1858</text:p>
          </table:table-cell>
          <table:table-cell office:value-type="float" office:value="-614.5">
            <text:p>-614,5</text:p>
          </table:table-cell>
          <table:table-cell table:style-name="ce26" office:value-type="float" office:value="-330.73">
            <text:p>-331</text:p>
          </table:table-cell>
          <table:table-cell table:style-name="ce28" table:formula="of:=([.O106]-[.$G106])/ABS([.$G106])" office:value-type="percentage" office:value="-0.456890122621565">
            <text:p>-45,69%</text:p>
          </table:table-cell>
          <table:table-cell table:style-name="ce32" office:value-type="float" office:value="2">
            <text:p>2</text:p>
          </table:table-cell>
          <table:table-cell table:style-name="ce35" table:formula="of:=([.H106]+[.M106])/([.$H$173]+[.$M$173])" office:value-type="percentage" office:value="0.00888995215311005">
            <text:p>0,89%</text:p>
          </table:table-cell>
        </table:table-row>
        <table:table-row table:style-name="ro2">
          <table:table-cell office:value-type="string">
            <text:p>T6s</text:p>
          </table:table-cell>
          <table:table-cell office:value-type="float" office:value="1746">
            <text:p>1746</text:p>
          </table:table-cell>
          <table:table-cell office:value-type="float" office:value="141">
            <text:p>141</text:p>
          </table:table-cell>
          <table:table-cell table:style-name="ce15" office:value-type="float" office:value="80.7560137457045">
            <text:p>81</text:p>
          </table:table-cell>
          <table:table-cell office:value-type="float" office:value="1755">
            <text:p>1755</text:p>
          </table:table-cell>
          <table:table-cell office:value-type="float" office:value="-363.5">
            <text:p>-363,5</text:p>
          </table:table-cell>
          <table:table-cell table:style-name="ce15" table:formula="of:=([.F107]/[.E107])*1000" office:value-type="float" office:value="-207.122507122507">
            <text:p>-207</text:p>
          </table:table-cell>
          <table:table-cell table:style-name="ce25" office:value-type="float" office:value="638">
            <text:p>638</text:p>
          </table:table-cell>
          <table:table-cell table:style-name="ce25" office:value-type="float" office:value="144">
            <text:p>144</text:p>
          </table:table-cell>
          <table:table-cell table:style-name="ce26" office:value-type="float" office:value="225.71">
            <text:p>226</text:p>
          </table:table-cell>
          <table:table-cell table:style-name="ce30" table:formula="of:=([.J107]-[.$D107])/ABS([.$D107])" office:value-type="percentage" office:value="1.79496212765957">
            <text:p>179,50%</text:p>
          </table:table-cell>
          <table:table-cell table:style-name="ce32" office:value-type="float" office:value="2">
            <text:p>2</text:p>
          </table:table-cell>
          <table:table-cell office:value-type="float" office:value="612">
            <text:p>612</text:p>
          </table:table-cell>
          <table:table-cell office:value-type="float" office:value="-68.5">
            <text:p>-68,5</text:p>
          </table:table-cell>
          <table:table-cell table:style-name="ce26" office:value-type="float" office:value="-111.93">
            <text:p>-112</text:p>
          </table:table-cell>
          <table:table-cell table:style-name="ce30" table:formula="of:=([.O107]-[.$G107])/ABS([.$G107])" office:value-type="percentage" office:value="0.459595185694635">
            <text:p>45,96%</text:p>
          </table:table-cell>
          <table:table-cell table:style-name="ce32" office:value-type="float" office:value="2">
            <text:p>2</text:p>
          </table:table-cell>
          <table:table-cell table:style-name="ce35" table:formula="of:=([.H107]+[.M107])/([.$H$173]+[.$M$173])" office:value-type="percentage" office:value="0.00299043062200957">
            <text:p>0,30%</text:p>
          </table:table-cell>
        </table:table-row>
        <table:table-row table:style-name="ro2">
          <table:table-cell office:value-type="string">
            <text:p>T6o</text:p>
          </table:table-cell>
          <table:table-cell office:value-type="float" office:value="5213">
            <text:p>5213</text:p>
          </table:table-cell>
          <table:table-cell office:value-type="float" office:value="-2606.5">
            <text:p>-2606,5</text:p>
          </table:table-cell>
          <table:table-cell table:style-name="ce15" office:value-type="float" office:value="-500">
            <text:p>-500</text:p>
          </table:table-cell>
          <table:table-cell office:value-type="float" office:value="5068">
            <text:p>5068</text:p>
          </table:table-cell>
          <table:table-cell office:value-type="float" office:value="-1012.5">
            <text:p>-1012,5</text:p>
          </table:table-cell>
          <table:table-cell table:style-name="ce15" table:formula="of:=([.F108]/[.E108])*1000" office:value-type="float" office:value="-199.782951854775">
            <text:p>-200</text:p>
          </table:table-cell>
          <table:table-cell table:style-name="ce25" office:value-type="float" office:value="1837">
            <text:p>1837</text:p>
          </table:table-cell>
          <table:table-cell table:style-name="ce25" office:value-type="float" office:value="-733">
            <text:p>-733</text:p>
          </table:table-cell>
          <table:table-cell table:style-name="ce26" office:value-type="float" office:value="-399.02">
            <text:p>-399</text:p>
          </table:table-cell>
          <table:table-cell table:style-name="ce30" table:formula="of:=([.J108]-[.$D108])/ABS([.$D108])" office:value-type="percentage" office:value="0.20196">
            <text:p>20,20%</text:p>
          </table:table-cell>
          <table:table-cell table:style-name="ce32" office:value-type="float" office:value="2">
            <text:p>2</text:p>
          </table:table-cell>
          <table:table-cell office:value-type="float" office:value="1875">
            <text:p>1875</text:p>
          </table:table-cell>
          <table:table-cell office:value-type="float" office:value="-683.5">
            <text:p>-683,5</text:p>
          </table:table-cell>
          <table:table-cell table:style-name="ce26" office:value-type="float" office:value="-364.53">
            <text:p>-365</text:p>
          </table:table-cell>
          <table:table-cell table:style-name="ce28" table:formula="of:=([.O108]-[.$G108])/ABS([.$G108])" office:value-type="percentage" office:value="-0.824630162962963">
            <text:p>-82,46%</text:p>
          </table:table-cell>
          <table:table-cell table:style-name="ce32" office:value-type="float" office:value="2">
            <text:p>2</text:p>
          </table:table-cell>
          <table:table-cell table:style-name="ce35" table:formula="of:=([.H108]+[.M108])/([.$H$173]+[.$M$173])" office:value-type="percentage" office:value="0.00888038277511962">
            <text:p>0,89%</text:p>
          </table:table-cell>
        </table:table-row>
        <table:table-row table:style-name="ro2">
          <table:table-cell office:value-type="string">
            <text:p>T5s</text:p>
          </table:table-cell>
          <table:table-cell office:value-type="float" office:value="1779">
            <text:p>1779</text:p>
          </table:table-cell>
          <table:table-cell office:value-type="float" office:value="636">
            <text:p>636</text:p>
          </table:table-cell>
          <table:table-cell table:style-name="ce15" office:value-type="float" office:value="357.504215851602">
            <text:p>358</text:p>
          </table:table-cell>
          <table:table-cell office:value-type="float" office:value="1696">
            <text:p>1696</text:p>
          </table:table-cell>
          <table:table-cell office:value-type="float" office:value="-379.5">
            <text:p>-379,5</text:p>
          </table:table-cell>
          <table:table-cell table:style-name="ce15" table:formula="of:=([.F109]/[.E109])*1000" office:value-type="float" office:value="-223.76179245283">
            <text:p>-224</text:p>
          </table:table-cell>
          <table:table-cell table:style-name="ce25" office:value-type="float" office:value="622">
            <text:p>622</text:p>
          </table:table-cell>
          <table:table-cell table:style-name="ce25" office:value-type="float" office:value="-28">
            <text:p>-28</text:p>
          </table:table-cell>
          <table:table-cell table:style-name="ce26" office:value-type="float" office:value="-45.02">
            <text:p>-45</text:p>
          </table:table-cell>
          <table:table-cell table:style-name="ce28" table:formula="of:=([.J109]-[.$D109])/ABS([.$D109])" office:value-type="percentage" office:value="-1.12592858490566">
            <text:p>-112,59%</text:p>
          </table:table-cell>
          <table:table-cell table:style-name="ce32" office:value-type="float" office:value="2">
            <text:p>2</text:p>
          </table:table-cell>
          <table:table-cell office:value-type="float" office:value="641">
            <text:p>641</text:p>
          </table:table-cell>
          <table:table-cell office:value-type="float" office:value="-75">
            <text:p>-75</text:p>
          </table:table-cell>
          <table:table-cell table:style-name="ce26" office:value-type="float" office:value="-117">
            <text:p>-117</text:p>
          </table:table-cell>
          <table:table-cell table:style-name="ce30" table:formula="of:=([.O109]-[.$G109])/ABS([.$G109])" office:value-type="percentage" office:value="0.477122529644269">
            <text:p>47,71%</text:p>
          </table:table-cell>
          <table:table-cell table:style-name="ce32" office:value-type="float" office:value="2">
            <text:p>2</text:p>
          </table:table-cell>
          <table:table-cell table:style-name="ce35" table:formula="of:=([.H109]+[.M109])/([.$H$173]+[.$M$173])" office:value-type="percentage" office:value="0.00302153110047847">
            <text:p>0,30%</text:p>
          </table:table-cell>
        </table:table-row>
        <table:table-row table:style-name="ro2">
          <table:table-cell office:value-type="string">
            <text:p>T5o</text:p>
          </table:table-cell>
          <table:table-cell office:value-type="float" office:value="5262">
            <text:p>5262</text:p>
          </table:table-cell>
          <table:table-cell office:value-type="float" office:value="-2631">
            <text:p>-2631</text:p>
          </table:table-cell>
          <table:table-cell table:style-name="ce15" office:value-type="float" office:value="-500">
            <text:p>-500</text:p>
          </table:table-cell>
          <table:table-cell office:value-type="float" office:value="5208">
            <text:p>5208</text:p>
          </table:table-cell>
          <table:table-cell office:value-type="float" office:value="-3784.5">
            <text:p>-3784,5</text:p>
          </table:table-cell>
          <table:table-cell table:style-name="ce15" table:formula="of:=([.F110]/[.E110])*1000" office:value-type="float" office:value="-726.670506912442">
            <text:p>-727</text:p>
          </table:table-cell>
          <table:table-cell table:style-name="ce25" office:value-type="float" office:value="1961">
            <text:p>1961</text:p>
          </table:table-cell>
          <table:table-cell table:style-name="ce25" office:value-type="float" office:value="-711">
            <text:p>-711</text:p>
          </table:table-cell>
          <table:table-cell table:style-name="ce26" office:value-type="float" office:value="-362.57">
            <text:p>-363</text:p>
          </table:table-cell>
          <table:table-cell table:style-name="ce30" table:formula="of:=([.J110]-[.$D110])/ABS([.$D110])" office:value-type="percentage" office:value="0.27486">
            <text:p>27,49%</text:p>
          </table:table-cell>
          <table:table-cell table:style-name="ce32" office:value-type="float" office:value="1">
            <text:p>1</text:p>
          </table:table-cell>
          <table:table-cell office:value-type="float" office:value="1864">
            <text:p>1864</text:p>
          </table:table-cell>
          <table:table-cell office:value-type="float" office:value="-1475.5">
            <text:p>-1475,5</text:p>
          </table:table-cell>
          <table:table-cell table:style-name="ce26" office:value-type="float" office:value="-791.58">
            <text:p>-792</text:p>
          </table:table-cell>
          <table:table-cell table:style-name="ce35" table:formula="of:=([.O110]-[.$G110])/ABS([.$G110])" office:value-type="percentage" office:value="-0.08932451843044">
            <text:p>-8,93%</text:p>
          </table:table-cell>
          <table:table-cell table:style-name="ce32" office:value-type="float" office:value="1">
            <text:p>1</text:p>
          </table:table-cell>
          <table:table-cell table:style-name="ce35" table:formula="of:=([.H110]+[.M110])/([.$H$173]+[.$M$173])" office:value-type="percentage" office:value="0.00915071770334928">
            <text:p>0,92%</text:p>
          </table:table-cell>
        </table:table-row>
        <table:table-row table:style-name="ro2">
          <table:table-cell office:value-type="string">
            <text:p>T4s</text:p>
          </table:table-cell>
          <table:table-cell office:value-type="float" office:value="1759">
            <text:p>1759</text:p>
          </table:table-cell>
          <table:table-cell office:value-type="float" office:value="115">
            <text:p>115</text:p>
          </table:table-cell>
          <table:table-cell table:style-name="ce15" office:value-type="float" office:value="65.3780557134736">
            <text:p>65</text:p>
          </table:table-cell>
          <table:table-cell office:value-type="float" office:value="1735">
            <text:p>1735</text:p>
          </table:table-cell>
          <table:table-cell office:value-type="float" office:value="-211.5">
            <text:p>-211,5</text:p>
          </table:table-cell>
          <table:table-cell table:style-name="ce15" table:formula="of:=([.F111]/[.E111])*1000" office:value-type="float" office:value="-121.902017291066">
            <text:p>-122</text:p>
          </table:table-cell>
          <table:table-cell table:style-name="ce25" office:value-type="float" office:value="641">
            <text:p>641</text:p>
          </table:table-cell>
          <table:table-cell table:style-name="ce25" office:value-type="float" office:value="50">
            <text:p>50</text:p>
          </table:table-cell>
          <table:table-cell table:style-name="ce26" office:value-type="float" office:value="78">
            <text:p>78</text:p>
          </table:table-cell>
          <table:table-cell table:style-name="ce30" table:formula="of:=([.J111]-[.$D111])/ABS([.$D111])" office:value-type="percentage" office:value="0.193060869565217">
            <text:p>19,31%</text:p>
          </table:table-cell>
          <table:table-cell table:style-name="ce32" office:value-type="float" office:value="2">
            <text:p>2</text:p>
          </table:table-cell>
          <table:table-cell office:value-type="float" office:value="675">
            <text:p>675</text:p>
          </table:table-cell>
          <table:table-cell office:value-type="float" office:value="-284">
            <text:p>-284</text:p>
          </table:table-cell>
          <table:table-cell table:style-name="ce26" office:value-type="float" office:value="-420.74">
            <text:p>-421</text:p>
          </table:table-cell>
          <table:table-cell table:style-name="ce28" table:formula="of:=([.O111]-[.$G111])/ABS([.$G111])" office:value-type="percentage" office:value="-2.45146052009456">
            <text:p>-245,15%</text:p>
          </table:table-cell>
          <table:table-cell table:style-name="ce32" office:value-type="float" office:value="2">
            <text:p>2</text:p>
          </table:table-cell>
          <table:table-cell table:style-name="ce35" table:formula="of:=([.H111]+[.M111])/([.$H$173]+[.$M$173])" office:value-type="percentage" office:value="0.00314832535885167">
            <text:p>0,31%</text:p>
          </table:table-cell>
        </table:table-row>
        <table:table-row table:style-name="ro2">
          <table:table-cell office:value-type="string">
            <text:p>T4o</text:p>
          </table:table-cell>
          <table:table-cell office:value-type="float" office:value="5277">
            <text:p>5277</text:p>
          </table:table-cell>
          <table:table-cell office:value-type="float" office:value="-2638.5">
            <text:p>-2638,5</text:p>
          </table:table-cell>
          <table:table-cell table:style-name="ce15" office:value-type="float" office:value="-500">
            <text:p>-500</text:p>
          </table:table-cell>
          <table:table-cell office:value-type="float" office:value="5013">
            <text:p>5013</text:p>
          </table:table-cell>
          <table:table-cell office:value-type="float" office:value="-3613.5">
            <text:p>-3613,5</text:p>
          </table:table-cell>
          <table:table-cell table:style-name="ce15" table:formula="of:=([.F112]/[.E112])*1000" office:value-type="float" office:value="-720.825852782765">
            <text:p>-721</text:p>
          </table:table-cell>
          <table:table-cell table:style-name="ce25" office:value-type="float" office:value="1875">
            <text:p>1875</text:p>
          </table:table-cell>
          <table:table-cell table:style-name="ce25" office:value-type="float" office:value="-818">
            <text:p>-818</text:p>
          </table:table-cell>
          <table:table-cell table:style-name="ce26" office:value-type="float" office:value="-436.27">
            <text:p>-436</text:p>
          </table:table-cell>
          <table:table-cell table:style-name="ce27" table:formula="of:=([.J112]-[.$D112])/ABS([.$D112])" office:value-type="percentage" office:value="0.12746">
            <text:p>12,75%</text:p>
          </table:table-cell>
          <table:table-cell table:style-name="ce32" office:value-type="float" office:value="1">
            <text:p>1</text:p>
          </table:table-cell>
          <table:table-cell office:value-type="float" office:value="1860">
            <text:p>1860</text:p>
          </table:table-cell>
          <table:table-cell office:value-type="float" office:value="-1404.5">
            <text:p>-1404,5</text:p>
          </table:table-cell>
          <table:table-cell table:style-name="ce26" office:value-type="float" office:value="-755.11">
            <text:p>-755</text:p>
          </table:table-cell>
          <table:table-cell table:style-name="ce35" table:formula="of:=([.O112]-[.$G112])/ABS([.$G112])" office:value-type="percentage" office:value="-0.0475623163138233">
            <text:p>-4,76%</text:p>
          </table:table-cell>
          <table:table-cell table:style-name="ce32" office:value-type="float" office:value="1">
            <text:p>1</text:p>
          </table:table-cell>
          <table:table-cell table:style-name="ce35" table:formula="of:=([.H112]+[.M112])/([.$H$173]+[.$M$173])" office:value-type="percentage" office:value="0.00893540669856459">
            <text:p>0,89%</text:p>
          </table:table-cell>
        </table:table-row>
        <table:table-row table:style-name="ro2">
          <table:table-cell office:value-type="string">
            <text:p>T3s</text:p>
          </table:table-cell>
          <table:table-cell office:value-type="float" office:value="1745">
            <text:p>1745</text:p>
          </table:table-cell>
          <table:table-cell office:value-type="float" office:value="-454">
            <text:p>-454</text:p>
          </table:table-cell>
          <table:table-cell table:style-name="ce15" office:value-type="float" office:value="-260.171919770774">
            <text:p>-260</text:p>
          </table:table-cell>
          <table:table-cell office:value-type="float" office:value="1832">
            <text:p>1832</text:p>
          </table:table-cell>
          <table:table-cell office:value-type="float" office:value="-361.5">
            <text:p>-361,5</text:p>
          </table:table-cell>
          <table:table-cell table:style-name="ce15" table:formula="of:=([.F113]/[.E113])*1000" office:value-type="float" office:value="-197.325327510917">
            <text:p>-197</text:p>
          </table:table-cell>
          <table:table-cell table:style-name="ce25" office:value-type="float" office:value="577">
            <text:p>577</text:p>
          </table:table-cell>
          <table:table-cell table:style-name="ce25" office:value-type="float" office:value="-357">
            <text:p>-357</text:p>
          </table:table-cell>
          <table:table-cell table:style-name="ce26" office:value-type="float" office:value="-618.72">
            <text:p>-619</text:p>
          </table:table-cell>
          <table:table-cell table:style-name="ce28" table:formula="of:=([.J113]-[.$D113])/ABS([.$D113])" office:value-type="percentage" office:value="-1.37811982378854">
            <text:p>-137,81%</text:p>
          </table:table-cell>
          <table:table-cell table:style-name="ce32" office:value-type="float" office:value="2">
            <text:p>2</text:p>
          </table:table-cell>
          <table:table-cell office:value-type="float" office:value="615">
            <text:p>615</text:p>
          </table:table-cell>
          <table:table-cell office:value-type="float" office:value="-119">
            <text:p>-119</text:p>
          </table:table-cell>
          <table:table-cell table:style-name="ce26" office:value-type="float" office:value="-193.5">
            <text:p>-194</text:p>
          </table:table-cell>
          <table:table-cell table:style-name="ce35" table:formula="of:=([.O113]-[.$G113])/ABS([.$G113])" office:value-type="percentage" office:value="0.0193858921161825">
            <text:p>1,94%</text:p>
          </table:table-cell>
          <table:table-cell table:style-name="ce32" office:value-type="float" office:value="2">
            <text:p>2</text:p>
          </table:table-cell>
          <table:table-cell table:style-name="ce35" table:formula="of:=([.H113]+[.M113])/([.$H$173]+[.$M$173])" office:value-type="percentage" office:value="0.00285167464114833">
            <text:p>0,29%</text:p>
          </table:table-cell>
        </table:table-row>
        <table:table-row table:style-name="ro2">
          <table:table-cell office:value-type="string">
            <text:p>T3o</text:p>
          </table:table-cell>
          <table:table-cell office:value-type="float" office:value="5143">
            <text:p>5143</text:p>
          </table:table-cell>
          <table:table-cell office:value-type="float" office:value="-2571.5">
            <text:p>-2571,5</text:p>
          </table:table-cell>
          <table:table-cell table:style-name="ce15" office:value-type="float" office:value="-500">
            <text:p>-500</text:p>
          </table:table-cell>
          <table:table-cell office:value-type="float" office:value="5144">
            <text:p>5144</text:p>
          </table:table-cell>
          <table:table-cell office:value-type="float" office:value="-3767">
            <text:p>-3767</text:p>
          </table:table-cell>
          <table:table-cell table:style-name="ce15" table:formula="of:=([.F114]/[.E114])*1000" office:value-type="float" office:value="-732.309486780715">
            <text:p>-732</text:p>
          </table:table-cell>
          <table:table-cell table:style-name="ce25" office:value-type="float" office:value="1854">
            <text:p>1854</text:p>
          </table:table-cell>
          <table:table-cell table:style-name="ce25" office:value-type="float" office:value="-1235">
            <text:p>-1235</text:p>
          </table:table-cell>
          <table:table-cell table:style-name="ce26" office:value-type="float" office:value="-666.13">
            <text:p>-666</text:p>
          </table:table-cell>
          <table:table-cell table:style-name="ce28" table:formula="of:=([.J114]-[.$D114])/ABS([.$D114])" office:value-type="percentage" office:value="-0.33226">
            <text:p>-33,23%</text:p>
          </table:table-cell>
          <table:table-cell table:style-name="ce32" office:value-type="float" office:value="1">
            <text:p>1</text:p>
          </table:table-cell>
          <table:table-cell office:value-type="float" office:value="1900">
            <text:p>1900</text:p>
          </table:table-cell>
          <table:table-cell office:value-type="float" office:value="-1423.5">
            <text:p>-1423,5</text:p>
          </table:table-cell>
          <table:table-cell table:style-name="ce26" office:value-type="float" office:value="-749.21">
            <text:p>-749</text:p>
          </table:table-cell>
          <table:table-cell table:style-name="ce35" table:formula="of:=([.O114]-[.$G114])/ABS([.$G114])" office:value-type="percentage" office:value="-0.023078375365012">
            <text:p>-2,31%</text:p>
          </table:table-cell>
          <table:table-cell table:style-name="ce32" office:value-type="float" office:value="1">
            <text:p>1</text:p>
          </table:table-cell>
          <table:table-cell table:style-name="ce35" table:formula="of:=([.H114]+[.M114])/([.$H$173]+[.$M$173])" office:value-type="percentage" office:value="0.00898086124401914">
            <text:p>0,90%</text:p>
          </table:table-cell>
        </table:table-row>
        <table:table-row table:style-name="ro2">
          <table:table-cell office:value-type="string">
            <text:p>T2s</text:p>
          </table:table-cell>
          <table:table-cell office:value-type="float" office:value="1823">
            <text:p>1823</text:p>
          </table:table-cell>
          <table:table-cell office:value-type="float" office:value="-911.5">
            <text:p>-911,5</text:p>
          </table:table-cell>
          <table:table-cell table:style-name="ce15" office:value-type="float" office:value="-500">
            <text:p>-500</text:p>
          </table:table-cell>
          <table:table-cell office:value-type="float" office:value="1740">
            <text:p>1740</text:p>
          </table:table-cell>
          <table:table-cell office:value-type="float" office:value="-925">
            <text:p>-925</text:p>
          </table:table-cell>
          <table:table-cell table:style-name="ce15" table:formula="of:=([.F115]/[.E115])*1000" office:value-type="float" office:value="-531.609195402299">
            <text:p>-532</text:p>
          </table:table-cell>
          <table:table-cell table:style-name="ce25" office:value-type="float" office:value="650">
            <text:p>650</text:p>
          </table:table-cell>
          <table:table-cell table:style-name="ce25" office:value-type="float" office:value="-11">
            <text:p>-11</text:p>
          </table:table-cell>
          <table:table-cell table:style-name="ce26" office:value-type="float" office:value="-16.92">
            <text:p>-17</text:p>
          </table:table-cell>
          <table:table-cell table:style-name="ce30" table:formula="of:=([.J115]-[.$D115])/ABS([.$D115])" office:value-type="percentage" office:value="0.96616">
            <text:p>96,62%</text:p>
          </table:table-cell>
          <table:table-cell table:style-name="ce32" office:value-type="float" office:value="1">
            <text:p>1</text:p>
          </table:table-cell>
          <table:table-cell office:value-type="float" office:value="639">
            <text:p>639</text:p>
          </table:table-cell>
          <table:table-cell office:value-type="float" office:value="-453.5">
            <text:p>-453,5</text:p>
          </table:table-cell>
          <table:table-cell table:style-name="ce26" office:value-type="float" office:value="-709.7">
            <text:p>-710</text:p>
          </table:table-cell>
          <table:table-cell table:style-name="ce28" table:formula="of:=([.O115]-[.$G115])/ABS([.$G115])" office:value-type="percentage" office:value="-0.335003243243243">
            <text:p>-33,50%</text:p>
          </table:table-cell>
          <table:table-cell table:style-name="ce32" office:value-type="float" office:value="1">
            <text:p>1</text:p>
          </table:table-cell>
          <table:table-cell table:style-name="ce35" table:formula="of:=([.H115]+[.M115])/([.$H$173]+[.$M$173])" office:value-type="percentage" office:value="0.00308373205741627">
            <text:p>0,31%</text:p>
          </table:table-cell>
        </table:table-row>
        <table:table-row table:style-name="ro2">
          <table:table-cell office:value-type="string">
            <text:p>T2o</text:p>
          </table:table-cell>
          <table:table-cell office:value-type="float" office:value="5171">
            <text:p>5171</text:p>
          </table:table-cell>
          <table:table-cell office:value-type="float" office:value="-2585.5">
            <text:p>-2585,5</text:p>
          </table:table-cell>
          <table:table-cell table:style-name="ce15" office:value-type="float" office:value="-500">
            <text:p>-500</text:p>
          </table:table-cell>
          <table:table-cell office:value-type="float" office:value="5224">
            <text:p>5224</text:p>
          </table:table-cell>
          <table:table-cell office:value-type="float" office:value="-3732.5">
            <text:p>-3732,5</text:p>
          </table:table-cell>
          <table:table-cell table:style-name="ce15" table:formula="of:=([.F116]/[.E116])*1000" office:value-type="float" office:value="-714.490811638591">
            <text:p>-714</text:p>
          </table:table-cell>
          <table:table-cell table:style-name="ce25" office:value-type="float" office:value="1892">
            <text:p>1892</text:p>
          </table:table-cell>
          <table:table-cell table:style-name="ce25" office:value-type="float" office:value="-1192">
            <text:p>-1192</text:p>
          </table:table-cell>
          <table:table-cell table:style-name="ce26" office:value-type="float" office:value="-630.02">
            <text:p>-630</text:p>
          </table:table-cell>
          <table:table-cell table:style-name="ce28" table:formula="of:=([.J116]-[.$D116])/ABS([.$D116])" office:value-type="percentage" office:value="-0.26004">
            <text:p>-26,00%</text:p>
          </table:table-cell>
          <table:table-cell table:style-name="ce32" office:value-type="float" office:value="1">
            <text:p>1</text:p>
          </table:table-cell>
          <table:table-cell office:value-type="float" office:value="1815">
            <text:p>1815</text:p>
          </table:table-cell>
          <table:table-cell office:value-type="float" office:value="-1199.5">
            <text:p>-1199,5</text:p>
          </table:table-cell>
          <table:table-cell table:style-name="ce26" office:value-type="float" office:value="-660.88">
            <text:p>-661</text:p>
          </table:table-cell>
          <table:table-cell table:style-name="ce35" table:formula="of:=([.O116]-[.$G116])/ABS([.$G116])" office:value-type="percentage" office:value="0.0750335914266576">
            <text:p>7,50%</text:p>
          </table:table-cell>
          <table:table-cell table:style-name="ce32" office:value-type="float" office:value="1">
            <text:p>1</text:p>
          </table:table-cell>
          <table:table-cell table:style-name="ce35" table:formula="of:=([.H116]+[.M116])/([.$H$173]+[.$M$173])" office:value-type="percentage" office:value="0.00886842105263158">
            <text:p>0,89%</text:p>
          </table:table-cell>
        </table:table-row>
        <table:table-row table:style-name="ro2">
          <table:table-cell office:value-type="string">
            <text:p>98s</text:p>
          </table:table-cell>
          <table:table-cell office:value-type="float" office:value="1696">
            <text:p>1696</text:p>
          </table:table-cell>
          <table:table-cell office:value-type="float" office:value="722">
            <text:p>722</text:p>
          </table:table-cell>
          <table:table-cell table:style-name="ce15" office:value-type="float" office:value="425.707547169811">
            <text:p>426</text:p>
          </table:table-cell>
          <table:table-cell office:value-type="float" office:value="1681">
            <text:p>1681</text:p>
          </table:table-cell>
          <table:table-cell office:value-type="float" office:value="260">
            <text:p>260</text:p>
          </table:table-cell>
          <table:table-cell table:style-name="ce15" table:formula="of:=([.F117]/[.E117])*1000" office:value-type="float" office:value="154.669839381321">
            <text:p>155</text:p>
          </table:table-cell>
          <table:table-cell table:style-name="ce25" office:value-type="float" office:value="592">
            <text:p>592</text:p>
          </table:table-cell>
          <table:table-cell table:style-name="ce25" office:value-type="float" office:value="240">
            <text:p>240</text:p>
          </table:table-cell>
          <table:table-cell table:style-name="ce26" office:value-type="float" office:value="405.41">
            <text:p>405</text:p>
          </table:table-cell>
          <table:table-cell table:style-name="ce27" table:formula="of:=([.J117]-[.$D117])/ABS([.$D117])" office:value-type="percentage" office:value="-0.0476795567867028">
            <text:p>-4,77%</text:p>
          </table:table-cell>
          <table:table-cell table:style-name="ce32" office:value-type="float" office:value="2">
            <text:p>2</text:p>
          </table:table-cell>
          <table:table-cell office:value-type="float" office:value="649">
            <text:p>649</text:p>
          </table:table-cell>
          <table:table-cell office:value-type="float" office:value="-145.5">
            <text:p>-145,5</text:p>
          </table:table-cell>
          <table:table-cell table:style-name="ce26" office:value-type="float" office:value="-224.19">
            <text:p>-224</text:p>
          </table:table-cell>
          <table:table-cell table:style-name="ce28" table:formula="of:=([.O117]-[.$G117])/ABS([.$G117])" office:value-type="percentage" office:value="-2.44947457692308">
            <text:p>-244,95%</text:p>
          </table:table-cell>
          <table:table-cell table:style-name="ce32" office:value-type="float" office:value="2">
            <text:p>2</text:p>
          </table:table-cell>
          <table:table-cell table:style-name="ce35" table:formula="of:=([.H117]+[.M117])/([.$H$173]+[.$M$173])" office:value-type="percentage" office:value="0.0029688995215311">
            <text:p>0,30%</text:p>
          </table:table-cell>
        </table:table-row>
        <table:table-row table:style-name="ro2">
          <table:table-cell office:value-type="string">
            <text:p>98o</text:p>
          </table:table-cell>
          <table:table-cell office:value-type="float" office:value="5147">
            <text:p>5147</text:p>
          </table:table-cell>
          <table:table-cell office:value-type="float" office:value="822">
            <text:p>822</text:p>
          </table:table-cell>
          <table:table-cell table:style-name="ce15" office:value-type="float" office:value="159.704682339227">
            <text:p>160</text:p>
          </table:table-cell>
          <table:table-cell office:value-type="float" office:value="5225">
            <text:p>5225</text:p>
          </table:table-cell>
          <table:table-cell office:value-type="float" office:value="-551">
            <text:p>-551</text:p>
          </table:table-cell>
          <table:table-cell table:style-name="ce15" table:formula="of:=([.F118]/[.E118])*1000" office:value-type="float" office:value="-105.454545454545">
            <text:p>-105</text:p>
          </table:table-cell>
          <table:table-cell table:style-name="ce25" office:value-type="float" office:value="1923">
            <text:p>1923</text:p>
          </table:table-cell>
          <table:table-cell table:style-name="ce25" office:value-type="float" office:value="-360">
            <text:p>-360</text:p>
          </table:table-cell>
          <table:table-cell table:style-name="ce26" office:value-type="float" office:value="-187.21">
            <text:p>-187</text:p>
          </table:table-cell>
          <table:table-cell table:style-name="ce28" table:formula="of:=([.J118]-[.$D118])/ABS([.$D118])" office:value-type="percentage" office:value="-2.17222611922141">
            <text:p>-217,22%</text:p>
          </table:table-cell>
          <table:table-cell table:style-name="ce32" office:value-type="float" office:value="2">
            <text:p>2</text:p>
          </table:table-cell>
          <table:table-cell office:value-type="float" office:value="1856">
            <text:p>1856</text:p>
          </table:table-cell>
          <table:table-cell office:value-type="float" office:value="-339">
            <text:p>-339</text:p>
          </table:table-cell>
          <table:table-cell table:style-name="ce26" office:value-type="float" office:value="-182.65">
            <text:p>-183</text:p>
          </table:table-cell>
          <table:table-cell table:style-name="ce28" table:formula="of:=([.O118]-[.$G118])/ABS([.$G118])" office:value-type="percentage" office:value="-0.732025862068966">
            <text:p>-73,20%</text:p>
          </table:table-cell>
          <table:table-cell table:style-name="ce32" office:value-type="float" office:value="2">
            <text:p>2</text:p>
          </table:table-cell>
          <table:table-cell table:style-name="ce35" table:formula="of:=([.H118]+[.M118])/([.$H$173]+[.$M$173])" office:value-type="percentage" office:value="0.00904066985645933">
            <text:p>0,90%</text:p>
          </table:table-cell>
        </table:table-row>
        <table:table-row table:style-name="ro2">
          <table:table-cell office:value-type="string">
            <text:p>97s</text:p>
          </table:table-cell>
          <table:table-cell office:value-type="float" office:value="1715">
            <text:p>1715</text:p>
          </table:table-cell>
          <table:table-cell office:value-type="float" office:value="442">
            <text:p>442</text:p>
          </table:table-cell>
          <table:table-cell table:style-name="ce15" office:value-type="float" office:value="257.725947521866">
            <text:p>258</text:p>
          </table:table-cell>
          <table:table-cell office:value-type="float" office:value="1751">
            <text:p>1751</text:p>
          </table:table-cell>
          <table:table-cell office:value-type="float" office:value="81">
            <text:p>81</text:p>
          </table:table-cell>
          <table:table-cell table:style-name="ce15" table:formula="of:=([.F119]/[.E119])*1000" office:value-type="float" office:value="46.2592804111936">
            <text:p>46</text:p>
          </table:table-cell>
          <table:table-cell table:style-name="ce25" office:value-type="float" office:value="653">
            <text:p>653</text:p>
          </table:table-cell>
          <table:table-cell table:style-name="ce25" office:value-type="float" office:value="-74">
            <text:p>-74</text:p>
          </table:table-cell>
          <table:table-cell table:style-name="ce26" office:value-type="float" office:value="-113.32">
            <text:p>-113</text:p>
          </table:table-cell>
          <table:table-cell table:style-name="ce28" table:formula="of:=([.J119]-[.$D119])/ABS([.$D119])" office:value-type="percentage" office:value="-1.43969185520362">
            <text:p>-143,97%</text:p>
          </table:table-cell>
          <table:table-cell table:style-name="ce32" office:value-type="float" office:value="2">
            <text:p>2</text:p>
          </table:table-cell>
          <table:table-cell office:value-type="float" office:value="685">
            <text:p>685</text:p>
          </table:table-cell>
          <table:table-cell office:value-type="float" office:value="-235">
            <text:p>-235</text:p>
          </table:table-cell>
          <table:table-cell table:style-name="ce26" office:value-type="float" office:value="-343.07">
            <text:p>-343</text:p>
          </table:table-cell>
          <table:table-cell table:style-name="ce28" table:formula="of:=([.O119]-[.$G119])/ABS([.$G119])" office:value-type="percentage" office:value="-8.41624160493827">
            <text:p>-841,62%</text:p>
          </table:table-cell>
          <table:table-cell table:style-name="ce32" office:value-type="float" office:value="2">
            <text:p>2</text:p>
          </table:table-cell>
          <table:table-cell table:style-name="ce35" table:formula="of:=([.H119]+[.M119])/([.$H$173]+[.$M$173])" office:value-type="percentage" office:value="0.00320095693779904">
            <text:p>0,32%</text:p>
          </table:table-cell>
        </table:table-row>
        <table:table-row table:style-name="ro2">
          <table:table-cell office:value-type="string">
            <text:p>97o</text:p>
          </table:table-cell>
          <table:table-cell office:value-type="float" office:value="5193">
            <text:p>5193</text:p>
          </table:table-cell>
          <table:table-cell office:value-type="float" office:value="196">
            <text:p>196</text:p>
          </table:table-cell>
          <table:table-cell table:style-name="ce15" office:value-type="float" office:value="37.7431157327171">
            <text:p>38</text:p>
          </table:table-cell>
          <table:table-cell office:value-type="float" office:value="5314">
            <text:p>5314</text:p>
          </table:table-cell>
          <table:table-cell office:value-type="float" office:value="-826.5">
            <text:p>-826,5</text:p>
          </table:table-cell>
          <table:table-cell table:style-name="ce15" table:formula="of:=([.F120]/[.E120])*1000" office:value-type="float" office:value="-155.532555513737">
            <text:p>-156</text:p>
          </table:table-cell>
          <table:table-cell table:style-name="ce25" office:value-type="float" office:value="1883">
            <text:p>1883</text:p>
          </table:table-cell>
          <table:table-cell table:style-name="ce25" office:value-type="float" office:value="-192">
            <text:p>-192</text:p>
          </table:table-cell>
          <table:table-cell table:style-name="ce26" office:value-type="float" office:value="-101.96">
            <text:p>-102</text:p>
          </table:table-cell>
          <table:table-cell table:style-name="ce28" table:formula="of:=([.J120]-[.$D120])/ABS([.$D120])" office:value-type="percentage" office:value="-3.70141979591837">
            <text:p>-370,14%</text:p>
          </table:table-cell>
          <table:table-cell table:style-name="ce32" office:value-type="float" office:value="2">
            <text:p>2</text:p>
          </table:table-cell>
          <table:table-cell office:value-type="float" office:value="1828">
            <text:p>1828</text:p>
          </table:table-cell>
          <table:table-cell office:value-type="float" office:value="-864.5">
            <text:p>-864,5</text:p>
          </table:table-cell>
          <table:table-cell table:style-name="ce26" office:value-type="float" office:value="-472.92">
            <text:p>-473</text:p>
          </table:table-cell>
          <table:table-cell table:style-name="ce28" table:formula="of:=([.O120]-[.$G120])/ABS([.$G120])" office:value-type="percentage" office:value="-2.04064958257713">
            <text:p>-204,06%</text:p>
          </table:table-cell>
          <table:table-cell table:style-name="ce32" office:value-type="float" office:value="2">
            <text:p>2</text:p>
          </table:table-cell>
          <table:table-cell table:style-name="ce35" table:formula="of:=([.H120]+[.M120])/([.$H$173]+[.$M$173])" office:value-type="percentage" office:value="0.00887799043062201">
            <text:p>0,89%</text:p>
          </table:table-cell>
        </table:table-row>
        <table:table-row table:style-name="ro2">
          <table:table-cell office:value-type="string">
            <text:p>96s</text:p>
          </table:table-cell>
          <table:table-cell office:value-type="float" office:value="1788">
            <text:p>1788</text:p>
          </table:table-cell>
          <table:table-cell office:value-type="float" office:value="-235">
            <text:p>-235</text:p>
          </table:table-cell>
          <table:table-cell table:style-name="ce15" office:value-type="float" office:value="-131.431767337808">
            <text:p>-131</text:p>
          </table:table-cell>
          <table:table-cell office:value-type="float" office:value="1702">
            <text:p>1702</text:p>
          </table:table-cell>
          <table:table-cell office:value-type="float" office:value="-80">
            <text:p>-80</text:p>
          </table:table-cell>
          <table:table-cell table:style-name="ce15" table:formula="of:=([.F121]/[.E121])*1000" office:value-type="float" office:value="-47.0035252643948">
            <text:p>-47</text:p>
          </table:table-cell>
          <table:table-cell table:style-name="ce25" office:value-type="float" office:value="609">
            <text:p>609</text:p>
          </table:table-cell>
          <table:table-cell table:style-name="ce25" office:value-type="float" office:value="-291">
            <text:p>-291</text:p>
          </table:table-cell>
          <table:table-cell table:style-name="ce26" office:value-type="float" office:value="-477.83">
            <text:p>-478</text:p>
          </table:table-cell>
          <table:table-cell table:style-name="ce28" table:formula="of:=([.J121]-[.$D121])/ABS([.$D121])" office:value-type="percentage" office:value="-2.63557463829786">
            <text:p>-263,56%</text:p>
          </table:table-cell>
          <table:table-cell table:style-name="ce32" office:value-type="float" office:value="2">
            <text:p>2</text:p>
          </table:table-cell>
          <table:table-cell office:value-type="float" office:value="641">
            <text:p>641</text:p>
          </table:table-cell>
          <table:table-cell office:value-type="float" office:value="-330.5">
            <text:p>-330,5</text:p>
          </table:table-cell>
          <table:table-cell table:style-name="ce26" office:value-type="float" office:value="-515.6">
            <text:p>-516</text:p>
          </table:table-cell>
          <table:table-cell table:style-name="ce28" table:formula="of:=([.O121]-[.$G121])/ABS([.$G121])" office:value-type="percentage" office:value="-9.96939">
            <text:p>-996,94%</text:p>
          </table:table-cell>
          <table:table-cell table:style-name="ce32" office:value-type="float" office:value="2">
            <text:p>2</text:p>
          </table:table-cell>
          <table:table-cell table:style-name="ce35" table:formula="of:=([.H121]+[.M121])/([.$H$173]+[.$M$173])" office:value-type="percentage" office:value="0.00299043062200957">
            <text:p>0,30%</text:p>
          </table:table-cell>
        </table:table-row>
        <table:table-row table:style-name="ro2">
          <table:table-cell office:value-type="string">
            <text:p>96o</text:p>
          </table:table-cell>
          <table:table-cell office:value-type="float" office:value="5279">
            <text:p>5279</text:p>
          </table:table-cell>
          <table:table-cell office:value-type="float" office:value="-2639.5">
            <text:p>-2639,5</text:p>
          </table:table-cell>
          <table:table-cell table:style-name="ce15" office:value-type="float" office:value="-500">
            <text:p>-500</text:p>
          </table:table-cell>
          <table:table-cell office:value-type="float" office:value="5183">
            <text:p>5183</text:p>
          </table:table-cell>
          <table:table-cell office:value-type="float" office:value="-2717.5">
            <text:p>-2717,5</text:p>
          </table:table-cell>
          <table:table-cell table:style-name="ce15" table:formula="of:=([.F122]/[.E122])*1000" office:value-type="float" office:value="-524.310245031835">
            <text:p>-524</text:p>
          </table:table-cell>
          <table:table-cell table:style-name="ce25" office:value-type="float" office:value="1923">
            <text:p>1923</text:p>
          </table:table-cell>
          <table:table-cell table:style-name="ce25" office:value-type="float" office:value="-170">
            <text:p>-170</text:p>
          </table:table-cell>
          <table:table-cell table:style-name="ce26" office:value-type="float" office:value="-88.4">
            <text:p>-88</text:p>
          </table:table-cell>
          <table:table-cell table:style-name="ce30" table:formula="of:=([.J122]-[.$D122])/ABS([.$D122])" office:value-type="percentage" office:value="0.8232">
            <text:p>82,32%</text:p>
          </table:table-cell>
          <table:table-cell table:style-name="ce32" office:value-type="float" office:value="1">
            <text:p>1</text:p>
          </table:table-cell>
          <table:table-cell office:value-type="float" office:value="1849">
            <text:p>1849</text:p>
          </table:table-cell>
          <table:table-cell office:value-type="float" office:value="-810.5">
            <text:p>-810,5</text:p>
          </table:table-cell>
          <table:table-cell table:style-name="ce26" office:value-type="float" office:value="-438.35">
            <text:p>-438</text:p>
          </table:table-cell>
          <table:table-cell table:style-name="ce35" table:formula="of:=([.O122]-[.$G122])/ABS([.$G122])" office:value-type="percentage" office:value="0.163949199632015">
            <text:p>16,39%</text:p>
          </table:table-cell>
          <table:table-cell table:style-name="ce32" office:value-type="float" office:value="1">
            <text:p>1</text:p>
          </table:table-cell>
          <table:table-cell table:style-name="ce35" table:formula="of:=([.H122]+[.M122])/([.$H$173]+[.$M$173])" office:value-type="percentage" office:value="0.00902392344497608">
            <text:p>0,90%</text:p>
          </table:table-cell>
        </table:table-row>
        <table:table-row table:style-name="ro2">
          <table:table-cell office:value-type="string">
            <text:p>95s</text:p>
          </table:table-cell>
          <table:table-cell office:value-type="float" office:value="1744">
            <text:p>1744</text:p>
          </table:table-cell>
          <table:table-cell office:value-type="float" office:value="-224">
            <text:p>-224</text:p>
          </table:table-cell>
          <table:table-cell table:style-name="ce15" office:value-type="float" office:value="-128.440366972477">
            <text:p>-128</text:p>
          </table:table-cell>
          <table:table-cell office:value-type="float" office:value="1671">
            <text:p>1671</text:p>
          </table:table-cell>
          <table:table-cell office:value-type="float" office:value="-167.5">
            <text:p>-167,5</text:p>
          </table:table-cell>
          <table:table-cell table:style-name="ce15" table:formula="of:=([.F123]/[.E123])*1000" office:value-type="float" office:value="-100.239377618193">
            <text:p>-100</text:p>
          </table:table-cell>
          <table:table-cell table:style-name="ce25" office:value-type="float" office:value="605">
            <text:p>605</text:p>
          </table:table-cell>
          <table:table-cell table:style-name="ce25" office:value-type="float" office:value="-95">
            <text:p>-95</text:p>
          </table:table-cell>
          <table:table-cell table:style-name="ce26" office:value-type="float" office:value="-157.02">
            <text:p>-157</text:p>
          </table:table-cell>
          <table:table-cell table:style-name="ce28" table:formula="of:=([.J123]-[.$D123])/ABS([.$D123])" office:value-type="percentage" office:value="-0.222512857142858">
            <text:p>-22,25%</text:p>
          </table:table-cell>
          <table:table-cell table:style-name="ce32" office:value-type="float" office:value="2">
            <text:p>2</text:p>
          </table:table-cell>
          <table:table-cell office:value-type="float" office:value="622">
            <text:p>622</text:p>
          </table:table-cell>
          <table:table-cell office:value-type="float" office:value="-514.5">
            <text:p>-514,5</text:p>
          </table:table-cell>
          <table:table-cell table:style-name="ce26" office:value-type="float" office:value="-827.17">
            <text:p>-827</text:p>
          </table:table-cell>
          <table:table-cell table:style-name="ce28" table:formula="of:=([.O123]-[.$G123])/ABS([.$G123])" office:value-type="percentage" office:value="-7.25194668656717">
            <text:p>-725,19%</text:p>
          </table:table-cell>
          <table:table-cell table:style-name="ce32" office:value-type="float" office:value="2">
            <text:p>2</text:p>
          </table:table-cell>
          <table:table-cell table:style-name="ce35" table:formula="of:=([.H123]+[.M123])/([.$H$173]+[.$M$173])" office:value-type="percentage" office:value="0.00293540669856459">
            <text:p>0,29%</text:p>
          </table:table-cell>
        </table:table-row>
        <table:table-row table:style-name="ro2">
          <table:table-cell office:value-type="string">
            <text:p>95o</text:p>
          </table:table-cell>
          <table:table-cell office:value-type="float" office:value="5284">
            <text:p>5284</text:p>
          </table:table-cell>
          <table:table-cell office:value-type="float" office:value="-2642">
            <text:p>-2642</text:p>
          </table:table-cell>
          <table:table-cell table:style-name="ce15" office:value-type="float" office:value="-500">
            <text:p>-500</text:p>
          </table:table-cell>
          <table:table-cell office:value-type="float" office:value="5176">
            <text:p>5176</text:p>
          </table:table-cell>
          <table:table-cell office:value-type="float" office:value="-3750.5">
            <text:p>-3750,5</text:p>
          </table:table-cell>
          <table:table-cell table:style-name="ce15" table:formula="of:=([.F124]/[.E124])*1000" office:value-type="float" office:value="-724.5942812983">
            <text:p>-725</text:p>
          </table:table-cell>
          <table:table-cell table:style-name="ce25" office:value-type="float" office:value="1868">
            <text:p>1868</text:p>
          </table:table-cell>
          <table:table-cell table:style-name="ce25" office:value-type="float" office:value="-422">
            <text:p>-422</text:p>
          </table:table-cell>
          <table:table-cell table:style-name="ce26" office:value-type="float" office:value="-225.91">
            <text:p>-226</text:p>
          </table:table-cell>
          <table:table-cell table:style-name="ce30" table:formula="of:=([.J124]-[.$D124])/ABS([.$D124])" office:value-type="percentage" office:value="0.54818">
            <text:p>54,82%</text:p>
          </table:table-cell>
          <table:table-cell table:style-name="ce32" office:value-type="float" office:value="1">
            <text:p>1</text:p>
          </table:table-cell>
          <table:table-cell office:value-type="float" office:value="1893">
            <text:p>1893</text:p>
          </table:table-cell>
          <table:table-cell office:value-type="float" office:value="-1322">
            <text:p>-1322</text:p>
          </table:table-cell>
          <table:table-cell table:style-name="ce26" office:value-type="float" office:value="-698.36">
            <text:p>-698</text:p>
          </table:table-cell>
          <table:table-cell table:style-name="ce35" table:formula="of:=([.O124]-[.$G124])/ABS([.$G124])" office:value-type="percentage" office:value="0.0362054766031196">
            <text:p>3,62%</text:p>
          </table:table-cell>
          <table:table-cell table:style-name="ce32" office:value-type="float" office:value="1">
            <text:p>1</text:p>
          </table:table-cell>
          <table:table-cell table:style-name="ce35" table:formula="of:=([.H124]+[.M124])/([.$H$173]+[.$M$173])" office:value-type="percentage" office:value="0.00899760765550239">
            <text:p>0,90%</text:p>
          </table:table-cell>
        </table:table-row>
        <table:table-row table:style-name="ro2">
          <table:table-cell office:value-type="string">
            <text:p>94s</text:p>
          </table:table-cell>
          <table:table-cell office:value-type="float" office:value="1789">
            <text:p>1789</text:p>
          </table:table-cell>
          <table:table-cell office:value-type="float" office:value="-894.5">
            <text:p>-894,5</text:p>
          </table:table-cell>
          <table:table-cell table:style-name="ce15" office:value-type="float" office:value="-500">
            <text:p>-500</text:p>
          </table:table-cell>
          <table:table-cell office:value-type="float" office:value="1735">
            <text:p>1735</text:p>
          </table:table-cell>
          <table:table-cell office:value-type="float" office:value="-837.5">
            <text:p>-837,5</text:p>
          </table:table-cell>
          <table:table-cell table:style-name="ce15" table:formula="of:=([.F125]/[.E125])*1000" office:value-type="float" office:value="-482.708933717579">
            <text:p>-483</text:p>
          </table:table-cell>
          <table:table-cell table:style-name="ce25" office:value-type="float" office:value="648">
            <text:p>648</text:p>
          </table:table-cell>
          <table:table-cell table:style-name="ce25" office:value-type="float" office:value="-158">
            <text:p>-158</text:p>
          </table:table-cell>
          <table:table-cell table:style-name="ce26" office:value-type="float" office:value="-243.83">
            <text:p>-244</text:p>
          </table:table-cell>
          <table:table-cell table:style-name="ce30" table:formula="of:=([.J125]-[.$D125])/ABS([.$D125])" office:value-type="percentage" office:value="0.51234">
            <text:p>51,23%</text:p>
          </table:table-cell>
          <table:table-cell table:style-name="ce32" office:value-type="float" office:value="1">
            <text:p>1</text:p>
          </table:table-cell>
          <table:table-cell office:value-type="float" office:value="688">
            <text:p>688</text:p>
          </table:table-cell>
          <table:table-cell office:value-type="float" office:value="-271">
            <text:p>-271</text:p>
          </table:table-cell>
          <table:table-cell table:style-name="ce26" office:value-type="float" office:value="-393.9">
            <text:p>-394</text:p>
          </table:table-cell>
          <table:table-cell table:style-name="ce35" table:formula="of:=([.O125]-[.$G125])/ABS([.$G125])" office:value-type="percentage" office:value="0.183980298507463">
            <text:p>18,40%</text:p>
          </table:table-cell>
          <table:table-cell table:style-name="ce32" office:value-type="float" office:value="1">
            <text:p>1</text:p>
          </table:table-cell>
          <table:table-cell table:style-name="ce35" table:formula="of:=([.H125]+[.M125])/([.$H$173]+[.$M$173])" office:value-type="percentage" office:value="0.00319617224880383">
            <text:p>0,32%</text:p>
          </table:table-cell>
        </table:table-row>
        <table:table-row table:style-name="ro2">
          <table:table-cell office:value-type="string">
            <text:p>94o</text:p>
          </table:table-cell>
          <table:table-cell office:value-type="float" office:value="5088">
            <text:p>5088</text:p>
          </table:table-cell>
          <table:table-cell office:value-type="float" office:value="-2544">
            <text:p>-2544</text:p>
          </table:table-cell>
          <table:table-cell table:style-name="ce15" office:value-type="float" office:value="-500">
            <text:p>-500</text:p>
          </table:table-cell>
          <table:table-cell office:value-type="float" office:value="5241">
            <text:p>5241</text:p>
          </table:table-cell>
          <table:table-cell office:value-type="float" office:value="-3797">
            <text:p>-3797</text:p>
          </table:table-cell>
          <table:table-cell table:style-name="ce15" table:formula="of:=([.F126]/[.E126])*1000" office:value-type="float" office:value="-724.48006105705">
            <text:p>-724</text:p>
          </table:table-cell>
          <table:table-cell table:style-name="ce25" office:value-type="float" office:value="1917">
            <text:p>1917</text:p>
          </table:table-cell>
          <table:table-cell table:style-name="ce25" office:value-type="float" office:value="-1121">
            <text:p>-1121</text:p>
          </table:table-cell>
          <table:table-cell table:style-name="ce26" office:value-type="float" office:value="-584.77">
            <text:p>-585</text:p>
          </table:table-cell>
          <table:table-cell table:style-name="ce28" table:formula="of:=([.J126]-[.$D126])/ABS([.$D126])" office:value-type="percentage" office:value="-0.16954">
            <text:p>-16,95%</text:p>
          </table:table-cell>
          <table:table-cell table:style-name="ce32" office:value-type="float" office:value="1">
            <text:p>1</text:p>
          </table:table-cell>
          <table:table-cell office:value-type="float" office:value="1908">
            <text:p>1908</text:p>
          </table:table-cell>
          <table:table-cell office:value-type="float" office:value="-1218.5">
            <text:p>-1218,5</text:p>
          </table:table-cell>
          <table:table-cell table:style-name="ce26" office:value-type="float" office:value="-638.63">
            <text:p>-639</text:p>
          </table:table-cell>
          <table:table-cell table:style-name="ce35" table:formula="of:=([.O126]-[.$G126])/ABS([.$G126])" office:value-type="percentage" office:value="0.118498859626021">
            <text:p>11,85%</text:p>
          </table:table-cell>
          <table:table-cell table:style-name="ce32" office:value-type="float" office:value="1">
            <text:p>1</text:p>
          </table:table-cell>
          <table:table-cell table:style-name="ce35" table:formula="of:=([.H126]+[.M126])/([.$H$173]+[.$M$173])" office:value-type="percentage" office:value="0.00915071770334928">
            <text:p>0,92%</text:p>
          </table:table-cell>
        </table:table-row>
        <table:table-row table:style-name="ro2">
          <table:table-cell office:value-type="string">
            <text:p>93s</text:p>
          </table:table-cell>
          <table:table-cell office:value-type="float" office:value="1666">
            <text:p>1666</text:p>
          </table:table-cell>
          <table:table-cell office:value-type="float" office:value="-833">
            <text:p>-833</text:p>
          </table:table-cell>
          <table:table-cell table:style-name="ce15" office:value-type="float" office:value="-500">
            <text:p>-500</text:p>
          </table:table-cell>
          <table:table-cell office:value-type="float" office:value="1726">
            <text:p>1726</text:p>
          </table:table-cell>
          <table:table-cell office:value-type="float" office:value="-1219">
            <text:p>-1219</text:p>
          </table:table-cell>
          <table:table-cell table:style-name="ce15" table:formula="of:=([.F127]/[.E127])*1000" office:value-type="float" office:value="-706.257242178447">
            <text:p>-706</text:p>
          </table:table-cell>
          <table:table-cell table:style-name="ce25" office:value-type="float" office:value="621">
            <text:p>621</text:p>
          </table:table-cell>
          <table:table-cell table:style-name="ce25" office:value-type="float" office:value="-265">
            <text:p>-265</text:p>
          </table:table-cell>
          <table:table-cell table:style-name="ce26" office:value-type="float" office:value="-426.73">
            <text:p>-427</text:p>
          </table:table-cell>
          <table:table-cell table:style-name="ce27" table:formula="of:=([.J127]-[.$D127])/ABS([.$D127])" office:value-type="percentage" office:value="0.14654">
            <text:p>14,65%</text:p>
          </table:table-cell>
          <table:table-cell table:style-name="ce32" office:value-type="float" office:value="1">
            <text:p>1</text:p>
          </table:table-cell>
          <table:table-cell office:value-type="float" office:value="676">
            <text:p>676</text:p>
          </table:table-cell>
          <table:table-cell office:value-type="float" office:value="-314">
            <text:p>-314</text:p>
          </table:table-cell>
          <table:table-cell table:style-name="ce26" office:value-type="float" office:value="-464.5">
            <text:p>-465</text:p>
          </table:table-cell>
          <table:table-cell table:style-name="ce35" table:formula="of:=([.O127]-[.$G127])/ABS([.$G127])" office:value-type="percentage" office:value="0.342307629204266">
            <text:p>34,23%</text:p>
          </table:table-cell>
          <table:table-cell table:style-name="ce32" office:value-type="float" office:value="1">
            <text:p>1</text:p>
          </table:table-cell>
          <table:table-cell table:style-name="ce35" table:formula="of:=([.H127]+[.M127])/([.$H$173]+[.$M$173])" office:value-type="percentage" office:value="0.00310287081339713">
            <text:p>0,31%</text:p>
          </table:table-cell>
        </table:table-row>
        <table:table-row table:style-name="ro2">
          <table:table-cell office:value-type="string">
            <text:p>93o</text:p>
          </table:table-cell>
          <table:table-cell office:value-type="float" office:value="5203">
            <text:p>5203</text:p>
          </table:table-cell>
          <table:table-cell office:value-type="float" office:value="-2601.5">
            <text:p>-2601,5</text:p>
          </table:table-cell>
          <table:table-cell table:style-name="ce15" office:value-type="float" office:value="-500">
            <text:p>-500</text:p>
          </table:table-cell>
          <table:table-cell office:value-type="float" office:value="5129">
            <text:p>5129</text:p>
          </table:table-cell>
          <table:table-cell office:value-type="float" office:value="-3813">
            <text:p>-3813</text:p>
          </table:table-cell>
          <table:table-cell table:style-name="ce15" table:formula="of:=([.F128]/[.E128])*1000" office:value-type="float" office:value="-743.41976993566">
            <text:p>-743</text:p>
          </table:table-cell>
          <table:table-cell table:style-name="ce25" office:value-type="float" office:value="1872">
            <text:p>1872</text:p>
          </table:table-cell>
          <table:table-cell table:style-name="ce25" office:value-type="float" office:value="-1152">
            <text:p>-1152</text:p>
          </table:table-cell>
          <table:table-cell table:style-name="ce26" office:value-type="float" office:value="-615.38">
            <text:p>-615</text:p>
          </table:table-cell>
          <table:table-cell table:style-name="ce28" table:formula="of:=([.J128]-[.$D128])/ABS([.$D128])" office:value-type="percentage" office:value="-0.23076">
            <text:p>-23,08%</text:p>
          </table:table-cell>
          <table:table-cell table:style-name="ce32" office:value-type="float" office:value="1">
            <text:p>1</text:p>
          </table:table-cell>
          <table:table-cell office:value-type="float" office:value="1915">
            <text:p>1915</text:p>
          </table:table-cell>
          <table:table-cell office:value-type="float" office:value="-1320">
            <text:p>-1320</text:p>
          </table:table-cell>
          <table:table-cell table:style-name="ce26" office:value-type="float" office:value="-689.3">
            <text:p>-689</text:p>
          </table:table-cell>
          <table:table-cell table:style-name="ce35" table:formula="of:=([.O128]-[.$G128])/ABS([.$G128])" office:value-type="percentage" office:value="0.0727984002098086">
            <text:p>7,28%</text:p>
          </table:table-cell>
          <table:table-cell table:style-name="ce32" office:value-type="float" office:value="1">
            <text:p>1</text:p>
          </table:table-cell>
          <table:table-cell table:style-name="ce35" table:formula="of:=([.H128]+[.M128])/([.$H$173]+[.$M$173])" office:value-type="percentage" office:value="0.00905980861244019">
            <text:p>0,91%</text:p>
          </table:table-cell>
        </table:table-row>
        <table:table-row table:style-name="ro2">
          <table:table-cell office:value-type="string">
            <text:p>92s</text:p>
          </table:table-cell>
          <table:table-cell office:value-type="float" office:value="1645">
            <text:p>1645</text:p>
          </table:table-cell>
          <table:table-cell office:value-type="float" office:value="-822.5">
            <text:p>-822,5</text:p>
          </table:table-cell>
          <table:table-cell table:style-name="ce15" office:value-type="float" office:value="-500">
            <text:p>-500</text:p>
          </table:table-cell>
          <table:table-cell office:value-type="float" office:value="1614">
            <text:p>1614</text:p>
          </table:table-cell>
          <table:table-cell office:value-type="float" office:value="-1233.5">
            <text:p>-1233,5</text:p>
          </table:table-cell>
          <table:table-cell table:style-name="ce15" table:formula="of:=([.F129]/[.E129])*1000" office:value-type="float" office:value="-764.250309789343">
            <text:p>-764</text:p>
          </table:table-cell>
          <table:table-cell table:style-name="ce25" office:value-type="float" office:value="600">
            <text:p>600</text:p>
          </table:table-cell>
          <table:table-cell table:style-name="ce25" office:value-type="float" office:value="-62">
            <text:p>-62</text:p>
          </table:table-cell>
          <table:table-cell table:style-name="ce26" office:value-type="float" office:value="-103.33">
            <text:p>-103</text:p>
          </table:table-cell>
          <table:table-cell table:style-name="ce30" table:formula="of:=([.J129]-[.$D129])/ABS([.$D129])" office:value-type="percentage" office:value="0.79334">
            <text:p>79,33%</text:p>
          </table:table-cell>
          <table:table-cell table:style-name="ce32" office:value-type="float" office:value="1">
            <text:p>1</text:p>
          </table:table-cell>
          <table:table-cell office:value-type="float" office:value="625">
            <text:p>625</text:p>
          </table:table-cell>
          <table:table-cell office:value-type="float" office:value="-417.5">
            <text:p>-417,5</text:p>
          </table:table-cell>
          <table:table-cell table:style-name="ce26" office:value-type="float" office:value="-668">
            <text:p>-668</text:p>
          </table:table-cell>
          <table:table-cell table:style-name="ce35" table:formula="of:=([.O129]-[.$G129])/ABS([.$G129])" office:value-type="percentage" office:value="0.125940818808269">
            <text:p>12,59%</text:p>
          </table:table-cell>
          <table:table-cell table:style-name="ce32" office:value-type="float" office:value="1">
            <text:p>1</text:p>
          </table:table-cell>
          <table:table-cell table:style-name="ce35" table:formula="of:=([.H129]+[.M129])/([.$H$173]+[.$M$173])" office:value-type="percentage" office:value="0.00293062200956938">
            <text:p>0,29%</text:p>
          </table:table-cell>
        </table:table-row>
        <table:table-row table:style-name="ro2">
          <table:table-cell office:value-type="string">
            <text:p>92o</text:p>
          </table:table-cell>
          <table:table-cell office:value-type="float" office:value="5239">
            <text:p>5239</text:p>
          </table:table-cell>
          <table:table-cell office:value-type="float" office:value="-2619.5">
            <text:p>-2619,5</text:p>
          </table:table-cell>
          <table:table-cell table:style-name="ce15" office:value-type="float" office:value="-500">
            <text:p>-500</text:p>
          </table:table-cell>
          <table:table-cell office:value-type="float" office:value="5224">
            <text:p>5224</text:p>
          </table:table-cell>
          <table:table-cell office:value-type="float" office:value="-4077">
            <text:p>-4077</text:p>
          </table:table-cell>
          <table:table-cell table:style-name="ce15" table:formula="of:=([.F130]/[.E130])*1000" office:value-type="float" office:value="-780.436447166922">
            <text:p>-780</text:p>
          </table:table-cell>
          <table:table-cell table:style-name="ce25" office:value-type="float" office:value="1944">
            <text:p>1944</text:p>
          </table:table-cell>
          <table:table-cell table:style-name="ce25" office:value-type="float" office:value="-1449">
            <text:p>-1449</text:p>
          </table:table-cell>
          <table:table-cell table:style-name="ce26" office:value-type="float" office:value="-745.37">
            <text:p>-745</text:p>
          </table:table-cell>
          <table:table-cell table:style-name="ce28" table:formula="of:=([.J130]-[.$D130])/ABS([.$D130])" office:value-type="percentage" office:value="-0.49074">
            <text:p>-49,07%</text:p>
          </table:table-cell>
          <table:table-cell table:style-name="ce32" office:value-type="float" office:value="1">
            <text:p>1</text:p>
          </table:table-cell>
          <table:table-cell office:value-type="float" office:value="1895">
            <text:p>1895</text:p>
          </table:table-cell>
          <table:table-cell office:value-type="float" office:value="-1817.5">
            <text:p>-1817,5</text:p>
          </table:table-cell>
          <table:table-cell table:style-name="ce26" office:value-type="float" office:value="-959.1">
            <text:p>-959</text:p>
          </table:table-cell>
          <table:table-cell table:style-name="ce28" table:formula="of:=([.O130]-[.$G130])/ABS([.$G130])" office:value-type="percentage" office:value="-0.228927740986019">
            <text:p>-22,89%</text:p>
          </table:table-cell>
          <table:table-cell table:style-name="ce32" office:value-type="float" office:value="1">
            <text:p>1</text:p>
          </table:table-cell>
          <table:table-cell table:style-name="ce35" table:formula="of:=([.H130]+[.M130])/([.$H$173]+[.$M$173])" office:value-type="percentage" office:value="0.00918421052631579">
            <text:p>0,92%</text:p>
          </table:table-cell>
        </table:table-row>
        <table:table-row table:style-name="ro2">
          <table:table-cell office:value-type="string">
            <text:p>87s</text:p>
          </table:table-cell>
          <table:table-cell office:value-type="float" office:value="1764">
            <text:p>1764</text:p>
          </table:table-cell>
          <table:table-cell office:value-type="float" office:value="644">
            <text:p>644</text:p>
          </table:table-cell>
          <table:table-cell table:style-name="ce15" office:value-type="float" office:value="365.079365079365">
            <text:p>365</text:p>
          </table:table-cell>
          <table:table-cell office:value-type="float" office:value="1695">
            <text:p>1695</text:p>
          </table:table-cell>
          <table:table-cell office:value-type="float" office:value="519">
            <text:p>519</text:p>
          </table:table-cell>
          <table:table-cell table:style-name="ce15" table:formula="of:=([.F131]/[.E131])*1000" office:value-type="float" office:value="306.194690265487">
            <text:p>306</text:p>
          </table:table-cell>
          <table:table-cell table:style-name="ce25" office:value-type="float" office:value="605">
            <text:p>605</text:p>
          </table:table-cell>
          <table:table-cell table:style-name="ce25" office:value-type="float" office:value="53">
            <text:p>53</text:p>
          </table:table-cell>
          <table:table-cell table:style-name="ce26" office:value-type="float" office:value="87.6">
            <text:p>88</text:p>
          </table:table-cell>
          <table:table-cell table:style-name="ce28" table:formula="of:=([.J131]-[.$D131])/ABS([.$D131])" office:value-type="percentage" office:value="-0.760052173913044">
            <text:p>-76,01%</text:p>
          </table:table-cell>
          <table:table-cell table:style-name="ce32" office:value-type="float" office:value="2">
            <text:p>2</text:p>
          </table:table-cell>
          <table:table-cell office:value-type="float" office:value="661">
            <text:p>661</text:p>
          </table:table-cell>
          <table:table-cell office:value-type="float" office:value="38.5">
            <text:p>38,5</text:p>
          </table:table-cell>
          <table:table-cell table:style-name="ce26" office:value-type="float" office:value="58.25">
            <text:p>58</text:p>
          </table:table-cell>
          <table:table-cell table:style-name="ce28" table:formula="of:=([.O131]-[.$G131])/ABS([.$G131])" office:value-type="percentage" office:value="-0.809761560693642">
            <text:p>-80,98%</text:p>
          </table:table-cell>
          <table:table-cell table:style-name="ce32" office:value-type="float" office:value="2">
            <text:p>2</text:p>
          </table:table-cell>
          <table:table-cell table:style-name="ce35" table:formula="of:=([.H131]+[.M131])/([.$H$173]+[.$M$173])" office:value-type="percentage" office:value="0.00302870813397129">
            <text:p>0,30%</text:p>
          </table:table-cell>
        </table:table-row>
        <table:table-row table:style-name="ro2">
          <table:table-cell office:value-type="string">
            <text:p>87o</text:p>
          </table:table-cell>
          <table:table-cell office:value-type="float" office:value="5200">
            <text:p>5200</text:p>
          </table:table-cell>
          <table:table-cell office:value-type="float" office:value="313">
            <text:p>313</text:p>
          </table:table-cell>
          <table:table-cell table:style-name="ce15" office:value-type="float" office:value="60.1923076923077">
            <text:p>60</text:p>
          </table:table-cell>
          <table:table-cell office:value-type="float" office:value="5288">
            <text:p>5288</text:p>
          </table:table-cell>
          <table:table-cell office:value-type="float" office:value="-907">
            <text:p>-907</text:p>
          </table:table-cell>
          <table:table-cell table:style-name="ce15" table:formula="of:=([.F132]/[.E132])*1000" office:value-type="float" office:value="-171.520423600605">
            <text:p>-172</text:p>
          </table:table-cell>
          <table:table-cell table:style-name="ce25" office:value-type="float" office:value="1939">
            <text:p>1939</text:p>
          </table:table-cell>
          <table:table-cell table:style-name="ce25" office:value-type="float" office:value="-202">
            <text:p>-202</text:p>
          </table:table-cell>
          <table:table-cell table:style-name="ce26" office:value-type="float" office:value="-104.18">
            <text:p>-104</text:p>
          </table:table-cell>
          <table:table-cell table:style-name="ce28" table:formula="of:=([.J132]-[.$D132])/ABS([.$D132])" office:value-type="percentage" office:value="-2.73078594249201">
            <text:p>-273,08%</text:p>
          </table:table-cell>
          <table:table-cell table:style-name="ce32" office:value-type="float" office:value="1">
            <text:p>1</text:p>
          </table:table-cell>
          <table:table-cell office:value-type="float" office:value="1864">
            <text:p>1864</text:p>
          </table:table-cell>
          <table:table-cell office:value-type="float" office:value="-618">
            <text:p>-618</text:p>
          </table:table-cell>
          <table:table-cell table:style-name="ce26" office:value-type="float" office:value="-331.55">
            <text:p>-332</text:p>
          </table:table-cell>
          <table:table-cell table:style-name="ce28" table:formula="of:=([.O132]-[.$G132])/ABS([.$G132])" office:value-type="percentage" office:value="-0.933005953693495">
            <text:p>-93,30%</text:p>
          </table:table-cell>
          <table:table-cell table:style-name="ce32" office:value-type="float" office:value="1">
            <text:p>1</text:p>
          </table:table-cell>
          <table:table-cell table:style-name="ce35" table:formula="of:=([.H132]+[.M132])/([.$H$173]+[.$M$173])" office:value-type="percentage" office:value="0.00909808612440191">
            <text:p>0,91%</text:p>
          </table:table-cell>
        </table:table-row>
        <table:table-row table:style-name="ro2">
          <table:table-cell office:value-type="string">
            <text:p>86s</text:p>
          </table:table-cell>
          <table:table-cell office:value-type="float" office:value="1765">
            <text:p>1765</text:p>
          </table:table-cell>
          <table:table-cell office:value-type="float" office:value="67">
            <text:p>67</text:p>
          </table:table-cell>
          <table:table-cell table:style-name="ce15" office:value-type="float" office:value="37.9603399433428">
            <text:p>38</text:p>
          </table:table-cell>
          <table:table-cell office:value-type="float" office:value="1743">
            <text:p>1743</text:p>
          </table:table-cell>
          <table:table-cell office:value-type="float" office:value="-35">
            <text:p>-35</text:p>
          </table:table-cell>
          <table:table-cell table:style-name="ce15" table:formula="of:=([.F133]/[.E133])*1000" office:value-type="float" office:value="-20.0803212851406">
            <text:p>-20</text:p>
          </table:table-cell>
          <table:table-cell table:style-name="ce25" office:value-type="float" office:value="673">
            <text:p>673</text:p>
          </table:table-cell>
          <table:table-cell table:style-name="ce25" office:value-type="float" office:value="-95">
            <text:p>-95</text:p>
          </table:table-cell>
          <table:table-cell table:style-name="ce26" office:value-type="float" office:value="-141.16">
            <text:p>-141</text:p>
          </table:table-cell>
          <table:table-cell table:style-name="ce28" table:formula="of:=([.J133]-[.$D133])/ABS([.$D133])" office:value-type="percentage" office:value="-4.71861791044776">
            <text:p>-471,86%</text:p>
          </table:table-cell>
          <table:table-cell table:style-name="ce32" office:value-type="float" office:value="2">
            <text:p>2</text:p>
          </table:table-cell>
          <table:table-cell office:value-type="float" office:value="634">
            <text:p>634</text:p>
          </table:table-cell>
          <table:table-cell office:value-type="float" office:value="122">
            <text:p>122</text:p>
          </table:table-cell>
          <table:table-cell table:style-name="ce26" office:value-type="float" office:value="192.43">
            <text:p>192</text:p>
          </table:table-cell>
          <table:table-cell table:style-name="ce30" table:formula="of:=([.O133]-[.$G133])/ABS([.$G133])" office:value-type="percentage" office:value="10.583014">
            <text:p>1058,30%</text:p>
          </table:table-cell>
          <table:table-cell table:style-name="ce32" office:value-type="float" office:value="2">
            <text:p>2</text:p>
          </table:table-cell>
          <table:table-cell table:style-name="ce35" table:formula="of:=([.H133]+[.M133])/([.$H$173]+[.$M$173])" office:value-type="percentage" office:value="0.00312679425837321">
            <text:p>0,31%</text:p>
          </table:table-cell>
        </table:table-row>
        <table:table-row table:style-name="ro2">
          <table:table-cell office:value-type="string">
            <text:p>86o</text:p>
          </table:table-cell>
          <table:table-cell office:value-type="float" office:value="5245">
            <text:p>5245</text:p>
          </table:table-cell>
          <table:table-cell office:value-type="float" office:value="-2622.5">
            <text:p>-2622,5</text:p>
          </table:table-cell>
          <table:table-cell table:style-name="ce15" office:value-type="float" office:value="-500">
            <text:p>-500</text:p>
          </table:table-cell>
          <table:table-cell office:value-type="float" office:value="5209">
            <text:p>5209</text:p>
          </table:table-cell>
          <table:table-cell office:value-type="float" office:value="-2861.5">
            <text:p>-2861,5</text:p>
          </table:table-cell>
          <table:table-cell table:style-name="ce15" table:formula="of:=([.F134]/[.E134])*1000" office:value-type="float" office:value="-549.337684776349">
            <text:p>-549</text:p>
          </table:table-cell>
          <table:table-cell table:style-name="ce25" office:value-type="float" office:value="1918">
            <text:p>1918</text:p>
          </table:table-cell>
          <table:table-cell table:style-name="ce25" office:value-type="float" office:value="-62">
            <text:p>-62</text:p>
          </table:table-cell>
          <table:table-cell table:style-name="ce26" office:value-type="float" office:value="-32.33">
            <text:p>-32</text:p>
          </table:table-cell>
          <table:table-cell table:style-name="ce30" table:formula="of:=([.J134]-[.$D134])/ABS([.$D134])" office:value-type="percentage" office:value="0.93534">
            <text:p>93,53%</text:p>
          </table:table-cell>
          <table:table-cell table:style-name="ce32" office:value-type="float" office:value="1">
            <text:p>1</text:p>
          </table:table-cell>
          <table:table-cell office:value-type="float" office:value="1919">
            <text:p>1919</text:p>
          </table:table-cell>
          <table:table-cell office:value-type="float" office:value="-1013">
            <text:p>-1013</text:p>
          </table:table-cell>
          <table:table-cell table:style-name="ce26" office:value-type="float" office:value="-527.88">
            <text:p>-528</text:p>
          </table:table-cell>
          <table:table-cell table:style-name="ce35" table:formula="of:=([.O134]-[.$G134])/ABS([.$G134])" office:value-type="percentage" office:value="0.0390610099598113">
            <text:p>3,91%</text:p>
          </table:table-cell>
          <table:table-cell table:style-name="ce32" office:value-type="float" office:value="1">
            <text:p>1</text:p>
          </table:table-cell>
          <table:table-cell table:style-name="ce35" table:formula="of:=([.H134]+[.M134])/([.$H$173]+[.$M$173])" office:value-type="percentage" office:value="0.00917942583732057">
            <text:p>0,92%</text:p>
          </table:table-cell>
        </table:table-row>
        <table:table-row table:style-name="ro2">
          <table:table-cell office:value-type="string">
            <text:p>85s</text:p>
          </table:table-cell>
          <table:table-cell office:value-type="float" office:value="1762">
            <text:p>1762</text:p>
          </table:table-cell>
          <table:table-cell office:value-type="float" office:value="-236">
            <text:p>-236</text:p>
          </table:table-cell>
          <table:table-cell table:style-name="ce15" office:value-type="float" office:value="-133.938706015891">
            <text:p>-134</text:p>
          </table:table-cell>
          <table:table-cell office:value-type="float" office:value="1686">
            <text:p>1686</text:p>
          </table:table-cell>
          <table:table-cell office:value-type="float" office:value="-161">
            <text:p>-161</text:p>
          </table:table-cell>
          <table:table-cell table:style-name="ce15" table:formula="of:=([.F135]/[.E135])*1000" office:value-type="float" office:value="-95.4922894424674">
            <text:p>-95</text:p>
          </table:table-cell>
          <table:table-cell table:style-name="ce25" office:value-type="float" office:value="587">
            <text:p>587</text:p>
          </table:table-cell>
          <table:table-cell table:style-name="ce25" office:value-type="float" office:value="90">
            <text:p>90</text:p>
          </table:table-cell>
          <table:table-cell table:style-name="ce26" office:value-type="float" office:value="153.32">
            <text:p>153</text:p>
          </table:table-cell>
          <table:table-cell table:style-name="ce30" table:formula="of:=([.J135]-[.$D135])/ABS([.$D135])" office:value-type="percentage" office:value="2.14470271186441">
            <text:p>214,47%</text:p>
          </table:table-cell>
          <table:table-cell table:style-name="ce32" office:value-type="float" office:value="1">
            <text:p>1</text:p>
          </table:table-cell>
          <table:table-cell office:value-type="float" office:value="601">
            <text:p>601</text:p>
          </table:table-cell>
          <table:table-cell office:value-type="float" office:value="-218.5">
            <text:p>-218,5</text:p>
          </table:table-cell>
          <table:table-cell table:style-name="ce26" office:value-type="float" office:value="-363.56">
            <text:p>-364</text:p>
          </table:table-cell>
          <table:table-cell table:style-name="ce28" table:formula="of:=([.O135]-[.$G135])/ABS([.$G135])" office:value-type="percentage" office:value="-2.80721838509317">
            <text:p>-280,72%</text:p>
          </table:table-cell>
          <table:table-cell table:style-name="ce32" office:value-type="float" office:value="1">
            <text:p>1</text:p>
          </table:table-cell>
          <table:table-cell table:style-name="ce35" table:formula="of:=([.H135]+[.M135])/([.$H$173]+[.$M$173])" office:value-type="percentage" office:value="0.00284210526315789">
            <text:p>0,28%</text:p>
          </table:table-cell>
        </table:table-row>
        <table:table-row table:style-name="ro2">
          <table:table-cell office:value-type="string">
            <text:p>85o</text:p>
          </table:table-cell>
          <table:table-cell office:value-type="float" office:value="5157">
            <text:p>5157</text:p>
          </table:table-cell>
          <table:table-cell office:value-type="float" office:value="-2578.5">
            <text:p>-2578,5</text:p>
          </table:table-cell>
          <table:table-cell table:style-name="ce15" office:value-type="float" office:value="-500">
            <text:p>-500</text:p>
          </table:table-cell>
          <table:table-cell office:value-type="float" office:value="5262">
            <text:p>5262</text:p>
          </table:table-cell>
          <table:table-cell office:value-type="float" office:value="-3697">
            <text:p>-3697</text:p>
          </table:table-cell>
          <table:table-cell table:style-name="ce15" table:formula="of:=([.F136]/[.E136])*1000" office:value-type="float" office:value="-702.584568605093">
            <text:p>-703</text:p>
          </table:table-cell>
          <table:table-cell table:style-name="ce25" office:value-type="float" office:value="1873">
            <text:p>1873</text:p>
          </table:table-cell>
          <table:table-cell table:style-name="ce25" office:value-type="float" office:value="-662">
            <text:p>-662</text:p>
          </table:table-cell>
          <table:table-cell table:style-name="ce26" office:value-type="float" office:value="-353.44">
            <text:p>-353</text:p>
          </table:table-cell>
          <table:table-cell table:style-name="ce30" table:formula="of:=([.J136]-[.$D136])/ABS([.$D136])" office:value-type="percentage" office:value="0.29312">
            <text:p>29,31%</text:p>
          </table:table-cell>
          <table:table-cell table:style-name="ce32" office:value-type="float" office:value="1">
            <text:p>1</text:p>
          </table:table-cell>
          <table:table-cell office:value-type="float" office:value="1889">
            <text:p>1889</text:p>
          </table:table-cell>
          <table:table-cell office:value-type="float" office:value="-1171">
            <text:p>-1171</text:p>
          </table:table-cell>
          <table:table-cell table:style-name="ce26" office:value-type="float" office:value="-619.9">
            <text:p>-620</text:p>
          </table:table-cell>
          <table:table-cell table:style-name="ce35" table:formula="of:=([.O136]-[.$G136])/ABS([.$G136])" office:value-type="percentage" office:value="0.117686286177982">
            <text:p>11,77%</text:p>
          </table:table-cell>
          <table:table-cell table:style-name="ce32" office:value-type="float" office:value="1">
            <text:p>1</text:p>
          </table:table-cell>
          <table:table-cell table:style-name="ce35" table:formula="of:=([.H136]+[.M136])/([.$H$173]+[.$M$173])" office:value-type="percentage" office:value="0.009">
            <text:p>0,90%</text:p>
          </table:table-cell>
        </table:table-row>
        <table:table-row table:style-name="ro2">
          <table:table-cell office:value-type="string">
            <text:p>84s</text:p>
          </table:table-cell>
          <table:table-cell office:value-type="float" office:value="1735">
            <text:p>1735</text:p>
          </table:table-cell>
          <table:table-cell office:value-type="float" office:value="-867.5">
            <text:p>-867,5</text:p>
          </table:table-cell>
          <table:table-cell table:style-name="ce15" office:value-type="float" office:value="-500">
            <text:p>-500</text:p>
          </table:table-cell>
          <table:table-cell office:value-type="float" office:value="1805">
            <text:p>1805</text:p>
          </table:table-cell>
          <table:table-cell office:value-type="float" office:value="-876">
            <text:p>-876</text:p>
          </table:table-cell>
          <table:table-cell table:style-name="ce15" table:formula="of:=([.F137]/[.E137])*1000" office:value-type="float" office:value="-485.318559556787">
            <text:p>-485</text:p>
          </table:table-cell>
          <table:table-cell table:style-name="ce25" office:value-type="float" office:value="632">
            <text:p>632</text:p>
          </table:table-cell>
          <table:table-cell table:style-name="ce25" office:value-type="float" office:value="14">
            <text:p>14</text:p>
          </table:table-cell>
          <table:table-cell table:style-name="ce26" office:value-type="float" office:value="22.15">
            <text:p>22</text:p>
          </table:table-cell>
          <table:table-cell table:style-name="ce30" table:formula="of:=([.J137]-[.$D137])/ABS([.$D137])" office:value-type="percentage" office:value="1.0443">
            <text:p>104,43%</text:p>
          </table:table-cell>
          <table:table-cell table:style-name="ce32" office:value-type="float" office:value="1">
            <text:p>1</text:p>
          </table:table-cell>
          <table:table-cell office:value-type="float" office:value="672">
            <text:p>672</text:p>
          </table:table-cell>
          <table:table-cell office:value-type="float" office:value="-114.5">
            <text:p>-114,5</text:p>
          </table:table-cell>
          <table:table-cell table:style-name="ce26" office:value-type="float" office:value="-170.39">
            <text:p>-170</text:p>
          </table:table-cell>
          <table:table-cell table:style-name="ce30" table:formula="of:=([.O137]-[.$G137])/ABS([.$G137])" office:value-type="percentage" office:value="0.648911015981735">
            <text:p>64,89%</text:p>
          </table:table-cell>
          <table:table-cell table:style-name="ce32" office:value-type="float" office:value="1">
            <text:p>1</text:p>
          </table:table-cell>
          <table:table-cell table:style-name="ce35" table:formula="of:=([.H137]+[.M137])/([.$H$173]+[.$M$173])" office:value-type="percentage" office:value="0.00311961722488038">
            <text:p>0,31%</text:p>
          </table:table-cell>
        </table:table-row>
        <table:table-row table:style-name="ro2">
          <table:table-cell office:value-type="string">
            <text:p>84o</text:p>
          </table:table-cell>
          <table:table-cell office:value-type="float" office:value="5025">
            <text:p>5025</text:p>
          </table:table-cell>
          <table:table-cell office:value-type="float" office:value="-2512.5">
            <text:p>-2512,5</text:p>
          </table:table-cell>
          <table:table-cell table:style-name="ce15" office:value-type="float" office:value="-500">
            <text:p>-500</text:p>
          </table:table-cell>
          <table:table-cell office:value-type="float" office:value="5139">
            <text:p>5139</text:p>
          </table:table-cell>
          <table:table-cell office:value-type="float" office:value="-3913">
            <text:p>-3913</text:p>
          </table:table-cell>
          <table:table-cell table:style-name="ce15" table:formula="of:=([.F138]/[.E138])*1000" office:value-type="float" office:value="-761.432185250049">
            <text:p>-761</text:p>
          </table:table-cell>
          <table:table-cell table:style-name="ce25" office:value-type="float" office:value="1808">
            <text:p>1808</text:p>
          </table:table-cell>
          <table:table-cell table:style-name="ce25" office:value-type="float" office:value="-946">
            <text:p>-946</text:p>
          </table:table-cell>
          <table:table-cell table:style-name="ce26" office:value-type="float" office:value="-523.23">
            <text:p>-523</text:p>
          </table:table-cell>
          <table:table-cell table:style-name="ce27" table:formula="of:=([.J138]-[.$D138])/ABS([.$D138])" office:value-type="percentage" office:value="-0.04646">
            <text:p>-4,65%</text:p>
          </table:table-cell>
          <table:table-cell table:style-name="ce32" office:value-type="float" office:value="1">
            <text:p>1</text:p>
          </table:table-cell>
          <table:table-cell office:value-type="float" office:value="1896">
            <text:p>1896</text:p>
          </table:table-cell>
          <table:table-cell office:value-type="float" office:value="-1272.5">
            <text:p>-1272,5</text:p>
          </table:table-cell>
          <table:table-cell table:style-name="ce26" office:value-type="float" office:value="-671.15">
            <text:p>-671</text:p>
          </table:table-cell>
          <table:table-cell table:style-name="ce35" table:formula="of:=([.O138]-[.$G138])/ABS([.$G138])" office:value-type="percentage" office:value="0.118568911321237">
            <text:p>11,86%</text:p>
          </table:table-cell>
          <table:table-cell table:style-name="ce32" office:value-type="float" office:value="1">
            <text:p>1</text:p>
          </table:table-cell>
          <table:table-cell table:style-name="ce35" table:formula="of:=([.H138]+[.M138])/([.$H$173]+[.$M$173])" office:value-type="percentage" office:value="0.00886124401913876">
            <text:p>0,89%</text:p>
          </table:table-cell>
        </table:table-row>
        <table:table-row table:style-name="ro2">
          <table:table-cell office:value-type="string">
            <text:p>83s</text:p>
          </table:table-cell>
          <table:table-cell office:value-type="float" office:value="1741">
            <text:p>1741</text:p>
          </table:table-cell>
          <table:table-cell office:value-type="float" office:value="-870.5">
            <text:p>-870,5</text:p>
          </table:table-cell>
          <table:table-cell table:style-name="ce15" office:value-type="float" office:value="-500">
            <text:p>-500</text:p>
          </table:table-cell>
          <table:table-cell office:value-type="float" office:value="1709">
            <text:p>1709</text:p>
          </table:table-cell>
          <table:table-cell office:value-type="float" office:value="-1271.5">
            <text:p>-1271,5</text:p>
          </table:table-cell>
          <table:table-cell table:style-name="ce15" table:formula="of:=([.F139]/[.E139])*1000" office:value-type="float" office:value="-744.002340550029">
            <text:p>-744</text:p>
          </table:table-cell>
          <table:table-cell table:style-name="ce25" office:value-type="float" office:value="671">
            <text:p>671</text:p>
          </table:table-cell>
          <table:table-cell table:style-name="ce25" office:value-type="float" office:value="-261">
            <text:p>-261</text:p>
          </table:table-cell>
          <table:table-cell table:style-name="ce26" office:value-type="float" office:value="-388.97">
            <text:p>-389</text:p>
          </table:table-cell>
          <table:table-cell table:style-name="ce30" table:formula="of:=([.J139]-[.$D139])/ABS([.$D139])" office:value-type="percentage" office:value="0.22206">
            <text:p>22,21%</text:p>
          </table:table-cell>
          <table:table-cell table:style-name="ce32" office:value-type="float" office:value="1">
            <text:p>1</text:p>
          </table:table-cell>
          <table:table-cell office:value-type="float" office:value="651">
            <text:p>651</text:p>
          </table:table-cell>
          <table:table-cell office:value-type="float" office:value="-370.5">
            <text:p>-370,5</text:p>
          </table:table-cell>
          <table:table-cell table:style-name="ce26" office:value-type="float" office:value="-569.12">
            <text:p>-569</text:p>
          </table:table-cell>
          <table:table-cell table:style-name="ce30" table:formula="of:=([.O139]-[.$G139])/ABS([.$G139])" office:value-type="percentage" office:value="0.235056169878097">
            <text:p>23,51%</text:p>
          </table:table-cell>
          <table:table-cell table:style-name="ce32" office:value-type="float" office:value="1">
            <text:p>1</text:p>
          </table:table-cell>
          <table:table-cell table:style-name="ce35" table:formula="of:=([.H139]+[.M139])/([.$H$173]+[.$M$173])" office:value-type="percentage" office:value="0.00316267942583732">
            <text:p>0,32%</text:p>
          </table:table-cell>
        </table:table-row>
        <table:table-row table:style-name="ro2">
          <table:table-cell office:value-type="string">
            <text:p>83o</text:p>
          </table:table-cell>
          <table:table-cell office:value-type="float" office:value="5153">
            <text:p>5153</text:p>
          </table:table-cell>
          <table:table-cell office:value-type="float" office:value="-2576.5">
            <text:p>-2576,5</text:p>
          </table:table-cell>
          <table:table-cell table:style-name="ce15" office:value-type="float" office:value="-500">
            <text:p>-500</text:p>
          </table:table-cell>
          <table:table-cell office:value-type="float" office:value="5185">
            <text:p>5185</text:p>
          </table:table-cell>
          <table:table-cell office:value-type="float" office:value="-3733.5">
            <text:p>-3733,5</text:p>
          </table:table-cell>
          <table:table-cell table:style-name="ce15" table:formula="of:=([.F140]/[.E140])*1000" office:value-type="float" office:value="-720.057859209257">
            <text:p>-720</text:p>
          </table:table-cell>
          <table:table-cell table:style-name="ce25" office:value-type="float" office:value="1850">
            <text:p>1850</text:p>
          </table:table-cell>
          <table:table-cell table:style-name="ce25" office:value-type="float" office:value="-921">
            <text:p>-921</text:p>
          </table:table-cell>
          <table:table-cell table:style-name="ce26" office:value-type="float" office:value="-497.84">
            <text:p>-498</text:p>
          </table:table-cell>
          <table:table-cell table:style-name="ce27" table:formula="of:=([.J140]-[.$D140])/ABS([.$D140])" office:value-type="percentage" office:value="0.00432000000000005">
            <text:p>0,43%</text:p>
          </table:table-cell>
          <table:table-cell table:style-name="ce32" office:value-type="float" office:value="0">
            <text:p>0</text:p>
          </table:table-cell>
          <table:table-cell office:value-type="float" office:value="1909">
            <text:p>1909</text:p>
          </table:table-cell>
          <table:table-cell office:value-type="float" office:value="-1696">
            <text:p>-1696</text:p>
          </table:table-cell>
          <table:table-cell table:style-name="ce26" office:value-type="float" office:value="-888.42">
            <text:p>-888</text:p>
          </table:table-cell>
          <table:table-cell table:style-name="ce28" table:formula="of:=([.O140]-[.$G140])/ABS([.$G140])" office:value-type="percentage" office:value="-0.233817517075131">
            <text:p>-23,38%</text:p>
          </table:table-cell>
          <table:table-cell table:style-name="ce32" office:value-type="float" office:value="0">
            <text:p>0</text:p>
          </table:table-cell>
          <table:table-cell table:style-name="ce35" table:formula="of:=([.H140]+[.M140])/([.$H$173]+[.$M$173])" office:value-type="percentage" office:value="0.00899282296650718">
            <text:p>0,90%</text:p>
          </table:table-cell>
        </table:table-row>
        <table:table-row table:style-name="ro2">
          <table:table-cell office:value-type="string">
            <text:p>82s</text:p>
          </table:table-cell>
          <table:table-cell office:value-type="float" office:value="1767">
            <text:p>1767</text:p>
          </table:table-cell>
          <table:table-cell office:value-type="float" office:value="-883.5">
            <text:p>-883,5</text:p>
          </table:table-cell>
          <table:table-cell table:style-name="ce15" office:value-type="float" office:value="-500">
            <text:p>-500</text:p>
          </table:table-cell>
          <table:table-cell office:value-type="float" office:value="1725">
            <text:p>1725</text:p>
          </table:table-cell>
          <table:table-cell office:value-type="float" office:value="-1178.5">
            <text:p>-1178,5</text:p>
          </table:table-cell>
          <table:table-cell table:style-name="ce15" table:formula="of:=([.F141]/[.E141])*1000" office:value-type="float" office:value="-683.188405797102">
            <text:p>-683</text:p>
          </table:table-cell>
          <table:table-cell table:style-name="ce25" office:value-type="float" office:value="680">
            <text:p>680</text:p>
          </table:table-cell>
          <table:table-cell table:style-name="ce25" office:value-type="float" office:value="-478">
            <text:p>-478</text:p>
          </table:table-cell>
          <table:table-cell table:style-name="ce26" office:value-type="float" office:value="-702.94">
            <text:p>-703</text:p>
          </table:table-cell>
          <table:table-cell table:style-name="ce30" table:formula="of:=([.J141]-[.$D141])/ABS([.$D141])" office:value-type="percentage" office:value="-0.40588">
            <text:p>-40,59%</text:p>
          </table:table-cell>
          <table:table-cell table:style-name="ce32" office:value-type="float" office:value="1">
            <text:p>1</text:p>
          </table:table-cell>
          <table:table-cell office:value-type="float" office:value="644">
            <text:p>644</text:p>
          </table:table-cell>
          <table:table-cell office:value-type="float" office:value="-444.5">
            <text:p>-444,5</text:p>
          </table:table-cell>
          <table:table-cell table:style-name="ce26" office:value-type="float" office:value="-690.22">
            <text:p>-690</text:p>
          </table:table-cell>
          <table:table-cell table:style-name="ce35" table:formula="of:=([.O141]-[.$G141])/ABS([.$G141])" office:value-type="percentage" office:value="-0.0102923207467119">
            <text:p>-1,03%</text:p>
          </table:table-cell>
          <table:table-cell table:style-name="ce32" office:value-type="float" office:value="1">
            <text:p>1</text:p>
          </table:table-cell>
          <table:table-cell table:style-name="ce35" table:formula="of:=([.H141]+[.M141])/([.$H$173]+[.$M$173])" office:value-type="percentage" office:value="0.00316746411483254">
            <text:p>0,32%</text:p>
          </table:table-cell>
        </table:table-row>
        <table:table-row table:style-name="ro2">
          <table:table-cell office:value-type="string">
            <text:p>82o</text:p>
          </table:table-cell>
          <table:table-cell office:value-type="float" office:value="5217">
            <text:p>5217</text:p>
          </table:table-cell>
          <table:table-cell office:value-type="float" office:value="-2608.5">
            <text:p>-2608,5</text:p>
          </table:table-cell>
          <table:table-cell table:style-name="ce15" office:value-type="float" office:value="-500">
            <text:p>-500</text:p>
          </table:table-cell>
          <table:table-cell office:value-type="float" office:value="5172">
            <text:p>5172</text:p>
          </table:table-cell>
          <table:table-cell office:value-type="float" office:value="-3914.5">
            <text:p>-3914,5</text:p>
          </table:table-cell>
          <table:table-cell table:style-name="ce15" table:formula="of:=([.F142]/[.E142])*1000" office:value-type="float" office:value="-756.863882443929">
            <text:p>-757</text:p>
          </table:table-cell>
          <table:table-cell table:style-name="ce25" office:value-type="float" office:value="1944">
            <text:p>1944</text:p>
          </table:table-cell>
          <table:table-cell table:style-name="ce25" office:value-type="float" office:value="-975">
            <text:p>-975</text:p>
          </table:table-cell>
          <table:table-cell table:style-name="ce26" office:value-type="float" office:value="-501.54">
            <text:p>-502</text:p>
          </table:table-cell>
          <table:table-cell table:style-name="ce27" table:formula="of:=([.J142]-[.$D142])/ABS([.$D142])" office:value-type="percentage" office:value="-0.00308000000000004">
            <text:p>-0,31%</text:p>
          </table:table-cell>
          <table:table-cell table:style-name="ce32" office:value-type="float" office:value="0">
            <text:p>0</text:p>
          </table:table-cell>
          <table:table-cell office:value-type="float" office:value="1949">
            <text:p>1949</text:p>
          </table:table-cell>
          <table:table-cell office:value-type="float" office:value="-1833.5">
            <text:p>-1833,5</text:p>
          </table:table-cell>
          <table:table-cell table:style-name="ce26" office:value-type="float" office:value="-940.74">
            <text:p>-941</text:p>
          </table:table-cell>
          <table:table-cell table:style-name="ce35" table:formula="of:=([.O142]-[.$G142])/ABS([.$G142])" office:value-type="percentage" office:value="-0.242944764337719">
            <text:p>-24,29%</text:p>
          </table:table-cell>
          <table:table-cell table:style-name="ce32" office:value-type="float" office:value="0">
            <text:p>0</text:p>
          </table:table-cell>
          <table:table-cell table:style-name="ce35" table:formula="of:=([.H142]+[.M142])/([.$H$173]+[.$M$173])" office:value-type="percentage" office:value="0.0093133971291866">
            <text:p>0,93%</text:p>
          </table:table-cell>
        </table:table-row>
        <table:table-row table:style-name="ro2">
          <table:table-cell office:value-type="string">
            <text:p>76s</text:p>
          </table:table-cell>
          <table:table-cell office:value-type="float" office:value="1731">
            <text:p>1731</text:p>
          </table:table-cell>
          <table:table-cell office:value-type="float" office:value="477">
            <text:p>477</text:p>
          </table:table-cell>
          <table:table-cell table:style-name="ce15" office:value-type="float" office:value="275.563258232236">
            <text:p>276</text:p>
          </table:table-cell>
          <table:table-cell office:value-type="float" office:value="1748">
            <text:p>1748</text:p>
          </table:table-cell>
          <table:table-cell office:value-type="float" office:value="-7.5">
            <text:p>-7,5</text:p>
          </table:table-cell>
          <table:table-cell table:style-name="ce15" table:formula="of:=([.F143]/[.E143])*1000" office:value-type="float" office:value="-4.29061784897025">
            <text:p>-4</text:p>
          </table:table-cell>
          <table:table-cell table:style-name="ce25" office:value-type="float" office:value="644">
            <text:p>644</text:p>
          </table:table-cell>
          <table:table-cell table:style-name="ce25" office:value-type="float" office:value="206">
            <text:p>206</text:p>
          </table:table-cell>
          <table:table-cell table:style-name="ce26" office:value-type="float" office:value="319.88">
            <text:p>320</text:p>
          </table:table-cell>
          <table:table-cell table:style-name="ce28" table:formula="of:=([.J143]-[.$D143])/ABS([.$D143])" office:value-type="percentage" office:value="0.160822389937106">
            <text:p>16,08%</text:p>
          </table:table-cell>
          <table:table-cell table:style-name="ce32" office:value-type="float" office:value="1">
            <text:p>1</text:p>
          </table:table-cell>
          <table:table-cell office:value-type="float" office:value="603">
            <text:p>603</text:p>
          </table:table-cell>
          <table:table-cell office:value-type="float" office:value="-138.5">
            <text:p>-138,5</text:p>
          </table:table-cell>
          <table:table-cell table:style-name="ce26" office:value-type="float" office:value="-229.68">
            <text:p>-230</text:p>
          </table:table-cell>
          <table:table-cell table:style-name="ce28" table:formula="of:=([.O143]-[.$G143])/ABS([.$G143])" office:value-type="percentage" office:value="-52.530752">
            <text:p>-5253,08%</text:p>
          </table:table-cell>
          <table:table-cell table:style-name="ce32" office:value-type="float" office:value="1">
            <text:p>1</text:p>
          </table:table-cell>
          <table:table-cell table:style-name="ce35" table:formula="of:=([.H143]+[.M143])/([.$H$173]+[.$M$173])" office:value-type="percentage" office:value="0.00298325358851675">
            <text:p>0,30%</text:p>
          </table:table-cell>
        </table:table-row>
        <table:table-row table:style-name="ro2">
          <table:table-cell office:value-type="string">
            <text:p>76o</text:p>
          </table:table-cell>
          <table:table-cell office:value-type="float" office:value="5227">
            <text:p>5227</text:p>
          </table:table-cell>
          <table:table-cell office:value-type="float" office:value="-2613.5">
            <text:p>-2613,5</text:p>
          </table:table-cell>
          <table:table-cell table:style-name="ce15" office:value-type="float" office:value="-500">
            <text:p>-500</text:p>
          </table:table-cell>
          <table:table-cell office:value-type="float" office:value="5275">
            <text:p>5275</text:p>
          </table:table-cell>
          <table:table-cell office:value-type="float" office:value="-2195">
            <text:p>-2195</text:p>
          </table:table-cell>
          <table:table-cell table:style-name="ce15" table:formula="of:=([.F144]/[.E144])*1000" office:value-type="float" office:value="-416.113744075829">
            <text:p>-416</text:p>
          </table:table-cell>
          <table:table-cell table:style-name="ce25" office:value-type="float" office:value="1867">
            <text:p>1867</text:p>
          </table:table-cell>
          <table:table-cell table:style-name="ce25" office:value-type="float" office:value="-776">
            <text:p>-776</text:p>
          </table:table-cell>
          <table:table-cell table:style-name="ce26" office:value-type="float" office:value="-415.64">
            <text:p>-416</text:p>
          </table:table-cell>
          <table:table-cell table:style-name="ce28" table:formula="of:=([.J144]-[.$D144])/ABS([.$D144])" office:value-type="percentage" office:value="0.16872">
            <text:p>16,87%</text:p>
          </table:table-cell>
          <table:table-cell table:style-name="ce32" office:value-type="float" office:value="1">
            <text:p>1</text:p>
          </table:table-cell>
          <table:table-cell office:value-type="float" office:value="1833">
            <text:p>1833</text:p>
          </table:table-cell>
          <table:table-cell office:value-type="float" office:value="-904">
            <text:p>-904</text:p>
          </table:table-cell>
          <table:table-cell table:style-name="ce26" office:value-type="float" office:value="-493.18">
            <text:p>-493</text:p>
          </table:table-cell>
          <table:table-cell table:style-name="ce35" table:formula="of:=([.O144]-[.$G144])/ABS([.$G144])" office:value-type="percentage" office:value="-0.185204783599089">
            <text:p>-18,52%</text:p>
          </table:table-cell>
          <table:table-cell table:style-name="ce32" office:value-type="float" office:value="1">
            <text:p>1</text:p>
          </table:table-cell>
          <table:table-cell table:style-name="ce35" table:formula="of:=([.H144]+[.M144])/([.$H$173]+[.$M$173])" office:value-type="percentage" office:value="0.00885167464114833">
            <text:p>0,89%</text:p>
          </table:table-cell>
        </table:table-row>
        <table:table-row table:style-name="ro2">
          <table:table-cell office:value-type="string">
            <text:p>75s</text:p>
          </table:table-cell>
          <table:table-cell office:value-type="float" office:value="1675">
            <text:p>1675</text:p>
          </table:table-cell>
          <table:table-cell office:value-type="float" office:value="330">
            <text:p>330</text:p>
          </table:table-cell>
          <table:table-cell table:style-name="ce15" office:value-type="float" office:value="197.014925373134">
            <text:p>197</text:p>
          </table:table-cell>
          <table:table-cell office:value-type="float" office:value="1719">
            <text:p>1719</text:p>
          </table:table-cell>
          <table:table-cell office:value-type="float" office:value="-141">
            <text:p>-141</text:p>
          </table:table-cell>
          <table:table-cell table:style-name="ce15" table:formula="of:=([.F145]/[.E145])*1000" office:value-type="float" office:value="-82.0244328097731">
            <text:p>-82</text:p>
          </table:table-cell>
          <table:table-cell table:style-name="ce25" office:value-type="float" office:value="649">
            <text:p>649</text:p>
          </table:table-cell>
          <table:table-cell table:style-name="ce25" office:value-type="float" office:value="64">
            <text:p>64</text:p>
          </table:table-cell>
          <table:table-cell table:style-name="ce26" office:value-type="float" office:value="98.61">
            <text:p>99</text:p>
          </table:table-cell>
          <table:table-cell table:style-name="ce30" table:formula="of:=([.J145]-[.$D145])/ABS([.$D145])" office:value-type="percentage" office:value="-0.499479545454545">
            <text:p>-49,95%</text:p>
          </table:table-cell>
          <table:table-cell table:style-name="ce32" office:value-type="float" office:value="1">
            <text:p>1</text:p>
          </table:table-cell>
          <table:table-cell office:value-type="float" office:value="606">
            <text:p>606</text:p>
          </table:table-cell>
          <table:table-cell office:value-type="float" office:value="-15.5">
            <text:p>-15,5</text:p>
          </table:table-cell>
          <table:table-cell table:style-name="ce26" office:value-type="float" office:value="-25.58">
            <text:p>-26</text:p>
          </table:table-cell>
          <table:table-cell table:style-name="ce30" table:formula="of:=([.O145]-[.$G145])/ABS([.$G145])" office:value-type="percentage" office:value="0.68814170212766">
            <text:p>68,81%</text:p>
          </table:table-cell>
          <table:table-cell table:style-name="ce32" office:value-type="float" office:value="1">
            <text:p>1</text:p>
          </table:table-cell>
          <table:table-cell table:style-name="ce35" table:formula="of:=([.H145]+[.M145])/([.$H$173]+[.$M$173])" office:value-type="percentage" office:value="0.00300239234449761">
            <text:p>0,30%</text:p>
          </table:table-cell>
        </table:table-row>
        <table:table-row table:style-name="ro2">
          <table:table-cell office:value-type="string">
            <text:p>75o</text:p>
          </table:table-cell>
          <table:table-cell office:value-type="float" office:value="5263">
            <text:p>5263</text:p>
          </table:table-cell>
          <table:table-cell office:value-type="float" office:value="-2631.5">
            <text:p>-2631,5</text:p>
          </table:table-cell>
          <table:table-cell table:style-name="ce15" office:value-type="float" office:value="-500">
            <text:p>-500</text:p>
          </table:table-cell>
          <table:table-cell office:value-type="float" office:value="5129">
            <text:p>5129</text:p>
          </table:table-cell>
          <table:table-cell office:value-type="float" office:value="-3593">
            <text:p>-3593</text:p>
          </table:table-cell>
          <table:table-cell table:style-name="ce15" table:formula="of:=([.F146]/[.E146])*1000" office:value-type="float" office:value="-700.526418405147">
            <text:p>-701</text:p>
          </table:table-cell>
          <table:table-cell table:style-name="ce25" office:value-type="float" office:value="1845">
            <text:p>1845</text:p>
          </table:table-cell>
          <table:table-cell table:style-name="ce25" office:value-type="float" office:value="-811">
            <text:p>-811</text:p>
          </table:table-cell>
          <table:table-cell table:style-name="ce26" office:value-type="float" office:value="-439.57">
            <text:p>-440</text:p>
          </table:table-cell>
          <table:table-cell table:style-name="ce27" table:formula="of:=([.J146]-[.$D146])/ABS([.$D146])" office:value-type="percentage" office:value="0.12086">
            <text:p>12,09%</text:p>
          </table:table-cell>
          <table:table-cell table:style-name="ce32" office:value-type="float" office:value="1">
            <text:p>1</text:p>
          </table:table-cell>
          <table:table-cell office:value-type="float" office:value="1911">
            <text:p>1911</text:p>
          </table:table-cell>
          <table:table-cell office:value-type="float" office:value="-812.5">
            <text:p>-812,5</text:p>
          </table:table-cell>
          <table:table-cell table:style-name="ce26" office:value-type="float" office:value="-425.17">
            <text:p>-425</text:p>
          </table:table-cell>
          <table:table-cell table:style-name="ce30" table:formula="of:=([.O146]-[.$G146])/ABS([.$G146])" office:value-type="percentage" office:value="0.393070712496521">
            <text:p>39,31%</text:p>
          </table:table-cell>
          <table:table-cell table:style-name="ce32" office:value-type="float" office:value="1">
            <text:p>1</text:p>
          </table:table-cell>
          <table:table-cell table:style-name="ce35" table:formula="of:=([.H146]+[.M146])/([.$H$173]+[.$M$173])" office:value-type="percentage" office:value="0.00898564593301435">
            <text:p>0,90%</text:p>
          </table:table-cell>
        </table:table-row>
        <table:table-row table:style-name="ro2">
          <table:table-cell office:value-type="string">
            <text:p>74s</text:p>
          </table:table-cell>
          <table:table-cell office:value-type="float" office:value="1793">
            <text:p>1793</text:p>
          </table:table-cell>
          <table:table-cell office:value-type="float" office:value="-896.5">
            <text:p>-896,5</text:p>
          </table:table-cell>
          <table:table-cell table:style-name="ce15" office:value-type="float" office:value="-500">
            <text:p>-500</text:p>
          </table:table-cell>
          <table:table-cell office:value-type="float" office:value="1649">
            <text:p>1649</text:p>
          </table:table-cell>
          <table:table-cell office:value-type="float" office:value="-668.5">
            <text:p>-668,5</text:p>
          </table:table-cell>
          <table:table-cell table:style-name="ce15" table:formula="of:=([.F147]/[.E147])*1000" office:value-type="float" office:value="-405.397210430564">
            <text:p>-405</text:p>
          </table:table-cell>
          <table:table-cell table:style-name="ce25" office:value-type="float" office:value="631">
            <text:p>631</text:p>
          </table:table-cell>
          <table:table-cell table:style-name="ce25" office:value-type="float" office:value="-23">
            <text:p>-23</text:p>
          </table:table-cell>
          <table:table-cell table:style-name="ce26" office:value-type="float" office:value="-36.45">
            <text:p>-36</text:p>
          </table:table-cell>
          <table:table-cell table:style-name="ce30" table:formula="of:=([.J147]-[.$D147])/ABS([.$D147])" office:value-type="percentage" office:value="0.9271">
            <text:p>92,71%</text:p>
          </table:table-cell>
          <table:table-cell table:style-name="ce32" office:value-type="float" office:value="1">
            <text:p>1</text:p>
          </table:table-cell>
          <table:table-cell office:value-type="float" office:value="631">
            <text:p>631</text:p>
          </table:table-cell>
          <table:table-cell office:value-type="float" office:value="-306">
            <text:p>-306</text:p>
          </table:table-cell>
          <table:table-cell table:style-name="ce26" office:value-type="float" office:value="-484.94">
            <text:p>-485</text:p>
          </table:table-cell>
          <table:table-cell table:style-name="ce28" table:formula="of:=([.O147]-[.$G147])/ABS([.$G147])" office:value-type="percentage" office:value="-0.196209513836948">
            <text:p>-19,62%</text:p>
          </table:table-cell>
          <table:table-cell table:style-name="ce32" office:value-type="float" office:value="1">
            <text:p>1</text:p>
          </table:table-cell>
          <table:table-cell table:style-name="ce35" table:formula="of:=([.H147]+[.M147])/([.$H$173]+[.$M$173])" office:value-type="percentage" office:value="0.00301913875598086">
            <text:p>0,30%</text:p>
          </table:table-cell>
        </table:table-row>
        <table:table-row table:style-name="ro2">
          <table:table-cell office:value-type="string">
            <text:p>74o</text:p>
          </table:table-cell>
          <table:table-cell office:value-type="float" office:value="5207">
            <text:p>5207</text:p>
          </table:table-cell>
          <table:table-cell office:value-type="float" office:value="-2603.5">
            <text:p>-2603,5</text:p>
          </table:table-cell>
          <table:table-cell table:style-name="ce15" office:value-type="float" office:value="-500">
            <text:p>-500</text:p>
          </table:table-cell>
          <table:table-cell office:value-type="float" office:value="5005">
            <text:p>5005</text:p>
          </table:table-cell>
          <table:table-cell office:value-type="float" office:value="-3777.5">
            <text:p>-3777,5</text:p>
          </table:table-cell>
          <table:table-cell table:style-name="ce15" table:formula="of:=([.F148]/[.E148])*1000" office:value-type="float" office:value="-754.745254745255">
            <text:p>-755</text:p>
          </table:table-cell>
          <table:table-cell table:style-name="ce25" office:value-type="float" office:value="1906">
            <text:p>1906</text:p>
          </table:table-cell>
          <table:table-cell table:style-name="ce25" office:value-type="float" office:value="-959.5">
            <text:p>-959,5</text:p>
          </table:table-cell>
          <table:table-cell table:style-name="ce26" office:value-type="float" office:value="-503.41">
            <text:p>-503</text:p>
          </table:table-cell>
          <table:table-cell table:style-name="ce27" table:formula="of:=([.J148]-[.$D148])/ABS([.$D148])" office:value-type="percentage" office:value="-0.00682000000000005">
            <text:p>-0,68%</text:p>
          </table:table-cell>
          <table:table-cell table:style-name="ce32" office:value-type="float" office:value="0">
            <text:p>0</text:p>
          </table:table-cell>
          <table:table-cell office:value-type="float" office:value="1869">
            <text:p>1869</text:p>
          </table:table-cell>
          <table:table-cell office:value-type="float" office:value="-1412.5">
            <text:p>-1412,5</text:p>
          </table:table-cell>
          <table:table-cell table:style-name="ce26" office:value-type="float" office:value="-755.75">
            <text:p>-756</text:p>
          </table:table-cell>
          <table:table-cell table:style-name="ce35" table:formula="of:=([.O148]-[.$G148])/ABS([.$G148])" office:value-type="percentage" office:value="-0.00133123759099929">
            <text:p>-0,13%</text:p>
          </table:table-cell>
          <table:table-cell table:style-name="ce32" office:value-type="float" office:value="0">
            <text:p>0</text:p>
          </table:table-cell>
          <table:table-cell table:style-name="ce35" table:formula="of:=([.H148]+[.M148])/([.$H$173]+[.$M$173])" office:value-type="percentage" office:value="0.0090311004784689">
            <text:p>0,90%</text:p>
          </table:table-cell>
        </table:table-row>
        <table:table-row table:style-name="ro2">
          <table:table-cell office:value-type="string">
            <text:p>73s</text:p>
          </table:table-cell>
          <table:table-cell office:value-type="float" office:value="1730">
            <text:p>1730</text:p>
          </table:table-cell>
          <table:table-cell office:value-type="float" office:value="-865">
            <text:p>-865</text:p>
          </table:table-cell>
          <table:table-cell table:style-name="ce15" office:value-type="float" office:value="-500">
            <text:p>-500</text:p>
          </table:table-cell>
          <table:table-cell office:value-type="float" office:value="1788">
            <text:p>1788</text:p>
          </table:table-cell>
          <table:table-cell office:value-type="float" office:value="-1401.5">
            <text:p>-1401,5</text:p>
          </table:table-cell>
          <table:table-cell table:style-name="ce15" table:formula="of:=([.F149]/[.E149])*1000" office:value-type="float" office:value="-783.836689038031">
            <text:p>-784</text:p>
          </table:table-cell>
          <table:table-cell table:style-name="ce25" office:value-type="float" office:value="627">
            <text:p>627</text:p>
          </table:table-cell>
          <table:table-cell table:style-name="ce25" office:value-type="float" office:value="-88">
            <text:p>-88</text:p>
          </table:table-cell>
          <table:table-cell table:style-name="ce26" office:value-type="float" office:value="-140.35">
            <text:p>-140</text:p>
          </table:table-cell>
          <table:table-cell table:style-name="ce30" table:formula="of:=([.J149]-[.$D149])/ABS([.$D149])" office:value-type="percentage" office:value="0.7193">
            <text:p>71,93%</text:p>
          </table:table-cell>
          <table:table-cell table:style-name="ce32" office:value-type="float" office:value="1">
            <text:p>1</text:p>
          </table:table-cell>
          <table:table-cell office:value-type="float" office:value="637">
            <text:p>637</text:p>
          </table:table-cell>
          <table:table-cell office:value-type="float" office:value="-489.5">
            <text:p>-489,5</text:p>
          </table:table-cell>
          <table:table-cell table:style-name="ce26" office:value-type="float" office:value="-768.45">
            <text:p>-768</text:p>
          </table:table-cell>
          <table:table-cell table:style-name="ce35" table:formula="of:=([.O149]-[.$G149])/ABS([.$G149])" office:value-type="percentage" office:value="0.0196299678915447">
            <text:p>1,96%</text:p>
          </table:table-cell>
          <table:table-cell table:style-name="ce32" office:value-type="float" office:value="1">
            <text:p>1</text:p>
          </table:table-cell>
          <table:table-cell table:style-name="ce35" table:formula="of:=([.H149]+[.M149])/([.$H$173]+[.$M$173])" office:value-type="percentage" office:value="0.00302392344497608">
            <text:p>0,30%</text:p>
          </table:table-cell>
        </table:table-row>
        <table:table-row table:style-name="ro2">
          <table:table-cell office:value-type="string">
            <text:p>73o</text:p>
          </table:table-cell>
          <table:table-cell office:value-type="float" office:value="5238">
            <text:p>5238</text:p>
          </table:table-cell>
          <table:table-cell office:value-type="float" office:value="-2619">
            <text:p>-2619</text:p>
          </table:table-cell>
          <table:table-cell table:style-name="ce15" office:value-type="float" office:value="-500">
            <text:p>-500</text:p>
          </table:table-cell>
          <table:table-cell office:value-type="float" office:value="5249">
            <text:p>5249</text:p>
          </table:table-cell>
          <table:table-cell office:value-type="float" office:value="-3986.5">
            <text:p>-3986,5</text:p>
          </table:table-cell>
          <table:table-cell table:style-name="ce15" table:formula="of:=([.F150]/[.E150])*1000" office:value-type="float" office:value="-759.477995808725">
            <text:p>-759</text:p>
          </table:table-cell>
          <table:table-cell table:style-name="ce25" office:value-type="float" office:value="1867">
            <text:p>1867</text:p>
          </table:table-cell>
          <table:table-cell table:style-name="ce25" office:value-type="float" office:value="-890.5">
            <text:p>-890,5</text:p>
          </table:table-cell>
          <table:table-cell table:style-name="ce26" office:value-type="float" office:value="-476.97">
            <text:p>-477</text:p>
          </table:table-cell>
          <table:table-cell table:style-name="ce27" table:formula="of:=([.J150]-[.$D150])/ABS([.$D150])" office:value-type="percentage" office:value="0.0460599999999999">
            <text:p>4,61%</text:p>
          </table:table-cell>
          <table:table-cell table:style-name="ce32" office:value-type="float" office:value="0">
            <text:p>0</text:p>
          </table:table-cell>
          <table:table-cell office:value-type="float" office:value="1896">
            <text:p>1896</text:p>
          </table:table-cell>
          <table:table-cell office:value-type="float" office:value="-1710">
            <text:p>-1710</text:p>
          </table:table-cell>
          <table:table-cell table:style-name="ce26" office:value-type="float" office:value="-901.9">
            <text:p>-902</text:p>
          </table:table-cell>
          <table:table-cell table:style-name="ce35" table:formula="of:=([.O150]-[.$G150])/ABS([.$G150])" office:value-type="percentage" office:value="-0.187526175843472">
            <text:p>-18,75%</text:p>
          </table:table-cell>
          <table:table-cell table:style-name="ce32" office:value-type="float" office:value="0">
            <text:p>0</text:p>
          </table:table-cell>
          <table:table-cell table:style-name="ce35" table:formula="of:=([.H150]+[.M150])/([.$H$173]+[.$M$173])" office:value-type="percentage" office:value="0.00900239234449761">
            <text:p>0,90%</text:p>
          </table:table-cell>
        </table:table-row>
        <table:table-row table:style-name="ro2">
          <table:table-cell office:value-type="string">
            <text:p>72s</text:p>
          </table:table-cell>
          <table:table-cell office:value-type="float" office:value="1631">
            <text:p>1631</text:p>
          </table:table-cell>
          <table:table-cell office:value-type="float" office:value="-815.5">
            <text:p>-815,5</text:p>
          </table:table-cell>
          <table:table-cell table:style-name="ce15" office:value-type="float" office:value="-500">
            <text:p>-500</text:p>
          </table:table-cell>
          <table:table-cell office:value-type="float" office:value="1656">
            <text:p>1656</text:p>
          </table:table-cell>
          <table:table-cell office:value-type="float" office:value="-1205">
            <text:p>-1205</text:p>
          </table:table-cell>
          <table:table-cell table:style-name="ce15" table:formula="of:=([.F151]/[.E151])*1000" office:value-type="float" office:value="-727.657004830918">
            <text:p>-728</text:p>
          </table:table-cell>
          <table:table-cell table:style-name="ce25" office:value-type="float" office:value="617">
            <text:p>617</text:p>
          </table:table-cell>
          <table:table-cell table:style-name="ce25" office:value-type="float" office:value="-304.5">
            <text:p>-304,5</text:p>
          </table:table-cell>
          <table:table-cell table:style-name="ce26" office:value-type="float" office:value="-493.52">
            <text:p>-494</text:p>
          </table:table-cell>
          <table:table-cell table:style-name="ce27" table:formula="of:=([.J151]-[.$D151])/ABS([.$D151])" office:value-type="percentage" office:value="0.01296">
            <text:p>1,30%</text:p>
          </table:table-cell>
          <table:table-cell table:style-name="Default" office:value-type="float" office:value="0">
            <text:p>0</text:p>
          </table:table-cell>
          <table:table-cell office:value-type="float" office:value="635">
            <text:p>635</text:p>
          </table:table-cell>
          <table:table-cell office:value-type="float" office:value="-322.5">
            <text:p>-322,5</text:p>
          </table:table-cell>
          <table:table-cell table:style-name="ce26" office:value-type="float" office:value="-507.87">
            <text:p>-508</text:p>
          </table:table-cell>
          <table:table-cell table:style-name="ce30" table:formula="of:=([.O151]-[.$G151])/ABS([.$G151])" office:value-type="percentage" office:value="0.30204753526971">
            <text:p>30,20%</text:p>
          </table:table-cell>
          <table:table-cell table:style-name="Default" office:value-type="float" office:value="0">
            <text:p>0</text:p>
          </table:table-cell>
          <table:table-cell table:style-name="ce35" table:formula="of:=([.H151]+[.M151])/([.$H$173]+[.$M$173])" office:value-type="percentage" office:value="0.00299521531100478">
            <text:p>0,30%</text:p>
          </table:table-cell>
        </table:table-row>
        <table:table-row table:style-name="ro2">
          <table:table-cell office:value-type="string">
            <text:p>72o</text:p>
          </table:table-cell>
          <table:table-cell office:value-type="float" office:value="5162">
            <text:p>5162</text:p>
          </table:table-cell>
          <table:table-cell office:value-type="float" office:value="-2581">
            <text:p>-2581</text:p>
          </table:table-cell>
          <table:table-cell table:style-name="ce15" office:value-type="float" office:value="-500">
            <text:p>-500</text:p>
          </table:table-cell>
          <table:table-cell office:value-type="float" office:value="5179">
            <text:p>5179</text:p>
          </table:table-cell>
          <table:table-cell office:value-type="float" office:value="-4316">
            <text:p>-4316</text:p>
          </table:table-cell>
          <table:table-cell table:style-name="ce15" table:formula="of:=([.F152]/[.E152])*1000" office:value-type="float" office:value="-833.365514578104">
            <text:p>-833</text:p>
          </table:table-cell>
          <table:table-cell table:style-name="ce25" office:value-type="float" office:value="1861">
            <text:p>1861</text:p>
          </table:table-cell>
          <table:table-cell table:style-name="ce25" office:value-type="float" office:value="-925.5">
            <text:p>-925,5</text:p>
          </table:table-cell>
          <table:table-cell table:style-name="ce26" office:value-type="float" office:value="-497.31">
            <text:p>-497</text:p>
          </table:table-cell>
          <table:table-cell table:style-name="ce27" table:formula="of:=([.J152]-[.$D152])/ABS([.$D152])" office:value-type="percentage" office:value="0.00537999999999999">
            <text:p>0,54%</text:p>
          </table:table-cell>
          <table:table-cell table:style-name="ce32" office:value-type="float" office:value="0">
            <text:p>0</text:p>
          </table:table-cell>
          <table:table-cell office:value-type="float" office:value="1865">
            <text:p>1865</text:p>
          </table:table-cell>
          <table:table-cell office:value-type="float" office:value="-1685">
            <text:p>-1685</text:p>
          </table:table-cell>
          <table:table-cell table:style-name="ce26" office:value-type="float" office:value="-903.49">
            <text:p>-903</text:p>
          </table:table-cell>
          <table:table-cell table:style-name="ce35" table:formula="of:=([.O152]-[.$G152])/ABS([.$G152])" office:value-type="percentage" office:value="-0.0841461329935125">
            <text:p>-8,41%</text:p>
          </table:table-cell>
          <table:table-cell table:style-name="ce32" office:value-type="float" office:value="0">
            <text:p>0</text:p>
          </table:table-cell>
          <table:table-cell table:style-name="ce35" table:formula="of:=([.H152]+[.M152])/([.$H$173]+[.$M$173])" office:value-type="percentage" office:value="0.00891387559808612">
            <text:p>0,89%</text:p>
          </table:table-cell>
        </table:table-row>
        <table:table-row table:style-name="ro2">
          <table:table-cell office:value-type="string">
            <text:p>65s</text:p>
          </table:table-cell>
          <table:table-cell office:value-type="float" office:value="1744">
            <text:p>1744</text:p>
          </table:table-cell>
          <table:table-cell office:value-type="float" office:value="306">
            <text:p>306</text:p>
          </table:table-cell>
          <table:table-cell table:style-name="ce15" office:value-type="float" office:value="175.45871559633">
            <text:p>175</text:p>
          </table:table-cell>
          <table:table-cell office:value-type="float" office:value="1752">
            <text:p>1752</text:p>
          </table:table-cell>
          <table:table-cell office:value-type="float" office:value="-462">
            <text:p>-462</text:p>
          </table:table-cell>
          <table:table-cell table:style-name="ce15" table:formula="of:=([.F153]/[.E153])*1000" office:value-type="float" office:value="-263.698630136986">
            <text:p>-264</text:p>
          </table:table-cell>
          <table:table-cell table:style-name="ce25" office:value-type="float" office:value="643">
            <text:p>643</text:p>
          </table:table-cell>
          <table:table-cell table:style-name="ce25" office:value-type="float" office:value="-34">
            <text:p>-34</text:p>
          </table:table-cell>
          <table:table-cell table:style-name="ce26" office:value-type="float" office:value="-52.88">
            <text:p>-53</text:p>
          </table:table-cell>
          <table:table-cell table:style-name="ce28" table:formula="of:=([.J153]-[.$D153])/ABS([.$D153])" office:value-type="percentage" office:value="-1.3013814379085">
            <text:p>-130,14%</text:p>
          </table:table-cell>
          <table:table-cell table:style-name="ce32" office:value-type="float" office:value="1">
            <text:p>1</text:p>
          </table:table-cell>
          <table:table-cell office:value-type="float" office:value="646">
            <text:p>646</text:p>
          </table:table-cell>
          <table:table-cell office:value-type="float" office:value="-420">
            <text:p>-420</text:p>
          </table:table-cell>
          <table:table-cell table:style-name="ce26" office:value-type="float" office:value="-650.15">
            <text:p>-650</text:p>
          </table:table-cell>
          <table:table-cell table:style-name="ce28" table:formula="of:=([.O153]-[.$G153])/ABS([.$G153])" office:value-type="percentage" office:value="-1.4655038961039">
            <text:p>-146,55%</text:p>
          </table:table-cell>
          <table:table-cell table:style-name="ce32" office:value-type="float" office:value="1">
            <text:p>1</text:p>
          </table:table-cell>
          <table:table-cell table:style-name="ce35" table:formula="of:=([.H153]+[.M153])/([.$H$173]+[.$M$173])" office:value-type="percentage" office:value="0.00308373205741627">
            <text:p>0,31%</text:p>
          </table:table-cell>
        </table:table-row>
        <table:table-row table:style-name="ro2">
          <table:table-cell office:value-type="string">
            <text:p>65o</text:p>
          </table:table-cell>
          <table:table-cell office:value-type="float" office:value="5084">
            <text:p>5084</text:p>
          </table:table-cell>
          <table:table-cell office:value-type="float" office:value="-2542">
            <text:p>-2542</text:p>
          </table:table-cell>
          <table:table-cell table:style-name="ce15" office:value-type="float" office:value="-500">
            <text:p>-500</text:p>
          </table:table-cell>
          <table:table-cell office:value-type="float" office:value="5215">
            <text:p>5215</text:p>
          </table:table-cell>
          <table:table-cell office:value-type="float" office:value="-3844.5">
            <text:p>-3844,5</text:p>
          </table:table-cell>
          <table:table-cell table:style-name="ce15" table:formula="of:=([.F154]/[.E154])*1000" office:value-type="float" office:value="-737.200383509108">
            <text:p>-737</text:p>
          </table:table-cell>
          <table:table-cell table:style-name="ce25" office:value-type="float" office:value="1907">
            <text:p>1907</text:p>
          </table:table-cell>
          <table:table-cell table:style-name="ce25" office:value-type="float" office:value="-603">
            <text:p>-603</text:p>
          </table:table-cell>
          <table:table-cell table:style-name="ce26" office:value-type="float" office:value="-316.2">
            <text:p>-316</text:p>
          </table:table-cell>
          <table:table-cell table:style-name="ce30" table:formula="of:=([.J154]-[.$D154])/ABS([.$D154])" office:value-type="percentage" office:value="0.3676">
            <text:p>36,76%</text:p>
          </table:table-cell>
          <table:table-cell table:style-name="ce32" office:value-type="float" office:value="1">
            <text:p>1</text:p>
          </table:table-cell>
          <table:table-cell office:value-type="float" office:value="1947">
            <text:p>1947</text:p>
          </table:table-cell>
          <table:table-cell office:value-type="float" office:value="-1246">
            <text:p>-1246</text:p>
          </table:table-cell>
          <table:table-cell table:style-name="ce26" office:value-type="float" office:value="-639.96">
            <text:p>-640</text:p>
          </table:table-cell>
          <table:table-cell table:style-name="ce35" table:formula="of:=([.O154]-[.$G154])/ABS([.$G154])" office:value-type="percentage" office:value="0.131904955130706">
            <text:p>13,19%</text:p>
          </table:table-cell>
          <table:table-cell table:style-name="ce32" office:value-type="float" office:value="1">
            <text:p>1</text:p>
          </table:table-cell>
          <table:table-cell table:style-name="ce35" table:formula="of:=([.H154]+[.M154])/([.$H$173]+[.$M$173])" office:value-type="percentage" office:value="0.0092200956937799">
            <text:p>0,92%</text:p>
          </table:table-cell>
        </table:table-row>
        <table:table-row table:style-name="ro2">
          <table:table-cell office:value-type="string">
            <text:p>64s</text:p>
          </table:table-cell>
          <table:table-cell office:value-type="float" office:value="1775">
            <text:p>1775</text:p>
          </table:table-cell>
          <table:table-cell office:value-type="float" office:value="-887.5">
            <text:p>-887,5</text:p>
          </table:table-cell>
          <table:table-cell table:style-name="ce15" office:value-type="float" office:value="-500">
            <text:p>-500</text:p>
          </table:table-cell>
          <table:table-cell office:value-type="float" office:value="1788">
            <text:p>1788</text:p>
          </table:table-cell>
          <table:table-cell office:value-type="float" office:value="-580.5">
            <text:p>-580,5</text:p>
          </table:table-cell>
          <table:table-cell table:style-name="ce15" table:formula="of:=([.F155]/[.E155])*1000" office:value-type="float" office:value="-324.664429530201">
            <text:p>-325</text:p>
          </table:table-cell>
          <table:table-cell table:style-name="ce25" office:value-type="float" office:value="617">
            <text:p>617</text:p>
          </table:table-cell>
          <table:table-cell table:style-name="ce25" office:value-type="float" office:value="-301">
            <text:p>-301</text:p>
          </table:table-cell>
          <table:table-cell table:style-name="ce26" office:value-type="float" office:value="-487.84">
            <text:p>-488</text:p>
          </table:table-cell>
          <table:table-cell table:style-name="ce27" table:formula="of:=([.J155]-[.$D155])/ABS([.$D155])" office:value-type="percentage" office:value="0.02432">
            <text:p>2,43%</text:p>
          </table:table-cell>
          <table:table-cell table:style-name="ce32" office:value-type="float" office:value="1">
            <text:p>1</text:p>
          </table:table-cell>
          <table:table-cell office:value-type="float" office:value="674">
            <text:p>674</text:p>
          </table:table-cell>
          <table:table-cell office:value-type="float" office:value="-371.5">
            <text:p>-371,5</text:p>
          </table:table-cell>
          <table:table-cell table:style-name="ce26" office:value-type="float" office:value="-551.19">
            <text:p>-551</text:p>
          </table:table-cell>
          <table:table-cell table:style-name="ce28" table:formula="of:=([.O155]-[.$G155])/ABS([.$G155])" office:value-type="percentage" office:value="-0.697722170542636">
            <text:p>-69,77%</text:p>
          </table:table-cell>
          <table:table-cell table:style-name="ce32" office:value-type="float" office:value="1">
            <text:p>1</text:p>
          </table:table-cell>
          <table:table-cell table:style-name="ce35" table:formula="of:=([.H155]+[.M155])/([.$H$173]+[.$M$173])" office:value-type="percentage" office:value="0.00308851674641148">
            <text:p>0,31%</text:p>
          </table:table-cell>
        </table:table-row>
        <table:table-row table:style-name="ro2">
          <table:table-cell office:value-type="string">
            <text:p>64o</text:p>
          </table:table-cell>
          <table:table-cell office:value-type="float" office:value="5186">
            <text:p>5186</text:p>
          </table:table-cell>
          <table:table-cell office:value-type="float" office:value="-2593">
            <text:p>-2593</text:p>
          </table:table-cell>
          <table:table-cell table:style-name="ce15" office:value-type="float" office:value="-500">
            <text:p>-500</text:p>
          </table:table-cell>
          <table:table-cell office:value-type="float" office:value="5148">
            <text:p>5148</text:p>
          </table:table-cell>
          <table:table-cell office:value-type="float" office:value="-3847">
            <text:p>-3847</text:p>
          </table:table-cell>
          <table:table-cell table:style-name="ce15" table:formula="of:=([.F156]/[.E156])*1000" office:value-type="float" office:value="-747.280497280497">
            <text:p>-747</text:p>
          </table:table-cell>
          <table:table-cell table:style-name="ce25" office:value-type="float" office:value="1992">
            <text:p>1992</text:p>
          </table:table-cell>
          <table:table-cell table:style-name="ce25" office:value-type="float" office:value="-994">
            <text:p>-994</text:p>
          </table:table-cell>
          <table:table-cell table:style-name="ce26" office:value-type="float" office:value="-499">
            <text:p>-499</text:p>
          </table:table-cell>
          <table:table-cell table:style-name="ce27" table:formula="of:=([.J156]-[.$D156])/ABS([.$D156])" office:value-type="percentage" office:value="0.002">
            <text:p>0,20%</text:p>
          </table:table-cell>
          <table:table-cell table:style-name="ce32" office:value-type="float" office:value="0">
            <text:p>0</text:p>
          </table:table-cell>
          <table:table-cell office:value-type="float" office:value="1835">
            <text:p>1835</text:p>
          </table:table-cell>
          <table:table-cell office:value-type="float" office:value="-1124.5">
            <text:p>-1124,5</text:p>
          </table:table-cell>
          <table:table-cell table:style-name="ce26" office:value-type="float" office:value="-612.81">
            <text:p>-613</text:p>
          </table:table-cell>
          <table:table-cell table:style-name="ce30" table:formula="of:=([.O156]-[.$G156])/ABS([.$G156])" office:value-type="percentage" office:value="0.179946482973746">
            <text:p>17,99%</text:p>
          </table:table-cell>
          <table:table-cell table:style-name="ce32" office:value-type="float" office:value="0">
            <text:p>0</text:p>
          </table:table-cell>
          <table:table-cell table:style-name="ce35" table:formula="of:=([.H156]+[.M156])/([.$H$173]+[.$M$173])" office:value-type="percentage" office:value="0.0091555023923445">
            <text:p>0,92%</text:p>
          </table:table-cell>
        </table:table-row>
        <table:table-row table:style-name="ro2">
          <table:table-cell office:value-type="string">
            <text:p>63s</text:p>
          </table:table-cell>
          <table:table-cell office:value-type="float" office:value="1735">
            <text:p>1735</text:p>
          </table:table-cell>
          <table:table-cell office:value-type="float" office:value="-867.5">
            <text:p>-867,5</text:p>
          </table:table-cell>
          <table:table-cell table:style-name="ce15" office:value-type="float" office:value="-500">
            <text:p>-500</text:p>
          </table:table-cell>
          <table:table-cell office:value-type="float" office:value="1810">
            <text:p>1810</text:p>
          </table:table-cell>
          <table:table-cell office:value-type="float" office:value="-1258.5">
            <text:p>-1258,5</text:p>
          </table:table-cell>
          <table:table-cell table:style-name="ce15" table:formula="of:=([.F157]/[.E157])*1000" office:value-type="float" office:value="-695.303867403315">
            <text:p>-695</text:p>
          </table:table-cell>
          <table:table-cell table:style-name="ce25" office:value-type="float" office:value="600">
            <text:p>600</text:p>
          </table:table-cell>
          <table:table-cell table:style-name="ce25" office:value-type="float" office:value="-311">
            <text:p>-311</text:p>
          </table:table-cell>
          <table:table-cell table:style-name="ce26" office:value-type="float" office:value="-518.33">
            <text:p>-518</text:p>
          </table:table-cell>
          <table:table-cell table:style-name="ce27" table:formula="of:=([.J157]-[.$D157])/ABS([.$D157])" office:value-type="percentage" office:value="-0.0366600000000001">
            <text:p>-3,67%</text:p>
          </table:table-cell>
          <table:table-cell table:style-name="ce32" office:value-type="float" office:value="1">
            <text:p>1</text:p>
          </table:table-cell>
          <table:table-cell office:value-type="float" office:value="621">
            <text:p>621</text:p>
          </table:table-cell>
          <table:table-cell office:value-type="float" office:value="-390">
            <text:p>-390</text:p>
          </table:table-cell>
          <table:table-cell table:style-name="ce26" office:value-type="float" office:value="-628.02">
            <text:p>-628</text:p>
          </table:table-cell>
          <table:table-cell table:style-name="ce35" table:formula="of:=([.O157]-[.$G157])/ABS([.$G157])" office:value-type="percentage" office:value="0.0967690107270561">
            <text:p>9,68%</text:p>
          </table:table-cell>
          <table:table-cell table:style-name="ce32" office:value-type="float" office:value="1">
            <text:p>1</text:p>
          </table:table-cell>
          <table:table-cell table:style-name="ce35" table:formula="of:=([.H157]+[.M157])/([.$H$173]+[.$M$173])" office:value-type="percentage" office:value="0.00292105263157895">
            <text:p>0,29%</text:p>
          </table:table-cell>
        </table:table-row>
        <table:table-row table:style-name="ro2">
          <table:table-cell office:value-type="string">
            <text:p>63o</text:p>
          </table:table-cell>
          <table:table-cell office:value-type="float" office:value="5309">
            <text:p>5309</text:p>
          </table:table-cell>
          <table:table-cell office:value-type="float" office:value="-2654.5">
            <text:p>-2654,5</text:p>
          </table:table-cell>
          <table:table-cell table:style-name="ce15" office:value-type="float" office:value="-500">
            <text:p>-500</text:p>
          </table:table-cell>
          <table:table-cell office:value-type="float" office:value="5237">
            <text:p>5237</text:p>
          </table:table-cell>
          <table:table-cell office:value-type="float" office:value="-4015.5">
            <text:p>-4015,5</text:p>
          </table:table-cell>
          <table:table-cell table:style-name="ce15" table:formula="of:=([.F158]/[.E158])*1000" office:value-type="float" office:value="-766.755776207752">
            <text:p>-767</text:p>
          </table:table-cell>
          <table:table-cell table:style-name="ce25" office:value-type="float" office:value="1868">
            <text:p>1868</text:p>
          </table:table-cell>
          <table:table-cell table:style-name="ce25" office:value-type="float" office:value="-913.5">
            <text:p>-913,5</text:p>
          </table:table-cell>
          <table:table-cell table:style-name="ce26" office:value-type="float" office:value="-489.03">
            <text:p>-489</text:p>
          </table:table-cell>
          <table:table-cell table:style-name="ce27" table:formula="of:=([.J158]-[.$D158])/ABS([.$D158])" office:value-type="percentage" office:value="0.0219400000000001">
            <text:p>2,19%</text:p>
          </table:table-cell>
          <table:table-cell table:style-name="ce32" office:value-type="float" office:value="0">
            <text:p>0</text:p>
          </table:table-cell>
          <table:table-cell office:value-type="float" office:value="1894">
            <text:p>1894</text:p>
          </table:table-cell>
          <table:table-cell office:value-type="float" office:value="-1537">
            <text:p>-1537</text:p>
          </table:table-cell>
          <table:table-cell table:style-name="ce26" office:value-type="float" office:value="-811.51">
            <text:p>-812</text:p>
          </table:table-cell>
          <table:table-cell table:style-name="ce35" table:formula="of:=([.O158]-[.$G158])/ABS([.$G158])" office:value-type="percentage" office:value="-0.0583682903747978">
            <text:p>-5,84%</text:p>
          </table:table-cell>
          <table:table-cell table:style-name="ce32" office:value-type="float" office:value="0">
            <text:p>0</text:p>
          </table:table-cell>
          <table:table-cell table:style-name="ce35" table:formula="of:=([.H158]+[.M158])/([.$H$173]+[.$M$173])" office:value-type="percentage" office:value="0.009">
            <text:p>0,90%</text:p>
          </table:table-cell>
        </table:table-row>
        <table:table-row table:style-name="ro2">
          <table:table-cell office:value-type="string">
            <text:p>62s</text:p>
          </table:table-cell>
          <table:table-cell office:value-type="float" office:value="1770">
            <text:p>1770</text:p>
          </table:table-cell>
          <table:table-cell office:value-type="float" office:value="-885">
            <text:p>-885</text:p>
          </table:table-cell>
          <table:table-cell table:style-name="ce15" office:value-type="float" office:value="-500">
            <text:p>-500</text:p>
          </table:table-cell>
          <table:table-cell office:value-type="float" office:value="1710">
            <text:p>1710</text:p>
          </table:table-cell>
          <table:table-cell office:value-type="float" office:value="-1369">
            <text:p>-1369</text:p>
          </table:table-cell>
          <table:table-cell table:style-name="ce15" table:formula="of:=([.F159]/[.E159])*1000" office:value-type="float" office:value="-800.584795321637">
            <text:p>-801</text:p>
          </table:table-cell>
          <table:table-cell table:style-name="ce25" office:value-type="float" office:value="641">
            <text:p>641</text:p>
          </table:table-cell>
          <table:table-cell table:style-name="ce25" office:value-type="float" office:value="-319">
            <text:p>-319</text:p>
          </table:table-cell>
          <table:table-cell table:style-name="ce26" office:value-type="float" office:value="-497.66">
            <text:p>-498</text:p>
          </table:table-cell>
          <table:table-cell table:style-name="ce27" table:formula="of:=([.J159]-[.$D159])/ABS([.$D159])" office:value-type="percentage" office:value="0.00467999999999995">
            <text:p>0,47%</text:p>
          </table:table-cell>
          <table:table-cell table:style-name="ce32" office:value-type="float" office:value="0">
            <text:p>0</text:p>
          </table:table-cell>
          <table:table-cell office:value-type="float" office:value="630">
            <text:p>630</text:p>
          </table:table-cell>
          <table:table-cell office:value-type="float" office:value="-395">
            <text:p>-395</text:p>
          </table:table-cell>
          <table:table-cell table:style-name="ce26" office:value-type="float" office:value="-626.98">
            <text:p>-627</text:p>
          </table:table-cell>
          <table:table-cell table:style-name="ce30" table:formula="of:=([.O159]-[.$G159])/ABS([.$G159])" office:value-type="percentage" office:value="0.216847479912345">
            <text:p>21,68%</text:p>
          </table:table-cell>
          <table:table-cell table:style-name="ce32" office:value-type="float" office:value="0">
            <text:p>0</text:p>
          </table:table-cell>
          <table:table-cell table:style-name="ce35" table:formula="of:=([.H159]+[.M159])/([.$H$173]+[.$M$173])" office:value-type="percentage" office:value="0.00304066985645933">
            <text:p>0,30%</text:p>
          </table:table-cell>
        </table:table-row>
        <table:table-row table:style-name="ro2">
          <table:table-cell office:value-type="string">
            <text:p>62o</text:p>
          </table:table-cell>
          <table:table-cell office:value-type="float" office:value="5226">
            <text:p>5226</text:p>
          </table:table-cell>
          <table:table-cell office:value-type="float" office:value="-2613">
            <text:p>-2613</text:p>
          </table:table-cell>
          <table:table-cell table:style-name="ce15" office:value-type="float" office:value="-500">
            <text:p>-500</text:p>
          </table:table-cell>
          <table:table-cell office:value-type="float" office:value="5147">
            <text:p>5147</text:p>
          </table:table-cell>
          <table:table-cell office:value-type="float" office:value="-3831.5">
            <text:p>-3831,5</text:p>
          </table:table-cell>
          <table:table-cell table:style-name="ce15" table:formula="of:=([.F160]/[.E160])*1000" office:value-type="float" office:value="-744.414221876821">
            <text:p>-744</text:p>
          </table:table-cell>
          <table:table-cell table:style-name="ce25" office:value-type="float" office:value="1894">
            <text:p>1894</text:p>
          </table:table-cell>
          <table:table-cell table:style-name="ce25" office:value-type="float" office:value="-938">
            <text:p>-938</text:p>
          </table:table-cell>
          <table:table-cell table:style-name="ce26" office:value-type="float" office:value="-495.25">
            <text:p>-495</text:p>
          </table:table-cell>
          <table:table-cell table:style-name="ce27" table:formula="of:=([.J160]-[.$D160])/ABS([.$D160])" office:value-type="percentage" office:value="0.0095">
            <text:p>0,95%</text:p>
          </table:table-cell>
          <table:table-cell table:style-name="ce32" office:value-type="float" office:value="0">
            <text:p>0</text:p>
          </table:table-cell>
          <table:table-cell office:value-type="float" office:value="1833">
            <text:p>1833</text:p>
          </table:table-cell>
          <table:table-cell office:value-type="float" office:value="-1523">
            <text:p>-1523</text:p>
          </table:table-cell>
          <table:table-cell table:style-name="ce26" office:value-type="float" office:value="-830.88">
            <text:p>-831</text:p>
          </table:table-cell>
          <table:table-cell table:style-name="ce35" table:formula="of:=([.O160]-[.$G160])/ABS([.$G160])" office:value-type="percentage" office:value="-0.116152775675323">
            <text:p>-11,62%</text:p>
          </table:table-cell>
          <table:table-cell table:style-name="ce32" office:value-type="float" office:value="0">
            <text:p>0</text:p>
          </table:table-cell>
          <table:table-cell table:style-name="ce35" table:formula="of:=([.H160]+[.M160])/([.$H$173]+[.$M$173])" office:value-type="percentage" office:value="0.00891626794258373">
            <text:p>0,89%</text:p>
          </table:table-cell>
        </table:table-row>
        <table:table-row table:style-name="ro2">
          <table:table-cell office:value-type="string">
            <text:p>54s</text:p>
          </table:table-cell>
          <table:table-cell office:value-type="float" office:value="1715">
            <text:p>1715</text:p>
          </table:table-cell>
          <table:table-cell office:value-type="float" office:value="-355">
            <text:p>-355</text:p>
          </table:table-cell>
          <table:table-cell table:style-name="ce15" office:value-type="float" office:value="-206.997084548105">
            <text:p>-207</text:p>
          </table:table-cell>
          <table:table-cell office:value-type="float" office:value="1763">
            <text:p>1763</text:p>
          </table:table-cell>
          <table:table-cell office:value-type="float" office:value="-442">
            <text:p>-442</text:p>
          </table:table-cell>
          <table:table-cell table:style-name="ce15" table:formula="of:=([.F161]/[.E161])*1000" office:value-type="float" office:value="-250.709018718094">
            <text:p>-251</text:p>
          </table:table-cell>
          <table:table-cell table:style-name="ce25" office:value-type="float" office:value="644">
            <text:p>644</text:p>
          </table:table-cell>
          <table:table-cell table:style-name="ce25" office:value-type="float" office:value="-149">
            <text:p>-149</text:p>
          </table:table-cell>
          <table:table-cell table:style-name="ce26" office:value-type="float" office:value="-231.37">
            <text:p>-231</text:p>
          </table:table-cell>
          <table:table-cell table:style-name="ce27" table:formula="of:=([.J161]-[.$D161])/ABS([.$D161])" office:value-type="percentage" office:value="-0.117745211267605">
            <text:p>-11,77%</text:p>
          </table:table-cell>
          <table:table-cell table:style-name="ce32" office:value-type="float" office:value="1">
            <text:p>1</text:p>
          </table:table-cell>
          <table:table-cell office:value-type="float" office:value="625">
            <text:p>625</text:p>
          </table:table-cell>
          <table:table-cell office:value-type="float" office:value="-131.5">
            <text:p>-131,5</text:p>
          </table:table-cell>
          <table:table-cell table:style-name="ce26" office:value-type="float" office:value="-210.4">
            <text:p>-210</text:p>
          </table:table-cell>
          <table:table-cell table:style-name="ce35" table:formula="of:=([.O161]-[.$G161])/ABS([.$G161])" office:value-type="percentage" office:value="0.160780090497737">
            <text:p>16,08%</text:p>
          </table:table-cell>
          <table:table-cell table:style-name="ce32" office:value-type="float" office:value="1">
            <text:p>1</text:p>
          </table:table-cell>
          <table:table-cell table:style-name="ce35" table:formula="of:=([.H161]+[.M161])/([.$H$173]+[.$M$173])" office:value-type="percentage" office:value="0.00303588516746411">
            <text:p>0,30%</text:p>
          </table:table-cell>
        </table:table-row>
        <table:table-row table:style-name="ro2">
          <table:table-cell office:value-type="string">
            <text:p>54o</text:p>
          </table:table-cell>
          <table:table-cell office:value-type="float" office:value="5211">
            <text:p>5211</text:p>
          </table:table-cell>
          <table:table-cell office:value-type="float" office:value="-2605.5">
            <text:p>-2605,5</text:p>
          </table:table-cell>
          <table:table-cell table:style-name="ce15" office:value-type="float" office:value="-500">
            <text:p>-500</text:p>
          </table:table-cell>
          <table:table-cell office:value-type="float" office:value="5249">
            <text:p>5249</text:p>
          </table:table-cell>
          <table:table-cell office:value-type="float" office:value="-3716.5">
            <text:p>-3716,5</text:p>
          </table:table-cell>
          <table:table-cell table:style-name="ce15" table:formula="of:=([.F162]/[.E162])*1000" office:value-type="float" office:value="-708.039626595542">
            <text:p>-708</text:p>
          </table:table-cell>
          <table:table-cell table:style-name="ce25" office:value-type="float" office:value="1915">
            <text:p>1915</text:p>
          </table:table-cell>
          <table:table-cell table:style-name="ce25" office:value-type="float" office:value="-983.5">
            <text:p>-983,5</text:p>
          </table:table-cell>
          <table:table-cell table:style-name="ce26" office:value-type="float" office:value="-513.58">
            <text:p>-514</text:p>
          </table:table-cell>
          <table:table-cell table:style-name="ce27" table:formula="of:=([.J162]-[.$D162])/ABS([.$D162])" office:value-type="percentage" office:value="-0.0271600000000001">
            <text:p>-2,72%</text:p>
          </table:table-cell>
          <table:table-cell table:style-name="ce32" office:value-type="float" office:value="0">
            <text:p>0</text:p>
          </table:table-cell>
          <table:table-cell office:value-type="float" office:value="1929">
            <text:p>1929</text:p>
          </table:table-cell>
          <table:table-cell office:value-type="float" office:value="-1642">
            <text:p>-1642</text:p>
          </table:table-cell>
          <table:table-cell table:style-name="ce26" office:value-type="float" office:value="-851.22">
            <text:p>-851</text:p>
          </table:table-cell>
          <table:table-cell table:style-name="ce28" table:formula="of:=([.O162]-[.$G162])/ABS([.$G162])" office:value-type="percentage" office:value="-0.20222084757164">
            <text:p>-20,22%</text:p>
          </table:table-cell>
          <table:table-cell table:style-name="ce32" office:value-type="float" office:value="0">
            <text:p>0</text:p>
          </table:table-cell>
          <table:table-cell table:style-name="ce35" table:formula="of:=([.H162]+[.M162])/([.$H$173]+[.$M$173])" office:value-type="percentage" office:value="0.00919617224880383">
            <text:p>0,92%</text:p>
          </table:table-cell>
        </table:table-row>
        <table:table-row table:style-name="ro2">
          <table:table-cell office:value-type="string">
            <text:p>53s</text:p>
          </table:table-cell>
          <table:table-cell office:value-type="float" office:value="1746">
            <text:p>1746</text:p>
          </table:table-cell>
          <table:table-cell office:value-type="float" office:value="-873">
            <text:p>-873</text:p>
          </table:table-cell>
          <table:table-cell table:style-name="ce15" office:value-type="float" office:value="-500">
            <text:p>-500</text:p>
          </table:table-cell>
          <table:table-cell office:value-type="float" office:value="1721">
            <text:p>1721</text:p>
          </table:table-cell>
          <table:table-cell office:value-type="float" office:value="-1315.5">
            <text:p>-1315,5</text:p>
          </table:table-cell>
          <table:table-cell table:style-name="ce15" table:formula="of:=([.F163]/[.E163])*1000" office:value-type="float" office:value="-764.3811737362">
            <text:p>-764</text:p>
          </table:table-cell>
          <table:table-cell table:style-name="ce25" office:value-type="float" office:value="643">
            <text:p>643</text:p>
          </table:table-cell>
          <table:table-cell table:style-name="ce25" office:value-type="float" office:value="-307">
            <text:p>-307</text:p>
          </table:table-cell>
          <table:table-cell table:style-name="ce26" office:value-type="float" office:value="-477.45">
            <text:p>-477</text:p>
          </table:table-cell>
          <table:table-cell table:style-name="ce27" table:formula="of:=([.J163]-[.$D163])/ABS([.$D163])" office:value-type="percentage" office:value="0.0451">
            <text:p>4,51%</text:p>
          </table:table-cell>
          <table:table-cell table:style-name="ce32" office:value-type="float" office:value="1">
            <text:p>1</text:p>
          </table:table-cell>
          <table:table-cell office:value-type="float" office:value="651">
            <text:p>651</text:p>
          </table:table-cell>
          <table:table-cell office:value-type="float" office:value="-186.5">
            <text:p>-186,5</text:p>
          </table:table-cell>
          <table:table-cell table:style-name="ce26" office:value-type="float" office:value="-286.48">
            <text:p>-286</text:p>
          </table:table-cell>
          <table:table-cell table:style-name="ce30" table:formula="of:=([.O163]-[.$G163])/ABS([.$G163])" office:value-type="percentage" office:value="0.625213166096541">
            <text:p>62,52%</text:p>
          </table:table-cell>
          <table:table-cell table:style-name="ce32" office:value-type="float" office:value="1">
            <text:p>1</text:p>
          </table:table-cell>
          <table:table-cell table:style-name="ce35" table:formula="of:=([.H163]+[.M163])/([.$H$173]+[.$M$173])" office:value-type="percentage" office:value="0.00309569377990431">
            <text:p>0,31%</text:p>
          </table:table-cell>
        </table:table-row>
        <table:table-row table:style-name="ro2">
          <table:table-cell office:value-type="string">
            <text:p>53o</text:p>
          </table:table-cell>
          <table:table-cell office:value-type="float" office:value="5141">
            <text:p>5141</text:p>
          </table:table-cell>
          <table:table-cell office:value-type="float" office:value="-2570.5">
            <text:p>-2570,5</text:p>
          </table:table-cell>
          <table:table-cell table:style-name="ce15" office:value-type="float" office:value="-500">
            <text:p>-500</text:p>
          </table:table-cell>
          <table:table-cell office:value-type="float" office:value="5180">
            <text:p>5180</text:p>
          </table:table-cell>
          <table:table-cell office:value-type="float" office:value="-4147.5">
            <text:p>-4147,5</text:p>
          </table:table-cell>
          <table:table-cell table:style-name="ce15" table:formula="of:=([.F164]/[.E164])*1000" office:value-type="float" office:value="-800.675675675676">
            <text:p>-801</text:p>
          </table:table-cell>
          <table:table-cell table:style-name="ce25" office:value-type="float" office:value="1861">
            <text:p>1861</text:p>
          </table:table-cell>
          <table:table-cell table:style-name="ce25" office:value-type="float" office:value="-967">
            <text:p>-967</text:p>
          </table:table-cell>
          <table:table-cell table:style-name="ce26" office:value-type="float" office:value="-519.61">
            <text:p>-520</text:p>
          </table:table-cell>
          <table:table-cell table:style-name="ce27" table:formula="of:=([.J164]-[.$D164])/ABS([.$D164])" office:value-type="percentage" office:value="-0.03922">
            <text:p>-3,92%</text:p>
          </table:table-cell>
          <table:table-cell table:style-name="ce32" office:value-type="float" office:value="0">
            <text:p>0</text:p>
          </table:table-cell>
          <table:table-cell office:value-type="float" office:value="1901">
            <text:p>1901</text:p>
          </table:table-cell>
          <table:table-cell office:value-type="float" office:value="-1350.5">
            <text:p>-1350,5</text:p>
          </table:table-cell>
          <table:table-cell table:style-name="ce26" office:value-type="float" office:value="-710.42">
            <text:p>-710</text:p>
          </table:table-cell>
          <table:table-cell table:style-name="ce35" table:formula="of:=([.O164]-[.$G164])/ABS([.$G164])" office:value-type="percentage" office:value="0.112724388185654">
            <text:p>11,27%</text:p>
          </table:table-cell>
          <table:table-cell table:style-name="ce32" office:value-type="float" office:value="0">
            <text:p>0</text:p>
          </table:table-cell>
          <table:table-cell table:style-name="ce35" table:formula="of:=([.H164]+[.M164])/([.$H$173]+[.$M$173])" office:value-type="percentage" office:value="0.009">
            <text:p>0,90%</text:p>
          </table:table-cell>
        </table:table-row>
        <table:table-row table:style-name="ro2">
          <table:table-cell office:value-type="string">
            <text:p>52s</text:p>
          </table:table-cell>
          <table:table-cell office:value-type="float" office:value="1735">
            <text:p>1735</text:p>
          </table:table-cell>
          <table:table-cell office:value-type="float" office:value="-867.5">
            <text:p>-867,5</text:p>
          </table:table-cell>
          <table:table-cell table:style-name="ce15" office:value-type="float" office:value="-500">
            <text:p>-500</text:p>
          </table:table-cell>
          <table:table-cell office:value-type="float" office:value="1734">
            <text:p>1734</text:p>
          </table:table-cell>
          <table:table-cell office:value-type="float" office:value="-1330">
            <text:p>-1330</text:p>
          </table:table-cell>
          <table:table-cell table:style-name="ce15" table:formula="of:=([.F165]/[.E165])*1000" office:value-type="float" office:value="-767.012687427912">
            <text:p>-767</text:p>
          </table:table-cell>
          <table:table-cell table:style-name="ce25" office:value-type="float" office:value="615">
            <text:p>615</text:p>
          </table:table-cell>
          <table:table-cell table:style-name="ce25" office:value-type="float" office:value="-298">
            <text:p>-298</text:p>
          </table:table-cell>
          <table:table-cell table:style-name="ce26" office:value-type="float" office:value="-484.55">
            <text:p>-485</text:p>
          </table:table-cell>
          <table:table-cell table:style-name="ce27" table:formula="of:=([.J165]-[.$D165])/ABS([.$D165])" office:value-type="percentage" office:value="0.0309">
            <text:p>3,09%</text:p>
          </table:table-cell>
          <table:table-cell table:style-name="ce32" office:value-type="float" office:value="0">
            <text:p>0</text:p>
          </table:table-cell>
          <table:table-cell office:value-type="float" office:value="656">
            <text:p>656</text:p>
          </table:table-cell>
          <table:table-cell office:value-type="float" office:value="-324.5">
            <text:p>-324,5</text:p>
          </table:table-cell>
          <table:table-cell table:style-name="ce26" office:value-type="float" office:value="-494.66">
            <text:p>-495</text:p>
          </table:table-cell>
          <table:table-cell table:style-name="ce30" table:formula="of:=([.O165]-[.$G165])/ABS([.$G165])" office:value-type="percentage" office:value="0.355082375939849">
            <text:p>35,51%</text:p>
          </table:table-cell>
          <table:table-cell table:style-name="ce32" office:value-type="float" office:value="0">
            <text:p>0</text:p>
          </table:table-cell>
          <table:table-cell table:style-name="ce35" table:formula="of:=([.H165]+[.M165])/([.$H$173]+[.$M$173])" office:value-type="percentage" office:value="0.00304066985645933">
            <text:p>0,30%</text:p>
          </table:table-cell>
        </table:table-row>
        <table:table-row table:style-name="ro2">
          <table:table-cell office:value-type="string">
            <text:p>52o</text:p>
          </table:table-cell>
          <table:table-cell office:value-type="float" office:value="5160">
            <text:p>5160</text:p>
          </table:table-cell>
          <table:table-cell office:value-type="float" office:value="-2580">
            <text:p>-2580</text:p>
          </table:table-cell>
          <table:table-cell table:style-name="ce15" office:value-type="float" office:value="-500">
            <text:p>-500</text:p>
          </table:table-cell>
          <table:table-cell office:value-type="float" office:value="5197">
            <text:p>5197</text:p>
          </table:table-cell>
          <table:table-cell office:value-type="float" office:value="-3975">
            <text:p>-3975</text:p>
          </table:table-cell>
          <table:table-cell table:style-name="ce15" table:formula="of:=([.F166]/[.E166])*1000" office:value-type="float" office:value="-764.864344814316">
            <text:p>-765</text:p>
          </table:table-cell>
          <table:table-cell table:style-name="ce25" office:value-type="float" office:value="1803">
            <text:p>1803</text:p>
          </table:table-cell>
          <table:table-cell table:style-name="ce25" office:value-type="float" office:value="-893">
            <text:p>-893</text:p>
          </table:table-cell>
          <table:table-cell table:style-name="ce26" office:value-type="float" office:value="-495.29">
            <text:p>-495</text:p>
          </table:table-cell>
          <table:table-cell table:style-name="ce27" table:formula="of:=([.J166]-[.$D166])/ABS([.$D166])" office:value-type="percentage" office:value="0.00941999999999996">
            <text:p>0,94%</text:p>
          </table:table-cell>
          <table:table-cell table:style-name="ce32" office:value-type="float" office:value="0">
            <text:p>0</text:p>
          </table:table-cell>
          <table:table-cell office:value-type="float" office:value="1919">
            <text:p>1919</text:p>
          </table:table-cell>
          <table:table-cell office:value-type="float" office:value="-1722">
            <text:p>-1722</text:p>
          </table:table-cell>
          <table:table-cell table:style-name="ce26" office:value-type="float" office:value="-897.34">
            <text:p>-897</text:p>
          </table:table-cell>
          <table:table-cell table:style-name="ce35" table:formula="of:=([.O166]-[.$G166])/ABS([.$G166])" office:value-type="percentage" office:value="-0.173201504402516">
            <text:p>-17,32%</text:p>
          </table:table-cell>
          <table:table-cell table:style-name="ce32" office:value-type="float" office:value="0">
            <text:p>0</text:p>
          </table:table-cell>
          <table:table-cell table:style-name="ce35" table:formula="of:=([.H166]+[.M166])/([.$H$173]+[.$M$173])" office:value-type="percentage" office:value="0.00890430622009569">
            <text:p>0,89%</text:p>
          </table:table-cell>
        </table:table-row>
        <table:table-row table:style-name="ro2">
          <table:table-cell office:value-type="string">
            <text:p>43s</text:p>
          </table:table-cell>
          <table:table-cell office:value-type="float" office:value="1686">
            <text:p>1686</text:p>
          </table:table-cell>
          <table:table-cell office:value-type="float" office:value="-843">
            <text:p>-843</text:p>
          </table:table-cell>
          <table:table-cell table:style-name="ce15" office:value-type="float" office:value="-500">
            <text:p>-500</text:p>
          </table:table-cell>
          <table:table-cell office:value-type="float" office:value="1736">
            <text:p>1736</text:p>
          </table:table-cell>
          <table:table-cell office:value-type="float" office:value="-1373.5">
            <text:p>-1373,5</text:p>
          </table:table-cell>
          <table:table-cell table:style-name="ce15" table:formula="of:=([.F167]/[.E167])*1000" office:value-type="float" office:value="-791.1866359447">
            <text:p>-791</text:p>
          </table:table-cell>
          <table:table-cell table:style-name="ce25" office:value-type="float" office:value="633">
            <text:p>633</text:p>
          </table:table-cell>
          <table:table-cell table:style-name="ce25" office:value-type="float" office:value="-291">
            <text:p>-291</text:p>
          </table:table-cell>
          <table:table-cell table:style-name="ce26" office:value-type="float" office:value="-459.72">
            <text:p>-460</text:p>
          </table:table-cell>
          <table:table-cell table:style-name="ce27" table:formula="of:=([.J167]-[.$D167])/ABS([.$D167])" office:value-type="percentage" office:value="0.08056">
            <text:p>8,06%</text:p>
          </table:table-cell>
          <table:table-cell table:style-name="ce32" office:value-type="float" office:value="0">
            <text:p>0</text:p>
          </table:table-cell>
          <table:table-cell office:value-type="float" office:value="636">
            <text:p>636</text:p>
          </table:table-cell>
          <table:table-cell office:value-type="float" office:value="-323.5">
            <text:p>-323,5</text:p>
          </table:table-cell>
          <table:table-cell table:style-name="ce26" office:value-type="float" office:value="-508.65">
            <text:p>-509</text:p>
          </table:table-cell>
          <table:table-cell table:style-name="ce30" table:formula="of:=([.O167]-[.$G167])/ABS([.$G167])" office:value-type="percentage" office:value="0.35710491445213">
            <text:p>35,71%</text:p>
          </table:table-cell>
          <table:table-cell table:style-name="ce32" office:value-type="float" office:value="0">
            <text:p>0</text:p>
          </table:table-cell>
          <table:table-cell table:style-name="ce35" table:formula="of:=([.H167]+[.M167])/([.$H$173]+[.$M$173])" office:value-type="percentage" office:value="0.00303588516746411">
            <text:p>0,30%</text:p>
          </table:table-cell>
        </table:table-row>
        <table:table-row table:style-name="ro2">
          <table:table-cell office:value-type="string">
            <text:p>43o</text:p>
          </table:table-cell>
          <table:table-cell office:value-type="float" office:value="5168">
            <text:p>5168</text:p>
          </table:table-cell>
          <table:table-cell office:value-type="float" office:value="-2584">
            <text:p>-2584</text:p>
          </table:table-cell>
          <table:table-cell table:style-name="ce15" office:value-type="float" office:value="-500">
            <text:p>-500</text:p>
          </table:table-cell>
          <table:table-cell office:value-type="float" office:value="5167">
            <text:p>5167</text:p>
          </table:table-cell>
          <table:table-cell office:value-type="float" office:value="-4152">
            <text:p>-4152</text:p>
          </table:table-cell>
          <table:table-cell table:style-name="ce15" table:formula="of:=([.F168]/[.E168])*1000" office:value-type="float" office:value="-803.561060576737">
            <text:p>-804</text:p>
          </table:table-cell>
          <table:table-cell table:style-name="ce25" office:value-type="float" office:value="1929">
            <text:p>1929</text:p>
          </table:table-cell>
          <table:table-cell table:style-name="ce25" office:value-type="float" office:value="-940.5">
            <text:p>-940,5</text:p>
          </table:table-cell>
          <table:table-cell table:style-name="ce26" office:value-type="float" office:value="-487.56">
            <text:p>-488</text:p>
          </table:table-cell>
          <table:table-cell table:style-name="ce27" table:formula="of:=([.J168]-[.$D168])/ABS([.$D168])" office:value-type="percentage" office:value="0.02488">
            <text:p>2,49%</text:p>
          </table:table-cell>
          <table:table-cell table:style-name="ce32" office:value-type="float" office:value="0">
            <text:p>0</text:p>
          </table:table-cell>
          <table:table-cell office:value-type="float" office:value="1810">
            <text:p>1810</text:p>
          </table:table-cell>
          <table:table-cell office:value-type="float" office:value="-1584">
            <text:p>-1584</text:p>
          </table:table-cell>
          <table:table-cell table:style-name="ce26" office:value-type="float" office:value="-875.14">
            <text:p>-875</text:p>
          </table:table-cell>
          <table:table-cell table:style-name="ce35" table:formula="of:=([.O168]-[.$G168])/ABS([.$G168])" office:value-type="percentage" office:value="-0.0890771628131021">
            <text:p>-8,91%</text:p>
          </table:table-cell>
          <table:table-cell table:style-name="ce32" office:value-type="float" office:value="0">
            <text:p>0</text:p>
          </table:table-cell>
          <table:table-cell table:style-name="ce35" table:formula="of:=([.H168]+[.M168])/([.$H$173]+[.$M$173])" office:value-type="percentage" office:value="0.00894497607655502">
            <text:p>0,89%</text:p>
          </table:table-cell>
        </table:table-row>
        <table:table-row table:style-name="ro2">
          <table:table-cell office:value-type="string">
            <text:p>42s</text:p>
          </table:table-cell>
          <table:table-cell office:value-type="float" office:value="1701">
            <text:p>1701</text:p>
          </table:table-cell>
          <table:table-cell office:value-type="float" office:value="-850.5">
            <text:p>-850,5</text:p>
          </table:table-cell>
          <table:table-cell table:style-name="ce15" office:value-type="float" office:value="-500">
            <text:p>-500</text:p>
          </table:table-cell>
          <table:table-cell office:value-type="float" office:value="1772">
            <text:p>1772</text:p>
          </table:table-cell>
          <table:table-cell office:value-type="float" office:value="-1257.5">
            <text:p>-1257,5</text:p>
          </table:table-cell>
          <table:table-cell table:style-name="ce15" table:formula="of:=([.F169]/[.E169])*1000" office:value-type="float" office:value="-709.650112866817">
            <text:p>-710</text:p>
          </table:table-cell>
          <table:table-cell table:style-name="ce25" office:value-type="float" office:value="628">
            <text:p>628</text:p>
          </table:table-cell>
          <table:table-cell table:style-name="ce25" office:value-type="float" office:value="-330.5">
            <text:p>-330,5</text:p>
          </table:table-cell>
          <table:table-cell table:style-name="ce26" office:value-type="float" office:value="-526.27">
            <text:p>-526</text:p>
          </table:table-cell>
          <table:table-cell table:style-name="ce27" table:formula="of:=([.J169]-[.$D169])/ABS([.$D169])" office:value-type="percentage" office:value="-0.05254">
            <text:p>-5,25%</text:p>
          </table:table-cell>
          <table:table-cell table:style-name="ce32" office:value-type="float" office:value="0">
            <text:p>0</text:p>
          </table:table-cell>
          <table:table-cell office:value-type="float" office:value="646">
            <text:p>646</text:p>
          </table:table-cell>
          <table:table-cell office:value-type="float" office:value="-457">
            <text:p>-457</text:p>
          </table:table-cell>
          <table:table-cell table:style-name="ce26" office:value-type="float" office:value="-707.43">
            <text:p>-707</text:p>
          </table:table-cell>
          <table:table-cell table:style-name="ce35" table:formula="of:=([.O169]-[.$G169])/ABS([.$G169])" office:value-type="percentage" office:value="0.00312846123260444">
            <text:p>0,31%</text:p>
          </table:table-cell>
          <table:table-cell table:style-name="ce32" office:value-type="float" office:value="0">
            <text:p>0</text:p>
          </table:table-cell>
          <table:table-cell table:style-name="ce35" table:formula="of:=([.H169]+[.M169])/([.$H$173]+[.$M$173])" office:value-type="percentage" office:value="0.00304784688995215">
            <text:p>0,30%</text:p>
          </table:table-cell>
        </table:table-row>
        <table:table-row table:style-name="ro2">
          <table:table-cell office:value-type="string">
            <text:p>42o</text:p>
          </table:table-cell>
          <table:table-cell office:value-type="float" office:value="5117">
            <text:p>5117</text:p>
          </table:table-cell>
          <table:table-cell office:value-type="float" office:value="-2558.5">
            <text:p>-2558,5</text:p>
          </table:table-cell>
          <table:table-cell table:style-name="ce15" office:value-type="float" office:value="-500">
            <text:p>-500</text:p>
          </table:table-cell>
          <table:table-cell office:value-type="float" office:value="5173">
            <text:p>5173</text:p>
          </table:table-cell>
          <table:table-cell office:value-type="float" office:value="-4113.5">
            <text:p>-4113,5</text:p>
          </table:table-cell>
          <table:table-cell table:style-name="ce15" table:formula="of:=([.F170]/[.E170])*1000" office:value-type="float" office:value="-795.18654552484">
            <text:p>-795</text:p>
          </table:table-cell>
          <table:table-cell table:style-name="ce25" office:value-type="float" office:value="1829">
            <text:p>1829</text:p>
          </table:table-cell>
          <table:table-cell table:style-name="ce25" office:value-type="float" office:value="-924.5">
            <text:p>-924,5</text:p>
          </table:table-cell>
          <table:table-cell table:style-name="ce26" office:value-type="float" office:value="-505.47">
            <text:p>-505</text:p>
          </table:table-cell>
          <table:table-cell table:style-name="ce27" table:formula="of:=([.J170]-[.$D170])/ABS([.$D170])" office:value-type="percentage" office:value="-0.0109400000000001">
            <text:p>-1,09%</text:p>
          </table:table-cell>
          <table:table-cell table:style-name="ce32" office:value-type="float" office:value="0">
            <text:p>0</text:p>
          </table:table-cell>
          <table:table-cell office:value-type="float" office:value="1872">
            <text:p>1872</text:p>
          </table:table-cell>
          <table:table-cell office:value-type="float" office:value="-1692.5">
            <text:p>-1692,5</text:p>
          </table:table-cell>
          <table:table-cell table:style-name="ce26" office:value-type="float" office:value="-904.11">
            <text:p>-904</text:p>
          </table:table-cell>
          <table:table-cell table:style-name="ce35" table:formula="of:=([.O170]-[.$G170])/ABS([.$G170])" office:value-type="percentage" office:value="-0.136978492767716">
            <text:p>-13,70%</text:p>
          </table:table-cell>
          <table:table-cell table:style-name="ce32" office:value-type="float" office:value="0">
            <text:p>0</text:p>
          </table:table-cell>
          <table:table-cell table:style-name="ce35" table:formula="of:=([.H170]+[.M170])/([.$H$173]+[.$M$173])" office:value-type="percentage" office:value="0.00885406698564593">
            <text:p>0,89%</text:p>
          </table:table-cell>
        </table:table-row>
        <table:table-row table:style-name="ro2">
          <table:table-cell office:value-type="string">
            <text:p>32s</text:p>
          </table:table-cell>
          <table:table-cell office:value-type="float" office:value="1739">
            <text:p>1739</text:p>
          </table:table-cell>
          <table:table-cell office:value-type="float" office:value="-869.5">
            <text:p>-869,5</text:p>
          </table:table-cell>
          <table:table-cell table:style-name="ce15" office:value-type="float" office:value="-500">
            <text:p>-500</text:p>
          </table:table-cell>
          <table:table-cell office:value-type="float" office:value="1694">
            <text:p>1694</text:p>
          </table:table-cell>
          <table:table-cell office:value-type="float" office:value="-1454">
            <text:p>-1454</text:p>
          </table:table-cell>
          <table:table-cell table:style-name="ce15" table:formula="of:=([.F171]/[.E171])*1000" office:value-type="float" office:value="-858.323494687131">
            <text:p>-858</text:p>
          </table:table-cell>
          <table:table-cell table:style-name="ce25" office:value-type="float" office:value="631">
            <text:p>631</text:p>
          </table:table-cell>
          <table:table-cell table:style-name="ce25" office:value-type="float" office:value="-328">
            <text:p>-328</text:p>
          </table:table-cell>
          <table:table-cell table:style-name="ce26" office:value-type="float" office:value="-519.81">
            <text:p>-520</text:p>
          </table:table-cell>
          <table:table-cell table:style-name="ce27" table:formula="of:=([.J171]-[.$D171])/ABS([.$D171])" office:value-type="percentage" office:value="-0.0396199999999999">
            <text:p>-3,96%</text:p>
          </table:table-cell>
          <table:table-cell table:style-name="ce32" office:value-type="float" office:value="0">
            <text:p>0</text:p>
          </table:table-cell>
          <table:table-cell office:value-type="float" office:value="664">
            <text:p>664</text:p>
          </table:table-cell>
          <table:table-cell office:value-type="float" office:value="-455.5">
            <text:p>-455,5</text:p>
          </table:table-cell>
          <table:table-cell table:style-name="ce26" office:value-type="float" office:value="-685.99">
            <text:p>-686</text:p>
          </table:table-cell>
          <table:table-cell table:style-name="ce30" table:formula="of:=([.O171]-[.$G171])/ABS([.$G171])" office:value-type="percentage" office:value="0.200779188445667">
            <text:p>20,08%</text:p>
          </table:table-cell>
          <table:table-cell table:style-name="ce32" office:value-type="float" office:value="0">
            <text:p>0</text:p>
          </table:table-cell>
          <table:table-cell table:style-name="ce35" table:formula="of:=([.H171]+[.M171])/([.$H$173]+[.$M$173])" office:value-type="percentage" office:value="0.00309808612440191">
            <text:p>0,31%</text:p>
          </table:table-cell>
        </table:table-row>
        <table:table-row table:style-name="ro2">
          <table:table-cell office:value-type="string">
            <text:p>32o</text:p>
          </table:table-cell>
          <table:table-cell office:value-type="float" office:value="5170">
            <text:p>5170</text:p>
          </table:table-cell>
          <table:table-cell office:value-type="float" office:value="-2585">
            <text:p>-2585</text:p>
          </table:table-cell>
          <table:table-cell table:style-name="ce15" office:value-type="float" office:value="-500">
            <text:p>-500</text:p>
          </table:table-cell>
          <table:table-cell office:value-type="float" office:value="5264">
            <text:p>5264</text:p>
          </table:table-cell>
          <table:table-cell office:value-type="float" office:value="-4494.5">
            <text:p>-4494,5</text:p>
          </table:table-cell>
          <table:table-cell table:style-name="ce15" table:formula="of:=([.F172]/[.E172])*1000" office:value-type="float" office:value="-853.818389057751">
            <text:p>-854</text:p>
          </table:table-cell>
          <table:table-cell table:style-name="ce25" office:value-type="float" office:value="1899">
            <text:p>1899</text:p>
          </table:table-cell>
          <table:table-cell table:style-name="ce25" office:value-type="float" office:value="-967">
            <text:p>-967</text:p>
          </table:table-cell>
          <table:table-cell table:style-name="ce26" office:value-type="float" office:value="-509.22">
            <text:p>-509</text:p>
          </table:table-cell>
          <table:table-cell table:style-name="ce27" table:formula="of:=([.J172]-[.$D172])/ABS([.$D172])" office:value-type="percentage" office:value="-0.0184400000000001">
            <text:p>-1,84%</text:p>
          </table:table-cell>
          <table:table-cell table:style-name="ce32" office:value-type="float" office:value="0">
            <text:p>0</text:p>
          </table:table-cell>
          <table:table-cell office:value-type="float" office:value="1882">
            <text:p>1882</text:p>
          </table:table-cell>
          <table:table-cell office:value-type="float" office:value="-1606.5">
            <text:p>-1606,5</text:p>
          </table:table-cell>
          <table:table-cell table:style-name="ce26" office:value-type="float" office:value="-853.61">
            <text:p>-854</text:p>
          </table:table-cell>
          <table:table-cell table:style-name="ce35" table:formula="of:=([.O172]-[.$G172])/ABS([.$G172])" office:value-type="percentage" office:value="0.000244067193236183">
            <text:p>0,02%</text:p>
          </table:table-cell>
          <table:table-cell table:style-name="ce32" office:value-type="float" office:value="0">
            <text:p>0</text:p>
          </table:table-cell>
          <table:table-cell table:style-name="ce35" table:formula="of:=([.H172]+[.M172])/([.$H$173]+[.$M$173])" office:value-type="percentage" office:value="0.00904545454545455">
            <text:p>0,90%</text:p>
          </table:table-cell>
        </table:table-row>
        <table:table-row table:style-name="ro2">
          <table:table-cell table:number-columns-repeated="3"/>
          <table:table-cell table:style-name="Default"/>
          <table:table-cell table:number-columns-repeated="3"/>
          <table:table-cell table:formula="of:=SUM([.H4:.H172])" office:value-type="float" office:value="209000">
            <text:p>209000</text:p>
          </table:table-cell>
          <table:table-cell/>
          <table:table-cell table:style-name="Default" table:number-columns-repeated="2"/>
          <table:table-cell table:style-name="ce25"/>
          <table:table-cell table:style-name="Default" table:formula="of:=SUM([.M4:.M172])" office:value-type="float" office:value="209000">
            <text:p>209000</text:p>
          </table:table-cell>
          <table:table-cell/>
          <table:table-cell table:style-name="ce25"/>
          <table:table-cell table:number-columns-repeated="3"/>
        </table:table-row>
        <table:table-row table:style-name="ro2" table:number-rows-repeated="65362">
          <table:table-cell table:number-columns-repeated="18"/>
        </table:table-row>
        <table:table-row table:style-name="ro2">
          <table:table-cell table:number-columns-repeated="18"/>
        </table:table-row>
      </table:table>
      <table:table table:name="pf hs" table:style-name="ta1" table:print="false">
        <table:table-column table:style-name="co44" table:default-cell-style-name="Default"/>
        <table:table-column table:style-name="co14" table:default-cell-style-name="ce18"/>
        <table:table-column table:style-name="co19" table:default-cell-style-name="Default"/>
        <table:table-column table:style-name="co45" table:default-cell-style-name="Default"/>
        <table:table-column table:style-name="co46" table:default-cell-style-name="ce18"/>
        <table:table-column table:style-name="co19" table:default-cell-style-name="Default"/>
        <table:table-column table:style-name="co47" table:default-cell-style-name="ce12"/>
        <table:table-column table:style-name="co48" table:default-cell-style-name="ce16"/>
        <table:table-column table:style-name="co49" table:default-cell-style-name="Default"/>
        <table:table-column table:style-name="co50" table:default-cell-style-name="ce12"/>
        <table:table-column table:style-name="co48" table:default-cell-style-name="ce16"/>
        <table:table-row table:style-name="ro3">
          <table:table-cell table:style-name="ce36" office:value-type="string">
            <text:p>Hand strengths of pockets</text:p>
          </table:table-cell>
          <table:table-cell table:style-name="Default"/>
          <table:table-cell table:number-columns-repeated="2"/>
          <table:table-cell table:style-name="Default"/>
          <table:table-cell/>
          <table:table-cell table:style-name="Default" table:number-columns-repeated="2"/>
          <table:table-cell/>
          <table:table-cell table:style-name="Default" table:number-columns-repeated="2"/>
        </table:table-row>
        <table:table-row table:style-name="ro2">
          <table:table-cell/>
          <table:table-cell table:style-name="Default"/>
          <table:table-cell table:number-columns-repeated="2"/>
          <table:table-cell table:style-name="Default"/>
          <table:table-cell/>
          <table:table-cell table:style-name="Default" table:number-columns-repeated="2"/>
          <table:table-cell/>
          <table:table-cell table:style-name="Default" table:number-columns-repeated="2"/>
        </table:table-row>
        <table:table-row table:style-name="ro2">
          <table:table-cell/>
          <table:table-cell table:style-name="Default"/>
          <table:table-cell table:number-columns-repeated="2"/>
          <table:table-cell table:style-name="Default"/>
          <table:table-cell/>
          <table:table-cell table:style-name="ce14" office:value-type="string">
            <text:p>For comparison: Neytiri pockets sorted by result</text:p>
          </table:table-cell>
          <table:table-cell table:style-name="Default"/>
          <table:table-cell/>
          <table:table-cell table:style-name="Default" table:number-columns-repeated="2"/>
        </table:table-row>
        <table:table-row table:style-name="ro2">
          <table:table-cell table:style-name="ce14" office:value-type="string">
            <text:p>Sorted by pocket kind</text:p>
          </table:table-cell>
          <table:table-cell table:style-name="ce14"/>
          <table:table-cell/>
          <table:table-cell table:style-name="ce14" office:value-type="string">
            <text:p>Sorted by HS</text:p>
          </table:table-cell>
          <table:table-cell table:style-name="ce14"/>
          <table:table-cell/>
          <table:table-cell table:style-name="ce14" office:value-type="string">
            <text:p>Pos 0</text:p>
          </table:table-cell>
          <table:table-cell table:style-name="Default"/>
          <table:table-cell/>
          <table:table-cell table:style-name="ce14" office:value-type="string">
            <text:p>Pos 1</text:p>
          </table:table-cell>
          <table:table-cell table:style-name="Default"/>
        </table:table-row>
        <table:table-row table:style-name="ro2">
          <table:table-cell table:style-name="ce14" office:value-type="string">
            <text:p>Pocket</text:p>
          </table:table-cell>
          <table:table-cell table:style-name="ce14" office:value-type="string">
            <text:p>HS</text:p>
          </table:table-cell>
          <table:table-cell/>
          <table:table-cell table:style-name="ce14" office:value-type="string">
            <text:p>Pocket</text:p>
          </table:table-cell>
          <table:table-cell table:style-name="ce14" office:value-type="string">
            <text:p>HS</text:p>
          </table:table-cell>
          <table:table-cell/>
          <table:table-cell table:style-name="ce19" office:value-type="string">
            <text:p>Pocket</text:p>
          </table:table-cell>
          <table:table-cell table:style-name="ce17" office:value-type="string">
            <text:p>Av.</text:p>
          </table:table-cell>
          <table:table-cell/>
          <table:table-cell table:style-name="ce19" office:value-type="string">
            <text:p>Pocket</text:p>
          </table:table-cell>
          <table:table-cell table:style-name="ce17" office:value-type="string">
            <text:p>Av.</text:p>
          </table:table-cell>
        </table:table-row>
        <table:table-row table:style-name="ro2">
          <table:table-cell office:value-type="string">
            <text:p>AA</text:p>
          </table:table-cell>
          <table:table-cell office:value-type="float" office:value="0.852">
            <text:p>0,85</text:p>
          </table:table-cell>
          <table:table-cell/>
          <table:table-cell office:value-type="string">
            <text:p>AA</text:p>
          </table:table-cell>
          <table:table-cell office:value-type="float" office:value="0.852">
            <text:p>0,85</text:p>
          </table:table-cell>
          <table:table-cell/>
          <table:table-cell office:value-type="string">
            <text:p>AA</text:p>
          </table:table-cell>
          <table:table-cell office:value-type="float" office:value="3.87815289095848">
            <text:p>3,88</text:p>
          </table:table-cell>
          <table:table-cell/>
          <table:table-cell office:value-type="string">
            <text:p>AA</text:p>
          </table:table-cell>
          <table:table-cell office:value-type="float" office:value="3.83540131834044">
            <text:p>3,84</text:p>
          </table:table-cell>
        </table:table-row>
        <table:table-row table:style-name="ro2">
          <table:table-cell office:value-type="string">
            <text:p>KK</text:p>
          </table:table-cell>
          <table:table-cell office:value-type="float" office:value="0.824">
            <text:p>0,82</text:p>
          </table:table-cell>
          <table:table-cell/>
          <table:table-cell office:value-type="string">
            <text:p>KK</text:p>
          </table:table-cell>
          <table:table-cell office:value-type="float" office:value="0.824">
            <text:p>0,82</text:p>
          </table:table-cell>
          <table:table-cell/>
          <table:table-cell office:value-type="string">
            <text:p>KK</text:p>
          </table:table-cell>
          <table:table-cell office:value-type="float" office:value="3.47331615752668">
            <text:p>3,47</text:p>
          </table:table-cell>
          <table:table-cell/>
          <table:table-cell office:value-type="string">
            <text:p>KK</text:p>
          </table:table-cell>
          <table:table-cell office:value-type="float" office:value="3.23687327279905">
            <text:p>3,24</text:p>
          </table:table-cell>
        </table:table-row>
        <table:table-row table:style-name="ro2">
          <table:table-cell office:value-type="string">
            <text:p>QQ</text:p>
          </table:table-cell>
          <table:table-cell office:value-type="float" office:value="0.7993">
            <text:p>0,80</text:p>
          </table:table-cell>
          <table:table-cell/>
          <table:table-cell office:value-type="string">
            <text:p>QQ</text:p>
          </table:table-cell>
          <table:table-cell office:value-type="float" office:value="0.7993">
            <text:p>0,80</text:p>
          </table:table-cell>
          <table:table-cell/>
          <table:table-cell office:value-type="string">
            <text:p>QQ</text:p>
          </table:table-cell>
          <table:table-cell office:value-type="float" office:value="2.80502437195351">
            <text:p>2,81</text:p>
          </table:table-cell>
          <table:table-cell/>
          <table:table-cell office:value-type="string">
            <text:p>QQ</text:p>
          </table:table-cell>
          <table:table-cell office:value-type="float" office:value="3.04289071680376">
            <text:p>3,04</text:p>
          </table:table-cell>
        </table:table-row>
        <table:table-row table:style-name="ro2">
          <table:table-cell office:value-type="string">
            <text:p>JJ</text:p>
          </table:table-cell>
          <table:table-cell office:value-type="float" office:value="0.7747">
            <text:p>0,77</text:p>
          </table:table-cell>
          <table:table-cell/>
          <table:table-cell office:value-type="string">
            <text:p>JJ</text:p>
          </table:table-cell>
          <table:table-cell office:value-type="float" office:value="0.7747">
            <text:p>0,77</text:p>
          </table:table-cell>
          <table:table-cell/>
          <table:table-cell office:value-type="string">
            <text:p>JJ</text:p>
          </table:table-cell>
          <table:table-cell office:value-type="float" office:value="2.62411902897416">
            <text:p>2,62</text:p>
          </table:table-cell>
          <table:table-cell/>
          <table:table-cell office:value-type="string">
            <text:p>JJ</text:p>
          </table:table-cell>
          <table:table-cell office:value-type="float" office:value="2.61385161799526">
            <text:p>2,61</text:p>
          </table:table-cell>
        </table:table-row>
        <table:table-row table:style-name="ro2">
          <table:table-cell office:value-type="string">
            <text:p>TT</text:p>
          </table:table-cell>
          <table:table-cell office:value-type="float" office:value="0.7501">
            <text:p>0,75</text:p>
          </table:table-cell>
          <table:table-cell/>
          <table:table-cell office:value-type="string">
            <text:p>TT</text:p>
          </table:table-cell>
          <table:table-cell office:value-type="float" office:value="0.7501">
            <text:p>0,75</text:p>
          </table:table-cell>
          <table:table-cell/>
          <table:table-cell office:value-type="string">
            <text:p>TT</text:p>
          </table:table-cell>
          <table:table-cell office:value-type="float" office:value="2.61640714014432">
            <text:p>2,62</text:p>
          </table:table-cell>
          <table:table-cell/>
          <table:table-cell office:value-type="string">
            <text:p>TT</text:p>
          </table:table-cell>
          <table:table-cell office:value-type="float" office:value="2.20534035351636">
            <text:p>2,21</text:p>
          </table:table-cell>
        </table:table-row>
        <table:table-row table:style-name="ro2">
          <table:table-cell office:value-type="string">
            <text:p>99</text:p>
          </table:table-cell>
          <table:table-cell office:value-type="float" office:value="0.7206">
            <text:p>0,72</text:p>
          </table:table-cell>
          <table:table-cell/>
          <table:table-cell office:value-type="string">
            <text:p>99</text:p>
          </table:table-cell>
          <table:table-cell office:value-type="float" office:value="0.7206">
            <text:p>0,72</text:p>
          </table:table-cell>
          <table:table-cell/>
          <table:table-cell office:value-type="float" office:value="99">
            <text:p>99</text:p>
          </table:table-cell>
          <table:table-cell office:value-type="float" office:value="2.09325797335486">
            <text:p>2,09</text:p>
          </table:table-cell>
          <table:table-cell/>
          <table:table-cell office:value-type="float" office:value="99">
            <text:p>99</text:p>
          </table:table-cell>
          <table:table-cell office:value-type="float" office:value="1.65969581749049">
            <text:p>1,66</text:p>
          </table:table-cell>
        </table:table-row>
        <table:table-row table:style-name="ro2">
          <table:table-cell office:value-type="string">
            <text:p>88</text:p>
          </table:table-cell>
          <table:table-cell office:value-type="float" office:value="0.6916">
            <text:p>0,69</text:p>
          </table:table-cell>
          <table:table-cell/>
          <table:table-cell office:value-type="string">
            <text:p>88</text:p>
          </table:table-cell>
          <table:table-cell office:value-type="float" office:value="0.6916">
            <text:p>0,69</text:p>
          </table:table-cell>
          <table:table-cell/>
          <table:table-cell office:value-type="string">
            <text:p>AKs</text:p>
          </table:table-cell>
          <table:table-cell office:value-type="float" office:value="1.88068181818182">
            <text:p>1,88</text:p>
          </table:table-cell>
          <table:table-cell/>
          <table:table-cell office:value-type="string">
            <text:p>AKs</text:p>
          </table:table-cell>
          <table:table-cell office:value-type="float" office:value="1.59273039496279">
            <text:p>1,59</text:p>
          </table:table-cell>
        </table:table-row>
        <table:table-row table:style-name="ro2">
          <table:table-cell office:value-type="string">
            <text:p>77</text:p>
          </table:table-cell>
          <table:table-cell office:value-type="float" office:value="0.6624">
            <text:p>0,66</text:p>
          </table:table-cell>
          <table:table-cell/>
          <table:table-cell office:value-type="string">
            <text:p>AKs</text:p>
          </table:table-cell>
          <table:table-cell office:value-type="float" office:value="0.6704">
            <text:p>0,67</text:p>
          </table:table-cell>
          <table:table-cell/>
          <table:table-cell office:value-type="string">
            <text:p>AJs</text:p>
          </table:table-cell>
          <table:table-cell office:value-type="float" office:value="1.84135977337111">
            <text:p>1,84</text:p>
          </table:table-cell>
          <table:table-cell/>
          <table:table-cell office:value-type="float" office:value="88">
            <text:p>88</text:p>
          </table:table-cell>
          <table:table-cell office:value-type="float" office:value="1.5076074553062">
            <text:p>1,51</text:p>
          </table:table-cell>
        </table:table-row>
        <table:table-row table:style-name="ro2">
          <table:table-cell office:value-type="string">
            <text:p>66</text:p>
          </table:table-cell>
          <table:table-cell office:value-type="float" office:value="0.6328">
            <text:p>0,63</text:p>
          </table:table-cell>
          <table:table-cell/>
          <table:table-cell office:value-type="string">
            <text:p>77</text:p>
          </table:table-cell>
          <table:table-cell office:value-type="float" office:value="0.6624">
            <text:p>0,66</text:p>
          </table:table-cell>
          <table:table-cell/>
          <table:table-cell office:value-type="float" office:value="88">
            <text:p>88</text:p>
          </table:table-cell>
          <table:table-cell office:value-type="float" office:value="1.77611940298507">
            <text:p>1,78</text:p>
          </table:table-cell>
          <table:table-cell/>
          <table:table-cell office:value-type="string">
            <text:p>AKo</text:p>
          </table:table-cell>
          <table:table-cell office:value-type="float" office:value="1.31136321020064">
            <text:p>1,31</text:p>
          </table:table-cell>
        </table:table-row>
        <table:table-row table:style-name="ro2">
          <table:table-cell office:value-type="string">
            <text:p>55</text:p>
          </table:table-cell>
          <table:table-cell office:value-type="float" office:value="0.6032">
            <text:p>0,60</text:p>
          </table:table-cell>
          <table:table-cell/>
          <table:table-cell office:value-type="string">
            <text:p>AQs</text:p>
          </table:table-cell>
          <table:table-cell office:value-type="float" office:value="0.6621">
            <text:p>0,66</text:p>
          </table:table-cell>
          <table:table-cell/>
          <table:table-cell office:value-type="string">
            <text:p>AQs</text:p>
          </table:table-cell>
          <table:table-cell office:value-type="float" office:value="1.50180505415162">
            <text:p>1,50</text:p>
          </table:table-cell>
          <table:table-cell/>
          <table:table-cell office:value-type="string">
            <text:p>KJs</text:p>
          </table:table-cell>
          <table:table-cell office:value-type="float" office:value="1.28218359587181">
            <text:p>1,28</text:p>
          </table:table-cell>
        </table:table-row>
        <table:table-row table:style-name="ro2">
          <table:table-cell office:value-type="string">
            <text:p>44</text:p>
          </table:table-cell>
          <table:table-cell office:value-type="float" office:value="0.5702">
            <text:p>0,57</text:p>
          </table:table-cell>
          <table:table-cell/>
          <table:table-cell office:value-type="string">
            <text:p>AJs</text:p>
          </table:table-cell>
          <table:table-cell office:value-type="float" office:value="0.6539">
            <text:p>0,65</text:p>
          </table:table-cell>
          <table:table-cell/>
          <table:table-cell office:value-type="string">
            <text:p>AKo</text:p>
          </table:table-cell>
          <table:table-cell office:value-type="float" office:value="1.46728610143244">
            <text:p>1,47</text:p>
          </table:table-cell>
          <table:table-cell/>
          <table:table-cell office:value-type="string">
            <text:p>AQo</text:p>
          </table:table-cell>
          <table:table-cell office:value-type="float" office:value="1.20847031521949">
            <text:p>1,21</text:p>
          </table:table-cell>
        </table:table-row>
        <table:table-row table:style-name="ro2">
          <table:table-cell office:value-type="string">
            <text:p>33</text:p>
          </table:table-cell>
          <table:table-cell office:value-type="float" office:value="0.5369">
            <text:p>0,54</text:p>
          </table:table-cell>
          <table:table-cell/>
          <table:table-cell office:value-type="string">
            <text:p>AKo</text:p>
          </table:table-cell>
          <table:table-cell office:value-type="float" office:value="0.6532">
            <text:p>0,65</text:p>
          </table:table-cell>
          <table:table-cell/>
          <table:table-cell office:value-type="string">
            <text:p>AQo</text:p>
          </table:table-cell>
          <table:table-cell office:value-type="float" office:value="1.40297653119634">
            <text:p>1,40</text:p>
          </table:table-cell>
          <table:table-cell/>
          <table:table-cell office:value-type="string">
            <text:p>ATs</text:p>
          </table:table-cell>
          <table:table-cell office:value-type="float" office:value="1.19365994236311">
            <text:p>1,19</text:p>
          </table:table-cell>
        </table:table-row>
        <table:table-row table:style-name="ro2">
          <table:table-cell office:value-type="string">
            <text:p>22</text:p>
          </table:table-cell>
          <table:table-cell office:value-type="float" office:value="0.5033">
            <text:p>0,50</text:p>
          </table:table-cell>
          <table:table-cell/>
          <table:table-cell office:value-type="string">
            <text:p>ATs</text:p>
          </table:table-cell>
          <table:table-cell office:value-type="float" office:value="0.646">
            <text:p>0,65</text:p>
          </table:table-cell>
          <table:table-cell/>
          <table:table-cell office:value-type="string">
            <text:p>ATs</text:p>
          </table:table-cell>
          <table:table-cell office:value-type="float" office:value="1.39340400471143">
            <text:p>1,39</text:p>
          </table:table-cell>
          <table:table-cell/>
          <table:table-cell office:value-type="string">
            <text:p>AJs</text:p>
          </table:table-cell>
          <table:table-cell office:value-type="float" office:value="1.11477272727273">
            <text:p>1,11</text:p>
          </table:table-cell>
        </table:table-row>
        <table:table-row table:style-name="ro2">
          <table:table-cell office:value-type="string">
            <text:p>AKs</text:p>
          </table:table-cell>
          <table:table-cell office:value-type="float" office:value="0.6704">
            <text:p>0,67</text:p>
          </table:table-cell>
          <table:table-cell/>
          <table:table-cell office:value-type="string">
            <text:p>AQo</text:p>
          </table:table-cell>
          <table:table-cell office:value-type="float" office:value="0.6443">
            <text:p>0,64</text:p>
          </table:table-cell>
          <table:table-cell/>
          <table:table-cell office:value-type="string">
            <text:p>KTs</text:p>
          </table:table-cell>
          <table:table-cell office:value-type="float" office:value="1.37989778534923">
            <text:p>1,38</text:p>
          </table:table-cell>
          <table:table-cell/>
          <table:table-cell office:value-type="string">
            <text:p>AQs</text:p>
          </table:table-cell>
          <table:table-cell office:value-type="float" office:value="1.09947795823666">
            <text:p>1,10</text:p>
          </table:table-cell>
        </table:table-row>
        <table:table-row table:style-name="ro2">
          <table:table-cell office:value-type="string">
            <text:p>AKo</text:p>
          </table:table-cell>
          <table:table-cell office:value-type="float" office:value="0.6532">
            <text:p>0,65</text:p>
          </table:table-cell>
          <table:table-cell/>
          <table:table-cell office:value-type="string">
            <text:p>AJo</text:p>
          </table:table-cell>
          <table:table-cell office:value-type="float" office:value="0.6356">
            <text:p>0,64</text:p>
          </table:table-cell>
          <table:table-cell/>
          <table:table-cell office:value-type="string">
            <text:p>KQs</text:p>
          </table:table-cell>
          <table:table-cell office:value-type="float" office:value="1.23845704266511">
            <text:p>1,24</text:p>
          </table:table-cell>
          <table:table-cell/>
          <table:table-cell office:value-type="string">
            <text:p>A9s</text:p>
          </table:table-cell>
          <table:table-cell office:value-type="float" office:value="1.08225616921269">
            <text:p>1,08</text:p>
          </table:table-cell>
        </table:table-row>
        <table:table-row table:style-name="ro2">
          <table:table-cell office:value-type="string">
            <text:p>AQs</text:p>
          </table:table-cell>
          <table:table-cell office:value-type="float" office:value="0.6621">
            <text:p>0,66</text:p>
          </table:table-cell>
          <table:table-cell/>
          <table:table-cell office:value-type="string">
            <text:p>KQs</text:p>
          </table:table-cell>
          <table:table-cell office:value-type="float" office:value="0.634">
            <text:p>0,63</text:p>
          </table:table-cell>
          <table:table-cell/>
          <table:table-cell office:value-type="string">
            <text:p>AJo</text:p>
          </table:table-cell>
          <table:table-cell office:value-type="float" office:value="1.20003876720295">
            <text:p>1,20</text:p>
          </table:table-cell>
          <table:table-cell/>
          <table:table-cell office:value-type="string">
            <text:p>KQs</text:p>
          </table:table-cell>
          <table:table-cell office:value-type="float" office:value="1.00980941704036">
            <text:p>1,01</text:p>
          </table:table-cell>
        </table:table-row>
        <table:table-row table:style-name="ro2">
          <table:table-cell office:value-type="string">
            <text:p>AQo</text:p>
          </table:table-cell>
          <table:table-cell office:value-type="float" office:value="0.6443">
            <text:p>0,64</text:p>
          </table:table-cell>
          <table:table-cell/>
          <table:table-cell office:value-type="string">
            <text:p>66</text:p>
          </table:table-cell>
          <table:table-cell office:value-type="float" office:value="0.6328">
            <text:p>0,63</text:p>
          </table:table-cell>
          <table:table-cell/>
          <table:table-cell office:value-type="string">
            <text:p>KJs</text:p>
          </table:table-cell>
          <table:table-cell office:value-type="float" office:value="1.18969422423556">
            <text:p>1,19</text:p>
          </table:table-cell>
          <table:table-cell/>
          <table:table-cell office:value-type="string">
            <text:p>QJs</text:p>
          </table:table-cell>
          <table:table-cell office:value-type="float" office:value="0.998621070049641">
            <text:p>1,00</text:p>
          </table:table-cell>
        </table:table-row>
        <table:table-row table:style-name="ro2">
          <table:table-cell office:value-type="string">
            <text:p>AJs</text:p>
          </table:table-cell>
          <table:table-cell office:value-type="float" office:value="0.6539">
            <text:p>0,65</text:p>
          </table:table-cell>
          <table:table-cell/>
          <table:table-cell office:value-type="string">
            <text:p>A9s</text:p>
          </table:table-cell>
          <table:table-cell office:value-type="float" office:value="0.6278">
            <text:p>0,63</text:p>
          </table:table-cell>
          <table:table-cell/>
          <table:table-cell office:value-type="float" office:value="77">
            <text:p>77</text:p>
          </table:table-cell>
          <table:table-cell office:value-type="float" office:value="1.15646785437645">
            <text:p>1,16</text:p>
          </table:table-cell>
          <table:table-cell/>
          <table:table-cell office:value-type="string">
            <text:p>AJo</text:p>
          </table:table-cell>
          <table:table-cell office:value-type="float" office:value="0.967693179671264">
            <text:p>0,97</text:p>
          </table:table-cell>
        </table:table-row>
        <table:table-row table:style-name="ro2">
          <table:table-cell office:value-type="string">
            <text:p>AJo</text:p>
          </table:table-cell>
          <table:table-cell office:value-type="float" office:value="0.6356">
            <text:p>0,64</text:p>
          </table:table-cell>
          <table:table-cell/>
          <table:table-cell office:value-type="string">
            <text:p>ATo</text:p>
          </table:table-cell>
          <table:table-cell office:value-type="float" office:value="0.6272">
            <text:p>0,63</text:p>
          </table:table-cell>
          <table:table-cell/>
          <table:table-cell office:value-type="float" office:value="66">
            <text:p>66</text:p>
          </table:table-cell>
          <table:table-cell office:value-type="float" office:value="1.0976443768997">
            <text:p>1,10</text:p>
          </table:table-cell>
          <table:table-cell/>
          <table:table-cell office:value-type="float" office:value="66">
            <text:p>66</text:p>
          </table:table-cell>
          <table:table-cell office:value-type="float" office:value="0.938959050899349">
            <text:p>0,94</text:p>
          </table:table-cell>
        </table:table-row>
        <table:table-row table:style-name="ro2">
          <table:table-cell office:value-type="string">
            <text:p>ATs</text:p>
          </table:table-cell>
          <table:table-cell office:value-type="float" office:value="0.646">
            <text:p>0,65</text:p>
          </table:table-cell>
          <table:table-cell/>
          <table:table-cell office:value-type="string">
            <text:p>KJs</text:p>
          </table:table-cell>
          <table:table-cell office:value-type="float" office:value="0.6257">
            <text:p>0,63</text:p>
          </table:table-cell>
          <table:table-cell/>
          <table:table-cell office:value-type="string">
            <text:p>A8s</text:p>
          </table:table-cell>
          <table:table-cell office:value-type="float" office:value="1.06864988558352">
            <text:p>1,07</text:p>
          </table:table-cell>
          <table:table-cell/>
          <table:table-cell office:value-type="float" office:value="77">
            <text:p>77</text:p>
          </table:table-cell>
          <table:table-cell office:value-type="float" office:value="0.918007662835249">
            <text:p>0,92</text:p>
          </table:table-cell>
        </table:table-row>
        <table:table-row table:style-name="ro2">
          <table:table-cell office:value-type="string">
            <text:p>ATo</text:p>
          </table:table-cell>
          <table:table-cell office:value-type="float" office:value="0.6272">
            <text:p>0,63</text:p>
          </table:table-cell>
          <table:table-cell/>
          <table:table-cell office:value-type="string">
            <text:p>A8s</text:p>
          </table:table-cell>
          <table:table-cell office:value-type="float" office:value="0.6194">
            <text:p>0,62</text:p>
          </table:table-cell>
          <table:table-cell/>
          <table:table-cell office:value-type="string">
            <text:p>ATo</text:p>
          </table:table-cell>
          <table:table-cell office:value-type="float" office:value="1.04900076863951">
            <text:p>1,05</text:p>
          </table:table-cell>
          <table:table-cell/>
          <table:table-cell office:value-type="string">
            <text:p>KTs</text:p>
          </table:table-cell>
          <table:table-cell office:value-type="float" office:value="0.908358208955224">
            <text:p>0,91</text:p>
          </table:table-cell>
        </table:table-row>
        <table:table-row table:style-name="ro2">
          <table:table-cell office:value-type="string">
            <text:p>A9s</text:p>
          </table:table-cell>
          <table:table-cell office:value-type="float" office:value="0.6278">
            <text:p>0,63</text:p>
          </table:table-cell>
          <table:table-cell/>
          <table:table-cell office:value-type="string">
            <text:p>KTs</text:p>
          </table:table-cell>
          <table:table-cell office:value-type="float" office:value="0.6179">
            <text:p>0,62</text:p>
          </table:table-cell>
          <table:table-cell/>
          <table:table-cell office:value-type="string">
            <text:p>KQo</text:p>
          </table:table-cell>
          <table:table-cell office:value-type="float" office:value="1.04644022260603">
            <text:p>1,05</text:p>
          </table:table-cell>
          <table:table-cell/>
          <table:table-cell office:value-type="string">
            <text:p>KQo</text:p>
          </table:table-cell>
          <table:table-cell office:value-type="float" office:value="0.79796397807361">
            <text:p>0,80</text:p>
          </table:table-cell>
        </table:table-row>
        <table:table-row table:style-name="ro2">
          <table:table-cell office:value-type="string">
            <text:p>A9o</text:p>
          </table:table-cell>
          <table:table-cell office:value-type="float" office:value="0.6077">
            <text:p>0,61</text:p>
          </table:table-cell>
          <table:table-cell/>
          <table:table-cell office:value-type="string">
            <text:p>KQo</text:p>
          </table:table-cell>
          <table:table-cell office:value-type="float" office:value="0.6146">
            <text:p>0,61</text:p>
          </table:table-cell>
          <table:table-cell/>
          <table:table-cell office:value-type="string">
            <text:p>QTs</text:p>
          </table:table-cell>
          <table:table-cell office:value-type="float" office:value="1.02600996126176">
            <text:p>1,03</text:p>
          </table:table-cell>
          <table:table-cell/>
          <table:table-cell office:value-type="string">
            <text:p>ATo</text:p>
          </table:table-cell>
          <table:table-cell office:value-type="float" office:value="0.762148823082764">
            <text:p>0,76</text:p>
          </table:table-cell>
        </table:table-row>
        <table:table-row table:style-name="ro2">
          <table:table-cell office:value-type="string">
            <text:p>A8s</text:p>
          </table:table-cell>
          <table:table-cell office:value-type="float" office:value="0.6194">
            <text:p>0,62</text:p>
          </table:table-cell>
          <table:table-cell/>
          <table:table-cell office:value-type="string">
            <text:p>A7s</text:p>
          </table:table-cell>
          <table:table-cell office:value-type="float" office:value="0.6098">
            <text:p>0,61</text:p>
          </table:table-cell>
          <table:table-cell/>
          <table:table-cell office:value-type="string">
            <text:p>A9s</text:p>
          </table:table-cell>
          <table:table-cell office:value-type="float" office:value="1.02474351237176">
            <text:p>1,02</text:p>
          </table:table-cell>
          <table:table-cell/>
          <table:table-cell office:value-type="string">
            <text:p>A8s</text:p>
          </table:table-cell>
          <table:table-cell office:value-type="float" office:value="0.760943718021603">
            <text:p>0,76</text:p>
          </table:table-cell>
        </table:table-row>
        <table:table-row table:style-name="ro2">
          <table:table-cell office:value-type="string">
            <text:p>A8o</text:p>
          </table:table-cell>
          <table:table-cell office:value-type="float" office:value="0.5987">
            <text:p>0,60</text:p>
          </table:table-cell>
          <table:table-cell/>
          <table:table-cell office:value-type="string">
            <text:p>A9o</text:p>
          </table:table-cell>
          <table:table-cell office:value-type="float" office:value="0.6077">
            <text:p>0,61</text:p>
          </table:table-cell>
          <table:table-cell/>
          <table:table-cell office:value-type="string">
            <text:p>A9o</text:p>
          </table:table-cell>
          <table:table-cell office:value-type="float" office:value="0.966409266409266">
            <text:p>0,97</text:p>
          </table:table-cell>
          <table:table-cell/>
          <table:table-cell office:value-type="string">
            <text:p>KJo</text:p>
          </table:table-cell>
          <table:table-cell office:value-type="float" office:value="0.725091188327894">
            <text:p>0,73</text:p>
          </table:table-cell>
        </table:table-row>
        <table:table-row table:style-name="ro2">
          <table:table-cell office:value-type="string">
            <text:p>A7s</text:p>
          </table:table-cell>
          <table:table-cell office:value-type="float" office:value="0.6098">
            <text:p>0,61</text:p>
          </table:table-cell>
          <table:table-cell/>
          <table:table-cell office:value-type="string">
            <text:p>KJo</text:p>
          </table:table-cell>
          <table:table-cell office:value-type="float" office:value="0.6057">
            <text:p>0,61</text:p>
          </table:table-cell>
          <table:table-cell/>
          <table:table-cell office:value-type="string">
            <text:p>A7s</text:p>
          </table:table-cell>
          <table:table-cell office:value-type="float" office:value="0.936758893280632">
            <text:p>0,94</text:p>
          </table:table-cell>
          <table:table-cell/>
          <table:table-cell office:value-type="string">
            <text:p>A7s</text:p>
          </table:table-cell>
          <table:table-cell office:value-type="float" office:value="0.719262295081967">
            <text:p>0,72</text:p>
          </table:table-cell>
        </table:table-row>
        <table:table-row table:style-name="ro2">
          <table:table-cell office:value-type="string">
            <text:p>A7o</text:p>
          </table:table-cell>
          <table:table-cell office:value-type="float" office:value="0.5884">
            <text:p>0,59</text:p>
          </table:table-cell>
          <table:table-cell/>
          <table:table-cell office:value-type="string">
            <text:p>55</text:p>
          </table:table-cell>
          <table:table-cell office:value-type="float" office:value="0.6032">
            <text:p>0,60</text:p>
          </table:table-cell>
          <table:table-cell/>
          <table:table-cell office:value-type="string">
            <text:p>KJo</text:p>
          </table:table-cell>
          <table:table-cell office:value-type="float" office:value="0.93600154679041">
            <text:p>0,94</text:p>
          </table:table-cell>
          <table:table-cell/>
          <table:table-cell office:value-type="float" office:value="55">
            <text:p>55</text:p>
          </table:table-cell>
          <table:table-cell office:value-type="float" office:value="0.69172787011983">
            <text:p>0,69</text:p>
          </table:table-cell>
        </table:table-row>
        <table:table-row table:style-name="ro2">
          <table:table-cell office:value-type="string">
            <text:p>A6s</text:p>
          </table:table-cell>
          <table:table-cell office:value-type="float" office:value="0.5991">
            <text:p>0,60</text:p>
          </table:table-cell>
          <table:table-cell/>
          <table:table-cell office:value-type="string">
            <text:p>QJs</text:p>
          </table:table-cell>
          <table:table-cell office:value-type="float" office:value="0.6026">
            <text:p>0,60</text:p>
          </table:table-cell>
          <table:table-cell/>
          <table:table-cell office:value-type="string">
            <text:p>A3s</text:p>
          </table:table-cell>
          <table:table-cell office:value-type="float" office:value="0.919134396355353">
            <text:p>0,92</text:p>
          </table:table-cell>
          <table:table-cell/>
          <table:table-cell office:value-type="string">
            <text:p>K9s</text:p>
          </table:table-cell>
          <table:table-cell office:value-type="float" office:value="0.663529411764706">
            <text:p>0,66</text:p>
          </table:table-cell>
        </table:table-row>
        <table:table-row table:style-name="ro2">
          <table:table-cell office:value-type="string">
            <text:p>A6o</text:p>
          </table:table-cell>
          <table:table-cell office:value-type="float" office:value="0.5768">
            <text:p>0,58</text:p>
          </table:table-cell>
          <table:table-cell/>
          <table:table-cell office:value-type="string">
            <text:p>K9s</text:p>
          </table:table-cell>
          <table:table-cell office:value-type="float" office:value="0.5999">
            <text:p>0,60</text:p>
          </table:table-cell>
          <table:table-cell/>
          <table:table-cell office:value-type="string">
            <text:p>JTs</text:p>
          </table:table-cell>
          <table:table-cell office:value-type="float" office:value="0.909409701928697">
            <text:p>0,91</text:p>
          </table:table-cell>
          <table:table-cell/>
          <table:table-cell office:value-type="string">
            <text:p>JTs</text:p>
          </table:table-cell>
          <table:table-cell office:value-type="float" office:value="0.657513578756789">
            <text:p>0,66</text:p>
          </table:table-cell>
        </table:table-row>
        <table:table-row table:style-name="ro2">
          <table:table-cell office:value-type="string">
            <text:p>A5s</text:p>
          </table:table-cell>
          <table:table-cell office:value-type="float" office:value="0.5992">
            <text:p>0,60</text:p>
          </table:table-cell>
          <table:table-cell/>
          <table:table-cell office:value-type="string">
            <text:p>A5s</text:p>
          </table:table-cell>
          <table:table-cell office:value-type="float" office:value="0.5992">
            <text:p>0,60</text:p>
          </table:table-cell>
          <table:table-cell/>
          <table:table-cell office:value-type="float" office:value="55">
            <text:p>55</text:p>
          </table:table-cell>
          <table:table-cell office:value-type="float" office:value="0.860832690824981">
            <text:p>0,86</text:p>
          </table:table-cell>
          <table:table-cell/>
          <table:table-cell office:value-type="string">
            <text:p>K8s</text:p>
          </table:table-cell>
          <table:table-cell office:value-type="float" office:value="0.633794694348328">
            <text:p>0,63</text:p>
          </table:table-cell>
        </table:table-row>
        <table:table-row table:style-name="ro2">
          <table:table-cell office:value-type="string">
            <text:p>A5o</text:p>
          </table:table-cell>
          <table:table-cell office:value-type="float" office:value="0.577">
            <text:p>0,58</text:p>
          </table:table-cell>
          <table:table-cell/>
          <table:table-cell office:value-type="string">
            <text:p>A6s</text:p>
          </table:table-cell>
          <table:table-cell office:value-type="float" office:value="0.5991">
            <text:p>0,60</text:p>
          </table:table-cell>
          <table:table-cell/>
          <table:table-cell office:value-type="string">
            <text:p>QJs</text:p>
          </table:table-cell>
          <table:table-cell office:value-type="float" office:value="0.818130630630631">
            <text:p>0,82</text:p>
          </table:table-cell>
          <table:table-cell/>
          <table:table-cell office:value-type="string">
            <text:p>K5s</text:p>
          </table:table-cell>
          <table:table-cell office:value-type="float" office:value="0.612590127565169">
            <text:p>0,61</text:p>
          </table:table-cell>
        </table:table-row>
        <table:table-row table:style-name="ro2">
          <table:table-cell office:value-type="string">
            <text:p>A4s</text:p>
          </table:table-cell>
          <table:table-cell office:value-type="float" office:value="0.5903">
            <text:p>0,59</text:p>
          </table:table-cell>
          <table:table-cell/>
          <table:table-cell office:value-type="string">
            <text:p>A8o</text:p>
          </table:table-cell>
          <table:table-cell office:value-type="float" office:value="0.5987">
            <text:p>0,60</text:p>
          </table:table-cell>
          <table:table-cell/>
          <table:table-cell office:value-type="string">
            <text:p>K9s</text:p>
          </table:table-cell>
          <table:table-cell office:value-type="float" office:value="0.769186046511628">
            <text:p>0,77</text:p>
          </table:table-cell>
          <table:table-cell/>
          <table:table-cell office:value-type="string">
            <text:p>A5s</text:p>
          </table:table-cell>
          <table:table-cell office:value-type="float" office:value="0.607561547479484">
            <text:p>0,61</text:p>
          </table:table-cell>
        </table:table-row>
        <table:table-row table:style-name="ro2">
          <table:table-cell office:value-type="string">
            <text:p>A4o</text:p>
          </table:table-cell>
          <table:table-cell office:value-type="float" office:value="0.5673">
            <text:p>0,57</text:p>
          </table:table-cell>
          <table:table-cell/>
          <table:table-cell office:value-type="string">
            <text:p>KTo</text:p>
          </table:table-cell>
          <table:table-cell office:value-type="float" office:value="0.5974">
            <text:p>0,60</text:p>
          </table:table-cell>
          <table:table-cell/>
          <table:table-cell office:value-type="string">
            <text:p>KTo</text:p>
          </table:table-cell>
          <table:table-cell office:value-type="float" office:value="0.756083429895713">
            <text:p>0,76</text:p>
          </table:table-cell>
          <table:table-cell/>
          <table:table-cell office:value-type="string">
            <text:p>A9o</text:p>
          </table:table-cell>
          <table:table-cell office:value-type="float" office:value="0.572531769305963">
            <text:p>0,57</text:p>
          </table:table-cell>
        </table:table-row>
        <table:table-row table:style-name="ro2">
          <table:table-cell office:value-type="string">
            <text:p>A3s</text:p>
          </table:table-cell>
          <table:table-cell office:value-type="float" office:value="0.5822">
            <text:p>0,58</text:p>
          </table:table-cell>
          <table:table-cell/>
          <table:table-cell office:value-type="string">
            <text:p>QTs</text:p>
          </table:table-cell>
          <table:table-cell office:value-type="float" office:value="0.5947">
            <text:p>0,59</text:p>
          </table:table-cell>
          <table:table-cell/>
          <table:table-cell office:value-type="string">
            <text:p>Q9s</text:p>
          </table:table-cell>
          <table:table-cell office:value-type="float" office:value="0.676353276353276">
            <text:p>0,68</text:p>
          </table:table-cell>
          <table:table-cell/>
          <table:table-cell office:value-type="string">
            <text:p>QJo</text:p>
          </table:table-cell>
          <table:table-cell office:value-type="float" office:value="0.541089299461124">
            <text:p>0,54</text:p>
          </table:table-cell>
        </table:table-row>
        <table:table-row table:style-name="ro2">
          <table:table-cell office:value-type="string">
            <text:p>A3o</text:p>
          </table:table-cell>
          <table:table-cell office:value-type="float" office:value="0.5584">
            <text:p>0,56</text:p>
          </table:table-cell>
          <table:table-cell/>
          <table:table-cell office:value-type="string">
            <text:p>A4s</text:p>
          </table:table-cell>
          <table:table-cell office:value-type="float" office:value="0.5903">
            <text:p>0,59</text:p>
          </table:table-cell>
          <table:table-cell/>
          <table:table-cell office:value-type="string">
            <text:p>K8s</text:p>
          </table:table-cell>
          <table:table-cell office:value-type="float" office:value="0.661366313309776">
            <text:p>0,66</text:p>
          </table:table-cell>
          <table:table-cell/>
          <table:table-cell office:value-type="string">
            <text:p>KTo</text:p>
          </table:table-cell>
          <table:table-cell office:value-type="float" office:value="0.492753623188406">
            <text:p>0,49</text:p>
          </table:table-cell>
        </table:table-row>
        <table:table-row table:style-name="ro2">
          <table:table-cell office:value-type="string">
            <text:p>A2s</text:p>
          </table:table-cell>
          <table:table-cell office:value-type="float" office:value="0.5738">
            <text:p>0,57</text:p>
          </table:table-cell>
          <table:table-cell/>
          <table:table-cell office:value-type="string">
            <text:p>A7o</text:p>
          </table:table-cell>
          <table:table-cell office:value-type="float" office:value="0.5884">
            <text:p>0,59</text:p>
          </table:table-cell>
          <table:table-cell/>
          <table:table-cell office:value-type="string">
            <text:p>A4s</text:p>
          </table:table-cell>
          <table:table-cell office:value-type="float" office:value="0.642816581487791">
            <text:p>0,64</text:p>
          </table:table-cell>
          <table:table-cell/>
          <table:table-cell office:value-type="string">
            <text:p>J9s</text:p>
          </table:table-cell>
          <table:table-cell office:value-type="float" office:value="0.480593607305936">
            <text:p>0,48</text:p>
          </table:table-cell>
        </table:table-row>
        <table:table-row table:style-name="ro2">
          <table:table-cell office:value-type="string">
            <text:p>A2o</text:p>
          </table:table-cell>
          <table:table-cell office:value-type="float" office:value="0.5493">
            <text:p>0,55</text:p>
          </table:table-cell>
          <table:table-cell/>
          <table:table-cell office:value-type="string">
            <text:p>K8s</text:p>
          </table:table-cell>
          <table:table-cell office:value-type="float" office:value="0.5831">
            <text:p>0,58</text:p>
          </table:table-cell>
          <table:table-cell/>
          <table:table-cell office:value-type="string">
            <text:p>A5o</text:p>
          </table:table-cell>
          <table:table-cell office:value-type="float" office:value="0.633358807795185">
            <text:p>0,63</text:p>
          </table:table-cell>
          <table:table-cell/>
          <table:table-cell office:value-type="string">
            <text:p>A6s</text:p>
          </table:table-cell>
          <table:table-cell office:value-type="float" office:value="0.475995316159251">
            <text:p>0,48</text:p>
          </table:table-cell>
        </table:table-row>
        <table:table-row table:style-name="ro2">
          <table:table-cell office:value-type="string">
            <text:p>KQs</text:p>
          </table:table-cell>
          <table:table-cell office:value-type="float" office:value="0.634">
            <text:p>0,63</text:p>
          </table:table-cell>
          <table:table-cell/>
          <table:table-cell office:value-type="string">
            <text:p>A3s</text:p>
          </table:table-cell>
          <table:table-cell office:value-type="float" office:value="0.5822">
            <text:p>0,58</text:p>
          </table:table-cell>
          <table:table-cell/>
          <table:table-cell office:value-type="string">
            <text:p>A5s</text:p>
          </table:table-cell>
          <table:table-cell office:value-type="float" office:value="0.631578947368421">
            <text:p>0,63</text:p>
          </table:table-cell>
          <table:table-cell/>
          <table:table-cell office:value-type="string">
            <text:p>J8s</text:p>
          </table:table-cell>
          <table:table-cell office:value-type="float" office:value="0.454072790294627">
            <text:p>0,45</text:p>
          </table:table-cell>
        </table:table-row>
        <table:table-row table:style-name="ro2">
          <table:table-cell office:value-type="string">
            <text:p>KQo</text:p>
          </table:table-cell>
          <table:table-cell office:value-type="float" office:value="0.6146">
            <text:p>0,61</text:p>
          </table:table-cell>
          <table:table-cell/>
          <table:table-cell office:value-type="string">
            <text:p>QJo</text:p>
          </table:table-cell>
          <table:table-cell office:value-type="float" office:value="0.5813">
            <text:p>0,58</text:p>
          </table:table-cell>
          <table:table-cell/>
          <table:table-cell office:value-type="string">
            <text:p>T9s</text:p>
          </table:table-cell>
          <table:table-cell office:value-type="float" office:value="0.626971179989125">
            <text:p>0,63</text:p>
          </table:table-cell>
          <table:table-cell/>
          <table:table-cell office:value-type="string">
            <text:p>QTs</text:p>
          </table:table-cell>
          <table:table-cell office:value-type="float" office:value="0.433465458663647">
            <text:p>0,43</text:p>
          </table:table-cell>
        </table:table-row>
        <table:table-row table:style-name="ro2">
          <table:table-cell office:value-type="string">
            <text:p>KJs</text:p>
          </table:table-cell>
          <table:table-cell office:value-type="float" office:value="0.6257">
            <text:p>0,63</text:p>
          </table:table-cell>
          <table:table-cell/>
          <table:table-cell office:value-type="string">
            <text:p>K9o</text:p>
          </table:table-cell>
          <table:table-cell office:value-type="float" office:value="0.5781">
            <text:p>0,58</text:p>
          </table:table-cell>
          <table:table-cell/>
          <table:table-cell office:value-type="string">
            <text:p>J8s</text:p>
          </table:table-cell>
          <table:table-cell office:value-type="float" office:value="0.619411764705882">
            <text:p>0,62</text:p>
          </table:table-cell>
          <table:table-cell/>
          <table:table-cell office:value-type="string">
            <text:p>A8o</text:p>
          </table:table-cell>
          <table:table-cell office:value-type="float" office:value="0.431707790946182">
            <text:p>0,43</text:p>
          </table:table-cell>
        </table:table-row>
        <table:table-row table:style-name="ro2">
          <table:table-cell office:value-type="string">
            <text:p>KJo</text:p>
          </table:table-cell>
          <table:table-cell office:value-type="float" office:value="0.6057">
            <text:p>0,61</text:p>
          </table:table-cell>
          <table:table-cell/>
          <table:table-cell office:value-type="string">
            <text:p>A5o</text:p>
          </table:table-cell>
          <table:table-cell office:value-type="float" office:value="0.577">
            <text:p>0,58</text:p>
          </table:table-cell>
          <table:table-cell/>
          <table:table-cell office:value-type="string">
            <text:p>A8o</text:p>
          </table:table-cell>
          <table:table-cell office:value-type="float" office:value="0.605182926829268">
            <text:p>0,61</text:p>
          </table:table-cell>
          <table:table-cell/>
          <table:table-cell office:value-type="string">
            <text:p>K6s</text:p>
          </table:table-cell>
          <table:table-cell office:value-type="float" office:value="0.415421398684997">
            <text:p>0,42</text:p>
          </table:table-cell>
        </table:table-row>
        <table:table-row table:style-name="ro2">
          <table:table-cell office:value-type="string">
            <text:p>KTs</text:p>
          </table:table-cell>
          <table:table-cell office:value-type="float" office:value="0.6179">
            <text:p>0,62</text:p>
          </table:table-cell>
          <table:table-cell/>
          <table:table-cell office:value-type="string">
            <text:p>A6o</text:p>
          </table:table-cell>
          <table:table-cell office:value-type="float" office:value="0.5768">
            <text:p>0,58</text:p>
          </table:table-cell>
          <table:table-cell/>
          <table:table-cell office:value-type="string">
            <text:p>A7o</text:p>
          </table:table-cell>
          <table:table-cell office:value-type="float" office:value="0.59155990957046">
            <text:p>0,59</text:p>
          </table:table-cell>
          <table:table-cell/>
          <table:table-cell office:value-type="string">
            <text:p>K4s</text:p>
          </table:table-cell>
          <table:table-cell office:value-type="float" office:value="0.414502849905003">
            <text:p>0,41</text:p>
          </table:table-cell>
        </table:table-row>
        <table:table-row table:style-name="ro2">
          <table:table-cell office:value-type="string">
            <text:p>KTo</text:p>
          </table:table-cell>
          <table:table-cell office:value-type="float" office:value="0.5974">
            <text:p>0,60</text:p>
          </table:table-cell>
          <table:table-cell/>
          <table:table-cell office:value-type="string">
            <text:p>Q9s</text:p>
          </table:table-cell>
          <table:table-cell office:value-type="float" office:value="0.5766">
            <text:p>0,58</text:p>
          </table:table-cell>
          <table:table-cell/>
          <table:table-cell office:value-type="string">
            <text:p>A6s</text:p>
          </table:table-cell>
          <table:table-cell office:value-type="float" office:value="0.584650112866817">
            <text:p>0,58</text:p>
          </table:table-cell>
          <table:table-cell/>
          <table:table-cell office:value-type="string">
            <text:p>A3s</text:p>
          </table:table-cell>
          <table:table-cell office:value-type="float" office:value="0.312116136236739">
            <text:p>0,31</text:p>
          </table:table-cell>
        </table:table-row>
        <table:table-row table:style-name="ro2">
          <table:table-cell office:value-type="string">
            <text:p>K9s</text:p>
          </table:table-cell>
          <table:table-cell office:value-type="float" office:value="0.5999">
            <text:p>0,60</text:p>
          </table:table-cell>
          <table:table-cell/>
          <table:table-cell office:value-type="string">
            <text:p>K7s</text:p>
          </table:table-cell>
          <table:table-cell office:value-type="float" office:value="0.5754">
            <text:p>0,58</text:p>
          </table:table-cell>
          <table:table-cell/>
          <table:table-cell office:value-type="string">
            <text:p>JTo</text:p>
          </table:table-cell>
          <table:table-cell office:value-type="float" office:value="0.563778580024067">
            <text:p>0,56</text:p>
          </table:table-cell>
          <table:table-cell/>
          <table:table-cell office:value-type="float" office:value="44">
            <text:p>44</text:p>
          </table:table-cell>
          <table:table-cell office:value-type="float" office:value="0.312072892938497">
            <text:p>0,31</text:p>
          </table:table-cell>
        </table:table-row>
        <table:table-row table:style-name="ro2">
          <table:table-cell office:value-type="string">
            <text:p>K9o</text:p>
          </table:table-cell>
          <table:table-cell office:value-type="float" office:value="0.5781">
            <text:p>0,58</text:p>
          </table:table-cell>
          <table:table-cell/>
          <table:table-cell office:value-type="string">
            <text:p>JTs</text:p>
          </table:table-cell>
          <table:table-cell office:value-type="float" office:value="0.5753">
            <text:p>0,58</text:p>
          </table:table-cell>
          <table:table-cell/>
          <table:table-cell office:value-type="string">
            <text:p>K4s</text:p>
          </table:table-cell>
          <table:table-cell office:value-type="float" office:value="0.54419410745234">
            <text:p>0,54</text:p>
          </table:table-cell>
          <table:table-cell/>
          <table:table-cell office:value-type="string">
            <text:p>87s</text:p>
          </table:table-cell>
          <table:table-cell office:value-type="float" office:value="0.306194690265487">
            <text:p>0,31</text:p>
          </table:table-cell>
        </table:table-row>
        <table:table-row table:style-name="ro2">
          <table:table-cell office:value-type="string">
            <text:p>K8s</text:p>
          </table:table-cell>
          <table:table-cell office:value-type="float" office:value="0.5831">
            <text:p>0,58</text:p>
          </table:table-cell>
          <table:table-cell/>
          <table:table-cell office:value-type="string">
            <text:p>A2s</text:p>
          </table:table-cell>
          <table:table-cell office:value-type="float" office:value="0.5738">
            <text:p>0,57</text:p>
          </table:table-cell>
          <table:table-cell/>
          <table:table-cell office:value-type="string">
            <text:p>K9o</text:p>
          </table:table-cell>
          <table:table-cell office:value-type="float" office:value="0.543054187192118">
            <text:p>0,54</text:p>
          </table:table-cell>
          <table:table-cell/>
          <table:table-cell office:value-type="string">
            <text:p>A7o</text:p>
          </table:table-cell>
          <table:table-cell office:value-type="float" office:value="0.299689440993789">
            <text:p>0,30</text:p>
          </table:table-cell>
        </table:table-row>
        <table:table-row table:style-name="ro2">
          <table:table-cell office:value-type="string">
            <text:p>K8o</text:p>
          </table:table-cell>
          <table:table-cell office:value-type="float" office:value="0.5602">
            <text:p>0,56</text:p>
          </table:table-cell>
          <table:table-cell/>
          <table:table-cell office:value-type="string">
            <text:p>QTo</text:p>
          </table:table-cell>
          <table:table-cell office:value-type="float" office:value="0.5729">
            <text:p>0,57</text:p>
          </table:table-cell>
          <table:table-cell/>
          <table:table-cell office:value-type="string">
            <text:p>Q9o</text:p>
          </table:table-cell>
          <table:table-cell office:value-type="float" office:value="0.535802940614856">
            <text:p>0,54</text:p>
          </table:table-cell>
          <table:table-cell/>
          <table:table-cell office:value-type="string">
            <text:p>JTo</text:p>
          </table:table-cell>
          <table:table-cell office:value-type="float" office:value="0.274589371980676">
            <text:p>0,27</text:p>
          </table:table-cell>
        </table:table-row>
        <table:table-row table:style-name="ro2">
          <table:table-cell office:value-type="string">
            <text:p>K7s</text:p>
          </table:table-cell>
          <table:table-cell office:value-type="float" office:value="0.5754">
            <text:p>0,58</text:p>
          </table:table-cell>
          <table:table-cell/>
          <table:table-cell office:value-type="string">
            <text:p>44</text:p>
          </table:table-cell>
          <table:table-cell office:value-type="float" office:value="0.5702">
            <text:p>0,57</text:p>
          </table:table-cell>
          <table:table-cell/>
          <table:table-cell office:value-type="string">
            <text:p>T8s</text:p>
          </table:table-cell>
          <table:table-cell office:value-type="float" office:value="0.528868360277136">
            <text:p>0,53</text:p>
          </table:table-cell>
          <table:table-cell/>
          <table:table-cell office:value-type="string">
            <text:p>Q9s</text:p>
          </table:table-cell>
          <table:table-cell office:value-type="float" office:value="0.265406976744186">
            <text:p>0,27</text:p>
          </table:table-cell>
        </table:table-row>
        <table:table-row table:style-name="ro2">
          <table:table-cell office:value-type="string">
            <text:p>K7o</text:p>
          </table:table-cell>
          <table:table-cell office:value-type="float" office:value="0.5519">
            <text:p>0,55</text:p>
          </table:table-cell>
          <table:table-cell/>
          <table:table-cell office:value-type="string">
            <text:p>A4o</text:p>
          </table:table-cell>
          <table:table-cell office:value-type="float" office:value="0.5673">
            <text:p>0,57</text:p>
          </table:table-cell>
          <table:table-cell/>
          <table:table-cell office:value-type="string">
            <text:p>QJo</text:p>
          </table:table-cell>
          <table:table-cell office:value-type="float" office:value="0.519968676585748">
            <text:p>0,52</text:p>
          </table:table-cell>
          <table:table-cell/>
          <table:table-cell office:value-type="string">
            <text:p>J6s</text:p>
          </table:table-cell>
          <table:table-cell office:value-type="float" office:value="0.2599171107164">
            <text:p>0,26</text:p>
          </table:table-cell>
        </table:table-row>
        <table:table-row table:style-name="ro2">
          <table:table-cell office:value-type="string">
            <text:p>K6s</text:p>
          </table:table-cell>
          <table:table-cell office:value-type="float" office:value="0.5664">
            <text:p>0,57</text:p>
          </table:table-cell>
          <table:table-cell/>
          <table:table-cell office:value-type="string">
            <text:p>K6s</text:p>
          </table:table-cell>
          <table:table-cell office:value-type="float" office:value="0.5664">
            <text:p>0,57</text:p>
          </table:table-cell>
          <table:table-cell/>
          <table:table-cell office:value-type="string">
            <text:p>A4o</text:p>
          </table:table-cell>
          <table:table-cell office:value-type="float" office:value="0.505932697918693">
            <text:p>0,51</text:p>
          </table:table-cell>
          <table:table-cell/>
          <table:table-cell office:value-type="string">
            <text:p>A4s</text:p>
          </table:table-cell>
          <table:table-cell office:value-type="float" office:value="0.259636563876652">
            <text:p>0,26</text:p>
          </table:table-cell>
        </table:table-row>
        <table:table-row table:style-name="ro2">
          <table:table-cell office:value-type="string">
            <text:p>K6o</text:p>
          </table:table-cell>
          <table:table-cell office:value-type="float" office:value="0.5422">
            <text:p>0,54</text:p>
          </table:table-cell>
          <table:table-cell/>
          <table:table-cell office:value-type="string">
            <text:p>K8o</text:p>
          </table:table-cell>
          <table:table-cell office:value-type="float" office:value="0.5602">
            <text:p>0,56</text:p>
          </table:table-cell>
          <table:table-cell/>
          <table:table-cell office:value-type="string">
            <text:p>A6o</text:p>
          </table:table-cell>
          <table:table-cell office:value-type="float" office:value="0.484534101825168">
            <text:p>0,48</text:p>
          </table:table-cell>
          <table:table-cell/>
          <table:table-cell office:value-type="string">
            <text:p>A2s</text:p>
          </table:table-cell>
          <table:table-cell office:value-type="float" office:value="0.234285714285714">
            <text:p>0,23</text:p>
          </table:table-cell>
        </table:table-row>
        <table:table-row table:style-name="ro2">
          <table:table-cell office:value-type="string">
            <text:p>K5s</text:p>
          </table:table-cell>
          <table:table-cell office:value-type="float" office:value="0.5579">
            <text:p>0,56</text:p>
          </table:table-cell>
          <table:table-cell/>
          <table:table-cell office:value-type="string">
            <text:p>Q8s</text:p>
          </table:table-cell>
          <table:table-cell office:value-type="float" office:value="0.5602">
            <text:p>0,56</text:p>
          </table:table-cell>
          <table:table-cell/>
          <table:table-cell office:value-type="string">
            <text:p>Q7s</text:p>
          </table:table-cell>
          <table:table-cell office:value-type="float" office:value="0.461538461538462">
            <text:p>0,46</text:p>
          </table:table-cell>
          <table:table-cell/>
          <table:table-cell office:value-type="string">
            <text:p>Q8s</text:p>
          </table:table-cell>
          <table:table-cell office:value-type="float" office:value="0.230429664508534">
            <text:p>0,23</text:p>
          </table:table-cell>
        </table:table-row>
        <table:table-row table:style-name="ro2">
          <table:table-cell office:value-type="string">
            <text:p>K5o</text:p>
          </table:table-cell>
          <table:table-cell office:value-type="float" office:value="0.5331">
            <text:p>0,53</text:p>
          </table:table-cell>
          <table:table-cell/>
          <table:table-cell office:value-type="string">
            <text:p>A3o</text:p>
          </table:table-cell>
          <table:table-cell office:value-type="float" office:value="0.5584">
            <text:p>0,56</text:p>
          </table:table-cell>
          <table:table-cell/>
          <table:table-cell office:value-type="string">
            <text:p>K5s</text:p>
          </table:table-cell>
          <table:table-cell office:value-type="float" office:value="0.441227562246671">
            <text:p>0,44</text:p>
          </table:table-cell>
          <table:table-cell/>
          <table:table-cell office:value-type="string">
            <text:p>A5o</text:p>
          </table:table-cell>
          <table:table-cell office:value-type="float" office:value="0.223863194714341">
            <text:p>0,22</text:p>
          </table:table-cell>
        </table:table-row>
        <table:table-row table:style-name="ro2">
          <table:table-cell office:value-type="string">
            <text:p>K4s</text:p>
          </table:table-cell>
          <table:table-cell office:value-type="float" office:value="0.5488">
            <text:p>0,55</text:p>
          </table:table-cell>
          <table:table-cell/>
          <table:table-cell office:value-type="string">
            <text:p>K5s</text:p>
          </table:table-cell>
          <table:table-cell office:value-type="float" office:value="0.5579">
            <text:p>0,56</text:p>
          </table:table-cell>
          <table:table-cell/>
          <table:table-cell office:value-type="string">
            <text:p>Q8s</text:p>
          </table:table-cell>
          <table:table-cell office:value-type="float" office:value="0.435682326621924">
            <text:p>0,44</text:p>
          </table:table-cell>
          <table:table-cell/>
          <table:table-cell office:value-type="string">
            <text:p>A4o</text:p>
          </table:table-cell>
          <table:table-cell office:value-type="float" office:value="0.214994276993514">
            <text:p>0,21</text:p>
          </table:table-cell>
        </table:table-row>
        <table:table-row table:style-name="ro2">
          <table:table-cell office:value-type="string">
            <text:p>K4o</text:p>
          </table:table-cell>
          <table:table-cell office:value-type="float" office:value="0.5233">
            <text:p>0,52</text:p>
          </table:table-cell>
          <table:table-cell/>
          <table:table-cell office:value-type="string">
            <text:p>J9s</text:p>
          </table:table-cell>
          <table:table-cell office:value-type="float" office:value="0.5566">
            <text:p>0,56</text:p>
          </table:table-cell>
          <table:table-cell/>
          <table:table-cell office:value-type="string">
            <text:p>QTo</text:p>
          </table:table-cell>
          <table:table-cell office:value-type="float" office:value="0.431700288184438">
            <text:p>0,43</text:p>
          </table:table-cell>
          <table:table-cell/>
          <table:table-cell office:value-type="string">
            <text:p>K9o</text:p>
          </table:table-cell>
          <table:table-cell office:value-type="float" office:value="0.210797405570393">
            <text:p>0,21</text:p>
          </table:table-cell>
        </table:table-row>
        <table:table-row table:style-name="ro2">
          <table:table-cell office:value-type="string">
            <text:p>K3s</text:p>
          </table:table-cell>
          <table:table-cell office:value-type="float" office:value="0.5405">
            <text:p>0,54</text:p>
          </table:table-cell>
          <table:table-cell/>
          <table:table-cell office:value-type="string">
            <text:p>Q9o</text:p>
          </table:table-cell>
          <table:table-cell office:value-type="float" office:value="0.5536">
            <text:p>0,55</text:p>
          </table:table-cell>
          <table:table-cell/>
          <table:table-cell office:value-type="string">
            <text:p>98s</text:p>
          </table:table-cell>
          <table:table-cell office:value-type="float" office:value="0.425707547169811">
            <text:p>0,43</text:p>
          </table:table-cell>
          <table:table-cell/>
          <table:table-cell office:value-type="string">
            <text:p>K8o</text:p>
          </table:table-cell>
          <table:table-cell office:value-type="float" office:value="0.188718929254302">
            <text:p>0,19</text:p>
          </table:table-cell>
        </table:table-row>
        <table:table-row table:style-name="ro2">
          <table:table-cell office:value-type="string">
            <text:p>K3o</text:p>
          </table:table-cell>
          <table:table-cell office:value-type="float" office:value="0.5143">
            <text:p>0,51</text:p>
          </table:table-cell>
          <table:table-cell/>
          <table:table-cell office:value-type="string">
            <text:p>JTo</text:p>
          </table:table-cell>
          <table:table-cell office:value-type="float" office:value="0.5525">
            <text:p>0,55</text:p>
          </table:table-cell>
          <table:table-cell/>
          <table:table-cell office:value-type="string">
            <text:p>K7s</text:p>
          </table:table-cell>
          <table:table-cell office:value-type="float" office:value="0.411290322580645">
            <text:p>0,41</text:p>
          </table:table-cell>
          <table:table-cell/>
          <table:table-cell office:value-type="string">
            <text:p>A6o</text:p>
          </table:table-cell>
          <table:table-cell office:value-type="float" office:value="0.174450019297569">
            <text:p>0,17</text:p>
          </table:table-cell>
        </table:table-row>
        <table:table-row table:style-name="ro2">
          <table:table-cell office:value-type="string">
            <text:p>K2s</text:p>
          </table:table-cell>
          <table:table-cell office:value-type="float" office:value="0.5321">
            <text:p>0,53</text:p>
          </table:table-cell>
          <table:table-cell/>
          <table:table-cell office:value-type="string">
            <text:p>K7o</text:p>
          </table:table-cell>
          <table:table-cell office:value-type="float" office:value="0.5519">
            <text:p>0,55</text:p>
          </table:table-cell>
          <table:table-cell/>
          <table:table-cell office:value-type="string">
            <text:p>A2s</text:p>
          </table:table-cell>
          <table:table-cell office:value-type="float" office:value="0.40793368857312">
            <text:p>0,41</text:p>
          </table:table-cell>
          <table:table-cell/>
          <table:table-cell office:value-type="string">
            <text:p>K7s</text:p>
          </table:table-cell>
          <table:table-cell office:value-type="float" office:value="0.170688640376692">
            <text:p>0,17</text:p>
          </table:table-cell>
        </table:table-row>
        <table:table-row table:style-name="ro2">
          <table:table-cell office:value-type="string">
            <text:p>K2o</text:p>
          </table:table-cell>
          <table:table-cell office:value-type="float" office:value="0.5051">
            <text:p>0,51</text:p>
          </table:table-cell>
          <table:table-cell/>
          <table:table-cell office:value-type="string">
            <text:p>A2o</text:p>
          </table:table-cell>
          <table:table-cell office:value-type="float" office:value="0.5493">
            <text:p>0,55</text:p>
          </table:table-cell>
          <table:table-cell/>
          <table:table-cell office:value-type="string">
            <text:p>J9o</text:p>
          </table:table-cell>
          <table:table-cell office:value-type="float" office:value="0.398707715697453">
            <text:p>0,40</text:p>
          </table:table-cell>
          <table:table-cell/>
          <table:table-cell office:value-type="string">
            <text:p>QTo</text:p>
          </table:table-cell>
          <table:table-cell office:value-type="float" office:value="0.160264900662252">
            <text:p>0,16</text:p>
          </table:table-cell>
        </table:table-row>
        <table:table-row table:style-name="ro2">
          <table:table-cell office:value-type="string">
            <text:p>QJs</text:p>
          </table:table-cell>
          <table:table-cell office:value-type="float" office:value="0.6026">
            <text:p>0,60</text:p>
          </table:table-cell>
          <table:table-cell/>
          <table:table-cell office:value-type="string">
            <text:p>K4s</text:p>
          </table:table-cell>
          <table:table-cell office:value-type="float" office:value="0.5488">
            <text:p>0,55</text:p>
          </table:table-cell>
          <table:table-cell/>
          <table:table-cell office:value-type="string">
            <text:p>K7o</text:p>
          </table:table-cell>
          <table:table-cell office:value-type="float" office:value="0.394305772230889">
            <text:p>0,39</text:p>
          </table:table-cell>
          <table:table-cell/>
          <table:table-cell office:value-type="string">
            <text:p>98s</text:p>
          </table:table-cell>
          <table:table-cell office:value-type="float" office:value="0.154669839381321">
            <text:p>0,15</text:p>
          </table:table-cell>
        </table:table-row>
        <table:table-row table:style-name="ro2">
          <table:table-cell office:value-type="string">
            <text:p>QJo</text:p>
          </table:table-cell>
          <table:table-cell office:value-type="float" office:value="0.5813">
            <text:p>0,58</text:p>
          </table:table-cell>
          <table:table-cell/>
          <table:table-cell office:value-type="string">
            <text:p>Q7s</text:p>
          </table:table-cell>
          <table:table-cell office:value-type="float" office:value="0.543">
            <text:p>0,54</text:p>
          </table:table-cell>
          <table:table-cell/>
          <table:table-cell office:value-type="string">
            <text:p>T9o</text:p>
          </table:table-cell>
          <table:table-cell office:value-type="float" office:value="0.390366088631985">
            <text:p>0,39</text:p>
          </table:table-cell>
          <table:table-cell/>
          <table:table-cell office:value-type="string">
            <text:p>T9s</text:p>
          </table:table-cell>
          <table:table-cell office:value-type="float" office:value="0.143495254048018">
            <text:p>0,14</text:p>
          </table:table-cell>
        </table:table-row>
        <table:table-row table:style-name="ro2">
          <table:table-cell office:value-type="string">
            <text:p>QTs</text:p>
          </table:table-cell>
          <table:table-cell office:value-type="float" office:value="0.5947">
            <text:p>0,59</text:p>
          </table:table-cell>
          <table:table-cell/>
          <table:table-cell office:value-type="string">
            <text:p>K6o</text:p>
          </table:table-cell>
          <table:table-cell office:value-type="float" office:value="0.5422">
            <text:p>0,54</text:p>
          </table:table-cell>
          <table:table-cell/>
          <table:table-cell office:value-type="string">
            <text:p>Q7o</text:p>
          </table:table-cell>
          <table:table-cell office:value-type="float" office:value="0.368359375">
            <text:p>0,37</text:p>
          </table:table-cell>
          <table:table-cell/>
          <table:table-cell office:value-type="string">
            <text:p>T8s</text:p>
          </table:table-cell>
          <table:table-cell office:value-type="float" office:value="0.102645198389879">
            <text:p>0,10</text:p>
          </table:table-cell>
        </table:table-row>
        <table:table-row table:style-name="ro2">
          <table:table-cell office:value-type="string">
            <text:p>QTo</text:p>
          </table:table-cell>
          <table:table-cell office:value-type="float" office:value="0.5729">
            <text:p>0,57</text:p>
          </table:table-cell>
          <table:table-cell/>
          <table:table-cell office:value-type="string">
            <text:p>K3s</text:p>
          </table:table-cell>
          <table:table-cell office:value-type="float" office:value="0.5405">
            <text:p>0,54</text:p>
          </table:table-cell>
          <table:table-cell/>
          <table:table-cell office:value-type="string">
            <text:p>87s</text:p>
          </table:table-cell>
          <table:table-cell office:value-type="float" office:value="0.365079365079365">
            <text:p>0,37</text:p>
          </table:table-cell>
          <table:table-cell/>
          <table:table-cell office:value-type="string">
            <text:p>Q9o</text:p>
          </table:table-cell>
          <table:table-cell office:value-type="float" office:value="0.0987045630317092">
            <text:p>0,10</text:p>
          </table:table-cell>
        </table:table-row>
        <table:table-row table:style-name="ro2">
          <table:table-cell office:value-type="string">
            <text:p>Q9s</text:p>
          </table:table-cell>
          <table:table-cell office:value-type="float" office:value="0.5766">
            <text:p>0,58</text:p>
          </table:table-cell>
          <table:table-cell/>
          <table:table-cell office:value-type="string">
            <text:p>T9s</text:p>
          </table:table-cell>
          <table:table-cell office:value-type="float" office:value="0.5403">
            <text:p>0,54</text:p>
          </table:table-cell>
          <table:table-cell/>
          <table:table-cell office:value-type="string">
            <text:p>T5s</text:p>
          </table:table-cell>
          <table:table-cell office:value-type="float" office:value="0.357504215851602">
            <text:p>0,36</text:p>
          </table:table-cell>
          <table:table-cell/>
          <table:table-cell office:value-type="string">
            <text:p>Q6s</text:p>
          </table:table-cell>
          <table:table-cell office:value-type="float" office:value="0.0862068965517241">
            <text:p>0,09</text:p>
          </table:table-cell>
        </table:table-row>
        <table:table-row table:style-name="ro2">
          <table:table-cell office:value-type="string">
            <text:p>Q9o</text:p>
          </table:table-cell>
          <table:table-cell office:value-type="float" office:value="0.5536">
            <text:p>0,55</text:p>
          </table:table-cell>
          <table:table-cell/>
          <table:table-cell office:value-type="string">
            <text:p>J8s</text:p>
          </table:table-cell>
          <table:table-cell office:value-type="float" office:value="0.5402">
            <text:p>0,54</text:p>
          </table:table-cell>
          <table:table-cell/>
          <table:table-cell office:value-type="string">
            <text:p>J9s</text:p>
          </table:table-cell>
          <table:table-cell office:value-type="float" office:value="0.319723979298447">
            <text:p>0,32</text:p>
          </table:table-cell>
          <table:table-cell/>
          <table:table-cell office:value-type="string">
            <text:p>K6o</text:p>
          </table:table-cell>
          <table:table-cell office:value-type="float" office:value="0.0811884935654807">
            <text:p>0,08</text:p>
          </table:table-cell>
        </table:table-row>
        <table:table-row table:style-name="ro2">
          <table:table-cell office:value-type="string">
            <text:p>Q8s</text:p>
          </table:table-cell>
          <table:table-cell office:value-type="float" office:value="0.5602">
            <text:p>0,56</text:p>
          </table:table-cell>
          <table:table-cell/>
          <table:table-cell office:value-type="string">
            <text:p>33</text:p>
          </table:table-cell>
          <table:table-cell office:value-type="float" office:value="0.5369">
            <text:p>0,54</text:p>
          </table:table-cell>
          <table:table-cell/>
          <table:table-cell office:value-type="float" office:value="44">
            <text:p>44</text:p>
          </table:table-cell>
          <table:table-cell office:value-type="float" office:value="0.289838337182448">
            <text:p>0,29</text:p>
          </table:table-cell>
          <table:table-cell/>
          <table:table-cell office:value-type="string">
            <text:p>A3o</text:p>
          </table:table-cell>
          <table:table-cell office:value-type="float" office:value="0.0702834799608993">
            <text:p>0,07</text:p>
          </table:table-cell>
        </table:table-row>
        <table:table-row table:style-name="ro2">
          <table:table-cell office:value-type="string">
            <text:p>Q8o</text:p>
          </table:table-cell>
          <table:table-cell office:value-type="float" office:value="0.536">
            <text:p>0,54</text:p>
          </table:table-cell>
          <table:table-cell/>
          <table:table-cell office:value-type="string">
            <text:p>Q6s</text:p>
          </table:table-cell>
          <table:table-cell office:value-type="float" office:value="0.5361">
            <text:p>0,54</text:p>
          </table:table-cell>
          <table:table-cell/>
          <table:table-cell office:value-type="string">
            <text:p>Q4s</text:p>
          </table:table-cell>
          <table:table-cell office:value-type="float" office:value="0.280618311533888">
            <text:p>0,28</text:p>
          </table:table-cell>
          <table:table-cell/>
          <table:table-cell office:value-type="string">
            <text:p>Q5s</text:p>
          </table:table-cell>
          <table:table-cell office:value-type="float" office:value="0.0649188514357054">
            <text:p>0,06</text:p>
          </table:table-cell>
        </table:table-row>
        <table:table-row table:style-name="ro2">
          <table:table-cell office:value-type="string">
            <text:p>Q7s</text:p>
          </table:table-cell>
          <table:table-cell office:value-type="float" office:value="0.543">
            <text:p>0,54</text:p>
          </table:table-cell>
          <table:table-cell/>
          <table:table-cell office:value-type="string">
            <text:p>Q8o</text:p>
          </table:table-cell>
          <table:table-cell office:value-type="float" office:value="0.536">
            <text:p>0,54</text:p>
          </table:table-cell>
          <table:table-cell/>
          <table:table-cell office:value-type="string">
            <text:p>76s</text:p>
          </table:table-cell>
          <table:table-cell office:value-type="float" office:value="0.275563258232236">
            <text:p>0,28</text:p>
          </table:table-cell>
          <table:table-cell/>
          <table:table-cell office:value-type="string">
            <text:p>T9o</text:p>
          </table:table-cell>
          <table:table-cell office:value-type="float" office:value="0.059751528298166">
            <text:p>0,06</text:p>
          </table:table-cell>
        </table:table-row>
        <table:table-row table:style-name="ro2">
          <table:table-cell office:value-type="string">
            <text:p>Q7o</text:p>
          </table:table-cell>
          <table:table-cell office:value-type="float" office:value="0.5177">
            <text:p>0,52</text:p>
          </table:table-cell>
          <table:table-cell/>
          <table:table-cell office:value-type="string">
            <text:p>K5o</text:p>
          </table:table-cell>
          <table:table-cell office:value-type="float" office:value="0.5331">
            <text:p>0,53</text:p>
          </table:table-cell>
          <table:table-cell/>
          <table:table-cell office:value-type="string">
            <text:p>A2o</text:p>
          </table:table-cell>
          <table:table-cell office:value-type="float" office:value="0.274334600760456">
            <text:p>0,27</text:p>
          </table:table-cell>
          <table:table-cell/>
          <table:table-cell office:value-type="string">
            <text:p>Q4s</text:p>
          </table:table-cell>
          <table:table-cell office:value-type="float" office:value="0.0543981481481482">
            <text:p>0,05</text:p>
          </table:table-cell>
        </table:table-row>
        <table:table-row table:style-name="ro2">
          <table:table-cell office:value-type="string">
            <text:p>Q6s</text:p>
          </table:table-cell>
          <table:table-cell office:value-type="float" office:value="0.5361">
            <text:p>0,54</text:p>
          </table:table-cell>
          <table:table-cell/>
          <table:table-cell office:value-type="string">
            <text:p>J9o</text:p>
          </table:table-cell>
          <table:table-cell office:value-type="float" office:value="0.5325">
            <text:p>0,53</text:p>
          </table:table-cell>
          <table:table-cell/>
          <table:table-cell office:value-type="string">
            <text:p>Q5s</text:p>
          </table:table-cell>
          <table:table-cell office:value-type="float" office:value="0.273192942515652">
            <text:p>0,27</text:p>
          </table:table-cell>
          <table:table-cell/>
          <table:table-cell office:value-type="string">
            <text:p>J9o</text:p>
          </table:table-cell>
          <table:table-cell office:value-type="float" office:value="0.0498367582101018">
            <text:p>0,05</text:p>
          </table:table-cell>
        </table:table-row>
        <table:table-row table:style-name="ro2">
          <table:table-cell office:value-type="string">
            <text:p>Q6o</text:p>
          </table:table-cell>
          <table:table-cell office:value-type="float" office:value="0.5102">
            <text:p>0,51</text:p>
          </table:table-cell>
          <table:table-cell/>
          <table:table-cell office:value-type="string">
            <text:p>K2s</text:p>
          </table:table-cell>
          <table:table-cell office:value-type="float" office:value="0.5321">
            <text:p>0,53</text:p>
          </table:table-cell>
          <table:table-cell/>
          <table:table-cell office:value-type="string">
            <text:p>A3o</text:p>
          </table:table-cell>
          <table:table-cell office:value-type="float" office:value="0.271329746348962">
            <text:p>0,27</text:p>
          </table:table-cell>
          <table:table-cell/>
          <table:table-cell office:value-type="string">
            <text:p>97s</text:p>
          </table:table-cell>
          <table:table-cell office:value-type="float" office:value="0.0462592804111936">
            <text:p>0,05</text:p>
          </table:table-cell>
        </table:table-row>
        <table:table-row table:style-name="ro2">
          <table:table-cell office:value-type="string">
            <text:p>Q5s</text:p>
          </table:table-cell>
          <table:table-cell office:value-type="float" office:value="0.5277">
            <text:p>0,53</text:p>
          </table:table-cell>
          <table:table-cell/>
          <table:table-cell office:value-type="string">
            <text:p>Q5s</text:p>
          </table:table-cell>
          <table:table-cell office:value-type="float" office:value="0.5277">
            <text:p>0,53</text:p>
          </table:table-cell>
          <table:table-cell/>
          <table:table-cell office:value-type="string">
            <text:p>K6s</text:p>
          </table:table-cell>
          <table:table-cell office:value-type="float" office:value="0.264458169567659">
            <text:p>0,26</text:p>
          </table:table-cell>
          <table:table-cell/>
          <table:table-cell office:value-type="string">
            <text:p>K7o</text:p>
          </table:table-cell>
          <table:table-cell office:value-type="float" office:value="0.0232317531978932">
            <text:p>0,02</text:p>
          </table:table-cell>
        </table:table-row>
        <table:table-row table:style-name="ro2">
          <table:table-cell office:value-type="string">
            <text:p>Q5o</text:p>
          </table:table-cell>
          <table:table-cell office:value-type="float" office:value="0.5012">
            <text:p>0,50</text:p>
          </table:table-cell>
          <table:table-cell/>
          <table:table-cell office:value-type="string">
            <text:p>K4o</text:p>
          </table:table-cell>
          <table:table-cell office:value-type="float" office:value="0.5233">
            <text:p>0,52</text:p>
          </table:table-cell>
          <table:table-cell/>
          <table:table-cell office:value-type="string">
            <text:p>97s</text:p>
          </table:table-cell>
          <table:table-cell office:value-type="float" office:value="0.257725947521866">
            <text:p>0,26</text:p>
          </table:table-cell>
          <table:table-cell/>
          <table:table-cell office:value-type="string">
            <text:p>Q8o</text:p>
          </table:table-cell>
          <table:table-cell office:value-type="float" office:value="0.0140911670134292">
            <text:p>0,01</text:p>
          </table:table-cell>
        </table:table-row>
        <table:table-row table:style-name="ro2">
          <table:table-cell office:value-type="string">
            <text:p>Q4s</text:p>
          </table:table-cell>
          <table:table-cell office:value-type="float" office:value="0.5186">
            <text:p>0,52</text:p>
          </table:table-cell>
          <table:table-cell/>
          <table:table-cell office:value-type="string">
            <text:p>T8s</text:p>
          </table:table-cell>
          <table:table-cell office:value-type="float" office:value="0.5233">
            <text:p>0,52</text:p>
          </table:table-cell>
          <table:table-cell/>
          <table:table-cell office:value-type="string">
            <text:p>K8o</text:p>
          </table:table-cell>
          <table:table-cell office:value-type="float" office:value="0.253548895899054">
            <text:p>0,25</text:p>
          </table:table-cell>
          <table:table-cell/>
          <table:table-cell office:value-type="float" office:value="33">
            <text:p>33</text:p>
          </table:table-cell>
          <table:table-cell office:value-type="float" office:value="0.00440107156525067">
            <text:p>0,00</text:p>
          </table:table-cell>
        </table:table-row>
        <table:table-row table:style-name="ro2">
          <table:table-cell office:value-type="string">
            <text:p>Q4o</text:p>
          </table:table-cell>
          <table:table-cell office:value-type="float" office:value="0.4913">
            <text:p>0,49</text:p>
          </table:table-cell>
          <table:table-cell/>
          <table:table-cell office:value-type="string">
            <text:p>J7s</text:p>
          </table:table-cell>
          <table:table-cell office:value-type="float" office:value="0.5232">
            <text:p>0,52</text:p>
          </table:table-cell>
          <table:table-cell/>
          <table:table-cell office:value-type="string">
            <text:p>J6s</text:p>
          </table:table-cell>
          <table:table-cell office:value-type="float" office:value="0.198118428334256">
            <text:p>0,20</text:p>
          </table:table-cell>
          <table:table-cell/>
          <table:table-cell office:value-type="string">
            <text:p>76s</text:p>
          </table:table-cell>
          <table:table-cell office:value-type="float" office:value="-0.00429061784897025">
            <text:p>-0,00</text:p>
          </table:table-cell>
        </table:table-row>
        <table:table-row table:style-name="ro2">
          <table:table-cell office:value-type="string">
            <text:p>Q3s</text:p>
          </table:table-cell>
          <table:table-cell office:value-type="float" office:value="0.5102">
            <text:p>0,51</text:p>
          </table:table-cell>
          <table:table-cell/>
          <table:table-cell office:value-type="string">
            <text:p>Q4s</text:p>
          </table:table-cell>
          <table:table-cell office:value-type="float" office:value="0.5186">
            <text:p>0,52</text:p>
          </table:table-cell>
          <table:table-cell/>
          <table:table-cell office:value-type="string">
            <text:p>75s</text:p>
          </table:table-cell>
          <table:table-cell office:value-type="float" office:value="0.197014925373134">
            <text:p>0,20</text:p>
          </table:table-cell>
          <table:table-cell/>
          <table:table-cell office:value-type="string">
            <text:p>86s</text:p>
          </table:table-cell>
          <table:table-cell office:value-type="float" office:value="-0.0200803212851406">
            <text:p>-0,02</text:p>
          </table:table-cell>
        </table:table-row>
        <table:table-row table:style-name="ro2">
          <table:table-cell office:value-type="string">
            <text:p>Q3o</text:p>
          </table:table-cell>
          <table:table-cell office:value-type="float" office:value="0.4822">
            <text:p>0,48</text:p>
          </table:table-cell>
          <table:table-cell/>
          <table:table-cell office:value-type="string">
            <text:p>Q7o</text:p>
          </table:table-cell>
          <table:table-cell office:value-type="float" office:value="0.5177">
            <text:p>0,52</text:p>
          </table:table-cell>
          <table:table-cell/>
          <table:table-cell office:value-type="string">
            <text:p>K6o</text:p>
          </table:table-cell>
          <table:table-cell office:value-type="float" office:value="0.193579578418101">
            <text:p>0,19</text:p>
          </table:table-cell>
          <table:table-cell/>
          <table:table-cell office:value-type="string">
            <text:p>J5s</text:p>
          </table:table-cell>
          <table:table-cell office:value-type="float" office:value="-0.03125">
            <text:p>-0,03</text:p>
          </table:table-cell>
        </table:table-row>
        <table:table-row table:style-name="ro2">
          <table:table-cell office:value-type="string">
            <text:p>Q2s</text:p>
          </table:table-cell>
          <table:table-cell office:value-type="float" office:value="0.5017">
            <text:p>0,50</text:p>
          </table:table-cell>
          <table:table-cell/>
          <table:table-cell office:value-type="string">
            <text:p>T9o</text:p>
          </table:table-cell>
          <table:table-cell office:value-type="float" office:value="0.5153">
            <text:p>0,52</text:p>
          </table:table-cell>
          <table:table-cell/>
          <table:table-cell office:value-type="float" office:value="33">
            <text:p>33</text:p>
          </table:table-cell>
          <table:table-cell office:value-type="float" office:value="0.179024202842874">
            <text:p>0,18</text:p>
          </table:table-cell>
          <table:table-cell/>
          <table:table-cell office:value-type="string">
            <text:p>96s</text:p>
          </table:table-cell>
          <table:table-cell office:value-type="float" office:value="-0.0470035252643948">
            <text:p>-0,05</text:p>
          </table:table-cell>
        </table:table-row>
        <table:table-row table:style-name="ro2">
          <table:table-cell office:value-type="string">
            <text:p>Q2o</text:p>
          </table:table-cell>
          <table:table-cell office:value-type="float" office:value="0.473">
            <text:p>0,47</text:p>
          </table:table-cell>
          <table:table-cell/>
          <table:table-cell office:value-type="string">
            <text:p>J8o</text:p>
          </table:table-cell>
          <table:table-cell office:value-type="float" office:value="0.5149">
            <text:p>0,51</text:p>
          </table:table-cell>
          <table:table-cell/>
          <table:table-cell office:value-type="string">
            <text:p>65s</text:p>
          </table:table-cell>
          <table:table-cell office:value-type="float" office:value="0.17545871559633">
            <text:p>0,18</text:p>
          </table:table-cell>
          <table:table-cell/>
          <table:table-cell office:value-type="string">
            <text:p>A2o</text:p>
          </table:table-cell>
          <table:table-cell office:value-type="float" office:value="-0.0686797485235283">
            <text:p>-0,07</text:p>
          </table:table-cell>
        </table:table-row>
        <table:table-row table:style-name="ro2">
          <table:table-cell office:value-type="string">
            <text:p>JTs</text:p>
          </table:table-cell>
          <table:table-cell office:value-type="float" office:value="0.5753">
            <text:p>0,58</text:p>
          </table:table-cell>
          <table:table-cell/>
          <table:table-cell office:value-type="string">
            <text:p>K3o</text:p>
          </table:table-cell>
          <table:table-cell office:value-type="float" office:value="0.5143">
            <text:p>0,51</text:p>
          </table:table-cell>
          <table:table-cell/>
          <table:table-cell office:value-type="string">
            <text:p>J7s</text:p>
          </table:table-cell>
          <table:table-cell office:value-type="float" office:value="0.173740803621958">
            <text:p>0,17</text:p>
          </table:table-cell>
          <table:table-cell/>
          <table:table-cell office:value-type="string">
            <text:p>75s</text:p>
          </table:table-cell>
          <table:table-cell office:value-type="float" office:value="-0.0820244328097731">
            <text:p>-0,08</text:p>
          </table:table-cell>
        </table:table-row>
        <table:table-row table:style-name="ro2">
          <table:table-cell office:value-type="string">
            <text:p>JTo</text:p>
          </table:table-cell>
          <table:table-cell office:value-type="float" office:value="0.5525">
            <text:p>0,55</text:p>
          </table:table-cell>
          <table:table-cell/>
          <table:table-cell office:value-type="string">
            <text:p>Q6o</text:p>
          </table:table-cell>
          <table:table-cell office:value-type="float" office:value="0.5102">
            <text:p>0,51</text:p>
          </table:table-cell>
          <table:table-cell/>
          <table:table-cell office:value-type="string">
            <text:p>Q8o</text:p>
          </table:table-cell>
          <table:table-cell office:value-type="float" office:value="0.166731141199226">
            <text:p>0,17</text:p>
          </table:table-cell>
          <table:table-cell/>
          <table:table-cell office:value-type="string">
            <text:p>85s</text:p>
          </table:table-cell>
          <table:table-cell office:value-type="float" office:value="-0.0954922894424674">
            <text:p>-0,10</text:p>
          </table:table-cell>
        </table:table-row>
        <table:table-row table:style-name="ro2">
          <table:table-cell office:value-type="string">
            <text:p>J9s</text:p>
          </table:table-cell>
          <table:table-cell office:value-type="float" office:value="0.5566">
            <text:p>0,56</text:p>
          </table:table-cell>
          <table:table-cell/>
          <table:table-cell office:value-type="string">
            <text:p>Q3s</text:p>
          </table:table-cell>
          <table:table-cell office:value-type="float" office:value="0.5102">
            <text:p>0,51</text:p>
          </table:table-cell>
          <table:table-cell/>
          <table:table-cell office:value-type="string">
            <text:p>Q3s</text:p>
          </table:table-cell>
          <table:table-cell office:value-type="float" office:value="0.162112932604736">
            <text:p>0,16</text:p>
          </table:table-cell>
          <table:table-cell/>
          <table:table-cell office:value-type="string">
            <text:p>95s</text:p>
          </table:table-cell>
          <table:table-cell office:value-type="float" office:value="-0.100239377618193">
            <text:p>-0,10</text:p>
          </table:table-cell>
        </table:table-row>
        <table:table-row table:style-name="ro2">
          <table:table-cell office:value-type="string">
            <text:p>J9o</text:p>
          </table:table-cell>
          <table:table-cell office:value-type="float" office:value="0.5325">
            <text:p>0,53</text:p>
          </table:table-cell>
          <table:table-cell/>
          <table:table-cell office:value-type="string">
            <text:p>98s</text:p>
          </table:table-cell>
          <table:table-cell office:value-type="float" office:value="0.508">
            <text:p>0,51</text:p>
          </table:table-cell>
          <table:table-cell/>
          <table:table-cell office:value-type="string">
            <text:p>98o</text:p>
          </table:table-cell>
          <table:table-cell office:value-type="float" office:value="0.159704682339227">
            <text:p>0,16</text:p>
          </table:table-cell>
          <table:table-cell/>
          <table:table-cell office:value-type="string">
            <text:p>98o</text:p>
          </table:table-cell>
          <table:table-cell office:value-type="float" office:value="-0.105454545454545">
            <text:p>-0,11</text:p>
          </table:table-cell>
        </table:table-row>
        <table:table-row table:style-name="ro2">
          <table:table-cell office:value-type="string">
            <text:p>J8s</text:p>
          </table:table-cell>
          <table:table-cell office:value-type="float" office:value="0.5402">
            <text:p>0,54</text:p>
          </table:table-cell>
          <table:table-cell/>
          <table:table-cell office:value-type="string">
            <text:p>T7s</text:p>
          </table:table-cell>
          <table:table-cell office:value-type="float" office:value="0.5064">
            <text:p>0,51</text:p>
          </table:table-cell>
          <table:table-cell/>
          <table:table-cell office:value-type="string">
            <text:p>K4o</text:p>
          </table:table-cell>
          <table:table-cell office:value-type="float" office:value="0.155551309000573">
            <text:p>0,16</text:p>
          </table:table-cell>
          <table:table-cell/>
          <table:table-cell office:value-type="string">
            <text:p>Q7s</text:p>
          </table:table-cell>
          <table:table-cell office:value-type="float" office:value="-0.111047510017172">
            <text:p>-0,11</text:p>
          </table:table-cell>
        </table:table-row>
        <table:table-row table:style-name="ro2">
          <table:table-cell office:value-type="string">
            <text:p>J8o</text:p>
          </table:table-cell>
          <table:table-cell office:value-type="float" office:value="0.5149">
            <text:p>0,51</text:p>
          </table:table-cell>
          <table:table-cell/>
          <table:table-cell office:value-type="string">
            <text:p>J6s</text:p>
          </table:table-cell>
          <table:table-cell office:value-type="float" office:value="0.5061">
            <text:p>0,51</text:p>
          </table:table-cell>
          <table:table-cell/>
          <table:table-cell office:value-type="string">
            <text:p>J7o</text:p>
          </table:table-cell>
          <table:table-cell office:value-type="float" office:value="0.114103060829136">
            <text:p>0,11</text:p>
          </table:table-cell>
          <table:table-cell/>
          <table:table-cell office:value-type="string">
            <text:p>Q6o</text:p>
          </table:table-cell>
          <table:table-cell office:value-type="float" office:value="-0.118084700495994">
            <text:p>-0,12</text:p>
          </table:table-cell>
        </table:table-row>
        <table:table-row table:style-name="ro2">
          <table:table-cell office:value-type="string">
            <text:p>J7s</text:p>
          </table:table-cell>
          <table:table-cell office:value-type="float" office:value="0.5232">
            <text:p>0,52</text:p>
          </table:table-cell>
          <table:table-cell/>
          <table:table-cell office:value-type="string">
            <text:p>K2o</text:p>
          </table:table-cell>
          <table:table-cell office:value-type="float" office:value="0.5051">
            <text:p>0,51</text:p>
          </table:table-cell>
          <table:table-cell/>
          <table:table-cell office:value-type="string">
            <text:p>T7s</text:p>
          </table:table-cell>
          <table:table-cell office:value-type="float" office:value="0.113835376532399">
            <text:p>0,11</text:p>
          </table:table-cell>
          <table:table-cell/>
          <table:table-cell office:value-type="string">
            <text:p>T4s</text:p>
          </table:table-cell>
          <table:table-cell office:value-type="float" office:value="-0.121902017291066">
            <text:p>-0,12</text:p>
          </table:table-cell>
        </table:table-row>
        <table:table-row table:style-name="ro2">
          <table:table-cell office:value-type="string">
            <text:p>J7o</text:p>
          </table:table-cell>
          <table:table-cell office:value-type="float" office:value="0.4968">
            <text:p>0,50</text:p>
          </table:table-cell>
          <table:table-cell/>
          <table:table-cell office:value-type="string">
            <text:p>22</text:p>
          </table:table-cell>
          <table:table-cell office:value-type="float" office:value="0.5033">
            <text:p>0,50</text:p>
          </table:table-cell>
          <table:table-cell/>
          <table:table-cell office:value-type="string">
            <text:p>J2s</text:p>
          </table:table-cell>
          <table:table-cell office:value-type="float" office:value="0.112857944974733">
            <text:p>0,11</text:p>
          </table:table-cell>
          <table:table-cell/>
          <table:table-cell office:value-type="string">
            <text:p>T7s</text:p>
          </table:table-cell>
          <table:table-cell office:value-type="float" office:value="-0.152769679300292">
            <text:p>-0,15</text:p>
          </table:table-cell>
        </table:table-row>
        <table:table-row table:style-name="ro2">
          <table:table-cell office:value-type="string">
            <text:p>J6s</text:p>
          </table:table-cell>
          <table:table-cell office:value-type="float" office:value="0.5061">
            <text:p>0,51</text:p>
          </table:table-cell>
          <table:table-cell/>
          <table:table-cell office:value-type="string">
            <text:p>Q2s</text:p>
          </table:table-cell>
          <table:table-cell office:value-type="float" office:value="0.5017">
            <text:p>0,50</text:p>
          </table:table-cell>
          <table:table-cell/>
          <table:table-cell office:value-type="string">
            <text:p>J5s</text:p>
          </table:table-cell>
          <table:table-cell office:value-type="float" office:value="0.109283196239718">
            <text:p>0,11</text:p>
          </table:table-cell>
          <table:table-cell/>
          <table:table-cell office:value-type="string">
            <text:p>J7s</text:p>
          </table:table-cell>
          <table:table-cell office:value-type="float" office:value="-0.155409115870401">
            <text:p>-0,16</text:p>
          </table:table-cell>
        </table:table-row>
        <table:table-row table:style-name="ro2">
          <table:table-cell office:value-type="string">
            <text:p>J6o</text:p>
          </table:table-cell>
          <table:table-cell office:value-type="float" office:value="0.4784">
            <text:p>0,48</text:p>
          </table:table-cell>
          <table:table-cell/>
          <table:table-cell office:value-type="string">
            <text:p>Q5o</text:p>
          </table:table-cell>
          <table:table-cell office:value-type="float" office:value="0.5012">
            <text:p>0,50</text:p>
          </table:table-cell>
          <table:table-cell/>
          <table:table-cell office:value-type="string">
            <text:p>K3s</text:p>
          </table:table-cell>
          <table:table-cell office:value-type="float" office:value="0.0901262916188289">
            <text:p>0,09</text:p>
          </table:table-cell>
          <table:table-cell/>
          <table:table-cell office:value-type="string">
            <text:p>97o</text:p>
          </table:table-cell>
          <table:table-cell office:value-type="float" office:value="-0.155532555513737">
            <text:p>-0,16</text:p>
          </table:table-cell>
        </table:table-row>
        <table:table-row table:style-name="ro2">
          <table:table-cell office:value-type="string">
            <text:p>J5s</text:p>
          </table:table-cell>
          <table:table-cell office:value-type="float" office:value="0.4999">
            <text:p>0,50</text:p>
          </table:table-cell>
          <table:table-cell/>
          <table:table-cell office:value-type="string">
            <text:p>J5s</text:p>
          </table:table-cell>
          <table:table-cell office:value-type="float" office:value="0.4999">
            <text:p>0,50</text:p>
          </table:table-cell>
          <table:table-cell/>
          <table:table-cell office:value-type="string">
            <text:p>T6s</text:p>
          </table:table-cell>
          <table:table-cell office:value-type="float" office:value="0.0807560137457045">
            <text:p>0,08</text:p>
          </table:table-cell>
          <table:table-cell/>
          <table:table-cell office:value-type="string">
            <text:p>K2s</text:p>
          </table:table-cell>
          <table:table-cell office:value-type="float" office:value="-0.159770114942529">
            <text:p>-0,16</text:p>
          </table:table-cell>
        </table:table-row>
        <table:table-row table:style-name="ro2">
          <table:table-cell office:value-type="string">
            <text:p>J5o</text:p>
          </table:table-cell>
          <table:table-cell office:value-type="float" office:value="0.4718">
            <text:p>0,47</text:p>
          </table:table-cell>
          <table:table-cell/>
          <table:table-cell office:value-type="string">
            <text:p>T8o</text:p>
          </table:table-cell>
          <table:table-cell office:value-type="float" office:value="0.4972">
            <text:p>0,50</text:p>
          </table:table-cell>
          <table:table-cell/>
          <table:table-cell office:value-type="string">
            <text:p>J8o</text:p>
          </table:table-cell>
          <table:table-cell office:value-type="float" office:value="0.0790917691579943">
            <text:p>0,08</text:p>
          </table:table-cell>
          <table:table-cell/>
          <table:table-cell office:value-type="string">
            <text:p>K5o</text:p>
          </table:table-cell>
          <table:table-cell office:value-type="float" office:value="-0.169740634005764">
            <text:p>-0,17</text:p>
          </table:table-cell>
        </table:table-row>
        <table:table-row table:style-name="ro2">
          <table:table-cell office:value-type="string">
            <text:p>J4s</text:p>
          </table:table-cell>
          <table:table-cell office:value-type="float" office:value="0.4907">
            <text:p>0,49</text:p>
          </table:table-cell>
          <table:table-cell/>
          <table:table-cell office:value-type="string">
            <text:p>J7o</text:p>
          </table:table-cell>
          <table:table-cell office:value-type="float" office:value="0.4968">
            <text:p>0,50</text:p>
          </table:table-cell>
          <table:table-cell/>
          <table:table-cell office:value-type="string">
            <text:p>T4s</text:p>
          </table:table-cell>
          <table:table-cell office:value-type="float" office:value="0.0653780557134736">
            <text:p>0,07</text:p>
          </table:table-cell>
          <table:table-cell/>
          <table:table-cell office:value-type="string">
            <text:p>87o</text:p>
          </table:table-cell>
          <table:table-cell office:value-type="float" office:value="-0.171520423600605">
            <text:p>-0,17</text:p>
          </table:table-cell>
        </table:table-row>
        <table:table-row table:style-name="ro2">
          <table:table-cell office:value-type="string">
            <text:p>J4o</text:p>
          </table:table-cell>
          <table:table-cell office:value-type="float" office:value="0.4619">
            <text:p>0,46</text:p>
          </table:table-cell>
          <table:table-cell/>
          <table:table-cell office:value-type="string">
            <text:p>Q4o</text:p>
          </table:table-cell>
          <table:table-cell office:value-type="float" office:value="0.4913">
            <text:p>0,49</text:p>
          </table:table-cell>
          <table:table-cell/>
          <table:table-cell office:value-type="string">
            <text:p>87o</text:p>
          </table:table-cell>
          <table:table-cell office:value-type="float" office:value="0.0601923076923077">
            <text:p>0,06</text:p>
          </table:table-cell>
          <table:table-cell/>
          <table:table-cell office:value-type="string">
            <text:p>Q3s</text:p>
          </table:table-cell>
          <table:table-cell office:value-type="float" office:value="-0.185361749859787">
            <text:p>-0,19</text:p>
          </table:table-cell>
        </table:table-row>
        <table:table-row table:style-name="ro2">
          <table:table-cell office:value-type="string">
            <text:p>J3s</text:p>
          </table:table-cell>
          <table:table-cell office:value-type="float" office:value="0.4823">
            <text:p>0,48</text:p>
          </table:table-cell>
          <table:table-cell/>
          <table:table-cell office:value-type="string">
            <text:p>97s</text:p>
          </table:table-cell>
          <table:table-cell office:value-type="float" office:value="0.4912">
            <text:p>0,49</text:p>
          </table:table-cell>
          <table:table-cell/>
          <table:table-cell office:value-type="string">
            <text:p>86s</text:p>
          </table:table-cell>
          <table:table-cell office:value-type="float" office:value="0.0379603399433428">
            <text:p>0,04</text:p>
          </table:table-cell>
          <table:table-cell/>
          <table:table-cell office:value-type="string">
            <text:p>J2s</text:p>
          </table:table-cell>
          <table:table-cell office:value-type="float" office:value="-0.18978102189781">
            <text:p>-0,19</text:p>
          </table:table-cell>
        </table:table-row>
        <table:table-row table:style-name="ro2">
          <table:table-cell office:value-type="string">
            <text:p>J3o</text:p>
          </table:table-cell>
          <table:table-cell office:value-type="float" office:value="0.4528">
            <text:p>0,45</text:p>
          </table:table-cell>
          <table:table-cell/>
          <table:table-cell office:value-type="string">
            <text:p>J4s</text:p>
          </table:table-cell>
          <table:table-cell office:value-type="float" office:value="0.4907">
            <text:p>0,49</text:p>
          </table:table-cell>
          <table:table-cell/>
          <table:table-cell office:value-type="string">
            <text:p>97o</text:p>
          </table:table-cell>
          <table:table-cell office:value-type="float" office:value="0.0377431157327171">
            <text:p>0,04</text:p>
          </table:table-cell>
          <table:table-cell/>
          <table:table-cell office:value-type="string">
            <text:p>T3s</text:p>
          </table:table-cell>
          <table:table-cell office:value-type="float" office:value="-0.197325327510917">
            <text:p>-0,20</text:p>
          </table:table-cell>
        </table:table-row>
        <table:table-row table:style-name="ro2">
          <table:table-cell office:value-type="string">
            <text:p>J2s</text:p>
          </table:table-cell>
          <table:table-cell office:value-type="float" office:value="0.4738">
            <text:p>0,47</text:p>
          </table:table-cell>
          <table:table-cell/>
          <table:table-cell office:value-type="string">
            <text:p>T6s</text:p>
          </table:table-cell>
          <table:table-cell office:value-type="float" office:value="0.4894">
            <text:p>0,49</text:p>
          </table:table-cell>
          <table:table-cell/>
          <table:table-cell office:value-type="string">
            <text:p>K5o</text:p>
          </table:table-cell>
          <table:table-cell office:value-type="float" office:value="0.0185873605947955">
            <text:p>0,02</text:p>
          </table:table-cell>
          <table:table-cell/>
          <table:table-cell office:value-type="string">
            <text:p>T6o</text:p>
          </table:table-cell>
          <table:table-cell office:value-type="float" office:value="-0.199782951854775">
            <text:p>-0,20</text:p>
          </table:table-cell>
        </table:table-row>
        <table:table-row table:style-name="ro2">
          <table:table-cell office:value-type="string">
            <text:p>J2o</text:p>
          </table:table-cell>
          <table:table-cell office:value-type="float" office:value="0.4435">
            <text:p>0,44</text:p>
          </table:table-cell>
          <table:table-cell/>
          <table:table-cell office:value-type="string">
            <text:p>J3s</text:p>
          </table:table-cell>
          <table:table-cell office:value-type="float" office:value="0.4823">
            <text:p>0,48</text:p>
          </table:table-cell>
          <table:table-cell/>
          <table:table-cell office:value-type="string">
            <text:p>T7o</text:p>
          </table:table-cell>
          <table:table-cell office:value-type="float" office:value="-0.0433542498573873">
            <text:p>-0,04</text:p>
          </table:table-cell>
          <table:table-cell/>
          <table:table-cell office:value-type="string">
            <text:p>T8o</text:p>
          </table:table-cell>
          <table:table-cell office:value-type="float" office:value="-0.204813546423135">
            <text:p>-0,20</text:p>
          </table:table-cell>
        </table:table-row>
        <table:table-row table:style-name="ro2">
          <table:table-cell office:value-type="string">
            <text:p>T9s</text:p>
          </table:table-cell>
          <table:table-cell office:value-type="float" office:value="0.5403">
            <text:p>0,54</text:p>
          </table:table-cell>
          <table:table-cell/>
          <table:table-cell office:value-type="string">
            <text:p>Q3o</text:p>
          </table:table-cell>
          <table:table-cell office:value-type="float" office:value="0.4822">
            <text:p>0,48</text:p>
          </table:table-cell>
          <table:table-cell/>
          <table:table-cell office:value-type="string">
            <text:p>T8o</text:p>
          </table:table-cell>
          <table:table-cell office:value-type="float" office:value="-0.0436554132712456">
            <text:p>-0,04</text:p>
          </table:table-cell>
          <table:table-cell/>
          <table:table-cell office:value-type="string">
            <text:p>T6s</text:p>
          </table:table-cell>
          <table:table-cell office:value-type="float" office:value="-0.207122507122507">
            <text:p>-0,21</text:p>
          </table:table-cell>
        </table:table-row>
        <table:table-row table:style-name="ro2">
          <table:table-cell office:value-type="string">
            <text:p>T9o</text:p>
          </table:table-cell>
          <table:table-cell office:value-type="float" office:value="0.5153">
            <text:p>0,52</text:p>
          </table:table-cell>
          <table:table-cell/>
          <table:table-cell office:value-type="string">
            <text:p>98o</text:p>
          </table:table-cell>
          <table:table-cell office:value-type="float" office:value="0.481">
            <text:p>0,48</text:p>
          </table:table-cell>
          <table:table-cell/>
          <table:table-cell office:value-type="string">
            <text:p>Q6o</text:p>
          </table:table-cell>
          <table:table-cell office:value-type="float" office:value="-0.0662352493338409">
            <text:p>-0,07</text:p>
          </table:table-cell>
          <table:table-cell/>
          <table:table-cell office:value-type="string">
            <text:p>J7o</text:p>
          </table:table-cell>
          <table:table-cell office:value-type="float" office:value="-0.207577782019469">
            <text:p>-0,21</text:p>
          </table:table-cell>
        </table:table-row>
        <table:table-row table:style-name="ro2">
          <table:table-cell office:value-type="string">
            <text:p>T8s</text:p>
          </table:table-cell>
          <table:table-cell office:value-type="float" office:value="0.5233">
            <text:p>0,52</text:p>
          </table:table-cell>
          <table:table-cell/>
          <table:table-cell office:value-type="string">
            <text:p>87s</text:p>
          </table:table-cell>
          <table:table-cell office:value-type="float" office:value="0.4794">
            <text:p>0,48</text:p>
          </table:table-cell>
          <table:table-cell/>
          <table:table-cell office:value-type="string">
            <text:p>K3o</text:p>
          </table:table-cell>
          <table:table-cell office:value-type="float" office:value="-0.0763213127265789">
            <text:p>-0,08</text:p>
          </table:table-cell>
          <table:table-cell/>
          <table:table-cell office:value-type="float" office:value="22">
            <text:p>22</text:p>
          </table:table-cell>
          <table:table-cell office:value-type="float" office:value="-0.216899283289325">
            <text:p>-0,22</text:p>
          </table:table-cell>
        </table:table-row>
        <table:table-row table:style-name="ro2">
          <table:table-cell office:value-type="string">
            <text:p>T8o</text:p>
          </table:table-cell>
          <table:table-cell office:value-type="float" office:value="0.4972">
            <text:p>0,50</text:p>
          </table:table-cell>
          <table:table-cell/>
          <table:table-cell office:value-type="string">
            <text:p>T7o</text:p>
          </table:table-cell>
          <table:table-cell office:value-type="float" office:value="0.4791">
            <text:p>0,48</text:p>
          </table:table-cell>
          <table:table-cell/>
          <table:table-cell office:value-type="string">
            <text:p>Q5o</text:p>
          </table:table-cell>
          <table:table-cell office:value-type="float" office:value="-0.0844633862843859">
            <text:p>-0,08</text:p>
          </table:table-cell>
          <table:table-cell/>
          <table:table-cell office:value-type="string">
            <text:p>T5s</text:p>
          </table:table-cell>
          <table:table-cell office:value-type="float" office:value="-0.22376179245283">
            <text:p>-0,22</text:p>
          </table:table-cell>
        </table:table-row>
        <table:table-row table:style-name="ro2">
          <table:table-cell office:value-type="string">
            <text:p>T7s</text:p>
          </table:table-cell>
          <table:table-cell office:value-type="float" office:value="0.5064">
            <text:p>0,51</text:p>
          </table:table-cell>
          <table:table-cell/>
          <table:table-cell office:value-type="string">
            <text:p>J6o</text:p>
          </table:table-cell>
          <table:table-cell office:value-type="float" office:value="0.4784">
            <text:p>0,48</text:p>
          </table:table-cell>
          <table:table-cell/>
          <table:table-cell office:value-type="string">
            <text:p>K2s</text:p>
          </table:table-cell>
          <table:table-cell office:value-type="float" office:value="-0.0908032596041909">
            <text:p>-0,09</text:p>
          </table:table-cell>
          <table:table-cell/>
          <table:table-cell office:value-type="string">
            <text:p>T7o</text:p>
          </table:table-cell>
          <table:table-cell office:value-type="float" office:value="-0.227010942599347">
            <text:p>-0,23</text:p>
          </table:table-cell>
        </table:table-row>
        <table:table-row table:style-name="ro2">
          <table:table-cell office:value-type="string">
            <text:p>T7o</text:p>
          </table:table-cell>
          <table:table-cell office:value-type="float" office:value="0.4791">
            <text:p>0,48</text:p>
          </table:table-cell>
          <table:table-cell/>
          <table:table-cell office:value-type="string">
            <text:p>96s</text:p>
          </table:table-cell>
          <table:table-cell office:value-type="float" office:value="0.4743">
            <text:p>0,47</text:p>
          </table:table-cell>
          <table:table-cell/>
          <table:table-cell office:value-type="float" office:value="22">
            <text:p>22</text:p>
          </table:table-cell>
          <table:table-cell office:value-type="float" office:value="-0.0956388676358072">
            <text:p>-0,10</text:p>
          </table:table-cell>
          <table:table-cell/>
          <table:table-cell office:value-type="string">
            <text:p>J8o</text:p>
          </table:table-cell>
          <table:table-cell office:value-type="float" office:value="-0.228533180340409">
            <text:p>-0,23</text:p>
          </table:table-cell>
        </table:table-row>
        <table:table-row table:style-name="ro2">
          <table:table-cell office:value-type="string">
            <text:p>T6s</text:p>
          </table:table-cell>
          <table:table-cell office:value-type="float" office:value="0.4894">
            <text:p>0,49</text:p>
          </table:table-cell>
          <table:table-cell/>
          <table:table-cell office:value-type="string">
            <text:p>J2s</text:p>
          </table:table-cell>
          <table:table-cell office:value-type="float" office:value="0.4738">
            <text:p>0,47</text:p>
          </table:table-cell>
          <table:table-cell/>
          <table:table-cell office:value-type="string">
            <text:p>J4s</text:p>
          </table:table-cell>
          <table:table-cell office:value-type="float" office:value="-0.0970488081725312">
            <text:p>-0,10</text:p>
          </table:table-cell>
          <table:table-cell/>
          <table:table-cell office:value-type="string">
            <text:p>54s</text:p>
          </table:table-cell>
          <table:table-cell office:value-type="float" office:value="-0.250709018718094">
            <text:p>-0,25</text:p>
          </table:table-cell>
        </table:table-row>
        <table:table-row table:style-name="ro2">
          <table:table-cell office:value-type="string">
            <text:p>T6o</text:p>
          </table:table-cell>
          <table:table-cell office:value-type="float" office:value="0.4609">
            <text:p>0,46</text:p>
          </table:table-cell>
          <table:table-cell/>
          <table:table-cell office:value-type="string">
            <text:p>Q2o</text:p>
          </table:table-cell>
          <table:table-cell office:value-type="float" office:value="0.473">
            <text:p>0,47</text:p>
          </table:table-cell>
          <table:table-cell/>
          <table:table-cell office:value-type="string">
            <text:p>Q2s</text:p>
          </table:table-cell>
          <table:table-cell office:value-type="float" office:value="-0.101994301994302">
            <text:p>-0,10</text:p>
          </table:table-cell>
          <table:table-cell/>
          <table:table-cell office:value-type="string">
            <text:p>K3o</text:p>
          </table:table-cell>
          <table:table-cell office:value-type="float" office:value="-0.25525905726529">
            <text:p>-0,26</text:p>
          </table:table-cell>
        </table:table-row>
        <table:table-row table:style-name="ro2">
          <table:table-cell office:value-type="string">
            <text:p>T5s</text:p>
          </table:table-cell>
          <table:table-cell office:value-type="float" office:value="0.4722">
            <text:p>0,47</text:p>
          </table:table-cell>
          <table:table-cell/>
          <table:table-cell office:value-type="string">
            <text:p>T5s</text:p>
          </table:table-cell>
          <table:table-cell office:value-type="float" office:value="0.4722">
            <text:p>0,47</text:p>
          </table:table-cell>
          <table:table-cell/>
          <table:table-cell office:value-type="string">
            <text:p>95s</text:p>
          </table:table-cell>
          <table:table-cell office:value-type="float" office:value="-0.128440366972477">
            <text:p>-0,13</text:p>
          </table:table-cell>
          <table:table-cell/>
          <table:table-cell office:value-type="string">
            <text:p>Q4o</text:p>
          </table:table-cell>
          <table:table-cell office:value-type="float" office:value="-0.260670731707317">
            <text:p>-0,26</text:p>
          </table:table-cell>
        </table:table-row>
        <table:table-row table:style-name="ro2">
          <table:table-cell office:value-type="string">
            <text:p>T5o</text:p>
          </table:table-cell>
          <table:table-cell office:value-type="float" office:value="0.4425">
            <text:p>0,44</text:p>
          </table:table-cell>
          <table:table-cell/>
          <table:table-cell office:value-type="string">
            <text:p>J5o</text:p>
          </table:table-cell>
          <table:table-cell office:value-type="float" office:value="0.4718">
            <text:p>0,47</text:p>
          </table:table-cell>
          <table:table-cell/>
          <table:table-cell office:value-type="string">
            <text:p>96s</text:p>
          </table:table-cell>
          <table:table-cell office:value-type="float" office:value="-0.131431767337808">
            <text:p>-0,13</text:p>
          </table:table-cell>
          <table:table-cell/>
          <table:table-cell office:value-type="string">
            <text:p>65s</text:p>
          </table:table-cell>
          <table:table-cell office:value-type="float" office:value="-0.263698630136986">
            <text:p>-0,26</text:p>
          </table:table-cell>
        </table:table-row>
        <table:table-row table:style-name="ro2">
          <table:table-cell office:value-type="string">
            <text:p>T4s</text:p>
          </table:table-cell>
          <table:table-cell office:value-type="float" office:value="0.4653">
            <text:p>0,47</text:p>
          </table:table-cell>
          <table:table-cell/>
          <table:table-cell office:value-type="string">
            <text:p>T4s</text:p>
          </table:table-cell>
          <table:table-cell office:value-type="float" office:value="0.4653">
            <text:p>0,47</text:p>
          </table:table-cell>
          <table:table-cell/>
          <table:table-cell office:value-type="string">
            <text:p>85s</text:p>
          </table:table-cell>
          <table:table-cell office:value-type="float" office:value="-0.133938706015891">
            <text:p>-0,13</text:p>
          </table:table-cell>
          <table:table-cell/>
          <table:table-cell office:value-type="string">
            <text:p>Q7o</text:p>
          </table:table-cell>
          <table:table-cell office:value-type="float" office:value="-0.286728039892597">
            <text:p>-0,29</text:p>
          </table:table-cell>
        </table:table-row>
        <table:table-row table:style-name="ro2">
          <table:table-cell office:value-type="string">
            <text:p>T4o</text:p>
          </table:table-cell>
          <table:table-cell office:value-type="float" office:value="0.435">
            <text:p>0,44</text:p>
          </table:table-cell>
          <table:table-cell/>
          <table:table-cell office:value-type="string">
            <text:p>97o</text:p>
          </table:table-cell>
          <table:table-cell office:value-type="float" office:value="0.463">
            <text:p>0,46</text:p>
          </table:table-cell>
          <table:table-cell/>
          <table:table-cell office:value-type="string">
            <text:p>Q6s</text:p>
          </table:table-cell>
          <table:table-cell office:value-type="float" office:value="-0.176538908246225">
            <text:p>-0,18</text:p>
          </table:table-cell>
          <table:table-cell/>
          <table:table-cell office:value-type="string">
            <text:p>J3s</text:p>
          </table:table-cell>
          <table:table-cell office:value-type="float" office:value="-0.291885580852306">
            <text:p>-0,29</text:p>
          </table:table-cell>
        </table:table-row>
        <table:table-row table:style-name="ro2">
          <table:table-cell office:value-type="string">
            <text:p>T3s</text:p>
          </table:table-cell>
          <table:table-cell office:value-type="float" office:value="0.4569">
            <text:p>0,46</text:p>
          </table:table-cell>
          <table:table-cell/>
          <table:table-cell office:value-type="string">
            <text:p>86s</text:p>
          </table:table-cell>
          <table:table-cell office:value-type="float" office:value="0.4624">
            <text:p>0,46</text:p>
          </table:table-cell>
          <table:table-cell/>
          <table:table-cell office:value-type="string">
            <text:p>Q4o</text:p>
          </table:table-cell>
          <table:table-cell office:value-type="float" office:value="-0.193624557260921">
            <text:p>-0,19</text:p>
          </table:table-cell>
          <table:table-cell/>
          <table:table-cell office:value-type="string">
            <text:p>K4o</text:p>
          </table:table-cell>
          <table:table-cell office:value-type="float" office:value="-0.323903680501175">
            <text:p>-0,32</text:p>
          </table:table-cell>
        </table:table-row>
        <table:table-row table:style-name="ro2">
          <table:table-cell office:value-type="string">
            <text:p>T3o</text:p>
          </table:table-cell>
          <table:table-cell office:value-type="float" office:value="0.4259">
            <text:p>0,43</text:p>
          </table:table-cell>
          <table:table-cell/>
          <table:table-cell office:value-type="string">
            <text:p>J4o</text:p>
          </table:table-cell>
          <table:table-cell office:value-type="float" office:value="0.4619">
            <text:p>0,46</text:p>
          </table:table-cell>
          <table:table-cell/>
          <table:table-cell office:value-type="string">
            <text:p>54s</text:p>
          </table:table-cell>
          <table:table-cell office:value-type="float" office:value="-0.206997084548105">
            <text:p>-0,21</text:p>
          </table:table-cell>
          <table:table-cell/>
          <table:table-cell office:value-type="string">
            <text:p>64s</text:p>
          </table:table-cell>
          <table:table-cell office:value-type="float" office:value="-0.324664429530201">
            <text:p>-0,32</text:p>
          </table:table-cell>
        </table:table-row>
        <table:table-row table:style-name="ro2">
          <table:table-cell office:value-type="string">
            <text:p>T2s</text:p>
          </table:table-cell>
          <table:table-cell office:value-type="float" office:value="0.4484">
            <text:p>0,45</text:p>
          </table:table-cell>
          <table:table-cell/>
          <table:table-cell office:value-type="string">
            <text:p>T6o</text:p>
          </table:table-cell>
          <table:table-cell office:value-type="float" office:value="0.4609">
            <text:p>0,46</text:p>
          </table:table-cell>
          <table:table-cell/>
          <table:table-cell office:value-type="string">
            <text:p>T3s</text:p>
          </table:table-cell>
          <table:table-cell office:value-type="float" office:value="-0.260171919770774">
            <text:p>-0,26</text:p>
          </table:table-cell>
          <table:table-cell/>
          <table:table-cell office:value-type="string">
            <text:p>Q3o</text:p>
          </table:table-cell>
          <table:table-cell office:value-type="float" office:value="-0.325690713737529">
            <text:p>-0,33</text:p>
          </table:table-cell>
        </table:table-row>
        <table:table-row table:style-name="ro2">
          <table:table-cell office:value-type="string">
            <text:p>T2o</text:p>
          </table:table-cell>
          <table:table-cell office:value-type="float" office:value="0.4167">
            <text:p>0,42</text:p>
          </table:table-cell>
          <table:table-cell/>
          <table:table-cell office:value-type="string">
            <text:p>95s</text:p>
          </table:table-cell>
          <table:table-cell office:value-type="float" office:value="0.4572">
            <text:p>0,46</text:p>
          </table:table-cell>
          <table:table-cell/>
          <table:table-cell office:value-type="string">
            <text:p>J3s</text:p>
          </table:table-cell>
          <table:table-cell office:value-type="float" office:value="-0.282693377851975">
            <text:p>-0,28</text:p>
          </table:table-cell>
          <table:table-cell/>
          <table:table-cell office:value-type="string">
            <text:p>Q5o</text:p>
          </table:table-cell>
          <table:table-cell office:value-type="float" office:value="-0.332127902550438">
            <text:p>-0,33</text:p>
          </table:table-cell>
        </table:table-row>
        <table:table-row table:style-name="ro2">
          <table:table-cell office:value-type="string">
            <text:p>98s</text:p>
          </table:table-cell>
          <table:table-cell office:value-type="float" office:value="0.508">
            <text:p>0,51</text:p>
          </table:table-cell>
          <table:table-cell/>
          <table:table-cell office:value-type="string">
            <text:p>T3s</text:p>
          </table:table-cell>
          <table:table-cell office:value-type="float" office:value="0.4569">
            <text:p>0,46</text:p>
          </table:table-cell>
          <table:table-cell/>
          <table:table-cell office:value-type="string">
            <text:p>K2o</text:p>
          </table:table-cell>
          <table:table-cell office:value-type="float" office:value="-0.334220026600798">
            <text:p>-0,33</text:p>
          </table:table-cell>
          <table:table-cell/>
          <table:table-cell office:value-type="string">
            <text:p>J6o</text:p>
          </table:table-cell>
          <table:table-cell office:value-type="float" office:value="-0.35420256557534">
            <text:p>-0,35</text:p>
          </table:table-cell>
        </table:table-row>
        <table:table-row table:style-name="ro2">
          <table:table-cell office:value-type="string">
            <text:p>98o</text:p>
          </table:table-cell>
          <table:table-cell office:value-type="float" office:value="0.481">
            <text:p>0,48</text:p>
          </table:table-cell>
          <table:table-cell/>
          <table:table-cell office:value-type="string">
            <text:p>76s</text:p>
          </table:table-cell>
          <table:table-cell office:value-type="float" office:value="0.4537">
            <text:p>0,45</text:p>
          </table:table-cell>
          <table:table-cell/>
          <table:table-cell office:value-type="string">
            <text:p>Q3o</text:p>
          </table:table-cell>
          <table:table-cell office:value-type="float" office:value="-0.5">
            <text:p>-0,50</text:p>
          </table:table-cell>
          <table:table-cell/>
          <table:table-cell office:value-type="string">
            <text:p>Q2s</text:p>
          </table:table-cell>
          <table:table-cell office:value-type="float" office:value="-0.378662244333886">
            <text:p>-0,38</text:p>
          </table:table-cell>
        </table:table-row>
        <table:table-row table:style-name="ro2">
          <table:table-cell office:value-type="string">
            <text:p>97s</text:p>
          </table:table-cell>
          <table:table-cell office:value-type="float" office:value="0.4912">
            <text:p>0,49</text:p>
          </table:table-cell>
          <table:table-cell/>
          <table:table-cell office:value-type="string">
            <text:p>J3o</text:p>
          </table:table-cell>
          <table:table-cell office:value-type="float" office:value="0.4528">
            <text:p>0,45</text:p>
          </table:table-cell>
          <table:table-cell/>
          <table:table-cell office:value-type="string">
            <text:p>Q2o</text:p>
          </table:table-cell>
          <table:table-cell office:value-type="float" office:value="-0.5">
            <text:p>-0,50</text:p>
          </table:table-cell>
          <table:table-cell/>
          <table:table-cell office:value-type="string">
            <text:p>J4s</text:p>
          </table:table-cell>
          <table:table-cell office:value-type="float" office:value="-0.382109004739336">
            <text:p>-0,38</text:p>
          </table:table-cell>
        </table:table-row>
        <table:table-row table:style-name="ro2">
          <table:table-cell office:value-type="string">
            <text:p>97o</text:p>
          </table:table-cell>
          <table:table-cell office:value-type="float" office:value="0.463">
            <text:p>0,46</text:p>
          </table:table-cell>
          <table:table-cell/>
          <table:table-cell office:value-type="string">
            <text:p>87o</text:p>
          </table:table-cell>
          <table:table-cell office:value-type="float" office:value="0.4505">
            <text:p>0,45</text:p>
          </table:table-cell>
          <table:table-cell/>
          <table:table-cell office:value-type="string">
            <text:p>J6o</text:p>
          </table:table-cell>
          <table:table-cell office:value-type="float" office:value="-0.5">
            <text:p>-0,50</text:p>
          </table:table-cell>
          <table:table-cell/>
          <table:table-cell office:value-type="string">
            <text:p>K3s</text:p>
          </table:table-cell>
          <table:table-cell office:value-type="float" office:value="-0.388795045045045">
            <text:p>-0,39</text:p>
          </table:table-cell>
        </table:table-row>
        <table:table-row table:style-name="ro2">
          <table:table-cell office:value-type="string">
            <text:p>96s</text:p>
          </table:table-cell>
          <table:table-cell office:value-type="float" office:value="0.4743">
            <text:p>0,47</text:p>
          </table:table-cell>
          <table:table-cell/>
          <table:table-cell office:value-type="string">
            <text:p>T2s</text:p>
          </table:table-cell>
          <table:table-cell office:value-type="float" office:value="0.4484">
            <text:p>0,45</text:p>
          </table:table-cell>
          <table:table-cell/>
          <table:table-cell office:value-type="string">
            <text:p>J5o</text:p>
          </table:table-cell>
          <table:table-cell office:value-type="float" office:value="-0.5">
            <text:p>-0,50</text:p>
          </table:table-cell>
          <table:table-cell/>
          <table:table-cell office:value-type="string">
            <text:p>74s</text:p>
          </table:table-cell>
          <table:table-cell office:value-type="float" office:value="-0.405397210430564">
            <text:p>-0,41</text:p>
          </table:table-cell>
        </table:table-row>
        <table:table-row table:style-name="ro2">
          <table:table-cell office:value-type="string">
            <text:p>96o</text:p>
          </table:table-cell>
          <table:table-cell office:value-type="float" office:value="0.4449">
            <text:p>0,44</text:p>
          </table:table-cell>
          <table:table-cell/>
          <table:table-cell office:value-type="string">
            <text:p>85s</text:p>
          </table:table-cell>
          <table:table-cell office:value-type="float" office:value="0.4454">
            <text:p>0,45</text:p>
          </table:table-cell>
          <table:table-cell/>
          <table:table-cell office:value-type="string">
            <text:p>J4o</text:p>
          </table:table-cell>
          <table:table-cell office:value-type="float" office:value="-0.5">
            <text:p>-0,50</text:p>
          </table:table-cell>
          <table:table-cell/>
          <table:table-cell office:value-type="string">
            <text:p>76o</text:p>
          </table:table-cell>
          <table:table-cell office:value-type="float" office:value="-0.416113744075829">
            <text:p>-0,42</text:p>
          </table:table-cell>
        </table:table-row>
        <table:table-row table:style-name="ro2">
          <table:table-cell office:value-type="string">
            <text:p>95s</text:p>
          </table:table-cell>
          <table:table-cell office:value-type="float" office:value="0.4572">
            <text:p>0,46</text:p>
          </table:table-cell>
          <table:table-cell/>
          <table:table-cell office:value-type="string">
            <text:p>96o</text:p>
          </table:table-cell>
          <table:table-cell office:value-type="float" office:value="0.4449">
            <text:p>0,44</text:p>
          </table:table-cell>
          <table:table-cell/>
          <table:table-cell office:value-type="string">
            <text:p>J3o</text:p>
          </table:table-cell>
          <table:table-cell office:value-type="float" office:value="-0.5">
            <text:p>-0,50</text:p>
          </table:table-cell>
          <table:table-cell/>
          <table:table-cell office:value-type="string">
            <text:p>K2o</text:p>
          </table:table-cell>
          <table:table-cell office:value-type="float" office:value="-0.446258113783887">
            <text:p>-0,45</text:p>
          </table:table-cell>
        </table:table-row>
        <table:table-row table:style-name="ro2">
          <table:table-cell office:value-type="string">
            <text:p>95o</text:p>
          </table:table-cell>
          <table:table-cell office:value-type="float" office:value="0.4267">
            <text:p>0,43</text:p>
          </table:table-cell>
          <table:table-cell/>
          <table:table-cell office:value-type="string">
            <text:p>J2o</text:p>
          </table:table-cell>
          <table:table-cell office:value-type="float" office:value="0.4435">
            <text:p>0,44</text:p>
          </table:table-cell>
          <table:table-cell/>
          <table:table-cell office:value-type="string">
            <text:p>J2o</text:p>
          </table:table-cell>
          <table:table-cell office:value-type="float" office:value="-0.5">
            <text:p>-0,50</text:p>
          </table:table-cell>
          <table:table-cell/>
          <table:table-cell office:value-type="string">
            <text:p>94s</text:p>
          </table:table-cell>
          <table:table-cell office:value-type="float" office:value="-0.482708933717579">
            <text:p>-0,48</text:p>
          </table:table-cell>
        </table:table-row>
        <table:table-row table:style-name="ro2">
          <table:table-cell office:value-type="string">
            <text:p>94s</text:p>
          </table:table-cell>
          <table:table-cell office:value-type="float" office:value="0.4386">
            <text:p>0,44</text:p>
          </table:table-cell>
          <table:table-cell/>
          <table:table-cell office:value-type="string">
            <text:p>T5o</text:p>
          </table:table-cell>
          <table:table-cell office:value-type="float" office:value="0.4425">
            <text:p>0,44</text:p>
          </table:table-cell>
          <table:table-cell/>
          <table:table-cell office:value-type="string">
            <text:p>T6o</text:p>
          </table:table-cell>
          <table:table-cell office:value-type="float" office:value="-0.5">
            <text:p>-0,50</text:p>
          </table:table-cell>
          <table:table-cell/>
          <table:table-cell office:value-type="string">
            <text:p>84s</text:p>
          </table:table-cell>
          <table:table-cell office:value-type="float" office:value="-0.485318559556787">
            <text:p>-0,49</text:p>
          </table:table-cell>
        </table:table-row>
        <table:table-row table:style-name="ro2">
          <table:table-cell office:value-type="string">
            <text:p>94o</text:p>
          </table:table-cell>
          <table:table-cell office:value-type="float" office:value="0.4067">
            <text:p>0,41</text:p>
          </table:table-cell>
          <table:table-cell/>
          <table:table-cell office:value-type="string">
            <text:p>94s</text:p>
          </table:table-cell>
          <table:table-cell office:value-type="float" office:value="0.4386">
            <text:p>0,44</text:p>
          </table:table-cell>
          <table:table-cell/>
          <table:table-cell office:value-type="string">
            <text:p>T5o</text:p>
          </table:table-cell>
          <table:table-cell office:value-type="float" office:value="-0.5">
            <text:p>-0,50</text:p>
          </table:table-cell>
          <table:table-cell/>
          <table:table-cell office:value-type="string">
            <text:p>96o</text:p>
          </table:table-cell>
          <table:table-cell office:value-type="float" office:value="-0.524310245031835">
            <text:p>-0,52</text:p>
          </table:table-cell>
        </table:table-row>
        <table:table-row table:style-name="ro2">
          <table:table-cell office:value-type="string">
            <text:p>93s</text:p>
          </table:table-cell>
          <table:table-cell office:value-type="float" office:value="0.4326">
            <text:p>0,43</text:p>
          </table:table-cell>
          <table:table-cell/>
          <table:table-cell office:value-type="string">
            <text:p>75s</text:p>
          </table:table-cell>
          <table:table-cell office:value-type="float" office:value="0.4368">
            <text:p>0,44</text:p>
          </table:table-cell>
          <table:table-cell/>
          <table:table-cell office:value-type="string">
            <text:p>T4o</text:p>
          </table:table-cell>
          <table:table-cell office:value-type="float" office:value="-0.5">
            <text:p>-0,50</text:p>
          </table:table-cell>
          <table:table-cell/>
          <table:table-cell office:value-type="string">
            <text:p>T2s</text:p>
          </table:table-cell>
          <table:table-cell office:value-type="float" office:value="-0.531609195402299">
            <text:p>-0,53</text:p>
          </table:table-cell>
        </table:table-row>
        <table:table-row table:style-name="ro2">
          <table:table-cell office:value-type="string">
            <text:p>93o</text:p>
          </table:table-cell>
          <table:table-cell office:value-type="float" office:value="0.4002">
            <text:p>0,40</text:p>
          </table:table-cell>
          <table:table-cell/>
          <table:table-cell office:value-type="string">
            <text:p>T4o</text:p>
          </table:table-cell>
          <table:table-cell office:value-type="float" office:value="0.435">
            <text:p>0,44</text:p>
          </table:table-cell>
          <table:table-cell/>
          <table:table-cell office:value-type="string">
            <text:p>T3o</text:p>
          </table:table-cell>
          <table:table-cell office:value-type="float" office:value="-0.5">
            <text:p>-0,50</text:p>
          </table:table-cell>
          <table:table-cell/>
          <table:table-cell office:value-type="string">
            <text:p>86o</text:p>
          </table:table-cell>
          <table:table-cell office:value-type="float" office:value="-0.549337684776349">
            <text:p>-0,55</text:p>
          </table:table-cell>
        </table:table-row>
        <table:table-row table:style-name="ro2">
          <table:table-cell office:value-type="string">
            <text:p>92s</text:p>
          </table:table-cell>
          <table:table-cell office:value-type="float" office:value="0.4242">
            <text:p>0,42</text:p>
          </table:table-cell>
          <table:table-cell/>
          <table:table-cell office:value-type="string">
            <text:p>93s</text:p>
          </table:table-cell>
          <table:table-cell office:value-type="float" office:value="0.4326">
            <text:p>0,43</text:p>
          </table:table-cell>
          <table:table-cell/>
          <table:table-cell office:value-type="string">
            <text:p>T2s</text:p>
          </table:table-cell>
          <table:table-cell office:value-type="float" office:value="-0.5">
            <text:p>-0,50</text:p>
          </table:table-cell>
          <table:table-cell/>
          <table:table-cell office:value-type="string">
            <text:p>J5o</text:p>
          </table:table-cell>
          <table:table-cell office:value-type="float" office:value="-0.589566929133858">
            <text:p>-0,59</text:p>
          </table:table-cell>
        </table:table-row>
        <table:table-row table:style-name="ro2">
          <table:table-cell office:value-type="string">
            <text:p>92o</text:p>
          </table:table-cell>
          <table:table-cell office:value-type="float" office:value="0.391">
            <text:p>0,39</text:p>
          </table:table-cell>
          <table:table-cell/>
          <table:table-cell office:value-type="string">
            <text:p>86o</text:p>
          </table:table-cell>
          <table:table-cell office:value-type="float" office:value="0.4324">
            <text:p>0,43</text:p>
          </table:table-cell>
          <table:table-cell/>
          <table:table-cell office:value-type="string">
            <text:p>T2o</text:p>
          </table:table-cell>
          <table:table-cell office:value-type="float" office:value="-0.5">
            <text:p>-0,50</text:p>
          </table:table-cell>
          <table:table-cell/>
          <table:table-cell office:value-type="string">
            <text:p>82s</text:p>
          </table:table-cell>
          <table:table-cell office:value-type="float" office:value="-0.683188405797101">
            <text:p>-0,68</text:p>
          </table:table-cell>
        </table:table-row>
        <table:table-row table:style-name="ro2">
          <table:table-cell office:value-type="string">
            <text:p>87s</text:p>
          </table:table-cell>
          <table:table-cell office:value-type="float" office:value="0.4794">
            <text:p>0,48</text:p>
          </table:table-cell>
          <table:table-cell/>
          <table:table-cell office:value-type="string">
            <text:p>65s</text:p>
          </table:table-cell>
          <table:table-cell office:value-type="float" office:value="0.4313">
            <text:p>0,43</text:p>
          </table:table-cell>
          <table:table-cell/>
          <table:table-cell office:value-type="string">
            <text:p>96o</text:p>
          </table:table-cell>
          <table:table-cell office:value-type="float" office:value="-0.5">
            <text:p>-0,50</text:p>
          </table:table-cell>
          <table:table-cell/>
          <table:table-cell office:value-type="string">
            <text:p>63s</text:p>
          </table:table-cell>
          <table:table-cell office:value-type="float" office:value="-0.695303867403315">
            <text:p>-0,70</text:p>
          </table:table-cell>
        </table:table-row>
        <table:table-row table:style-name="ro2">
          <table:table-cell office:value-type="string">
            <text:p>87o</text:p>
          </table:table-cell>
          <table:table-cell office:value-type="float" office:value="0.4505">
            <text:p>0,45</text:p>
          </table:table-cell>
          <table:table-cell/>
          <table:table-cell office:value-type="string">
            <text:p>84s</text:p>
          </table:table-cell>
          <table:table-cell office:value-type="float" office:value="0.427">
            <text:p>0,43</text:p>
          </table:table-cell>
          <table:table-cell/>
          <table:table-cell office:value-type="string">
            <text:p>95o</text:p>
          </table:table-cell>
          <table:table-cell office:value-type="float" office:value="-0.5">
            <text:p>-0,50</text:p>
          </table:table-cell>
          <table:table-cell/>
          <table:table-cell office:value-type="string">
            <text:p>75o</text:p>
          </table:table-cell>
          <table:table-cell office:value-type="float" office:value="-0.700526418405147">
            <text:p>-0,70</text:p>
          </table:table-cell>
        </table:table-row>
        <table:table-row table:style-name="ro2">
          <table:table-cell office:value-type="string">
            <text:p>86s</text:p>
          </table:table-cell>
          <table:table-cell office:value-type="float" office:value="0.4624">
            <text:p>0,46</text:p>
          </table:table-cell>
          <table:table-cell/>
          <table:table-cell office:value-type="string">
            <text:p>95o</text:p>
          </table:table-cell>
          <table:table-cell office:value-type="float" office:value="0.4267">
            <text:p>0,43</text:p>
          </table:table-cell>
          <table:table-cell/>
          <table:table-cell office:value-type="string">
            <text:p>94s</text:p>
          </table:table-cell>
          <table:table-cell office:value-type="float" office:value="-0.5">
            <text:p>-0,50</text:p>
          </table:table-cell>
          <table:table-cell/>
          <table:table-cell office:value-type="string">
            <text:p>85o</text:p>
          </table:table-cell>
          <table:table-cell office:value-type="float" office:value="-0.702584568605093">
            <text:p>-0,70</text:p>
          </table:table-cell>
        </table:table-row>
        <table:table-row table:style-name="ro2">
          <table:table-cell office:value-type="string">
            <text:p>86o</text:p>
          </table:table-cell>
          <table:table-cell office:value-type="float" office:value="0.4324">
            <text:p>0,43</text:p>
          </table:table-cell>
          <table:table-cell/>
          <table:table-cell office:value-type="string">
            <text:p>T3o</text:p>
          </table:table-cell>
          <table:table-cell office:value-type="float" office:value="0.4259">
            <text:p>0,43</text:p>
          </table:table-cell>
          <table:table-cell/>
          <table:table-cell office:value-type="string">
            <text:p>94o</text:p>
          </table:table-cell>
          <table:table-cell office:value-type="float" office:value="-0.5">
            <text:p>-0,50</text:p>
          </table:table-cell>
          <table:table-cell/>
          <table:table-cell office:value-type="string">
            <text:p>93s</text:p>
          </table:table-cell>
          <table:table-cell office:value-type="float" office:value="-0.706257242178447">
            <text:p>-0,71</text:p>
          </table:table-cell>
        </table:table-row>
        <table:table-row table:style-name="ro2">
          <table:table-cell office:value-type="string">
            <text:p>85s</text:p>
          </table:table-cell>
          <table:table-cell office:value-type="float" office:value="0.4454">
            <text:p>0,45</text:p>
          </table:table-cell>
          <table:table-cell/>
          <table:table-cell office:value-type="string">
            <text:p>92s</text:p>
          </table:table-cell>
          <table:table-cell office:value-type="float" office:value="0.4242">
            <text:p>0,42</text:p>
          </table:table-cell>
          <table:table-cell/>
          <table:table-cell office:value-type="string">
            <text:p>93s</text:p>
          </table:table-cell>
          <table:table-cell office:value-type="float" office:value="-0.5">
            <text:p>-0,50</text:p>
          </table:table-cell>
          <table:table-cell/>
          <table:table-cell office:value-type="string">
            <text:p>54o</text:p>
          </table:table-cell>
          <table:table-cell office:value-type="float" office:value="-0.708039626595542">
            <text:p>-0,71</text:p>
          </table:table-cell>
        </table:table-row>
        <table:table-row table:style-name="ro2">
          <table:table-cell office:value-type="string">
            <text:p>85o</text:p>
          </table:table-cell>
          <table:table-cell office:value-type="float" office:value="0.4143">
            <text:p>0,41</text:p>
          </table:table-cell>
          <table:table-cell/>
          <table:table-cell office:value-type="string">
            <text:p>76o</text:p>
          </table:table-cell>
          <table:table-cell office:value-type="float" office:value="0.4232">
            <text:p>0,42</text:p>
          </table:table-cell>
          <table:table-cell/>
          <table:table-cell office:value-type="string">
            <text:p>93o</text:p>
          </table:table-cell>
          <table:table-cell office:value-type="float" office:value="-0.5">
            <text:p>-0,50</text:p>
          </table:table-cell>
          <table:table-cell/>
          <table:table-cell office:value-type="string">
            <text:p>J4o</text:p>
          </table:table-cell>
          <table:table-cell office:value-type="float" office:value="-0.708635150590926">
            <text:p>-0,71</text:p>
          </table:table-cell>
        </table:table-row>
        <table:table-row table:style-name="ro2">
          <table:table-cell office:value-type="string">
            <text:p>84s</text:p>
          </table:table-cell>
          <table:table-cell office:value-type="float" office:value="0.427">
            <text:p>0,43</text:p>
          </table:table-cell>
          <table:table-cell/>
          <table:table-cell office:value-type="string">
            <text:p>74s</text:p>
          </table:table-cell>
          <table:table-cell office:value-type="float" office:value="0.4185">
            <text:p>0,42</text:p>
          </table:table-cell>
          <table:table-cell/>
          <table:table-cell office:value-type="string">
            <text:p>92s</text:p>
          </table:table-cell>
          <table:table-cell office:value-type="float" office:value="-0.5">
            <text:p>-0,50</text:p>
          </table:table-cell>
          <table:table-cell/>
          <table:table-cell office:value-type="string">
            <text:p>42s</text:p>
          </table:table-cell>
          <table:table-cell office:value-type="float" office:value="-0.709650112866817">
            <text:p>-0,71</text:p>
          </table:table-cell>
        </table:table-row>
        <table:table-row table:style-name="ro2">
          <table:table-cell office:value-type="string">
            <text:p>84o</text:p>
          </table:table-cell>
          <table:table-cell office:value-type="float" office:value="0.3945">
            <text:p>0,39</text:p>
          </table:table-cell>
          <table:table-cell/>
          <table:table-cell office:value-type="string">
            <text:p>T2o</text:p>
          </table:table-cell>
          <table:table-cell office:value-type="float" office:value="0.4167">
            <text:p>0,42</text:p>
          </table:table-cell>
          <table:table-cell/>
          <table:table-cell office:value-type="string">
            <text:p>92o</text:p>
          </table:table-cell>
          <table:table-cell office:value-type="float" office:value="-0.5">
            <text:p>-0,50</text:p>
          </table:table-cell>
          <table:table-cell/>
          <table:table-cell office:value-type="string">
            <text:p>T2o</text:p>
          </table:table-cell>
          <table:table-cell office:value-type="float" office:value="-0.714490811638591">
            <text:p>-0,71</text:p>
          </table:table-cell>
        </table:table-row>
        <table:table-row table:style-name="ro2">
          <table:table-cell office:value-type="string">
            <text:p>83s</text:p>
          </table:table-cell>
          <table:table-cell office:value-type="float" office:value="0.4087">
            <text:p>0,41</text:p>
          </table:table-cell>
          <table:table-cell/>
          <table:table-cell office:value-type="string">
            <text:p>54s</text:p>
          </table:table-cell>
          <table:table-cell office:value-type="float" office:value="0.4145">
            <text:p>0,41</text:p>
          </table:table-cell>
          <table:table-cell/>
          <table:table-cell office:value-type="string">
            <text:p>86o</text:p>
          </table:table-cell>
          <table:table-cell office:value-type="float" office:value="-0.5">
            <text:p>-0,50</text:p>
          </table:table-cell>
          <table:table-cell/>
          <table:table-cell office:value-type="string">
            <text:p>83o</text:p>
          </table:table-cell>
          <table:table-cell office:value-type="float" office:value="-0.720057859209257">
            <text:p>-0,72</text:p>
          </table:table-cell>
        </table:table-row>
        <table:table-row table:style-name="ro2">
          <table:table-cell office:value-type="string">
            <text:p>83o</text:p>
          </table:table-cell>
          <table:table-cell office:value-type="float" office:value="0.3748">
            <text:p>0,37</text:p>
          </table:table-cell>
          <table:table-cell/>
          <table:table-cell office:value-type="string">
            <text:p>85o</text:p>
          </table:table-cell>
          <table:table-cell office:value-type="float" office:value="0.4143">
            <text:p>0,41</text:p>
          </table:table-cell>
          <table:table-cell/>
          <table:table-cell office:value-type="string">
            <text:p>85o</text:p>
          </table:table-cell>
          <table:table-cell office:value-type="float" office:value="-0.5">
            <text:p>-0,50</text:p>
          </table:table-cell>
          <table:table-cell/>
          <table:table-cell office:value-type="string">
            <text:p>T4o</text:p>
          </table:table-cell>
          <table:table-cell office:value-type="float" office:value="-0.720825852782765">
            <text:p>-0,72</text:p>
          </table:table-cell>
        </table:table-row>
        <table:table-row table:style-name="ro2">
          <table:table-cell office:value-type="string">
            <text:p>82s</text:p>
          </table:table-cell>
          <table:table-cell office:value-type="float" office:value="0.4027">
            <text:p>0,40</text:p>
          </table:table-cell>
          <table:table-cell/>
          <table:table-cell office:value-type="string">
            <text:p>64s</text:p>
          </table:table-cell>
          <table:table-cell office:value-type="float" office:value="0.4133">
            <text:p>0,41</text:p>
          </table:table-cell>
          <table:table-cell/>
          <table:table-cell office:value-type="string">
            <text:p>84s</text:p>
          </table:table-cell>
          <table:table-cell office:value-type="float" office:value="-0.5">
            <text:p>-0,50</text:p>
          </table:table-cell>
          <table:table-cell/>
          <table:table-cell office:value-type="string">
            <text:p>94o</text:p>
          </table:table-cell>
          <table:table-cell office:value-type="float" office:value="-0.72448006105705">
            <text:p>-0,72</text:p>
          </table:table-cell>
        </table:table-row>
        <table:table-row table:style-name="ro2">
          <table:table-cell office:value-type="string">
            <text:p>82o</text:p>
          </table:table-cell>
          <table:table-cell office:value-type="float" office:value="0.3683">
            <text:p>0,37</text:p>
          </table:table-cell>
          <table:table-cell/>
          <table:table-cell office:value-type="string">
            <text:p>83s</text:p>
          </table:table-cell>
          <table:table-cell office:value-type="float" office:value="0.4087">
            <text:p>0,41</text:p>
          </table:table-cell>
          <table:table-cell/>
          <table:table-cell office:value-type="string">
            <text:p>84o</text:p>
          </table:table-cell>
          <table:table-cell office:value-type="float" office:value="-0.5">
            <text:p>-0,50</text:p>
          </table:table-cell>
          <table:table-cell/>
          <table:table-cell office:value-type="string">
            <text:p>95o</text:p>
          </table:table-cell>
          <table:table-cell office:value-type="float" office:value="-0.7245942812983">
            <text:p>-0,72</text:p>
          </table:table-cell>
        </table:table-row>
        <table:table-row table:style-name="ro2">
          <table:table-cell office:value-type="string">
            <text:p>76s</text:p>
          </table:table-cell>
          <table:table-cell office:value-type="float" office:value="0.4537">
            <text:p>0,45</text:p>
          </table:table-cell>
          <table:table-cell/>
          <table:table-cell office:value-type="string">
            <text:p>94o</text:p>
          </table:table-cell>
          <table:table-cell office:value-type="float" office:value="0.4067">
            <text:p>0,41</text:p>
          </table:table-cell>
          <table:table-cell/>
          <table:table-cell office:value-type="string">
            <text:p>83s</text:p>
          </table:table-cell>
          <table:table-cell office:value-type="float" office:value="-0.5">
            <text:p>-0,50</text:p>
          </table:table-cell>
          <table:table-cell/>
          <table:table-cell office:value-type="string">
            <text:p>T5o</text:p>
          </table:table-cell>
          <table:table-cell office:value-type="float" office:value="-0.726670506912442">
            <text:p>-0,73</text:p>
          </table:table-cell>
        </table:table-row>
        <table:table-row table:style-name="ro2">
          <table:table-cell office:value-type="string">
            <text:p>76o</text:p>
          </table:table-cell>
          <table:table-cell office:value-type="float" office:value="0.4232">
            <text:p>0,42</text:p>
          </table:table-cell>
          <table:table-cell/>
          <table:table-cell office:value-type="string">
            <text:p>75o</text:p>
          </table:table-cell>
          <table:table-cell office:value-type="float" office:value="0.4051">
            <text:p>0,41</text:p>
          </table:table-cell>
          <table:table-cell/>
          <table:table-cell office:value-type="string">
            <text:p>83o</text:p>
          </table:table-cell>
          <table:table-cell office:value-type="float" office:value="-0.5">
            <text:p>-0,50</text:p>
          </table:table-cell>
          <table:table-cell/>
          <table:table-cell office:value-type="string">
            <text:p>72s</text:p>
          </table:table-cell>
          <table:table-cell office:value-type="float" office:value="-0.727657004830918">
            <text:p>-0,73</text:p>
          </table:table-cell>
        </table:table-row>
        <table:table-row table:style-name="ro2">
          <table:table-cell office:value-type="string">
            <text:p>75s</text:p>
          </table:table-cell>
          <table:table-cell office:value-type="float" office:value="0.4368">
            <text:p>0,44</text:p>
          </table:table-cell>
          <table:table-cell/>
          <table:table-cell office:value-type="string">
            <text:p>82s</text:p>
          </table:table-cell>
          <table:table-cell office:value-type="float" office:value="0.4027">
            <text:p>0,40</text:p>
          </table:table-cell>
          <table:table-cell/>
          <table:table-cell office:value-type="string">
            <text:p>82s</text:p>
          </table:table-cell>
          <table:table-cell office:value-type="float" office:value="-0.5">
            <text:p>-0,50</text:p>
          </table:table-cell>
          <table:table-cell/>
          <table:table-cell office:value-type="string">
            <text:p>T3o</text:p>
          </table:table-cell>
          <table:table-cell office:value-type="float" office:value="-0.732309486780715">
            <text:p>-0,73</text:p>
          </table:table-cell>
        </table:table-row>
        <table:table-row table:style-name="ro2">
          <table:table-cell office:value-type="string">
            <text:p>75o</text:p>
          </table:table-cell>
          <table:table-cell office:value-type="float" office:value="0.4051">
            <text:p>0,41</text:p>
          </table:table-cell>
          <table:table-cell/>
          <table:table-cell office:value-type="string">
            <text:p>73s</text:p>
          </table:table-cell>
          <table:table-cell office:value-type="float" office:value="0.4004">
            <text:p>0,40</text:p>
          </table:table-cell>
          <table:table-cell/>
          <table:table-cell office:value-type="string">
            <text:p>82o</text:p>
          </table:table-cell>
          <table:table-cell office:value-type="float" office:value="-0.5">
            <text:p>-0,50</text:p>
          </table:table-cell>
          <table:table-cell/>
          <table:table-cell office:value-type="string">
            <text:p>65o</text:p>
          </table:table-cell>
          <table:table-cell office:value-type="float" office:value="-0.737200383509108">
            <text:p>-0,74</text:p>
          </table:table-cell>
        </table:table-row>
        <table:table-row table:style-name="ro2">
          <table:table-cell office:value-type="string">
            <text:p>74s</text:p>
          </table:table-cell>
          <table:table-cell office:value-type="float" office:value="0.4185">
            <text:p>0,42</text:p>
          </table:table-cell>
          <table:table-cell/>
          <table:table-cell office:value-type="string">
            <text:p>93o</text:p>
          </table:table-cell>
          <table:table-cell office:value-type="float" office:value="0.4002">
            <text:p>0,40</text:p>
          </table:table-cell>
          <table:table-cell/>
          <table:table-cell office:value-type="string">
            <text:p>76o</text:p>
          </table:table-cell>
          <table:table-cell office:value-type="float" office:value="-0.5">
            <text:p>-0,50</text:p>
          </table:table-cell>
          <table:table-cell/>
          <table:table-cell office:value-type="string">
            <text:p>93o</text:p>
          </table:table-cell>
          <table:table-cell office:value-type="float" office:value="-0.74341976993566">
            <text:p>-0,74</text:p>
          </table:table-cell>
        </table:table-row>
        <table:table-row table:style-name="ro2">
          <table:table-cell office:value-type="string">
            <text:p>74o</text:p>
          </table:table-cell>
          <table:table-cell office:value-type="float" office:value="0.3855">
            <text:p>0,39</text:p>
          </table:table-cell>
          <table:table-cell/>
          <table:table-cell office:value-type="string">
            <text:p>65o</text:p>
          </table:table-cell>
          <table:table-cell office:value-type="float" office:value="0.3994">
            <text:p>0,40</text:p>
          </table:table-cell>
          <table:table-cell/>
          <table:table-cell office:value-type="string">
            <text:p>75o</text:p>
          </table:table-cell>
          <table:table-cell office:value-type="float" office:value="-0.5">
            <text:p>-0,50</text:p>
          </table:table-cell>
          <table:table-cell/>
          <table:table-cell office:value-type="string">
            <text:p>83s</text:p>
          </table:table-cell>
          <table:table-cell office:value-type="float" office:value="-0.744002340550029">
            <text:p>-0,74</text:p>
          </table:table-cell>
        </table:table-row>
        <table:table-row table:style-name="ro2">
          <table:table-cell office:value-type="string">
            <text:p>73s</text:p>
          </table:table-cell>
          <table:table-cell office:value-type="float" office:value="0.4004">
            <text:p>0,40</text:p>
          </table:table-cell>
          <table:table-cell/>
          <table:table-cell office:value-type="string">
            <text:p>53s</text:p>
          </table:table-cell>
          <table:table-cell office:value-type="float" office:value="0.3969">
            <text:p>0,40</text:p>
          </table:table-cell>
          <table:table-cell/>
          <table:table-cell office:value-type="string">
            <text:p>74s</text:p>
          </table:table-cell>
          <table:table-cell office:value-type="float" office:value="-0.5">
            <text:p>-0,50</text:p>
          </table:table-cell>
          <table:table-cell/>
          <table:table-cell office:value-type="string">
            <text:p>62o</text:p>
          </table:table-cell>
          <table:table-cell office:value-type="float" office:value="-0.744414221876821">
            <text:p>-0,74</text:p>
          </table:table-cell>
        </table:table-row>
        <table:table-row table:style-name="ro2">
          <table:table-cell office:value-type="string">
            <text:p>73o</text:p>
          </table:table-cell>
          <table:table-cell office:value-type="float" office:value="0.366">
            <text:p>0,37</text:p>
          </table:table-cell>
          <table:table-cell/>
          <table:table-cell office:value-type="string">
            <text:p>63s</text:p>
          </table:table-cell>
          <table:table-cell office:value-type="float" office:value="0.3953">
            <text:p>0,40</text:p>
          </table:table-cell>
          <table:table-cell/>
          <table:table-cell office:value-type="string">
            <text:p>74o</text:p>
          </table:table-cell>
          <table:table-cell office:value-type="float" office:value="-0.5">
            <text:p>-0,50</text:p>
          </table:table-cell>
          <table:table-cell/>
          <table:table-cell office:value-type="string">
            <text:p>64o</text:p>
          </table:table-cell>
          <table:table-cell office:value-type="float" office:value="-0.747280497280497">
            <text:p>-0,75</text:p>
          </table:table-cell>
        </table:table-row>
        <table:table-row table:style-name="ro2">
          <table:table-cell office:value-type="string">
            <text:p>72s</text:p>
          </table:table-cell>
          <table:table-cell office:value-type="float" office:value="0.3816">
            <text:p>0,38</text:p>
          </table:table-cell>
          <table:table-cell/>
          <table:table-cell office:value-type="string">
            <text:p>84o</text:p>
          </table:table-cell>
          <table:table-cell office:value-type="float" office:value="0.3945">
            <text:p>0,39</text:p>
          </table:table-cell>
          <table:table-cell/>
          <table:table-cell office:value-type="string">
            <text:p>73s</text:p>
          </table:table-cell>
          <table:table-cell office:value-type="float" office:value="-0.5">
            <text:p>-0,50</text:p>
          </table:table-cell>
          <table:table-cell/>
          <table:table-cell office:value-type="string">
            <text:p>74o</text:p>
          </table:table-cell>
          <table:table-cell office:value-type="float" office:value="-0.754745254745255">
            <text:p>-0,75</text:p>
          </table:table-cell>
        </table:table-row>
        <table:table-row table:style-name="ro2">
          <table:table-cell office:value-type="string">
            <text:p>72o</text:p>
          </table:table-cell>
          <table:table-cell office:value-type="float" office:value="0.3458">
            <text:p>0,35</text:p>
          </table:table-cell>
          <table:table-cell/>
          <table:table-cell office:value-type="string">
            <text:p>92o</text:p>
          </table:table-cell>
          <table:table-cell office:value-type="float" office:value="0.391">
            <text:p>0,39</text:p>
          </table:table-cell>
          <table:table-cell/>
          <table:table-cell office:value-type="string">
            <text:p>73o</text:p>
          </table:table-cell>
          <table:table-cell office:value-type="float" office:value="-0.5">
            <text:p>-0,50</text:p>
          </table:table-cell>
          <table:table-cell/>
          <table:table-cell office:value-type="string">
            <text:p>J2o</text:p>
          </table:table-cell>
          <table:table-cell office:value-type="float" office:value="-0.756385634722489">
            <text:p>-0,76</text:p>
          </table:table-cell>
        </table:table-row>
        <table:table-row table:style-name="ro2">
          <table:table-cell office:value-type="string">
            <text:p>65s</text:p>
          </table:table-cell>
          <table:table-cell office:value-type="float" office:value="0.4313">
            <text:p>0,43</text:p>
          </table:table-cell>
          <table:table-cell/>
          <table:table-cell office:value-type="string">
            <text:p>43s</text:p>
          </table:table-cell>
          <table:table-cell office:value-type="float" office:value="0.3864">
            <text:p>0,39</text:p>
          </table:table-cell>
          <table:table-cell/>
          <table:table-cell office:value-type="string">
            <text:p>72s</text:p>
          </table:table-cell>
          <table:table-cell office:value-type="float" office:value="-0.5">
            <text:p>-0,50</text:p>
          </table:table-cell>
          <table:table-cell/>
          <table:table-cell office:value-type="string">
            <text:p>82o</text:p>
          </table:table-cell>
          <table:table-cell office:value-type="float" office:value="-0.756863882443929">
            <text:p>-0,76</text:p>
          </table:table-cell>
        </table:table-row>
        <table:table-row table:style-name="ro2">
          <table:table-cell office:value-type="string">
            <text:p>65o</text:p>
          </table:table-cell>
          <table:table-cell office:value-type="float" office:value="0.3994">
            <text:p>0,40</text:p>
          </table:table-cell>
          <table:table-cell/>
          <table:table-cell office:value-type="string">
            <text:p>74o</text:p>
          </table:table-cell>
          <table:table-cell office:value-type="float" office:value="0.3855">
            <text:p>0,39</text:p>
          </table:table-cell>
          <table:table-cell/>
          <table:table-cell office:value-type="string">
            <text:p>72o</text:p>
          </table:table-cell>
          <table:table-cell office:value-type="float" office:value="-0.5">
            <text:p>-0,50</text:p>
          </table:table-cell>
          <table:table-cell/>
          <table:table-cell office:value-type="string">
            <text:p>73o</text:p>
          </table:table-cell>
          <table:table-cell office:value-type="float" office:value="-0.759477995808725">
            <text:p>-0,76</text:p>
          </table:table-cell>
        </table:table-row>
        <table:table-row table:style-name="ro2">
          <table:table-cell office:value-type="string">
            <text:p>64s</text:p>
          </table:table-cell>
          <table:table-cell office:value-type="float" office:value="0.4133">
            <text:p>0,41</text:p>
          </table:table-cell>
          <table:table-cell/>
          <table:table-cell office:value-type="string">
            <text:p>72s</text:p>
          </table:table-cell>
          <table:table-cell office:value-type="float" office:value="0.3816">
            <text:p>0,38</text:p>
          </table:table-cell>
          <table:table-cell/>
          <table:table-cell office:value-type="string">
            <text:p>65o</text:p>
          </table:table-cell>
          <table:table-cell office:value-type="float" office:value="-0.5">
            <text:p>-0,50</text:p>
          </table:table-cell>
          <table:table-cell/>
          <table:table-cell office:value-type="string">
            <text:p>84o</text:p>
          </table:table-cell>
          <table:table-cell office:value-type="float" office:value="-0.761432185250049">
            <text:p>-0,76</text:p>
          </table:table-cell>
        </table:table-row>
        <table:table-row table:style-name="ro2">
          <table:table-cell office:value-type="string">
            <text:p>64o</text:p>
          </table:table-cell>
          <table:table-cell office:value-type="float" office:value="0.3801">
            <text:p>0,38</text:p>
          </table:table-cell>
          <table:table-cell/>
          <table:table-cell office:value-type="string">
            <text:p>54o</text:p>
          </table:table-cell>
          <table:table-cell office:value-type="float" office:value="0.3816">
            <text:p>0,38</text:p>
          </table:table-cell>
          <table:table-cell/>
          <table:table-cell office:value-type="string">
            <text:p>64s</text:p>
          </table:table-cell>
          <table:table-cell office:value-type="float" office:value="-0.5">
            <text:p>-0,50</text:p>
          </table:table-cell>
          <table:table-cell/>
          <table:table-cell office:value-type="string">
            <text:p>92s</text:p>
          </table:table-cell>
          <table:table-cell office:value-type="float" office:value="-0.764250309789343">
            <text:p>-0,76</text:p>
          </table:table-cell>
        </table:table-row>
        <table:table-row table:style-name="ro2">
          <table:table-cell office:value-type="string">
            <text:p>63s</text:p>
          </table:table-cell>
          <table:table-cell office:value-type="float" office:value="0.3953">
            <text:p>0,40</text:p>
          </table:table-cell>
          <table:table-cell/>
          <table:table-cell office:value-type="string">
            <text:p>64o</text:p>
          </table:table-cell>
          <table:table-cell office:value-type="float" office:value="0.3801">
            <text:p>0,38</text:p>
          </table:table-cell>
          <table:table-cell/>
          <table:table-cell office:value-type="string">
            <text:p>64o</text:p>
          </table:table-cell>
          <table:table-cell office:value-type="float" office:value="-0.5">
            <text:p>-0,50</text:p>
          </table:table-cell>
          <table:table-cell/>
          <table:table-cell office:value-type="string">
            <text:p>53s</text:p>
          </table:table-cell>
          <table:table-cell office:value-type="float" office:value="-0.7643811737362">
            <text:p>-0,76</text:p>
          </table:table-cell>
        </table:table-row>
        <table:table-row table:style-name="ro2">
          <table:table-cell office:value-type="string">
            <text:p>63o</text:p>
          </table:table-cell>
          <table:table-cell office:value-type="float" office:value="0.3608">
            <text:p>0,36</text:p>
          </table:table-cell>
          <table:table-cell/>
          <table:table-cell office:value-type="string">
            <text:p>52s</text:p>
          </table:table-cell>
          <table:table-cell office:value-type="float" office:value="0.3785">
            <text:p>0,38</text:p>
          </table:table-cell>
          <table:table-cell/>
          <table:table-cell office:value-type="string">
            <text:p>63s</text:p>
          </table:table-cell>
          <table:table-cell office:value-type="float" office:value="-0.5">
            <text:p>-0,50</text:p>
          </table:table-cell>
          <table:table-cell/>
          <table:table-cell office:value-type="string">
            <text:p>52o</text:p>
          </table:table-cell>
          <table:table-cell office:value-type="float" office:value="-0.764864344814316">
            <text:p>-0,76</text:p>
          </table:table-cell>
        </table:table-row>
        <table:table-row table:style-name="ro2">
          <table:table-cell office:value-type="string">
            <text:p>62s</text:p>
          </table:table-cell>
          <table:table-cell office:value-type="float" office:value="0.3767">
            <text:p>0,38</text:p>
          </table:table-cell>
          <table:table-cell/>
          <table:table-cell office:value-type="string">
            <text:p>62s</text:p>
          </table:table-cell>
          <table:table-cell office:value-type="float" office:value="0.3767">
            <text:p>0,38</text:p>
          </table:table-cell>
          <table:table-cell/>
          <table:table-cell office:value-type="string">
            <text:p>63o</text:p>
          </table:table-cell>
          <table:table-cell office:value-type="float" office:value="-0.5">
            <text:p>-0,50</text:p>
          </table:table-cell>
          <table:table-cell/>
          <table:table-cell office:value-type="string">
            <text:p>63o</text:p>
          </table:table-cell>
          <table:table-cell office:value-type="float" office:value="-0.766755776207752">
            <text:p>-0,77</text:p>
          </table:table-cell>
        </table:table-row>
        <table:table-row table:style-name="ro2">
          <table:table-cell office:value-type="string">
            <text:p>62o</text:p>
          </table:table-cell>
          <table:table-cell office:value-type="float" office:value="0.3408">
            <text:p>0,34</text:p>
          </table:table-cell>
          <table:table-cell/>
          <table:table-cell office:value-type="string">
            <text:p>83o</text:p>
          </table:table-cell>
          <table:table-cell office:value-type="float" office:value="0.3748">
            <text:p>0,37</text:p>
          </table:table-cell>
          <table:table-cell/>
          <table:table-cell office:value-type="string">
            <text:p>62s</text:p>
          </table:table-cell>
          <table:table-cell office:value-type="float" office:value="-0.5">
            <text:p>-0,50</text:p>
          </table:table-cell>
          <table:table-cell/>
          <table:table-cell office:value-type="string">
            <text:p>52s</text:p>
          </table:table-cell>
          <table:table-cell office:value-type="float" office:value="-0.767012687427912">
            <text:p>-0,77</text:p>
          </table:table-cell>
        </table:table-row>
        <table:table-row table:style-name="ro2">
          <table:table-cell office:value-type="string">
            <text:p>54s</text:p>
          </table:table-cell>
          <table:table-cell office:value-type="float" office:value="0.4145">
            <text:p>0,41</text:p>
          </table:table-cell>
          <table:table-cell/>
          <table:table-cell office:value-type="string">
            <text:p>82o</text:p>
          </table:table-cell>
          <table:table-cell office:value-type="float" office:value="0.3683">
            <text:p>0,37</text:p>
          </table:table-cell>
          <table:table-cell/>
          <table:table-cell office:value-type="string">
            <text:p>62o</text:p>
          </table:table-cell>
          <table:table-cell office:value-type="float" office:value="-0.5">
            <text:p>-0,50</text:p>
          </table:table-cell>
          <table:table-cell/>
          <table:table-cell office:value-type="string">
            <text:p>92o</text:p>
          </table:table-cell>
          <table:table-cell office:value-type="float" office:value="-0.780436447166922">
            <text:p>-0,78</text:p>
          </table:table-cell>
        </table:table-row>
        <table:table-row table:style-name="ro2">
          <table:table-cell office:value-type="string">
            <text:p>54o</text:p>
          </table:table-cell>
          <table:table-cell office:value-type="float" office:value="0.3816">
            <text:p>0,38</text:p>
          </table:table-cell>
          <table:table-cell/>
          <table:table-cell office:value-type="string">
            <text:p>42s</text:p>
          </table:table-cell>
          <table:table-cell office:value-type="float" office:value="0.3683">
            <text:p>0,37</text:p>
          </table:table-cell>
          <table:table-cell/>
          <table:table-cell office:value-type="string">
            <text:p>54o</text:p>
          </table:table-cell>
          <table:table-cell office:value-type="float" office:value="-0.5">
            <text:p>-0,50</text:p>
          </table:table-cell>
          <table:table-cell/>
          <table:table-cell office:value-type="string">
            <text:p>73s</text:p>
          </table:table-cell>
          <table:table-cell office:value-type="float" office:value="-0.783836689038031">
            <text:p>-0,78</text:p>
          </table:table-cell>
        </table:table-row>
        <table:table-row table:style-name="ro2">
          <table:table-cell office:value-type="string">
            <text:p>53s</text:p>
          </table:table-cell>
          <table:table-cell office:value-type="float" office:value="0.3969">
            <text:p>0,40</text:p>
          </table:table-cell>
          <table:table-cell/>
          <table:table-cell office:value-type="string">
            <text:p>73o</text:p>
          </table:table-cell>
          <table:table-cell office:value-type="float" office:value="0.366">
            <text:p>0,37</text:p>
          </table:table-cell>
          <table:table-cell/>
          <table:table-cell office:value-type="string">
            <text:p>53s</text:p>
          </table:table-cell>
          <table:table-cell office:value-type="float" office:value="-0.5">
            <text:p>-0,50</text:p>
          </table:table-cell>
          <table:table-cell/>
          <table:table-cell office:value-type="string">
            <text:p>Q2o</text:p>
          </table:table-cell>
          <table:table-cell office:value-type="float" office:value="-0.786293436293436">
            <text:p>-0,79</text:p>
          </table:table-cell>
        </table:table-row>
        <table:table-row table:style-name="ro2">
          <table:table-cell office:value-type="string">
            <text:p>53o</text:p>
          </table:table-cell>
          <table:table-cell office:value-type="float" office:value="0.3626">
            <text:p>0,36</text:p>
          </table:table-cell>
          <table:table-cell/>
          <table:table-cell office:value-type="string">
            <text:p>53o</text:p>
          </table:table-cell>
          <table:table-cell office:value-type="float" office:value="0.3626">
            <text:p>0,36</text:p>
          </table:table-cell>
          <table:table-cell/>
          <table:table-cell office:value-type="string">
            <text:p>53o</text:p>
          </table:table-cell>
          <table:table-cell office:value-type="float" office:value="-0.5">
            <text:p>-0,50</text:p>
          </table:table-cell>
          <table:table-cell/>
          <table:table-cell office:value-type="string">
            <text:p>43s</text:p>
          </table:table-cell>
          <table:table-cell office:value-type="float" office:value="-0.7911866359447">
            <text:p>-0,79</text:p>
          </table:table-cell>
        </table:table-row>
        <table:table-row table:style-name="ro2">
          <table:table-cell office:value-type="string">
            <text:p>52s</text:p>
          </table:table-cell>
          <table:table-cell office:value-type="float" office:value="0.3785">
            <text:p>0,38</text:p>
          </table:table-cell>
          <table:table-cell/>
          <table:table-cell office:value-type="string">
            <text:p>63o</text:p>
          </table:table-cell>
          <table:table-cell office:value-type="float" office:value="0.3608">
            <text:p>0,36</text:p>
          </table:table-cell>
          <table:table-cell/>
          <table:table-cell office:value-type="string">
            <text:p>52s</text:p>
          </table:table-cell>
          <table:table-cell office:value-type="float" office:value="-0.5">
            <text:p>-0,50</text:p>
          </table:table-cell>
          <table:table-cell/>
          <table:table-cell office:value-type="string">
            <text:p>42o</text:p>
          </table:table-cell>
          <table:table-cell office:value-type="float" office:value="-0.79518654552484">
            <text:p>-0,80</text:p>
          </table:table-cell>
        </table:table-row>
        <table:table-row table:style-name="ro2">
          <table:table-cell office:value-type="string">
            <text:p>52o</text:p>
          </table:table-cell>
          <table:table-cell office:value-type="float" office:value="0.3428">
            <text:p>0,34</text:p>
          </table:table-cell>
          <table:table-cell/>
          <table:table-cell office:value-type="string">
            <text:p>32s</text:p>
          </table:table-cell>
          <table:table-cell office:value-type="float" office:value="0.3598">
            <text:p>0,36</text:p>
          </table:table-cell>
          <table:table-cell/>
          <table:table-cell office:value-type="string">
            <text:p>52o</text:p>
          </table:table-cell>
          <table:table-cell office:value-type="float" office:value="-0.5">
            <text:p>-0,50</text:p>
          </table:table-cell>
          <table:table-cell/>
          <table:table-cell office:value-type="string">
            <text:p>J3o</text:p>
          </table:table-cell>
          <table:table-cell office:value-type="float" office:value="-0.795463357890655">
            <text:p>-0,80</text:p>
          </table:table-cell>
        </table:table-row>
        <table:table-row table:style-name="ro2">
          <table:table-cell office:value-type="string">
            <text:p>43s</text:p>
          </table:table-cell>
          <table:table-cell office:value-type="float" office:value="0.3864">
            <text:p>0,39</text:p>
          </table:table-cell>
          <table:table-cell/>
          <table:table-cell office:value-type="string">
            <text:p>43o</text:p>
          </table:table-cell>
          <table:table-cell office:value-type="float" office:value="0.3515">
            <text:p>0,35</text:p>
          </table:table-cell>
          <table:table-cell/>
          <table:table-cell office:value-type="string">
            <text:p>43s</text:p>
          </table:table-cell>
          <table:table-cell office:value-type="float" office:value="-0.5">
            <text:p>-0,50</text:p>
          </table:table-cell>
          <table:table-cell/>
          <table:table-cell office:value-type="string">
            <text:p>62s</text:p>
          </table:table-cell>
          <table:table-cell office:value-type="float" office:value="-0.800584795321637">
            <text:p>-0,80</text:p>
          </table:table-cell>
        </table:table-row>
        <table:table-row table:style-name="ro2">
          <table:table-cell office:value-type="string">
            <text:p>43o</text:p>
          </table:table-cell>
          <table:table-cell office:value-type="float" office:value="0.3515">
            <text:p>0,35</text:p>
          </table:table-cell>
          <table:table-cell/>
          <table:table-cell office:value-type="string">
            <text:p>72o</text:p>
          </table:table-cell>
          <table:table-cell office:value-type="float" office:value="0.3458">
            <text:p>0,35</text:p>
          </table:table-cell>
          <table:table-cell/>
          <table:table-cell office:value-type="string">
            <text:p>43o</text:p>
          </table:table-cell>
          <table:table-cell office:value-type="float" office:value="-0.5">
            <text:p>-0,50</text:p>
          </table:table-cell>
          <table:table-cell/>
          <table:table-cell office:value-type="string">
            <text:p>53o</text:p>
          </table:table-cell>
          <table:table-cell office:value-type="float" office:value="-0.800675675675676">
            <text:p>-0,80</text:p>
          </table:table-cell>
        </table:table-row>
        <table:table-row table:style-name="ro2">
          <table:table-cell office:value-type="string">
            <text:p>42s</text:p>
          </table:table-cell>
          <table:table-cell office:value-type="float" office:value="0.3683">
            <text:p>0,37</text:p>
          </table:table-cell>
          <table:table-cell/>
          <table:table-cell office:value-type="string">
            <text:p>52o</text:p>
          </table:table-cell>
          <table:table-cell office:value-type="float" office:value="0.3428">
            <text:p>0,34</text:p>
          </table:table-cell>
          <table:table-cell/>
          <table:table-cell office:value-type="string">
            <text:p>42s</text:p>
          </table:table-cell>
          <table:table-cell office:value-type="float" office:value="-0.5">
            <text:p>-0,50</text:p>
          </table:table-cell>
          <table:table-cell/>
          <table:table-cell office:value-type="string">
            <text:p>43o</text:p>
          </table:table-cell>
          <table:table-cell office:value-type="float" office:value="-0.803561060576737">
            <text:p>-0,80</text:p>
          </table:table-cell>
        </table:table-row>
        <table:table-row table:style-name="ro2">
          <table:table-cell office:value-type="string">
            <text:p>42o</text:p>
          </table:table-cell>
          <table:table-cell office:value-type="float" office:value="0.332">
            <text:p>0,33</text:p>
          </table:table-cell>
          <table:table-cell/>
          <table:table-cell office:value-type="string">
            <text:p>62o</text:p>
          </table:table-cell>
          <table:table-cell office:value-type="float" office:value="0.3408">
            <text:p>0,34</text:p>
          </table:table-cell>
          <table:table-cell/>
          <table:table-cell office:value-type="string">
            <text:p>42o</text:p>
          </table:table-cell>
          <table:table-cell office:value-type="float" office:value="-0.5">
            <text:p>-0,50</text:p>
          </table:table-cell>
          <table:table-cell/>
          <table:table-cell office:value-type="string">
            <text:p>72o</text:p>
          </table:table-cell>
          <table:table-cell office:value-type="float" office:value="-0.833365514578104">
            <text:p>-0,83</text:p>
          </table:table-cell>
        </table:table-row>
        <table:table-row table:style-name="ro2">
          <table:table-cell office:value-type="string">
            <text:p>32s</text:p>
          </table:table-cell>
          <table:table-cell office:value-type="float" office:value="0.3598">
            <text:p>0,36</text:p>
          </table:table-cell>
          <table:table-cell/>
          <table:table-cell office:value-type="string">
            <text:p>42o</text:p>
          </table:table-cell>
          <table:table-cell office:value-type="float" office:value="0.332">
            <text:p>0,33</text:p>
          </table:table-cell>
          <table:table-cell/>
          <table:table-cell office:value-type="string">
            <text:p>32s</text:p>
          </table:table-cell>
          <table:table-cell office:value-type="float" office:value="-0.5">
            <text:p>-0,50</text:p>
          </table:table-cell>
          <table:table-cell/>
          <table:table-cell office:value-type="string">
            <text:p>32o</text:p>
          </table:table-cell>
          <table:table-cell office:value-type="float" office:value="-0.853818389057751">
            <text:p>-0,85</text:p>
          </table:table-cell>
        </table:table-row>
        <table:table-row table:style-name="ro2">
          <table:table-cell office:value-type="string">
            <text:p>32o</text:p>
          </table:table-cell>
          <table:table-cell office:value-type="float" office:value="0.323">
            <text:p>0,32</text:p>
          </table:table-cell>
          <table:table-cell/>
          <table:table-cell office:value-type="string">
            <text:p>32o</text:p>
          </table:table-cell>
          <table:table-cell office:value-type="float" office:value="0.323">
            <text:p>0,32</text:p>
          </table:table-cell>
          <table:table-cell/>
          <table:table-cell office:value-type="string">
            <text:p>32o</text:p>
          </table:table-cell>
          <table:table-cell office:value-type="float" office:value="-0.5">
            <text:p>-0,50</text:p>
          </table:table-cell>
          <table:table-cell/>
          <table:table-cell office:value-type="string">
            <text:p>32s</text:p>
          </table:table-cell>
          <table:table-cell office:value-type="float" office:value="-0.858323494687131">
            <text:p>-0,86</text:p>
          </table:table-cell>
        </table:table-row>
      </table:table>
      <table:table table:name="pf hssd" table:style-name="ta1" table:print="false">
        <table:table-column table:style-name="co19" table:default-cell-style-name="Default"/>
        <table:table-column table:style-name="co19" table:number-columns-repeated="3" table:default-cell-style-name="ce38"/>
        <table:table-column table:style-name="co19" table:number-columns-repeated="3" table:default-cell-style-name="ce37"/>
        <table:table-row table:style-name="ro2">
          <table:table-cell/>
          <table:table-cell table:style-name="Default" table:number-columns-repeated="6"/>
        </table:table-row>
        <table:table-row table:style-name="ro2">
          <table:table-cell table:style-name="ce14" office:value-type="string">
            <text:p>Min</text:p>
          </table:table-cell>
          <table:table-cell table:style-name="ce37" table:formula="of:=MIN([.B5:.B173])" office:value-type="float" office:value="0.323">
            <text:p>0,3230</text:p>
          </table:table-cell>
          <table:table-cell table:style-name="ce37" table:formula="of:=MIN([.C5:.C173])" office:value-type="float" office:value="0.106">
            <text:p>0,1060</text:p>
          </table:table-cell>
          <table:table-cell table:style-name="ce37" table:formula="of:=MIN([.D5:.D173])" office:value-type="float" office:value="0.0543">
            <text:p>0,0543</text:p>
          </table:table-cell>
          <table:table-cell table:style-name="Default" table:number-columns-repeated="3"/>
        </table:table-row>
        <table:table-row table:style-name="ro2">
          <table:table-cell table:style-name="ce14" office:value-type="string">
            <text:p>Max</text:p>
          </table:table-cell>
          <table:table-cell table:style-name="ce37" table:formula="of:=MAX([.B5:.B173])" office:value-type="float" office:value="0.852">
            <text:p>0,8520</text:p>
          </table:table-cell>
          <table:table-cell table:style-name="ce37" table:formula="of:=MAX([.C5:.C173])" office:value-type="float" office:value="0.347">
            <text:p>0,3470</text:p>
          </table:table-cell>
          <table:table-cell table:style-name="ce37" table:formula="of:=MAX([.D5:.D173])" office:value-type="float" office:value="0.2029">
            <text:p>0,2029</text:p>
          </table:table-cell>
          <table:table-cell table:style-name="Default" table:number-columns-repeated="3"/>
        </table:table-row>
        <table:table-row table:style-name="ro2">
          <table:table-cell table:style-name="ce14" office:value-type="string">
            <text:p>Pocket</text:p>
          </table:table-cell>
          <table:table-cell table:style-name="ce14" office:value-type="string">
            <text:p>HS</text:p>
          </table:table-cell>
          <table:table-cell table:style-name="ce14" office:value-type="string">
            <text:p>SD3</text:p>
          </table:table-cell>
          <table:table-cell table:style-name="ce14" office:value-type="string">
            <text:p>SD1</text:p>
          </table:table-cell>
          <table:table-cell table:style-name="ce14" office:value-type="string">
            <text:p>HS Norm</text:p>
          </table:table-cell>
          <table:table-cell table:style-name="ce14" office:value-type="string">
            <text:p>SD3 Norm</text:p>
          </table:table-cell>
          <table:table-cell table:style-name="ce14" office:value-type="string">
            <text:p>SD1 Norm</text:p>
          </table:table-cell>
        </table:table-row>
        <table:table-row table:style-name="ro2">
          <table:table-cell office:value-type="string">
            <text:p>AA</text:p>
          </table:table-cell>
          <table:table-cell office:value-type="float" office:value="0.852">
            <text:p>0,8520</text:p>
          </table:table-cell>
          <table:table-cell office:value-type="float" office:value="0.106">
            <text:p>0,1060</text:p>
          </table:table-cell>
          <table:table-cell office:value-type="float" office:value="0.0543">
            <text:p>0,0543</text:p>
          </table:table-cell>
          <table:table-cell table:formula="of:=([.B5]-[.B$2])/([.B$3]-[.B$2])" office:value-type="float" office:value="1">
            <text:p>1,0000</text:p>
          </table:table-cell>
          <table:table-cell table:formula="of:=([.C5]-[.C$2])/([.C$3]-[.C$2])" office:value-type="float" office:value="0">
            <text:p>0,0000</text:p>
          </table:table-cell>
          <table:table-cell table:formula="of:=([.D5]-[.D$2])/([.D$3]-[.D$2])" office:value-type="float" office:value="0">
            <text:p>0,0000</text:p>
          </table:table-cell>
        </table:table-row>
        <table:table-row table:style-name="ro2">
          <table:table-cell office:value-type="string">
            <text:p>KK</text:p>
          </table:table-cell>
          <table:table-cell office:value-type="float" office:value="0.824">
            <text:p>0,8240</text:p>
          </table:table-cell>
          <table:table-cell office:value-type="float" office:value="0.1155">
            <text:p>0,1155</text:p>
          </table:table-cell>
          <table:table-cell office:value-type="float" office:value="0.062">
            <text:p>0,0620</text:p>
          </table:table-cell>
          <table:table-cell table:formula="of:=([.B6]-[.B$2])/([.B$3]-[.B$2])" office:value-type="float" office:value="0.947069943289225">
            <text:p>0,9471</text:p>
          </table:table-cell>
          <table:table-cell table:formula="of:=([.C6]-[.C$2])/([.C$3]-[.C$2])" office:value-type="float" office:value="0.0394190871369295">
            <text:p>0,0394</text:p>
          </table:table-cell>
          <table:table-cell table:formula="of:=([.D6]-[.D$2])/([.D$3]-[.D$2])" office:value-type="float" office:value="0.0518169582772544">
            <text:p>0,0518</text:p>
          </table:table-cell>
        </table:table-row>
        <table:table-row table:style-name="ro2">
          <table:table-cell office:value-type="string">
            <text:p>QQ</text:p>
          </table:table-cell>
          <table:table-cell office:value-type="float" office:value="0.7993">
            <text:p>0,7993</text:p>
          </table:table-cell>
          <table:table-cell office:value-type="float" office:value="0.121">
            <text:p>0,1210</text:p>
          </table:table-cell>
          <table:table-cell office:value-type="float" office:value="0.0665">
            <text:p>0,0665</text:p>
          </table:table-cell>
          <table:table-cell table:formula="of:=([.B7]-[.B$2])/([.B$3]-[.B$2])" office:value-type="float" office:value="0.900378071833648">
            <text:p>0,9004</text:p>
          </table:table-cell>
          <table:table-cell table:formula="of:=([.C7]-[.C$2])/([.C$3]-[.C$2])" office:value-type="float" office:value="0.0622406639004149">
            <text:p>0,0622</text:p>
          </table:table-cell>
          <table:table-cell table:formula="of:=([.D7]-[.D$2])/([.D$3]-[.D$2])" office:value-type="float" office:value="0.082099596231494">
            <text:p>0,0821</text:p>
          </table:table-cell>
        </table:table-row>
        <table:table-row table:style-name="ro2">
          <table:table-cell office:value-type="string">
            <text:p>JJ</text:p>
          </table:table-cell>
          <table:table-cell office:value-type="float" office:value="0.7747">
            <text:p>0,7747</text:p>
          </table:table-cell>
          <table:table-cell office:value-type="float" office:value="0.1273">
            <text:p>0,1273</text:p>
          </table:table-cell>
          <table:table-cell office:value-type="float" office:value="0.0713">
            <text:p>0,0713</text:p>
          </table:table-cell>
          <table:table-cell table:formula="of:=([.B8]-[.B$2])/([.B$3]-[.B$2])" office:value-type="float" office:value="0.853875236294896">
            <text:p>0,8539</text:p>
          </table:table-cell>
          <table:table-cell table:formula="of:=([.C8]-[.C$2])/([.C$3]-[.C$2])" office:value-type="float" office:value="0.0883817427385892">
            <text:p>0,0884</text:p>
          </table:table-cell>
          <table:table-cell table:formula="of:=([.D8]-[.D$2])/([.D$3]-[.D$2])" office:value-type="float" office:value="0.114401076716016">
            <text:p>0,1144</text:p>
          </table:table-cell>
        </table:table-row>
        <table:table-row table:style-name="ro2">
          <table:table-cell office:value-type="string">
            <text:p>TT</text:p>
          </table:table-cell>
          <table:table-cell office:value-type="float" office:value="0.7501">
            <text:p>0,7501</text:p>
          </table:table-cell>
          <table:table-cell office:value-type="float" office:value="0.1347">
            <text:p>0,1347</text:p>
          </table:table-cell>
          <table:table-cell office:value-type="float" office:value="0.0761">
            <text:p>0,0761</text:p>
          </table:table-cell>
          <table:table-cell table:formula="of:=([.B9]-[.B$2])/([.B$3]-[.B$2])" office:value-type="float" office:value="0.807372400756144">
            <text:p>0,8074</text:p>
          </table:table-cell>
          <table:table-cell table:formula="of:=([.C9]-[.C$2])/([.C$3]-[.C$2])" office:value-type="float" office:value="0.119087136929461">
            <text:p>0,1191</text:p>
          </table:table-cell>
          <table:table-cell table:formula="of:=([.D9]-[.D$2])/([.D$3]-[.D$2])" office:value-type="float" office:value="0.146702557200538">
            <text:p>0,1467</text:p>
          </table:table-cell>
        </table:table-row>
        <table:table-row table:style-name="ro2">
          <table:table-cell office:value-type="string">
            <text:p>99</text:p>
          </table:table-cell>
          <table:table-cell office:value-type="float" office:value="0.7206">
            <text:p>0,7206</text:p>
          </table:table-cell>
          <table:table-cell office:value-type="float" office:value="0.1491">
            <text:p>0,1491</text:p>
          </table:table-cell>
          <table:table-cell office:value-type="float" office:value="0.0883">
            <text:p>0,0883</text:p>
          </table:table-cell>
          <table:table-cell table:formula="of:=([.B10]-[.B$2])/([.B$3]-[.B$2])" office:value-type="float" office:value="0.751606805293006">
            <text:p>0,7516</text:p>
          </table:table-cell>
          <table:table-cell table:formula="of:=([.C10]-[.C$2])/([.C$3]-[.C$2])" office:value-type="float" office:value="0.178838174273859">
            <text:p>0,1788</text:p>
          </table:table-cell>
          <table:table-cell table:formula="of:=([.D10]-[.D$2])/([.D$3]-[.D$2])" office:value-type="float" office:value="0.228802153432032">
            <text:p>0,2288</text:p>
          </table:table-cell>
        </table:table-row>
        <table:table-row table:style-name="ro2">
          <table:table-cell office:value-type="string">
            <text:p>88</text:p>
          </table:table-cell>
          <table:table-cell office:value-type="float" office:value="0.6916">
            <text:p>0,6916</text:p>
          </table:table-cell>
          <table:table-cell office:value-type="float" office:value="0.1636">
            <text:p>0,1636</text:p>
          </table:table-cell>
          <table:table-cell office:value-type="float" office:value="0.0987">
            <text:p>0,0987</text:p>
          </table:table-cell>
          <table:table-cell table:formula="of:=([.B11]-[.B$2])/([.B$3]-[.B$2])" office:value-type="float" office:value="0.696786389413989">
            <text:p>0,6968</text:p>
          </table:table-cell>
          <table:table-cell table:formula="of:=([.C11]-[.C$2])/([.C$3]-[.C$2])" office:value-type="float" office:value="0.239004149377593">
            <text:p>0,2390</text:p>
          </table:table-cell>
          <table:table-cell table:formula="of:=([.D11]-[.D$2])/([.D$3]-[.D$2])" office:value-type="float" office:value="0.29878869448183">
            <text:p>0,2988</text:p>
          </table:table-cell>
        </table:table-row>
        <table:table-row table:style-name="ro2">
          <table:table-cell office:value-type="string">
            <text:p>77</text:p>
          </table:table-cell>
          <table:table-cell office:value-type="float" office:value="0.6624">
            <text:p>0,6624</text:p>
          </table:table-cell>
          <table:table-cell office:value-type="float" office:value="0.1781">
            <text:p>0,1781</text:p>
          </table:table-cell>
          <table:table-cell office:value-type="float" office:value="0.109">
            <text:p>0,1090</text:p>
          </table:table-cell>
          <table:table-cell table:formula="of:=([.B12]-[.B$2])/([.B$3]-[.B$2])" office:value-type="float" office:value="0.641587901701323">
            <text:p>0,6416</text:p>
          </table:table-cell>
          <table:table-cell table:formula="of:=([.C12]-[.C$2])/([.C$3]-[.C$2])" office:value-type="float" office:value="0.299170124481328">
            <text:p>0,2992</text:p>
          </table:table-cell>
          <table:table-cell table:formula="of:=([.D12]-[.D$2])/([.D$3]-[.D$2])" office:value-type="float" office:value="0.368102288021534">
            <text:p>0,3681</text:p>
          </table:table-cell>
        </table:table-row>
        <table:table-row table:style-name="ro2">
          <table:table-cell office:value-type="string">
            <text:p>66</text:p>
          </table:table-cell>
          <table:table-cell office:value-type="float" office:value="0.6328">
            <text:p>0,6328</text:p>
          </table:table-cell>
          <table:table-cell office:value-type="float" office:value="0.1926">
            <text:p>0,1926</text:p>
          </table:table-cell>
          <table:table-cell office:value-type="float" office:value="0.1194">
            <text:p>0,1194</text:p>
          </table:table-cell>
          <table:table-cell table:formula="of:=([.B13]-[.B$2])/([.B$3]-[.B$2])" office:value-type="float" office:value="0.585633270321361">
            <text:p>0,5856</text:p>
          </table:table-cell>
          <table:table-cell table:formula="of:=([.C13]-[.C$2])/([.C$3]-[.C$2])" office:value-type="float" office:value="0.359336099585062">
            <text:p>0,3593</text:p>
          </table:table-cell>
          <table:table-cell table:formula="of:=([.D13]-[.D$2])/([.D$3]-[.D$2])" office:value-type="float" office:value="0.438088829071332">
            <text:p>0,4381</text:p>
          </table:table-cell>
        </table:table-row>
        <table:table-row table:style-name="ro2">
          <table:table-cell office:value-type="string">
            <text:p>55</text:p>
          </table:table-cell>
          <table:table-cell office:value-type="float" office:value="0.6032">
            <text:p>0,6032</text:p>
          </table:table-cell>
          <table:table-cell office:value-type="float" office:value="0.2056">
            <text:p>0,2056</text:p>
          </table:table-cell>
          <table:table-cell office:value-type="float" office:value="0.1286">
            <text:p>0,1286</text:p>
          </table:table-cell>
          <table:table-cell table:formula="of:=([.B14]-[.B$2])/([.B$3]-[.B$2])" office:value-type="float" office:value="0.529678638941399">
            <text:p>0,5297</text:p>
          </table:table-cell>
          <table:table-cell table:formula="of:=([.C14]-[.C$2])/([.C$3]-[.C$2])" office:value-type="float" office:value="0.413278008298755">
            <text:p>0,4133</text:p>
          </table:table-cell>
          <table:table-cell table:formula="of:=([.D14]-[.D$2])/([.D$3]-[.D$2])" office:value-type="float" office:value="0.5">
            <text:p>0,5000</text:p>
          </table:table-cell>
        </table:table-row>
        <table:table-row table:style-name="ro2">
          <table:table-cell office:value-type="string">
            <text:p>44</text:p>
          </table:table-cell>
          <table:table-cell office:value-type="float" office:value="0.5702">
            <text:p>0,5702</text:p>
          </table:table-cell>
          <table:table-cell office:value-type="float" office:value="0.2185">
            <text:p>0,2185</text:p>
          </table:table-cell>
          <table:table-cell office:value-type="float" office:value="0.1388">
            <text:p>0,1388</text:p>
          </table:table-cell>
          <table:table-cell table:formula="of:=([.B15]-[.B$2])/([.B$3]-[.B$2])" office:value-type="float" office:value="0.467296786389414">
            <text:p>0,4673</text:p>
          </table:table-cell>
          <table:table-cell table:formula="of:=([.C15]-[.C$2])/([.C$3]-[.C$2])" office:value-type="float" office:value="0.466804979253112">
            <text:p>0,4668</text:p>
          </table:table-cell>
          <table:table-cell table:formula="of:=([.D15]-[.D$2])/([.D$3]-[.D$2])" office:value-type="float" office:value="0.56864064602961">
            <text:p>0,5686</text:p>
          </table:table-cell>
        </table:table-row>
        <table:table-row table:style-name="ro2">
          <table:table-cell office:value-type="string">
            <text:p>33</text:p>
          </table:table-cell>
          <table:table-cell office:value-type="float" office:value="0.5369">
            <text:p>0,5369</text:p>
          </table:table-cell>
          <table:table-cell office:value-type="float" office:value="0.2301">
            <text:p>0,2301</text:p>
          </table:table-cell>
          <table:table-cell office:value-type="float" office:value="0.1485">
            <text:p>0,1485</text:p>
          </table:table-cell>
          <table:table-cell table:formula="of:=([.B16]-[.B$2])/([.B$3]-[.B$2])" office:value-type="float" office:value="0.404347826086957">
            <text:p>0,4043</text:p>
          </table:table-cell>
          <table:table-cell table:formula="of:=([.C16]-[.C$2])/([.C$3]-[.C$2])" office:value-type="float" office:value="0.5149377593361">
            <text:p>0,5149</text:p>
          </table:table-cell>
          <table:table-cell table:formula="of:=([.D16]-[.D$2])/([.D$3]-[.D$2])" office:value-type="float" office:value="0.633916554508748">
            <text:p>0,6339</text:p>
          </table:table-cell>
        </table:table-row>
        <table:table-row table:style-name="ro2">
          <table:table-cell office:value-type="string">
            <text:p>22</text:p>
          </table:table-cell>
          <table:table-cell office:value-type="float" office:value="0.5033">
            <text:p>0,5033</text:p>
          </table:table-cell>
          <table:table-cell office:value-type="float" office:value="0.2404">
            <text:p>0,2404</text:p>
          </table:table-cell>
          <table:table-cell office:value-type="float" office:value="0.1578">
            <text:p>0,1578</text:p>
          </table:table-cell>
          <table:table-cell table:formula="of:=([.B17]-[.B$2])/([.B$3]-[.B$2])" office:value-type="float" office:value="0.340831758034026">
            <text:p>0,3408</text:p>
          </table:table-cell>
          <table:table-cell table:formula="of:=([.C17]-[.C$2])/([.C$3]-[.C$2])" office:value-type="float" office:value="0.557676348547718">
            <text:p>0,5577</text:p>
          </table:table-cell>
          <table:table-cell table:formula="of:=([.D17]-[.D$2])/([.D$3]-[.D$2])" office:value-type="float" office:value="0.69650067294751">
            <text:p>0,6965</text:p>
          </table:table-cell>
        </table:table-row>
        <table:table-row table:style-name="ro2">
          <table:table-cell office:value-type="string">
            <text:p>AKs</text:p>
          </table:table-cell>
          <table:table-cell office:value-type="float" office:value="0.6704">
            <text:p>0,6704</text:p>
          </table:table-cell>
          <table:table-cell office:value-type="float" office:value="0.2483">
            <text:p>0,2483</text:p>
          </table:table-cell>
          <table:table-cell office:value-type="float" office:value="0.157">
            <text:p>0,1570</text:p>
          </table:table-cell>
          <table:table-cell table:formula="of:=([.B18]-[.B$2])/([.B$3]-[.B$2])" office:value-type="float" office:value="0.656710775047259">
            <text:p>0,6567</text:p>
          </table:table-cell>
          <table:table-cell table:formula="of:=([.C18]-[.C$2])/([.C$3]-[.C$2])" office:value-type="float" office:value="0.59045643153527">
            <text:p>0,5905</text:p>
          </table:table-cell>
          <table:table-cell table:formula="of:=([.D18]-[.D$2])/([.D$3]-[.D$2])" office:value-type="float" office:value="0.691117092866756">
            <text:p>0,6911</text:p>
          </table:table-cell>
        </table:table-row>
        <table:table-row table:style-name="ro2">
          <table:table-cell office:value-type="string">
            <text:p>AKo</text:p>
          </table:table-cell>
          <table:table-cell office:value-type="float" office:value="0.6532">
            <text:p>0,6532</text:p>
          </table:table-cell>
          <table:table-cell office:value-type="float" office:value="0.244">
            <text:p>0,2440</text:p>
          </table:table-cell>
          <table:table-cell office:value-type="float" office:value="0.1583">
            <text:p>0,1583</text:p>
          </table:table-cell>
          <table:table-cell table:formula="of:=([.B19]-[.B$2])/([.B$3]-[.B$2])" office:value-type="float" office:value="0.624196597353497">
            <text:p>0,6242</text:p>
          </table:table-cell>
          <table:table-cell table:formula="of:=([.C19]-[.C$2])/([.C$3]-[.C$2])" office:value-type="float" office:value="0.572614107883817">
            <text:p>0,5726</text:p>
          </table:table-cell>
          <table:table-cell table:formula="of:=([.D19]-[.D$2])/([.D$3]-[.D$2])" office:value-type="float" office:value="0.699865410497981">
            <text:p>0,6999</text:p>
          </table:table-cell>
        </table:table-row>
        <table:table-row table:style-name="ro2">
          <table:table-cell office:value-type="string">
            <text:p>AQs</text:p>
          </table:table-cell>
          <table:table-cell office:value-type="float" office:value="0.6621">
            <text:p>0,6621</text:p>
          </table:table-cell>
          <table:table-cell office:value-type="float" office:value="0.2445">
            <text:p>0,2445</text:p>
          </table:table-cell>
          <table:table-cell office:value-type="float" office:value="0.153">
            <text:p>0,1530</text:p>
          </table:table-cell>
          <table:table-cell table:formula="of:=([.B20]-[.B$2])/([.B$3]-[.B$2])" office:value-type="float" office:value="0.641020793950851">
            <text:p>0,6410</text:p>
          </table:table-cell>
          <table:table-cell table:formula="of:=([.C20]-[.C$2])/([.C$3]-[.C$2])" office:value-type="float" office:value="0.574688796680498">
            <text:p>0,5747</text:p>
          </table:table-cell>
          <table:table-cell table:formula="of:=([.D20]-[.D$2])/([.D$3]-[.D$2])" office:value-type="float" office:value="0.664199192462988">
            <text:p>0,6642</text:p>
          </table:table-cell>
        </table:table-row>
        <table:table-row table:style-name="ro2">
          <table:table-cell office:value-type="string">
            <text:p>AQo</text:p>
          </table:table-cell>
          <table:table-cell office:value-type="float" office:value="0.6443">
            <text:p>0,6443</text:p>
          </table:table-cell>
          <table:table-cell office:value-type="float" office:value="0.2391">
            <text:p>0,2391</text:p>
          </table:table-cell>
          <table:table-cell office:value-type="float" office:value="0.1535">
            <text:p>0,1535</text:p>
          </table:table-cell>
          <table:table-cell table:formula="of:=([.B21]-[.B$2])/([.B$3]-[.B$2])" office:value-type="float" office:value="0.607372400756144">
            <text:p>0,6074</text:p>
          </table:table-cell>
          <table:table-cell table:formula="of:=([.C21]-[.C$2])/([.C$3]-[.C$2])" office:value-type="float" office:value="0.552282157676348">
            <text:p>0,5523</text:p>
          </table:table-cell>
          <table:table-cell table:formula="of:=([.D21]-[.D$2])/([.D$3]-[.D$2])" office:value-type="float" office:value="0.667563930013459">
            <text:p>0,6676</text:p>
          </table:table-cell>
        </table:table-row>
        <table:table-row table:style-name="ro2">
          <table:table-cell office:value-type="string">
            <text:p>AJs</text:p>
          </table:table-cell>
          <table:table-cell office:value-type="float" office:value="0.6539">
            <text:p>0,6539</text:p>
          </table:table-cell>
          <table:table-cell office:value-type="float" office:value="0.2418">
            <text:p>0,2418</text:p>
          </table:table-cell>
          <table:table-cell office:value-type="float" office:value="0.1495">
            <text:p>0,1495</text:p>
          </table:table-cell>
          <table:table-cell table:formula="of:=([.B22]-[.B$2])/([.B$3]-[.B$2])" office:value-type="float" office:value="0.625519848771267">
            <text:p>0,6255</text:p>
          </table:table-cell>
          <table:table-cell table:formula="of:=([.C22]-[.C$2])/([.C$3]-[.C$2])" office:value-type="float" office:value="0.563485477178423">
            <text:p>0,5635</text:p>
          </table:table-cell>
          <table:table-cell table:formula="of:=([.D22]-[.D$2])/([.D$3]-[.D$2])" office:value-type="float" office:value="0.64064602960969">
            <text:p>0,6406</text:p>
          </table:table-cell>
        </table:table-row>
        <table:table-row table:style-name="ro2">
          <table:table-cell office:value-type="string">
            <text:p>AJo</text:p>
          </table:table-cell>
          <table:table-cell office:value-type="float" office:value="0.6356">
            <text:p>0,6356</text:p>
          </table:table-cell>
          <table:table-cell office:value-type="float" office:value="0.2352">
            <text:p>0,2352</text:p>
          </table:table-cell>
          <table:table-cell office:value-type="float" office:value="0.1491">
            <text:p>0,1491</text:p>
          </table:table-cell>
          <table:table-cell table:formula="of:=([.B23]-[.B$2])/([.B$3]-[.B$2])" office:value-type="float" office:value="0.590926275992439">
            <text:p>0,5909</text:p>
          </table:table-cell>
          <table:table-cell table:formula="of:=([.C23]-[.C$2])/([.C$3]-[.C$2])" office:value-type="float" office:value="0.536099585062241">
            <text:p>0,5361</text:p>
          </table:table-cell>
          <table:table-cell table:formula="of:=([.D23]-[.D$2])/([.D$3]-[.D$2])" office:value-type="float" office:value="0.637954239569314">
            <text:p>0,6380</text:p>
          </table:table-cell>
        </table:table-row>
        <table:table-row table:style-name="ro2">
          <table:table-cell office:value-type="string">
            <text:p>ATs</text:p>
          </table:table-cell>
          <table:table-cell office:value-type="float" office:value="0.646">
            <text:p>0,6460</text:p>
          </table:table-cell>
          <table:table-cell office:value-type="float" office:value="0.2398">
            <text:p>0,2398</text:p>
          </table:table-cell>
          <table:table-cell office:value-type="float" office:value="0.1464">
            <text:p>0,1464</text:p>
          </table:table-cell>
          <table:table-cell table:formula="of:=([.B24]-[.B$2])/([.B$3]-[.B$2])" office:value-type="float" office:value="0.610586011342155">
            <text:p>0,6106</text:p>
          </table:table-cell>
          <table:table-cell table:formula="of:=([.C24]-[.C$2])/([.C$3]-[.C$2])" office:value-type="float" office:value="0.555186721991701">
            <text:p>0,5552</text:p>
          </table:table-cell>
          <table:table-cell table:formula="of:=([.D24]-[.D$2])/([.D$3]-[.D$2])" office:value-type="float" office:value="0.61978465679677">
            <text:p>0,6198</text:p>
          </table:table-cell>
        </table:table-row>
        <table:table-row table:style-name="ro2">
          <table:table-cell office:value-type="string">
            <text:p>ATo</text:p>
          </table:table-cell>
          <table:table-cell office:value-type="float" office:value="0.6272">
            <text:p>0,6272</text:p>
          </table:table-cell>
          <table:table-cell office:value-type="float" office:value="0.2322">
            <text:p>0,2322</text:p>
          </table:table-cell>
          <table:table-cell office:value-type="float" office:value="0.1452">
            <text:p>0,1452</text:p>
          </table:table-cell>
          <table:table-cell table:formula="of:=([.B25]-[.B$2])/([.B$3]-[.B$2])" office:value-type="float" office:value="0.575047258979206">
            <text:p>0,5750</text:p>
          </table:table-cell>
          <table:table-cell table:formula="of:=([.C25]-[.C$2])/([.C$3]-[.C$2])" office:value-type="float" office:value="0.523651452282158">
            <text:p>0,5237</text:p>
          </table:table-cell>
          <table:table-cell table:formula="of:=([.D25]-[.D$2])/([.D$3]-[.D$2])" office:value-type="float" office:value="0.611709286675639">
            <text:p>0,6117</text:p>
          </table:table-cell>
        </table:table-row>
        <table:table-row table:style-name="ro2">
          <table:table-cell office:value-type="string">
            <text:p>A9s</text:p>
          </table:table-cell>
          <table:table-cell office:value-type="float" office:value="0.6278">
            <text:p>0,6278</text:p>
          </table:table-cell>
          <table:table-cell office:value-type="float" office:value="0.2361">
            <text:p>0,2361</text:p>
          </table:table-cell>
          <table:table-cell office:value-type="float" office:value="0.1462">
            <text:p>0,1462</text:p>
          </table:table-cell>
          <table:table-cell table:formula="of:=([.B26]-[.B$2])/([.B$3]-[.B$2])" office:value-type="float" office:value="0.576181474480151">
            <text:p>0,5762</text:p>
          </table:table-cell>
          <table:table-cell table:formula="of:=([.C26]-[.C$2])/([.C$3]-[.C$2])" office:value-type="float" office:value="0.539834024896265">
            <text:p>0,5398</text:p>
          </table:table-cell>
          <table:table-cell table:formula="of:=([.D26]-[.D$2])/([.D$3]-[.D$2])" office:value-type="float" office:value="0.618438761776581">
            <text:p>0,6184</text:p>
          </table:table-cell>
        </table:table-row>
        <table:table-row table:style-name="ro2">
          <table:table-cell office:value-type="string">
            <text:p>A9o</text:p>
          </table:table-cell>
          <table:table-cell office:value-type="float" office:value="0.6077">
            <text:p>0,6077</text:p>
          </table:table-cell>
          <table:table-cell office:value-type="float" office:value="0.2261">
            <text:p>0,2261</text:p>
          </table:table-cell>
          <table:table-cell office:value-type="float" office:value="0.1439">
            <text:p>0,1439</text:p>
          </table:table-cell>
          <table:table-cell table:formula="of:=([.B27]-[.B$2])/([.B$3]-[.B$2])" office:value-type="float" office:value="0.538185255198488">
            <text:p>0,5382</text:p>
          </table:table-cell>
          <table:table-cell table:formula="of:=([.C27]-[.C$2])/([.C$3]-[.C$2])" office:value-type="float" office:value="0.498340248962656">
            <text:p>0,4983</text:p>
          </table:table-cell>
          <table:table-cell table:formula="of:=([.D27]-[.D$2])/([.D$3]-[.D$2])" office:value-type="float" office:value="0.602960969044415">
            <text:p>0,6030</text:p>
          </table:table-cell>
        </table:table-row>
        <table:table-row table:style-name="ro2">
          <table:table-cell office:value-type="string">
            <text:p>A8s</text:p>
          </table:table-cell>
          <table:table-cell office:value-type="float" office:value="0.6194">
            <text:p>0,6194</text:p>
          </table:table-cell>
          <table:table-cell office:value-type="float" office:value="0.2364">
            <text:p>0,2364</text:p>
          </table:table-cell>
          <table:table-cell office:value-type="float" office:value="0.1456">
            <text:p>0,1456</text:p>
          </table:table-cell>
          <table:table-cell table:formula="of:=([.B28]-[.B$2])/([.B$3]-[.B$2])" office:value-type="float" office:value="0.560302457466919">
            <text:p>0,5603</text:p>
          </table:table-cell>
          <table:table-cell table:formula="of:=([.C28]-[.C$2])/([.C$3]-[.C$2])" office:value-type="float" office:value="0.541078838174274">
            <text:p>0,5411</text:p>
          </table:table-cell>
          <table:table-cell table:formula="of:=([.D28]-[.D$2])/([.D$3]-[.D$2])" office:value-type="float" office:value="0.614401076716016">
            <text:p>0,6144</text:p>
          </table:table-cell>
        </table:table-row>
        <table:table-row table:style-name="ro2">
          <table:table-cell office:value-type="string">
            <text:p>A8o</text:p>
          </table:table-cell>
          <table:table-cell office:value-type="float" office:value="0.5987">
            <text:p>0,5987</text:p>
          </table:table-cell>
          <table:table-cell office:value-type="float" office:value="0.2254">
            <text:p>0,2254</text:p>
          </table:table-cell>
          <table:table-cell office:value-type="float" office:value="0.1427">
            <text:p>0,1427</text:p>
          </table:table-cell>
          <table:table-cell table:formula="of:=([.B29]-[.B$2])/([.B$3]-[.B$2])" office:value-type="float" office:value="0.52117202268431">
            <text:p>0,5212</text:p>
          </table:table-cell>
          <table:table-cell table:formula="of:=([.C29]-[.C$2])/([.C$3]-[.C$2])" office:value-type="float" office:value="0.495435684647303">
            <text:p>0,4954</text:p>
          </table:table-cell>
          <table:table-cell table:formula="of:=([.D29]-[.D$2])/([.D$3]-[.D$2])" office:value-type="float" office:value="0.594885598923284">
            <text:p>0,5949</text:p>
          </table:table-cell>
        </table:table-row>
        <table:table-row table:style-name="ro2">
          <table:table-cell office:value-type="string">
            <text:p>A7s</text:p>
          </table:table-cell>
          <table:table-cell office:value-type="float" office:value="0.6098">
            <text:p>0,6098</text:p>
          </table:table-cell>
          <table:table-cell office:value-type="float" office:value="0.2377">
            <text:p>0,2377</text:p>
          </table:table-cell>
          <table:table-cell office:value-type="float" office:value="0.1462">
            <text:p>0,1462</text:p>
          </table:table-cell>
          <table:table-cell table:formula="of:=([.B30]-[.B$2])/([.B$3]-[.B$2])" office:value-type="float" office:value="0.542155009451796">
            <text:p>0,5422</text:p>
          </table:table-cell>
          <table:table-cell table:formula="of:=([.C30]-[.C$2])/([.C$3]-[.C$2])" office:value-type="float" office:value="0.546473029045643">
            <text:p>0,5465</text:p>
          </table:table-cell>
          <table:table-cell table:formula="of:=([.D30]-[.D$2])/([.D$3]-[.D$2])" office:value-type="float" office:value="0.618438761776581">
            <text:p>0,6184</text:p>
          </table:table-cell>
        </table:table-row>
        <table:table-row table:style-name="ro2">
          <table:table-cell office:value-type="string">
            <text:p>A7o</text:p>
          </table:table-cell>
          <table:table-cell office:value-type="float" office:value="0.5884">
            <text:p>0,5884</text:p>
          </table:table-cell>
          <table:table-cell office:value-type="float" office:value="0.2257">
            <text:p>0,2257</text:p>
          </table:table-cell>
          <table:table-cell office:value-type="float" office:value="0.1427">
            <text:p>0,1427</text:p>
          </table:table-cell>
          <table:table-cell table:formula="of:=([.B31]-[.B$2])/([.B$3]-[.B$2])" office:value-type="float" office:value="0.501701323251418">
            <text:p>0,5017</text:p>
          </table:table-cell>
          <table:table-cell table:formula="of:=([.C31]-[.C$2])/([.C$3]-[.C$2])" office:value-type="float" office:value="0.496680497925311">
            <text:p>0,4967</text:p>
          </table:table-cell>
          <table:table-cell table:formula="of:=([.D31]-[.D$2])/([.D$3]-[.D$2])" office:value-type="float" office:value="0.594885598923284">
            <text:p>0,5949</text:p>
          </table:table-cell>
        </table:table-row>
        <table:table-row table:style-name="ro2">
          <table:table-cell office:value-type="string">
            <text:p>A6s</text:p>
          </table:table-cell>
          <table:table-cell office:value-type="float" office:value="0.5991">
            <text:p>0,5991</text:p>
          </table:table-cell>
          <table:table-cell office:value-type="float" office:value="0.2394">
            <text:p>0,2394</text:p>
          </table:table-cell>
          <table:table-cell office:value-type="float" office:value="0.148">
            <text:p>0,1480</text:p>
          </table:table-cell>
          <table:table-cell table:formula="of:=([.B32]-[.B$2])/([.B$3]-[.B$2])" office:value-type="float" office:value="0.521928166351607">
            <text:p>0,5219</text:p>
          </table:table-cell>
          <table:table-cell table:formula="of:=([.C32]-[.C$2])/([.C$3]-[.C$2])" office:value-type="float" office:value="0.553526970954357">
            <text:p>0,5535</text:p>
          </table:table-cell>
          <table:table-cell table:formula="of:=([.D32]-[.D$2])/([.D$3]-[.D$2])" office:value-type="float" office:value="0.630551816958277">
            <text:p>0,6306</text:p>
          </table:table-cell>
        </table:table-row>
        <table:table-row table:style-name="ro2">
          <table:table-cell office:value-type="string">
            <text:p>A6o</text:p>
          </table:table-cell>
          <table:table-cell office:value-type="float" office:value="0.5768">
            <text:p>0,5768</text:p>
          </table:table-cell>
          <table:table-cell office:value-type="float" office:value="0.2263">
            <text:p>0,2263</text:p>
          </table:table-cell>
          <table:table-cell office:value-type="float" office:value="0.144">
            <text:p>0,1440</text:p>
          </table:table-cell>
          <table:table-cell table:formula="of:=([.B33]-[.B$2])/([.B$3]-[.B$2])" office:value-type="float" office:value="0.479773156899811">
            <text:p>0,4798</text:p>
          </table:table-cell>
          <table:table-cell table:formula="of:=([.C33]-[.C$2])/([.C$3]-[.C$2])" office:value-type="float" office:value="0.499170124481328">
            <text:p>0,4992</text:p>
          </table:table-cell>
          <table:table-cell table:formula="of:=([.D33]-[.D$2])/([.D$3]-[.D$2])" office:value-type="float" office:value="0.603633916554509">
            <text:p>0,6036</text:p>
          </table:table-cell>
        </table:table-row>
        <table:table-row table:style-name="ro2">
          <table:table-cell office:value-type="string">
            <text:p>A5s</text:p>
          </table:table-cell>
          <table:table-cell office:value-type="float" office:value="0.5992">
            <text:p>0,5992</text:p>
          </table:table-cell>
          <table:table-cell office:value-type="float" office:value="0.2444">
            <text:p>0,2444</text:p>
          </table:table-cell>
          <table:table-cell office:value-type="float" office:value="0.1488">
            <text:p>0,1488</text:p>
          </table:table-cell>
          <table:table-cell table:formula="of:=([.B34]-[.B$2])/([.B$3]-[.B$2])" office:value-type="float" office:value="0.522117202268431">
            <text:p>0,5221</text:p>
          </table:table-cell>
          <table:table-cell table:formula="of:=([.C34]-[.C$2])/([.C$3]-[.C$2])" office:value-type="float" office:value="0.574273858921162">
            <text:p>0,5743</text:p>
          </table:table-cell>
          <table:table-cell table:formula="of:=([.D34]-[.D$2])/([.D$3]-[.D$2])" office:value-type="float" office:value="0.635935397039031">
            <text:p>0,6359</text:p>
          </table:table-cell>
        </table:table-row>
        <table:table-row table:style-name="ro2">
          <table:table-cell office:value-type="string">
            <text:p>A5o</text:p>
          </table:table-cell>
          <table:table-cell office:value-type="float" office:value="0.577">
            <text:p>0,5770</text:p>
          </table:table-cell>
          <table:table-cell office:value-type="float" office:value="0.2319">
            <text:p>0,2319</text:p>
          </table:table-cell>
          <table:table-cell office:value-type="float" office:value="0.1449">
            <text:p>0,1449</text:p>
          </table:table-cell>
          <table:table-cell table:formula="of:=([.B35]-[.B$2])/([.B$3]-[.B$2])" office:value-type="float" office:value="0.480151228733459">
            <text:p>0,4802</text:p>
          </table:table-cell>
          <table:table-cell table:formula="of:=([.C35]-[.C$2])/([.C$3]-[.C$2])" office:value-type="float" office:value="0.522406639004149">
            <text:p>0,5224</text:p>
          </table:table-cell>
          <table:table-cell table:formula="of:=([.D35]-[.D$2])/([.D$3]-[.D$2])" office:value-type="float" office:value="0.609690444145357">
            <text:p>0,6097</text:p>
          </table:table-cell>
        </table:table-row>
        <table:table-row table:style-name="ro2">
          <table:table-cell office:value-type="string">
            <text:p>A4s</text:p>
          </table:table-cell>
          <table:table-cell office:value-type="float" office:value="0.5903">
            <text:p>0,5903</text:p>
          </table:table-cell>
          <table:table-cell office:value-type="float" office:value="0.2474">
            <text:p>0,2474</text:p>
          </table:table-cell>
          <table:table-cell office:value-type="float" office:value="0.1517">
            <text:p>0,1517</text:p>
          </table:table-cell>
          <table:table-cell table:formula="of:=([.B36]-[.B$2])/([.B$3]-[.B$2])" office:value-type="float" office:value="0.505293005671078">
            <text:p>0,5053</text:p>
          </table:table-cell>
          <table:table-cell table:formula="of:=([.C36]-[.C$2])/([.C$3]-[.C$2])" office:value-type="float" office:value="0.586721991701245">
            <text:p>0,5867</text:p>
          </table:table-cell>
          <table:table-cell table:formula="of:=([.D36]-[.D$2])/([.D$3]-[.D$2])" office:value-type="float" office:value="0.655450874831763">
            <text:p>0,6555</text:p>
          </table:table-cell>
        </table:table-row>
        <table:table-row table:style-name="ro2">
          <table:table-cell office:value-type="string">
            <text:p>A4o</text:p>
          </table:table-cell>
          <table:table-cell office:value-type="float" office:value="0.5673">
            <text:p>0,5673</text:p>
          </table:table-cell>
          <table:table-cell office:value-type="float" office:value="0.2342">
            <text:p>0,2342</text:p>
          </table:table-cell>
          <table:table-cell office:value-type="float" office:value="0.1476">
            <text:p>0,1476</text:p>
          </table:table-cell>
          <table:table-cell table:formula="of:=([.B37]-[.B$2])/([.B$3]-[.B$2])" office:value-type="float" office:value="0.461814744801512">
            <text:p>0,4618</text:p>
          </table:table-cell>
          <table:table-cell table:formula="of:=([.C37]-[.C$2])/([.C$3]-[.C$2])" office:value-type="float" office:value="0.53195020746888">
            <text:p>0,5320</text:p>
          </table:table-cell>
          <table:table-cell table:formula="of:=([.D37]-[.D$2])/([.D$3]-[.D$2])" office:value-type="float" office:value="0.6278600269179">
            <text:p>0,6279</text:p>
          </table:table-cell>
        </table:table-row>
        <table:table-row table:style-name="ro2">
          <table:table-cell office:value-type="string">
            <text:p>A3s</text:p>
          </table:table-cell>
          <table:table-cell office:value-type="float" office:value="0.5822">
            <text:p>0,5822</text:p>
          </table:table-cell>
          <table:table-cell office:value-type="float" office:value="0.2494">
            <text:p>0,2494</text:p>
          </table:table-cell>
          <table:table-cell office:value-type="float" office:value="0.154">
            <text:p>0,1540</text:p>
          </table:table-cell>
          <table:table-cell table:formula="of:=([.B38]-[.B$2])/([.B$3]-[.B$2])" office:value-type="float" office:value="0.489981096408318">
            <text:p>0,4900</text:p>
          </table:table-cell>
          <table:table-cell table:formula="of:=([.C38]-[.C$2])/([.C$3]-[.C$2])" office:value-type="float" office:value="0.595020746887967">
            <text:p>0,5950</text:p>
          </table:table-cell>
          <table:table-cell table:formula="of:=([.D38]-[.D$2])/([.D$3]-[.D$2])" office:value-type="float" office:value="0.67092866756393">
            <text:p>0,6709</text:p>
          </table:table-cell>
        </table:table-row>
        <table:table-row table:style-name="ro2">
          <table:table-cell office:value-type="string">
            <text:p>A3o</text:p>
          </table:table-cell>
          <table:table-cell office:value-type="float" office:value="0.5584">
            <text:p>0,5584</text:p>
          </table:table-cell>
          <table:table-cell office:value-type="float" office:value="0.2354">
            <text:p>0,2354</text:p>
          </table:table-cell>
          <table:table-cell office:value-type="float" office:value="0.1497">
            <text:p>0,1497</text:p>
          </table:table-cell>
          <table:table-cell table:formula="of:=([.B39]-[.B$2])/([.B$3]-[.B$2])" office:value-type="float" office:value="0.444990548204159">
            <text:p>0,4450</text:p>
          </table:table-cell>
          <table:table-cell table:formula="of:=([.C39]-[.C$2])/([.C$3]-[.C$2])" office:value-type="float" office:value="0.536929460580913">
            <text:p>0,5369</text:p>
          </table:table-cell>
          <table:table-cell table:formula="of:=([.D39]-[.D$2])/([.D$3]-[.D$2])" office:value-type="float" office:value="0.641991924629879">
            <text:p>0,6420</text:p>
          </table:table-cell>
        </table:table-row>
        <table:table-row table:style-name="ro2">
          <table:table-cell office:value-type="string">
            <text:p>A2s</text:p>
          </table:table-cell>
          <table:table-cell office:value-type="float" office:value="0.5738">
            <text:p>0,5738</text:p>
          </table:table-cell>
          <table:table-cell office:value-type="float" office:value="0.2508">
            <text:p>0,2508</text:p>
          </table:table-cell>
          <table:table-cell office:value-type="float" office:value="0.156">
            <text:p>0,1560</text:p>
          </table:table-cell>
          <table:table-cell table:formula="of:=([.B40]-[.B$2])/([.B$3]-[.B$2])" office:value-type="float" office:value="0.474102079395085">
            <text:p>0,4741</text:p>
          </table:table-cell>
          <table:table-cell table:formula="of:=([.C40]-[.C$2])/([.C$3]-[.C$2])" office:value-type="float" office:value="0.600829875518672">
            <text:p>0,6008</text:p>
          </table:table-cell>
          <table:table-cell table:formula="of:=([.D40]-[.D$2])/([.D$3]-[.D$2])" office:value-type="float" office:value="0.684387617765814">
            <text:p>0,6844</text:p>
          </table:table-cell>
        </table:table-row>
        <table:table-row table:style-name="ro2">
          <table:table-cell office:value-type="string">
            <text:p>A2o</text:p>
          </table:table-cell>
          <table:table-cell office:value-type="float" office:value="0.5493">
            <text:p>0,5493</text:p>
          </table:table-cell>
          <table:table-cell office:value-type="float" office:value="0.2359">
            <text:p>0,2359</text:p>
          </table:table-cell>
          <table:table-cell office:value-type="float" office:value="0.1514">
            <text:p>0,1514</text:p>
          </table:table-cell>
          <table:table-cell table:formula="of:=([.B41]-[.B$2])/([.B$3]-[.B$2])" office:value-type="float" office:value="0.427788279773157">
            <text:p>0,4278</text:p>
          </table:table-cell>
          <table:table-cell table:formula="of:=([.C41]-[.C$2])/([.C$3]-[.C$2])" office:value-type="float" office:value="0.539004149377593">
            <text:p>0,5390</text:p>
          </table:table-cell>
          <table:table-cell table:formula="of:=([.D41]-[.D$2])/([.D$3]-[.D$2])" office:value-type="float" office:value="0.65343203230148">
            <text:p>0,6534</text:p>
          </table:table-cell>
        </table:table-row>
        <table:table-row table:style-name="ro2">
          <table:table-cell office:value-type="string">
            <text:p>KQs</text:p>
          </table:table-cell>
          <table:table-cell office:value-type="float" office:value="0.634">
            <text:p>0,6340</text:p>
          </table:table-cell>
          <table:table-cell office:value-type="float" office:value="0.2696">
            <text:p>0,2696</text:p>
          </table:table-cell>
          <table:table-cell office:value-type="float" office:value="0.1688">
            <text:p>0,1688</text:p>
          </table:table-cell>
          <table:table-cell table:formula="of:=([.B42]-[.B$2])/([.B$3]-[.B$2])" office:value-type="float" office:value="0.587901701323252">
            <text:p>0,5879</text:p>
          </table:table-cell>
          <table:table-cell table:formula="of:=([.C42]-[.C$2])/([.C$3]-[.C$2])" office:value-type="float" office:value="0.678838174273859">
            <text:p>0,6788</text:p>
          </table:table-cell>
          <table:table-cell table:formula="of:=([.D42]-[.D$2])/([.D$3]-[.D$2])" office:value-type="float" office:value="0.770524899057874">
            <text:p>0,7705</text:p>
          </table:table-cell>
        </table:table-row>
        <table:table-row table:style-name="ro2">
          <table:table-cell office:value-type="string">
            <text:p>KQo</text:p>
          </table:table-cell>
          <table:table-cell office:value-type="float" office:value="0.6146">
            <text:p>0,6146</text:p>
          </table:table-cell>
          <table:table-cell office:value-type="float" office:value="0.2649">
            <text:p>0,2649</text:p>
          </table:table-cell>
          <table:table-cell office:value-type="float" office:value="0.1705">
            <text:p>0,1705</text:p>
          </table:table-cell>
          <table:table-cell table:formula="of:=([.B43]-[.B$2])/([.B$3]-[.B$2])" office:value-type="float" office:value="0.551228733459357">
            <text:p>0,5512</text:p>
          </table:table-cell>
          <table:table-cell table:formula="of:=([.C43]-[.C$2])/([.C$3]-[.C$2])" office:value-type="float" office:value="0.659336099585062">
            <text:p>0,6593</text:p>
          </table:table-cell>
          <table:table-cell table:formula="of:=([.D43]-[.D$2])/([.D$3]-[.D$2])" office:value-type="float" office:value="0.781965006729475">
            <text:p>0,7820</text:p>
          </table:table-cell>
        </table:table-row>
        <table:table-row table:style-name="ro2">
          <table:table-cell office:value-type="string">
            <text:p>KJs</text:p>
          </table:table-cell>
          <table:table-cell office:value-type="float" office:value="0.6257">
            <text:p>0,6257</text:p>
          </table:table-cell>
          <table:table-cell office:value-type="float" office:value="0.2667">
            <text:p>0,2667</text:p>
          </table:table-cell>
          <table:table-cell office:value-type="float" office:value="0.1653">
            <text:p>0,1653</text:p>
          </table:table-cell>
          <table:table-cell table:formula="of:=([.B44]-[.B$2])/([.B$3]-[.B$2])" office:value-type="float" office:value="0.572211720226843">
            <text:p>0,5722</text:p>
          </table:table-cell>
          <table:table-cell table:formula="of:=([.C44]-[.C$2])/([.C$3]-[.C$2])" office:value-type="float" office:value="0.666804979253112">
            <text:p>0,6668</text:p>
          </table:table-cell>
          <table:table-cell table:formula="of:=([.D44]-[.D$2])/([.D$3]-[.D$2])" office:value-type="float" office:value="0.746971736204576">
            <text:p>0,7470</text:p>
          </table:table-cell>
        </table:table-row>
        <table:table-row table:style-name="ro2">
          <table:table-cell office:value-type="string">
            <text:p>KJo</text:p>
          </table:table-cell>
          <table:table-cell office:value-type="float" office:value="0.6057">
            <text:p>0,6057</text:p>
          </table:table-cell>
          <table:table-cell office:value-type="float" office:value="0.261">
            <text:p>0,2610</text:p>
          </table:table-cell>
          <table:table-cell office:value-type="float" office:value="0.1662">
            <text:p>0,1662</text:p>
          </table:table-cell>
          <table:table-cell table:formula="of:=([.B45]-[.B$2])/([.B$3]-[.B$2])" office:value-type="float" office:value="0.534404536862004">
            <text:p>0,5344</text:p>
          </table:table-cell>
          <table:table-cell table:formula="of:=([.C45]-[.C$2])/([.C$3]-[.C$2])" office:value-type="float" office:value="0.643153526970954">
            <text:p>0,6432</text:p>
          </table:table-cell>
          <table:table-cell table:formula="of:=([.D45]-[.D$2])/([.D$3]-[.D$2])" office:value-type="float" office:value="0.753028263795424">
            <text:p>0,7530</text:p>
          </table:table-cell>
        </table:table-row>
        <table:table-row table:style-name="ro2">
          <table:table-cell office:value-type="string">
            <text:p>KTs</text:p>
          </table:table-cell>
          <table:table-cell office:value-type="float" office:value="0.6179">
            <text:p>0,6179</text:p>
          </table:table-cell>
          <table:table-cell office:value-type="float" office:value="0.2645">
            <text:p>0,2645</text:p>
          </table:table-cell>
          <table:table-cell office:value-type="float" office:value="0.1619">
            <text:p>0,1619</text:p>
          </table:table-cell>
          <table:table-cell table:formula="of:=([.B46]-[.B$2])/([.B$3]-[.B$2])" office:value-type="float" office:value="0.557466918714556">
            <text:p>0,5575</text:p>
          </table:table-cell>
          <table:table-cell table:formula="of:=([.C46]-[.C$2])/([.C$3]-[.C$2])" office:value-type="float" office:value="0.657676348547718">
            <text:p>0,6577</text:p>
          </table:table-cell>
          <table:table-cell table:formula="of:=([.D46]-[.D$2])/([.D$3]-[.D$2])" office:value-type="float" office:value="0.724091520861373">
            <text:p>0,7241</text:p>
          </table:table-cell>
        </table:table-row>
        <table:table-row table:style-name="ro2">
          <table:table-cell office:value-type="string">
            <text:p>KTo</text:p>
          </table:table-cell>
          <table:table-cell office:value-type="float" office:value="0.5974">
            <text:p>0,5974</text:p>
          </table:table-cell>
          <table:table-cell office:value-type="float" office:value="0.2577">
            <text:p>0,2577</text:p>
          </table:table-cell>
          <table:table-cell office:value-type="float" office:value="0.1621">
            <text:p>0,1621</text:p>
          </table:table-cell>
          <table:table-cell table:formula="of:=([.B47]-[.B$2])/([.B$3]-[.B$2])" office:value-type="float" office:value="0.518714555765596">
            <text:p>0,5187</text:p>
          </table:table-cell>
          <table:table-cell table:formula="of:=([.C47]-[.C$2])/([.C$3]-[.C$2])" office:value-type="float" office:value="0.629460580912863">
            <text:p>0,6295</text:p>
          </table:table-cell>
          <table:table-cell table:formula="of:=([.D47]-[.D$2])/([.D$3]-[.D$2])" office:value-type="float" office:value="0.725437415881561">
            <text:p>0,7254</text:p>
          </table:table-cell>
        </table:table-row>
        <table:table-row table:style-name="ro2">
          <table:table-cell office:value-type="string">
            <text:p>K9s</text:p>
          </table:table-cell>
          <table:table-cell office:value-type="float" office:value="0.5999">
            <text:p>0,5999</text:p>
          </table:table-cell>
          <table:table-cell office:value-type="float" office:value="0.2592">
            <text:p>0,2592</text:p>
          </table:table-cell>
          <table:table-cell office:value-type="float" office:value="0.1598">
            <text:p>0,1598</text:p>
          </table:table-cell>
          <table:table-cell table:formula="of:=([.B48]-[.B$2])/([.B$3]-[.B$2])" office:value-type="float" office:value="0.5234404536862">
            <text:p>0,5234</text:p>
          </table:table-cell>
          <table:table-cell table:formula="of:=([.C48]-[.C$2])/([.C$3]-[.C$2])" office:value-type="float" office:value="0.635684647302904">
            <text:p>0,6357</text:p>
          </table:table-cell>
          <table:table-cell table:formula="of:=([.D48]-[.D$2])/([.D$3]-[.D$2])" office:value-type="float" office:value="0.709959623149394">
            <text:p>0,7100</text:p>
          </table:table-cell>
        </table:table-row>
        <table:table-row table:style-name="ro2">
          <table:table-cell office:value-type="string">
            <text:p>K9o</text:p>
          </table:table-cell>
          <table:table-cell office:value-type="float" office:value="0.5781">
            <text:p>0,5781</text:p>
          </table:table-cell>
          <table:table-cell office:value-type="float" office:value="0.25">
            <text:p>0,2500</text:p>
          </table:table-cell>
          <table:table-cell office:value-type="float" office:value="0.1587">
            <text:p>0,1587</text:p>
          </table:table-cell>
          <table:table-cell table:formula="of:=([.B49]-[.B$2])/([.B$3]-[.B$2])" office:value-type="float" office:value="0.482230623818526">
            <text:p>0,4822</text:p>
          </table:table-cell>
          <table:table-cell table:formula="of:=([.C49]-[.C$2])/([.C$3]-[.C$2])" office:value-type="float" office:value="0.597510373443983">
            <text:p>0,5975</text:p>
          </table:table-cell>
          <table:table-cell table:formula="of:=([.D49]-[.D$2])/([.D$3]-[.D$2])" office:value-type="float" office:value="0.702557200538358">
            <text:p>0,7026</text:p>
          </table:table-cell>
        </table:table-row>
        <table:table-row table:style-name="ro2">
          <table:table-cell office:value-type="string">
            <text:p>K8s</text:p>
          </table:table-cell>
          <table:table-cell office:value-type="float" office:value="0.5831">
            <text:p>0,5831</text:p>
          </table:table-cell>
          <table:table-cell office:value-type="float" office:value="0.2564">
            <text:p>0,2564</text:p>
          </table:table-cell>
          <table:table-cell office:value-type="float" office:value="0.1594">
            <text:p>0,1594</text:p>
          </table:table-cell>
          <table:table-cell table:formula="of:=([.B50]-[.B$2])/([.B$3]-[.B$2])" office:value-type="float" office:value="0.491682419659736">
            <text:p>0,4917</text:p>
          </table:table-cell>
          <table:table-cell table:formula="of:=([.C50]-[.C$2])/([.C$3]-[.C$2])" office:value-type="float" office:value="0.624066390041494">
            <text:p>0,6241</text:p>
          </table:table-cell>
          <table:table-cell table:formula="of:=([.D50]-[.D$2])/([.D$3]-[.D$2])" office:value-type="float" office:value="0.707267833109017">
            <text:p>0,7073</text:p>
          </table:table-cell>
        </table:table-row>
        <table:table-row table:style-name="ro2">
          <table:table-cell office:value-type="string">
            <text:p>K8o</text:p>
          </table:table-cell>
          <table:table-cell office:value-type="float" office:value="0.5602">
            <text:p>0,5602</text:p>
          </table:table-cell>
          <table:table-cell office:value-type="float" office:value="0.2449">
            <text:p>0,2449</text:p>
          </table:table-cell>
          <table:table-cell office:value-type="float" office:value="0.1572">
            <text:p>0,1572</text:p>
          </table:table-cell>
          <table:table-cell table:formula="of:=([.B51]-[.B$2])/([.B$3]-[.B$2])" office:value-type="float" office:value="0.448393194706994">
            <text:p>0,4484</text:p>
          </table:table-cell>
          <table:table-cell table:formula="of:=([.C51]-[.C$2])/([.C$3]-[.C$2])" office:value-type="float" office:value="0.576348547717842">
            <text:p>0,5763</text:p>
          </table:table-cell>
          <table:table-cell table:formula="of:=([.D51]-[.D$2])/([.D$3]-[.D$2])" office:value-type="float" office:value="0.692462987886945">
            <text:p>0,6925</text:p>
          </table:table-cell>
        </table:table-row>
        <table:table-row table:style-name="ro2">
          <table:table-cell office:value-type="string">
            <text:p>K7s</text:p>
          </table:table-cell>
          <table:table-cell office:value-type="float" office:value="0.5754">
            <text:p>0,5754</text:p>
          </table:table-cell>
          <table:table-cell office:value-type="float" office:value="0.2567">
            <text:p>0,2567</text:p>
          </table:table-cell>
          <table:table-cell office:value-type="float" office:value="0.1585">
            <text:p>0,1585</text:p>
          </table:table-cell>
          <table:table-cell table:formula="of:=([.B52]-[.B$2])/([.B$3]-[.B$2])" office:value-type="float" office:value="0.477126654064272">
            <text:p>0,4771</text:p>
          </table:table-cell>
          <table:table-cell table:formula="of:=([.C52]-[.C$2])/([.C$3]-[.C$2])" office:value-type="float" office:value="0.625311203319502">
            <text:p>0,6253</text:p>
          </table:table-cell>
          <table:table-cell table:formula="of:=([.D52]-[.D$2])/([.D$3]-[.D$2])" office:value-type="float" office:value="0.70121130551817">
            <text:p>0,7012</text:p>
          </table:table-cell>
        </table:table-row>
        <table:table-row table:style-name="ro2">
          <table:table-cell office:value-type="string">
            <text:p>K7o</text:p>
          </table:table-cell>
          <table:table-cell office:value-type="float" office:value="0.5519">
            <text:p>0,5519</text:p>
          </table:table-cell>
          <table:table-cell office:value-type="float" office:value="0.2443">
            <text:p>0,2443</text:p>
          </table:table-cell>
          <table:table-cell office:value-type="float" office:value="0.1557">
            <text:p>0,1557</text:p>
          </table:table-cell>
          <table:table-cell table:formula="of:=([.B53]-[.B$2])/([.B$3]-[.B$2])" office:value-type="float" office:value="0.432703213610586">
            <text:p>0,4327</text:p>
          </table:table-cell>
          <table:table-cell table:formula="of:=([.C53]-[.C$2])/([.C$3]-[.C$2])" office:value-type="float" office:value="0.573858921161826">
            <text:p>0,5739</text:p>
          </table:table-cell>
          <table:table-cell table:formula="of:=([.D53]-[.D$2])/([.D$3]-[.D$2])" office:value-type="float" office:value="0.682368775235532">
            <text:p>0,6824</text:p>
          </table:table-cell>
        </table:table-row>
        <table:table-row table:style-name="ro2">
          <table:table-cell office:value-type="string">
            <text:p>K6s</text:p>
          </table:table-cell>
          <table:table-cell office:value-type="float" office:value="0.5664">
            <text:p>0,5664</text:p>
          </table:table-cell>
          <table:table-cell office:value-type="float" office:value="0.2574">
            <text:p>0,2574</text:p>
          </table:table-cell>
          <table:table-cell office:value-type="float" office:value="0.1588">
            <text:p>0,1588</text:p>
          </table:table-cell>
          <table:table-cell table:formula="of:=([.B54]-[.B$2])/([.B$3]-[.B$2])" office:value-type="float" office:value="0.460113421550095">
            <text:p>0,4601</text:p>
          </table:table-cell>
          <table:table-cell table:formula="of:=([.C54]-[.C$2])/([.C$3]-[.C$2])" office:value-type="float" office:value="0.628215767634855">
            <text:p>0,6282</text:p>
          </table:table-cell>
          <table:table-cell table:formula="of:=([.D54]-[.D$2])/([.D$3]-[.D$2])" office:value-type="float" office:value="0.703230148048452">
            <text:p>0,7032</text:p>
          </table:table-cell>
        </table:table-row>
        <table:table-row table:style-name="ro2">
          <table:table-cell office:value-type="string">
            <text:p>K6o</text:p>
          </table:table-cell>
          <table:table-cell office:value-type="float" office:value="0.5422">
            <text:p>0,5422</text:p>
          </table:table-cell>
          <table:table-cell office:value-type="float" office:value="0.2441">
            <text:p>0,2441</text:p>
          </table:table-cell>
          <table:table-cell office:value-type="float" office:value="0.1554">
            <text:p>0,1554</text:p>
          </table:table-cell>
          <table:table-cell table:formula="of:=([.B55]-[.B$2])/([.B$3]-[.B$2])" office:value-type="float" office:value="0.414366729678639">
            <text:p>0,4144</text:p>
          </table:table-cell>
          <table:table-cell table:formula="of:=([.C55]-[.C$2])/([.C$3]-[.C$2])" office:value-type="float" office:value="0.573029045643153">
            <text:p>0,5730</text:p>
          </table:table-cell>
          <table:table-cell table:formula="of:=([.D55]-[.D$2])/([.D$3]-[.D$2])" office:value-type="float" office:value="0.680349932705249">
            <text:p>0,6803</text:p>
          </table:table-cell>
        </table:table-row>
        <table:table-row table:style-name="ro2">
          <table:table-cell office:value-type="string">
            <text:p>K5s</text:p>
          </table:table-cell>
          <table:table-cell office:value-type="float" office:value="0.5579">
            <text:p>0,5579</text:p>
          </table:table-cell>
          <table:table-cell office:value-type="float" office:value="0.2588">
            <text:p>0,2588</text:p>
          </table:table-cell>
          <table:table-cell office:value-type="float" office:value="0.1597">
            <text:p>0,1597</text:p>
          </table:table-cell>
          <table:table-cell table:formula="of:=([.B56]-[.B$2])/([.B$3]-[.B$2])" office:value-type="float" office:value="0.444045368620038">
            <text:p>0,4440</text:p>
          </table:table-cell>
          <table:table-cell table:formula="of:=([.C56]-[.C$2])/([.C$3]-[.C$2])" office:value-type="float" office:value="0.63402489626556">
            <text:p>0,6340</text:p>
          </table:table-cell>
          <table:table-cell table:formula="of:=([.D56]-[.D$2])/([.D$3]-[.D$2])" office:value-type="float" office:value="0.7092866756393">
            <text:p>0,7093</text:p>
          </table:table-cell>
        </table:table-row>
        <table:table-row table:style-name="ro2">
          <table:table-cell office:value-type="string">
            <text:p>K5o</text:p>
          </table:table-cell>
          <table:table-cell office:value-type="float" office:value="0.5331">
            <text:p>0,5331</text:p>
          </table:table-cell>
          <table:table-cell office:value-type="float" office:value="0.2445">
            <text:p>0,2445</text:p>
          </table:table-cell>
          <table:table-cell office:value-type="float" office:value="0.1559">
            <text:p>0,1559</text:p>
          </table:table-cell>
          <table:table-cell table:formula="of:=([.B57]-[.B$2])/([.B$3]-[.B$2])" office:value-type="float" office:value="0.397164461247637">
            <text:p>0,3972</text:p>
          </table:table-cell>
          <table:table-cell table:formula="of:=([.C57]-[.C$2])/([.C$3]-[.C$2])" office:value-type="float" office:value="0.574688796680498">
            <text:p>0,5747</text:p>
          </table:table-cell>
          <table:table-cell table:formula="of:=([.D57]-[.D$2])/([.D$3]-[.D$2])" office:value-type="float" office:value="0.68371467025572">
            <text:p>0,6837</text:p>
          </table:table-cell>
        </table:table-row>
        <table:table-row table:style-name="ro2">
          <table:table-cell office:value-type="string">
            <text:p>K4s</text:p>
          </table:table-cell>
          <table:table-cell office:value-type="float" office:value="0.5488">
            <text:p>0,5488</text:p>
          </table:table-cell>
          <table:table-cell office:value-type="float" office:value="0.2612">
            <text:p>0,2612</text:p>
          </table:table-cell>
          <table:table-cell office:value-type="float" office:value="0.1626">
            <text:p>0,1626</text:p>
          </table:table-cell>
          <table:table-cell table:formula="of:=([.B58]-[.B$2])/([.B$3]-[.B$2])" office:value-type="float" office:value="0.426843100189036">
            <text:p>0,4268</text:p>
          </table:table-cell>
          <table:table-cell table:formula="of:=([.C58]-[.C$2])/([.C$3]-[.C$2])" office:value-type="float" office:value="0.643983402489627">
            <text:p>0,6440</text:p>
          </table:table-cell>
          <table:table-cell table:formula="of:=([.D58]-[.D$2])/([.D$3]-[.D$2])" office:value-type="float" office:value="0.728802153432032">
            <text:p>0,7288</text:p>
          </table:table-cell>
        </table:table-row>
        <table:table-row table:style-name="ro2">
          <table:table-cell office:value-type="string">
            <text:p>K4o</text:p>
          </table:table-cell>
          <table:table-cell office:value-type="float" office:value="0.5233">
            <text:p>0,5233</text:p>
          </table:table-cell>
          <table:table-cell office:value-type="float" office:value="0.2461">
            <text:p>0,2461</text:p>
          </table:table-cell>
          <table:table-cell office:value-type="float" office:value="0.1586">
            <text:p>0,1586</text:p>
          </table:table-cell>
          <table:table-cell table:formula="of:=([.B59]-[.B$2])/([.B$3]-[.B$2])" office:value-type="float" office:value="0.378638941398866">
            <text:p>0,3786</text:p>
          </table:table-cell>
          <table:table-cell table:formula="of:=([.C59]-[.C$2])/([.C$3]-[.C$2])" office:value-type="float" office:value="0.581327800829875">
            <text:p>0,5813</text:p>
          </table:table-cell>
          <table:table-cell table:formula="of:=([.D59]-[.D$2])/([.D$3]-[.D$2])" office:value-type="float" office:value="0.701884253028264">
            <text:p>0,7019</text:p>
          </table:table-cell>
        </table:table-row>
        <table:table-row table:style-name="ro2">
          <table:table-cell office:value-type="string">
            <text:p>K3s</text:p>
          </table:table-cell>
          <table:table-cell office:value-type="float" office:value="0.5405">
            <text:p>0,5405</text:p>
          </table:table-cell>
          <table:table-cell office:value-type="float" office:value="0.2629">
            <text:p>0,2629</text:p>
          </table:table-cell>
          <table:table-cell office:value-type="float" office:value="0.1651">
            <text:p>0,1651</text:p>
          </table:table-cell>
          <table:table-cell table:formula="of:=([.B60]-[.B$2])/([.B$3]-[.B$2])" office:value-type="float" office:value="0.411153119092628">
            <text:p>0,4112</text:p>
          </table:table-cell>
          <table:table-cell table:formula="of:=([.C60]-[.C$2])/([.C$3]-[.C$2])" office:value-type="float" office:value="0.65103734439834">
            <text:p>0,6510</text:p>
          </table:table-cell>
          <table:table-cell table:formula="of:=([.D60]-[.D$2])/([.D$3]-[.D$2])" office:value-type="float" office:value="0.745625841184388">
            <text:p>0,7456</text:p>
          </table:table-cell>
        </table:table-row>
        <table:table-row table:style-name="ro2">
          <table:table-cell office:value-type="string">
            <text:p>K3o</text:p>
          </table:table-cell>
          <table:table-cell office:value-type="float" office:value="0.5143">
            <text:p>0,5143</text:p>
          </table:table-cell>
          <table:table-cell office:value-type="float" office:value="0.2468">
            <text:p>0,2468</text:p>
          </table:table-cell>
          <table:table-cell office:value-type="float" office:value="0.1608">
            <text:p>0,1608</text:p>
          </table:table-cell>
          <table:table-cell table:formula="of:=([.B61]-[.B$2])/([.B$3]-[.B$2])" office:value-type="float" office:value="0.361625708884688">
            <text:p>0,3616</text:p>
          </table:table-cell>
          <table:table-cell table:formula="of:=([.C61]-[.C$2])/([.C$3]-[.C$2])" office:value-type="float" office:value="0.584232365145228">
            <text:p>0,5842</text:p>
          </table:table-cell>
          <table:table-cell table:formula="of:=([.D61]-[.D$2])/([.D$3]-[.D$2])" office:value-type="float" office:value="0.716689098250336">
            <text:p>0,7167</text:p>
          </table:table-cell>
        </table:table-row>
        <table:table-row table:style-name="ro2">
          <table:table-cell office:value-type="string">
            <text:p>K2s</text:p>
          </table:table-cell>
          <table:table-cell office:value-type="float" office:value="0.5321">
            <text:p>0,5321</text:p>
          </table:table-cell>
          <table:table-cell office:value-type="float" office:value="0.2646">
            <text:p>0,2646</text:p>
          </table:table-cell>
          <table:table-cell office:value-type="float" office:value="0.1676">
            <text:p>0,1676</text:p>
          </table:table-cell>
          <table:table-cell table:formula="of:=([.B62]-[.B$2])/([.B$3]-[.B$2])" office:value-type="float" office:value="0.395274102079395">
            <text:p>0,3953</text:p>
          </table:table-cell>
          <table:table-cell table:formula="of:=([.C62]-[.C$2])/([.C$3]-[.C$2])" office:value-type="float" office:value="0.658091286307054">
            <text:p>0,6581</text:p>
          </table:table-cell>
          <table:table-cell table:formula="of:=([.D62]-[.D$2])/([.D$3]-[.D$2])" office:value-type="float" office:value="0.762449528936743">
            <text:p>0,7624</text:p>
          </table:table-cell>
        </table:table-row>
        <table:table-row table:style-name="ro2">
          <table:table-cell office:value-type="string">
            <text:p>K2o</text:p>
          </table:table-cell>
          <table:table-cell office:value-type="float" office:value="0.5051">
            <text:p>0,5051</text:p>
          </table:table-cell>
          <table:table-cell office:value-type="float" office:value="0.2476">
            <text:p>0,2476</text:p>
          </table:table-cell>
          <table:table-cell office:value-type="float" office:value="0.1631">
            <text:p>0,1631</text:p>
          </table:table-cell>
          <table:table-cell table:formula="of:=([.B63]-[.B$2])/([.B$3]-[.B$2])" office:value-type="float" office:value="0.344234404536862">
            <text:p>0,3442</text:p>
          </table:table-cell>
          <table:table-cell table:formula="of:=([.C63]-[.C$2])/([.C$3]-[.C$2])" office:value-type="float" office:value="0.587551867219917">
            <text:p>0,5876</text:p>
          </table:table-cell>
          <table:table-cell table:formula="of:=([.D63]-[.D$2])/([.D$3]-[.D$2])" office:value-type="float" office:value="0.732166890982503">
            <text:p>0,7322</text:p>
          </table:table-cell>
        </table:table-row>
        <table:table-row table:style-name="ro2">
          <table:table-cell office:value-type="string">
            <text:p>QJs</text:p>
          </table:table-cell>
          <table:table-cell office:value-type="float" office:value="0.6026">
            <text:p>0,6026</text:p>
          </table:table-cell>
          <table:table-cell office:value-type="float" office:value="0.2868">
            <text:p>0,2868</text:p>
          </table:table-cell>
          <table:table-cell office:value-type="float" office:value="0.1764">
            <text:p>0,1764</text:p>
          </table:table-cell>
          <table:table-cell table:formula="of:=([.B64]-[.B$2])/([.B$3]-[.B$2])" office:value-type="float" office:value="0.528544423440454">
            <text:p>0,5285</text:p>
          </table:table-cell>
          <table:table-cell table:formula="of:=([.C64]-[.C$2])/([.C$3]-[.C$2])" office:value-type="float" office:value="0.750207468879668">
            <text:p>0,7502</text:p>
          </table:table-cell>
          <table:table-cell table:formula="of:=([.D64]-[.D$2])/([.D$3]-[.D$2])" office:value-type="float" office:value="0.821668909825033">
            <text:p>0,8217</text:p>
          </table:table-cell>
        </table:table-row>
        <table:table-row table:style-name="ro2">
          <table:table-cell office:value-type="string">
            <text:p>QJo</text:p>
          </table:table-cell>
          <table:table-cell office:value-type="float" office:value="0.5813">
            <text:p>0,5813</text:p>
          </table:table-cell>
          <table:table-cell office:value-type="float" office:value="0.2816">
            <text:p>0,2816</text:p>
          </table:table-cell>
          <table:table-cell office:value-type="float" office:value="0.1782">
            <text:p>0,1782</text:p>
          </table:table-cell>
          <table:table-cell table:formula="of:=([.B65]-[.B$2])/([.B$3]-[.B$2])" office:value-type="float" office:value="0.4882797731569">
            <text:p>0,4883</text:p>
          </table:table-cell>
          <table:table-cell table:formula="of:=([.C65]-[.C$2])/([.C$3]-[.C$2])" office:value-type="float" office:value="0.728630705394191">
            <text:p>0,7286</text:p>
          </table:table-cell>
          <table:table-cell table:formula="of:=([.D65]-[.D$2])/([.D$3]-[.D$2])" office:value-type="float" office:value="0.833781965006729">
            <text:p>0,8338</text:p>
          </table:table-cell>
        </table:table-row>
        <table:table-row table:style-name="ro2">
          <table:table-cell office:value-type="string">
            <text:p>QTs</text:p>
          </table:table-cell>
          <table:table-cell office:value-type="float" office:value="0.5947">
            <text:p>0,5947</text:p>
          </table:table-cell>
          <table:table-cell office:value-type="float" office:value="0.2847">
            <text:p>0,2847</text:p>
          </table:table-cell>
          <table:table-cell office:value-type="float" office:value="0.1731">
            <text:p>0,1731</text:p>
          </table:table-cell>
          <table:table-cell table:formula="of:=([.B66]-[.B$2])/([.B$3]-[.B$2])" office:value-type="float" office:value="0.513610586011342">
            <text:p>0,5136</text:p>
          </table:table-cell>
          <table:table-cell table:formula="of:=([.C66]-[.C$2])/([.C$3]-[.C$2])" office:value-type="float" office:value="0.74149377593361">
            <text:p>0,7415</text:p>
          </table:table-cell>
          <table:table-cell table:formula="of:=([.D66]-[.D$2])/([.D$3]-[.D$2])" office:value-type="float" office:value="0.799461641991925">
            <text:p>0,7995</text:p>
          </table:table-cell>
        </table:table-row>
        <table:table-row table:style-name="ro2">
          <table:table-cell office:value-type="string">
            <text:p>QTo</text:p>
          </table:table-cell>
          <table:table-cell office:value-type="float" office:value="0.5729">
            <text:p>0,5729</text:p>
          </table:table-cell>
          <table:table-cell office:value-type="float" office:value="0.2786">
            <text:p>0,2786</text:p>
          </table:table-cell>
          <table:table-cell office:value-type="float" office:value="0.1741">
            <text:p>0,1741</text:p>
          </table:table-cell>
          <table:table-cell table:formula="of:=([.B67]-[.B$2])/([.B$3]-[.B$2])" office:value-type="float" office:value="0.472400756143667">
            <text:p>0,4724</text:p>
          </table:table-cell>
          <table:table-cell table:formula="of:=([.C67]-[.C$2])/([.C$3]-[.C$2])" office:value-type="float" office:value="0.716182572614108">
            <text:p>0,7162</text:p>
          </table:table-cell>
          <table:table-cell table:formula="of:=([.D67]-[.D$2])/([.D$3]-[.D$2])" office:value-type="float" office:value="0.806191117092867">
            <text:p>0,8062</text:p>
          </table:table-cell>
        </table:table-row>
        <table:table-row table:style-name="ro2">
          <table:table-cell office:value-type="string">
            <text:p>Q9s</text:p>
          </table:table-cell>
          <table:table-cell office:value-type="float" office:value="0.5766">
            <text:p>0,5766</text:p>
          </table:table-cell>
          <table:table-cell office:value-type="float" office:value="0.2787">
            <text:p>0,2787</text:p>
          </table:table-cell>
          <table:table-cell office:value-type="float" office:value="0.1702">
            <text:p>0,1702</text:p>
          </table:table-cell>
          <table:table-cell table:formula="of:=([.B68]-[.B$2])/([.B$3]-[.B$2])" office:value-type="float" office:value="0.479395085066163">
            <text:p>0,4794</text:p>
          </table:table-cell>
          <table:table-cell table:formula="of:=([.C68]-[.C$2])/([.C$3]-[.C$2])" office:value-type="float" office:value="0.716597510373444">
            <text:p>0,7166</text:p>
          </table:table-cell>
          <table:table-cell table:formula="of:=([.D68]-[.D$2])/([.D$3]-[.D$2])" office:value-type="float" office:value="0.779946164199192">
            <text:p>0,7799</text:p>
          </table:table-cell>
        </table:table-row>
        <table:table-row table:style-name="ro2">
          <table:table-cell office:value-type="string">
            <text:p>Q9o</text:p>
          </table:table-cell>
          <table:table-cell office:value-type="float" office:value="0.5536">
            <text:p>0,5536</text:p>
          </table:table-cell>
          <table:table-cell office:value-type="float" office:value="0.2701">
            <text:p>0,2701</text:p>
          </table:table-cell>
          <table:table-cell office:value-type="float" office:value="0.1699">
            <text:p>0,1699</text:p>
          </table:table-cell>
          <table:table-cell table:formula="of:=([.B69]-[.B$2])/([.B$3]-[.B$2])" office:value-type="float" office:value="0.435916824196597">
            <text:p>0,4359</text:p>
          </table:table-cell>
          <table:table-cell table:formula="of:=([.C69]-[.C$2])/([.C$3]-[.C$2])" office:value-type="float" office:value="0.680912863070539">
            <text:p>0,6809</text:p>
          </table:table-cell>
          <table:table-cell table:formula="of:=([.D69]-[.D$2])/([.D$3]-[.D$2])" office:value-type="float" office:value="0.77792732166891">
            <text:p>0,7779</text:p>
          </table:table-cell>
        </table:table-row>
        <table:table-row table:style-name="ro2">
          <table:table-cell office:value-type="string">
            <text:p>Q8s</text:p>
          </table:table-cell>
          <table:table-cell office:value-type="float" office:value="0.5602">
            <text:p>0,5602</text:p>
          </table:table-cell>
          <table:table-cell office:value-type="float" office:value="0.2747">
            <text:p>0,2747</text:p>
          </table:table-cell>
          <table:table-cell office:value-type="float" office:value="0.168">
            <text:p>0,1680</text:p>
          </table:table-cell>
          <table:table-cell table:formula="of:=([.B70]-[.B$2])/([.B$3]-[.B$2])" office:value-type="float" office:value="0.448393194706994">
            <text:p>0,4484</text:p>
          </table:table-cell>
          <table:table-cell table:formula="of:=([.C70]-[.C$2])/([.C$3]-[.C$2])" office:value-type="float" office:value="0.7">
            <text:p>0,7000</text:p>
          </table:table-cell>
          <table:table-cell table:formula="of:=([.D70]-[.D$2])/([.D$3]-[.D$2])" office:value-type="float" office:value="0.76514131897712">
            <text:p>0,7651</text:p>
          </table:table-cell>
        </table:table-row>
        <table:table-row table:style-name="ro2">
          <table:table-cell office:value-type="string">
            <text:p>Q8o</text:p>
          </table:table-cell>
          <table:table-cell office:value-type="float" office:value="0.536">
            <text:p>0,5360</text:p>
          </table:table-cell>
          <table:table-cell office:value-type="float" office:value="0.2639">
            <text:p>0,2639</text:p>
          </table:table-cell>
          <table:table-cell office:value-type="float" office:value="0.1665">
            <text:p>0,1665</text:p>
          </table:table-cell>
          <table:table-cell table:formula="of:=([.B71]-[.B$2])/([.B$3]-[.B$2])" office:value-type="float" office:value="0.402646502835539">
            <text:p>0,4026</text:p>
          </table:table-cell>
          <table:table-cell table:formula="of:=([.C71]-[.C$2])/([.C$3]-[.C$2])" office:value-type="float" office:value="0.655186721991701">
            <text:p>0,6552</text:p>
          </table:table-cell>
          <table:table-cell table:formula="of:=([.D71]-[.D$2])/([.D$3]-[.D$2])" office:value-type="float" office:value="0.755047106325707">
            <text:p>0,7550</text:p>
          </table:table-cell>
        </table:table-row>
        <table:table-row table:style-name="ro2">
          <table:table-cell office:value-type="string">
            <text:p>Q7s</text:p>
          </table:table-cell>
          <table:table-cell office:value-type="float" office:value="0.543">
            <text:p>0,5430</text:p>
          </table:table-cell>
          <table:table-cell office:value-type="float" office:value="0.2717">
            <text:p>0,2717</text:p>
          </table:table-cell>
          <table:table-cell office:value-type="float" office:value="0.1677">
            <text:p>0,1677</text:p>
          </table:table-cell>
          <table:table-cell table:formula="of:=([.B72]-[.B$2])/([.B$3]-[.B$2])" office:value-type="float" office:value="0.415879017013233">
            <text:p>0,4159</text:p>
          </table:table-cell>
          <table:table-cell table:formula="of:=([.C72]-[.C$2])/([.C$3]-[.C$2])" office:value-type="float" office:value="0.687551867219917">
            <text:p>0,6876</text:p>
          </table:table-cell>
          <table:table-cell table:formula="of:=([.D72]-[.D$2])/([.D$3]-[.D$2])" office:value-type="float" office:value="0.763122476446837">
            <text:p>0,7631</text:p>
          </table:table-cell>
        </table:table-row>
        <table:table-row table:style-name="ro2">
          <table:table-cell office:value-type="string">
            <text:p>Q7o</text:p>
          </table:table-cell>
          <table:table-cell office:value-type="float" office:value="0.5177">
            <text:p>0,5177</text:p>
          </table:table-cell>
          <table:table-cell office:value-type="float" office:value="0.2585">
            <text:p>0,2585</text:p>
          </table:table-cell>
          <table:table-cell office:value-type="float" office:value="0.1651">
            <text:p>0,1651</text:p>
          </table:table-cell>
          <table:table-cell table:formula="of:=([.B73]-[.B$2])/([.B$3]-[.B$2])" office:value-type="float" office:value="0.368052930056711">
            <text:p>0,3681</text:p>
          </table:table-cell>
          <table:table-cell table:formula="of:=([.C73]-[.C$2])/([.C$3]-[.C$2])" office:value-type="float" office:value="0.632780082987552">
            <text:p>0,6328</text:p>
          </table:table-cell>
          <table:table-cell table:formula="of:=([.D73]-[.D$2])/([.D$3]-[.D$2])" office:value-type="float" office:value="0.745625841184388">
            <text:p>0,7456</text:p>
          </table:table-cell>
        </table:table-row>
        <table:table-row table:style-name="ro2">
          <table:table-cell office:value-type="string">
            <text:p>Q6s</text:p>
          </table:table-cell>
          <table:table-cell office:value-type="float" office:value="0.5361">
            <text:p>0,5361</text:p>
          </table:table-cell>
          <table:table-cell office:value-type="float" office:value="0.2716">
            <text:p>0,2716</text:p>
          </table:table-cell>
          <table:table-cell office:value-type="float" office:value="0.1664">
            <text:p>0,1664</text:p>
          </table:table-cell>
          <table:table-cell table:formula="of:=([.B74]-[.B$2])/([.B$3]-[.B$2])" office:value-type="float" office:value="0.402835538752363">
            <text:p>0,4028</text:p>
          </table:table-cell>
          <table:table-cell table:formula="of:=([.C74]-[.C$2])/([.C$3]-[.C$2])" office:value-type="float" office:value="0.687136929460581">
            <text:p>0,6871</text:p>
          </table:table-cell>
          <table:table-cell table:formula="of:=([.D74]-[.D$2])/([.D$3]-[.D$2])" office:value-type="float" office:value="0.754374158815612">
            <text:p>0,7544</text:p>
          </table:table-cell>
        </table:table-row>
        <table:table-row table:style-name="ro2">
          <table:table-cell office:value-type="string">
            <text:p>Q6o</text:p>
          </table:table-cell>
          <table:table-cell office:value-type="float" office:value="0.5102">
            <text:p>0,5102</text:p>
          </table:table-cell>
          <table:table-cell office:value-type="float" office:value="0.2576">
            <text:p>0,2576</text:p>
          </table:table-cell>
          <table:table-cell office:value-type="float" office:value="0.1632">
            <text:p>0,1632</text:p>
          </table:table-cell>
          <table:table-cell table:formula="of:=([.B75]-[.B$2])/([.B$3]-[.B$2])" office:value-type="float" office:value="0.353875236294896">
            <text:p>0,3539</text:p>
          </table:table-cell>
          <table:table-cell table:formula="of:=([.C75]-[.C$2])/([.C$3]-[.C$2])" office:value-type="float" office:value="0.629045643153527">
            <text:p>0,6290</text:p>
          </table:table-cell>
          <table:table-cell table:formula="of:=([.D75]-[.D$2])/([.D$3]-[.D$2])" office:value-type="float" office:value="0.732839838492598">
            <text:p>0,7328</text:p>
          </table:table-cell>
        </table:table-row>
        <table:table-row table:style-name="ro2">
          <table:table-cell office:value-type="string">
            <text:p>Q5s</text:p>
          </table:table-cell>
          <table:table-cell office:value-type="float" office:value="0.5277">
            <text:p>0,5277</text:p>
          </table:table-cell>
          <table:table-cell office:value-type="float" office:value="0.2722">
            <text:p>0,2722</text:p>
          </table:table-cell>
          <table:table-cell office:value-type="float" office:value="0.1666">
            <text:p>0,1666</text:p>
          </table:table-cell>
          <table:table-cell table:formula="of:=([.B76]-[.B$2])/([.B$3]-[.B$2])" office:value-type="float" office:value="0.386956521739131">
            <text:p>0,3870</text:p>
          </table:table-cell>
          <table:table-cell table:formula="of:=([.C76]-[.C$2])/([.C$3]-[.C$2])" office:value-type="float" office:value="0.689626556016597">
            <text:p>0,6896</text:p>
          </table:table-cell>
          <table:table-cell table:formula="of:=([.D76]-[.D$2])/([.D$3]-[.D$2])" office:value-type="float" office:value="0.755720053835801">
            <text:p>0,7557</text:p>
          </table:table-cell>
        </table:table-row>
        <table:table-row table:style-name="ro2">
          <table:table-cell office:value-type="string">
            <text:p>Q5o</text:p>
          </table:table-cell>
          <table:table-cell office:value-type="float" office:value="0.5012">
            <text:p>0,5012</text:p>
          </table:table-cell>
          <table:table-cell office:value-type="float" office:value="0.2572">
            <text:p>0,2572</text:p>
          </table:table-cell>
          <table:table-cell office:value-type="float" office:value="0.1628">
            <text:p>0,1628</text:p>
          </table:table-cell>
          <table:table-cell table:formula="of:=([.B77]-[.B$2])/([.B$3]-[.B$2])" office:value-type="float" office:value="0.336862003780718">
            <text:p>0,3369</text:p>
          </table:table-cell>
          <table:table-cell table:formula="of:=([.C77]-[.C$2])/([.C$3]-[.C$2])" office:value-type="float" office:value="0.627385892116183">
            <text:p>0,6274</text:p>
          </table:table-cell>
          <table:table-cell table:formula="of:=([.D77]-[.D$2])/([.D$3]-[.D$2])" office:value-type="float" office:value="0.730148048452221">
            <text:p>0,7301</text:p>
          </table:table-cell>
        </table:table-row>
        <table:table-row table:style-name="ro2">
          <table:table-cell office:value-type="string">
            <text:p>Q4s</text:p>
          </table:table-cell>
          <table:table-cell office:value-type="float" office:value="0.5186">
            <text:p>0,5186</text:p>
          </table:table-cell>
          <table:table-cell office:value-type="float" office:value="0.2742">
            <text:p>0,2742</text:p>
          </table:table-cell>
          <table:table-cell office:value-type="float" office:value="0.1694">
            <text:p>0,1694</text:p>
          </table:table-cell>
          <table:table-cell table:formula="of:=([.B78]-[.B$2])/([.B$3]-[.B$2])" office:value-type="float" office:value="0.369754253308129">
            <text:p>0,3698</text:p>
          </table:table-cell>
          <table:table-cell table:formula="of:=([.C78]-[.C$2])/([.C$3]-[.C$2])" office:value-type="float" office:value="0.697925311203319">
            <text:p>0,6979</text:p>
          </table:table-cell>
          <table:table-cell table:formula="of:=([.D78]-[.D$2])/([.D$3]-[.D$2])" office:value-type="float" office:value="0.774562584118439">
            <text:p>0,7746</text:p>
          </table:table-cell>
        </table:table-row>
        <table:table-row table:style-name="ro2">
          <table:table-cell office:value-type="string">
            <text:p>Q4o</text:p>
          </table:table-cell>
          <table:table-cell office:value-type="float" office:value="0.4913">
            <text:p>0,4913</text:p>
          </table:table-cell>
          <table:table-cell office:value-type="float" office:value="0.2581">
            <text:p>0,2581</text:p>
          </table:table-cell>
          <table:table-cell office:value-type="float" office:value="0.1654">
            <text:p>0,1654</text:p>
          </table:table-cell>
          <table:table-cell table:formula="of:=([.B79]-[.B$2])/([.B$3]-[.B$2])" office:value-type="float" office:value="0.318147448015123">
            <text:p>0,3181</text:p>
          </table:table-cell>
          <table:table-cell table:formula="of:=([.C79]-[.C$2])/([.C$3]-[.C$2])" office:value-type="float" office:value="0.631120331950207">
            <text:p>0,6311</text:p>
          </table:table-cell>
          <table:table-cell table:formula="of:=([.D79]-[.D$2])/([.D$3]-[.D$2])" office:value-type="float" office:value="0.74764468371467">
            <text:p>0,7476</text:p>
          </table:table-cell>
        </table:table-row>
        <table:table-row table:style-name="ro2">
          <table:table-cell office:value-type="string">
            <text:p>Q3s</text:p>
          </table:table-cell>
          <table:table-cell office:value-type="float" office:value="0.5102">
            <text:p>0,5102</text:p>
          </table:table-cell>
          <table:table-cell office:value-type="float" office:value="0.2753">
            <text:p>0,2753</text:p>
          </table:table-cell>
          <table:table-cell office:value-type="float" office:value="0.1717">
            <text:p>0,1717</text:p>
          </table:table-cell>
          <table:table-cell table:formula="of:=([.B80]-[.B$2])/([.B$3]-[.B$2])" office:value-type="float" office:value="0.353875236294896">
            <text:p>0,3539</text:p>
          </table:table-cell>
          <table:table-cell table:formula="of:=([.C80]-[.C$2])/([.C$3]-[.C$2])" office:value-type="float" office:value="0.702489626556016">
            <text:p>0,7025</text:p>
          </table:table-cell>
          <table:table-cell table:formula="of:=([.D80]-[.D$2])/([.D$3]-[.D$2])" office:value-type="float" office:value="0.790040376850606">
            <text:p>0,7900</text:p>
          </table:table-cell>
        </table:table-row>
        <table:table-row table:style-name="ro2">
          <table:table-cell office:value-type="string">
            <text:p>Q3o</text:p>
          </table:table-cell>
          <table:table-cell office:value-type="float" office:value="0.4822">
            <text:p>0,4822</text:p>
          </table:table-cell>
          <table:table-cell office:value-type="float" office:value="0.2582">
            <text:p>0,2582</text:p>
          </table:table-cell>
          <table:table-cell office:value-type="float" office:value="0.1675">
            <text:p>0,1675</text:p>
          </table:table-cell>
          <table:table-cell table:formula="of:=([.B81]-[.B$2])/([.B$3]-[.B$2])" office:value-type="float" office:value="0.300945179584121">
            <text:p>0,3009</text:p>
          </table:table-cell>
          <table:table-cell table:formula="of:=([.C81]-[.C$2])/([.C$3]-[.C$2])" office:value-type="float" office:value="0.631535269709543">
            <text:p>0,6315</text:p>
          </table:table-cell>
          <table:table-cell table:formula="of:=([.D81]-[.D$2])/([.D$3]-[.D$2])" office:value-type="float" office:value="0.761776581426649">
            <text:p>0,7618</text:p>
          </table:table-cell>
        </table:table-row>
        <table:table-row table:style-name="ro2">
          <table:table-cell office:value-type="string">
            <text:p>Q2s</text:p>
          </table:table-cell>
          <table:table-cell office:value-type="float" office:value="0.5017">
            <text:p>0,5017</text:p>
          </table:table-cell>
          <table:table-cell office:value-type="float" office:value="0.2763">
            <text:p>0,2763</text:p>
          </table:table-cell>
          <table:table-cell office:value-type="float" office:value="0.1741">
            <text:p>0,1741</text:p>
          </table:table-cell>
          <table:table-cell table:formula="of:=([.B82]-[.B$2])/([.B$3]-[.B$2])" office:value-type="float" office:value="0.337807183364839">
            <text:p>0,3378</text:p>
          </table:table-cell>
          <table:table-cell table:formula="of:=([.C82]-[.C$2])/([.C$3]-[.C$2])" office:value-type="float" office:value="0.706639004149378">
            <text:p>0,7066</text:p>
          </table:table-cell>
          <table:table-cell table:formula="of:=([.D82]-[.D$2])/([.D$3]-[.D$2])" office:value-type="float" office:value="0.806191117092867">
            <text:p>0,8062</text:p>
          </table:table-cell>
        </table:table-row>
        <table:table-row table:style-name="ro2">
          <table:table-cell office:value-type="string">
            <text:p>Q2o</text:p>
          </table:table-cell>
          <table:table-cell office:value-type="float" office:value="0.473">
            <text:p>0,4730</text:p>
          </table:table-cell>
          <table:table-cell office:value-type="float" office:value="0.2582">
            <text:p>0,2582</text:p>
          </table:table-cell>
          <table:table-cell office:value-type="float" office:value="0.1696">
            <text:p>0,1696</text:p>
          </table:table-cell>
          <table:table-cell table:formula="of:=([.B83]-[.B$2])/([.B$3]-[.B$2])" office:value-type="float" office:value="0.283553875236295">
            <text:p>0,2836</text:p>
          </table:table-cell>
          <table:table-cell table:formula="of:=([.C83]-[.C$2])/([.C$3]-[.C$2])" office:value-type="float" office:value="0.631535269709543">
            <text:p>0,6315</text:p>
          </table:table-cell>
          <table:table-cell table:formula="of:=([.D83]-[.D$2])/([.D$3]-[.D$2])" office:value-type="float" office:value="0.775908479138627">
            <text:p>0,7759</text:p>
          </table:table-cell>
        </table:table-row>
        <table:table-row table:style-name="ro2">
          <table:table-cell office:value-type="string">
            <text:p>JTs</text:p>
          </table:table-cell>
          <table:table-cell office:value-type="float" office:value="0.5753">
            <text:p>0,5753</text:p>
          </table:table-cell>
          <table:table-cell office:value-type="float" office:value="0.3031">
            <text:p>0,3031</text:p>
          </table:table-cell>
          <table:table-cell office:value-type="float" office:value="0.1823">
            <text:p>0,1823</text:p>
          </table:table-cell>
          <table:table-cell table:formula="of:=([.B84]-[.B$2])/([.B$3]-[.B$2])" office:value-type="float" office:value="0.476937618147448">
            <text:p>0,4769</text:p>
          </table:table-cell>
          <table:table-cell table:formula="of:=([.C84]-[.C$2])/([.C$3]-[.C$2])" office:value-type="float" office:value="0.817842323651452">
            <text:p>0,8178</text:p>
          </table:table-cell>
          <table:table-cell table:formula="of:=([.D84]-[.D$2])/([.D$3]-[.D$2])" office:value-type="float" office:value="0.861372812920592">
            <text:p>0,8614</text:p>
          </table:table-cell>
        </table:table-row>
        <table:table-row table:style-name="ro2">
          <table:table-cell office:value-type="string">
            <text:p>JTo</text:p>
          </table:table-cell>
          <table:table-cell office:value-type="float" office:value="0.5525">
            <text:p>0,5525</text:p>
          </table:table-cell>
          <table:table-cell office:value-type="float" office:value="0.2976">
            <text:p>0,2976</text:p>
          </table:table-cell>
          <table:table-cell office:value-type="float" office:value="0.1841">
            <text:p>0,1841</text:p>
          </table:table-cell>
          <table:table-cell table:formula="of:=([.B85]-[.B$2])/([.B$3]-[.B$2])" office:value-type="float" office:value="0.433837429111531">
            <text:p>0,4338</text:p>
          </table:table-cell>
          <table:table-cell table:formula="of:=([.C85]-[.C$2])/([.C$3]-[.C$2])" office:value-type="float" office:value="0.795020746887967">
            <text:p>0,7950</text:p>
          </table:table-cell>
          <table:table-cell table:formula="of:=([.D85]-[.D$2])/([.D$3]-[.D$2])" office:value-type="float" office:value="0.873485868102288">
            <text:p>0,8735</text:p>
          </table:table-cell>
        </table:table-row>
        <table:table-row table:style-name="ro2">
          <table:table-cell office:value-type="string">
            <text:p>J9s</text:p>
          </table:table-cell>
          <table:table-cell office:value-type="float" office:value="0.5566">
            <text:p>0,5566</text:p>
          </table:table-cell>
          <table:table-cell office:value-type="float" office:value="0.2972">
            <text:p>0,2972</text:p>
          </table:table-cell>
          <table:table-cell office:value-type="float" office:value="0.1798">
            <text:p>0,1798</text:p>
          </table:table-cell>
          <table:table-cell table:formula="of:=([.B86]-[.B$2])/([.B$3]-[.B$2])" office:value-type="float" office:value="0.441587901701323">
            <text:p>0,4416</text:p>
          </table:table-cell>
          <table:table-cell table:formula="of:=([.C86]-[.C$2])/([.C$3]-[.C$2])" office:value-type="float" office:value="0.793360995850622">
            <text:p>0,7934</text:p>
          </table:table-cell>
          <table:table-cell table:formula="of:=([.D86]-[.D$2])/([.D$3]-[.D$2])" office:value-type="float" office:value="0.844549125168237">
            <text:p>0,8445</text:p>
          </table:table-cell>
        </table:table-row>
        <table:table-row table:style-name="ro2">
          <table:table-cell office:value-type="string">
            <text:p>J9o</text:p>
          </table:table-cell>
          <table:table-cell office:value-type="float" office:value="0.5325">
            <text:p>0,5325</text:p>
          </table:table-cell>
          <table:table-cell office:value-type="float" office:value="0.2893">
            <text:p>0,2893</text:p>
          </table:table-cell>
          <table:table-cell office:value-type="float" office:value="0.1802">
            <text:p>0,1802</text:p>
          </table:table-cell>
          <table:table-cell table:formula="of:=([.B87]-[.B$2])/([.B$3]-[.B$2])" office:value-type="float" office:value="0.396030245746692">
            <text:p>0,3960</text:p>
          </table:table-cell>
          <table:table-cell table:formula="of:=([.C87]-[.C$2])/([.C$3]-[.C$2])" office:value-type="float" office:value="0.760580912863071">
            <text:p>0,7606</text:p>
          </table:table-cell>
          <table:table-cell table:formula="of:=([.D87]-[.D$2])/([.D$3]-[.D$2])" office:value-type="float" office:value="0.847240915208614">
            <text:p>0,8472</text:p>
          </table:table-cell>
        </table:table-row>
        <table:table-row table:style-name="ro2">
          <table:table-cell office:value-type="string">
            <text:p>J8s</text:p>
          </table:table-cell>
          <table:table-cell office:value-type="float" office:value="0.5402">
            <text:p>0,5402</text:p>
          </table:table-cell>
          <table:table-cell office:value-type="float" office:value="0.2928">
            <text:p>0,2928</text:p>
          </table:table-cell>
          <table:table-cell office:value-type="float" office:value="0.177">
            <text:p>0,1770</text:p>
          </table:table-cell>
          <table:table-cell table:formula="of:=([.B88]-[.B$2])/([.B$3]-[.B$2])" office:value-type="float" office:value="0.410586011342155">
            <text:p>0,4106</text:p>
          </table:table-cell>
          <table:table-cell table:formula="of:=([.C88]-[.C$2])/([.C$3]-[.C$2])" office:value-type="float" office:value="0.775103734439834">
            <text:p>0,7751</text:p>
          </table:table-cell>
          <table:table-cell table:formula="of:=([.D88]-[.D$2])/([.D$3]-[.D$2])" office:value-type="float" office:value="0.825706594885599">
            <text:p>0,8257</text:p>
          </table:table-cell>
        </table:table-row>
        <table:table-row table:style-name="ro2">
          <table:table-cell office:value-type="string">
            <text:p>J8o</text:p>
          </table:table-cell>
          <table:table-cell office:value-type="float" office:value="0.5149">
            <text:p>0,5149</text:p>
          </table:table-cell>
          <table:table-cell office:value-type="float" office:value="0.2827">
            <text:p>0,2827</text:p>
          </table:table-cell>
          <table:table-cell office:value-type="float" office:value="0.1762">
            <text:p>0,1762</text:p>
          </table:table-cell>
          <table:table-cell table:formula="of:=([.B89]-[.B$2])/([.B$3]-[.B$2])" office:value-type="float" office:value="0.362759924385633">
            <text:p>0,3628</text:p>
          </table:table-cell>
          <table:table-cell table:formula="of:=([.C89]-[.C$2])/([.C$3]-[.C$2])" office:value-type="float" office:value="0.733195020746888">
            <text:p>0,7332</text:p>
          </table:table-cell>
          <table:table-cell table:formula="of:=([.D89]-[.D$2])/([.D$3]-[.D$2])" office:value-type="float" office:value="0.820323014804845">
            <text:p>0,8203</text:p>
          </table:table-cell>
        </table:table-row>
        <table:table-row table:style-name="ro2">
          <table:table-cell office:value-type="string">
            <text:p>J7s</text:p>
          </table:table-cell>
          <table:table-cell office:value-type="float" office:value="0.5232">
            <text:p>0,5232</text:p>
          </table:table-cell>
          <table:table-cell office:value-type="float" office:value="0.2887">
            <text:p>0,2887</text:p>
          </table:table-cell>
          <table:table-cell office:value-type="float" office:value="0.1748">
            <text:p>0,1748</text:p>
          </table:table-cell>
          <table:table-cell table:formula="of:=([.B90]-[.B$2])/([.B$3]-[.B$2])" office:value-type="float" office:value="0.378449905482042">
            <text:p>0,3784</text:p>
          </table:table-cell>
          <table:table-cell table:formula="of:=([.C90]-[.C$2])/([.C$3]-[.C$2])" office:value-type="float" office:value="0.758091286307054">
            <text:p>0,7581</text:p>
          </table:table-cell>
          <table:table-cell table:formula="of:=([.D90]-[.D$2])/([.D$3]-[.D$2])" office:value-type="float" office:value="0.810901749663526">
            <text:p>0,8109</text:p>
          </table:table-cell>
        </table:table-row>
        <table:table-row table:style-name="ro2">
          <table:table-cell office:value-type="string">
            <text:p>J7o</text:p>
          </table:table-cell>
          <table:table-cell office:value-type="float" office:value="0.4968">
            <text:p>0,4968</text:p>
          </table:table-cell>
          <table:table-cell office:value-type="float" office:value="0.2762">
            <text:p>0,2762</text:p>
          </table:table-cell>
          <table:table-cell office:value-type="float" office:value="0.1728">
            <text:p>0,1728</text:p>
          </table:table-cell>
          <table:table-cell table:formula="of:=([.B91]-[.B$2])/([.B$3]-[.B$2])" office:value-type="float" office:value="0.328544423440454">
            <text:p>0,3285</text:p>
          </table:table-cell>
          <table:table-cell table:formula="of:=([.C91]-[.C$2])/([.C$3]-[.C$2])" office:value-type="float" office:value="0.706224066390041">
            <text:p>0,7062</text:p>
          </table:table-cell>
          <table:table-cell table:formula="of:=([.D91]-[.D$2])/([.D$3]-[.D$2])" office:value-type="float" office:value="0.797442799461642">
            <text:p>0,7974</text:p>
          </table:table-cell>
        </table:table-row>
        <table:table-row table:style-name="ro2">
          <table:table-cell office:value-type="string">
            <text:p>J6s</text:p>
          </table:table-cell>
          <table:table-cell office:value-type="float" office:value="0.5061">
            <text:p>0,5061</text:p>
          </table:table-cell>
          <table:table-cell office:value-type="float" office:value="0.2851">
            <text:p>0,2851</text:p>
          </table:table-cell>
          <table:table-cell office:value-type="float" office:value="0.1743">
            <text:p>0,1743</text:p>
          </table:table-cell>
          <table:table-cell table:formula="of:=([.B92]-[.B$2])/([.B$3]-[.B$2])" office:value-type="float" office:value="0.346124763705104">
            <text:p>0,3461</text:p>
          </table:table-cell>
          <table:table-cell table:formula="of:=([.C92]-[.C$2])/([.C$3]-[.C$2])" office:value-type="float" office:value="0.743153526970954">
            <text:p>0,7432</text:p>
          </table:table-cell>
          <table:table-cell table:formula="of:=([.D92]-[.D$2])/([.D$3]-[.D$2])" office:value-type="float" office:value="0.807537012113055">
            <text:p>0,8075</text:p>
          </table:table-cell>
        </table:table-row>
        <table:table-row table:style-name="ro2">
          <table:table-cell office:value-type="string">
            <text:p>J6o</text:p>
          </table:table-cell>
          <table:table-cell office:value-type="float" office:value="0.4784">
            <text:p>0,4784</text:p>
          </table:table-cell>
          <table:table-cell office:value-type="float" office:value="0.2702">
            <text:p>0,2702</text:p>
          </table:table-cell>
          <table:table-cell office:value-type="float" office:value="0.1712">
            <text:p>0,1712</text:p>
          </table:table-cell>
          <table:table-cell table:formula="of:=([.B93]-[.B$2])/([.B$3]-[.B$2])" office:value-type="float" office:value="0.293761814744802">
            <text:p>0,2938</text:p>
          </table:table-cell>
          <table:table-cell table:formula="of:=([.C93]-[.C$2])/([.C$3]-[.C$2])" office:value-type="float" office:value="0.681327800829875">
            <text:p>0,6813</text:p>
          </table:table-cell>
          <table:table-cell table:formula="of:=([.D93]-[.D$2])/([.D$3]-[.D$2])" office:value-type="float" office:value="0.786675639300135">
            <text:p>0,7867</text:p>
          </table:table-cell>
        </table:table-row>
        <table:table-row table:style-name="ro2">
          <table:table-cell office:value-type="string">
            <text:p>J5s</text:p>
          </table:table-cell>
          <table:table-cell office:value-type="float" office:value="0.4999">
            <text:p>0,4999</text:p>
          </table:table-cell>
          <table:table-cell office:value-type="float" office:value="0.2849">
            <text:p>0,2849</text:p>
          </table:table-cell>
          <table:table-cell office:value-type="float" office:value="0.1728">
            <text:p>0,1728</text:p>
          </table:table-cell>
          <table:table-cell table:formula="of:=([.B94]-[.B$2])/([.B$3]-[.B$2])" office:value-type="float" office:value="0.334404536862004">
            <text:p>0,3344</text:p>
          </table:table-cell>
          <table:table-cell table:formula="of:=([.C94]-[.C$2])/([.C$3]-[.C$2])" office:value-type="float" office:value="0.742323651452282">
            <text:p>0,7423</text:p>
          </table:table-cell>
          <table:table-cell table:formula="of:=([.D94]-[.D$2])/([.D$3]-[.D$2])" office:value-type="float" office:value="0.797442799461642">
            <text:p>0,7974</text:p>
          </table:table-cell>
        </table:table-row>
        <table:table-row table:style-name="ro2">
          <table:table-cell office:value-type="string">
            <text:p>J5o</text:p>
          </table:table-cell>
          <table:table-cell office:value-type="float" office:value="0.4718">
            <text:p>0,4718</text:p>
          </table:table-cell>
          <table:table-cell office:value-type="float" office:value="0.2691">
            <text:p>0,2691</text:p>
          </table:table-cell>
          <table:table-cell office:value-type="float" office:value="0.169">
            <text:p>0,1690</text:p>
          </table:table-cell>
          <table:table-cell table:formula="of:=([.B95]-[.B$2])/([.B$3]-[.B$2])" office:value-type="float" office:value="0.281285444234405">
            <text:p>0,2813</text:p>
          </table:table-cell>
          <table:table-cell table:formula="of:=([.C95]-[.C$2])/([.C$3]-[.C$2])" office:value-type="float" office:value="0.676763485477178">
            <text:p>0,6768</text:p>
          </table:table-cell>
          <table:table-cell table:formula="of:=([.D95]-[.D$2])/([.D$3]-[.D$2])" office:value-type="float" office:value="0.771870794078062">
            <text:p>0,7719</text:p>
          </table:table-cell>
        </table:table-row>
        <table:table-row table:style-name="ro2">
          <table:table-cell office:value-type="string">
            <text:p>J4s</text:p>
          </table:table-cell>
          <table:table-cell office:value-type="float" office:value="0.4907">
            <text:p>0,4907</text:p>
          </table:table-cell>
          <table:table-cell office:value-type="float" office:value="0.2863">
            <text:p>0,2863</text:p>
          </table:table-cell>
          <table:table-cell office:value-type="float" office:value="0.1752">
            <text:p>0,1752</text:p>
          </table:table-cell>
          <table:table-cell table:formula="of:=([.B96]-[.B$2])/([.B$3]-[.B$2])" office:value-type="float" office:value="0.317013232514178">
            <text:p>0,3170</text:p>
          </table:table-cell>
          <table:table-cell table:formula="of:=([.C96]-[.C$2])/([.C$3]-[.C$2])" office:value-type="float" office:value="0.748132780082987">
            <text:p>0,7481</text:p>
          </table:table-cell>
          <table:table-cell table:formula="of:=([.D96]-[.D$2])/([.D$3]-[.D$2])" office:value-type="float" office:value="0.813593539703903">
            <text:p>0,8136</text:p>
          </table:table-cell>
        </table:table-row>
        <table:table-row table:style-name="ro2">
          <table:table-cell office:value-type="string">
            <text:p>J4o</text:p>
          </table:table-cell>
          <table:table-cell office:value-type="float" office:value="0.4619">
            <text:p>0,4619</text:p>
          </table:table-cell>
          <table:table-cell office:value-type="float" office:value="0.2695">
            <text:p>0,2695</text:p>
          </table:table-cell>
          <table:table-cell office:value-type="float" office:value="0.1712">
            <text:p>0,1712</text:p>
          </table:table-cell>
          <table:table-cell table:formula="of:=([.B97]-[.B$2])/([.B$3]-[.B$2])" office:value-type="float" office:value="0.262570888468809">
            <text:p>0,2626</text:p>
          </table:table-cell>
          <table:table-cell table:formula="of:=([.C97]-[.C$2])/([.C$3]-[.C$2])" office:value-type="float" office:value="0.678423236514523">
            <text:p>0,6784</text:p>
          </table:table-cell>
          <table:table-cell table:formula="of:=([.D97]-[.D$2])/([.D$3]-[.D$2])" office:value-type="float" office:value="0.786675639300135">
            <text:p>0,7867</text:p>
          </table:table-cell>
        </table:table-row>
        <table:table-row table:style-name="ro2">
          <table:table-cell office:value-type="string">
            <text:p>J3s</text:p>
          </table:table-cell>
          <table:table-cell office:value-type="float" office:value="0.4823">
            <text:p>0,4823</text:p>
          </table:table-cell>
          <table:table-cell office:value-type="float" office:value="0.2869">
            <text:p>0,2869</text:p>
          </table:table-cell>
          <table:table-cell office:value-type="float" office:value="0.1774">
            <text:p>0,1774</text:p>
          </table:table-cell>
          <table:table-cell table:formula="of:=([.B98]-[.B$2])/([.B$3]-[.B$2])" office:value-type="float" office:value="0.301134215500945">
            <text:p>0,3011</text:p>
          </table:table-cell>
          <table:table-cell table:formula="of:=([.C98]-[.C$2])/([.C$3]-[.C$2])" office:value-type="float" office:value="0.750622406639004">
            <text:p>0,7506</text:p>
          </table:table-cell>
          <table:table-cell table:formula="of:=([.D98]-[.D$2])/([.D$3]-[.D$2])" office:value-type="float" office:value="0.828398384925976">
            <text:p>0,8284</text:p>
          </table:table-cell>
        </table:table-row>
        <table:table-row table:style-name="ro2">
          <table:table-cell office:value-type="string">
            <text:p>J3o</text:p>
          </table:table-cell>
          <table:table-cell office:value-type="float" office:value="0.4528">
            <text:p>0,4528</text:p>
          </table:table-cell>
          <table:table-cell office:value-type="float" office:value="0.2689">
            <text:p>0,2689</text:p>
          </table:table-cell>
          <table:table-cell office:value-type="float" office:value="0.1731">
            <text:p>0,1731</text:p>
          </table:table-cell>
          <table:table-cell table:formula="of:=([.B99]-[.B$2])/([.B$3]-[.B$2])" office:value-type="float" office:value="0.245368620037807">
            <text:p>0,2454</text:p>
          </table:table-cell>
          <table:table-cell table:formula="of:=([.C99]-[.C$2])/([.C$3]-[.C$2])" office:value-type="float" office:value="0.675933609958506">
            <text:p>0,6759</text:p>
          </table:table-cell>
          <table:table-cell table:formula="of:=([.D99]-[.D$2])/([.D$3]-[.D$2])" office:value-type="float" office:value="0.799461641991925">
            <text:p>0,7995</text:p>
          </table:table-cell>
        </table:table-row>
        <table:table-row table:style-name="ro2">
          <table:table-cell office:value-type="string">
            <text:p>J2s</text:p>
          </table:table-cell>
          <table:table-cell office:value-type="float" office:value="0.4738">
            <text:p>0,4738</text:p>
          </table:table-cell>
          <table:table-cell office:value-type="float" office:value="0.2874">
            <text:p>0,2874</text:p>
          </table:table-cell>
          <table:table-cell office:value-type="float" office:value="0.1795">
            <text:p>0,1795</text:p>
          </table:table-cell>
          <table:table-cell table:formula="of:=([.B100]-[.B$2])/([.B$3]-[.B$2])" office:value-type="float" office:value="0.285066162570888">
            <text:p>0,2851</text:p>
          </table:table-cell>
          <table:table-cell table:formula="of:=([.C100]-[.C$2])/([.C$3]-[.C$2])" office:value-type="float" office:value="0.752697095435684">
            <text:p>0,7527</text:p>
          </table:table-cell>
          <table:table-cell table:formula="of:=([.D100]-[.D$2])/([.D$3]-[.D$2])" office:value-type="float" office:value="0.842530282637954">
            <text:p>0,8425</text:p>
          </table:table-cell>
        </table:table-row>
        <table:table-row table:style-name="ro2">
          <table:table-cell office:value-type="string">
            <text:p>J2o</text:p>
          </table:table-cell>
          <table:table-cell office:value-type="float" office:value="0.4435">
            <text:p>0,4435</text:p>
          </table:table-cell>
          <table:table-cell office:value-type="float" office:value="0.2683">
            <text:p>0,2683</text:p>
          </table:table-cell>
          <table:table-cell office:value-type="float" office:value="0.175">
            <text:p>0,1750</text:p>
          </table:table-cell>
          <table:table-cell table:formula="of:=([.B101]-[.B$2])/([.B$3]-[.B$2])" office:value-type="float" office:value="0.227788279773157">
            <text:p>0,2278</text:p>
          </table:table-cell>
          <table:table-cell table:formula="of:=([.C101]-[.C$2])/([.C$3]-[.C$2])" office:value-type="float" office:value="0.67344398340249">
            <text:p>0,6734</text:p>
          </table:table-cell>
          <table:table-cell table:formula="of:=([.D101]-[.D$2])/([.D$3]-[.D$2])" office:value-type="float" office:value="0.812247644683715">
            <text:p>0,8122</text:p>
          </table:table-cell>
        </table:table-row>
        <table:table-row table:style-name="ro2">
          <table:table-cell office:value-type="string">
            <text:p>T9s</text:p>
          </table:table-cell>
          <table:table-cell office:value-type="float" office:value="0.5403">
            <text:p>0,5403</text:p>
          </table:table-cell>
          <table:table-cell office:value-type="float" office:value="0.3142">
            <text:p>0,3142</text:p>
          </table:table-cell>
          <table:table-cell office:value-type="float" office:value="0.1876">
            <text:p>0,1876</text:p>
          </table:table-cell>
          <table:table-cell table:formula="of:=([.B102]-[.B$2])/([.B$3]-[.B$2])" office:value-type="float" office:value="0.410775047258979">
            <text:p>0,4108</text:p>
          </table:table-cell>
          <table:table-cell table:formula="of:=([.C102]-[.C$2])/([.C$3]-[.C$2])" office:value-type="float" office:value="0.863900414937759">
            <text:p>0,8639</text:p>
          </table:table-cell>
          <table:table-cell table:formula="of:=([.D102]-[.D$2])/([.D$3]-[.D$2])" office:value-type="float" office:value="0.897039030955586">
            <text:p>0,8970</text:p>
          </table:table-cell>
        </table:table-row>
        <table:table-row table:style-name="ro2">
          <table:table-cell office:value-type="string">
            <text:p>T9o</text:p>
          </table:table-cell>
          <table:table-cell office:value-type="float" office:value="0.5153">
            <text:p>0,5153</text:p>
          </table:table-cell>
          <table:table-cell office:value-type="float" office:value="0.307">
            <text:p>0,3070</text:p>
          </table:table-cell>
          <table:table-cell office:value-type="float" office:value="0.1887">
            <text:p>0,1887</text:p>
          </table:table-cell>
          <table:table-cell table:formula="of:=([.B103]-[.B$2])/([.B$3]-[.B$2])" office:value-type="float" office:value="0.36351606805293">
            <text:p>0,3635</text:p>
          </table:table-cell>
          <table:table-cell table:formula="of:=([.C103]-[.C$2])/([.C$3]-[.C$2])" office:value-type="float" office:value="0.83402489626556">
            <text:p>0,8340</text:p>
          </table:table-cell>
          <table:table-cell table:formula="of:=([.D103]-[.D$2])/([.D$3]-[.D$2])" office:value-type="float" office:value="0.904441453566622">
            <text:p>0,9044</text:p>
          </table:table-cell>
        </table:table-row>
        <table:table-row table:style-name="ro2">
          <table:table-cell office:value-type="string">
            <text:p>T8s</text:p>
          </table:table-cell>
          <table:table-cell office:value-type="float" office:value="0.5233">
            <text:p>0,5233</text:p>
          </table:table-cell>
          <table:table-cell office:value-type="float" office:value="0.3099">
            <text:p>0,3099</text:p>
          </table:table-cell>
          <table:table-cell office:value-type="float" office:value="0.1851">
            <text:p>0,1851</text:p>
          </table:table-cell>
          <table:table-cell table:formula="of:=([.B104]-[.B$2])/([.B$3]-[.B$2])" office:value-type="float" office:value="0.378638941398866">
            <text:p>0,3786</text:p>
          </table:table-cell>
          <table:table-cell table:formula="of:=([.C104]-[.C$2])/([.C$3]-[.C$2])" office:value-type="float" office:value="0.846058091286307">
            <text:p>0,8461</text:p>
          </table:table-cell>
          <table:table-cell table:formula="of:=([.D104]-[.D$2])/([.D$3]-[.D$2])" office:value-type="float" office:value="0.88021534320323">
            <text:p>0,8802</text:p>
          </table:table-cell>
        </table:table-row>
        <table:table-row table:style-name="ro2">
          <table:table-cell office:value-type="string">
            <text:p>T8o</text:p>
          </table:table-cell>
          <table:table-cell office:value-type="float" office:value="0.4972">
            <text:p>0,4972</text:p>
          </table:table-cell>
          <table:table-cell office:value-type="float" office:value="0.3006">
            <text:p>0,3006</text:p>
          </table:table-cell>
          <table:table-cell office:value-type="float" office:value="0.1851">
            <text:p>0,1851</text:p>
          </table:table-cell>
          <table:table-cell table:formula="of:=([.B105]-[.B$2])/([.B$3]-[.B$2])" office:value-type="float" office:value="0.329300567107751">
            <text:p>0,3293</text:p>
          </table:table-cell>
          <table:table-cell table:formula="of:=([.C105]-[.C$2])/([.C$3]-[.C$2])" office:value-type="float" office:value="0.80746887966805">
            <text:p>0,8075</text:p>
          </table:table-cell>
          <table:table-cell table:formula="of:=([.D105]-[.D$2])/([.D$3]-[.D$2])" office:value-type="float" office:value="0.88021534320323">
            <text:p>0,8802</text:p>
          </table:table-cell>
        </table:table-row>
        <table:table-row table:style-name="ro2">
          <table:table-cell office:value-type="string">
            <text:p>T7s</text:p>
          </table:table-cell>
          <table:table-cell office:value-type="float" office:value="0.5064">
            <text:p>0,5064</text:p>
          </table:table-cell>
          <table:table-cell office:value-type="float" office:value="0.3056">
            <text:p>0,3056</text:p>
          </table:table-cell>
          <table:table-cell office:value-type="float" office:value="0.1824">
            <text:p>0,1824</text:p>
          </table:table-cell>
          <table:table-cell table:formula="of:=([.B106]-[.B$2])/([.B$3]-[.B$2])" office:value-type="float" office:value="0.346691871455577">
            <text:p>0,3467</text:p>
          </table:table-cell>
          <table:table-cell table:formula="of:=([.C106]-[.C$2])/([.C$3]-[.C$2])" office:value-type="float" office:value="0.828215767634855">
            <text:p>0,8282</text:p>
          </table:table-cell>
          <table:table-cell table:formula="of:=([.D106]-[.D$2])/([.D$3]-[.D$2])" office:value-type="float" office:value="0.862045760430686">
            <text:p>0,8620</text:p>
          </table:table-cell>
        </table:table-row>
        <table:table-row table:style-name="ro2">
          <table:table-cell office:value-type="string">
            <text:p>T7o</text:p>
          </table:table-cell>
          <table:table-cell office:value-type="float" office:value="0.4791">
            <text:p>0,4791</text:p>
          </table:table-cell>
          <table:table-cell office:value-type="float" office:value="0.2939">
            <text:p>0,2939</text:p>
          </table:table-cell>
          <table:table-cell office:value-type="float" office:value="0.1811">
            <text:p>0,1811</text:p>
          </table:table-cell>
          <table:table-cell table:formula="of:=([.B107]-[.B$2])/([.B$3]-[.B$2])" office:value-type="float" office:value="0.295085066162571">
            <text:p>0,2951</text:p>
          </table:table-cell>
          <table:table-cell table:formula="of:=([.C107]-[.C$2])/([.C$3]-[.C$2])" office:value-type="float" office:value="0.779668049792531">
            <text:p>0,7797</text:p>
          </table:table-cell>
          <table:table-cell table:formula="of:=([.D107]-[.D$2])/([.D$3]-[.D$2])" office:value-type="float" office:value="0.853297442799462">
            <text:p>0,8533</text:p>
          </table:table-cell>
        </table:table-row>
        <table:table-row table:style-name="ro2">
          <table:table-cell office:value-type="string">
            <text:p>T6s</text:p>
          </table:table-cell>
          <table:table-cell office:value-type="float" office:value="0.4894">
            <text:p>0,4894</text:p>
          </table:table-cell>
          <table:table-cell office:value-type="float" office:value="0.3011">
            <text:p>0,3011</text:p>
          </table:table-cell>
          <table:table-cell office:value-type="float" office:value="0.1802">
            <text:p>0,1802</text:p>
          </table:table-cell>
          <table:table-cell table:formula="of:=([.B108]-[.B$2])/([.B$3]-[.B$2])" office:value-type="float" office:value="0.314555765595463">
            <text:p>0,3146</text:p>
          </table:table-cell>
          <table:table-cell table:formula="of:=([.C108]-[.C$2])/([.C$3]-[.C$2])" office:value-type="float" office:value="0.80954356846473">
            <text:p>0,8095</text:p>
          </table:table-cell>
          <table:table-cell table:formula="of:=([.D108]-[.D$2])/([.D$3]-[.D$2])" office:value-type="float" office:value="0.847240915208614">
            <text:p>0,8472</text:p>
          </table:table-cell>
        </table:table-row>
        <table:table-row table:style-name="ro2">
          <table:table-cell office:value-type="string">
            <text:p>T6o</text:p>
          </table:table-cell>
          <table:table-cell office:value-type="float" office:value="0.4609">
            <text:p>0,4609</text:p>
          </table:table-cell>
          <table:table-cell office:value-type="float" office:value="0.2869">
            <text:p>0,2869</text:p>
          </table:table-cell>
          <table:table-cell office:value-type="float" office:value="0.1775">
            <text:p>0,1775</text:p>
          </table:table-cell>
          <table:table-cell table:formula="of:=([.B109]-[.B$2])/([.B$3]-[.B$2])" office:value-type="float" office:value="0.260680529300567">
            <text:p>0,2607</text:p>
          </table:table-cell>
          <table:table-cell table:formula="of:=([.C109]-[.C$2])/([.C$3]-[.C$2])" office:value-type="float" office:value="0.750622406639004">
            <text:p>0,7506</text:p>
          </table:table-cell>
          <table:table-cell table:formula="of:=([.D109]-[.D$2])/([.D$3]-[.D$2])" office:value-type="float" office:value="0.82907133243607">
            <text:p>0,8291</text:p>
          </table:table-cell>
        </table:table-row>
        <table:table-row table:style-name="ro2">
          <table:table-cell office:value-type="string">
            <text:p>T5s</text:p>
          </table:table-cell>
          <table:table-cell office:value-type="float" office:value="0.4722">
            <text:p>0,4722</text:p>
          </table:table-cell>
          <table:table-cell office:value-type="float" office:value="0.297">
            <text:p>0,2970</text:p>
          </table:table-cell>
          <table:table-cell office:value-type="float" office:value="0.1795">
            <text:p>0,1795</text:p>
          </table:table-cell>
          <table:table-cell table:formula="of:=([.B110]-[.B$2])/([.B$3]-[.B$2])" office:value-type="float" office:value="0.282041587901701">
            <text:p>0,2820</text:p>
          </table:table-cell>
          <table:table-cell table:formula="of:=([.C110]-[.C$2])/([.C$3]-[.C$2])" office:value-type="float" office:value="0.79253112033195">
            <text:p>0,7925</text:p>
          </table:table-cell>
          <table:table-cell table:formula="of:=([.D110]-[.D$2])/([.D$3]-[.D$2])" office:value-type="float" office:value="0.842530282637954">
            <text:p>0,8425</text:p>
          </table:table-cell>
        </table:table-row>
        <table:table-row table:style-name="ro2">
          <table:table-cell office:value-type="string">
            <text:p>T5o</text:p>
          </table:table-cell>
          <table:table-cell office:value-type="float" office:value="0.4425">
            <text:p>0,4425</text:p>
          </table:table-cell>
          <table:table-cell office:value-type="float" office:value="0.2803">
            <text:p>0,2803</text:p>
          </table:table-cell>
          <table:table-cell office:value-type="float" office:value="0.1757">
            <text:p>0,1757</text:p>
          </table:table-cell>
          <table:table-cell table:formula="of:=([.B111]-[.B$2])/([.B$3]-[.B$2])" office:value-type="float" office:value="0.225897920604915">
            <text:p>0,2259</text:p>
          </table:table-cell>
          <table:table-cell table:formula="of:=([.C111]-[.C$2])/([.C$3]-[.C$2])" office:value-type="float" office:value="0.723236514522821">
            <text:p>0,7232</text:p>
          </table:table-cell>
          <table:table-cell table:formula="of:=([.D111]-[.D$2])/([.D$3]-[.D$2])" office:value-type="float" office:value="0.816958277254374">
            <text:p>0,8170</text:p>
          </table:table-cell>
        </table:table-row>
        <table:table-row table:style-name="ro2">
          <table:table-cell office:value-type="string">
            <text:p>T4s</text:p>
          </table:table-cell>
          <table:table-cell office:value-type="float" office:value="0.4653">
            <text:p>0,4653</text:p>
          </table:table-cell>
          <table:table-cell office:value-type="float" office:value="0.2978">
            <text:p>0,2978</text:p>
          </table:table-cell>
          <table:table-cell office:value-type="float" office:value="0.1804">
            <text:p>0,1804</text:p>
          </table:table-cell>
          <table:table-cell table:formula="of:=([.B112]-[.B$2])/([.B$3]-[.B$2])" office:value-type="float" office:value="0.268998109640832">
            <text:p>0,2690</text:p>
          </table:table-cell>
          <table:table-cell table:formula="of:=([.C112]-[.C$2])/([.C$3]-[.C$2])" office:value-type="float" office:value="0.795850622406639">
            <text:p>0,7959</text:p>
          </table:table-cell>
          <table:table-cell table:formula="of:=([.D112]-[.D$2])/([.D$3]-[.D$2])" office:value-type="float" office:value="0.848586810228802">
            <text:p>0,8486</text:p>
          </table:table-cell>
        </table:table-row>
        <table:table-row table:style-name="ro2">
          <table:table-cell office:value-type="string">
            <text:p>T4o</text:p>
          </table:table-cell>
          <table:table-cell office:value-type="float" office:value="0.435">
            <text:p>0,4350</text:p>
          </table:table-cell>
          <table:table-cell office:value-type="float" office:value="0.2802">
            <text:p>0,2802</text:p>
          </table:table-cell>
          <table:table-cell office:value-type="float" office:value="0.1763">
            <text:p>0,1763</text:p>
          </table:table-cell>
          <table:table-cell table:formula="of:=([.B113]-[.B$2])/([.B$3]-[.B$2])" office:value-type="float" office:value="0.2117202268431">
            <text:p>0,2117</text:p>
          </table:table-cell>
          <table:table-cell table:formula="of:=([.C113]-[.C$2])/([.C$3]-[.C$2])" office:value-type="float" office:value="0.722821576763485">
            <text:p>0,7228</text:p>
          </table:table-cell>
          <table:table-cell table:formula="of:=([.D113]-[.D$2])/([.D$3]-[.D$2])" office:value-type="float" office:value="0.820995962314939">
            <text:p>0,8210</text:p>
          </table:table-cell>
        </table:table-row>
        <table:table-row table:style-name="ro2">
          <table:table-cell office:value-type="string">
            <text:p>T3s</text:p>
          </table:table-cell>
          <table:table-cell office:value-type="float" office:value="0.4569">
            <text:p>0,4569</text:p>
          </table:table-cell>
          <table:table-cell office:value-type="float" office:value="0.2978">
            <text:p>0,2978</text:p>
          </table:table-cell>
          <table:table-cell office:value-type="float" office:value="0.1822">
            <text:p>0,1822</text:p>
          </table:table-cell>
          <table:table-cell table:formula="of:=([.B114]-[.B$2])/([.B$3]-[.B$2])" office:value-type="float" office:value="0.253119092627599">
            <text:p>0,2531</text:p>
          </table:table-cell>
          <table:table-cell table:formula="of:=([.C114]-[.C$2])/([.C$3]-[.C$2])" office:value-type="float" office:value="0.795850622406639">
            <text:p>0,7959</text:p>
          </table:table-cell>
          <table:table-cell table:formula="of:=([.D114]-[.D$2])/([.D$3]-[.D$2])" office:value-type="float" office:value="0.860699865410498">
            <text:p>0,8607</text:p>
          </table:table-cell>
        </table:table-row>
        <table:table-row table:style-name="ro2">
          <table:table-cell office:value-type="string">
            <text:p>T3o</text:p>
          </table:table-cell>
          <table:table-cell office:value-type="float" office:value="0.4259">
            <text:p>0,4259</text:p>
          </table:table-cell>
          <table:table-cell office:value-type="float" office:value="0.279">
            <text:p>0,2790</text:p>
          </table:table-cell>
          <table:table-cell office:value-type="float" office:value="0.1778">
            <text:p>0,1778</text:p>
          </table:table-cell>
          <table:table-cell table:formula="of:=([.B115]-[.B$2])/([.B$3]-[.B$2])" office:value-type="float" office:value="0.194517958412098">
            <text:p>0,1945</text:p>
          </table:table-cell>
          <table:table-cell table:formula="of:=([.C115]-[.C$2])/([.C$3]-[.C$2])" office:value-type="float" office:value="0.717842323651452">
            <text:p>0,7178</text:p>
          </table:table-cell>
          <table:table-cell table:formula="of:=([.D115]-[.D$2])/([.D$3]-[.D$2])" office:value-type="float" office:value="0.831090174966353">
            <text:p>0,8311</text:p>
          </table:table-cell>
        </table:table-row>
        <table:table-row table:style-name="ro2">
          <table:table-cell office:value-type="string">
            <text:p>T2s</text:p>
          </table:table-cell>
          <table:table-cell office:value-type="float" office:value="0.4484">
            <text:p>0,4484</text:p>
          </table:table-cell>
          <table:table-cell office:value-type="float" office:value="0.2978">
            <text:p>0,2978</text:p>
          </table:table-cell>
          <table:table-cell office:value-type="float" office:value="0.1841">
            <text:p>0,1841</text:p>
          </table:table-cell>
          <table:table-cell table:formula="of:=([.B116]-[.B$2])/([.B$3]-[.B$2])" office:value-type="float" office:value="0.237051039697543">
            <text:p>0,2371</text:p>
          </table:table-cell>
          <table:table-cell table:formula="of:=([.C116]-[.C$2])/([.C$3]-[.C$2])" office:value-type="float" office:value="0.795850622406639">
            <text:p>0,7959</text:p>
          </table:table-cell>
          <table:table-cell table:formula="of:=([.D116]-[.D$2])/([.D$3]-[.D$2])" office:value-type="float" office:value="0.873485868102288">
            <text:p>0,8735</text:p>
          </table:table-cell>
        </table:table-row>
        <table:table-row table:style-name="ro2">
          <table:table-cell office:value-type="string">
            <text:p>T2o</text:p>
          </table:table-cell>
          <table:table-cell office:value-type="float" office:value="0.4167">
            <text:p>0,4167</text:p>
          </table:table-cell>
          <table:table-cell office:value-type="float" office:value="0.2778">
            <text:p>0,2778</text:p>
          </table:table-cell>
          <table:table-cell office:value-type="float" office:value="0.1794">
            <text:p>0,1794</text:p>
          </table:table-cell>
          <table:table-cell table:formula="of:=([.B117]-[.B$2])/([.B$3]-[.B$2])" office:value-type="float" office:value="0.177126654064272">
            <text:p>0,1771</text:p>
          </table:table-cell>
          <table:table-cell table:formula="of:=([.C117]-[.C$2])/([.C$3]-[.C$2])" office:value-type="float" office:value="0.712863070539419">
            <text:p>0,7129</text:p>
          </table:table-cell>
          <table:table-cell table:formula="of:=([.D117]-[.D$2])/([.D$3]-[.D$2])" office:value-type="float" office:value="0.84185733512786">
            <text:p>0,8419</text:p>
          </table:table-cell>
        </table:table-row>
        <table:table-row table:style-name="ro2">
          <table:table-cell office:value-type="string">
            <text:p>98s</text:p>
          </table:table-cell>
          <table:table-cell office:value-type="float" office:value="0.508">
            <text:p>0,5080</text:p>
          </table:table-cell>
          <table:table-cell office:value-type="float" office:value="0.3234">
            <text:p>0,3234</text:p>
          </table:table-cell>
          <table:table-cell office:value-type="float" office:value="0.1932">
            <text:p>0,1932</text:p>
          </table:table-cell>
          <table:table-cell table:formula="of:=([.B118]-[.B$2])/([.B$3]-[.B$2])" office:value-type="float" office:value="0.349716446124764">
            <text:p>0,3497</text:p>
          </table:table-cell>
          <table:table-cell table:formula="of:=([.C118]-[.C$2])/([.C$3]-[.C$2])" office:value-type="float" office:value="0.902074688796681">
            <text:p>0,9021</text:p>
          </table:table-cell>
          <table:table-cell table:formula="of:=([.D118]-[.D$2])/([.D$3]-[.D$2])" office:value-type="float" office:value="0.934724091520861">
            <text:p>0,9347</text:p>
          </table:table-cell>
        </table:table-row>
        <table:table-row table:style-name="ro2">
          <table:table-cell office:value-type="string">
            <text:p>98o</text:p>
          </table:table-cell>
          <table:table-cell office:value-type="float" office:value="0.481">
            <text:p>0,4810</text:p>
          </table:table-cell>
          <table:table-cell office:value-type="float" office:value="0.3144">
            <text:p>0,3144</text:p>
          </table:table-cell>
          <table:table-cell office:value-type="float" office:value="0.1937">
            <text:p>0,1937</text:p>
          </table:table-cell>
          <table:table-cell table:formula="of:=([.B119]-[.B$2])/([.B$3]-[.B$2])" office:value-type="float" office:value="0.298676748582231">
            <text:p>0,2987</text:p>
          </table:table-cell>
          <table:table-cell table:formula="of:=([.C119]-[.C$2])/([.C$3]-[.C$2])" office:value-type="float" office:value="0.864730290456432">
            <text:p>0,8647</text:p>
          </table:table-cell>
          <table:table-cell table:formula="of:=([.D119]-[.D$2])/([.D$3]-[.D$2])" office:value-type="float" office:value="0.938088829071332">
            <text:p>0,9381</text:p>
          </table:table-cell>
        </table:table-row>
        <table:table-row table:style-name="ro2">
          <table:table-cell office:value-type="string">
            <text:p>97s</text:p>
          </table:table-cell>
          <table:table-cell office:value-type="float" office:value="0.4912">
            <text:p>0,4912</text:p>
          </table:table-cell>
          <table:table-cell office:value-type="float" office:value="0.32">
            <text:p>0,3200</text:p>
          </table:table-cell>
          <table:table-cell office:value-type="float" office:value="0.1912">
            <text:p>0,1912</text:p>
          </table:table-cell>
          <table:table-cell table:formula="of:=([.B120]-[.B$2])/([.B$3]-[.B$2])" office:value-type="float" office:value="0.317958412098299">
            <text:p>0,3180</text:p>
          </table:table-cell>
          <table:table-cell table:formula="of:=([.C120]-[.C$2])/([.C$3]-[.C$2])" office:value-type="float" office:value="0.887966804979253">
            <text:p>0,8880</text:p>
          </table:table-cell>
          <table:table-cell table:formula="of:=([.D120]-[.D$2])/([.D$3]-[.D$2])" office:value-type="float" office:value="0.921265141318977">
            <text:p>0,9213</text:p>
          </table:table-cell>
        </table:table-row>
        <table:table-row table:style-name="ro2">
          <table:table-cell office:value-type="string">
            <text:p>97o</text:p>
          </table:table-cell>
          <table:table-cell office:value-type="float" office:value="0.463">
            <text:p>0,4630</text:p>
          </table:table-cell>
          <table:table-cell office:value-type="float" office:value="0.3088">
            <text:p>0,3088</text:p>
          </table:table-cell>
          <table:table-cell office:value-type="float" office:value="0.1907">
            <text:p>0,1907</text:p>
          </table:table-cell>
          <table:table-cell table:formula="of:=([.B121]-[.B$2])/([.B$3]-[.B$2])" office:value-type="float" office:value="0.264650283553875">
            <text:p>0,2647</text:p>
          </table:table-cell>
          <table:table-cell table:formula="of:=([.C121]-[.C$2])/([.C$3]-[.C$2])" office:value-type="float" office:value="0.84149377593361">
            <text:p>0,8415</text:p>
          </table:table-cell>
          <table:table-cell table:formula="of:=([.D121]-[.D$2])/([.D$3]-[.D$2])" office:value-type="float" office:value="0.917900403768506">
            <text:p>0,9179</text:p>
          </table:table-cell>
        </table:table-row>
        <table:table-row table:style-name="ro2">
          <table:table-cell office:value-type="string">
            <text:p>96s</text:p>
          </table:table-cell>
          <table:table-cell office:value-type="float" office:value="0.4743">
            <text:p>0,4743</text:p>
          </table:table-cell>
          <table:table-cell office:value-type="float" office:value="0.3154">
            <text:p>0,3154</text:p>
          </table:table-cell>
          <table:table-cell office:value-type="float" office:value="0.1886">
            <text:p>0,1886</text:p>
          </table:table-cell>
          <table:table-cell table:formula="of:=([.B122]-[.B$2])/([.B$3]-[.B$2])" office:value-type="float" office:value="0.286011342155009">
            <text:p>0,2860</text:p>
          </table:table-cell>
          <table:table-cell table:formula="of:=([.C122]-[.C$2])/([.C$3]-[.C$2])" office:value-type="float" office:value="0.868879668049792">
            <text:p>0,8689</text:p>
          </table:table-cell>
          <table:table-cell table:formula="of:=([.D122]-[.D$2])/([.D$3]-[.D$2])" office:value-type="float" office:value="0.903768506056528">
            <text:p>0,9038</text:p>
          </table:table-cell>
        </table:table-row>
        <table:table-row table:style-name="ro2">
          <table:table-cell office:value-type="string">
            <text:p>96o</text:p>
          </table:table-cell>
          <table:table-cell office:value-type="float" office:value="0.4449">
            <text:p>0,4449</text:p>
          </table:table-cell>
          <table:table-cell office:value-type="float" office:value="0.3018">
            <text:p>0,3018</text:p>
          </table:table-cell>
          <table:table-cell office:value-type="float" office:value="0.1868">
            <text:p>0,1868</text:p>
          </table:table-cell>
          <table:table-cell table:formula="of:=([.B123]-[.B$2])/([.B$3]-[.B$2])" office:value-type="float" office:value="0.230434782608696">
            <text:p>0,2304</text:p>
          </table:table-cell>
          <table:table-cell table:formula="of:=([.C123]-[.C$2])/([.C$3]-[.C$2])" office:value-type="float" office:value="0.812448132780083">
            <text:p>0,8124</text:p>
          </table:table-cell>
          <table:table-cell table:formula="of:=([.D123]-[.D$2])/([.D$3]-[.D$2])" office:value-type="float" office:value="0.891655450874832">
            <text:p>0,8917</text:p>
          </table:table-cell>
        </table:table-row>
        <table:table-row table:style-name="ro2">
          <table:table-cell office:value-type="string">
            <text:p>95s</text:p>
          </table:table-cell>
          <table:table-cell office:value-type="float" office:value="0.4572">
            <text:p>0,4572</text:p>
          </table:table-cell>
          <table:table-cell office:value-type="float" office:value="0.3104">
            <text:p>0,3104</text:p>
          </table:table-cell>
          <table:table-cell office:value-type="float" office:value="0.1861">
            <text:p>0,1861</text:p>
          </table:table-cell>
          <table:table-cell table:formula="of:=([.B124]-[.B$2])/([.B$3]-[.B$2])" office:value-type="float" office:value="0.253686200378072">
            <text:p>0,2537</text:p>
          </table:table-cell>
          <table:table-cell table:formula="of:=([.C124]-[.C$2])/([.C$3]-[.C$2])" office:value-type="float" office:value="0.848132780082988">
            <text:p>0,8481</text:p>
          </table:table-cell>
          <table:table-cell table:formula="of:=([.D124]-[.D$2])/([.D$3]-[.D$2])" office:value-type="float" office:value="0.886944818304172">
            <text:p>0,8869</text:p>
          </table:table-cell>
        </table:table-row>
        <table:table-row table:style-name="ro2">
          <table:table-cell office:value-type="string">
            <text:p>95o</text:p>
          </table:table-cell>
          <table:table-cell office:value-type="float" office:value="0.4267">
            <text:p>0,4267</text:p>
          </table:table-cell>
          <table:table-cell office:value-type="float" office:value="0.2942">
            <text:p>0,2942</text:p>
          </table:table-cell>
          <table:table-cell office:value-type="float" office:value="0.1829">
            <text:p>0,1829</text:p>
          </table:table-cell>
          <table:table-cell table:formula="of:=([.B125]-[.B$2])/([.B$3]-[.B$2])" office:value-type="float" office:value="0.196030245746692">
            <text:p>0,1960</text:p>
          </table:table-cell>
          <table:table-cell table:formula="of:=([.C125]-[.C$2])/([.C$3]-[.C$2])" office:value-type="float" office:value="0.780912863070539">
            <text:p>0,7809</text:p>
          </table:table-cell>
          <table:table-cell table:formula="of:=([.D125]-[.D$2])/([.D$3]-[.D$2])" office:value-type="float" office:value="0.865410497981157">
            <text:p>0,8654</text:p>
          </table:table-cell>
        </table:table-row>
        <table:table-row table:style-name="ro2">
          <table:table-cell office:value-type="string">
            <text:p>94s</text:p>
          </table:table-cell>
          <table:table-cell office:value-type="float" office:value="0.4386">
            <text:p>0,4386</text:p>
          </table:table-cell>
          <table:table-cell office:value-type="float" office:value="0.307">
            <text:p>0,3070</text:p>
          </table:table-cell>
          <table:table-cell office:value-type="float" office:value="0.1881">
            <text:p>0,1881</text:p>
          </table:table-cell>
          <table:table-cell table:formula="of:=([.B126]-[.B$2])/([.B$3]-[.B$2])" office:value-type="float" office:value="0.218525519848771">
            <text:p>0,2185</text:p>
          </table:table-cell>
          <table:table-cell table:formula="of:=([.C126]-[.C$2])/([.C$3]-[.C$2])" office:value-type="float" office:value="0.83402489626556">
            <text:p>0,8340</text:p>
          </table:table-cell>
          <table:table-cell table:formula="of:=([.D126]-[.D$2])/([.D$3]-[.D$2])" office:value-type="float" office:value="0.900403768506057">
            <text:p>0,9004</text:p>
          </table:table-cell>
        </table:table-row>
        <table:table-row table:style-name="ro2">
          <table:table-cell office:value-type="string">
            <text:p>94o</text:p>
          </table:table-cell>
          <table:table-cell office:value-type="float" office:value="0.4067">
            <text:p>0,4067</text:p>
          </table:table-cell>
          <table:table-cell office:value-type="float" office:value="0.2879">
            <text:p>0,2879</text:p>
          </table:table-cell>
          <table:table-cell office:value-type="float" office:value="0.1841">
            <text:p>0,1841</text:p>
          </table:table-cell>
          <table:table-cell table:formula="of:=([.B127]-[.B$2])/([.B$3]-[.B$2])" office:value-type="float" office:value="0.158223062381853">
            <text:p>0,1582</text:p>
          </table:table-cell>
          <table:table-cell table:formula="of:=([.C127]-[.C$2])/([.C$3]-[.C$2])" office:value-type="float" office:value="0.754771784232365">
            <text:p>0,7548</text:p>
          </table:table-cell>
          <table:table-cell table:formula="of:=([.D127]-[.D$2])/([.D$3]-[.D$2])" office:value-type="float" office:value="0.873485868102288">
            <text:p>0,8735</text:p>
          </table:table-cell>
        </table:table-row>
        <table:table-row table:style-name="ro2">
          <table:table-cell office:value-type="string">
            <text:p>93s</text:p>
          </table:table-cell>
          <table:table-cell office:value-type="float" office:value="0.4326">
            <text:p>0,4326</text:p>
          </table:table-cell>
          <table:table-cell office:value-type="float" office:value="0.3066">
            <text:p>0,3066</text:p>
          </table:table-cell>
          <table:table-cell office:value-type="float" office:value="0.1883">
            <text:p>0,1883</text:p>
          </table:table-cell>
          <table:table-cell table:formula="of:=([.B128]-[.B$2])/([.B$3]-[.B$2])" office:value-type="float" office:value="0.20718336483932">
            <text:p>0,2072</text:p>
          </table:table-cell>
          <table:table-cell table:formula="of:=([.C128]-[.C$2])/([.C$3]-[.C$2])" office:value-type="float" office:value="0.832365145228216">
            <text:p>0,8324</text:p>
          </table:table-cell>
          <table:table-cell table:formula="of:=([.D128]-[.D$2])/([.D$3]-[.D$2])" office:value-type="float" office:value="0.901749663526245">
            <text:p>0,9017</text:p>
          </table:table-cell>
        </table:table-row>
        <table:table-row table:style-name="ro2">
          <table:table-cell office:value-type="string">
            <text:p>93o</text:p>
          </table:table-cell>
          <table:table-cell office:value-type="float" office:value="0.4002">
            <text:p>0,4002</text:p>
          </table:table-cell>
          <table:table-cell office:value-type="float" office:value="0.2865">
            <text:p>0,2865</text:p>
          </table:table-cell>
          <table:table-cell office:value-type="float" office:value="0.1839">
            <text:p>0,1839</text:p>
          </table:table-cell>
          <table:table-cell table:formula="of:=([.B129]-[.B$2])/([.B$3]-[.B$2])" office:value-type="float" office:value="0.14593572778828">
            <text:p>0,1459</text:p>
          </table:table-cell>
          <table:table-cell table:formula="of:=([.C129]-[.C$2])/([.C$3]-[.C$2])" office:value-type="float" office:value="0.74896265560166">
            <text:p>0,7490</text:p>
          </table:table-cell>
          <table:table-cell table:formula="of:=([.D129]-[.D$2])/([.D$3]-[.D$2])" office:value-type="float" office:value="0.8721399730821">
            <text:p>0,8721</text:p>
          </table:table-cell>
        </table:table-row>
        <table:table-row table:style-name="ro2">
          <table:table-cell office:value-type="string">
            <text:p>92s</text:p>
          </table:table-cell>
          <table:table-cell office:value-type="float" office:value="0.4242">
            <text:p>0,4242</text:p>
          </table:table-cell>
          <table:table-cell office:value-type="float" office:value="0.306">
            <text:p>0,3060</text:p>
          </table:table-cell>
          <table:table-cell office:value-type="float" office:value="0.1898">
            <text:p>0,1898</text:p>
          </table:table-cell>
          <table:table-cell table:formula="of:=([.B130]-[.B$2])/([.B$3]-[.B$2])" office:value-type="float" office:value="0.191304347826087">
            <text:p>0,1913</text:p>
          </table:table-cell>
          <table:table-cell table:formula="of:=([.C130]-[.C$2])/([.C$3]-[.C$2])" office:value-type="float" office:value="0.829875518672199">
            <text:p>0,8299</text:p>
          </table:table-cell>
          <table:table-cell table:formula="of:=([.D130]-[.D$2])/([.D$3]-[.D$2])" office:value-type="float" office:value="0.911843876177658">
            <text:p>0,9118</text:p>
          </table:table-cell>
        </table:table-row>
        <table:table-row table:style-name="ro2">
          <table:table-cell office:value-type="string">
            <text:p>92o</text:p>
          </table:table-cell>
          <table:table-cell office:value-type="float" office:value="0.391">
            <text:p>0,3910</text:p>
          </table:table-cell>
          <table:table-cell office:value-type="float" office:value="0.2847">
            <text:p>0,2847</text:p>
          </table:table-cell>
          <table:table-cell office:value-type="float" office:value="0.1851">
            <text:p>0,1851</text:p>
          </table:table-cell>
          <table:table-cell table:formula="of:=([.B131]-[.B$2])/([.B$3]-[.B$2])" office:value-type="float" office:value="0.128544423440454">
            <text:p>0,1285</text:p>
          </table:table-cell>
          <table:table-cell table:formula="of:=([.C131]-[.C$2])/([.C$3]-[.C$2])" office:value-type="float" office:value="0.74149377593361">
            <text:p>0,7415</text:p>
          </table:table-cell>
          <table:table-cell table:formula="of:=([.D131]-[.D$2])/([.D$3]-[.D$2])" office:value-type="float" office:value="0.88021534320323">
            <text:p>0,8802</text:p>
          </table:table-cell>
        </table:table-row>
        <table:table-row table:style-name="ro2">
          <table:table-cell office:value-type="string">
            <text:p>87s</text:p>
          </table:table-cell>
          <table:table-cell office:value-type="float" office:value="0.4794">
            <text:p>0,4794</text:p>
          </table:table-cell>
          <table:table-cell office:value-type="float" office:value="0.3328">
            <text:p>0,3328</text:p>
          </table:table-cell>
          <table:table-cell office:value-type="float" office:value="0.1976">
            <text:p>0,1976</text:p>
          </table:table-cell>
          <table:table-cell table:formula="of:=([.B132]-[.B$2])/([.B$3]-[.B$2])" office:value-type="float" office:value="0.295652173913044">
            <text:p>0,2957</text:p>
          </table:table-cell>
          <table:table-cell table:formula="of:=([.C132]-[.C$2])/([.C$3]-[.C$2])" office:value-type="float" office:value="0.941078838174274">
            <text:p>0,9411</text:p>
          </table:table-cell>
          <table:table-cell table:formula="of:=([.D132]-[.D$2])/([.D$3]-[.D$2])" office:value-type="float" office:value="0.964333781965006">
            <text:p>0,9643</text:p>
          </table:table-cell>
        </table:table-row>
        <table:table-row table:style-name="ro2">
          <table:table-cell office:value-type="string">
            <text:p>87o</text:p>
          </table:table-cell>
          <table:table-cell office:value-type="float" office:value="0.4505">
            <text:p>0,4505</text:p>
          </table:table-cell>
          <table:table-cell office:value-type="float" office:value="0.3222">
            <text:p>0,3222</text:p>
          </table:table-cell>
          <table:table-cell office:value-type="float" office:value="0.1976">
            <text:p>0,1976</text:p>
          </table:table-cell>
          <table:table-cell table:formula="of:=([.B133]-[.B$2])/([.B$3]-[.B$2])" office:value-type="float" office:value="0.241020793950851">
            <text:p>0,2410</text:p>
          </table:table-cell>
          <table:table-cell table:formula="of:=([.C133]-[.C$2])/([.C$3]-[.C$2])" office:value-type="float" office:value="0.897095435684647">
            <text:p>0,8971</text:p>
          </table:table-cell>
          <table:table-cell table:formula="of:=([.D133]-[.D$2])/([.D$3]-[.D$2])" office:value-type="float" office:value="0.964333781965006">
            <text:p>0,9643</text:p>
          </table:table-cell>
        </table:table-row>
        <table:table-row table:style-name="ro2">
          <table:table-cell office:value-type="string">
            <text:p>86s</text:p>
          </table:table-cell>
          <table:table-cell office:value-type="float" office:value="0.4624">
            <text:p>0,4624</text:p>
          </table:table-cell>
          <table:table-cell office:value-type="float" office:value="0.3291">
            <text:p>0,3291</text:p>
          </table:table-cell>
          <table:table-cell office:value-type="float" office:value="0.1957">
            <text:p>0,1957</text:p>
          </table:table-cell>
          <table:table-cell table:formula="of:=([.B134]-[.B$2])/([.B$3]-[.B$2])" office:value-type="float" office:value="0.26351606805293">
            <text:p>0,2635</text:p>
          </table:table-cell>
          <table:table-cell table:formula="of:=([.C134]-[.C$2])/([.C$3]-[.C$2])" office:value-type="float" office:value="0.925726141078838">
            <text:p>0,9257</text:p>
          </table:table-cell>
          <table:table-cell table:formula="of:=([.D134]-[.D$2])/([.D$3]-[.D$2])" office:value-type="float" office:value="0.951547779273217">
            <text:p>0,9515</text:p>
          </table:table-cell>
        </table:table-row>
        <table:table-row table:style-name="ro2">
          <table:table-cell office:value-type="string">
            <text:p>86o</text:p>
          </table:table-cell>
          <table:table-cell office:value-type="float" office:value="0.4324">
            <text:p>0,4324</text:p>
          </table:table-cell>
          <table:table-cell office:value-type="float" office:value="0.3162">
            <text:p>0,3162</text:p>
          </table:table-cell>
          <table:table-cell office:value-type="float" office:value="0.1946">
            <text:p>0,1946</text:p>
          </table:table-cell>
          <table:table-cell table:formula="of:=([.B135]-[.B$2])/([.B$3]-[.B$2])" office:value-type="float" office:value="0.206805293005671">
            <text:p>0,2068</text:p>
          </table:table-cell>
          <table:table-cell table:formula="of:=([.C135]-[.C$2])/([.C$3]-[.C$2])" office:value-type="float" office:value="0.872199170124481">
            <text:p>0,8722</text:p>
          </table:table-cell>
          <table:table-cell table:formula="of:=([.D135]-[.D$2])/([.D$3]-[.D$2])" office:value-type="float" office:value="0.944145356662181">
            <text:p>0,9441</text:p>
          </table:table-cell>
        </table:table-row>
        <table:table-row table:style-name="ro2">
          <table:table-cell office:value-type="string">
            <text:p>85s</text:p>
          </table:table-cell>
          <table:table-cell office:value-type="float" office:value="0.4454">
            <text:p>0,4454</text:p>
          </table:table-cell>
          <table:table-cell office:value-type="float" office:value="0.324">
            <text:p>0,3240</text:p>
          </table:table-cell>
          <table:table-cell office:value-type="float" office:value="0.1929">
            <text:p>0,1929</text:p>
          </table:table-cell>
          <table:table-cell table:formula="of:=([.B136]-[.B$2])/([.B$3]-[.B$2])" office:value-type="float" office:value="0.231379962192817">
            <text:p>0,2314</text:p>
          </table:table-cell>
          <table:table-cell table:formula="of:=([.C136]-[.C$2])/([.C$3]-[.C$2])" office:value-type="float" office:value="0.904564315352697">
            <text:p>0,9046</text:p>
          </table:table-cell>
          <table:table-cell table:formula="of:=([.D136]-[.D$2])/([.D$3]-[.D$2])" office:value-type="float" office:value="0.932705248990579">
            <text:p>0,9327</text:p>
          </table:table-cell>
        </table:table-row>
        <table:table-row table:style-name="ro2">
          <table:table-cell office:value-type="string">
            <text:p>85o</text:p>
          </table:table-cell>
          <table:table-cell office:value-type="float" office:value="0.4143">
            <text:p>0,4143</text:p>
          </table:table-cell>
          <table:table-cell office:value-type="float" office:value="0.3086">
            <text:p>0,3086</text:p>
          </table:table-cell>
          <table:table-cell office:value-type="float" office:value="0.1904">
            <text:p>0,1904</text:p>
          </table:table-cell>
          <table:table-cell table:formula="of:=([.B137]-[.B$2])/([.B$3]-[.B$2])" office:value-type="float" office:value="0.172589792060492">
            <text:p>0,1726</text:p>
          </table:table-cell>
          <table:table-cell table:formula="of:=([.C137]-[.C$2])/([.C$3]-[.C$2])" office:value-type="float" office:value="0.840663900414938">
            <text:p>0,8407</text:p>
          </table:table-cell>
          <table:table-cell table:formula="of:=([.D137]-[.D$2])/([.D$3]-[.D$2])" office:value-type="float" office:value="0.915881561238223">
            <text:p>0,9159</text:p>
          </table:table-cell>
        </table:table-row>
        <table:table-row table:style-name="ro2">
          <table:table-cell office:value-type="string">
            <text:p>84s</text:p>
          </table:table-cell>
          <table:table-cell office:value-type="float" office:value="0.427">
            <text:p>0,4270</text:p>
          </table:table-cell>
          <table:table-cell office:value-type="float" office:value="0.3197">
            <text:p>0,3197</text:p>
          </table:table-cell>
          <table:table-cell office:value-type="float" office:value="0.1932">
            <text:p>0,1932</text:p>
          </table:table-cell>
          <table:table-cell table:formula="of:=([.B138]-[.B$2])/([.B$3]-[.B$2])" office:value-type="float" office:value="0.196597353497164">
            <text:p>0,1966</text:p>
          </table:table-cell>
          <table:table-cell table:formula="of:=([.C138]-[.C$2])/([.C$3]-[.C$2])" office:value-type="float" office:value="0.886721991701245">
            <text:p>0,8867</text:p>
          </table:table-cell>
          <table:table-cell table:formula="of:=([.D138]-[.D$2])/([.D$3]-[.D$2])" office:value-type="float" office:value="0.934724091520861">
            <text:p>0,9347</text:p>
          </table:table-cell>
        </table:table-row>
        <table:table-row table:style-name="ro2">
          <table:table-cell office:value-type="string">
            <text:p>84o</text:p>
          </table:table-cell>
          <table:table-cell office:value-type="float" office:value="0.3945">
            <text:p>0,3945</text:p>
          </table:table-cell>
          <table:table-cell office:value-type="float" office:value="0.3015">
            <text:p>0,3015</text:p>
          </table:table-cell>
          <table:table-cell office:value-type="float" office:value="0.1898">
            <text:p>0,1898</text:p>
          </table:table-cell>
          <table:table-cell table:formula="of:=([.B139]-[.B$2])/([.B$3]-[.B$2])" office:value-type="float" office:value="0.135160680529301">
            <text:p>0,1352</text:p>
          </table:table-cell>
          <table:table-cell table:formula="of:=([.C139]-[.C$2])/([.C$3]-[.C$2])" office:value-type="float" office:value="0.811203319502075">
            <text:p>0,8112</text:p>
          </table:table-cell>
          <table:table-cell table:formula="of:=([.D139]-[.D$2])/([.D$3]-[.D$2])" office:value-type="float" office:value="0.911843876177658">
            <text:p>0,9118</text:p>
          </table:table-cell>
        </table:table-row>
        <table:table-row table:style-name="ro2">
          <table:table-cell office:value-type="string">
            <text:p>83s</text:p>
          </table:table-cell>
          <table:table-cell office:value-type="float" office:value="0.4087">
            <text:p>0,4087</text:p>
          </table:table-cell>
          <table:table-cell office:value-type="float" office:value="0.3147">
            <text:p>0,3147</text:p>
          </table:table-cell>
          <table:table-cell office:value-type="float" office:value="0.1943">
            <text:p>0,1943</text:p>
          </table:table-cell>
          <table:table-cell table:formula="of:=([.B140]-[.B$2])/([.B$3]-[.B$2])" office:value-type="float" office:value="0.162003780718337">
            <text:p>0,1620</text:p>
          </table:table-cell>
          <table:table-cell table:formula="of:=([.C140]-[.C$2])/([.C$3]-[.C$2])" office:value-type="float" office:value="0.86597510373444">
            <text:p>0,8660</text:p>
          </table:table-cell>
          <table:table-cell table:formula="of:=([.D140]-[.D$2])/([.D$3]-[.D$2])" office:value-type="float" office:value="0.942126514131898">
            <text:p>0,9421</text:p>
          </table:table-cell>
        </table:table-row>
        <table:table-row table:style-name="ro2">
          <table:table-cell office:value-type="string">
            <text:p>83o</text:p>
          </table:table-cell>
          <table:table-cell office:value-type="float" office:value="0.3748">
            <text:p>0,3748</text:p>
          </table:table-cell>
          <table:table-cell office:value-type="float" office:value="0.2934">
            <text:p>0,2934</text:p>
          </table:table-cell>
          <table:table-cell office:value-type="float" office:value="0.1899">
            <text:p>0,1899</text:p>
          </table:table-cell>
          <table:table-cell table:formula="of:=([.B141]-[.B$2])/([.B$3]-[.B$2])" office:value-type="float" office:value="0.0979206049149339">
            <text:p>0,0979</text:p>
          </table:table-cell>
          <table:table-cell table:formula="of:=([.C141]-[.C$2])/([.C$3]-[.C$2])" office:value-type="float" office:value="0.777593360995851">
            <text:p>0,7776</text:p>
          </table:table-cell>
          <table:table-cell table:formula="of:=([.D141]-[.D$2])/([.D$3]-[.D$2])" office:value-type="float" office:value="0.912516823687752">
            <text:p>0,9125</text:p>
          </table:table-cell>
        </table:table-row>
        <table:table-row table:style-name="ro2">
          <table:table-cell office:value-type="string">
            <text:p>82s</text:p>
          </table:table-cell>
          <table:table-cell office:value-type="float" office:value="0.4027">
            <text:p>0,4027</text:p>
          </table:table-cell>
          <table:table-cell office:value-type="float" office:value="0.314">
            <text:p>0,3140</text:p>
          </table:table-cell>
          <table:table-cell office:value-type="float" office:value="0.1944">
            <text:p>0,1944</text:p>
          </table:table-cell>
          <table:table-cell table:formula="of:=([.B142]-[.B$2])/([.B$3]-[.B$2])" office:value-type="float" office:value="0.150661625708885">
            <text:p>0,1507</text:p>
          </table:table-cell>
          <table:table-cell table:formula="of:=([.C142]-[.C$2])/([.C$3]-[.C$2])" office:value-type="float" office:value="0.863070539419087">
            <text:p>0,8631</text:p>
          </table:table-cell>
          <table:table-cell table:formula="of:=([.D142]-[.D$2])/([.D$3]-[.D$2])" office:value-type="float" office:value="0.942799461641992">
            <text:p>0,9428</text:p>
          </table:table-cell>
        </table:table-row>
        <table:table-row table:style-name="ro2">
          <table:table-cell office:value-type="string">
            <text:p>82o</text:p>
          </table:table-cell>
          <table:table-cell office:value-type="float" office:value="0.3683">
            <text:p>0,3683</text:p>
          </table:table-cell>
          <table:table-cell office:value-type="float" office:value="0.2915">
            <text:p>0,2915</text:p>
          </table:table-cell>
          <table:table-cell office:value-type="float" office:value="0.1895">
            <text:p>0,1895</text:p>
          </table:table-cell>
          <table:table-cell table:formula="of:=([.B143]-[.B$2])/([.B$3]-[.B$2])" office:value-type="float" office:value="0.0856332703213611">
            <text:p>0,0856</text:p>
          </table:table-cell>
          <table:table-cell table:formula="of:=([.C143]-[.C$2])/([.C$3]-[.C$2])" office:value-type="float" office:value="0.769709543568465">
            <text:p>0,7697</text:p>
          </table:table-cell>
          <table:table-cell table:formula="of:=([.D143]-[.D$2])/([.D$3]-[.D$2])" office:value-type="float" office:value="0.909825033647375">
            <text:p>0,9098</text:p>
          </table:table-cell>
        </table:table-row>
        <table:table-row table:style-name="ro2">
          <table:table-cell office:value-type="string">
            <text:p>76s</text:p>
          </table:table-cell>
          <table:table-cell office:value-type="float" office:value="0.4537">
            <text:p>0,4537</text:p>
          </table:table-cell>
          <table:table-cell office:value-type="float" office:value="0.3401">
            <text:p>0,3401</text:p>
          </table:table-cell>
          <table:table-cell office:value-type="float" office:value="0.2008">
            <text:p>0,2008</text:p>
          </table:table-cell>
          <table:table-cell table:formula="of:=([.B144]-[.B$2])/([.B$3]-[.B$2])" office:value-type="float" office:value="0.247069943289225">
            <text:p>0,2471</text:p>
          </table:table-cell>
          <table:table-cell table:formula="of:=([.C144]-[.C$2])/([.C$3]-[.C$2])" office:value-type="float" office:value="0.971369294605809">
            <text:p>0,9714</text:p>
          </table:table-cell>
          <table:table-cell table:formula="of:=([.D144]-[.D$2])/([.D$3]-[.D$2])" office:value-type="float" office:value="0.985868102288022">
            <text:p>0,9859</text:p>
          </table:table-cell>
        </table:table-row>
        <table:table-row table:style-name="ro2">
          <table:table-cell office:value-type="string">
            <text:p>76o</text:p>
          </table:table-cell>
          <table:table-cell office:value-type="float" office:value="0.4232">
            <text:p>0,4232</text:p>
          </table:table-cell>
          <table:table-cell office:value-type="float" office:value="0.3279">
            <text:p>0,3279</text:p>
          </table:table-cell>
          <table:table-cell office:value-type="float" office:value="0.2002">
            <text:p>0,2002</text:p>
          </table:table-cell>
          <table:table-cell table:formula="of:=([.B145]-[.B$2])/([.B$3]-[.B$2])" office:value-type="float" office:value="0.189413988657845">
            <text:p>0,1894</text:p>
          </table:table-cell>
          <table:table-cell table:formula="of:=([.C145]-[.C$2])/([.C$3]-[.C$2])" office:value-type="float" office:value="0.920746887966805">
            <text:p>0,9207</text:p>
          </table:table-cell>
          <table:table-cell table:formula="of:=([.D145]-[.D$2])/([.D$3]-[.D$2])" office:value-type="float" office:value="0.981830417227456">
            <text:p>0,9818</text:p>
          </table:table-cell>
        </table:table-row>
        <table:table-row table:style-name="ro2">
          <table:table-cell office:value-type="string">
            <text:p>75s</text:p>
          </table:table-cell>
          <table:table-cell office:value-type="float" office:value="0.4368">
            <text:p>0,4368</text:p>
          </table:table-cell>
          <table:table-cell office:value-type="float" office:value="0.3359">
            <text:p>0,3359</text:p>
          </table:table-cell>
          <table:table-cell office:value-type="float" office:value="0.1986">
            <text:p>0,1986</text:p>
          </table:table-cell>
          <table:table-cell table:formula="of:=([.B146]-[.B$2])/([.B$3]-[.B$2])" office:value-type="float" office:value="0.215122873345936">
            <text:p>0,2151</text:p>
          </table:table-cell>
          <table:table-cell table:formula="of:=([.C146]-[.C$2])/([.C$3]-[.C$2])" office:value-type="float" office:value="0.953941908713693">
            <text:p>0,9539</text:p>
          </table:table-cell>
          <table:table-cell table:formula="of:=([.D146]-[.D$2])/([.D$3]-[.D$2])" office:value-type="float" office:value="0.971063257065949">
            <text:p>0,9711</text:p>
          </table:table-cell>
        </table:table-row>
        <table:table-row table:style-name="ro2">
          <table:table-cell office:value-type="string">
            <text:p>75o</text:p>
          </table:table-cell>
          <table:table-cell office:value-type="float" office:value="0.4051">
            <text:p>0,4051</text:p>
          </table:table-cell>
          <table:table-cell office:value-type="float" office:value="0.3213">
            <text:p>0,3213</text:p>
          </table:table-cell>
          <table:table-cell office:value-type="float" office:value="0.1969">
            <text:p>0,1969</text:p>
          </table:table-cell>
          <table:table-cell table:formula="of:=([.B147]-[.B$2])/([.B$3]-[.B$2])" office:value-type="float" office:value="0.155198487712665">
            <text:p>0,1552</text:p>
          </table:table-cell>
          <table:table-cell table:formula="of:=([.C147]-[.C$2])/([.C$3]-[.C$2])" office:value-type="float" office:value="0.893360995850622">
            <text:p>0,8934</text:p>
          </table:table-cell>
          <table:table-cell table:formula="of:=([.D147]-[.D$2])/([.D$3]-[.D$2])" office:value-type="float" office:value="0.959623149394347">
            <text:p>0,9596</text:p>
          </table:table-cell>
        </table:table-row>
        <table:table-row table:style-name="ro2">
          <table:table-cell office:value-type="string">
            <text:p>74s</text:p>
          </table:table-cell>
          <table:table-cell office:value-type="float" office:value="0.4185">
            <text:p>0,4185</text:p>
          </table:table-cell>
          <table:table-cell office:value-type="float" office:value="0.3314">
            <text:p>0,3314</text:p>
          </table:table-cell>
          <table:table-cell office:value-type="float" office:value="0.1987">
            <text:p>0,1987</text:p>
          </table:table-cell>
          <table:table-cell table:formula="of:=([.B148]-[.B$2])/([.B$3]-[.B$2])" office:value-type="float" office:value="0.180529300567108">
            <text:p>0,1805</text:p>
          </table:table-cell>
          <table:table-cell table:formula="of:=([.C148]-[.C$2])/([.C$3]-[.C$2])" office:value-type="float" office:value="0.935269709543568">
            <text:p>0,9353</text:p>
          </table:table-cell>
          <table:table-cell table:formula="of:=([.D148]-[.D$2])/([.D$3]-[.D$2])" office:value-type="float" office:value="0.971736204576043">
            <text:p>0,9717</text:p>
          </table:table-cell>
        </table:table-row>
        <table:table-row table:style-name="ro2">
          <table:table-cell office:value-type="string">
            <text:p>74o</text:p>
          </table:table-cell>
          <table:table-cell office:value-type="float" office:value="0.3855">
            <text:p>0,3855</text:p>
          </table:table-cell>
          <table:table-cell office:value-type="float" office:value="0.3141">
            <text:p>0,3141</text:p>
          </table:table-cell>
          <table:table-cell office:value-type="float" office:value="0.1959">
            <text:p>0,1959</text:p>
          </table:table-cell>
          <table:table-cell table:formula="of:=([.B149]-[.B$2])/([.B$3]-[.B$2])" office:value-type="float" office:value="0.118147448015123">
            <text:p>0,1181</text:p>
          </table:table-cell>
          <table:table-cell table:formula="of:=([.C149]-[.C$2])/([.C$3]-[.C$2])" office:value-type="float" office:value="0.863485477178423">
            <text:p>0,8635</text:p>
          </table:table-cell>
          <table:table-cell table:formula="of:=([.D149]-[.D$2])/([.D$3]-[.D$2])" office:value-type="float" office:value="0.952893674293405">
            <text:p>0,9529</text:p>
          </table:table-cell>
        </table:table-row>
        <table:table-row table:style-name="ro2">
          <table:table-cell office:value-type="string">
            <text:p>73s</text:p>
          </table:table-cell>
          <table:table-cell office:value-type="float" office:value="0.4004">
            <text:p>0,4004</text:p>
          </table:table-cell>
          <table:table-cell office:value-type="float" office:value="0.3257">
            <text:p>0,3257</text:p>
          </table:table-cell>
          <table:table-cell office:value-type="float" office:value="0.1983">
            <text:p>0,1983</text:p>
          </table:table-cell>
          <table:table-cell table:formula="of:=([.B150]-[.B$2])/([.B$3]-[.B$2])" office:value-type="float" office:value="0.146313799621928">
            <text:p>0,1463</text:p>
          </table:table-cell>
          <table:table-cell table:formula="of:=([.C150]-[.C$2])/([.C$3]-[.C$2])" office:value-type="float" office:value="0.911618257261411">
            <text:p>0,9116</text:p>
          </table:table-cell>
          <table:table-cell table:formula="of:=([.D150]-[.D$2])/([.D$3]-[.D$2])" office:value-type="float" office:value="0.969044414535666">
            <text:p>0,9690</text:p>
          </table:table-cell>
        </table:table-row>
        <table:table-row table:style-name="ro2">
          <table:table-cell office:value-type="string">
            <text:p>73o</text:p>
          </table:table-cell>
          <table:table-cell office:value-type="float" office:value="0.366">
            <text:p>0,3660</text:p>
          </table:table-cell>
          <table:table-cell office:value-type="float" office:value="0.3053">
            <text:p>0,3053</text:p>
          </table:table-cell>
          <table:table-cell office:value-type="float" office:value="0.1944">
            <text:p>0,1944</text:p>
          </table:table-cell>
          <table:table-cell table:formula="of:=([.B151]-[.B$2])/([.B$3]-[.B$2])" office:value-type="float" office:value="0.0812854442344045">
            <text:p>0,0813</text:p>
          </table:table-cell>
          <table:table-cell table:formula="of:=([.C151]-[.C$2])/([.C$3]-[.C$2])" office:value-type="float" office:value="0.826970954356846">
            <text:p>0,8270</text:p>
          </table:table-cell>
          <table:table-cell table:formula="of:=([.D151]-[.D$2])/([.D$3]-[.D$2])" office:value-type="float" office:value="0.942799461641992">
            <text:p>0,9428</text:p>
          </table:table-cell>
        </table:table-row>
        <table:table-row table:style-name="ro2">
          <table:table-cell office:value-type="string">
            <text:p>72s</text:p>
          </table:table-cell>
          <table:table-cell office:value-type="float" office:value="0.3816">
            <text:p>0,3816</text:p>
          </table:table-cell>
          <table:table-cell office:value-type="float" office:value="0.32">
            <text:p>0,3200</text:p>
          </table:table-cell>
          <table:table-cell office:value-type="float" office:value="0.1989">
            <text:p>0,1989</text:p>
          </table:table-cell>
          <table:table-cell table:formula="of:=([.B152]-[.B$2])/([.B$3]-[.B$2])" office:value-type="float" office:value="0.110775047258979">
            <text:p>0,1108</text:p>
          </table:table-cell>
          <table:table-cell table:formula="of:=([.C152]-[.C$2])/([.C$3]-[.C$2])" office:value-type="float" office:value="0.887966804979253">
            <text:p>0,8880</text:p>
          </table:table-cell>
          <table:table-cell table:formula="of:=([.D152]-[.D$2])/([.D$3]-[.D$2])" office:value-type="float" office:value="0.973082099596232">
            <text:p>0,9731</text:p>
          </table:table-cell>
        </table:table-row>
        <table:table-row table:style-name="ro2">
          <table:table-cell office:value-type="string">
            <text:p>72o</text:p>
          </table:table-cell>
          <table:table-cell office:value-type="float" office:value="0.3458">
            <text:p>0,3458</text:p>
          </table:table-cell>
          <table:table-cell office:value-type="float" office:value="0.2961">
            <text:p>0,2961</text:p>
          </table:table-cell>
          <table:table-cell office:value-type="float" office:value="0.194">
            <text:p>0,1940</text:p>
          </table:table-cell>
          <table:table-cell table:formula="of:=([.B153]-[.B$2])/([.B$3]-[.B$2])" office:value-type="float" office:value="0.0431001890359168">
            <text:p>0,0431</text:p>
          </table:table-cell>
          <table:table-cell table:formula="of:=([.C153]-[.C$2])/([.C$3]-[.C$2])" office:value-type="float" office:value="0.788796680497925">
            <text:p>0,7888</text:p>
          </table:table-cell>
          <table:table-cell table:formula="of:=([.D153]-[.D$2])/([.D$3]-[.D$2])" office:value-type="float" office:value="0.940107671601615">
            <text:p>0,9401</text:p>
          </table:table-cell>
        </table:table-row>
        <table:table-row table:style-name="ro2">
          <table:table-cell office:value-type="string">
            <text:p>65s</text:p>
          </table:table-cell>
          <table:table-cell office:value-type="float" office:value="0.4313">
            <text:p>0,4313</text:p>
          </table:table-cell>
          <table:table-cell office:value-type="float" office:value="0.3446">
            <text:p>0,3446</text:p>
          </table:table-cell>
          <table:table-cell office:value-type="float" office:value="0.2018">
            <text:p>0,2018</text:p>
          </table:table-cell>
          <table:table-cell table:formula="of:=([.B154]-[.B$2])/([.B$3]-[.B$2])" office:value-type="float" office:value="0.204725897920605">
            <text:p>0,2047</text:p>
          </table:table-cell>
          <table:table-cell table:formula="of:=([.C154]-[.C$2])/([.C$3]-[.C$2])" office:value-type="float" office:value="0.990041493775934">
            <text:p>0,9900</text:p>
          </table:table-cell>
          <table:table-cell table:formula="of:=([.D154]-[.D$2])/([.D$3]-[.D$2])" office:value-type="float" office:value="0.992597577388964">
            <text:p>0,9926</text:p>
          </table:table-cell>
        </table:table-row>
        <table:table-row table:style-name="ro2">
          <table:table-cell office:value-type="string">
            <text:p>65o</text:p>
          </table:table-cell>
          <table:table-cell office:value-type="float" office:value="0.3994">
            <text:p>0,3994</text:p>
          </table:table-cell>
          <table:table-cell office:value-type="float" office:value="0.3307">
            <text:p>0,3307</text:p>
          </table:table-cell>
          <table:table-cell office:value-type="float" office:value="0.2005">
            <text:p>0,2005</text:p>
          </table:table-cell>
          <table:table-cell table:formula="of:=([.B155]-[.B$2])/([.B$3]-[.B$2])" office:value-type="float" office:value="0.144423440453686">
            <text:p>0,1444</text:p>
          </table:table-cell>
          <table:table-cell table:formula="of:=([.C155]-[.C$2])/([.C$3]-[.C$2])" office:value-type="float" office:value="0.932365145228216">
            <text:p>0,9324</text:p>
          </table:table-cell>
          <table:table-cell table:formula="of:=([.D155]-[.D$2])/([.D$3]-[.D$2])" office:value-type="float" office:value="0.983849259757739">
            <text:p>0,9838</text:p>
          </table:table-cell>
        </table:table-row>
        <table:table-row table:style-name="ro2">
          <table:table-cell office:value-type="string">
            <text:p>64s</text:p>
          </table:table-cell>
          <table:table-cell office:value-type="float" office:value="0.4133">
            <text:p>0,4133</text:p>
          </table:table-cell>
          <table:table-cell office:value-type="float" office:value="0.341">
            <text:p>0,3410</text:p>
          </table:table-cell>
          <table:table-cell office:value-type="float" office:value="0.2025">
            <text:p>0,2025</text:p>
          </table:table-cell>
          <table:table-cell table:formula="of:=([.B156]-[.B$2])/([.B$3]-[.B$2])" office:value-type="float" office:value="0.17069943289225">
            <text:p>0,1707</text:p>
          </table:table-cell>
          <table:table-cell table:formula="of:=([.C156]-[.C$2])/([.C$3]-[.C$2])" office:value-type="float" office:value="0.975103734439834">
            <text:p>0,9751</text:p>
          </table:table-cell>
          <table:table-cell table:formula="of:=([.D156]-[.D$2])/([.D$3]-[.D$2])" office:value-type="float" office:value="0.997308209959623">
            <text:p>0,9973</text:p>
          </table:table-cell>
        </table:table-row>
        <table:table-row table:style-name="ro2">
          <table:table-cell office:value-type="string">
            <text:p>64o</text:p>
          </table:table-cell>
          <table:table-cell office:value-type="float" office:value="0.3801">
            <text:p>0,3801</text:p>
          </table:table-cell>
          <table:table-cell office:value-type="float" office:value="0.3245">
            <text:p>0,3245</text:p>
          </table:table-cell>
          <table:table-cell office:value-type="float" office:value="0.2002">
            <text:p>0,2002</text:p>
          </table:table-cell>
          <table:table-cell table:formula="of:=([.B157]-[.B$2])/([.B$3]-[.B$2])" office:value-type="float" office:value="0.107939508506616">
            <text:p>0,1079</text:p>
          </table:table-cell>
          <table:table-cell table:formula="of:=([.C157]-[.C$2])/([.C$3]-[.C$2])" office:value-type="float" office:value="0.906639004149377">
            <text:p>0,9066</text:p>
          </table:table-cell>
          <table:table-cell table:formula="of:=([.D157]-[.D$2])/([.D$3]-[.D$2])" office:value-type="float" office:value="0.981830417227456">
            <text:p>0,9818</text:p>
          </table:table-cell>
        </table:table-row>
        <table:table-row table:style-name="ro2">
          <table:table-cell office:value-type="string">
            <text:p>63s</text:p>
          </table:table-cell>
          <table:table-cell office:value-type="float" office:value="0.3953">
            <text:p>0,3953</text:p>
          </table:table-cell>
          <table:table-cell office:value-type="float" office:value="0.3353">
            <text:p>0,3353</text:p>
          </table:table-cell>
          <table:table-cell office:value-type="float" office:value="0.2018">
            <text:p>0,2018</text:p>
          </table:table-cell>
          <table:table-cell table:formula="of:=([.B158]-[.B$2])/([.B$3]-[.B$2])" office:value-type="float" office:value="0.136672967863894">
            <text:p>0,1367</text:p>
          </table:table-cell>
          <table:table-cell table:formula="of:=([.C158]-[.C$2])/([.C$3]-[.C$2])" office:value-type="float" office:value="0.951452282157676">
            <text:p>0,9515</text:p>
          </table:table-cell>
          <table:table-cell table:formula="of:=([.D158]-[.D$2])/([.D$3]-[.D$2])" office:value-type="float" office:value="0.992597577388964">
            <text:p>0,9926</text:p>
          </table:table-cell>
        </table:table-row>
        <table:table-row table:style-name="ro2">
          <table:table-cell office:value-type="string">
            <text:p>63o</text:p>
          </table:table-cell>
          <table:table-cell office:value-type="float" office:value="0.3608">
            <text:p>0,3608</text:p>
          </table:table-cell>
          <table:table-cell office:value-type="float" office:value="0.3159">
            <text:p>0,3159</text:p>
          </table:table-cell>
          <table:table-cell office:value-type="float" office:value="0.1985">
            <text:p>0,1985</text:p>
          </table:table-cell>
          <table:table-cell table:formula="of:=([.B159]-[.B$2])/([.B$3]-[.B$2])" office:value-type="float" office:value="0.0714555765595463">
            <text:p>0,0715</text:p>
          </table:table-cell>
          <table:table-cell table:formula="of:=([.C159]-[.C$2])/([.C$3]-[.C$2])" office:value-type="float" office:value="0.870954356846473">
            <text:p>0,8710</text:p>
          </table:table-cell>
          <table:table-cell table:formula="of:=([.D159]-[.D$2])/([.D$3]-[.D$2])" office:value-type="float" office:value="0.970390309555854">
            <text:p>0,9704</text:p>
          </table:table-cell>
        </table:table-row>
        <table:table-row table:style-name="ro2">
          <table:table-cell office:value-type="string">
            <text:p>62s</text:p>
          </table:table-cell>
          <table:table-cell office:value-type="float" office:value="0.3767">
            <text:p>0,3767</text:p>
          </table:table-cell>
          <table:table-cell office:value-type="float" office:value="0.329">
            <text:p>0,3290</text:p>
          </table:table-cell>
          <table:table-cell office:value-type="float" office:value="0.2011">
            <text:p>0,2011</text:p>
          </table:table-cell>
          <table:table-cell table:formula="of:=([.B160]-[.B$2])/([.B$3]-[.B$2])" office:value-type="float" office:value="0.101512287334594">
            <text:p>0,1015</text:p>
          </table:table-cell>
          <table:table-cell table:formula="of:=([.C160]-[.C$2])/([.C$3]-[.C$2])" office:value-type="float" office:value="0.925311203319502">
            <text:p>0,9253</text:p>
          </table:table-cell>
          <table:table-cell table:formula="of:=([.D160]-[.D$2])/([.D$3]-[.D$2])" office:value-type="float" office:value="0.987886944818304">
            <text:p>0,9879</text:p>
          </table:table-cell>
        </table:table-row>
        <table:table-row table:style-name="ro2">
          <table:table-cell office:value-type="string">
            <text:p>62o</text:p>
          </table:table-cell>
          <table:table-cell office:value-type="float" office:value="0.3408">
            <text:p>0,3408</text:p>
          </table:table-cell>
          <table:table-cell office:value-type="float" office:value="0.3062">
            <text:p>0,3062</text:p>
          </table:table-cell>
          <table:table-cell office:value-type="float" office:value="0.1966">
            <text:p>0,1966</text:p>
          </table:table-cell>
          <table:table-cell table:formula="of:=([.B161]-[.B$2])/([.B$3]-[.B$2])" office:value-type="float" office:value="0.033648393194707">
            <text:p>0,0336</text:p>
          </table:table-cell>
          <table:table-cell table:formula="of:=([.C161]-[.C$2])/([.C$3]-[.C$2])" office:value-type="float" office:value="0.830705394190871">
            <text:p>0,8307</text:p>
          </table:table-cell>
          <table:table-cell table:formula="of:=([.D161]-[.D$2])/([.D$3]-[.D$2])" office:value-type="float" office:value="0.957604306864064">
            <text:p>0,9576</text:p>
          </table:table-cell>
        </table:table-row>
        <table:table-row table:style-name="ro2">
          <table:table-cell office:value-type="string">
            <text:p>54s</text:p>
          </table:table-cell>
          <table:table-cell office:value-type="float" office:value="0.4145">
            <text:p>0,4145</text:p>
          </table:table-cell>
          <table:table-cell office:value-type="float" office:value="0.347">
            <text:p>0,3470</text:p>
          </table:table-cell>
          <table:table-cell office:value-type="float" office:value="0.2018">
            <text:p>0,2018</text:p>
          </table:table-cell>
          <table:table-cell table:formula="of:=([.B162]-[.B$2])/([.B$3]-[.B$2])" office:value-type="float" office:value="0.17296786389414">
            <text:p>0,1730</text:p>
          </table:table-cell>
          <table:table-cell table:formula="of:=([.C162]-[.C$2])/([.C$3]-[.C$2])" office:value-type="float" office:value="1">
            <text:p>1,0000</text:p>
          </table:table-cell>
          <table:table-cell table:formula="of:=([.D162]-[.D$2])/([.D$3]-[.D$2])" office:value-type="float" office:value="0.992597577388964">
            <text:p>0,9926</text:p>
          </table:table-cell>
        </table:table-row>
        <table:table-row table:style-name="ro2">
          <table:table-cell office:value-type="string">
            <text:p>54o</text:p>
          </table:table-cell>
          <table:table-cell office:value-type="float" office:value="0.3816">
            <text:p>0,3816</text:p>
          </table:table-cell>
          <table:table-cell office:value-type="float" office:value="0.3315">
            <text:p>0,3315</text:p>
          </table:table-cell>
          <table:table-cell office:value-type="float" office:value="0.1998">
            <text:p>0,1998</text:p>
          </table:table-cell>
          <table:table-cell table:formula="of:=([.B163]-[.B$2])/([.B$3]-[.B$2])" office:value-type="float" office:value="0.110775047258979">
            <text:p>0,1108</text:p>
          </table:table-cell>
          <table:table-cell table:formula="of:=([.C163]-[.C$2])/([.C$3]-[.C$2])" office:value-type="float" office:value="0.935684647302904">
            <text:p>0,9357</text:p>
          </table:table-cell>
          <table:table-cell table:formula="of:=([.D163]-[.D$2])/([.D$3]-[.D$2])" office:value-type="float" office:value="0.979138627187079">
            <text:p>0,9791</text:p>
          </table:table-cell>
        </table:table-row>
        <table:table-row table:style-name="ro2">
          <table:table-cell office:value-type="string">
            <text:p>53s</text:p>
          </table:table-cell>
          <table:table-cell office:value-type="float" office:value="0.3969">
            <text:p>0,3969</text:p>
          </table:table-cell>
          <table:table-cell office:value-type="float" office:value="0.3424">
            <text:p>0,3424</text:p>
          </table:table-cell>
          <table:table-cell office:value-type="float" office:value="0.202">
            <text:p>0,2020</text:p>
          </table:table-cell>
          <table:table-cell table:formula="of:=([.B164]-[.B$2])/([.B$3]-[.B$2])" office:value-type="float" office:value="0.139697542533081">
            <text:p>0,1397</text:p>
          </table:table-cell>
          <table:table-cell table:formula="of:=([.C164]-[.C$2])/([.C$3]-[.C$2])" office:value-type="float" office:value="0.98091286307054">
            <text:p>0,9809</text:p>
          </table:table-cell>
          <table:table-cell table:formula="of:=([.D164]-[.D$2])/([.D$3]-[.D$2])" office:value-type="float" office:value="0.993943472409152">
            <text:p>0,9939</text:p>
          </table:table-cell>
        </table:table-row>
        <table:table-row table:style-name="ro2">
          <table:table-cell office:value-type="string">
            <text:p>53o</text:p>
          </table:table-cell>
          <table:table-cell office:value-type="float" office:value="0.3626">
            <text:p>0,3626</text:p>
          </table:table-cell>
          <table:table-cell office:value-type="float" office:value="0.3242">
            <text:p>0,3242</text:p>
          </table:table-cell>
          <table:table-cell office:value-type="float" office:value="0.1991">
            <text:p>0,1991</text:p>
          </table:table-cell>
          <table:table-cell table:formula="of:=([.B165]-[.B$2])/([.B$3]-[.B$2])" office:value-type="float" office:value="0.0748582230623819">
            <text:p>0,0749</text:p>
          </table:table-cell>
          <table:table-cell table:formula="of:=([.C165]-[.C$2])/([.C$3]-[.C$2])" office:value-type="float" office:value="0.905394190871369">
            <text:p>0,9054</text:p>
          </table:table-cell>
          <table:table-cell table:formula="of:=([.D165]-[.D$2])/([.D$3]-[.D$2])" office:value-type="float" office:value="0.97442799461642">
            <text:p>0,9744</text:p>
          </table:table-cell>
        </table:table-row>
        <table:table-row table:style-name="ro2">
          <table:table-cell office:value-type="string">
            <text:p>52s</text:p>
          </table:table-cell>
          <table:table-cell office:value-type="float" office:value="0.3785">
            <text:p>0,3785</text:p>
          </table:table-cell>
          <table:table-cell office:value-type="float" office:value="0.3364">
            <text:p>0,3364</text:p>
          </table:table-cell>
          <table:table-cell office:value-type="float" office:value="0.2013">
            <text:p>0,2013</text:p>
          </table:table-cell>
          <table:table-cell table:formula="of:=([.B166]-[.B$2])/([.B$3]-[.B$2])" office:value-type="float" office:value="0.104914933837429">
            <text:p>0,1049</text:p>
          </table:table-cell>
          <table:table-cell table:formula="of:=([.C166]-[.C$2])/([.C$3]-[.C$2])" office:value-type="float" office:value="0.956016597510373">
            <text:p>0,9560</text:p>
          </table:table-cell>
          <table:table-cell table:formula="of:=([.D166]-[.D$2])/([.D$3]-[.D$2])" office:value-type="float" office:value="0.989232839838493">
            <text:p>0,9892</text:p>
          </table:table-cell>
        </table:table-row>
        <table:table-row table:style-name="ro2">
          <table:table-cell office:value-type="string">
            <text:p>52o</text:p>
          </table:table-cell>
          <table:table-cell office:value-type="float" office:value="0.3428">
            <text:p>0,3428</text:p>
          </table:table-cell>
          <table:table-cell office:value-type="float" office:value="0.315">
            <text:p>0,3150</text:p>
          </table:table-cell>
          <table:table-cell office:value-type="float" office:value="0.1972">
            <text:p>0,1972</text:p>
          </table:table-cell>
          <table:table-cell table:formula="of:=([.B167]-[.B$2])/([.B$3]-[.B$2])" office:value-type="float" office:value="0.0374291115311909">
            <text:p>0,0374</text:p>
          </table:table-cell>
          <table:table-cell table:formula="of:=([.C167]-[.C$2])/([.C$3]-[.C$2])" office:value-type="float" office:value="0.867219917012448">
            <text:p>0,8672</text:p>
          </table:table-cell>
          <table:table-cell table:formula="of:=([.D167]-[.D$2])/([.D$3]-[.D$2])" office:value-type="float" office:value="0.96164199192463">
            <text:p>0,9616</text:p>
          </table:table-cell>
        </table:table-row>
        <table:table-row table:style-name="ro2">
          <table:table-cell office:value-type="string">
            <text:p>43s</text:p>
          </table:table-cell>
          <table:table-cell office:value-type="float" office:value="0.3864">
            <text:p>0,3864</text:p>
          </table:table-cell>
          <table:table-cell office:value-type="float" office:value="0.3419">
            <text:p>0,3419</text:p>
          </table:table-cell>
          <table:table-cell office:value-type="float" office:value="0.2029">
            <text:p>0,2029</text:p>
          </table:table-cell>
          <table:table-cell table:formula="of:=([.B168]-[.B$2])/([.B$3]-[.B$2])" office:value-type="float" office:value="0.119848771266541">
            <text:p>0,1198</text:p>
          </table:table-cell>
          <table:table-cell table:formula="of:=([.C168]-[.C$2])/([.C$3]-[.C$2])" office:value-type="float" office:value="0.978838174273859">
            <text:p>0,9788</text:p>
          </table:table-cell>
          <table:table-cell table:formula="of:=([.D168]-[.D$2])/([.D$3]-[.D$2])" office:value-type="float" office:value="1">
            <text:p>1,0000</text:p>
          </table:table-cell>
        </table:table-row>
        <table:table-row table:style-name="ro2">
          <table:table-cell office:value-type="string">
            <text:p>43o</text:p>
          </table:table-cell>
          <table:table-cell office:value-type="float" office:value="0.3515">
            <text:p>0,3515</text:p>
          </table:table-cell>
          <table:table-cell office:value-type="float" office:value="0.3225">
            <text:p>0,3225</text:p>
          </table:table-cell>
          <table:table-cell office:value-type="float" office:value="0.1998">
            <text:p>0,1998</text:p>
          </table:table-cell>
          <table:table-cell table:formula="of:=([.B169]-[.B$2])/([.B$3]-[.B$2])" office:value-type="float" office:value="0.0538752362948961">
            <text:p>0,0539</text:p>
          </table:table-cell>
          <table:table-cell table:formula="of:=([.C169]-[.C$2])/([.C$3]-[.C$2])" office:value-type="float" office:value="0.898340248962655">
            <text:p>0,8983</text:p>
          </table:table-cell>
          <table:table-cell table:formula="of:=([.D169]-[.D$2])/([.D$3]-[.D$2])" office:value-type="float" office:value="0.979138627187079">
            <text:p>0,9791</text:p>
          </table:table-cell>
        </table:table-row>
        <table:table-row table:style-name="ro2">
          <table:table-cell office:value-type="string">
            <text:p>42s</text:p>
          </table:table-cell>
          <table:table-cell office:value-type="float" office:value="0.3683">
            <text:p>0,3683</text:p>
          </table:table-cell>
          <table:table-cell office:value-type="float" office:value="0.3362">
            <text:p>0,3362</text:p>
          </table:table-cell>
          <table:table-cell office:value-type="float" office:value="0.2023">
            <text:p>0,2023</text:p>
          </table:table-cell>
          <table:table-cell table:formula="of:=([.B170]-[.B$2])/([.B$3]-[.B$2])" office:value-type="float" office:value="0.0856332703213611">
            <text:p>0,0856</text:p>
          </table:table-cell>
          <table:table-cell table:formula="of:=([.C170]-[.C$2])/([.C$3]-[.C$2])" office:value-type="float" office:value="0.955186721991701">
            <text:p>0,9552</text:p>
          </table:table-cell>
          <table:table-cell table:formula="of:=([.D170]-[.D$2])/([.D$3]-[.D$2])" office:value-type="float" office:value="0.995962314939435">
            <text:p>0,9960</text:p>
          </table:table-cell>
        </table:table-row>
        <table:table-row table:style-name="ro2">
          <table:table-cell office:value-type="string">
            <text:p>42o</text:p>
          </table:table-cell>
          <table:table-cell office:value-type="float" office:value="0.332">
            <text:p>0,3320</text:p>
          </table:table-cell>
          <table:table-cell office:value-type="float" office:value="0.3136">
            <text:p>0,3136</text:p>
          </table:table-cell>
          <table:table-cell office:value-type="float" office:value="0.1982">
            <text:p>0,1982</text:p>
          </table:table-cell>
          <table:table-cell table:formula="of:=([.B171]-[.B$2])/([.B$3]-[.B$2])" office:value-type="float" office:value="0.0170132325141777">
            <text:p>0,0170</text:p>
          </table:table-cell>
          <table:table-cell table:formula="of:=([.C171]-[.C$2])/([.C$3]-[.C$2])" office:value-type="float" office:value="0.861410788381743">
            <text:p>0,8614</text:p>
          </table:table-cell>
          <table:table-cell table:formula="of:=([.D171]-[.D$2])/([.D$3]-[.D$2])" office:value-type="float" office:value="0.968371467025572">
            <text:p>0,9684</text:p>
          </table:table-cell>
        </table:table-row>
        <table:table-row table:style-name="ro2">
          <table:table-cell office:value-type="string">
            <text:p>32s</text:p>
          </table:table-cell>
          <table:table-cell office:value-type="float" office:value="0.3598">
            <text:p>0,3598</text:p>
          </table:table-cell>
          <table:table-cell office:value-type="float" office:value="0.3328">
            <text:p>0,3328</text:p>
          </table:table-cell>
          <table:table-cell office:value-type="float" office:value="0.2014">
            <text:p>0,2014</text:p>
          </table:table-cell>
          <table:table-cell table:formula="of:=([.B172]-[.B$2])/([.B$3]-[.B$2])" office:value-type="float" office:value="0.0695652173913044">
            <text:p>0,0696</text:p>
          </table:table-cell>
          <table:table-cell table:formula="of:=([.C172]-[.C$2])/([.C$3]-[.C$2])" office:value-type="float" office:value="0.941078838174274">
            <text:p>0,9411</text:p>
          </table:table-cell>
          <table:table-cell table:formula="of:=([.D172]-[.D$2])/([.D$3]-[.D$2])" office:value-type="float" office:value="0.989905787348587">
            <text:p>0,9899</text:p>
          </table:table-cell>
        </table:table-row>
        <table:table-row table:style-name="ro2">
          <table:table-cell office:value-type="string">
            <text:p>32o</text:p>
          </table:table-cell>
          <table:table-cell office:value-type="float" office:value="0.323">
            <text:p>0,3230</text:p>
          </table:table-cell>
          <table:table-cell office:value-type="float" office:value="0.3085">
            <text:p>0,3085</text:p>
          </table:table-cell>
          <table:table-cell office:value-type="float" office:value="0.197">
            <text:p>0,1970</text:p>
          </table:table-cell>
          <table:table-cell table:formula="of:=([.B173]-[.B$2])/([.B$3]-[.B$2])" office:value-type="float" office:value="0">
            <text:p>0,0000</text:p>
          </table:table-cell>
          <table:table-cell table:formula="of:=([.C173]-[.C$2])/([.C$3]-[.C$2])" office:value-type="float" office:value="0.840248962655602">
            <text:p>0,8402</text:p>
          </table:table-cell>
          <table:table-cell table:formula="of:=([.D173]-[.D$2])/([.D$3]-[.D$2])" office:value-type="float" office:value="0.960296096904441">
            <text:p>0,9603</text:p>
          </table:table-cell>
        </table:table-row>
      </table:table>
      <table:table table:name="5 ney km 0" table:style-name="ta1" table:print="false">
        <table:table-column table:style-name="co20" table:default-cell-style-name="ce12"/>
        <table:table-column table:style-name="co26" table:default-cell-style-name="Default"/>
        <table:table-column table:style-name="co51" table:default-cell-style-name="Default"/>
        <table:table-column table:style-name="co34" table:default-cell-style-name="Default"/>
        <table:table-column table:style-name="co19" table:default-cell-style-name="Default"/>
        <table:table-column table:style-name="co16" table:default-cell-style-name="Default"/>
        <table:table-column table:style-name="co52" table:default-cell-style-name="Default"/>
        <table:table-column table:style-name="co41" table:default-cell-style-name="Default"/>
        <table:table-column table:style-name="co19" table:number-columns-repeated="3" table:default-cell-style-name="Default"/>
        <table:table-row table:style-name="ro2">
          <table:table-cell table:style-name="Default"/>
          <table:table-cell table:style-name="ce14"/>
          <table:table-cell table:number-columns-repeated="9"/>
        </table:table-row>
        <table:table-row table:style-name="ro2">
          <table:table-cell table:style-name="Default"/>
          <table:table-cell table:style-name="ce14" office:value-type="string">
            <text:p>Neytiri av. corrected</text:p>
          </table:table-cell>
          <table:table-cell table:number-columns-repeated="3"/>
          <table:table-cell table:style-name="ce14" office:value-type="string">
            <text:p>k-means centers</text:p>
          </table:table-cell>
          <table:table-cell table:style-name="ce14" table:number-columns-repeated="2"/>
          <table:table-cell table:number-columns-repeated="3"/>
        </table:table-row>
        <table:table-row table:style-name="ro2">
          <table:table-cell table:style-name="ce11" office:value-type="string">
            <text:p>Pocket</text:p>
          </table:table-cell>
          <table:table-cell table:style-name="ce14" office:value-type="string">
            <text:p>Pos 0</text:p>
          </table:table-cell>
          <table:table-cell table:style-name="ce34" office:value-type="string">
            <text:p>k-means cent. id</text:p>
          </table:table-cell>
          <table:table-cell table:style-name="ce34" office:value-type="string">
            <text:p>bucket</text:p>
          </table:table-cell>
          <table:table-cell/>
          <table:table-cell table:style-name="ce14" office:value-type="string">
            <text:p>id</text:p>
          </table:table-cell>
          <table:table-cell table:style-name="ce14" office:value-type="string">
            <text:p>value</text:p>
          </table:table-cell>
          <table:table-cell table:style-name="ce14" office:value-type="string">
            <text:p>bucket</text:p>
          </table:table-cell>
          <table:table-cell/>
          <table:table-cell table:style-name="ce14" office:value-type="string">
            <text:p>Bucket</text:p>
          </table:table-cell>
          <table:table-cell table:style-name="ce14" office:value-type="string">
            <text:p>Cards</text:p>
          </table:table-cell>
        </table:table-row>
        <table:table-row table:style-name="ro2">
          <table:table-cell table:style-name="ce39" office:value-type="string">
            <text:p>AA</text:p>
          </table:table-cell>
          <table:table-cell table:style-name="ce41" office:value-type="float" office:value="3.87815289095848">
            <text:p>3,88</text:p>
          </table:table-cell>
          <table:table-cell table:style-name="ce43" office:value-type="float" office:value="2">
            <text:p>2</text:p>
          </table:table-cell>
          <table:table-cell table:style-name="ce22" table:formula="of:=VLOOKUP([.C4];[.$F$4:.$H$7];3)" office:value-type="float" office:value="4">
            <text:p>4</text:p>
          </table:table-cell>
          <table:table-cell/>
          <table:table-cell table:style-name="ce44" office:value-type="float" office:value="0">
            <text:p>0</text:p>
          </table:table-cell>
          <table:table-cell table:style-name="ce44" office:value-type="float" office:value="-0.0228571">
            <text:p>-0,02</text:p>
          </table:table-cell>
          <table:table-cell office:value-type="float" office:value="1">
            <text:p>1</text:p>
          </table:table-cell>
          <table:table-cell/>
          <table:table-cell office:value-type="float" office:value="4">
            <text:p>4</text:p>
          </table:table-cell>
          <table:table-cell table:formula="of:=STRJOIN([.A4:.A9]; &quot; &quot;)" office:value-type="string" office:string-value="AA KK QQ JJ TT 99">
            <text:p>AA KK QQ JJ TT 99</text:p>
          </table:table-cell>
        </table:table-row>
        <table:table-row table:style-name="ro2">
          <table:table-cell table:style-name="ce39" office:value-type="string">
            <text:p>KK</text:p>
          </table:table-cell>
          <table:table-cell table:style-name="ce41" office:value-type="float" office:value="3.47331615752668">
            <text:p>3,47</text:p>
          </table:table-cell>
          <table:table-cell table:style-name="ce43" office:value-type="float" office:value="2">
            <text:p>2</text:p>
          </table:table-cell>
          <table:table-cell table:style-name="ce22" table:formula="of:=VLOOKUP([.C5];[.$F$4:.$H$7];3)" office:value-type="float" office:value="4">
            <text:p>4</text:p>
          </table:table-cell>
          <table:table-cell/>
          <table:table-cell table:style-name="ce44" office:value-type="float" office:value="1">
            <text:p>1</text:p>
          </table:table-cell>
          <table:table-cell table:style-name="ce44" office:value-type="float" office:value="0.437917">
            <text:p>0,44</text:p>
          </table:table-cell>
          <table:table-cell office:value-type="float" office:value="2">
            <text:p>2</text:p>
          </table:table-cell>
          <table:table-cell/>
          <table:table-cell office:value-type="float" office:value="3">
            <text:p>3</text:p>
          </table:table-cell>
          <table:table-cell table:formula="of:=STRJOIN([.A10:.A34]; &quot; &quot;)" office:value-type="string" office:string-value="AKs 88 AQs AKo AJs AQo ATs KQs AJo KJs KTs 77 66 A8s ATo KQo QTs A9s A9o A7s KJo A3s JTs 55 QJs">
            <text:p>AKs 88 AQs AKo AJs AQo ATs KQs AJo KJs KTs 77 66 A8s ATo KQo QTs A9s A9o A7s KJo A3s JTs 55 QJs</text:p>
          </table:table-cell>
        </table:table-row>
        <table:table-row table:style-name="ro2">
          <table:table-cell table:style-name="ce39" office:value-type="string">
            <text:p>QQ</text:p>
          </table:table-cell>
          <table:table-cell table:style-name="ce41" office:value-type="float" office:value="2.80502437195351">
            <text:p>2,81</text:p>
          </table:table-cell>
          <table:table-cell table:style-name="ce43" office:value-type="float" office:value="2">
            <text:p>2</text:p>
          </table:table-cell>
          <table:table-cell table:style-name="ce22" table:formula="of:=VLOOKUP([.C6];[.$F$4:.$H$7];3)" office:value-type="float" office:value="4">
            <text:p>4</text:p>
          </table:table-cell>
          <table:table-cell/>
          <table:table-cell table:style-name="ce44" office:value-type="float" office:value="2">
            <text:p>2</text:p>
          </table:table-cell>
          <table:table-cell table:style-name="ce44" office:value-type="float" office:value="2.89833">
            <text:p>2,9</text:p>
          </table:table-cell>
          <table:table-cell office:value-type="float" office:value="4">
            <text:p>4</text:p>
          </table:table-cell>
          <table:table-cell/>
          <table:table-cell office:value-type="float" office:value="2">
            <text:p>2</text:p>
          </table:table-cell>
          <table:table-cell table:formula="of:=STRJOIN([.A35:.A77]; &quot; &quot;)" office:value-type="string" office:string-value="K9s KTo Q9s K8s A4s A5o A5s T9s J8s A8o A7o A6s JTo K4s K9o Q9o T8s QJo A4o A6o Q7s K5s Q8s QTo 98s K7s A2s J9o K7o T9o Q7o 87s T5s J9s 44 Q4s 76s A2o Q5s A3o K6s 97s K8o">
            <text:p>K9s KTo Q9s K8s A4s A5o A5s T9s J8s A8o A7o A6s JTo K4s K9o Q9o T8s QJo A4o A6o Q7s K5s Q8s QTo 98s K7s A2s J9o K7o T9o Q7o 87s T5s J9s 44 Q4s 76s A2o Q5s A3o K6s 97s K8o</text:p>
          </table:table-cell>
        </table:table-row>
        <table:table-row table:style-name="ro2">
          <table:table-cell table:style-name="ce39" office:value-type="string">
            <text:p>JJ</text:p>
          </table:table-cell>
          <table:table-cell table:style-name="ce41" office:value-type="float" office:value="2.62411902897416">
            <text:p>2,62</text:p>
          </table:table-cell>
          <table:table-cell table:style-name="ce43" office:value-type="float" office:value="2">
            <text:p>2</text:p>
          </table:table-cell>
          <table:table-cell table:style-name="ce22" table:formula="of:=VLOOKUP([.C7];[.$F$4:.$H$7];3)" office:value-type="float" office:value="4">
            <text:p>4</text:p>
          </table:table-cell>
          <table:table-cell/>
          <table:table-cell table:style-name="ce44" office:value-type="float" office:value="3">
            <text:p>3</text:p>
          </table:table-cell>
          <table:table-cell table:style-name="ce44" office:value-type="float" office:value="1.18">
            <text:p>1,18</text:p>
          </table:table-cell>
          <table:table-cell office:value-type="float" office:value="3">
            <text:p>3</text:p>
          </table:table-cell>
          <table:table-cell/>
          <table:table-cell office:value-type="float" office:value="1">
            <text:p>1</text:p>
          </table:table-cell>
          <table:table-cell table:formula="of:=STRJOIN([.A78:.A117]; &quot; &quot;)" office:value-type="string" office:string-value="J6s 75s K6o 33 65s J7s Q8o Q3s 98o K4o J7o T7s J2s J5s K3s T6s J8o T4s 87o 86s 97o K5o T7o T8o Q6o K3o Q5o K2s 22 J4s Q2s 95s 96s 85s Q6s Q4o 54s T3s J3s K2o">
            <text:p>J6s 75s K6o 33 65s J7s Q8o Q3s 98o K4o J7o T7s J2s J5s K3s T6s J8o T4s 87o 86s 97o K5o T7o T8o Q6o K3o Q5o K2s 22 J4s Q2s 95s 96s 85s Q6s Q4o 54s T3s J3s K2o</text:p>
          </table:table-cell>
        </table:table-row>
        <table:table-row table:style-name="ro2">
          <table:table-cell table:style-name="ce39" office:value-type="string">
            <text:p>TT</text:p>
          </table:table-cell>
          <table:table-cell table:style-name="ce41" office:value-type="float" office:value="2.51640714014432">
            <text:p>2,52</text:p>
          </table:table-cell>
          <table:table-cell table:style-name="ce43" office:value-type="float" office:value="2">
            <text:p>2</text:p>
          </table:table-cell>
          <table:table-cell table:style-name="ce22" table:formula="of:=VLOOKUP([.C8];[.$F$4:.$H$7];3)" office:value-type="float" office:value="4">
            <text:p>4</text:p>
          </table:table-cell>
          <table:table-cell table:number-columns-repeated="7"/>
        </table:table-row>
        <table:table-row table:style-name="ro2">
          <table:table-cell table:style-name="ce39" office:value-type="float" office:value="99">
            <text:p>99</text:p>
          </table:table-cell>
          <table:table-cell table:style-name="ce41" office:value-type="float" office:value="2.09325797335486">
            <text:p>2,09</text:p>
          </table:table-cell>
          <table:table-cell table:style-name="ce43" office:value-type="float" office:value="2">
            <text:p>2</text:p>
          </table:table-cell>
          <table:table-cell table:style-name="ce22" table:formula="of:=VLOOKUP([.C9];[.$F$4:.$H$7];3)" office:value-type="float" office:value="4">
            <text:p>4</text:p>
          </table:table-cell>
          <table:table-cell table:number-columns-repeated="7"/>
        </table:table-row>
        <table:table-row table:style-name="ro2">
          <table:table-cell office:value-type="string">
            <text:p>AKs</text:p>
          </table:table-cell>
          <table:table-cell table:style-name="ce16" office:value-type="float" office:value="1.88068181818182">
            <text:p>1,88</text:p>
          </table:table-cell>
          <table:table-cell table:style-name="ce44" office:value-type="float" office:value="3">
            <text:p>3</text:p>
          </table:table-cell>
          <table:table-cell table:style-name="ce25" table:formula="of:=VLOOKUP([.C10];[.$F$4:.$H$7];3)" office:value-type="float" office:value="3">
            <text:p>3</text:p>
          </table:table-cell>
          <table:table-cell table:number-columns-repeated="7"/>
        </table:table-row>
        <table:table-row table:style-name="ro2">
          <table:table-cell office:value-type="float" office:value="88">
            <text:p>88</text:p>
          </table:table-cell>
          <table:table-cell table:style-name="ce16" office:value-type="float" office:value="1.77611940298507">
            <text:p>1,78</text:p>
          </table:table-cell>
          <table:table-cell table:style-name="ce44" office:value-type="float" office:value="3">
            <text:p>3</text:p>
          </table:table-cell>
          <table:table-cell table:style-name="ce25" table:formula="of:=VLOOKUP([.C11];[.$F$4:.$H$7];3)" office:value-type="float" office:value="3">
            <text:p>3</text:p>
          </table:table-cell>
          <table:table-cell table:number-columns-repeated="7"/>
        </table:table-row>
        <table:table-row table:style-name="ro2">
          <table:table-cell office:value-type="string">
            <text:p>AQs</text:p>
          </table:table-cell>
          <table:table-cell table:style-name="ce16" office:value-type="float" office:value="1.50180505415162">
            <text:p>1,50</text:p>
          </table:table-cell>
          <table:table-cell table:style-name="ce44" office:value-type="float" office:value="3">
            <text:p>3</text:p>
          </table:table-cell>
          <table:table-cell table:style-name="ce25" table:formula="of:=VLOOKUP([.C12];[.$F$4:.$H$7];3)" office:value-type="float" office:value="3">
            <text:p>3</text:p>
          </table:table-cell>
          <table:table-cell table:number-columns-repeated="7"/>
        </table:table-row>
        <table:table-row table:style-name="ro2">
          <table:table-cell office:value-type="string">
            <text:p>AKo</text:p>
          </table:table-cell>
          <table:table-cell table:style-name="ce16" office:value-type="float" office:value="1.46728610143244">
            <text:p>1,47</text:p>
          </table:table-cell>
          <table:table-cell table:style-name="ce44" office:value-type="float" office:value="3">
            <text:p>3</text:p>
          </table:table-cell>
          <table:table-cell table:style-name="ce25" table:formula="of:=VLOOKUP([.C13];[.$F$4:.$H$7];3)" office:value-type="float" office:value="3">
            <text:p>3</text:p>
          </table:table-cell>
          <table:table-cell table:number-columns-repeated="7"/>
        </table:table-row>
        <table:table-row table:style-name="ro2">
          <table:table-cell office:value-type="string">
            <text:p>AJs</text:p>
          </table:table-cell>
          <table:table-cell table:style-name="ce16" office:value-type="float" office:value="1.4413597733711">
            <text:p>1,44</text:p>
          </table:table-cell>
          <table:table-cell table:style-name="ce44" office:value-type="float" office:value="3">
            <text:p>3</text:p>
          </table:table-cell>
          <table:table-cell table:style-name="ce25" table:formula="of:=VLOOKUP([.C14];[.$F$4:.$H$7];3)" office:value-type="float" office:value="3">
            <text:p>3</text:p>
          </table:table-cell>
          <table:table-cell table:number-columns-repeated="7"/>
        </table:table-row>
        <table:table-row table:style-name="ro2">
          <table:table-cell office:value-type="string">
            <text:p>AQo</text:p>
          </table:table-cell>
          <table:table-cell table:style-name="ce16" office:value-type="float" office:value="1.40297653119634">
            <text:p>1,40</text:p>
          </table:table-cell>
          <table:table-cell table:style-name="ce44" office:value-type="float" office:value="3">
            <text:p>3</text:p>
          </table:table-cell>
          <table:table-cell table:style-name="ce25" table:formula="of:=VLOOKUP([.C15];[.$F$4:.$H$7];3)" office:value-type="float" office:value="3">
            <text:p>3</text:p>
          </table:table-cell>
          <table:table-cell table:number-columns-repeated="7"/>
        </table:table-row>
        <table:table-row table:style-name="ro2">
          <table:table-cell office:value-type="string">
            <text:p>ATs</text:p>
          </table:table-cell>
          <table:table-cell table:style-name="ce16" office:value-type="float" office:value="1.39340400471143">
            <text:p>1,39</text:p>
          </table:table-cell>
          <table:table-cell table:style-name="ce44" office:value-type="float" office:value="3">
            <text:p>3</text:p>
          </table:table-cell>
          <table:table-cell table:style-name="ce25" table:formula="of:=VLOOKUP([.C16];[.$F$4:.$H$7];3)" office:value-type="float" office:value="3">
            <text:p>3</text:p>
          </table:table-cell>
          <table:table-cell table:number-columns-repeated="7"/>
        </table:table-row>
        <table:table-row table:style-name="ro2">
          <table:table-cell office:value-type="string">
            <text:p>KQs</text:p>
          </table:table-cell>
          <table:table-cell table:style-name="ce16" office:value-type="float" office:value="1.23845704266511">
            <text:p>1,24</text:p>
          </table:table-cell>
          <table:table-cell table:style-name="ce44" office:value-type="float" office:value="3">
            <text:p>3</text:p>
          </table:table-cell>
          <table:table-cell table:style-name="ce25" table:formula="of:=VLOOKUP([.C17];[.$F$4:.$H$7];3)" office:value-type="float" office:value="3">
            <text:p>3</text:p>
          </table:table-cell>
          <table:table-cell table:number-columns-repeated="7"/>
        </table:table-row>
        <table:table-row table:style-name="ro2">
          <table:table-cell office:value-type="string">
            <text:p>AJo</text:p>
          </table:table-cell>
          <table:table-cell table:style-name="ce16" office:value-type="float" office:value="1.20003876720295">
            <text:p>1,20</text:p>
          </table:table-cell>
          <table:table-cell table:style-name="ce44" office:value-type="float" office:value="3">
            <text:p>3</text:p>
          </table:table-cell>
          <table:table-cell table:style-name="ce25" table:formula="of:=VLOOKUP([.C18];[.$F$4:.$H$7];3)" office:value-type="float" office:value="3">
            <text:p>3</text:p>
          </table:table-cell>
          <table:table-cell table:number-columns-repeated="7"/>
        </table:table-row>
        <table:table-row table:style-name="ro2">
          <table:table-cell office:value-type="string">
            <text:p>KJs</text:p>
          </table:table-cell>
          <table:table-cell table:style-name="ce16" office:value-type="float" office:value="1.18969422423556">
            <text:p>1,19</text:p>
          </table:table-cell>
          <table:table-cell table:style-name="ce44" office:value-type="float" office:value="3">
            <text:p>3</text:p>
          </table:table-cell>
          <table:table-cell table:style-name="ce25" table:formula="of:=VLOOKUP([.C19];[.$F$4:.$H$7];3)" office:value-type="float" office:value="3">
            <text:p>3</text:p>
          </table:table-cell>
          <table:table-cell table:number-columns-repeated="7"/>
        </table:table-row>
        <table:table-row table:style-name="ro2">
          <table:table-cell office:value-type="string">
            <text:p>KTs</text:p>
          </table:table-cell>
          <table:table-cell table:style-name="ce16" office:value-type="float" office:value="1.16989778534923">
            <text:p>1,17</text:p>
          </table:table-cell>
          <table:table-cell table:style-name="ce44" office:value-type="float" office:value="3">
            <text:p>3</text:p>
          </table:table-cell>
          <table:table-cell table:style-name="ce25" table:formula="of:=VLOOKUP([.C20];[.$F$4:.$H$7];3)" office:value-type="float" office:value="3">
            <text:p>3</text:p>
          </table:table-cell>
          <table:table-cell table:number-columns-repeated="7"/>
        </table:table-row>
        <table:table-row table:style-name="ro2">
          <table:table-cell office:value-type="float" office:value="77">
            <text:p>77</text:p>
          </table:table-cell>
          <table:table-cell table:style-name="ce16" office:value-type="float" office:value="1.15646785437645">
            <text:p>1,16</text:p>
          </table:table-cell>
          <table:table-cell table:style-name="ce44" office:value-type="float" office:value="3">
            <text:p>3</text:p>
          </table:table-cell>
          <table:table-cell table:style-name="ce25" table:formula="of:=VLOOKUP([.C21];[.$F$4:.$H$7];3)" office:value-type="float" office:value="3">
            <text:p>3</text:p>
          </table:table-cell>
          <table:table-cell table:number-columns-repeated="7"/>
        </table:table-row>
        <table:table-row table:style-name="ro2">
          <table:table-cell office:value-type="float" office:value="66">
            <text:p>66</text:p>
          </table:table-cell>
          <table:table-cell table:style-name="ce16" office:value-type="float" office:value="1.0976443768997">
            <text:p>1,10</text:p>
          </table:table-cell>
          <table:table-cell table:style-name="ce44" office:value-type="float" office:value="3">
            <text:p>3</text:p>
          </table:table-cell>
          <table:table-cell table:style-name="ce25" table:formula="of:=VLOOKUP([.C22];[.$F$4:.$H$7];3)" office:value-type="float" office:value="3">
            <text:p>3</text:p>
          </table:table-cell>
          <table:table-cell table:number-columns-repeated="7"/>
        </table:table-row>
        <table:table-row table:style-name="ro2">
          <table:table-cell office:value-type="string">
            <text:p>A8s</text:p>
          </table:table-cell>
          <table:table-cell table:style-name="ce16" office:value-type="float" office:value="1.06864988558352">
            <text:p>1,07</text:p>
          </table:table-cell>
          <table:table-cell table:style-name="ce44" office:value-type="float" office:value="3">
            <text:p>3</text:p>
          </table:table-cell>
          <table:table-cell table:style-name="ce25" table:formula="of:=VLOOKUP([.C23];[.$F$4:.$H$7];3)" office:value-type="float" office:value="3">
            <text:p>3</text:p>
          </table:table-cell>
          <table:table-cell table:number-columns-repeated="7"/>
        </table:table-row>
        <table:table-row table:style-name="ro2">
          <table:table-cell office:value-type="string">
            <text:p>ATo</text:p>
          </table:table-cell>
          <table:table-cell table:style-name="ce16" office:value-type="float" office:value="1.04900076863951">
            <text:p>1,05</text:p>
          </table:table-cell>
          <table:table-cell table:style-name="ce44" office:value-type="float" office:value="3">
            <text:p>3</text:p>
          </table:table-cell>
          <table:table-cell table:style-name="ce25" table:formula="of:=VLOOKUP([.C24];[.$F$4:.$H$7];3)" office:value-type="float" office:value="3">
            <text:p>3</text:p>
          </table:table-cell>
          <table:table-cell table:number-columns-repeated="7"/>
        </table:table-row>
        <table:table-row table:style-name="ro2">
          <table:table-cell office:value-type="string">
            <text:p>KQo</text:p>
          </table:table-cell>
          <table:table-cell table:style-name="ce16" office:value-type="float" office:value="1.04644022260603">
            <text:p>1,05</text:p>
          </table:table-cell>
          <table:table-cell table:style-name="ce44" office:value-type="float" office:value="3">
            <text:p>3</text:p>
          </table:table-cell>
          <table:table-cell table:style-name="ce25" table:formula="of:=VLOOKUP([.C25];[.$F$4:.$H$7];3)" office:value-type="float" office:value="3">
            <text:p>3</text:p>
          </table:table-cell>
          <table:table-cell table:number-columns-repeated="7"/>
        </table:table-row>
        <table:table-row table:style-name="ro2">
          <table:table-cell office:value-type="string">
            <text:p>QTs</text:p>
          </table:table-cell>
          <table:table-cell table:style-name="ce16" office:value-type="float" office:value="1.02600996126176">
            <text:p>1,03</text:p>
          </table:table-cell>
          <table:table-cell table:style-name="ce44" office:value-type="float" office:value="3">
            <text:p>3</text:p>
          </table:table-cell>
          <table:table-cell table:style-name="ce25" table:formula="of:=VLOOKUP([.C26];[.$F$4:.$H$7];3)" office:value-type="float" office:value="3">
            <text:p>3</text:p>
          </table:table-cell>
          <table:table-cell table:number-columns-repeated="7"/>
        </table:table-row>
        <table:table-row table:style-name="ro2">
          <table:table-cell office:value-type="string">
            <text:p>A9s</text:p>
          </table:table-cell>
          <table:table-cell table:style-name="ce16" office:value-type="float" office:value="1.02474351237176">
            <text:p>1,02</text:p>
          </table:table-cell>
          <table:table-cell table:style-name="ce44" office:value-type="float" office:value="3">
            <text:p>3</text:p>
          </table:table-cell>
          <table:table-cell table:style-name="ce25" table:formula="of:=VLOOKUP([.C27];[.$F$4:.$H$7];3)" office:value-type="float" office:value="3">
            <text:p>3</text:p>
          </table:table-cell>
          <table:table-cell table:number-columns-repeated="7"/>
        </table:table-row>
        <table:table-row table:style-name="ro2">
          <table:table-cell office:value-type="string">
            <text:p>A9o</text:p>
          </table:table-cell>
          <table:table-cell table:style-name="ce16" office:value-type="float" office:value="0.966409266409266">
            <text:p>0,97</text:p>
          </table:table-cell>
          <table:table-cell table:style-name="ce44" office:value-type="float" office:value="3">
            <text:p>3</text:p>
          </table:table-cell>
          <table:table-cell table:style-name="ce25" table:formula="of:=VLOOKUP([.C28];[.$F$4:.$H$7];3)" office:value-type="float" office:value="3">
            <text:p>3</text:p>
          </table:table-cell>
          <table:table-cell table:number-columns-repeated="7"/>
        </table:table-row>
        <table:table-row table:style-name="ro2">
          <table:table-cell office:value-type="string">
            <text:p>A7s</text:p>
          </table:table-cell>
          <table:table-cell table:style-name="ce16" office:value-type="float" office:value="0.936758893280632">
            <text:p>0,94</text:p>
          </table:table-cell>
          <table:table-cell table:style-name="ce44" office:value-type="float" office:value="3">
            <text:p>3</text:p>
          </table:table-cell>
          <table:table-cell table:style-name="ce25" table:formula="of:=VLOOKUP([.C29];[.$F$4:.$H$7];3)" office:value-type="float" office:value="3">
            <text:p>3</text:p>
          </table:table-cell>
          <table:table-cell table:number-columns-repeated="7"/>
        </table:table-row>
        <table:table-row table:style-name="ro2">
          <table:table-cell office:value-type="string">
            <text:p>KJo</text:p>
          </table:table-cell>
          <table:table-cell table:style-name="ce16" office:value-type="float" office:value="0.93600154679041">
            <text:p>0,94</text:p>
          </table:table-cell>
          <table:table-cell table:style-name="ce44" office:value-type="float" office:value="3">
            <text:p>3</text:p>
          </table:table-cell>
          <table:table-cell table:style-name="ce25" table:formula="of:=VLOOKUP([.C30];[.$F$4:.$H$7];3)" office:value-type="float" office:value="3">
            <text:p>3</text:p>
          </table:table-cell>
          <table:table-cell table:number-columns-repeated="7"/>
        </table:table-row>
        <table:table-row table:style-name="ro2">
          <table:table-cell office:value-type="string">
            <text:p>A3s</text:p>
          </table:table-cell>
          <table:table-cell table:style-name="ce16" office:value-type="float" office:value="0.919134396355353">
            <text:p>0,92</text:p>
          </table:table-cell>
          <table:table-cell table:style-name="ce44" office:value-type="float" office:value="3">
            <text:p>3</text:p>
          </table:table-cell>
          <table:table-cell table:style-name="ce25" table:formula="of:=VLOOKUP([.C31];[.$F$4:.$H$7];3)" office:value-type="float" office:value="3">
            <text:p>3</text:p>
          </table:table-cell>
          <table:table-cell table:number-columns-repeated="7"/>
        </table:table-row>
        <table:table-row table:style-name="ro2">
          <table:table-cell office:value-type="string">
            <text:p>JTs</text:p>
          </table:table-cell>
          <table:table-cell table:style-name="ce16" office:value-type="float" office:value="0.909409701928697">
            <text:p>0,91</text:p>
          </table:table-cell>
          <table:table-cell table:style-name="ce44" office:value-type="float" office:value="3">
            <text:p>3</text:p>
          </table:table-cell>
          <table:table-cell table:style-name="ce25" table:formula="of:=VLOOKUP([.C32];[.$F$4:.$H$7];3)" office:value-type="float" office:value="3">
            <text:p>3</text:p>
          </table:table-cell>
          <table:table-cell table:number-columns-repeated="7"/>
        </table:table-row>
        <table:table-row table:style-name="ro2">
          <table:table-cell office:value-type="float" office:value="55">
            <text:p>55</text:p>
          </table:table-cell>
          <table:table-cell table:style-name="ce16" office:value-type="float" office:value="0.860832690824981">
            <text:p>0,86</text:p>
          </table:table-cell>
          <table:table-cell table:style-name="ce44" office:value-type="float" office:value="3">
            <text:p>3</text:p>
          </table:table-cell>
          <table:table-cell table:style-name="ce25" table:formula="of:=VLOOKUP([.C33];[.$F$4:.$H$7];3)" office:value-type="float" office:value="3">
            <text:p>3</text:p>
          </table:table-cell>
          <table:table-cell table:number-columns-repeated="7"/>
        </table:table-row>
        <table:table-row table:style-name="ro2">
          <table:table-cell office:value-type="string">
            <text:p>QJs</text:p>
          </table:table-cell>
          <table:table-cell table:style-name="ce16" office:value-type="float" office:value="0.818130630630631">
            <text:p>0,82</text:p>
          </table:table-cell>
          <table:table-cell table:style-name="ce44" office:value-type="float" office:value="3">
            <text:p>3</text:p>
          </table:table-cell>
          <table:table-cell table:style-name="ce25" table:formula="of:=VLOOKUP([.C34];[.$F$4:.$H$7];3)" office:value-type="float" office:value="3">
            <text:p>3</text:p>
          </table:table-cell>
          <table:table-cell table:number-columns-repeated="7"/>
        </table:table-row>
        <table:table-row table:style-name="ro2">
          <table:table-cell table:style-name="ce39" office:value-type="string">
            <text:p>K9s</text:p>
          </table:table-cell>
          <table:table-cell table:style-name="ce41" office:value-type="float" office:value="0.769186046511628">
            <text:p>0,77</text:p>
          </table:table-cell>
          <table:table-cell table:style-name="ce43" office:value-type="float" office:value="1">
            <text:p>1</text:p>
          </table:table-cell>
          <table:table-cell table:style-name="ce22" table:formula="of:=VLOOKUP([.C35];[.$F$4:.$H$7];3)" office:value-type="float" office:value="2">
            <text:p>2</text:p>
          </table:table-cell>
          <table:table-cell table:number-columns-repeated="7"/>
        </table:table-row>
        <table:table-row table:style-name="ro2">
          <table:table-cell table:style-name="ce39" office:value-type="string">
            <text:p>KTo</text:p>
          </table:table-cell>
          <table:table-cell table:style-name="ce41" office:value-type="float" office:value="0.756083429895713">
            <text:p>0,76</text:p>
          </table:table-cell>
          <table:table-cell table:style-name="ce43" office:value-type="float" office:value="1">
            <text:p>1</text:p>
          </table:table-cell>
          <table:table-cell table:style-name="ce22" table:formula="of:=VLOOKUP([.C36];[.$F$4:.$H$7];3)" office:value-type="float" office:value="2">
            <text:p>2</text:p>
          </table:table-cell>
          <table:table-cell table:number-columns-repeated="7"/>
        </table:table-row>
        <table:table-row table:style-name="ro2">
          <table:table-cell table:style-name="ce39" office:value-type="string">
            <text:p>Q9s</text:p>
          </table:table-cell>
          <table:table-cell table:style-name="ce41" office:value-type="float" office:value="0.676353276353276">
            <text:p>0,68</text:p>
          </table:table-cell>
          <table:table-cell table:style-name="ce43" office:value-type="float" office:value="1">
            <text:p>1</text:p>
          </table:table-cell>
          <table:table-cell table:style-name="ce22" table:formula="of:=VLOOKUP([.C37];[.$F$4:.$H$7];3)" office:value-type="float" office:value="2">
            <text:p>2</text:p>
          </table:table-cell>
          <table:table-cell table:number-columns-repeated="7"/>
        </table:table-row>
        <table:table-row table:style-name="ro2">
          <table:table-cell table:style-name="ce39" office:value-type="string">
            <text:p>K8s</text:p>
          </table:table-cell>
          <table:table-cell table:style-name="ce41" office:value-type="float" office:value="0.661366313309776">
            <text:p>0,66</text:p>
          </table:table-cell>
          <table:table-cell table:style-name="ce43" office:value-type="float" office:value="1">
            <text:p>1</text:p>
          </table:table-cell>
          <table:table-cell table:style-name="ce22" table:formula="of:=VLOOKUP([.C38];[.$F$4:.$H$7];3)" office:value-type="float" office:value="2">
            <text:p>2</text:p>
          </table:table-cell>
          <table:table-cell table:number-columns-repeated="7"/>
        </table:table-row>
        <table:table-row table:style-name="ro2">
          <table:table-cell table:style-name="ce39" office:value-type="string">
            <text:p>A4s</text:p>
          </table:table-cell>
          <table:table-cell table:style-name="ce41" office:value-type="float" office:value="0.642816581487791">
            <text:p>0,64</text:p>
          </table:table-cell>
          <table:table-cell table:style-name="ce43" office:value-type="float" office:value="1">
            <text:p>1</text:p>
          </table:table-cell>
          <table:table-cell table:style-name="ce22" table:formula="of:=VLOOKUP([.C39];[.$F$4:.$H$7];3)" office:value-type="float" office:value="2">
            <text:p>2</text:p>
          </table:table-cell>
          <table:table-cell table:number-columns-repeated="7"/>
        </table:table-row>
        <table:table-row table:style-name="ro2">
          <table:table-cell table:style-name="ce39" office:value-type="string">
            <text:p>A5o</text:p>
          </table:table-cell>
          <table:table-cell table:style-name="ce41" office:value-type="float" office:value="0.633358807795185">
            <text:p>0,63</text:p>
          </table:table-cell>
          <table:table-cell table:style-name="ce43" office:value-type="float" office:value="1">
            <text:p>1</text:p>
          </table:table-cell>
          <table:table-cell table:style-name="ce22" table:formula="of:=VLOOKUP([.C40];[.$F$4:.$H$7];3)" office:value-type="float" office:value="2">
            <text:p>2</text:p>
          </table:table-cell>
          <table:table-cell table:number-columns-repeated="7"/>
        </table:table-row>
        <table:table-row table:style-name="ro2">
          <table:table-cell table:style-name="ce39" office:value-type="string">
            <text:p>A5s</text:p>
          </table:table-cell>
          <table:table-cell table:style-name="ce41" office:value-type="float" office:value="0.631578947368421">
            <text:p>0,63</text:p>
          </table:table-cell>
          <table:table-cell table:style-name="ce43" office:value-type="float" office:value="1">
            <text:p>1</text:p>
          </table:table-cell>
          <table:table-cell table:style-name="ce22" table:formula="of:=VLOOKUP([.C41];[.$F$4:.$H$7];3)" office:value-type="float" office:value="2">
            <text:p>2</text:p>
          </table:table-cell>
          <table:table-cell table:number-columns-repeated="7"/>
        </table:table-row>
        <table:table-row table:style-name="ro2">
          <table:table-cell table:style-name="ce39" office:value-type="string">
            <text:p>T9s</text:p>
          </table:table-cell>
          <table:table-cell table:style-name="ce41" office:value-type="float" office:value="0.626971179989125">
            <text:p>0,63</text:p>
          </table:table-cell>
          <table:table-cell table:style-name="ce43" office:value-type="float" office:value="1">
            <text:p>1</text:p>
          </table:table-cell>
          <table:table-cell table:style-name="ce22" table:formula="of:=VLOOKUP([.C42];[.$F$4:.$H$7];3)" office:value-type="float" office:value="2">
            <text:p>2</text:p>
          </table:table-cell>
          <table:table-cell table:number-columns-repeated="7"/>
        </table:table-row>
        <table:table-row table:style-name="ro2">
          <table:table-cell table:style-name="ce39" office:value-type="string">
            <text:p>J8s</text:p>
          </table:table-cell>
          <table:table-cell table:style-name="ce41" office:value-type="float" office:value="0.619411764705882">
            <text:p>0,62</text:p>
          </table:table-cell>
          <table:table-cell table:style-name="ce43" office:value-type="float" office:value="1">
            <text:p>1</text:p>
          </table:table-cell>
          <table:table-cell table:style-name="ce22" table:formula="of:=VLOOKUP([.C43];[.$F$4:.$H$7];3)" office:value-type="float" office:value="2">
            <text:p>2</text:p>
          </table:table-cell>
          <table:table-cell table:number-columns-repeated="7"/>
        </table:table-row>
        <table:table-row table:style-name="ro2">
          <table:table-cell table:style-name="ce39" office:value-type="string">
            <text:p>A8o</text:p>
          </table:table-cell>
          <table:table-cell table:style-name="ce41" office:value-type="float" office:value="0.605182926829268">
            <text:p>0,61</text:p>
          </table:table-cell>
          <table:table-cell table:style-name="ce43" office:value-type="float" office:value="1">
            <text:p>1</text:p>
          </table:table-cell>
          <table:table-cell table:style-name="ce22" table:formula="of:=VLOOKUP([.C44];[.$F$4:.$H$7];3)" office:value-type="float" office:value="2">
            <text:p>2</text:p>
          </table:table-cell>
          <table:table-cell table:number-columns-repeated="7"/>
        </table:table-row>
        <table:table-row table:style-name="ro2">
          <table:table-cell table:style-name="ce39" office:value-type="string">
            <text:p>A7o</text:p>
          </table:table-cell>
          <table:table-cell table:style-name="ce41" office:value-type="float" office:value="0.59155990957046">
            <text:p>0,59</text:p>
          </table:table-cell>
          <table:table-cell table:style-name="ce43" office:value-type="float" office:value="1">
            <text:p>1</text:p>
          </table:table-cell>
          <table:table-cell table:style-name="ce22" table:formula="of:=VLOOKUP([.C45];[.$F$4:.$H$7];3)" office:value-type="float" office:value="2">
            <text:p>2</text:p>
          </table:table-cell>
          <table:table-cell table:number-columns-repeated="7"/>
        </table:table-row>
        <table:table-row table:style-name="ro2">
          <table:table-cell table:style-name="ce39" office:value-type="string">
            <text:p>A6s</text:p>
          </table:table-cell>
          <table:table-cell table:style-name="ce41" office:value-type="float" office:value="0.584650112866817">
            <text:p>0,58</text:p>
          </table:table-cell>
          <table:table-cell table:style-name="ce43" office:value-type="float" office:value="1">
            <text:p>1</text:p>
          </table:table-cell>
          <table:table-cell table:style-name="ce22" table:formula="of:=VLOOKUP([.C46];[.$F$4:.$H$7];3)" office:value-type="float" office:value="2">
            <text:p>2</text:p>
          </table:table-cell>
          <table:table-cell table:number-columns-repeated="7"/>
        </table:table-row>
        <table:table-row table:style-name="ro2">
          <table:table-cell table:style-name="ce39" office:value-type="string">
            <text:p>JTo</text:p>
          </table:table-cell>
          <table:table-cell table:style-name="ce41" office:value-type="float" office:value="0.563778580024067">
            <text:p>0,56</text:p>
          </table:table-cell>
          <table:table-cell table:style-name="ce43" office:value-type="float" office:value="1">
            <text:p>1</text:p>
          </table:table-cell>
          <table:table-cell table:style-name="ce22" table:formula="of:=VLOOKUP([.C47];[.$F$4:.$H$7];3)" office:value-type="float" office:value="2">
            <text:p>2</text:p>
          </table:table-cell>
          <table:table-cell table:number-columns-repeated="7"/>
        </table:table-row>
        <table:table-row table:style-name="ro2">
          <table:table-cell table:style-name="ce39" office:value-type="string">
            <text:p>K4s</text:p>
          </table:table-cell>
          <table:table-cell table:style-name="ce41" office:value-type="float" office:value="0.54419410745234">
            <text:p>0,54</text:p>
          </table:table-cell>
          <table:table-cell table:style-name="ce43" office:value-type="float" office:value="1">
            <text:p>1</text:p>
          </table:table-cell>
          <table:table-cell table:style-name="ce22" table:formula="of:=VLOOKUP([.C48];[.$F$4:.$H$7];3)" office:value-type="float" office:value="2">
            <text:p>2</text:p>
          </table:table-cell>
          <table:table-cell table:number-columns-repeated="7"/>
        </table:table-row>
        <table:table-row table:style-name="ro2">
          <table:table-cell table:style-name="ce39" office:value-type="string">
            <text:p>K9o</text:p>
          </table:table-cell>
          <table:table-cell table:style-name="ce41" office:value-type="float" office:value="0.543054187192118">
            <text:p>0,54</text:p>
          </table:table-cell>
          <table:table-cell table:style-name="ce43" office:value-type="float" office:value="1">
            <text:p>1</text:p>
          </table:table-cell>
          <table:table-cell table:style-name="ce22" table:formula="of:=VLOOKUP([.C49];[.$F$4:.$H$7];3)" office:value-type="float" office:value="2">
            <text:p>2</text:p>
          </table:table-cell>
          <table:table-cell table:number-columns-repeated="7"/>
        </table:table-row>
        <table:table-row table:style-name="ro2">
          <table:table-cell table:style-name="ce39" office:value-type="string">
            <text:p>Q9o</text:p>
          </table:table-cell>
          <table:table-cell table:style-name="ce41" office:value-type="float" office:value="0.535802940614856">
            <text:p>0,54</text:p>
          </table:table-cell>
          <table:table-cell table:style-name="ce43" office:value-type="float" office:value="1">
            <text:p>1</text:p>
          </table:table-cell>
          <table:table-cell table:style-name="ce22" table:formula="of:=VLOOKUP([.C50];[.$F$4:.$H$7];3)" office:value-type="float" office:value="2">
            <text:p>2</text:p>
          </table:table-cell>
          <table:table-cell table:number-columns-repeated="7"/>
        </table:table-row>
        <table:table-row table:style-name="ro2">
          <table:table-cell table:style-name="ce39" office:value-type="string">
            <text:p>T8s</text:p>
          </table:table-cell>
          <table:table-cell table:style-name="ce41" office:value-type="float" office:value="0.528868360277136">
            <text:p>0,53</text:p>
          </table:table-cell>
          <table:table-cell table:style-name="ce43" office:value-type="float" office:value="1">
            <text:p>1</text:p>
          </table:table-cell>
          <table:table-cell table:style-name="ce22" table:formula="of:=VLOOKUP([.C51];[.$F$4:.$H$7];3)" office:value-type="float" office:value="2">
            <text:p>2</text:p>
          </table:table-cell>
          <table:table-cell table:number-columns-repeated="7"/>
        </table:table-row>
        <table:table-row table:style-name="ro2">
          <table:table-cell table:style-name="ce39" office:value-type="string">
            <text:p>QJo</text:p>
          </table:table-cell>
          <table:table-cell table:style-name="ce41" office:value-type="float" office:value="0.519968676585748">
            <text:p>0,52</text:p>
          </table:table-cell>
          <table:table-cell table:style-name="ce43" office:value-type="float" office:value="1">
            <text:p>1</text:p>
          </table:table-cell>
          <table:table-cell table:style-name="ce22" table:formula="of:=VLOOKUP([.C52];[.$F$4:.$H$7];3)" office:value-type="float" office:value="2">
            <text:p>2</text:p>
          </table:table-cell>
          <table:table-cell table:number-columns-repeated="7"/>
        </table:table-row>
        <table:table-row table:style-name="ro2">
          <table:table-cell table:style-name="ce39" office:value-type="string">
            <text:p>A4o</text:p>
          </table:table-cell>
          <table:table-cell table:style-name="ce41" office:value-type="float" office:value="0.505932697918693">
            <text:p>0,51</text:p>
          </table:table-cell>
          <table:table-cell table:style-name="ce43" office:value-type="float" office:value="1">
            <text:p>1</text:p>
          </table:table-cell>
          <table:table-cell table:style-name="ce22" table:formula="of:=VLOOKUP([.C53];[.$F$4:.$H$7];3)" office:value-type="float" office:value="2">
            <text:p>2</text:p>
          </table:table-cell>
          <table:table-cell table:number-columns-repeated="7"/>
        </table:table-row>
        <table:table-row table:style-name="ro2">
          <table:table-cell table:style-name="ce39" office:value-type="string">
            <text:p>A6o</text:p>
          </table:table-cell>
          <table:table-cell table:style-name="ce41" office:value-type="float" office:value="0.484534101825168">
            <text:p>0,48</text:p>
          </table:table-cell>
          <table:table-cell table:style-name="ce43" office:value-type="float" office:value="1">
            <text:p>1</text:p>
          </table:table-cell>
          <table:table-cell table:style-name="ce22" table:formula="of:=VLOOKUP([.C54];[.$F$4:.$H$7];3)" office:value-type="float" office:value="2">
            <text:p>2</text:p>
          </table:table-cell>
          <table:table-cell table:number-columns-repeated="7"/>
        </table:table-row>
        <table:table-row table:style-name="ro2">
          <table:table-cell table:style-name="ce39" office:value-type="string">
            <text:p>Q7s</text:p>
          </table:table-cell>
          <table:table-cell table:style-name="ce41" office:value-type="float" office:value="0.461538461538462">
            <text:p>0,46</text:p>
          </table:table-cell>
          <table:table-cell table:style-name="ce43" office:value-type="float" office:value="1">
            <text:p>1</text:p>
          </table:table-cell>
          <table:table-cell table:style-name="ce22" table:formula="of:=VLOOKUP([.C55];[.$F$4:.$H$7];3)" office:value-type="float" office:value="2">
            <text:p>2</text:p>
          </table:table-cell>
          <table:table-cell table:number-columns-repeated="7"/>
        </table:table-row>
        <table:table-row table:style-name="ro2">
          <table:table-cell table:style-name="ce39" office:value-type="string">
            <text:p>K5s</text:p>
          </table:table-cell>
          <table:table-cell table:style-name="ce41" office:value-type="float" office:value="0.441227562246671">
            <text:p>0,44</text:p>
          </table:table-cell>
          <table:table-cell table:style-name="ce43" office:value-type="float" office:value="1">
            <text:p>1</text:p>
          </table:table-cell>
          <table:table-cell table:style-name="ce22" table:formula="of:=VLOOKUP([.C56];[.$F$4:.$H$7];3)" office:value-type="float" office:value="2">
            <text:p>2</text:p>
          </table:table-cell>
          <table:table-cell table:number-columns-repeated="7"/>
        </table:table-row>
        <table:table-row table:style-name="ro2">
          <table:table-cell table:style-name="ce39" office:value-type="string">
            <text:p>Q8s</text:p>
          </table:table-cell>
          <table:table-cell table:style-name="ce41" office:value-type="float" office:value="0.435682326621924">
            <text:p>0,44</text:p>
          </table:table-cell>
          <table:table-cell table:style-name="ce43" office:value-type="float" office:value="1">
            <text:p>1</text:p>
          </table:table-cell>
          <table:table-cell table:style-name="ce22" table:formula="of:=VLOOKUP([.C57];[.$F$4:.$H$7];3)" office:value-type="float" office:value="2">
            <text:p>2</text:p>
          </table:table-cell>
          <table:table-cell table:number-columns-repeated="7"/>
        </table:table-row>
        <table:table-row table:style-name="ro2">
          <table:table-cell table:style-name="ce39" office:value-type="string">
            <text:p>QTo</text:p>
          </table:table-cell>
          <table:table-cell table:style-name="ce41" office:value-type="float" office:value="0.431700288184438">
            <text:p>0,43</text:p>
          </table:table-cell>
          <table:table-cell table:style-name="ce43" office:value-type="float" office:value="1">
            <text:p>1</text:p>
          </table:table-cell>
          <table:table-cell table:style-name="ce22" table:formula="of:=VLOOKUP([.C58];[.$F$4:.$H$7];3)" office:value-type="float" office:value="2">
            <text:p>2</text:p>
          </table:table-cell>
          <table:table-cell table:number-columns-repeated="7"/>
        </table:table-row>
        <table:table-row table:style-name="ro2">
          <table:table-cell table:style-name="ce39" office:value-type="string">
            <text:p>98s</text:p>
          </table:table-cell>
          <table:table-cell table:style-name="ce41" office:value-type="float" office:value="0.425707547169811">
            <text:p>0,43</text:p>
          </table:table-cell>
          <table:table-cell table:style-name="ce43" office:value-type="float" office:value="1">
            <text:p>1</text:p>
          </table:table-cell>
          <table:table-cell table:style-name="ce22" table:formula="of:=VLOOKUP([.C59];[.$F$4:.$H$7];3)" office:value-type="float" office:value="2">
            <text:p>2</text:p>
          </table:table-cell>
          <table:table-cell table:number-columns-repeated="7"/>
        </table:table-row>
        <table:table-row table:style-name="ro2">
          <table:table-cell table:style-name="ce39" office:value-type="string">
            <text:p>K7s</text:p>
          </table:table-cell>
          <table:table-cell table:style-name="ce41" office:value-type="float" office:value="0.411290322580645">
            <text:p>0,41</text:p>
          </table:table-cell>
          <table:table-cell table:style-name="ce43" office:value-type="float" office:value="1">
            <text:p>1</text:p>
          </table:table-cell>
          <table:table-cell table:style-name="ce22" table:formula="of:=VLOOKUP([.C60];[.$F$4:.$H$7];3)" office:value-type="float" office:value="2">
            <text:p>2</text:p>
          </table:table-cell>
          <table:table-cell table:number-columns-repeated="7"/>
        </table:table-row>
        <table:table-row table:style-name="ro2">
          <table:table-cell table:style-name="ce39" office:value-type="string">
            <text:p>A2s</text:p>
          </table:table-cell>
          <table:table-cell table:style-name="ce41" office:value-type="float" office:value="0.40793368857312">
            <text:p>0,41</text:p>
          </table:table-cell>
          <table:table-cell table:style-name="ce43" office:value-type="float" office:value="1">
            <text:p>1</text:p>
          </table:table-cell>
          <table:table-cell table:style-name="ce22" table:formula="of:=VLOOKUP([.C61];[.$F$4:.$H$7];3)" office:value-type="float" office:value="2">
            <text:p>2</text:p>
          </table:table-cell>
          <table:table-cell table:number-columns-repeated="7"/>
        </table:table-row>
        <table:table-row table:style-name="ro2">
          <table:table-cell table:style-name="ce39" office:value-type="string">
            <text:p>J9o</text:p>
          </table:table-cell>
          <table:table-cell table:style-name="ce41" office:value-type="float" office:value="0.398707715697453">
            <text:p>0,40</text:p>
          </table:table-cell>
          <table:table-cell table:style-name="ce43" office:value-type="float" office:value="1">
            <text:p>1</text:p>
          </table:table-cell>
          <table:table-cell table:style-name="ce22" table:formula="of:=VLOOKUP([.C62];[.$F$4:.$H$7];3)" office:value-type="float" office:value="2">
            <text:p>2</text:p>
          </table:table-cell>
          <table:table-cell table:number-columns-repeated="7"/>
        </table:table-row>
        <table:table-row table:style-name="ro2">
          <table:table-cell table:style-name="ce39" office:value-type="string">
            <text:p>K7o</text:p>
          </table:table-cell>
          <table:table-cell table:style-name="ce41" office:value-type="float" office:value="0.394305772230889">
            <text:p>0,39</text:p>
          </table:table-cell>
          <table:table-cell table:style-name="ce43" office:value-type="float" office:value="1">
            <text:p>1</text:p>
          </table:table-cell>
          <table:table-cell table:style-name="ce22" table:formula="of:=VLOOKUP([.C63];[.$F$4:.$H$7];3)" office:value-type="float" office:value="2">
            <text:p>2</text:p>
          </table:table-cell>
          <table:table-cell table:number-columns-repeated="7"/>
        </table:table-row>
        <table:table-row table:style-name="ro2">
          <table:table-cell table:style-name="ce39" office:value-type="string">
            <text:p>T9o</text:p>
          </table:table-cell>
          <table:table-cell table:style-name="ce41" office:value-type="float" office:value="0.390366088631985">
            <text:p>0,39</text:p>
          </table:table-cell>
          <table:table-cell table:style-name="ce43" office:value-type="float" office:value="1">
            <text:p>1</text:p>
          </table:table-cell>
          <table:table-cell table:style-name="ce22" table:formula="of:=VLOOKUP([.C64];[.$F$4:.$H$7];3)" office:value-type="float" office:value="2">
            <text:p>2</text:p>
          </table:table-cell>
          <table:table-cell table:number-columns-repeated="7"/>
        </table:table-row>
        <table:table-row table:style-name="ro2">
          <table:table-cell table:style-name="ce39" office:value-type="string">
            <text:p>Q7o</text:p>
          </table:table-cell>
          <table:table-cell table:style-name="ce41" office:value-type="float" office:value="0.368359375">
            <text:p>0,37</text:p>
          </table:table-cell>
          <table:table-cell table:style-name="ce43" office:value-type="float" office:value="1">
            <text:p>1</text:p>
          </table:table-cell>
          <table:table-cell table:style-name="ce22" table:formula="of:=VLOOKUP([.C65];[.$F$4:.$H$7];3)" office:value-type="float" office:value="2">
            <text:p>2</text:p>
          </table:table-cell>
          <table:table-cell table:number-columns-repeated="7"/>
        </table:table-row>
        <table:table-row table:style-name="ro2">
          <table:table-cell table:style-name="ce39" office:value-type="string">
            <text:p>87s</text:p>
          </table:table-cell>
          <table:table-cell table:style-name="ce41" office:value-type="float" office:value="0.365079365079365">
            <text:p>0,37</text:p>
          </table:table-cell>
          <table:table-cell table:style-name="ce43" office:value-type="float" office:value="1">
            <text:p>1</text:p>
          </table:table-cell>
          <table:table-cell table:style-name="ce22" table:formula="of:=VLOOKUP([.C66];[.$F$4:.$H$7];3)" office:value-type="float" office:value="2">
            <text:p>2</text:p>
          </table:table-cell>
          <table:table-cell table:number-columns-repeated="7"/>
        </table:table-row>
        <table:table-row table:style-name="ro2">
          <table:table-cell table:style-name="ce39" office:value-type="string">
            <text:p>T5s</text:p>
          </table:table-cell>
          <table:table-cell table:style-name="ce41" office:value-type="float" office:value="0.357504215851602">
            <text:p>0,36</text:p>
          </table:table-cell>
          <table:table-cell table:style-name="ce43" office:value-type="float" office:value="1">
            <text:p>1</text:p>
          </table:table-cell>
          <table:table-cell table:style-name="ce22" table:formula="of:=VLOOKUP([.C67];[.$F$4:.$H$7];3)" office:value-type="float" office:value="2">
            <text:p>2</text:p>
          </table:table-cell>
          <table:table-cell table:number-columns-repeated="7"/>
        </table:table-row>
        <table:table-row table:style-name="ro2">
          <table:table-cell table:style-name="ce39" office:value-type="string">
            <text:p>J9s</text:p>
          </table:table-cell>
          <table:table-cell table:style-name="ce41" office:value-type="float" office:value="0.319723979298447">
            <text:p>0,32</text:p>
          </table:table-cell>
          <table:table-cell table:style-name="ce43" office:value-type="float" office:value="1">
            <text:p>1</text:p>
          </table:table-cell>
          <table:table-cell table:style-name="ce22" table:formula="of:=VLOOKUP([.C68];[.$F$4:.$H$7];3)" office:value-type="float" office:value="2">
            <text:p>2</text:p>
          </table:table-cell>
          <table:table-cell table:number-columns-repeated="7"/>
        </table:table-row>
        <table:table-row table:style-name="ro2">
          <table:table-cell table:style-name="ce39" office:value-type="float" office:value="44">
            <text:p>44</text:p>
          </table:table-cell>
          <table:table-cell table:style-name="ce41" office:value-type="float" office:value="0.289838337182448">
            <text:p>0,29</text:p>
          </table:table-cell>
          <table:table-cell table:style-name="ce43" office:value-type="float" office:value="1">
            <text:p>1</text:p>
          </table:table-cell>
          <table:table-cell table:style-name="ce22" table:formula="of:=VLOOKUP([.C69];[.$F$4:.$H$7];3)" office:value-type="float" office:value="2">
            <text:p>2</text:p>
          </table:table-cell>
          <table:table-cell table:number-columns-repeated="7"/>
        </table:table-row>
        <table:table-row table:style-name="ro2">
          <table:table-cell table:style-name="ce39" office:value-type="string">
            <text:p>Q4s</text:p>
          </table:table-cell>
          <table:table-cell table:style-name="ce41" office:value-type="float" office:value="0.280618311533888">
            <text:p>0,28</text:p>
          </table:table-cell>
          <table:table-cell table:style-name="ce43" office:value-type="float" office:value="1">
            <text:p>1</text:p>
          </table:table-cell>
          <table:table-cell table:style-name="ce22" table:formula="of:=VLOOKUP([.C70];[.$F$4:.$H$7];3)" office:value-type="float" office:value="2">
            <text:p>2</text:p>
          </table:table-cell>
          <table:table-cell table:number-columns-repeated="7"/>
        </table:table-row>
        <table:table-row table:style-name="ro2">
          <table:table-cell table:style-name="ce39" office:value-type="string">
            <text:p>76s</text:p>
          </table:table-cell>
          <table:table-cell table:style-name="ce41" office:value-type="float" office:value="0.275563258232236">
            <text:p>0,28</text:p>
          </table:table-cell>
          <table:table-cell table:style-name="ce43" office:value-type="float" office:value="1">
            <text:p>1</text:p>
          </table:table-cell>
          <table:table-cell table:style-name="ce22" table:formula="of:=VLOOKUP([.C71];[.$F$4:.$H$7];3)" office:value-type="float" office:value="2">
            <text:p>2</text:p>
          </table:table-cell>
          <table:table-cell table:number-columns-repeated="7"/>
        </table:table-row>
        <table:table-row table:style-name="ro2">
          <table:table-cell table:style-name="ce39" office:value-type="string">
            <text:p>A2o</text:p>
          </table:table-cell>
          <table:table-cell table:style-name="ce41" office:value-type="float" office:value="0.274334600760456">
            <text:p>0,27</text:p>
          </table:table-cell>
          <table:table-cell table:style-name="ce43" office:value-type="float" office:value="1">
            <text:p>1</text:p>
          </table:table-cell>
          <table:table-cell table:style-name="ce22" table:formula="of:=VLOOKUP([.C72];[.$F$4:.$H$7];3)" office:value-type="float" office:value="2">
            <text:p>2</text:p>
          </table:table-cell>
          <table:table-cell table:number-columns-repeated="7"/>
        </table:table-row>
        <table:table-row table:style-name="ro2">
          <table:table-cell table:style-name="ce39" office:value-type="string">
            <text:p>Q5s</text:p>
          </table:table-cell>
          <table:table-cell table:style-name="ce41" office:value-type="float" office:value="0.273192942515652">
            <text:p>0,27</text:p>
          </table:table-cell>
          <table:table-cell table:style-name="ce43" office:value-type="float" office:value="1">
            <text:p>1</text:p>
          </table:table-cell>
          <table:table-cell table:style-name="ce22" table:formula="of:=VLOOKUP([.C73];[.$F$4:.$H$7];3)" office:value-type="float" office:value="2">
            <text:p>2</text:p>
          </table:table-cell>
          <table:table-cell table:number-columns-repeated="7"/>
        </table:table-row>
        <table:table-row table:style-name="ro2">
          <table:table-cell table:style-name="ce39" office:value-type="string">
            <text:p>A3o</text:p>
          </table:table-cell>
          <table:table-cell table:style-name="ce41" office:value-type="float" office:value="0.271329746348962">
            <text:p>0,27</text:p>
          </table:table-cell>
          <table:table-cell table:style-name="ce43" office:value-type="float" office:value="1">
            <text:p>1</text:p>
          </table:table-cell>
          <table:table-cell table:style-name="ce22" table:formula="of:=VLOOKUP([.C74];[.$F$4:.$H$7];3)" office:value-type="float" office:value="2">
            <text:p>2</text:p>
          </table:table-cell>
          <table:table-cell table:number-columns-repeated="7"/>
        </table:table-row>
        <table:table-row table:style-name="ro2">
          <table:table-cell table:style-name="ce39" office:value-type="string">
            <text:p>K6s</text:p>
          </table:table-cell>
          <table:table-cell table:style-name="ce41" office:value-type="float" office:value="0.264458169567659">
            <text:p>0,26</text:p>
          </table:table-cell>
          <table:table-cell table:style-name="ce43" office:value-type="float" office:value="1">
            <text:p>1</text:p>
          </table:table-cell>
          <table:table-cell table:style-name="ce22" table:formula="of:=VLOOKUP([.C75];[.$F$4:.$H$7];3)" office:value-type="float" office:value="2">
            <text:p>2</text:p>
          </table:table-cell>
          <table:table-cell table:number-columns-repeated="7"/>
        </table:table-row>
        <table:table-row table:style-name="ro2">
          <table:table-cell table:style-name="ce39" office:value-type="string">
            <text:p>97s</text:p>
          </table:table-cell>
          <table:table-cell table:style-name="ce41" office:value-type="float" office:value="0.257725947521866">
            <text:p>0,26</text:p>
          </table:table-cell>
          <table:table-cell table:style-name="ce43" office:value-type="float" office:value="1">
            <text:p>1</text:p>
          </table:table-cell>
          <table:table-cell table:style-name="ce22" table:formula="of:=VLOOKUP([.C76];[.$F$4:.$H$7];3)" office:value-type="float" office:value="2">
            <text:p>2</text:p>
          </table:table-cell>
          <table:table-cell table:number-columns-repeated="7"/>
        </table:table-row>
        <table:table-row table:style-name="ro2">
          <table:table-cell table:style-name="ce39" office:value-type="string">
            <text:p>K8o</text:p>
          </table:table-cell>
          <table:table-cell table:style-name="ce41" office:value-type="float" office:value="0.253548895899054">
            <text:p>0,25</text:p>
          </table:table-cell>
          <table:table-cell table:style-name="ce43" office:value-type="float" office:value="1">
            <text:p>1</text:p>
          </table:table-cell>
          <table:table-cell table:style-name="ce22" table:formula="of:=VLOOKUP([.C77];[.$F$4:.$H$7];3)" office:value-type="float" office:value="2">
            <text:p>2</text:p>
          </table:table-cell>
          <table:table-cell table:number-columns-repeated="7"/>
        </table:table-row>
        <table:table-row table:style-name="ro2">
          <table:table-cell office:value-type="string">
            <text:p>J6s</text:p>
          </table:table-cell>
          <table:table-cell table:style-name="ce16" office:value-type="float" office:value="0.198118428334256">
            <text:p>0,20</text:p>
          </table:table-cell>
          <table:table-cell table:style-name="ce44" office:value-type="float" office:value="0">
            <text:p>0</text:p>
          </table:table-cell>
          <table:table-cell table:style-name="ce25" table:formula="of:=VLOOKUP([.C78];[.$F$4:.$H$7];3)" office:value-type="float" office:value="1">
            <text:p>1</text:p>
          </table:table-cell>
          <table:table-cell table:number-columns-repeated="7"/>
        </table:table-row>
        <table:table-row table:style-name="ro2">
          <table:table-cell office:value-type="string">
            <text:p>75s</text:p>
          </table:table-cell>
          <table:table-cell table:style-name="ce16" office:value-type="float" office:value="0.197014925373134">
            <text:p>0,20</text:p>
          </table:table-cell>
          <table:table-cell table:style-name="ce44" office:value-type="float" office:value="0">
            <text:p>0</text:p>
          </table:table-cell>
          <table:table-cell table:style-name="ce25" table:formula="of:=VLOOKUP([.C79];[.$F$4:.$H$7];3)" office:value-type="float" office:value="1">
            <text:p>1</text:p>
          </table:table-cell>
          <table:table-cell table:number-columns-repeated="7"/>
        </table:table-row>
        <table:table-row table:style-name="ro2">
          <table:table-cell office:value-type="string">
            <text:p>K6o</text:p>
          </table:table-cell>
          <table:table-cell table:style-name="ce16" office:value-type="float" office:value="0.193579578418101">
            <text:p>0,19</text:p>
          </table:table-cell>
          <table:table-cell table:style-name="ce44" office:value-type="float" office:value="0">
            <text:p>0</text:p>
          </table:table-cell>
          <table:table-cell table:style-name="ce25" table:formula="of:=VLOOKUP([.C80];[.$F$4:.$H$7];3)" office:value-type="float" office:value="1">
            <text:p>1</text:p>
          </table:table-cell>
          <table:table-cell table:number-columns-repeated="7"/>
        </table:table-row>
        <table:table-row table:style-name="ro2">
          <table:table-cell office:value-type="float" office:value="33">
            <text:p>33</text:p>
          </table:table-cell>
          <table:table-cell table:style-name="ce16" office:value-type="float" office:value="0.179024202842874">
            <text:p>0,18</text:p>
          </table:table-cell>
          <table:table-cell table:style-name="ce44" office:value-type="float" office:value="0">
            <text:p>0</text:p>
          </table:table-cell>
          <table:table-cell table:style-name="ce25" table:formula="of:=VLOOKUP([.C81];[.$F$4:.$H$7];3)" office:value-type="float" office:value="1">
            <text:p>1</text:p>
          </table:table-cell>
          <table:table-cell table:number-columns-repeated="7"/>
        </table:table-row>
        <table:table-row table:style-name="ro2">
          <table:table-cell office:value-type="string">
            <text:p>65s</text:p>
          </table:table-cell>
          <table:table-cell table:style-name="ce16" office:value-type="float" office:value="0.17545871559633">
            <text:p>0,18</text:p>
          </table:table-cell>
          <table:table-cell table:style-name="ce44" office:value-type="float" office:value="0">
            <text:p>0</text:p>
          </table:table-cell>
          <table:table-cell table:style-name="ce25" table:formula="of:=VLOOKUP([.C82];[.$F$4:.$H$7];3)" office:value-type="float" office:value="1">
            <text:p>1</text:p>
          </table:table-cell>
          <table:table-cell table:number-columns-repeated="7"/>
        </table:table-row>
        <table:table-row table:style-name="ro2">
          <table:table-cell office:value-type="string">
            <text:p>J7s</text:p>
          </table:table-cell>
          <table:table-cell table:style-name="ce16" office:value-type="float" office:value="0.173740803621958">
            <text:p>0,17</text:p>
          </table:table-cell>
          <table:table-cell table:style-name="ce44" office:value-type="float" office:value="0">
            <text:p>0</text:p>
          </table:table-cell>
          <table:table-cell table:style-name="ce25" table:formula="of:=VLOOKUP([.C83];[.$F$4:.$H$7];3)" office:value-type="float" office:value="1">
            <text:p>1</text:p>
          </table:table-cell>
          <table:table-cell table:number-columns-repeated="7"/>
        </table:table-row>
        <table:table-row table:style-name="ro2">
          <table:table-cell office:value-type="string">
            <text:p>Q8o</text:p>
          </table:table-cell>
          <table:table-cell table:style-name="ce16" office:value-type="float" office:value="0.166731141199226">
            <text:p>0,17</text:p>
          </table:table-cell>
          <table:table-cell table:style-name="ce44" office:value-type="float" office:value="0">
            <text:p>0</text:p>
          </table:table-cell>
          <table:table-cell table:style-name="ce25" table:formula="of:=VLOOKUP([.C84];[.$F$4:.$H$7];3)" office:value-type="float" office:value="1">
            <text:p>1</text:p>
          </table:table-cell>
          <table:table-cell table:number-columns-repeated="7"/>
        </table:table-row>
        <table:table-row table:style-name="ro2">
          <table:table-cell office:value-type="string">
            <text:p>Q3s</text:p>
          </table:table-cell>
          <table:table-cell table:style-name="ce16" office:value-type="float" office:value="0.162112932604736">
            <text:p>0,16</text:p>
          </table:table-cell>
          <table:table-cell table:style-name="ce44" office:value-type="float" office:value="0">
            <text:p>0</text:p>
          </table:table-cell>
          <table:table-cell table:style-name="ce25" table:formula="of:=VLOOKUP([.C85];[.$F$4:.$H$7];3)" office:value-type="float" office:value="1">
            <text:p>1</text:p>
          </table:table-cell>
          <table:table-cell table:number-columns-repeated="7"/>
        </table:table-row>
        <table:table-row table:style-name="ro2">
          <table:table-cell office:value-type="string">
            <text:p>98o</text:p>
          </table:table-cell>
          <table:table-cell table:style-name="ce16" office:value-type="float" office:value="0.159704682339227">
            <text:p>0,16</text:p>
          </table:table-cell>
          <table:table-cell table:style-name="ce44" office:value-type="float" office:value="0">
            <text:p>0</text:p>
          </table:table-cell>
          <table:table-cell table:style-name="ce25" table:formula="of:=VLOOKUP([.C86];[.$F$4:.$H$7];3)" office:value-type="float" office:value="1">
            <text:p>1</text:p>
          </table:table-cell>
          <table:table-cell table:number-columns-repeated="7"/>
        </table:table-row>
        <table:table-row table:style-name="ro2">
          <table:table-cell office:value-type="string">
            <text:p>K4o</text:p>
          </table:table-cell>
          <table:table-cell table:style-name="ce16" office:value-type="float" office:value="0.155551309000573">
            <text:p>0,16</text:p>
          </table:table-cell>
          <table:table-cell table:style-name="ce44" office:value-type="float" office:value="0">
            <text:p>0</text:p>
          </table:table-cell>
          <table:table-cell table:style-name="ce25" table:formula="of:=VLOOKUP([.C87];[.$F$4:.$H$7];3)" office:value-type="float" office:value="1">
            <text:p>1</text:p>
          </table:table-cell>
          <table:table-cell table:number-columns-repeated="7"/>
        </table:table-row>
        <table:table-row table:style-name="ro2">
          <table:table-cell office:value-type="string">
            <text:p>J7o</text:p>
          </table:table-cell>
          <table:table-cell table:style-name="ce16" office:value-type="float" office:value="0.114103060829136">
            <text:p>0,11</text:p>
          </table:table-cell>
          <table:table-cell table:style-name="ce44" office:value-type="float" office:value="0">
            <text:p>0</text:p>
          </table:table-cell>
          <table:table-cell table:style-name="ce25" table:formula="of:=VLOOKUP([.C88];[.$F$4:.$H$7];3)" office:value-type="float" office:value="1">
            <text:p>1</text:p>
          </table:table-cell>
          <table:table-cell table:number-columns-repeated="7"/>
        </table:table-row>
        <table:table-row table:style-name="ro2">
          <table:table-cell office:value-type="string">
            <text:p>T7s</text:p>
          </table:table-cell>
          <table:table-cell table:style-name="ce16" office:value-type="float" office:value="0.113835376532399">
            <text:p>0,11</text:p>
          </table:table-cell>
          <table:table-cell table:style-name="ce44" office:value-type="float" office:value="0">
            <text:p>0</text:p>
          </table:table-cell>
          <table:table-cell table:style-name="ce25" table:formula="of:=VLOOKUP([.C89];[.$F$4:.$H$7];3)" office:value-type="float" office:value="1">
            <text:p>1</text:p>
          </table:table-cell>
          <table:table-cell table:number-columns-repeated="7"/>
        </table:table-row>
        <table:table-row table:style-name="ro2">
          <table:table-cell office:value-type="string">
            <text:p>J2s</text:p>
          </table:table-cell>
          <table:table-cell table:style-name="ce16" office:value-type="float" office:value="0.112857944974733">
            <text:p>0,11</text:p>
          </table:table-cell>
          <table:table-cell table:style-name="ce44" office:value-type="float" office:value="0">
            <text:p>0</text:p>
          </table:table-cell>
          <table:table-cell table:style-name="ce25" table:formula="of:=VLOOKUP([.C90];[.$F$4:.$H$7];3)" office:value-type="float" office:value="1">
            <text:p>1</text:p>
          </table:table-cell>
          <table:table-cell table:number-columns-repeated="7"/>
        </table:table-row>
        <table:table-row table:style-name="ro2">
          <table:table-cell office:value-type="string">
            <text:p>J5s</text:p>
          </table:table-cell>
          <table:table-cell table:style-name="ce16" office:value-type="float" office:value="0.109283196239718">
            <text:p>0,11</text:p>
          </table:table-cell>
          <table:table-cell table:style-name="ce44" office:value-type="float" office:value="0">
            <text:p>0</text:p>
          </table:table-cell>
          <table:table-cell table:style-name="ce25" table:formula="of:=VLOOKUP([.C91];[.$F$4:.$H$7];3)" office:value-type="float" office:value="1">
            <text:p>1</text:p>
          </table:table-cell>
          <table:table-cell table:number-columns-repeated="7"/>
        </table:table-row>
        <table:table-row table:style-name="ro2">
          <table:table-cell office:value-type="string">
            <text:p>K3s</text:p>
          </table:table-cell>
          <table:table-cell table:style-name="ce16" office:value-type="float" office:value="0.0901262916188289">
            <text:p>0,09</text:p>
          </table:table-cell>
          <table:table-cell table:style-name="ce44" office:value-type="float" office:value="0">
            <text:p>0</text:p>
          </table:table-cell>
          <table:table-cell table:style-name="ce25" table:formula="of:=VLOOKUP([.C92];[.$F$4:.$H$7];3)" office:value-type="float" office:value="1">
            <text:p>1</text:p>
          </table:table-cell>
          <table:table-cell table:number-columns-repeated="7"/>
        </table:table-row>
        <table:table-row table:style-name="ro2">
          <table:table-cell office:value-type="string">
            <text:p>T6s</text:p>
          </table:table-cell>
          <table:table-cell table:style-name="ce16" office:value-type="float" office:value="0.0807560137457045">
            <text:p>0,08</text:p>
          </table:table-cell>
          <table:table-cell table:style-name="ce44" office:value-type="float" office:value="0">
            <text:p>0</text:p>
          </table:table-cell>
          <table:table-cell table:style-name="ce25" table:formula="of:=VLOOKUP([.C93];[.$F$4:.$H$7];3)" office:value-type="float" office:value="1">
            <text:p>1</text:p>
          </table:table-cell>
          <table:table-cell table:number-columns-repeated="7"/>
        </table:table-row>
        <table:table-row table:style-name="ro2">
          <table:table-cell office:value-type="string">
            <text:p>J8o</text:p>
          </table:table-cell>
          <table:table-cell table:style-name="ce16" office:value-type="float" office:value="0.0790917691579943">
            <text:p>0,08</text:p>
          </table:table-cell>
          <table:table-cell table:style-name="ce44" office:value-type="float" office:value="0">
            <text:p>0</text:p>
          </table:table-cell>
          <table:table-cell table:style-name="ce25" table:formula="of:=VLOOKUP([.C94];[.$F$4:.$H$7];3)" office:value-type="float" office:value="1">
            <text:p>1</text:p>
          </table:table-cell>
          <table:table-cell table:number-columns-repeated="7"/>
        </table:table-row>
        <table:table-row table:style-name="ro2">
          <table:table-cell office:value-type="string">
            <text:p>T4s</text:p>
          </table:table-cell>
          <table:table-cell table:style-name="ce16" office:value-type="float" office:value="0.0653780557134736">
            <text:p>0,07</text:p>
          </table:table-cell>
          <table:table-cell table:style-name="ce44" office:value-type="float" office:value="0">
            <text:p>0</text:p>
          </table:table-cell>
          <table:table-cell table:style-name="ce25" table:formula="of:=VLOOKUP([.C95];[.$F$4:.$H$7];3)" office:value-type="float" office:value="1">
            <text:p>1</text:p>
          </table:table-cell>
          <table:table-cell table:number-columns-repeated="7"/>
        </table:table-row>
        <table:table-row table:style-name="ro2">
          <table:table-cell office:value-type="string">
            <text:p>87o</text:p>
          </table:table-cell>
          <table:table-cell table:style-name="ce16" office:value-type="float" office:value="0.0601923076923077">
            <text:p>0,06</text:p>
          </table:table-cell>
          <table:table-cell table:style-name="ce44" office:value-type="float" office:value="0">
            <text:p>0</text:p>
          </table:table-cell>
          <table:table-cell table:style-name="ce25" table:formula="of:=VLOOKUP([.C96];[.$F$4:.$H$7];3)" office:value-type="float" office:value="1">
            <text:p>1</text:p>
          </table:table-cell>
          <table:table-cell table:number-columns-repeated="7"/>
        </table:table-row>
        <table:table-row table:style-name="ro2">
          <table:table-cell office:value-type="string">
            <text:p>86s</text:p>
          </table:table-cell>
          <table:table-cell table:style-name="ce16" office:value-type="float" office:value="0.0379603399433428">
            <text:p>0,04</text:p>
          </table:table-cell>
          <table:table-cell table:style-name="ce44" office:value-type="float" office:value="0">
            <text:p>0</text:p>
          </table:table-cell>
          <table:table-cell table:style-name="ce25" table:formula="of:=VLOOKUP([.C97];[.$F$4:.$H$7];3)" office:value-type="float" office:value="1">
            <text:p>1</text:p>
          </table:table-cell>
          <table:table-cell table:number-columns-repeated="7"/>
        </table:table-row>
        <table:table-row table:style-name="ro2">
          <table:table-cell office:value-type="string">
            <text:p>97o</text:p>
          </table:table-cell>
          <table:table-cell table:style-name="ce16" office:value-type="float" office:value="0.0377431157327171">
            <text:p>0,04</text:p>
          </table:table-cell>
          <table:table-cell table:style-name="ce44" office:value-type="float" office:value="0">
            <text:p>0</text:p>
          </table:table-cell>
          <table:table-cell table:style-name="ce25" table:formula="of:=VLOOKUP([.C98];[.$F$4:.$H$7];3)" office:value-type="float" office:value="1">
            <text:p>1</text:p>
          </table:table-cell>
          <table:table-cell table:number-columns-repeated="7"/>
        </table:table-row>
        <table:table-row table:style-name="ro2">
          <table:table-cell office:value-type="string">
            <text:p>K5o</text:p>
          </table:table-cell>
          <table:table-cell table:style-name="ce16" office:value-type="float" office:value="0.0185873605947955">
            <text:p>0,02</text:p>
          </table:table-cell>
          <table:table-cell table:style-name="ce44" office:value-type="float" office:value="0">
            <text:p>0</text:p>
          </table:table-cell>
          <table:table-cell table:style-name="ce25" table:formula="of:=VLOOKUP([.C99];[.$F$4:.$H$7];3)" office:value-type="float" office:value="1">
            <text:p>1</text:p>
          </table:table-cell>
          <table:table-cell table:number-columns-repeated="7"/>
        </table:table-row>
        <table:table-row table:style-name="ro2">
          <table:table-cell office:value-type="string">
            <text:p>T7o</text:p>
          </table:table-cell>
          <table:table-cell table:style-name="ce16" office:value-type="float" office:value="-0.0433542498573873">
            <text:p>-0,04</text:p>
          </table:table-cell>
          <table:table-cell table:style-name="ce44" office:value-type="float" office:value="0">
            <text:p>0</text:p>
          </table:table-cell>
          <table:table-cell table:style-name="ce25" table:formula="of:=VLOOKUP([.C100];[.$F$4:.$H$7];3)" office:value-type="float" office:value="1">
            <text:p>1</text:p>
          </table:table-cell>
          <table:table-cell table:number-columns-repeated="7"/>
        </table:table-row>
        <table:table-row table:style-name="ro2">
          <table:table-cell office:value-type="string">
            <text:p>T8o</text:p>
          </table:table-cell>
          <table:table-cell table:style-name="ce16" office:value-type="float" office:value="-0.0436554132712456">
            <text:p>-0,04</text:p>
          </table:table-cell>
          <table:table-cell table:style-name="ce44" office:value-type="float" office:value="0">
            <text:p>0</text:p>
          </table:table-cell>
          <table:table-cell table:style-name="ce25" table:formula="of:=VLOOKUP([.C101];[.$F$4:.$H$7];3)" office:value-type="float" office:value="1">
            <text:p>1</text:p>
          </table:table-cell>
          <table:table-cell table:number-columns-repeated="7"/>
        </table:table-row>
        <table:table-row table:style-name="ro2">
          <table:table-cell office:value-type="string">
            <text:p>Q6o</text:p>
          </table:table-cell>
          <table:table-cell table:style-name="ce16" office:value-type="float" office:value="-0.0662352493338409">
            <text:p>-0,07</text:p>
          </table:table-cell>
          <table:table-cell table:style-name="ce44" office:value-type="float" office:value="0">
            <text:p>0</text:p>
          </table:table-cell>
          <table:table-cell table:style-name="ce25" table:formula="of:=VLOOKUP([.C102];[.$F$4:.$H$7];3)" office:value-type="float" office:value="1">
            <text:p>1</text:p>
          </table:table-cell>
          <table:table-cell table:number-columns-repeated="7"/>
        </table:table-row>
        <table:table-row table:style-name="ro2">
          <table:table-cell office:value-type="string">
            <text:p>K3o</text:p>
          </table:table-cell>
          <table:table-cell table:style-name="ce16" office:value-type="float" office:value="-0.0763213127265789">
            <text:p>-0,08</text:p>
          </table:table-cell>
          <table:table-cell table:style-name="ce44" office:value-type="float" office:value="0">
            <text:p>0</text:p>
          </table:table-cell>
          <table:table-cell table:style-name="ce25" table:formula="of:=VLOOKUP([.C103];[.$F$4:.$H$7];3)" office:value-type="float" office:value="1">
            <text:p>1</text:p>
          </table:table-cell>
          <table:table-cell table:number-columns-repeated="7"/>
        </table:table-row>
        <table:table-row table:style-name="ro2">
          <table:table-cell office:value-type="string">
            <text:p>Q5o</text:p>
          </table:table-cell>
          <table:table-cell table:style-name="ce16" office:value-type="float" office:value="-0.0844633862843859">
            <text:p>-0,08</text:p>
          </table:table-cell>
          <table:table-cell table:style-name="ce44" office:value-type="float" office:value="0">
            <text:p>0</text:p>
          </table:table-cell>
          <table:table-cell table:style-name="ce25" table:formula="of:=VLOOKUP([.C104];[.$F$4:.$H$7];3)" office:value-type="float" office:value="1">
            <text:p>1</text:p>
          </table:table-cell>
          <table:table-cell table:number-columns-repeated="7"/>
        </table:table-row>
        <table:table-row table:style-name="ro2">
          <table:table-cell office:value-type="string">
            <text:p>K2s</text:p>
          </table:table-cell>
          <table:table-cell table:style-name="ce16" office:value-type="float" office:value="-0.0908032596041909">
            <text:p>-0,09</text:p>
          </table:table-cell>
          <table:table-cell table:style-name="ce44" office:value-type="float" office:value="0">
            <text:p>0</text:p>
          </table:table-cell>
          <table:table-cell table:style-name="ce25" table:formula="of:=VLOOKUP([.C105];[.$F$4:.$H$7];3)" office:value-type="float" office:value="1">
            <text:p>1</text:p>
          </table:table-cell>
          <table:table-cell table:number-columns-repeated="7"/>
        </table:table-row>
        <table:table-row table:style-name="ro2">
          <table:table-cell office:value-type="float" office:value="22">
            <text:p>22</text:p>
          </table:table-cell>
          <table:table-cell table:style-name="ce16" office:value-type="float" office:value="-0.0956388676358072">
            <text:p>-0,10</text:p>
          </table:table-cell>
          <table:table-cell table:style-name="ce44" office:value-type="float" office:value="0">
            <text:p>0</text:p>
          </table:table-cell>
          <table:table-cell table:style-name="ce25" table:formula="of:=VLOOKUP([.C106];[.$F$4:.$H$7];3)" office:value-type="float" office:value="1">
            <text:p>1</text:p>
          </table:table-cell>
          <table:table-cell table:number-columns-repeated="7"/>
        </table:table-row>
        <table:table-row table:style-name="ro2">
          <table:table-cell office:value-type="string">
            <text:p>J4s</text:p>
          </table:table-cell>
          <table:table-cell table:style-name="ce16" office:value-type="float" office:value="-0.0970488081725312">
            <text:p>-0,10</text:p>
          </table:table-cell>
          <table:table-cell table:style-name="ce44" office:value-type="float" office:value="0">
            <text:p>0</text:p>
          </table:table-cell>
          <table:table-cell table:style-name="ce25" table:formula="of:=VLOOKUP([.C107];[.$F$4:.$H$7];3)" office:value-type="float" office:value="1">
            <text:p>1</text:p>
          </table:table-cell>
          <table:table-cell table:number-columns-repeated="7"/>
        </table:table-row>
        <table:table-row table:style-name="ro2">
          <table:table-cell office:value-type="string">
            <text:p>Q2s</text:p>
          </table:table-cell>
          <table:table-cell table:style-name="ce16" office:value-type="float" office:value="-0.101994301994302">
            <text:p>-0,10</text:p>
          </table:table-cell>
          <table:table-cell table:style-name="ce44" office:value-type="float" office:value="0">
            <text:p>0</text:p>
          </table:table-cell>
          <table:table-cell table:style-name="ce25" table:formula="of:=VLOOKUP([.C108];[.$F$4:.$H$7];3)" office:value-type="float" office:value="1">
            <text:p>1</text:p>
          </table:table-cell>
          <table:table-cell table:number-columns-repeated="7"/>
        </table:table-row>
        <table:table-row table:style-name="ro2">
          <table:table-cell office:value-type="string">
            <text:p>95s</text:p>
          </table:table-cell>
          <table:table-cell table:style-name="ce16" office:value-type="float" office:value="-0.128440366972477">
            <text:p>-0,13</text:p>
          </table:table-cell>
          <table:table-cell table:style-name="ce44" office:value-type="float" office:value="0">
            <text:p>0</text:p>
          </table:table-cell>
          <table:table-cell table:style-name="ce25" table:formula="of:=VLOOKUP([.C109];[.$F$4:.$H$7];3)" office:value-type="float" office:value="1">
            <text:p>1</text:p>
          </table:table-cell>
          <table:table-cell table:number-columns-repeated="7"/>
        </table:table-row>
        <table:table-row table:style-name="ro2">
          <table:table-cell office:value-type="string">
            <text:p>96s</text:p>
          </table:table-cell>
          <table:table-cell table:style-name="ce16" office:value-type="float" office:value="-0.131431767337808">
            <text:p>-0,13</text:p>
          </table:table-cell>
          <table:table-cell table:style-name="ce44" office:value-type="float" office:value="0">
            <text:p>0</text:p>
          </table:table-cell>
          <table:table-cell table:style-name="ce25" table:formula="of:=VLOOKUP([.C110];[.$F$4:.$H$7];3)" office:value-type="float" office:value="1">
            <text:p>1</text:p>
          </table:table-cell>
          <table:table-cell table:number-columns-repeated="7"/>
        </table:table-row>
        <table:table-row table:style-name="ro2">
          <table:table-cell office:value-type="string">
            <text:p>85s</text:p>
          </table:table-cell>
          <table:table-cell table:style-name="ce16" office:value-type="float" office:value="-0.133938706015891">
            <text:p>-0,13</text:p>
          </table:table-cell>
          <table:table-cell table:style-name="ce44" office:value-type="float" office:value="0">
            <text:p>0</text:p>
          </table:table-cell>
          <table:table-cell table:style-name="ce25" table:formula="of:=VLOOKUP([.C111];[.$F$4:.$H$7];3)" office:value-type="float" office:value="1">
            <text:p>1</text:p>
          </table:table-cell>
          <table:table-cell table:number-columns-repeated="7"/>
        </table:table-row>
        <table:table-row table:style-name="ro2">
          <table:table-cell office:value-type="string">
            <text:p>Q6s</text:p>
          </table:table-cell>
          <table:table-cell table:style-name="ce16" office:value-type="float" office:value="-0.176538908246225">
            <text:p>-0,18</text:p>
          </table:table-cell>
          <table:table-cell table:style-name="ce44" office:value-type="float" office:value="0">
            <text:p>0</text:p>
          </table:table-cell>
          <table:table-cell table:style-name="ce25" table:formula="of:=VLOOKUP([.C112];[.$F$4:.$H$7];3)" office:value-type="float" office:value="1">
            <text:p>1</text:p>
          </table:table-cell>
          <table:table-cell table:number-columns-repeated="7"/>
        </table:table-row>
        <table:table-row table:style-name="ro2">
          <table:table-cell office:value-type="string">
            <text:p>Q4o</text:p>
          </table:table-cell>
          <table:table-cell table:style-name="ce16" office:value-type="float" office:value="-0.193624557260921">
            <text:p>-0,19</text:p>
          </table:table-cell>
          <table:table-cell table:style-name="ce44" office:value-type="float" office:value="0">
            <text:p>0</text:p>
          </table:table-cell>
          <table:table-cell table:style-name="ce25" table:formula="of:=VLOOKUP([.C113];[.$F$4:.$H$7];3)" office:value-type="float" office:value="1">
            <text:p>1</text:p>
          </table:table-cell>
          <table:table-cell table:number-columns-repeated="7"/>
        </table:table-row>
        <table:table-row table:style-name="ro2">
          <table:table-cell office:value-type="string">
            <text:p>54s</text:p>
          </table:table-cell>
          <table:table-cell table:style-name="ce16" office:value-type="float" office:value="-0.206997084548105">
            <text:p>-0,21</text:p>
          </table:table-cell>
          <table:table-cell table:style-name="ce44" office:value-type="float" office:value="0">
            <text:p>0</text:p>
          </table:table-cell>
          <table:table-cell table:style-name="ce25" table:formula="of:=VLOOKUP([.C114];[.$F$4:.$H$7];3)" office:value-type="float" office:value="1">
            <text:p>1</text:p>
          </table:table-cell>
          <table:table-cell table:number-columns-repeated="7"/>
        </table:table-row>
        <table:table-row table:style-name="ro2">
          <table:table-cell office:value-type="string">
            <text:p>T3s</text:p>
          </table:table-cell>
          <table:table-cell table:style-name="ce16" office:value-type="float" office:value="-0.260171919770774">
            <text:p>-0,26</text:p>
          </table:table-cell>
          <table:table-cell table:style-name="ce44" office:value-type="float" office:value="0">
            <text:p>0</text:p>
          </table:table-cell>
          <table:table-cell table:style-name="ce25" table:formula="of:=VLOOKUP([.C115];[.$F$4:.$H$7];3)" office:value-type="float" office:value="1">
            <text:p>1</text:p>
          </table:table-cell>
          <table:table-cell table:number-columns-repeated="7"/>
        </table:table-row>
        <table:table-row table:style-name="ro2">
          <table:table-cell office:value-type="string">
            <text:p>J3s</text:p>
          </table:table-cell>
          <table:table-cell table:style-name="ce16" office:value-type="float" office:value="-0.282693377851975">
            <text:p>-0,28</text:p>
          </table:table-cell>
          <table:table-cell table:style-name="ce44" office:value-type="float" office:value="0">
            <text:p>0</text:p>
          </table:table-cell>
          <table:table-cell table:style-name="ce25" table:formula="of:=VLOOKUP([.C116];[.$F$4:.$H$7];3)" office:value-type="float" office:value="1">
            <text:p>1</text:p>
          </table:table-cell>
          <table:table-cell table:number-columns-repeated="7"/>
        </table:table-row>
        <table:table-row table:style-name="ro2">
          <table:table-cell office:value-type="string">
            <text:p>K2o</text:p>
          </table:table-cell>
          <table:table-cell table:style-name="ce16" office:value-type="float" office:value="-0.334220026600798">
            <text:p>-0,33</text:p>
          </table:table-cell>
          <table:table-cell table:style-name="ce44" office:value-type="float" office:value="0">
            <text:p>0</text:p>
          </table:table-cell>
          <table:table-cell table:style-name="ce25" table:formula="of:=VLOOKUP([.C117];[.$F$4:.$H$7];3)" office:value-type="float" office:value="1">
            <text:p>1</text:p>
          </table:table-cell>
          <table:table-cell table:number-columns-repeated="7"/>
        </table:table-row>
        <table:table-row table:style-name="ro2">
          <table:table-cell table:style-name="ce40" office:value-type="string">
            <text:p>Q3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Q2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J6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J5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J4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J3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J2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T6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T5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T4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T3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T2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T2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96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95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94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94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93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93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92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92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86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85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84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84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83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83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82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82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76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75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74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74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73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73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72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72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65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64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64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63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63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62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62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54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53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53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52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52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43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43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42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42o</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32s</text:p>
          </table:table-cell>
          <table:table-cell table:style-name="ce42" office:value-type="float" office:value="-0.5">
            <text:p>-0,50</text:p>
          </table:table-cell>
          <table:table-cell table:style-name="ce25" table:number-columns-repeated="2"/>
          <table:table-cell table:number-columns-repeated="7"/>
        </table:table-row>
        <table:table-row table:style-name="ro2">
          <table:table-cell table:style-name="ce40" office:value-type="string">
            <text:p>32o</text:p>
          </table:table-cell>
          <table:table-cell table:style-name="ce42" office:value-type="float" office:value="-0.5">
            <text:p>-0,50</text:p>
          </table:table-cell>
          <table:table-cell table:style-name="ce25" table:number-columns-repeated="2"/>
          <table:table-cell table:number-columns-repeated="7"/>
        </table:table-row>
        <table:table-row table:style-name="ro2" table:number-rows-repeated="65363">
          <table:table-cell table:number-columns-repeated="11"/>
        </table:table-row>
        <table:table-row table:style-name="ro2">
          <table:table-cell table:number-columns-repeated="11"/>
        </table:table-row>
      </table:table>
      <table:table table:name="5 ney km 1" table:style-name="ta1" table:print="false">
        <table:table-column table:style-name="co20" table:default-cell-style-name="ce39"/>
        <table:table-column table:style-name="co26" table:default-cell-style-name="ce41"/>
        <table:table-column table:style-name="co51" table:default-cell-style-name="ce43"/>
        <table:table-column table:style-name="co34" table:default-cell-style-name="ce22"/>
        <table:table-column table:style-name="co19" table:default-cell-style-name="Default"/>
        <table:table-column table:style-name="co16" table:default-cell-style-name="Default"/>
        <table:table-column table:style-name="co52" table:default-cell-style-name="Default"/>
        <table:table-column table:style-name="co41" table:default-cell-style-name="Default"/>
        <table:table-column table:style-name="co19" table:number-columns-repeated="3" table:default-cell-style-name="Default"/>
        <table:table-row table:style-name="ro2">
          <table:table-cell table:style-name="Default"/>
          <table:table-cell table:style-name="ce14"/>
          <table:table-cell table:style-name="Default" table:number-columns-repeated="2"/>
          <table:table-cell table:number-columns-repeated="7"/>
        </table:table-row>
        <table:table-row table:style-name="ro2">
          <table:table-cell table:style-name="Default"/>
          <table:table-cell table:style-name="ce14" office:value-type="string">
            <text:p>Neytiri av. corrected</text:p>
          </table:table-cell>
          <table:table-cell table:style-name="Default" table:number-columns-repeated="2"/>
          <table:table-cell/>
          <table:table-cell table:style-name="ce14" office:value-type="string">
            <text:p>k-means centers</text:p>
          </table:table-cell>
          <table:table-cell table:style-name="ce14" table:number-columns-repeated="2"/>
          <table:table-cell table:number-columns-repeated="3"/>
        </table:table-row>
        <table:table-row table:style-name="ro2">
          <table:table-cell table:style-name="ce11" office:value-type="string">
            <text:p>Pocket</text:p>
          </table:table-cell>
          <table:table-cell table:style-name="ce14" office:value-type="string">
            <text:p>Pos 1</text:p>
          </table:table-cell>
          <table:table-cell table:style-name="ce34" office:value-type="string">
            <text:p>k-means cent. id</text:p>
          </table:table-cell>
          <table:table-cell table:style-name="ce34" office:value-type="string">
            <text:p>bucket</text:p>
          </table:table-cell>
          <table:table-cell/>
          <table:table-cell table:style-name="ce14" office:value-type="string">
            <text:p>id</text:p>
          </table:table-cell>
          <table:table-cell table:style-name="ce14" office:value-type="string">
            <text:p>value</text:p>
          </table:table-cell>
          <table:table-cell table:style-name="ce14" office:value-type="string">
            <text:p>bucket</text:p>
          </table:table-cell>
          <table:table-cell/>
          <table:table-cell table:style-name="ce14" office:value-type="string">
            <text:p>Bucket</text:p>
          </table:table-cell>
          <table:table-cell table:style-name="ce14" office:value-type="string">
            <text:p>Cards</text:p>
          </table:table-cell>
        </table:table-row>
        <table:table-row table:style-name="ro2">
          <table:table-cell office:value-type="string">
            <text:p>AA</text:p>
          </table:table-cell>
          <table:table-cell office:value-type="float" office:value="3.83540131834044">
            <text:p>3,84</text:p>
          </table:table-cell>
          <table:table-cell office:value-type="float" office:value="0">
            <text:p>0</text:p>
          </table:table-cell>
          <table:table-cell table:formula="of:=VLOOKUP([.C4];[.$F$4:.$H$8];3)" office:value-type="float" office:value="4">
            <text:p>4</text:p>
          </table:table-cell>
          <table:table-cell/>
          <table:table-cell table:style-name="ce44" office:value-type="float" office:value="0">
            <text:p>0</text:p>
          </table:table-cell>
          <table:table-cell table:style-name="ce44" office:value-type="float" office:value="2.988">
            <text:p>2,99</text:p>
          </table:table-cell>
          <table:table-cell office:value-type="float" office:value="4">
            <text:p>4</text:p>
          </table:table-cell>
          <table:table-cell/>
          <table:table-cell office:value-type="float" office:value="4">
            <text:p>4</text:p>
          </table:table-cell>
          <table:table-cell table:formula="of:=STRJOIN([.A4:.A8]; &quot; &quot;)" office:value-type="string" office:string-value="AA KK QQ JJ TT">
            <text:p>AA KK QQ JJ TT</text:p>
          </table:table-cell>
        </table:table-row>
        <table:table-row table:style-name="ro2">
          <table:table-cell office:value-type="string">
            <text:p>KK</text:p>
          </table:table-cell>
          <table:table-cell office:value-type="float" office:value="3.23687327279905">
            <text:p>3,24</text:p>
          </table:table-cell>
          <table:table-cell office:value-type="float" office:value="0">
            <text:p>0</text:p>
          </table:table-cell>
          <table:table-cell table:formula="of:=VLOOKUP([.C5];[.$F$4:.$H$8];3)" office:value-type="float" office:value="4">
            <text:p>4</text:p>
          </table:table-cell>
          <table:table-cell/>
          <table:table-cell table:style-name="ce44" office:value-type="float" office:value="1">
            <text:p>1</text:p>
          </table:table-cell>
          <table:table-cell table:style-name="ce44" office:value-type="float" office:value="1.06429">
            <text:p>1,06</text:p>
          </table:table-cell>
          <table:table-cell office:value-type="float" office:value="3">
            <text:p>3</text:p>
          </table:table-cell>
          <table:table-cell/>
          <table:table-cell office:value-type="float" office:value="3">
            <text:p>3</text:p>
          </table:table-cell>
          <table:table-cell table:formula="of:=STRJOIN([.A9:.A29]; &quot; &quot;)" office:value-type="string" office:string-value="99 AKs 88 AKo AQs AQo AJs ATs A9s KQs QJs KJs 77 AJo 66 KTs KQo ATo A8s KJo A7s">
            <text:p>99 AKs 88 AKo AQs AQo AJs ATs A9s KQs QJs KJs 77 AJo 66 KTs KQo ATo A8s KJo A7s</text:p>
          </table:table-cell>
        </table:table-row>
        <table:table-row table:style-name="ro2">
          <table:table-cell office:value-type="string">
            <text:p>QQ</text:p>
          </table:table-cell>
          <table:table-cell office:value-type="float" office:value="3.04289071680376">
            <text:p>3,04</text:p>
          </table:table-cell>
          <table:table-cell office:value-type="float" office:value="0">
            <text:p>0</text:p>
          </table:table-cell>
          <table:table-cell table:formula="of:=VLOOKUP([.C6];[.$F$4:.$H$8];3)" office:value-type="float" office:value="4">
            <text:p>4</text:p>
          </table:table-cell>
          <table:table-cell/>
          <table:table-cell table:style-name="ce44" office:value-type="float" office:value="2">
            <text:p>2</text:p>
          </table:table-cell>
          <table:table-cell table:style-name="ce44" office:value-type="float" office:value="-0.140179">
            <text:p>-0,14</text:p>
          </table:table-cell>
          <table:table-cell office:value-type="float" office:value="1">
            <text:p>1</text:p>
          </table:table-cell>
          <table:table-cell/>
          <table:table-cell office:value-type="float" office:value="2">
            <text:p>2</text:p>
          </table:table-cell>
          <table:table-cell table:formula="of:=STRJOIN([.A30:.A64]; &quot; &quot;)" office:value-type="string" office:string-value="55 K9s JTs K8s K5s A5s A9o QJo KTo J9s A6s J8s QTs A8o K6s K4s A3s 44 87s A7o JTo Q9s J6s A4s A2s Q8s A5o A4o K9o K8o A6o K7s QTo 98s T9s">
            <text:p>55 K9s JTs K8s K5s A5s A9o QJo KTo J9s A6s J8s QTs A8o K6s K4s A3s 44 87s A7o JTo Q9s J6s A4s A2s Q8s A5o A4o K9o K8o A6o K7s QTo 98s T9s</text:p>
          </table:table-cell>
        </table:table-row>
        <table:table-row table:style-name="ro2">
          <table:table-cell office:value-type="string">
            <text:p>JJ</text:p>
          </table:table-cell>
          <table:table-cell office:value-type="float" office:value="2.61385161799526">
            <text:p>2,61</text:p>
          </table:table-cell>
          <table:table-cell office:value-type="float" office:value="0">
            <text:p>0</text:p>
          </table:table-cell>
          <table:table-cell table:formula="of:=VLOOKUP([.C7];[.$F$4:.$H$8];3)" office:value-type="float" office:value="4">
            <text:p>4</text:p>
          </table:table-cell>
          <table:table-cell/>
          <table:table-cell table:style-name="ce44" office:value-type="float" office:value="3">
            <text:p>3</text:p>
          </table:table-cell>
          <table:table-cell table:style-name="ce44" office:value-type="float" office:value="0.369429">
            <text:p>0,37</text:p>
          </table:table-cell>
          <table:table-cell office:value-type="float" office:value="2">
            <text:p>2</text:p>
          </table:table-cell>
          <table:table-cell/>
          <table:table-cell office:value-type="float" office:value="1">
            <text:p>1</text:p>
          </table:table-cell>
          <table:table-cell table:formula="of:=STRJOIN([.A65:.A122]; &quot; &quot;)" office:value-type="string" office:string-value="T8s Q9o Q6s K6o A3o Q5s T9o Q4s J9o 97s K7o Q8o 33 76s 86s J5s 96s A2o 75s 85s 95s 98o Q7s Q6o T4s T7s J7s 97o K2s K5o 87o Q3s J2s T3s T6o T8o T6s J7o 22 T5s T7o J8o 54s K3o Q4o 65s Q7o J3s K4o 64s Q3o Q5o J6o Q2s J4s K3s 74s 76o">
            <text:p>T8s Q9o Q6s K6o A3o Q5s T9o Q4s J9o 97s K7o Q8o 33 76s 86s J5s 96s A2o 75s 85s 95s 98o Q7s Q6o T4s T7s J7s 97o K2s K5o 87o Q3s J2s T3s T6o T8o T6s J7o 22 T5s T7o J8o 54s K3o Q4o 65s Q7o J3s K4o 64s Q3o Q5o J6o Q2s J4s K3s 74s 76o</text:p>
          </table:table-cell>
        </table:table-row>
        <table:table-row table:style-name="ro2">
          <table:table-cell office:value-type="string">
            <text:p>TT</text:p>
          </table:table-cell>
          <table:table-cell office:value-type="float" office:value="2.20534035351636">
            <text:p>2,21</text:p>
          </table:table-cell>
          <table:table-cell office:value-type="float" office:value="0">
            <text:p>0</text:p>
          </table:table-cell>
          <table:table-cell table:formula="of:=VLOOKUP([.C8];[.$F$4:.$H$8];3)" office:value-type="float" office:value="4">
            <text:p>4</text:p>
          </table:table-cell>
          <table:table-cell/>
          <table:table-cell office:value-type="float" office:value="4">
            <text:p>4</text:p>
          </table:table-cell>
          <table:table-cell table:style-name="ce44" office:value-type="float" office:value="-0.708462">
            <text:p>-0,71</text:p>
          </table:table-cell>
          <table:table-cell office:value-type="float" office:value="0">
            <text:p>0</text:p>
          </table:table-cell>
          <table:table-cell table:number-columns-repeated="3"/>
        </table:table-row>
        <table:table-row table:style-name="ro2">
          <table:table-cell table:style-name="ce12" office:value-type="float" office:value="99">
            <text:p>99</text:p>
          </table:table-cell>
          <table:table-cell table:style-name="ce16" office:value-type="float" office:value="1.65969581749049">
            <text:p>1,66</text:p>
          </table:table-cell>
          <table:table-cell table:style-name="ce44" office:value-type="float" office:value="1">
            <text:p>1</text:p>
          </table:table-cell>
          <table:table-cell table:style-name="ce25" table:formula="of:=VLOOKUP([.C9];[.$F$4:.$H$8];3)" office:value-type="float" office:value="3">
            <text:p>3</text:p>
          </table:table-cell>
          <table:table-cell table:number-columns-repeated="7"/>
        </table:table-row>
        <table:table-row table:style-name="ro2">
          <table:table-cell table:style-name="ce12" office:value-type="string">
            <text:p>AKs</text:p>
          </table:table-cell>
          <table:table-cell table:style-name="ce16" office:value-type="float" office:value="1.59273039496279">
            <text:p>1,59</text:p>
          </table:table-cell>
          <table:table-cell table:style-name="ce44" office:value-type="float" office:value="1">
            <text:p>1</text:p>
          </table:table-cell>
          <table:table-cell table:style-name="ce25" table:formula="of:=VLOOKUP([.C10];[.$F$4:.$H$8];3)" office:value-type="float" office:value="3">
            <text:p>3</text:p>
          </table:table-cell>
          <table:table-cell table:number-columns-repeated="7"/>
        </table:table-row>
        <table:table-row table:style-name="ro2">
          <table:table-cell table:style-name="ce12" office:value-type="float" office:value="88">
            <text:p>88</text:p>
          </table:table-cell>
          <table:table-cell table:style-name="ce16" office:value-type="float" office:value="1.5076074553062">
            <text:p>1,51</text:p>
          </table:table-cell>
          <table:table-cell table:style-name="ce44" office:value-type="float" office:value="1">
            <text:p>1</text:p>
          </table:table-cell>
          <table:table-cell table:style-name="ce25" table:formula="of:=VLOOKUP([.C11];[.$F$4:.$H$8];3)" office:value-type="float" office:value="3">
            <text:p>3</text:p>
          </table:table-cell>
          <table:table-cell table:number-columns-repeated="7"/>
        </table:table-row>
        <table:table-row table:style-name="ro2">
          <table:table-cell table:style-name="ce12" office:value-type="string">
            <text:p>AKo</text:p>
          </table:table-cell>
          <table:table-cell table:style-name="ce16" office:value-type="float" office:value="1.31136321020064">
            <text:p>1,31</text:p>
          </table:table-cell>
          <table:table-cell table:style-name="ce44" office:value-type="float" office:value="1">
            <text:p>1</text:p>
          </table:table-cell>
          <table:table-cell table:style-name="ce25" table:formula="of:=VLOOKUP([.C12];[.$F$4:.$H$8];3)" office:value-type="float" office:value="3">
            <text:p>3</text:p>
          </table:table-cell>
          <table:table-cell table:number-columns-repeated="7"/>
        </table:table-row>
        <table:table-row table:style-name="ro2">
          <table:table-cell table:style-name="ce12" office:value-type="string">
            <text:p>AQs</text:p>
          </table:table-cell>
          <table:table-cell table:style-name="ce16" office:value-type="float" office:value="1.21947795823666">
            <text:p>1,22</text:p>
          </table:table-cell>
          <table:table-cell table:style-name="ce44" office:value-type="float" office:value="1">
            <text:p>1</text:p>
          </table:table-cell>
          <table:table-cell table:style-name="ce25" table:formula="of:=VLOOKUP([.C13];[.$F$4:.$H$8];3)" office:value-type="float" office:value="3">
            <text:p>3</text:p>
          </table:table-cell>
          <table:table-cell table:number-columns-repeated="7"/>
        </table:table-row>
        <table:table-row table:style-name="ro2">
          <table:table-cell table:style-name="ce12" office:value-type="string">
            <text:p>AQo</text:p>
          </table:table-cell>
          <table:table-cell table:style-name="ce16" office:value-type="float" office:value="1.20847031521949">
            <text:p>1,21</text:p>
          </table:table-cell>
          <table:table-cell table:style-name="ce44" office:value-type="float" office:value="1">
            <text:p>1</text:p>
          </table:table-cell>
          <table:table-cell table:style-name="ce25" table:formula="of:=VLOOKUP([.C14];[.$F$4:.$H$8];3)" office:value-type="float" office:value="3">
            <text:p>3</text:p>
          </table:table-cell>
          <table:table-cell table:number-columns-repeated="7"/>
        </table:table-row>
        <table:table-row table:style-name="ro2">
          <table:table-cell table:style-name="ce12" office:value-type="string">
            <text:p>AJs</text:p>
          </table:table-cell>
          <table:table-cell table:style-name="ce16" office:value-type="float" office:value="1.11477272727273">
            <text:p>1,11</text:p>
          </table:table-cell>
          <table:table-cell table:style-name="ce44" office:value-type="float" office:value="1">
            <text:p>1</text:p>
          </table:table-cell>
          <table:table-cell table:style-name="ce25" table:formula="of:=VLOOKUP([.C15];[.$F$4:.$H$8];3)" office:value-type="float" office:value="3">
            <text:p>3</text:p>
          </table:table-cell>
          <table:table-cell table:number-columns-repeated="7"/>
        </table:table-row>
        <table:table-row table:style-name="ro2">
          <table:table-cell table:style-name="ce12" office:value-type="string">
            <text:p>ATs</text:p>
          </table:table-cell>
          <table:table-cell table:style-name="ce16" office:value-type="float" office:value="1.10365994236311">
            <text:p>1,10</text:p>
          </table:table-cell>
          <table:table-cell table:style-name="ce44" office:value-type="float" office:value="1">
            <text:p>1</text:p>
          </table:table-cell>
          <table:table-cell table:style-name="ce25" table:formula="of:=VLOOKUP([.C16];[.$F$4:.$H$8];3)" office:value-type="float" office:value="3">
            <text:p>3</text:p>
          </table:table-cell>
          <table:table-cell table:number-columns-repeated="7"/>
        </table:table-row>
        <table:table-row table:style-name="ro2">
          <table:table-cell table:style-name="ce12" office:value-type="string">
            <text:p>A9s</text:p>
          </table:table-cell>
          <table:table-cell table:style-name="ce16" office:value-type="float" office:value="1.08225616921269">
            <text:p>1,08</text:p>
          </table:table-cell>
          <table:table-cell table:style-name="ce44" office:value-type="float" office:value="1">
            <text:p>1</text:p>
          </table:table-cell>
          <table:table-cell table:style-name="ce25" table:formula="of:=VLOOKUP([.C17];[.$F$4:.$H$8];3)" office:value-type="float" office:value="3">
            <text:p>3</text:p>
          </table:table-cell>
          <table:table-cell table:number-columns-repeated="7"/>
        </table:table-row>
        <table:table-row table:style-name="ro2">
          <table:table-cell table:style-name="ce12" office:value-type="string">
            <text:p>KQs</text:p>
          </table:table-cell>
          <table:table-cell table:style-name="ce16" office:value-type="float" office:value="1.00980941704036">
            <text:p>1,01</text:p>
          </table:table-cell>
          <table:table-cell table:style-name="ce44" office:value-type="float" office:value="1">
            <text:p>1</text:p>
          </table:table-cell>
          <table:table-cell table:style-name="ce25" table:formula="of:=VLOOKUP([.C18];[.$F$4:.$H$8];3)" office:value-type="float" office:value="3">
            <text:p>3</text:p>
          </table:table-cell>
          <table:table-cell table:number-columns-repeated="7"/>
        </table:table-row>
        <table:table-row table:style-name="ro2">
          <table:table-cell table:style-name="ce12" office:value-type="string">
            <text:p>QJs</text:p>
          </table:table-cell>
          <table:table-cell table:style-name="ce16" office:value-type="float" office:value="0.998621070049641">
            <text:p>1,00</text:p>
          </table:table-cell>
          <table:table-cell table:style-name="ce44" office:value-type="float" office:value="1">
            <text:p>1</text:p>
          </table:table-cell>
          <table:table-cell table:style-name="ce25" table:formula="of:=VLOOKUP([.C19];[.$F$4:.$H$8];3)" office:value-type="float" office:value="3">
            <text:p>3</text:p>
          </table:table-cell>
          <table:table-cell table:number-columns-repeated="7"/>
        </table:table-row>
        <table:table-row table:style-name="ro2">
          <table:table-cell table:style-name="ce12" office:value-type="string">
            <text:p>KJs</text:p>
          </table:table-cell>
          <table:table-cell table:style-name="ce16" office:value-type="float" office:value="0.992183595871809">
            <text:p>0,99</text:p>
          </table:table-cell>
          <table:table-cell table:style-name="ce44" office:value-type="float" office:value="1">
            <text:p>1</text:p>
          </table:table-cell>
          <table:table-cell table:style-name="ce25" table:formula="of:=VLOOKUP([.C20];[.$F$4:.$H$8];3)" office:value-type="float" office:value="3">
            <text:p>3</text:p>
          </table:table-cell>
          <table:table-cell table:number-columns-repeated="7"/>
        </table:table-row>
        <table:table-row table:style-name="ro2">
          <table:table-cell table:style-name="ce12" office:value-type="float" office:value="77">
            <text:p>77</text:p>
          </table:table-cell>
          <table:table-cell table:style-name="ce16" office:value-type="float" office:value="0.968007662835249">
            <text:p>0,97</text:p>
          </table:table-cell>
          <table:table-cell table:style-name="ce44" office:value-type="float" office:value="1">
            <text:p>1</text:p>
          </table:table-cell>
          <table:table-cell table:style-name="ce25" table:formula="of:=VLOOKUP([.C21];[.$F$4:.$H$8];3)" office:value-type="float" office:value="3">
            <text:p>3</text:p>
          </table:table-cell>
          <table:table-cell table:number-columns-repeated="7"/>
        </table:table-row>
        <table:table-row table:style-name="ro2">
          <table:table-cell table:style-name="ce12" office:value-type="string">
            <text:p>AJo</text:p>
          </table:table-cell>
          <table:table-cell table:style-name="ce16" office:value-type="float" office:value="0.967693179671264">
            <text:p>0,97</text:p>
          </table:table-cell>
          <table:table-cell table:style-name="ce44" office:value-type="float" office:value="1">
            <text:p>1</text:p>
          </table:table-cell>
          <table:table-cell table:style-name="ce25" table:formula="of:=VLOOKUP([.C22];[.$F$4:.$H$8];3)" office:value-type="float" office:value="3">
            <text:p>3</text:p>
          </table:table-cell>
          <table:table-cell table:number-columns-repeated="7"/>
        </table:table-row>
        <table:table-row table:style-name="ro2">
          <table:table-cell table:style-name="ce12" office:value-type="float" office:value="66">
            <text:p>66</text:p>
          </table:table-cell>
          <table:table-cell table:style-name="ce16" office:value-type="float" office:value="0.938959050899349">
            <text:p>0,94</text:p>
          </table:table-cell>
          <table:table-cell table:style-name="ce44" office:value-type="float" office:value="1">
            <text:p>1</text:p>
          </table:table-cell>
          <table:table-cell table:style-name="ce25" table:formula="of:=VLOOKUP([.C23];[.$F$4:.$H$8];3)" office:value-type="float" office:value="3">
            <text:p>3</text:p>
          </table:table-cell>
          <table:table-cell table:number-columns-repeated="7"/>
        </table:table-row>
        <table:table-row table:style-name="ro2">
          <table:table-cell table:style-name="ce12" office:value-type="string">
            <text:p>KTs</text:p>
          </table:table-cell>
          <table:table-cell table:style-name="ce16" office:value-type="float" office:value="0.908358208955224">
            <text:p>0,91</text:p>
          </table:table-cell>
          <table:table-cell table:style-name="ce44" office:value-type="float" office:value="1">
            <text:p>1</text:p>
          </table:table-cell>
          <table:table-cell table:style-name="ce25" table:formula="of:=VLOOKUP([.C24];[.$F$4:.$H$8];3)" office:value-type="float" office:value="3">
            <text:p>3</text:p>
          </table:table-cell>
          <table:table-cell table:number-columns-repeated="7"/>
        </table:table-row>
        <table:table-row table:style-name="ro2">
          <table:table-cell table:style-name="ce12" office:value-type="string">
            <text:p>KQo</text:p>
          </table:table-cell>
          <table:table-cell table:style-name="ce16" office:value-type="float" office:value="0.79796397807361">
            <text:p>0,80</text:p>
          </table:table-cell>
          <table:table-cell table:style-name="ce44" office:value-type="float" office:value="1">
            <text:p>1</text:p>
          </table:table-cell>
          <table:table-cell table:style-name="ce25" table:formula="of:=VLOOKUP([.C25];[.$F$4:.$H$8];3)" office:value-type="float" office:value="3">
            <text:p>3</text:p>
          </table:table-cell>
          <table:table-cell table:number-columns-repeated="7"/>
        </table:table-row>
        <table:table-row table:style-name="ro2">
          <table:table-cell table:style-name="ce12" office:value-type="string">
            <text:p>ATo</text:p>
          </table:table-cell>
          <table:table-cell table:style-name="ce16" office:value-type="float" office:value="0.762148823082764">
            <text:p>0,76</text:p>
          </table:table-cell>
          <table:table-cell table:style-name="ce44" office:value-type="float" office:value="1">
            <text:p>1</text:p>
          </table:table-cell>
          <table:table-cell table:style-name="ce25" table:formula="of:=VLOOKUP([.C26];[.$F$4:.$H$8];3)" office:value-type="float" office:value="3">
            <text:p>3</text:p>
          </table:table-cell>
          <table:table-cell table:number-columns-repeated="7"/>
        </table:table-row>
        <table:table-row table:style-name="ro2">
          <table:table-cell table:style-name="ce12" office:value-type="string">
            <text:p>A8s</text:p>
          </table:table-cell>
          <table:table-cell table:style-name="ce16" office:value-type="float" office:value="0.760943718021603">
            <text:p>0,76</text:p>
          </table:table-cell>
          <table:table-cell table:style-name="ce44" office:value-type="float" office:value="1">
            <text:p>1</text:p>
          </table:table-cell>
          <table:table-cell table:style-name="ce25" table:formula="of:=VLOOKUP([.C27];[.$F$4:.$H$8];3)" office:value-type="float" office:value="3">
            <text:p>3</text:p>
          </table:table-cell>
          <table:table-cell table:number-columns-repeated="7"/>
        </table:table-row>
        <table:table-row table:style-name="ro2">
          <table:table-cell table:style-name="ce12" office:value-type="string">
            <text:p>KJo</text:p>
          </table:table-cell>
          <table:table-cell table:style-name="ce16" office:value-type="float" office:value="0.725091188327894">
            <text:p>0,73</text:p>
          </table:table-cell>
          <table:table-cell table:style-name="ce44" office:value-type="float" office:value="1">
            <text:p>1</text:p>
          </table:table-cell>
          <table:table-cell table:style-name="ce25" table:formula="of:=VLOOKUP([.C28];[.$F$4:.$H$8];3)" office:value-type="float" office:value="3">
            <text:p>3</text:p>
          </table:table-cell>
          <table:table-cell table:number-columns-repeated="7"/>
        </table:table-row>
        <table:table-row table:style-name="ro2">
          <table:table-cell table:style-name="ce12" office:value-type="string">
            <text:p>A7s</text:p>
          </table:table-cell>
          <table:table-cell table:style-name="ce16" office:value-type="float" office:value="0.719262295081967">
            <text:p>0,72</text:p>
          </table:table-cell>
          <table:table-cell table:style-name="ce44" office:value-type="float" office:value="1">
            <text:p>1</text:p>
          </table:table-cell>
          <table:table-cell table:style-name="ce25" table:formula="of:=VLOOKUP([.C29];[.$F$4:.$H$8];3)" office:value-type="float" office:value="3">
            <text:p>3</text:p>
          </table:table-cell>
          <table:table-cell table:number-columns-repeated="7"/>
        </table:table-row>
        <table:table-row table:style-name="ro2">
          <table:table-cell office:value-type="float" office:value="55">
            <text:p>55</text:p>
          </table:table-cell>
          <table:table-cell office:value-type="float" office:value="0.69172787011983">
            <text:p>0,69</text:p>
          </table:table-cell>
          <table:table-cell office:value-type="float" office:value="3">
            <text:p>3</text:p>
          </table:table-cell>
          <table:table-cell table:formula="of:=VLOOKUP([.C30];[.$F$4:.$H$8];3)" office:value-type="float" office:value="2">
            <text:p>2</text:p>
          </table:table-cell>
          <table:table-cell table:number-columns-repeated="7"/>
        </table:table-row>
        <table:table-row table:style-name="ro2">
          <table:table-cell office:value-type="string">
            <text:p>K9s</text:p>
          </table:table-cell>
          <table:table-cell office:value-type="float" office:value="0.663529411764706">
            <text:p>0,66</text:p>
          </table:table-cell>
          <table:table-cell office:value-type="float" office:value="3">
            <text:p>3</text:p>
          </table:table-cell>
          <table:table-cell table:formula="of:=VLOOKUP([.C31];[.$F$4:.$H$8];3)" office:value-type="float" office:value="2">
            <text:p>2</text:p>
          </table:table-cell>
          <table:table-cell table:number-columns-repeated="7"/>
        </table:table-row>
        <table:table-row table:style-name="ro2">
          <table:table-cell office:value-type="string">
            <text:p>JTs</text:p>
          </table:table-cell>
          <table:table-cell office:value-type="float" office:value="0.657513578756789">
            <text:p>0,66</text:p>
          </table:table-cell>
          <table:table-cell office:value-type="float" office:value="3">
            <text:p>3</text:p>
          </table:table-cell>
          <table:table-cell table:formula="of:=VLOOKUP([.C32];[.$F$4:.$H$8];3)" office:value-type="float" office:value="2">
            <text:p>2</text:p>
          </table:table-cell>
          <table:table-cell table:number-columns-repeated="7"/>
        </table:table-row>
        <table:table-row table:style-name="ro2">
          <table:table-cell office:value-type="string">
            <text:p>K8s</text:p>
          </table:table-cell>
          <table:table-cell office:value-type="float" office:value="0.633794694348328">
            <text:p>0,63</text:p>
          </table:table-cell>
          <table:table-cell office:value-type="float" office:value="3">
            <text:p>3</text:p>
          </table:table-cell>
          <table:table-cell table:formula="of:=VLOOKUP([.C33];[.$F$4:.$H$8];3)" office:value-type="float" office:value="2">
            <text:p>2</text:p>
          </table:table-cell>
          <table:table-cell table:number-columns-repeated="7"/>
        </table:table-row>
        <table:table-row table:style-name="ro2">
          <table:table-cell office:value-type="string">
            <text:p>K5s</text:p>
          </table:table-cell>
          <table:table-cell office:value-type="float" office:value="0.612590127565169">
            <text:p>0,61</text:p>
          </table:table-cell>
          <table:table-cell office:value-type="float" office:value="3">
            <text:p>3</text:p>
          </table:table-cell>
          <table:table-cell table:formula="of:=VLOOKUP([.C34];[.$F$4:.$H$8];3)" office:value-type="float" office:value="2">
            <text:p>2</text:p>
          </table:table-cell>
          <table:table-cell table:number-columns-repeated="7"/>
        </table:table-row>
        <table:table-row table:style-name="ro2">
          <table:table-cell office:value-type="string">
            <text:p>A5s</text:p>
          </table:table-cell>
          <table:table-cell office:value-type="float" office:value="0.607561547479484">
            <text:p>0,61</text:p>
          </table:table-cell>
          <table:table-cell office:value-type="float" office:value="3">
            <text:p>3</text:p>
          </table:table-cell>
          <table:table-cell table:formula="of:=VLOOKUP([.C35];[.$F$4:.$H$8];3)" office:value-type="float" office:value="2">
            <text:p>2</text:p>
          </table:table-cell>
          <table:table-cell table:number-columns-repeated="7"/>
        </table:table-row>
        <table:table-row table:style-name="ro2">
          <table:table-cell office:value-type="string">
            <text:p>A9o</text:p>
          </table:table-cell>
          <table:table-cell office:value-type="float" office:value="0.572531769305963">
            <text:p>0,57</text:p>
          </table:table-cell>
          <table:table-cell office:value-type="float" office:value="3">
            <text:p>3</text:p>
          </table:table-cell>
          <table:table-cell table:formula="of:=VLOOKUP([.C36];[.$F$4:.$H$8];3)" office:value-type="float" office:value="2">
            <text:p>2</text:p>
          </table:table-cell>
          <table:table-cell table:number-columns-repeated="7"/>
        </table:table-row>
        <table:table-row table:style-name="ro2">
          <table:table-cell office:value-type="string">
            <text:p>QJo</text:p>
          </table:table-cell>
          <table:table-cell office:value-type="float" office:value="0.541089299461124">
            <text:p>0,54</text:p>
          </table:table-cell>
          <table:table-cell office:value-type="float" office:value="3">
            <text:p>3</text:p>
          </table:table-cell>
          <table:table-cell table:formula="of:=VLOOKUP([.C37];[.$F$4:.$H$8];3)" office:value-type="float" office:value="2">
            <text:p>2</text:p>
          </table:table-cell>
          <table:table-cell table:number-columns-repeated="7"/>
        </table:table-row>
        <table:table-row table:style-name="ro2">
          <table:table-cell office:value-type="string">
            <text:p>KTo</text:p>
          </table:table-cell>
          <table:table-cell office:value-type="float" office:value="0.492753623188406">
            <text:p>0,49</text:p>
          </table:table-cell>
          <table:table-cell office:value-type="float" office:value="3">
            <text:p>3</text:p>
          </table:table-cell>
          <table:table-cell table:formula="of:=VLOOKUP([.C38];[.$F$4:.$H$8];3)" office:value-type="float" office:value="2">
            <text:p>2</text:p>
          </table:table-cell>
          <table:table-cell table:number-columns-repeated="7"/>
        </table:table-row>
        <table:table-row table:style-name="ro2">
          <table:table-cell office:value-type="string">
            <text:p>J9s</text:p>
          </table:table-cell>
          <table:table-cell office:value-type="float" office:value="0.480593607305936">
            <text:p>0,48</text:p>
          </table:table-cell>
          <table:table-cell office:value-type="float" office:value="3">
            <text:p>3</text:p>
          </table:table-cell>
          <table:table-cell table:formula="of:=VLOOKUP([.C39];[.$F$4:.$H$8];3)" office:value-type="float" office:value="2">
            <text:p>2</text:p>
          </table:table-cell>
          <table:table-cell table:number-columns-repeated="7"/>
        </table:table-row>
        <table:table-row table:style-name="ro2">
          <table:table-cell office:value-type="string">
            <text:p>A6s</text:p>
          </table:table-cell>
          <table:table-cell office:value-type="float" office:value="0.475995316159251">
            <text:p>0,48</text:p>
          </table:table-cell>
          <table:table-cell office:value-type="float" office:value="3">
            <text:p>3</text:p>
          </table:table-cell>
          <table:table-cell table:formula="of:=VLOOKUP([.C40];[.$F$4:.$H$8];3)" office:value-type="float" office:value="2">
            <text:p>2</text:p>
          </table:table-cell>
          <table:table-cell table:number-columns-repeated="7"/>
        </table:table-row>
        <table:table-row table:style-name="ro2">
          <table:table-cell office:value-type="string">
            <text:p>J8s</text:p>
          </table:table-cell>
          <table:table-cell office:value-type="float" office:value="0.454072790294627">
            <text:p>0,45</text:p>
          </table:table-cell>
          <table:table-cell office:value-type="float" office:value="3">
            <text:p>3</text:p>
          </table:table-cell>
          <table:table-cell table:formula="of:=VLOOKUP([.C41];[.$F$4:.$H$8];3)" office:value-type="float" office:value="2">
            <text:p>2</text:p>
          </table:table-cell>
          <table:table-cell table:number-columns-repeated="7"/>
        </table:table-row>
        <table:table-row table:style-name="ro2">
          <table:table-cell office:value-type="string">
            <text:p>QTs</text:p>
          </table:table-cell>
          <table:table-cell office:value-type="float" office:value="0.433465458663647">
            <text:p>0,43</text:p>
          </table:table-cell>
          <table:table-cell office:value-type="float" office:value="3">
            <text:p>3</text:p>
          </table:table-cell>
          <table:table-cell table:formula="of:=VLOOKUP([.C42];[.$F$4:.$H$8];3)" office:value-type="float" office:value="2">
            <text:p>2</text:p>
          </table:table-cell>
          <table:table-cell table:number-columns-repeated="7"/>
        </table:table-row>
        <table:table-row table:style-name="ro2">
          <table:table-cell office:value-type="string">
            <text:p>A8o</text:p>
          </table:table-cell>
          <table:table-cell office:value-type="float" office:value="0.431707790946182">
            <text:p>0,43</text:p>
          </table:table-cell>
          <table:table-cell office:value-type="float" office:value="3">
            <text:p>3</text:p>
          </table:table-cell>
          <table:table-cell table:formula="of:=VLOOKUP([.C43];[.$F$4:.$H$8];3)" office:value-type="float" office:value="2">
            <text:p>2</text:p>
          </table:table-cell>
          <table:table-cell table:number-columns-repeated="7"/>
        </table:table-row>
        <table:table-row table:style-name="ro2">
          <table:table-cell office:value-type="string">
            <text:p>K6s</text:p>
          </table:table-cell>
          <table:table-cell office:value-type="float" office:value="0.415421398684997">
            <text:p>0,42</text:p>
          </table:table-cell>
          <table:table-cell office:value-type="float" office:value="3">
            <text:p>3</text:p>
          </table:table-cell>
          <table:table-cell table:formula="of:=VLOOKUP([.C44];[.$F$4:.$H$8];3)" office:value-type="float" office:value="2">
            <text:p>2</text:p>
          </table:table-cell>
          <table:table-cell table:number-columns-repeated="7"/>
        </table:table-row>
        <table:table-row table:style-name="ro2">
          <table:table-cell office:value-type="string">
            <text:p>K4s</text:p>
          </table:table-cell>
          <table:table-cell office:value-type="float" office:value="0.414502849905003">
            <text:p>0,41</text:p>
          </table:table-cell>
          <table:table-cell office:value-type="float" office:value="3">
            <text:p>3</text:p>
          </table:table-cell>
          <table:table-cell table:formula="of:=VLOOKUP([.C45];[.$F$4:.$H$8];3)" office:value-type="float" office:value="2">
            <text:p>2</text:p>
          </table:table-cell>
          <table:table-cell table:number-columns-repeated="7"/>
        </table:table-row>
        <table:table-row table:style-name="ro2">
          <table:table-cell office:value-type="string">
            <text:p>A3s</text:p>
          </table:table-cell>
          <table:table-cell office:value-type="float" office:value="0.312116136236739">
            <text:p>0,31</text:p>
          </table:table-cell>
          <table:table-cell office:value-type="float" office:value="3">
            <text:p>3</text:p>
          </table:table-cell>
          <table:table-cell table:formula="of:=VLOOKUP([.C46];[.$F$4:.$H$8];3)" office:value-type="float" office:value="2">
            <text:p>2</text:p>
          </table:table-cell>
          <table:table-cell table:number-columns-repeated="7"/>
        </table:table-row>
        <table:table-row table:style-name="ro2">
          <table:table-cell office:value-type="float" office:value="44">
            <text:p>44</text:p>
          </table:table-cell>
          <table:table-cell office:value-type="float" office:value="0.312072892938497">
            <text:p>0,31</text:p>
          </table:table-cell>
          <table:table-cell office:value-type="float" office:value="3">
            <text:p>3</text:p>
          </table:table-cell>
          <table:table-cell table:formula="of:=VLOOKUP([.C47];[.$F$4:.$H$8];3)" office:value-type="float" office:value="2">
            <text:p>2</text:p>
          </table:table-cell>
          <table:table-cell table:number-columns-repeated="7"/>
        </table:table-row>
        <table:table-row table:style-name="ro2">
          <table:table-cell office:value-type="string">
            <text:p>87s</text:p>
          </table:table-cell>
          <table:table-cell office:value-type="float" office:value="0.306194690265487">
            <text:p>0,31</text:p>
          </table:table-cell>
          <table:table-cell office:value-type="float" office:value="3">
            <text:p>3</text:p>
          </table:table-cell>
          <table:table-cell table:formula="of:=VLOOKUP([.C48];[.$F$4:.$H$8];3)" office:value-type="float" office:value="2">
            <text:p>2</text:p>
          </table:table-cell>
          <table:table-cell table:number-columns-repeated="7"/>
        </table:table-row>
        <table:table-row table:style-name="ro2">
          <table:table-cell office:value-type="string">
            <text:p>A7o</text:p>
          </table:table-cell>
          <table:table-cell office:value-type="float" office:value="0.299689440993789">
            <text:p>0,30</text:p>
          </table:table-cell>
          <table:table-cell office:value-type="float" office:value="3">
            <text:p>3</text:p>
          </table:table-cell>
          <table:table-cell table:formula="of:=VLOOKUP([.C49];[.$F$4:.$H$8];3)" office:value-type="float" office:value="2">
            <text:p>2</text:p>
          </table:table-cell>
          <table:table-cell table:number-columns-repeated="7"/>
        </table:table-row>
        <table:table-row table:style-name="ro2">
          <table:table-cell office:value-type="string">
            <text:p>JTo</text:p>
          </table:table-cell>
          <table:table-cell office:value-type="float" office:value="0.274589371980676">
            <text:p>0,27</text:p>
          </table:table-cell>
          <table:table-cell office:value-type="float" office:value="3">
            <text:p>3</text:p>
          </table:table-cell>
          <table:table-cell table:formula="of:=VLOOKUP([.C50];[.$F$4:.$H$8];3)" office:value-type="float" office:value="2">
            <text:p>2</text:p>
          </table:table-cell>
          <table:table-cell table:number-columns-repeated="7"/>
        </table:table-row>
        <table:table-row table:style-name="ro2">
          <table:table-cell office:value-type="string">
            <text:p>Q9s</text:p>
          </table:table-cell>
          <table:table-cell office:value-type="float" office:value="0.265406976744186">
            <text:p>0,27</text:p>
          </table:table-cell>
          <table:table-cell office:value-type="float" office:value="3">
            <text:p>3</text:p>
          </table:table-cell>
          <table:table-cell table:formula="of:=VLOOKUP([.C51];[.$F$4:.$H$8];3)" office:value-type="float" office:value="2">
            <text:p>2</text:p>
          </table:table-cell>
          <table:table-cell table:number-columns-repeated="7"/>
        </table:table-row>
        <table:table-row table:style-name="ro2">
          <table:table-cell office:value-type="string">
            <text:p>J6s</text:p>
          </table:table-cell>
          <table:table-cell office:value-type="float" office:value="0.2599171107164">
            <text:p>0,26</text:p>
          </table:table-cell>
          <table:table-cell office:value-type="float" office:value="3">
            <text:p>3</text:p>
          </table:table-cell>
          <table:table-cell table:formula="of:=VLOOKUP([.C52];[.$F$4:.$H$8];3)" office:value-type="float" office:value="2">
            <text:p>2</text:p>
          </table:table-cell>
          <table:table-cell table:number-columns-repeated="7"/>
        </table:table-row>
        <table:table-row table:style-name="ro2">
          <table:table-cell office:value-type="string">
            <text:p>A4s</text:p>
          </table:table-cell>
          <table:table-cell office:value-type="float" office:value="0.259636563876652">
            <text:p>0,26</text:p>
          </table:table-cell>
          <table:table-cell office:value-type="float" office:value="3">
            <text:p>3</text:p>
          </table:table-cell>
          <table:table-cell table:formula="of:=VLOOKUP([.C53];[.$F$4:.$H$8];3)" office:value-type="float" office:value="2">
            <text:p>2</text:p>
          </table:table-cell>
          <table:table-cell table:number-columns-repeated="7"/>
        </table:table-row>
        <table:table-row table:style-name="ro2">
          <table:table-cell office:value-type="string">
            <text:p>A2s</text:p>
          </table:table-cell>
          <table:table-cell office:value-type="float" office:value="0.234285714285714">
            <text:p>0,23</text:p>
          </table:table-cell>
          <table:table-cell office:value-type="float" office:value="3">
            <text:p>3</text:p>
          </table:table-cell>
          <table:table-cell table:formula="of:=VLOOKUP([.C54];[.$F$4:.$H$8];3)" office:value-type="float" office:value="2">
            <text:p>2</text:p>
          </table:table-cell>
          <table:table-cell table:number-columns-repeated="7"/>
        </table:table-row>
        <table:table-row table:style-name="ro2">
          <table:table-cell office:value-type="string">
            <text:p>Q8s</text:p>
          </table:table-cell>
          <table:table-cell office:value-type="float" office:value="0.230429664508534">
            <text:p>0,23</text:p>
          </table:table-cell>
          <table:table-cell office:value-type="float" office:value="3">
            <text:p>3</text:p>
          </table:table-cell>
          <table:table-cell table:formula="of:=VLOOKUP([.C55];[.$F$4:.$H$8];3)" office:value-type="float" office:value="2">
            <text:p>2</text:p>
          </table:table-cell>
          <table:table-cell table:number-columns-repeated="7"/>
        </table:table-row>
        <table:table-row table:style-name="ro2">
          <table:table-cell office:value-type="string">
            <text:p>A5o</text:p>
          </table:table-cell>
          <table:table-cell office:value-type="float" office:value="0.223863194714341">
            <text:p>0,22</text:p>
          </table:table-cell>
          <table:table-cell office:value-type="float" office:value="3">
            <text:p>3</text:p>
          </table:table-cell>
          <table:table-cell table:formula="of:=VLOOKUP([.C56];[.$F$4:.$H$8];3)" office:value-type="float" office:value="2">
            <text:p>2</text:p>
          </table:table-cell>
          <table:table-cell table:number-columns-repeated="7"/>
        </table:table-row>
        <table:table-row table:style-name="ro2">
          <table:table-cell office:value-type="string">
            <text:p>A4o</text:p>
          </table:table-cell>
          <table:table-cell office:value-type="float" office:value="0.214994276993514">
            <text:p>0,21</text:p>
          </table:table-cell>
          <table:table-cell office:value-type="float" office:value="3">
            <text:p>3</text:p>
          </table:table-cell>
          <table:table-cell table:formula="of:=VLOOKUP([.C57];[.$F$4:.$H$8];3)" office:value-type="float" office:value="2">
            <text:p>2</text:p>
          </table:table-cell>
          <table:table-cell table:number-columns-repeated="7"/>
        </table:table-row>
        <table:table-row table:style-name="ro2">
          <table:table-cell office:value-type="string">
            <text:p>K9o</text:p>
          </table:table-cell>
          <table:table-cell office:value-type="float" office:value="0.210797405570393">
            <text:p>0,21</text:p>
          </table:table-cell>
          <table:table-cell office:value-type="float" office:value="3">
            <text:p>3</text:p>
          </table:table-cell>
          <table:table-cell table:formula="of:=VLOOKUP([.C58];[.$F$4:.$H$8];3)" office:value-type="float" office:value="2">
            <text:p>2</text:p>
          </table:table-cell>
          <table:table-cell table:number-columns-repeated="7"/>
        </table:table-row>
        <table:table-row table:style-name="ro2">
          <table:table-cell office:value-type="string">
            <text:p>K8o</text:p>
          </table:table-cell>
          <table:table-cell office:value-type="float" office:value="0.188718929254302">
            <text:p>0,19</text:p>
          </table:table-cell>
          <table:table-cell office:value-type="float" office:value="3">
            <text:p>3</text:p>
          </table:table-cell>
          <table:table-cell table:formula="of:=VLOOKUP([.C59];[.$F$4:.$H$8];3)" office:value-type="float" office:value="2">
            <text:p>2</text:p>
          </table:table-cell>
          <table:table-cell table:number-columns-repeated="7"/>
        </table:table-row>
        <table:table-row table:style-name="ro2">
          <table:table-cell office:value-type="string">
            <text:p>A6o</text:p>
          </table:table-cell>
          <table:table-cell office:value-type="float" office:value="0.174450019297569">
            <text:p>0,17</text:p>
          </table:table-cell>
          <table:table-cell office:value-type="float" office:value="3">
            <text:p>3</text:p>
          </table:table-cell>
          <table:table-cell table:formula="of:=VLOOKUP([.C60];[.$F$4:.$H$8];3)" office:value-type="float" office:value="2">
            <text:p>2</text:p>
          </table:table-cell>
          <table:table-cell table:number-columns-repeated="7"/>
        </table:table-row>
        <table:table-row table:style-name="ro2">
          <table:table-cell office:value-type="string">
            <text:p>K7s</text:p>
          </table:table-cell>
          <table:table-cell office:value-type="float" office:value="0.170688640376692">
            <text:p>0,17</text:p>
          </table:table-cell>
          <table:table-cell office:value-type="float" office:value="3">
            <text:p>3</text:p>
          </table:table-cell>
          <table:table-cell table:formula="of:=VLOOKUP([.C61];[.$F$4:.$H$8];3)" office:value-type="float" office:value="2">
            <text:p>2</text:p>
          </table:table-cell>
          <table:table-cell table:number-columns-repeated="7"/>
        </table:table-row>
        <table:table-row table:style-name="ro2">
          <table:table-cell office:value-type="string">
            <text:p>QTo</text:p>
          </table:table-cell>
          <table:table-cell office:value-type="float" office:value="0.160264900662252">
            <text:p>0,16</text:p>
          </table:table-cell>
          <table:table-cell office:value-type="float" office:value="3">
            <text:p>3</text:p>
          </table:table-cell>
          <table:table-cell table:formula="of:=VLOOKUP([.C62];[.$F$4:.$H$8];3)" office:value-type="float" office:value="2">
            <text:p>2</text:p>
          </table:table-cell>
          <table:table-cell table:number-columns-repeated="7"/>
        </table:table-row>
        <table:table-row table:style-name="ro2">
          <table:table-cell office:value-type="string">
            <text:p>98s</text:p>
          </table:table-cell>
          <table:table-cell office:value-type="float" office:value="0.154669839381321">
            <text:p>0,15</text:p>
          </table:table-cell>
          <table:table-cell office:value-type="float" office:value="3">
            <text:p>3</text:p>
          </table:table-cell>
          <table:table-cell table:formula="of:=VLOOKUP([.C63];[.$F$4:.$H$8];3)" office:value-type="float" office:value="2">
            <text:p>2</text:p>
          </table:table-cell>
          <table:table-cell table:number-columns-repeated="7"/>
        </table:table-row>
        <table:table-row table:style-name="ro2">
          <table:table-cell office:value-type="string">
            <text:p>T9s</text:p>
          </table:table-cell>
          <table:table-cell office:value-type="float" office:value="0.143495254048018">
            <text:p>0,14</text:p>
          </table:table-cell>
          <table:table-cell office:value-type="float" office:value="3">
            <text:p>3</text:p>
          </table:table-cell>
          <table:table-cell table:formula="of:=VLOOKUP([.C64];[.$F$4:.$H$8];3)" office:value-type="float" office:value="2">
            <text:p>2</text:p>
          </table:table-cell>
          <table:table-cell table:number-columns-repeated="7"/>
        </table:table-row>
        <table:table-row table:style-name="ro2">
          <table:table-cell table:style-name="ce12" office:value-type="string">
            <text:p>T8s</text:p>
          </table:table-cell>
          <table:table-cell table:style-name="ce16" office:value-type="float" office:value="0.102645198389879">
            <text:p>0,10</text:p>
          </table:table-cell>
          <table:table-cell table:style-name="ce44" office:value-type="float" office:value="2">
            <text:p>2</text:p>
          </table:table-cell>
          <table:table-cell table:style-name="ce25" table:formula="of:=VLOOKUP([.C65];[.$F$4:.$H$8];3)" office:value-type="float" office:value="1">
            <text:p>1</text:p>
          </table:table-cell>
          <table:table-cell table:number-columns-repeated="7"/>
        </table:table-row>
        <table:table-row table:style-name="ro2">
          <table:table-cell table:style-name="ce12" office:value-type="string">
            <text:p>Q9o</text:p>
          </table:table-cell>
          <table:table-cell table:style-name="ce16" office:value-type="float" office:value="0.0987045630317092">
            <text:p>0,10</text:p>
          </table:table-cell>
          <table:table-cell table:style-name="ce44" office:value-type="float" office:value="2">
            <text:p>2</text:p>
          </table:table-cell>
          <table:table-cell table:style-name="ce25" table:formula="of:=VLOOKUP([.C66];[.$F$4:.$H$8];3)" office:value-type="float" office:value="1">
            <text:p>1</text:p>
          </table:table-cell>
          <table:table-cell table:number-columns-repeated="7"/>
        </table:table-row>
        <table:table-row table:style-name="ro2">
          <table:table-cell table:style-name="ce12" office:value-type="string">
            <text:p>Q6s</text:p>
          </table:table-cell>
          <table:table-cell table:style-name="ce16" office:value-type="float" office:value="0.0862068965517241">
            <text:p>0,09</text:p>
          </table:table-cell>
          <table:table-cell table:style-name="ce44" office:value-type="float" office:value="2">
            <text:p>2</text:p>
          </table:table-cell>
          <table:table-cell table:style-name="ce25" table:formula="of:=VLOOKUP([.C67];[.$F$4:.$H$8];3)" office:value-type="float" office:value="1">
            <text:p>1</text:p>
          </table:table-cell>
          <table:table-cell table:number-columns-repeated="7"/>
        </table:table-row>
        <table:table-row table:style-name="ro2">
          <table:table-cell table:style-name="ce12" office:value-type="string">
            <text:p>K6o</text:p>
          </table:table-cell>
          <table:table-cell table:style-name="ce16" office:value-type="float" office:value="0.0811884935654807">
            <text:p>0,08</text:p>
          </table:table-cell>
          <table:table-cell table:style-name="ce44" office:value-type="float" office:value="2">
            <text:p>2</text:p>
          </table:table-cell>
          <table:table-cell table:style-name="ce25" table:formula="of:=VLOOKUP([.C68];[.$F$4:.$H$8];3)" office:value-type="float" office:value="1">
            <text:p>1</text:p>
          </table:table-cell>
          <table:table-cell table:number-columns-repeated="7"/>
        </table:table-row>
        <table:table-row table:style-name="ro2">
          <table:table-cell table:style-name="ce12" office:value-type="string">
            <text:p>A3o</text:p>
          </table:table-cell>
          <table:table-cell table:style-name="ce16" office:value-type="float" office:value="0.0702834799608993">
            <text:p>0,07</text:p>
          </table:table-cell>
          <table:table-cell table:style-name="ce44" office:value-type="float" office:value="2">
            <text:p>2</text:p>
          </table:table-cell>
          <table:table-cell table:style-name="ce25" table:formula="of:=VLOOKUP([.C69];[.$F$4:.$H$8];3)" office:value-type="float" office:value="1">
            <text:p>1</text:p>
          </table:table-cell>
          <table:table-cell table:number-columns-repeated="7"/>
        </table:table-row>
        <table:table-row table:style-name="ro2">
          <table:table-cell table:style-name="ce12" office:value-type="string">
            <text:p>Q5s</text:p>
          </table:table-cell>
          <table:table-cell table:style-name="ce16" office:value-type="float" office:value="0.0649188514357054">
            <text:p>0,06</text:p>
          </table:table-cell>
          <table:table-cell table:style-name="ce44" office:value-type="float" office:value="2">
            <text:p>2</text:p>
          </table:table-cell>
          <table:table-cell table:style-name="ce25" table:formula="of:=VLOOKUP([.C70];[.$F$4:.$H$8];3)" office:value-type="float" office:value="1">
            <text:p>1</text:p>
          </table:table-cell>
          <table:table-cell table:number-columns-repeated="7"/>
        </table:table-row>
        <table:table-row table:style-name="ro2">
          <table:table-cell table:style-name="ce12" office:value-type="string">
            <text:p>T9o</text:p>
          </table:table-cell>
          <table:table-cell table:style-name="ce16" office:value-type="float" office:value="0.059751528298166">
            <text:p>0,06</text:p>
          </table:table-cell>
          <table:table-cell table:style-name="ce44" office:value-type="float" office:value="2">
            <text:p>2</text:p>
          </table:table-cell>
          <table:table-cell table:style-name="ce25" table:formula="of:=VLOOKUP([.C71];[.$F$4:.$H$8];3)" office:value-type="float" office:value="1">
            <text:p>1</text:p>
          </table:table-cell>
          <table:table-cell table:number-columns-repeated="7"/>
        </table:table-row>
        <table:table-row table:style-name="ro2">
          <table:table-cell table:style-name="ce12" office:value-type="string">
            <text:p>Q4s</text:p>
          </table:table-cell>
          <table:table-cell table:style-name="ce16" office:value-type="float" office:value="0.0543981481481482">
            <text:p>0,05</text:p>
          </table:table-cell>
          <table:table-cell table:style-name="ce44" office:value-type="float" office:value="2">
            <text:p>2</text:p>
          </table:table-cell>
          <table:table-cell table:style-name="ce25" table:formula="of:=VLOOKUP([.C72];[.$F$4:.$H$8];3)" office:value-type="float" office:value="1">
            <text:p>1</text:p>
          </table:table-cell>
          <table:table-cell table:number-columns-repeated="7"/>
        </table:table-row>
        <table:table-row table:style-name="ro2">
          <table:table-cell table:style-name="ce12" office:value-type="string">
            <text:p>J9o</text:p>
          </table:table-cell>
          <table:table-cell table:style-name="ce16" office:value-type="float" office:value="0.0498367582101018">
            <text:p>0,05</text:p>
          </table:table-cell>
          <table:table-cell table:style-name="ce44" office:value-type="float" office:value="2">
            <text:p>2</text:p>
          </table:table-cell>
          <table:table-cell table:style-name="ce25" table:formula="of:=VLOOKUP([.C73];[.$F$4:.$H$8];3)" office:value-type="float" office:value="1">
            <text:p>1</text:p>
          </table:table-cell>
          <table:table-cell table:number-columns-repeated="7"/>
        </table:table-row>
        <table:table-row table:style-name="ro2">
          <table:table-cell table:style-name="ce12" office:value-type="string">
            <text:p>97s</text:p>
          </table:table-cell>
          <table:table-cell table:style-name="ce16" office:value-type="float" office:value="0.0462592804111936">
            <text:p>0,05</text:p>
          </table:table-cell>
          <table:table-cell table:style-name="ce44" office:value-type="float" office:value="2">
            <text:p>2</text:p>
          </table:table-cell>
          <table:table-cell table:style-name="ce25" table:formula="of:=VLOOKUP([.C74];[.$F$4:.$H$8];3)" office:value-type="float" office:value="1">
            <text:p>1</text:p>
          </table:table-cell>
          <table:table-cell table:number-columns-repeated="7"/>
        </table:table-row>
        <table:table-row table:style-name="ro2">
          <table:table-cell table:style-name="ce12" office:value-type="string">
            <text:p>K7o</text:p>
          </table:table-cell>
          <table:table-cell table:style-name="ce16" office:value-type="float" office:value="0.0232317531978932">
            <text:p>0,02</text:p>
          </table:table-cell>
          <table:table-cell table:style-name="ce44" office:value-type="float" office:value="2">
            <text:p>2</text:p>
          </table:table-cell>
          <table:table-cell table:style-name="ce25" table:formula="of:=VLOOKUP([.C75];[.$F$4:.$H$8];3)" office:value-type="float" office:value="1">
            <text:p>1</text:p>
          </table:table-cell>
          <table:table-cell table:number-columns-repeated="7"/>
        </table:table-row>
        <table:table-row table:style-name="ro2">
          <table:table-cell table:style-name="ce12" office:value-type="string">
            <text:p>Q8o</text:p>
          </table:table-cell>
          <table:table-cell table:style-name="ce16" office:value-type="float" office:value="0.0140911670134292">
            <text:p>0,01</text:p>
          </table:table-cell>
          <table:table-cell table:style-name="ce44" office:value-type="float" office:value="2">
            <text:p>2</text:p>
          </table:table-cell>
          <table:table-cell table:style-name="ce25" table:formula="of:=VLOOKUP([.C76];[.$F$4:.$H$8];3)" office:value-type="float" office:value="1">
            <text:p>1</text:p>
          </table:table-cell>
          <table:table-cell table:number-columns-repeated="7"/>
        </table:table-row>
        <table:table-row table:style-name="ro2">
          <table:table-cell table:style-name="ce12" office:value-type="float" office:value="33">
            <text:p>33</text:p>
          </table:table-cell>
          <table:table-cell table:style-name="ce16" office:value-type="float" office:value="0.00440107156525067">
            <text:p>0,00</text:p>
          </table:table-cell>
          <table:table-cell table:style-name="ce44" office:value-type="float" office:value="2">
            <text:p>2</text:p>
          </table:table-cell>
          <table:table-cell table:style-name="ce25" table:formula="of:=VLOOKUP([.C77];[.$F$4:.$H$8];3)" office:value-type="float" office:value="1">
            <text:p>1</text:p>
          </table:table-cell>
          <table:table-cell table:number-columns-repeated="7"/>
        </table:table-row>
        <table:table-row table:style-name="ro2">
          <table:table-cell table:style-name="ce12" office:value-type="string">
            <text:p>76s</text:p>
          </table:table-cell>
          <table:table-cell table:style-name="ce16" office:value-type="float" office:value="-0.00429061784897025">
            <text:p>-0,00</text:p>
          </table:table-cell>
          <table:table-cell table:style-name="ce44" office:value-type="float" office:value="2">
            <text:p>2</text:p>
          </table:table-cell>
          <table:table-cell table:style-name="ce25" table:formula="of:=VLOOKUP([.C78];[.$F$4:.$H$8];3)" office:value-type="float" office:value="1">
            <text:p>1</text:p>
          </table:table-cell>
          <table:table-cell table:number-columns-repeated="7"/>
        </table:table-row>
        <table:table-row table:style-name="ro2">
          <table:table-cell table:style-name="ce12" office:value-type="string">
            <text:p>86s</text:p>
          </table:table-cell>
          <table:table-cell table:style-name="ce16" office:value-type="float" office:value="-0.0200803212851406">
            <text:p>-0,02</text:p>
          </table:table-cell>
          <table:table-cell table:style-name="ce44" office:value-type="float" office:value="2">
            <text:p>2</text:p>
          </table:table-cell>
          <table:table-cell table:style-name="ce25" table:formula="of:=VLOOKUP([.C79];[.$F$4:.$H$8];3)" office:value-type="float" office:value="1">
            <text:p>1</text:p>
          </table:table-cell>
          <table:table-cell table:number-columns-repeated="7"/>
        </table:table-row>
        <table:table-row table:style-name="ro2">
          <table:table-cell table:style-name="ce12" office:value-type="string">
            <text:p>J5s</text:p>
          </table:table-cell>
          <table:table-cell table:style-name="ce16" office:value-type="float" office:value="-0.03125">
            <text:p>-0,03</text:p>
          </table:table-cell>
          <table:table-cell table:style-name="ce44" office:value-type="float" office:value="2">
            <text:p>2</text:p>
          </table:table-cell>
          <table:table-cell table:style-name="ce25" table:formula="of:=VLOOKUP([.C80];[.$F$4:.$H$8];3)" office:value-type="float" office:value="1">
            <text:p>1</text:p>
          </table:table-cell>
          <table:table-cell table:number-columns-repeated="7"/>
        </table:table-row>
        <table:table-row table:style-name="ro2">
          <table:table-cell table:style-name="ce12" office:value-type="string">
            <text:p>96s</text:p>
          </table:table-cell>
          <table:table-cell table:style-name="ce16" office:value-type="float" office:value="-0.0470035252643948">
            <text:p>-0,05</text:p>
          </table:table-cell>
          <table:table-cell table:style-name="ce44" office:value-type="float" office:value="2">
            <text:p>2</text:p>
          </table:table-cell>
          <table:table-cell table:style-name="ce25" table:formula="of:=VLOOKUP([.C81];[.$F$4:.$H$8];3)" office:value-type="float" office:value="1">
            <text:p>1</text:p>
          </table:table-cell>
          <table:table-cell table:number-columns-repeated="7"/>
        </table:table-row>
        <table:table-row table:style-name="ro2">
          <table:table-cell table:style-name="ce12" office:value-type="string">
            <text:p>A2o</text:p>
          </table:table-cell>
          <table:table-cell table:style-name="ce16" office:value-type="float" office:value="-0.0686797485235283">
            <text:p>-0,07</text:p>
          </table:table-cell>
          <table:table-cell table:style-name="ce44" office:value-type="float" office:value="2">
            <text:p>2</text:p>
          </table:table-cell>
          <table:table-cell table:style-name="ce25" table:formula="of:=VLOOKUP([.C82];[.$F$4:.$H$8];3)" office:value-type="float" office:value="1">
            <text:p>1</text:p>
          </table:table-cell>
          <table:table-cell table:number-columns-repeated="7"/>
        </table:table-row>
        <table:table-row table:style-name="ro2">
          <table:table-cell table:style-name="ce12" office:value-type="string">
            <text:p>75s</text:p>
          </table:table-cell>
          <table:table-cell table:style-name="ce16" office:value-type="float" office:value="-0.0820244328097731">
            <text:p>-0,08</text:p>
          </table:table-cell>
          <table:table-cell table:style-name="ce44" office:value-type="float" office:value="2">
            <text:p>2</text:p>
          </table:table-cell>
          <table:table-cell table:style-name="ce25" table:formula="of:=VLOOKUP([.C83];[.$F$4:.$H$8];3)" office:value-type="float" office:value="1">
            <text:p>1</text:p>
          </table:table-cell>
          <table:table-cell table:number-columns-repeated="7"/>
        </table:table-row>
        <table:table-row table:style-name="ro2">
          <table:table-cell table:style-name="ce12" office:value-type="string">
            <text:p>85s</text:p>
          </table:table-cell>
          <table:table-cell table:style-name="ce16" office:value-type="float" office:value="-0.0954922894424674">
            <text:p>-0,10</text:p>
          </table:table-cell>
          <table:table-cell table:style-name="ce44" office:value-type="float" office:value="2">
            <text:p>2</text:p>
          </table:table-cell>
          <table:table-cell table:style-name="ce25" table:formula="of:=VLOOKUP([.C84];[.$F$4:.$H$8];3)" office:value-type="float" office:value="1">
            <text:p>1</text:p>
          </table:table-cell>
          <table:table-cell table:number-columns-repeated="7"/>
        </table:table-row>
        <table:table-row table:style-name="ro2">
          <table:table-cell table:style-name="ce12" office:value-type="string">
            <text:p>95s</text:p>
          </table:table-cell>
          <table:table-cell table:style-name="ce16" office:value-type="float" office:value="-0.100239377618193">
            <text:p>-0,10</text:p>
          </table:table-cell>
          <table:table-cell table:style-name="ce44" office:value-type="float" office:value="2">
            <text:p>2</text:p>
          </table:table-cell>
          <table:table-cell table:style-name="ce25" table:formula="of:=VLOOKUP([.C85];[.$F$4:.$H$8];3)" office:value-type="float" office:value="1">
            <text:p>1</text:p>
          </table:table-cell>
          <table:table-cell table:number-columns-repeated="7"/>
        </table:table-row>
        <table:table-row table:style-name="ro2">
          <table:table-cell table:style-name="ce12" office:value-type="string">
            <text:p>98o</text:p>
          </table:table-cell>
          <table:table-cell table:style-name="ce16" office:value-type="float" office:value="-0.105454545454545">
            <text:p>-0,11</text:p>
          </table:table-cell>
          <table:table-cell table:style-name="ce44" office:value-type="float" office:value="2">
            <text:p>2</text:p>
          </table:table-cell>
          <table:table-cell table:style-name="ce25" table:formula="of:=VLOOKUP([.C86];[.$F$4:.$H$8];3)" office:value-type="float" office:value="1">
            <text:p>1</text:p>
          </table:table-cell>
          <table:table-cell table:number-columns-repeated="7"/>
        </table:table-row>
        <table:table-row table:style-name="ro2">
          <table:table-cell table:style-name="ce12" office:value-type="string">
            <text:p>Q7s</text:p>
          </table:table-cell>
          <table:table-cell table:style-name="ce16" office:value-type="float" office:value="-0.111047510017172">
            <text:p>-0,11</text:p>
          </table:table-cell>
          <table:table-cell table:style-name="ce44" office:value-type="float" office:value="2">
            <text:p>2</text:p>
          </table:table-cell>
          <table:table-cell table:style-name="ce25" table:formula="of:=VLOOKUP([.C87];[.$F$4:.$H$8];3)" office:value-type="float" office:value="1">
            <text:p>1</text:p>
          </table:table-cell>
          <table:table-cell table:number-columns-repeated="7"/>
        </table:table-row>
        <table:table-row table:style-name="ro2">
          <table:table-cell table:style-name="ce12" office:value-type="string">
            <text:p>Q6o</text:p>
          </table:table-cell>
          <table:table-cell table:style-name="ce16" office:value-type="float" office:value="-0.118084700495994">
            <text:p>-0,12</text:p>
          </table:table-cell>
          <table:table-cell table:style-name="ce44" office:value-type="float" office:value="2">
            <text:p>2</text:p>
          </table:table-cell>
          <table:table-cell table:style-name="ce25" table:formula="of:=VLOOKUP([.C88];[.$F$4:.$H$8];3)" office:value-type="float" office:value="1">
            <text:p>1</text:p>
          </table:table-cell>
          <table:table-cell table:number-columns-repeated="7"/>
        </table:table-row>
        <table:table-row table:style-name="ro2">
          <table:table-cell table:style-name="ce12" office:value-type="string">
            <text:p>T4s</text:p>
          </table:table-cell>
          <table:table-cell table:style-name="ce16" office:value-type="float" office:value="-0.121902017291066">
            <text:p>-0,12</text:p>
          </table:table-cell>
          <table:table-cell table:style-name="ce44" office:value-type="float" office:value="2">
            <text:p>2</text:p>
          </table:table-cell>
          <table:table-cell table:style-name="ce25" table:formula="of:=VLOOKUP([.C89];[.$F$4:.$H$8];3)" office:value-type="float" office:value="1">
            <text:p>1</text:p>
          </table:table-cell>
          <table:table-cell table:number-columns-repeated="7"/>
        </table:table-row>
        <table:table-row table:style-name="ro2">
          <table:table-cell table:style-name="ce12" office:value-type="string">
            <text:p>T7s</text:p>
          </table:table-cell>
          <table:table-cell table:style-name="ce16" office:value-type="float" office:value="-0.152769679300292">
            <text:p>-0,15</text:p>
          </table:table-cell>
          <table:table-cell table:style-name="ce44" office:value-type="float" office:value="2">
            <text:p>2</text:p>
          </table:table-cell>
          <table:table-cell table:style-name="ce25" table:formula="of:=VLOOKUP([.C90];[.$F$4:.$H$8];3)" office:value-type="float" office:value="1">
            <text:p>1</text:p>
          </table:table-cell>
          <table:table-cell table:number-columns-repeated="7"/>
        </table:table-row>
        <table:table-row table:style-name="ro2">
          <table:table-cell table:style-name="ce12" office:value-type="string">
            <text:p>J7s</text:p>
          </table:table-cell>
          <table:table-cell table:style-name="ce16" office:value-type="float" office:value="-0.155409115870401">
            <text:p>-0,16</text:p>
          </table:table-cell>
          <table:table-cell table:style-name="ce44" office:value-type="float" office:value="2">
            <text:p>2</text:p>
          </table:table-cell>
          <table:table-cell table:style-name="ce25" table:formula="of:=VLOOKUP([.C91];[.$F$4:.$H$8];3)" office:value-type="float" office:value="1">
            <text:p>1</text:p>
          </table:table-cell>
          <table:table-cell table:number-columns-repeated="7"/>
        </table:table-row>
        <table:table-row table:style-name="ro2">
          <table:table-cell table:style-name="ce12" office:value-type="string">
            <text:p>97o</text:p>
          </table:table-cell>
          <table:table-cell table:style-name="ce16" office:value-type="float" office:value="-0.155532555513737">
            <text:p>-0,16</text:p>
          </table:table-cell>
          <table:table-cell table:style-name="ce44" office:value-type="float" office:value="2">
            <text:p>2</text:p>
          </table:table-cell>
          <table:table-cell table:style-name="ce25" table:formula="of:=VLOOKUP([.C92];[.$F$4:.$H$8];3)" office:value-type="float" office:value="1">
            <text:p>1</text:p>
          </table:table-cell>
          <table:table-cell table:number-columns-repeated="7"/>
        </table:table-row>
        <table:table-row table:style-name="ro2">
          <table:table-cell table:style-name="ce12" office:value-type="string">
            <text:p>K2s</text:p>
          </table:table-cell>
          <table:table-cell table:style-name="ce16" office:value-type="float" office:value="-0.159770114942529">
            <text:p>-0,16</text:p>
          </table:table-cell>
          <table:table-cell table:style-name="ce44" office:value-type="float" office:value="2">
            <text:p>2</text:p>
          </table:table-cell>
          <table:table-cell table:style-name="ce25" table:formula="of:=VLOOKUP([.C93];[.$F$4:.$H$8];3)" office:value-type="float" office:value="1">
            <text:p>1</text:p>
          </table:table-cell>
          <table:table-cell table:number-columns-repeated="7"/>
        </table:table-row>
        <table:table-row table:style-name="ro2">
          <table:table-cell table:style-name="ce12" office:value-type="string">
            <text:p>K5o</text:p>
          </table:table-cell>
          <table:table-cell table:style-name="ce16" office:value-type="float" office:value="-0.169740634005764">
            <text:p>-0,17</text:p>
          </table:table-cell>
          <table:table-cell table:style-name="ce44" office:value-type="float" office:value="2">
            <text:p>2</text:p>
          </table:table-cell>
          <table:table-cell table:style-name="ce25" table:formula="of:=VLOOKUP([.C94];[.$F$4:.$H$8];3)" office:value-type="float" office:value="1">
            <text:p>1</text:p>
          </table:table-cell>
          <table:table-cell table:number-columns-repeated="7"/>
        </table:table-row>
        <table:table-row table:style-name="ro2">
          <table:table-cell table:style-name="ce12" office:value-type="string">
            <text:p>87o</text:p>
          </table:table-cell>
          <table:table-cell table:style-name="ce16" office:value-type="float" office:value="-0.171520423600605">
            <text:p>-0,17</text:p>
          </table:table-cell>
          <table:table-cell table:style-name="ce44" office:value-type="float" office:value="2">
            <text:p>2</text:p>
          </table:table-cell>
          <table:table-cell table:style-name="ce25" table:formula="of:=VLOOKUP([.C95];[.$F$4:.$H$8];3)" office:value-type="float" office:value="1">
            <text:p>1</text:p>
          </table:table-cell>
          <table:table-cell table:number-columns-repeated="7"/>
        </table:table-row>
        <table:table-row table:style-name="ro2">
          <table:table-cell table:style-name="ce12" office:value-type="string">
            <text:p>Q3s</text:p>
          </table:table-cell>
          <table:table-cell table:style-name="ce16" office:value-type="float" office:value="-0.185361749859787">
            <text:p>-0,19</text:p>
          </table:table-cell>
          <table:table-cell table:style-name="ce44" office:value-type="float" office:value="2">
            <text:p>2</text:p>
          </table:table-cell>
          <table:table-cell table:style-name="ce25" table:formula="of:=VLOOKUP([.C96];[.$F$4:.$H$8];3)" office:value-type="float" office:value="1">
            <text:p>1</text:p>
          </table:table-cell>
          <table:table-cell table:number-columns-repeated="7"/>
        </table:table-row>
        <table:table-row table:style-name="ro2">
          <table:table-cell table:style-name="ce12" office:value-type="string">
            <text:p>J2s</text:p>
          </table:table-cell>
          <table:table-cell table:style-name="ce16" office:value-type="float" office:value="-0.18978102189781">
            <text:p>-0,19</text:p>
          </table:table-cell>
          <table:table-cell table:style-name="ce44" office:value-type="float" office:value="2">
            <text:p>2</text:p>
          </table:table-cell>
          <table:table-cell table:style-name="ce25" table:formula="of:=VLOOKUP([.C97];[.$F$4:.$H$8];3)" office:value-type="float" office:value="1">
            <text:p>1</text:p>
          </table:table-cell>
          <table:table-cell table:number-columns-repeated="7"/>
        </table:table-row>
        <table:table-row table:style-name="ro2">
          <table:table-cell table:style-name="ce12" office:value-type="string">
            <text:p>T3s</text:p>
          </table:table-cell>
          <table:table-cell table:style-name="ce16" office:value-type="float" office:value="-0.197325327510917">
            <text:p>-0,20</text:p>
          </table:table-cell>
          <table:table-cell table:style-name="ce44" office:value-type="float" office:value="2">
            <text:p>2</text:p>
          </table:table-cell>
          <table:table-cell table:style-name="ce25" table:formula="of:=VLOOKUP([.C98];[.$F$4:.$H$8];3)" office:value-type="float" office:value="1">
            <text:p>1</text:p>
          </table:table-cell>
          <table:table-cell table:number-columns-repeated="7"/>
        </table:table-row>
        <table:table-row table:style-name="ro2">
          <table:table-cell table:style-name="ce12" office:value-type="string">
            <text:p>T6o</text:p>
          </table:table-cell>
          <table:table-cell table:style-name="ce16" office:value-type="float" office:value="-0.199782951854775">
            <text:p>-0,20</text:p>
          </table:table-cell>
          <table:table-cell table:style-name="ce44" office:value-type="float" office:value="2">
            <text:p>2</text:p>
          </table:table-cell>
          <table:table-cell table:style-name="ce25" table:formula="of:=VLOOKUP([.C99];[.$F$4:.$H$8];3)" office:value-type="float" office:value="1">
            <text:p>1</text:p>
          </table:table-cell>
          <table:table-cell table:number-columns-repeated="7"/>
        </table:table-row>
        <table:table-row table:style-name="ro2">
          <table:table-cell table:style-name="ce12" office:value-type="string">
            <text:p>T8o</text:p>
          </table:table-cell>
          <table:table-cell table:style-name="ce16" office:value-type="float" office:value="-0.204813546423135">
            <text:p>-0,20</text:p>
          </table:table-cell>
          <table:table-cell table:style-name="ce44" office:value-type="float" office:value="2">
            <text:p>2</text:p>
          </table:table-cell>
          <table:table-cell table:style-name="ce25" table:formula="of:=VLOOKUP([.C100];[.$F$4:.$H$8];3)" office:value-type="float" office:value="1">
            <text:p>1</text:p>
          </table:table-cell>
          <table:table-cell table:number-columns-repeated="7"/>
        </table:table-row>
        <table:table-row table:style-name="ro2">
          <table:table-cell table:style-name="ce12" office:value-type="string">
            <text:p>T6s</text:p>
          </table:table-cell>
          <table:table-cell table:style-name="ce16" office:value-type="float" office:value="-0.207122507122507">
            <text:p>-0,21</text:p>
          </table:table-cell>
          <table:table-cell table:style-name="ce44" office:value-type="float" office:value="2">
            <text:p>2</text:p>
          </table:table-cell>
          <table:table-cell table:style-name="ce25" table:formula="of:=VLOOKUP([.C101];[.$F$4:.$H$8];3)" office:value-type="float" office:value="1">
            <text:p>1</text:p>
          </table:table-cell>
          <table:table-cell table:number-columns-repeated="7"/>
        </table:table-row>
        <table:table-row table:style-name="ro2">
          <table:table-cell table:style-name="ce12" office:value-type="string">
            <text:p>J7o</text:p>
          </table:table-cell>
          <table:table-cell table:style-name="ce16" office:value-type="float" office:value="-0.207577782019469">
            <text:p>-0,21</text:p>
          </table:table-cell>
          <table:table-cell table:style-name="ce44" office:value-type="float" office:value="2">
            <text:p>2</text:p>
          </table:table-cell>
          <table:table-cell table:style-name="ce25" table:formula="of:=VLOOKUP([.C102];[.$F$4:.$H$8];3)" office:value-type="float" office:value="1">
            <text:p>1</text:p>
          </table:table-cell>
          <table:table-cell table:number-columns-repeated="7"/>
        </table:table-row>
        <table:table-row table:style-name="ro2">
          <table:table-cell table:style-name="ce12" office:value-type="float" office:value="22">
            <text:p>22</text:p>
          </table:table-cell>
          <table:table-cell table:style-name="ce16" office:value-type="float" office:value="-0.216899283289325">
            <text:p>-0,22</text:p>
          </table:table-cell>
          <table:table-cell table:style-name="ce44" office:value-type="float" office:value="2">
            <text:p>2</text:p>
          </table:table-cell>
          <table:table-cell table:style-name="ce25" table:formula="of:=VLOOKUP([.C103];[.$F$4:.$H$8];3)" office:value-type="float" office:value="1">
            <text:p>1</text:p>
          </table:table-cell>
          <table:table-cell table:number-columns-repeated="7"/>
        </table:table-row>
        <table:table-row table:style-name="ro2">
          <table:table-cell table:style-name="ce12" office:value-type="string">
            <text:p>T5s</text:p>
          </table:table-cell>
          <table:table-cell table:style-name="ce16" office:value-type="float" office:value="-0.22376179245283">
            <text:p>-0,22</text:p>
          </table:table-cell>
          <table:table-cell table:style-name="ce44" office:value-type="float" office:value="2">
            <text:p>2</text:p>
          </table:table-cell>
          <table:table-cell table:style-name="ce25" table:formula="of:=VLOOKUP([.C104];[.$F$4:.$H$8];3)" office:value-type="float" office:value="1">
            <text:p>1</text:p>
          </table:table-cell>
          <table:table-cell table:number-columns-repeated="7"/>
        </table:table-row>
        <table:table-row table:style-name="ro2">
          <table:table-cell table:style-name="ce12" office:value-type="string">
            <text:p>T7o</text:p>
          </table:table-cell>
          <table:table-cell table:style-name="ce16" office:value-type="float" office:value="-0.227010942599347">
            <text:p>-0,23</text:p>
          </table:table-cell>
          <table:table-cell table:style-name="ce44" office:value-type="float" office:value="2">
            <text:p>2</text:p>
          </table:table-cell>
          <table:table-cell table:style-name="ce25" table:formula="of:=VLOOKUP([.C105];[.$F$4:.$H$8];3)" office:value-type="float" office:value="1">
            <text:p>1</text:p>
          </table:table-cell>
          <table:table-cell table:number-columns-repeated="7"/>
        </table:table-row>
        <table:table-row table:style-name="ro2">
          <table:table-cell table:style-name="ce12" office:value-type="string">
            <text:p>J8o</text:p>
          </table:table-cell>
          <table:table-cell table:style-name="ce16" office:value-type="float" office:value="-0.228533180340409">
            <text:p>-0,23</text:p>
          </table:table-cell>
          <table:table-cell table:style-name="ce44" office:value-type="float" office:value="2">
            <text:p>2</text:p>
          </table:table-cell>
          <table:table-cell table:style-name="ce25" table:formula="of:=VLOOKUP([.C106];[.$F$4:.$H$8];3)" office:value-type="float" office:value="1">
            <text:p>1</text:p>
          </table:table-cell>
          <table:table-cell table:number-columns-repeated="7"/>
        </table:table-row>
        <table:table-row table:style-name="ro2">
          <table:table-cell table:style-name="ce12" office:value-type="string">
            <text:p>54s</text:p>
          </table:table-cell>
          <table:table-cell table:style-name="ce16" office:value-type="float" office:value="-0.250709018718094">
            <text:p>-0,25</text:p>
          </table:table-cell>
          <table:table-cell table:style-name="ce44" office:value-type="float" office:value="2">
            <text:p>2</text:p>
          </table:table-cell>
          <table:table-cell table:style-name="ce25" table:formula="of:=VLOOKUP([.C107];[.$F$4:.$H$8];3)" office:value-type="float" office:value="1">
            <text:p>1</text:p>
          </table:table-cell>
          <table:table-cell table:number-columns-repeated="7"/>
        </table:table-row>
        <table:table-row table:style-name="ro2">
          <table:table-cell table:style-name="ce12" office:value-type="string">
            <text:p>K3o</text:p>
          </table:table-cell>
          <table:table-cell table:style-name="ce16" office:value-type="float" office:value="-0.25525905726529">
            <text:p>-0,26</text:p>
          </table:table-cell>
          <table:table-cell table:style-name="ce44" office:value-type="float" office:value="2">
            <text:p>2</text:p>
          </table:table-cell>
          <table:table-cell table:style-name="ce25" table:formula="of:=VLOOKUP([.C108];[.$F$4:.$H$8];3)" office:value-type="float" office:value="1">
            <text:p>1</text:p>
          </table:table-cell>
          <table:table-cell table:number-columns-repeated="7"/>
        </table:table-row>
        <table:table-row table:style-name="ro2">
          <table:table-cell table:style-name="ce12" office:value-type="string">
            <text:p>Q4o</text:p>
          </table:table-cell>
          <table:table-cell table:style-name="ce16" office:value-type="float" office:value="-0.260670731707317">
            <text:p>-0,26</text:p>
          </table:table-cell>
          <table:table-cell table:style-name="ce44" office:value-type="float" office:value="2">
            <text:p>2</text:p>
          </table:table-cell>
          <table:table-cell table:style-name="ce25" table:formula="of:=VLOOKUP([.C109];[.$F$4:.$H$8];3)" office:value-type="float" office:value="1">
            <text:p>1</text:p>
          </table:table-cell>
          <table:table-cell table:number-columns-repeated="7"/>
        </table:table-row>
        <table:table-row table:style-name="ro2">
          <table:table-cell table:style-name="ce12" office:value-type="string">
            <text:p>65s</text:p>
          </table:table-cell>
          <table:table-cell table:style-name="ce16" office:value-type="float" office:value="-0.263698630136986">
            <text:p>-0,26</text:p>
          </table:table-cell>
          <table:table-cell table:style-name="ce44" office:value-type="float" office:value="2">
            <text:p>2</text:p>
          </table:table-cell>
          <table:table-cell table:style-name="ce25" table:formula="of:=VLOOKUP([.C110];[.$F$4:.$H$8];3)" office:value-type="float" office:value="1">
            <text:p>1</text:p>
          </table:table-cell>
          <table:table-cell table:number-columns-repeated="7"/>
        </table:table-row>
        <table:table-row table:style-name="ro2">
          <table:table-cell table:style-name="ce12" office:value-type="string">
            <text:p>Q7o</text:p>
          </table:table-cell>
          <table:table-cell table:style-name="ce16" office:value-type="float" office:value="-0.286728039892597">
            <text:p>-0,29</text:p>
          </table:table-cell>
          <table:table-cell table:style-name="ce44" office:value-type="float" office:value="2">
            <text:p>2</text:p>
          </table:table-cell>
          <table:table-cell table:style-name="ce25" table:formula="of:=VLOOKUP([.C111];[.$F$4:.$H$8];3)" office:value-type="float" office:value="1">
            <text:p>1</text:p>
          </table:table-cell>
          <table:table-cell table:number-columns-repeated="7"/>
        </table:table-row>
        <table:table-row table:style-name="ro2">
          <table:table-cell table:style-name="ce12" office:value-type="string">
            <text:p>J3s</text:p>
          </table:table-cell>
          <table:table-cell table:style-name="ce16" office:value-type="float" office:value="-0.291885580852306">
            <text:p>-0,29</text:p>
          </table:table-cell>
          <table:table-cell table:style-name="ce44" office:value-type="float" office:value="2">
            <text:p>2</text:p>
          </table:table-cell>
          <table:table-cell table:style-name="ce25" table:formula="of:=VLOOKUP([.C112];[.$F$4:.$H$8];3)" office:value-type="float" office:value="1">
            <text:p>1</text:p>
          </table:table-cell>
          <table:table-cell table:number-columns-repeated="7"/>
        </table:table-row>
        <table:table-row table:style-name="ro2">
          <table:table-cell table:style-name="ce12" office:value-type="string">
            <text:p>K4o</text:p>
          </table:table-cell>
          <table:table-cell table:style-name="ce16" office:value-type="float" office:value="-0.323903680501175">
            <text:p>-0,32</text:p>
          </table:table-cell>
          <table:table-cell table:style-name="ce44" office:value-type="float" office:value="2">
            <text:p>2</text:p>
          </table:table-cell>
          <table:table-cell table:style-name="ce25" table:formula="of:=VLOOKUP([.C113];[.$F$4:.$H$8];3)" office:value-type="float" office:value="1">
            <text:p>1</text:p>
          </table:table-cell>
          <table:table-cell table:number-columns-repeated="7"/>
        </table:table-row>
        <table:table-row table:style-name="ro2">
          <table:table-cell table:style-name="ce12" office:value-type="string">
            <text:p>64s</text:p>
          </table:table-cell>
          <table:table-cell table:style-name="ce16" office:value-type="float" office:value="-0.324664429530201">
            <text:p>-0,32</text:p>
          </table:table-cell>
          <table:table-cell table:style-name="ce44" office:value-type="float" office:value="2">
            <text:p>2</text:p>
          </table:table-cell>
          <table:table-cell table:style-name="ce25" table:formula="of:=VLOOKUP([.C114];[.$F$4:.$H$8];3)" office:value-type="float" office:value="1">
            <text:p>1</text:p>
          </table:table-cell>
          <table:table-cell table:number-columns-repeated="7"/>
        </table:table-row>
        <table:table-row table:style-name="ro2">
          <table:table-cell table:style-name="ce12" office:value-type="string">
            <text:p>Q3o</text:p>
          </table:table-cell>
          <table:table-cell table:style-name="ce16" office:value-type="float" office:value="-0.325690713737529">
            <text:p>-0,33</text:p>
          </table:table-cell>
          <table:table-cell table:style-name="ce44" office:value-type="float" office:value="2">
            <text:p>2</text:p>
          </table:table-cell>
          <table:table-cell table:style-name="ce25" table:formula="of:=VLOOKUP([.C115];[.$F$4:.$H$8];3)" office:value-type="float" office:value="1">
            <text:p>1</text:p>
          </table:table-cell>
          <table:table-cell table:number-columns-repeated="7"/>
        </table:table-row>
        <table:table-row table:style-name="ro2">
          <table:table-cell table:style-name="ce12" office:value-type="string">
            <text:p>Q5o</text:p>
          </table:table-cell>
          <table:table-cell table:style-name="ce16" office:value-type="float" office:value="-0.332127902550438">
            <text:p>-0,33</text:p>
          </table:table-cell>
          <table:table-cell table:style-name="ce44" office:value-type="float" office:value="2">
            <text:p>2</text:p>
          </table:table-cell>
          <table:table-cell table:style-name="ce25" table:formula="of:=VLOOKUP([.C116];[.$F$4:.$H$8];3)" office:value-type="float" office:value="1">
            <text:p>1</text:p>
          </table:table-cell>
          <table:table-cell table:number-columns-repeated="7"/>
        </table:table-row>
        <table:table-row table:style-name="ro2">
          <table:table-cell table:style-name="ce12" office:value-type="string">
            <text:p>J6o</text:p>
          </table:table-cell>
          <table:table-cell table:style-name="ce16" office:value-type="float" office:value="-0.35420256557534">
            <text:p>-0,35</text:p>
          </table:table-cell>
          <table:table-cell table:style-name="ce44" office:value-type="float" office:value="2">
            <text:p>2</text:p>
          </table:table-cell>
          <table:table-cell table:style-name="ce25" table:formula="of:=VLOOKUP([.C117];[.$F$4:.$H$8];3)" office:value-type="float" office:value="1">
            <text:p>1</text:p>
          </table:table-cell>
          <table:table-cell table:number-columns-repeated="7"/>
        </table:table-row>
        <table:table-row table:style-name="ro2">
          <table:table-cell table:style-name="ce12" office:value-type="string">
            <text:p>Q2s</text:p>
          </table:table-cell>
          <table:table-cell table:style-name="ce16" office:value-type="float" office:value="-0.378662244333886">
            <text:p>-0,38</text:p>
          </table:table-cell>
          <table:table-cell table:style-name="ce44" office:value-type="float" office:value="2">
            <text:p>2</text:p>
          </table:table-cell>
          <table:table-cell table:style-name="ce25" table:formula="of:=VLOOKUP([.C118];[.$F$4:.$H$8];3)" office:value-type="float" office:value="1">
            <text:p>1</text:p>
          </table:table-cell>
          <table:table-cell table:number-columns-repeated="7"/>
        </table:table-row>
        <table:table-row table:style-name="ro2">
          <table:table-cell table:style-name="ce12" office:value-type="string">
            <text:p>J4s</text:p>
          </table:table-cell>
          <table:table-cell table:style-name="ce16" office:value-type="float" office:value="-0.382109004739336">
            <text:p>-0,38</text:p>
          </table:table-cell>
          <table:table-cell table:style-name="ce44" office:value-type="float" office:value="2">
            <text:p>2</text:p>
          </table:table-cell>
          <table:table-cell table:style-name="ce25" table:formula="of:=VLOOKUP([.C119];[.$F$4:.$H$8];3)" office:value-type="float" office:value="1">
            <text:p>1</text:p>
          </table:table-cell>
          <table:table-cell table:number-columns-repeated="7"/>
        </table:table-row>
        <table:table-row table:style-name="ro2">
          <table:table-cell table:style-name="ce12" office:value-type="string">
            <text:p>K3s</text:p>
          </table:table-cell>
          <table:table-cell table:style-name="ce16" office:value-type="float" office:value="-0.388795045045045">
            <text:p>-0,39</text:p>
          </table:table-cell>
          <table:table-cell table:style-name="ce44" office:value-type="float" office:value="2">
            <text:p>2</text:p>
          </table:table-cell>
          <table:table-cell table:style-name="ce25" table:formula="of:=VLOOKUP([.C120];[.$F$4:.$H$8];3)" office:value-type="float" office:value="1">
            <text:p>1</text:p>
          </table:table-cell>
          <table:table-cell table:number-columns-repeated="7"/>
        </table:table-row>
        <table:table-row table:style-name="ro2">
          <table:table-cell table:style-name="ce12" office:value-type="string">
            <text:p>74s</text:p>
          </table:table-cell>
          <table:table-cell table:style-name="ce16" office:value-type="float" office:value="-0.405397210430564">
            <text:p>-0,41</text:p>
          </table:table-cell>
          <table:table-cell table:style-name="ce44" office:value-type="float" office:value="2">
            <text:p>2</text:p>
          </table:table-cell>
          <table:table-cell table:style-name="ce25" table:formula="of:=VLOOKUP([.C121];[.$F$4:.$H$8];3)" office:value-type="float" office:value="1">
            <text:p>1</text:p>
          </table:table-cell>
          <table:table-cell table:number-columns-repeated="7"/>
        </table:table-row>
        <table:table-row table:style-name="ro2">
          <table:table-cell table:style-name="ce12" office:value-type="string">
            <text:p>76o</text:p>
          </table:table-cell>
          <table:table-cell table:style-name="ce16" office:value-type="float" office:value="-0.416113744075829">
            <text:p>-0,42</text:p>
          </table:table-cell>
          <table:table-cell table:style-name="ce44" office:value-type="float" office:value="2">
            <text:p>2</text:p>
          </table:table-cell>
          <table:table-cell table:style-name="ce25" table:formula="of:=VLOOKUP([.C122];[.$F$4:.$H$8];3)" office:value-type="float" office:value="1">
            <text:p>1</text:p>
          </table:table-cell>
          <table:table-cell table:number-columns-repeated="7"/>
        </table:table-row>
        <table:table-row table:style-name="ro2">
          <table:table-cell office:value-type="string">
            <text:p>K2o</text:p>
          </table:table-cell>
          <table:table-cell office:value-type="float" office:value="-0.446258113783887">
            <text:p>-0,45</text:p>
          </table:table-cell>
          <table:table-cell office:value-type="float" office:value="4">
            <text:p>4</text:p>
          </table:table-cell>
          <table:table-cell table:formula="of:=VLOOKUP([.C123];[.$F$4:.$H$8];3)" office:value-type="float" office:value="0">
            <text:p>0</text:p>
          </table:table-cell>
          <table:table-cell table:number-columns-repeated="7"/>
        </table:table-row>
        <table:table-row table:style-name="ro2">
          <table:table-cell office:value-type="string">
            <text:p>94s</text:p>
          </table:table-cell>
          <table:table-cell office:value-type="float" office:value="-0.482708933717579">
            <text:p>-0,48</text:p>
          </table:table-cell>
          <table:table-cell office:value-type="float" office:value="4">
            <text:p>4</text:p>
          </table:table-cell>
          <table:table-cell table:formula="of:=VLOOKUP([.C124];[.$F$4:.$H$8];3)" office:value-type="float" office:value="0">
            <text:p>0</text:p>
          </table:table-cell>
          <table:table-cell table:number-columns-repeated="7"/>
        </table:table-row>
        <table:table-row table:style-name="ro2">
          <table:table-cell office:value-type="string">
            <text:p>84s</text:p>
          </table:table-cell>
          <table:table-cell office:value-type="float" office:value="-0.485318559556787">
            <text:p>-0,49</text:p>
          </table:table-cell>
          <table:table-cell office:value-type="float" office:value="4">
            <text:p>4</text:p>
          </table:table-cell>
          <table:table-cell table:formula="of:=VLOOKUP([.C125];[.$F$4:.$H$8];3)" office:value-type="float" office:value="0">
            <text:p>0</text:p>
          </table:table-cell>
          <table:table-cell table:number-columns-repeated="7"/>
        </table:table-row>
        <table:table-row table:style-name="ro2">
          <table:table-cell office:value-type="string">
            <text:p>96o</text:p>
          </table:table-cell>
          <table:table-cell office:value-type="float" office:value="-0.524310245031835">
            <text:p>-0,52</text:p>
          </table:table-cell>
          <table:table-cell office:value-type="float" office:value="4">
            <text:p>4</text:p>
          </table:table-cell>
          <table:table-cell table:formula="of:=VLOOKUP([.C126];[.$F$4:.$H$8];3)" office:value-type="float" office:value="0">
            <text:p>0</text:p>
          </table:table-cell>
          <table:table-cell table:number-columns-repeated="7"/>
        </table:table-row>
        <table:table-row table:style-name="ro2">
          <table:table-cell office:value-type="string">
            <text:p>T2s</text:p>
          </table:table-cell>
          <table:table-cell office:value-type="float" office:value="-0.531609195402299">
            <text:p>-0,53</text:p>
          </table:table-cell>
          <table:table-cell office:value-type="float" office:value="4">
            <text:p>4</text:p>
          </table:table-cell>
          <table:table-cell table:formula="of:=VLOOKUP([.C127];[.$F$4:.$H$8];3)" office:value-type="float" office:value="0">
            <text:p>0</text:p>
          </table:table-cell>
          <table:table-cell table:number-columns-repeated="7"/>
        </table:table-row>
        <table:table-row table:style-name="ro2">
          <table:table-cell office:value-type="string">
            <text:p>86o</text:p>
          </table:table-cell>
          <table:table-cell office:value-type="float" office:value="-0.549337684776349">
            <text:p>-0,55</text:p>
          </table:table-cell>
          <table:table-cell office:value-type="float" office:value="4">
            <text:p>4</text:p>
          </table:table-cell>
          <table:table-cell table:formula="of:=VLOOKUP([.C128];[.$F$4:.$H$8];3)" office:value-type="float" office:value="0">
            <text:p>0</text:p>
          </table:table-cell>
          <table:table-cell table:number-columns-repeated="7"/>
        </table:table-row>
        <table:table-row table:style-name="ro2">
          <table:table-cell office:value-type="string">
            <text:p>J5o</text:p>
          </table:table-cell>
          <table:table-cell office:value-type="float" office:value="-0.589566929133858">
            <text:p>-0,59</text:p>
          </table:table-cell>
          <table:table-cell office:value-type="float" office:value="4">
            <text:p>4</text:p>
          </table:table-cell>
          <table:table-cell table:formula="of:=VLOOKUP([.C129];[.$F$4:.$H$8];3)" office:value-type="float" office:value="0">
            <text:p>0</text:p>
          </table:table-cell>
          <table:table-cell table:number-columns-repeated="7"/>
        </table:table-row>
        <table:table-row table:style-name="ro2">
          <table:table-cell office:value-type="string">
            <text:p>82s</text:p>
          </table:table-cell>
          <table:table-cell office:value-type="float" office:value="-0.683188405797101">
            <text:p>-0,68</text:p>
          </table:table-cell>
          <table:table-cell office:value-type="float" office:value="4">
            <text:p>4</text:p>
          </table:table-cell>
          <table:table-cell table:formula="of:=VLOOKUP([.C130];[.$F$4:.$H$8];3)" office:value-type="float" office:value="0">
            <text:p>0</text:p>
          </table:table-cell>
          <table:table-cell table:number-columns-repeated="7"/>
        </table:table-row>
        <table:table-row table:style-name="ro2">
          <table:table-cell office:value-type="string">
            <text:p>63s</text:p>
          </table:table-cell>
          <table:table-cell office:value-type="float" office:value="-0.695303867403315">
            <text:p>-0,70</text:p>
          </table:table-cell>
          <table:table-cell office:value-type="float" office:value="4">
            <text:p>4</text:p>
          </table:table-cell>
          <table:table-cell table:formula="of:=VLOOKUP([.C131];[.$F$4:.$H$8];3)" office:value-type="float" office:value="0">
            <text:p>0</text:p>
          </table:table-cell>
          <table:table-cell table:number-columns-repeated="7"/>
        </table:table-row>
        <table:table-row table:style-name="ro2">
          <table:table-cell office:value-type="string">
            <text:p>75o</text:p>
          </table:table-cell>
          <table:table-cell office:value-type="float" office:value="-0.700526418405147">
            <text:p>-0,70</text:p>
          </table:table-cell>
          <table:table-cell office:value-type="float" office:value="4">
            <text:p>4</text:p>
          </table:table-cell>
          <table:table-cell table:formula="of:=VLOOKUP([.C132];[.$F$4:.$H$8];3)" office:value-type="float" office:value="0">
            <text:p>0</text:p>
          </table:table-cell>
          <table:table-cell table:number-columns-repeated="7"/>
        </table:table-row>
        <table:table-row table:style-name="ro2">
          <table:table-cell office:value-type="string">
            <text:p>85o</text:p>
          </table:table-cell>
          <table:table-cell office:value-type="float" office:value="-0.702584568605093">
            <text:p>-0,70</text:p>
          </table:table-cell>
          <table:table-cell office:value-type="float" office:value="4">
            <text:p>4</text:p>
          </table:table-cell>
          <table:table-cell table:formula="of:=VLOOKUP([.C133];[.$F$4:.$H$8];3)" office:value-type="float" office:value="0">
            <text:p>0</text:p>
          </table:table-cell>
          <table:table-cell table:number-columns-repeated="7"/>
        </table:table-row>
        <table:table-row table:style-name="ro2">
          <table:table-cell office:value-type="string">
            <text:p>93s</text:p>
          </table:table-cell>
          <table:table-cell office:value-type="float" office:value="-0.706257242178447">
            <text:p>-0,71</text:p>
          </table:table-cell>
          <table:table-cell office:value-type="float" office:value="4">
            <text:p>4</text:p>
          </table:table-cell>
          <table:table-cell table:formula="of:=VLOOKUP([.C134];[.$F$4:.$H$8];3)" office:value-type="float" office:value="0">
            <text:p>0</text:p>
          </table:table-cell>
          <table:table-cell table:number-columns-repeated="7"/>
        </table:table-row>
        <table:table-row table:style-name="ro2">
          <table:table-cell office:value-type="string">
            <text:p>54o</text:p>
          </table:table-cell>
          <table:table-cell office:value-type="float" office:value="-0.708039626595542">
            <text:p>-0,71</text:p>
          </table:table-cell>
          <table:table-cell office:value-type="float" office:value="4">
            <text:p>4</text:p>
          </table:table-cell>
          <table:table-cell table:formula="of:=VLOOKUP([.C135];[.$F$4:.$H$8];3)" office:value-type="float" office:value="0">
            <text:p>0</text:p>
          </table:table-cell>
          <table:table-cell table:number-columns-repeated="7"/>
        </table:table-row>
        <table:table-row table:style-name="ro2">
          <table:table-cell office:value-type="string">
            <text:p>J4o</text:p>
          </table:table-cell>
          <table:table-cell office:value-type="float" office:value="-0.708635150590926">
            <text:p>-0,71</text:p>
          </table:table-cell>
          <table:table-cell office:value-type="float" office:value="4">
            <text:p>4</text:p>
          </table:table-cell>
          <table:table-cell table:formula="of:=VLOOKUP([.C136];[.$F$4:.$H$8];3)" office:value-type="float" office:value="0">
            <text:p>0</text:p>
          </table:table-cell>
          <table:table-cell table:number-columns-repeated="7"/>
        </table:table-row>
        <table:table-row table:style-name="ro2">
          <table:table-cell office:value-type="string">
            <text:p>42s</text:p>
          </table:table-cell>
          <table:table-cell office:value-type="float" office:value="-0.709650112866817">
            <text:p>-0,71</text:p>
          </table:table-cell>
          <table:table-cell office:value-type="float" office:value="4">
            <text:p>4</text:p>
          </table:table-cell>
          <table:table-cell table:formula="of:=VLOOKUP([.C137];[.$F$4:.$H$8];3)" office:value-type="float" office:value="0">
            <text:p>0</text:p>
          </table:table-cell>
          <table:table-cell table:number-columns-repeated="7"/>
        </table:table-row>
        <table:table-row table:style-name="ro2">
          <table:table-cell office:value-type="string">
            <text:p>T2o</text:p>
          </table:table-cell>
          <table:table-cell office:value-type="float" office:value="-0.714490811638591">
            <text:p>-0,71</text:p>
          </table:table-cell>
          <table:table-cell office:value-type="float" office:value="4">
            <text:p>4</text:p>
          </table:table-cell>
          <table:table-cell table:formula="of:=VLOOKUP([.C138];[.$F$4:.$H$8];3)" office:value-type="float" office:value="0">
            <text:p>0</text:p>
          </table:table-cell>
          <table:table-cell table:number-columns-repeated="7"/>
        </table:table-row>
        <table:table-row table:style-name="ro2">
          <table:table-cell office:value-type="string">
            <text:p>83o</text:p>
          </table:table-cell>
          <table:table-cell office:value-type="float" office:value="-0.720057859209257">
            <text:p>-0,72</text:p>
          </table:table-cell>
          <table:table-cell office:value-type="float" office:value="4">
            <text:p>4</text:p>
          </table:table-cell>
          <table:table-cell table:formula="of:=VLOOKUP([.C139];[.$F$4:.$H$8];3)" office:value-type="float" office:value="0">
            <text:p>0</text:p>
          </table:table-cell>
          <table:table-cell table:number-columns-repeated="7"/>
        </table:table-row>
        <table:table-row table:style-name="ro2">
          <table:table-cell office:value-type="string">
            <text:p>T4o</text:p>
          </table:table-cell>
          <table:table-cell office:value-type="float" office:value="-0.720825852782765">
            <text:p>-0,72</text:p>
          </table:table-cell>
          <table:table-cell office:value-type="float" office:value="4">
            <text:p>4</text:p>
          </table:table-cell>
          <table:table-cell table:formula="of:=VLOOKUP([.C140];[.$F$4:.$H$8];3)" office:value-type="float" office:value="0">
            <text:p>0</text:p>
          </table:table-cell>
          <table:table-cell table:number-columns-repeated="7"/>
        </table:table-row>
        <table:table-row table:style-name="ro2">
          <table:table-cell office:value-type="string">
            <text:p>94o</text:p>
          </table:table-cell>
          <table:table-cell office:value-type="float" office:value="-0.72448006105705">
            <text:p>-0,72</text:p>
          </table:table-cell>
          <table:table-cell office:value-type="float" office:value="4">
            <text:p>4</text:p>
          </table:table-cell>
          <table:table-cell table:formula="of:=VLOOKUP([.C141];[.$F$4:.$H$8];3)" office:value-type="float" office:value="0">
            <text:p>0</text:p>
          </table:table-cell>
          <table:table-cell table:number-columns-repeated="7"/>
        </table:table-row>
        <table:table-row table:style-name="ro2">
          <table:table-cell office:value-type="string">
            <text:p>95o</text:p>
          </table:table-cell>
          <table:table-cell office:value-type="float" office:value="-0.7245942812983">
            <text:p>-0,72</text:p>
          </table:table-cell>
          <table:table-cell office:value-type="float" office:value="4">
            <text:p>4</text:p>
          </table:table-cell>
          <table:table-cell table:formula="of:=VLOOKUP([.C142];[.$F$4:.$H$8];3)" office:value-type="float" office:value="0">
            <text:p>0</text:p>
          </table:table-cell>
          <table:table-cell table:number-columns-repeated="7"/>
        </table:table-row>
        <table:table-row table:style-name="ro2">
          <table:table-cell office:value-type="string">
            <text:p>T5o</text:p>
          </table:table-cell>
          <table:table-cell office:value-type="float" office:value="-0.726670506912442">
            <text:p>-0,73</text:p>
          </table:table-cell>
          <table:table-cell office:value-type="float" office:value="4">
            <text:p>4</text:p>
          </table:table-cell>
          <table:table-cell table:formula="of:=VLOOKUP([.C143];[.$F$4:.$H$8];3)" office:value-type="float" office:value="0">
            <text:p>0</text:p>
          </table:table-cell>
          <table:table-cell table:number-columns-repeated="7"/>
        </table:table-row>
        <table:table-row table:style-name="ro2">
          <table:table-cell office:value-type="string">
            <text:p>72s</text:p>
          </table:table-cell>
          <table:table-cell office:value-type="float" office:value="-0.727657004830918">
            <text:p>-0,73</text:p>
          </table:table-cell>
          <table:table-cell office:value-type="float" office:value="4">
            <text:p>4</text:p>
          </table:table-cell>
          <table:table-cell table:formula="of:=VLOOKUP([.C144];[.$F$4:.$H$8];3)" office:value-type="float" office:value="0">
            <text:p>0</text:p>
          </table:table-cell>
          <table:table-cell table:number-columns-repeated="7"/>
        </table:table-row>
        <table:table-row table:style-name="ro2">
          <table:table-cell office:value-type="string">
            <text:p>T3o</text:p>
          </table:table-cell>
          <table:table-cell office:value-type="float" office:value="-0.732309486780715">
            <text:p>-0,73</text:p>
          </table:table-cell>
          <table:table-cell office:value-type="float" office:value="4">
            <text:p>4</text:p>
          </table:table-cell>
          <table:table-cell table:formula="of:=VLOOKUP([.C145];[.$F$4:.$H$8];3)" office:value-type="float" office:value="0">
            <text:p>0</text:p>
          </table:table-cell>
          <table:table-cell table:number-columns-repeated="7"/>
        </table:table-row>
        <table:table-row table:style-name="ro2">
          <table:table-cell office:value-type="string">
            <text:p>65o</text:p>
          </table:table-cell>
          <table:table-cell office:value-type="float" office:value="-0.737200383509108">
            <text:p>-0,74</text:p>
          </table:table-cell>
          <table:table-cell office:value-type="float" office:value="4">
            <text:p>4</text:p>
          </table:table-cell>
          <table:table-cell table:formula="of:=VLOOKUP([.C146];[.$F$4:.$H$8];3)" office:value-type="float" office:value="0">
            <text:p>0</text:p>
          </table:table-cell>
          <table:table-cell table:number-columns-repeated="7"/>
        </table:table-row>
        <table:table-row table:style-name="ro2">
          <table:table-cell office:value-type="string">
            <text:p>93o</text:p>
          </table:table-cell>
          <table:table-cell office:value-type="float" office:value="-0.74341976993566">
            <text:p>-0,74</text:p>
          </table:table-cell>
          <table:table-cell office:value-type="float" office:value="4">
            <text:p>4</text:p>
          </table:table-cell>
          <table:table-cell table:formula="of:=VLOOKUP([.C147];[.$F$4:.$H$8];3)" office:value-type="float" office:value="0">
            <text:p>0</text:p>
          </table:table-cell>
          <table:table-cell table:number-columns-repeated="7"/>
        </table:table-row>
        <table:table-row table:style-name="ro2">
          <table:table-cell office:value-type="string">
            <text:p>83s</text:p>
          </table:table-cell>
          <table:table-cell office:value-type="float" office:value="-0.744002340550029">
            <text:p>-0,74</text:p>
          </table:table-cell>
          <table:table-cell office:value-type="float" office:value="4">
            <text:p>4</text:p>
          </table:table-cell>
          <table:table-cell table:formula="of:=VLOOKUP([.C148];[.$F$4:.$H$8];3)" office:value-type="float" office:value="0">
            <text:p>0</text:p>
          </table:table-cell>
          <table:table-cell table:number-columns-repeated="7"/>
        </table:table-row>
        <table:table-row table:style-name="ro2">
          <table:table-cell office:value-type="string">
            <text:p>62o</text:p>
          </table:table-cell>
          <table:table-cell office:value-type="float" office:value="-0.744414221876821">
            <text:p>-0,74</text:p>
          </table:table-cell>
          <table:table-cell office:value-type="float" office:value="4">
            <text:p>4</text:p>
          </table:table-cell>
          <table:table-cell table:formula="of:=VLOOKUP([.C149];[.$F$4:.$H$8];3)" office:value-type="float" office:value="0">
            <text:p>0</text:p>
          </table:table-cell>
          <table:table-cell table:number-columns-repeated="7"/>
        </table:table-row>
        <table:table-row table:style-name="ro2">
          <table:table-cell office:value-type="string">
            <text:p>64o</text:p>
          </table:table-cell>
          <table:table-cell office:value-type="float" office:value="-0.747280497280497">
            <text:p>-0,75</text:p>
          </table:table-cell>
          <table:table-cell office:value-type="float" office:value="4">
            <text:p>4</text:p>
          </table:table-cell>
          <table:table-cell table:formula="of:=VLOOKUP([.C150];[.$F$4:.$H$8];3)" office:value-type="float" office:value="0">
            <text:p>0</text:p>
          </table:table-cell>
          <table:table-cell table:number-columns-repeated="7"/>
        </table:table-row>
        <table:table-row table:style-name="ro2">
          <table:table-cell office:value-type="string">
            <text:p>74o</text:p>
          </table:table-cell>
          <table:table-cell office:value-type="float" office:value="-0.754745254745255">
            <text:p>-0,75</text:p>
          </table:table-cell>
          <table:table-cell office:value-type="float" office:value="4">
            <text:p>4</text:p>
          </table:table-cell>
          <table:table-cell table:formula="of:=VLOOKUP([.C151];[.$F$4:.$H$8];3)" office:value-type="float" office:value="0">
            <text:p>0</text:p>
          </table:table-cell>
          <table:table-cell table:number-columns-repeated="7"/>
        </table:table-row>
        <table:table-row table:style-name="ro2">
          <table:table-cell office:value-type="string">
            <text:p>J2o</text:p>
          </table:table-cell>
          <table:table-cell office:value-type="float" office:value="-0.756385634722489">
            <text:p>-0,76</text:p>
          </table:table-cell>
          <table:table-cell office:value-type="float" office:value="4">
            <text:p>4</text:p>
          </table:table-cell>
          <table:table-cell table:formula="of:=VLOOKUP([.C152];[.$F$4:.$H$8];3)" office:value-type="float" office:value="0">
            <text:p>0</text:p>
          </table:table-cell>
          <table:table-cell table:number-columns-repeated="7"/>
        </table:table-row>
        <table:table-row table:style-name="ro2">
          <table:table-cell office:value-type="string">
            <text:p>82o</text:p>
          </table:table-cell>
          <table:table-cell office:value-type="float" office:value="-0.756863882443929">
            <text:p>-0,76</text:p>
          </table:table-cell>
          <table:table-cell office:value-type="float" office:value="4">
            <text:p>4</text:p>
          </table:table-cell>
          <table:table-cell table:formula="of:=VLOOKUP([.C153];[.$F$4:.$H$8];3)" office:value-type="float" office:value="0">
            <text:p>0</text:p>
          </table:table-cell>
          <table:table-cell table:number-columns-repeated="7"/>
        </table:table-row>
        <table:table-row table:style-name="ro2">
          <table:table-cell office:value-type="string">
            <text:p>73o</text:p>
          </table:table-cell>
          <table:table-cell office:value-type="float" office:value="-0.759477995808725">
            <text:p>-0,76</text:p>
          </table:table-cell>
          <table:table-cell office:value-type="float" office:value="4">
            <text:p>4</text:p>
          </table:table-cell>
          <table:table-cell table:formula="of:=VLOOKUP([.C154];[.$F$4:.$H$8];3)" office:value-type="float" office:value="0">
            <text:p>0</text:p>
          </table:table-cell>
          <table:table-cell table:number-columns-repeated="7"/>
        </table:table-row>
        <table:table-row table:style-name="ro2">
          <table:table-cell office:value-type="string">
            <text:p>84o</text:p>
          </table:table-cell>
          <table:table-cell office:value-type="float" office:value="-0.761432185250049">
            <text:p>-0,76</text:p>
          </table:table-cell>
          <table:table-cell office:value-type="float" office:value="4">
            <text:p>4</text:p>
          </table:table-cell>
          <table:table-cell table:formula="of:=VLOOKUP([.C155];[.$F$4:.$H$8];3)" office:value-type="float" office:value="0">
            <text:p>0</text:p>
          </table:table-cell>
          <table:table-cell table:number-columns-repeated="7"/>
        </table:table-row>
        <table:table-row table:style-name="ro2">
          <table:table-cell office:value-type="string">
            <text:p>92s</text:p>
          </table:table-cell>
          <table:table-cell office:value-type="float" office:value="-0.764250309789343">
            <text:p>-0,76</text:p>
          </table:table-cell>
          <table:table-cell office:value-type="float" office:value="4">
            <text:p>4</text:p>
          </table:table-cell>
          <table:table-cell table:formula="of:=VLOOKUP([.C156];[.$F$4:.$H$8];3)" office:value-type="float" office:value="0">
            <text:p>0</text:p>
          </table:table-cell>
          <table:table-cell table:number-columns-repeated="7"/>
        </table:table-row>
        <table:table-row table:style-name="ro2">
          <table:table-cell office:value-type="string">
            <text:p>53s</text:p>
          </table:table-cell>
          <table:table-cell office:value-type="float" office:value="-0.7643811737362">
            <text:p>-0,76</text:p>
          </table:table-cell>
          <table:table-cell office:value-type="float" office:value="4">
            <text:p>4</text:p>
          </table:table-cell>
          <table:table-cell table:formula="of:=VLOOKUP([.C157];[.$F$4:.$H$8];3)" office:value-type="float" office:value="0">
            <text:p>0</text:p>
          </table:table-cell>
          <table:table-cell table:number-columns-repeated="7"/>
        </table:table-row>
        <table:table-row table:style-name="ro2">
          <table:table-cell office:value-type="string">
            <text:p>52o</text:p>
          </table:table-cell>
          <table:table-cell office:value-type="float" office:value="-0.764864344814316">
            <text:p>-0,76</text:p>
          </table:table-cell>
          <table:table-cell office:value-type="float" office:value="4">
            <text:p>4</text:p>
          </table:table-cell>
          <table:table-cell table:formula="of:=VLOOKUP([.C158];[.$F$4:.$H$8];3)" office:value-type="float" office:value="0">
            <text:p>0</text:p>
          </table:table-cell>
          <table:table-cell table:number-columns-repeated="7"/>
        </table:table-row>
        <table:table-row table:style-name="ro2">
          <table:table-cell office:value-type="string">
            <text:p>63o</text:p>
          </table:table-cell>
          <table:table-cell office:value-type="float" office:value="-0.766755776207752">
            <text:p>-0,77</text:p>
          </table:table-cell>
          <table:table-cell office:value-type="float" office:value="4">
            <text:p>4</text:p>
          </table:table-cell>
          <table:table-cell table:formula="of:=VLOOKUP([.C159];[.$F$4:.$H$8];3)" office:value-type="float" office:value="0">
            <text:p>0</text:p>
          </table:table-cell>
          <table:table-cell table:number-columns-repeated="7"/>
        </table:table-row>
        <table:table-row table:style-name="ro2">
          <table:table-cell office:value-type="string">
            <text:p>52s</text:p>
          </table:table-cell>
          <table:table-cell office:value-type="float" office:value="-0.767012687427912">
            <text:p>-0,77</text:p>
          </table:table-cell>
          <table:table-cell office:value-type="float" office:value="4">
            <text:p>4</text:p>
          </table:table-cell>
          <table:table-cell table:formula="of:=VLOOKUP([.C160];[.$F$4:.$H$8];3)" office:value-type="float" office:value="0">
            <text:p>0</text:p>
          </table:table-cell>
          <table:table-cell table:number-columns-repeated="7"/>
        </table:table-row>
        <table:table-row table:style-name="ro2">
          <table:table-cell office:value-type="string">
            <text:p>92o</text:p>
          </table:table-cell>
          <table:table-cell office:value-type="float" office:value="-0.780436447166922">
            <text:p>-0,78</text:p>
          </table:table-cell>
          <table:table-cell office:value-type="float" office:value="4">
            <text:p>4</text:p>
          </table:table-cell>
          <table:table-cell table:formula="of:=VLOOKUP([.C161];[.$F$4:.$H$8];3)" office:value-type="float" office:value="0">
            <text:p>0</text:p>
          </table:table-cell>
          <table:table-cell table:number-columns-repeated="7"/>
        </table:table-row>
        <table:table-row table:style-name="ro2">
          <table:table-cell office:value-type="string">
            <text:p>73s</text:p>
          </table:table-cell>
          <table:table-cell office:value-type="float" office:value="-0.783836689038031">
            <text:p>-0,78</text:p>
          </table:table-cell>
          <table:table-cell office:value-type="float" office:value="4">
            <text:p>4</text:p>
          </table:table-cell>
          <table:table-cell table:formula="of:=VLOOKUP([.C162];[.$F$4:.$H$8];3)" office:value-type="float" office:value="0">
            <text:p>0</text:p>
          </table:table-cell>
          <table:table-cell table:number-columns-repeated="7"/>
        </table:table-row>
        <table:table-row table:style-name="ro2">
          <table:table-cell office:value-type="string">
            <text:p>Q2o</text:p>
          </table:table-cell>
          <table:table-cell office:value-type="float" office:value="-0.786293436293436">
            <text:p>-0,79</text:p>
          </table:table-cell>
          <table:table-cell office:value-type="float" office:value="4">
            <text:p>4</text:p>
          </table:table-cell>
          <table:table-cell table:formula="of:=VLOOKUP([.C163];[.$F$4:.$H$8];3)" office:value-type="float" office:value="0">
            <text:p>0</text:p>
          </table:table-cell>
          <table:table-cell table:number-columns-repeated="7"/>
        </table:table-row>
        <table:table-row table:style-name="ro2">
          <table:table-cell office:value-type="string">
            <text:p>43s</text:p>
          </table:table-cell>
          <table:table-cell office:value-type="float" office:value="-0.7911866359447">
            <text:p>-0,79</text:p>
          </table:table-cell>
          <table:table-cell office:value-type="float" office:value="4">
            <text:p>4</text:p>
          </table:table-cell>
          <table:table-cell table:formula="of:=VLOOKUP([.C164];[.$F$4:.$H$8];3)" office:value-type="float" office:value="0">
            <text:p>0</text:p>
          </table:table-cell>
          <table:table-cell table:number-columns-repeated="7"/>
        </table:table-row>
        <table:table-row table:style-name="ro2">
          <table:table-cell office:value-type="string">
            <text:p>42o</text:p>
          </table:table-cell>
          <table:table-cell office:value-type="float" office:value="-0.79518654552484">
            <text:p>-0,80</text:p>
          </table:table-cell>
          <table:table-cell office:value-type="float" office:value="4">
            <text:p>4</text:p>
          </table:table-cell>
          <table:table-cell table:formula="of:=VLOOKUP([.C165];[.$F$4:.$H$8];3)" office:value-type="float" office:value="0">
            <text:p>0</text:p>
          </table:table-cell>
          <table:table-cell table:number-columns-repeated="7"/>
        </table:table-row>
        <table:table-row table:style-name="ro2">
          <table:table-cell office:value-type="string">
            <text:p>J3o</text:p>
          </table:table-cell>
          <table:table-cell office:value-type="float" office:value="-0.795463357890655">
            <text:p>-0,80</text:p>
          </table:table-cell>
          <table:table-cell office:value-type="float" office:value="4">
            <text:p>4</text:p>
          </table:table-cell>
          <table:table-cell table:formula="of:=VLOOKUP([.C166];[.$F$4:.$H$8];3)" office:value-type="float" office:value="0">
            <text:p>0</text:p>
          </table:table-cell>
          <table:table-cell table:number-columns-repeated="7"/>
        </table:table-row>
        <table:table-row table:style-name="ro2">
          <table:table-cell office:value-type="string">
            <text:p>62s</text:p>
          </table:table-cell>
          <table:table-cell office:value-type="float" office:value="-0.800584795321637">
            <text:p>-0,80</text:p>
          </table:table-cell>
          <table:table-cell office:value-type="float" office:value="4">
            <text:p>4</text:p>
          </table:table-cell>
          <table:table-cell table:formula="of:=VLOOKUP([.C167];[.$F$4:.$H$8];3)" office:value-type="float" office:value="0">
            <text:p>0</text:p>
          </table:table-cell>
          <table:table-cell table:number-columns-repeated="7"/>
        </table:table-row>
        <table:table-row table:style-name="ro2">
          <table:table-cell office:value-type="string">
            <text:p>53o</text:p>
          </table:table-cell>
          <table:table-cell office:value-type="float" office:value="-0.800675675675676">
            <text:p>-0,80</text:p>
          </table:table-cell>
          <table:table-cell office:value-type="float" office:value="4">
            <text:p>4</text:p>
          </table:table-cell>
          <table:table-cell table:formula="of:=VLOOKUP([.C168];[.$F$4:.$H$8];3)" office:value-type="float" office:value="0">
            <text:p>0</text:p>
          </table:table-cell>
          <table:table-cell table:number-columns-repeated="7"/>
        </table:table-row>
        <table:table-row table:style-name="ro2">
          <table:table-cell office:value-type="string">
            <text:p>43o</text:p>
          </table:table-cell>
          <table:table-cell office:value-type="float" office:value="-0.803561060576737">
            <text:p>-0,80</text:p>
          </table:table-cell>
          <table:table-cell office:value-type="float" office:value="4">
            <text:p>4</text:p>
          </table:table-cell>
          <table:table-cell table:formula="of:=VLOOKUP([.C169];[.$F$4:.$H$8];3)" office:value-type="float" office:value="0">
            <text:p>0</text:p>
          </table:table-cell>
          <table:table-cell table:number-columns-repeated="7"/>
        </table:table-row>
        <table:table-row table:style-name="ro2">
          <table:table-cell office:value-type="string">
            <text:p>72o</text:p>
          </table:table-cell>
          <table:table-cell office:value-type="float" office:value="-0.833365514578104">
            <text:p>-0,83</text:p>
          </table:table-cell>
          <table:table-cell office:value-type="float" office:value="4">
            <text:p>4</text:p>
          </table:table-cell>
          <table:table-cell table:formula="of:=VLOOKUP([.C170];[.$F$4:.$H$8];3)" office:value-type="float" office:value="0">
            <text:p>0</text:p>
          </table:table-cell>
          <table:table-cell table:number-columns-repeated="7"/>
        </table:table-row>
        <table:table-row table:style-name="ro2">
          <table:table-cell office:value-type="string">
            <text:p>32o</text:p>
          </table:table-cell>
          <table:table-cell office:value-type="float" office:value="-0.853818389057751">
            <text:p>-0,85</text:p>
          </table:table-cell>
          <table:table-cell office:value-type="float" office:value="4">
            <text:p>4</text:p>
          </table:table-cell>
          <table:table-cell table:formula="of:=VLOOKUP([.C171];[.$F$4:.$H$8];3)" office:value-type="float" office:value="0">
            <text:p>0</text:p>
          </table:table-cell>
          <table:table-cell table:number-columns-repeated="7"/>
        </table:table-row>
        <table:table-row table:style-name="ro2">
          <table:table-cell office:value-type="string">
            <text:p>32s</text:p>
          </table:table-cell>
          <table:table-cell office:value-type="float" office:value="-0.858323494687131">
            <text:p>-0,86</text:p>
          </table:table-cell>
          <table:table-cell office:value-type="float" office:value="4">
            <text:p>4</text:p>
          </table:table-cell>
          <table:table-cell table:formula="of:=VLOOKUP([.C172];[.$F$4:.$H$8];3)" office:value-type="float" office:value="0">
            <text:p>0</text:p>
          </table:table-cell>
          <table:table-cell table:number-columns-repeated="7"/>
        </table:table-row>
      </table:table>
      <table:table table:name="8 hs km" table:style-name="ta1" table:print="false">
        <table:table-column table:style-name="co20" table:default-cell-style-name="ce45"/>
        <table:table-column table:style-name="co26" table:default-cell-style-name="ce25"/>
        <table:table-column table:style-name="co53" table:default-cell-style-name="ce25"/>
        <table:table-column table:style-name="co18" table:default-cell-style-name="ce25"/>
        <table:table-column table:style-name="co19" table:default-cell-style-name="Default"/>
        <table:table-column table:style-name="co16" table:default-cell-style-name="Default"/>
        <table:table-column table:style-name="co52" table:default-cell-style-name="Default"/>
        <table:table-column table:style-name="co41" table:default-cell-style-name="Default"/>
        <table:table-column table:style-name="co19" table:number-columns-repeated="3" table:default-cell-style-name="Default"/>
        <table:table-row table:style-name="ro4">
          <table:table-cell table:style-name="Default"/>
          <table:table-cell table:style-name="ce14"/>
          <table:table-cell table:style-name="Default" table:number-columns-repeated="2"/>
          <table:table-cell table:number-columns-repeated="7"/>
        </table:table-row>
        <table:table-row table:style-name="ro4">
          <table:table-cell table:style-name="Default" table:number-columns-repeated="4"/>
          <table:table-cell/>
          <table:table-cell table:style-name="ce14" office:value-type="string">
            <text:p>k-means centers</text:p>
          </table:table-cell>
          <table:table-cell table:style-name="ce14" table:number-columns-repeated="2"/>
          <table:table-cell table:number-columns-repeated="3"/>
        </table:table-row>
        <table:table-row table:style-name="ro4">
          <table:table-cell table:style-name="ce11" office:value-type="string">
            <text:p>Pocket</text:p>
          </table:table-cell>
          <table:table-cell table:style-name="ce14" office:value-type="string">
            <text:p>HS</text:p>
          </table:table-cell>
          <table:table-cell table:style-name="ce34" office:value-type="string">
            <text:p>k-means cent.</text:p>
          </table:table-cell>
          <table:table-cell table:style-name="ce34" office:value-type="string">
            <text:p>bucket</text:p>
          </table:table-cell>
          <table:table-cell/>
          <table:table-cell table:style-name="ce14" office:value-type="string">
            <text:p>id</text:p>
          </table:table-cell>
          <table:table-cell table:style-name="ce14" office:value-type="string">
            <text:p>value</text:p>
          </table:table-cell>
          <table:table-cell table:style-name="ce14" office:value-type="string">
            <text:p>bucket</text:p>
          </table:table-cell>
          <table:table-cell/>
          <table:table-cell table:style-name="ce14" office:value-type="string">
            <text:p>Bucket</text:p>
          </table:table-cell>
          <table:table-cell table:style-name="ce14" office:value-type="string">
            <text:p>Cards</text:p>
          </table:table-cell>
        </table:table-row>
        <table:table-row table:style-name="ro4">
          <table:table-cell table:style-name="ce22" office:value-type="string">
            <text:p>AA</text:p>
          </table:table-cell>
          <table:table-cell table:style-name="ce46" office:value-type="float" office:value="0.852">
            <text:p>0,85</text:p>
          </table:table-cell>
          <table:table-cell table:style-name="ce43" office:value-type="float" office:value="5">
            <text:p>5</text:p>
          </table:table-cell>
          <table:table-cell table:style-name="ce22" table:formula="of:=VLOOKUP([.C4];[.$F$4:.$H$11];3)" office:value-type="float" office:value="7">
            <text:p>7</text:p>
          </table:table-cell>
          <table:table-cell/>
          <table:table-cell table:style-name="ce44" office:value-type="float" office:value="0">
            <text:p>0</text:p>
          </table:table-cell>
          <table:table-cell table:style-name="ce44" office:value-type="float" office:value="0.460345">
            <text:p>0,46</text:p>
          </table:table-cell>
          <table:table-cell office:value-type="float" office:value="2">
            <text:p>2</text:p>
          </table:table-cell>
          <table:table-cell/>
          <table:table-cell office:value-type="float" office:value="7">
            <text:p>7</text:p>
          </table:table-cell>
          <table:table-cell table:formula="of:=STRJOIN([.A4:.A9]; &quot; &quot;)" office:value-type="string" office:string-value="AA KK QQ JJ TT 99">
            <text:p>AA KK QQ JJ TT 99</text:p>
          </table:table-cell>
        </table:table-row>
        <table:table-row table:style-name="ro4">
          <table:table-cell table:style-name="ce22" office:value-type="string">
            <text:p>KK</text:p>
          </table:table-cell>
          <table:table-cell table:style-name="ce46" office:value-type="float" office:value="0.824">
            <text:p>0,82</text:p>
          </table:table-cell>
          <table:table-cell table:style-name="ce43" office:value-type="float" office:value="5">
            <text:p>5</text:p>
          </table:table-cell>
          <table:table-cell table:style-name="ce22" table:formula="of:=VLOOKUP([.C5];[.$F$4:.$H$11];3)" office:value-type="float" office:value="7">
            <text:p>7</text:p>
          </table:table-cell>
          <table:table-cell/>
          <table:table-cell table:style-name="ce44" office:value-type="float" office:value="1">
            <text:p>1</text:p>
          </table:table-cell>
          <table:table-cell table:style-name="ce44" office:value-type="float" office:value="0.545">
            <text:p>0,55</text:p>
          </table:table-cell>
          <table:table-cell office:value-type="float" office:value="4">
            <text:p>4</text:p>
          </table:table-cell>
          <table:table-cell/>
          <table:table-cell office:value-type="float" office:value="6">
            <text:p>6</text:p>
          </table:table-cell>
          <table:table-cell table:formula="of:=STRJOIN([.A10:.A25]; &quot; &quot;)" office:value-type="string" office:string-value="88 AKs 77 AQs AJs AKo ATs AQo AJo KQs 66 A9s ATo KJs A8s KTs">
            <text:p>88 AKs 77 AQs AJs AKo ATs AQo AJo KQs 66 A9s ATo KJs A8s KTs</text:p>
          </table:table-cell>
        </table:table-row>
        <table:table-row table:style-name="ro4">
          <table:table-cell table:style-name="ce22" office:value-type="string">
            <text:p>QQ</text:p>
          </table:table-cell>
          <table:table-cell table:style-name="ce46" office:value-type="float" office:value="0.7993">
            <text:p>0,80</text:p>
          </table:table-cell>
          <table:table-cell table:style-name="ce43" office:value-type="float" office:value="5">
            <text:p>5</text:p>
          </table:table-cell>
          <table:table-cell table:style-name="ce22" table:formula="of:=VLOOKUP([.C6];[.$F$4:.$H$11];3)" office:value-type="float" office:value="7">
            <text:p>7</text:p>
          </table:table-cell>
          <table:table-cell/>
          <table:table-cell table:style-name="ce44" office:value-type="float" office:value="2">
            <text:p>2</text:p>
          </table:table-cell>
          <table:table-cell table:style-name="ce44" office:value-type="float" office:value="0.410769">
            <text:p>0,41</text:p>
          </table:table-cell>
          <table:table-cell office:value-type="float" office:value="1">
            <text:p>1</text:p>
          </table:table-cell>
          <table:table-cell/>
          <table:table-cell office:value-type="float" office:value="5">
            <text:p>5</text:p>
          </table:table-cell>
          <table:table-cell table:formula="of:=STRJOIN([.A26:.A53]; &quot; &quot;)" office:value-type="string" office:string-value="KQo A7s A9o KJo 55 QJs K9s A5s A6s A8o KTo QTs A4s A7o K8s A3s QJo K9o A5o A6o Q9s K7s JTs A2s QTo 44 A4o K6s">
            <text:p>KQo A7s A9o KJo 55 QJs K9s A5s A6s A8o KTo QTs A4s A7o K8s A3s QJo K9o A5o A6o Q9s K7s JTs A2s QTo 44 A4o K6s</text:p>
          </table:table-cell>
        </table:table-row>
        <table:table-row table:style-name="ro4">
          <table:table-cell table:style-name="ce22" office:value-type="string">
            <text:p>JJ</text:p>
          </table:table-cell>
          <table:table-cell table:style-name="ce46" office:value-type="float" office:value="0.7747">
            <text:p>0,77</text:p>
          </table:table-cell>
          <table:table-cell table:style-name="ce43" office:value-type="float" office:value="5">
            <text:p>5</text:p>
          </table:table-cell>
          <table:table-cell table:style-name="ce22" table:formula="of:=VLOOKUP([.C7];[.$F$4:.$H$11];3)" office:value-type="float" office:value="7">
            <text:p>7</text:p>
          </table:table-cell>
          <table:table-cell/>
          <table:table-cell table:style-name="ce44" office:value-type="float" office:value="3">
            <text:p>3</text:p>
          </table:table-cell>
          <table:table-cell table:style-name="ce44" office:value-type="float" office:value="0.588571">
            <text:p>0,59</text:p>
          </table:table-cell>
          <table:table-cell office:value-type="float" office:value="5">
            <text:p>5</text:p>
          </table:table-cell>
          <table:table-cell/>
          <table:table-cell office:value-type="float" office:value="4">
            <text:p>4</text:p>
          </table:table-cell>
          <table:table-cell table:formula="of:=STRJOIN([.A54:.A75]; &quot; &quot;)" office:value-type="string" office:string-value="K8o Q8s A3o K5s J9s Q9o JTo K7o A2o K4s Q7s K6o K3s T9s J8s 33 Q6s Q8o K5o J9o K2s Q5s">
            <text:p>K8o Q8s A3o K5s J9s Q9o JTo K7o A2o K4s Q7s K6o K3s T9s J8s 33 Q6s Q8o K5o J9o K2s Q5s</text:p>
          </table:table-cell>
        </table:table-row>
        <table:table-row table:style-name="ro4">
          <table:table-cell table:style-name="ce22" office:value-type="string">
            <text:p>TT</text:p>
          </table:table-cell>
          <table:table-cell table:style-name="ce46" office:value-type="float" office:value="0.7501">
            <text:p>0,75</text:p>
          </table:table-cell>
          <table:table-cell table:style-name="ce43" office:value-type="float" office:value="5">
            <text:p>5</text:p>
          </table:table-cell>
          <table:table-cell table:style-name="ce22" table:formula="of:=VLOOKUP([.C8];[.$F$4:.$H$11];3)" office:value-type="float" office:value="7">
            <text:p>7</text:p>
          </table:table-cell>
          <table:table-cell/>
          <table:table-cell table:style-name="ce44" office:value-type="float" office:value="4">
            <text:p>4</text:p>
          </table:table-cell>
          <table:table-cell table:style-name="ce44" office:value-type="float" office:value="0.506667">
            <text:p>0,51</text:p>
          </table:table-cell>
          <table:table-cell office:value-type="float" office:value="3">
            <text:p>3</text:p>
          </table:table-cell>
          <table:table-cell/>
          <table:table-cell office:value-type="float" office:value="3">
            <text:p>3</text:p>
          </table:table-cell>
          <table:table-cell table:formula="of:=STRJOIN([.A76:.A99]; &quot; &quot;)" office:value-type="string" office:string-value="K4o T8s J7s Q4s Q7o T9o J8o K3o Q6o Q3s 98s T7s J6s K2o 22 Q2s Q5o J5s T8o J7o Q4o 97s J4s T6s">
            <text:p>K4o T8s J7s Q4s Q7o T9o J8o K3o Q6o Q3s 98s T7s J6s K2o 22 Q2s Q5o J5s T8o J7o Q4o 97s J4s T6s</text:p>
          </table:table-cell>
        </table:table-row>
        <table:table-row table:style-name="ro4">
          <table:table-cell table:style-name="ce22" office:value-type="string">
            <text:p>99</text:p>
          </table:table-cell>
          <table:table-cell table:style-name="ce46" office:value-type="float" office:value="0.7206">
            <text:p>0,72</text:p>
          </table:table-cell>
          <table:table-cell table:style-name="ce43" office:value-type="float" office:value="5">
            <text:p>5</text:p>
          </table:table-cell>
          <table:table-cell table:style-name="ce22" table:formula="of:=VLOOKUP([.C9];[.$F$4:.$H$11];3)" office:value-type="float" office:value="7">
            <text:p>7</text:p>
          </table:table-cell>
          <table:table-cell/>
          <table:table-cell table:style-name="ce44" office:value-type="float" office:value="5">
            <text:p>5</text:p>
          </table:table-cell>
          <table:table-cell table:style-name="ce44" office:value-type="float" office:value="0.785">
            <text:p>0,79</text:p>
          </table:table-cell>
          <table:table-cell office:value-type="float" office:value="7">
            <text:p>7</text:p>
          </table:table-cell>
          <table:table-cell/>
          <table:table-cell office:value-type="float" office:value="2">
            <text:p>2</text:p>
          </table:table-cell>
          <table:table-cell table:formula="of:=STRJOIN([.A100:.A128]; &quot; &quot;)" office:value-type="string" office:string-value="J3s Q3o 98o 87s T7o J6o 96s J2s Q2o T5s J5o T4s 97o 86s J4o T6o 95s T3s 76s J3o 87o T2s 85s 96o J2o T5o 94s 75s T4o">
            <text:p>J3s Q3o 98o 87s T7o J6o 96s J2s Q2o T5s J5o T4s 97o 86s J4o T6o 95s T3s 76s J3o 87o T2s 85s 96o J2o T5o 94s 75s T4o</text:p>
          </table:table-cell>
        </table:table-row>
        <table:table-row table:style-name="ro4">
          <table:table-cell table:style-name="Default" office:value-type="string">
            <text:p>88</text:p>
          </table:table-cell>
          <table:table-cell table:style-name="ce18" office:value-type="float" office:value="0.6916">
            <text:p>0,69</text:p>
          </table:table-cell>
          <table:table-cell table:style-name="ce44" office:value-type="float" office:value="7">
            <text:p>7</text:p>
          </table:table-cell>
          <table:table-cell table:formula="of:=VLOOKUP([.C10];[.$F$4:.$H$11];3)" office:value-type="float" office:value="6">
            <text:p>6</text:p>
          </table:table-cell>
          <table:table-cell/>
          <table:table-cell table:style-name="ce44" office:value-type="float" office:value="6">
            <text:p>6</text:p>
          </table:table-cell>
          <table:table-cell table:style-name="ce44" office:value-type="float" office:value="0.360556">
            <text:p>0,36</text:p>
          </table:table-cell>
          <table:table-cell office:value-type="float" office:value="0">
            <text:p>0</text:p>
          </table:table-cell>
          <table:table-cell/>
          <table:table-cell office:value-type="float" office:value="1">
            <text:p>1</text:p>
          </table:table-cell>
          <table:table-cell table:formula="of:=STRJOIN([.A129:.A154]; &quot; &quot;)" office:value-type="string" office:string-value="93s 86o 65s 84s 95o T3o 92s 76o 74s T2o 54s 85o 64s 83s 94o 75o 82s 73s 93o 65o 53s 63s 84o 92o 43s 74o">
            <text:p>93s 86o 65s 84s 95o T3o 92s 76o 74s T2o 54s 85o 64s 83s 94o 75o 82s 73s 93o 65o 53s 63s 84o 92o 43s 74o</text:p>
          </table:table-cell>
        </table:table-row>
        <table:table-row table:style-name="ro4">
          <table:table-cell table:style-name="Default" office:value-type="string">
            <text:p>AKs</text:p>
          </table:table-cell>
          <table:table-cell table:style-name="ce18" office:value-type="float" office:value="0.6704">
            <text:p>0,67</text:p>
          </table:table-cell>
          <table:table-cell table:style-name="ce44" office:value-type="float" office:value="7">
            <text:p>7</text:p>
          </table:table-cell>
          <table:table-cell table:formula="of:=VLOOKUP([.C11];[.$F$4:.$H$11];3)" office:value-type="float" office:value="6">
            <text:p>6</text:p>
          </table:table-cell>
          <table:table-cell/>
          <table:table-cell table:style-name="ce44" office:value-type="float" office:value="7">
            <text:p>7</text:p>
          </table:table-cell>
          <table:table-cell table:style-name="ce44" office:value-type="float" office:value="0.64375">
            <text:p>0,64</text:p>
          </table:table-cell>
          <table:table-cell office:value-type="float" office:value="6">
            <text:p>6</text:p>
          </table:table-cell>
          <table:table-cell table:number-columns-repeated="3"/>
        </table:table-row>
        <table:table-row table:style-name="ro4">
          <table:table-cell table:style-name="Default" office:value-type="string">
            <text:p>77</text:p>
          </table:table-cell>
          <table:table-cell table:style-name="ce18" office:value-type="float" office:value="0.6624">
            <text:p>0,66</text:p>
          </table:table-cell>
          <table:table-cell table:style-name="ce44" office:value-type="float" office:value="7">
            <text:p>7</text:p>
          </table:table-cell>
          <table:table-cell table:formula="of:=VLOOKUP([.C12];[.$F$4:.$H$11];3)" office:value-type="float" office:value="6">
            <text:p>6</text:p>
          </table:table-cell>
          <table:table-cell table:number-columns-repeated="7"/>
        </table:table-row>
        <table:table-row table:style-name="ro4">
          <table:table-cell table:style-name="Default" office:value-type="string">
            <text:p>AQs</text:p>
          </table:table-cell>
          <table:table-cell table:style-name="ce18" office:value-type="float" office:value="0.6621">
            <text:p>0,66</text:p>
          </table:table-cell>
          <table:table-cell table:style-name="ce44" office:value-type="float" office:value="7">
            <text:p>7</text:p>
          </table:table-cell>
          <table:table-cell table:formula="of:=VLOOKUP([.C13];[.$F$4:.$H$11];3)" office:value-type="float" office:value="6">
            <text:p>6</text:p>
          </table:table-cell>
          <table:table-cell table:number-columns-repeated="7"/>
        </table:table-row>
        <table:table-row table:style-name="ro4">
          <table:table-cell table:style-name="Default" office:value-type="string">
            <text:p>AJs</text:p>
          </table:table-cell>
          <table:table-cell table:style-name="ce18" office:value-type="float" office:value="0.6539">
            <text:p>0,65</text:p>
          </table:table-cell>
          <table:table-cell table:style-name="ce44" office:value-type="float" office:value="7">
            <text:p>7</text:p>
          </table:table-cell>
          <table:table-cell table:formula="of:=VLOOKUP([.C14];[.$F$4:.$H$11];3)" office:value-type="float" office:value="6">
            <text:p>6</text:p>
          </table:table-cell>
          <table:table-cell table:number-columns-repeated="7"/>
        </table:table-row>
        <table:table-row table:style-name="ro4">
          <table:table-cell table:style-name="Default" office:value-type="string">
            <text:p>AKo</text:p>
          </table:table-cell>
          <table:table-cell table:style-name="ce18" office:value-type="float" office:value="0.6532">
            <text:p>0,65</text:p>
          </table:table-cell>
          <table:table-cell table:style-name="ce44" office:value-type="float" office:value="7">
            <text:p>7</text:p>
          </table:table-cell>
          <table:table-cell table:formula="of:=VLOOKUP([.C15];[.$F$4:.$H$11];3)" office:value-type="float" office:value="6">
            <text:p>6</text:p>
          </table:table-cell>
          <table:table-cell table:number-columns-repeated="7"/>
        </table:table-row>
        <table:table-row table:style-name="ro4">
          <table:table-cell table:style-name="Default" office:value-type="string">
            <text:p>ATs</text:p>
          </table:table-cell>
          <table:table-cell table:style-name="ce18" office:value-type="float" office:value="0.646">
            <text:p>0,65</text:p>
          </table:table-cell>
          <table:table-cell table:style-name="ce44" office:value-type="float" office:value="7">
            <text:p>7</text:p>
          </table:table-cell>
          <table:table-cell table:formula="of:=VLOOKUP([.C16];[.$F$4:.$H$11];3)" office:value-type="float" office:value="6">
            <text:p>6</text:p>
          </table:table-cell>
          <table:table-cell table:number-columns-repeated="7"/>
        </table:table-row>
        <table:table-row table:style-name="ro4">
          <table:table-cell table:style-name="Default" office:value-type="string">
            <text:p>AQo</text:p>
          </table:table-cell>
          <table:table-cell table:style-name="ce18" office:value-type="float" office:value="0.6443">
            <text:p>0,64</text:p>
          </table:table-cell>
          <table:table-cell table:style-name="ce44" office:value-type="float" office:value="7">
            <text:p>7</text:p>
          </table:table-cell>
          <table:table-cell table:formula="of:=VLOOKUP([.C17];[.$F$4:.$H$11];3)" office:value-type="float" office:value="6">
            <text:p>6</text:p>
          </table:table-cell>
          <table:table-cell table:number-columns-repeated="7"/>
        </table:table-row>
        <table:table-row table:style-name="ro4">
          <table:table-cell table:style-name="Default" office:value-type="string">
            <text:p>AJo</text:p>
          </table:table-cell>
          <table:table-cell table:style-name="ce18" office:value-type="float" office:value="0.6356">
            <text:p>0,64</text:p>
          </table:table-cell>
          <table:table-cell table:style-name="ce44" office:value-type="float" office:value="7">
            <text:p>7</text:p>
          </table:table-cell>
          <table:table-cell table:formula="of:=VLOOKUP([.C18];[.$F$4:.$H$11];3)" office:value-type="float" office:value="6">
            <text:p>6</text:p>
          </table:table-cell>
          <table:table-cell table:number-columns-repeated="7"/>
        </table:table-row>
        <table:table-row table:style-name="ro4">
          <table:table-cell table:style-name="Default" office:value-type="string">
            <text:p>KQs</text:p>
          </table:table-cell>
          <table:table-cell table:style-name="ce18" office:value-type="float" office:value="0.634">
            <text:p>0,63</text:p>
          </table:table-cell>
          <table:table-cell table:style-name="ce44" office:value-type="float" office:value="7">
            <text:p>7</text:p>
          </table:table-cell>
          <table:table-cell table:formula="of:=VLOOKUP([.C19];[.$F$4:.$H$11];3)" office:value-type="float" office:value="6">
            <text:p>6</text:p>
          </table:table-cell>
          <table:table-cell table:number-columns-repeated="7"/>
        </table:table-row>
        <table:table-row table:style-name="ro4">
          <table:table-cell table:style-name="Default" office:value-type="string">
            <text:p>66</text:p>
          </table:table-cell>
          <table:table-cell table:style-name="ce18" office:value-type="float" office:value="0.6328">
            <text:p>0,63</text:p>
          </table:table-cell>
          <table:table-cell table:style-name="ce44" office:value-type="float" office:value="7">
            <text:p>7</text:p>
          </table:table-cell>
          <table:table-cell table:formula="of:=VLOOKUP([.C20];[.$F$4:.$H$11];3)" office:value-type="float" office:value="6">
            <text:p>6</text:p>
          </table:table-cell>
          <table:table-cell table:number-columns-repeated="7"/>
        </table:table-row>
        <table:table-row table:style-name="ro4">
          <table:table-cell table:style-name="Default" office:value-type="string">
            <text:p>A9s</text:p>
          </table:table-cell>
          <table:table-cell table:style-name="ce18" office:value-type="float" office:value="0.6278">
            <text:p>0,63</text:p>
          </table:table-cell>
          <table:table-cell table:style-name="ce44" office:value-type="float" office:value="7">
            <text:p>7</text:p>
          </table:table-cell>
          <table:table-cell table:formula="of:=VLOOKUP([.C21];[.$F$4:.$H$11];3)" office:value-type="float" office:value="6">
            <text:p>6</text:p>
          </table:table-cell>
          <table:table-cell table:number-columns-repeated="7"/>
        </table:table-row>
        <table:table-row table:style-name="ro4">
          <table:table-cell table:style-name="Default" office:value-type="string">
            <text:p>ATo</text:p>
          </table:table-cell>
          <table:table-cell table:style-name="ce18" office:value-type="float" office:value="0.6272">
            <text:p>0,63</text:p>
          </table:table-cell>
          <table:table-cell table:style-name="ce44" office:value-type="float" office:value="7">
            <text:p>7</text:p>
          </table:table-cell>
          <table:table-cell table:formula="of:=VLOOKUP([.C22];[.$F$4:.$H$11];3)" office:value-type="float" office:value="6">
            <text:p>6</text:p>
          </table:table-cell>
          <table:table-cell table:number-columns-repeated="7"/>
        </table:table-row>
        <table:table-row table:style-name="ro4">
          <table:table-cell table:style-name="Default" office:value-type="string">
            <text:p>KJs</text:p>
          </table:table-cell>
          <table:table-cell table:style-name="ce18" office:value-type="float" office:value="0.6257">
            <text:p>0,63</text:p>
          </table:table-cell>
          <table:table-cell table:style-name="ce44" office:value-type="float" office:value="7">
            <text:p>7</text:p>
          </table:table-cell>
          <table:table-cell table:formula="of:=VLOOKUP([.C23];[.$F$4:.$H$11];3)" office:value-type="float" office:value="6">
            <text:p>6</text:p>
          </table:table-cell>
          <table:table-cell table:number-columns-repeated="7"/>
        </table:table-row>
        <table:table-row table:style-name="ro4">
          <table:table-cell table:style-name="Default" office:value-type="string">
            <text:p>A8s</text:p>
          </table:table-cell>
          <table:table-cell table:style-name="ce18" office:value-type="float" office:value="0.6194">
            <text:p>0,62</text:p>
          </table:table-cell>
          <table:table-cell table:style-name="ce44" office:value-type="float" office:value="7">
            <text:p>7</text:p>
          </table:table-cell>
          <table:table-cell table:formula="of:=VLOOKUP([.C24];[.$F$4:.$H$11];3)" office:value-type="float" office:value="6">
            <text:p>6</text:p>
          </table:table-cell>
          <table:table-cell table:number-columns-repeated="7"/>
        </table:table-row>
        <table:table-row table:style-name="ro4">
          <table:table-cell table:style-name="Default" office:value-type="string">
            <text:p>KTs</text:p>
          </table:table-cell>
          <table:table-cell table:style-name="ce18" office:value-type="float" office:value="0.6179">
            <text:p>0,62</text:p>
          </table:table-cell>
          <table:table-cell table:style-name="ce44" office:value-type="float" office:value="7">
            <text:p>7</text:p>
          </table:table-cell>
          <table:table-cell table:formula="of:=VLOOKUP([.C25];[.$F$4:.$H$11];3)" office:value-type="float" office:value="6">
            <text:p>6</text:p>
          </table:table-cell>
          <table:table-cell table:number-columns-repeated="7"/>
        </table:table-row>
        <table:table-row table:style-name="ro4">
          <table:table-cell table:style-name="ce22" office:value-type="string">
            <text:p>KQo</text:p>
          </table:table-cell>
          <table:table-cell table:style-name="ce46" office:value-type="float" office:value="0.6146">
            <text:p>0,61</text:p>
          </table:table-cell>
          <table:table-cell table:style-name="ce43" office:value-type="float" office:value="3">
            <text:p>3</text:p>
          </table:table-cell>
          <table:table-cell table:style-name="ce22" table:formula="of:=VLOOKUP([.C26];[.$F$4:.$H$11];3)" office:value-type="float" office:value="5">
            <text:p>5</text:p>
          </table:table-cell>
          <table:table-cell table:number-columns-repeated="7"/>
        </table:table-row>
        <table:table-row table:style-name="ro4">
          <table:table-cell table:style-name="ce22" office:value-type="string">
            <text:p>A7s</text:p>
          </table:table-cell>
          <table:table-cell table:style-name="ce46" office:value-type="float" office:value="0.6098">
            <text:p>0,61</text:p>
          </table:table-cell>
          <table:table-cell table:style-name="ce43" office:value-type="float" office:value="3">
            <text:p>3</text:p>
          </table:table-cell>
          <table:table-cell table:style-name="ce22" table:formula="of:=VLOOKUP([.C27];[.$F$4:.$H$11];3)" office:value-type="float" office:value="5">
            <text:p>5</text:p>
          </table:table-cell>
          <table:table-cell table:number-columns-repeated="7"/>
        </table:table-row>
        <table:table-row table:style-name="ro4">
          <table:table-cell table:style-name="ce22" office:value-type="string">
            <text:p>A9o</text:p>
          </table:table-cell>
          <table:table-cell table:style-name="ce46" office:value-type="float" office:value="0.6077">
            <text:p>0,61</text:p>
          </table:table-cell>
          <table:table-cell table:style-name="ce43" office:value-type="float" office:value="3">
            <text:p>3</text:p>
          </table:table-cell>
          <table:table-cell table:style-name="ce22" table:formula="of:=VLOOKUP([.C28];[.$F$4:.$H$11];3)" office:value-type="float" office:value="5">
            <text:p>5</text:p>
          </table:table-cell>
          <table:table-cell table:number-columns-repeated="7"/>
        </table:table-row>
        <table:table-row table:style-name="ro4">
          <table:table-cell table:style-name="ce22" office:value-type="string">
            <text:p>KJo</text:p>
          </table:table-cell>
          <table:table-cell table:style-name="ce46" office:value-type="float" office:value="0.6057">
            <text:p>0,61</text:p>
          </table:table-cell>
          <table:table-cell table:style-name="ce43" office:value-type="float" office:value="3">
            <text:p>3</text:p>
          </table:table-cell>
          <table:table-cell table:style-name="ce22" table:formula="of:=VLOOKUP([.C29];[.$F$4:.$H$11];3)" office:value-type="float" office:value="5">
            <text:p>5</text:p>
          </table:table-cell>
          <table:table-cell table:number-columns-repeated="7"/>
        </table:table-row>
        <table:table-row table:style-name="ro4">
          <table:table-cell table:style-name="ce22" office:value-type="string">
            <text:p>55</text:p>
          </table:table-cell>
          <table:table-cell table:style-name="ce46" office:value-type="float" office:value="0.6032">
            <text:p>0,60</text:p>
          </table:table-cell>
          <table:table-cell table:style-name="ce43" office:value-type="float" office:value="3">
            <text:p>3</text:p>
          </table:table-cell>
          <table:table-cell table:style-name="ce22" table:formula="of:=VLOOKUP([.C30];[.$F$4:.$H$11];3)" office:value-type="float" office:value="5">
            <text:p>5</text:p>
          </table:table-cell>
          <table:table-cell table:number-columns-repeated="7"/>
        </table:table-row>
        <table:table-row table:style-name="ro4">
          <table:table-cell table:style-name="ce22" office:value-type="string">
            <text:p>QJs</text:p>
          </table:table-cell>
          <table:table-cell table:style-name="ce46" office:value-type="float" office:value="0.6026">
            <text:p>0,60</text:p>
          </table:table-cell>
          <table:table-cell table:style-name="ce43" office:value-type="float" office:value="3">
            <text:p>3</text:p>
          </table:table-cell>
          <table:table-cell table:style-name="ce22" table:formula="of:=VLOOKUP([.C31];[.$F$4:.$H$11];3)" office:value-type="float" office:value="5">
            <text:p>5</text:p>
          </table:table-cell>
          <table:table-cell table:number-columns-repeated="7"/>
        </table:table-row>
        <table:table-row table:style-name="ro4">
          <table:table-cell table:style-name="ce22" office:value-type="string">
            <text:p>K9s</text:p>
          </table:table-cell>
          <table:table-cell table:style-name="ce46" office:value-type="float" office:value="0.5999">
            <text:p>0,60</text:p>
          </table:table-cell>
          <table:table-cell table:style-name="ce43" office:value-type="float" office:value="3">
            <text:p>3</text:p>
          </table:table-cell>
          <table:table-cell table:style-name="ce22" table:formula="of:=VLOOKUP([.C32];[.$F$4:.$H$11];3)" office:value-type="float" office:value="5">
            <text:p>5</text:p>
          </table:table-cell>
          <table:table-cell table:number-columns-repeated="7"/>
        </table:table-row>
        <table:table-row table:style-name="ro4">
          <table:table-cell table:style-name="ce22" office:value-type="string">
            <text:p>A5s</text:p>
          </table:table-cell>
          <table:table-cell table:style-name="ce46" office:value-type="float" office:value="0.5992">
            <text:p>0,60</text:p>
          </table:table-cell>
          <table:table-cell table:style-name="ce43" office:value-type="float" office:value="3">
            <text:p>3</text:p>
          </table:table-cell>
          <table:table-cell table:style-name="ce22" table:formula="of:=VLOOKUP([.C33];[.$F$4:.$H$11];3)" office:value-type="float" office:value="5">
            <text:p>5</text:p>
          </table:table-cell>
          <table:table-cell table:number-columns-repeated="7"/>
        </table:table-row>
        <table:table-row table:style-name="ro4">
          <table:table-cell table:style-name="ce22" office:value-type="string">
            <text:p>A6s</text:p>
          </table:table-cell>
          <table:table-cell table:style-name="ce46" office:value-type="float" office:value="0.5991">
            <text:p>0,60</text:p>
          </table:table-cell>
          <table:table-cell table:style-name="ce43" office:value-type="float" office:value="3">
            <text:p>3</text:p>
          </table:table-cell>
          <table:table-cell table:style-name="ce22" table:formula="of:=VLOOKUP([.C34];[.$F$4:.$H$11];3)" office:value-type="float" office:value="5">
            <text:p>5</text:p>
          </table:table-cell>
          <table:table-cell table:number-columns-repeated="7"/>
        </table:table-row>
        <table:table-row table:style-name="ro4">
          <table:table-cell table:style-name="ce22" office:value-type="string">
            <text:p>A8o</text:p>
          </table:table-cell>
          <table:table-cell table:style-name="ce46" office:value-type="float" office:value="0.5987">
            <text:p>0,60</text:p>
          </table:table-cell>
          <table:table-cell table:style-name="ce43" office:value-type="float" office:value="3">
            <text:p>3</text:p>
          </table:table-cell>
          <table:table-cell table:style-name="ce22" table:formula="of:=VLOOKUP([.C35];[.$F$4:.$H$11];3)" office:value-type="float" office:value="5">
            <text:p>5</text:p>
          </table:table-cell>
          <table:table-cell table:number-columns-repeated="7"/>
        </table:table-row>
        <table:table-row table:style-name="ro4">
          <table:table-cell table:style-name="ce22" office:value-type="string">
            <text:p>KTo</text:p>
          </table:table-cell>
          <table:table-cell table:style-name="ce46" office:value-type="float" office:value="0.5974">
            <text:p>0,60</text:p>
          </table:table-cell>
          <table:table-cell table:style-name="ce43" office:value-type="float" office:value="3">
            <text:p>3</text:p>
          </table:table-cell>
          <table:table-cell table:style-name="ce22" table:formula="of:=VLOOKUP([.C36];[.$F$4:.$H$11];3)" office:value-type="float" office:value="5">
            <text:p>5</text:p>
          </table:table-cell>
          <table:table-cell table:number-columns-repeated="7"/>
        </table:table-row>
        <table:table-row table:style-name="ro4">
          <table:table-cell table:style-name="ce22" office:value-type="string">
            <text:p>QTs</text:p>
          </table:table-cell>
          <table:table-cell table:style-name="ce46" office:value-type="float" office:value="0.5947">
            <text:p>0,59</text:p>
          </table:table-cell>
          <table:table-cell table:style-name="ce43" office:value-type="float" office:value="3">
            <text:p>3</text:p>
          </table:table-cell>
          <table:table-cell table:style-name="ce22" table:formula="of:=VLOOKUP([.C37];[.$F$4:.$H$11];3)" office:value-type="float" office:value="5">
            <text:p>5</text:p>
          </table:table-cell>
          <table:table-cell table:number-columns-repeated="7"/>
        </table:table-row>
        <table:table-row table:style-name="ro4">
          <table:table-cell table:style-name="ce22" office:value-type="string">
            <text:p>A4s</text:p>
          </table:table-cell>
          <table:table-cell table:style-name="ce46" office:value-type="float" office:value="0.5903">
            <text:p>0,59</text:p>
          </table:table-cell>
          <table:table-cell table:style-name="ce43" office:value-type="float" office:value="3">
            <text:p>3</text:p>
          </table:table-cell>
          <table:table-cell table:style-name="ce22" table:formula="of:=VLOOKUP([.C38];[.$F$4:.$H$11];3)" office:value-type="float" office:value="5">
            <text:p>5</text:p>
          </table:table-cell>
          <table:table-cell table:number-columns-repeated="7"/>
        </table:table-row>
        <table:table-row table:style-name="ro4">
          <table:table-cell table:style-name="ce22" office:value-type="string">
            <text:p>A7o</text:p>
          </table:table-cell>
          <table:table-cell table:style-name="ce46" office:value-type="float" office:value="0.5884">
            <text:p>0,59</text:p>
          </table:table-cell>
          <table:table-cell table:style-name="ce43" office:value-type="float" office:value="3">
            <text:p>3</text:p>
          </table:table-cell>
          <table:table-cell table:style-name="ce22" table:formula="of:=VLOOKUP([.C39];[.$F$4:.$H$11];3)" office:value-type="float" office:value="5">
            <text:p>5</text:p>
          </table:table-cell>
          <table:table-cell table:number-columns-repeated="7"/>
        </table:table-row>
        <table:table-row table:style-name="ro4">
          <table:table-cell table:style-name="ce22" office:value-type="string">
            <text:p>K8s</text:p>
          </table:table-cell>
          <table:table-cell table:style-name="ce46" office:value-type="float" office:value="0.5831">
            <text:p>0,58</text:p>
          </table:table-cell>
          <table:table-cell table:style-name="ce43" office:value-type="float" office:value="3">
            <text:p>3</text:p>
          </table:table-cell>
          <table:table-cell table:style-name="ce22" table:formula="of:=VLOOKUP([.C40];[.$F$4:.$H$11];3)" office:value-type="float" office:value="5">
            <text:p>5</text:p>
          </table:table-cell>
          <table:table-cell table:number-columns-repeated="7"/>
        </table:table-row>
        <table:table-row table:style-name="ro4">
          <table:table-cell table:style-name="ce22" office:value-type="string">
            <text:p>A3s</text:p>
          </table:table-cell>
          <table:table-cell table:style-name="ce46" office:value-type="float" office:value="0.5822">
            <text:p>0,58</text:p>
          </table:table-cell>
          <table:table-cell table:style-name="ce43" office:value-type="float" office:value="3">
            <text:p>3</text:p>
          </table:table-cell>
          <table:table-cell table:style-name="ce22" table:formula="of:=VLOOKUP([.C41];[.$F$4:.$H$11];3)" office:value-type="float" office:value="5">
            <text:p>5</text:p>
          </table:table-cell>
          <table:table-cell table:number-columns-repeated="7"/>
        </table:table-row>
        <table:table-row table:style-name="ro4">
          <table:table-cell table:style-name="ce22" office:value-type="string">
            <text:p>QJo</text:p>
          </table:table-cell>
          <table:table-cell table:style-name="ce46" office:value-type="float" office:value="0.5813">
            <text:p>0,58</text:p>
          </table:table-cell>
          <table:table-cell table:style-name="ce43" office:value-type="float" office:value="3">
            <text:p>3</text:p>
          </table:table-cell>
          <table:table-cell table:style-name="ce22" table:formula="of:=VLOOKUP([.C42];[.$F$4:.$H$11];3)" office:value-type="float" office:value="5">
            <text:p>5</text:p>
          </table:table-cell>
          <table:table-cell table:number-columns-repeated="7"/>
        </table:table-row>
        <table:table-row table:style-name="ro4">
          <table:table-cell table:style-name="ce22" office:value-type="string">
            <text:p>K9o</text:p>
          </table:table-cell>
          <table:table-cell table:style-name="ce46" office:value-type="float" office:value="0.5781">
            <text:p>0,58</text:p>
          </table:table-cell>
          <table:table-cell table:style-name="ce43" office:value-type="float" office:value="3">
            <text:p>3</text:p>
          </table:table-cell>
          <table:table-cell table:style-name="ce22" table:formula="of:=VLOOKUP([.C43];[.$F$4:.$H$11];3)" office:value-type="float" office:value="5">
            <text:p>5</text:p>
          </table:table-cell>
          <table:table-cell table:number-columns-repeated="7"/>
        </table:table-row>
        <table:table-row table:style-name="ro4">
          <table:table-cell table:style-name="ce22" office:value-type="string">
            <text:p>A5o</text:p>
          </table:table-cell>
          <table:table-cell table:style-name="ce46" office:value-type="float" office:value="0.577">
            <text:p>0,58</text:p>
          </table:table-cell>
          <table:table-cell table:style-name="ce43" office:value-type="float" office:value="3">
            <text:p>3</text:p>
          </table:table-cell>
          <table:table-cell table:style-name="ce22" table:formula="of:=VLOOKUP([.C44];[.$F$4:.$H$11];3)" office:value-type="float" office:value="5">
            <text:p>5</text:p>
          </table:table-cell>
          <table:table-cell table:number-columns-repeated="7"/>
        </table:table-row>
        <table:table-row table:style-name="ro4">
          <table:table-cell table:style-name="ce22" office:value-type="string">
            <text:p>A6o</text:p>
          </table:table-cell>
          <table:table-cell table:style-name="ce46" office:value-type="float" office:value="0.5768">
            <text:p>0,58</text:p>
          </table:table-cell>
          <table:table-cell table:style-name="ce43" office:value-type="float" office:value="3">
            <text:p>3</text:p>
          </table:table-cell>
          <table:table-cell table:style-name="ce22" table:formula="of:=VLOOKUP([.C45];[.$F$4:.$H$11];3)" office:value-type="float" office:value="5">
            <text:p>5</text:p>
          </table:table-cell>
          <table:table-cell table:number-columns-repeated="7"/>
        </table:table-row>
        <table:table-row table:style-name="ro4">
          <table:table-cell table:style-name="ce22" office:value-type="string">
            <text:p>Q9s</text:p>
          </table:table-cell>
          <table:table-cell table:style-name="ce46" office:value-type="float" office:value="0.5766">
            <text:p>0,58</text:p>
          </table:table-cell>
          <table:table-cell table:style-name="ce43" office:value-type="float" office:value="3">
            <text:p>3</text:p>
          </table:table-cell>
          <table:table-cell table:style-name="ce22" table:formula="of:=VLOOKUP([.C46];[.$F$4:.$H$11];3)" office:value-type="float" office:value="5">
            <text:p>5</text:p>
          </table:table-cell>
          <table:table-cell table:number-columns-repeated="7"/>
        </table:table-row>
        <table:table-row table:style-name="ro4">
          <table:table-cell table:style-name="ce22" office:value-type="string">
            <text:p>K7s</text:p>
          </table:table-cell>
          <table:table-cell table:style-name="ce46" office:value-type="float" office:value="0.5754">
            <text:p>0,58</text:p>
          </table:table-cell>
          <table:table-cell table:style-name="ce43" office:value-type="float" office:value="3">
            <text:p>3</text:p>
          </table:table-cell>
          <table:table-cell table:style-name="ce22" table:formula="of:=VLOOKUP([.C47];[.$F$4:.$H$11];3)" office:value-type="float" office:value="5">
            <text:p>5</text:p>
          </table:table-cell>
          <table:table-cell table:number-columns-repeated="7"/>
        </table:table-row>
        <table:table-row table:style-name="ro4">
          <table:table-cell table:style-name="ce22" office:value-type="string">
            <text:p>JTs</text:p>
          </table:table-cell>
          <table:table-cell table:style-name="ce46" office:value-type="float" office:value="0.5753">
            <text:p>0,58</text:p>
          </table:table-cell>
          <table:table-cell table:style-name="ce43" office:value-type="float" office:value="3">
            <text:p>3</text:p>
          </table:table-cell>
          <table:table-cell table:style-name="ce22" table:formula="of:=VLOOKUP([.C48];[.$F$4:.$H$11];3)" office:value-type="float" office:value="5">
            <text:p>5</text:p>
          </table:table-cell>
          <table:table-cell table:number-columns-repeated="7"/>
        </table:table-row>
        <table:table-row table:style-name="ro4">
          <table:table-cell table:style-name="ce22" office:value-type="string">
            <text:p>A2s</text:p>
          </table:table-cell>
          <table:table-cell table:style-name="ce46" office:value-type="float" office:value="0.5738">
            <text:p>0,57</text:p>
          </table:table-cell>
          <table:table-cell table:style-name="ce43" office:value-type="float" office:value="3">
            <text:p>3</text:p>
          </table:table-cell>
          <table:table-cell table:style-name="ce22" table:formula="of:=VLOOKUP([.C49];[.$F$4:.$H$11];3)" office:value-type="float" office:value="5">
            <text:p>5</text:p>
          </table:table-cell>
          <table:table-cell table:number-columns-repeated="7"/>
        </table:table-row>
        <table:table-row table:style-name="ro4">
          <table:table-cell table:style-name="ce22" office:value-type="string">
            <text:p>QTo</text:p>
          </table:table-cell>
          <table:table-cell table:style-name="ce46" office:value-type="float" office:value="0.5729">
            <text:p>0,57</text:p>
          </table:table-cell>
          <table:table-cell table:style-name="ce43" office:value-type="float" office:value="3">
            <text:p>3</text:p>
          </table:table-cell>
          <table:table-cell table:style-name="ce22" table:formula="of:=VLOOKUP([.C50];[.$F$4:.$H$11];3)" office:value-type="float" office:value="5">
            <text:p>5</text:p>
          </table:table-cell>
          <table:table-cell table:number-columns-repeated="7"/>
        </table:table-row>
        <table:table-row table:style-name="ro4">
          <table:table-cell table:style-name="ce22" office:value-type="string">
            <text:p>44</text:p>
          </table:table-cell>
          <table:table-cell table:style-name="ce46" office:value-type="float" office:value="0.5702">
            <text:p>0,57</text:p>
          </table:table-cell>
          <table:table-cell table:style-name="ce43" office:value-type="float" office:value="3">
            <text:p>3</text:p>
          </table:table-cell>
          <table:table-cell table:style-name="ce22" table:formula="of:=VLOOKUP([.C51];[.$F$4:.$H$11];3)" office:value-type="float" office:value="5">
            <text:p>5</text:p>
          </table:table-cell>
          <table:table-cell table:number-columns-repeated="7"/>
        </table:table-row>
        <table:table-row table:style-name="ro4">
          <table:table-cell table:style-name="ce22" office:value-type="string">
            <text:p>A4o</text:p>
          </table:table-cell>
          <table:table-cell table:style-name="ce46" office:value-type="float" office:value="0.5673">
            <text:p>0,57</text:p>
          </table:table-cell>
          <table:table-cell table:style-name="ce43" office:value-type="float" office:value="3">
            <text:p>3</text:p>
          </table:table-cell>
          <table:table-cell table:style-name="ce22" table:formula="of:=VLOOKUP([.C52];[.$F$4:.$H$11];3)" office:value-type="float" office:value="5">
            <text:p>5</text:p>
          </table:table-cell>
          <table:table-cell table:number-columns-repeated="7"/>
        </table:table-row>
        <table:table-row table:style-name="ro4">
          <table:table-cell table:style-name="ce22" office:value-type="string">
            <text:p>K6s</text:p>
          </table:table-cell>
          <table:table-cell table:style-name="ce46" office:value-type="float" office:value="0.5664">
            <text:p>0,57</text:p>
          </table:table-cell>
          <table:table-cell table:style-name="ce43" office:value-type="float" office:value="3">
            <text:p>3</text:p>
          </table:table-cell>
          <table:table-cell table:style-name="ce22" table:formula="of:=VLOOKUP([.C53];[.$F$4:.$H$11];3)" office:value-type="float" office:value="5">
            <text:p>5</text:p>
          </table:table-cell>
          <table:table-cell table:number-columns-repeated="7"/>
        </table:table-row>
        <table:table-row table:style-name="ro4">
          <table:table-cell table:style-name="Default" office:value-type="string">
            <text:p>K8o</text:p>
          </table:table-cell>
          <table:table-cell table:style-name="ce18" office:value-type="float" office:value="0.5602">
            <text:p>0,56</text:p>
          </table:table-cell>
          <table:table-cell table:style-name="ce44" office:value-type="float" office:value="1">
            <text:p>1</text:p>
          </table:table-cell>
          <table:table-cell table:formula="of:=VLOOKUP([.C54];[.$F$4:.$H$11];3)" office:value-type="float" office:value="4">
            <text:p>4</text:p>
          </table:table-cell>
          <table:table-cell table:number-columns-repeated="7"/>
        </table:table-row>
        <table:table-row table:style-name="ro4">
          <table:table-cell table:style-name="Default" office:value-type="string">
            <text:p>Q8s</text:p>
          </table:table-cell>
          <table:table-cell table:style-name="ce18" office:value-type="float" office:value="0.5602">
            <text:p>0,56</text:p>
          </table:table-cell>
          <table:table-cell table:style-name="ce44" office:value-type="float" office:value="1">
            <text:p>1</text:p>
          </table:table-cell>
          <table:table-cell table:formula="of:=VLOOKUP([.C55];[.$F$4:.$H$11];3)" office:value-type="float" office:value="4">
            <text:p>4</text:p>
          </table:table-cell>
          <table:table-cell table:number-columns-repeated="7"/>
        </table:table-row>
        <table:table-row table:style-name="ro4">
          <table:table-cell table:style-name="Default" office:value-type="string">
            <text:p>A3o</text:p>
          </table:table-cell>
          <table:table-cell table:style-name="ce18" office:value-type="float" office:value="0.5584">
            <text:p>0,56</text:p>
          </table:table-cell>
          <table:table-cell table:style-name="ce44" office:value-type="float" office:value="1">
            <text:p>1</text:p>
          </table:table-cell>
          <table:table-cell table:formula="of:=VLOOKUP([.C56];[.$F$4:.$H$11];3)" office:value-type="float" office:value="4">
            <text:p>4</text:p>
          </table:table-cell>
          <table:table-cell table:number-columns-repeated="7"/>
        </table:table-row>
        <table:table-row table:style-name="ro4">
          <table:table-cell table:style-name="Default" office:value-type="string">
            <text:p>K5s</text:p>
          </table:table-cell>
          <table:table-cell table:style-name="ce18" office:value-type="float" office:value="0.5579">
            <text:p>0,56</text:p>
          </table:table-cell>
          <table:table-cell table:style-name="ce44" office:value-type="float" office:value="1">
            <text:p>1</text:p>
          </table:table-cell>
          <table:table-cell table:formula="of:=VLOOKUP([.C57];[.$F$4:.$H$11];3)" office:value-type="float" office:value="4">
            <text:p>4</text:p>
          </table:table-cell>
          <table:table-cell table:number-columns-repeated="7"/>
        </table:table-row>
        <table:table-row table:style-name="ro4">
          <table:table-cell table:style-name="Default" office:value-type="string">
            <text:p>J9s</text:p>
          </table:table-cell>
          <table:table-cell table:style-name="ce18" office:value-type="float" office:value="0.5566">
            <text:p>0,56</text:p>
          </table:table-cell>
          <table:table-cell table:style-name="ce44" office:value-type="float" office:value="1">
            <text:p>1</text:p>
          </table:table-cell>
          <table:table-cell table:formula="of:=VLOOKUP([.C58];[.$F$4:.$H$11];3)" office:value-type="float" office:value="4">
            <text:p>4</text:p>
          </table:table-cell>
          <table:table-cell table:number-columns-repeated="7"/>
        </table:table-row>
        <table:table-row table:style-name="ro4">
          <table:table-cell table:style-name="Default" office:value-type="string">
            <text:p>Q9o</text:p>
          </table:table-cell>
          <table:table-cell table:style-name="ce18" office:value-type="float" office:value="0.5536">
            <text:p>0,55</text:p>
          </table:table-cell>
          <table:table-cell table:style-name="ce44" office:value-type="float" office:value="1">
            <text:p>1</text:p>
          </table:table-cell>
          <table:table-cell table:formula="of:=VLOOKUP([.C59];[.$F$4:.$H$11];3)" office:value-type="float" office:value="4">
            <text:p>4</text:p>
          </table:table-cell>
          <table:table-cell table:number-columns-repeated="7"/>
        </table:table-row>
        <table:table-row table:style-name="ro4">
          <table:table-cell table:style-name="Default" office:value-type="string">
            <text:p>JTo</text:p>
          </table:table-cell>
          <table:table-cell table:style-name="ce18" office:value-type="float" office:value="0.5525">
            <text:p>0,55</text:p>
          </table:table-cell>
          <table:table-cell table:style-name="ce44" office:value-type="float" office:value="1">
            <text:p>1</text:p>
          </table:table-cell>
          <table:table-cell table:formula="of:=VLOOKUP([.C60];[.$F$4:.$H$11];3)" office:value-type="float" office:value="4">
            <text:p>4</text:p>
          </table:table-cell>
          <table:table-cell table:number-columns-repeated="7"/>
        </table:table-row>
        <table:table-row table:style-name="ro4">
          <table:table-cell table:style-name="Default" office:value-type="string">
            <text:p>K7o</text:p>
          </table:table-cell>
          <table:table-cell table:style-name="ce18" office:value-type="float" office:value="0.5519">
            <text:p>0,55</text:p>
          </table:table-cell>
          <table:table-cell table:style-name="ce44" office:value-type="float" office:value="1">
            <text:p>1</text:p>
          </table:table-cell>
          <table:table-cell table:formula="of:=VLOOKUP([.C61];[.$F$4:.$H$11];3)" office:value-type="float" office:value="4">
            <text:p>4</text:p>
          </table:table-cell>
          <table:table-cell table:number-columns-repeated="7"/>
        </table:table-row>
        <table:table-row table:style-name="ro4">
          <table:table-cell table:style-name="Default" office:value-type="string">
            <text:p>A2o</text:p>
          </table:table-cell>
          <table:table-cell table:style-name="ce18" office:value-type="float" office:value="0.5493">
            <text:p>0,55</text:p>
          </table:table-cell>
          <table:table-cell table:style-name="ce44" office:value-type="float" office:value="1">
            <text:p>1</text:p>
          </table:table-cell>
          <table:table-cell table:formula="of:=VLOOKUP([.C62];[.$F$4:.$H$11];3)" office:value-type="float" office:value="4">
            <text:p>4</text:p>
          </table:table-cell>
          <table:table-cell table:number-columns-repeated="7"/>
        </table:table-row>
        <table:table-row table:style-name="ro4">
          <table:table-cell table:style-name="Default" office:value-type="string">
            <text:p>K4s</text:p>
          </table:table-cell>
          <table:table-cell table:style-name="ce18" office:value-type="float" office:value="0.5488">
            <text:p>0,55</text:p>
          </table:table-cell>
          <table:table-cell table:style-name="ce44" office:value-type="float" office:value="1">
            <text:p>1</text:p>
          </table:table-cell>
          <table:table-cell table:formula="of:=VLOOKUP([.C63];[.$F$4:.$H$11];3)" office:value-type="float" office:value="4">
            <text:p>4</text:p>
          </table:table-cell>
          <table:table-cell table:number-columns-repeated="7"/>
        </table:table-row>
        <table:table-row table:style-name="ro4">
          <table:table-cell table:style-name="Default" office:value-type="string">
            <text:p>Q7s</text:p>
          </table:table-cell>
          <table:table-cell table:style-name="ce18" office:value-type="float" office:value="0.543">
            <text:p>0,54</text:p>
          </table:table-cell>
          <table:table-cell table:style-name="ce44" office:value-type="float" office:value="1">
            <text:p>1</text:p>
          </table:table-cell>
          <table:table-cell table:formula="of:=VLOOKUP([.C64];[.$F$4:.$H$11];3)" office:value-type="float" office:value="4">
            <text:p>4</text:p>
          </table:table-cell>
          <table:table-cell table:number-columns-repeated="7"/>
        </table:table-row>
        <table:table-row table:style-name="ro4">
          <table:table-cell table:style-name="Default" office:value-type="string">
            <text:p>K6o</text:p>
          </table:table-cell>
          <table:table-cell table:style-name="ce18" office:value-type="float" office:value="0.5422">
            <text:p>0,54</text:p>
          </table:table-cell>
          <table:table-cell table:style-name="ce44" office:value-type="float" office:value="1">
            <text:p>1</text:p>
          </table:table-cell>
          <table:table-cell table:formula="of:=VLOOKUP([.C65];[.$F$4:.$H$11];3)" office:value-type="float" office:value="4">
            <text:p>4</text:p>
          </table:table-cell>
          <table:table-cell table:number-columns-repeated="7"/>
        </table:table-row>
        <table:table-row table:style-name="ro4">
          <table:table-cell table:style-name="Default" office:value-type="string">
            <text:p>K3s</text:p>
          </table:table-cell>
          <table:table-cell table:style-name="ce18" office:value-type="float" office:value="0.5405">
            <text:p>0,54</text:p>
          </table:table-cell>
          <table:table-cell table:style-name="ce44" office:value-type="float" office:value="1">
            <text:p>1</text:p>
          </table:table-cell>
          <table:table-cell table:formula="of:=VLOOKUP([.C66];[.$F$4:.$H$11];3)" office:value-type="float" office:value="4">
            <text:p>4</text:p>
          </table:table-cell>
          <table:table-cell table:number-columns-repeated="7"/>
        </table:table-row>
        <table:table-row table:style-name="ro4">
          <table:table-cell table:style-name="Default" office:value-type="string">
            <text:p>T9s</text:p>
          </table:table-cell>
          <table:table-cell table:style-name="ce18" office:value-type="float" office:value="0.5403">
            <text:p>0,54</text:p>
          </table:table-cell>
          <table:table-cell table:style-name="ce44" office:value-type="float" office:value="1">
            <text:p>1</text:p>
          </table:table-cell>
          <table:table-cell table:formula="of:=VLOOKUP([.C67];[.$F$4:.$H$11];3)" office:value-type="float" office:value="4">
            <text:p>4</text:p>
          </table:table-cell>
          <table:table-cell table:number-columns-repeated="7"/>
        </table:table-row>
        <table:table-row table:style-name="ro4">
          <table:table-cell table:style-name="Default" office:value-type="string">
            <text:p>J8s</text:p>
          </table:table-cell>
          <table:table-cell table:style-name="ce18" office:value-type="float" office:value="0.5402">
            <text:p>0,54</text:p>
          </table:table-cell>
          <table:table-cell table:style-name="ce44" office:value-type="float" office:value="1">
            <text:p>1</text:p>
          </table:table-cell>
          <table:table-cell table:formula="of:=VLOOKUP([.C68];[.$F$4:.$H$11];3)" office:value-type="float" office:value="4">
            <text:p>4</text:p>
          </table:table-cell>
          <table:table-cell table:number-columns-repeated="7"/>
        </table:table-row>
        <table:table-row table:style-name="ro4">
          <table:table-cell table:style-name="Default" office:value-type="string">
            <text:p>33</text:p>
          </table:table-cell>
          <table:table-cell table:style-name="ce18" office:value-type="float" office:value="0.5369">
            <text:p>0,54</text:p>
          </table:table-cell>
          <table:table-cell table:style-name="ce44" office:value-type="float" office:value="1">
            <text:p>1</text:p>
          </table:table-cell>
          <table:table-cell table:formula="of:=VLOOKUP([.C69];[.$F$4:.$H$11];3)" office:value-type="float" office:value="4">
            <text:p>4</text:p>
          </table:table-cell>
          <table:table-cell table:number-columns-repeated="7"/>
        </table:table-row>
        <table:table-row table:style-name="ro4">
          <table:table-cell table:style-name="Default" office:value-type="string">
            <text:p>Q6s</text:p>
          </table:table-cell>
          <table:table-cell table:style-name="ce18" office:value-type="float" office:value="0.5361">
            <text:p>0,54</text:p>
          </table:table-cell>
          <table:table-cell table:style-name="ce44" office:value-type="float" office:value="1">
            <text:p>1</text:p>
          </table:table-cell>
          <table:table-cell table:formula="of:=VLOOKUP([.C70];[.$F$4:.$H$11];3)" office:value-type="float" office:value="4">
            <text:p>4</text:p>
          </table:table-cell>
          <table:table-cell table:number-columns-repeated="7"/>
        </table:table-row>
        <table:table-row table:style-name="ro4">
          <table:table-cell table:style-name="Default" office:value-type="string">
            <text:p>Q8o</text:p>
          </table:table-cell>
          <table:table-cell table:style-name="ce18" office:value-type="float" office:value="0.536">
            <text:p>0,54</text:p>
          </table:table-cell>
          <table:table-cell table:style-name="ce44" office:value-type="float" office:value="1">
            <text:p>1</text:p>
          </table:table-cell>
          <table:table-cell table:formula="of:=VLOOKUP([.C71];[.$F$4:.$H$11];3)" office:value-type="float" office:value="4">
            <text:p>4</text:p>
          </table:table-cell>
          <table:table-cell table:number-columns-repeated="7"/>
        </table:table-row>
        <table:table-row table:style-name="ro4">
          <table:table-cell table:style-name="Default" office:value-type="string">
            <text:p>K5o</text:p>
          </table:table-cell>
          <table:table-cell table:style-name="ce18" office:value-type="float" office:value="0.5331">
            <text:p>0,53</text:p>
          </table:table-cell>
          <table:table-cell table:style-name="ce44" office:value-type="float" office:value="1">
            <text:p>1</text:p>
          </table:table-cell>
          <table:table-cell table:formula="of:=VLOOKUP([.C72];[.$F$4:.$H$11];3)" office:value-type="float" office:value="4">
            <text:p>4</text:p>
          </table:table-cell>
          <table:table-cell table:number-columns-repeated="7"/>
        </table:table-row>
        <table:table-row table:style-name="ro4">
          <table:table-cell table:style-name="Default" office:value-type="string">
            <text:p>J9o</text:p>
          </table:table-cell>
          <table:table-cell table:style-name="ce18" office:value-type="float" office:value="0.5325">
            <text:p>0,53</text:p>
          </table:table-cell>
          <table:table-cell table:style-name="ce44" office:value-type="float" office:value="1">
            <text:p>1</text:p>
          </table:table-cell>
          <table:table-cell table:formula="of:=VLOOKUP([.C73];[.$F$4:.$H$11];3)" office:value-type="float" office:value="4">
            <text:p>4</text:p>
          </table:table-cell>
          <table:table-cell table:number-columns-repeated="7"/>
        </table:table-row>
        <table:table-row table:style-name="ro4">
          <table:table-cell table:style-name="Default" office:value-type="string">
            <text:p>K2s</text:p>
          </table:table-cell>
          <table:table-cell table:style-name="ce18" office:value-type="float" office:value="0.5321">
            <text:p>0,53</text:p>
          </table:table-cell>
          <table:table-cell table:style-name="ce44" office:value-type="float" office:value="1">
            <text:p>1</text:p>
          </table:table-cell>
          <table:table-cell table:formula="of:=VLOOKUP([.C74];[.$F$4:.$H$11];3)" office:value-type="float" office:value="4">
            <text:p>4</text:p>
          </table:table-cell>
          <table:table-cell table:number-columns-repeated="7"/>
        </table:table-row>
        <table:table-row table:style-name="ro4">
          <table:table-cell table:style-name="Default" office:value-type="string">
            <text:p>Q5s</text:p>
          </table:table-cell>
          <table:table-cell table:style-name="ce18" office:value-type="float" office:value="0.5277">
            <text:p>0,53</text:p>
          </table:table-cell>
          <table:table-cell table:style-name="ce44" office:value-type="float" office:value="1">
            <text:p>1</text:p>
          </table:table-cell>
          <table:table-cell table:formula="of:=VLOOKUP([.C75];[.$F$4:.$H$11];3)" office:value-type="float" office:value="4">
            <text:p>4</text:p>
          </table:table-cell>
          <table:table-cell table:number-columns-repeated="7"/>
        </table:table-row>
        <table:table-row table:style-name="ro4">
          <table:table-cell table:style-name="ce22" office:value-type="string">
            <text:p>K4o</text:p>
          </table:table-cell>
          <table:table-cell table:style-name="ce46" office:value-type="float" office:value="0.5233">
            <text:p>0,52</text:p>
          </table:table-cell>
          <table:table-cell table:style-name="ce43" office:value-type="float" office:value="4">
            <text:p>4</text:p>
          </table:table-cell>
          <table:table-cell table:style-name="ce22" table:formula="of:=VLOOKUP([.C76];[.$F$4:.$H$11];3)" office:value-type="float" office:value="3">
            <text:p>3</text:p>
          </table:table-cell>
          <table:table-cell table:number-columns-repeated="7"/>
        </table:table-row>
        <table:table-row table:style-name="ro4">
          <table:table-cell table:style-name="ce22" office:value-type="string">
            <text:p>T8s</text:p>
          </table:table-cell>
          <table:table-cell table:style-name="ce46" office:value-type="float" office:value="0.5233">
            <text:p>0,52</text:p>
          </table:table-cell>
          <table:table-cell table:style-name="ce43" office:value-type="float" office:value="4">
            <text:p>4</text:p>
          </table:table-cell>
          <table:table-cell table:style-name="ce22" table:formula="of:=VLOOKUP([.C77];[.$F$4:.$H$11];3)" office:value-type="float" office:value="3">
            <text:p>3</text:p>
          </table:table-cell>
          <table:table-cell table:number-columns-repeated="7"/>
        </table:table-row>
        <table:table-row table:style-name="ro4">
          <table:table-cell table:style-name="ce22" office:value-type="string">
            <text:p>J7s</text:p>
          </table:table-cell>
          <table:table-cell table:style-name="ce46" office:value-type="float" office:value="0.5232">
            <text:p>0,52</text:p>
          </table:table-cell>
          <table:table-cell table:style-name="ce43" office:value-type="float" office:value="4">
            <text:p>4</text:p>
          </table:table-cell>
          <table:table-cell table:style-name="ce22" table:formula="of:=VLOOKUP([.C78];[.$F$4:.$H$11];3)" office:value-type="float" office:value="3">
            <text:p>3</text:p>
          </table:table-cell>
          <table:table-cell table:number-columns-repeated="7"/>
        </table:table-row>
        <table:table-row table:style-name="ro4">
          <table:table-cell table:style-name="ce22" office:value-type="string">
            <text:p>Q4s</text:p>
          </table:table-cell>
          <table:table-cell table:style-name="ce46" office:value-type="float" office:value="0.5186">
            <text:p>0,52</text:p>
          </table:table-cell>
          <table:table-cell table:style-name="ce43" office:value-type="float" office:value="4">
            <text:p>4</text:p>
          </table:table-cell>
          <table:table-cell table:style-name="ce22" table:formula="of:=VLOOKUP([.C79];[.$F$4:.$H$11];3)" office:value-type="float" office:value="3">
            <text:p>3</text:p>
          </table:table-cell>
          <table:table-cell table:number-columns-repeated="7"/>
        </table:table-row>
        <table:table-row table:style-name="ro4">
          <table:table-cell table:style-name="ce22" office:value-type="string">
            <text:p>Q7o</text:p>
          </table:table-cell>
          <table:table-cell table:style-name="ce46" office:value-type="float" office:value="0.5177">
            <text:p>0,52</text:p>
          </table:table-cell>
          <table:table-cell table:style-name="ce43" office:value-type="float" office:value="4">
            <text:p>4</text:p>
          </table:table-cell>
          <table:table-cell table:style-name="ce22" table:formula="of:=VLOOKUP([.C80];[.$F$4:.$H$11];3)" office:value-type="float" office:value="3">
            <text:p>3</text:p>
          </table:table-cell>
          <table:table-cell table:number-columns-repeated="7"/>
        </table:table-row>
        <table:table-row table:style-name="ro4">
          <table:table-cell table:style-name="ce22" office:value-type="string">
            <text:p>T9o</text:p>
          </table:table-cell>
          <table:table-cell table:style-name="ce46" office:value-type="float" office:value="0.5153">
            <text:p>0,52</text:p>
          </table:table-cell>
          <table:table-cell table:style-name="ce43" office:value-type="float" office:value="4">
            <text:p>4</text:p>
          </table:table-cell>
          <table:table-cell table:style-name="ce22" table:formula="of:=VLOOKUP([.C81];[.$F$4:.$H$11];3)" office:value-type="float" office:value="3">
            <text:p>3</text:p>
          </table:table-cell>
          <table:table-cell table:number-columns-repeated="7"/>
        </table:table-row>
        <table:table-row table:style-name="ro4">
          <table:table-cell table:style-name="ce22" office:value-type="string">
            <text:p>J8o</text:p>
          </table:table-cell>
          <table:table-cell table:style-name="ce46" office:value-type="float" office:value="0.5149">
            <text:p>0,51</text:p>
          </table:table-cell>
          <table:table-cell table:style-name="ce43" office:value-type="float" office:value="4">
            <text:p>4</text:p>
          </table:table-cell>
          <table:table-cell table:style-name="ce22" table:formula="of:=VLOOKUP([.C82];[.$F$4:.$H$11];3)" office:value-type="float" office:value="3">
            <text:p>3</text:p>
          </table:table-cell>
          <table:table-cell table:number-columns-repeated="7"/>
        </table:table-row>
        <table:table-row table:style-name="ro4">
          <table:table-cell table:style-name="ce22" office:value-type="string">
            <text:p>K3o</text:p>
          </table:table-cell>
          <table:table-cell table:style-name="ce46" office:value-type="float" office:value="0.5143">
            <text:p>0,51</text:p>
          </table:table-cell>
          <table:table-cell table:style-name="ce43" office:value-type="float" office:value="4">
            <text:p>4</text:p>
          </table:table-cell>
          <table:table-cell table:style-name="ce22" table:formula="of:=VLOOKUP([.C83];[.$F$4:.$H$11];3)" office:value-type="float" office:value="3">
            <text:p>3</text:p>
          </table:table-cell>
          <table:table-cell table:number-columns-repeated="7"/>
        </table:table-row>
        <table:table-row table:style-name="ro4">
          <table:table-cell table:style-name="ce22" office:value-type="string">
            <text:p>Q6o</text:p>
          </table:table-cell>
          <table:table-cell table:style-name="ce46" office:value-type="float" office:value="0.5102">
            <text:p>0,51</text:p>
          </table:table-cell>
          <table:table-cell table:style-name="ce43" office:value-type="float" office:value="4">
            <text:p>4</text:p>
          </table:table-cell>
          <table:table-cell table:style-name="ce22" table:formula="of:=VLOOKUP([.C84];[.$F$4:.$H$11];3)" office:value-type="float" office:value="3">
            <text:p>3</text:p>
          </table:table-cell>
          <table:table-cell table:number-columns-repeated="7"/>
        </table:table-row>
        <table:table-row table:style-name="ro4">
          <table:table-cell table:style-name="ce22" office:value-type="string">
            <text:p>Q3s</text:p>
          </table:table-cell>
          <table:table-cell table:style-name="ce46" office:value-type="float" office:value="0.5102">
            <text:p>0,51</text:p>
          </table:table-cell>
          <table:table-cell table:style-name="ce43" office:value-type="float" office:value="4">
            <text:p>4</text:p>
          </table:table-cell>
          <table:table-cell table:style-name="ce22" table:formula="of:=VLOOKUP([.C85];[.$F$4:.$H$11];3)" office:value-type="float" office:value="3">
            <text:p>3</text:p>
          </table:table-cell>
          <table:table-cell table:number-columns-repeated="7"/>
        </table:table-row>
        <table:table-row table:style-name="ro4">
          <table:table-cell table:style-name="ce22" office:value-type="string">
            <text:p>98s</text:p>
          </table:table-cell>
          <table:table-cell table:style-name="ce46" office:value-type="float" office:value="0.508">
            <text:p>0,51</text:p>
          </table:table-cell>
          <table:table-cell table:style-name="ce43" office:value-type="float" office:value="4">
            <text:p>4</text:p>
          </table:table-cell>
          <table:table-cell table:style-name="ce22" table:formula="of:=VLOOKUP([.C86];[.$F$4:.$H$11];3)" office:value-type="float" office:value="3">
            <text:p>3</text:p>
          </table:table-cell>
          <table:table-cell table:number-columns-repeated="7"/>
        </table:table-row>
        <table:table-row table:style-name="ro4">
          <table:table-cell table:style-name="ce22" office:value-type="string">
            <text:p>T7s</text:p>
          </table:table-cell>
          <table:table-cell table:style-name="ce46" office:value-type="float" office:value="0.5064">
            <text:p>0,51</text:p>
          </table:table-cell>
          <table:table-cell table:style-name="ce43" office:value-type="float" office:value="4">
            <text:p>4</text:p>
          </table:table-cell>
          <table:table-cell table:style-name="ce22" table:formula="of:=VLOOKUP([.C87];[.$F$4:.$H$11];3)" office:value-type="float" office:value="3">
            <text:p>3</text:p>
          </table:table-cell>
          <table:table-cell table:number-columns-repeated="7"/>
        </table:table-row>
        <table:table-row table:style-name="ro4">
          <table:table-cell table:style-name="ce22" office:value-type="string">
            <text:p>J6s</text:p>
          </table:table-cell>
          <table:table-cell table:style-name="ce46" office:value-type="float" office:value="0.5061">
            <text:p>0,51</text:p>
          </table:table-cell>
          <table:table-cell table:style-name="ce43" office:value-type="float" office:value="4">
            <text:p>4</text:p>
          </table:table-cell>
          <table:table-cell table:style-name="ce22" table:formula="of:=VLOOKUP([.C88];[.$F$4:.$H$11];3)" office:value-type="float" office:value="3">
            <text:p>3</text:p>
          </table:table-cell>
          <table:table-cell table:number-columns-repeated="7"/>
        </table:table-row>
        <table:table-row table:style-name="ro4">
          <table:table-cell table:style-name="ce22" office:value-type="string">
            <text:p>K2o</text:p>
          </table:table-cell>
          <table:table-cell table:style-name="ce46" office:value-type="float" office:value="0.5051">
            <text:p>0,51</text:p>
          </table:table-cell>
          <table:table-cell table:style-name="ce43" office:value-type="float" office:value="4">
            <text:p>4</text:p>
          </table:table-cell>
          <table:table-cell table:style-name="ce22" table:formula="of:=VLOOKUP([.C89];[.$F$4:.$H$11];3)" office:value-type="float" office:value="3">
            <text:p>3</text:p>
          </table:table-cell>
          <table:table-cell table:number-columns-repeated="7"/>
        </table:table-row>
        <table:table-row table:style-name="ro4">
          <table:table-cell table:style-name="ce22" office:value-type="string">
            <text:p>22</text:p>
          </table:table-cell>
          <table:table-cell table:style-name="ce46" office:value-type="float" office:value="0.5033">
            <text:p>0,50</text:p>
          </table:table-cell>
          <table:table-cell table:style-name="ce43" office:value-type="float" office:value="4">
            <text:p>4</text:p>
          </table:table-cell>
          <table:table-cell table:style-name="ce22" table:formula="of:=VLOOKUP([.C90];[.$F$4:.$H$11];3)" office:value-type="float" office:value="3">
            <text:p>3</text:p>
          </table:table-cell>
          <table:table-cell table:number-columns-repeated="7"/>
        </table:table-row>
        <table:table-row table:style-name="ro4">
          <table:table-cell table:style-name="ce22" office:value-type="string">
            <text:p>Q2s</text:p>
          </table:table-cell>
          <table:table-cell table:style-name="ce46" office:value-type="float" office:value="0.5017">
            <text:p>0,50</text:p>
          </table:table-cell>
          <table:table-cell table:style-name="ce43" office:value-type="float" office:value="4">
            <text:p>4</text:p>
          </table:table-cell>
          <table:table-cell table:style-name="ce22" table:formula="of:=VLOOKUP([.C91];[.$F$4:.$H$11];3)" office:value-type="float" office:value="3">
            <text:p>3</text:p>
          </table:table-cell>
          <table:table-cell table:number-columns-repeated="7"/>
        </table:table-row>
        <table:table-row table:style-name="ro4">
          <table:table-cell table:style-name="ce22" office:value-type="string">
            <text:p>Q5o</text:p>
          </table:table-cell>
          <table:table-cell table:style-name="ce46" office:value-type="float" office:value="0.5012">
            <text:p>0,50</text:p>
          </table:table-cell>
          <table:table-cell table:style-name="ce43" office:value-type="float" office:value="4">
            <text:p>4</text:p>
          </table:table-cell>
          <table:table-cell table:style-name="ce22" table:formula="of:=VLOOKUP([.C92];[.$F$4:.$H$11];3)" office:value-type="float" office:value="3">
            <text:p>3</text:p>
          </table:table-cell>
          <table:table-cell table:number-columns-repeated="7"/>
        </table:table-row>
        <table:table-row table:style-name="ro4">
          <table:table-cell table:style-name="ce22" office:value-type="string">
            <text:p>J5s</text:p>
          </table:table-cell>
          <table:table-cell table:style-name="ce46" office:value-type="float" office:value="0.4999">
            <text:p>0,50</text:p>
          </table:table-cell>
          <table:table-cell table:style-name="ce43" office:value-type="float" office:value="4">
            <text:p>4</text:p>
          </table:table-cell>
          <table:table-cell table:style-name="ce22" table:formula="of:=VLOOKUP([.C93];[.$F$4:.$H$11];3)" office:value-type="float" office:value="3">
            <text:p>3</text:p>
          </table:table-cell>
          <table:table-cell table:number-columns-repeated="7"/>
        </table:table-row>
        <table:table-row table:style-name="ro4">
          <table:table-cell table:style-name="ce22" office:value-type="string">
            <text:p>T8o</text:p>
          </table:table-cell>
          <table:table-cell table:style-name="ce46" office:value-type="float" office:value="0.4972">
            <text:p>0,50</text:p>
          </table:table-cell>
          <table:table-cell table:style-name="ce43" office:value-type="float" office:value="4">
            <text:p>4</text:p>
          </table:table-cell>
          <table:table-cell table:style-name="ce22" table:formula="of:=VLOOKUP([.C94];[.$F$4:.$H$11];3)" office:value-type="float" office:value="3">
            <text:p>3</text:p>
          </table:table-cell>
          <table:table-cell table:number-columns-repeated="7"/>
        </table:table-row>
        <table:table-row table:style-name="ro4">
          <table:table-cell table:style-name="ce22" office:value-type="string">
            <text:p>J7o</text:p>
          </table:table-cell>
          <table:table-cell table:style-name="ce46" office:value-type="float" office:value="0.4968">
            <text:p>0,50</text:p>
          </table:table-cell>
          <table:table-cell table:style-name="ce43" office:value-type="float" office:value="4">
            <text:p>4</text:p>
          </table:table-cell>
          <table:table-cell table:style-name="ce22" table:formula="of:=VLOOKUP([.C95];[.$F$4:.$H$11];3)" office:value-type="float" office:value="3">
            <text:p>3</text:p>
          </table:table-cell>
          <table:table-cell table:number-columns-repeated="7"/>
        </table:table-row>
        <table:table-row table:style-name="ro4">
          <table:table-cell table:style-name="ce22" office:value-type="string">
            <text:p>Q4o</text:p>
          </table:table-cell>
          <table:table-cell table:style-name="ce46" office:value-type="float" office:value="0.4913">
            <text:p>0,49</text:p>
          </table:table-cell>
          <table:table-cell table:style-name="ce43" office:value-type="float" office:value="4">
            <text:p>4</text:p>
          </table:table-cell>
          <table:table-cell table:style-name="ce22" table:formula="of:=VLOOKUP([.C96];[.$F$4:.$H$11];3)" office:value-type="float" office:value="3">
            <text:p>3</text:p>
          </table:table-cell>
          <table:table-cell table:number-columns-repeated="7"/>
        </table:table-row>
        <table:table-row table:style-name="ro4">
          <table:table-cell table:style-name="ce22" office:value-type="string">
            <text:p>97s</text:p>
          </table:table-cell>
          <table:table-cell table:style-name="ce46" office:value-type="float" office:value="0.4912">
            <text:p>0,49</text:p>
          </table:table-cell>
          <table:table-cell table:style-name="ce43" office:value-type="float" office:value="4">
            <text:p>4</text:p>
          </table:table-cell>
          <table:table-cell table:style-name="ce22" table:formula="of:=VLOOKUP([.C97];[.$F$4:.$H$11];3)" office:value-type="float" office:value="3">
            <text:p>3</text:p>
          </table:table-cell>
          <table:table-cell table:number-columns-repeated="7"/>
        </table:table-row>
        <table:table-row table:style-name="ro4">
          <table:table-cell table:style-name="ce22" office:value-type="string">
            <text:p>J4s</text:p>
          </table:table-cell>
          <table:table-cell table:style-name="ce46" office:value-type="float" office:value="0.4907">
            <text:p>0,49</text:p>
          </table:table-cell>
          <table:table-cell table:style-name="ce43" office:value-type="float" office:value="4">
            <text:p>4</text:p>
          </table:table-cell>
          <table:table-cell table:style-name="ce22" table:formula="of:=VLOOKUP([.C98];[.$F$4:.$H$11];3)" office:value-type="float" office:value="3">
            <text:p>3</text:p>
          </table:table-cell>
          <table:table-cell table:number-columns-repeated="7"/>
        </table:table-row>
        <table:table-row table:style-name="ro4">
          <table:table-cell table:style-name="ce22" office:value-type="string">
            <text:p>T6s</text:p>
          </table:table-cell>
          <table:table-cell table:style-name="ce46" office:value-type="float" office:value="0.4894">
            <text:p>0,49</text:p>
          </table:table-cell>
          <table:table-cell table:style-name="ce43" office:value-type="float" office:value="4">
            <text:p>4</text:p>
          </table:table-cell>
          <table:table-cell table:style-name="ce22" table:formula="of:=VLOOKUP([.C99];[.$F$4:.$H$11];3)" office:value-type="float" office:value="3">
            <text:p>3</text:p>
          </table:table-cell>
          <table:table-cell table:number-columns-repeated="7"/>
        </table:table-row>
        <table:table-row table:style-name="ro4">
          <table:table-cell table:style-name="Default" office:value-type="string">
            <text:p>J3s</text:p>
          </table:table-cell>
          <table:table-cell table:style-name="ce18" office:value-type="float" office:value="0.4823">
            <text:p>0,48</text:p>
          </table:table-cell>
          <table:table-cell table:style-name="ce44" office:value-type="float" office:value="0">
            <text:p>0</text:p>
          </table:table-cell>
          <table:table-cell table:formula="of:=VLOOKUP([.C100];[.$F$4:.$H$11];3)" office:value-type="float" office:value="2">
            <text:p>2</text:p>
          </table:table-cell>
          <table:table-cell table:number-columns-repeated="7"/>
        </table:table-row>
        <table:table-row table:style-name="ro4">
          <table:table-cell table:style-name="Default" office:value-type="string">
            <text:p>Q3o</text:p>
          </table:table-cell>
          <table:table-cell table:style-name="ce18" office:value-type="float" office:value="0.4822">
            <text:p>0,48</text:p>
          </table:table-cell>
          <table:table-cell table:style-name="ce44" office:value-type="float" office:value="0">
            <text:p>0</text:p>
          </table:table-cell>
          <table:table-cell table:formula="of:=VLOOKUP([.C101];[.$F$4:.$H$11];3)" office:value-type="float" office:value="2">
            <text:p>2</text:p>
          </table:table-cell>
          <table:table-cell table:number-columns-repeated="7"/>
        </table:table-row>
        <table:table-row table:style-name="ro4">
          <table:table-cell table:style-name="Default" office:value-type="string">
            <text:p>98o</text:p>
          </table:table-cell>
          <table:table-cell table:style-name="ce18" office:value-type="float" office:value="0.481">
            <text:p>0,48</text:p>
          </table:table-cell>
          <table:table-cell table:style-name="ce44" office:value-type="float" office:value="0">
            <text:p>0</text:p>
          </table:table-cell>
          <table:table-cell table:formula="of:=VLOOKUP([.C102];[.$F$4:.$H$11];3)" office:value-type="float" office:value="2">
            <text:p>2</text:p>
          </table:table-cell>
          <table:table-cell table:number-columns-repeated="7"/>
        </table:table-row>
        <table:table-row table:style-name="ro4">
          <table:table-cell table:style-name="Default" office:value-type="string">
            <text:p>87s</text:p>
          </table:table-cell>
          <table:table-cell table:style-name="ce18" office:value-type="float" office:value="0.4794">
            <text:p>0,48</text:p>
          </table:table-cell>
          <table:table-cell table:style-name="ce44" office:value-type="float" office:value="0">
            <text:p>0</text:p>
          </table:table-cell>
          <table:table-cell table:formula="of:=VLOOKUP([.C103];[.$F$4:.$H$11];3)" office:value-type="float" office:value="2">
            <text:p>2</text:p>
          </table:table-cell>
          <table:table-cell table:number-columns-repeated="7"/>
        </table:table-row>
        <table:table-row table:style-name="ro4">
          <table:table-cell table:style-name="Default" office:value-type="string">
            <text:p>T7o</text:p>
          </table:table-cell>
          <table:table-cell table:style-name="ce18" office:value-type="float" office:value="0.4791">
            <text:p>0,48</text:p>
          </table:table-cell>
          <table:table-cell table:style-name="ce44" office:value-type="float" office:value="0">
            <text:p>0</text:p>
          </table:table-cell>
          <table:table-cell table:formula="of:=VLOOKUP([.C104];[.$F$4:.$H$11];3)" office:value-type="float" office:value="2">
            <text:p>2</text:p>
          </table:table-cell>
          <table:table-cell table:number-columns-repeated="7"/>
        </table:table-row>
        <table:table-row table:style-name="ro4">
          <table:table-cell table:style-name="Default" office:value-type="string">
            <text:p>J6o</text:p>
          </table:table-cell>
          <table:table-cell table:style-name="ce18" office:value-type="float" office:value="0.4784">
            <text:p>0,48</text:p>
          </table:table-cell>
          <table:table-cell table:style-name="ce44" office:value-type="float" office:value="0">
            <text:p>0</text:p>
          </table:table-cell>
          <table:table-cell table:formula="of:=VLOOKUP([.C105];[.$F$4:.$H$11];3)" office:value-type="float" office:value="2">
            <text:p>2</text:p>
          </table:table-cell>
          <table:table-cell table:number-columns-repeated="7"/>
        </table:table-row>
        <table:table-row table:style-name="ro4">
          <table:table-cell table:style-name="Default" office:value-type="string">
            <text:p>96s</text:p>
          </table:table-cell>
          <table:table-cell table:style-name="ce18" office:value-type="float" office:value="0.4743">
            <text:p>0,47</text:p>
          </table:table-cell>
          <table:table-cell table:style-name="ce44" office:value-type="float" office:value="0">
            <text:p>0</text:p>
          </table:table-cell>
          <table:table-cell table:formula="of:=VLOOKUP([.C106];[.$F$4:.$H$11];3)" office:value-type="float" office:value="2">
            <text:p>2</text:p>
          </table:table-cell>
          <table:table-cell table:number-columns-repeated="7"/>
        </table:table-row>
        <table:table-row table:style-name="ro4">
          <table:table-cell table:style-name="Default" office:value-type="string">
            <text:p>J2s</text:p>
          </table:table-cell>
          <table:table-cell table:style-name="ce18" office:value-type="float" office:value="0.4738">
            <text:p>0,47</text:p>
          </table:table-cell>
          <table:table-cell table:style-name="ce44" office:value-type="float" office:value="0">
            <text:p>0</text:p>
          </table:table-cell>
          <table:table-cell table:formula="of:=VLOOKUP([.C107];[.$F$4:.$H$11];3)" office:value-type="float" office:value="2">
            <text:p>2</text:p>
          </table:table-cell>
          <table:table-cell table:number-columns-repeated="7"/>
        </table:table-row>
        <table:table-row table:style-name="ro4">
          <table:table-cell table:style-name="Default" office:value-type="string">
            <text:p>Q2o</text:p>
          </table:table-cell>
          <table:table-cell table:style-name="ce18" office:value-type="float" office:value="0.473">
            <text:p>0,47</text:p>
          </table:table-cell>
          <table:table-cell table:style-name="ce44" office:value-type="float" office:value="0">
            <text:p>0</text:p>
          </table:table-cell>
          <table:table-cell table:formula="of:=VLOOKUP([.C108];[.$F$4:.$H$11];3)" office:value-type="float" office:value="2">
            <text:p>2</text:p>
          </table:table-cell>
          <table:table-cell table:number-columns-repeated="7"/>
        </table:table-row>
        <table:table-row table:style-name="ro4">
          <table:table-cell table:style-name="Default" office:value-type="string">
            <text:p>T5s</text:p>
          </table:table-cell>
          <table:table-cell table:style-name="ce18" office:value-type="float" office:value="0.4722">
            <text:p>0,47</text:p>
          </table:table-cell>
          <table:table-cell table:style-name="ce44" office:value-type="float" office:value="0">
            <text:p>0</text:p>
          </table:table-cell>
          <table:table-cell table:formula="of:=VLOOKUP([.C109];[.$F$4:.$H$11];3)" office:value-type="float" office:value="2">
            <text:p>2</text:p>
          </table:table-cell>
          <table:table-cell table:number-columns-repeated="7"/>
        </table:table-row>
        <table:table-row table:style-name="ro4">
          <table:table-cell table:style-name="Default" office:value-type="string">
            <text:p>J5o</text:p>
          </table:table-cell>
          <table:table-cell table:style-name="ce18" office:value-type="float" office:value="0.4718">
            <text:p>0,47</text:p>
          </table:table-cell>
          <table:table-cell table:style-name="ce44" office:value-type="float" office:value="0">
            <text:p>0</text:p>
          </table:table-cell>
          <table:table-cell table:formula="of:=VLOOKUP([.C110];[.$F$4:.$H$11];3)" office:value-type="float" office:value="2">
            <text:p>2</text:p>
          </table:table-cell>
          <table:table-cell table:number-columns-repeated="7"/>
        </table:table-row>
        <table:table-row table:style-name="ro4">
          <table:table-cell table:style-name="Default" office:value-type="string">
            <text:p>T4s</text:p>
          </table:table-cell>
          <table:table-cell table:style-name="ce18" office:value-type="float" office:value="0.4653">
            <text:p>0,47</text:p>
          </table:table-cell>
          <table:table-cell table:style-name="ce44" office:value-type="float" office:value="0">
            <text:p>0</text:p>
          </table:table-cell>
          <table:table-cell table:formula="of:=VLOOKUP([.C111];[.$F$4:.$H$11];3)" office:value-type="float" office:value="2">
            <text:p>2</text:p>
          </table:table-cell>
          <table:table-cell table:number-columns-repeated="7"/>
        </table:table-row>
        <table:table-row table:style-name="ro4">
          <table:table-cell table:style-name="Default" office:value-type="string">
            <text:p>97o</text:p>
          </table:table-cell>
          <table:table-cell table:style-name="ce18" office:value-type="float" office:value="0.463">
            <text:p>0,46</text:p>
          </table:table-cell>
          <table:table-cell table:style-name="ce44" office:value-type="float" office:value="0">
            <text:p>0</text:p>
          </table:table-cell>
          <table:table-cell table:formula="of:=VLOOKUP([.C112];[.$F$4:.$H$11];3)" office:value-type="float" office:value="2">
            <text:p>2</text:p>
          </table:table-cell>
          <table:table-cell table:number-columns-repeated="7"/>
        </table:table-row>
        <table:table-row table:style-name="ro4">
          <table:table-cell table:style-name="Default" office:value-type="string">
            <text:p>86s</text:p>
          </table:table-cell>
          <table:table-cell table:style-name="ce18" office:value-type="float" office:value="0.4624">
            <text:p>0,46</text:p>
          </table:table-cell>
          <table:table-cell table:style-name="ce44" office:value-type="float" office:value="0">
            <text:p>0</text:p>
          </table:table-cell>
          <table:table-cell table:formula="of:=VLOOKUP([.C113];[.$F$4:.$H$11];3)" office:value-type="float" office:value="2">
            <text:p>2</text:p>
          </table:table-cell>
          <table:table-cell table:number-columns-repeated="7"/>
        </table:table-row>
        <table:table-row table:style-name="ro4">
          <table:table-cell table:style-name="Default" office:value-type="string">
            <text:p>J4o</text:p>
          </table:table-cell>
          <table:table-cell table:style-name="ce18" office:value-type="float" office:value="0.4619">
            <text:p>0,46</text:p>
          </table:table-cell>
          <table:table-cell table:style-name="ce44" office:value-type="float" office:value="0">
            <text:p>0</text:p>
          </table:table-cell>
          <table:table-cell table:formula="of:=VLOOKUP([.C114];[.$F$4:.$H$11];3)" office:value-type="float" office:value="2">
            <text:p>2</text:p>
          </table:table-cell>
          <table:table-cell table:number-columns-repeated="7"/>
        </table:table-row>
        <table:table-row table:style-name="ro4">
          <table:table-cell table:style-name="Default" office:value-type="string">
            <text:p>T6o</text:p>
          </table:table-cell>
          <table:table-cell table:style-name="ce18" office:value-type="float" office:value="0.4609">
            <text:p>0,46</text:p>
          </table:table-cell>
          <table:table-cell table:style-name="ce44" office:value-type="float" office:value="0">
            <text:p>0</text:p>
          </table:table-cell>
          <table:table-cell table:formula="of:=VLOOKUP([.C115];[.$F$4:.$H$11];3)" office:value-type="float" office:value="2">
            <text:p>2</text:p>
          </table:table-cell>
          <table:table-cell table:number-columns-repeated="7"/>
        </table:table-row>
        <table:table-row table:style-name="ro4">
          <table:table-cell table:style-name="Default" office:value-type="string">
            <text:p>95s</text:p>
          </table:table-cell>
          <table:table-cell table:style-name="ce18" office:value-type="float" office:value="0.4572">
            <text:p>0,46</text:p>
          </table:table-cell>
          <table:table-cell table:style-name="ce44" office:value-type="float" office:value="0">
            <text:p>0</text:p>
          </table:table-cell>
          <table:table-cell table:formula="of:=VLOOKUP([.C116];[.$F$4:.$H$11];3)" office:value-type="float" office:value="2">
            <text:p>2</text:p>
          </table:table-cell>
          <table:table-cell table:number-columns-repeated="7"/>
        </table:table-row>
        <table:table-row table:style-name="ro4">
          <table:table-cell table:style-name="Default" office:value-type="string">
            <text:p>T3s</text:p>
          </table:table-cell>
          <table:table-cell table:style-name="ce18" office:value-type="float" office:value="0.4569">
            <text:p>0,46</text:p>
          </table:table-cell>
          <table:table-cell table:style-name="ce44" office:value-type="float" office:value="0">
            <text:p>0</text:p>
          </table:table-cell>
          <table:table-cell table:formula="of:=VLOOKUP([.C117];[.$F$4:.$H$11];3)" office:value-type="float" office:value="2">
            <text:p>2</text:p>
          </table:table-cell>
          <table:table-cell table:number-columns-repeated="7"/>
        </table:table-row>
        <table:table-row table:style-name="ro4">
          <table:table-cell table:style-name="Default" office:value-type="string">
            <text:p>76s</text:p>
          </table:table-cell>
          <table:table-cell table:style-name="ce18" office:value-type="float" office:value="0.4537">
            <text:p>0,45</text:p>
          </table:table-cell>
          <table:table-cell table:style-name="ce44" office:value-type="float" office:value="0">
            <text:p>0</text:p>
          </table:table-cell>
          <table:table-cell table:formula="of:=VLOOKUP([.C118];[.$F$4:.$H$11];3)" office:value-type="float" office:value="2">
            <text:p>2</text:p>
          </table:table-cell>
          <table:table-cell table:number-columns-repeated="7"/>
        </table:table-row>
        <table:table-row table:style-name="ro4">
          <table:table-cell table:style-name="Default" office:value-type="string">
            <text:p>J3o</text:p>
          </table:table-cell>
          <table:table-cell table:style-name="ce18" office:value-type="float" office:value="0.4528">
            <text:p>0,45</text:p>
          </table:table-cell>
          <table:table-cell table:style-name="ce44" office:value-type="float" office:value="0">
            <text:p>0</text:p>
          </table:table-cell>
          <table:table-cell table:formula="of:=VLOOKUP([.C119];[.$F$4:.$H$11];3)" office:value-type="float" office:value="2">
            <text:p>2</text:p>
          </table:table-cell>
          <table:table-cell table:number-columns-repeated="7"/>
        </table:table-row>
        <table:table-row table:style-name="ro4">
          <table:table-cell table:style-name="Default" office:value-type="string">
            <text:p>87o</text:p>
          </table:table-cell>
          <table:table-cell table:style-name="ce18" office:value-type="float" office:value="0.4505">
            <text:p>0,45</text:p>
          </table:table-cell>
          <table:table-cell table:style-name="ce44" office:value-type="float" office:value="0">
            <text:p>0</text:p>
          </table:table-cell>
          <table:table-cell table:formula="of:=VLOOKUP([.C120];[.$F$4:.$H$11];3)" office:value-type="float" office:value="2">
            <text:p>2</text:p>
          </table:table-cell>
          <table:table-cell table:number-columns-repeated="7"/>
        </table:table-row>
        <table:table-row table:style-name="ro4">
          <table:table-cell table:style-name="Default" office:value-type="string">
            <text:p>T2s</text:p>
          </table:table-cell>
          <table:table-cell table:style-name="ce18" office:value-type="float" office:value="0.4484">
            <text:p>0,45</text:p>
          </table:table-cell>
          <table:table-cell table:style-name="ce44" office:value-type="float" office:value="0">
            <text:p>0</text:p>
          </table:table-cell>
          <table:table-cell table:formula="of:=VLOOKUP([.C121];[.$F$4:.$H$11];3)" office:value-type="float" office:value="2">
            <text:p>2</text:p>
          </table:table-cell>
          <table:table-cell table:number-columns-repeated="7"/>
        </table:table-row>
        <table:table-row table:style-name="ro4">
          <table:table-cell table:style-name="Default" office:value-type="string">
            <text:p>85s</text:p>
          </table:table-cell>
          <table:table-cell table:style-name="ce18" office:value-type="float" office:value="0.4454">
            <text:p>0,45</text:p>
          </table:table-cell>
          <table:table-cell table:style-name="ce44" office:value-type="float" office:value="0">
            <text:p>0</text:p>
          </table:table-cell>
          <table:table-cell table:formula="of:=VLOOKUP([.C122];[.$F$4:.$H$11];3)" office:value-type="float" office:value="2">
            <text:p>2</text:p>
          </table:table-cell>
          <table:table-cell table:number-columns-repeated="7"/>
        </table:table-row>
        <table:table-row table:style-name="ro4">
          <table:table-cell table:style-name="Default" office:value-type="string">
            <text:p>96o</text:p>
          </table:table-cell>
          <table:table-cell table:style-name="ce18" office:value-type="float" office:value="0.4449">
            <text:p>0,44</text:p>
          </table:table-cell>
          <table:table-cell table:style-name="ce44" office:value-type="float" office:value="0">
            <text:p>0</text:p>
          </table:table-cell>
          <table:table-cell table:formula="of:=VLOOKUP([.C123];[.$F$4:.$H$11];3)" office:value-type="float" office:value="2">
            <text:p>2</text:p>
          </table:table-cell>
          <table:table-cell table:number-columns-repeated="7"/>
        </table:table-row>
        <table:table-row table:style-name="ro4">
          <table:table-cell table:style-name="Default" office:value-type="string">
            <text:p>J2o</text:p>
          </table:table-cell>
          <table:table-cell table:style-name="ce18" office:value-type="float" office:value="0.4435">
            <text:p>0,44</text:p>
          </table:table-cell>
          <table:table-cell table:style-name="ce44" office:value-type="float" office:value="0">
            <text:p>0</text:p>
          </table:table-cell>
          <table:table-cell table:formula="of:=VLOOKUP([.C124];[.$F$4:.$H$11];3)" office:value-type="float" office:value="2">
            <text:p>2</text:p>
          </table:table-cell>
          <table:table-cell table:number-columns-repeated="7"/>
        </table:table-row>
        <table:table-row table:style-name="ro4">
          <table:table-cell table:style-name="Default" office:value-type="string">
            <text:p>T5o</text:p>
          </table:table-cell>
          <table:table-cell table:style-name="ce18" office:value-type="float" office:value="0.4425">
            <text:p>0,44</text:p>
          </table:table-cell>
          <table:table-cell table:style-name="ce44" office:value-type="float" office:value="0">
            <text:p>0</text:p>
          </table:table-cell>
          <table:table-cell table:formula="of:=VLOOKUP([.C125];[.$F$4:.$H$11];3)" office:value-type="float" office:value="2">
            <text:p>2</text:p>
          </table:table-cell>
          <table:table-cell table:number-columns-repeated="7"/>
        </table:table-row>
        <table:table-row table:style-name="ro4">
          <table:table-cell table:style-name="Default" office:value-type="string">
            <text:p>94s</text:p>
          </table:table-cell>
          <table:table-cell table:style-name="ce18" office:value-type="float" office:value="0.4386">
            <text:p>0,44</text:p>
          </table:table-cell>
          <table:table-cell table:style-name="ce44" office:value-type="float" office:value="0">
            <text:p>0</text:p>
          </table:table-cell>
          <table:table-cell table:formula="of:=VLOOKUP([.C126];[.$F$4:.$H$11];3)" office:value-type="float" office:value="2">
            <text:p>2</text:p>
          </table:table-cell>
          <table:table-cell table:number-columns-repeated="7"/>
        </table:table-row>
        <table:table-row table:style-name="ro4">
          <table:table-cell table:style-name="Default" office:value-type="string">
            <text:p>75s</text:p>
          </table:table-cell>
          <table:table-cell table:style-name="ce18" office:value-type="float" office:value="0.4368">
            <text:p>0,44</text:p>
          </table:table-cell>
          <table:table-cell table:style-name="ce44" office:value-type="float" office:value="0">
            <text:p>0</text:p>
          </table:table-cell>
          <table:table-cell table:formula="of:=VLOOKUP([.C127];[.$F$4:.$H$11];3)" office:value-type="float" office:value="2">
            <text:p>2</text:p>
          </table:table-cell>
          <table:table-cell table:number-columns-repeated="7"/>
        </table:table-row>
        <table:table-row table:style-name="ro4">
          <table:table-cell table:style-name="Default" office:value-type="string">
            <text:p>T4o</text:p>
          </table:table-cell>
          <table:table-cell table:style-name="ce18" office:value-type="float" office:value="0.435">
            <text:p>0,44</text:p>
          </table:table-cell>
          <table:table-cell table:style-name="ce44" office:value-type="float" office:value="0">
            <text:p>0</text:p>
          </table:table-cell>
          <table:table-cell table:formula="of:=VLOOKUP([.C128];[.$F$4:.$H$11];3)" office:value-type="float" office:value="2">
            <text:p>2</text:p>
          </table:table-cell>
          <table:table-cell table:number-columns-repeated="7"/>
        </table:table-row>
        <table:table-row table:style-name="ro4">
          <table:table-cell table:style-name="ce22" office:value-type="string">
            <text:p>93s</text:p>
          </table:table-cell>
          <table:table-cell table:style-name="ce46" office:value-type="float" office:value="0.4326">
            <text:p>0,43</text:p>
          </table:table-cell>
          <table:table-cell table:style-name="ce43" office:value-type="float" office:value="2">
            <text:p>2</text:p>
          </table:table-cell>
          <table:table-cell table:style-name="ce22" table:formula="of:=VLOOKUP([.C129];[.$F$4:.$H$11];3)" office:value-type="float" office:value="1">
            <text:p>1</text:p>
          </table:table-cell>
          <table:table-cell table:number-columns-repeated="7"/>
        </table:table-row>
        <table:table-row table:style-name="ro4">
          <table:table-cell table:style-name="ce22" office:value-type="string">
            <text:p>86o</text:p>
          </table:table-cell>
          <table:table-cell table:style-name="ce46" office:value-type="float" office:value="0.4324">
            <text:p>0,43</text:p>
          </table:table-cell>
          <table:table-cell table:style-name="ce43" office:value-type="float" office:value="2">
            <text:p>2</text:p>
          </table:table-cell>
          <table:table-cell table:style-name="ce22" table:formula="of:=VLOOKUP([.C130];[.$F$4:.$H$11];3)" office:value-type="float" office:value="1">
            <text:p>1</text:p>
          </table:table-cell>
          <table:table-cell table:number-columns-repeated="7"/>
        </table:table-row>
        <table:table-row table:style-name="ro4">
          <table:table-cell table:style-name="ce22" office:value-type="string">
            <text:p>65s</text:p>
          </table:table-cell>
          <table:table-cell table:style-name="ce46" office:value-type="float" office:value="0.4313">
            <text:p>0,43</text:p>
          </table:table-cell>
          <table:table-cell table:style-name="ce43" office:value-type="float" office:value="2">
            <text:p>2</text:p>
          </table:table-cell>
          <table:table-cell table:style-name="ce22" table:formula="of:=VLOOKUP([.C131];[.$F$4:.$H$11];3)" office:value-type="float" office:value="1">
            <text:p>1</text:p>
          </table:table-cell>
          <table:table-cell table:number-columns-repeated="7"/>
        </table:table-row>
        <table:table-row table:style-name="ro4">
          <table:table-cell table:style-name="ce22" office:value-type="string">
            <text:p>84s</text:p>
          </table:table-cell>
          <table:table-cell table:style-name="ce46" office:value-type="float" office:value="0.427">
            <text:p>0,43</text:p>
          </table:table-cell>
          <table:table-cell table:style-name="ce43" office:value-type="float" office:value="2">
            <text:p>2</text:p>
          </table:table-cell>
          <table:table-cell table:style-name="ce22" table:formula="of:=VLOOKUP([.C132];[.$F$4:.$H$11];3)" office:value-type="float" office:value="1">
            <text:p>1</text:p>
          </table:table-cell>
          <table:table-cell table:number-columns-repeated="7"/>
        </table:table-row>
        <table:table-row table:style-name="ro4">
          <table:table-cell table:style-name="ce22" office:value-type="string">
            <text:p>95o</text:p>
          </table:table-cell>
          <table:table-cell table:style-name="ce46" office:value-type="float" office:value="0.4267">
            <text:p>0,43</text:p>
          </table:table-cell>
          <table:table-cell table:style-name="ce43" office:value-type="float" office:value="2">
            <text:p>2</text:p>
          </table:table-cell>
          <table:table-cell table:style-name="ce22" table:formula="of:=VLOOKUP([.C133];[.$F$4:.$H$11];3)" office:value-type="float" office:value="1">
            <text:p>1</text:p>
          </table:table-cell>
          <table:table-cell table:number-columns-repeated="7"/>
        </table:table-row>
        <table:table-row table:style-name="ro4">
          <table:table-cell table:style-name="ce22" office:value-type="string">
            <text:p>T3o</text:p>
          </table:table-cell>
          <table:table-cell table:style-name="ce46" office:value-type="float" office:value="0.4259">
            <text:p>0,43</text:p>
          </table:table-cell>
          <table:table-cell table:style-name="ce43" office:value-type="float" office:value="2">
            <text:p>2</text:p>
          </table:table-cell>
          <table:table-cell table:style-name="ce22" table:formula="of:=VLOOKUP([.C134];[.$F$4:.$H$11];3)" office:value-type="float" office:value="1">
            <text:p>1</text:p>
          </table:table-cell>
          <table:table-cell table:number-columns-repeated="7"/>
        </table:table-row>
        <table:table-row table:style-name="ro4">
          <table:table-cell table:style-name="ce22" office:value-type="string">
            <text:p>92s</text:p>
          </table:table-cell>
          <table:table-cell table:style-name="ce46" office:value-type="float" office:value="0.4242">
            <text:p>0,42</text:p>
          </table:table-cell>
          <table:table-cell table:style-name="ce43" office:value-type="float" office:value="2">
            <text:p>2</text:p>
          </table:table-cell>
          <table:table-cell table:style-name="ce22" table:formula="of:=VLOOKUP([.C135];[.$F$4:.$H$11];3)" office:value-type="float" office:value="1">
            <text:p>1</text:p>
          </table:table-cell>
          <table:table-cell table:number-columns-repeated="7"/>
        </table:table-row>
        <table:table-row table:style-name="ro4">
          <table:table-cell table:style-name="ce22" office:value-type="string">
            <text:p>76o</text:p>
          </table:table-cell>
          <table:table-cell table:style-name="ce46" office:value-type="float" office:value="0.4232">
            <text:p>0,42</text:p>
          </table:table-cell>
          <table:table-cell table:style-name="ce43" office:value-type="float" office:value="2">
            <text:p>2</text:p>
          </table:table-cell>
          <table:table-cell table:style-name="ce22" table:formula="of:=VLOOKUP([.C136];[.$F$4:.$H$11];3)" office:value-type="float" office:value="1">
            <text:p>1</text:p>
          </table:table-cell>
          <table:table-cell table:number-columns-repeated="7"/>
        </table:table-row>
        <table:table-row table:style-name="ro4">
          <table:table-cell table:style-name="ce22" office:value-type="string">
            <text:p>74s</text:p>
          </table:table-cell>
          <table:table-cell table:style-name="ce46" office:value-type="float" office:value="0.4185">
            <text:p>0,42</text:p>
          </table:table-cell>
          <table:table-cell table:style-name="ce43" office:value-type="float" office:value="2">
            <text:p>2</text:p>
          </table:table-cell>
          <table:table-cell table:style-name="ce22" table:formula="of:=VLOOKUP([.C137];[.$F$4:.$H$11];3)" office:value-type="float" office:value="1">
            <text:p>1</text:p>
          </table:table-cell>
          <table:table-cell table:number-columns-repeated="7"/>
        </table:table-row>
        <table:table-row table:style-name="ro4">
          <table:table-cell table:style-name="ce22" office:value-type="string">
            <text:p>T2o</text:p>
          </table:table-cell>
          <table:table-cell table:style-name="ce46" office:value-type="float" office:value="0.4167">
            <text:p>0,42</text:p>
          </table:table-cell>
          <table:table-cell table:style-name="ce43" office:value-type="float" office:value="2">
            <text:p>2</text:p>
          </table:table-cell>
          <table:table-cell table:style-name="ce22" table:formula="of:=VLOOKUP([.C138];[.$F$4:.$H$11];3)" office:value-type="float" office:value="1">
            <text:p>1</text:p>
          </table:table-cell>
          <table:table-cell table:number-columns-repeated="7"/>
        </table:table-row>
        <table:table-row table:style-name="ro4">
          <table:table-cell table:style-name="ce22" office:value-type="string">
            <text:p>54s</text:p>
          </table:table-cell>
          <table:table-cell table:style-name="ce46" office:value-type="float" office:value="0.4145">
            <text:p>0,41</text:p>
          </table:table-cell>
          <table:table-cell table:style-name="ce43" office:value-type="float" office:value="2">
            <text:p>2</text:p>
          </table:table-cell>
          <table:table-cell table:style-name="ce22" table:formula="of:=VLOOKUP([.C139];[.$F$4:.$H$11];3)" office:value-type="float" office:value="1">
            <text:p>1</text:p>
          </table:table-cell>
          <table:table-cell table:number-columns-repeated="7"/>
        </table:table-row>
        <table:table-row table:style-name="ro4">
          <table:table-cell table:style-name="ce22" office:value-type="string">
            <text:p>85o</text:p>
          </table:table-cell>
          <table:table-cell table:style-name="ce46" office:value-type="float" office:value="0.4143">
            <text:p>0,41</text:p>
          </table:table-cell>
          <table:table-cell table:style-name="ce43" office:value-type="float" office:value="2">
            <text:p>2</text:p>
          </table:table-cell>
          <table:table-cell table:style-name="ce22" table:formula="of:=VLOOKUP([.C140];[.$F$4:.$H$11];3)" office:value-type="float" office:value="1">
            <text:p>1</text:p>
          </table:table-cell>
          <table:table-cell table:number-columns-repeated="7"/>
        </table:table-row>
        <table:table-row table:style-name="ro4">
          <table:table-cell table:style-name="ce22" office:value-type="string">
            <text:p>64s</text:p>
          </table:table-cell>
          <table:table-cell table:style-name="ce46" office:value-type="float" office:value="0.4133">
            <text:p>0,41</text:p>
          </table:table-cell>
          <table:table-cell table:style-name="ce43" office:value-type="float" office:value="2">
            <text:p>2</text:p>
          </table:table-cell>
          <table:table-cell table:style-name="ce22" table:formula="of:=VLOOKUP([.C141];[.$F$4:.$H$11];3)" office:value-type="float" office:value="1">
            <text:p>1</text:p>
          </table:table-cell>
          <table:table-cell table:number-columns-repeated="7"/>
        </table:table-row>
        <table:table-row table:style-name="ro4">
          <table:table-cell table:style-name="ce22" office:value-type="string">
            <text:p>83s</text:p>
          </table:table-cell>
          <table:table-cell table:style-name="ce46" office:value-type="float" office:value="0.4087">
            <text:p>0,41</text:p>
          </table:table-cell>
          <table:table-cell table:style-name="ce43" office:value-type="float" office:value="2">
            <text:p>2</text:p>
          </table:table-cell>
          <table:table-cell table:style-name="ce22" table:formula="of:=VLOOKUP([.C142];[.$F$4:.$H$11];3)" office:value-type="float" office:value="1">
            <text:p>1</text:p>
          </table:table-cell>
          <table:table-cell table:number-columns-repeated="7"/>
        </table:table-row>
        <table:table-row table:style-name="ro4">
          <table:table-cell table:style-name="ce22" office:value-type="string">
            <text:p>94o</text:p>
          </table:table-cell>
          <table:table-cell table:style-name="ce46" office:value-type="float" office:value="0.4067">
            <text:p>0,41</text:p>
          </table:table-cell>
          <table:table-cell table:style-name="ce43" office:value-type="float" office:value="2">
            <text:p>2</text:p>
          </table:table-cell>
          <table:table-cell table:style-name="ce22" table:formula="of:=VLOOKUP([.C143];[.$F$4:.$H$11];3)" office:value-type="float" office:value="1">
            <text:p>1</text:p>
          </table:table-cell>
          <table:table-cell table:number-columns-repeated="7"/>
        </table:table-row>
        <table:table-row table:style-name="ro4">
          <table:table-cell table:style-name="ce22" office:value-type="string">
            <text:p>75o</text:p>
          </table:table-cell>
          <table:table-cell table:style-name="ce46" office:value-type="float" office:value="0.4051">
            <text:p>0,41</text:p>
          </table:table-cell>
          <table:table-cell table:style-name="ce43" office:value-type="float" office:value="2">
            <text:p>2</text:p>
          </table:table-cell>
          <table:table-cell table:style-name="ce22" table:formula="of:=VLOOKUP([.C144];[.$F$4:.$H$11];3)" office:value-type="float" office:value="1">
            <text:p>1</text:p>
          </table:table-cell>
          <table:table-cell table:number-columns-repeated="7"/>
        </table:table-row>
        <table:table-row table:style-name="ro4">
          <table:table-cell table:style-name="ce22" office:value-type="string">
            <text:p>82s</text:p>
          </table:table-cell>
          <table:table-cell table:style-name="ce46" office:value-type="float" office:value="0.4027">
            <text:p>0,40</text:p>
          </table:table-cell>
          <table:table-cell table:style-name="ce43" office:value-type="float" office:value="2">
            <text:p>2</text:p>
          </table:table-cell>
          <table:table-cell table:style-name="ce22" table:formula="of:=VLOOKUP([.C145];[.$F$4:.$H$11];3)" office:value-type="float" office:value="1">
            <text:p>1</text:p>
          </table:table-cell>
          <table:table-cell table:number-columns-repeated="7"/>
        </table:table-row>
        <table:table-row table:style-name="ro4">
          <table:table-cell table:style-name="ce22" office:value-type="string">
            <text:p>73s</text:p>
          </table:table-cell>
          <table:table-cell table:style-name="ce46" office:value-type="float" office:value="0.4004">
            <text:p>0,40</text:p>
          </table:table-cell>
          <table:table-cell table:style-name="ce43" office:value-type="float" office:value="2">
            <text:p>2</text:p>
          </table:table-cell>
          <table:table-cell table:style-name="ce22" table:formula="of:=VLOOKUP([.C146];[.$F$4:.$H$11];3)" office:value-type="float" office:value="1">
            <text:p>1</text:p>
          </table:table-cell>
          <table:table-cell table:number-columns-repeated="7"/>
        </table:table-row>
        <table:table-row table:style-name="ro4">
          <table:table-cell table:style-name="ce22" office:value-type="string">
            <text:p>93o</text:p>
          </table:table-cell>
          <table:table-cell table:style-name="ce46" office:value-type="float" office:value="0.4002">
            <text:p>0,40</text:p>
          </table:table-cell>
          <table:table-cell table:style-name="ce43" office:value-type="float" office:value="2">
            <text:p>2</text:p>
          </table:table-cell>
          <table:table-cell table:style-name="ce22" table:formula="of:=VLOOKUP([.C147];[.$F$4:.$H$11];3)" office:value-type="float" office:value="1">
            <text:p>1</text:p>
          </table:table-cell>
          <table:table-cell table:number-columns-repeated="7"/>
        </table:table-row>
        <table:table-row table:style-name="ro4">
          <table:table-cell table:style-name="ce22" office:value-type="string">
            <text:p>65o</text:p>
          </table:table-cell>
          <table:table-cell table:style-name="ce46" office:value-type="float" office:value="0.3994">
            <text:p>0,40</text:p>
          </table:table-cell>
          <table:table-cell table:style-name="ce43" office:value-type="float" office:value="2">
            <text:p>2</text:p>
          </table:table-cell>
          <table:table-cell table:style-name="ce22" table:formula="of:=VLOOKUP([.C148];[.$F$4:.$H$11];3)" office:value-type="float" office:value="1">
            <text:p>1</text:p>
          </table:table-cell>
          <table:table-cell table:number-columns-repeated="7"/>
        </table:table-row>
        <table:table-row table:style-name="ro4">
          <table:table-cell table:style-name="ce22" office:value-type="string">
            <text:p>53s</text:p>
          </table:table-cell>
          <table:table-cell table:style-name="ce46" office:value-type="float" office:value="0.3969">
            <text:p>0,40</text:p>
          </table:table-cell>
          <table:table-cell table:style-name="ce43" office:value-type="float" office:value="2">
            <text:p>2</text:p>
          </table:table-cell>
          <table:table-cell table:style-name="ce22" table:formula="of:=VLOOKUP([.C149];[.$F$4:.$H$11];3)" office:value-type="float" office:value="1">
            <text:p>1</text:p>
          </table:table-cell>
          <table:table-cell table:number-columns-repeated="7"/>
        </table:table-row>
        <table:table-row table:style-name="ro4">
          <table:table-cell table:style-name="ce22" office:value-type="string">
            <text:p>63s</text:p>
          </table:table-cell>
          <table:table-cell table:style-name="ce46" office:value-type="float" office:value="0.3953">
            <text:p>0,40</text:p>
          </table:table-cell>
          <table:table-cell table:style-name="ce43" office:value-type="float" office:value="2">
            <text:p>2</text:p>
          </table:table-cell>
          <table:table-cell table:style-name="ce22" table:formula="of:=VLOOKUP([.C150];[.$F$4:.$H$11];3)" office:value-type="float" office:value="1">
            <text:p>1</text:p>
          </table:table-cell>
          <table:table-cell table:number-columns-repeated="7"/>
        </table:table-row>
        <table:table-row table:style-name="ro4">
          <table:table-cell table:style-name="ce22" office:value-type="string">
            <text:p>84o</text:p>
          </table:table-cell>
          <table:table-cell table:style-name="ce46" office:value-type="float" office:value="0.3945">
            <text:p>0,39</text:p>
          </table:table-cell>
          <table:table-cell table:style-name="ce43" office:value-type="float" office:value="2">
            <text:p>2</text:p>
          </table:table-cell>
          <table:table-cell table:style-name="ce22" table:formula="of:=VLOOKUP([.C151];[.$F$4:.$H$11];3)" office:value-type="float" office:value="1">
            <text:p>1</text:p>
          </table:table-cell>
          <table:table-cell table:number-columns-repeated="7"/>
        </table:table-row>
        <table:table-row table:style-name="ro4">
          <table:table-cell table:style-name="ce22" office:value-type="string">
            <text:p>92o</text:p>
          </table:table-cell>
          <table:table-cell table:style-name="ce46" office:value-type="float" office:value="0.391">
            <text:p>0,39</text:p>
          </table:table-cell>
          <table:table-cell table:style-name="ce43" office:value-type="float" office:value="2">
            <text:p>2</text:p>
          </table:table-cell>
          <table:table-cell table:style-name="ce22" table:formula="of:=VLOOKUP([.C152];[.$F$4:.$H$11];3)" office:value-type="float" office:value="1">
            <text:p>1</text:p>
          </table:table-cell>
          <table:table-cell table:number-columns-repeated="7"/>
        </table:table-row>
        <table:table-row table:style-name="ro4">
          <table:table-cell table:style-name="ce22" office:value-type="string">
            <text:p>43s</text:p>
          </table:table-cell>
          <table:table-cell table:style-name="ce46" office:value-type="float" office:value="0.3864">
            <text:p>0,39</text:p>
          </table:table-cell>
          <table:table-cell table:style-name="ce43" office:value-type="float" office:value="2">
            <text:p>2</text:p>
          </table:table-cell>
          <table:table-cell table:style-name="ce22" table:formula="of:=VLOOKUP([.C153];[.$F$4:.$H$11];3)" office:value-type="float" office:value="1">
            <text:p>1</text:p>
          </table:table-cell>
          <table:table-cell table:number-columns-repeated="7"/>
        </table:table-row>
        <table:table-row table:style-name="ro4">
          <table:table-cell table:style-name="ce22" office:value-type="string">
            <text:p>74o</text:p>
          </table:table-cell>
          <table:table-cell table:style-name="ce46" office:value-type="float" office:value="0.3855">
            <text:p>0,39</text:p>
          </table:table-cell>
          <table:table-cell table:style-name="ce43" office:value-type="float" office:value="2">
            <text:p>2</text:p>
          </table:table-cell>
          <table:table-cell table:style-name="ce22" table:formula="of:=VLOOKUP([.C154];[.$F$4:.$H$11];3)" office:value-type="float" office:value="1">
            <text:p>1</text:p>
          </table:table-cell>
          <table:table-cell table:number-columns-repeated="7"/>
        </table:table-row>
        <table:table-row table:style-name="ro4">
          <table:table-cell table:style-name="Default" office:value-type="string">
            <text:p>72s</text:p>
          </table:table-cell>
          <table:table-cell table:style-name="ce18" office:value-type="float" office:value="0.3816">
            <text:p>0,38</text:p>
          </table:table-cell>
          <table:table-cell table:style-name="ce44" office:value-type="float" office:value="6">
            <text:p>6</text:p>
          </table:table-cell>
          <table:table-cell table:formula="of:=VLOOKUP([.C155];[.$F$4:.$H$11];3)" office:value-type="float" office:value="0">
            <text:p>0</text:p>
          </table:table-cell>
          <table:table-cell table:number-columns-repeated="7"/>
        </table:table-row>
        <table:table-row table:style-name="ro4">
          <table:table-cell table:style-name="Default" office:value-type="string">
            <text:p>54o</text:p>
          </table:table-cell>
          <table:table-cell table:style-name="ce18" office:value-type="float" office:value="0.3816">
            <text:p>0,38</text:p>
          </table:table-cell>
          <table:table-cell table:style-name="ce44" office:value-type="float" office:value="6">
            <text:p>6</text:p>
          </table:table-cell>
          <table:table-cell table:formula="of:=VLOOKUP([.C156];[.$F$4:.$H$11];3)" office:value-type="float" office:value="0">
            <text:p>0</text:p>
          </table:table-cell>
          <table:table-cell table:number-columns-repeated="7"/>
        </table:table-row>
        <table:table-row table:style-name="ro4">
          <table:table-cell table:style-name="Default" office:value-type="string">
            <text:p>64o</text:p>
          </table:table-cell>
          <table:table-cell table:style-name="ce18" office:value-type="float" office:value="0.3801">
            <text:p>0,38</text:p>
          </table:table-cell>
          <table:table-cell table:style-name="ce44" office:value-type="float" office:value="6">
            <text:p>6</text:p>
          </table:table-cell>
          <table:table-cell table:formula="of:=VLOOKUP([.C157];[.$F$4:.$H$11];3)" office:value-type="float" office:value="0">
            <text:p>0</text:p>
          </table:table-cell>
          <table:table-cell table:number-columns-repeated="7"/>
        </table:table-row>
        <table:table-row table:style-name="ro4">
          <table:table-cell table:style-name="Default" office:value-type="string">
            <text:p>52s</text:p>
          </table:table-cell>
          <table:table-cell table:style-name="ce18" office:value-type="float" office:value="0.3785">
            <text:p>0,38</text:p>
          </table:table-cell>
          <table:table-cell table:style-name="ce44" office:value-type="float" office:value="6">
            <text:p>6</text:p>
          </table:table-cell>
          <table:table-cell table:formula="of:=VLOOKUP([.C158];[.$F$4:.$H$11];3)" office:value-type="float" office:value="0">
            <text:p>0</text:p>
          </table:table-cell>
          <table:table-cell table:number-columns-repeated="7"/>
        </table:table-row>
        <table:table-row table:style-name="ro4">
          <table:table-cell table:style-name="Default" office:value-type="string">
            <text:p>62s</text:p>
          </table:table-cell>
          <table:table-cell table:style-name="ce18" office:value-type="float" office:value="0.3767">
            <text:p>0,38</text:p>
          </table:table-cell>
          <table:table-cell table:style-name="ce44" office:value-type="float" office:value="6">
            <text:p>6</text:p>
          </table:table-cell>
          <table:table-cell table:formula="of:=VLOOKUP([.C159];[.$F$4:.$H$11];3)" office:value-type="float" office:value="0">
            <text:p>0</text:p>
          </table:table-cell>
          <table:table-cell table:number-columns-repeated="7"/>
        </table:table-row>
        <table:table-row table:style-name="ro4">
          <table:table-cell table:style-name="Default" office:value-type="string">
            <text:p>83o</text:p>
          </table:table-cell>
          <table:table-cell table:style-name="ce18" office:value-type="float" office:value="0.3748">
            <text:p>0,37</text:p>
          </table:table-cell>
          <table:table-cell table:style-name="ce44" office:value-type="float" office:value="6">
            <text:p>6</text:p>
          </table:table-cell>
          <table:table-cell table:formula="of:=VLOOKUP([.C160];[.$F$4:.$H$11];3)" office:value-type="float" office:value="0">
            <text:p>0</text:p>
          </table:table-cell>
          <table:table-cell table:number-columns-repeated="7"/>
        </table:table-row>
        <table:table-row table:style-name="ro4">
          <table:table-cell table:style-name="Default" office:value-type="string">
            <text:p>82o</text:p>
          </table:table-cell>
          <table:table-cell table:style-name="ce18" office:value-type="float" office:value="0.3683">
            <text:p>0,37</text:p>
          </table:table-cell>
          <table:table-cell table:style-name="ce44" office:value-type="float" office:value="6">
            <text:p>6</text:p>
          </table:table-cell>
          <table:table-cell table:formula="of:=VLOOKUP([.C161];[.$F$4:.$H$11];3)" office:value-type="float" office:value="0">
            <text:p>0</text:p>
          </table:table-cell>
          <table:table-cell table:number-columns-repeated="7"/>
        </table:table-row>
        <table:table-row table:style-name="ro4">
          <table:table-cell table:style-name="Default" office:value-type="string">
            <text:p>42s</text:p>
          </table:table-cell>
          <table:table-cell table:style-name="ce18" office:value-type="float" office:value="0.3683">
            <text:p>0,37</text:p>
          </table:table-cell>
          <table:table-cell table:style-name="ce44" office:value-type="float" office:value="6">
            <text:p>6</text:p>
          </table:table-cell>
          <table:table-cell table:formula="of:=VLOOKUP([.C162];[.$F$4:.$H$11];3)" office:value-type="float" office:value="0">
            <text:p>0</text:p>
          </table:table-cell>
          <table:table-cell table:number-columns-repeated="7"/>
        </table:table-row>
        <table:table-row table:style-name="ro4">
          <table:table-cell table:style-name="Default" office:value-type="string">
            <text:p>73o</text:p>
          </table:table-cell>
          <table:table-cell table:style-name="ce18" office:value-type="float" office:value="0.366">
            <text:p>0,37</text:p>
          </table:table-cell>
          <table:table-cell table:style-name="ce44" office:value-type="float" office:value="6">
            <text:p>6</text:p>
          </table:table-cell>
          <table:table-cell table:formula="of:=VLOOKUP([.C163];[.$F$4:.$H$11];3)" office:value-type="float" office:value="0">
            <text:p>0</text:p>
          </table:table-cell>
          <table:table-cell table:number-columns-repeated="7"/>
        </table:table-row>
        <table:table-row table:style-name="ro4">
          <table:table-cell table:style-name="Default" office:value-type="string">
            <text:p>53o</text:p>
          </table:table-cell>
          <table:table-cell table:style-name="ce18" office:value-type="float" office:value="0.3626">
            <text:p>0,36</text:p>
          </table:table-cell>
          <table:table-cell table:style-name="ce44" office:value-type="float" office:value="6">
            <text:p>6</text:p>
          </table:table-cell>
          <table:table-cell table:formula="of:=VLOOKUP([.C164];[.$F$4:.$H$11];3)" office:value-type="float" office:value="0">
            <text:p>0</text:p>
          </table:table-cell>
          <table:table-cell table:number-columns-repeated="7"/>
        </table:table-row>
        <table:table-row table:style-name="ro4">
          <table:table-cell table:style-name="Default" office:value-type="string">
            <text:p>63o</text:p>
          </table:table-cell>
          <table:table-cell table:style-name="ce18" office:value-type="float" office:value="0.3608">
            <text:p>0,36</text:p>
          </table:table-cell>
          <table:table-cell table:style-name="ce44" office:value-type="float" office:value="6">
            <text:p>6</text:p>
          </table:table-cell>
          <table:table-cell table:formula="of:=VLOOKUP([.C165];[.$F$4:.$H$11];3)" office:value-type="float" office:value="0">
            <text:p>0</text:p>
          </table:table-cell>
          <table:table-cell table:number-columns-repeated="7"/>
        </table:table-row>
        <table:table-row table:style-name="ro4">
          <table:table-cell table:style-name="Default" office:value-type="string">
            <text:p>32s</text:p>
          </table:table-cell>
          <table:table-cell table:style-name="ce18" office:value-type="float" office:value="0.3598">
            <text:p>0,36</text:p>
          </table:table-cell>
          <table:table-cell table:style-name="ce44" office:value-type="float" office:value="6">
            <text:p>6</text:p>
          </table:table-cell>
          <table:table-cell table:formula="of:=VLOOKUP([.C166];[.$F$4:.$H$11];3)" office:value-type="float" office:value="0">
            <text:p>0</text:p>
          </table:table-cell>
          <table:table-cell table:number-columns-repeated="7"/>
        </table:table-row>
        <table:table-row table:style-name="ro4">
          <table:table-cell table:style-name="Default" office:value-type="string">
            <text:p>43o</text:p>
          </table:table-cell>
          <table:table-cell table:style-name="ce18" office:value-type="float" office:value="0.3515">
            <text:p>0,35</text:p>
          </table:table-cell>
          <table:table-cell table:style-name="ce44" office:value-type="float" office:value="6">
            <text:p>6</text:p>
          </table:table-cell>
          <table:table-cell table:formula="of:=VLOOKUP([.C167];[.$F$4:.$H$11];3)" office:value-type="float" office:value="0">
            <text:p>0</text:p>
          </table:table-cell>
          <table:table-cell table:number-columns-repeated="7"/>
        </table:table-row>
        <table:table-row table:style-name="ro4">
          <table:table-cell table:style-name="Default" office:value-type="string">
            <text:p>72o</text:p>
          </table:table-cell>
          <table:table-cell table:style-name="ce18" office:value-type="float" office:value="0.3458">
            <text:p>0,35</text:p>
          </table:table-cell>
          <table:table-cell table:style-name="ce44" office:value-type="float" office:value="6">
            <text:p>6</text:p>
          </table:table-cell>
          <table:table-cell table:formula="of:=VLOOKUP([.C168];[.$F$4:.$H$11];3)" office:value-type="float" office:value="0">
            <text:p>0</text:p>
          </table:table-cell>
          <table:table-cell table:number-columns-repeated="7"/>
        </table:table-row>
        <table:table-row table:style-name="ro4">
          <table:table-cell table:style-name="Default" office:value-type="string">
            <text:p>52o</text:p>
          </table:table-cell>
          <table:table-cell table:style-name="ce18" office:value-type="float" office:value="0.3428">
            <text:p>0,34</text:p>
          </table:table-cell>
          <table:table-cell table:style-name="ce44" office:value-type="float" office:value="6">
            <text:p>6</text:p>
          </table:table-cell>
          <table:table-cell table:formula="of:=VLOOKUP([.C169];[.$F$4:.$H$11];3)" office:value-type="float" office:value="0">
            <text:p>0</text:p>
          </table:table-cell>
          <table:table-cell table:number-columns-repeated="7"/>
        </table:table-row>
        <table:table-row table:style-name="ro4">
          <table:table-cell table:style-name="Default" office:value-type="string">
            <text:p>62o</text:p>
          </table:table-cell>
          <table:table-cell table:style-name="ce18" office:value-type="float" office:value="0.3408">
            <text:p>0,34</text:p>
          </table:table-cell>
          <table:table-cell table:style-name="ce44" office:value-type="float" office:value="6">
            <text:p>6</text:p>
          </table:table-cell>
          <table:table-cell table:formula="of:=VLOOKUP([.C170];[.$F$4:.$H$11];3)" office:value-type="float" office:value="0">
            <text:p>0</text:p>
          </table:table-cell>
          <table:table-cell table:number-columns-repeated="7"/>
        </table:table-row>
        <table:table-row table:style-name="ro4">
          <table:table-cell table:style-name="Default" office:value-type="string">
            <text:p>42o</text:p>
          </table:table-cell>
          <table:table-cell table:style-name="ce18" office:value-type="float" office:value="0.332">
            <text:p>0,33</text:p>
          </table:table-cell>
          <table:table-cell table:style-name="ce44" office:value-type="float" office:value="6">
            <text:p>6</text:p>
          </table:table-cell>
          <table:table-cell table:formula="of:=VLOOKUP([.C171];[.$F$4:.$H$11];3)" office:value-type="float" office:value="0">
            <text:p>0</text:p>
          </table:table-cell>
          <table:table-cell table:number-columns-repeated="7"/>
        </table:table-row>
        <table:table-row table:style-name="ro4">
          <table:table-cell table:style-name="Default" office:value-type="string">
            <text:p>32o</text:p>
          </table:table-cell>
          <table:table-cell table:style-name="ce18" office:value-type="float" office:value="0.323">
            <text:p>0,32</text:p>
          </table:table-cell>
          <table:table-cell table:style-name="ce44" office:value-type="float" office:value="6">
            <text:p>6</text:p>
          </table:table-cell>
          <table:table-cell table:formula="of:=VLOOKUP([.C172];[.$F$4:.$H$11];3)" office:value-type="float" office:value="0">
            <text:p>0</text:p>
          </table:table-cell>
          <table:table-cell table:number-columns-repeated="7"/>
        </table:table-row>
        <table:table-row table:style-name="ro4" table:number-rows-repeated="65363">
          <table:table-cell table:number-columns-repeated="11"/>
        </table:table-row>
        <table:table-row table:style-name="ro4">
          <table:table-cell table:number-columns-repeated="11"/>
        </table:table-row>
      </table:table>
      <table:table table:name="8 hssd1x2" table:style-name="ta1" table:print="false">
        <table:table-column table:style-name="co20" table:default-cell-style-name="ce45"/>
        <table:table-column table:style-name="co54" table:number-columns-repeated="2" table:default-cell-style-name="ce25"/>
        <table:table-column table:style-name="co53" table:default-cell-style-name="ce25"/>
        <table:table-column table:style-name="co18" table:default-cell-style-name="ce25"/>
        <table:table-column table:style-name="co19" table:default-cell-style-name="Default"/>
        <table:table-column table:style-name="co55" table:default-cell-style-name="Default"/>
        <table:table-column table:style-name="co52" table:default-cell-style-name="Default"/>
        <table:table-column table:style-name="co41" table:number-columns-repeated="2" table:default-cell-style-name="Default"/>
        <table:table-column table:style-name="co56" table:default-cell-style-name="Default"/>
        <table:table-column table:style-name="co57" table:default-cell-style-name="Default"/>
        <table:table-column table:style-name="co19" table:default-cell-style-name="Default"/>
        <table:table-row table:style-name="ro2">
          <table:table-cell table:style-name="Default"/>
          <table:table-cell table:style-name="ce14" table:number-columns-repeated="2"/>
          <table:table-cell table:style-name="Default"/>
          <table:table-cell table:number-columns-repeated="9"/>
        </table:table-row>
        <table:table-row table:style-name="ro2">
          <table:table-cell table:style-name="Default" table:number-columns-repeated="4"/>
          <table:table-cell table:number-columns-repeated="2"/>
          <table:table-cell table:style-name="ce14" office:value-type="string">
            <text:p>k-means centers</text:p>
          </table:table-cell>
          <table:table-cell table:style-name="ce14" table:number-columns-repeated="3"/>
          <table:table-cell table:number-columns-repeated="3"/>
        </table:table-row>
        <table:table-row table:style-name="ro2">
          <table:table-cell table:style-name="ce47" office:value-type="string">
            <text:p>Pocket</text:p>
          </table:table-cell>
          <table:table-cell table:style-name="ce34" office:value-type="string">
            <text:p>HS</text:p>
          </table:table-cell>
          <table:table-cell table:style-name="ce34" office:value-type="string">
            <text:p>SD1*2</text:p>
          </table:table-cell>
          <table:table-cell table:style-name="ce34" office:value-type="string">
            <text:p>k-means cent,</text:p>
          </table:table-cell>
          <table:table-cell table:style-name="ce34" office:value-type="string">
            <text:p>bucket</text:p>
          </table:table-cell>
          <table:table-cell/>
          <table:table-cell table:style-name="ce14" office:value-type="string">
            <text:p>id</text:p>
          </table:table-cell>
          <table:table-cell table:style-name="ce14" office:value-type="string">
            <text:p>HS</text:p>
          </table:table-cell>
          <table:table-cell table:style-name="ce14" office:value-type="string">
            <text:p>SD</text:p>
          </table:table-cell>
          <table:table-cell table:style-name="ce14" office:value-type="string">
            <text:p>bucket</text:p>
          </table:table-cell>
          <table:table-cell/>
          <table:table-cell table:style-name="ce14" office:value-type="string">
            <text:p>Bucket</text:p>
          </table:table-cell>
          <table:table-cell table:style-name="ce14" office:value-type="string">
            <text:p>Cards</text:p>
          </table:table-cell>
        </table:table-row>
        <table:table-row table:style-name="ro2">
          <table:table-cell table:style-name="ce22" office:value-type="string">
            <text:p>AA</text:p>
          </table:table-cell>
          <table:table-cell table:style-name="ce48" office:value-type="float" office:value="0.852">
            <text:p>0,85200</text:p>
          </table:table-cell>
          <table:table-cell table:style-name="ce48" office:value-type="float" office:value="0.1086">
            <text:p>0,10860</text:p>
          </table:table-cell>
          <table:table-cell table:style-name="ce43" office:value-type="float" office:value="6">
            <text:p>6</text:p>
          </table:table-cell>
          <table:table-cell table:style-name="ce22" table:formula="of:=VLOOKUP([.D4];[.$G$4:.$J$11];4)" office:value-type="float" office:value="7">
            <text:p>7</text:p>
          </table:table-cell>
          <table:table-cell/>
          <table:table-cell table:style-name="ce44" office:value-type="float" office:value="0">
            <text:p>0</text:p>
          </table:table-cell>
          <table:table-cell table:style-name="ce44" office:value-type="float" office:value="0.522094">
            <text:p>0,52</text:p>
          </table:table-cell>
          <table:table-cell table:style-name="ce44" office:value-type="float" office:value="0.342094">
            <text:p>0,34</text:p>
          </table:table-cell>
          <table:table-cell office:value-type="float" office:value="3">
            <text:p>3</text:p>
          </table:table-cell>
          <table:table-cell/>
          <table:table-cell office:value-type="float" office:value="7">
            <text:p>7</text:p>
          </table:table-cell>
          <table:table-cell table:formula="of:=STRJOIN([.A4:.A8]; &quot; &quot;)" office:value-type="string" office:string-value="AA KK QQ JJ TT">
            <text:p>AA KK QQ JJ TT</text:p>
          </table:table-cell>
        </table:table-row>
        <table:table-row table:style-name="ro2">
          <table:table-cell table:style-name="ce22" office:value-type="string">
            <text:p>KK</text:p>
          </table:table-cell>
          <table:table-cell table:style-name="ce48" office:value-type="float" office:value="0.824">
            <text:p>0,82400</text:p>
          </table:table-cell>
          <table:table-cell table:style-name="ce48" office:value-type="float" office:value="0.124">
            <text:p>0,12400</text:p>
          </table:table-cell>
          <table:table-cell table:style-name="ce43" office:value-type="float" office:value="6">
            <text:p>6</text:p>
          </table:table-cell>
          <table:table-cell table:style-name="ce22" table:formula="of:=VLOOKUP([.D5];[.$G$4:.$J$11];4)" office:value-type="float" office:value="7">
            <text:p>7</text:p>
          </table:table-cell>
          <table:table-cell/>
          <table:table-cell table:style-name="ce44" office:value-type="float" office:value="1">
            <text:p>1</text:p>
          </table:table-cell>
          <table:table-cell table:style-name="ce44" office:value-type="float" office:value="0.691533">
            <text:p>0,69</text:p>
          </table:table-cell>
          <table:table-cell table:style-name="ce44" office:value-type="float" office:value="0.197333">
            <text:p>0,2</text:p>
          </table:table-cell>
          <table:table-cell office:value-type="float" office:value="6">
            <text:p>6</text:p>
          </table:table-cell>
          <table:table-cell/>
          <table:table-cell office:value-type="float" office:value="6">
            <text:p>6</text:p>
          </table:table-cell>
          <table:table-cell table:formula="of:=STRJOIN([.A9:.A11]; &quot; &quot;)" office:value-type="string" office:string-value="99 88 77">
            <text:p>99 88 77</text:p>
          </table:table-cell>
        </table:table-row>
        <table:table-row table:style-name="ro2">
          <table:table-cell table:style-name="ce22" office:value-type="string">
            <text:p>QQ</text:p>
          </table:table-cell>
          <table:table-cell table:style-name="ce48" office:value-type="float" office:value="0.7993">
            <text:p>0,79930</text:p>
          </table:table-cell>
          <table:table-cell table:style-name="ce48" office:value-type="float" office:value="0.133">
            <text:p>0,13300</text:p>
          </table:table-cell>
          <table:table-cell table:style-name="ce43" office:value-type="float" office:value="6">
            <text:p>6</text:p>
          </table:table-cell>
          <table:table-cell table:style-name="ce22" table:formula="of:=VLOOKUP([.D6];[.$G$4:.$J$11];4)" office:value-type="float" office:value="7">
            <text:p>7</text:p>
          </table:table-cell>
          <table:table-cell/>
          <table:table-cell table:style-name="ce44" office:value-type="float" office:value="2">
            <text:p>2</text:p>
          </table:table-cell>
          <table:table-cell table:style-name="ce44" office:value-type="float" office:value="0.46961">
            <text:p>0,47</text:p>
          </table:table-cell>
          <table:table-cell table:style-name="ce44" office:value-type="float" office:value="0.362372">
            <text:p>0,36</text:p>
          </table:table-cell>
          <table:table-cell office:value-type="float" office:value="2">
            <text:p>2</text:p>
          </table:table-cell>
          <table:table-cell/>
          <table:table-cell office:value-type="float" office:value="5">
            <text:p>5</text:p>
          </table:table-cell>
          <table:table-cell table:formula="of:=STRJOIN([.A12:.A30]; &quot; &quot;)" office:value-type="string" office:string-value="66 55 AKs AKo AQs AQo AJs AJo ATs ATo A9s A9o A8s A8o A7s KQs KQo KJs KTs">
            <text:p>66 55 AKs AKo AQs AQo AJs AJo ATs ATo A9s A9o A8s A8o A7s KQs KQo KJs KTs</text:p>
          </table:table-cell>
        </table:table-row>
        <table:table-row table:style-name="ro2">
          <table:table-cell table:style-name="ce22" office:value-type="string">
            <text:p>JJ</text:p>
          </table:table-cell>
          <table:table-cell table:style-name="ce48" office:value-type="float" office:value="0.7747">
            <text:p>0,77470</text:p>
          </table:table-cell>
          <table:table-cell table:style-name="ce48" office:value-type="float" office:value="0.1426">
            <text:p>0,14260</text:p>
          </table:table-cell>
          <table:table-cell table:style-name="ce43" office:value-type="float" office:value="6">
            <text:p>6</text:p>
          </table:table-cell>
          <table:table-cell table:style-name="ce22" table:formula="of:=VLOOKUP([.D7];[.$G$4:.$J$11];4)" office:value-type="float" office:value="7">
            <text:p>7</text:p>
          </table:table-cell>
          <table:table-cell/>
          <table:table-cell table:style-name="ce44" office:value-type="float" office:value="3">
            <text:p>3</text:p>
          </table:table-cell>
          <table:table-cell table:style-name="ce44" office:value-type="float" office:value="0.575703">
            <text:p>0,58</text:p>
          </table:table-cell>
          <table:table-cell table:style-name="ce44" office:value-type="float" office:value="0.315467">
            <text:p>0,32</text:p>
          </table:table-cell>
          <table:table-cell office:value-type="float" office:value="4">
            <text:p>4</text:p>
          </table:table-cell>
          <table:table-cell/>
          <table:table-cell office:value-type="float" office:value="4">
            <text:p>4</text:p>
          </table:table-cell>
          <table:table-cell table:formula="of:=STRJOIN([.A31:.A62]; &quot; &quot;)" office:value-type="string" office:string-value="44 33 A7o A6s A6o A5s A5o A4s A4o A3s A3o A2s A2o KJo KTo K9s K9o K8s K8o K7s K7o K6s K6o K5s K4s QJs QJo QTs QTo Q9s Q8s JTs">
            <text:p>44 33 A7o A6s A6o A5s A5o A4s A4o A3s A3o A2s A2o KJo KTo K9s K9o K8s K8o K7s K7o K6s K6o K5s K4s QJs QJo QTs QTo Q9s Q8s JTs</text:p>
          </table:table-cell>
        </table:table-row>
        <table:table-row table:style-name="ro2">
          <table:table-cell table:style-name="ce22" office:value-type="string">
            <text:p>TT</text:p>
          </table:table-cell>
          <table:table-cell table:style-name="ce48" office:value-type="float" office:value="0.7501">
            <text:p>0,75010</text:p>
          </table:table-cell>
          <table:table-cell table:style-name="ce48" office:value-type="float" office:value="0.1522">
            <text:p>0,15220</text:p>
          </table:table-cell>
          <table:table-cell table:style-name="ce43" office:value-type="float" office:value="6">
            <text:p>6</text:p>
          </table:table-cell>
          <table:table-cell table:style-name="ce22" table:formula="of:=VLOOKUP([.D8];[.$G$4:.$J$11];4)" office:value-type="float" office:value="7">
            <text:p>7</text:p>
          </table:table-cell>
          <table:table-cell/>
          <table:table-cell table:style-name="ce44" office:value-type="float" office:value="4">
            <text:p>4</text:p>
          </table:table-cell>
          <table:table-cell table:style-name="ce44" office:value-type="float" office:value="0.632533">
            <text:p>0,63</text:p>
          </table:table-cell>
          <table:table-cell table:style-name="ce44" office:value-type="float" office:value="0.300933">
            <text:p>0,3</text:p>
          </table:table-cell>
          <table:table-cell office:value-type="float" office:value="5">
            <text:p>5</text:p>
          </table:table-cell>
          <table:table-cell/>
          <table:table-cell office:value-type="float" office:value="3">
            <text:p>3</text:p>
          </table:table-cell>
          <table:table-cell table:formula="of:=STRJOIN([.A63:.A94]; &quot; &quot;)" office:value-type="string" office:string-value="22 K5o K4o K3s K3o K2s K2o Q9o Q8o Q7s Q7o Q6s Q6o Q5s Q5o Q4s Q4o Q3s Q2s JTo J9s J9o J8s J8o J7s J7o J6s J5s T9s T9o T8s T7s">
            <text:p>22 K5o K4o K3s K3o K2s K2o Q9o Q8o Q7s Q7o Q6s Q6o Q5s Q5o Q4s Q4o Q3s Q2s JTo J9s J9o J8s J8o J7s J7o J6s J5s T9s T9o T8s T7s</text:p>
          </table:table-cell>
        </table:table-row>
        <table:table-row table:style-name="ro2">
          <table:table-cell table:style-name="Default" office:value-type="string">
            <text:p>99</text:p>
          </table:table-cell>
          <table:table-cell table:style-name="ce49" office:value-type="float" office:value="0.7206">
            <text:p>0,72060</text:p>
          </table:table-cell>
          <table:table-cell table:style-name="ce49" office:value-type="float" office:value="0.1766">
            <text:p>0,17660</text:p>
          </table:table-cell>
          <table:table-cell table:style-name="ce44" office:value-type="float" office:value="1">
            <text:p>1</text:p>
          </table:table-cell>
          <table:table-cell table:formula="of:=VLOOKUP([.D9];[.$G$4:.$J$11];4)" office:value-type="float" office:value="6">
            <text:p>6</text:p>
          </table:table-cell>
          <table:table-cell/>
          <table:table-cell table:style-name="ce44" office:value-type="float" office:value="5">
            <text:p>5</text:p>
          </table:table-cell>
          <table:table-cell table:style-name="ce44" office:value-type="float" office:value="0.418155">
            <text:p>0,42</text:p>
          </table:table-cell>
          <table:table-cell table:style-name="ce44" office:value-type="float" office:value="0.386931">
            <text:p>0,39</text:p>
          </table:table-cell>
          <table:table-cell office:value-type="float" office:value="1">
            <text:p>1</text:p>
          </table:table-cell>
          <table:table-cell/>
          <table:table-cell office:value-type="float" office:value="2">
            <text:p>2</text:p>
          </table:table-cell>
          <table:table-cell table:formula="of:=STRJOIN([.A95:.A123]; &quot; &quot;)" office:value-type="string" office:string-value="Q3o Q2o J6o J5o J4s J4o J3s J3o J2s J2o T8o T7o T6s T6o T5s T5o T4s T4o T3s T2s 98s 98o 97s 97o 96s 96o 95s 87s 86s">
            <text:p>Q3o Q2o J6o J5o J4s J4o J3s J3o J2s J2o T8o T7o T6s T6o T5s T5o T4s T4o T3s T2s 98s 98o 97s 97o 96s 96o 95s 87s 86s</text:p>
          </table:table-cell>
        </table:table-row>
        <table:table-row table:style-name="ro2">
          <table:table-cell table:style-name="Default" office:value-type="string">
            <text:p>88</text:p>
          </table:table-cell>
          <table:table-cell table:style-name="ce49" office:value-type="float" office:value="0.6916">
            <text:p>0,69160</text:p>
          </table:table-cell>
          <table:table-cell table:style-name="ce49" office:value-type="float" office:value="0.1974">
            <text:p>0,19740</text:p>
          </table:table-cell>
          <table:table-cell table:style-name="ce44" office:value-type="float" office:value="1">
            <text:p>1</text:p>
          </table:table-cell>
          <table:table-cell table:formula="of:=VLOOKUP([.D10];[.$G$4:.$J$11];4)" office:value-type="float" office:value="6">
            <text:p>6</text:p>
          </table:table-cell>
          <table:table-cell/>
          <table:table-cell table:style-name="ce44" office:value-type="float" office:value="6">
            <text:p>6</text:p>
          </table:table-cell>
          <table:table-cell table:style-name="ce44" office:value-type="float" office:value="0.80002">
            <text:p>0,8</text:p>
          </table:table-cell>
          <table:table-cell table:style-name="ce44" office:value-type="float" office:value="0.13208">
            <text:p>0,13</text:p>
          </table:table-cell>
          <table:table-cell office:value-type="float" office:value="7">
            <text:p>7</text:p>
          </table:table-cell>
          <table:table-cell/>
          <table:table-cell office:value-type="float" office:value="1">
            <text:p>1</text:p>
          </table:table-cell>
          <table:table-cell table:formula="of:=STRJOIN([.A124:.A152]; &quot; &quot;)" office:value-type="string" office:string-value="T3o T2o 95o 94s 94o 93s 93o 92s 92o 87o 86o 85s 85o 84s 84o 83s 82s 76s 76o 75s 75o 74s 73s 65s 65o 64s 63s 54s 53s">
            <text:p>T3o T2o 95o 94s 94o 93s 93o 92s 92o 87o 86o 85s 85o 84s 84o 83s 82s 76s 76o 75s 75o 74s 73s 65s 65o 64s 63s 54s 53s</text:p>
          </table:table-cell>
        </table:table-row>
        <table:table-row table:style-name="ro2">
          <table:table-cell table:style-name="Default" office:value-type="string">
            <text:p>77</text:p>
          </table:table-cell>
          <table:table-cell table:style-name="ce49" office:value-type="float" office:value="0.6624">
            <text:p>0,66240</text:p>
          </table:table-cell>
          <table:table-cell table:style-name="ce49" office:value-type="float" office:value="0.218">
            <text:p>0,21800</text:p>
          </table:table-cell>
          <table:table-cell table:style-name="ce44" office:value-type="float" office:value="1">
            <text:p>1</text:p>
          </table:table-cell>
          <table:table-cell table:formula="of:=VLOOKUP([.D11];[.$G$4:.$J$11];4)" office:value-type="float" office:value="6">
            <text:p>6</text:p>
          </table:table-cell>
          <table:table-cell/>
          <table:table-cell table:style-name="ce44" office:value-type="float" office:value="7">
            <text:p>7</text:p>
          </table:table-cell>
          <table:table-cell table:style-name="ce44" office:value-type="float" office:value="0.363345">
            <text:p>0,36</text:p>
          </table:table-cell>
          <table:table-cell table:style-name="ce44" office:value-type="float" office:value="0.3958">
            <text:p>0,4</text:p>
          </table:table-cell>
          <table:table-cell office:value-type="float" office:value="0">
            <text:p>0</text:p>
          </table:table-cell>
          <table:table-cell table:number-columns-repeated="3"/>
        </table:table-row>
        <table:table-row table:style-name="ro2">
          <table:table-cell table:style-name="ce22" office:value-type="string">
            <text:p>66</text:p>
          </table:table-cell>
          <table:table-cell table:style-name="ce48" office:value-type="float" office:value="0.6328">
            <text:p>0,63280</text:p>
          </table:table-cell>
          <table:table-cell table:style-name="ce48" office:value-type="float" office:value="0.2388">
            <text:p>0,23880</text:p>
          </table:table-cell>
          <table:table-cell table:style-name="ce43" office:value-type="float" office:value="4">
            <text:p>4</text:p>
          </table:table-cell>
          <table:table-cell table:style-name="ce22" table:formula="of:=VLOOKUP([.D12];[.$G$4:.$J$11];4)" office:value-type="float" office:value="5">
            <text:p>5</text:p>
          </table:table-cell>
          <table:table-cell table:number-columns-repeated="8"/>
        </table:table-row>
        <table:table-row table:style-name="ro2">
          <table:table-cell table:style-name="ce22" office:value-type="string">
            <text:p>55</text:p>
          </table:table-cell>
          <table:table-cell table:style-name="ce48" office:value-type="float" office:value="0.6032">
            <text:p>0,60320</text:p>
          </table:table-cell>
          <table:table-cell table:style-name="ce48" office:value-type="float" office:value="0.2572">
            <text:p>0,25720</text:p>
          </table:table-cell>
          <table:table-cell table:style-name="ce43" office:value-type="float" office:value="4">
            <text:p>4</text:p>
          </table:table-cell>
          <table:table-cell table:style-name="ce22" table:formula="of:=VLOOKUP([.D13];[.$G$4:.$J$11];4)" office:value-type="float" office:value="5">
            <text:p>5</text:p>
          </table:table-cell>
          <table:table-cell/>
          <table:table-cell table:style-name="ce49"/>
          <table:table-cell table:number-columns-repeated="6"/>
        </table:table-row>
        <table:table-row table:style-name="ro2">
          <table:table-cell table:style-name="ce22" office:value-type="string">
            <text:p>AKs</text:p>
          </table:table-cell>
          <table:table-cell table:style-name="ce48" office:value-type="float" office:value="0.6704">
            <text:p>0,67040</text:p>
          </table:table-cell>
          <table:table-cell table:style-name="ce48" office:value-type="float" office:value="0.314">
            <text:p>0,31400</text:p>
          </table:table-cell>
          <table:table-cell table:style-name="ce43" office:value-type="float" office:value="4">
            <text:p>4</text:p>
          </table:table-cell>
          <table:table-cell table:style-name="ce22" table:formula="of:=VLOOKUP([.D14];[.$G$4:.$J$11];4)" office:value-type="float" office:value="5">
            <text:p>5</text:p>
          </table:table-cell>
          <table:table-cell table:number-columns-repeated="8"/>
        </table:table-row>
        <table:table-row table:style-name="ro2">
          <table:table-cell table:style-name="ce22" office:value-type="string">
            <text:p>AKo</text:p>
          </table:table-cell>
          <table:table-cell table:style-name="ce48" office:value-type="float" office:value="0.6532">
            <text:p>0,65320</text:p>
          </table:table-cell>
          <table:table-cell table:style-name="ce48" office:value-type="float" office:value="0.3166">
            <text:p>0,31660</text:p>
          </table:table-cell>
          <table:table-cell table:style-name="ce43" office:value-type="float" office:value="4">
            <text:p>4</text:p>
          </table:table-cell>
          <table:table-cell table:style-name="ce22" table:formula="of:=VLOOKUP([.D15];[.$G$4:.$J$11];4)" office:value-type="float" office:value="5">
            <text:p>5</text:p>
          </table:table-cell>
          <table:table-cell table:number-columns-repeated="8"/>
        </table:table-row>
        <table:table-row table:style-name="ro2">
          <table:table-cell table:style-name="ce22" office:value-type="string">
            <text:p>AQs</text:p>
          </table:table-cell>
          <table:table-cell table:style-name="ce48" office:value-type="float" office:value="0.6621">
            <text:p>0,66210</text:p>
          </table:table-cell>
          <table:table-cell table:style-name="ce48" office:value-type="float" office:value="0.306">
            <text:p>0,30600</text:p>
          </table:table-cell>
          <table:table-cell table:style-name="ce43" office:value-type="float" office:value="4">
            <text:p>4</text:p>
          </table:table-cell>
          <table:table-cell table:style-name="ce22" table:formula="of:=VLOOKUP([.D16];[.$G$4:.$J$11];4)" office:value-type="float" office:value="5">
            <text:p>5</text:p>
          </table:table-cell>
          <table:table-cell table:number-columns-repeated="8"/>
        </table:table-row>
        <table:table-row table:style-name="ro2">
          <table:table-cell table:style-name="ce22" office:value-type="string">
            <text:p>AQo</text:p>
          </table:table-cell>
          <table:table-cell table:style-name="ce48" office:value-type="float" office:value="0.6443">
            <text:p>0,64430</text:p>
          </table:table-cell>
          <table:table-cell table:style-name="ce48" office:value-type="float" office:value="0.307">
            <text:p>0,30700</text:p>
          </table:table-cell>
          <table:table-cell table:style-name="ce43" office:value-type="float" office:value="4">
            <text:p>4</text:p>
          </table:table-cell>
          <table:table-cell table:style-name="ce22" table:formula="of:=VLOOKUP([.D17];[.$G$4:.$J$11];4)" office:value-type="float" office:value="5">
            <text:p>5</text:p>
          </table:table-cell>
          <table:table-cell table:number-columns-repeated="8"/>
        </table:table-row>
        <table:table-row table:style-name="ro2">
          <table:table-cell table:style-name="ce22" office:value-type="string">
            <text:p>AJs</text:p>
          </table:table-cell>
          <table:table-cell table:style-name="ce48" office:value-type="float" office:value="0.6539">
            <text:p>0,65390</text:p>
          </table:table-cell>
          <table:table-cell table:style-name="ce48" office:value-type="float" office:value="0.299">
            <text:p>0,29900</text:p>
          </table:table-cell>
          <table:table-cell table:style-name="ce43" office:value-type="float" office:value="4">
            <text:p>4</text:p>
          </table:table-cell>
          <table:table-cell table:style-name="ce22" table:formula="of:=VLOOKUP([.D18];[.$G$4:.$J$11];4)" office:value-type="float" office:value="5">
            <text:p>5</text:p>
          </table:table-cell>
          <table:table-cell table:number-columns-repeated="8"/>
        </table:table-row>
        <table:table-row table:style-name="ro2">
          <table:table-cell table:style-name="ce22" office:value-type="string">
            <text:p>AJo</text:p>
          </table:table-cell>
          <table:table-cell table:style-name="ce48" office:value-type="float" office:value="0.6356">
            <text:p>0,63560</text:p>
          </table:table-cell>
          <table:table-cell table:style-name="ce48" office:value-type="float" office:value="0.2982">
            <text:p>0,29820</text:p>
          </table:table-cell>
          <table:table-cell table:style-name="ce43" office:value-type="float" office:value="4">
            <text:p>4</text:p>
          </table:table-cell>
          <table:table-cell table:style-name="ce22" table:formula="of:=VLOOKUP([.D19];[.$G$4:.$J$11];4)" office:value-type="float" office:value="5">
            <text:p>5</text:p>
          </table:table-cell>
          <table:table-cell table:number-columns-repeated="8"/>
        </table:table-row>
        <table:table-row table:style-name="ro2">
          <table:table-cell table:style-name="ce22" office:value-type="string">
            <text:p>ATs</text:p>
          </table:table-cell>
          <table:table-cell table:style-name="ce48" office:value-type="float" office:value="0.646">
            <text:p>0,64600</text:p>
          </table:table-cell>
          <table:table-cell table:style-name="ce48" office:value-type="float" office:value="0.2928">
            <text:p>0,29280</text:p>
          </table:table-cell>
          <table:table-cell table:style-name="ce43" office:value-type="float" office:value="4">
            <text:p>4</text:p>
          </table:table-cell>
          <table:table-cell table:style-name="ce22" table:formula="of:=VLOOKUP([.D20];[.$G$4:.$J$11];4)" office:value-type="float" office:value="5">
            <text:p>5</text:p>
          </table:table-cell>
          <table:table-cell table:number-columns-repeated="8"/>
        </table:table-row>
        <table:table-row table:style-name="ro2">
          <table:table-cell table:style-name="ce22" office:value-type="string">
            <text:p>ATo</text:p>
          </table:table-cell>
          <table:table-cell table:style-name="ce48" office:value-type="float" office:value="0.6272">
            <text:p>0,62720</text:p>
          </table:table-cell>
          <table:table-cell table:style-name="ce48" office:value-type="float" office:value="0.2904">
            <text:p>0,29040</text:p>
          </table:table-cell>
          <table:table-cell table:style-name="ce43" office:value-type="float" office:value="4">
            <text:p>4</text:p>
          </table:table-cell>
          <table:table-cell table:style-name="ce22" table:formula="of:=VLOOKUP([.D21];[.$G$4:.$J$11];4)" office:value-type="float" office:value="5">
            <text:p>5</text:p>
          </table:table-cell>
          <table:table-cell table:number-columns-repeated="8"/>
        </table:table-row>
        <table:table-row table:style-name="ro2">
          <table:table-cell table:style-name="ce22" office:value-type="string">
            <text:p>A9s</text:p>
          </table:table-cell>
          <table:table-cell table:style-name="ce48" office:value-type="float" office:value="0.6278">
            <text:p>0,62780</text:p>
          </table:table-cell>
          <table:table-cell table:style-name="ce48" office:value-type="float" office:value="0.2924">
            <text:p>0,29240</text:p>
          </table:table-cell>
          <table:table-cell table:style-name="ce43" office:value-type="float" office:value="4">
            <text:p>4</text:p>
          </table:table-cell>
          <table:table-cell table:style-name="ce22" table:formula="of:=VLOOKUP([.D22];[.$G$4:.$J$11];4)" office:value-type="float" office:value="5">
            <text:p>5</text:p>
          </table:table-cell>
          <table:table-cell table:number-columns-repeated="8"/>
        </table:table-row>
        <table:table-row table:style-name="ro2">
          <table:table-cell table:style-name="ce22" office:value-type="string">
            <text:p>A9o</text:p>
          </table:table-cell>
          <table:table-cell table:style-name="ce48" office:value-type="float" office:value="0.6077">
            <text:p>0,60770</text:p>
          </table:table-cell>
          <table:table-cell table:style-name="ce48" office:value-type="float" office:value="0.2878">
            <text:p>0,28780</text:p>
          </table:table-cell>
          <table:table-cell table:style-name="ce43" office:value-type="float" office:value="4">
            <text:p>4</text:p>
          </table:table-cell>
          <table:table-cell table:style-name="ce22" table:formula="of:=VLOOKUP([.D23];[.$G$4:.$J$11];4)" office:value-type="float" office:value="5">
            <text:p>5</text:p>
          </table:table-cell>
          <table:table-cell table:number-columns-repeated="8"/>
        </table:table-row>
        <table:table-row table:style-name="ro2">
          <table:table-cell table:style-name="ce22" office:value-type="string">
            <text:p>A8s</text:p>
          </table:table-cell>
          <table:table-cell table:style-name="ce48" office:value-type="float" office:value="0.6194">
            <text:p>0,61940</text:p>
          </table:table-cell>
          <table:table-cell table:style-name="ce48" office:value-type="float" office:value="0.2912">
            <text:p>0,29120</text:p>
          </table:table-cell>
          <table:table-cell table:style-name="ce43" office:value-type="float" office:value="4">
            <text:p>4</text:p>
          </table:table-cell>
          <table:table-cell table:style-name="ce22" table:formula="of:=VLOOKUP([.D24];[.$G$4:.$J$11];4)" office:value-type="float" office:value="5">
            <text:p>5</text:p>
          </table:table-cell>
          <table:table-cell table:number-columns-repeated="8"/>
        </table:table-row>
        <table:table-row table:style-name="ro2">
          <table:table-cell table:style-name="ce22" office:value-type="string">
            <text:p>A8o</text:p>
          </table:table-cell>
          <table:table-cell table:style-name="ce48" office:value-type="float" office:value="0.5987">
            <text:p>0,59870</text:p>
          </table:table-cell>
          <table:table-cell table:style-name="ce48" office:value-type="float" office:value="0.2854">
            <text:p>0,28540</text:p>
          </table:table-cell>
          <table:table-cell table:style-name="ce43" office:value-type="float" office:value="4">
            <text:p>4</text:p>
          </table:table-cell>
          <table:table-cell table:style-name="ce22" table:formula="of:=VLOOKUP([.D25];[.$G$4:.$J$11];4)" office:value-type="float" office:value="5">
            <text:p>5</text:p>
          </table:table-cell>
          <table:table-cell table:number-columns-repeated="8"/>
        </table:table-row>
        <table:table-row table:style-name="ro2">
          <table:table-cell table:style-name="ce22" office:value-type="string">
            <text:p>A7s</text:p>
          </table:table-cell>
          <table:table-cell table:style-name="ce48" office:value-type="float" office:value="0.6098">
            <text:p>0,60980</text:p>
          </table:table-cell>
          <table:table-cell table:style-name="ce48" office:value-type="float" office:value="0.2924">
            <text:p>0,29240</text:p>
          </table:table-cell>
          <table:table-cell table:style-name="ce43" office:value-type="float" office:value="4">
            <text:p>4</text:p>
          </table:table-cell>
          <table:table-cell table:style-name="ce22" table:formula="of:=VLOOKUP([.D26];[.$G$4:.$J$11];4)" office:value-type="float" office:value="5">
            <text:p>5</text:p>
          </table:table-cell>
          <table:table-cell table:number-columns-repeated="8"/>
        </table:table-row>
        <table:table-row table:style-name="ro2">
          <table:table-cell table:style-name="ce22" office:value-type="string">
            <text:p>KQs</text:p>
          </table:table-cell>
          <table:table-cell table:style-name="ce48" office:value-type="float" office:value="0.634">
            <text:p>0,63400</text:p>
          </table:table-cell>
          <table:table-cell table:style-name="ce48" office:value-type="float" office:value="0.3376">
            <text:p>0,33760</text:p>
          </table:table-cell>
          <table:table-cell table:style-name="ce43" office:value-type="float" office:value="4">
            <text:p>4</text:p>
          </table:table-cell>
          <table:table-cell table:style-name="ce22" table:formula="of:=VLOOKUP([.D27];[.$G$4:.$J$11];4)" office:value-type="float" office:value="5">
            <text:p>5</text:p>
          </table:table-cell>
          <table:table-cell table:number-columns-repeated="8"/>
        </table:table-row>
        <table:table-row table:style-name="ro2">
          <table:table-cell table:style-name="ce22" office:value-type="string">
            <text:p>KQo</text:p>
          </table:table-cell>
          <table:table-cell table:style-name="ce48" office:value-type="float" office:value="0.6146">
            <text:p>0,61460</text:p>
          </table:table-cell>
          <table:table-cell table:style-name="ce48" office:value-type="float" office:value="0.341">
            <text:p>0,34100</text:p>
          </table:table-cell>
          <table:table-cell table:style-name="ce43" office:value-type="float" office:value="4">
            <text:p>4</text:p>
          </table:table-cell>
          <table:table-cell table:style-name="ce22" table:formula="of:=VLOOKUP([.D28];[.$G$4:.$J$11];4)" office:value-type="float" office:value="5">
            <text:p>5</text:p>
          </table:table-cell>
          <table:table-cell table:number-columns-repeated="8"/>
        </table:table-row>
        <table:table-row table:style-name="ro2">
          <table:table-cell table:style-name="ce22" office:value-type="string">
            <text:p>KJs</text:p>
          </table:table-cell>
          <table:table-cell table:style-name="ce48" office:value-type="float" office:value="0.6257">
            <text:p>0,62570</text:p>
          </table:table-cell>
          <table:table-cell table:style-name="ce48" office:value-type="float" office:value="0.3306">
            <text:p>0,33060</text:p>
          </table:table-cell>
          <table:table-cell table:style-name="ce43" office:value-type="float" office:value="4">
            <text:p>4</text:p>
          </table:table-cell>
          <table:table-cell table:style-name="ce22" table:formula="of:=VLOOKUP([.D29];[.$G$4:.$J$11];4)" office:value-type="float" office:value="5">
            <text:p>5</text:p>
          </table:table-cell>
          <table:table-cell table:number-columns-repeated="8"/>
        </table:table-row>
        <table:table-row table:style-name="ro2">
          <table:table-cell table:style-name="ce22" office:value-type="string">
            <text:p>KTs</text:p>
          </table:table-cell>
          <table:table-cell table:style-name="ce48" office:value-type="float" office:value="0.6179">
            <text:p>0,61790</text:p>
          </table:table-cell>
          <table:table-cell table:style-name="ce48" office:value-type="float" office:value="0.3238">
            <text:p>0,32380</text:p>
          </table:table-cell>
          <table:table-cell table:style-name="ce43" office:value-type="float" office:value="4">
            <text:p>4</text:p>
          </table:table-cell>
          <table:table-cell table:style-name="ce22" table:formula="of:=VLOOKUP([.D30];[.$G$4:.$J$11];4)" office:value-type="float" office:value="5">
            <text:p>5</text:p>
          </table:table-cell>
          <table:table-cell table:number-columns-repeated="8"/>
        </table:table-row>
        <table:table-row table:style-name="ro2">
          <table:table-cell table:style-name="Default" office:value-type="string">
            <text:p>44</text:p>
          </table:table-cell>
          <table:table-cell table:style-name="ce49" office:value-type="float" office:value="0.5702">
            <text:p>0,57020</text:p>
          </table:table-cell>
          <table:table-cell table:style-name="ce49" office:value-type="float" office:value="0.2776">
            <text:p>0,27760</text:p>
          </table:table-cell>
          <table:table-cell table:style-name="ce44" office:value-type="float" office:value="3">
            <text:p>3</text:p>
          </table:table-cell>
          <table:table-cell table:formula="of:=VLOOKUP([.D31];[.$G$4:.$J$11];4)" office:value-type="float" office:value="4">
            <text:p>4</text:p>
          </table:table-cell>
          <table:table-cell table:number-columns-repeated="8"/>
        </table:table-row>
        <table:table-row table:style-name="ro2">
          <table:table-cell table:style-name="Default" office:value-type="string">
            <text:p>33</text:p>
          </table:table-cell>
          <table:table-cell table:style-name="ce49" office:value-type="float" office:value="0.5369">
            <text:p>0,53690</text:p>
          </table:table-cell>
          <table:table-cell table:style-name="ce49" office:value-type="float" office:value="0.297">
            <text:p>0,29700</text:p>
          </table:table-cell>
          <table:table-cell table:style-name="ce44" office:value-type="float" office:value="3">
            <text:p>3</text:p>
          </table:table-cell>
          <table:table-cell table:formula="of:=VLOOKUP([.D32];[.$G$4:.$J$11];4)" office:value-type="float" office:value="4">
            <text:p>4</text:p>
          </table:table-cell>
          <table:table-cell table:number-columns-repeated="8"/>
        </table:table-row>
        <table:table-row table:style-name="ro2">
          <table:table-cell table:style-name="Default" office:value-type="string">
            <text:p>A7o</text:p>
          </table:table-cell>
          <table:table-cell table:style-name="ce49" office:value-type="float" office:value="0.5884">
            <text:p>0,58840</text:p>
          </table:table-cell>
          <table:table-cell table:style-name="ce49" office:value-type="float" office:value="0.2854">
            <text:p>0,28540</text:p>
          </table:table-cell>
          <table:table-cell table:style-name="ce44" office:value-type="float" office:value="3">
            <text:p>3</text:p>
          </table:table-cell>
          <table:table-cell table:formula="of:=VLOOKUP([.D33];[.$G$4:.$J$11];4)" office:value-type="float" office:value="4">
            <text:p>4</text:p>
          </table:table-cell>
          <table:table-cell table:number-columns-repeated="8"/>
        </table:table-row>
        <table:table-row table:style-name="ro2">
          <table:table-cell table:style-name="Default" office:value-type="string">
            <text:p>A6s</text:p>
          </table:table-cell>
          <table:table-cell table:style-name="ce49" office:value-type="float" office:value="0.5991">
            <text:p>0,59910</text:p>
          </table:table-cell>
          <table:table-cell table:style-name="ce49" office:value-type="float" office:value="0.296">
            <text:p>0,29600</text:p>
          </table:table-cell>
          <table:table-cell table:style-name="ce44" office:value-type="float" office:value="3">
            <text:p>3</text:p>
          </table:table-cell>
          <table:table-cell table:formula="of:=VLOOKUP([.D34];[.$G$4:.$J$11];4)" office:value-type="float" office:value="4">
            <text:p>4</text:p>
          </table:table-cell>
          <table:table-cell table:number-columns-repeated="8"/>
        </table:table-row>
        <table:table-row table:style-name="ro2">
          <table:table-cell table:style-name="Default" office:value-type="string">
            <text:p>A6o</text:p>
          </table:table-cell>
          <table:table-cell table:style-name="ce49" office:value-type="float" office:value="0.5768">
            <text:p>0,57680</text:p>
          </table:table-cell>
          <table:table-cell table:style-name="ce49" office:value-type="float" office:value="0.288">
            <text:p>0,28800</text:p>
          </table:table-cell>
          <table:table-cell table:style-name="ce44" office:value-type="float" office:value="3">
            <text:p>3</text:p>
          </table:table-cell>
          <table:table-cell table:formula="of:=VLOOKUP([.D35];[.$G$4:.$J$11];4)" office:value-type="float" office:value="4">
            <text:p>4</text:p>
          </table:table-cell>
          <table:table-cell table:number-columns-repeated="8"/>
        </table:table-row>
        <table:table-row table:style-name="ro2">
          <table:table-cell table:style-name="Default" office:value-type="string">
            <text:p>A5s</text:p>
          </table:table-cell>
          <table:table-cell table:style-name="ce49" office:value-type="float" office:value="0.5992">
            <text:p>0,59920</text:p>
          </table:table-cell>
          <table:table-cell table:style-name="ce49" office:value-type="float" office:value="0.2976">
            <text:p>0,29760</text:p>
          </table:table-cell>
          <table:table-cell table:style-name="ce44" office:value-type="float" office:value="3">
            <text:p>3</text:p>
          </table:table-cell>
          <table:table-cell table:formula="of:=VLOOKUP([.D36];[.$G$4:.$J$11];4)" office:value-type="float" office:value="4">
            <text:p>4</text:p>
          </table:table-cell>
          <table:table-cell table:number-columns-repeated="8"/>
        </table:table-row>
        <table:table-row table:style-name="ro2">
          <table:table-cell table:style-name="Default" office:value-type="string">
            <text:p>A5o</text:p>
          </table:table-cell>
          <table:table-cell table:style-name="ce49" office:value-type="float" office:value="0.577">
            <text:p>0,57700</text:p>
          </table:table-cell>
          <table:table-cell table:style-name="ce49" office:value-type="float" office:value="0.2898">
            <text:p>0,28980</text:p>
          </table:table-cell>
          <table:table-cell table:style-name="ce44" office:value-type="float" office:value="3">
            <text:p>3</text:p>
          </table:table-cell>
          <table:table-cell table:formula="of:=VLOOKUP([.D37];[.$G$4:.$J$11];4)" office:value-type="float" office:value="4">
            <text:p>4</text:p>
          </table:table-cell>
          <table:table-cell table:number-columns-repeated="8"/>
        </table:table-row>
        <table:table-row table:style-name="ro2">
          <table:table-cell table:style-name="Default" office:value-type="string">
            <text:p>A4s</text:p>
          </table:table-cell>
          <table:table-cell table:style-name="ce49" office:value-type="float" office:value="0.5903">
            <text:p>0,59030</text:p>
          </table:table-cell>
          <table:table-cell table:style-name="ce49" office:value-type="float" office:value="0.3034">
            <text:p>0,30340</text:p>
          </table:table-cell>
          <table:table-cell table:style-name="ce44" office:value-type="float" office:value="3">
            <text:p>3</text:p>
          </table:table-cell>
          <table:table-cell table:formula="of:=VLOOKUP([.D38];[.$G$4:.$J$11];4)" office:value-type="float" office:value="4">
            <text:p>4</text:p>
          </table:table-cell>
          <table:table-cell table:number-columns-repeated="8"/>
        </table:table-row>
        <table:table-row table:style-name="ro2">
          <table:table-cell table:style-name="Default" office:value-type="string">
            <text:p>A4o</text:p>
          </table:table-cell>
          <table:table-cell table:style-name="ce49" office:value-type="float" office:value="0.5673">
            <text:p>0,56730</text:p>
          </table:table-cell>
          <table:table-cell table:style-name="ce49" office:value-type="float" office:value="0.2952">
            <text:p>0,29520</text:p>
          </table:table-cell>
          <table:table-cell table:style-name="ce44" office:value-type="float" office:value="3">
            <text:p>3</text:p>
          </table:table-cell>
          <table:table-cell table:formula="of:=VLOOKUP([.D39];[.$G$4:.$J$11];4)" office:value-type="float" office:value="4">
            <text:p>4</text:p>
          </table:table-cell>
          <table:table-cell table:number-columns-repeated="8"/>
        </table:table-row>
        <table:table-row table:style-name="ro2">
          <table:table-cell table:style-name="Default" office:value-type="string">
            <text:p>A3s</text:p>
          </table:table-cell>
          <table:table-cell table:style-name="ce49" office:value-type="float" office:value="0.5822">
            <text:p>0,58220</text:p>
          </table:table-cell>
          <table:table-cell table:style-name="ce49" office:value-type="float" office:value="0.308">
            <text:p>0,30800</text:p>
          </table:table-cell>
          <table:table-cell table:style-name="ce44" office:value-type="float" office:value="3">
            <text:p>3</text:p>
          </table:table-cell>
          <table:table-cell table:formula="of:=VLOOKUP([.D40];[.$G$4:.$J$11];4)" office:value-type="float" office:value="4">
            <text:p>4</text:p>
          </table:table-cell>
          <table:table-cell table:number-columns-repeated="8"/>
        </table:table-row>
        <table:table-row table:style-name="ro2">
          <table:table-cell table:style-name="Default" office:value-type="string">
            <text:p>A3o</text:p>
          </table:table-cell>
          <table:table-cell table:style-name="ce49" office:value-type="float" office:value="0.5584">
            <text:p>0,55840</text:p>
          </table:table-cell>
          <table:table-cell table:style-name="ce49" office:value-type="float" office:value="0.2994">
            <text:p>0,29940</text:p>
          </table:table-cell>
          <table:table-cell table:style-name="ce44" office:value-type="float" office:value="3">
            <text:p>3</text:p>
          </table:table-cell>
          <table:table-cell table:formula="of:=VLOOKUP([.D41];[.$G$4:.$J$11];4)" office:value-type="float" office:value="4">
            <text:p>4</text:p>
          </table:table-cell>
          <table:table-cell table:number-columns-repeated="8"/>
        </table:table-row>
        <table:table-row table:style-name="ro2">
          <table:table-cell table:style-name="Default" office:value-type="string">
            <text:p>A2s</text:p>
          </table:table-cell>
          <table:table-cell table:style-name="ce49" office:value-type="float" office:value="0.5738">
            <text:p>0,57380</text:p>
          </table:table-cell>
          <table:table-cell table:style-name="ce49" office:value-type="float" office:value="0.312">
            <text:p>0,31200</text:p>
          </table:table-cell>
          <table:table-cell table:style-name="ce44" office:value-type="float" office:value="3">
            <text:p>3</text:p>
          </table:table-cell>
          <table:table-cell table:formula="of:=VLOOKUP([.D42];[.$G$4:.$J$11];4)" office:value-type="float" office:value="4">
            <text:p>4</text:p>
          </table:table-cell>
          <table:table-cell table:number-columns-repeated="8"/>
        </table:table-row>
        <table:table-row table:style-name="ro2">
          <table:table-cell table:style-name="Default" office:value-type="string">
            <text:p>A2o</text:p>
          </table:table-cell>
          <table:table-cell table:style-name="ce49" office:value-type="float" office:value="0.5493">
            <text:p>0,54930</text:p>
          </table:table-cell>
          <table:table-cell table:style-name="ce49" office:value-type="float" office:value="0.3028">
            <text:p>0,30280</text:p>
          </table:table-cell>
          <table:table-cell table:style-name="ce44" office:value-type="float" office:value="3">
            <text:p>3</text:p>
          </table:table-cell>
          <table:table-cell table:formula="of:=VLOOKUP([.D43];[.$G$4:.$J$11];4)" office:value-type="float" office:value="4">
            <text:p>4</text:p>
          </table:table-cell>
          <table:table-cell table:number-columns-repeated="8"/>
        </table:table-row>
        <table:table-row table:style-name="ro2">
          <table:table-cell table:style-name="Default" office:value-type="string">
            <text:p>KJo</text:p>
          </table:table-cell>
          <table:table-cell table:style-name="ce49" office:value-type="float" office:value="0.6057">
            <text:p>0,60570</text:p>
          </table:table-cell>
          <table:table-cell table:style-name="ce49" office:value-type="float" office:value="0.3324">
            <text:p>0,33240</text:p>
          </table:table-cell>
          <table:table-cell table:style-name="ce44" office:value-type="float" office:value="3">
            <text:p>3</text:p>
          </table:table-cell>
          <table:table-cell table:formula="of:=VLOOKUP([.D44];[.$G$4:.$J$11];4)" office:value-type="float" office:value="4">
            <text:p>4</text:p>
          </table:table-cell>
          <table:table-cell table:number-columns-repeated="8"/>
        </table:table-row>
        <table:table-row table:style-name="ro2">
          <table:table-cell table:style-name="Default" office:value-type="string">
            <text:p>KTo</text:p>
          </table:table-cell>
          <table:table-cell table:style-name="ce49" office:value-type="float" office:value="0.5974">
            <text:p>0,59740</text:p>
          </table:table-cell>
          <table:table-cell table:style-name="ce49" office:value-type="float" office:value="0.3242">
            <text:p>0,32420</text:p>
          </table:table-cell>
          <table:table-cell table:style-name="ce44" office:value-type="float" office:value="3">
            <text:p>3</text:p>
          </table:table-cell>
          <table:table-cell table:formula="of:=VLOOKUP([.D45];[.$G$4:.$J$11];4)" office:value-type="float" office:value="4">
            <text:p>4</text:p>
          </table:table-cell>
          <table:table-cell table:number-columns-repeated="8"/>
        </table:table-row>
        <table:table-row table:style-name="ro2">
          <table:table-cell table:style-name="Default" office:value-type="string">
            <text:p>K9s</text:p>
          </table:table-cell>
          <table:table-cell table:style-name="ce49" office:value-type="float" office:value="0.5999">
            <text:p>0,59990</text:p>
          </table:table-cell>
          <table:table-cell table:style-name="ce49" office:value-type="float" office:value="0.3196">
            <text:p>0,31960</text:p>
          </table:table-cell>
          <table:table-cell table:style-name="ce44" office:value-type="float" office:value="3">
            <text:p>3</text:p>
          </table:table-cell>
          <table:table-cell table:formula="of:=VLOOKUP([.D46];[.$G$4:.$J$11];4)" office:value-type="float" office:value="4">
            <text:p>4</text:p>
          </table:table-cell>
          <table:table-cell table:number-columns-repeated="8"/>
        </table:table-row>
        <table:table-row table:style-name="ro2">
          <table:table-cell table:style-name="Default" office:value-type="string">
            <text:p>K9o</text:p>
          </table:table-cell>
          <table:table-cell table:style-name="ce49" office:value-type="float" office:value="0.5781">
            <text:p>0,57810</text:p>
          </table:table-cell>
          <table:table-cell table:style-name="ce49" office:value-type="float" office:value="0.3174">
            <text:p>0,31740</text:p>
          </table:table-cell>
          <table:table-cell table:style-name="ce44" office:value-type="float" office:value="3">
            <text:p>3</text:p>
          </table:table-cell>
          <table:table-cell table:formula="of:=VLOOKUP([.D47];[.$G$4:.$J$11];4)" office:value-type="float" office:value="4">
            <text:p>4</text:p>
          </table:table-cell>
          <table:table-cell table:number-columns-repeated="8"/>
        </table:table-row>
        <table:table-row table:style-name="ro2">
          <table:table-cell table:style-name="Default" office:value-type="string">
            <text:p>K8s</text:p>
          </table:table-cell>
          <table:table-cell table:style-name="ce49" office:value-type="float" office:value="0.5831">
            <text:p>0,58310</text:p>
          </table:table-cell>
          <table:table-cell table:style-name="ce49" office:value-type="float" office:value="0.3188">
            <text:p>0,31880</text:p>
          </table:table-cell>
          <table:table-cell table:style-name="ce44" office:value-type="float" office:value="3">
            <text:p>3</text:p>
          </table:table-cell>
          <table:table-cell table:formula="of:=VLOOKUP([.D48];[.$G$4:.$J$11];4)" office:value-type="float" office:value="4">
            <text:p>4</text:p>
          </table:table-cell>
          <table:table-cell table:number-columns-repeated="8"/>
        </table:table-row>
        <table:table-row table:style-name="ro2">
          <table:table-cell table:style-name="Default" office:value-type="string">
            <text:p>K8o</text:p>
          </table:table-cell>
          <table:table-cell table:style-name="ce49" office:value-type="float" office:value="0.5602">
            <text:p>0,56020</text:p>
          </table:table-cell>
          <table:table-cell table:style-name="ce49" office:value-type="float" office:value="0.3144">
            <text:p>0,31440</text:p>
          </table:table-cell>
          <table:table-cell table:style-name="ce44" office:value-type="float" office:value="3">
            <text:p>3</text:p>
          </table:table-cell>
          <table:table-cell table:formula="of:=VLOOKUP([.D49];[.$G$4:.$J$11];4)" office:value-type="float" office:value="4">
            <text:p>4</text:p>
          </table:table-cell>
          <table:table-cell table:number-columns-repeated="8"/>
        </table:table-row>
        <table:table-row table:style-name="ro2">
          <table:table-cell table:style-name="Default" office:value-type="string">
            <text:p>K7s</text:p>
          </table:table-cell>
          <table:table-cell table:style-name="ce49" office:value-type="float" office:value="0.5754">
            <text:p>0,57540</text:p>
          </table:table-cell>
          <table:table-cell table:style-name="ce49" office:value-type="float" office:value="0.317">
            <text:p>0,31700</text:p>
          </table:table-cell>
          <table:table-cell table:style-name="ce44" office:value-type="float" office:value="3">
            <text:p>3</text:p>
          </table:table-cell>
          <table:table-cell table:formula="of:=VLOOKUP([.D50];[.$G$4:.$J$11];4)" office:value-type="float" office:value="4">
            <text:p>4</text:p>
          </table:table-cell>
          <table:table-cell table:number-columns-repeated="8"/>
        </table:table-row>
        <table:table-row table:style-name="ro2">
          <table:table-cell table:style-name="Default" office:value-type="string">
            <text:p>K7o</text:p>
          </table:table-cell>
          <table:table-cell table:style-name="ce49" office:value-type="float" office:value="0.5519">
            <text:p>0,55190</text:p>
          </table:table-cell>
          <table:table-cell table:style-name="ce49" office:value-type="float" office:value="0.3114">
            <text:p>0,31140</text:p>
          </table:table-cell>
          <table:table-cell table:style-name="ce44" office:value-type="float" office:value="3">
            <text:p>3</text:p>
          </table:table-cell>
          <table:table-cell table:formula="of:=VLOOKUP([.D51];[.$G$4:.$J$11];4)" office:value-type="float" office:value="4">
            <text:p>4</text:p>
          </table:table-cell>
          <table:table-cell table:number-columns-repeated="8"/>
        </table:table-row>
        <table:table-row table:style-name="ro2">
          <table:table-cell table:style-name="Default" office:value-type="string">
            <text:p>K6s</text:p>
          </table:table-cell>
          <table:table-cell table:style-name="ce49" office:value-type="float" office:value="0.5664">
            <text:p>0,56640</text:p>
          </table:table-cell>
          <table:table-cell table:style-name="ce49" office:value-type="float" office:value="0.3176">
            <text:p>0,31760</text:p>
          </table:table-cell>
          <table:table-cell table:style-name="ce44" office:value-type="float" office:value="3">
            <text:p>3</text:p>
          </table:table-cell>
          <table:table-cell table:formula="of:=VLOOKUP([.D52];[.$G$4:.$J$11];4)" office:value-type="float" office:value="4">
            <text:p>4</text:p>
          </table:table-cell>
          <table:table-cell table:number-columns-repeated="8"/>
        </table:table-row>
        <table:table-row table:style-name="ro2">
          <table:table-cell table:style-name="Default" office:value-type="string">
            <text:p>K6o</text:p>
          </table:table-cell>
          <table:table-cell table:style-name="ce49" office:value-type="float" office:value="0.5422">
            <text:p>0,54220</text:p>
          </table:table-cell>
          <table:table-cell table:style-name="ce49" office:value-type="float" office:value="0.3108">
            <text:p>0,31080</text:p>
          </table:table-cell>
          <table:table-cell table:style-name="ce44" office:value-type="float" office:value="3">
            <text:p>3</text:p>
          </table:table-cell>
          <table:table-cell table:formula="of:=VLOOKUP([.D53];[.$G$4:.$J$11];4)" office:value-type="float" office:value="4">
            <text:p>4</text:p>
          </table:table-cell>
          <table:table-cell table:number-columns-repeated="8"/>
        </table:table-row>
        <table:table-row table:style-name="ro2">
          <table:table-cell table:style-name="Default" office:value-type="string">
            <text:p>K5s</text:p>
          </table:table-cell>
          <table:table-cell table:style-name="ce49" office:value-type="float" office:value="0.5579">
            <text:p>0,55790</text:p>
          </table:table-cell>
          <table:table-cell table:style-name="ce49" office:value-type="float" office:value="0.3194">
            <text:p>0,31940</text:p>
          </table:table-cell>
          <table:table-cell table:style-name="ce44" office:value-type="float" office:value="3">
            <text:p>3</text:p>
          </table:table-cell>
          <table:table-cell table:formula="of:=VLOOKUP([.D54];[.$G$4:.$J$11];4)" office:value-type="float" office:value="4">
            <text:p>4</text:p>
          </table:table-cell>
          <table:table-cell table:number-columns-repeated="8"/>
        </table:table-row>
        <table:table-row table:style-name="ro2">
          <table:table-cell table:style-name="Default" office:value-type="string">
            <text:p>K4s</text:p>
          </table:table-cell>
          <table:table-cell table:style-name="ce49" office:value-type="float" office:value="0.5488">
            <text:p>0,54880</text:p>
          </table:table-cell>
          <table:table-cell table:style-name="ce49" office:value-type="float" office:value="0.3252">
            <text:p>0,32520</text:p>
          </table:table-cell>
          <table:table-cell table:style-name="ce44" office:value-type="float" office:value="3">
            <text:p>3</text:p>
          </table:table-cell>
          <table:table-cell table:formula="of:=VLOOKUP([.D55];[.$G$4:.$J$11];4)" office:value-type="float" office:value="4">
            <text:p>4</text:p>
          </table:table-cell>
          <table:table-cell table:number-columns-repeated="8"/>
        </table:table-row>
        <table:table-row table:style-name="ro2">
          <table:table-cell table:style-name="Default" office:value-type="string">
            <text:p>QJs</text:p>
          </table:table-cell>
          <table:table-cell table:style-name="ce49" office:value-type="float" office:value="0.6026">
            <text:p>0,60260</text:p>
          </table:table-cell>
          <table:table-cell table:style-name="ce49" office:value-type="float" office:value="0.3528">
            <text:p>0,35280</text:p>
          </table:table-cell>
          <table:table-cell table:style-name="ce44" office:value-type="float" office:value="3">
            <text:p>3</text:p>
          </table:table-cell>
          <table:table-cell table:formula="of:=VLOOKUP([.D56];[.$G$4:.$J$11];4)" office:value-type="float" office:value="4">
            <text:p>4</text:p>
          </table:table-cell>
          <table:table-cell table:number-columns-repeated="8"/>
        </table:table-row>
        <table:table-row table:style-name="ro2">
          <table:table-cell table:style-name="Default" office:value-type="string">
            <text:p>QJo</text:p>
          </table:table-cell>
          <table:table-cell table:style-name="ce49" office:value-type="float" office:value="0.5813">
            <text:p>0,58130</text:p>
          </table:table-cell>
          <table:table-cell table:style-name="ce49" office:value-type="float" office:value="0.3564">
            <text:p>0,35640</text:p>
          </table:table-cell>
          <table:table-cell table:style-name="ce44" office:value-type="float" office:value="3">
            <text:p>3</text:p>
          </table:table-cell>
          <table:table-cell table:formula="of:=VLOOKUP([.D57];[.$G$4:.$J$11];4)" office:value-type="float" office:value="4">
            <text:p>4</text:p>
          </table:table-cell>
          <table:table-cell table:number-columns-repeated="8"/>
        </table:table-row>
        <table:table-row table:style-name="ro2">
          <table:table-cell table:style-name="Default" office:value-type="string">
            <text:p>QTs</text:p>
          </table:table-cell>
          <table:table-cell table:style-name="ce49" office:value-type="float" office:value="0.5947">
            <text:p>0,59470</text:p>
          </table:table-cell>
          <table:table-cell table:style-name="ce49" office:value-type="float" office:value="0.3462">
            <text:p>0,34620</text:p>
          </table:table-cell>
          <table:table-cell table:style-name="ce44" office:value-type="float" office:value="3">
            <text:p>3</text:p>
          </table:table-cell>
          <table:table-cell table:formula="of:=VLOOKUP([.D58];[.$G$4:.$J$11];4)" office:value-type="float" office:value="4">
            <text:p>4</text:p>
          </table:table-cell>
          <table:table-cell table:number-columns-repeated="8"/>
        </table:table-row>
        <table:table-row table:style-name="ro2">
          <table:table-cell table:style-name="Default" office:value-type="string">
            <text:p>QTo</text:p>
          </table:table-cell>
          <table:table-cell table:style-name="ce49" office:value-type="float" office:value="0.5729">
            <text:p>0,57290</text:p>
          </table:table-cell>
          <table:table-cell table:style-name="ce49" office:value-type="float" office:value="0.3482">
            <text:p>0,34820</text:p>
          </table:table-cell>
          <table:table-cell table:style-name="ce44" office:value-type="float" office:value="3">
            <text:p>3</text:p>
          </table:table-cell>
          <table:table-cell table:formula="of:=VLOOKUP([.D59];[.$G$4:.$J$11];4)" office:value-type="float" office:value="4">
            <text:p>4</text:p>
          </table:table-cell>
          <table:table-cell table:number-columns-repeated="8"/>
        </table:table-row>
        <table:table-row table:style-name="ro2">
          <table:table-cell table:style-name="Default" office:value-type="string">
            <text:p>Q9s</text:p>
          </table:table-cell>
          <table:table-cell table:style-name="ce49" office:value-type="float" office:value="0.5766">
            <text:p>0,57660</text:p>
          </table:table-cell>
          <table:table-cell table:style-name="ce49" office:value-type="float" office:value="0.3404">
            <text:p>0,34040</text:p>
          </table:table-cell>
          <table:table-cell table:style-name="ce44" office:value-type="float" office:value="3">
            <text:p>3</text:p>
          </table:table-cell>
          <table:table-cell table:formula="of:=VLOOKUP([.D60];[.$G$4:.$J$11];4)" office:value-type="float" office:value="4">
            <text:p>4</text:p>
          </table:table-cell>
          <table:table-cell table:number-columns-repeated="8"/>
        </table:table-row>
        <table:table-row table:style-name="ro2">
          <table:table-cell table:style-name="Default" office:value-type="string">
            <text:p>Q8s</text:p>
          </table:table-cell>
          <table:table-cell table:style-name="ce49" office:value-type="float" office:value="0.5602">
            <text:p>0,56020</text:p>
          </table:table-cell>
          <table:table-cell table:style-name="ce49" office:value-type="float" office:value="0.336">
            <text:p>0,33600</text:p>
          </table:table-cell>
          <table:table-cell table:style-name="ce44" office:value-type="float" office:value="3">
            <text:p>3</text:p>
          </table:table-cell>
          <table:table-cell table:formula="of:=VLOOKUP([.D61];[.$G$4:.$J$11];4)" office:value-type="float" office:value="4">
            <text:p>4</text:p>
          </table:table-cell>
          <table:table-cell table:number-columns-repeated="8"/>
        </table:table-row>
        <table:table-row table:style-name="ro2">
          <table:table-cell table:style-name="Default" office:value-type="string">
            <text:p>JTs</text:p>
          </table:table-cell>
          <table:table-cell table:style-name="ce49" office:value-type="float" office:value="0.5753">
            <text:p>0,57530</text:p>
          </table:table-cell>
          <table:table-cell table:style-name="ce49" office:value-type="float" office:value="0.3646">
            <text:p>0,36460</text:p>
          </table:table-cell>
          <table:table-cell table:style-name="ce44" office:value-type="float" office:value="3">
            <text:p>3</text:p>
          </table:table-cell>
          <table:table-cell table:formula="of:=VLOOKUP([.D62];[.$G$4:.$J$11];4)" office:value-type="float" office:value="4">
            <text:p>4</text:p>
          </table:table-cell>
          <table:table-cell table:number-columns-repeated="8"/>
        </table:table-row>
        <table:table-row table:style-name="ro2">
          <table:table-cell table:style-name="ce22" office:value-type="string">
            <text:p>22</text:p>
          </table:table-cell>
          <table:table-cell table:style-name="ce48" office:value-type="float" office:value="0.5033">
            <text:p>0,50330</text:p>
          </table:table-cell>
          <table:table-cell table:style-name="ce48" office:value-type="float" office:value="0.3156">
            <text:p>0,31560</text:p>
          </table:table-cell>
          <table:table-cell table:style-name="ce43" office:value-type="float" office:value="0">
            <text:p>0</text:p>
          </table:table-cell>
          <table:table-cell table:style-name="ce22" table:formula="of:=VLOOKUP([.D63];[.$G$4:.$J$11];4)" office:value-type="float" office:value="3">
            <text:p>3</text:p>
          </table:table-cell>
          <table:table-cell table:number-columns-repeated="8"/>
        </table:table-row>
        <table:table-row table:style-name="ro2">
          <table:table-cell table:style-name="ce22" office:value-type="string">
            <text:p>K5o</text:p>
          </table:table-cell>
          <table:table-cell table:style-name="ce48" office:value-type="float" office:value="0.5331">
            <text:p>0,53310</text:p>
          </table:table-cell>
          <table:table-cell table:style-name="ce48" office:value-type="float" office:value="0.3118">
            <text:p>0,31180</text:p>
          </table:table-cell>
          <table:table-cell table:style-name="ce43" office:value-type="float" office:value="0">
            <text:p>0</text:p>
          </table:table-cell>
          <table:table-cell table:style-name="ce22" table:formula="of:=VLOOKUP([.D64];[.$G$4:.$J$11];4)" office:value-type="float" office:value="3">
            <text:p>3</text:p>
          </table:table-cell>
          <table:table-cell table:number-columns-repeated="8"/>
        </table:table-row>
        <table:table-row table:style-name="ro2">
          <table:table-cell table:style-name="ce22" office:value-type="string">
            <text:p>K4o</text:p>
          </table:table-cell>
          <table:table-cell table:style-name="ce48" office:value-type="float" office:value="0.5233">
            <text:p>0,52330</text:p>
          </table:table-cell>
          <table:table-cell table:style-name="ce48" office:value-type="float" office:value="0.3172">
            <text:p>0,31720</text:p>
          </table:table-cell>
          <table:table-cell table:style-name="ce43" office:value-type="float" office:value="0">
            <text:p>0</text:p>
          </table:table-cell>
          <table:table-cell table:style-name="ce22" table:formula="of:=VLOOKUP([.D65];[.$G$4:.$J$11];4)" office:value-type="float" office:value="3">
            <text:p>3</text:p>
          </table:table-cell>
          <table:table-cell table:number-columns-repeated="8"/>
        </table:table-row>
        <table:table-row table:style-name="ro2">
          <table:table-cell table:style-name="ce22" office:value-type="string">
            <text:p>K3s</text:p>
          </table:table-cell>
          <table:table-cell table:style-name="ce48" office:value-type="float" office:value="0.5405">
            <text:p>0,54050</text:p>
          </table:table-cell>
          <table:table-cell table:style-name="ce48" office:value-type="float" office:value="0.3302">
            <text:p>0,33020</text:p>
          </table:table-cell>
          <table:table-cell table:style-name="ce43" office:value-type="float" office:value="0">
            <text:p>0</text:p>
          </table:table-cell>
          <table:table-cell table:style-name="ce22" table:formula="of:=VLOOKUP([.D66];[.$G$4:.$J$11];4)" office:value-type="float" office:value="3">
            <text:p>3</text:p>
          </table:table-cell>
          <table:table-cell table:number-columns-repeated="8"/>
        </table:table-row>
        <table:table-row table:style-name="ro2">
          <table:table-cell table:style-name="ce22" office:value-type="string">
            <text:p>K3o</text:p>
          </table:table-cell>
          <table:table-cell table:style-name="ce48" office:value-type="float" office:value="0.5143">
            <text:p>0,51430</text:p>
          </table:table-cell>
          <table:table-cell table:style-name="ce48" office:value-type="float" office:value="0.3216">
            <text:p>0,32160</text:p>
          </table:table-cell>
          <table:table-cell table:style-name="ce43" office:value-type="float" office:value="0">
            <text:p>0</text:p>
          </table:table-cell>
          <table:table-cell table:style-name="ce22" table:formula="of:=VLOOKUP([.D67];[.$G$4:.$J$11];4)" office:value-type="float" office:value="3">
            <text:p>3</text:p>
          </table:table-cell>
          <table:table-cell table:number-columns-repeated="8"/>
        </table:table-row>
        <table:table-row table:style-name="ro2">
          <table:table-cell table:style-name="ce22" office:value-type="string">
            <text:p>K2s</text:p>
          </table:table-cell>
          <table:table-cell table:style-name="ce48" office:value-type="float" office:value="0.5321">
            <text:p>0,53210</text:p>
          </table:table-cell>
          <table:table-cell table:style-name="ce48" office:value-type="float" office:value="0.3352">
            <text:p>0,33520</text:p>
          </table:table-cell>
          <table:table-cell table:style-name="ce43" office:value-type="float" office:value="0">
            <text:p>0</text:p>
          </table:table-cell>
          <table:table-cell table:style-name="ce22" table:formula="of:=VLOOKUP([.D68];[.$G$4:.$J$11];4)" office:value-type="float" office:value="3">
            <text:p>3</text:p>
          </table:table-cell>
          <table:table-cell table:number-columns-repeated="8"/>
        </table:table-row>
        <table:table-row table:style-name="ro2">
          <table:table-cell table:style-name="ce22" office:value-type="string">
            <text:p>K2o</text:p>
          </table:table-cell>
          <table:table-cell table:style-name="ce48" office:value-type="float" office:value="0.5051">
            <text:p>0,50510</text:p>
          </table:table-cell>
          <table:table-cell table:style-name="ce48" office:value-type="float" office:value="0.3262">
            <text:p>0,32620</text:p>
          </table:table-cell>
          <table:table-cell table:style-name="ce43" office:value-type="float" office:value="0">
            <text:p>0</text:p>
          </table:table-cell>
          <table:table-cell table:style-name="ce22" table:formula="of:=VLOOKUP([.D69];[.$G$4:.$J$11];4)" office:value-type="float" office:value="3">
            <text:p>3</text:p>
          </table:table-cell>
          <table:table-cell table:number-columns-repeated="8"/>
        </table:table-row>
        <table:table-row table:style-name="ro2">
          <table:table-cell table:style-name="ce22" office:value-type="string">
            <text:p>Q9o</text:p>
          </table:table-cell>
          <table:table-cell table:style-name="ce48" office:value-type="float" office:value="0.5536">
            <text:p>0,55360</text:p>
          </table:table-cell>
          <table:table-cell table:style-name="ce48" office:value-type="float" office:value="0.3398">
            <text:p>0,33980</text:p>
          </table:table-cell>
          <table:table-cell table:style-name="ce43" office:value-type="float" office:value="0">
            <text:p>0</text:p>
          </table:table-cell>
          <table:table-cell table:style-name="ce22" table:formula="of:=VLOOKUP([.D70];[.$G$4:.$J$11];4)" office:value-type="float" office:value="3">
            <text:p>3</text:p>
          </table:table-cell>
          <table:table-cell table:number-columns-repeated="8"/>
        </table:table-row>
        <table:table-row table:style-name="ro2">
          <table:table-cell table:style-name="ce22" office:value-type="string">
            <text:p>Q8o</text:p>
          </table:table-cell>
          <table:table-cell table:style-name="ce48" office:value-type="float" office:value="0.536">
            <text:p>0,53600</text:p>
          </table:table-cell>
          <table:table-cell table:style-name="ce48" office:value-type="float" office:value="0.333">
            <text:p>0,33300</text:p>
          </table:table-cell>
          <table:table-cell table:style-name="ce43" office:value-type="float" office:value="0">
            <text:p>0</text:p>
          </table:table-cell>
          <table:table-cell table:style-name="ce22" table:formula="of:=VLOOKUP([.D71];[.$G$4:.$J$11];4)" office:value-type="float" office:value="3">
            <text:p>3</text:p>
          </table:table-cell>
          <table:table-cell table:number-columns-repeated="8"/>
        </table:table-row>
        <table:table-row table:style-name="ro2">
          <table:table-cell table:style-name="ce22" office:value-type="string">
            <text:p>Q7s</text:p>
          </table:table-cell>
          <table:table-cell table:style-name="ce48" office:value-type="float" office:value="0.543">
            <text:p>0,54300</text:p>
          </table:table-cell>
          <table:table-cell table:style-name="ce48" office:value-type="float" office:value="0.3354">
            <text:p>0,33540</text:p>
          </table:table-cell>
          <table:table-cell table:style-name="ce43" office:value-type="float" office:value="0">
            <text:p>0</text:p>
          </table:table-cell>
          <table:table-cell table:style-name="ce22" table:formula="of:=VLOOKUP([.D72];[.$G$4:.$J$11];4)" office:value-type="float" office:value="3">
            <text:p>3</text:p>
          </table:table-cell>
          <table:table-cell table:number-columns-repeated="8"/>
        </table:table-row>
        <table:table-row table:style-name="ro2">
          <table:table-cell table:style-name="ce22" office:value-type="string">
            <text:p>Q7o</text:p>
          </table:table-cell>
          <table:table-cell table:style-name="ce48" office:value-type="float" office:value="0.5177">
            <text:p>0,51770</text:p>
          </table:table-cell>
          <table:table-cell table:style-name="ce48" office:value-type="float" office:value="0.3302">
            <text:p>0,33020</text:p>
          </table:table-cell>
          <table:table-cell table:style-name="ce43" office:value-type="float" office:value="0">
            <text:p>0</text:p>
          </table:table-cell>
          <table:table-cell table:style-name="ce22" table:formula="of:=VLOOKUP([.D73];[.$G$4:.$J$11];4)" office:value-type="float" office:value="3">
            <text:p>3</text:p>
          </table:table-cell>
          <table:table-cell table:number-columns-repeated="8"/>
        </table:table-row>
        <table:table-row table:style-name="ro2">
          <table:table-cell table:style-name="ce22" office:value-type="string">
            <text:p>Q6s</text:p>
          </table:table-cell>
          <table:table-cell table:style-name="ce48" office:value-type="float" office:value="0.5361">
            <text:p>0,53610</text:p>
          </table:table-cell>
          <table:table-cell table:style-name="ce48" office:value-type="float" office:value="0.3328">
            <text:p>0,33280</text:p>
          </table:table-cell>
          <table:table-cell table:style-name="ce43" office:value-type="float" office:value="0">
            <text:p>0</text:p>
          </table:table-cell>
          <table:table-cell table:style-name="ce22" table:formula="of:=VLOOKUP([.D74];[.$G$4:.$J$11];4)" office:value-type="float" office:value="3">
            <text:p>3</text:p>
          </table:table-cell>
          <table:table-cell table:number-columns-repeated="8"/>
        </table:table-row>
        <table:table-row table:style-name="ro2">
          <table:table-cell table:style-name="ce22" office:value-type="string">
            <text:p>Q6o</text:p>
          </table:table-cell>
          <table:table-cell table:style-name="ce48" office:value-type="float" office:value="0.5102">
            <text:p>0,51020</text:p>
          </table:table-cell>
          <table:table-cell table:style-name="ce48" office:value-type="float" office:value="0.3264">
            <text:p>0,32640</text:p>
          </table:table-cell>
          <table:table-cell table:style-name="ce43" office:value-type="float" office:value="0">
            <text:p>0</text:p>
          </table:table-cell>
          <table:table-cell table:style-name="ce22" table:formula="of:=VLOOKUP([.D75];[.$G$4:.$J$11];4)" office:value-type="float" office:value="3">
            <text:p>3</text:p>
          </table:table-cell>
          <table:table-cell table:number-columns-repeated="8"/>
        </table:table-row>
        <table:table-row table:style-name="ro2">
          <table:table-cell table:style-name="ce22" office:value-type="string">
            <text:p>Q5s</text:p>
          </table:table-cell>
          <table:table-cell table:style-name="ce48" office:value-type="float" office:value="0.5277">
            <text:p>0,52770</text:p>
          </table:table-cell>
          <table:table-cell table:style-name="ce48" office:value-type="float" office:value="0.3332">
            <text:p>0,33320</text:p>
          </table:table-cell>
          <table:table-cell table:style-name="ce43" office:value-type="float" office:value="0">
            <text:p>0</text:p>
          </table:table-cell>
          <table:table-cell table:style-name="ce22" table:formula="of:=VLOOKUP([.D76];[.$G$4:.$J$11];4)" office:value-type="float" office:value="3">
            <text:p>3</text:p>
          </table:table-cell>
          <table:table-cell table:number-columns-repeated="8"/>
        </table:table-row>
        <table:table-row table:style-name="ro2">
          <table:table-cell table:style-name="ce22" office:value-type="string">
            <text:p>Q5o</text:p>
          </table:table-cell>
          <table:table-cell table:style-name="ce48" office:value-type="float" office:value="0.5012">
            <text:p>0,50120</text:p>
          </table:table-cell>
          <table:table-cell table:style-name="ce48" office:value-type="float" office:value="0.3256">
            <text:p>0,32560</text:p>
          </table:table-cell>
          <table:table-cell table:style-name="ce43" office:value-type="float" office:value="0">
            <text:p>0</text:p>
          </table:table-cell>
          <table:table-cell table:style-name="ce22" table:formula="of:=VLOOKUP([.D77];[.$G$4:.$J$11];4)" office:value-type="float" office:value="3">
            <text:p>3</text:p>
          </table:table-cell>
          <table:table-cell table:number-columns-repeated="8"/>
        </table:table-row>
        <table:table-row table:style-name="ro2">
          <table:table-cell table:style-name="ce22" office:value-type="string">
            <text:p>Q4s</text:p>
          </table:table-cell>
          <table:table-cell table:style-name="ce48" office:value-type="float" office:value="0.5186">
            <text:p>0,51860</text:p>
          </table:table-cell>
          <table:table-cell table:style-name="ce48" office:value-type="float" office:value="0.3388">
            <text:p>0,33880</text:p>
          </table:table-cell>
          <table:table-cell table:style-name="ce43" office:value-type="float" office:value="0">
            <text:p>0</text:p>
          </table:table-cell>
          <table:table-cell table:style-name="ce22" table:formula="of:=VLOOKUP([.D78];[.$G$4:.$J$11];4)" office:value-type="float" office:value="3">
            <text:p>3</text:p>
          </table:table-cell>
          <table:table-cell table:number-columns-repeated="8"/>
        </table:table-row>
        <table:table-row table:style-name="ro2">
          <table:table-cell table:style-name="ce22" office:value-type="string">
            <text:p>Q4o</text:p>
          </table:table-cell>
          <table:table-cell table:style-name="ce48" office:value-type="float" office:value="0.4913">
            <text:p>0,49130</text:p>
          </table:table-cell>
          <table:table-cell table:style-name="ce48" office:value-type="float" office:value="0.3308">
            <text:p>0,33080</text:p>
          </table:table-cell>
          <table:table-cell table:style-name="ce43" office:value-type="float" office:value="0">
            <text:p>0</text:p>
          </table:table-cell>
          <table:table-cell table:style-name="ce22" table:formula="of:=VLOOKUP([.D79];[.$G$4:.$J$11];4)" office:value-type="float" office:value="3">
            <text:p>3</text:p>
          </table:table-cell>
          <table:table-cell table:number-columns-repeated="8"/>
        </table:table-row>
        <table:table-row table:style-name="ro2">
          <table:table-cell table:style-name="ce22" office:value-type="string">
            <text:p>Q3s</text:p>
          </table:table-cell>
          <table:table-cell table:style-name="ce48" office:value-type="float" office:value="0.5102">
            <text:p>0,51020</text:p>
          </table:table-cell>
          <table:table-cell table:style-name="ce48" office:value-type="float" office:value="0.3434">
            <text:p>0,34340</text:p>
          </table:table-cell>
          <table:table-cell table:style-name="ce43" office:value-type="float" office:value="0">
            <text:p>0</text:p>
          </table:table-cell>
          <table:table-cell table:style-name="ce22" table:formula="of:=VLOOKUP([.D80];[.$G$4:.$J$11];4)" office:value-type="float" office:value="3">
            <text:p>3</text:p>
          </table:table-cell>
          <table:table-cell table:number-columns-repeated="8"/>
        </table:table-row>
        <table:table-row table:style-name="ro2">
          <table:table-cell table:style-name="ce22" office:value-type="string">
            <text:p>Q2s</text:p>
          </table:table-cell>
          <table:table-cell table:style-name="ce48" office:value-type="float" office:value="0.5017">
            <text:p>0,50170</text:p>
          </table:table-cell>
          <table:table-cell table:style-name="ce48" office:value-type="float" office:value="0.3482">
            <text:p>0,34820</text:p>
          </table:table-cell>
          <table:table-cell table:style-name="ce43" office:value-type="float" office:value="0">
            <text:p>0</text:p>
          </table:table-cell>
          <table:table-cell table:style-name="ce22" table:formula="of:=VLOOKUP([.D81];[.$G$4:.$J$11];4)" office:value-type="float" office:value="3">
            <text:p>3</text:p>
          </table:table-cell>
          <table:table-cell table:number-columns-repeated="8"/>
        </table:table-row>
        <table:table-row table:style-name="ro2">
          <table:table-cell table:style-name="ce22" office:value-type="string">
            <text:p>JTo</text:p>
          </table:table-cell>
          <table:table-cell table:style-name="ce48" office:value-type="float" office:value="0.5525">
            <text:p>0,55250</text:p>
          </table:table-cell>
          <table:table-cell table:style-name="ce48" office:value-type="float" office:value="0.3682">
            <text:p>0,36820</text:p>
          </table:table-cell>
          <table:table-cell table:style-name="ce43" office:value-type="float" office:value="0">
            <text:p>0</text:p>
          </table:table-cell>
          <table:table-cell table:style-name="ce22" table:formula="of:=VLOOKUP([.D82];[.$G$4:.$J$11];4)" office:value-type="float" office:value="3">
            <text:p>3</text:p>
          </table:table-cell>
          <table:table-cell table:number-columns-repeated="8"/>
        </table:table-row>
        <table:table-row table:style-name="ro2">
          <table:table-cell table:style-name="ce22" office:value-type="string">
            <text:p>J9s</text:p>
          </table:table-cell>
          <table:table-cell table:style-name="ce48" office:value-type="float" office:value="0.5566">
            <text:p>0,55660</text:p>
          </table:table-cell>
          <table:table-cell table:style-name="ce48" office:value-type="float" office:value="0.3596">
            <text:p>0,35960</text:p>
          </table:table-cell>
          <table:table-cell table:style-name="ce43" office:value-type="float" office:value="0">
            <text:p>0</text:p>
          </table:table-cell>
          <table:table-cell table:style-name="ce22" table:formula="of:=VLOOKUP([.D83];[.$G$4:.$J$11];4)" office:value-type="float" office:value="3">
            <text:p>3</text:p>
          </table:table-cell>
          <table:table-cell table:number-columns-repeated="8"/>
        </table:table-row>
        <table:table-row table:style-name="ro2">
          <table:table-cell table:style-name="ce22" office:value-type="string">
            <text:p>J9o</text:p>
          </table:table-cell>
          <table:table-cell table:style-name="ce48" office:value-type="float" office:value="0.5325">
            <text:p>0,53250</text:p>
          </table:table-cell>
          <table:table-cell table:style-name="ce48" office:value-type="float" office:value="0.3604">
            <text:p>0,36040</text:p>
          </table:table-cell>
          <table:table-cell table:style-name="ce43" office:value-type="float" office:value="0">
            <text:p>0</text:p>
          </table:table-cell>
          <table:table-cell table:style-name="ce22" table:formula="of:=VLOOKUP([.D84];[.$G$4:.$J$11];4)" office:value-type="float" office:value="3">
            <text:p>3</text:p>
          </table:table-cell>
          <table:table-cell table:number-columns-repeated="8"/>
        </table:table-row>
        <table:table-row table:style-name="ro2">
          <table:table-cell table:style-name="ce22" office:value-type="string">
            <text:p>J8s</text:p>
          </table:table-cell>
          <table:table-cell table:style-name="ce48" office:value-type="float" office:value="0.5402">
            <text:p>0,54020</text:p>
          </table:table-cell>
          <table:table-cell table:style-name="ce48" office:value-type="float" office:value="0.354">
            <text:p>0,35400</text:p>
          </table:table-cell>
          <table:table-cell table:style-name="ce43" office:value-type="float" office:value="0">
            <text:p>0</text:p>
          </table:table-cell>
          <table:table-cell table:style-name="ce22" table:formula="of:=VLOOKUP([.D85];[.$G$4:.$J$11];4)" office:value-type="float" office:value="3">
            <text:p>3</text:p>
          </table:table-cell>
          <table:table-cell table:number-columns-repeated="8"/>
        </table:table-row>
        <table:table-row table:style-name="ro2">
          <table:table-cell table:style-name="ce22" office:value-type="string">
            <text:p>J8o</text:p>
          </table:table-cell>
          <table:table-cell table:style-name="ce48" office:value-type="float" office:value="0.5149">
            <text:p>0,51490</text:p>
          </table:table-cell>
          <table:table-cell table:style-name="ce48" office:value-type="float" office:value="0.3524">
            <text:p>0,35240</text:p>
          </table:table-cell>
          <table:table-cell table:style-name="ce43" office:value-type="float" office:value="0">
            <text:p>0</text:p>
          </table:table-cell>
          <table:table-cell table:style-name="ce22" table:formula="of:=VLOOKUP([.D86];[.$G$4:.$J$11];4)" office:value-type="float" office:value="3">
            <text:p>3</text:p>
          </table:table-cell>
          <table:table-cell table:number-columns-repeated="8"/>
        </table:table-row>
        <table:table-row table:style-name="ro2">
          <table:table-cell table:style-name="ce22" office:value-type="string">
            <text:p>J7s</text:p>
          </table:table-cell>
          <table:table-cell table:style-name="ce48" office:value-type="float" office:value="0.5232">
            <text:p>0,52320</text:p>
          </table:table-cell>
          <table:table-cell table:style-name="ce48" office:value-type="float" office:value="0.3496">
            <text:p>0,34960</text:p>
          </table:table-cell>
          <table:table-cell table:style-name="ce43" office:value-type="float" office:value="0">
            <text:p>0</text:p>
          </table:table-cell>
          <table:table-cell table:style-name="ce22" table:formula="of:=VLOOKUP([.D87];[.$G$4:.$J$11];4)" office:value-type="float" office:value="3">
            <text:p>3</text:p>
          </table:table-cell>
          <table:table-cell table:number-columns-repeated="8"/>
        </table:table-row>
        <table:table-row table:style-name="ro2">
          <table:table-cell table:style-name="ce22" office:value-type="string">
            <text:p>J7o</text:p>
          </table:table-cell>
          <table:table-cell table:style-name="ce48" office:value-type="float" office:value="0.4968">
            <text:p>0,49680</text:p>
          </table:table-cell>
          <table:table-cell table:style-name="ce48" office:value-type="float" office:value="0.3456">
            <text:p>0,34560</text:p>
          </table:table-cell>
          <table:table-cell table:style-name="ce43" office:value-type="float" office:value="0">
            <text:p>0</text:p>
          </table:table-cell>
          <table:table-cell table:style-name="ce22" table:formula="of:=VLOOKUP([.D88];[.$G$4:.$J$11];4)" office:value-type="float" office:value="3">
            <text:p>3</text:p>
          </table:table-cell>
          <table:table-cell table:number-columns-repeated="8"/>
        </table:table-row>
        <table:table-row table:style-name="ro2">
          <table:table-cell table:style-name="ce22" office:value-type="string">
            <text:p>J6s</text:p>
          </table:table-cell>
          <table:table-cell table:style-name="ce48" office:value-type="float" office:value="0.5061">
            <text:p>0,50610</text:p>
          </table:table-cell>
          <table:table-cell table:style-name="ce48" office:value-type="float" office:value="0.3486">
            <text:p>0,34860</text:p>
          </table:table-cell>
          <table:table-cell table:style-name="ce43" office:value-type="float" office:value="0">
            <text:p>0</text:p>
          </table:table-cell>
          <table:table-cell table:style-name="ce22" table:formula="of:=VLOOKUP([.D89];[.$G$4:.$J$11];4)" office:value-type="float" office:value="3">
            <text:p>3</text:p>
          </table:table-cell>
          <table:table-cell table:number-columns-repeated="8"/>
        </table:table-row>
        <table:table-row table:style-name="ro2">
          <table:table-cell table:style-name="ce22" office:value-type="string">
            <text:p>J5s</text:p>
          </table:table-cell>
          <table:table-cell table:style-name="ce48" office:value-type="float" office:value="0.4999">
            <text:p>0,49990</text:p>
          </table:table-cell>
          <table:table-cell table:style-name="ce48" office:value-type="float" office:value="0.3456">
            <text:p>0,34560</text:p>
          </table:table-cell>
          <table:table-cell table:style-name="ce43" office:value-type="float" office:value="0">
            <text:p>0</text:p>
          </table:table-cell>
          <table:table-cell table:style-name="ce22" table:formula="of:=VLOOKUP([.D90];[.$G$4:.$J$11];4)" office:value-type="float" office:value="3">
            <text:p>3</text:p>
          </table:table-cell>
          <table:table-cell table:number-columns-repeated="8"/>
        </table:table-row>
        <table:table-row table:style-name="ro2">
          <table:table-cell table:style-name="ce22" office:value-type="string">
            <text:p>T9s</text:p>
          </table:table-cell>
          <table:table-cell table:style-name="ce48" office:value-type="float" office:value="0.5403">
            <text:p>0,54030</text:p>
          </table:table-cell>
          <table:table-cell table:style-name="ce48" office:value-type="float" office:value="0.3752">
            <text:p>0,37520</text:p>
          </table:table-cell>
          <table:table-cell table:style-name="ce43" office:value-type="float" office:value="0">
            <text:p>0</text:p>
          </table:table-cell>
          <table:table-cell table:style-name="ce22" table:formula="of:=VLOOKUP([.D91];[.$G$4:.$J$11];4)" office:value-type="float" office:value="3">
            <text:p>3</text:p>
          </table:table-cell>
          <table:table-cell table:number-columns-repeated="8"/>
        </table:table-row>
        <table:table-row table:style-name="ro2">
          <table:table-cell table:style-name="ce22" office:value-type="string">
            <text:p>T9o</text:p>
          </table:table-cell>
          <table:table-cell table:style-name="ce48" office:value-type="float" office:value="0.5153">
            <text:p>0,51530</text:p>
          </table:table-cell>
          <table:table-cell table:style-name="ce48" office:value-type="float" office:value="0.3774">
            <text:p>0,37740</text:p>
          </table:table-cell>
          <table:table-cell table:style-name="ce43" office:value-type="float" office:value="0">
            <text:p>0</text:p>
          </table:table-cell>
          <table:table-cell table:style-name="ce22" table:formula="of:=VLOOKUP([.D92];[.$G$4:.$J$11];4)" office:value-type="float" office:value="3">
            <text:p>3</text:p>
          </table:table-cell>
          <table:table-cell table:number-columns-repeated="8"/>
        </table:table-row>
        <table:table-row table:style-name="ro2">
          <table:table-cell table:style-name="ce22" office:value-type="string">
            <text:p>T8s</text:p>
          </table:table-cell>
          <table:table-cell table:style-name="ce48" office:value-type="float" office:value="0.5233">
            <text:p>0,52330</text:p>
          </table:table-cell>
          <table:table-cell table:style-name="ce48" office:value-type="float" office:value="0.3702">
            <text:p>0,37020</text:p>
          </table:table-cell>
          <table:table-cell table:style-name="ce43" office:value-type="float" office:value="0">
            <text:p>0</text:p>
          </table:table-cell>
          <table:table-cell table:style-name="ce22" table:formula="of:=VLOOKUP([.D93];[.$G$4:.$J$11];4)" office:value-type="float" office:value="3">
            <text:p>3</text:p>
          </table:table-cell>
          <table:table-cell table:number-columns-repeated="8"/>
        </table:table-row>
        <table:table-row table:style-name="ro2">
          <table:table-cell table:style-name="ce22" office:value-type="string">
            <text:p>T7s</text:p>
          </table:table-cell>
          <table:table-cell table:style-name="ce48" office:value-type="float" office:value="0.5064">
            <text:p>0,50640</text:p>
          </table:table-cell>
          <table:table-cell table:style-name="ce48" office:value-type="float" office:value="0.3648">
            <text:p>0,36480</text:p>
          </table:table-cell>
          <table:table-cell table:style-name="ce43" office:value-type="float" office:value="0">
            <text:p>0</text:p>
          </table:table-cell>
          <table:table-cell table:style-name="ce22" table:formula="of:=VLOOKUP([.D94];[.$G$4:.$J$11];4)" office:value-type="float" office:value="3">
            <text:p>3</text:p>
          </table:table-cell>
          <table:table-cell table:number-columns-repeated="8"/>
        </table:table-row>
        <table:table-row table:style-name="ro2">
          <table:table-cell table:style-name="Default" office:value-type="string">
            <text:p>Q3o</text:p>
          </table:table-cell>
          <table:table-cell table:style-name="ce49" office:value-type="float" office:value="0.4822">
            <text:p>0,48220</text:p>
          </table:table-cell>
          <table:table-cell table:style-name="ce49" office:value-type="float" office:value="0.335">
            <text:p>0,33500</text:p>
          </table:table-cell>
          <table:table-cell table:style-name="ce44" office:value-type="float" office:value="2">
            <text:p>2</text:p>
          </table:table-cell>
          <table:table-cell table:formula="of:=VLOOKUP([.D95];[.$G$4:.$J$11];4)" office:value-type="float" office:value="2">
            <text:p>2</text:p>
          </table:table-cell>
          <table:table-cell table:number-columns-repeated="8"/>
        </table:table-row>
        <table:table-row table:style-name="ro2">
          <table:table-cell table:style-name="Default" office:value-type="string">
            <text:p>Q2o</text:p>
          </table:table-cell>
          <table:table-cell table:style-name="ce49" office:value-type="float" office:value="0.473">
            <text:p>0,47300</text:p>
          </table:table-cell>
          <table:table-cell table:style-name="ce49" office:value-type="float" office:value="0.3392">
            <text:p>0,33920</text:p>
          </table:table-cell>
          <table:table-cell table:style-name="ce44" office:value-type="float" office:value="2">
            <text:p>2</text:p>
          </table:table-cell>
          <table:table-cell table:formula="of:=VLOOKUP([.D96];[.$G$4:.$J$11];4)" office:value-type="float" office:value="2">
            <text:p>2</text:p>
          </table:table-cell>
          <table:table-cell table:number-columns-repeated="8"/>
        </table:table-row>
        <table:table-row table:style-name="ro2">
          <table:table-cell table:style-name="Default" office:value-type="string">
            <text:p>J6o</text:p>
          </table:table-cell>
          <table:table-cell table:style-name="ce49" office:value-type="float" office:value="0.4784">
            <text:p>0,47840</text:p>
          </table:table-cell>
          <table:table-cell table:style-name="ce49" office:value-type="float" office:value="0.3424">
            <text:p>0,34240</text:p>
          </table:table-cell>
          <table:table-cell table:style-name="ce44" office:value-type="float" office:value="2">
            <text:p>2</text:p>
          </table:table-cell>
          <table:table-cell table:formula="of:=VLOOKUP([.D97];[.$G$4:.$J$11];4)" office:value-type="float" office:value="2">
            <text:p>2</text:p>
          </table:table-cell>
          <table:table-cell table:number-columns-repeated="8"/>
        </table:table-row>
        <table:table-row table:style-name="ro2">
          <table:table-cell table:style-name="Default" office:value-type="string">
            <text:p>J5o</text:p>
          </table:table-cell>
          <table:table-cell table:style-name="ce49" office:value-type="float" office:value="0.4718">
            <text:p>0,47180</text:p>
          </table:table-cell>
          <table:table-cell table:style-name="ce49" office:value-type="float" office:value="0.338">
            <text:p>0,33800</text:p>
          </table:table-cell>
          <table:table-cell table:style-name="ce44" office:value-type="float" office:value="2">
            <text:p>2</text:p>
          </table:table-cell>
          <table:table-cell table:formula="of:=VLOOKUP([.D98];[.$G$4:.$J$11];4)" office:value-type="float" office:value="2">
            <text:p>2</text:p>
          </table:table-cell>
          <table:table-cell table:number-columns-repeated="8"/>
        </table:table-row>
        <table:table-row table:style-name="ro2">
          <table:table-cell table:style-name="Default" office:value-type="string">
            <text:p>J4s</text:p>
          </table:table-cell>
          <table:table-cell table:style-name="ce49" office:value-type="float" office:value="0.4907">
            <text:p>0,49070</text:p>
          </table:table-cell>
          <table:table-cell table:style-name="ce49" office:value-type="float" office:value="0.3504">
            <text:p>0,35040</text:p>
          </table:table-cell>
          <table:table-cell table:style-name="ce44" office:value-type="float" office:value="2">
            <text:p>2</text:p>
          </table:table-cell>
          <table:table-cell table:formula="of:=VLOOKUP([.D99];[.$G$4:.$J$11];4)" office:value-type="float" office:value="2">
            <text:p>2</text:p>
          </table:table-cell>
          <table:table-cell table:number-columns-repeated="8"/>
        </table:table-row>
        <table:table-row table:style-name="ro2">
          <table:table-cell table:style-name="Default" office:value-type="string">
            <text:p>J4o</text:p>
          </table:table-cell>
          <table:table-cell table:style-name="ce49" office:value-type="float" office:value="0.4619">
            <text:p>0,46190</text:p>
          </table:table-cell>
          <table:table-cell table:style-name="ce49" office:value-type="float" office:value="0.3424">
            <text:p>0,34240</text:p>
          </table:table-cell>
          <table:table-cell table:style-name="ce44" office:value-type="float" office:value="2">
            <text:p>2</text:p>
          </table:table-cell>
          <table:table-cell table:formula="of:=VLOOKUP([.D100];[.$G$4:.$J$11];4)" office:value-type="float" office:value="2">
            <text:p>2</text:p>
          </table:table-cell>
          <table:table-cell table:number-columns-repeated="8"/>
        </table:table-row>
        <table:table-row table:style-name="ro2">
          <table:table-cell table:style-name="Default" office:value-type="string">
            <text:p>J3s</text:p>
          </table:table-cell>
          <table:table-cell table:style-name="ce49" office:value-type="float" office:value="0.4823">
            <text:p>0,48230</text:p>
          </table:table-cell>
          <table:table-cell table:style-name="ce49" office:value-type="float" office:value="0.3548">
            <text:p>0,35480</text:p>
          </table:table-cell>
          <table:table-cell table:style-name="ce44" office:value-type="float" office:value="2">
            <text:p>2</text:p>
          </table:table-cell>
          <table:table-cell table:formula="of:=VLOOKUP([.D101];[.$G$4:.$J$11];4)" office:value-type="float" office:value="2">
            <text:p>2</text:p>
          </table:table-cell>
          <table:table-cell table:number-columns-repeated="8"/>
        </table:table-row>
        <table:table-row table:style-name="ro2">
          <table:table-cell table:style-name="Default" office:value-type="string">
            <text:p>J3o</text:p>
          </table:table-cell>
          <table:table-cell table:style-name="ce49" office:value-type="float" office:value="0.4528">
            <text:p>0,45280</text:p>
          </table:table-cell>
          <table:table-cell table:style-name="ce49" office:value-type="float" office:value="0.3462">
            <text:p>0,34620</text:p>
          </table:table-cell>
          <table:table-cell table:style-name="ce44" office:value-type="float" office:value="2">
            <text:p>2</text:p>
          </table:table-cell>
          <table:table-cell table:formula="of:=VLOOKUP([.D102];[.$G$4:.$J$11];4)" office:value-type="float" office:value="2">
            <text:p>2</text:p>
          </table:table-cell>
          <table:table-cell table:number-columns-repeated="8"/>
        </table:table-row>
        <table:table-row table:style-name="ro2">
          <table:table-cell table:style-name="Default" office:value-type="string">
            <text:p>J2s</text:p>
          </table:table-cell>
          <table:table-cell table:style-name="ce49" office:value-type="float" office:value="0.4738">
            <text:p>0,47380</text:p>
          </table:table-cell>
          <table:table-cell table:style-name="ce49" office:value-type="float" office:value="0.359">
            <text:p>0,35900</text:p>
          </table:table-cell>
          <table:table-cell table:style-name="ce44" office:value-type="float" office:value="2">
            <text:p>2</text:p>
          </table:table-cell>
          <table:table-cell table:formula="of:=VLOOKUP([.D103];[.$G$4:.$J$11];4)" office:value-type="float" office:value="2">
            <text:p>2</text:p>
          </table:table-cell>
          <table:table-cell table:number-columns-repeated="8"/>
        </table:table-row>
        <table:table-row table:style-name="ro2">
          <table:table-cell table:style-name="Default" office:value-type="string">
            <text:p>J2o</text:p>
          </table:table-cell>
          <table:table-cell table:style-name="ce49" office:value-type="float" office:value="0.4435">
            <text:p>0,44350</text:p>
          </table:table-cell>
          <table:table-cell table:style-name="ce49" office:value-type="float" office:value="0.35">
            <text:p>0,35000</text:p>
          </table:table-cell>
          <table:table-cell table:style-name="ce44" office:value-type="float" office:value="2">
            <text:p>2</text:p>
          </table:table-cell>
          <table:table-cell table:formula="of:=VLOOKUP([.D104];[.$G$4:.$J$11];4)" office:value-type="float" office:value="2">
            <text:p>2</text:p>
          </table:table-cell>
          <table:table-cell table:number-columns-repeated="8"/>
        </table:table-row>
        <table:table-row table:style-name="ro2">
          <table:table-cell table:style-name="Default" office:value-type="string">
            <text:p>T8o</text:p>
          </table:table-cell>
          <table:table-cell table:style-name="ce49" office:value-type="float" office:value="0.4972">
            <text:p>0,49720</text:p>
          </table:table-cell>
          <table:table-cell table:style-name="ce49" office:value-type="float" office:value="0.3702">
            <text:p>0,37020</text:p>
          </table:table-cell>
          <table:table-cell table:style-name="ce44" office:value-type="float" office:value="2">
            <text:p>2</text:p>
          </table:table-cell>
          <table:table-cell table:formula="of:=VLOOKUP([.D105];[.$G$4:.$J$11];4)" office:value-type="float" office:value="2">
            <text:p>2</text:p>
          </table:table-cell>
          <table:table-cell table:number-columns-repeated="8"/>
        </table:table-row>
        <table:table-row table:style-name="ro2">
          <table:table-cell table:style-name="Default" office:value-type="string">
            <text:p>T7o</text:p>
          </table:table-cell>
          <table:table-cell table:style-name="ce49" office:value-type="float" office:value="0.4791">
            <text:p>0,47910</text:p>
          </table:table-cell>
          <table:table-cell table:style-name="ce49" office:value-type="float" office:value="0.3622">
            <text:p>0,36220</text:p>
          </table:table-cell>
          <table:table-cell table:style-name="ce44" office:value-type="float" office:value="2">
            <text:p>2</text:p>
          </table:table-cell>
          <table:table-cell table:formula="of:=VLOOKUP([.D106];[.$G$4:.$J$11];4)" office:value-type="float" office:value="2">
            <text:p>2</text:p>
          </table:table-cell>
          <table:table-cell table:number-columns-repeated="8"/>
        </table:table-row>
        <table:table-row table:style-name="ro2">
          <table:table-cell table:style-name="Default" office:value-type="string">
            <text:p>T6s</text:p>
          </table:table-cell>
          <table:table-cell table:style-name="ce49" office:value-type="float" office:value="0.4894">
            <text:p>0,48940</text:p>
          </table:table-cell>
          <table:table-cell table:style-name="ce49" office:value-type="float" office:value="0.3604">
            <text:p>0,36040</text:p>
          </table:table-cell>
          <table:table-cell table:style-name="ce44" office:value-type="float" office:value="2">
            <text:p>2</text:p>
          </table:table-cell>
          <table:table-cell table:formula="of:=VLOOKUP([.D107];[.$G$4:.$J$11];4)" office:value-type="float" office:value="2">
            <text:p>2</text:p>
          </table:table-cell>
          <table:table-cell table:number-columns-repeated="8"/>
        </table:table-row>
        <table:table-row table:style-name="ro2">
          <table:table-cell table:style-name="Default" office:value-type="string">
            <text:p>T6o</text:p>
          </table:table-cell>
          <table:table-cell table:style-name="ce49" office:value-type="float" office:value="0.4609">
            <text:p>0,46090</text:p>
          </table:table-cell>
          <table:table-cell table:style-name="ce49" office:value-type="float" office:value="0.355">
            <text:p>0,35500</text:p>
          </table:table-cell>
          <table:table-cell table:style-name="ce44" office:value-type="float" office:value="2">
            <text:p>2</text:p>
          </table:table-cell>
          <table:table-cell table:formula="of:=VLOOKUP([.D108];[.$G$4:.$J$11];4)" office:value-type="float" office:value="2">
            <text:p>2</text:p>
          </table:table-cell>
          <table:table-cell table:number-columns-repeated="8"/>
        </table:table-row>
        <table:table-row table:style-name="ro2">
          <table:table-cell table:style-name="Default" office:value-type="string">
            <text:p>T5s</text:p>
          </table:table-cell>
          <table:table-cell table:style-name="ce49" office:value-type="float" office:value="0.4722">
            <text:p>0,47220</text:p>
          </table:table-cell>
          <table:table-cell table:style-name="ce49" office:value-type="float" office:value="0.359">
            <text:p>0,35900</text:p>
          </table:table-cell>
          <table:table-cell table:style-name="ce44" office:value-type="float" office:value="2">
            <text:p>2</text:p>
          </table:table-cell>
          <table:table-cell table:formula="of:=VLOOKUP([.D109];[.$G$4:.$J$11];4)" office:value-type="float" office:value="2">
            <text:p>2</text:p>
          </table:table-cell>
          <table:table-cell table:number-columns-repeated="8"/>
        </table:table-row>
        <table:table-row table:style-name="ro2">
          <table:table-cell table:style-name="Default" office:value-type="string">
            <text:p>T5o</text:p>
          </table:table-cell>
          <table:table-cell table:style-name="ce49" office:value-type="float" office:value="0.4425">
            <text:p>0,44250</text:p>
          </table:table-cell>
          <table:table-cell table:style-name="ce49" office:value-type="float" office:value="0.3514">
            <text:p>0,35140</text:p>
          </table:table-cell>
          <table:table-cell table:style-name="ce44" office:value-type="float" office:value="2">
            <text:p>2</text:p>
          </table:table-cell>
          <table:table-cell table:formula="of:=VLOOKUP([.D110];[.$G$4:.$J$11];4)" office:value-type="float" office:value="2">
            <text:p>2</text:p>
          </table:table-cell>
          <table:table-cell table:number-columns-repeated="8"/>
        </table:table-row>
        <table:table-row table:style-name="ro2">
          <table:table-cell table:style-name="Default" office:value-type="string">
            <text:p>T4s</text:p>
          </table:table-cell>
          <table:table-cell table:style-name="ce49" office:value-type="float" office:value="0.4653">
            <text:p>0,46530</text:p>
          </table:table-cell>
          <table:table-cell table:style-name="ce49" office:value-type="float" office:value="0.3608">
            <text:p>0,36080</text:p>
          </table:table-cell>
          <table:table-cell table:style-name="ce44" office:value-type="float" office:value="2">
            <text:p>2</text:p>
          </table:table-cell>
          <table:table-cell table:formula="of:=VLOOKUP([.D111];[.$G$4:.$J$11];4)" office:value-type="float" office:value="2">
            <text:p>2</text:p>
          </table:table-cell>
          <table:table-cell table:number-columns-repeated="8"/>
        </table:table-row>
        <table:table-row table:style-name="ro2">
          <table:table-cell table:style-name="Default" office:value-type="string">
            <text:p>T4o</text:p>
          </table:table-cell>
          <table:table-cell table:style-name="ce49" office:value-type="float" office:value="0.435">
            <text:p>0,43500</text:p>
          </table:table-cell>
          <table:table-cell table:style-name="ce49" office:value-type="float" office:value="0.3526">
            <text:p>0,35260</text:p>
          </table:table-cell>
          <table:table-cell table:style-name="ce44" office:value-type="float" office:value="2">
            <text:p>2</text:p>
          </table:table-cell>
          <table:table-cell table:formula="of:=VLOOKUP([.D112];[.$G$4:.$J$11];4)" office:value-type="float" office:value="2">
            <text:p>2</text:p>
          </table:table-cell>
          <table:table-cell table:number-columns-repeated="8"/>
        </table:table-row>
        <table:table-row table:style-name="ro2">
          <table:table-cell table:style-name="Default" office:value-type="string">
            <text:p>T3s</text:p>
          </table:table-cell>
          <table:table-cell table:style-name="ce49" office:value-type="float" office:value="0.4569">
            <text:p>0,45690</text:p>
          </table:table-cell>
          <table:table-cell table:style-name="ce49" office:value-type="float" office:value="0.3644">
            <text:p>0,36440</text:p>
          </table:table-cell>
          <table:table-cell table:style-name="ce44" office:value-type="float" office:value="2">
            <text:p>2</text:p>
          </table:table-cell>
          <table:table-cell table:formula="of:=VLOOKUP([.D113];[.$G$4:.$J$11];4)" office:value-type="float" office:value="2">
            <text:p>2</text:p>
          </table:table-cell>
          <table:table-cell table:number-columns-repeated="8"/>
        </table:table-row>
        <table:table-row table:style-name="ro2">
          <table:table-cell table:style-name="Default" office:value-type="string">
            <text:p>T2s</text:p>
          </table:table-cell>
          <table:table-cell table:style-name="ce49" office:value-type="float" office:value="0.4484">
            <text:p>0,44840</text:p>
          </table:table-cell>
          <table:table-cell table:style-name="ce49" office:value-type="float" office:value="0.3682">
            <text:p>0,36820</text:p>
          </table:table-cell>
          <table:table-cell table:style-name="ce44" office:value-type="float" office:value="2">
            <text:p>2</text:p>
          </table:table-cell>
          <table:table-cell table:formula="of:=VLOOKUP([.D114];[.$G$4:.$J$11];4)" office:value-type="float" office:value="2">
            <text:p>2</text:p>
          </table:table-cell>
          <table:table-cell table:number-columns-repeated="8"/>
        </table:table-row>
        <table:table-row table:style-name="ro2">
          <table:table-cell table:style-name="Default" office:value-type="string">
            <text:p>98s</text:p>
          </table:table-cell>
          <table:table-cell table:style-name="ce49" office:value-type="float" office:value="0.508">
            <text:p>0,50800</text:p>
          </table:table-cell>
          <table:table-cell table:style-name="ce49" office:value-type="float" office:value="0.3864">
            <text:p>0,38640</text:p>
          </table:table-cell>
          <table:table-cell table:style-name="ce44" office:value-type="float" office:value="2">
            <text:p>2</text:p>
          </table:table-cell>
          <table:table-cell table:formula="of:=VLOOKUP([.D115];[.$G$4:.$J$11];4)" office:value-type="float" office:value="2">
            <text:p>2</text:p>
          </table:table-cell>
          <table:table-cell table:number-columns-repeated="8"/>
        </table:table-row>
        <table:table-row table:style-name="ro2">
          <table:table-cell table:style-name="Default" office:value-type="string">
            <text:p>98o</text:p>
          </table:table-cell>
          <table:table-cell table:style-name="ce49" office:value-type="float" office:value="0.481">
            <text:p>0,48100</text:p>
          </table:table-cell>
          <table:table-cell table:style-name="ce49" office:value-type="float" office:value="0.3874">
            <text:p>0,38740</text:p>
          </table:table-cell>
          <table:table-cell table:style-name="ce44" office:value-type="float" office:value="2">
            <text:p>2</text:p>
          </table:table-cell>
          <table:table-cell table:formula="of:=VLOOKUP([.D116];[.$G$4:.$J$11];4)" office:value-type="float" office:value="2">
            <text:p>2</text:p>
          </table:table-cell>
          <table:table-cell table:number-columns-repeated="8"/>
        </table:table-row>
        <table:table-row table:style-name="ro2">
          <table:table-cell table:style-name="Default" office:value-type="string">
            <text:p>97s</text:p>
          </table:table-cell>
          <table:table-cell table:style-name="ce49" office:value-type="float" office:value="0.4912">
            <text:p>0,49120</text:p>
          </table:table-cell>
          <table:table-cell table:style-name="ce49" office:value-type="float" office:value="0.3824">
            <text:p>0,38240</text:p>
          </table:table-cell>
          <table:table-cell table:style-name="ce44" office:value-type="float" office:value="2">
            <text:p>2</text:p>
          </table:table-cell>
          <table:table-cell table:formula="of:=VLOOKUP([.D117];[.$G$4:.$J$11];4)" office:value-type="float" office:value="2">
            <text:p>2</text:p>
          </table:table-cell>
          <table:table-cell table:number-columns-repeated="8"/>
        </table:table-row>
        <table:table-row table:style-name="ro2">
          <table:table-cell table:style-name="Default" office:value-type="string">
            <text:p>97o</text:p>
          </table:table-cell>
          <table:table-cell table:style-name="ce49" office:value-type="float" office:value="0.463">
            <text:p>0,46300</text:p>
          </table:table-cell>
          <table:table-cell table:style-name="ce49" office:value-type="float" office:value="0.3814">
            <text:p>0,38140</text:p>
          </table:table-cell>
          <table:table-cell table:style-name="ce44" office:value-type="float" office:value="2">
            <text:p>2</text:p>
          </table:table-cell>
          <table:table-cell table:formula="of:=VLOOKUP([.D118];[.$G$4:.$J$11];4)" office:value-type="float" office:value="2">
            <text:p>2</text:p>
          </table:table-cell>
          <table:table-cell table:number-columns-repeated="8"/>
        </table:table-row>
        <table:table-row table:style-name="ro2">
          <table:table-cell table:style-name="Default" office:value-type="string">
            <text:p>96s</text:p>
          </table:table-cell>
          <table:table-cell table:style-name="ce49" office:value-type="float" office:value="0.4743">
            <text:p>0,47430</text:p>
          </table:table-cell>
          <table:table-cell table:style-name="ce49" office:value-type="float" office:value="0.3772">
            <text:p>0,37720</text:p>
          </table:table-cell>
          <table:table-cell table:style-name="ce44" office:value-type="float" office:value="2">
            <text:p>2</text:p>
          </table:table-cell>
          <table:table-cell table:formula="of:=VLOOKUP([.D119];[.$G$4:.$J$11];4)" office:value-type="float" office:value="2">
            <text:p>2</text:p>
          </table:table-cell>
          <table:table-cell table:number-columns-repeated="8"/>
        </table:table-row>
        <table:table-row table:style-name="ro2">
          <table:table-cell table:style-name="Default" office:value-type="string">
            <text:p>96o</text:p>
          </table:table-cell>
          <table:table-cell table:style-name="ce49" office:value-type="float" office:value="0.4449">
            <text:p>0,44490</text:p>
          </table:table-cell>
          <table:table-cell table:style-name="ce49" office:value-type="float" office:value="0.3736">
            <text:p>0,37360</text:p>
          </table:table-cell>
          <table:table-cell table:style-name="ce44" office:value-type="float" office:value="2">
            <text:p>2</text:p>
          </table:table-cell>
          <table:table-cell table:formula="of:=VLOOKUP([.D120];[.$G$4:.$J$11];4)" office:value-type="float" office:value="2">
            <text:p>2</text:p>
          </table:table-cell>
          <table:table-cell table:number-columns-repeated="8"/>
        </table:table-row>
        <table:table-row table:style-name="ro2">
          <table:table-cell table:style-name="Default" office:value-type="string">
            <text:p>95s</text:p>
          </table:table-cell>
          <table:table-cell table:style-name="ce49" office:value-type="float" office:value="0.4572">
            <text:p>0,45720</text:p>
          </table:table-cell>
          <table:table-cell table:style-name="ce49" office:value-type="float" office:value="0.3722">
            <text:p>0,37220</text:p>
          </table:table-cell>
          <table:table-cell table:style-name="ce44" office:value-type="float" office:value="2">
            <text:p>2</text:p>
          </table:table-cell>
          <table:table-cell table:formula="of:=VLOOKUP([.D121];[.$G$4:.$J$11];4)" office:value-type="float" office:value="2">
            <text:p>2</text:p>
          </table:table-cell>
          <table:table-cell table:number-columns-repeated="8"/>
        </table:table-row>
        <table:table-row table:style-name="ro2">
          <table:table-cell table:style-name="Default" office:value-type="string">
            <text:p>87s</text:p>
          </table:table-cell>
          <table:table-cell table:style-name="ce49" office:value-type="float" office:value="0.4794">
            <text:p>0,47940</text:p>
          </table:table-cell>
          <table:table-cell table:style-name="ce49" office:value-type="float" office:value="0.3952">
            <text:p>0,39520</text:p>
          </table:table-cell>
          <table:table-cell table:style-name="ce44" office:value-type="float" office:value="2">
            <text:p>2</text:p>
          </table:table-cell>
          <table:table-cell table:formula="of:=VLOOKUP([.D122];[.$G$4:.$J$11];4)" office:value-type="float" office:value="2">
            <text:p>2</text:p>
          </table:table-cell>
          <table:table-cell table:number-columns-repeated="8"/>
        </table:table-row>
        <table:table-row table:style-name="ro2">
          <table:table-cell table:style-name="Default" office:value-type="string">
            <text:p>86s</text:p>
          </table:table-cell>
          <table:table-cell table:style-name="ce49" office:value-type="float" office:value="0.4624">
            <text:p>0,46240</text:p>
          </table:table-cell>
          <table:table-cell table:style-name="ce49" office:value-type="float" office:value="0.3914">
            <text:p>0,39140</text:p>
          </table:table-cell>
          <table:table-cell table:style-name="ce44" office:value-type="float" office:value="2">
            <text:p>2</text:p>
          </table:table-cell>
          <table:table-cell table:formula="of:=VLOOKUP([.D123];[.$G$4:.$J$11];4)" office:value-type="float" office:value="2">
            <text:p>2</text:p>
          </table:table-cell>
          <table:table-cell table:number-columns-repeated="8"/>
        </table:table-row>
        <table:table-row table:style-name="ro2">
          <table:table-cell table:style-name="ce22" office:value-type="string">
            <text:p>T3o</text:p>
          </table:table-cell>
          <table:table-cell table:style-name="ce48" office:value-type="float" office:value="0.4259">
            <text:p>0,42590</text:p>
          </table:table-cell>
          <table:table-cell table:style-name="ce48" office:value-type="float" office:value="0.3556">
            <text:p>0,35560</text:p>
          </table:table-cell>
          <table:table-cell table:style-name="ce43" office:value-type="float" office:value="5">
            <text:p>5</text:p>
          </table:table-cell>
          <table:table-cell table:style-name="ce22" table:formula="of:=VLOOKUP([.D124];[.$G$4:.$J$11];4)" office:value-type="float" office:value="1">
            <text:p>1</text:p>
          </table:table-cell>
          <table:table-cell table:number-columns-repeated="8"/>
        </table:table-row>
        <table:table-row table:style-name="ro2">
          <table:table-cell table:style-name="ce22" office:value-type="string">
            <text:p>T2o</text:p>
          </table:table-cell>
          <table:table-cell table:style-name="ce48" office:value-type="float" office:value="0.4167">
            <text:p>0,41670</text:p>
          </table:table-cell>
          <table:table-cell table:style-name="ce48" office:value-type="float" office:value="0.3588">
            <text:p>0,35880</text:p>
          </table:table-cell>
          <table:table-cell table:style-name="ce43" office:value-type="float" office:value="5">
            <text:p>5</text:p>
          </table:table-cell>
          <table:table-cell table:style-name="ce22" table:formula="of:=VLOOKUP([.D125];[.$G$4:.$J$11];4)" office:value-type="float" office:value="1">
            <text:p>1</text:p>
          </table:table-cell>
          <table:table-cell table:number-columns-repeated="8"/>
        </table:table-row>
        <table:table-row table:style-name="ro2">
          <table:table-cell table:style-name="ce22" office:value-type="string">
            <text:p>95o</text:p>
          </table:table-cell>
          <table:table-cell table:style-name="ce48" office:value-type="float" office:value="0.4267">
            <text:p>0,42670</text:p>
          </table:table-cell>
          <table:table-cell table:style-name="ce48" office:value-type="float" office:value="0.3658">
            <text:p>0,36580</text:p>
          </table:table-cell>
          <table:table-cell table:style-name="ce43" office:value-type="float" office:value="5">
            <text:p>5</text:p>
          </table:table-cell>
          <table:table-cell table:style-name="ce22" table:formula="of:=VLOOKUP([.D126];[.$G$4:.$J$11];4)" office:value-type="float" office:value="1">
            <text:p>1</text:p>
          </table:table-cell>
          <table:table-cell table:number-columns-repeated="8"/>
        </table:table-row>
        <table:table-row table:style-name="ro2">
          <table:table-cell table:style-name="ce22" office:value-type="string">
            <text:p>94s</text:p>
          </table:table-cell>
          <table:table-cell table:style-name="ce48" office:value-type="float" office:value="0.4386">
            <text:p>0,43860</text:p>
          </table:table-cell>
          <table:table-cell table:style-name="ce48" office:value-type="float" office:value="0.3762">
            <text:p>0,37620</text:p>
          </table:table-cell>
          <table:table-cell table:style-name="ce43" office:value-type="float" office:value="5">
            <text:p>5</text:p>
          </table:table-cell>
          <table:table-cell table:style-name="ce22" table:formula="of:=VLOOKUP([.D127];[.$G$4:.$J$11];4)" office:value-type="float" office:value="1">
            <text:p>1</text:p>
          </table:table-cell>
          <table:table-cell table:number-columns-repeated="8"/>
        </table:table-row>
        <table:table-row table:style-name="ro2">
          <table:table-cell table:style-name="ce22" office:value-type="string">
            <text:p>94o</text:p>
          </table:table-cell>
          <table:table-cell table:style-name="ce48" office:value-type="float" office:value="0.4067">
            <text:p>0,40670</text:p>
          </table:table-cell>
          <table:table-cell table:style-name="ce48" office:value-type="float" office:value="0.3682">
            <text:p>0,36820</text:p>
          </table:table-cell>
          <table:table-cell table:style-name="ce43" office:value-type="float" office:value="5">
            <text:p>5</text:p>
          </table:table-cell>
          <table:table-cell table:style-name="ce22" table:formula="of:=VLOOKUP([.D128];[.$G$4:.$J$11];4)" office:value-type="float" office:value="1">
            <text:p>1</text:p>
          </table:table-cell>
          <table:table-cell table:number-columns-repeated="8"/>
        </table:table-row>
        <table:table-row table:style-name="ro2">
          <table:table-cell table:style-name="ce22" office:value-type="string">
            <text:p>93s</text:p>
          </table:table-cell>
          <table:table-cell table:style-name="ce48" office:value-type="float" office:value="0.4326">
            <text:p>0,43260</text:p>
          </table:table-cell>
          <table:table-cell table:style-name="ce48" office:value-type="float" office:value="0.3766">
            <text:p>0,37660</text:p>
          </table:table-cell>
          <table:table-cell table:style-name="ce43" office:value-type="float" office:value="5">
            <text:p>5</text:p>
          </table:table-cell>
          <table:table-cell table:style-name="ce22" table:formula="of:=VLOOKUP([.D129];[.$G$4:.$J$11];4)" office:value-type="float" office:value="1">
            <text:p>1</text:p>
          </table:table-cell>
          <table:table-cell table:number-columns-repeated="8"/>
        </table:table-row>
        <table:table-row table:style-name="ro2">
          <table:table-cell table:style-name="ce22" office:value-type="string">
            <text:p>93o</text:p>
          </table:table-cell>
          <table:table-cell table:style-name="ce48" office:value-type="float" office:value="0.4002">
            <text:p>0,40020</text:p>
          </table:table-cell>
          <table:table-cell table:style-name="ce48" office:value-type="float" office:value="0.3678">
            <text:p>0,36780</text:p>
          </table:table-cell>
          <table:table-cell table:style-name="ce43" office:value-type="float" office:value="5">
            <text:p>5</text:p>
          </table:table-cell>
          <table:table-cell table:style-name="ce22" table:formula="of:=VLOOKUP([.D130];[.$G$4:.$J$11];4)" office:value-type="float" office:value="1">
            <text:p>1</text:p>
          </table:table-cell>
          <table:table-cell table:number-columns-repeated="8"/>
        </table:table-row>
        <table:table-row table:style-name="ro2">
          <table:table-cell table:style-name="ce22" office:value-type="string">
            <text:p>92s</text:p>
          </table:table-cell>
          <table:table-cell table:style-name="ce48" office:value-type="float" office:value="0.4242">
            <text:p>0,42420</text:p>
          </table:table-cell>
          <table:table-cell table:style-name="ce48" office:value-type="float" office:value="0.3796">
            <text:p>0,37960</text:p>
          </table:table-cell>
          <table:table-cell table:style-name="ce43" office:value-type="float" office:value="5">
            <text:p>5</text:p>
          </table:table-cell>
          <table:table-cell table:style-name="ce22" table:formula="of:=VLOOKUP([.D131];[.$G$4:.$J$11];4)" office:value-type="float" office:value="1">
            <text:p>1</text:p>
          </table:table-cell>
          <table:table-cell table:number-columns-repeated="8"/>
        </table:table-row>
        <table:table-row table:style-name="ro2">
          <table:table-cell table:style-name="ce22" office:value-type="string">
            <text:p>92o</text:p>
          </table:table-cell>
          <table:table-cell table:style-name="ce48" office:value-type="float" office:value="0.391">
            <text:p>0,39100</text:p>
          </table:table-cell>
          <table:table-cell table:style-name="ce48" office:value-type="float" office:value="0.3702">
            <text:p>0,37020</text:p>
          </table:table-cell>
          <table:table-cell table:style-name="ce43" office:value-type="float" office:value="5">
            <text:p>5</text:p>
          </table:table-cell>
          <table:table-cell table:style-name="ce22" table:formula="of:=VLOOKUP([.D132];[.$G$4:.$J$11];4)" office:value-type="float" office:value="1">
            <text:p>1</text:p>
          </table:table-cell>
          <table:table-cell table:number-columns-repeated="8"/>
        </table:table-row>
        <table:table-row table:style-name="ro2">
          <table:table-cell table:style-name="ce22" office:value-type="string">
            <text:p>87o</text:p>
          </table:table-cell>
          <table:table-cell table:style-name="ce48" office:value-type="float" office:value="0.4505">
            <text:p>0,45050</text:p>
          </table:table-cell>
          <table:table-cell table:style-name="ce48" office:value-type="float" office:value="0.3952">
            <text:p>0,39520</text:p>
          </table:table-cell>
          <table:table-cell table:style-name="ce43" office:value-type="float" office:value="5">
            <text:p>5</text:p>
          </table:table-cell>
          <table:table-cell table:style-name="ce22" table:formula="of:=VLOOKUP([.D133];[.$G$4:.$J$11];4)" office:value-type="float" office:value="1">
            <text:p>1</text:p>
          </table:table-cell>
          <table:table-cell table:number-columns-repeated="8"/>
        </table:table-row>
        <table:table-row table:style-name="ro2">
          <table:table-cell table:style-name="ce22" office:value-type="string">
            <text:p>86o</text:p>
          </table:table-cell>
          <table:table-cell table:style-name="ce48" office:value-type="float" office:value="0.4324">
            <text:p>0,43240</text:p>
          </table:table-cell>
          <table:table-cell table:style-name="ce48" office:value-type="float" office:value="0.3892">
            <text:p>0,38920</text:p>
          </table:table-cell>
          <table:table-cell table:style-name="ce43" office:value-type="float" office:value="5">
            <text:p>5</text:p>
          </table:table-cell>
          <table:table-cell table:style-name="ce22" table:formula="of:=VLOOKUP([.D134];[.$G$4:.$J$11];4)" office:value-type="float" office:value="1">
            <text:p>1</text:p>
          </table:table-cell>
          <table:table-cell table:number-columns-repeated="8"/>
        </table:table-row>
        <table:table-row table:style-name="ro2">
          <table:table-cell table:style-name="ce22" office:value-type="string">
            <text:p>85s</text:p>
          </table:table-cell>
          <table:table-cell table:style-name="ce48" office:value-type="float" office:value="0.4454">
            <text:p>0,44540</text:p>
          </table:table-cell>
          <table:table-cell table:style-name="ce48" office:value-type="float" office:value="0.3858">
            <text:p>0,38580</text:p>
          </table:table-cell>
          <table:table-cell table:style-name="ce43" office:value-type="float" office:value="5">
            <text:p>5</text:p>
          </table:table-cell>
          <table:table-cell table:style-name="ce22" table:formula="of:=VLOOKUP([.D135];[.$G$4:.$J$11];4)" office:value-type="float" office:value="1">
            <text:p>1</text:p>
          </table:table-cell>
          <table:table-cell table:number-columns-repeated="8"/>
        </table:table-row>
        <table:table-row table:style-name="ro2">
          <table:table-cell table:style-name="ce22" office:value-type="string">
            <text:p>85o</text:p>
          </table:table-cell>
          <table:table-cell table:style-name="ce48" office:value-type="float" office:value="0.4143">
            <text:p>0,41430</text:p>
          </table:table-cell>
          <table:table-cell table:style-name="ce48" office:value-type="float" office:value="0.3808">
            <text:p>0,38080</text:p>
          </table:table-cell>
          <table:table-cell table:style-name="ce43" office:value-type="float" office:value="5">
            <text:p>5</text:p>
          </table:table-cell>
          <table:table-cell table:style-name="ce22" table:formula="of:=VLOOKUP([.D136];[.$G$4:.$J$11];4)" office:value-type="float" office:value="1">
            <text:p>1</text:p>
          </table:table-cell>
          <table:table-cell table:number-columns-repeated="8"/>
        </table:table-row>
        <table:table-row table:style-name="ro2">
          <table:table-cell table:style-name="ce22" office:value-type="string">
            <text:p>84s</text:p>
          </table:table-cell>
          <table:table-cell table:style-name="ce48" office:value-type="float" office:value="0.427">
            <text:p>0,42700</text:p>
          </table:table-cell>
          <table:table-cell table:style-name="ce48" office:value-type="float" office:value="0.3864">
            <text:p>0,38640</text:p>
          </table:table-cell>
          <table:table-cell table:style-name="ce43" office:value-type="float" office:value="5">
            <text:p>5</text:p>
          </table:table-cell>
          <table:table-cell table:style-name="ce22" table:formula="of:=VLOOKUP([.D137];[.$G$4:.$J$11];4)" office:value-type="float" office:value="1">
            <text:p>1</text:p>
          </table:table-cell>
          <table:table-cell table:number-columns-repeated="8"/>
        </table:table-row>
        <table:table-row table:style-name="ro2">
          <table:table-cell table:style-name="ce22" office:value-type="string">
            <text:p>84o</text:p>
          </table:table-cell>
          <table:table-cell table:style-name="ce48" office:value-type="float" office:value="0.3945">
            <text:p>0,39450</text:p>
          </table:table-cell>
          <table:table-cell table:style-name="ce48" office:value-type="float" office:value="0.3796">
            <text:p>0,37960</text:p>
          </table:table-cell>
          <table:table-cell table:style-name="ce43" office:value-type="float" office:value="5">
            <text:p>5</text:p>
          </table:table-cell>
          <table:table-cell table:style-name="ce22" table:formula="of:=VLOOKUP([.D138];[.$G$4:.$J$11];4)" office:value-type="float" office:value="1">
            <text:p>1</text:p>
          </table:table-cell>
          <table:table-cell table:number-columns-repeated="8"/>
        </table:table-row>
        <table:table-row table:style-name="ro2">
          <table:table-cell table:style-name="ce22" office:value-type="string">
            <text:p>83s</text:p>
          </table:table-cell>
          <table:table-cell table:style-name="ce48" office:value-type="float" office:value="0.4087">
            <text:p>0,40870</text:p>
          </table:table-cell>
          <table:table-cell table:style-name="ce48" office:value-type="float" office:value="0.3886">
            <text:p>0,38860</text:p>
          </table:table-cell>
          <table:table-cell table:style-name="ce43" office:value-type="float" office:value="5">
            <text:p>5</text:p>
          </table:table-cell>
          <table:table-cell table:style-name="ce22" table:formula="of:=VLOOKUP([.D139];[.$G$4:.$J$11];4)" office:value-type="float" office:value="1">
            <text:p>1</text:p>
          </table:table-cell>
          <table:table-cell table:number-columns-repeated="8"/>
        </table:table-row>
        <table:table-row table:style-name="ro2">
          <table:table-cell table:style-name="ce22" office:value-type="string">
            <text:p>82s</text:p>
          </table:table-cell>
          <table:table-cell table:style-name="ce48" office:value-type="float" office:value="0.4027">
            <text:p>0,40270</text:p>
          </table:table-cell>
          <table:table-cell table:style-name="ce48" office:value-type="float" office:value="0.3888">
            <text:p>0,38880</text:p>
          </table:table-cell>
          <table:table-cell table:style-name="ce43" office:value-type="float" office:value="5">
            <text:p>5</text:p>
          </table:table-cell>
          <table:table-cell table:style-name="ce22" table:formula="of:=VLOOKUP([.D140];[.$G$4:.$J$11];4)" office:value-type="float" office:value="1">
            <text:p>1</text:p>
          </table:table-cell>
          <table:table-cell table:number-columns-repeated="8"/>
        </table:table-row>
        <table:table-row table:style-name="ro2">
          <table:table-cell table:style-name="ce22" office:value-type="string">
            <text:p>76s</text:p>
          </table:table-cell>
          <table:table-cell table:style-name="ce48" office:value-type="float" office:value="0.4537">
            <text:p>0,45370</text:p>
          </table:table-cell>
          <table:table-cell table:style-name="ce48" office:value-type="float" office:value="0.4016">
            <text:p>0,40160</text:p>
          </table:table-cell>
          <table:table-cell table:style-name="ce43" office:value-type="float" office:value="5">
            <text:p>5</text:p>
          </table:table-cell>
          <table:table-cell table:style-name="ce22" table:formula="of:=VLOOKUP([.D141];[.$G$4:.$J$11];4)" office:value-type="float" office:value="1">
            <text:p>1</text:p>
          </table:table-cell>
          <table:table-cell table:number-columns-repeated="8"/>
        </table:table-row>
        <table:table-row table:style-name="ro2">
          <table:table-cell table:style-name="ce22" office:value-type="string">
            <text:p>76o</text:p>
          </table:table-cell>
          <table:table-cell table:style-name="ce48" office:value-type="float" office:value="0.4232">
            <text:p>0,42320</text:p>
          </table:table-cell>
          <table:table-cell table:style-name="ce48" office:value-type="float" office:value="0.4004">
            <text:p>0,40040</text:p>
          </table:table-cell>
          <table:table-cell table:style-name="ce43" office:value-type="float" office:value="5">
            <text:p>5</text:p>
          </table:table-cell>
          <table:table-cell table:style-name="ce22" table:formula="of:=VLOOKUP([.D142];[.$G$4:.$J$11];4)" office:value-type="float" office:value="1">
            <text:p>1</text:p>
          </table:table-cell>
          <table:table-cell table:number-columns-repeated="8"/>
        </table:table-row>
        <table:table-row table:style-name="ro2">
          <table:table-cell table:style-name="ce22" office:value-type="string">
            <text:p>75s</text:p>
          </table:table-cell>
          <table:table-cell table:style-name="ce48" office:value-type="float" office:value="0.4368">
            <text:p>0,43680</text:p>
          </table:table-cell>
          <table:table-cell table:style-name="ce48" office:value-type="float" office:value="0.3972">
            <text:p>0,39720</text:p>
          </table:table-cell>
          <table:table-cell table:style-name="ce43" office:value-type="float" office:value="5">
            <text:p>5</text:p>
          </table:table-cell>
          <table:table-cell table:style-name="ce22" table:formula="of:=VLOOKUP([.D143];[.$G$4:.$J$11];4)" office:value-type="float" office:value="1">
            <text:p>1</text:p>
          </table:table-cell>
          <table:table-cell table:number-columns-repeated="8"/>
        </table:table-row>
        <table:table-row table:style-name="ro2">
          <table:table-cell table:style-name="ce22" office:value-type="string">
            <text:p>75o</text:p>
          </table:table-cell>
          <table:table-cell table:style-name="ce48" office:value-type="float" office:value="0.4051">
            <text:p>0,40510</text:p>
          </table:table-cell>
          <table:table-cell table:style-name="ce48" office:value-type="float" office:value="0.3938">
            <text:p>0,39380</text:p>
          </table:table-cell>
          <table:table-cell table:style-name="ce43" office:value-type="float" office:value="5">
            <text:p>5</text:p>
          </table:table-cell>
          <table:table-cell table:style-name="ce22" table:formula="of:=VLOOKUP([.D144];[.$G$4:.$J$11];4)" office:value-type="float" office:value="1">
            <text:p>1</text:p>
          </table:table-cell>
          <table:table-cell table:number-columns-repeated="8"/>
        </table:table-row>
        <table:table-row table:style-name="ro2">
          <table:table-cell table:style-name="ce22" office:value-type="string">
            <text:p>74s</text:p>
          </table:table-cell>
          <table:table-cell table:style-name="ce48" office:value-type="float" office:value="0.4185">
            <text:p>0,41850</text:p>
          </table:table-cell>
          <table:table-cell table:style-name="ce48" office:value-type="float" office:value="0.3974">
            <text:p>0,39740</text:p>
          </table:table-cell>
          <table:table-cell table:style-name="ce43" office:value-type="float" office:value="5">
            <text:p>5</text:p>
          </table:table-cell>
          <table:table-cell table:style-name="ce22" table:formula="of:=VLOOKUP([.D145];[.$G$4:.$J$11];4)" office:value-type="float" office:value="1">
            <text:p>1</text:p>
          </table:table-cell>
          <table:table-cell table:number-columns-repeated="8"/>
        </table:table-row>
        <table:table-row table:style-name="ro2">
          <table:table-cell table:style-name="ce22" office:value-type="string">
            <text:p>73s</text:p>
          </table:table-cell>
          <table:table-cell table:style-name="ce48" office:value-type="float" office:value="0.4004">
            <text:p>0,40040</text:p>
          </table:table-cell>
          <table:table-cell table:style-name="ce48" office:value-type="float" office:value="0.3966">
            <text:p>0,39660</text:p>
          </table:table-cell>
          <table:table-cell table:style-name="ce43" office:value-type="float" office:value="5">
            <text:p>5</text:p>
          </table:table-cell>
          <table:table-cell table:style-name="ce22" table:formula="of:=VLOOKUP([.D146];[.$G$4:.$J$11];4)" office:value-type="float" office:value="1">
            <text:p>1</text:p>
          </table:table-cell>
          <table:table-cell table:number-columns-repeated="8"/>
        </table:table-row>
        <table:table-row table:style-name="ro2">
          <table:table-cell table:style-name="ce22" office:value-type="string">
            <text:p>65s</text:p>
          </table:table-cell>
          <table:table-cell table:style-name="ce48" office:value-type="float" office:value="0.4313">
            <text:p>0,43130</text:p>
          </table:table-cell>
          <table:table-cell table:style-name="ce48" office:value-type="float" office:value="0.4036">
            <text:p>0,40360</text:p>
          </table:table-cell>
          <table:table-cell table:style-name="ce43" office:value-type="float" office:value="5">
            <text:p>5</text:p>
          </table:table-cell>
          <table:table-cell table:style-name="ce22" table:formula="of:=VLOOKUP([.D147];[.$G$4:.$J$11];4)" office:value-type="float" office:value="1">
            <text:p>1</text:p>
          </table:table-cell>
          <table:table-cell table:number-columns-repeated="8"/>
        </table:table-row>
        <table:table-row table:style-name="ro2">
          <table:table-cell table:style-name="ce22" office:value-type="string">
            <text:p>65o</text:p>
          </table:table-cell>
          <table:table-cell table:style-name="ce48" office:value-type="float" office:value="0.3994">
            <text:p>0,39940</text:p>
          </table:table-cell>
          <table:table-cell table:style-name="ce48" office:value-type="float" office:value="0.401">
            <text:p>0,40100</text:p>
          </table:table-cell>
          <table:table-cell table:style-name="ce43" office:value-type="float" office:value="5">
            <text:p>5</text:p>
          </table:table-cell>
          <table:table-cell table:style-name="ce22" table:formula="of:=VLOOKUP([.D148];[.$G$4:.$J$11];4)" office:value-type="float" office:value="1">
            <text:p>1</text:p>
          </table:table-cell>
          <table:table-cell table:number-columns-repeated="8"/>
        </table:table-row>
        <table:table-row table:style-name="ro2">
          <table:table-cell table:style-name="ce22" office:value-type="string">
            <text:p>64s</text:p>
          </table:table-cell>
          <table:table-cell table:style-name="ce48" office:value-type="float" office:value="0.4133">
            <text:p>0,41330</text:p>
          </table:table-cell>
          <table:table-cell table:style-name="ce48" office:value-type="float" office:value="0.405">
            <text:p>0,40500</text:p>
          </table:table-cell>
          <table:table-cell table:style-name="ce43" office:value-type="float" office:value="5">
            <text:p>5</text:p>
          </table:table-cell>
          <table:table-cell table:style-name="ce22" table:formula="of:=VLOOKUP([.D149];[.$G$4:.$J$11];4)" office:value-type="float" office:value="1">
            <text:p>1</text:p>
          </table:table-cell>
          <table:table-cell table:number-columns-repeated="8"/>
        </table:table-row>
        <table:table-row table:style-name="ro2">
          <table:table-cell table:style-name="ce22" office:value-type="string">
            <text:p>63s</text:p>
          </table:table-cell>
          <table:table-cell table:style-name="ce48" office:value-type="float" office:value="0.3953">
            <text:p>0,39530</text:p>
          </table:table-cell>
          <table:table-cell table:style-name="ce48" office:value-type="float" office:value="0.4036">
            <text:p>0,40360</text:p>
          </table:table-cell>
          <table:table-cell table:style-name="ce43" office:value-type="float" office:value="5">
            <text:p>5</text:p>
          </table:table-cell>
          <table:table-cell table:style-name="ce22" table:formula="of:=VLOOKUP([.D150];[.$G$4:.$J$11];4)" office:value-type="float" office:value="1">
            <text:p>1</text:p>
          </table:table-cell>
          <table:table-cell table:number-columns-repeated="8"/>
        </table:table-row>
        <table:table-row table:style-name="ro2">
          <table:table-cell table:style-name="ce22" office:value-type="string">
            <text:p>54s</text:p>
          </table:table-cell>
          <table:table-cell table:style-name="ce48" office:value-type="float" office:value="0.4145">
            <text:p>0,41450</text:p>
          </table:table-cell>
          <table:table-cell table:style-name="ce48" office:value-type="float" office:value="0.4036">
            <text:p>0,40360</text:p>
          </table:table-cell>
          <table:table-cell table:style-name="ce43" office:value-type="float" office:value="5">
            <text:p>5</text:p>
          </table:table-cell>
          <table:table-cell table:style-name="ce22" table:formula="of:=VLOOKUP([.D151];[.$G$4:.$J$11];4)" office:value-type="float" office:value="1">
            <text:p>1</text:p>
          </table:table-cell>
          <table:table-cell table:number-columns-repeated="8"/>
        </table:table-row>
        <table:table-row table:style-name="ro2">
          <table:table-cell table:style-name="ce22" office:value-type="string">
            <text:p>53s</text:p>
          </table:table-cell>
          <table:table-cell table:style-name="ce48" office:value-type="float" office:value="0.3969">
            <text:p>0,39690</text:p>
          </table:table-cell>
          <table:table-cell table:style-name="ce48" office:value-type="float" office:value="0.404">
            <text:p>0,40400</text:p>
          </table:table-cell>
          <table:table-cell table:style-name="ce43" office:value-type="float" office:value="5">
            <text:p>5</text:p>
          </table:table-cell>
          <table:table-cell table:style-name="ce22" table:formula="of:=VLOOKUP([.D152];[.$G$4:.$J$11];4)" office:value-type="float" office:value="1">
            <text:p>1</text:p>
          </table:table-cell>
          <table:table-cell table:number-columns-repeated="8"/>
        </table:table-row>
        <table:table-row table:style-name="ro2">
          <table:table-cell table:style-name="Default" office:value-type="string">
            <text:p>83o</text:p>
          </table:table-cell>
          <table:table-cell table:style-name="ce49" office:value-type="float" office:value="0.3748">
            <text:p>0,37480</text:p>
          </table:table-cell>
          <table:table-cell table:style-name="ce49" office:value-type="float" office:value="0.3798">
            <text:p>0,37980</text:p>
          </table:table-cell>
          <table:table-cell table:style-name="ce44" office:value-type="float" office:value="7">
            <text:p>7</text:p>
          </table:table-cell>
          <table:table-cell table:formula="of:=VLOOKUP([.D153];[.$G$4:.$J$11];4)" office:value-type="float" office:value="0">
            <text:p>0</text:p>
          </table:table-cell>
          <table:table-cell table:number-columns-repeated="8"/>
        </table:table-row>
        <table:table-row table:style-name="ro2">
          <table:table-cell table:style-name="Default" office:value-type="string">
            <text:p>82o</text:p>
          </table:table-cell>
          <table:table-cell table:style-name="ce49" office:value-type="float" office:value="0.3683">
            <text:p>0,36830</text:p>
          </table:table-cell>
          <table:table-cell table:style-name="ce49" office:value-type="float" office:value="0.379">
            <text:p>0,37900</text:p>
          </table:table-cell>
          <table:table-cell table:style-name="ce44" office:value-type="float" office:value="7">
            <text:p>7</text:p>
          </table:table-cell>
          <table:table-cell table:formula="of:=VLOOKUP([.D154];[.$G$4:.$J$11];4)" office:value-type="float" office:value="0">
            <text:p>0</text:p>
          </table:table-cell>
          <table:table-cell table:number-columns-repeated="8"/>
        </table:table-row>
        <table:table-row table:style-name="ro2">
          <table:table-cell table:style-name="Default" office:value-type="string">
            <text:p>74o</text:p>
          </table:table-cell>
          <table:table-cell table:style-name="ce49" office:value-type="float" office:value="0.3855">
            <text:p>0,38550</text:p>
          </table:table-cell>
          <table:table-cell table:style-name="ce49" office:value-type="float" office:value="0.3918">
            <text:p>0,39180</text:p>
          </table:table-cell>
          <table:table-cell table:style-name="ce44" office:value-type="float" office:value="7">
            <text:p>7</text:p>
          </table:table-cell>
          <table:table-cell table:formula="of:=VLOOKUP([.D155];[.$G$4:.$J$11];4)" office:value-type="float" office:value="0">
            <text:p>0</text:p>
          </table:table-cell>
          <table:table-cell table:number-columns-repeated="8"/>
        </table:table-row>
        <table:table-row table:style-name="ro2">
          <table:table-cell table:style-name="Default" office:value-type="string">
            <text:p>73o</text:p>
          </table:table-cell>
          <table:table-cell table:style-name="ce49" office:value-type="float" office:value="0.366">
            <text:p>0,36600</text:p>
          </table:table-cell>
          <table:table-cell table:style-name="ce49" office:value-type="float" office:value="0.3888">
            <text:p>0,38880</text:p>
          </table:table-cell>
          <table:table-cell table:style-name="ce44" office:value-type="float" office:value="7">
            <text:p>7</text:p>
          </table:table-cell>
          <table:table-cell table:formula="of:=VLOOKUP([.D156];[.$G$4:.$J$11];4)" office:value-type="float" office:value="0">
            <text:p>0</text:p>
          </table:table-cell>
          <table:table-cell table:number-columns-repeated="8"/>
        </table:table-row>
        <table:table-row table:style-name="ro2">
          <table:table-cell table:style-name="Default" office:value-type="string">
            <text:p>72s</text:p>
          </table:table-cell>
          <table:table-cell table:style-name="ce49" office:value-type="float" office:value="0.3816">
            <text:p>0,38160</text:p>
          </table:table-cell>
          <table:table-cell table:style-name="ce49" office:value-type="float" office:value="0.3978">
            <text:p>0,39780</text:p>
          </table:table-cell>
          <table:table-cell table:style-name="ce44" office:value-type="float" office:value="7">
            <text:p>7</text:p>
          </table:table-cell>
          <table:table-cell table:formula="of:=VLOOKUP([.D157];[.$G$4:.$J$11];4)" office:value-type="float" office:value="0">
            <text:p>0</text:p>
          </table:table-cell>
          <table:table-cell table:number-columns-repeated="8"/>
        </table:table-row>
        <table:table-row table:style-name="ro2">
          <table:table-cell table:style-name="Default" office:value-type="string">
            <text:p>72o</text:p>
          </table:table-cell>
          <table:table-cell table:style-name="ce49" office:value-type="float" office:value="0.3458">
            <text:p>0,34580</text:p>
          </table:table-cell>
          <table:table-cell table:style-name="ce49" office:value-type="float" office:value="0.388">
            <text:p>0,38800</text:p>
          </table:table-cell>
          <table:table-cell table:style-name="ce44" office:value-type="float" office:value="7">
            <text:p>7</text:p>
          </table:table-cell>
          <table:table-cell table:formula="of:=VLOOKUP([.D158];[.$G$4:.$J$11];4)" office:value-type="float" office:value="0">
            <text:p>0</text:p>
          </table:table-cell>
          <table:table-cell table:number-columns-repeated="8"/>
        </table:table-row>
        <table:table-row table:style-name="ro2">
          <table:table-cell table:style-name="Default" office:value-type="string">
            <text:p>64o</text:p>
          </table:table-cell>
          <table:table-cell table:style-name="ce49" office:value-type="float" office:value="0.3801">
            <text:p>0,38010</text:p>
          </table:table-cell>
          <table:table-cell table:style-name="ce49" office:value-type="float" office:value="0.4004">
            <text:p>0,40040</text:p>
          </table:table-cell>
          <table:table-cell table:style-name="ce44" office:value-type="float" office:value="7">
            <text:p>7</text:p>
          </table:table-cell>
          <table:table-cell table:formula="of:=VLOOKUP([.D159];[.$G$4:.$J$11];4)" office:value-type="float" office:value="0">
            <text:p>0</text:p>
          </table:table-cell>
          <table:table-cell table:number-columns-repeated="8"/>
        </table:table-row>
        <table:table-row table:style-name="ro2">
          <table:table-cell table:style-name="Default" office:value-type="string">
            <text:p>63o</text:p>
          </table:table-cell>
          <table:table-cell table:style-name="ce49" office:value-type="float" office:value="0.3608">
            <text:p>0,36080</text:p>
          </table:table-cell>
          <table:table-cell table:style-name="ce49" office:value-type="float" office:value="0.397">
            <text:p>0,39700</text:p>
          </table:table-cell>
          <table:table-cell table:style-name="ce44" office:value-type="float" office:value="7">
            <text:p>7</text:p>
          </table:table-cell>
          <table:table-cell table:formula="of:=VLOOKUP([.D160];[.$G$4:.$J$11];4)" office:value-type="float" office:value="0">
            <text:p>0</text:p>
          </table:table-cell>
          <table:table-cell table:number-columns-repeated="8"/>
        </table:table-row>
        <table:table-row table:style-name="ro2">
          <table:table-cell table:style-name="Default" office:value-type="string">
            <text:p>62s</text:p>
          </table:table-cell>
          <table:table-cell table:style-name="ce49" office:value-type="float" office:value="0.3767">
            <text:p>0,37670</text:p>
          </table:table-cell>
          <table:table-cell table:style-name="ce49" office:value-type="float" office:value="0.4022">
            <text:p>0,40220</text:p>
          </table:table-cell>
          <table:table-cell table:style-name="ce44" office:value-type="float" office:value="7">
            <text:p>7</text:p>
          </table:table-cell>
          <table:table-cell table:formula="of:=VLOOKUP([.D161];[.$G$4:.$J$11];4)" office:value-type="float" office:value="0">
            <text:p>0</text:p>
          </table:table-cell>
          <table:table-cell table:number-columns-repeated="8"/>
        </table:table-row>
        <table:table-row table:style-name="ro2">
          <table:table-cell table:style-name="Default" office:value-type="string">
            <text:p>62o</text:p>
          </table:table-cell>
          <table:table-cell table:style-name="ce49" office:value-type="float" office:value="0.3408">
            <text:p>0,34080</text:p>
          </table:table-cell>
          <table:table-cell table:style-name="ce49" office:value-type="float" office:value="0.3932">
            <text:p>0,39320</text:p>
          </table:table-cell>
          <table:table-cell table:style-name="ce44" office:value-type="float" office:value="7">
            <text:p>7</text:p>
          </table:table-cell>
          <table:table-cell table:formula="of:=VLOOKUP([.D162];[.$G$4:.$J$11];4)" office:value-type="float" office:value="0">
            <text:p>0</text:p>
          </table:table-cell>
          <table:table-cell table:number-columns-repeated="8"/>
        </table:table-row>
        <table:table-row table:style-name="ro2">
          <table:table-cell table:style-name="Default" office:value-type="string">
            <text:p>54o</text:p>
          </table:table-cell>
          <table:table-cell table:style-name="ce49" office:value-type="float" office:value="0.3816">
            <text:p>0,38160</text:p>
          </table:table-cell>
          <table:table-cell table:style-name="ce49" office:value-type="float" office:value="0.3996">
            <text:p>0,39960</text:p>
          </table:table-cell>
          <table:table-cell table:style-name="ce44" office:value-type="float" office:value="7">
            <text:p>7</text:p>
          </table:table-cell>
          <table:table-cell table:formula="of:=VLOOKUP([.D163];[.$G$4:.$J$11];4)" office:value-type="float" office:value="0">
            <text:p>0</text:p>
          </table:table-cell>
          <table:table-cell table:number-columns-repeated="8"/>
        </table:table-row>
        <table:table-row table:style-name="ro2">
          <table:table-cell table:style-name="Default" office:value-type="string">
            <text:p>53o</text:p>
          </table:table-cell>
          <table:table-cell table:style-name="ce49" office:value-type="float" office:value="0.3626">
            <text:p>0,36260</text:p>
          </table:table-cell>
          <table:table-cell table:style-name="ce49" office:value-type="float" office:value="0.3982">
            <text:p>0,39820</text:p>
          </table:table-cell>
          <table:table-cell table:style-name="ce44" office:value-type="float" office:value="7">
            <text:p>7</text:p>
          </table:table-cell>
          <table:table-cell table:formula="of:=VLOOKUP([.D164];[.$G$4:.$J$11];4)" office:value-type="float" office:value="0">
            <text:p>0</text:p>
          </table:table-cell>
          <table:table-cell table:number-columns-repeated="8"/>
        </table:table-row>
        <table:table-row table:style-name="ro2">
          <table:table-cell table:style-name="Default" office:value-type="string">
            <text:p>52s</text:p>
          </table:table-cell>
          <table:table-cell table:style-name="ce49" office:value-type="float" office:value="0.3785">
            <text:p>0,37850</text:p>
          </table:table-cell>
          <table:table-cell table:style-name="ce49" office:value-type="float" office:value="0.4026">
            <text:p>0,40260</text:p>
          </table:table-cell>
          <table:table-cell table:style-name="ce44" office:value-type="float" office:value="7">
            <text:p>7</text:p>
          </table:table-cell>
          <table:table-cell table:formula="of:=VLOOKUP([.D165];[.$G$4:.$J$11];4)" office:value-type="float" office:value="0">
            <text:p>0</text:p>
          </table:table-cell>
          <table:table-cell table:number-columns-repeated="8"/>
        </table:table-row>
        <table:table-row table:style-name="ro2">
          <table:table-cell table:style-name="Default" office:value-type="string">
            <text:p>52o</text:p>
          </table:table-cell>
          <table:table-cell table:style-name="ce49" office:value-type="float" office:value="0.3428">
            <text:p>0,34280</text:p>
          </table:table-cell>
          <table:table-cell table:style-name="ce49" office:value-type="float" office:value="0.3944">
            <text:p>0,39440</text:p>
          </table:table-cell>
          <table:table-cell table:style-name="ce44" office:value-type="float" office:value="7">
            <text:p>7</text:p>
          </table:table-cell>
          <table:table-cell table:formula="of:=VLOOKUP([.D166];[.$G$4:.$J$11];4)" office:value-type="float" office:value="0">
            <text:p>0</text:p>
          </table:table-cell>
          <table:table-cell table:number-columns-repeated="8"/>
        </table:table-row>
        <table:table-row table:style-name="ro2">
          <table:table-cell table:style-name="Default" office:value-type="string">
            <text:p>43s</text:p>
          </table:table-cell>
          <table:table-cell table:style-name="ce49" office:value-type="float" office:value="0.3864">
            <text:p>0,38640</text:p>
          </table:table-cell>
          <table:table-cell table:style-name="ce49" office:value-type="float" office:value="0.4058">
            <text:p>0,40580</text:p>
          </table:table-cell>
          <table:table-cell table:style-name="ce44" office:value-type="float" office:value="7">
            <text:p>7</text:p>
          </table:table-cell>
          <table:table-cell table:formula="of:=VLOOKUP([.D167];[.$G$4:.$J$11];4)" office:value-type="float" office:value="0">
            <text:p>0</text:p>
          </table:table-cell>
          <table:table-cell table:number-columns-repeated="8"/>
        </table:table-row>
        <table:table-row table:style-name="ro2">
          <table:table-cell table:style-name="Default" office:value-type="string">
            <text:p>43o</text:p>
          </table:table-cell>
          <table:table-cell table:style-name="ce49" office:value-type="float" office:value="0.3515">
            <text:p>0,35150</text:p>
          </table:table-cell>
          <table:table-cell table:style-name="ce49" office:value-type="float" office:value="0.3996">
            <text:p>0,39960</text:p>
          </table:table-cell>
          <table:table-cell table:style-name="ce44" office:value-type="float" office:value="7">
            <text:p>7</text:p>
          </table:table-cell>
          <table:table-cell table:formula="of:=VLOOKUP([.D168];[.$G$4:.$J$11];4)" office:value-type="float" office:value="0">
            <text:p>0</text:p>
          </table:table-cell>
          <table:table-cell table:number-columns-repeated="8"/>
        </table:table-row>
        <table:table-row table:style-name="ro2">
          <table:table-cell table:style-name="Default" office:value-type="string">
            <text:p>42s</text:p>
          </table:table-cell>
          <table:table-cell table:style-name="ce49" office:value-type="float" office:value="0.3683">
            <text:p>0,36830</text:p>
          </table:table-cell>
          <table:table-cell table:style-name="ce49" office:value-type="float" office:value="0.4046">
            <text:p>0,40460</text:p>
          </table:table-cell>
          <table:table-cell table:style-name="ce44" office:value-type="float" office:value="7">
            <text:p>7</text:p>
          </table:table-cell>
          <table:table-cell table:formula="of:=VLOOKUP([.D169];[.$G$4:.$J$11];4)" office:value-type="float" office:value="0">
            <text:p>0</text:p>
          </table:table-cell>
          <table:table-cell table:number-columns-repeated="8"/>
        </table:table-row>
        <table:table-row table:style-name="ro2">
          <table:table-cell table:style-name="Default" office:value-type="string">
            <text:p>42o</text:p>
          </table:table-cell>
          <table:table-cell table:style-name="ce49" office:value-type="float" office:value="0.332">
            <text:p>0,33200</text:p>
          </table:table-cell>
          <table:table-cell table:style-name="ce49" office:value-type="float" office:value="0.3964">
            <text:p>0,39640</text:p>
          </table:table-cell>
          <table:table-cell table:style-name="ce44" office:value-type="float" office:value="7">
            <text:p>7</text:p>
          </table:table-cell>
          <table:table-cell table:formula="of:=VLOOKUP([.D170];[.$G$4:.$J$11];4)" office:value-type="float" office:value="0">
            <text:p>0</text:p>
          </table:table-cell>
          <table:table-cell table:number-columns-repeated="8"/>
        </table:table-row>
        <table:table-row table:style-name="ro2">
          <table:table-cell table:style-name="Default" office:value-type="string">
            <text:p>32s</text:p>
          </table:table-cell>
          <table:table-cell table:style-name="ce49" office:value-type="float" office:value="0.3598">
            <text:p>0,35980</text:p>
          </table:table-cell>
          <table:table-cell table:style-name="ce49" office:value-type="float" office:value="0.4028">
            <text:p>0,40280</text:p>
          </table:table-cell>
          <table:table-cell table:style-name="ce44" office:value-type="float" office:value="7">
            <text:p>7</text:p>
          </table:table-cell>
          <table:table-cell table:formula="of:=VLOOKUP([.D171];[.$G$4:.$J$11];4)" office:value-type="float" office:value="0">
            <text:p>0</text:p>
          </table:table-cell>
          <table:table-cell table:number-columns-repeated="8"/>
        </table:table-row>
        <table:table-row table:style-name="ro2">
          <table:table-cell table:style-name="Default" office:value-type="string">
            <text:p>32o</text:p>
          </table:table-cell>
          <table:table-cell table:style-name="ce49" office:value-type="float" office:value="0.323">
            <text:p>0,32300</text:p>
          </table:table-cell>
          <table:table-cell table:style-name="ce49" office:value-type="float" office:value="0.394">
            <text:p>0,39400</text:p>
          </table:table-cell>
          <table:table-cell table:style-name="ce44" office:value-type="float" office:value="7">
            <text:p>7</text:p>
          </table:table-cell>
          <table:table-cell table:formula="of:=VLOOKUP([.D172];[.$G$4:.$J$11];4)" office:value-type="float" office:value="0">
            <text:p>0</text:p>
          </table:table-cell>
          <table:table-cell table:number-columns-repeated="8"/>
        </table:table-row>
        <table:table-row table:style-name="ro2" table:number-rows-repeated="65363">
          <table:table-cell table:number-columns-repeated="13"/>
        </table:table-row>
        <table:table-row table:style-name="ro2">
          <table:table-cell table:number-columns-repeated="13"/>
        </table:table-row>
      </table:table>
      <table:table table:name="8 hssd3 km" table:style-name="ta1" table:print="false">
        <table:table-column table:style-name="co20" table:default-cell-style-name="ce45"/>
        <table:table-column table:style-name="co58" table:default-cell-style-name="ce56"/>
        <table:table-column table:style-name="co59" table:default-cell-style-name="ce56"/>
        <table:table-column table:style-name="co53" table:default-cell-style-name="ce25"/>
        <table:table-column table:style-name="co18" table:default-cell-style-name="ce25"/>
        <table:table-column table:style-name="co19" table:default-cell-style-name="Default"/>
        <table:table-column table:style-name="co55" table:default-cell-style-name="Default"/>
        <table:table-column table:style-name="co52" table:default-cell-style-name="Default"/>
        <table:table-column table:style-name="co41" table:number-columns-repeated="2" table:default-cell-style-name="Default"/>
        <table:table-column table:style-name="co56" table:default-cell-style-name="Default"/>
        <table:table-column table:style-name="co57" table:default-cell-style-name="Default"/>
        <table:table-column table:style-name="co19" table:default-cell-style-name="Default"/>
        <table:table-row table:style-name="ro2">
          <table:table-cell table:style-name="Default"/>
          <table:table-cell table:style-name="ce52" table:number-columns-repeated="2"/>
          <table:table-cell table:style-name="Default"/>
          <table:table-cell table:number-columns-repeated="9"/>
        </table:table-row>
        <table:table-row table:style-name="ro2">
          <table:table-cell table:style-name="Default"/>
          <table:table-cell table:style-name="ce49" table:number-columns-repeated="2"/>
          <table:table-cell table:style-name="Default"/>
          <table:table-cell table:number-columns-repeated="2"/>
          <table:table-cell table:style-name="ce14" office:value-type="string">
            <text:p>k-means centers</text:p>
          </table:table-cell>
          <table:table-cell table:style-name="ce14" table:number-columns-repeated="3"/>
          <table:table-cell table:number-columns-repeated="3"/>
        </table:table-row>
        <table:table-row table:style-name="ro2">
          <table:table-cell table:style-name="ce47" office:value-type="string">
            <text:p>Pocket</text:p>
          </table:table-cell>
          <table:table-cell table:style-name="ce53" office:value-type="string">
            <text:p>HS</text:p>
          </table:table-cell>
          <table:table-cell table:style-name="ce53" office:value-type="string">
            <text:p>SD3</text:p>
          </table:table-cell>
          <table:table-cell table:style-name="ce34" office:value-type="string">
            <text:p>k-means cent.</text:p>
          </table:table-cell>
          <table:table-cell table:style-name="ce34" office:value-type="string">
            <text:p>bucket</text:p>
          </table:table-cell>
          <table:table-cell/>
          <table:table-cell table:style-name="ce14" office:value-type="string">
            <text:p>id</text:p>
          </table:table-cell>
          <table:table-cell table:style-name="ce14" office:value-type="string">
            <text:p>HS</text:p>
          </table:table-cell>
          <table:table-cell table:style-name="ce14" office:value-type="string">
            <text:p>SD</text:p>
          </table:table-cell>
          <table:table-cell table:style-name="ce14" office:value-type="string">
            <text:p>bucket</text:p>
          </table:table-cell>
          <table:table-cell/>
          <table:table-cell table:style-name="ce14" office:value-type="string">
            <text:p>Bucket</text:p>
          </table:table-cell>
          <table:table-cell table:style-name="ce14" office:value-type="string">
            <text:p>Cards</text:p>
          </table:table-cell>
        </table:table-row>
        <table:table-row table:style-name="ro2">
          <table:table-cell table:style-name="ce50" office:value-type="string">
            <text:p>AA </text:p>
          </table:table-cell>
          <table:table-cell table:style-name="ce54" office:value-type="float" office:value="0.852">
            <text:p>0,85200</text:p>
          </table:table-cell>
          <table:table-cell table:style-name="ce54" office:value-type="float" office:value="0.106">
            <text:p>0,10600</text:p>
          </table:table-cell>
          <table:table-cell table:style-name="ce50" office:value-type="float" office:value="7">
            <text:p>7</text:p>
          </table:table-cell>
          <table:table-cell table:style-name="ce22" table:formula="of:=VLOOKUP([.D4];[.$G$4:.$J$11];4)" office:value-type="float" office:value="7">
            <text:p>7</text:p>
          </table:table-cell>
          <table:table-cell/>
          <table:table-cell table:style-name="ce44" office:value-type="float" office:value="0">
            <text:p>0</text:p>
          </table:table-cell>
          <table:table-cell table:style-name="ce57" office:value-type="float" office:value="0.625574">
            <text:p>0,6255740</text:p>
          </table:table-cell>
          <table:table-cell table:style-name="ce57" office:value-type="float" office:value="0.2415">
            <text:p>0,2415000</text:p>
          </table:table-cell>
          <table:table-cell office:value-type="float" office:value="5">
            <text:p>5</text:p>
          </table:table-cell>
          <table:table-cell/>
          <table:table-cell office:value-type="float" office:value="7">
            <text:p>7</text:p>
          </table:table-cell>
          <table:table-cell table:formula="of:=STRJOIN([.A4:.A7]; &quot; &quot;)" office:value-type="string" office:string-value="AA  KK  QQ  JJ ">
            <text:p>AA <text:s/>KK <text:s/>QQ <text:s/>JJ </text:p>
          </table:table-cell>
        </table:table-row>
        <table:table-row table:style-name="ro2">
          <table:table-cell table:style-name="ce50" office:value-type="string">
            <text:p>KK </text:p>
          </table:table-cell>
          <table:table-cell table:style-name="ce54" office:value-type="float" office:value="0.824">
            <text:p>0,82400</text:p>
          </table:table-cell>
          <table:table-cell table:style-name="ce54" office:value-type="float" office:value="0.1155">
            <text:p>0,11550</text:p>
          </table:table-cell>
          <table:table-cell table:style-name="ce50" office:value-type="float" office:value="7">
            <text:p>7</text:p>
          </table:table-cell>
          <table:table-cell table:style-name="ce22" table:formula="of:=VLOOKUP([.D5];[.$G$4:.$J$11];4)" office:value-type="float" office:value="7">
            <text:p>7</text:p>
          </table:table-cell>
          <table:table-cell/>
          <table:table-cell table:style-name="ce44" office:value-type="float" office:value="1">
            <text:p>1</text:p>
          </table:table-cell>
          <table:table-cell table:style-name="ce57" office:value-type="float" office:value="0.471807">
            <text:p>0,4718070</text:p>
          </table:table-cell>
          <table:table-cell table:style-name="ce57" office:value-type="float" office:value="0.293722">
            <text:p>0,2937220</text:p>
          </table:table-cell>
          <table:table-cell office:value-type="float" office:value="2">
            <text:p>2</text:p>
          </table:table-cell>
          <table:table-cell/>
          <table:table-cell office:value-type="float" office:value="6">
            <text:p>6</text:p>
          </table:table-cell>
          <table:table-cell table:formula="of:=STRJOIN([.A8:.A11]; &quot; &quot;)" office:value-type="string" office:string-value="TT  99 88 77">
            <text:p>TT <text:s/>99 88 77</text:p>
          </table:table-cell>
        </table:table-row>
        <table:table-row table:style-name="ro2">
          <table:table-cell table:style-name="ce50" office:value-type="string">
            <text:p>QQ </text:p>
          </table:table-cell>
          <table:table-cell table:style-name="ce54" office:value-type="float" office:value="0.7993">
            <text:p>0,79930</text:p>
          </table:table-cell>
          <table:table-cell table:style-name="ce54" office:value-type="float" office:value="0.121">
            <text:p>0,12100</text:p>
          </table:table-cell>
          <table:table-cell table:style-name="ce50" office:value-type="float" office:value="7">
            <text:p>7</text:p>
          </table:table-cell>
          <table:table-cell table:style-name="ce22" table:formula="of:=VLOOKUP([.D6];[.$G$4:.$J$11];4)" office:value-type="float" office:value="7">
            <text:p>7</text:p>
          </table:table-cell>
          <table:table-cell/>
          <table:table-cell table:style-name="ce44" office:value-type="float" office:value="2">
            <text:p>2</text:p>
          </table:table-cell>
          <table:table-cell table:style-name="ce57" office:value-type="float" office:value="0.570662">
            <text:p>0,5706620</text:p>
          </table:table-cell>
          <table:table-cell table:style-name="ce57" office:value-type="float" office:value="0.254324">
            <text:p>0,2543240</text:p>
          </table:table-cell>
          <table:table-cell office:value-type="float" office:value="4">
            <text:p>4</text:p>
          </table:table-cell>
          <table:table-cell/>
          <table:table-cell office:value-type="float" office:value="5">
            <text:p>5</text:p>
          </table:table-cell>
          <table:table-cell table:formula="of:=STRJOIN([.A12:.A33]; &quot; &quot;)" office:value-type="string" office:string-value="66 55 AKs AKo AQs AQo AJs AJo ATs ATo A9s A9o A8s A8o A7s A6s A5s KQs KQo KJs KJo KTs">
            <text:p>66 55 AKs AKo AQs AQo AJs AJo ATs ATo A9s A9o A8s A8o A7s A6s A5s KQs KQo KJs KJo KTs</text:p>
          </table:table-cell>
        </table:table-row>
        <table:table-row table:style-name="ro2">
          <table:table-cell table:style-name="ce50" office:value-type="string">
            <text:p>JJ </text:p>
          </table:table-cell>
          <table:table-cell table:style-name="ce54" office:value-type="float" office:value="0.7747">
            <text:p>0,77470</text:p>
          </table:table-cell>
          <table:table-cell table:style-name="ce54" office:value-type="float" office:value="0.1273">
            <text:p>0,12730</text:p>
          </table:table-cell>
          <table:table-cell table:style-name="ce50" office:value-type="float" office:value="7">
            <text:p>7</text:p>
          </table:table-cell>
          <table:table-cell table:style-name="ce22" table:formula="of:=VLOOKUP([.D7];[.$G$4:.$J$11];4)" office:value-type="float" office:value="7">
            <text:p>7</text:p>
          </table:table-cell>
          <table:table-cell/>
          <table:table-cell table:style-name="ce44" office:value-type="float" office:value="3">
            <text:p>3</text:p>
          </table:table-cell>
          <table:table-cell table:style-name="ce57" office:value-type="float" office:value="0.370136">
            <text:p>0,3701360</text:p>
          </table:table-cell>
          <table:table-cell table:style-name="ce57" office:value-type="float" office:value="0.319768">
            <text:p>0,3197680</text:p>
          </table:table-cell>
          <table:table-cell office:value-type="float" office:value="0">
            <text:p>0</text:p>
          </table:table-cell>
          <table:table-cell/>
          <table:table-cell office:value-type="float" office:value="4">
            <text:p>4</text:p>
          </table:table-cell>
          <table:table-cell table:formula="of:=STRJOIN([.A34:.A63]; &quot; &quot;)" office:value-type="string" office:string-value="44 33 A7o A6o A5o A4s A4o A3s A3o A2s A2o KTo K9s K9o K8s K8o K7s K7o K6s K6o K5s K4s QJs QJo QTs QTo Q9s Q9o Q8s JTs">
            <text:p>44 33 A7o A6o A5o A4s A4o A3s A3o A2s A2o KTo K9s K9o K8s K8o K7s K7o K6s K6o K5s K4s QJs QJo QTs QTo Q9s Q9o Q8s JTs</text:p>
          </table:table-cell>
        </table:table-row>
        <table:table-row table:style-name="ro2">
          <table:table-cell table:style-name="ce51" office:value-type="string">
            <text:p>TT </text:p>
          </table:table-cell>
          <table:table-cell table:style-name="ce55" office:value-type="float" office:value="0.7501">
            <text:p>0,75010</text:p>
          </table:table-cell>
          <table:table-cell table:style-name="ce55" office:value-type="float" office:value="0.1347">
            <text:p>0,13470</text:p>
          </table:table-cell>
          <table:table-cell table:style-name="ce51" office:value-type="float" office:value="6">
            <text:p>6</text:p>
          </table:table-cell>
          <table:table-cell table:formula="of:=VLOOKUP([.D8];[.$G$4:.$J$11];4)" office:value-type="float" office:value="6">
            <text:p>6</text:p>
          </table:table-cell>
          <table:table-cell/>
          <table:table-cell table:style-name="ce44" office:value-type="float" office:value="4">
            <text:p>4</text:p>
          </table:table-cell>
          <table:table-cell table:style-name="ce57" office:value-type="float" office:value="0.521077">
            <text:p>0,5210770</text:p>
          </table:table-cell>
          <table:table-cell table:style-name="ce57" office:value-type="float" office:value="0.274861">
            <text:p>0,2748610</text:p>
          </table:table-cell>
          <table:table-cell office:value-type="float" office:value="3">
            <text:p>3</text:p>
          </table:table-cell>
          <table:table-cell/>
          <table:table-cell office:value-type="float" office:value="3">
            <text:p>3</text:p>
          </table:table-cell>
          <table:table-cell table:formula="of:=STRJOIN([.A64:.A94]; &quot; &quot;)" office:value-type="string" office:string-value="22 K5o K4o K3s K3o K2s K2o Q8o Q7s Q7o Q6s Q6o Q5s Q5o Q4s Q4o Q3s Q2s JTo J9s J9o J8s J8o J7s J7o J6s J5s T9s T9o T8s T7s">
            <text:p>22 K5o K4o K3s K3o K2s K2o Q8o Q7s Q7o Q6s Q6o Q5s Q5o Q4s Q4o Q3s Q2s JTo J9s J9o J8s J8o J7s J7o J6s J5s T9s T9o T8s T7s</text:p>
          </table:table-cell>
        </table:table-row>
        <table:table-row table:style-name="ro2">
          <table:table-cell table:style-name="ce51" office:value-type="string">
            <text:p>99</text:p>
          </table:table-cell>
          <table:table-cell table:style-name="ce55" office:value-type="float" office:value="0.7206">
            <text:p>0,72060</text:p>
          </table:table-cell>
          <table:table-cell table:style-name="ce55" office:value-type="float" office:value="0.1491">
            <text:p>0,14910</text:p>
          </table:table-cell>
          <table:table-cell table:style-name="ce51" office:value-type="float" office:value="6">
            <text:p>6</text:p>
          </table:table-cell>
          <table:table-cell table:formula="of:=VLOOKUP([.D9];[.$G$4:.$J$11];4)" office:value-type="float" office:value="6">
            <text:p>6</text:p>
          </table:table-cell>
          <table:table-cell/>
          <table:table-cell table:style-name="ce44" office:value-type="float" office:value="5">
            <text:p>5</text:p>
          </table:table-cell>
          <table:table-cell table:style-name="ce57" office:value-type="float" office:value="0.423842">
            <text:p>0,4238420</text:p>
          </table:table-cell>
          <table:table-cell table:style-name="ce57" office:value-type="float" office:value="0.312319">
            <text:p>0,3123190</text:p>
          </table:table-cell>
          <table:table-cell office:value-type="float" office:value="1">
            <text:p>1</text:p>
          </table:table-cell>
          <table:table-cell/>
          <table:table-cell office:value-type="float" office:value="2">
            <text:p>2</text:p>
          </table:table-cell>
          <table:table-cell table:formula="of:=STRJOIN([.A95:.A121]; &quot; &quot;)" office:value-type="string" office:string-value="Q3o Q2o J6o J5o J4s J4o J3s J3o J2s J2o T8o T7o T6s T6o T5s T5o T4s T3s T2s 98s 98o 97s 97o 96s 95s 87s 86s">
            <text:p>Q3o Q2o J6o J5o J4s J4o J3s J3o J2s J2o T8o T7o T6s T6o T5s T5o T4s T3s T2s 98s 98o 97s 97o 96s 95s 87s 86s</text:p>
          </table:table-cell>
        </table:table-row>
        <table:table-row table:style-name="ro2">
          <table:table-cell table:style-name="ce51" office:value-type="string">
            <text:p>88</text:p>
          </table:table-cell>
          <table:table-cell table:style-name="ce55" office:value-type="float" office:value="0.6916">
            <text:p>0,69160</text:p>
          </table:table-cell>
          <table:table-cell table:style-name="ce55" office:value-type="float" office:value="0.1636">
            <text:p>0,16360</text:p>
          </table:table-cell>
          <table:table-cell table:style-name="ce51" office:value-type="float" office:value="6">
            <text:p>6</text:p>
          </table:table-cell>
          <table:table-cell table:formula="of:=VLOOKUP([.D10];[.$G$4:.$J$11];4)" office:value-type="float" office:value="6">
            <text:p>6</text:p>
          </table:table-cell>
          <table:table-cell/>
          <table:table-cell table:style-name="ce44" office:value-type="float" office:value="6">
            <text:p>6</text:p>
          </table:table-cell>
          <table:table-cell table:style-name="ce57" office:value-type="float" office:value="0.706175">
            <text:p>0,7061750</text:p>
          </table:table-cell>
          <table:table-cell table:style-name="ce57" office:value-type="float" office:value="0.156375">
            <text:p>0,1563750</text:p>
          </table:table-cell>
          <table:table-cell office:value-type="float" office:value="6">
            <text:p>6</text:p>
          </table:table-cell>
          <table:table-cell/>
          <table:table-cell office:value-type="float" office:value="1">
            <text:p>1</text:p>
          </table:table-cell>
          <table:table-cell table:formula="of:=STRJOIN([.A122:.A148]; &quot; &quot;)" office:value-type="string" office:string-value="T4o T3o T2o 96o 95o 94s 94o 93s 93o 92s 87o 86o 85s 85o 84s 83s 82s 76s 76o 75s 75o 74s 73s 65s 65o 64s 54s">
            <text:p>T4o T3o T2o 96o 95o 94s 94o 93s 93o 92s 87o 86o 85s 85o 84s 83s 82s 76s 76o 75s 75o 74s 73s 65s 65o 64s 54s</text:p>
          </table:table-cell>
        </table:table-row>
        <table:table-row table:style-name="ro2">
          <table:table-cell table:style-name="ce51" office:value-type="string">
            <text:p>77</text:p>
          </table:table-cell>
          <table:table-cell table:style-name="ce55" office:value-type="float" office:value="0.6624">
            <text:p>0,66240</text:p>
          </table:table-cell>
          <table:table-cell table:style-name="ce55" office:value-type="float" office:value="0.1781">
            <text:p>0,17810</text:p>
          </table:table-cell>
          <table:table-cell table:style-name="ce51" office:value-type="float" office:value="6">
            <text:p>6</text:p>
          </table:table-cell>
          <table:table-cell table:formula="of:=VLOOKUP([.D11];[.$G$4:.$J$11];4)" office:value-type="float" office:value="6">
            <text:p>6</text:p>
          </table:table-cell>
          <table:table-cell/>
          <table:table-cell table:style-name="ce44" office:value-type="float" office:value="7">
            <text:p>7</text:p>
          </table:table-cell>
          <table:table-cell table:style-name="ce57" office:value-type="float" office:value="0.8125">
            <text:p>0,8125000</text:p>
          </table:table-cell>
          <table:table-cell table:style-name="ce57" office:value-type="float" office:value="0.11745">
            <text:p>0,1174500</text:p>
          </table:table-cell>
          <table:table-cell office:value-type="float" office:value="7">
            <text:p>7</text:p>
          </table:table-cell>
          <table:table-cell table:number-columns-repeated="3"/>
        </table:table-row>
        <table:table-row table:style-name="ro2">
          <table:table-cell table:style-name="ce50" office:value-type="string">
            <text:p>66</text:p>
          </table:table-cell>
          <table:table-cell table:style-name="ce54" office:value-type="float" office:value="0.6328">
            <text:p>0,63280</text:p>
          </table:table-cell>
          <table:table-cell table:style-name="ce54" office:value-type="float" office:value="0.1926">
            <text:p>0,19260</text:p>
          </table:table-cell>
          <table:table-cell table:style-name="ce50" office:value-type="float" office:value="0">
            <text:p>0</text:p>
          </table:table-cell>
          <table:table-cell table:style-name="ce22" table:formula="of:=VLOOKUP([.D12];[.$G$4:.$J$11];4)" office:value-type="float" office:value="5">
            <text:p>5</text:p>
          </table:table-cell>
          <table:table-cell table:number-columns-repeated="2"/>
          <table:table-cell table:style-name="ce58" table:number-columns-repeated="2"/>
          <table:table-cell table:number-columns-repeated="4"/>
        </table:table-row>
        <table:table-row table:style-name="ro2">
          <table:table-cell table:style-name="ce50" office:value-type="string">
            <text:p>55</text:p>
          </table:table-cell>
          <table:table-cell table:style-name="ce54" office:value-type="float" office:value="0.6032">
            <text:p>0,60320</text:p>
          </table:table-cell>
          <table:table-cell table:style-name="ce54" office:value-type="float" office:value="0.2056">
            <text:p>0,20560</text:p>
          </table:table-cell>
          <table:table-cell table:style-name="ce50" office:value-type="float" office:value="0">
            <text:p>0</text:p>
          </table:table-cell>
          <table:table-cell table:style-name="ce22" table:formula="of:=VLOOKUP([.D13];[.$G$4:.$J$11];4)" office:value-type="float" office:value="5">
            <text:p>5</text:p>
          </table:table-cell>
          <table:table-cell table:style-name="ce49" table:number-columns-repeated="2"/>
          <table:table-cell table:number-columns-repeated="6"/>
        </table:table-row>
        <table:table-row table:style-name="ro2">
          <table:table-cell table:style-name="ce50" office:value-type="string">
            <text:p>AKs</text:p>
          </table:table-cell>
          <table:table-cell table:style-name="ce54" office:value-type="float" office:value="0.6704">
            <text:p>0,67040</text:p>
          </table:table-cell>
          <table:table-cell table:style-name="ce54" office:value-type="float" office:value="0.2483">
            <text:p>0,24830</text:p>
          </table:table-cell>
          <table:table-cell table:style-name="ce50" office:value-type="float" office:value="0">
            <text:p>0</text:p>
          </table:table-cell>
          <table:table-cell table:style-name="ce22" table:formula="of:=VLOOKUP([.D14];[.$G$4:.$J$11];4)" office:value-type="float" office:value="5">
            <text:p>5</text:p>
          </table:table-cell>
          <table:table-cell table:number-columns-repeated="8"/>
        </table:table-row>
        <table:table-row table:style-name="ro2">
          <table:table-cell table:style-name="ce50" office:value-type="string">
            <text:p>AKo</text:p>
          </table:table-cell>
          <table:table-cell table:style-name="ce54" office:value-type="float" office:value="0.6532">
            <text:p>0,65320</text:p>
          </table:table-cell>
          <table:table-cell table:style-name="ce54" office:value-type="float" office:value="0.244">
            <text:p>0,24400</text:p>
          </table:table-cell>
          <table:table-cell table:style-name="ce50" office:value-type="float" office:value="0">
            <text:p>0</text:p>
          </table:table-cell>
          <table:table-cell table:style-name="ce22" table:formula="of:=VLOOKUP([.D15];[.$G$4:.$J$11];4)" office:value-type="float" office:value="5">
            <text:p>5</text:p>
          </table:table-cell>
          <table:table-cell table:number-columns-repeated="8"/>
        </table:table-row>
        <table:table-row table:style-name="ro2">
          <table:table-cell table:style-name="ce50" office:value-type="string">
            <text:p>AQs</text:p>
          </table:table-cell>
          <table:table-cell table:style-name="ce54" office:value-type="float" office:value="0.6621">
            <text:p>0,66210</text:p>
          </table:table-cell>
          <table:table-cell table:style-name="ce54" office:value-type="float" office:value="0.2445">
            <text:p>0,24450</text:p>
          </table:table-cell>
          <table:table-cell table:style-name="ce50" office:value-type="float" office:value="0">
            <text:p>0</text:p>
          </table:table-cell>
          <table:table-cell table:style-name="ce22" table:formula="of:=VLOOKUP([.D16];[.$G$4:.$J$11];4)" office:value-type="float" office:value="5">
            <text:p>5</text:p>
          </table:table-cell>
          <table:table-cell table:number-columns-repeated="8"/>
        </table:table-row>
        <table:table-row table:style-name="ro2">
          <table:table-cell table:style-name="ce50" office:value-type="string">
            <text:p>AQo</text:p>
          </table:table-cell>
          <table:table-cell table:style-name="ce54" office:value-type="float" office:value="0.6443">
            <text:p>0,64430</text:p>
          </table:table-cell>
          <table:table-cell table:style-name="ce54" office:value-type="float" office:value="0.2391">
            <text:p>0,23910</text:p>
          </table:table-cell>
          <table:table-cell table:style-name="ce50" office:value-type="float" office:value="0">
            <text:p>0</text:p>
          </table:table-cell>
          <table:table-cell table:style-name="ce22" table:formula="of:=VLOOKUP([.D17];[.$G$4:.$J$11];4)" office:value-type="float" office:value="5">
            <text:p>5</text:p>
          </table:table-cell>
          <table:table-cell table:number-columns-repeated="8"/>
        </table:table-row>
        <table:table-row table:style-name="ro2">
          <table:table-cell table:style-name="ce50" office:value-type="string">
            <text:p>AJs</text:p>
          </table:table-cell>
          <table:table-cell table:style-name="ce54" office:value-type="float" office:value="0.6539">
            <text:p>0,65390</text:p>
          </table:table-cell>
          <table:table-cell table:style-name="ce54" office:value-type="float" office:value="0.2418">
            <text:p>0,24180</text:p>
          </table:table-cell>
          <table:table-cell table:style-name="ce50" office:value-type="float" office:value="0">
            <text:p>0</text:p>
          </table:table-cell>
          <table:table-cell table:style-name="ce22" table:formula="of:=VLOOKUP([.D18];[.$G$4:.$J$11];4)" office:value-type="float" office:value="5">
            <text:p>5</text:p>
          </table:table-cell>
          <table:table-cell table:number-columns-repeated="8"/>
        </table:table-row>
        <table:table-row table:style-name="ro2">
          <table:table-cell table:style-name="ce50" office:value-type="string">
            <text:p>AJo</text:p>
          </table:table-cell>
          <table:table-cell table:style-name="ce54" office:value-type="float" office:value="0.6356">
            <text:p>0,63560</text:p>
          </table:table-cell>
          <table:table-cell table:style-name="ce54" office:value-type="float" office:value="0.2352">
            <text:p>0,23520</text:p>
          </table:table-cell>
          <table:table-cell table:style-name="ce50" office:value-type="float" office:value="0">
            <text:p>0</text:p>
          </table:table-cell>
          <table:table-cell table:style-name="ce22" table:formula="of:=VLOOKUP([.D19];[.$G$4:.$J$11];4)" office:value-type="float" office:value="5">
            <text:p>5</text:p>
          </table:table-cell>
          <table:table-cell table:number-columns-repeated="8"/>
        </table:table-row>
        <table:table-row table:style-name="ro2">
          <table:table-cell table:style-name="ce50" office:value-type="string">
            <text:p>ATs</text:p>
          </table:table-cell>
          <table:table-cell table:style-name="ce54" office:value-type="float" office:value="0.646">
            <text:p>0,64600</text:p>
          </table:table-cell>
          <table:table-cell table:style-name="ce54" office:value-type="float" office:value="0.2398">
            <text:p>0,23980</text:p>
          </table:table-cell>
          <table:table-cell table:style-name="ce50" office:value-type="float" office:value="0">
            <text:p>0</text:p>
          </table:table-cell>
          <table:table-cell table:style-name="ce22" table:formula="of:=VLOOKUP([.D20];[.$G$4:.$J$11];4)" office:value-type="float" office:value="5">
            <text:p>5</text:p>
          </table:table-cell>
          <table:table-cell table:number-columns-repeated="8"/>
        </table:table-row>
        <table:table-row table:style-name="ro2">
          <table:table-cell table:style-name="ce50" office:value-type="string">
            <text:p>ATo</text:p>
          </table:table-cell>
          <table:table-cell table:style-name="ce54" office:value-type="float" office:value="0.6272">
            <text:p>0,62720</text:p>
          </table:table-cell>
          <table:table-cell table:style-name="ce54" office:value-type="float" office:value="0.2322">
            <text:p>0,23220</text:p>
          </table:table-cell>
          <table:table-cell table:style-name="ce50" office:value-type="float" office:value="0">
            <text:p>0</text:p>
          </table:table-cell>
          <table:table-cell table:style-name="ce22" table:formula="of:=VLOOKUP([.D21];[.$G$4:.$J$11];4)" office:value-type="float" office:value="5">
            <text:p>5</text:p>
          </table:table-cell>
          <table:table-cell table:number-columns-repeated="8"/>
        </table:table-row>
        <table:table-row table:style-name="ro2">
          <table:table-cell table:style-name="ce50" office:value-type="string">
            <text:p>A9s</text:p>
          </table:table-cell>
          <table:table-cell table:style-name="ce54" office:value-type="float" office:value="0.6278">
            <text:p>0,62780</text:p>
          </table:table-cell>
          <table:table-cell table:style-name="ce54" office:value-type="float" office:value="0.2361">
            <text:p>0,23610</text:p>
          </table:table-cell>
          <table:table-cell table:style-name="ce50" office:value-type="float" office:value="0">
            <text:p>0</text:p>
          </table:table-cell>
          <table:table-cell table:style-name="ce22" table:formula="of:=VLOOKUP([.D22];[.$G$4:.$J$11];4)" office:value-type="float" office:value="5">
            <text:p>5</text:p>
          </table:table-cell>
          <table:table-cell table:number-columns-repeated="8"/>
        </table:table-row>
        <table:table-row table:style-name="ro2">
          <table:table-cell table:style-name="ce50" office:value-type="string">
            <text:p>A9o</text:p>
          </table:table-cell>
          <table:table-cell table:style-name="ce54" office:value-type="float" office:value="0.6077">
            <text:p>0,60770</text:p>
          </table:table-cell>
          <table:table-cell table:style-name="ce54" office:value-type="float" office:value="0.2261">
            <text:p>0,22610</text:p>
          </table:table-cell>
          <table:table-cell table:style-name="ce50" office:value-type="float" office:value="0">
            <text:p>0</text:p>
          </table:table-cell>
          <table:table-cell table:style-name="ce22" table:formula="of:=VLOOKUP([.D23];[.$G$4:.$J$11];4)" office:value-type="float" office:value="5">
            <text:p>5</text:p>
          </table:table-cell>
          <table:table-cell table:number-columns-repeated="8"/>
        </table:table-row>
        <table:table-row table:style-name="ro2">
          <table:table-cell table:style-name="ce50" office:value-type="string">
            <text:p>A8s</text:p>
          </table:table-cell>
          <table:table-cell table:style-name="ce54" office:value-type="float" office:value="0.6194">
            <text:p>0,61940</text:p>
          </table:table-cell>
          <table:table-cell table:style-name="ce54" office:value-type="float" office:value="0.2364">
            <text:p>0,23640</text:p>
          </table:table-cell>
          <table:table-cell table:style-name="ce50" office:value-type="float" office:value="0">
            <text:p>0</text:p>
          </table:table-cell>
          <table:table-cell table:style-name="ce22" table:formula="of:=VLOOKUP([.D24];[.$G$4:.$J$11];4)" office:value-type="float" office:value="5">
            <text:p>5</text:p>
          </table:table-cell>
          <table:table-cell table:number-columns-repeated="8"/>
        </table:table-row>
        <table:table-row table:style-name="ro2">
          <table:table-cell table:style-name="ce50" office:value-type="string">
            <text:p>A8o</text:p>
          </table:table-cell>
          <table:table-cell table:style-name="ce54" office:value-type="float" office:value="0.5987">
            <text:p>0,59870</text:p>
          </table:table-cell>
          <table:table-cell table:style-name="ce54" office:value-type="float" office:value="0.2254">
            <text:p>0,22540</text:p>
          </table:table-cell>
          <table:table-cell table:style-name="ce50" office:value-type="float" office:value="0">
            <text:p>0</text:p>
          </table:table-cell>
          <table:table-cell table:style-name="ce22" table:formula="of:=VLOOKUP([.D25];[.$G$4:.$J$11];4)" office:value-type="float" office:value="5">
            <text:p>5</text:p>
          </table:table-cell>
          <table:table-cell table:number-columns-repeated="8"/>
        </table:table-row>
        <table:table-row table:style-name="ro2">
          <table:table-cell table:style-name="ce50" office:value-type="string">
            <text:p>A7s</text:p>
          </table:table-cell>
          <table:table-cell table:style-name="ce54" office:value-type="float" office:value="0.6098">
            <text:p>0,60980</text:p>
          </table:table-cell>
          <table:table-cell table:style-name="ce54" office:value-type="float" office:value="0.2377">
            <text:p>0,23770</text:p>
          </table:table-cell>
          <table:table-cell table:style-name="ce50" office:value-type="float" office:value="0">
            <text:p>0</text:p>
          </table:table-cell>
          <table:table-cell table:style-name="ce22" table:formula="of:=VLOOKUP([.D26];[.$G$4:.$J$11];4)" office:value-type="float" office:value="5">
            <text:p>5</text:p>
          </table:table-cell>
          <table:table-cell table:number-columns-repeated="8"/>
        </table:table-row>
        <table:table-row table:style-name="ro2">
          <table:table-cell table:style-name="ce50" office:value-type="string">
            <text:p>A6s</text:p>
          </table:table-cell>
          <table:table-cell table:style-name="ce54" office:value-type="float" office:value="0.5991">
            <text:p>0,59910</text:p>
          </table:table-cell>
          <table:table-cell table:style-name="ce54" office:value-type="float" office:value="0.2394">
            <text:p>0,23940</text:p>
          </table:table-cell>
          <table:table-cell table:style-name="ce50" office:value-type="float" office:value="0">
            <text:p>0</text:p>
          </table:table-cell>
          <table:table-cell table:style-name="ce22" table:formula="of:=VLOOKUP([.D27];[.$G$4:.$J$11];4)" office:value-type="float" office:value="5">
            <text:p>5</text:p>
          </table:table-cell>
          <table:table-cell table:number-columns-repeated="8"/>
        </table:table-row>
        <table:table-row table:style-name="ro2">
          <table:table-cell table:style-name="ce50" office:value-type="string">
            <text:p>A5s</text:p>
          </table:table-cell>
          <table:table-cell table:style-name="ce54" office:value-type="float" office:value="0.5992">
            <text:p>0,59920</text:p>
          </table:table-cell>
          <table:table-cell table:style-name="ce54" office:value-type="float" office:value="0.2444">
            <text:p>0,24440</text:p>
          </table:table-cell>
          <table:table-cell table:style-name="ce50" office:value-type="float" office:value="0">
            <text:p>0</text:p>
          </table:table-cell>
          <table:table-cell table:style-name="ce22" table:formula="of:=VLOOKUP([.D28];[.$G$4:.$J$11];4)" office:value-type="float" office:value="5">
            <text:p>5</text:p>
          </table:table-cell>
          <table:table-cell table:number-columns-repeated="8"/>
        </table:table-row>
        <table:table-row table:style-name="ro2">
          <table:table-cell table:style-name="ce50" office:value-type="string">
            <text:p>KQs</text:p>
          </table:table-cell>
          <table:table-cell table:style-name="ce54" office:value-type="float" office:value="0.634">
            <text:p>0,63400</text:p>
          </table:table-cell>
          <table:table-cell table:style-name="ce54" office:value-type="float" office:value="0.2696">
            <text:p>0,26960</text:p>
          </table:table-cell>
          <table:table-cell table:style-name="ce50" office:value-type="float" office:value="0">
            <text:p>0</text:p>
          </table:table-cell>
          <table:table-cell table:style-name="ce22" table:formula="of:=VLOOKUP([.D29];[.$G$4:.$J$11];4)" office:value-type="float" office:value="5">
            <text:p>5</text:p>
          </table:table-cell>
          <table:table-cell table:number-columns-repeated="8"/>
        </table:table-row>
        <table:table-row table:style-name="ro2">
          <table:table-cell table:style-name="ce50" office:value-type="string">
            <text:p>KQo</text:p>
          </table:table-cell>
          <table:table-cell table:style-name="ce54" office:value-type="float" office:value="0.6146">
            <text:p>0,61460</text:p>
          </table:table-cell>
          <table:table-cell table:style-name="ce54" office:value-type="float" office:value="0.2649">
            <text:p>0,26490</text:p>
          </table:table-cell>
          <table:table-cell table:style-name="ce50" office:value-type="float" office:value="0">
            <text:p>0</text:p>
          </table:table-cell>
          <table:table-cell table:style-name="ce22" table:formula="of:=VLOOKUP([.D30];[.$G$4:.$J$11];4)" office:value-type="float" office:value="5">
            <text:p>5</text:p>
          </table:table-cell>
          <table:table-cell table:number-columns-repeated="8"/>
        </table:table-row>
        <table:table-row table:style-name="ro2">
          <table:table-cell table:style-name="ce50" office:value-type="string">
            <text:p>KJs</text:p>
          </table:table-cell>
          <table:table-cell table:style-name="ce54" office:value-type="float" office:value="0.6257">
            <text:p>0,62570</text:p>
          </table:table-cell>
          <table:table-cell table:style-name="ce54" office:value-type="float" office:value="0.2667">
            <text:p>0,26670</text:p>
          </table:table-cell>
          <table:table-cell table:style-name="ce50" office:value-type="float" office:value="0">
            <text:p>0</text:p>
          </table:table-cell>
          <table:table-cell table:style-name="ce22" table:formula="of:=VLOOKUP([.D31];[.$G$4:.$J$11];4)" office:value-type="float" office:value="5">
            <text:p>5</text:p>
          </table:table-cell>
          <table:table-cell table:number-columns-repeated="8"/>
        </table:table-row>
        <table:table-row table:style-name="ro2">
          <table:table-cell table:style-name="ce50" office:value-type="string">
            <text:p>KJo</text:p>
          </table:table-cell>
          <table:table-cell table:style-name="ce54" office:value-type="float" office:value="0.6057">
            <text:p>0,60570</text:p>
          </table:table-cell>
          <table:table-cell table:style-name="ce54" office:value-type="float" office:value="0.261">
            <text:p>0,26100</text:p>
          </table:table-cell>
          <table:table-cell table:style-name="ce50" office:value-type="float" office:value="0">
            <text:p>0</text:p>
          </table:table-cell>
          <table:table-cell table:style-name="ce22" table:formula="of:=VLOOKUP([.D32];[.$G$4:.$J$11];4)" office:value-type="float" office:value="5">
            <text:p>5</text:p>
          </table:table-cell>
          <table:table-cell table:number-columns-repeated="8"/>
        </table:table-row>
        <table:table-row table:style-name="ro2">
          <table:table-cell table:style-name="ce50" office:value-type="string">
            <text:p>KTs</text:p>
          </table:table-cell>
          <table:table-cell table:style-name="ce54" office:value-type="float" office:value="0.6179">
            <text:p>0,61790</text:p>
          </table:table-cell>
          <table:table-cell table:style-name="ce54" office:value-type="float" office:value="0.2645">
            <text:p>0,26450</text:p>
          </table:table-cell>
          <table:table-cell table:style-name="ce50" office:value-type="float" office:value="0">
            <text:p>0</text:p>
          </table:table-cell>
          <table:table-cell table:style-name="ce22" table:formula="of:=VLOOKUP([.D33];[.$G$4:.$J$11];4)" office:value-type="float" office:value="5">
            <text:p>5</text:p>
          </table:table-cell>
          <table:table-cell table:number-columns-repeated="8"/>
        </table:table-row>
        <table:table-row table:style-name="ro2">
          <table:table-cell table:style-name="ce51" office:value-type="string">
            <text:p>44</text:p>
          </table:table-cell>
          <table:table-cell table:style-name="ce55" office:value-type="float" office:value="0.5702">
            <text:p>0,57020</text:p>
          </table:table-cell>
          <table:table-cell table:style-name="ce55" office:value-type="float" office:value="0.2185">
            <text:p>0,21850</text:p>
          </table:table-cell>
          <table:table-cell table:style-name="ce51" office:value-type="float" office:value="2">
            <text:p>2</text:p>
          </table:table-cell>
          <table:table-cell table:formula="of:=VLOOKUP([.D34];[.$G$4:.$J$11];4)" office:value-type="float" office:value="4">
            <text:p>4</text:p>
          </table:table-cell>
          <table:table-cell table:number-columns-repeated="8"/>
        </table:table-row>
        <table:table-row table:style-name="ro2">
          <table:table-cell table:style-name="ce51" office:value-type="string">
            <text:p>33</text:p>
          </table:table-cell>
          <table:table-cell table:style-name="ce55" office:value-type="float" office:value="0.5369">
            <text:p>0,53690</text:p>
          </table:table-cell>
          <table:table-cell table:style-name="ce55" office:value-type="float" office:value="0.2301">
            <text:p>0,23010</text:p>
          </table:table-cell>
          <table:table-cell table:style-name="ce51" office:value-type="float" office:value="2">
            <text:p>2</text:p>
          </table:table-cell>
          <table:table-cell table:formula="of:=VLOOKUP([.D35];[.$G$4:.$J$11];4)" office:value-type="float" office:value="4">
            <text:p>4</text:p>
          </table:table-cell>
          <table:table-cell table:number-columns-repeated="8"/>
        </table:table-row>
        <table:table-row table:style-name="ro2">
          <table:table-cell table:style-name="ce51" office:value-type="string">
            <text:p>A7o</text:p>
          </table:table-cell>
          <table:table-cell table:style-name="ce55" office:value-type="float" office:value="0.5884">
            <text:p>0,58840</text:p>
          </table:table-cell>
          <table:table-cell table:style-name="ce55" office:value-type="float" office:value="0.2257">
            <text:p>0,22570</text:p>
          </table:table-cell>
          <table:table-cell table:style-name="ce51" office:value-type="float" office:value="2">
            <text:p>2</text:p>
          </table:table-cell>
          <table:table-cell table:formula="of:=VLOOKUP([.D36];[.$G$4:.$J$11];4)" office:value-type="float" office:value="4">
            <text:p>4</text:p>
          </table:table-cell>
          <table:table-cell table:number-columns-repeated="8"/>
        </table:table-row>
        <table:table-row table:style-name="ro2">
          <table:table-cell table:style-name="ce51" office:value-type="string">
            <text:p>A6o</text:p>
          </table:table-cell>
          <table:table-cell table:style-name="ce55" office:value-type="float" office:value="0.5768">
            <text:p>0,57680</text:p>
          </table:table-cell>
          <table:table-cell table:style-name="ce55" office:value-type="float" office:value="0.2263">
            <text:p>0,22630</text:p>
          </table:table-cell>
          <table:table-cell table:style-name="ce51" office:value-type="float" office:value="2">
            <text:p>2</text:p>
          </table:table-cell>
          <table:table-cell table:formula="of:=VLOOKUP([.D37];[.$G$4:.$J$11];4)" office:value-type="float" office:value="4">
            <text:p>4</text:p>
          </table:table-cell>
          <table:table-cell table:number-columns-repeated="8"/>
        </table:table-row>
        <table:table-row table:style-name="ro2">
          <table:table-cell table:style-name="ce51" office:value-type="string">
            <text:p>A5o</text:p>
          </table:table-cell>
          <table:table-cell table:style-name="ce55" office:value-type="float" office:value="0.577">
            <text:p>0,57700</text:p>
          </table:table-cell>
          <table:table-cell table:style-name="ce55" office:value-type="float" office:value="0.2319">
            <text:p>0,23190</text:p>
          </table:table-cell>
          <table:table-cell table:style-name="ce51" office:value-type="float" office:value="2">
            <text:p>2</text:p>
          </table:table-cell>
          <table:table-cell table:formula="of:=VLOOKUP([.D38];[.$G$4:.$J$11];4)" office:value-type="float" office:value="4">
            <text:p>4</text:p>
          </table:table-cell>
          <table:table-cell table:number-columns-repeated="8"/>
        </table:table-row>
        <table:table-row table:style-name="ro2">
          <table:table-cell table:style-name="ce51" office:value-type="string">
            <text:p>A4s</text:p>
          </table:table-cell>
          <table:table-cell table:style-name="ce55" office:value-type="float" office:value="0.5903">
            <text:p>0,59030</text:p>
          </table:table-cell>
          <table:table-cell table:style-name="ce55" office:value-type="float" office:value="0.2474">
            <text:p>0,24740</text:p>
          </table:table-cell>
          <table:table-cell table:style-name="ce51" office:value-type="float" office:value="2">
            <text:p>2</text:p>
          </table:table-cell>
          <table:table-cell table:formula="of:=VLOOKUP([.D39];[.$G$4:.$J$11];4)" office:value-type="float" office:value="4">
            <text:p>4</text:p>
          </table:table-cell>
          <table:table-cell table:number-columns-repeated="8"/>
        </table:table-row>
        <table:table-row table:style-name="ro2">
          <table:table-cell table:style-name="ce51" office:value-type="string">
            <text:p>A4o</text:p>
          </table:table-cell>
          <table:table-cell table:style-name="ce55" office:value-type="float" office:value="0.5673">
            <text:p>0,56730</text:p>
          </table:table-cell>
          <table:table-cell table:style-name="ce55" office:value-type="float" office:value="0.2342">
            <text:p>0,23420</text:p>
          </table:table-cell>
          <table:table-cell table:style-name="ce51" office:value-type="float" office:value="2">
            <text:p>2</text:p>
          </table:table-cell>
          <table:table-cell table:formula="of:=VLOOKUP([.D40];[.$G$4:.$J$11];4)" office:value-type="float" office:value="4">
            <text:p>4</text:p>
          </table:table-cell>
          <table:table-cell table:number-columns-repeated="8"/>
        </table:table-row>
        <table:table-row table:style-name="ro2">
          <table:table-cell table:style-name="ce51" office:value-type="string">
            <text:p>A3s</text:p>
          </table:table-cell>
          <table:table-cell table:style-name="ce55" office:value-type="float" office:value="0.5822">
            <text:p>0,58220</text:p>
          </table:table-cell>
          <table:table-cell table:style-name="ce55" office:value-type="float" office:value="0.2494">
            <text:p>0,24940</text:p>
          </table:table-cell>
          <table:table-cell table:style-name="ce51" office:value-type="float" office:value="2">
            <text:p>2</text:p>
          </table:table-cell>
          <table:table-cell table:formula="of:=VLOOKUP([.D41];[.$G$4:.$J$11];4)" office:value-type="float" office:value="4">
            <text:p>4</text:p>
          </table:table-cell>
          <table:table-cell table:number-columns-repeated="8"/>
        </table:table-row>
        <table:table-row table:style-name="ro2">
          <table:table-cell table:style-name="ce51" office:value-type="string">
            <text:p>A3o</text:p>
          </table:table-cell>
          <table:table-cell table:style-name="ce55" office:value-type="float" office:value="0.5584">
            <text:p>0,55840</text:p>
          </table:table-cell>
          <table:table-cell table:style-name="ce55" office:value-type="float" office:value="0.2354">
            <text:p>0,23540</text:p>
          </table:table-cell>
          <table:table-cell table:style-name="ce51" office:value-type="float" office:value="2">
            <text:p>2</text:p>
          </table:table-cell>
          <table:table-cell table:formula="of:=VLOOKUP([.D42];[.$G$4:.$J$11];4)" office:value-type="float" office:value="4">
            <text:p>4</text:p>
          </table:table-cell>
          <table:table-cell table:number-columns-repeated="8"/>
        </table:table-row>
        <table:table-row table:style-name="ro2">
          <table:table-cell table:style-name="ce51" office:value-type="string">
            <text:p>A2s</text:p>
          </table:table-cell>
          <table:table-cell table:style-name="ce55" office:value-type="float" office:value="0.5738">
            <text:p>0,57380</text:p>
          </table:table-cell>
          <table:table-cell table:style-name="ce55" office:value-type="float" office:value="0.2508">
            <text:p>0,25080</text:p>
          </table:table-cell>
          <table:table-cell table:style-name="ce51" office:value-type="float" office:value="2">
            <text:p>2</text:p>
          </table:table-cell>
          <table:table-cell table:formula="of:=VLOOKUP([.D43];[.$G$4:.$J$11];4)" office:value-type="float" office:value="4">
            <text:p>4</text:p>
          </table:table-cell>
          <table:table-cell table:number-columns-repeated="8"/>
        </table:table-row>
        <table:table-row table:style-name="ro2">
          <table:table-cell table:style-name="ce51" office:value-type="string">
            <text:p>A2o</text:p>
          </table:table-cell>
          <table:table-cell table:style-name="ce55" office:value-type="float" office:value="0.5493">
            <text:p>0,54930</text:p>
          </table:table-cell>
          <table:table-cell table:style-name="ce55" office:value-type="float" office:value="0.2359">
            <text:p>0,23590</text:p>
          </table:table-cell>
          <table:table-cell table:style-name="ce51" office:value-type="float" office:value="2">
            <text:p>2</text:p>
          </table:table-cell>
          <table:table-cell table:formula="of:=VLOOKUP([.D44];[.$G$4:.$J$11];4)" office:value-type="float" office:value="4">
            <text:p>4</text:p>
          </table:table-cell>
          <table:table-cell table:number-columns-repeated="8"/>
        </table:table-row>
        <table:table-row table:style-name="ro2">
          <table:table-cell table:style-name="ce51" office:value-type="string">
            <text:p>KTo</text:p>
          </table:table-cell>
          <table:table-cell table:style-name="ce55" office:value-type="float" office:value="0.5974">
            <text:p>0,59740</text:p>
          </table:table-cell>
          <table:table-cell table:style-name="ce55" office:value-type="float" office:value="0.2577">
            <text:p>0,25770</text:p>
          </table:table-cell>
          <table:table-cell table:style-name="ce51" office:value-type="float" office:value="2">
            <text:p>2</text:p>
          </table:table-cell>
          <table:table-cell table:formula="of:=VLOOKUP([.D45];[.$G$4:.$J$11];4)" office:value-type="float" office:value="4">
            <text:p>4</text:p>
          </table:table-cell>
          <table:table-cell table:number-columns-repeated="8"/>
        </table:table-row>
        <table:table-row table:style-name="ro2">
          <table:table-cell table:style-name="ce51" office:value-type="string">
            <text:p>K9s</text:p>
          </table:table-cell>
          <table:table-cell table:style-name="ce55" office:value-type="float" office:value="0.5999">
            <text:p>0,59990</text:p>
          </table:table-cell>
          <table:table-cell table:style-name="ce55" office:value-type="float" office:value="0.2592">
            <text:p>0,25920</text:p>
          </table:table-cell>
          <table:table-cell table:style-name="ce51" office:value-type="float" office:value="2">
            <text:p>2</text:p>
          </table:table-cell>
          <table:table-cell table:formula="of:=VLOOKUP([.D46];[.$G$4:.$J$11];4)" office:value-type="float" office:value="4">
            <text:p>4</text:p>
          </table:table-cell>
          <table:table-cell table:number-columns-repeated="8"/>
        </table:table-row>
        <table:table-row table:style-name="ro2">
          <table:table-cell table:style-name="ce51" office:value-type="string">
            <text:p>K9o</text:p>
          </table:table-cell>
          <table:table-cell table:style-name="ce55" office:value-type="float" office:value="0.5781">
            <text:p>0,57810</text:p>
          </table:table-cell>
          <table:table-cell table:style-name="ce55" office:value-type="float" office:value="0.25">
            <text:p>0,25000</text:p>
          </table:table-cell>
          <table:table-cell table:style-name="ce51" office:value-type="float" office:value="2">
            <text:p>2</text:p>
          </table:table-cell>
          <table:table-cell table:formula="of:=VLOOKUP([.D47];[.$G$4:.$J$11];4)" office:value-type="float" office:value="4">
            <text:p>4</text:p>
          </table:table-cell>
          <table:table-cell table:number-columns-repeated="8"/>
        </table:table-row>
        <table:table-row table:style-name="ro2">
          <table:table-cell table:style-name="ce51" office:value-type="string">
            <text:p>K8s</text:p>
          </table:table-cell>
          <table:table-cell table:style-name="ce55" office:value-type="float" office:value="0.5831">
            <text:p>0,58310</text:p>
          </table:table-cell>
          <table:table-cell table:style-name="ce55" office:value-type="float" office:value="0.2564">
            <text:p>0,25640</text:p>
          </table:table-cell>
          <table:table-cell table:style-name="ce51" office:value-type="float" office:value="2">
            <text:p>2</text:p>
          </table:table-cell>
          <table:table-cell table:formula="of:=VLOOKUP([.D48];[.$G$4:.$J$11];4)" office:value-type="float" office:value="4">
            <text:p>4</text:p>
          </table:table-cell>
          <table:table-cell table:number-columns-repeated="8"/>
        </table:table-row>
        <table:table-row table:style-name="ro2">
          <table:table-cell table:style-name="ce51" office:value-type="string">
            <text:p>K8o</text:p>
          </table:table-cell>
          <table:table-cell table:style-name="ce55" office:value-type="float" office:value="0.5602">
            <text:p>0,56020</text:p>
          </table:table-cell>
          <table:table-cell table:style-name="ce55" office:value-type="float" office:value="0.2449">
            <text:p>0,24490</text:p>
          </table:table-cell>
          <table:table-cell table:style-name="ce51" office:value-type="float" office:value="2">
            <text:p>2</text:p>
          </table:table-cell>
          <table:table-cell table:formula="of:=VLOOKUP([.D49];[.$G$4:.$J$11];4)" office:value-type="float" office:value="4">
            <text:p>4</text:p>
          </table:table-cell>
          <table:table-cell table:number-columns-repeated="8"/>
        </table:table-row>
        <table:table-row table:style-name="ro2">
          <table:table-cell table:style-name="ce51" office:value-type="string">
            <text:p>K7s</text:p>
          </table:table-cell>
          <table:table-cell table:style-name="ce55" office:value-type="float" office:value="0.5754">
            <text:p>0,57540</text:p>
          </table:table-cell>
          <table:table-cell table:style-name="ce55" office:value-type="float" office:value="0.2567">
            <text:p>0,25670</text:p>
          </table:table-cell>
          <table:table-cell table:style-name="ce51" office:value-type="float" office:value="2">
            <text:p>2</text:p>
          </table:table-cell>
          <table:table-cell table:formula="of:=VLOOKUP([.D50];[.$G$4:.$J$11];4)" office:value-type="float" office:value="4">
            <text:p>4</text:p>
          </table:table-cell>
          <table:table-cell table:number-columns-repeated="8"/>
        </table:table-row>
        <table:table-row table:style-name="ro2">
          <table:table-cell table:style-name="ce51" office:value-type="string">
            <text:p>K7o</text:p>
          </table:table-cell>
          <table:table-cell table:style-name="ce55" office:value-type="float" office:value="0.5519">
            <text:p>0,55190</text:p>
          </table:table-cell>
          <table:table-cell table:style-name="ce55" office:value-type="float" office:value="0.2443">
            <text:p>0,24430</text:p>
          </table:table-cell>
          <table:table-cell table:style-name="ce51" office:value-type="float" office:value="2">
            <text:p>2</text:p>
          </table:table-cell>
          <table:table-cell table:formula="of:=VLOOKUP([.D51];[.$G$4:.$J$11];4)" office:value-type="float" office:value="4">
            <text:p>4</text:p>
          </table:table-cell>
          <table:table-cell table:number-columns-repeated="8"/>
        </table:table-row>
        <table:table-row table:style-name="ro2">
          <table:table-cell table:style-name="ce51" office:value-type="string">
            <text:p>K6s</text:p>
          </table:table-cell>
          <table:table-cell table:style-name="ce55" office:value-type="float" office:value="0.5664">
            <text:p>0,56640</text:p>
          </table:table-cell>
          <table:table-cell table:style-name="ce55" office:value-type="float" office:value="0.2574">
            <text:p>0,25740</text:p>
          </table:table-cell>
          <table:table-cell table:style-name="ce51" office:value-type="float" office:value="2">
            <text:p>2</text:p>
          </table:table-cell>
          <table:table-cell table:formula="of:=VLOOKUP([.D52];[.$G$4:.$J$11];4)" office:value-type="float" office:value="4">
            <text:p>4</text:p>
          </table:table-cell>
          <table:table-cell table:number-columns-repeated="8"/>
        </table:table-row>
        <table:table-row table:style-name="ro2">
          <table:table-cell table:style-name="ce51" office:value-type="string">
            <text:p>K6o</text:p>
          </table:table-cell>
          <table:table-cell table:style-name="ce55" office:value-type="float" office:value="0.5422">
            <text:p>0,54220</text:p>
          </table:table-cell>
          <table:table-cell table:style-name="ce55" office:value-type="float" office:value="0.2441">
            <text:p>0,24410</text:p>
          </table:table-cell>
          <table:table-cell table:style-name="ce51" office:value-type="float" office:value="2">
            <text:p>2</text:p>
          </table:table-cell>
          <table:table-cell table:formula="of:=VLOOKUP([.D53];[.$G$4:.$J$11];4)" office:value-type="float" office:value="4">
            <text:p>4</text:p>
          </table:table-cell>
          <table:table-cell table:number-columns-repeated="8"/>
        </table:table-row>
        <table:table-row table:style-name="ro2">
          <table:table-cell table:style-name="ce51" office:value-type="string">
            <text:p>K5s</text:p>
          </table:table-cell>
          <table:table-cell table:style-name="ce55" office:value-type="float" office:value="0.5579">
            <text:p>0,55790</text:p>
          </table:table-cell>
          <table:table-cell table:style-name="ce55" office:value-type="float" office:value="0.2588">
            <text:p>0,25880</text:p>
          </table:table-cell>
          <table:table-cell table:style-name="ce51" office:value-type="float" office:value="2">
            <text:p>2</text:p>
          </table:table-cell>
          <table:table-cell table:formula="of:=VLOOKUP([.D54];[.$G$4:.$J$11];4)" office:value-type="float" office:value="4">
            <text:p>4</text:p>
          </table:table-cell>
          <table:table-cell table:number-columns-repeated="8"/>
        </table:table-row>
        <table:table-row table:style-name="ro2">
          <table:table-cell table:style-name="ce51" office:value-type="string">
            <text:p>K4s</text:p>
          </table:table-cell>
          <table:table-cell table:style-name="ce55" office:value-type="float" office:value="0.5488">
            <text:p>0,54880</text:p>
          </table:table-cell>
          <table:table-cell table:style-name="ce55" office:value-type="float" office:value="0.2612">
            <text:p>0,26120</text:p>
          </table:table-cell>
          <table:table-cell table:style-name="ce51" office:value-type="float" office:value="2">
            <text:p>2</text:p>
          </table:table-cell>
          <table:table-cell table:formula="of:=VLOOKUP([.D55];[.$G$4:.$J$11];4)" office:value-type="float" office:value="4">
            <text:p>4</text:p>
          </table:table-cell>
          <table:table-cell table:number-columns-repeated="8"/>
        </table:table-row>
        <table:table-row table:style-name="ro2">
          <table:table-cell table:style-name="ce51" office:value-type="string">
            <text:p>QJs</text:p>
          </table:table-cell>
          <table:table-cell table:style-name="ce55" office:value-type="float" office:value="0.6026">
            <text:p>0,60260</text:p>
          </table:table-cell>
          <table:table-cell table:style-name="ce55" office:value-type="float" office:value="0.2868">
            <text:p>0,28680</text:p>
          </table:table-cell>
          <table:table-cell table:style-name="ce51" office:value-type="float" office:value="2">
            <text:p>2</text:p>
          </table:table-cell>
          <table:table-cell table:formula="of:=VLOOKUP([.D56];[.$G$4:.$J$11];4)" office:value-type="float" office:value="4">
            <text:p>4</text:p>
          </table:table-cell>
          <table:table-cell table:number-columns-repeated="8"/>
        </table:table-row>
        <table:table-row table:style-name="ro2">
          <table:table-cell table:style-name="ce51" office:value-type="string">
            <text:p>QJo</text:p>
          </table:table-cell>
          <table:table-cell table:style-name="ce55" office:value-type="float" office:value="0.5813">
            <text:p>0,58130</text:p>
          </table:table-cell>
          <table:table-cell table:style-name="ce55" office:value-type="float" office:value="0.2816">
            <text:p>0,28160</text:p>
          </table:table-cell>
          <table:table-cell table:style-name="ce51" office:value-type="float" office:value="2">
            <text:p>2</text:p>
          </table:table-cell>
          <table:table-cell table:formula="of:=VLOOKUP([.D57];[.$G$4:.$J$11];4)" office:value-type="float" office:value="4">
            <text:p>4</text:p>
          </table:table-cell>
          <table:table-cell table:number-columns-repeated="8"/>
        </table:table-row>
        <table:table-row table:style-name="ro2">
          <table:table-cell table:style-name="ce51" office:value-type="string">
            <text:p>QTs</text:p>
          </table:table-cell>
          <table:table-cell table:style-name="ce55" office:value-type="float" office:value="0.5947">
            <text:p>0,59470</text:p>
          </table:table-cell>
          <table:table-cell table:style-name="ce55" office:value-type="float" office:value="0.2847">
            <text:p>0,28470</text:p>
          </table:table-cell>
          <table:table-cell table:style-name="ce51" office:value-type="float" office:value="2">
            <text:p>2</text:p>
          </table:table-cell>
          <table:table-cell table:formula="of:=VLOOKUP([.D58];[.$G$4:.$J$11];4)" office:value-type="float" office:value="4">
            <text:p>4</text:p>
          </table:table-cell>
          <table:table-cell table:number-columns-repeated="8"/>
        </table:table-row>
        <table:table-row table:style-name="ro2">
          <table:table-cell table:style-name="ce51" office:value-type="string">
            <text:p>QTo</text:p>
          </table:table-cell>
          <table:table-cell table:style-name="ce55" office:value-type="float" office:value="0.5729">
            <text:p>0,57290</text:p>
          </table:table-cell>
          <table:table-cell table:style-name="ce55" office:value-type="float" office:value="0.2786">
            <text:p>0,27860</text:p>
          </table:table-cell>
          <table:table-cell table:style-name="ce51" office:value-type="float" office:value="2">
            <text:p>2</text:p>
          </table:table-cell>
          <table:table-cell table:formula="of:=VLOOKUP([.D59];[.$G$4:.$J$11];4)" office:value-type="float" office:value="4">
            <text:p>4</text:p>
          </table:table-cell>
          <table:table-cell table:number-columns-repeated="8"/>
        </table:table-row>
        <table:table-row table:style-name="ro2">
          <table:table-cell table:style-name="ce51" office:value-type="string">
            <text:p>Q9s</text:p>
          </table:table-cell>
          <table:table-cell table:style-name="ce55" office:value-type="float" office:value="0.5766">
            <text:p>0,57660</text:p>
          </table:table-cell>
          <table:table-cell table:style-name="ce55" office:value-type="float" office:value="0.2787">
            <text:p>0,27870</text:p>
          </table:table-cell>
          <table:table-cell table:style-name="ce51" office:value-type="float" office:value="2">
            <text:p>2</text:p>
          </table:table-cell>
          <table:table-cell table:formula="of:=VLOOKUP([.D60];[.$G$4:.$J$11];4)" office:value-type="float" office:value="4">
            <text:p>4</text:p>
          </table:table-cell>
          <table:table-cell table:number-columns-repeated="8"/>
        </table:table-row>
        <table:table-row table:style-name="ro2">
          <table:table-cell table:style-name="ce51" office:value-type="string">
            <text:p>Q9o</text:p>
          </table:table-cell>
          <table:table-cell table:style-name="ce55" office:value-type="float" office:value="0.5536">
            <text:p>0,55360</text:p>
          </table:table-cell>
          <table:table-cell table:style-name="ce55" office:value-type="float" office:value="0.2701">
            <text:p>0,27010</text:p>
          </table:table-cell>
          <table:table-cell table:style-name="ce51" office:value-type="float" office:value="2">
            <text:p>2</text:p>
          </table:table-cell>
          <table:table-cell table:formula="of:=VLOOKUP([.D61];[.$G$4:.$J$11];4)" office:value-type="float" office:value="4">
            <text:p>4</text:p>
          </table:table-cell>
          <table:table-cell table:number-columns-repeated="8"/>
        </table:table-row>
        <table:table-row table:style-name="ro2">
          <table:table-cell table:style-name="ce51" office:value-type="string">
            <text:p>Q8s</text:p>
          </table:table-cell>
          <table:table-cell table:style-name="ce55" office:value-type="float" office:value="0.5602">
            <text:p>0,56020</text:p>
          </table:table-cell>
          <table:table-cell table:style-name="ce55" office:value-type="float" office:value="0.2747">
            <text:p>0,27470</text:p>
          </table:table-cell>
          <table:table-cell table:style-name="ce51" office:value-type="float" office:value="2">
            <text:p>2</text:p>
          </table:table-cell>
          <table:table-cell table:formula="of:=VLOOKUP([.D62];[.$G$4:.$J$11];4)" office:value-type="float" office:value="4">
            <text:p>4</text:p>
          </table:table-cell>
          <table:table-cell table:number-columns-repeated="8"/>
        </table:table-row>
        <table:table-row table:style-name="ro2">
          <table:table-cell table:style-name="ce51" office:value-type="string">
            <text:p>JTs</text:p>
          </table:table-cell>
          <table:table-cell table:style-name="ce55" office:value-type="float" office:value="0.5753">
            <text:p>0,57530</text:p>
          </table:table-cell>
          <table:table-cell table:style-name="ce55" office:value-type="float" office:value="0.3031">
            <text:p>0,30310</text:p>
          </table:table-cell>
          <table:table-cell table:style-name="ce51" office:value-type="float" office:value="2">
            <text:p>2</text:p>
          </table:table-cell>
          <table:table-cell table:formula="of:=VLOOKUP([.D63];[.$G$4:.$J$11];4)" office:value-type="float" office:value="4">
            <text:p>4</text:p>
          </table:table-cell>
          <table:table-cell table:number-columns-repeated="8"/>
        </table:table-row>
        <table:table-row table:style-name="ro2">
          <table:table-cell table:style-name="ce50" office:value-type="string">
            <text:p>22</text:p>
          </table:table-cell>
          <table:table-cell table:style-name="ce54" office:value-type="float" office:value="0.5033">
            <text:p>0,50330</text:p>
          </table:table-cell>
          <table:table-cell table:style-name="ce54" office:value-type="float" office:value="0.2404">
            <text:p>0,24040</text:p>
          </table:table-cell>
          <table:table-cell table:style-name="ce50" office:value-type="float" office:value="4">
            <text:p>4</text:p>
          </table:table-cell>
          <table:table-cell table:style-name="ce22" table:formula="of:=VLOOKUP([.D64];[.$G$4:.$J$11];4)" office:value-type="float" office:value="3">
            <text:p>3</text:p>
          </table:table-cell>
          <table:table-cell table:number-columns-repeated="8"/>
        </table:table-row>
        <table:table-row table:style-name="ro2">
          <table:table-cell table:style-name="ce50" office:value-type="string">
            <text:p>K5o</text:p>
          </table:table-cell>
          <table:table-cell table:style-name="ce54" office:value-type="float" office:value="0.5331">
            <text:p>0,53310</text:p>
          </table:table-cell>
          <table:table-cell table:style-name="ce54" office:value-type="float" office:value="0.2445">
            <text:p>0,24450</text:p>
          </table:table-cell>
          <table:table-cell table:style-name="ce50" office:value-type="float" office:value="4">
            <text:p>4</text:p>
          </table:table-cell>
          <table:table-cell table:style-name="ce22" table:formula="of:=VLOOKUP([.D65];[.$G$4:.$J$11];4)" office:value-type="float" office:value="3">
            <text:p>3</text:p>
          </table:table-cell>
          <table:table-cell table:number-columns-repeated="8"/>
        </table:table-row>
        <table:table-row table:style-name="ro2">
          <table:table-cell table:style-name="ce50" office:value-type="string">
            <text:p>K4o</text:p>
          </table:table-cell>
          <table:table-cell table:style-name="ce54" office:value-type="float" office:value="0.5233">
            <text:p>0,52330</text:p>
          </table:table-cell>
          <table:table-cell table:style-name="ce54" office:value-type="float" office:value="0.2461">
            <text:p>0,24610</text:p>
          </table:table-cell>
          <table:table-cell table:style-name="ce50" office:value-type="float" office:value="4">
            <text:p>4</text:p>
          </table:table-cell>
          <table:table-cell table:style-name="ce22" table:formula="of:=VLOOKUP([.D66];[.$G$4:.$J$11];4)" office:value-type="float" office:value="3">
            <text:p>3</text:p>
          </table:table-cell>
          <table:table-cell table:number-columns-repeated="8"/>
        </table:table-row>
        <table:table-row table:style-name="ro2">
          <table:table-cell table:style-name="ce50" office:value-type="string">
            <text:p>K3s</text:p>
          </table:table-cell>
          <table:table-cell table:style-name="ce54" office:value-type="float" office:value="0.5405">
            <text:p>0,54050</text:p>
          </table:table-cell>
          <table:table-cell table:style-name="ce54" office:value-type="float" office:value="0.2629">
            <text:p>0,26290</text:p>
          </table:table-cell>
          <table:table-cell table:style-name="ce50" office:value-type="float" office:value="4">
            <text:p>4</text:p>
          </table:table-cell>
          <table:table-cell table:style-name="ce22" table:formula="of:=VLOOKUP([.D67];[.$G$4:.$J$11];4)" office:value-type="float" office:value="3">
            <text:p>3</text:p>
          </table:table-cell>
          <table:table-cell table:number-columns-repeated="8"/>
        </table:table-row>
        <table:table-row table:style-name="ro2">
          <table:table-cell table:style-name="ce50" office:value-type="string">
            <text:p>K3o</text:p>
          </table:table-cell>
          <table:table-cell table:style-name="ce54" office:value-type="float" office:value="0.5143">
            <text:p>0,51430</text:p>
          </table:table-cell>
          <table:table-cell table:style-name="ce54" office:value-type="float" office:value="0.2468">
            <text:p>0,24680</text:p>
          </table:table-cell>
          <table:table-cell table:style-name="ce50" office:value-type="float" office:value="4">
            <text:p>4</text:p>
          </table:table-cell>
          <table:table-cell table:style-name="ce22" table:formula="of:=VLOOKUP([.D68];[.$G$4:.$J$11];4)" office:value-type="float" office:value="3">
            <text:p>3</text:p>
          </table:table-cell>
          <table:table-cell table:number-columns-repeated="8"/>
        </table:table-row>
        <table:table-row table:style-name="ro2">
          <table:table-cell table:style-name="ce50" office:value-type="string">
            <text:p>K2s</text:p>
          </table:table-cell>
          <table:table-cell table:style-name="ce54" office:value-type="float" office:value="0.5321">
            <text:p>0,53210</text:p>
          </table:table-cell>
          <table:table-cell table:style-name="ce54" office:value-type="float" office:value="0.2646">
            <text:p>0,26460</text:p>
          </table:table-cell>
          <table:table-cell table:style-name="ce50" office:value-type="float" office:value="4">
            <text:p>4</text:p>
          </table:table-cell>
          <table:table-cell table:style-name="ce22" table:formula="of:=VLOOKUP([.D69];[.$G$4:.$J$11];4)" office:value-type="float" office:value="3">
            <text:p>3</text:p>
          </table:table-cell>
          <table:table-cell table:number-columns-repeated="8"/>
        </table:table-row>
        <table:table-row table:style-name="ro2">
          <table:table-cell table:style-name="ce50" office:value-type="string">
            <text:p>K2o</text:p>
          </table:table-cell>
          <table:table-cell table:style-name="ce54" office:value-type="float" office:value="0.5051">
            <text:p>0,50510</text:p>
          </table:table-cell>
          <table:table-cell table:style-name="ce54" office:value-type="float" office:value="0.2476">
            <text:p>0,24760</text:p>
          </table:table-cell>
          <table:table-cell table:style-name="ce50" office:value-type="float" office:value="4">
            <text:p>4</text:p>
          </table:table-cell>
          <table:table-cell table:style-name="ce22" table:formula="of:=VLOOKUP([.D70];[.$G$4:.$J$11];4)" office:value-type="float" office:value="3">
            <text:p>3</text:p>
          </table:table-cell>
          <table:table-cell table:number-columns-repeated="8"/>
        </table:table-row>
        <table:table-row table:style-name="ro2">
          <table:table-cell table:style-name="ce50" office:value-type="string">
            <text:p>Q8o</text:p>
          </table:table-cell>
          <table:table-cell table:style-name="ce54" office:value-type="float" office:value="0.536">
            <text:p>0,53600</text:p>
          </table:table-cell>
          <table:table-cell table:style-name="ce54" office:value-type="float" office:value="0.2639">
            <text:p>0,26390</text:p>
          </table:table-cell>
          <table:table-cell table:style-name="ce50" office:value-type="float" office:value="4">
            <text:p>4</text:p>
          </table:table-cell>
          <table:table-cell table:style-name="ce22" table:formula="of:=VLOOKUP([.D71];[.$G$4:.$J$11];4)" office:value-type="float" office:value="3">
            <text:p>3</text:p>
          </table:table-cell>
          <table:table-cell table:number-columns-repeated="8"/>
        </table:table-row>
        <table:table-row table:style-name="ro2">
          <table:table-cell table:style-name="ce50" office:value-type="string">
            <text:p>Q7s</text:p>
          </table:table-cell>
          <table:table-cell table:style-name="ce54" office:value-type="float" office:value="0.543">
            <text:p>0,54300</text:p>
          </table:table-cell>
          <table:table-cell table:style-name="ce54" office:value-type="float" office:value="0.2717">
            <text:p>0,27170</text:p>
          </table:table-cell>
          <table:table-cell table:style-name="ce50" office:value-type="float" office:value="4">
            <text:p>4</text:p>
          </table:table-cell>
          <table:table-cell table:style-name="ce22" table:formula="of:=VLOOKUP([.D72];[.$G$4:.$J$11];4)" office:value-type="float" office:value="3">
            <text:p>3</text:p>
          </table:table-cell>
          <table:table-cell table:number-columns-repeated="8"/>
        </table:table-row>
        <table:table-row table:style-name="ro2">
          <table:table-cell table:style-name="ce50" office:value-type="string">
            <text:p>Q7o</text:p>
          </table:table-cell>
          <table:table-cell table:style-name="ce54" office:value-type="float" office:value="0.5177">
            <text:p>0,51770</text:p>
          </table:table-cell>
          <table:table-cell table:style-name="ce54" office:value-type="float" office:value="0.2585">
            <text:p>0,25850</text:p>
          </table:table-cell>
          <table:table-cell table:style-name="ce50" office:value-type="float" office:value="4">
            <text:p>4</text:p>
          </table:table-cell>
          <table:table-cell table:style-name="ce22" table:formula="of:=VLOOKUP([.D73];[.$G$4:.$J$11];4)" office:value-type="float" office:value="3">
            <text:p>3</text:p>
          </table:table-cell>
          <table:table-cell table:number-columns-repeated="8"/>
        </table:table-row>
        <table:table-row table:style-name="ro2">
          <table:table-cell table:style-name="ce50" office:value-type="string">
            <text:p>Q6s</text:p>
          </table:table-cell>
          <table:table-cell table:style-name="ce54" office:value-type="float" office:value="0.5361">
            <text:p>0,53610</text:p>
          </table:table-cell>
          <table:table-cell table:style-name="ce54" office:value-type="float" office:value="0.2716">
            <text:p>0,27160</text:p>
          </table:table-cell>
          <table:table-cell table:style-name="ce50" office:value-type="float" office:value="4">
            <text:p>4</text:p>
          </table:table-cell>
          <table:table-cell table:style-name="ce22" table:formula="of:=VLOOKUP([.D74];[.$G$4:.$J$11];4)" office:value-type="float" office:value="3">
            <text:p>3</text:p>
          </table:table-cell>
          <table:table-cell table:number-columns-repeated="8"/>
        </table:table-row>
        <table:table-row table:style-name="ro2">
          <table:table-cell table:style-name="ce50" office:value-type="string">
            <text:p>Q6o</text:p>
          </table:table-cell>
          <table:table-cell table:style-name="ce54" office:value-type="float" office:value="0.5102">
            <text:p>0,51020</text:p>
          </table:table-cell>
          <table:table-cell table:style-name="ce54" office:value-type="float" office:value="0.2576">
            <text:p>0,25760</text:p>
          </table:table-cell>
          <table:table-cell table:style-name="ce50" office:value-type="float" office:value="4">
            <text:p>4</text:p>
          </table:table-cell>
          <table:table-cell table:style-name="ce22" table:formula="of:=VLOOKUP([.D75];[.$G$4:.$J$11];4)" office:value-type="float" office:value="3">
            <text:p>3</text:p>
          </table:table-cell>
          <table:table-cell table:number-columns-repeated="8"/>
        </table:table-row>
        <table:table-row table:style-name="ro2">
          <table:table-cell table:style-name="ce50" office:value-type="string">
            <text:p>Q5s</text:p>
          </table:table-cell>
          <table:table-cell table:style-name="ce54" office:value-type="float" office:value="0.5277">
            <text:p>0,52770</text:p>
          </table:table-cell>
          <table:table-cell table:style-name="ce54" office:value-type="float" office:value="0.2722">
            <text:p>0,27220</text:p>
          </table:table-cell>
          <table:table-cell table:style-name="ce50" office:value-type="float" office:value="4">
            <text:p>4</text:p>
          </table:table-cell>
          <table:table-cell table:style-name="ce22" table:formula="of:=VLOOKUP([.D76];[.$G$4:.$J$11];4)" office:value-type="float" office:value="3">
            <text:p>3</text:p>
          </table:table-cell>
          <table:table-cell table:number-columns-repeated="8"/>
        </table:table-row>
        <table:table-row table:style-name="ro2">
          <table:table-cell table:style-name="ce50" office:value-type="string">
            <text:p>Q5o</text:p>
          </table:table-cell>
          <table:table-cell table:style-name="ce54" office:value-type="float" office:value="0.5012">
            <text:p>0,50120</text:p>
          </table:table-cell>
          <table:table-cell table:style-name="ce54" office:value-type="float" office:value="0.2572">
            <text:p>0,25720</text:p>
          </table:table-cell>
          <table:table-cell table:style-name="ce50" office:value-type="float" office:value="4">
            <text:p>4</text:p>
          </table:table-cell>
          <table:table-cell table:style-name="ce22" table:formula="of:=VLOOKUP([.D77];[.$G$4:.$J$11];4)" office:value-type="float" office:value="3">
            <text:p>3</text:p>
          </table:table-cell>
          <table:table-cell table:number-columns-repeated="8"/>
        </table:table-row>
        <table:table-row table:style-name="ro2">
          <table:table-cell table:style-name="ce50" office:value-type="string">
            <text:p>Q4s</text:p>
          </table:table-cell>
          <table:table-cell table:style-name="ce54" office:value-type="float" office:value="0.5186">
            <text:p>0,51860</text:p>
          </table:table-cell>
          <table:table-cell table:style-name="ce54" office:value-type="float" office:value="0.2742">
            <text:p>0,27420</text:p>
          </table:table-cell>
          <table:table-cell table:style-name="ce50" office:value-type="float" office:value="4">
            <text:p>4</text:p>
          </table:table-cell>
          <table:table-cell table:style-name="ce22" table:formula="of:=VLOOKUP([.D78];[.$G$4:.$J$11];4)" office:value-type="float" office:value="3">
            <text:p>3</text:p>
          </table:table-cell>
          <table:table-cell table:number-columns-repeated="8"/>
        </table:table-row>
        <table:table-row table:style-name="ro2">
          <table:table-cell table:style-name="ce50" office:value-type="string">
            <text:p>Q4o</text:p>
          </table:table-cell>
          <table:table-cell table:style-name="ce54" office:value-type="float" office:value="0.4913">
            <text:p>0,49130</text:p>
          </table:table-cell>
          <table:table-cell table:style-name="ce54" office:value-type="float" office:value="0.2581">
            <text:p>0,25810</text:p>
          </table:table-cell>
          <table:table-cell table:style-name="ce50" office:value-type="float" office:value="4">
            <text:p>4</text:p>
          </table:table-cell>
          <table:table-cell table:style-name="ce22" table:formula="of:=VLOOKUP([.D79];[.$G$4:.$J$11];4)" office:value-type="float" office:value="3">
            <text:p>3</text:p>
          </table:table-cell>
          <table:table-cell table:number-columns-repeated="8"/>
        </table:table-row>
        <table:table-row table:style-name="ro2">
          <table:table-cell table:style-name="ce50" office:value-type="string">
            <text:p>Q3s</text:p>
          </table:table-cell>
          <table:table-cell table:style-name="ce54" office:value-type="float" office:value="0.5102">
            <text:p>0,51020</text:p>
          </table:table-cell>
          <table:table-cell table:style-name="ce54" office:value-type="float" office:value="0.2753">
            <text:p>0,27530</text:p>
          </table:table-cell>
          <table:table-cell table:style-name="ce50" office:value-type="float" office:value="4">
            <text:p>4</text:p>
          </table:table-cell>
          <table:table-cell table:style-name="ce22" table:formula="of:=VLOOKUP([.D80];[.$G$4:.$J$11];4)" office:value-type="float" office:value="3">
            <text:p>3</text:p>
          </table:table-cell>
          <table:table-cell table:number-columns-repeated="8"/>
        </table:table-row>
        <table:table-row table:style-name="ro2">
          <table:table-cell table:style-name="ce50" office:value-type="string">
            <text:p>Q2s</text:p>
          </table:table-cell>
          <table:table-cell table:style-name="ce54" office:value-type="float" office:value="0.5017">
            <text:p>0,50170</text:p>
          </table:table-cell>
          <table:table-cell table:style-name="ce54" office:value-type="float" office:value="0.2763">
            <text:p>0,27630</text:p>
          </table:table-cell>
          <table:table-cell table:style-name="ce50" office:value-type="float" office:value="4">
            <text:p>4</text:p>
          </table:table-cell>
          <table:table-cell table:style-name="ce22" table:formula="of:=VLOOKUP([.D81];[.$G$4:.$J$11];4)" office:value-type="float" office:value="3">
            <text:p>3</text:p>
          </table:table-cell>
          <table:table-cell table:number-columns-repeated="8"/>
        </table:table-row>
        <table:table-row table:style-name="ro2">
          <table:table-cell table:style-name="ce50" office:value-type="string">
            <text:p>JTo</text:p>
          </table:table-cell>
          <table:table-cell table:style-name="ce54" office:value-type="float" office:value="0.5525">
            <text:p>0,55250</text:p>
          </table:table-cell>
          <table:table-cell table:style-name="ce54" office:value-type="float" office:value="0.2976">
            <text:p>0,29760</text:p>
          </table:table-cell>
          <table:table-cell table:style-name="ce50" office:value-type="float" office:value="4">
            <text:p>4</text:p>
          </table:table-cell>
          <table:table-cell table:style-name="ce22" table:formula="of:=VLOOKUP([.D82];[.$G$4:.$J$11];4)" office:value-type="float" office:value="3">
            <text:p>3</text:p>
          </table:table-cell>
          <table:table-cell table:number-columns-repeated="8"/>
        </table:table-row>
        <table:table-row table:style-name="ro2">
          <table:table-cell table:style-name="ce50" office:value-type="string">
            <text:p>J9s</text:p>
          </table:table-cell>
          <table:table-cell table:style-name="ce54" office:value-type="float" office:value="0.5566">
            <text:p>0,55660</text:p>
          </table:table-cell>
          <table:table-cell table:style-name="ce54" office:value-type="float" office:value="0.2972">
            <text:p>0,29720</text:p>
          </table:table-cell>
          <table:table-cell table:style-name="ce50" office:value-type="float" office:value="4">
            <text:p>4</text:p>
          </table:table-cell>
          <table:table-cell table:style-name="ce22" table:formula="of:=VLOOKUP([.D83];[.$G$4:.$J$11];4)" office:value-type="float" office:value="3">
            <text:p>3</text:p>
          </table:table-cell>
          <table:table-cell table:number-columns-repeated="8"/>
        </table:table-row>
        <table:table-row table:style-name="ro2">
          <table:table-cell table:style-name="ce50" office:value-type="string">
            <text:p>J9o</text:p>
          </table:table-cell>
          <table:table-cell table:style-name="ce54" office:value-type="float" office:value="0.5325">
            <text:p>0,53250</text:p>
          </table:table-cell>
          <table:table-cell table:style-name="ce54" office:value-type="float" office:value="0.2893">
            <text:p>0,28930</text:p>
          </table:table-cell>
          <table:table-cell table:style-name="ce50" office:value-type="float" office:value="4">
            <text:p>4</text:p>
          </table:table-cell>
          <table:table-cell table:style-name="ce22" table:formula="of:=VLOOKUP([.D84];[.$G$4:.$J$11];4)" office:value-type="float" office:value="3">
            <text:p>3</text:p>
          </table:table-cell>
          <table:table-cell table:number-columns-repeated="8"/>
        </table:table-row>
        <table:table-row table:style-name="ro2">
          <table:table-cell table:style-name="ce50" office:value-type="string">
            <text:p>J8s</text:p>
          </table:table-cell>
          <table:table-cell table:style-name="ce54" office:value-type="float" office:value="0.5402">
            <text:p>0,54020</text:p>
          </table:table-cell>
          <table:table-cell table:style-name="ce54" office:value-type="float" office:value="0.2928">
            <text:p>0,29280</text:p>
          </table:table-cell>
          <table:table-cell table:style-name="ce50" office:value-type="float" office:value="4">
            <text:p>4</text:p>
          </table:table-cell>
          <table:table-cell table:style-name="ce22" table:formula="of:=VLOOKUP([.D85];[.$G$4:.$J$11];4)" office:value-type="float" office:value="3">
            <text:p>3</text:p>
          </table:table-cell>
          <table:table-cell table:number-columns-repeated="8"/>
        </table:table-row>
        <table:table-row table:style-name="ro2">
          <table:table-cell table:style-name="ce50" office:value-type="string">
            <text:p>J8o</text:p>
          </table:table-cell>
          <table:table-cell table:style-name="ce54" office:value-type="float" office:value="0.5149">
            <text:p>0,51490</text:p>
          </table:table-cell>
          <table:table-cell table:style-name="ce54" office:value-type="float" office:value="0.2827">
            <text:p>0,28270</text:p>
          </table:table-cell>
          <table:table-cell table:style-name="ce50" office:value-type="float" office:value="4">
            <text:p>4</text:p>
          </table:table-cell>
          <table:table-cell table:style-name="ce22" table:formula="of:=VLOOKUP([.D86];[.$G$4:.$J$11];4)" office:value-type="float" office:value="3">
            <text:p>3</text:p>
          </table:table-cell>
          <table:table-cell table:number-columns-repeated="8"/>
        </table:table-row>
        <table:table-row table:style-name="ro2">
          <table:table-cell table:style-name="ce50" office:value-type="string">
            <text:p>J7s</text:p>
          </table:table-cell>
          <table:table-cell table:style-name="ce54" office:value-type="float" office:value="0.5232">
            <text:p>0,52320</text:p>
          </table:table-cell>
          <table:table-cell table:style-name="ce54" office:value-type="float" office:value="0.2887">
            <text:p>0,28870</text:p>
          </table:table-cell>
          <table:table-cell table:style-name="ce50" office:value-type="float" office:value="4">
            <text:p>4</text:p>
          </table:table-cell>
          <table:table-cell table:style-name="ce22" table:formula="of:=VLOOKUP([.D87];[.$G$4:.$J$11];4)" office:value-type="float" office:value="3">
            <text:p>3</text:p>
          </table:table-cell>
          <table:table-cell table:number-columns-repeated="8"/>
        </table:table-row>
        <table:table-row table:style-name="ro2">
          <table:table-cell table:style-name="ce50" office:value-type="string">
            <text:p>J7o</text:p>
          </table:table-cell>
          <table:table-cell table:style-name="ce54" office:value-type="float" office:value="0.4968">
            <text:p>0,49680</text:p>
          </table:table-cell>
          <table:table-cell table:style-name="ce54" office:value-type="float" office:value="0.2762">
            <text:p>0,27620</text:p>
          </table:table-cell>
          <table:table-cell table:style-name="ce50" office:value-type="float" office:value="4">
            <text:p>4</text:p>
          </table:table-cell>
          <table:table-cell table:style-name="ce22" table:formula="of:=VLOOKUP([.D88];[.$G$4:.$J$11];4)" office:value-type="float" office:value="3">
            <text:p>3</text:p>
          </table:table-cell>
          <table:table-cell table:number-columns-repeated="8"/>
        </table:table-row>
        <table:table-row table:style-name="ro2">
          <table:table-cell table:style-name="ce50" office:value-type="string">
            <text:p>J6s</text:p>
          </table:table-cell>
          <table:table-cell table:style-name="ce54" office:value-type="float" office:value="0.5061">
            <text:p>0,50610</text:p>
          </table:table-cell>
          <table:table-cell table:style-name="ce54" office:value-type="float" office:value="0.2851">
            <text:p>0,28510</text:p>
          </table:table-cell>
          <table:table-cell table:style-name="ce50" office:value-type="float" office:value="4">
            <text:p>4</text:p>
          </table:table-cell>
          <table:table-cell table:style-name="ce22" table:formula="of:=VLOOKUP([.D89];[.$G$4:.$J$11];4)" office:value-type="float" office:value="3">
            <text:p>3</text:p>
          </table:table-cell>
          <table:table-cell table:number-columns-repeated="8"/>
        </table:table-row>
        <table:table-row table:style-name="ro2">
          <table:table-cell table:style-name="ce50" office:value-type="string">
            <text:p>J5s</text:p>
          </table:table-cell>
          <table:table-cell table:style-name="ce54" office:value-type="float" office:value="0.4999">
            <text:p>0,49990</text:p>
          </table:table-cell>
          <table:table-cell table:style-name="ce54" office:value-type="float" office:value="0.2849">
            <text:p>0,28490</text:p>
          </table:table-cell>
          <table:table-cell table:style-name="ce50" office:value-type="float" office:value="4">
            <text:p>4</text:p>
          </table:table-cell>
          <table:table-cell table:style-name="ce22" table:formula="of:=VLOOKUP([.D90];[.$G$4:.$J$11];4)" office:value-type="float" office:value="3">
            <text:p>3</text:p>
          </table:table-cell>
          <table:table-cell table:number-columns-repeated="8"/>
        </table:table-row>
        <table:table-row table:style-name="ro2">
          <table:table-cell table:style-name="ce50" office:value-type="string">
            <text:p>T9s</text:p>
          </table:table-cell>
          <table:table-cell table:style-name="ce54" office:value-type="float" office:value="0.5403">
            <text:p>0,54030</text:p>
          </table:table-cell>
          <table:table-cell table:style-name="ce54" office:value-type="float" office:value="0.3142">
            <text:p>0,31420</text:p>
          </table:table-cell>
          <table:table-cell table:style-name="ce50" office:value-type="float" office:value="4">
            <text:p>4</text:p>
          </table:table-cell>
          <table:table-cell table:style-name="ce22" table:formula="of:=VLOOKUP([.D91];[.$G$4:.$J$11];4)" office:value-type="float" office:value="3">
            <text:p>3</text:p>
          </table:table-cell>
          <table:table-cell table:number-columns-repeated="8"/>
        </table:table-row>
        <table:table-row table:style-name="ro2">
          <table:table-cell table:style-name="ce50" office:value-type="string">
            <text:p>T9o</text:p>
          </table:table-cell>
          <table:table-cell table:style-name="ce54" office:value-type="float" office:value="0.5153">
            <text:p>0,51530</text:p>
          </table:table-cell>
          <table:table-cell table:style-name="ce54" office:value-type="float" office:value="0.307">
            <text:p>0,30700</text:p>
          </table:table-cell>
          <table:table-cell table:style-name="ce50" office:value-type="float" office:value="4">
            <text:p>4</text:p>
          </table:table-cell>
          <table:table-cell table:style-name="ce22" table:formula="of:=VLOOKUP([.D92];[.$G$4:.$J$11];4)" office:value-type="float" office:value="3">
            <text:p>3</text:p>
          </table:table-cell>
          <table:table-cell table:number-columns-repeated="8"/>
        </table:table-row>
        <table:table-row table:style-name="ro2">
          <table:table-cell table:style-name="ce50" office:value-type="string">
            <text:p>T8s</text:p>
          </table:table-cell>
          <table:table-cell table:style-name="ce54" office:value-type="float" office:value="0.5233">
            <text:p>0,52330</text:p>
          </table:table-cell>
          <table:table-cell table:style-name="ce54" office:value-type="float" office:value="0.3099">
            <text:p>0,30990</text:p>
          </table:table-cell>
          <table:table-cell table:style-name="ce50" office:value-type="float" office:value="4">
            <text:p>4</text:p>
          </table:table-cell>
          <table:table-cell table:style-name="ce22" table:formula="of:=VLOOKUP([.D93];[.$G$4:.$J$11];4)" office:value-type="float" office:value="3">
            <text:p>3</text:p>
          </table:table-cell>
          <table:table-cell table:number-columns-repeated="8"/>
        </table:table-row>
        <table:table-row table:style-name="ro2">
          <table:table-cell table:style-name="ce50" office:value-type="string">
            <text:p>T7s</text:p>
          </table:table-cell>
          <table:table-cell table:style-name="ce54" office:value-type="float" office:value="0.5064">
            <text:p>0,50640</text:p>
          </table:table-cell>
          <table:table-cell table:style-name="ce54" office:value-type="float" office:value="0.3056">
            <text:p>0,30560</text:p>
          </table:table-cell>
          <table:table-cell table:style-name="ce50" office:value-type="float" office:value="4">
            <text:p>4</text:p>
          </table:table-cell>
          <table:table-cell table:style-name="ce22" table:formula="of:=VLOOKUP([.D94];[.$G$4:.$J$11];4)" office:value-type="float" office:value="3">
            <text:p>3</text:p>
          </table:table-cell>
          <table:table-cell table:number-columns-repeated="8"/>
        </table:table-row>
        <table:table-row table:style-name="ro2">
          <table:table-cell table:style-name="ce51" office:value-type="string">
            <text:p>Q3o</text:p>
          </table:table-cell>
          <table:table-cell table:style-name="ce55" office:value-type="float" office:value="0.4822">
            <text:p>0,48220</text:p>
          </table:table-cell>
          <table:table-cell table:style-name="ce55" office:value-type="float" office:value="0.2582">
            <text:p>0,25820</text:p>
          </table:table-cell>
          <table:table-cell table:style-name="ce51" office:value-type="float" office:value="1">
            <text:p>1</text:p>
          </table:table-cell>
          <table:table-cell table:formula="of:=VLOOKUP([.D95];[.$G$4:.$J$11];4)" office:value-type="float" office:value="2">
            <text:p>2</text:p>
          </table:table-cell>
          <table:table-cell table:number-columns-repeated="8"/>
        </table:table-row>
        <table:table-row table:style-name="ro2">
          <table:table-cell table:style-name="ce51" office:value-type="string">
            <text:p>Q2o</text:p>
          </table:table-cell>
          <table:table-cell table:style-name="ce55" office:value-type="float" office:value="0.473">
            <text:p>0,47300</text:p>
          </table:table-cell>
          <table:table-cell table:style-name="ce55" office:value-type="float" office:value="0.2582">
            <text:p>0,25820</text:p>
          </table:table-cell>
          <table:table-cell table:style-name="ce51" office:value-type="float" office:value="1">
            <text:p>1</text:p>
          </table:table-cell>
          <table:table-cell table:formula="of:=VLOOKUP([.D96];[.$G$4:.$J$11];4)" office:value-type="float" office:value="2">
            <text:p>2</text:p>
          </table:table-cell>
          <table:table-cell table:number-columns-repeated="8"/>
        </table:table-row>
        <table:table-row table:style-name="ro2">
          <table:table-cell table:style-name="ce51" office:value-type="string">
            <text:p>J6o</text:p>
          </table:table-cell>
          <table:table-cell table:style-name="ce55" office:value-type="float" office:value="0.4784">
            <text:p>0,47840</text:p>
          </table:table-cell>
          <table:table-cell table:style-name="ce55" office:value-type="float" office:value="0.2702">
            <text:p>0,27020</text:p>
          </table:table-cell>
          <table:table-cell table:style-name="ce51" office:value-type="float" office:value="1">
            <text:p>1</text:p>
          </table:table-cell>
          <table:table-cell table:formula="of:=VLOOKUP([.D97];[.$G$4:.$J$11];4)" office:value-type="float" office:value="2">
            <text:p>2</text:p>
          </table:table-cell>
          <table:table-cell table:number-columns-repeated="8"/>
        </table:table-row>
        <table:table-row table:style-name="ro2">
          <table:table-cell table:style-name="ce51" office:value-type="string">
            <text:p>J5o</text:p>
          </table:table-cell>
          <table:table-cell table:style-name="ce55" office:value-type="float" office:value="0.4718">
            <text:p>0,47180</text:p>
          </table:table-cell>
          <table:table-cell table:style-name="ce55" office:value-type="float" office:value="0.2691">
            <text:p>0,26910</text:p>
          </table:table-cell>
          <table:table-cell table:style-name="ce51" office:value-type="float" office:value="1">
            <text:p>1</text:p>
          </table:table-cell>
          <table:table-cell table:formula="of:=VLOOKUP([.D98];[.$G$4:.$J$11];4)" office:value-type="float" office:value="2">
            <text:p>2</text:p>
          </table:table-cell>
          <table:table-cell table:number-columns-repeated="8"/>
        </table:table-row>
        <table:table-row table:style-name="ro2">
          <table:table-cell table:style-name="ce51" office:value-type="string">
            <text:p>J4s</text:p>
          </table:table-cell>
          <table:table-cell table:style-name="ce55" office:value-type="float" office:value="0.4907">
            <text:p>0,49070</text:p>
          </table:table-cell>
          <table:table-cell table:style-name="ce55" office:value-type="float" office:value="0.2863">
            <text:p>0,28630</text:p>
          </table:table-cell>
          <table:table-cell table:style-name="ce51" office:value-type="float" office:value="1">
            <text:p>1</text:p>
          </table:table-cell>
          <table:table-cell table:formula="of:=VLOOKUP([.D99];[.$G$4:.$J$11];4)" office:value-type="float" office:value="2">
            <text:p>2</text:p>
          </table:table-cell>
          <table:table-cell table:number-columns-repeated="8"/>
        </table:table-row>
        <table:table-row table:style-name="ro2">
          <table:table-cell table:style-name="ce51" office:value-type="string">
            <text:p>J4o</text:p>
          </table:table-cell>
          <table:table-cell table:style-name="ce55" office:value-type="float" office:value="0.4619">
            <text:p>0,46190</text:p>
          </table:table-cell>
          <table:table-cell table:style-name="ce55" office:value-type="float" office:value="0.2695">
            <text:p>0,26950</text:p>
          </table:table-cell>
          <table:table-cell table:style-name="ce51" office:value-type="float" office:value="1">
            <text:p>1</text:p>
          </table:table-cell>
          <table:table-cell table:formula="of:=VLOOKUP([.D100];[.$G$4:.$J$11];4)" office:value-type="float" office:value="2">
            <text:p>2</text:p>
          </table:table-cell>
          <table:table-cell table:number-columns-repeated="8"/>
        </table:table-row>
        <table:table-row table:style-name="ro2">
          <table:table-cell table:style-name="ce51" office:value-type="string">
            <text:p>J3s</text:p>
          </table:table-cell>
          <table:table-cell table:style-name="ce55" office:value-type="float" office:value="0.4823">
            <text:p>0,48230</text:p>
          </table:table-cell>
          <table:table-cell table:style-name="ce55" office:value-type="float" office:value="0.2869">
            <text:p>0,28690</text:p>
          </table:table-cell>
          <table:table-cell table:style-name="ce51" office:value-type="float" office:value="1">
            <text:p>1</text:p>
          </table:table-cell>
          <table:table-cell table:formula="of:=VLOOKUP([.D101];[.$G$4:.$J$11];4)" office:value-type="float" office:value="2">
            <text:p>2</text:p>
          </table:table-cell>
          <table:table-cell table:number-columns-repeated="8"/>
        </table:table-row>
        <table:table-row table:style-name="ro2">
          <table:table-cell table:style-name="ce51" office:value-type="string">
            <text:p>J3o</text:p>
          </table:table-cell>
          <table:table-cell table:style-name="ce55" office:value-type="float" office:value="0.4528">
            <text:p>0,45280</text:p>
          </table:table-cell>
          <table:table-cell table:style-name="ce55" office:value-type="float" office:value="0.2689">
            <text:p>0,26890</text:p>
          </table:table-cell>
          <table:table-cell table:style-name="ce51" office:value-type="float" office:value="1">
            <text:p>1</text:p>
          </table:table-cell>
          <table:table-cell table:formula="of:=VLOOKUP([.D102];[.$G$4:.$J$11];4)" office:value-type="float" office:value="2">
            <text:p>2</text:p>
          </table:table-cell>
          <table:table-cell table:number-columns-repeated="8"/>
        </table:table-row>
        <table:table-row table:style-name="ro2">
          <table:table-cell table:style-name="ce51" office:value-type="string">
            <text:p>J2s</text:p>
          </table:table-cell>
          <table:table-cell table:style-name="ce55" office:value-type="float" office:value="0.4738">
            <text:p>0,47380</text:p>
          </table:table-cell>
          <table:table-cell table:style-name="ce55" office:value-type="float" office:value="0.2874">
            <text:p>0,28740</text:p>
          </table:table-cell>
          <table:table-cell table:style-name="ce51" office:value-type="float" office:value="1">
            <text:p>1</text:p>
          </table:table-cell>
          <table:table-cell table:formula="of:=VLOOKUP([.D103];[.$G$4:.$J$11];4)" office:value-type="float" office:value="2">
            <text:p>2</text:p>
          </table:table-cell>
          <table:table-cell table:number-columns-repeated="8"/>
        </table:table-row>
        <table:table-row table:style-name="ro2">
          <table:table-cell table:style-name="ce51" office:value-type="string">
            <text:p>J2o</text:p>
          </table:table-cell>
          <table:table-cell table:style-name="ce55" office:value-type="float" office:value="0.4435">
            <text:p>0,44350</text:p>
          </table:table-cell>
          <table:table-cell table:style-name="ce55" office:value-type="float" office:value="0.2683">
            <text:p>0,26830</text:p>
          </table:table-cell>
          <table:table-cell table:style-name="ce51" office:value-type="float" office:value="1">
            <text:p>1</text:p>
          </table:table-cell>
          <table:table-cell table:formula="of:=VLOOKUP([.D104];[.$G$4:.$J$11];4)" office:value-type="float" office:value="2">
            <text:p>2</text:p>
          </table:table-cell>
          <table:table-cell table:number-columns-repeated="8"/>
        </table:table-row>
        <table:table-row table:style-name="ro2">
          <table:table-cell table:style-name="ce51" office:value-type="string">
            <text:p>T8o</text:p>
          </table:table-cell>
          <table:table-cell table:style-name="ce55" office:value-type="float" office:value="0.4972">
            <text:p>0,49720</text:p>
          </table:table-cell>
          <table:table-cell table:style-name="ce55" office:value-type="float" office:value="0.3006">
            <text:p>0,30060</text:p>
          </table:table-cell>
          <table:table-cell table:style-name="ce51" office:value-type="float" office:value="1">
            <text:p>1</text:p>
          </table:table-cell>
          <table:table-cell table:formula="of:=VLOOKUP([.D105];[.$G$4:.$J$11];4)" office:value-type="float" office:value="2">
            <text:p>2</text:p>
          </table:table-cell>
          <table:table-cell table:number-columns-repeated="8"/>
        </table:table-row>
        <table:table-row table:style-name="ro2">
          <table:table-cell table:style-name="ce51" office:value-type="string">
            <text:p>T7o</text:p>
          </table:table-cell>
          <table:table-cell table:style-name="ce55" office:value-type="float" office:value="0.4791">
            <text:p>0,47910</text:p>
          </table:table-cell>
          <table:table-cell table:style-name="ce55" office:value-type="float" office:value="0.2939">
            <text:p>0,29390</text:p>
          </table:table-cell>
          <table:table-cell table:style-name="ce51" office:value-type="float" office:value="1">
            <text:p>1</text:p>
          </table:table-cell>
          <table:table-cell table:formula="of:=VLOOKUP([.D106];[.$G$4:.$J$11];4)" office:value-type="float" office:value="2">
            <text:p>2</text:p>
          </table:table-cell>
          <table:table-cell table:number-columns-repeated="8"/>
        </table:table-row>
        <table:table-row table:style-name="ro2">
          <table:table-cell table:style-name="ce51" office:value-type="string">
            <text:p>T6s</text:p>
          </table:table-cell>
          <table:table-cell table:style-name="ce55" office:value-type="float" office:value="0.4894">
            <text:p>0,48940</text:p>
          </table:table-cell>
          <table:table-cell table:style-name="ce55" office:value-type="float" office:value="0.3011">
            <text:p>0,30110</text:p>
          </table:table-cell>
          <table:table-cell table:style-name="ce51" office:value-type="float" office:value="1">
            <text:p>1</text:p>
          </table:table-cell>
          <table:table-cell table:formula="of:=VLOOKUP([.D107];[.$G$4:.$J$11];4)" office:value-type="float" office:value="2">
            <text:p>2</text:p>
          </table:table-cell>
          <table:table-cell table:number-columns-repeated="8"/>
        </table:table-row>
        <table:table-row table:style-name="ro2">
          <table:table-cell table:style-name="ce51" office:value-type="string">
            <text:p>T6o</text:p>
          </table:table-cell>
          <table:table-cell table:style-name="ce55" office:value-type="float" office:value="0.4609">
            <text:p>0,46090</text:p>
          </table:table-cell>
          <table:table-cell table:style-name="ce55" office:value-type="float" office:value="0.2869">
            <text:p>0,28690</text:p>
          </table:table-cell>
          <table:table-cell table:style-name="ce51" office:value-type="float" office:value="1">
            <text:p>1</text:p>
          </table:table-cell>
          <table:table-cell table:formula="of:=VLOOKUP([.D108];[.$G$4:.$J$11];4)" office:value-type="float" office:value="2">
            <text:p>2</text:p>
          </table:table-cell>
          <table:table-cell table:number-columns-repeated="8"/>
        </table:table-row>
        <table:table-row table:style-name="ro2">
          <table:table-cell table:style-name="ce51" office:value-type="string">
            <text:p>T5s</text:p>
          </table:table-cell>
          <table:table-cell table:style-name="ce55" office:value-type="float" office:value="0.4722">
            <text:p>0,47220</text:p>
          </table:table-cell>
          <table:table-cell table:style-name="ce55" office:value-type="float" office:value="0.297">
            <text:p>0,29700</text:p>
          </table:table-cell>
          <table:table-cell table:style-name="ce51" office:value-type="float" office:value="1">
            <text:p>1</text:p>
          </table:table-cell>
          <table:table-cell table:formula="of:=VLOOKUP([.D109];[.$G$4:.$J$11];4)" office:value-type="float" office:value="2">
            <text:p>2</text:p>
          </table:table-cell>
          <table:table-cell table:number-columns-repeated="8"/>
        </table:table-row>
        <table:table-row table:style-name="ro2">
          <table:table-cell table:style-name="ce51" office:value-type="string">
            <text:p>T5o</text:p>
          </table:table-cell>
          <table:table-cell table:style-name="ce55" office:value-type="float" office:value="0.4425">
            <text:p>0,44250</text:p>
          </table:table-cell>
          <table:table-cell table:style-name="ce55" office:value-type="float" office:value="0.2803">
            <text:p>0,28030</text:p>
          </table:table-cell>
          <table:table-cell table:style-name="ce51" office:value-type="float" office:value="1">
            <text:p>1</text:p>
          </table:table-cell>
          <table:table-cell table:formula="of:=VLOOKUP([.D110];[.$G$4:.$J$11];4)" office:value-type="float" office:value="2">
            <text:p>2</text:p>
          </table:table-cell>
          <table:table-cell table:number-columns-repeated="8"/>
        </table:table-row>
        <table:table-row table:style-name="ro2">
          <table:table-cell table:style-name="ce51" office:value-type="string">
            <text:p>T4s</text:p>
          </table:table-cell>
          <table:table-cell table:style-name="ce55" office:value-type="float" office:value="0.4653">
            <text:p>0,46530</text:p>
          </table:table-cell>
          <table:table-cell table:style-name="ce55" office:value-type="float" office:value="0.2978">
            <text:p>0,29780</text:p>
          </table:table-cell>
          <table:table-cell table:style-name="ce51" office:value-type="float" office:value="1">
            <text:p>1</text:p>
          </table:table-cell>
          <table:table-cell table:formula="of:=VLOOKUP([.D111];[.$G$4:.$J$11];4)" office:value-type="float" office:value="2">
            <text:p>2</text:p>
          </table:table-cell>
          <table:table-cell table:number-columns-repeated="8"/>
        </table:table-row>
        <table:table-row table:style-name="ro2">
          <table:table-cell table:style-name="ce51" office:value-type="string">
            <text:p>T3s</text:p>
          </table:table-cell>
          <table:table-cell table:style-name="ce55" office:value-type="float" office:value="0.4569">
            <text:p>0,45690</text:p>
          </table:table-cell>
          <table:table-cell table:style-name="ce55" office:value-type="float" office:value="0.2978">
            <text:p>0,29780</text:p>
          </table:table-cell>
          <table:table-cell table:style-name="ce51" office:value-type="float" office:value="1">
            <text:p>1</text:p>
          </table:table-cell>
          <table:table-cell table:formula="of:=VLOOKUP([.D112];[.$G$4:.$J$11];4)" office:value-type="float" office:value="2">
            <text:p>2</text:p>
          </table:table-cell>
          <table:table-cell table:number-columns-repeated="8"/>
        </table:table-row>
        <table:table-row table:style-name="ro2">
          <table:table-cell table:style-name="ce51" office:value-type="string">
            <text:p>T2s</text:p>
          </table:table-cell>
          <table:table-cell table:style-name="ce55" office:value-type="float" office:value="0.4484">
            <text:p>0,44840</text:p>
          </table:table-cell>
          <table:table-cell table:style-name="ce55" office:value-type="float" office:value="0.2978">
            <text:p>0,29780</text:p>
          </table:table-cell>
          <table:table-cell table:style-name="ce51" office:value-type="float" office:value="1">
            <text:p>1</text:p>
          </table:table-cell>
          <table:table-cell table:formula="of:=VLOOKUP([.D113];[.$G$4:.$J$11];4)" office:value-type="float" office:value="2">
            <text:p>2</text:p>
          </table:table-cell>
          <table:table-cell table:number-columns-repeated="8"/>
        </table:table-row>
        <table:table-row table:style-name="ro2">
          <table:table-cell table:style-name="ce51" office:value-type="string">
            <text:p>98s</text:p>
          </table:table-cell>
          <table:table-cell table:style-name="ce55" office:value-type="float" office:value="0.508">
            <text:p>0,50800</text:p>
          </table:table-cell>
          <table:table-cell table:style-name="ce55" office:value-type="float" office:value="0.3234">
            <text:p>0,32340</text:p>
          </table:table-cell>
          <table:table-cell table:style-name="ce51" office:value-type="float" office:value="1">
            <text:p>1</text:p>
          </table:table-cell>
          <table:table-cell table:formula="of:=VLOOKUP([.D114];[.$G$4:.$J$11];4)" office:value-type="float" office:value="2">
            <text:p>2</text:p>
          </table:table-cell>
          <table:table-cell table:number-columns-repeated="8"/>
        </table:table-row>
        <table:table-row table:style-name="ro2">
          <table:table-cell table:style-name="ce51" office:value-type="string">
            <text:p>98o</text:p>
          </table:table-cell>
          <table:table-cell table:style-name="ce55" office:value-type="float" office:value="0.481">
            <text:p>0,48100</text:p>
          </table:table-cell>
          <table:table-cell table:style-name="ce55" office:value-type="float" office:value="0.3144">
            <text:p>0,31440</text:p>
          </table:table-cell>
          <table:table-cell table:style-name="ce51" office:value-type="float" office:value="1">
            <text:p>1</text:p>
          </table:table-cell>
          <table:table-cell table:formula="of:=VLOOKUP([.D115];[.$G$4:.$J$11];4)" office:value-type="float" office:value="2">
            <text:p>2</text:p>
          </table:table-cell>
          <table:table-cell table:number-columns-repeated="8"/>
        </table:table-row>
        <table:table-row table:style-name="ro2">
          <table:table-cell table:style-name="ce51" office:value-type="string">
            <text:p>97s</text:p>
          </table:table-cell>
          <table:table-cell table:style-name="ce55" office:value-type="float" office:value="0.4912">
            <text:p>0,49120</text:p>
          </table:table-cell>
          <table:table-cell table:style-name="ce55" office:value-type="float" office:value="0.32">
            <text:p>0,32000</text:p>
          </table:table-cell>
          <table:table-cell table:style-name="ce51" office:value-type="float" office:value="1">
            <text:p>1</text:p>
          </table:table-cell>
          <table:table-cell table:formula="of:=VLOOKUP([.D116];[.$G$4:.$J$11];4)" office:value-type="float" office:value="2">
            <text:p>2</text:p>
          </table:table-cell>
          <table:table-cell table:number-columns-repeated="8"/>
        </table:table-row>
        <table:table-row table:style-name="ro2">
          <table:table-cell table:style-name="ce51" office:value-type="string">
            <text:p>97o</text:p>
          </table:table-cell>
          <table:table-cell table:style-name="ce55" office:value-type="float" office:value="0.463">
            <text:p>0,46300</text:p>
          </table:table-cell>
          <table:table-cell table:style-name="ce55" office:value-type="float" office:value="0.3088">
            <text:p>0,30880</text:p>
          </table:table-cell>
          <table:table-cell table:style-name="ce51" office:value-type="float" office:value="1">
            <text:p>1</text:p>
          </table:table-cell>
          <table:table-cell table:formula="of:=VLOOKUP([.D117];[.$G$4:.$J$11];4)" office:value-type="float" office:value="2">
            <text:p>2</text:p>
          </table:table-cell>
          <table:table-cell table:number-columns-repeated="8"/>
        </table:table-row>
        <table:table-row table:style-name="ro2">
          <table:table-cell table:style-name="ce51" office:value-type="string">
            <text:p>96s</text:p>
          </table:table-cell>
          <table:table-cell table:style-name="ce55" office:value-type="float" office:value="0.4743">
            <text:p>0,47430</text:p>
          </table:table-cell>
          <table:table-cell table:style-name="ce55" office:value-type="float" office:value="0.3154">
            <text:p>0,31540</text:p>
          </table:table-cell>
          <table:table-cell table:style-name="ce51" office:value-type="float" office:value="1">
            <text:p>1</text:p>
          </table:table-cell>
          <table:table-cell table:formula="of:=VLOOKUP([.D118];[.$G$4:.$J$11];4)" office:value-type="float" office:value="2">
            <text:p>2</text:p>
          </table:table-cell>
          <table:table-cell table:number-columns-repeated="8"/>
        </table:table-row>
        <table:table-row table:style-name="ro2">
          <table:table-cell table:style-name="ce51" office:value-type="string">
            <text:p>95s</text:p>
          </table:table-cell>
          <table:table-cell table:style-name="ce55" office:value-type="float" office:value="0.4572">
            <text:p>0,45720</text:p>
          </table:table-cell>
          <table:table-cell table:style-name="ce55" office:value-type="float" office:value="0.3104">
            <text:p>0,31040</text:p>
          </table:table-cell>
          <table:table-cell table:style-name="ce51" office:value-type="float" office:value="1">
            <text:p>1</text:p>
          </table:table-cell>
          <table:table-cell table:formula="of:=VLOOKUP([.D119];[.$G$4:.$J$11];4)" office:value-type="float" office:value="2">
            <text:p>2</text:p>
          </table:table-cell>
          <table:table-cell table:number-columns-repeated="8"/>
        </table:table-row>
        <table:table-row table:style-name="ro2">
          <table:table-cell table:style-name="ce51" office:value-type="string">
            <text:p>87s</text:p>
          </table:table-cell>
          <table:table-cell table:style-name="ce55" office:value-type="float" office:value="0.4794">
            <text:p>0,47940</text:p>
          </table:table-cell>
          <table:table-cell table:style-name="ce55" office:value-type="float" office:value="0.3328">
            <text:p>0,33280</text:p>
          </table:table-cell>
          <table:table-cell table:style-name="ce51" office:value-type="float" office:value="1">
            <text:p>1</text:p>
          </table:table-cell>
          <table:table-cell table:formula="of:=VLOOKUP([.D120];[.$G$4:.$J$11];4)" office:value-type="float" office:value="2">
            <text:p>2</text:p>
          </table:table-cell>
          <table:table-cell table:number-columns-repeated="8"/>
        </table:table-row>
        <table:table-row table:style-name="ro2">
          <table:table-cell table:style-name="ce51" office:value-type="string">
            <text:p>86s</text:p>
          </table:table-cell>
          <table:table-cell table:style-name="ce55" office:value-type="float" office:value="0.4624">
            <text:p>0,46240</text:p>
          </table:table-cell>
          <table:table-cell table:style-name="ce55" office:value-type="float" office:value="0.3291">
            <text:p>0,32910</text:p>
          </table:table-cell>
          <table:table-cell table:style-name="ce51" office:value-type="float" office:value="1">
            <text:p>1</text:p>
          </table:table-cell>
          <table:table-cell table:formula="of:=VLOOKUP([.D121];[.$G$4:.$J$11];4)" office:value-type="float" office:value="2">
            <text:p>2</text:p>
          </table:table-cell>
          <table:table-cell table:number-columns-repeated="8"/>
        </table:table-row>
        <table:table-row table:style-name="ro2">
          <table:table-cell table:style-name="ce50" office:value-type="string">
            <text:p>T4o</text:p>
          </table:table-cell>
          <table:table-cell table:style-name="ce54" office:value-type="float" office:value="0.435">
            <text:p>0,43500</text:p>
          </table:table-cell>
          <table:table-cell table:style-name="ce54" office:value-type="float" office:value="0.2802">
            <text:p>0,28020</text:p>
          </table:table-cell>
          <table:table-cell table:style-name="ce50" office:value-type="float" office:value="5">
            <text:p>5</text:p>
          </table:table-cell>
          <table:table-cell table:style-name="ce22" table:formula="of:=VLOOKUP([.D122];[.$G$4:.$J$11];4)" office:value-type="float" office:value="1">
            <text:p>1</text:p>
          </table:table-cell>
          <table:table-cell table:number-columns-repeated="8"/>
        </table:table-row>
        <table:table-row table:style-name="ro2">
          <table:table-cell table:style-name="ce50" office:value-type="string">
            <text:p>T3o</text:p>
          </table:table-cell>
          <table:table-cell table:style-name="ce54" office:value-type="float" office:value="0.4259">
            <text:p>0,42590</text:p>
          </table:table-cell>
          <table:table-cell table:style-name="ce54" office:value-type="float" office:value="0.279">
            <text:p>0,27900</text:p>
          </table:table-cell>
          <table:table-cell table:style-name="ce50" office:value-type="float" office:value="5">
            <text:p>5</text:p>
          </table:table-cell>
          <table:table-cell table:style-name="ce22" table:formula="of:=VLOOKUP([.D123];[.$G$4:.$J$11];4)" office:value-type="float" office:value="1">
            <text:p>1</text:p>
          </table:table-cell>
          <table:table-cell table:number-columns-repeated="8"/>
        </table:table-row>
        <table:table-row table:style-name="ro2">
          <table:table-cell table:style-name="ce50" office:value-type="string">
            <text:p>T2o</text:p>
          </table:table-cell>
          <table:table-cell table:style-name="ce54" office:value-type="float" office:value="0.4167">
            <text:p>0,41670</text:p>
          </table:table-cell>
          <table:table-cell table:style-name="ce54" office:value-type="float" office:value="0.2778">
            <text:p>0,27780</text:p>
          </table:table-cell>
          <table:table-cell table:style-name="ce50" office:value-type="float" office:value="5">
            <text:p>5</text:p>
          </table:table-cell>
          <table:table-cell table:style-name="ce22" table:formula="of:=VLOOKUP([.D124];[.$G$4:.$J$11];4)" office:value-type="float" office:value="1">
            <text:p>1</text:p>
          </table:table-cell>
          <table:table-cell table:number-columns-repeated="8"/>
        </table:table-row>
        <table:table-row table:style-name="ro2">
          <table:table-cell table:style-name="ce50" office:value-type="string">
            <text:p>96o</text:p>
          </table:table-cell>
          <table:table-cell table:style-name="ce54" office:value-type="float" office:value="0.4449">
            <text:p>0,44490</text:p>
          </table:table-cell>
          <table:table-cell table:style-name="ce54" office:value-type="float" office:value="0.3018">
            <text:p>0,30180</text:p>
          </table:table-cell>
          <table:table-cell table:style-name="ce50" office:value-type="float" office:value="5">
            <text:p>5</text:p>
          </table:table-cell>
          <table:table-cell table:style-name="ce22" table:formula="of:=VLOOKUP([.D125];[.$G$4:.$J$11];4)" office:value-type="float" office:value="1">
            <text:p>1</text:p>
          </table:table-cell>
          <table:table-cell table:number-columns-repeated="8"/>
        </table:table-row>
        <table:table-row table:style-name="ro2">
          <table:table-cell table:style-name="ce50" office:value-type="string">
            <text:p>95o</text:p>
          </table:table-cell>
          <table:table-cell table:style-name="ce54" office:value-type="float" office:value="0.4267">
            <text:p>0,42670</text:p>
          </table:table-cell>
          <table:table-cell table:style-name="ce54" office:value-type="float" office:value="0.2942">
            <text:p>0,29420</text:p>
          </table:table-cell>
          <table:table-cell table:style-name="ce50" office:value-type="float" office:value="5">
            <text:p>5</text:p>
          </table:table-cell>
          <table:table-cell table:style-name="ce22" table:formula="of:=VLOOKUP([.D126];[.$G$4:.$J$11];4)" office:value-type="float" office:value="1">
            <text:p>1</text:p>
          </table:table-cell>
          <table:table-cell table:number-columns-repeated="8"/>
        </table:table-row>
        <table:table-row table:style-name="ro2">
          <table:table-cell table:style-name="ce50" office:value-type="string">
            <text:p>94s</text:p>
          </table:table-cell>
          <table:table-cell table:style-name="ce54" office:value-type="float" office:value="0.4386">
            <text:p>0,43860</text:p>
          </table:table-cell>
          <table:table-cell table:style-name="ce54" office:value-type="float" office:value="0.307">
            <text:p>0,30700</text:p>
          </table:table-cell>
          <table:table-cell table:style-name="ce50" office:value-type="float" office:value="5">
            <text:p>5</text:p>
          </table:table-cell>
          <table:table-cell table:style-name="ce22" table:formula="of:=VLOOKUP([.D127];[.$G$4:.$J$11];4)" office:value-type="float" office:value="1">
            <text:p>1</text:p>
          </table:table-cell>
          <table:table-cell table:number-columns-repeated="8"/>
        </table:table-row>
        <table:table-row table:style-name="ro2">
          <table:table-cell table:style-name="ce50" office:value-type="string">
            <text:p>94o</text:p>
          </table:table-cell>
          <table:table-cell table:style-name="ce54" office:value-type="float" office:value="0.4067">
            <text:p>0,40670</text:p>
          </table:table-cell>
          <table:table-cell table:style-name="ce54" office:value-type="float" office:value="0.2879">
            <text:p>0,28790</text:p>
          </table:table-cell>
          <table:table-cell table:style-name="ce50" office:value-type="float" office:value="5">
            <text:p>5</text:p>
          </table:table-cell>
          <table:table-cell table:style-name="ce22" table:formula="of:=VLOOKUP([.D128];[.$G$4:.$J$11];4)" office:value-type="float" office:value="1">
            <text:p>1</text:p>
          </table:table-cell>
          <table:table-cell table:number-columns-repeated="8"/>
        </table:table-row>
        <table:table-row table:style-name="ro2">
          <table:table-cell table:style-name="ce50" office:value-type="string">
            <text:p>93s</text:p>
          </table:table-cell>
          <table:table-cell table:style-name="ce54" office:value-type="float" office:value="0.4326">
            <text:p>0,43260</text:p>
          </table:table-cell>
          <table:table-cell table:style-name="ce54" office:value-type="float" office:value="0.3066">
            <text:p>0,30660</text:p>
          </table:table-cell>
          <table:table-cell table:style-name="ce50" office:value-type="float" office:value="5">
            <text:p>5</text:p>
          </table:table-cell>
          <table:table-cell table:style-name="ce22" table:formula="of:=VLOOKUP([.D129];[.$G$4:.$J$11];4)" office:value-type="float" office:value="1">
            <text:p>1</text:p>
          </table:table-cell>
          <table:table-cell table:number-columns-repeated="8"/>
        </table:table-row>
        <table:table-row table:style-name="ro2">
          <table:table-cell table:style-name="ce50" office:value-type="string">
            <text:p>93o</text:p>
          </table:table-cell>
          <table:table-cell table:style-name="ce54" office:value-type="float" office:value="0.4002">
            <text:p>0,40020</text:p>
          </table:table-cell>
          <table:table-cell table:style-name="ce54" office:value-type="float" office:value="0.2865">
            <text:p>0,28650</text:p>
          </table:table-cell>
          <table:table-cell table:style-name="ce50" office:value-type="float" office:value="5">
            <text:p>5</text:p>
          </table:table-cell>
          <table:table-cell table:style-name="ce22" table:formula="of:=VLOOKUP([.D130];[.$G$4:.$J$11];4)" office:value-type="float" office:value="1">
            <text:p>1</text:p>
          </table:table-cell>
          <table:table-cell table:number-columns-repeated="8"/>
        </table:table-row>
        <table:table-row table:style-name="ro2">
          <table:table-cell table:style-name="ce50" office:value-type="string">
            <text:p>92s</text:p>
          </table:table-cell>
          <table:table-cell table:style-name="ce54" office:value-type="float" office:value="0.4242">
            <text:p>0,42420</text:p>
          </table:table-cell>
          <table:table-cell table:style-name="ce54" office:value-type="float" office:value="0.306">
            <text:p>0,30600</text:p>
          </table:table-cell>
          <table:table-cell table:style-name="ce50" office:value-type="float" office:value="5">
            <text:p>5</text:p>
          </table:table-cell>
          <table:table-cell table:style-name="ce22" table:formula="of:=VLOOKUP([.D131];[.$G$4:.$J$11];4)" office:value-type="float" office:value="1">
            <text:p>1</text:p>
          </table:table-cell>
          <table:table-cell table:number-columns-repeated="8"/>
        </table:table-row>
        <table:table-row table:style-name="ro2">
          <table:table-cell table:style-name="ce50" office:value-type="string">
            <text:p>87o</text:p>
          </table:table-cell>
          <table:table-cell table:style-name="ce54" office:value-type="float" office:value="0.4505">
            <text:p>0,45050</text:p>
          </table:table-cell>
          <table:table-cell table:style-name="ce54" office:value-type="float" office:value="0.3222">
            <text:p>0,32220</text:p>
          </table:table-cell>
          <table:table-cell table:style-name="ce50" office:value-type="float" office:value="5">
            <text:p>5</text:p>
          </table:table-cell>
          <table:table-cell table:style-name="ce22" table:formula="of:=VLOOKUP([.D132];[.$G$4:.$J$11];4)" office:value-type="float" office:value="1">
            <text:p>1</text:p>
          </table:table-cell>
          <table:table-cell table:number-columns-repeated="8"/>
        </table:table-row>
        <table:table-row table:style-name="ro2">
          <table:table-cell table:style-name="ce50" office:value-type="string">
            <text:p>86o</text:p>
          </table:table-cell>
          <table:table-cell table:style-name="ce54" office:value-type="float" office:value="0.4324">
            <text:p>0,43240</text:p>
          </table:table-cell>
          <table:table-cell table:style-name="ce54" office:value-type="float" office:value="0.3162">
            <text:p>0,31620</text:p>
          </table:table-cell>
          <table:table-cell table:style-name="ce50" office:value-type="float" office:value="5">
            <text:p>5</text:p>
          </table:table-cell>
          <table:table-cell table:style-name="ce22" table:formula="of:=VLOOKUP([.D133];[.$G$4:.$J$11];4)" office:value-type="float" office:value="1">
            <text:p>1</text:p>
          </table:table-cell>
          <table:table-cell table:number-columns-repeated="8"/>
        </table:table-row>
        <table:table-row table:style-name="ro2">
          <table:table-cell table:style-name="ce50" office:value-type="string">
            <text:p>85s</text:p>
          </table:table-cell>
          <table:table-cell table:style-name="ce54" office:value-type="float" office:value="0.4454">
            <text:p>0,44540</text:p>
          </table:table-cell>
          <table:table-cell table:style-name="ce54" office:value-type="float" office:value="0.324">
            <text:p>0,32400</text:p>
          </table:table-cell>
          <table:table-cell table:style-name="ce50" office:value-type="float" office:value="5">
            <text:p>5</text:p>
          </table:table-cell>
          <table:table-cell table:style-name="ce22" table:formula="of:=VLOOKUP([.D134];[.$G$4:.$J$11];4)" office:value-type="float" office:value="1">
            <text:p>1</text:p>
          </table:table-cell>
          <table:table-cell table:number-columns-repeated="8"/>
        </table:table-row>
        <table:table-row table:style-name="ro2">
          <table:table-cell table:style-name="ce50" office:value-type="string">
            <text:p>85o</text:p>
          </table:table-cell>
          <table:table-cell table:style-name="ce54" office:value-type="float" office:value="0.4143">
            <text:p>0,41430</text:p>
          </table:table-cell>
          <table:table-cell table:style-name="ce54" office:value-type="float" office:value="0.3086">
            <text:p>0,30860</text:p>
          </table:table-cell>
          <table:table-cell table:style-name="ce50" office:value-type="float" office:value="5">
            <text:p>5</text:p>
          </table:table-cell>
          <table:table-cell table:style-name="ce22" table:formula="of:=VLOOKUP([.D135];[.$G$4:.$J$11];4)" office:value-type="float" office:value="1">
            <text:p>1</text:p>
          </table:table-cell>
          <table:table-cell table:number-columns-repeated="8"/>
        </table:table-row>
        <table:table-row table:style-name="ro2">
          <table:table-cell table:style-name="ce50" office:value-type="string">
            <text:p>84s</text:p>
          </table:table-cell>
          <table:table-cell table:style-name="ce54" office:value-type="float" office:value="0.427">
            <text:p>0,42700</text:p>
          </table:table-cell>
          <table:table-cell table:style-name="ce54" office:value-type="float" office:value="0.3197">
            <text:p>0,31970</text:p>
          </table:table-cell>
          <table:table-cell table:style-name="ce50" office:value-type="float" office:value="5">
            <text:p>5</text:p>
          </table:table-cell>
          <table:table-cell table:style-name="ce22" table:formula="of:=VLOOKUP([.D136];[.$G$4:.$J$11];4)" office:value-type="float" office:value="1">
            <text:p>1</text:p>
          </table:table-cell>
          <table:table-cell table:number-columns-repeated="8"/>
        </table:table-row>
        <table:table-row table:style-name="ro2">
          <table:table-cell table:style-name="ce50" office:value-type="string">
            <text:p>83s</text:p>
          </table:table-cell>
          <table:table-cell table:style-name="ce54" office:value-type="float" office:value="0.4087">
            <text:p>0,40870</text:p>
          </table:table-cell>
          <table:table-cell table:style-name="ce54" office:value-type="float" office:value="0.3147">
            <text:p>0,31470</text:p>
          </table:table-cell>
          <table:table-cell table:style-name="ce50" office:value-type="float" office:value="5">
            <text:p>5</text:p>
          </table:table-cell>
          <table:table-cell table:style-name="ce22" table:formula="of:=VLOOKUP([.D137];[.$G$4:.$J$11];4)" office:value-type="float" office:value="1">
            <text:p>1</text:p>
          </table:table-cell>
          <table:table-cell table:number-columns-repeated="8"/>
        </table:table-row>
        <table:table-row table:style-name="ro2">
          <table:table-cell table:style-name="ce50" office:value-type="string">
            <text:p>82s</text:p>
          </table:table-cell>
          <table:table-cell table:style-name="ce54" office:value-type="float" office:value="0.4027">
            <text:p>0,40270</text:p>
          </table:table-cell>
          <table:table-cell table:style-name="ce54" office:value-type="float" office:value="0.314">
            <text:p>0,31400</text:p>
          </table:table-cell>
          <table:table-cell table:style-name="ce50" office:value-type="float" office:value="5">
            <text:p>5</text:p>
          </table:table-cell>
          <table:table-cell table:style-name="ce22" table:formula="of:=VLOOKUP([.D138];[.$G$4:.$J$11];4)" office:value-type="float" office:value="1">
            <text:p>1</text:p>
          </table:table-cell>
          <table:table-cell table:number-columns-repeated="8"/>
        </table:table-row>
        <table:table-row table:style-name="ro2">
          <table:table-cell table:style-name="ce50" office:value-type="string">
            <text:p>76s</text:p>
          </table:table-cell>
          <table:table-cell table:style-name="ce54" office:value-type="float" office:value="0.4537">
            <text:p>0,45370</text:p>
          </table:table-cell>
          <table:table-cell table:style-name="ce54" office:value-type="float" office:value="0.3401">
            <text:p>0,34010</text:p>
          </table:table-cell>
          <table:table-cell table:style-name="ce50" office:value-type="float" office:value="5">
            <text:p>5</text:p>
          </table:table-cell>
          <table:table-cell table:style-name="ce22" table:formula="of:=VLOOKUP([.D139];[.$G$4:.$J$11];4)" office:value-type="float" office:value="1">
            <text:p>1</text:p>
          </table:table-cell>
          <table:table-cell table:number-columns-repeated="8"/>
        </table:table-row>
        <table:table-row table:style-name="ro2">
          <table:table-cell table:style-name="ce50" office:value-type="string">
            <text:p>76o</text:p>
          </table:table-cell>
          <table:table-cell table:style-name="ce54" office:value-type="float" office:value="0.4232">
            <text:p>0,42320</text:p>
          </table:table-cell>
          <table:table-cell table:style-name="ce54" office:value-type="float" office:value="0.3279">
            <text:p>0,32790</text:p>
          </table:table-cell>
          <table:table-cell table:style-name="ce50" office:value-type="float" office:value="5">
            <text:p>5</text:p>
          </table:table-cell>
          <table:table-cell table:style-name="ce22" table:formula="of:=VLOOKUP([.D140];[.$G$4:.$J$11];4)" office:value-type="float" office:value="1">
            <text:p>1</text:p>
          </table:table-cell>
          <table:table-cell table:number-columns-repeated="8"/>
        </table:table-row>
        <table:table-row table:style-name="ro2">
          <table:table-cell table:style-name="ce50" office:value-type="string">
            <text:p>75s</text:p>
          </table:table-cell>
          <table:table-cell table:style-name="ce54" office:value-type="float" office:value="0.4368">
            <text:p>0,43680</text:p>
          </table:table-cell>
          <table:table-cell table:style-name="ce54" office:value-type="float" office:value="0.3359">
            <text:p>0,33590</text:p>
          </table:table-cell>
          <table:table-cell table:style-name="ce50" office:value-type="float" office:value="5">
            <text:p>5</text:p>
          </table:table-cell>
          <table:table-cell table:style-name="ce22" table:formula="of:=VLOOKUP([.D141];[.$G$4:.$J$11];4)" office:value-type="float" office:value="1">
            <text:p>1</text:p>
          </table:table-cell>
          <table:table-cell table:number-columns-repeated="8"/>
        </table:table-row>
        <table:table-row table:style-name="ro2">
          <table:table-cell table:style-name="ce50" office:value-type="string">
            <text:p>75o</text:p>
          </table:table-cell>
          <table:table-cell table:style-name="ce54" office:value-type="float" office:value="0.4051">
            <text:p>0,40510</text:p>
          </table:table-cell>
          <table:table-cell table:style-name="ce54" office:value-type="float" office:value="0.3213">
            <text:p>0,32130</text:p>
          </table:table-cell>
          <table:table-cell table:style-name="ce50" office:value-type="float" office:value="5">
            <text:p>5</text:p>
          </table:table-cell>
          <table:table-cell table:style-name="ce22" table:formula="of:=VLOOKUP([.D142];[.$G$4:.$J$11];4)" office:value-type="float" office:value="1">
            <text:p>1</text:p>
          </table:table-cell>
          <table:table-cell table:number-columns-repeated="8"/>
        </table:table-row>
        <table:table-row table:style-name="ro2">
          <table:table-cell table:style-name="ce50" office:value-type="string">
            <text:p>74s</text:p>
          </table:table-cell>
          <table:table-cell table:style-name="ce54" office:value-type="float" office:value="0.4185">
            <text:p>0,41850</text:p>
          </table:table-cell>
          <table:table-cell table:style-name="ce54" office:value-type="float" office:value="0.3314">
            <text:p>0,33140</text:p>
          </table:table-cell>
          <table:table-cell table:style-name="ce50" office:value-type="float" office:value="5">
            <text:p>5</text:p>
          </table:table-cell>
          <table:table-cell table:style-name="ce22" table:formula="of:=VLOOKUP([.D143];[.$G$4:.$J$11];4)" office:value-type="float" office:value="1">
            <text:p>1</text:p>
          </table:table-cell>
          <table:table-cell table:number-columns-repeated="8"/>
        </table:table-row>
        <table:table-row table:style-name="ro2">
          <table:table-cell table:style-name="ce50" office:value-type="string">
            <text:p>73s</text:p>
          </table:table-cell>
          <table:table-cell table:style-name="ce54" office:value-type="float" office:value="0.4004">
            <text:p>0,40040</text:p>
          </table:table-cell>
          <table:table-cell table:style-name="ce54" office:value-type="float" office:value="0.3257">
            <text:p>0,32570</text:p>
          </table:table-cell>
          <table:table-cell table:style-name="ce50" office:value-type="float" office:value="5">
            <text:p>5</text:p>
          </table:table-cell>
          <table:table-cell table:style-name="ce22" table:formula="of:=VLOOKUP([.D144];[.$G$4:.$J$11];4)" office:value-type="float" office:value="1">
            <text:p>1</text:p>
          </table:table-cell>
          <table:table-cell table:number-columns-repeated="8"/>
        </table:table-row>
        <table:table-row table:style-name="ro2">
          <table:table-cell table:style-name="ce50" office:value-type="string">
            <text:p>65s</text:p>
          </table:table-cell>
          <table:table-cell table:style-name="ce54" office:value-type="float" office:value="0.4313">
            <text:p>0,43130</text:p>
          </table:table-cell>
          <table:table-cell table:style-name="ce54" office:value-type="float" office:value="0.3446">
            <text:p>0,34460</text:p>
          </table:table-cell>
          <table:table-cell table:style-name="ce50" office:value-type="float" office:value="5">
            <text:p>5</text:p>
          </table:table-cell>
          <table:table-cell table:style-name="ce22" table:formula="of:=VLOOKUP([.D145];[.$G$4:.$J$11];4)" office:value-type="float" office:value="1">
            <text:p>1</text:p>
          </table:table-cell>
          <table:table-cell table:number-columns-repeated="8"/>
        </table:table-row>
        <table:table-row table:style-name="ro2">
          <table:table-cell table:style-name="ce50" office:value-type="string">
            <text:p>65o</text:p>
          </table:table-cell>
          <table:table-cell table:style-name="ce54" office:value-type="float" office:value="0.3994">
            <text:p>0,39940</text:p>
          </table:table-cell>
          <table:table-cell table:style-name="ce54" office:value-type="float" office:value="0.3307">
            <text:p>0,33070</text:p>
          </table:table-cell>
          <table:table-cell table:style-name="ce50" office:value-type="float" office:value="5">
            <text:p>5</text:p>
          </table:table-cell>
          <table:table-cell table:style-name="ce22" table:formula="of:=VLOOKUP([.D146];[.$G$4:.$J$11];4)" office:value-type="float" office:value="1">
            <text:p>1</text:p>
          </table:table-cell>
          <table:table-cell table:number-columns-repeated="8"/>
        </table:table-row>
        <table:table-row table:style-name="ro2">
          <table:table-cell table:style-name="ce50" office:value-type="string">
            <text:p>64s</text:p>
          </table:table-cell>
          <table:table-cell table:style-name="ce54" office:value-type="float" office:value="0.4133">
            <text:p>0,41330</text:p>
          </table:table-cell>
          <table:table-cell table:style-name="ce54" office:value-type="float" office:value="0.341">
            <text:p>0,34100</text:p>
          </table:table-cell>
          <table:table-cell table:style-name="ce50" office:value-type="float" office:value="5">
            <text:p>5</text:p>
          </table:table-cell>
          <table:table-cell table:style-name="ce22" table:formula="of:=VLOOKUP([.D147];[.$G$4:.$J$11];4)" office:value-type="float" office:value="1">
            <text:p>1</text:p>
          </table:table-cell>
          <table:table-cell table:number-columns-repeated="8"/>
        </table:table-row>
        <table:table-row table:style-name="ro2">
          <table:table-cell table:style-name="ce50" office:value-type="string">
            <text:p>54s</text:p>
          </table:table-cell>
          <table:table-cell table:style-name="ce54" office:value-type="float" office:value="0.4145">
            <text:p>0,41450</text:p>
          </table:table-cell>
          <table:table-cell table:style-name="ce54" office:value-type="float" office:value="0.347">
            <text:p>0,34700</text:p>
          </table:table-cell>
          <table:table-cell table:style-name="ce50" office:value-type="float" office:value="5">
            <text:p>5</text:p>
          </table:table-cell>
          <table:table-cell table:style-name="ce22" table:formula="of:=VLOOKUP([.D148];[.$G$4:.$J$11];4)" office:value-type="float" office:value="1">
            <text:p>1</text:p>
          </table:table-cell>
          <table:table-cell table:number-columns-repeated="8"/>
        </table:table-row>
        <table:table-row table:style-name="ro2">
          <table:table-cell table:style-name="ce51" office:value-type="string">
            <text:p>92o</text:p>
          </table:table-cell>
          <table:table-cell table:style-name="ce55" office:value-type="float" office:value="0.391">
            <text:p>0,39100</text:p>
          </table:table-cell>
          <table:table-cell table:style-name="ce55" office:value-type="float" office:value="0.2847">
            <text:p>0,28470</text:p>
          </table:table-cell>
          <table:table-cell table:style-name="ce51" office:value-type="float" office:value="3">
            <text:p>3</text:p>
          </table:table-cell>
          <table:table-cell table:formula="of:=VLOOKUP([.D149];[.$G$4:.$J$11];4)" office:value-type="float" office:value="0">
            <text:p>0</text:p>
          </table:table-cell>
          <table:table-cell table:number-columns-repeated="8"/>
        </table:table-row>
        <table:table-row table:style-name="ro2">
          <table:table-cell table:style-name="ce51" office:value-type="string">
            <text:p>84o</text:p>
          </table:table-cell>
          <table:table-cell table:style-name="ce55" office:value-type="float" office:value="0.3945">
            <text:p>0,39450</text:p>
          </table:table-cell>
          <table:table-cell table:style-name="ce55" office:value-type="float" office:value="0.3015">
            <text:p>0,30150</text:p>
          </table:table-cell>
          <table:table-cell table:style-name="ce51" office:value-type="float" office:value="3">
            <text:p>3</text:p>
          </table:table-cell>
          <table:table-cell table:formula="of:=VLOOKUP([.D150];[.$G$4:.$J$11];4)" office:value-type="float" office:value="0">
            <text:p>0</text:p>
          </table:table-cell>
          <table:table-cell table:number-columns-repeated="8"/>
        </table:table-row>
        <table:table-row table:style-name="ro2">
          <table:table-cell table:style-name="ce51" office:value-type="string">
            <text:p>83o</text:p>
          </table:table-cell>
          <table:table-cell table:style-name="ce55" office:value-type="float" office:value="0.3748">
            <text:p>0,37480</text:p>
          </table:table-cell>
          <table:table-cell table:style-name="ce55" office:value-type="float" office:value="0.2934">
            <text:p>0,29340</text:p>
          </table:table-cell>
          <table:table-cell table:style-name="ce51" office:value-type="float" office:value="3">
            <text:p>3</text:p>
          </table:table-cell>
          <table:table-cell table:formula="of:=VLOOKUP([.D151];[.$G$4:.$J$11];4)" office:value-type="float" office:value="0">
            <text:p>0</text:p>
          </table:table-cell>
          <table:table-cell table:number-columns-repeated="8"/>
        </table:table-row>
        <table:table-row table:style-name="ro2">
          <table:table-cell table:style-name="ce51" office:value-type="string">
            <text:p>82o</text:p>
          </table:table-cell>
          <table:table-cell table:style-name="ce55" office:value-type="float" office:value="0.3683">
            <text:p>0,36830</text:p>
          </table:table-cell>
          <table:table-cell table:style-name="ce55" office:value-type="float" office:value="0.2915">
            <text:p>0,29150</text:p>
          </table:table-cell>
          <table:table-cell table:style-name="ce51" office:value-type="float" office:value="3">
            <text:p>3</text:p>
          </table:table-cell>
          <table:table-cell table:formula="of:=VLOOKUP([.D152];[.$G$4:.$J$11];4)" office:value-type="float" office:value="0">
            <text:p>0</text:p>
          </table:table-cell>
          <table:table-cell table:number-columns-repeated="8"/>
        </table:table-row>
        <table:table-row table:style-name="ro2">
          <table:table-cell table:style-name="ce51" office:value-type="string">
            <text:p>74o</text:p>
          </table:table-cell>
          <table:table-cell table:style-name="ce55" office:value-type="float" office:value="0.3855">
            <text:p>0,38550</text:p>
          </table:table-cell>
          <table:table-cell table:style-name="ce55" office:value-type="float" office:value="0.3141">
            <text:p>0,31410</text:p>
          </table:table-cell>
          <table:table-cell table:style-name="ce51" office:value-type="float" office:value="3">
            <text:p>3</text:p>
          </table:table-cell>
          <table:table-cell table:formula="of:=VLOOKUP([.D153];[.$G$4:.$J$11];4)" office:value-type="float" office:value="0">
            <text:p>0</text:p>
          </table:table-cell>
          <table:table-cell table:number-columns-repeated="8"/>
        </table:table-row>
        <table:table-row table:style-name="ro2">
          <table:table-cell table:style-name="ce51" office:value-type="string">
            <text:p>73o</text:p>
          </table:table-cell>
          <table:table-cell table:style-name="ce55" office:value-type="float" office:value="0.366">
            <text:p>0,36600</text:p>
          </table:table-cell>
          <table:table-cell table:style-name="ce55" office:value-type="float" office:value="0.3053">
            <text:p>0,30530</text:p>
          </table:table-cell>
          <table:table-cell table:style-name="ce51" office:value-type="float" office:value="3">
            <text:p>3</text:p>
          </table:table-cell>
          <table:table-cell table:formula="of:=VLOOKUP([.D154];[.$G$4:.$J$11];4)" office:value-type="float" office:value="0">
            <text:p>0</text:p>
          </table:table-cell>
          <table:table-cell table:number-columns-repeated="8"/>
        </table:table-row>
        <table:table-row table:style-name="ro2">
          <table:table-cell table:style-name="ce51" office:value-type="string">
            <text:p>72s</text:p>
          </table:table-cell>
          <table:table-cell table:style-name="ce55" office:value-type="float" office:value="0.3816">
            <text:p>0,38160</text:p>
          </table:table-cell>
          <table:table-cell table:style-name="ce55" office:value-type="float" office:value="0.32">
            <text:p>0,32000</text:p>
          </table:table-cell>
          <table:table-cell table:style-name="ce51" office:value-type="float" office:value="3">
            <text:p>3</text:p>
          </table:table-cell>
          <table:table-cell table:formula="of:=VLOOKUP([.D155];[.$G$4:.$J$11];4)" office:value-type="float" office:value="0">
            <text:p>0</text:p>
          </table:table-cell>
          <table:table-cell table:number-columns-repeated="8"/>
        </table:table-row>
        <table:table-row table:style-name="ro2">
          <table:table-cell table:style-name="ce51" office:value-type="string">
            <text:p>72o</text:p>
          </table:table-cell>
          <table:table-cell table:style-name="ce55" office:value-type="float" office:value="0.3458">
            <text:p>0,34580</text:p>
          </table:table-cell>
          <table:table-cell table:style-name="ce55" office:value-type="float" office:value="0.2961">
            <text:p>0,29610</text:p>
          </table:table-cell>
          <table:table-cell table:style-name="ce51" office:value-type="float" office:value="3">
            <text:p>3</text:p>
          </table:table-cell>
          <table:table-cell table:formula="of:=VLOOKUP([.D156];[.$G$4:.$J$11];4)" office:value-type="float" office:value="0">
            <text:p>0</text:p>
          </table:table-cell>
          <table:table-cell table:number-columns-repeated="8"/>
        </table:table-row>
        <table:table-row table:style-name="ro2">
          <table:table-cell table:style-name="ce51" office:value-type="string">
            <text:p>64o</text:p>
          </table:table-cell>
          <table:table-cell table:style-name="ce55" office:value-type="float" office:value="0.3801">
            <text:p>0,38010</text:p>
          </table:table-cell>
          <table:table-cell table:style-name="ce55" office:value-type="float" office:value="0.3245">
            <text:p>0,32450</text:p>
          </table:table-cell>
          <table:table-cell table:style-name="ce51" office:value-type="float" office:value="3">
            <text:p>3</text:p>
          </table:table-cell>
          <table:table-cell table:formula="of:=VLOOKUP([.D157];[.$G$4:.$J$11];4)" office:value-type="float" office:value="0">
            <text:p>0</text:p>
          </table:table-cell>
          <table:table-cell table:number-columns-repeated="8"/>
        </table:table-row>
        <table:table-row table:style-name="ro2">
          <table:table-cell table:style-name="ce51" office:value-type="string">
            <text:p>63s</text:p>
          </table:table-cell>
          <table:table-cell table:style-name="ce55" office:value-type="float" office:value="0.3953">
            <text:p>0,39530</text:p>
          </table:table-cell>
          <table:table-cell table:style-name="ce55" office:value-type="float" office:value="0.3353">
            <text:p>0,33530</text:p>
          </table:table-cell>
          <table:table-cell table:style-name="ce51" office:value-type="float" office:value="3">
            <text:p>3</text:p>
          </table:table-cell>
          <table:table-cell table:formula="of:=VLOOKUP([.D158];[.$G$4:.$J$11];4)" office:value-type="float" office:value="0">
            <text:p>0</text:p>
          </table:table-cell>
          <table:table-cell table:number-columns-repeated="8"/>
        </table:table-row>
        <table:table-row table:style-name="ro2">
          <table:table-cell table:style-name="ce51" office:value-type="string">
            <text:p>63o</text:p>
          </table:table-cell>
          <table:table-cell table:style-name="ce55" office:value-type="float" office:value="0.3608">
            <text:p>0,36080</text:p>
          </table:table-cell>
          <table:table-cell table:style-name="ce55" office:value-type="float" office:value="0.3159">
            <text:p>0,31590</text:p>
          </table:table-cell>
          <table:table-cell table:style-name="ce51" office:value-type="float" office:value="3">
            <text:p>3</text:p>
          </table:table-cell>
          <table:table-cell table:formula="of:=VLOOKUP([.D159];[.$G$4:.$J$11];4)" office:value-type="float" office:value="0">
            <text:p>0</text:p>
          </table:table-cell>
          <table:table-cell table:number-columns-repeated="8"/>
        </table:table-row>
        <table:table-row table:style-name="ro2">
          <table:table-cell table:style-name="ce51" office:value-type="string">
            <text:p>62s</text:p>
          </table:table-cell>
          <table:table-cell table:style-name="ce55" office:value-type="float" office:value="0.3767">
            <text:p>0,37670</text:p>
          </table:table-cell>
          <table:table-cell table:style-name="ce55" office:value-type="float" office:value="0.329">
            <text:p>0,32900</text:p>
          </table:table-cell>
          <table:table-cell table:style-name="ce51" office:value-type="float" office:value="3">
            <text:p>3</text:p>
          </table:table-cell>
          <table:table-cell table:formula="of:=VLOOKUP([.D160];[.$G$4:.$J$11];4)" office:value-type="float" office:value="0">
            <text:p>0</text:p>
          </table:table-cell>
          <table:table-cell table:number-columns-repeated="8"/>
        </table:table-row>
        <table:table-row table:style-name="ro2">
          <table:table-cell table:style-name="ce51" office:value-type="string">
            <text:p>62o</text:p>
          </table:table-cell>
          <table:table-cell table:style-name="ce55" office:value-type="float" office:value="0.3408">
            <text:p>0,34080</text:p>
          </table:table-cell>
          <table:table-cell table:style-name="ce55" office:value-type="float" office:value="0.3062">
            <text:p>0,30620</text:p>
          </table:table-cell>
          <table:table-cell table:style-name="ce51" office:value-type="float" office:value="3">
            <text:p>3</text:p>
          </table:table-cell>
          <table:table-cell table:formula="of:=VLOOKUP([.D161];[.$G$4:.$J$11];4)" office:value-type="float" office:value="0">
            <text:p>0</text:p>
          </table:table-cell>
          <table:table-cell table:number-columns-repeated="8"/>
        </table:table-row>
        <table:table-row table:style-name="ro2">
          <table:table-cell table:style-name="ce51" office:value-type="string">
            <text:p>54o</text:p>
          </table:table-cell>
          <table:table-cell table:style-name="ce55" office:value-type="float" office:value="0.3816">
            <text:p>0,38160</text:p>
          </table:table-cell>
          <table:table-cell table:style-name="ce55" office:value-type="float" office:value="0.3315">
            <text:p>0,33150</text:p>
          </table:table-cell>
          <table:table-cell table:style-name="ce51" office:value-type="float" office:value="3">
            <text:p>3</text:p>
          </table:table-cell>
          <table:table-cell table:formula="of:=VLOOKUP([.D162];[.$G$4:.$J$11];4)" office:value-type="float" office:value="0">
            <text:p>0</text:p>
          </table:table-cell>
          <table:table-cell table:number-columns-repeated="8"/>
        </table:table-row>
        <table:table-row table:style-name="ro2">
          <table:table-cell table:style-name="ce51" office:value-type="string">
            <text:p>53s</text:p>
          </table:table-cell>
          <table:table-cell table:style-name="ce55" office:value-type="float" office:value="0.3969">
            <text:p>0,39690</text:p>
          </table:table-cell>
          <table:table-cell table:style-name="ce55" office:value-type="float" office:value="0.3424">
            <text:p>0,34240</text:p>
          </table:table-cell>
          <table:table-cell table:style-name="ce51" office:value-type="float" office:value="3">
            <text:p>3</text:p>
          </table:table-cell>
          <table:table-cell table:formula="of:=VLOOKUP([.D163];[.$G$4:.$J$11];4)" office:value-type="float" office:value="0">
            <text:p>0</text:p>
          </table:table-cell>
          <table:table-cell table:number-columns-repeated="8"/>
        </table:table-row>
        <table:table-row table:style-name="ro2">
          <table:table-cell table:style-name="ce51" office:value-type="string">
            <text:p>53o</text:p>
          </table:table-cell>
          <table:table-cell table:style-name="ce55" office:value-type="float" office:value="0.3626">
            <text:p>0,36260</text:p>
          </table:table-cell>
          <table:table-cell table:style-name="ce55" office:value-type="float" office:value="0.3242">
            <text:p>0,32420</text:p>
          </table:table-cell>
          <table:table-cell table:style-name="ce51" office:value-type="float" office:value="3">
            <text:p>3</text:p>
          </table:table-cell>
          <table:table-cell table:formula="of:=VLOOKUP([.D164];[.$G$4:.$J$11];4)" office:value-type="float" office:value="0">
            <text:p>0</text:p>
          </table:table-cell>
          <table:table-cell table:number-columns-repeated="8"/>
        </table:table-row>
        <table:table-row table:style-name="ro2">
          <table:table-cell table:style-name="ce51" office:value-type="string">
            <text:p>52s</text:p>
          </table:table-cell>
          <table:table-cell table:style-name="ce55" office:value-type="float" office:value="0.3785">
            <text:p>0,37850</text:p>
          </table:table-cell>
          <table:table-cell table:style-name="ce55" office:value-type="float" office:value="0.3364">
            <text:p>0,33640</text:p>
          </table:table-cell>
          <table:table-cell table:style-name="ce51" office:value-type="float" office:value="3">
            <text:p>3</text:p>
          </table:table-cell>
          <table:table-cell table:formula="of:=VLOOKUP([.D165];[.$G$4:.$J$11];4)" office:value-type="float" office:value="0">
            <text:p>0</text:p>
          </table:table-cell>
          <table:table-cell table:number-columns-repeated="8"/>
        </table:table-row>
        <table:table-row table:style-name="ro2">
          <table:table-cell table:style-name="ce51" office:value-type="string">
            <text:p>52o</text:p>
          </table:table-cell>
          <table:table-cell table:style-name="ce55" office:value-type="float" office:value="0.3428">
            <text:p>0,34280</text:p>
          </table:table-cell>
          <table:table-cell table:style-name="ce55" office:value-type="float" office:value="0.315">
            <text:p>0,31500</text:p>
          </table:table-cell>
          <table:table-cell table:style-name="ce51" office:value-type="float" office:value="3">
            <text:p>3</text:p>
          </table:table-cell>
          <table:table-cell table:formula="of:=VLOOKUP([.D166];[.$G$4:.$J$11];4)" office:value-type="float" office:value="0">
            <text:p>0</text:p>
          </table:table-cell>
          <table:table-cell table:number-columns-repeated="8"/>
        </table:table-row>
        <table:table-row table:style-name="ro2">
          <table:table-cell table:style-name="ce51" office:value-type="string">
            <text:p>43s</text:p>
          </table:table-cell>
          <table:table-cell table:style-name="ce55" office:value-type="float" office:value="0.3864">
            <text:p>0,38640</text:p>
          </table:table-cell>
          <table:table-cell table:style-name="ce55" office:value-type="float" office:value="0.3419">
            <text:p>0,34190</text:p>
          </table:table-cell>
          <table:table-cell table:style-name="ce51" office:value-type="float" office:value="3">
            <text:p>3</text:p>
          </table:table-cell>
          <table:table-cell table:formula="of:=VLOOKUP([.D167];[.$G$4:.$J$11];4)" office:value-type="float" office:value="0">
            <text:p>0</text:p>
          </table:table-cell>
          <table:table-cell table:number-columns-repeated="8"/>
        </table:table-row>
        <table:table-row table:style-name="ro2">
          <table:table-cell table:style-name="ce51" office:value-type="string">
            <text:p>43o</text:p>
          </table:table-cell>
          <table:table-cell table:style-name="ce55" office:value-type="float" office:value="0.3515">
            <text:p>0,35150</text:p>
          </table:table-cell>
          <table:table-cell table:style-name="ce55" office:value-type="float" office:value="0.3225">
            <text:p>0,32250</text:p>
          </table:table-cell>
          <table:table-cell table:style-name="ce51" office:value-type="float" office:value="3">
            <text:p>3</text:p>
          </table:table-cell>
          <table:table-cell table:formula="of:=VLOOKUP([.D168];[.$G$4:.$J$11];4)" office:value-type="float" office:value="0">
            <text:p>0</text:p>
          </table:table-cell>
          <table:table-cell table:number-columns-repeated="8"/>
        </table:table-row>
        <table:table-row table:style-name="ro2">
          <table:table-cell table:style-name="ce51" office:value-type="string">
            <text:p>42s</text:p>
          </table:table-cell>
          <table:table-cell table:style-name="ce55" office:value-type="float" office:value="0.3683">
            <text:p>0,36830</text:p>
          </table:table-cell>
          <table:table-cell table:style-name="ce55" office:value-type="float" office:value="0.3362">
            <text:p>0,33620</text:p>
          </table:table-cell>
          <table:table-cell table:style-name="ce51" office:value-type="float" office:value="3">
            <text:p>3</text:p>
          </table:table-cell>
          <table:table-cell table:formula="of:=VLOOKUP([.D169];[.$G$4:.$J$11];4)" office:value-type="float" office:value="0">
            <text:p>0</text:p>
          </table:table-cell>
          <table:table-cell table:number-columns-repeated="8"/>
        </table:table-row>
        <table:table-row table:style-name="ro2">
          <table:table-cell table:style-name="ce51" office:value-type="string">
            <text:p>42o</text:p>
          </table:table-cell>
          <table:table-cell table:style-name="ce55" office:value-type="float" office:value="0.332">
            <text:p>0,33200</text:p>
          </table:table-cell>
          <table:table-cell table:style-name="ce55" office:value-type="float" office:value="0.3136">
            <text:p>0,31360</text:p>
          </table:table-cell>
          <table:table-cell table:style-name="ce51" office:value-type="float" office:value="3">
            <text:p>3</text:p>
          </table:table-cell>
          <table:table-cell table:formula="of:=VLOOKUP([.D170];[.$G$4:.$J$11];4)" office:value-type="float" office:value="0">
            <text:p>0</text:p>
          </table:table-cell>
          <table:table-cell table:number-columns-repeated="8"/>
        </table:table-row>
        <table:table-row table:style-name="ro2">
          <table:table-cell table:style-name="ce51" office:value-type="string">
            <text:p>32s</text:p>
          </table:table-cell>
          <table:table-cell table:style-name="ce55" office:value-type="float" office:value="0.3598">
            <text:p>0,35980</text:p>
          </table:table-cell>
          <table:table-cell table:style-name="ce55" office:value-type="float" office:value="0.3328">
            <text:p>0,33280</text:p>
          </table:table-cell>
          <table:table-cell table:style-name="ce51" office:value-type="float" office:value="3">
            <text:p>3</text:p>
          </table:table-cell>
          <table:table-cell table:formula="of:=VLOOKUP([.D171];[.$G$4:.$J$11];4)" office:value-type="float" office:value="0">
            <text:p>0</text:p>
          </table:table-cell>
          <table:table-cell table:number-columns-repeated="8"/>
        </table:table-row>
        <table:table-row table:style-name="ro2">
          <table:table-cell table:style-name="ce51" office:value-type="string">
            <text:p>32o</text:p>
          </table:table-cell>
          <table:table-cell table:style-name="ce55" office:value-type="float" office:value="0.323">
            <text:p>0,32300</text:p>
          </table:table-cell>
          <table:table-cell table:style-name="ce55" office:value-type="float" office:value="0.3085">
            <text:p>0,30850</text:p>
          </table:table-cell>
          <table:table-cell table:style-name="ce51" office:value-type="float" office:value="3">
            <text:p>3</text:p>
          </table:table-cell>
          <table:table-cell table:formula="of:=VLOOKUP([.D172];[.$G$4:.$J$11];4)" office:value-type="float" office:value="0">
            <text:p>0</text:p>
          </table:table-cell>
          <table:table-cell table:number-columns-repeated="8"/>
        </table:table-row>
        <table:table-row table:style-name="ro2" table:number-rows-repeated="65363">
          <table:table-cell table:number-columns-repeated="13"/>
        </table:table-row>
        <table:table-row table:style-name="ro2">
          <table:table-cell table:number-columns-repeated="13"/>
        </table:table-row>
      </table:table>
      <table:table table:name="10 hs km" table:style-name="ta1" table:print="false">
        <table:table-column table:style-name="co20" table:default-cell-style-name="ce45"/>
        <table:table-column table:style-name="co26" table:default-cell-style-name="ce25"/>
        <table:table-column table:style-name="co53" table:default-cell-style-name="ce25"/>
        <table:table-column table:style-name="co60" table:default-cell-style-name="ce25"/>
        <table:table-column table:style-name="co19" table:default-cell-style-name="Default"/>
        <table:table-column table:style-name="co16" table:default-cell-style-name="Default"/>
        <table:table-column table:style-name="co52" table:default-cell-style-name="Default"/>
        <table:table-column table:style-name="co41" table:default-cell-style-name="Default"/>
        <table:table-column table:style-name="co19" table:default-cell-style-name="Default"/>
        <table:table-column table:style-name="co61" table:default-cell-style-name="Default"/>
        <table:table-column table:style-name="co19" table:default-cell-style-name="Default"/>
        <table:table-row table:style-name="ro2">
          <table:table-cell table:style-name="Default"/>
          <table:table-cell table:style-name="ce14"/>
          <table:table-cell table:style-name="Default" table:number-columns-repeated="2"/>
          <table:table-cell table:number-columns-repeated="7"/>
        </table:table-row>
        <table:table-row table:style-name="ro2">
          <table:table-cell table:style-name="Default" table:number-columns-repeated="4"/>
          <table:table-cell/>
          <table:table-cell table:style-name="ce14" office:value-type="string">
            <text:p>k-means centers</text:p>
          </table:table-cell>
          <table:table-cell table:style-name="ce14" table:number-columns-repeated="2"/>
          <table:table-cell table:number-columns-repeated="3"/>
        </table:table-row>
        <table:table-row table:style-name="ro2">
          <table:table-cell table:style-name="ce11" office:value-type="string">
            <text:p>Pocket</text:p>
          </table:table-cell>
          <table:table-cell table:style-name="ce14" office:value-type="string">
            <text:p>HS</text:p>
          </table:table-cell>
          <table:table-cell table:style-name="ce34" office:value-type="string">
            <text:p>k-means cent.</text:p>
          </table:table-cell>
          <table:table-cell table:style-name="ce34" office:value-type="string">
            <text:p>bucket</text:p>
          </table:table-cell>
          <table:table-cell/>
          <table:table-cell table:style-name="ce14" office:value-type="string">
            <text:p>id</text:p>
          </table:table-cell>
          <table:table-cell table:style-name="ce14" office:value-type="string">
            <text:p>value</text:p>
          </table:table-cell>
          <table:table-cell table:style-name="ce14" office:value-type="string">
            <text:p>bucket</text:p>
          </table:table-cell>
          <table:table-cell/>
          <table:table-cell table:style-name="ce14" office:value-type="string">
            <text:p>Bucket</text:p>
          </table:table-cell>
          <table:table-cell table:style-name="ce14" office:value-type="string">
            <text:p>Cards</text:p>
          </table:table-cell>
        </table:table-row>
        <table:table-row table:style-name="ro2">
          <table:table-cell table:style-name="ce22" office:value-type="string">
            <text:p>AA</text:p>
          </table:table-cell>
          <table:table-cell table:style-name="ce46" office:value-type="float" office:value="0.852">
            <text:p>0,85</text:p>
          </table:table-cell>
          <table:table-cell table:style-name="ce50" office:value-type="float" office:value="7">
            <text:p>7</text:p>
          </table:table-cell>
          <table:table-cell table:style-name="ce22" table:formula="of:=VLOOKUP([.C4];[.$F$4:.$H$13];3)" office:value-type="float" office:value="9">
            <text:p>9</text:p>
          </table:table-cell>
          <table:table-cell/>
          <table:table-cell table:style-name="ce51" office:value-type="float" office:value="0">
            <text:p>0</text:p>
          </table:table-cell>
          <table:table-cell table:style-name="ce51" office:value-type="float" office:value="0.353077">
            <text:p>0,35</text:p>
          </table:table-cell>
          <table:table-cell office:value-type="float" office:value="0">
            <text:p>0</text:p>
          </table:table-cell>
          <table:table-cell/>
          <table:table-cell office:value-type="float" office:value="9">
            <text:p>9</text:p>
          </table:table-cell>
          <table:table-cell table:formula="of:=STRJOIN([.A4:.A6]; &quot; &quot;)" office:value-type="string" office:string-value="AA KK QQ">
            <text:p>AA KK QQ</text:p>
          </table:table-cell>
        </table:table-row>
        <table:table-row table:style-name="ro2">
          <table:table-cell table:style-name="ce22" office:value-type="string">
            <text:p>KK</text:p>
          </table:table-cell>
          <table:table-cell table:style-name="ce46" office:value-type="float" office:value="0.824">
            <text:p>0,82</text:p>
          </table:table-cell>
          <table:table-cell table:style-name="ce50" office:value-type="float" office:value="7">
            <text:p>7</text:p>
          </table:table-cell>
          <table:table-cell table:style-name="ce22" table:formula="of:=VLOOKUP([.C5];[.$F$4:.$H$13];3)" office:value-type="float" office:value="9">
            <text:p>9</text:p>
          </table:table-cell>
          <table:table-cell/>
          <table:table-cell table:style-name="ce51" office:value-type="float" office:value="1">
            <text:p>1</text:p>
          </table:table-cell>
          <table:table-cell table:style-name="ce51" office:value-type="float" office:value="0.435714">
            <text:p>0,44</text:p>
          </table:table-cell>
          <table:table-cell office:value-type="float" office:value="2">
            <text:p>2</text:p>
          </table:table-cell>
          <table:table-cell/>
          <table:table-cell office:value-type="float" office:value="8">
            <text:p>8</text:p>
          </table:table-cell>
          <table:table-cell table:formula="of:=STRJOIN([.A7:.A9]; &quot; &quot;)" office:value-type="string" office:string-value="JJ TT 99">
            <text:p>JJ TT 99</text:p>
          </table:table-cell>
        </table:table-row>
        <table:table-row table:style-name="ro2">
          <table:table-cell table:style-name="ce22" office:value-type="string">
            <text:p>QQ</text:p>
          </table:table-cell>
          <table:table-cell table:style-name="ce46" office:value-type="float" office:value="0.7993">
            <text:p>0,80</text:p>
          </table:table-cell>
          <table:table-cell table:style-name="ce50" office:value-type="float" office:value="7">
            <text:p>7</text:p>
          </table:table-cell>
          <table:table-cell table:style-name="ce22" table:formula="of:=VLOOKUP([.C6];[.$F$4:.$H$13];3)" office:value-type="float" office:value="9">
            <text:p>9</text:p>
          </table:table-cell>
          <table:table-cell/>
          <table:table-cell table:style-name="ce51" office:value-type="float" office:value="2">
            <text:p>2</text:p>
          </table:table-cell>
          <table:table-cell table:style-name="ce51" office:value-type="float" office:value="0.39619">
            <text:p>0,4</text:p>
          </table:table-cell>
          <table:table-cell office:value-type="float" office:value="1">
            <text:p>1</text:p>
          </table:table-cell>
          <table:table-cell/>
          <table:table-cell office:value-type="float" office:value="7">
            <text:p>7</text:p>
          </table:table-cell>
          <table:table-cell table:formula="of:=STRJOIN([.A10:.A25]; &quot; &quot;)" office:value-type="string" office:string-value="88 AKs 77 AQs AJs AKo ATs AQo AJo KQs 66 A9s ATo KJs A8s KTs">
            <text:p>88 AKs 77 AQs AJs AKo ATs AQo AJo KQs 66 A9s ATo KJs A8s KTs</text:p>
          </table:table-cell>
        </table:table-row>
        <table:table-row table:style-name="ro2">
          <table:table-cell table:style-name="ce25" office:value-type="string">
            <text:p>JJ</text:p>
          </table:table-cell>
          <table:table-cell table:style-name="ce59" office:value-type="float" office:value="0.7747">
            <text:p>0,77</text:p>
          </table:table-cell>
          <table:table-cell table:style-name="ce51" office:value-type="float" office:value="8">
            <text:p>8</text:p>
          </table:table-cell>
          <table:table-cell table:formula="of:=VLOOKUP([.C7];[.$F$4:.$H$13];3)" office:value-type="float" office:value="8">
            <text:p>8</text:p>
          </table:table-cell>
          <table:table-cell/>
          <table:table-cell table:style-name="ce51" office:value-type="float" office:value="3">
            <text:p>3</text:p>
          </table:table-cell>
          <table:table-cell table:style-name="ce51" office:value-type="float" office:value="0.51">
            <text:p>0,51</text:p>
          </table:table-cell>
          <table:table-cell office:value-type="float" office:value="4">
            <text:p>4</text:p>
          </table:table-cell>
          <table:table-cell/>
          <table:table-cell office:value-type="float" office:value="6">
            <text:p>6</text:p>
          </table:table-cell>
          <table:table-cell table:formula="of:=STRJOIN([.A26:.A53]; &quot; &quot;)" office:value-type="string" office:string-value="KQo A7s A9o KJo 55 QJs K9s A5s A6s A8o KTo QTs A4s A7o K8s A3s QJo K9o A5o A6o Q9s K7s JTs A2s QTo 44 A4o K6s">
            <text:p>KQo A7s A9o KJo 55 QJs K9s A5s A6s A8o KTo QTs A4s A7o K8s A3s QJo K9o A5o A6o Q9s K7s JTs A2s QTo 44 A4o K6s</text:p>
          </table:table-cell>
        </table:table-row>
        <table:table-row table:style-name="ro2">
          <table:table-cell table:style-name="ce25" office:value-type="string">
            <text:p>TT</text:p>
          </table:table-cell>
          <table:table-cell table:style-name="ce59" office:value-type="float" office:value="0.7501">
            <text:p>0,75</text:p>
          </table:table-cell>
          <table:table-cell table:style-name="ce51" office:value-type="float" office:value="8">
            <text:p>8</text:p>
          </table:table-cell>
          <table:table-cell table:formula="of:=VLOOKUP([.C8];[.$F$4:.$H$13];3)" office:value-type="float" office:value="8">
            <text:p>8</text:p>
          </table:table-cell>
          <table:table-cell/>
          <table:table-cell table:style-name="ce51" office:value-type="float" office:value="4">
            <text:p>4</text:p>
          </table:table-cell>
          <table:table-cell table:style-name="ce51" office:value-type="float" office:value="0.473636">
            <text:p>0,47</text:p>
          </table:table-cell>
          <table:table-cell office:value-type="float" office:value="3">
            <text:p>3</text:p>
          </table:table-cell>
          <table:table-cell/>
          <table:table-cell office:value-type="float" office:value="5">
            <text:p>5</text:p>
          </table:table-cell>
          <table:table-cell table:formula="of:=STRJOIN([.A54:.A75]; &quot; &quot;)" office:value-type="string" office:string-value="K8o Q8s A3o K5s J9s Q9o JTo K7o A2o K4s Q7s K6o K3s T9s J8s 33 Q6s Q8o K5o J9o K2s Q5s">
            <text:p>K8o Q8s A3o K5s J9s Q9o JTo K7o A2o K4s Q7s K6o K3s T9s J8s 33 Q6s Q8o K5o J9o K2s Q5s</text:p>
          </table:table-cell>
        </table:table-row>
        <table:table-row table:style-name="ro2">
          <table:table-cell table:style-name="ce25" office:value-type="string">
            <text:p>99</text:p>
          </table:table-cell>
          <table:table-cell table:style-name="ce59" office:value-type="float" office:value="0.7206">
            <text:p>0,72</text:p>
          </table:table-cell>
          <table:table-cell table:style-name="ce51" office:value-type="float" office:value="8">
            <text:p>8</text:p>
          </table:table-cell>
          <table:table-cell table:formula="of:=VLOOKUP([.C9];[.$F$4:.$H$13];3)" office:value-type="float" office:value="8">
            <text:p>8</text:p>
          </table:table-cell>
          <table:table-cell/>
          <table:table-cell table:style-name="ce51" office:value-type="float" office:value="5">
            <text:p>5</text:p>
          </table:table-cell>
          <table:table-cell table:style-name="ce51" office:value-type="float" office:value="0.588571">
            <text:p>0,59</text:p>
          </table:table-cell>
          <table:table-cell office:value-type="float" office:value="6">
            <text:p>6</text:p>
          </table:table-cell>
          <table:table-cell/>
          <table:table-cell office:value-type="float" office:value="4">
            <text:p>4</text:p>
          </table:table-cell>
          <table:table-cell table:formula="of:=STRJOIN([.A76:.A95]; &quot; &quot;)" office:value-type="string" office:string-value="K4o T8s J7s Q4s Q7o T9o J8o K3o Q6o Q3s 98s T7s J6s K2o 22 Q2s Q5o J5s T8o J7o">
            <text:p>K4o T8s J7s Q4s Q7o T9o J8o K3o Q6o Q3s 98s T7s J6s K2o 22 Q2s Q5o J5s T8o J7o</text:p>
          </table:table-cell>
        </table:table-row>
        <table:table-row table:style-name="ro2">
          <table:table-cell table:style-name="ce22" office:value-type="string">
            <text:p>88</text:p>
          </table:table-cell>
          <table:table-cell table:style-name="ce46" office:value-type="float" office:value="0.6916">
            <text:p>0,69</text:p>
          </table:table-cell>
          <table:table-cell table:style-name="ce50" office:value-type="float" office:value="6">
            <text:p>6</text:p>
          </table:table-cell>
          <table:table-cell table:style-name="ce22" table:formula="of:=VLOOKUP([.C10];[.$F$4:.$H$13];3)" office:value-type="float" office:value="7">
            <text:p>7</text:p>
          </table:table-cell>
          <table:table-cell/>
          <table:table-cell table:style-name="ce51" office:value-type="float" office:value="6">
            <text:p>6</text:p>
          </table:table-cell>
          <table:table-cell table:style-name="ce51" office:value-type="float" office:value="0.64375">
            <text:p>0,64</text:p>
          </table:table-cell>
          <table:table-cell office:value-type="float" office:value="7">
            <text:p>7</text:p>
          </table:table-cell>
          <table:table-cell/>
          <table:table-cell office:value-type="float" office:value="3">
            <text:p>3</text:p>
          </table:table-cell>
          <table:table-cell table:formula="of:=STRJOIN([.A96:.A117]; &quot; &quot;)" office:value-type="string" office:string-value="Q4o 97s J4s T6s J3s Q3o 98o 87s T7o J6o 96s J2s Q2o T5s J5o T4s 97o 86s J4o T6o 95s T3s">
            <text:p>Q4o 97s J4s T6s J3s Q3o 98o 87s T7o J6o 96s J2s Q2o T5s J5o T4s 97o 86s J4o T6o 95s T3s</text:p>
          </table:table-cell>
        </table:table-row>
        <table:table-row table:style-name="ro2">
          <table:table-cell table:style-name="ce22" office:value-type="string">
            <text:p>AKs</text:p>
          </table:table-cell>
          <table:table-cell table:style-name="ce46" office:value-type="float" office:value="0.6704">
            <text:p>0,67</text:p>
          </table:table-cell>
          <table:table-cell table:style-name="ce50" office:value-type="float" office:value="6">
            <text:p>6</text:p>
          </table:table-cell>
          <table:table-cell table:style-name="ce22" table:formula="of:=VLOOKUP([.C11];[.$F$4:.$H$13];3)" office:value-type="float" office:value="7">
            <text:p>7</text:p>
          </table:table-cell>
          <table:table-cell/>
          <table:table-cell table:style-name="ce51" office:value-type="float" office:value="7">
            <text:p>7</text:p>
          </table:table-cell>
          <table:table-cell table:style-name="ce51" office:value-type="float" office:value="0.823333">
            <text:p>0,82</text:p>
          </table:table-cell>
          <table:table-cell office:value-type="float" office:value="9">
            <text:p>9</text:p>
          </table:table-cell>
          <table:table-cell/>
          <table:table-cell office:value-type="float" office:value="2">
            <text:p>2</text:p>
          </table:table-cell>
          <table:table-cell table:formula="of:=STRJOIN([.A118:.A138]; &quot; &quot;)" office:value-type="string" office:string-value="76s J3o 87o T2s 85s 96o J2o T5o 94s 75s T4o 93s 86o 65s 84s 95o T3o 92s 76o 74s T2o">
            <text:p>76s J3o 87o T2s 85s 96o J2o T5o 94s 75s T4o 93s 86o 65s 84s 95o T3o 92s 76o 74s T2o</text:p>
          </table:table-cell>
        </table:table-row>
        <table:table-row table:style-name="ro2">
          <table:table-cell table:style-name="ce22" office:value-type="string">
            <text:p>77</text:p>
          </table:table-cell>
          <table:table-cell table:style-name="ce46" office:value-type="float" office:value="0.6624">
            <text:p>0,66</text:p>
          </table:table-cell>
          <table:table-cell table:style-name="ce50" office:value-type="float" office:value="6">
            <text:p>6</text:p>
          </table:table-cell>
          <table:table-cell table:style-name="ce22" table:formula="of:=VLOOKUP([.C12];[.$F$4:.$H$13];3)" office:value-type="float" office:value="7">
            <text:p>7</text:p>
          </table:table-cell>
          <table:table-cell/>
          <table:table-cell table:style-name="ce51" office:value-type="float" office:value="8">
            <text:p>8</text:p>
          </table:table-cell>
          <table:table-cell table:style-name="ce51" office:value-type="float" office:value="0.746667">
            <text:p>0,75</text:p>
          </table:table-cell>
          <table:table-cell office:value-type="float" office:value="8">
            <text:p>8</text:p>
          </table:table-cell>
          <table:table-cell/>
          <table:table-cell office:value-type="float" office:value="1">
            <text:p>1</text:p>
          </table:table-cell>
          <table:table-cell table:formula="of:=STRJOIN([.A139:.A159]; &quot; &quot;)" office:value-type="string" office:string-value="54s 85o 64s 83s 94o 75o 82s 73s 93o 65o 53s 63s 84o 92o 43s 74o 72s 54o 64o 52s 62s">
            <text:p>54s 85o 64s 83s 94o 75o 82s 73s 93o 65o 53s 63s 84o 92o 43s 74o 72s 54o 64o 52s 62s</text:p>
          </table:table-cell>
        </table:table-row>
        <table:table-row table:style-name="ro2">
          <table:table-cell table:style-name="ce22" office:value-type="string">
            <text:p>AQs</text:p>
          </table:table-cell>
          <table:table-cell table:style-name="ce46" office:value-type="float" office:value="0.6621">
            <text:p>0,66</text:p>
          </table:table-cell>
          <table:table-cell table:style-name="ce50" office:value-type="float" office:value="6">
            <text:p>6</text:p>
          </table:table-cell>
          <table:table-cell table:style-name="ce22" table:formula="of:=VLOOKUP([.C13];[.$F$4:.$H$13];3)" office:value-type="float" office:value="7">
            <text:p>7</text:p>
          </table:table-cell>
          <table:table-cell/>
          <table:table-cell table:style-name="ce51" office:value-type="float" office:value="9">
            <text:p>9</text:p>
          </table:table-cell>
          <table:table-cell table:style-name="ce51" office:value-type="float" office:value="0.545">
            <text:p>0,55</text:p>
          </table:table-cell>
          <table:table-cell office:value-type="float" office:value="5">
            <text:p>5</text:p>
          </table:table-cell>
          <table:table-cell table:number-columns-repeated="3"/>
        </table:table-row>
        <table:table-row table:style-name="ro2">
          <table:table-cell table:style-name="ce22" office:value-type="string">
            <text:p>AJs</text:p>
          </table:table-cell>
          <table:table-cell table:style-name="ce46" office:value-type="float" office:value="0.6539">
            <text:p>0,65</text:p>
          </table:table-cell>
          <table:table-cell table:style-name="ce50" office:value-type="float" office:value="6">
            <text:p>6</text:p>
          </table:table-cell>
          <table:table-cell table:style-name="ce22" table:formula="of:=VLOOKUP([.C14];[.$F$4:.$H$13];3)" office:value-type="float" office:value="7">
            <text:p>7</text:p>
          </table:table-cell>
          <table:table-cell table:number-columns-repeated="7"/>
        </table:table-row>
        <table:table-row table:style-name="ro2">
          <table:table-cell table:style-name="ce22" office:value-type="string">
            <text:p>AKo</text:p>
          </table:table-cell>
          <table:table-cell table:style-name="ce46" office:value-type="float" office:value="0.6532">
            <text:p>0,65</text:p>
          </table:table-cell>
          <table:table-cell table:style-name="ce50" office:value-type="float" office:value="6">
            <text:p>6</text:p>
          </table:table-cell>
          <table:table-cell table:style-name="ce22" table:formula="of:=VLOOKUP([.C15];[.$F$4:.$H$13];3)" office:value-type="float" office:value="7">
            <text:p>7</text:p>
          </table:table-cell>
          <table:table-cell table:number-columns-repeated="7"/>
        </table:table-row>
        <table:table-row table:style-name="ro2">
          <table:table-cell table:style-name="ce22" office:value-type="string">
            <text:p>ATs</text:p>
          </table:table-cell>
          <table:table-cell table:style-name="ce46" office:value-type="float" office:value="0.646">
            <text:p>0,65</text:p>
          </table:table-cell>
          <table:table-cell table:style-name="ce50" office:value-type="float" office:value="6">
            <text:p>6</text:p>
          </table:table-cell>
          <table:table-cell table:style-name="ce22" table:formula="of:=VLOOKUP([.C16];[.$F$4:.$H$13];3)" office:value-type="float" office:value="7">
            <text:p>7</text:p>
          </table:table-cell>
          <table:table-cell table:number-columns-repeated="7"/>
        </table:table-row>
        <table:table-row table:style-name="ro2">
          <table:table-cell table:style-name="ce22" office:value-type="string">
            <text:p>AQo</text:p>
          </table:table-cell>
          <table:table-cell table:style-name="ce46" office:value-type="float" office:value="0.6443">
            <text:p>0,64</text:p>
          </table:table-cell>
          <table:table-cell table:style-name="ce50" office:value-type="float" office:value="6">
            <text:p>6</text:p>
          </table:table-cell>
          <table:table-cell table:style-name="ce22" table:formula="of:=VLOOKUP([.C17];[.$F$4:.$H$13];3)" office:value-type="float" office:value="7">
            <text:p>7</text:p>
          </table:table-cell>
          <table:table-cell table:number-columns-repeated="7"/>
        </table:table-row>
        <table:table-row table:style-name="ro2">
          <table:table-cell table:style-name="ce22" office:value-type="string">
            <text:p>AJo</text:p>
          </table:table-cell>
          <table:table-cell table:style-name="ce46" office:value-type="float" office:value="0.6356">
            <text:p>0,64</text:p>
          </table:table-cell>
          <table:table-cell table:style-name="ce50" office:value-type="float" office:value="6">
            <text:p>6</text:p>
          </table:table-cell>
          <table:table-cell table:style-name="ce22" table:formula="of:=VLOOKUP([.C18];[.$F$4:.$H$13];3)" office:value-type="float" office:value="7">
            <text:p>7</text:p>
          </table:table-cell>
          <table:table-cell table:number-columns-repeated="7"/>
        </table:table-row>
        <table:table-row table:style-name="ro2">
          <table:table-cell table:style-name="ce22" office:value-type="string">
            <text:p>KQs</text:p>
          </table:table-cell>
          <table:table-cell table:style-name="ce46" office:value-type="float" office:value="0.634">
            <text:p>0,63</text:p>
          </table:table-cell>
          <table:table-cell table:style-name="ce50" office:value-type="float" office:value="6">
            <text:p>6</text:p>
          </table:table-cell>
          <table:table-cell table:style-name="ce22" table:formula="of:=VLOOKUP([.C19];[.$F$4:.$H$13];3)" office:value-type="float" office:value="7">
            <text:p>7</text:p>
          </table:table-cell>
          <table:table-cell table:number-columns-repeated="7"/>
        </table:table-row>
        <table:table-row table:style-name="ro2">
          <table:table-cell table:style-name="ce22" office:value-type="string">
            <text:p>66</text:p>
          </table:table-cell>
          <table:table-cell table:style-name="ce46" office:value-type="float" office:value="0.6328">
            <text:p>0,63</text:p>
          </table:table-cell>
          <table:table-cell table:style-name="ce50" office:value-type="float" office:value="6">
            <text:p>6</text:p>
          </table:table-cell>
          <table:table-cell table:style-name="ce22" table:formula="of:=VLOOKUP([.C20];[.$F$4:.$H$13];3)" office:value-type="float" office:value="7">
            <text:p>7</text:p>
          </table:table-cell>
          <table:table-cell table:number-columns-repeated="7"/>
        </table:table-row>
        <table:table-row table:style-name="ro2">
          <table:table-cell table:style-name="ce22" office:value-type="string">
            <text:p>A9s</text:p>
          </table:table-cell>
          <table:table-cell table:style-name="ce46" office:value-type="float" office:value="0.6278">
            <text:p>0,63</text:p>
          </table:table-cell>
          <table:table-cell table:style-name="ce50" office:value-type="float" office:value="6">
            <text:p>6</text:p>
          </table:table-cell>
          <table:table-cell table:style-name="ce22" table:formula="of:=VLOOKUP([.C21];[.$F$4:.$H$13];3)" office:value-type="float" office:value="7">
            <text:p>7</text:p>
          </table:table-cell>
          <table:table-cell table:number-columns-repeated="7"/>
        </table:table-row>
        <table:table-row table:style-name="ro2">
          <table:table-cell table:style-name="ce22" office:value-type="string">
            <text:p>ATo</text:p>
          </table:table-cell>
          <table:table-cell table:style-name="ce46" office:value-type="float" office:value="0.6272">
            <text:p>0,63</text:p>
          </table:table-cell>
          <table:table-cell table:style-name="ce50" office:value-type="float" office:value="6">
            <text:p>6</text:p>
          </table:table-cell>
          <table:table-cell table:style-name="ce22" table:formula="of:=VLOOKUP([.C22];[.$F$4:.$H$13];3)" office:value-type="float" office:value="7">
            <text:p>7</text:p>
          </table:table-cell>
          <table:table-cell table:number-columns-repeated="7"/>
        </table:table-row>
        <table:table-row table:style-name="ro2">
          <table:table-cell table:style-name="ce22" office:value-type="string">
            <text:p>KJs</text:p>
          </table:table-cell>
          <table:table-cell table:style-name="ce46" office:value-type="float" office:value="0.6257">
            <text:p>0,63</text:p>
          </table:table-cell>
          <table:table-cell table:style-name="ce50" office:value-type="float" office:value="6">
            <text:p>6</text:p>
          </table:table-cell>
          <table:table-cell table:style-name="ce22" table:formula="of:=VLOOKUP([.C23];[.$F$4:.$H$13];3)" office:value-type="float" office:value="7">
            <text:p>7</text:p>
          </table:table-cell>
          <table:table-cell table:number-columns-repeated="7"/>
        </table:table-row>
        <table:table-row table:style-name="ro2">
          <table:table-cell table:style-name="ce22" office:value-type="string">
            <text:p>A8s</text:p>
          </table:table-cell>
          <table:table-cell table:style-name="ce46" office:value-type="float" office:value="0.6194">
            <text:p>0,62</text:p>
          </table:table-cell>
          <table:table-cell table:style-name="ce50" office:value-type="float" office:value="6">
            <text:p>6</text:p>
          </table:table-cell>
          <table:table-cell table:style-name="ce22" table:formula="of:=VLOOKUP([.C24];[.$F$4:.$H$13];3)" office:value-type="float" office:value="7">
            <text:p>7</text:p>
          </table:table-cell>
          <table:table-cell table:number-columns-repeated="7"/>
        </table:table-row>
        <table:table-row table:style-name="ro2">
          <table:table-cell table:style-name="ce22" office:value-type="string">
            <text:p>KTs</text:p>
          </table:table-cell>
          <table:table-cell table:style-name="ce46" office:value-type="float" office:value="0.6179">
            <text:p>0,62</text:p>
          </table:table-cell>
          <table:table-cell table:style-name="ce50" office:value-type="float" office:value="6">
            <text:p>6</text:p>
          </table:table-cell>
          <table:table-cell table:style-name="ce22" table:formula="of:=VLOOKUP([.C25];[.$F$4:.$H$13];3)" office:value-type="float" office:value="7">
            <text:p>7</text:p>
          </table:table-cell>
          <table:table-cell table:number-columns-repeated="7"/>
        </table:table-row>
        <table:table-row table:style-name="ro2">
          <table:table-cell table:style-name="ce25" office:value-type="string">
            <text:p>KQo</text:p>
          </table:table-cell>
          <table:table-cell table:style-name="ce59" office:value-type="float" office:value="0.6146">
            <text:p>0,61</text:p>
          </table:table-cell>
          <table:table-cell table:style-name="ce51" office:value-type="float" office:value="5">
            <text:p>5</text:p>
          </table:table-cell>
          <table:table-cell table:formula="of:=VLOOKUP([.C26];[.$F$4:.$H$13];3)" office:value-type="float" office:value="6">
            <text:p>6</text:p>
          </table:table-cell>
          <table:table-cell table:number-columns-repeated="7"/>
        </table:table-row>
        <table:table-row table:style-name="ro2">
          <table:table-cell table:style-name="ce25" office:value-type="string">
            <text:p>A7s</text:p>
          </table:table-cell>
          <table:table-cell table:style-name="ce59" office:value-type="float" office:value="0.6098">
            <text:p>0,61</text:p>
          </table:table-cell>
          <table:table-cell table:style-name="ce51" office:value-type="float" office:value="5">
            <text:p>5</text:p>
          </table:table-cell>
          <table:table-cell table:formula="of:=VLOOKUP([.C27];[.$F$4:.$H$13];3)" office:value-type="float" office:value="6">
            <text:p>6</text:p>
          </table:table-cell>
          <table:table-cell table:number-columns-repeated="7"/>
        </table:table-row>
        <table:table-row table:style-name="ro2">
          <table:table-cell table:style-name="ce25" office:value-type="string">
            <text:p>A9o</text:p>
          </table:table-cell>
          <table:table-cell table:style-name="ce59" office:value-type="float" office:value="0.6077">
            <text:p>0,61</text:p>
          </table:table-cell>
          <table:table-cell table:style-name="ce51" office:value-type="float" office:value="5">
            <text:p>5</text:p>
          </table:table-cell>
          <table:table-cell table:formula="of:=VLOOKUP([.C28];[.$F$4:.$H$13];3)" office:value-type="float" office:value="6">
            <text:p>6</text:p>
          </table:table-cell>
          <table:table-cell table:number-columns-repeated="7"/>
        </table:table-row>
        <table:table-row table:style-name="ro2">
          <table:table-cell table:style-name="ce25" office:value-type="string">
            <text:p>KJo</text:p>
          </table:table-cell>
          <table:table-cell table:style-name="ce59" office:value-type="float" office:value="0.6057">
            <text:p>0,61</text:p>
          </table:table-cell>
          <table:table-cell table:style-name="ce51" office:value-type="float" office:value="5">
            <text:p>5</text:p>
          </table:table-cell>
          <table:table-cell table:formula="of:=VLOOKUP([.C29];[.$F$4:.$H$13];3)" office:value-type="float" office:value="6">
            <text:p>6</text:p>
          </table:table-cell>
          <table:table-cell table:number-columns-repeated="7"/>
        </table:table-row>
        <table:table-row table:style-name="ro2">
          <table:table-cell table:style-name="ce25" office:value-type="string">
            <text:p>55</text:p>
          </table:table-cell>
          <table:table-cell table:style-name="ce59" office:value-type="float" office:value="0.6032">
            <text:p>0,60</text:p>
          </table:table-cell>
          <table:table-cell table:style-name="ce51" office:value-type="float" office:value="5">
            <text:p>5</text:p>
          </table:table-cell>
          <table:table-cell table:formula="of:=VLOOKUP([.C30];[.$F$4:.$H$13];3)" office:value-type="float" office:value="6">
            <text:p>6</text:p>
          </table:table-cell>
          <table:table-cell table:number-columns-repeated="7"/>
        </table:table-row>
        <table:table-row table:style-name="ro2">
          <table:table-cell table:style-name="ce25" office:value-type="string">
            <text:p>QJs</text:p>
          </table:table-cell>
          <table:table-cell table:style-name="ce59" office:value-type="float" office:value="0.6026">
            <text:p>0,60</text:p>
          </table:table-cell>
          <table:table-cell table:style-name="ce51" office:value-type="float" office:value="5">
            <text:p>5</text:p>
          </table:table-cell>
          <table:table-cell table:formula="of:=VLOOKUP([.C31];[.$F$4:.$H$13];3)" office:value-type="float" office:value="6">
            <text:p>6</text:p>
          </table:table-cell>
          <table:table-cell table:number-columns-repeated="7"/>
        </table:table-row>
        <table:table-row table:style-name="ro2">
          <table:table-cell table:style-name="ce25" office:value-type="string">
            <text:p>K9s</text:p>
          </table:table-cell>
          <table:table-cell table:style-name="ce59" office:value-type="float" office:value="0.5999">
            <text:p>0,60</text:p>
          </table:table-cell>
          <table:table-cell table:style-name="ce51" office:value-type="float" office:value="5">
            <text:p>5</text:p>
          </table:table-cell>
          <table:table-cell table:formula="of:=VLOOKUP([.C32];[.$F$4:.$H$13];3)" office:value-type="float" office:value="6">
            <text:p>6</text:p>
          </table:table-cell>
          <table:table-cell table:number-columns-repeated="7"/>
        </table:table-row>
        <table:table-row table:style-name="ro2">
          <table:table-cell table:style-name="ce25" office:value-type="string">
            <text:p>A5s</text:p>
          </table:table-cell>
          <table:table-cell table:style-name="ce59" office:value-type="float" office:value="0.5992">
            <text:p>0,60</text:p>
          </table:table-cell>
          <table:table-cell table:style-name="ce51" office:value-type="float" office:value="5">
            <text:p>5</text:p>
          </table:table-cell>
          <table:table-cell table:formula="of:=VLOOKUP([.C33];[.$F$4:.$H$13];3)" office:value-type="float" office:value="6">
            <text:p>6</text:p>
          </table:table-cell>
          <table:table-cell table:number-columns-repeated="7"/>
        </table:table-row>
        <table:table-row table:style-name="ro2">
          <table:table-cell table:style-name="ce25" office:value-type="string">
            <text:p>A6s</text:p>
          </table:table-cell>
          <table:table-cell table:style-name="ce59" office:value-type="float" office:value="0.5991">
            <text:p>0,60</text:p>
          </table:table-cell>
          <table:table-cell table:style-name="ce51" office:value-type="float" office:value="5">
            <text:p>5</text:p>
          </table:table-cell>
          <table:table-cell table:formula="of:=VLOOKUP([.C34];[.$F$4:.$H$13];3)" office:value-type="float" office:value="6">
            <text:p>6</text:p>
          </table:table-cell>
          <table:table-cell table:number-columns-repeated="7"/>
        </table:table-row>
        <table:table-row table:style-name="ro2">
          <table:table-cell table:style-name="ce25" office:value-type="string">
            <text:p>A8o</text:p>
          </table:table-cell>
          <table:table-cell table:style-name="ce59" office:value-type="float" office:value="0.5987">
            <text:p>0,60</text:p>
          </table:table-cell>
          <table:table-cell table:style-name="ce51" office:value-type="float" office:value="5">
            <text:p>5</text:p>
          </table:table-cell>
          <table:table-cell table:formula="of:=VLOOKUP([.C35];[.$F$4:.$H$13];3)" office:value-type="float" office:value="6">
            <text:p>6</text:p>
          </table:table-cell>
          <table:table-cell table:number-columns-repeated="7"/>
        </table:table-row>
        <table:table-row table:style-name="ro2">
          <table:table-cell table:style-name="ce25" office:value-type="string">
            <text:p>KTo</text:p>
          </table:table-cell>
          <table:table-cell table:style-name="ce59" office:value-type="float" office:value="0.5974">
            <text:p>0,60</text:p>
          </table:table-cell>
          <table:table-cell table:style-name="ce51" office:value-type="float" office:value="5">
            <text:p>5</text:p>
          </table:table-cell>
          <table:table-cell table:formula="of:=VLOOKUP([.C36];[.$F$4:.$H$13];3)" office:value-type="float" office:value="6">
            <text:p>6</text:p>
          </table:table-cell>
          <table:table-cell table:number-columns-repeated="7"/>
        </table:table-row>
        <table:table-row table:style-name="ro2">
          <table:table-cell table:style-name="ce25" office:value-type="string">
            <text:p>QTs</text:p>
          </table:table-cell>
          <table:table-cell table:style-name="ce59" office:value-type="float" office:value="0.5947">
            <text:p>0,59</text:p>
          </table:table-cell>
          <table:table-cell table:style-name="ce51" office:value-type="float" office:value="5">
            <text:p>5</text:p>
          </table:table-cell>
          <table:table-cell table:formula="of:=VLOOKUP([.C37];[.$F$4:.$H$13];3)" office:value-type="float" office:value="6">
            <text:p>6</text:p>
          </table:table-cell>
          <table:table-cell table:number-columns-repeated="7"/>
        </table:table-row>
        <table:table-row table:style-name="ro2">
          <table:table-cell table:style-name="ce25" office:value-type="string">
            <text:p>A4s</text:p>
          </table:table-cell>
          <table:table-cell table:style-name="ce59" office:value-type="float" office:value="0.5903">
            <text:p>0,59</text:p>
          </table:table-cell>
          <table:table-cell table:style-name="ce51" office:value-type="float" office:value="5">
            <text:p>5</text:p>
          </table:table-cell>
          <table:table-cell table:formula="of:=VLOOKUP([.C38];[.$F$4:.$H$13];3)" office:value-type="float" office:value="6">
            <text:p>6</text:p>
          </table:table-cell>
          <table:table-cell table:number-columns-repeated="7"/>
        </table:table-row>
        <table:table-row table:style-name="ro2">
          <table:table-cell table:style-name="ce25" office:value-type="string">
            <text:p>A7o</text:p>
          </table:table-cell>
          <table:table-cell table:style-name="ce59" office:value-type="float" office:value="0.5884">
            <text:p>0,59</text:p>
          </table:table-cell>
          <table:table-cell table:style-name="ce51" office:value-type="float" office:value="5">
            <text:p>5</text:p>
          </table:table-cell>
          <table:table-cell table:formula="of:=VLOOKUP([.C39];[.$F$4:.$H$13];3)" office:value-type="float" office:value="6">
            <text:p>6</text:p>
          </table:table-cell>
          <table:table-cell table:number-columns-repeated="7"/>
        </table:table-row>
        <table:table-row table:style-name="ro2">
          <table:table-cell table:style-name="ce25" office:value-type="string">
            <text:p>K8s</text:p>
          </table:table-cell>
          <table:table-cell table:style-name="ce59" office:value-type="float" office:value="0.5831">
            <text:p>0,58</text:p>
          </table:table-cell>
          <table:table-cell table:style-name="ce51" office:value-type="float" office:value="5">
            <text:p>5</text:p>
          </table:table-cell>
          <table:table-cell table:formula="of:=VLOOKUP([.C40];[.$F$4:.$H$13];3)" office:value-type="float" office:value="6">
            <text:p>6</text:p>
          </table:table-cell>
          <table:table-cell table:number-columns-repeated="7"/>
        </table:table-row>
        <table:table-row table:style-name="ro2">
          <table:table-cell table:style-name="ce25" office:value-type="string">
            <text:p>A3s</text:p>
          </table:table-cell>
          <table:table-cell table:style-name="ce59" office:value-type="float" office:value="0.5822">
            <text:p>0,58</text:p>
          </table:table-cell>
          <table:table-cell table:style-name="ce51" office:value-type="float" office:value="5">
            <text:p>5</text:p>
          </table:table-cell>
          <table:table-cell table:formula="of:=VLOOKUP([.C41];[.$F$4:.$H$13];3)" office:value-type="float" office:value="6">
            <text:p>6</text:p>
          </table:table-cell>
          <table:table-cell table:number-columns-repeated="7"/>
        </table:table-row>
        <table:table-row table:style-name="ro2">
          <table:table-cell table:style-name="ce25" office:value-type="string">
            <text:p>QJo</text:p>
          </table:table-cell>
          <table:table-cell table:style-name="ce59" office:value-type="float" office:value="0.5813">
            <text:p>0,58</text:p>
          </table:table-cell>
          <table:table-cell table:style-name="ce51" office:value-type="float" office:value="5">
            <text:p>5</text:p>
          </table:table-cell>
          <table:table-cell table:formula="of:=VLOOKUP([.C42];[.$F$4:.$H$13];3)" office:value-type="float" office:value="6">
            <text:p>6</text:p>
          </table:table-cell>
          <table:table-cell table:number-columns-repeated="7"/>
        </table:table-row>
        <table:table-row table:style-name="ro2">
          <table:table-cell table:style-name="ce25" office:value-type="string">
            <text:p>K9o</text:p>
          </table:table-cell>
          <table:table-cell table:style-name="ce59" office:value-type="float" office:value="0.5781">
            <text:p>0,58</text:p>
          </table:table-cell>
          <table:table-cell table:style-name="ce51" office:value-type="float" office:value="5">
            <text:p>5</text:p>
          </table:table-cell>
          <table:table-cell table:formula="of:=VLOOKUP([.C43];[.$F$4:.$H$13];3)" office:value-type="float" office:value="6">
            <text:p>6</text:p>
          </table:table-cell>
          <table:table-cell table:number-columns-repeated="7"/>
        </table:table-row>
        <table:table-row table:style-name="ro2">
          <table:table-cell table:style-name="ce25" office:value-type="string">
            <text:p>A5o</text:p>
          </table:table-cell>
          <table:table-cell table:style-name="ce59" office:value-type="float" office:value="0.577">
            <text:p>0,58</text:p>
          </table:table-cell>
          <table:table-cell table:style-name="ce51" office:value-type="float" office:value="5">
            <text:p>5</text:p>
          </table:table-cell>
          <table:table-cell table:formula="of:=VLOOKUP([.C44];[.$F$4:.$H$13];3)" office:value-type="float" office:value="6">
            <text:p>6</text:p>
          </table:table-cell>
          <table:table-cell table:number-columns-repeated="7"/>
        </table:table-row>
        <table:table-row table:style-name="ro2">
          <table:table-cell table:style-name="ce25" office:value-type="string">
            <text:p>A6o</text:p>
          </table:table-cell>
          <table:table-cell table:style-name="ce59" office:value-type="float" office:value="0.5768">
            <text:p>0,58</text:p>
          </table:table-cell>
          <table:table-cell table:style-name="ce51" office:value-type="float" office:value="5">
            <text:p>5</text:p>
          </table:table-cell>
          <table:table-cell table:formula="of:=VLOOKUP([.C45];[.$F$4:.$H$13];3)" office:value-type="float" office:value="6">
            <text:p>6</text:p>
          </table:table-cell>
          <table:table-cell table:number-columns-repeated="7"/>
        </table:table-row>
        <table:table-row table:style-name="ro2">
          <table:table-cell table:style-name="ce25" office:value-type="string">
            <text:p>Q9s</text:p>
          </table:table-cell>
          <table:table-cell table:style-name="ce59" office:value-type="float" office:value="0.5766">
            <text:p>0,58</text:p>
          </table:table-cell>
          <table:table-cell table:style-name="ce51" office:value-type="float" office:value="5">
            <text:p>5</text:p>
          </table:table-cell>
          <table:table-cell table:formula="of:=VLOOKUP([.C46];[.$F$4:.$H$13];3)" office:value-type="float" office:value="6">
            <text:p>6</text:p>
          </table:table-cell>
          <table:table-cell table:number-columns-repeated="7"/>
        </table:table-row>
        <table:table-row table:style-name="ro2">
          <table:table-cell table:style-name="ce25" office:value-type="string">
            <text:p>K7s</text:p>
          </table:table-cell>
          <table:table-cell table:style-name="ce59" office:value-type="float" office:value="0.5754">
            <text:p>0,58</text:p>
          </table:table-cell>
          <table:table-cell table:style-name="ce51" office:value-type="float" office:value="5">
            <text:p>5</text:p>
          </table:table-cell>
          <table:table-cell table:formula="of:=VLOOKUP([.C47];[.$F$4:.$H$13];3)" office:value-type="float" office:value="6">
            <text:p>6</text:p>
          </table:table-cell>
          <table:table-cell table:number-columns-repeated="7"/>
        </table:table-row>
        <table:table-row table:style-name="ro2">
          <table:table-cell table:style-name="ce25" office:value-type="string">
            <text:p>JTs</text:p>
          </table:table-cell>
          <table:table-cell table:style-name="ce59" office:value-type="float" office:value="0.5753">
            <text:p>0,58</text:p>
          </table:table-cell>
          <table:table-cell table:style-name="ce51" office:value-type="float" office:value="5">
            <text:p>5</text:p>
          </table:table-cell>
          <table:table-cell table:formula="of:=VLOOKUP([.C48];[.$F$4:.$H$13];3)" office:value-type="float" office:value="6">
            <text:p>6</text:p>
          </table:table-cell>
          <table:table-cell table:number-columns-repeated="7"/>
        </table:table-row>
        <table:table-row table:style-name="ro2">
          <table:table-cell table:style-name="ce25" office:value-type="string">
            <text:p>A2s</text:p>
          </table:table-cell>
          <table:table-cell table:style-name="ce59" office:value-type="float" office:value="0.5738">
            <text:p>0,57</text:p>
          </table:table-cell>
          <table:table-cell table:style-name="ce51" office:value-type="float" office:value="5">
            <text:p>5</text:p>
          </table:table-cell>
          <table:table-cell table:formula="of:=VLOOKUP([.C49];[.$F$4:.$H$13];3)" office:value-type="float" office:value="6">
            <text:p>6</text:p>
          </table:table-cell>
          <table:table-cell table:number-columns-repeated="7"/>
        </table:table-row>
        <table:table-row table:style-name="ro2">
          <table:table-cell table:style-name="ce25" office:value-type="string">
            <text:p>QTo</text:p>
          </table:table-cell>
          <table:table-cell table:style-name="ce59" office:value-type="float" office:value="0.5729">
            <text:p>0,57</text:p>
          </table:table-cell>
          <table:table-cell table:style-name="ce51" office:value-type="float" office:value="5">
            <text:p>5</text:p>
          </table:table-cell>
          <table:table-cell table:formula="of:=VLOOKUP([.C50];[.$F$4:.$H$13];3)" office:value-type="float" office:value="6">
            <text:p>6</text:p>
          </table:table-cell>
          <table:table-cell table:number-columns-repeated="7"/>
        </table:table-row>
        <table:table-row table:style-name="ro2">
          <table:table-cell table:style-name="ce25" office:value-type="string">
            <text:p>44</text:p>
          </table:table-cell>
          <table:table-cell table:style-name="ce59" office:value-type="float" office:value="0.5702">
            <text:p>0,57</text:p>
          </table:table-cell>
          <table:table-cell table:style-name="ce51" office:value-type="float" office:value="5">
            <text:p>5</text:p>
          </table:table-cell>
          <table:table-cell table:formula="of:=VLOOKUP([.C51];[.$F$4:.$H$13];3)" office:value-type="float" office:value="6">
            <text:p>6</text:p>
          </table:table-cell>
          <table:table-cell table:number-columns-repeated="7"/>
        </table:table-row>
        <table:table-row table:style-name="ro2">
          <table:table-cell table:style-name="ce25" office:value-type="string">
            <text:p>A4o</text:p>
          </table:table-cell>
          <table:table-cell table:style-name="ce59" office:value-type="float" office:value="0.5673">
            <text:p>0,57</text:p>
          </table:table-cell>
          <table:table-cell table:style-name="ce51" office:value-type="float" office:value="5">
            <text:p>5</text:p>
          </table:table-cell>
          <table:table-cell table:formula="of:=VLOOKUP([.C52];[.$F$4:.$H$13];3)" office:value-type="float" office:value="6">
            <text:p>6</text:p>
          </table:table-cell>
          <table:table-cell table:number-columns-repeated="7"/>
        </table:table-row>
        <table:table-row table:style-name="ro2">
          <table:table-cell table:style-name="ce25" office:value-type="string">
            <text:p>K6s</text:p>
          </table:table-cell>
          <table:table-cell table:style-name="ce59" office:value-type="float" office:value="0.5664">
            <text:p>0,57</text:p>
          </table:table-cell>
          <table:table-cell table:style-name="ce51" office:value-type="float" office:value="5">
            <text:p>5</text:p>
          </table:table-cell>
          <table:table-cell table:formula="of:=VLOOKUP([.C53];[.$F$4:.$H$13];3)" office:value-type="float" office:value="6">
            <text:p>6</text:p>
          </table:table-cell>
          <table:table-cell table:number-columns-repeated="7"/>
        </table:table-row>
        <table:table-row table:style-name="ro2">
          <table:table-cell table:style-name="ce22" office:value-type="string">
            <text:p>K8o</text:p>
          </table:table-cell>
          <table:table-cell table:style-name="ce46" office:value-type="float" office:value="0.5602">
            <text:p>0,56</text:p>
          </table:table-cell>
          <table:table-cell table:style-name="ce50" office:value-type="float" office:value="9">
            <text:p>9</text:p>
          </table:table-cell>
          <table:table-cell table:style-name="ce22" table:formula="of:=VLOOKUP([.C54];[.$F$4:.$H$13];3)" office:value-type="float" office:value="5">
            <text:p>5</text:p>
          </table:table-cell>
          <table:table-cell table:number-columns-repeated="7"/>
        </table:table-row>
        <table:table-row table:style-name="ro2">
          <table:table-cell table:style-name="ce22" office:value-type="string">
            <text:p>Q8s</text:p>
          </table:table-cell>
          <table:table-cell table:style-name="ce46" office:value-type="float" office:value="0.5602">
            <text:p>0,56</text:p>
          </table:table-cell>
          <table:table-cell table:style-name="ce50" office:value-type="float" office:value="9">
            <text:p>9</text:p>
          </table:table-cell>
          <table:table-cell table:style-name="ce22" table:formula="of:=VLOOKUP([.C55];[.$F$4:.$H$13];3)" office:value-type="float" office:value="5">
            <text:p>5</text:p>
          </table:table-cell>
          <table:table-cell table:number-columns-repeated="7"/>
        </table:table-row>
        <table:table-row table:style-name="ro2">
          <table:table-cell table:style-name="ce22" office:value-type="string">
            <text:p>A3o</text:p>
          </table:table-cell>
          <table:table-cell table:style-name="ce46" office:value-type="float" office:value="0.5584">
            <text:p>0,56</text:p>
          </table:table-cell>
          <table:table-cell table:style-name="ce50" office:value-type="float" office:value="9">
            <text:p>9</text:p>
          </table:table-cell>
          <table:table-cell table:style-name="ce22" table:formula="of:=VLOOKUP([.C56];[.$F$4:.$H$13];3)" office:value-type="float" office:value="5">
            <text:p>5</text:p>
          </table:table-cell>
          <table:table-cell table:number-columns-repeated="7"/>
        </table:table-row>
        <table:table-row table:style-name="ro2">
          <table:table-cell table:style-name="ce22" office:value-type="string">
            <text:p>K5s</text:p>
          </table:table-cell>
          <table:table-cell table:style-name="ce46" office:value-type="float" office:value="0.5579">
            <text:p>0,56</text:p>
          </table:table-cell>
          <table:table-cell table:style-name="ce50" office:value-type="float" office:value="9">
            <text:p>9</text:p>
          </table:table-cell>
          <table:table-cell table:style-name="ce22" table:formula="of:=VLOOKUP([.C57];[.$F$4:.$H$13];3)" office:value-type="float" office:value="5">
            <text:p>5</text:p>
          </table:table-cell>
          <table:table-cell table:number-columns-repeated="7"/>
        </table:table-row>
        <table:table-row table:style-name="ro2">
          <table:table-cell table:style-name="ce22" office:value-type="string">
            <text:p>J9s</text:p>
          </table:table-cell>
          <table:table-cell table:style-name="ce46" office:value-type="float" office:value="0.5566">
            <text:p>0,56</text:p>
          </table:table-cell>
          <table:table-cell table:style-name="ce50" office:value-type="float" office:value="9">
            <text:p>9</text:p>
          </table:table-cell>
          <table:table-cell table:style-name="ce22" table:formula="of:=VLOOKUP([.C58];[.$F$4:.$H$13];3)" office:value-type="float" office:value="5">
            <text:p>5</text:p>
          </table:table-cell>
          <table:table-cell table:number-columns-repeated="7"/>
        </table:table-row>
        <table:table-row table:style-name="ro2">
          <table:table-cell table:style-name="ce22" office:value-type="string">
            <text:p>Q9o</text:p>
          </table:table-cell>
          <table:table-cell table:style-name="ce46" office:value-type="float" office:value="0.5536">
            <text:p>0,55</text:p>
          </table:table-cell>
          <table:table-cell table:style-name="ce50" office:value-type="float" office:value="9">
            <text:p>9</text:p>
          </table:table-cell>
          <table:table-cell table:style-name="ce22" table:formula="of:=VLOOKUP([.C59];[.$F$4:.$H$13];3)" office:value-type="float" office:value="5">
            <text:p>5</text:p>
          </table:table-cell>
          <table:table-cell table:number-columns-repeated="7"/>
        </table:table-row>
        <table:table-row table:style-name="ro2">
          <table:table-cell table:style-name="ce22" office:value-type="string">
            <text:p>JTo</text:p>
          </table:table-cell>
          <table:table-cell table:style-name="ce46" office:value-type="float" office:value="0.5525">
            <text:p>0,55</text:p>
          </table:table-cell>
          <table:table-cell table:style-name="ce50" office:value-type="float" office:value="9">
            <text:p>9</text:p>
          </table:table-cell>
          <table:table-cell table:style-name="ce22" table:formula="of:=VLOOKUP([.C60];[.$F$4:.$H$13];3)" office:value-type="float" office:value="5">
            <text:p>5</text:p>
          </table:table-cell>
          <table:table-cell table:number-columns-repeated="7"/>
        </table:table-row>
        <table:table-row table:style-name="ro2">
          <table:table-cell table:style-name="ce22" office:value-type="string">
            <text:p>K7o</text:p>
          </table:table-cell>
          <table:table-cell table:style-name="ce46" office:value-type="float" office:value="0.5519">
            <text:p>0,55</text:p>
          </table:table-cell>
          <table:table-cell table:style-name="ce50" office:value-type="float" office:value="9">
            <text:p>9</text:p>
          </table:table-cell>
          <table:table-cell table:style-name="ce22" table:formula="of:=VLOOKUP([.C61];[.$F$4:.$H$13];3)" office:value-type="float" office:value="5">
            <text:p>5</text:p>
          </table:table-cell>
          <table:table-cell table:number-columns-repeated="7"/>
        </table:table-row>
        <table:table-row table:style-name="ro2">
          <table:table-cell table:style-name="ce22" office:value-type="string">
            <text:p>A2o</text:p>
          </table:table-cell>
          <table:table-cell table:style-name="ce46" office:value-type="float" office:value="0.5493">
            <text:p>0,55</text:p>
          </table:table-cell>
          <table:table-cell table:style-name="ce50" office:value-type="float" office:value="9">
            <text:p>9</text:p>
          </table:table-cell>
          <table:table-cell table:style-name="ce22" table:formula="of:=VLOOKUP([.C62];[.$F$4:.$H$13];3)" office:value-type="float" office:value="5">
            <text:p>5</text:p>
          </table:table-cell>
          <table:table-cell table:number-columns-repeated="7"/>
        </table:table-row>
        <table:table-row table:style-name="ro2">
          <table:table-cell table:style-name="ce22" office:value-type="string">
            <text:p>K4s</text:p>
          </table:table-cell>
          <table:table-cell table:style-name="ce46" office:value-type="float" office:value="0.5488">
            <text:p>0,55</text:p>
          </table:table-cell>
          <table:table-cell table:style-name="ce50" office:value-type="float" office:value="9">
            <text:p>9</text:p>
          </table:table-cell>
          <table:table-cell table:style-name="ce22" table:formula="of:=VLOOKUP([.C63];[.$F$4:.$H$13];3)" office:value-type="float" office:value="5">
            <text:p>5</text:p>
          </table:table-cell>
          <table:table-cell table:number-columns-repeated="7"/>
        </table:table-row>
        <table:table-row table:style-name="ro2">
          <table:table-cell table:style-name="ce22" office:value-type="string">
            <text:p>Q7s</text:p>
          </table:table-cell>
          <table:table-cell table:style-name="ce46" office:value-type="float" office:value="0.543">
            <text:p>0,54</text:p>
          </table:table-cell>
          <table:table-cell table:style-name="ce50" office:value-type="float" office:value="9">
            <text:p>9</text:p>
          </table:table-cell>
          <table:table-cell table:style-name="ce22" table:formula="of:=VLOOKUP([.C64];[.$F$4:.$H$13];3)" office:value-type="float" office:value="5">
            <text:p>5</text:p>
          </table:table-cell>
          <table:table-cell table:number-columns-repeated="7"/>
        </table:table-row>
        <table:table-row table:style-name="ro2">
          <table:table-cell table:style-name="ce22" office:value-type="string">
            <text:p>K6o</text:p>
          </table:table-cell>
          <table:table-cell table:style-name="ce46" office:value-type="float" office:value="0.5422">
            <text:p>0,54</text:p>
          </table:table-cell>
          <table:table-cell table:style-name="ce50" office:value-type="float" office:value="9">
            <text:p>9</text:p>
          </table:table-cell>
          <table:table-cell table:style-name="ce22" table:formula="of:=VLOOKUP([.C65];[.$F$4:.$H$13];3)" office:value-type="float" office:value="5">
            <text:p>5</text:p>
          </table:table-cell>
          <table:table-cell table:number-columns-repeated="7"/>
        </table:table-row>
        <table:table-row table:style-name="ro2">
          <table:table-cell table:style-name="ce22" office:value-type="string">
            <text:p>K3s</text:p>
          </table:table-cell>
          <table:table-cell table:style-name="ce46" office:value-type="float" office:value="0.5405">
            <text:p>0,54</text:p>
          </table:table-cell>
          <table:table-cell table:style-name="ce50" office:value-type="float" office:value="9">
            <text:p>9</text:p>
          </table:table-cell>
          <table:table-cell table:style-name="ce22" table:formula="of:=VLOOKUP([.C66];[.$F$4:.$H$13];3)" office:value-type="float" office:value="5">
            <text:p>5</text:p>
          </table:table-cell>
          <table:table-cell table:number-columns-repeated="7"/>
        </table:table-row>
        <table:table-row table:style-name="ro2">
          <table:table-cell table:style-name="ce22" office:value-type="string">
            <text:p>T9s</text:p>
          </table:table-cell>
          <table:table-cell table:style-name="ce46" office:value-type="float" office:value="0.5403">
            <text:p>0,54</text:p>
          </table:table-cell>
          <table:table-cell table:style-name="ce50" office:value-type="float" office:value="9">
            <text:p>9</text:p>
          </table:table-cell>
          <table:table-cell table:style-name="ce22" table:formula="of:=VLOOKUP([.C67];[.$F$4:.$H$13];3)" office:value-type="float" office:value="5">
            <text:p>5</text:p>
          </table:table-cell>
          <table:table-cell table:number-columns-repeated="7"/>
        </table:table-row>
        <table:table-row table:style-name="ro2">
          <table:table-cell table:style-name="ce22" office:value-type="string">
            <text:p>J8s</text:p>
          </table:table-cell>
          <table:table-cell table:style-name="ce46" office:value-type="float" office:value="0.5402">
            <text:p>0,54</text:p>
          </table:table-cell>
          <table:table-cell table:style-name="ce50" office:value-type="float" office:value="9">
            <text:p>9</text:p>
          </table:table-cell>
          <table:table-cell table:style-name="ce22" table:formula="of:=VLOOKUP([.C68];[.$F$4:.$H$13];3)" office:value-type="float" office:value="5">
            <text:p>5</text:p>
          </table:table-cell>
          <table:table-cell table:number-columns-repeated="7"/>
        </table:table-row>
        <table:table-row table:style-name="ro2">
          <table:table-cell table:style-name="ce22" office:value-type="string">
            <text:p>33</text:p>
          </table:table-cell>
          <table:table-cell table:style-name="ce46" office:value-type="float" office:value="0.5369">
            <text:p>0,54</text:p>
          </table:table-cell>
          <table:table-cell table:style-name="ce50" office:value-type="float" office:value="9">
            <text:p>9</text:p>
          </table:table-cell>
          <table:table-cell table:style-name="ce22" table:formula="of:=VLOOKUP([.C69];[.$F$4:.$H$13];3)" office:value-type="float" office:value="5">
            <text:p>5</text:p>
          </table:table-cell>
          <table:table-cell table:number-columns-repeated="7"/>
        </table:table-row>
        <table:table-row table:style-name="ro2">
          <table:table-cell table:style-name="ce22" office:value-type="string">
            <text:p>Q6s</text:p>
          </table:table-cell>
          <table:table-cell table:style-name="ce46" office:value-type="float" office:value="0.5361">
            <text:p>0,54</text:p>
          </table:table-cell>
          <table:table-cell table:style-name="ce50" office:value-type="float" office:value="9">
            <text:p>9</text:p>
          </table:table-cell>
          <table:table-cell table:style-name="ce22" table:formula="of:=VLOOKUP([.C70];[.$F$4:.$H$13];3)" office:value-type="float" office:value="5">
            <text:p>5</text:p>
          </table:table-cell>
          <table:table-cell table:number-columns-repeated="7"/>
        </table:table-row>
        <table:table-row table:style-name="ro2">
          <table:table-cell table:style-name="ce22" office:value-type="string">
            <text:p>Q8o</text:p>
          </table:table-cell>
          <table:table-cell table:style-name="ce46" office:value-type="float" office:value="0.536">
            <text:p>0,54</text:p>
          </table:table-cell>
          <table:table-cell table:style-name="ce50" office:value-type="float" office:value="9">
            <text:p>9</text:p>
          </table:table-cell>
          <table:table-cell table:style-name="ce22" table:formula="of:=VLOOKUP([.C71];[.$F$4:.$H$13];3)" office:value-type="float" office:value="5">
            <text:p>5</text:p>
          </table:table-cell>
          <table:table-cell table:number-columns-repeated="7"/>
        </table:table-row>
        <table:table-row table:style-name="ro2">
          <table:table-cell table:style-name="ce22" office:value-type="string">
            <text:p>K5o</text:p>
          </table:table-cell>
          <table:table-cell table:style-name="ce46" office:value-type="float" office:value="0.5331">
            <text:p>0,53</text:p>
          </table:table-cell>
          <table:table-cell table:style-name="ce50" office:value-type="float" office:value="9">
            <text:p>9</text:p>
          </table:table-cell>
          <table:table-cell table:style-name="ce22" table:formula="of:=VLOOKUP([.C72];[.$F$4:.$H$13];3)" office:value-type="float" office:value="5">
            <text:p>5</text:p>
          </table:table-cell>
          <table:table-cell table:number-columns-repeated="7"/>
        </table:table-row>
        <table:table-row table:style-name="ro2">
          <table:table-cell table:style-name="ce22" office:value-type="string">
            <text:p>J9o</text:p>
          </table:table-cell>
          <table:table-cell table:style-name="ce46" office:value-type="float" office:value="0.5325">
            <text:p>0,53</text:p>
          </table:table-cell>
          <table:table-cell table:style-name="ce50" office:value-type="float" office:value="9">
            <text:p>9</text:p>
          </table:table-cell>
          <table:table-cell table:style-name="ce22" table:formula="of:=VLOOKUP([.C73];[.$F$4:.$H$13];3)" office:value-type="float" office:value="5">
            <text:p>5</text:p>
          </table:table-cell>
          <table:table-cell table:number-columns-repeated="7"/>
        </table:table-row>
        <table:table-row table:style-name="ro2">
          <table:table-cell table:style-name="ce22" office:value-type="string">
            <text:p>K2s</text:p>
          </table:table-cell>
          <table:table-cell table:style-name="ce46" office:value-type="float" office:value="0.5321">
            <text:p>0,53</text:p>
          </table:table-cell>
          <table:table-cell table:style-name="ce50" office:value-type="float" office:value="9">
            <text:p>9</text:p>
          </table:table-cell>
          <table:table-cell table:style-name="ce22" table:formula="of:=VLOOKUP([.C74];[.$F$4:.$H$13];3)" office:value-type="float" office:value="5">
            <text:p>5</text:p>
          </table:table-cell>
          <table:table-cell table:number-columns-repeated="7"/>
        </table:table-row>
        <table:table-row table:style-name="ro2">
          <table:table-cell table:style-name="ce22" office:value-type="string">
            <text:p>Q5s</text:p>
          </table:table-cell>
          <table:table-cell table:style-name="ce46" office:value-type="float" office:value="0.5277">
            <text:p>0,53</text:p>
          </table:table-cell>
          <table:table-cell table:style-name="ce50" office:value-type="float" office:value="9">
            <text:p>9</text:p>
          </table:table-cell>
          <table:table-cell table:style-name="ce22" table:formula="of:=VLOOKUP([.C75];[.$F$4:.$H$13];3)" office:value-type="float" office:value="5">
            <text:p>5</text:p>
          </table:table-cell>
          <table:table-cell table:number-columns-repeated="7"/>
        </table:table-row>
        <table:table-row table:style-name="ro2">
          <table:table-cell table:style-name="ce25" office:value-type="string">
            <text:p>K4o</text:p>
          </table:table-cell>
          <table:table-cell table:style-name="ce59" office:value-type="float" office:value="0.5233">
            <text:p>0,52</text:p>
          </table:table-cell>
          <table:table-cell table:style-name="ce51" office:value-type="float" office:value="3">
            <text:p>3</text:p>
          </table:table-cell>
          <table:table-cell table:formula="of:=VLOOKUP([.C76];[.$F$4:.$H$13];3)" office:value-type="float" office:value="4">
            <text:p>4</text:p>
          </table:table-cell>
          <table:table-cell table:number-columns-repeated="7"/>
        </table:table-row>
        <table:table-row table:style-name="ro2">
          <table:table-cell table:style-name="ce25" office:value-type="string">
            <text:p>T8s</text:p>
          </table:table-cell>
          <table:table-cell table:style-name="ce59" office:value-type="float" office:value="0.5233">
            <text:p>0,52</text:p>
          </table:table-cell>
          <table:table-cell table:style-name="ce51" office:value-type="float" office:value="3">
            <text:p>3</text:p>
          </table:table-cell>
          <table:table-cell table:formula="of:=VLOOKUP([.C77];[.$F$4:.$H$13];3)" office:value-type="float" office:value="4">
            <text:p>4</text:p>
          </table:table-cell>
          <table:table-cell table:number-columns-repeated="7"/>
        </table:table-row>
        <table:table-row table:style-name="ro2">
          <table:table-cell table:style-name="ce25" office:value-type="string">
            <text:p>J7s</text:p>
          </table:table-cell>
          <table:table-cell table:style-name="ce59" office:value-type="float" office:value="0.5232">
            <text:p>0,52</text:p>
          </table:table-cell>
          <table:table-cell table:style-name="ce51" office:value-type="float" office:value="3">
            <text:p>3</text:p>
          </table:table-cell>
          <table:table-cell table:formula="of:=VLOOKUP([.C78];[.$F$4:.$H$13];3)" office:value-type="float" office:value="4">
            <text:p>4</text:p>
          </table:table-cell>
          <table:table-cell table:number-columns-repeated="7"/>
        </table:table-row>
        <table:table-row table:style-name="ro2">
          <table:table-cell table:style-name="ce25" office:value-type="string">
            <text:p>Q4s</text:p>
          </table:table-cell>
          <table:table-cell table:style-name="ce59" office:value-type="float" office:value="0.5186">
            <text:p>0,52</text:p>
          </table:table-cell>
          <table:table-cell table:style-name="ce51" office:value-type="float" office:value="3">
            <text:p>3</text:p>
          </table:table-cell>
          <table:table-cell table:formula="of:=VLOOKUP([.C79];[.$F$4:.$H$13];3)" office:value-type="float" office:value="4">
            <text:p>4</text:p>
          </table:table-cell>
          <table:table-cell table:number-columns-repeated="7"/>
        </table:table-row>
        <table:table-row table:style-name="ro2">
          <table:table-cell table:style-name="ce25" office:value-type="string">
            <text:p>Q7o</text:p>
          </table:table-cell>
          <table:table-cell table:style-name="ce59" office:value-type="float" office:value="0.5177">
            <text:p>0,52</text:p>
          </table:table-cell>
          <table:table-cell table:style-name="ce51" office:value-type="float" office:value="3">
            <text:p>3</text:p>
          </table:table-cell>
          <table:table-cell table:formula="of:=VLOOKUP([.C80];[.$F$4:.$H$13];3)" office:value-type="float" office:value="4">
            <text:p>4</text:p>
          </table:table-cell>
          <table:table-cell table:number-columns-repeated="7"/>
        </table:table-row>
        <table:table-row table:style-name="ro2">
          <table:table-cell table:style-name="ce25" office:value-type="string">
            <text:p>T9o</text:p>
          </table:table-cell>
          <table:table-cell table:style-name="ce59" office:value-type="float" office:value="0.5153">
            <text:p>0,52</text:p>
          </table:table-cell>
          <table:table-cell table:style-name="ce51" office:value-type="float" office:value="3">
            <text:p>3</text:p>
          </table:table-cell>
          <table:table-cell table:formula="of:=VLOOKUP([.C81];[.$F$4:.$H$13];3)" office:value-type="float" office:value="4">
            <text:p>4</text:p>
          </table:table-cell>
          <table:table-cell table:number-columns-repeated="7"/>
        </table:table-row>
        <table:table-row table:style-name="ro2">
          <table:table-cell table:style-name="ce25" office:value-type="string">
            <text:p>J8o</text:p>
          </table:table-cell>
          <table:table-cell table:style-name="ce59" office:value-type="float" office:value="0.5149">
            <text:p>0,51</text:p>
          </table:table-cell>
          <table:table-cell table:style-name="ce51" office:value-type="float" office:value="3">
            <text:p>3</text:p>
          </table:table-cell>
          <table:table-cell table:formula="of:=VLOOKUP([.C82];[.$F$4:.$H$13];3)" office:value-type="float" office:value="4">
            <text:p>4</text:p>
          </table:table-cell>
          <table:table-cell table:number-columns-repeated="7"/>
        </table:table-row>
        <table:table-row table:style-name="ro2">
          <table:table-cell table:style-name="ce25" office:value-type="string">
            <text:p>K3o</text:p>
          </table:table-cell>
          <table:table-cell table:style-name="ce59" office:value-type="float" office:value="0.5143">
            <text:p>0,51</text:p>
          </table:table-cell>
          <table:table-cell table:style-name="ce51" office:value-type="float" office:value="3">
            <text:p>3</text:p>
          </table:table-cell>
          <table:table-cell table:formula="of:=VLOOKUP([.C83];[.$F$4:.$H$13];3)" office:value-type="float" office:value="4">
            <text:p>4</text:p>
          </table:table-cell>
          <table:table-cell table:number-columns-repeated="7"/>
        </table:table-row>
        <table:table-row table:style-name="ro2">
          <table:table-cell table:style-name="ce25" office:value-type="string">
            <text:p>Q6o</text:p>
          </table:table-cell>
          <table:table-cell table:style-name="ce59" office:value-type="float" office:value="0.5102">
            <text:p>0,51</text:p>
          </table:table-cell>
          <table:table-cell table:style-name="ce51" office:value-type="float" office:value="3">
            <text:p>3</text:p>
          </table:table-cell>
          <table:table-cell table:formula="of:=VLOOKUP([.C84];[.$F$4:.$H$13];3)" office:value-type="float" office:value="4">
            <text:p>4</text:p>
          </table:table-cell>
          <table:table-cell table:number-columns-repeated="7"/>
        </table:table-row>
        <table:table-row table:style-name="ro2">
          <table:table-cell table:style-name="ce25" office:value-type="string">
            <text:p>Q3s</text:p>
          </table:table-cell>
          <table:table-cell table:style-name="ce59" office:value-type="float" office:value="0.5102">
            <text:p>0,51</text:p>
          </table:table-cell>
          <table:table-cell table:style-name="ce51" office:value-type="float" office:value="3">
            <text:p>3</text:p>
          </table:table-cell>
          <table:table-cell table:formula="of:=VLOOKUP([.C85];[.$F$4:.$H$13];3)" office:value-type="float" office:value="4">
            <text:p>4</text:p>
          </table:table-cell>
          <table:table-cell table:number-columns-repeated="7"/>
        </table:table-row>
        <table:table-row table:style-name="ro2">
          <table:table-cell table:style-name="ce25" office:value-type="string">
            <text:p>98s</text:p>
          </table:table-cell>
          <table:table-cell table:style-name="ce59" office:value-type="float" office:value="0.508">
            <text:p>0,51</text:p>
          </table:table-cell>
          <table:table-cell table:style-name="ce51" office:value-type="float" office:value="3">
            <text:p>3</text:p>
          </table:table-cell>
          <table:table-cell table:formula="of:=VLOOKUP([.C86];[.$F$4:.$H$13];3)" office:value-type="float" office:value="4">
            <text:p>4</text:p>
          </table:table-cell>
          <table:table-cell table:number-columns-repeated="7"/>
        </table:table-row>
        <table:table-row table:style-name="ro2">
          <table:table-cell table:style-name="ce25" office:value-type="string">
            <text:p>T7s</text:p>
          </table:table-cell>
          <table:table-cell table:style-name="ce59" office:value-type="float" office:value="0.5064">
            <text:p>0,51</text:p>
          </table:table-cell>
          <table:table-cell table:style-name="ce51" office:value-type="float" office:value="3">
            <text:p>3</text:p>
          </table:table-cell>
          <table:table-cell table:formula="of:=VLOOKUP([.C87];[.$F$4:.$H$13];3)" office:value-type="float" office:value="4">
            <text:p>4</text:p>
          </table:table-cell>
          <table:table-cell table:number-columns-repeated="7"/>
        </table:table-row>
        <table:table-row table:style-name="ro2">
          <table:table-cell table:style-name="ce25" office:value-type="string">
            <text:p>J6s</text:p>
          </table:table-cell>
          <table:table-cell table:style-name="ce59" office:value-type="float" office:value="0.5061">
            <text:p>0,51</text:p>
          </table:table-cell>
          <table:table-cell table:style-name="ce51" office:value-type="float" office:value="3">
            <text:p>3</text:p>
          </table:table-cell>
          <table:table-cell table:formula="of:=VLOOKUP([.C88];[.$F$4:.$H$13];3)" office:value-type="float" office:value="4">
            <text:p>4</text:p>
          </table:table-cell>
          <table:table-cell table:number-columns-repeated="7"/>
        </table:table-row>
        <table:table-row table:style-name="ro2">
          <table:table-cell table:style-name="ce25" office:value-type="string">
            <text:p>K2o</text:p>
          </table:table-cell>
          <table:table-cell table:style-name="ce59" office:value-type="float" office:value="0.5051">
            <text:p>0,51</text:p>
          </table:table-cell>
          <table:table-cell table:style-name="ce51" office:value-type="float" office:value="3">
            <text:p>3</text:p>
          </table:table-cell>
          <table:table-cell table:formula="of:=VLOOKUP([.C89];[.$F$4:.$H$13];3)" office:value-type="float" office:value="4">
            <text:p>4</text:p>
          </table:table-cell>
          <table:table-cell table:number-columns-repeated="7"/>
        </table:table-row>
        <table:table-row table:style-name="ro2">
          <table:table-cell table:style-name="ce25" office:value-type="string">
            <text:p>22</text:p>
          </table:table-cell>
          <table:table-cell table:style-name="ce59" office:value-type="float" office:value="0.5033">
            <text:p>0,50</text:p>
          </table:table-cell>
          <table:table-cell table:style-name="ce51" office:value-type="float" office:value="3">
            <text:p>3</text:p>
          </table:table-cell>
          <table:table-cell table:formula="of:=VLOOKUP([.C90];[.$F$4:.$H$13];3)" office:value-type="float" office:value="4">
            <text:p>4</text:p>
          </table:table-cell>
          <table:table-cell table:number-columns-repeated="7"/>
        </table:table-row>
        <table:table-row table:style-name="ro2">
          <table:table-cell table:style-name="ce25" office:value-type="string">
            <text:p>Q2s</text:p>
          </table:table-cell>
          <table:table-cell table:style-name="ce59" office:value-type="float" office:value="0.5017">
            <text:p>0,50</text:p>
          </table:table-cell>
          <table:table-cell table:style-name="ce51" office:value-type="float" office:value="3">
            <text:p>3</text:p>
          </table:table-cell>
          <table:table-cell table:formula="of:=VLOOKUP([.C91];[.$F$4:.$H$13];3)" office:value-type="float" office:value="4">
            <text:p>4</text:p>
          </table:table-cell>
          <table:table-cell table:number-columns-repeated="7"/>
        </table:table-row>
        <table:table-row table:style-name="ro2">
          <table:table-cell table:style-name="ce25" office:value-type="string">
            <text:p>Q5o</text:p>
          </table:table-cell>
          <table:table-cell table:style-name="ce59" office:value-type="float" office:value="0.5012">
            <text:p>0,50</text:p>
          </table:table-cell>
          <table:table-cell table:style-name="ce51" office:value-type="float" office:value="3">
            <text:p>3</text:p>
          </table:table-cell>
          <table:table-cell table:formula="of:=VLOOKUP([.C92];[.$F$4:.$H$13];3)" office:value-type="float" office:value="4">
            <text:p>4</text:p>
          </table:table-cell>
          <table:table-cell table:number-columns-repeated="7"/>
        </table:table-row>
        <table:table-row table:style-name="ro2">
          <table:table-cell table:style-name="ce25" office:value-type="string">
            <text:p>J5s</text:p>
          </table:table-cell>
          <table:table-cell table:style-name="ce59" office:value-type="float" office:value="0.4999">
            <text:p>0,50</text:p>
          </table:table-cell>
          <table:table-cell table:style-name="ce51" office:value-type="float" office:value="3">
            <text:p>3</text:p>
          </table:table-cell>
          <table:table-cell table:formula="of:=VLOOKUP([.C93];[.$F$4:.$H$13];3)" office:value-type="float" office:value="4">
            <text:p>4</text:p>
          </table:table-cell>
          <table:table-cell table:number-columns-repeated="7"/>
        </table:table-row>
        <table:table-row table:style-name="ro2">
          <table:table-cell table:style-name="ce25" office:value-type="string">
            <text:p>T8o</text:p>
          </table:table-cell>
          <table:table-cell table:style-name="ce59" office:value-type="float" office:value="0.4972">
            <text:p>0,50</text:p>
          </table:table-cell>
          <table:table-cell table:style-name="ce51" office:value-type="float" office:value="3">
            <text:p>3</text:p>
          </table:table-cell>
          <table:table-cell table:formula="of:=VLOOKUP([.C94];[.$F$4:.$H$13];3)" office:value-type="float" office:value="4">
            <text:p>4</text:p>
          </table:table-cell>
          <table:table-cell table:number-columns-repeated="7"/>
        </table:table-row>
        <table:table-row table:style-name="ro2">
          <table:table-cell table:style-name="ce25" office:value-type="string">
            <text:p>J7o</text:p>
          </table:table-cell>
          <table:table-cell table:style-name="ce59" office:value-type="float" office:value="0.4968">
            <text:p>0,50</text:p>
          </table:table-cell>
          <table:table-cell table:style-name="ce51" office:value-type="float" office:value="3">
            <text:p>3</text:p>
          </table:table-cell>
          <table:table-cell table:formula="of:=VLOOKUP([.C95];[.$F$4:.$H$13];3)" office:value-type="float" office:value="4">
            <text:p>4</text:p>
          </table:table-cell>
          <table:table-cell table:number-columns-repeated="7"/>
        </table:table-row>
        <table:table-row table:style-name="ro2">
          <table:table-cell table:style-name="ce22" office:value-type="string">
            <text:p>Q4o</text:p>
          </table:table-cell>
          <table:table-cell table:style-name="ce46" office:value-type="float" office:value="0.4913">
            <text:p>0,49</text:p>
          </table:table-cell>
          <table:table-cell table:style-name="ce50" office:value-type="float" office:value="4">
            <text:p>4</text:p>
          </table:table-cell>
          <table:table-cell table:style-name="ce22" table:formula="of:=VLOOKUP([.C96];[.$F$4:.$H$13];3)" office:value-type="float" office:value="3">
            <text:p>3</text:p>
          </table:table-cell>
          <table:table-cell table:number-columns-repeated="7"/>
        </table:table-row>
        <table:table-row table:style-name="ro2">
          <table:table-cell table:style-name="ce22" office:value-type="string">
            <text:p>97s</text:p>
          </table:table-cell>
          <table:table-cell table:style-name="ce46" office:value-type="float" office:value="0.4912">
            <text:p>0,49</text:p>
          </table:table-cell>
          <table:table-cell table:style-name="ce50" office:value-type="float" office:value="4">
            <text:p>4</text:p>
          </table:table-cell>
          <table:table-cell table:style-name="ce22" table:formula="of:=VLOOKUP([.C97];[.$F$4:.$H$13];3)" office:value-type="float" office:value="3">
            <text:p>3</text:p>
          </table:table-cell>
          <table:table-cell table:number-columns-repeated="7"/>
        </table:table-row>
        <table:table-row table:style-name="ro2">
          <table:table-cell table:style-name="ce22" office:value-type="string">
            <text:p>J4s</text:p>
          </table:table-cell>
          <table:table-cell table:style-name="ce46" office:value-type="float" office:value="0.4907">
            <text:p>0,49</text:p>
          </table:table-cell>
          <table:table-cell table:style-name="ce50" office:value-type="float" office:value="4">
            <text:p>4</text:p>
          </table:table-cell>
          <table:table-cell table:style-name="ce22" table:formula="of:=VLOOKUP([.C98];[.$F$4:.$H$13];3)" office:value-type="float" office:value="3">
            <text:p>3</text:p>
          </table:table-cell>
          <table:table-cell table:number-columns-repeated="7"/>
        </table:table-row>
        <table:table-row table:style-name="ro2">
          <table:table-cell table:style-name="ce22" office:value-type="string">
            <text:p>T6s</text:p>
          </table:table-cell>
          <table:table-cell table:style-name="ce46" office:value-type="float" office:value="0.4894">
            <text:p>0,49</text:p>
          </table:table-cell>
          <table:table-cell table:style-name="ce50" office:value-type="float" office:value="4">
            <text:p>4</text:p>
          </table:table-cell>
          <table:table-cell table:style-name="ce22" table:formula="of:=VLOOKUP([.C99];[.$F$4:.$H$13];3)" office:value-type="float" office:value="3">
            <text:p>3</text:p>
          </table:table-cell>
          <table:table-cell table:number-columns-repeated="7"/>
        </table:table-row>
        <table:table-row table:style-name="ro2">
          <table:table-cell table:style-name="ce22" office:value-type="string">
            <text:p>J3s</text:p>
          </table:table-cell>
          <table:table-cell table:style-name="ce46" office:value-type="float" office:value="0.4823">
            <text:p>0,48</text:p>
          </table:table-cell>
          <table:table-cell table:style-name="ce50" office:value-type="float" office:value="4">
            <text:p>4</text:p>
          </table:table-cell>
          <table:table-cell table:style-name="ce22" table:formula="of:=VLOOKUP([.C100];[.$F$4:.$H$13];3)" office:value-type="float" office:value="3">
            <text:p>3</text:p>
          </table:table-cell>
          <table:table-cell table:number-columns-repeated="7"/>
        </table:table-row>
        <table:table-row table:style-name="ro2">
          <table:table-cell table:style-name="ce22" office:value-type="string">
            <text:p>Q3o</text:p>
          </table:table-cell>
          <table:table-cell table:style-name="ce46" office:value-type="float" office:value="0.4822">
            <text:p>0,48</text:p>
          </table:table-cell>
          <table:table-cell table:style-name="ce50" office:value-type="float" office:value="4">
            <text:p>4</text:p>
          </table:table-cell>
          <table:table-cell table:style-name="ce22" table:formula="of:=VLOOKUP([.C101];[.$F$4:.$H$13];3)" office:value-type="float" office:value="3">
            <text:p>3</text:p>
          </table:table-cell>
          <table:table-cell table:number-columns-repeated="7"/>
        </table:table-row>
        <table:table-row table:style-name="ro2">
          <table:table-cell table:style-name="ce22" office:value-type="string">
            <text:p>98o</text:p>
          </table:table-cell>
          <table:table-cell table:style-name="ce46" office:value-type="float" office:value="0.481">
            <text:p>0,48</text:p>
          </table:table-cell>
          <table:table-cell table:style-name="ce50" office:value-type="float" office:value="4">
            <text:p>4</text:p>
          </table:table-cell>
          <table:table-cell table:style-name="ce22" table:formula="of:=VLOOKUP([.C102];[.$F$4:.$H$13];3)" office:value-type="float" office:value="3">
            <text:p>3</text:p>
          </table:table-cell>
          <table:table-cell table:number-columns-repeated="7"/>
        </table:table-row>
        <table:table-row table:style-name="ro2">
          <table:table-cell table:style-name="ce22" office:value-type="string">
            <text:p>87s</text:p>
          </table:table-cell>
          <table:table-cell table:style-name="ce46" office:value-type="float" office:value="0.4794">
            <text:p>0,48</text:p>
          </table:table-cell>
          <table:table-cell table:style-name="ce50" office:value-type="float" office:value="4">
            <text:p>4</text:p>
          </table:table-cell>
          <table:table-cell table:style-name="ce22" table:formula="of:=VLOOKUP([.C103];[.$F$4:.$H$13];3)" office:value-type="float" office:value="3">
            <text:p>3</text:p>
          </table:table-cell>
          <table:table-cell table:number-columns-repeated="7"/>
        </table:table-row>
        <table:table-row table:style-name="ro2">
          <table:table-cell table:style-name="ce22" office:value-type="string">
            <text:p>T7o</text:p>
          </table:table-cell>
          <table:table-cell table:style-name="ce46" office:value-type="float" office:value="0.4791">
            <text:p>0,48</text:p>
          </table:table-cell>
          <table:table-cell table:style-name="ce50" office:value-type="float" office:value="4">
            <text:p>4</text:p>
          </table:table-cell>
          <table:table-cell table:style-name="ce22" table:formula="of:=VLOOKUP([.C104];[.$F$4:.$H$13];3)" office:value-type="float" office:value="3">
            <text:p>3</text:p>
          </table:table-cell>
          <table:table-cell table:number-columns-repeated="7"/>
        </table:table-row>
        <table:table-row table:style-name="ro2">
          <table:table-cell table:style-name="ce22" office:value-type="string">
            <text:p>J6o</text:p>
          </table:table-cell>
          <table:table-cell table:style-name="ce46" office:value-type="float" office:value="0.4784">
            <text:p>0,48</text:p>
          </table:table-cell>
          <table:table-cell table:style-name="ce50" office:value-type="float" office:value="4">
            <text:p>4</text:p>
          </table:table-cell>
          <table:table-cell table:style-name="ce22" table:formula="of:=VLOOKUP([.C105];[.$F$4:.$H$13];3)" office:value-type="float" office:value="3">
            <text:p>3</text:p>
          </table:table-cell>
          <table:table-cell table:number-columns-repeated="7"/>
        </table:table-row>
        <table:table-row table:style-name="ro2">
          <table:table-cell table:style-name="ce22" office:value-type="string">
            <text:p>96s</text:p>
          </table:table-cell>
          <table:table-cell table:style-name="ce46" office:value-type="float" office:value="0.4743">
            <text:p>0,47</text:p>
          </table:table-cell>
          <table:table-cell table:style-name="ce50" office:value-type="float" office:value="4">
            <text:p>4</text:p>
          </table:table-cell>
          <table:table-cell table:style-name="ce22" table:formula="of:=VLOOKUP([.C106];[.$F$4:.$H$13];3)" office:value-type="float" office:value="3">
            <text:p>3</text:p>
          </table:table-cell>
          <table:table-cell table:number-columns-repeated="7"/>
        </table:table-row>
        <table:table-row table:style-name="ro2">
          <table:table-cell table:style-name="ce22" office:value-type="string">
            <text:p>J2s</text:p>
          </table:table-cell>
          <table:table-cell table:style-name="ce46" office:value-type="float" office:value="0.4738">
            <text:p>0,47</text:p>
          </table:table-cell>
          <table:table-cell table:style-name="ce50" office:value-type="float" office:value="4">
            <text:p>4</text:p>
          </table:table-cell>
          <table:table-cell table:style-name="ce22" table:formula="of:=VLOOKUP([.C107];[.$F$4:.$H$13];3)" office:value-type="float" office:value="3">
            <text:p>3</text:p>
          </table:table-cell>
          <table:table-cell table:number-columns-repeated="7"/>
        </table:table-row>
        <table:table-row table:style-name="ro2">
          <table:table-cell table:style-name="ce22" office:value-type="string">
            <text:p>Q2o</text:p>
          </table:table-cell>
          <table:table-cell table:style-name="ce46" office:value-type="float" office:value="0.473">
            <text:p>0,47</text:p>
          </table:table-cell>
          <table:table-cell table:style-name="ce50" office:value-type="float" office:value="4">
            <text:p>4</text:p>
          </table:table-cell>
          <table:table-cell table:style-name="ce22" table:formula="of:=VLOOKUP([.C108];[.$F$4:.$H$13];3)" office:value-type="float" office:value="3">
            <text:p>3</text:p>
          </table:table-cell>
          <table:table-cell table:number-columns-repeated="7"/>
        </table:table-row>
        <table:table-row table:style-name="ro2">
          <table:table-cell table:style-name="ce22" office:value-type="string">
            <text:p>T5s</text:p>
          </table:table-cell>
          <table:table-cell table:style-name="ce46" office:value-type="float" office:value="0.4722">
            <text:p>0,47</text:p>
          </table:table-cell>
          <table:table-cell table:style-name="ce50" office:value-type="float" office:value="4">
            <text:p>4</text:p>
          </table:table-cell>
          <table:table-cell table:style-name="ce22" table:formula="of:=VLOOKUP([.C109];[.$F$4:.$H$13];3)" office:value-type="float" office:value="3">
            <text:p>3</text:p>
          </table:table-cell>
          <table:table-cell table:number-columns-repeated="7"/>
        </table:table-row>
        <table:table-row table:style-name="ro2">
          <table:table-cell table:style-name="ce22" office:value-type="string">
            <text:p>J5o</text:p>
          </table:table-cell>
          <table:table-cell table:style-name="ce46" office:value-type="float" office:value="0.4718">
            <text:p>0,47</text:p>
          </table:table-cell>
          <table:table-cell table:style-name="ce50" office:value-type="float" office:value="4">
            <text:p>4</text:p>
          </table:table-cell>
          <table:table-cell table:style-name="ce22" table:formula="of:=VLOOKUP([.C110];[.$F$4:.$H$13];3)" office:value-type="float" office:value="3">
            <text:p>3</text:p>
          </table:table-cell>
          <table:table-cell table:number-columns-repeated="7"/>
        </table:table-row>
        <table:table-row table:style-name="ro2">
          <table:table-cell table:style-name="ce22" office:value-type="string">
            <text:p>T4s</text:p>
          </table:table-cell>
          <table:table-cell table:style-name="ce46" office:value-type="float" office:value="0.4653">
            <text:p>0,47</text:p>
          </table:table-cell>
          <table:table-cell table:style-name="ce50" office:value-type="float" office:value="4">
            <text:p>4</text:p>
          </table:table-cell>
          <table:table-cell table:style-name="ce22" table:formula="of:=VLOOKUP([.C111];[.$F$4:.$H$13];3)" office:value-type="float" office:value="3">
            <text:p>3</text:p>
          </table:table-cell>
          <table:table-cell table:number-columns-repeated="7"/>
        </table:table-row>
        <table:table-row table:style-name="ro2">
          <table:table-cell table:style-name="ce22" office:value-type="string">
            <text:p>97o</text:p>
          </table:table-cell>
          <table:table-cell table:style-name="ce46" office:value-type="float" office:value="0.463">
            <text:p>0,46</text:p>
          </table:table-cell>
          <table:table-cell table:style-name="ce50" office:value-type="float" office:value="4">
            <text:p>4</text:p>
          </table:table-cell>
          <table:table-cell table:style-name="ce22" table:formula="of:=VLOOKUP([.C112];[.$F$4:.$H$13];3)" office:value-type="float" office:value="3">
            <text:p>3</text:p>
          </table:table-cell>
          <table:table-cell table:number-columns-repeated="7"/>
        </table:table-row>
        <table:table-row table:style-name="ro2">
          <table:table-cell table:style-name="ce22" office:value-type="string">
            <text:p>86s</text:p>
          </table:table-cell>
          <table:table-cell table:style-name="ce46" office:value-type="float" office:value="0.4624">
            <text:p>0,46</text:p>
          </table:table-cell>
          <table:table-cell table:style-name="ce50" office:value-type="float" office:value="4">
            <text:p>4</text:p>
          </table:table-cell>
          <table:table-cell table:style-name="ce22" table:formula="of:=VLOOKUP([.C113];[.$F$4:.$H$13];3)" office:value-type="float" office:value="3">
            <text:p>3</text:p>
          </table:table-cell>
          <table:table-cell table:number-columns-repeated="7"/>
        </table:table-row>
        <table:table-row table:style-name="ro2">
          <table:table-cell table:style-name="ce22" office:value-type="string">
            <text:p>J4o</text:p>
          </table:table-cell>
          <table:table-cell table:style-name="ce46" office:value-type="float" office:value="0.4619">
            <text:p>0,46</text:p>
          </table:table-cell>
          <table:table-cell table:style-name="ce50" office:value-type="float" office:value="4">
            <text:p>4</text:p>
          </table:table-cell>
          <table:table-cell table:style-name="ce22" table:formula="of:=VLOOKUP([.C114];[.$F$4:.$H$13];3)" office:value-type="float" office:value="3">
            <text:p>3</text:p>
          </table:table-cell>
          <table:table-cell table:number-columns-repeated="7"/>
        </table:table-row>
        <table:table-row table:style-name="ro2">
          <table:table-cell table:style-name="ce22" office:value-type="string">
            <text:p>T6o</text:p>
          </table:table-cell>
          <table:table-cell table:style-name="ce46" office:value-type="float" office:value="0.4609">
            <text:p>0,46</text:p>
          </table:table-cell>
          <table:table-cell table:style-name="ce50" office:value-type="float" office:value="4">
            <text:p>4</text:p>
          </table:table-cell>
          <table:table-cell table:style-name="ce22" table:formula="of:=VLOOKUP([.C115];[.$F$4:.$H$13];3)" office:value-type="float" office:value="3">
            <text:p>3</text:p>
          </table:table-cell>
          <table:table-cell table:number-columns-repeated="7"/>
        </table:table-row>
        <table:table-row table:style-name="ro2">
          <table:table-cell table:style-name="ce22" office:value-type="string">
            <text:p>95s</text:p>
          </table:table-cell>
          <table:table-cell table:style-name="ce46" office:value-type="float" office:value="0.4572">
            <text:p>0,46</text:p>
          </table:table-cell>
          <table:table-cell table:style-name="ce50" office:value-type="float" office:value="4">
            <text:p>4</text:p>
          </table:table-cell>
          <table:table-cell table:style-name="ce22" table:formula="of:=VLOOKUP([.C116];[.$F$4:.$H$13];3)" office:value-type="float" office:value="3">
            <text:p>3</text:p>
          </table:table-cell>
          <table:table-cell table:number-columns-repeated="7"/>
        </table:table-row>
        <table:table-row table:style-name="ro2">
          <table:table-cell table:style-name="ce22" office:value-type="string">
            <text:p>T3s</text:p>
          </table:table-cell>
          <table:table-cell table:style-name="ce46" office:value-type="float" office:value="0.4569">
            <text:p>0,46</text:p>
          </table:table-cell>
          <table:table-cell table:style-name="ce50" office:value-type="float" office:value="4">
            <text:p>4</text:p>
          </table:table-cell>
          <table:table-cell table:style-name="ce22" table:formula="of:=VLOOKUP([.C117];[.$F$4:.$H$13];3)" office:value-type="float" office:value="3">
            <text:p>3</text:p>
          </table:table-cell>
          <table:table-cell table:number-columns-repeated="7"/>
        </table:table-row>
        <table:table-row table:style-name="ro2">
          <table:table-cell table:style-name="ce25" office:value-type="string">
            <text:p>76s</text:p>
          </table:table-cell>
          <table:table-cell table:style-name="ce59" office:value-type="float" office:value="0.4537">
            <text:p>0,45</text:p>
          </table:table-cell>
          <table:table-cell table:style-name="ce51" office:value-type="float" office:value="1">
            <text:p>1</text:p>
          </table:table-cell>
          <table:table-cell table:formula="of:=VLOOKUP([.C118];[.$F$4:.$H$13];3)" office:value-type="float" office:value="2">
            <text:p>2</text:p>
          </table:table-cell>
          <table:table-cell table:number-columns-repeated="7"/>
        </table:table-row>
        <table:table-row table:style-name="ro2">
          <table:table-cell table:style-name="ce25" office:value-type="string">
            <text:p>J3o</text:p>
          </table:table-cell>
          <table:table-cell table:style-name="ce59" office:value-type="float" office:value="0.4528">
            <text:p>0,45</text:p>
          </table:table-cell>
          <table:table-cell table:style-name="ce51" office:value-type="float" office:value="1">
            <text:p>1</text:p>
          </table:table-cell>
          <table:table-cell table:formula="of:=VLOOKUP([.C119];[.$F$4:.$H$13];3)" office:value-type="float" office:value="2">
            <text:p>2</text:p>
          </table:table-cell>
          <table:table-cell table:number-columns-repeated="7"/>
        </table:table-row>
        <table:table-row table:style-name="ro2">
          <table:table-cell table:style-name="ce25" office:value-type="string">
            <text:p>87o</text:p>
          </table:table-cell>
          <table:table-cell table:style-name="ce59" office:value-type="float" office:value="0.4505">
            <text:p>0,45</text:p>
          </table:table-cell>
          <table:table-cell table:style-name="ce51" office:value-type="float" office:value="1">
            <text:p>1</text:p>
          </table:table-cell>
          <table:table-cell table:formula="of:=VLOOKUP([.C120];[.$F$4:.$H$13];3)" office:value-type="float" office:value="2">
            <text:p>2</text:p>
          </table:table-cell>
          <table:table-cell table:number-columns-repeated="7"/>
        </table:table-row>
        <table:table-row table:style-name="ro2">
          <table:table-cell table:style-name="ce25" office:value-type="string">
            <text:p>T2s</text:p>
          </table:table-cell>
          <table:table-cell table:style-name="ce59" office:value-type="float" office:value="0.4484">
            <text:p>0,45</text:p>
          </table:table-cell>
          <table:table-cell table:style-name="ce51" office:value-type="float" office:value="1">
            <text:p>1</text:p>
          </table:table-cell>
          <table:table-cell table:formula="of:=VLOOKUP([.C121];[.$F$4:.$H$13];3)" office:value-type="float" office:value="2">
            <text:p>2</text:p>
          </table:table-cell>
          <table:table-cell table:number-columns-repeated="7"/>
        </table:table-row>
        <table:table-row table:style-name="ro2">
          <table:table-cell table:style-name="ce25" office:value-type="string">
            <text:p>85s</text:p>
          </table:table-cell>
          <table:table-cell table:style-name="ce59" office:value-type="float" office:value="0.4454">
            <text:p>0,45</text:p>
          </table:table-cell>
          <table:table-cell table:style-name="ce51" office:value-type="float" office:value="1">
            <text:p>1</text:p>
          </table:table-cell>
          <table:table-cell table:formula="of:=VLOOKUP([.C122];[.$F$4:.$H$13];3)" office:value-type="float" office:value="2">
            <text:p>2</text:p>
          </table:table-cell>
          <table:table-cell table:number-columns-repeated="7"/>
        </table:table-row>
        <table:table-row table:style-name="ro2">
          <table:table-cell table:style-name="ce25" office:value-type="string">
            <text:p>96o</text:p>
          </table:table-cell>
          <table:table-cell table:style-name="ce59" office:value-type="float" office:value="0.4449">
            <text:p>0,44</text:p>
          </table:table-cell>
          <table:table-cell table:style-name="ce51" office:value-type="float" office:value="1">
            <text:p>1</text:p>
          </table:table-cell>
          <table:table-cell table:formula="of:=VLOOKUP([.C123];[.$F$4:.$H$13];3)" office:value-type="float" office:value="2">
            <text:p>2</text:p>
          </table:table-cell>
          <table:table-cell table:number-columns-repeated="7"/>
        </table:table-row>
        <table:table-row table:style-name="ro2">
          <table:table-cell table:style-name="ce25" office:value-type="string">
            <text:p>J2o</text:p>
          </table:table-cell>
          <table:table-cell table:style-name="ce59" office:value-type="float" office:value="0.4435">
            <text:p>0,44</text:p>
          </table:table-cell>
          <table:table-cell table:style-name="ce51" office:value-type="float" office:value="1">
            <text:p>1</text:p>
          </table:table-cell>
          <table:table-cell table:formula="of:=VLOOKUP([.C124];[.$F$4:.$H$13];3)" office:value-type="float" office:value="2">
            <text:p>2</text:p>
          </table:table-cell>
          <table:table-cell table:number-columns-repeated="7"/>
        </table:table-row>
        <table:table-row table:style-name="ro2">
          <table:table-cell table:style-name="ce25" office:value-type="string">
            <text:p>T5o</text:p>
          </table:table-cell>
          <table:table-cell table:style-name="ce59" office:value-type="float" office:value="0.4425">
            <text:p>0,44</text:p>
          </table:table-cell>
          <table:table-cell table:style-name="ce51" office:value-type="float" office:value="1">
            <text:p>1</text:p>
          </table:table-cell>
          <table:table-cell table:formula="of:=VLOOKUP([.C125];[.$F$4:.$H$13];3)" office:value-type="float" office:value="2">
            <text:p>2</text:p>
          </table:table-cell>
          <table:table-cell table:number-columns-repeated="7"/>
        </table:table-row>
        <table:table-row table:style-name="ro2">
          <table:table-cell table:style-name="ce25" office:value-type="string">
            <text:p>94s</text:p>
          </table:table-cell>
          <table:table-cell table:style-name="ce59" office:value-type="float" office:value="0.4386">
            <text:p>0,44</text:p>
          </table:table-cell>
          <table:table-cell table:style-name="ce51" office:value-type="float" office:value="1">
            <text:p>1</text:p>
          </table:table-cell>
          <table:table-cell table:formula="of:=VLOOKUP([.C126];[.$F$4:.$H$13];3)" office:value-type="float" office:value="2">
            <text:p>2</text:p>
          </table:table-cell>
          <table:table-cell table:number-columns-repeated="7"/>
        </table:table-row>
        <table:table-row table:style-name="ro2">
          <table:table-cell table:style-name="ce25" office:value-type="string">
            <text:p>75s</text:p>
          </table:table-cell>
          <table:table-cell table:style-name="ce59" office:value-type="float" office:value="0.4368">
            <text:p>0,44</text:p>
          </table:table-cell>
          <table:table-cell table:style-name="ce51" office:value-type="float" office:value="1">
            <text:p>1</text:p>
          </table:table-cell>
          <table:table-cell table:formula="of:=VLOOKUP([.C127];[.$F$4:.$H$13];3)" office:value-type="float" office:value="2">
            <text:p>2</text:p>
          </table:table-cell>
          <table:table-cell table:number-columns-repeated="7"/>
        </table:table-row>
        <table:table-row table:style-name="ro2">
          <table:table-cell table:style-name="ce25" office:value-type="string">
            <text:p>T4o</text:p>
          </table:table-cell>
          <table:table-cell table:style-name="ce59" office:value-type="float" office:value="0.435">
            <text:p>0,44</text:p>
          </table:table-cell>
          <table:table-cell table:style-name="ce51" office:value-type="float" office:value="1">
            <text:p>1</text:p>
          </table:table-cell>
          <table:table-cell table:formula="of:=VLOOKUP([.C128];[.$F$4:.$H$13];3)" office:value-type="float" office:value="2">
            <text:p>2</text:p>
          </table:table-cell>
          <table:table-cell table:number-columns-repeated="7"/>
        </table:table-row>
        <table:table-row table:style-name="ro2">
          <table:table-cell table:style-name="ce25" office:value-type="string">
            <text:p>93s</text:p>
          </table:table-cell>
          <table:table-cell table:style-name="ce59" office:value-type="float" office:value="0.4326">
            <text:p>0,43</text:p>
          </table:table-cell>
          <table:table-cell table:style-name="ce51" office:value-type="float" office:value="1">
            <text:p>1</text:p>
          </table:table-cell>
          <table:table-cell table:formula="of:=VLOOKUP([.C129];[.$F$4:.$H$13];3)" office:value-type="float" office:value="2">
            <text:p>2</text:p>
          </table:table-cell>
          <table:table-cell table:number-columns-repeated="7"/>
        </table:table-row>
        <table:table-row table:style-name="ro2">
          <table:table-cell table:style-name="ce25" office:value-type="string">
            <text:p>86o</text:p>
          </table:table-cell>
          <table:table-cell table:style-name="ce59" office:value-type="float" office:value="0.4324">
            <text:p>0,43</text:p>
          </table:table-cell>
          <table:table-cell table:style-name="ce51" office:value-type="float" office:value="1">
            <text:p>1</text:p>
          </table:table-cell>
          <table:table-cell table:formula="of:=VLOOKUP([.C130];[.$F$4:.$H$13];3)" office:value-type="float" office:value="2">
            <text:p>2</text:p>
          </table:table-cell>
          <table:table-cell table:number-columns-repeated="7"/>
        </table:table-row>
        <table:table-row table:style-name="ro2">
          <table:table-cell table:style-name="ce25" office:value-type="string">
            <text:p>65s</text:p>
          </table:table-cell>
          <table:table-cell table:style-name="ce59" office:value-type="float" office:value="0.4313">
            <text:p>0,43</text:p>
          </table:table-cell>
          <table:table-cell table:style-name="ce51" office:value-type="float" office:value="1">
            <text:p>1</text:p>
          </table:table-cell>
          <table:table-cell table:formula="of:=VLOOKUP([.C131];[.$F$4:.$H$13];3)" office:value-type="float" office:value="2">
            <text:p>2</text:p>
          </table:table-cell>
          <table:table-cell table:number-columns-repeated="7"/>
        </table:table-row>
        <table:table-row table:style-name="ro2">
          <table:table-cell table:style-name="ce25" office:value-type="string">
            <text:p>84s</text:p>
          </table:table-cell>
          <table:table-cell table:style-name="ce59" office:value-type="float" office:value="0.427">
            <text:p>0,43</text:p>
          </table:table-cell>
          <table:table-cell table:style-name="ce51" office:value-type="float" office:value="1">
            <text:p>1</text:p>
          </table:table-cell>
          <table:table-cell table:formula="of:=VLOOKUP([.C132];[.$F$4:.$H$13];3)" office:value-type="float" office:value="2">
            <text:p>2</text:p>
          </table:table-cell>
          <table:table-cell table:number-columns-repeated="7"/>
        </table:table-row>
        <table:table-row table:style-name="ro2">
          <table:table-cell table:style-name="ce25" office:value-type="string">
            <text:p>95o</text:p>
          </table:table-cell>
          <table:table-cell table:style-name="ce59" office:value-type="float" office:value="0.4267">
            <text:p>0,43</text:p>
          </table:table-cell>
          <table:table-cell table:style-name="ce51" office:value-type="float" office:value="1">
            <text:p>1</text:p>
          </table:table-cell>
          <table:table-cell table:formula="of:=VLOOKUP([.C133];[.$F$4:.$H$13];3)" office:value-type="float" office:value="2">
            <text:p>2</text:p>
          </table:table-cell>
          <table:table-cell table:number-columns-repeated="7"/>
        </table:table-row>
        <table:table-row table:style-name="ro2">
          <table:table-cell table:style-name="ce25" office:value-type="string">
            <text:p>T3o</text:p>
          </table:table-cell>
          <table:table-cell table:style-name="ce59" office:value-type="float" office:value="0.4259">
            <text:p>0,43</text:p>
          </table:table-cell>
          <table:table-cell table:style-name="ce51" office:value-type="float" office:value="1">
            <text:p>1</text:p>
          </table:table-cell>
          <table:table-cell table:formula="of:=VLOOKUP([.C134];[.$F$4:.$H$13];3)" office:value-type="float" office:value="2">
            <text:p>2</text:p>
          </table:table-cell>
          <table:table-cell table:number-columns-repeated="7"/>
        </table:table-row>
        <table:table-row table:style-name="ro2">
          <table:table-cell table:style-name="ce25" office:value-type="string">
            <text:p>92s</text:p>
          </table:table-cell>
          <table:table-cell table:style-name="ce59" office:value-type="float" office:value="0.4242">
            <text:p>0,42</text:p>
          </table:table-cell>
          <table:table-cell table:style-name="ce51" office:value-type="float" office:value="1">
            <text:p>1</text:p>
          </table:table-cell>
          <table:table-cell table:formula="of:=VLOOKUP([.C135];[.$F$4:.$H$13];3)" office:value-type="float" office:value="2">
            <text:p>2</text:p>
          </table:table-cell>
          <table:table-cell table:number-columns-repeated="7"/>
        </table:table-row>
        <table:table-row table:style-name="ro2">
          <table:table-cell table:style-name="ce25" office:value-type="string">
            <text:p>76o</text:p>
          </table:table-cell>
          <table:table-cell table:style-name="ce59" office:value-type="float" office:value="0.4232">
            <text:p>0,42</text:p>
          </table:table-cell>
          <table:table-cell table:style-name="ce51" office:value-type="float" office:value="1">
            <text:p>1</text:p>
          </table:table-cell>
          <table:table-cell table:formula="of:=VLOOKUP([.C136];[.$F$4:.$H$13];3)" office:value-type="float" office:value="2">
            <text:p>2</text:p>
          </table:table-cell>
          <table:table-cell table:number-columns-repeated="7"/>
        </table:table-row>
        <table:table-row table:style-name="ro2">
          <table:table-cell table:style-name="ce25" office:value-type="string">
            <text:p>74s</text:p>
          </table:table-cell>
          <table:table-cell table:style-name="ce59" office:value-type="float" office:value="0.4185">
            <text:p>0,42</text:p>
          </table:table-cell>
          <table:table-cell table:style-name="ce51" office:value-type="float" office:value="1">
            <text:p>1</text:p>
          </table:table-cell>
          <table:table-cell table:formula="of:=VLOOKUP([.C137];[.$F$4:.$H$13];3)" office:value-type="float" office:value="2">
            <text:p>2</text:p>
          </table:table-cell>
          <table:table-cell table:number-columns-repeated="7"/>
        </table:table-row>
        <table:table-row table:style-name="ro2">
          <table:table-cell table:style-name="ce25" office:value-type="string">
            <text:p>T2o</text:p>
          </table:table-cell>
          <table:table-cell table:style-name="ce59" office:value-type="float" office:value="0.4167">
            <text:p>0,42</text:p>
          </table:table-cell>
          <table:table-cell table:style-name="ce51" office:value-type="float" office:value="1">
            <text:p>1</text:p>
          </table:table-cell>
          <table:table-cell table:formula="of:=VLOOKUP([.C138];[.$F$4:.$H$13];3)" office:value-type="float" office:value="2">
            <text:p>2</text:p>
          </table:table-cell>
          <table:table-cell table:number-columns-repeated="7"/>
        </table:table-row>
        <table:table-row table:style-name="ro2">
          <table:table-cell table:style-name="ce22" office:value-type="string">
            <text:p>54s</text:p>
          </table:table-cell>
          <table:table-cell table:style-name="ce46" office:value-type="float" office:value="0.4145">
            <text:p>0,41</text:p>
          </table:table-cell>
          <table:table-cell table:style-name="ce50" office:value-type="float" office:value="2">
            <text:p>2</text:p>
          </table:table-cell>
          <table:table-cell table:style-name="ce22" table:formula="of:=VLOOKUP([.C139];[.$F$4:.$H$13];3)" office:value-type="float" office:value="1">
            <text:p>1</text:p>
          </table:table-cell>
          <table:table-cell table:number-columns-repeated="7"/>
        </table:table-row>
        <table:table-row table:style-name="ro2">
          <table:table-cell table:style-name="ce22" office:value-type="string">
            <text:p>85o</text:p>
          </table:table-cell>
          <table:table-cell table:style-name="ce46" office:value-type="float" office:value="0.4143">
            <text:p>0,41</text:p>
          </table:table-cell>
          <table:table-cell table:style-name="ce50" office:value-type="float" office:value="2">
            <text:p>2</text:p>
          </table:table-cell>
          <table:table-cell table:style-name="ce22" table:formula="of:=VLOOKUP([.C140];[.$F$4:.$H$13];3)" office:value-type="float" office:value="1">
            <text:p>1</text:p>
          </table:table-cell>
          <table:table-cell table:number-columns-repeated="7"/>
        </table:table-row>
        <table:table-row table:style-name="ro2">
          <table:table-cell table:style-name="ce22" office:value-type="string">
            <text:p>64s</text:p>
          </table:table-cell>
          <table:table-cell table:style-name="ce46" office:value-type="float" office:value="0.4133">
            <text:p>0,41</text:p>
          </table:table-cell>
          <table:table-cell table:style-name="ce50" office:value-type="float" office:value="2">
            <text:p>2</text:p>
          </table:table-cell>
          <table:table-cell table:style-name="ce22" table:formula="of:=VLOOKUP([.C141];[.$F$4:.$H$13];3)" office:value-type="float" office:value="1">
            <text:p>1</text:p>
          </table:table-cell>
          <table:table-cell table:number-columns-repeated="7"/>
        </table:table-row>
        <table:table-row table:style-name="ro2">
          <table:table-cell table:style-name="ce22" office:value-type="string">
            <text:p>83s</text:p>
          </table:table-cell>
          <table:table-cell table:style-name="ce46" office:value-type="float" office:value="0.4087">
            <text:p>0,41</text:p>
          </table:table-cell>
          <table:table-cell table:style-name="ce50" office:value-type="float" office:value="2">
            <text:p>2</text:p>
          </table:table-cell>
          <table:table-cell table:style-name="ce22" table:formula="of:=VLOOKUP([.C142];[.$F$4:.$H$13];3)" office:value-type="float" office:value="1">
            <text:p>1</text:p>
          </table:table-cell>
          <table:table-cell table:number-columns-repeated="7"/>
        </table:table-row>
        <table:table-row table:style-name="ro2">
          <table:table-cell table:style-name="ce22" office:value-type="string">
            <text:p>94o</text:p>
          </table:table-cell>
          <table:table-cell table:style-name="ce46" office:value-type="float" office:value="0.4067">
            <text:p>0,41</text:p>
          </table:table-cell>
          <table:table-cell table:style-name="ce50" office:value-type="float" office:value="2">
            <text:p>2</text:p>
          </table:table-cell>
          <table:table-cell table:style-name="ce22" table:formula="of:=VLOOKUP([.C143];[.$F$4:.$H$13];3)" office:value-type="float" office:value="1">
            <text:p>1</text:p>
          </table:table-cell>
          <table:table-cell table:number-columns-repeated="7"/>
        </table:table-row>
        <table:table-row table:style-name="ro2">
          <table:table-cell table:style-name="ce22" office:value-type="string">
            <text:p>75o</text:p>
          </table:table-cell>
          <table:table-cell table:style-name="ce46" office:value-type="float" office:value="0.4051">
            <text:p>0,41</text:p>
          </table:table-cell>
          <table:table-cell table:style-name="ce50" office:value-type="float" office:value="2">
            <text:p>2</text:p>
          </table:table-cell>
          <table:table-cell table:style-name="ce22" table:formula="of:=VLOOKUP([.C144];[.$F$4:.$H$13];3)" office:value-type="float" office:value="1">
            <text:p>1</text:p>
          </table:table-cell>
          <table:table-cell table:number-columns-repeated="7"/>
        </table:table-row>
        <table:table-row table:style-name="ro2">
          <table:table-cell table:style-name="ce22" office:value-type="string">
            <text:p>82s</text:p>
          </table:table-cell>
          <table:table-cell table:style-name="ce46" office:value-type="float" office:value="0.4027">
            <text:p>0,40</text:p>
          </table:table-cell>
          <table:table-cell table:style-name="ce50" office:value-type="float" office:value="2">
            <text:p>2</text:p>
          </table:table-cell>
          <table:table-cell table:style-name="ce22" table:formula="of:=VLOOKUP([.C145];[.$F$4:.$H$13];3)" office:value-type="float" office:value="1">
            <text:p>1</text:p>
          </table:table-cell>
          <table:table-cell table:number-columns-repeated="7"/>
        </table:table-row>
        <table:table-row table:style-name="ro2">
          <table:table-cell table:style-name="ce22" office:value-type="string">
            <text:p>73s</text:p>
          </table:table-cell>
          <table:table-cell table:style-name="ce46" office:value-type="float" office:value="0.4004">
            <text:p>0,40</text:p>
          </table:table-cell>
          <table:table-cell table:style-name="ce50" office:value-type="float" office:value="2">
            <text:p>2</text:p>
          </table:table-cell>
          <table:table-cell table:style-name="ce22" table:formula="of:=VLOOKUP([.C146];[.$F$4:.$H$13];3)" office:value-type="float" office:value="1">
            <text:p>1</text:p>
          </table:table-cell>
          <table:table-cell table:number-columns-repeated="7"/>
        </table:table-row>
        <table:table-row table:style-name="ro2">
          <table:table-cell table:style-name="ce22" office:value-type="string">
            <text:p>93o</text:p>
          </table:table-cell>
          <table:table-cell table:style-name="ce46" office:value-type="float" office:value="0.4002">
            <text:p>0,40</text:p>
          </table:table-cell>
          <table:table-cell table:style-name="ce50" office:value-type="float" office:value="2">
            <text:p>2</text:p>
          </table:table-cell>
          <table:table-cell table:style-name="ce22" table:formula="of:=VLOOKUP([.C147];[.$F$4:.$H$13];3)" office:value-type="float" office:value="1">
            <text:p>1</text:p>
          </table:table-cell>
          <table:table-cell table:number-columns-repeated="7"/>
        </table:table-row>
        <table:table-row table:style-name="ro2">
          <table:table-cell table:style-name="ce22" office:value-type="string">
            <text:p>65o</text:p>
          </table:table-cell>
          <table:table-cell table:style-name="ce46" office:value-type="float" office:value="0.3994">
            <text:p>0,40</text:p>
          </table:table-cell>
          <table:table-cell table:style-name="ce50" office:value-type="float" office:value="2">
            <text:p>2</text:p>
          </table:table-cell>
          <table:table-cell table:style-name="ce22" table:formula="of:=VLOOKUP([.C148];[.$F$4:.$H$13];3)" office:value-type="float" office:value="1">
            <text:p>1</text:p>
          </table:table-cell>
          <table:table-cell table:number-columns-repeated="7"/>
        </table:table-row>
        <table:table-row table:style-name="ro2">
          <table:table-cell table:style-name="ce22" office:value-type="string">
            <text:p>53s</text:p>
          </table:table-cell>
          <table:table-cell table:style-name="ce46" office:value-type="float" office:value="0.3969">
            <text:p>0,40</text:p>
          </table:table-cell>
          <table:table-cell table:style-name="ce50" office:value-type="float" office:value="2">
            <text:p>2</text:p>
          </table:table-cell>
          <table:table-cell table:style-name="ce22" table:formula="of:=VLOOKUP([.C149];[.$F$4:.$H$13];3)" office:value-type="float" office:value="1">
            <text:p>1</text:p>
          </table:table-cell>
          <table:table-cell table:number-columns-repeated="7"/>
        </table:table-row>
        <table:table-row table:style-name="ro2">
          <table:table-cell table:style-name="ce22" office:value-type="string">
            <text:p>63s</text:p>
          </table:table-cell>
          <table:table-cell table:style-name="ce46" office:value-type="float" office:value="0.3953">
            <text:p>0,40</text:p>
          </table:table-cell>
          <table:table-cell table:style-name="ce50" office:value-type="float" office:value="2">
            <text:p>2</text:p>
          </table:table-cell>
          <table:table-cell table:style-name="ce22" table:formula="of:=VLOOKUP([.C150];[.$F$4:.$H$13];3)" office:value-type="float" office:value="1">
            <text:p>1</text:p>
          </table:table-cell>
          <table:table-cell table:number-columns-repeated="7"/>
        </table:table-row>
        <table:table-row table:style-name="ro2">
          <table:table-cell table:style-name="ce22" office:value-type="string">
            <text:p>84o</text:p>
          </table:table-cell>
          <table:table-cell table:style-name="ce46" office:value-type="float" office:value="0.3945">
            <text:p>0,39</text:p>
          </table:table-cell>
          <table:table-cell table:style-name="ce50" office:value-type="float" office:value="2">
            <text:p>2</text:p>
          </table:table-cell>
          <table:table-cell table:style-name="ce22" table:formula="of:=VLOOKUP([.C151];[.$F$4:.$H$13];3)" office:value-type="float" office:value="1">
            <text:p>1</text:p>
          </table:table-cell>
          <table:table-cell table:number-columns-repeated="7"/>
        </table:table-row>
        <table:table-row table:style-name="ro2">
          <table:table-cell table:style-name="ce22" office:value-type="string">
            <text:p>92o</text:p>
          </table:table-cell>
          <table:table-cell table:style-name="ce46" office:value-type="float" office:value="0.391">
            <text:p>0,39</text:p>
          </table:table-cell>
          <table:table-cell table:style-name="ce50" office:value-type="float" office:value="2">
            <text:p>2</text:p>
          </table:table-cell>
          <table:table-cell table:style-name="ce22" table:formula="of:=VLOOKUP([.C152];[.$F$4:.$H$13];3)" office:value-type="float" office:value="1">
            <text:p>1</text:p>
          </table:table-cell>
          <table:table-cell table:number-columns-repeated="7"/>
        </table:table-row>
        <table:table-row table:style-name="ro2">
          <table:table-cell table:style-name="ce22" office:value-type="string">
            <text:p>43s</text:p>
          </table:table-cell>
          <table:table-cell table:style-name="ce46" office:value-type="float" office:value="0.3864">
            <text:p>0,39</text:p>
          </table:table-cell>
          <table:table-cell table:style-name="ce50" office:value-type="float" office:value="2">
            <text:p>2</text:p>
          </table:table-cell>
          <table:table-cell table:style-name="ce22" table:formula="of:=VLOOKUP([.C153];[.$F$4:.$H$13];3)" office:value-type="float" office:value="1">
            <text:p>1</text:p>
          </table:table-cell>
          <table:table-cell table:number-columns-repeated="7"/>
        </table:table-row>
        <table:table-row table:style-name="ro2">
          <table:table-cell table:style-name="ce22" office:value-type="string">
            <text:p>74o</text:p>
          </table:table-cell>
          <table:table-cell table:style-name="ce46" office:value-type="float" office:value="0.3855">
            <text:p>0,39</text:p>
          </table:table-cell>
          <table:table-cell table:style-name="ce50" office:value-type="float" office:value="2">
            <text:p>2</text:p>
          </table:table-cell>
          <table:table-cell table:style-name="ce22" table:formula="of:=VLOOKUP([.C154];[.$F$4:.$H$13];3)" office:value-type="float" office:value="1">
            <text:p>1</text:p>
          </table:table-cell>
          <table:table-cell table:number-columns-repeated="7"/>
        </table:table-row>
        <table:table-row table:style-name="ro2">
          <table:table-cell table:style-name="ce22" office:value-type="string">
            <text:p>72s</text:p>
          </table:table-cell>
          <table:table-cell table:style-name="ce46" office:value-type="float" office:value="0.3816">
            <text:p>0,38</text:p>
          </table:table-cell>
          <table:table-cell table:style-name="ce50" office:value-type="float" office:value="2">
            <text:p>2</text:p>
          </table:table-cell>
          <table:table-cell table:style-name="ce22" table:formula="of:=VLOOKUP([.C155];[.$F$4:.$H$13];3)" office:value-type="float" office:value="1">
            <text:p>1</text:p>
          </table:table-cell>
          <table:table-cell table:number-columns-repeated="7"/>
        </table:table-row>
        <table:table-row table:style-name="ro2">
          <table:table-cell table:style-name="ce22" office:value-type="string">
            <text:p>54o</text:p>
          </table:table-cell>
          <table:table-cell table:style-name="ce46" office:value-type="float" office:value="0.3816">
            <text:p>0,38</text:p>
          </table:table-cell>
          <table:table-cell table:style-name="ce50" office:value-type="float" office:value="2">
            <text:p>2</text:p>
          </table:table-cell>
          <table:table-cell table:style-name="ce22" table:formula="of:=VLOOKUP([.C156];[.$F$4:.$H$13];3)" office:value-type="float" office:value="1">
            <text:p>1</text:p>
          </table:table-cell>
          <table:table-cell table:number-columns-repeated="7"/>
        </table:table-row>
        <table:table-row table:style-name="ro2">
          <table:table-cell table:style-name="ce22" office:value-type="string">
            <text:p>64o</text:p>
          </table:table-cell>
          <table:table-cell table:style-name="ce46" office:value-type="float" office:value="0.3801">
            <text:p>0,38</text:p>
          </table:table-cell>
          <table:table-cell table:style-name="ce50" office:value-type="float" office:value="2">
            <text:p>2</text:p>
          </table:table-cell>
          <table:table-cell table:style-name="ce22" table:formula="of:=VLOOKUP([.C157];[.$F$4:.$H$13];3)" office:value-type="float" office:value="1">
            <text:p>1</text:p>
          </table:table-cell>
          <table:table-cell table:number-columns-repeated="7"/>
        </table:table-row>
        <table:table-row table:style-name="ro2">
          <table:table-cell table:style-name="ce22" office:value-type="string">
            <text:p>52s</text:p>
          </table:table-cell>
          <table:table-cell table:style-name="ce46" office:value-type="float" office:value="0.3785">
            <text:p>0,38</text:p>
          </table:table-cell>
          <table:table-cell table:style-name="ce50" office:value-type="float" office:value="2">
            <text:p>2</text:p>
          </table:table-cell>
          <table:table-cell table:style-name="ce22" table:formula="of:=VLOOKUP([.C158];[.$F$4:.$H$13];3)" office:value-type="float" office:value="1">
            <text:p>1</text:p>
          </table:table-cell>
          <table:table-cell table:number-columns-repeated="7"/>
        </table:table-row>
        <table:table-row table:style-name="ro2">
          <table:table-cell table:style-name="ce22" office:value-type="string">
            <text:p>62s</text:p>
          </table:table-cell>
          <table:table-cell table:style-name="ce46" office:value-type="float" office:value="0.3767">
            <text:p>0,38</text:p>
          </table:table-cell>
          <table:table-cell table:style-name="ce50" office:value-type="float" office:value="2">
            <text:p>2</text:p>
          </table:table-cell>
          <table:table-cell table:style-name="ce22" table:formula="of:=VLOOKUP([.C159];[.$F$4:.$H$13];3)" office:value-type="float" office:value="1">
            <text:p>1</text:p>
          </table:table-cell>
          <table:table-cell table:number-columns-repeated="7"/>
        </table:table-row>
        <table:table-row table:style-name="ro2">
          <table:table-cell table:style-name="ce25" office:value-type="string">
            <text:p>83o</text:p>
          </table:table-cell>
          <table:table-cell table:style-name="ce59" office:value-type="float" office:value="0.3748">
            <text:p>0,37</text:p>
          </table:table-cell>
          <table:table-cell table:style-name="ce51" office:value-type="float" office:value="0">
            <text:p>0</text:p>
          </table:table-cell>
          <table:table-cell table:formula="of:=VLOOKUP([.C160];[.$F$4:.$H$13];3)" office:value-type="float" office:value="0">
            <text:p>0</text:p>
          </table:table-cell>
          <table:table-cell table:number-columns-repeated="7"/>
        </table:table-row>
        <table:table-row table:style-name="ro2">
          <table:table-cell table:style-name="ce25" office:value-type="string">
            <text:p>82o</text:p>
          </table:table-cell>
          <table:table-cell table:style-name="ce59" office:value-type="float" office:value="0.3683">
            <text:p>0,37</text:p>
          </table:table-cell>
          <table:table-cell table:style-name="ce51" office:value-type="float" office:value="0">
            <text:p>0</text:p>
          </table:table-cell>
          <table:table-cell table:formula="of:=VLOOKUP([.C161];[.$F$4:.$H$13];3)" office:value-type="float" office:value="0">
            <text:p>0</text:p>
          </table:table-cell>
          <table:table-cell table:number-columns-repeated="7"/>
        </table:table-row>
        <table:table-row table:style-name="ro2">
          <table:table-cell table:style-name="ce25" office:value-type="string">
            <text:p>42s</text:p>
          </table:table-cell>
          <table:table-cell table:style-name="ce59" office:value-type="float" office:value="0.3683">
            <text:p>0,37</text:p>
          </table:table-cell>
          <table:table-cell table:style-name="ce51" office:value-type="float" office:value="0">
            <text:p>0</text:p>
          </table:table-cell>
          <table:table-cell table:formula="of:=VLOOKUP([.C162];[.$F$4:.$H$13];3)" office:value-type="float" office:value="0">
            <text:p>0</text:p>
          </table:table-cell>
          <table:table-cell table:number-columns-repeated="7"/>
        </table:table-row>
        <table:table-row table:style-name="ro2">
          <table:table-cell table:style-name="ce25" office:value-type="string">
            <text:p>73o</text:p>
          </table:table-cell>
          <table:table-cell table:style-name="ce59" office:value-type="float" office:value="0.366">
            <text:p>0,37</text:p>
          </table:table-cell>
          <table:table-cell table:style-name="ce51" office:value-type="float" office:value="0">
            <text:p>0</text:p>
          </table:table-cell>
          <table:table-cell table:formula="of:=VLOOKUP([.C163];[.$F$4:.$H$13];3)" office:value-type="float" office:value="0">
            <text:p>0</text:p>
          </table:table-cell>
          <table:table-cell table:number-columns-repeated="7"/>
        </table:table-row>
        <table:table-row table:style-name="ro2">
          <table:table-cell table:style-name="ce25" office:value-type="string">
            <text:p>53o</text:p>
          </table:table-cell>
          <table:table-cell table:style-name="ce59" office:value-type="float" office:value="0.3626">
            <text:p>0,36</text:p>
          </table:table-cell>
          <table:table-cell table:style-name="ce51" office:value-type="float" office:value="0">
            <text:p>0</text:p>
          </table:table-cell>
          <table:table-cell table:formula="of:=VLOOKUP([.C164];[.$F$4:.$H$13];3)" office:value-type="float" office:value="0">
            <text:p>0</text:p>
          </table:table-cell>
          <table:table-cell table:number-columns-repeated="7"/>
        </table:table-row>
        <table:table-row table:style-name="ro2">
          <table:table-cell table:style-name="ce25" office:value-type="string">
            <text:p>63o</text:p>
          </table:table-cell>
          <table:table-cell table:style-name="ce59" office:value-type="float" office:value="0.3608">
            <text:p>0,36</text:p>
          </table:table-cell>
          <table:table-cell table:style-name="ce51" office:value-type="float" office:value="0">
            <text:p>0</text:p>
          </table:table-cell>
          <table:table-cell table:formula="of:=VLOOKUP([.C165];[.$F$4:.$H$13];3)" office:value-type="float" office:value="0">
            <text:p>0</text:p>
          </table:table-cell>
          <table:table-cell table:number-columns-repeated="7"/>
        </table:table-row>
        <table:table-row table:style-name="ro2">
          <table:table-cell table:style-name="ce25" office:value-type="string">
            <text:p>32s</text:p>
          </table:table-cell>
          <table:table-cell table:style-name="ce59" office:value-type="float" office:value="0.3598">
            <text:p>0,36</text:p>
          </table:table-cell>
          <table:table-cell table:style-name="ce51" office:value-type="float" office:value="0">
            <text:p>0</text:p>
          </table:table-cell>
          <table:table-cell table:formula="of:=VLOOKUP([.C166];[.$F$4:.$H$13];3)" office:value-type="float" office:value="0">
            <text:p>0</text:p>
          </table:table-cell>
          <table:table-cell table:number-columns-repeated="7"/>
        </table:table-row>
        <table:table-row table:style-name="ro2">
          <table:table-cell table:style-name="ce25" office:value-type="string">
            <text:p>43o</text:p>
          </table:table-cell>
          <table:table-cell table:style-name="ce59" office:value-type="float" office:value="0.3515">
            <text:p>0,35</text:p>
          </table:table-cell>
          <table:table-cell table:style-name="ce51" office:value-type="float" office:value="0">
            <text:p>0</text:p>
          </table:table-cell>
          <table:table-cell table:formula="of:=VLOOKUP([.C167];[.$F$4:.$H$13];3)" office:value-type="float" office:value="0">
            <text:p>0</text:p>
          </table:table-cell>
          <table:table-cell table:number-columns-repeated="7"/>
        </table:table-row>
        <table:table-row table:style-name="ro2">
          <table:table-cell table:style-name="ce25" office:value-type="string">
            <text:p>72o</text:p>
          </table:table-cell>
          <table:table-cell table:style-name="ce59" office:value-type="float" office:value="0.3458">
            <text:p>0,35</text:p>
          </table:table-cell>
          <table:table-cell table:style-name="ce51" office:value-type="float" office:value="0">
            <text:p>0</text:p>
          </table:table-cell>
          <table:table-cell table:formula="of:=VLOOKUP([.C168];[.$F$4:.$H$13];3)" office:value-type="float" office:value="0">
            <text:p>0</text:p>
          </table:table-cell>
          <table:table-cell table:number-columns-repeated="7"/>
        </table:table-row>
        <table:table-row table:style-name="ro2">
          <table:table-cell table:style-name="ce25" office:value-type="string">
            <text:p>52o</text:p>
          </table:table-cell>
          <table:table-cell table:style-name="ce59" office:value-type="float" office:value="0.3428">
            <text:p>0,34</text:p>
          </table:table-cell>
          <table:table-cell table:style-name="ce51" office:value-type="float" office:value="0">
            <text:p>0</text:p>
          </table:table-cell>
          <table:table-cell table:formula="of:=VLOOKUP([.C169];[.$F$4:.$H$13];3)" office:value-type="float" office:value="0">
            <text:p>0</text:p>
          </table:table-cell>
          <table:table-cell table:number-columns-repeated="7"/>
        </table:table-row>
        <table:table-row table:style-name="ro2">
          <table:table-cell table:style-name="ce25" office:value-type="string">
            <text:p>62o</text:p>
          </table:table-cell>
          <table:table-cell table:style-name="ce59" office:value-type="float" office:value="0.3408">
            <text:p>0,34</text:p>
          </table:table-cell>
          <table:table-cell table:style-name="ce51" office:value-type="float" office:value="0">
            <text:p>0</text:p>
          </table:table-cell>
          <table:table-cell table:formula="of:=VLOOKUP([.C170];[.$F$4:.$H$13];3)" office:value-type="float" office:value="0">
            <text:p>0</text:p>
          </table:table-cell>
          <table:table-cell table:number-columns-repeated="7"/>
        </table:table-row>
        <table:table-row table:style-name="ro2">
          <table:table-cell table:style-name="ce25" office:value-type="string">
            <text:p>42o</text:p>
          </table:table-cell>
          <table:table-cell table:style-name="ce59" office:value-type="float" office:value="0.332">
            <text:p>0,33</text:p>
          </table:table-cell>
          <table:table-cell table:style-name="ce51" office:value-type="float" office:value="0">
            <text:p>0</text:p>
          </table:table-cell>
          <table:table-cell table:formula="of:=VLOOKUP([.C171];[.$F$4:.$H$13];3)" office:value-type="float" office:value="0">
            <text:p>0</text:p>
          </table:table-cell>
          <table:table-cell table:number-columns-repeated="7"/>
        </table:table-row>
        <table:table-row table:style-name="ro2">
          <table:table-cell table:style-name="ce25" office:value-type="string">
            <text:p>32o</text:p>
          </table:table-cell>
          <table:table-cell table:style-name="ce59" office:value-type="float" office:value="0.323">
            <text:p>0,32</text:p>
          </table:table-cell>
          <table:table-cell table:style-name="ce51" office:value-type="float" office:value="0">
            <text:p>0</text:p>
          </table:table-cell>
          <table:table-cell table:formula="of:=VLOOKUP([.C172];[.$F$4:.$H$13];3)" office:value-type="float" office:value="0">
            <text:p>0</text:p>
          </table:table-cell>
          <table:table-cell table:number-columns-repeated="7"/>
        </table:table-row>
        <table:table-row table:style-name="ro2" table:number-rows-repeated="65363">
          <table:table-cell table:number-columns-repeated="11"/>
        </table:table-row>
        <table:table-row table:style-name="ro2">
          <table:table-cell table:number-columns-repeated="11"/>
        </table:table-row>
      </table:table>
      <table:table table:name="10 hssd3 km" table:style-name="ta1" table:print="false">
        <table:table-column table:style-name="co20" table:default-cell-style-name="ce45"/>
        <table:table-column table:style-name="co62" table:default-cell-style-name="ce25"/>
        <table:table-column table:style-name="co63" table:default-cell-style-name="ce25"/>
        <table:table-column table:style-name="co53" table:default-cell-style-name="ce25"/>
        <table:table-column table:style-name="co18" table:default-cell-style-name="ce25"/>
        <table:table-column table:style-name="co19" table:default-cell-style-name="Default"/>
        <table:table-column table:style-name="co55" table:default-cell-style-name="Default"/>
        <table:table-column table:style-name="co64" table:default-cell-style-name="Default"/>
        <table:table-column table:style-name="co41" table:number-columns-repeated="2" table:default-cell-style-name="Default"/>
        <table:table-column table:style-name="co56" table:default-cell-style-name="Default"/>
        <table:table-column table:style-name="co57" table:default-cell-style-name="Default"/>
        <table:table-column table:style-name="co19" table:number-columns-repeated="2" table:default-cell-style-name="Default"/>
        <table:table-row table:style-name="ro2">
          <table:table-cell table:style-name="Default"/>
          <table:table-cell table:style-name="ce14" table:number-columns-repeated="2"/>
          <table:table-cell table:style-name="Default"/>
          <table:table-cell table:number-columns-repeated="10"/>
        </table:table-row>
        <table:table-row table:style-name="ro2">
          <table:table-cell table:style-name="Default" table:number-columns-repeated="4"/>
          <table:table-cell table:number-columns-repeated="2"/>
          <table:table-cell table:style-name="ce14" office:value-type="string">
            <text:p>k-means centers</text:p>
          </table:table-cell>
          <table:table-cell table:style-name="ce14" table:number-columns-repeated="3"/>
          <table:table-cell table:number-columns-repeated="4"/>
        </table:table-row>
        <table:table-row table:style-name="ro2">
          <table:table-cell table:style-name="ce47" office:value-type="string">
            <text:p>Pocket</text:p>
          </table:table-cell>
          <table:table-cell table:style-name="ce34" office:value-type="string">
            <text:p>HS</text:p>
          </table:table-cell>
          <table:table-cell table:style-name="ce34" office:value-type="string">
            <text:p>SD (on turn)</text:p>
          </table:table-cell>
          <table:table-cell table:style-name="ce34" office:value-type="string">
            <text:p>k-means cent.</text:p>
          </table:table-cell>
          <table:table-cell table:style-name="ce34" office:value-type="string">
            <text:p>bucket</text:p>
          </table:table-cell>
          <table:table-cell/>
          <table:table-cell table:style-name="ce14" office:value-type="string">
            <text:p>id</text:p>
          </table:table-cell>
          <table:table-cell table:style-name="ce14" office:value-type="string">
            <text:p>HS</text:p>
          </table:table-cell>
          <table:table-cell table:style-name="ce14" office:value-type="string">
            <text:p>SD</text:p>
          </table:table-cell>
          <table:table-cell table:style-name="ce14" office:value-type="string">
            <text:p>bucket</text:p>
          </table:table-cell>
          <table:table-cell/>
          <table:table-cell table:style-name="ce14" office:value-type="string">
            <text:p>Bucket</text:p>
          </table:table-cell>
          <table:table-cell table:style-name="ce14" office:value-type="string">
            <text:p>Cards</text:p>
          </table:table-cell>
          <table:table-cell table:style-name="ce61" office:value-type="string">
            <text:p>Not ready yet</text:p>
          </table:table-cell>
        </table:table-row>
        <table:table-row table:style-name="ro2">
          <table:table-cell table:style-name="ce43" office:value-type="string">
            <text:p>AA </text:p>
          </table:table-cell>
          <table:table-cell table:style-name="ce43" office:value-type="float" office:value="0.852">
            <text:p>0,85</text:p>
          </table:table-cell>
          <table:table-cell table:style-name="ce43" office:value-type="float" office:value="0.106">
            <text:p>0,11</text:p>
          </table:table-cell>
          <table:table-cell table:style-name="ce43" office:value-type="float" office:value="9">
            <text:p>9</text:p>
          </table:table-cell>
          <table:table-cell table:style-name="ce22" table:formula="of:=VLOOKUP([.D4];[.$G$4:.$J$13];4)" office:value-type="float" office:value="9">
            <text:p>9</text:p>
          </table:table-cell>
          <table:table-cell/>
          <table:table-cell table:style-name="ce44" office:value-type="float" office:value="0">
            <text:p>0</text:p>
          </table:table-cell>
          <table:table-cell table:style-name="ce44" office:value-type="float" office:value="0.4102">
            <text:p>0,41</text:p>
          </table:table-cell>
          <table:table-cell table:style-name="ce44" office:value-type="float" office:value="0.32034">
            <text:p>0,32</text:p>
          </table:table-cell>
          <table:table-cell office:value-type="float" office:value="1">
            <text:p>1</text:p>
          </table:table-cell>
          <table:table-cell/>
          <table:table-cell office:value-type="float" office:value="7">
            <text:p>7</text:p>
          </table:table-cell>
          <table:table-cell table:formula="of:=STRJOIN([.A4:.A7]; &quot; &quot;)" office:value-type="string" office:string-value="AA  KK  QQ  JJ ">
            <text:p>AA <text:s/>KK <text:s/>QQ <text:s/>JJ </text:p>
          </table:table-cell>
          <table:table-cell/>
        </table:table-row>
        <table:table-row table:style-name="ro2">
          <table:table-cell table:style-name="ce43" office:value-type="string">
            <text:p>KK </text:p>
          </table:table-cell>
          <table:table-cell table:style-name="ce43" office:value-type="float" office:value="0.824">
            <text:p>0,82</text:p>
          </table:table-cell>
          <table:table-cell table:style-name="ce43" office:value-type="float" office:value="0.1155">
            <text:p>0,12</text:p>
          </table:table-cell>
          <table:table-cell table:style-name="ce43" office:value-type="float" office:value="9">
            <text:p>9</text:p>
          </table:table-cell>
          <table:table-cell table:style-name="ce22" table:formula="of:=VLOOKUP([.D5];[.$G$4:.$J$13];4)" office:value-type="float" office:value="9">
            <text:p>9</text:p>
          </table:table-cell>
          <table:table-cell/>
          <table:table-cell table:style-name="ce44" office:value-type="float" office:value="1">
            <text:p>1</text:p>
          </table:table-cell>
          <table:table-cell table:style-name="ce44" office:value-type="float" office:value="0.451774">
            <text:p>0,45</text:p>
          </table:table-cell>
          <table:table-cell table:style-name="ce44" office:value-type="float" office:value="0.300433">
            <text:p>0,3</text:p>
          </table:table-cell>
          <table:table-cell office:value-type="float" office:value="2">
            <text:p>2</text:p>
          </table:table-cell>
          <table:table-cell/>
          <table:table-cell office:value-type="float" office:value="6">
            <text:p>6</text:p>
          </table:table-cell>
          <table:table-cell table:formula="of:=STRJOIN([.A8:.A11]; &quot; &quot;)" office:value-type="string" office:string-value="TT  99 88 77">
            <text:p>TT <text:s/>99 88 77</text:p>
          </table:table-cell>
          <table:table-cell/>
        </table:table-row>
        <table:table-row table:style-name="ro2">
          <table:table-cell table:style-name="ce43" office:value-type="string">
            <text:p>QQ </text:p>
          </table:table-cell>
          <table:table-cell table:style-name="ce43" office:value-type="float" office:value="0.7993">
            <text:p>0,8</text:p>
          </table:table-cell>
          <table:table-cell table:style-name="ce43" office:value-type="float" office:value="0.121">
            <text:p>0,12</text:p>
          </table:table-cell>
          <table:table-cell table:style-name="ce43" office:value-type="float" office:value="9">
            <text:p>9</text:p>
          </table:table-cell>
          <table:table-cell table:style-name="ce22" table:formula="of:=VLOOKUP([.D6];[.$G$4:.$J$13];4)" office:value-type="float" office:value="9">
            <text:p>9</text:p>
          </table:table-cell>
          <table:table-cell/>
          <table:table-cell table:style-name="ce44" office:value-type="float" office:value="2">
            <text:p>2</text:p>
          </table:table-cell>
          <table:table-cell table:style-name="ce44" office:value-type="float" office:value="0.363345">
            <text:p>0,36</text:p>
          </table:table-cell>
          <table:table-cell table:style-name="ce44" office:value-type="float" office:value="0.31793">
            <text:p>0,32</text:p>
          </table:table-cell>
          <table:table-cell office:value-type="float" office:value="0">
            <text:p>0</text:p>
          </table:table-cell>
          <table:table-cell/>
          <table:table-cell office:value-type="float" office:value="5">
            <text:p>5</text:p>
          </table:table-cell>
          <table:table-cell table:formula="of:=STRJOIN([.A12:.A33]; &quot; &quot;)" office:value-type="string" office:string-value="66 AKs AKo AQs AQo AJs AJo ATs ATo A9s A8s KQs KQo KJs KTs 55 44 A9o A8o A7s A7o A6s">
            <text:p>66 AKs AKo AQs AQo AJs AJo ATs ATo A9s A8s KQs KQo KJs KTs 55 44 A9o A8o A7s A7o A6s</text:p>
          </table:table-cell>
          <table:table-cell/>
        </table:table-row>
        <table:table-row table:style-name="ro2">
          <table:table-cell table:style-name="ce43" office:value-type="string">
            <text:p>JJ </text:p>
          </table:table-cell>
          <table:table-cell table:style-name="ce43" office:value-type="float" office:value="0.7747">
            <text:p>0,77</text:p>
          </table:table-cell>
          <table:table-cell table:style-name="ce43" office:value-type="float" office:value="0.1273">
            <text:p>0,13</text:p>
          </table:table-cell>
          <table:table-cell table:style-name="ce43" office:value-type="float" office:value="9">
            <text:p>9</text:p>
          </table:table-cell>
          <table:table-cell table:style-name="ce22" table:formula="of:=VLOOKUP([.D7];[.$G$4:.$J$13];4)" office:value-type="float" office:value="9">
            <text:p>9</text:p>
          </table:table-cell>
          <table:table-cell/>
          <table:table-cell table:style-name="ce44" office:value-type="float" office:value="3">
            <text:p>3</text:p>
          </table:table-cell>
          <table:table-cell table:style-name="ce44" office:value-type="float" office:value="0.567233">
            <text:p>0,57</text:p>
          </table:table-cell>
          <table:table-cell table:style-name="ce44" office:value-type="float" office:value="0.288342">
            <text:p>0,29</text:p>
          </table:table-cell>
          <table:table-cell office:value-type="float" office:value="5">
            <text:p>5</text:p>
          </table:table-cell>
          <table:table-cell/>
          <table:table-cell office:value-type="float" office:value="4">
            <text:p>4</text:p>
          </table:table-cell>
          <table:table-cell table:formula="of:=STRJOIN([.A34:.A63]; &quot; &quot;)" office:value-type="string" office:string-value="A6o A5s A5o A4s A4o A3s A2s KJo KTo K9s K9o K8s K7s K6s QJs QJo QTs QTo Q9s Q9o Q8s JTs JTo J9s J8s T9s 33 22 A3o A2o">
            <text:p>A6o A5s A5o A4s A4o A3s A2s KJo KTo K9s K9o K8s K7s K6s QJs QJo QTs QTo Q9s Q9o Q8s JTs JTo J9s J8s T9s 33 22 A3o A2o</text:p>
          </table:table-cell>
          <table:table-cell/>
        </table:table-row>
        <table:table-row table:style-name="ro2">
          <table:table-cell table:style-name="ce43" office:value-type="string">
            <text:p>TT </text:p>
          </table:table-cell>
          <table:table-cell table:style-name="ce43" office:value-type="float" office:value="0.7501">
            <text:p>0,75</text:p>
          </table:table-cell>
          <table:table-cell table:style-name="ce43" office:value-type="float" office:value="0.1347">
            <text:p>0,13</text:p>
          </table:table-cell>
          <table:table-cell table:style-name="ce43" office:value-type="float" office:value="9">
            <text:p>9</text:p>
          </table:table-cell>
          <table:table-cell table:style-name="ce22" table:formula="of:=VLOOKUP([.D8];[.$G$4:.$J$13];4)" office:value-type="float" office:value="9">
            <text:p>9</text:p>
          </table:table-cell>
          <table:table-cell/>
          <table:table-cell table:style-name="ce44" office:value-type="float" office:value="4">
            <text:p>4</text:p>
          </table:table-cell>
          <table:table-cell table:style-name="ce44" office:value-type="float" office:value="0.67685">
            <text:p>0,68</text:p>
          </table:table-cell>
          <table:table-cell table:style-name="ce44" office:value-type="float" office:value="0.17085">
            <text:p>0,17</text:p>
          </table:table-cell>
          <table:table-cell office:value-type="float" office:value="8">
            <text:p>8</text:p>
          </table:table-cell>
          <table:table-cell/>
          <table:table-cell office:value-type="float" office:value="3">
            <text:p>3</text:p>
          </table:table-cell>
          <table:table-cell table:formula="of:=STRJOIN([.A64:.A94]; &quot; &quot;)" office:value-type="string" office:string-value="K8o K7o K6o K5s K5o K4s K4o K3s K3o K2s K2o Q8o Q7s Q7o Q6s Q6o Q5s Q5o Q4s Q4o Q3s Q3o Q2s Q2o J9o J8o J7s J7o J6s J6o J5s">
            <text:p>K8o K7o K6o K5s K5o K4s K4o K3s K3o K2s K2o Q8o Q7s Q7o Q6s Q6o Q5s Q5o Q4s Q4o Q3s Q3o Q2s Q2o J9o J8o J7s J7o J6s J6o J5s</text:p>
          </table:table-cell>
          <table:table-cell/>
        </table:table-row>
        <table:table-row table:style-name="ro2">
          <table:table-cell table:style-name="ce60" office:value-type="string">
            <text:p>99</text:p>
          </table:table-cell>
          <table:table-cell table:style-name="ce60" office:value-type="float" office:value="0.7206">
            <text:p>0,72</text:p>
          </table:table-cell>
          <table:table-cell table:style-name="ce60" office:value-type="float" office:value="0.1491">
            <text:p>0,15</text:p>
          </table:table-cell>
          <table:table-cell table:style-name="ce44" office:value-type="float" office:value="4">
            <text:p>4</text:p>
          </table:table-cell>
          <table:table-cell table:formula="of:=VLOOKUP([.D9];[.$G$4:.$J$13];4)" office:value-type="float" office:value="8">
            <text:p>8</text:p>
          </table:table-cell>
          <table:table-cell/>
          <table:table-cell table:style-name="ce44" office:value-type="float" office:value="5">
            <text:p>5</text:p>
          </table:table-cell>
          <table:table-cell table:style-name="ce44" office:value-type="float" office:value="0.638007">
            <text:p>0,64</text:p>
          </table:table-cell>
          <table:table-cell table:style-name="ce44" office:value-type="float" office:value="0.247364">
            <text:p>0,25</text:p>
          </table:table-cell>
          <table:table-cell office:value-type="float" office:value="7">
            <text:p>7</text:p>
          </table:table-cell>
          <table:table-cell/>
          <table:table-cell office:value-type="float" office:value="2">
            <text:p>2</text:p>
          </table:table-cell>
          <table:table-cell table:formula="of:=STRJOIN([.A95:.A121]; &quot; &quot;)" office:value-type="string" office:string-value="J5o J4s J3s T9o T8s T8o T7s T7o T6s 98s 97s J4o J3o J2s J2o T6o T5s T5o T4s T4o T3s T3o T2s T2o 98o 97o 96s">
            <text:p>J5o J4s J3s T9o T8s T8o T7s T7o T6s 98s 97s J4o J3o J2s J2o T6o T5s T5o T4s T4o T3s T3o T2s T2o 98o 97o 96s</text:p>
          </table:table-cell>
          <table:table-cell/>
        </table:table-row>
        <table:table-row table:style-name="ro2">
          <table:table-cell table:style-name="ce60" office:value-type="string">
            <text:p>88</text:p>
          </table:table-cell>
          <table:table-cell table:style-name="ce60" office:value-type="float" office:value="0.6916">
            <text:p>0,69</text:p>
          </table:table-cell>
          <table:table-cell table:style-name="ce60" office:value-type="float" office:value="0.1636">
            <text:p>0,16</text:p>
          </table:table-cell>
          <table:table-cell table:style-name="ce44" office:value-type="float" office:value="4">
            <text:p>4</text:p>
          </table:table-cell>
          <table:table-cell table:formula="of:=VLOOKUP([.D10];[.$G$4:.$J$13];4)" office:value-type="float" office:value="8">
            <text:p>8</text:p>
          </table:table-cell>
          <table:table-cell/>
          <table:table-cell table:style-name="ce44" office:value-type="float" office:value="6">
            <text:p>6</text:p>
          </table:table-cell>
          <table:table-cell table:style-name="ce44" office:value-type="float" office:value="0.499388">
            <text:p>0,5</text:p>
          </table:table-cell>
          <table:table-cell table:style-name="ce44" office:value-type="float" office:value="0.285536">
            <text:p>0,29</text:p>
          </table:table-cell>
          <table:table-cell office:value-type="float" office:value="3">
            <text:p>3</text:p>
          </table:table-cell>
          <table:table-cell/>
          <table:table-cell office:value-type="float" office:value="1">
            <text:p>1</text:p>
          </table:table-cell>
          <table:table-cell table:formula="of:=STRJOIN([.A122:.A148]; &quot; &quot;)" office:value-type="string" office:string-value="96o 95s 95o 94s 93s 87s 87o 86s 85s 76s 94o 93o 92s 92o 86o 85o 84s 84o 83s 82s 76o 75s 75o 74s 73s 65s 65o">
            <text:p>96o 95s 95o 94s 93s 87s 87o 86s 85s 76s 94o 93o 92s 92o 86o 85o 84s 84o 83s 82s 76o 75s 75o 74s 73s 65s 65o</text:p>
          </table:table-cell>
          <table:table-cell/>
        </table:table-row>
        <table:table-row table:style-name="ro2">
          <table:table-cell table:style-name="ce60" office:value-type="string">
            <text:p>77</text:p>
          </table:table-cell>
          <table:table-cell table:style-name="ce60" office:value-type="float" office:value="0.6624">
            <text:p>0,66</text:p>
          </table:table-cell>
          <table:table-cell table:style-name="ce60" office:value-type="float" office:value="0.1781">
            <text:p>0,18</text:p>
          </table:table-cell>
          <table:table-cell table:style-name="ce44" office:value-type="float" office:value="4">
            <text:p>4</text:p>
          </table:table-cell>
          <table:table-cell table:formula="of:=VLOOKUP([.D11];[.$G$4:.$J$13];4)" office:value-type="float" office:value="8">
            <text:p>8</text:p>
          </table:table-cell>
          <table:table-cell/>
          <table:table-cell table:style-name="ce44" office:value-type="float" office:value="7">
            <text:p>7</text:p>
          </table:table-cell>
          <table:table-cell table:style-name="ce44" office:value-type="float" office:value="0.588081">
            <text:p>0,59</text:p>
          </table:table-cell>
          <table:table-cell table:style-name="ce44" office:value-type="float" office:value="0.24101">
            <text:p>0,24</text:p>
          </table:table-cell>
          <table:table-cell office:value-type="float" office:value="6">
            <text:p>6</text:p>
          </table:table-cell>
          <table:table-cell table:number-columns-repeated="4"/>
        </table:table-row>
        <table:table-row table:style-name="ro2">
          <table:table-cell table:style-name="ce60" office:value-type="string">
            <text:p>66</text:p>
          </table:table-cell>
          <table:table-cell table:style-name="ce60" office:value-type="float" office:value="0.6328">
            <text:p>0,63</text:p>
          </table:table-cell>
          <table:table-cell table:style-name="ce60" office:value-type="float" office:value="0.1926">
            <text:p>0,19</text:p>
          </table:table-cell>
          <table:table-cell table:style-name="ce44" office:value-type="float" office:value="4">
            <text:p>4</text:p>
          </table:table-cell>
          <table:table-cell table:formula="of:=VLOOKUP([.D12];[.$G$4:.$J$13];4)" office:value-type="float" office:value="8">
            <text:p>8</text:p>
          </table:table-cell>
          <table:table-cell/>
          <table:table-cell table:style-name="ce44" office:value-type="float" office:value="8">
            <text:p>8</text:p>
          </table:table-cell>
          <table:table-cell table:style-name="ce44" office:value-type="float" office:value="0.534667">
            <text:p>0,53</text:p>
          </table:table-cell>
          <table:table-cell table:style-name="ce44" office:value-type="float" office:value="0.252529">
            <text:p>0,25</text:p>
          </table:table-cell>
          <table:table-cell office:value-type="float" office:value="4">
            <text:p>4</text:p>
          </table:table-cell>
          <table:table-cell table:number-columns-repeated="4"/>
        </table:table-row>
        <table:table-row table:style-name="ro2">
          <table:table-cell table:style-name="ce43" office:value-type="string">
            <text:p>AKs</text:p>
          </table:table-cell>
          <table:table-cell table:style-name="ce43" office:value-type="float" office:value="0.6704">
            <text:p>0,67</text:p>
          </table:table-cell>
          <table:table-cell table:style-name="ce43" office:value-type="float" office:value="0.2483">
            <text:p>0,25</text:p>
          </table:table-cell>
          <table:table-cell table:style-name="ce43" office:value-type="float" office:value="5">
            <text:p>5</text:p>
          </table:table-cell>
          <table:table-cell table:style-name="ce22" table:formula="of:=VLOOKUP([.D13];[.$G$4:.$J$13];4)" office:value-type="float" office:value="7">
            <text:p>7</text:p>
          </table:table-cell>
          <table:table-cell table:style-name="ce49"/>
          <table:table-cell table:style-name="ce44" office:value-type="float" office:value="9">
            <text:p>9</text:p>
          </table:table-cell>
          <table:table-cell table:style-name="ce44" office:value-type="float" office:value="0.80002">
            <text:p>0,8</text:p>
          </table:table-cell>
          <table:table-cell table:style-name="ce44" office:value-type="float" office:value="0.1209">
            <text:p>0,12</text:p>
          </table:table-cell>
          <table:table-cell office:value-type="float" office:value="9">
            <text:p>9</text:p>
          </table:table-cell>
          <table:table-cell table:number-columns-repeated="4"/>
        </table:table-row>
        <table:table-row table:style-name="ro2">
          <table:table-cell table:style-name="ce43" office:value-type="string">
            <text:p>AKo</text:p>
          </table:table-cell>
          <table:table-cell table:style-name="ce43" office:value-type="float" office:value="0.6532">
            <text:p>0,65</text:p>
          </table:table-cell>
          <table:table-cell table:style-name="ce43" office:value-type="float" office:value="0.244">
            <text:p>0,24</text:p>
          </table:table-cell>
          <table:table-cell table:style-name="ce43" office:value-type="float" office:value="5">
            <text:p>5</text:p>
          </table:table-cell>
          <table:table-cell table:style-name="ce22" table:formula="of:=VLOOKUP([.D14];[.$G$4:.$J$13];4)" office:value-type="float" office:value="7">
            <text:p>7</text:p>
          </table:table-cell>
          <table:table-cell table:number-columns-repeated="9"/>
        </table:table-row>
        <table:table-row table:style-name="ro2">
          <table:table-cell table:style-name="ce43" office:value-type="string">
            <text:p>AQs</text:p>
          </table:table-cell>
          <table:table-cell table:style-name="ce43" office:value-type="float" office:value="0.6621">
            <text:p>0,66</text:p>
          </table:table-cell>
          <table:table-cell table:style-name="ce43" office:value-type="float" office:value="0.2445">
            <text:p>0,24</text:p>
          </table:table-cell>
          <table:table-cell table:style-name="ce43" office:value-type="float" office:value="5">
            <text:p>5</text:p>
          </table:table-cell>
          <table:table-cell table:style-name="ce22" table:formula="of:=VLOOKUP([.D15];[.$G$4:.$J$13];4)" office:value-type="float" office:value="7">
            <text:p>7</text:p>
          </table:table-cell>
          <table:table-cell table:number-columns-repeated="9"/>
        </table:table-row>
        <table:table-row table:style-name="ro2">
          <table:table-cell table:style-name="ce43" office:value-type="string">
            <text:p>AQo</text:p>
          </table:table-cell>
          <table:table-cell table:style-name="ce43" office:value-type="float" office:value="0.6443">
            <text:p>0,64</text:p>
          </table:table-cell>
          <table:table-cell table:style-name="ce43" office:value-type="float" office:value="0.2391">
            <text:p>0,24</text:p>
          </table:table-cell>
          <table:table-cell table:style-name="ce43" office:value-type="float" office:value="5">
            <text:p>5</text:p>
          </table:table-cell>
          <table:table-cell table:style-name="ce22" table:formula="of:=VLOOKUP([.D16];[.$G$4:.$J$13];4)" office:value-type="float" office:value="7">
            <text:p>7</text:p>
          </table:table-cell>
          <table:table-cell table:number-columns-repeated="9"/>
        </table:table-row>
        <table:table-row table:style-name="ro2">
          <table:table-cell table:style-name="ce43" office:value-type="string">
            <text:p>AJs</text:p>
          </table:table-cell>
          <table:table-cell table:style-name="ce43" office:value-type="float" office:value="0.6539">
            <text:p>0,65</text:p>
          </table:table-cell>
          <table:table-cell table:style-name="ce43" office:value-type="float" office:value="0.2418">
            <text:p>0,24</text:p>
          </table:table-cell>
          <table:table-cell table:style-name="ce43" office:value-type="float" office:value="5">
            <text:p>5</text:p>
          </table:table-cell>
          <table:table-cell table:style-name="ce22" table:formula="of:=VLOOKUP([.D17];[.$G$4:.$J$13];4)" office:value-type="float" office:value="7">
            <text:p>7</text:p>
          </table:table-cell>
          <table:table-cell table:number-columns-repeated="9"/>
        </table:table-row>
        <table:table-row table:style-name="ro2">
          <table:table-cell table:style-name="ce43" office:value-type="string">
            <text:p>AJo</text:p>
          </table:table-cell>
          <table:table-cell table:style-name="ce43" office:value-type="float" office:value="0.6356">
            <text:p>0,64</text:p>
          </table:table-cell>
          <table:table-cell table:style-name="ce43" office:value-type="float" office:value="0.2352">
            <text:p>0,24</text:p>
          </table:table-cell>
          <table:table-cell table:style-name="ce43" office:value-type="float" office:value="5">
            <text:p>5</text:p>
          </table:table-cell>
          <table:table-cell table:style-name="ce22" table:formula="of:=VLOOKUP([.D18];[.$G$4:.$J$13];4)" office:value-type="float" office:value="7">
            <text:p>7</text:p>
          </table:table-cell>
          <table:table-cell table:number-columns-repeated="9"/>
        </table:table-row>
        <table:table-row table:style-name="ro2">
          <table:table-cell table:style-name="ce43" office:value-type="string">
            <text:p>ATs</text:p>
          </table:table-cell>
          <table:table-cell table:style-name="ce43" office:value-type="float" office:value="0.646">
            <text:p>0,65</text:p>
          </table:table-cell>
          <table:table-cell table:style-name="ce43" office:value-type="float" office:value="0.2398">
            <text:p>0,24</text:p>
          </table:table-cell>
          <table:table-cell table:style-name="ce43" office:value-type="float" office:value="5">
            <text:p>5</text:p>
          </table:table-cell>
          <table:table-cell table:style-name="ce22" table:formula="of:=VLOOKUP([.D19];[.$G$4:.$J$13];4)" office:value-type="float" office:value="7">
            <text:p>7</text:p>
          </table:table-cell>
          <table:table-cell table:number-columns-repeated="9"/>
        </table:table-row>
        <table:table-row table:style-name="ro2">
          <table:table-cell table:style-name="ce43" office:value-type="string">
            <text:p>ATo</text:p>
          </table:table-cell>
          <table:table-cell table:style-name="ce43" office:value-type="float" office:value="0.6272">
            <text:p>0,63</text:p>
          </table:table-cell>
          <table:table-cell table:style-name="ce43" office:value-type="float" office:value="0.2322">
            <text:p>0,23</text:p>
          </table:table-cell>
          <table:table-cell table:style-name="ce43" office:value-type="float" office:value="5">
            <text:p>5</text:p>
          </table:table-cell>
          <table:table-cell table:style-name="ce22" table:formula="of:=VLOOKUP([.D20];[.$G$4:.$J$13];4)" office:value-type="float" office:value="7">
            <text:p>7</text:p>
          </table:table-cell>
          <table:table-cell table:number-columns-repeated="9"/>
        </table:table-row>
        <table:table-row table:style-name="ro2">
          <table:table-cell table:style-name="ce43" office:value-type="string">
            <text:p>A9s</text:p>
          </table:table-cell>
          <table:table-cell table:style-name="ce43" office:value-type="float" office:value="0.6278">
            <text:p>0,63</text:p>
          </table:table-cell>
          <table:table-cell table:style-name="ce43" office:value-type="float" office:value="0.2361">
            <text:p>0,24</text:p>
          </table:table-cell>
          <table:table-cell table:style-name="ce43" office:value-type="float" office:value="5">
            <text:p>5</text:p>
          </table:table-cell>
          <table:table-cell table:style-name="ce22" table:formula="of:=VLOOKUP([.D21];[.$G$4:.$J$13];4)" office:value-type="float" office:value="7">
            <text:p>7</text:p>
          </table:table-cell>
          <table:table-cell table:number-columns-repeated="9"/>
        </table:table-row>
        <table:table-row table:style-name="ro2">
          <table:table-cell table:style-name="ce43" office:value-type="string">
            <text:p>A8s</text:p>
          </table:table-cell>
          <table:table-cell table:style-name="ce43" office:value-type="float" office:value="0.6194">
            <text:p>0,62</text:p>
          </table:table-cell>
          <table:table-cell table:style-name="ce43" office:value-type="float" office:value="0.2364">
            <text:p>0,24</text:p>
          </table:table-cell>
          <table:table-cell table:style-name="ce43" office:value-type="float" office:value="5">
            <text:p>5</text:p>
          </table:table-cell>
          <table:table-cell table:style-name="ce22" table:formula="of:=VLOOKUP([.D22];[.$G$4:.$J$13];4)" office:value-type="float" office:value="7">
            <text:p>7</text:p>
          </table:table-cell>
          <table:table-cell table:number-columns-repeated="9"/>
        </table:table-row>
        <table:table-row table:style-name="ro2">
          <table:table-cell table:style-name="ce43" office:value-type="string">
            <text:p>KQs</text:p>
          </table:table-cell>
          <table:table-cell table:style-name="ce43" office:value-type="float" office:value="0.634">
            <text:p>0,63</text:p>
          </table:table-cell>
          <table:table-cell table:style-name="ce43" office:value-type="float" office:value="0.2696">
            <text:p>0,27</text:p>
          </table:table-cell>
          <table:table-cell table:style-name="ce43" office:value-type="float" office:value="5">
            <text:p>5</text:p>
          </table:table-cell>
          <table:table-cell table:style-name="ce22" table:formula="of:=VLOOKUP([.D23];[.$G$4:.$J$13];4)" office:value-type="float" office:value="7">
            <text:p>7</text:p>
          </table:table-cell>
          <table:table-cell table:number-columns-repeated="9"/>
        </table:table-row>
        <table:table-row table:style-name="ro2">
          <table:table-cell table:style-name="ce43" office:value-type="string">
            <text:p>KQo</text:p>
          </table:table-cell>
          <table:table-cell table:style-name="ce43" office:value-type="float" office:value="0.6146">
            <text:p>0,61</text:p>
          </table:table-cell>
          <table:table-cell table:style-name="ce43" office:value-type="float" office:value="0.2649">
            <text:p>0,26</text:p>
          </table:table-cell>
          <table:table-cell table:style-name="ce43" office:value-type="float" office:value="5">
            <text:p>5</text:p>
          </table:table-cell>
          <table:table-cell table:style-name="ce22" table:formula="of:=VLOOKUP([.D24];[.$G$4:.$J$13];4)" office:value-type="float" office:value="7">
            <text:p>7</text:p>
          </table:table-cell>
          <table:table-cell table:number-columns-repeated="9"/>
        </table:table-row>
        <table:table-row table:style-name="ro2">
          <table:table-cell table:style-name="ce43" office:value-type="string">
            <text:p>KJs</text:p>
          </table:table-cell>
          <table:table-cell table:style-name="ce43" office:value-type="float" office:value="0.6257">
            <text:p>0,63</text:p>
          </table:table-cell>
          <table:table-cell table:style-name="ce43" office:value-type="float" office:value="0.2667">
            <text:p>0,27</text:p>
          </table:table-cell>
          <table:table-cell table:style-name="ce43" office:value-type="float" office:value="5">
            <text:p>5</text:p>
          </table:table-cell>
          <table:table-cell table:style-name="ce22" table:formula="of:=VLOOKUP([.D25];[.$G$4:.$J$13];4)" office:value-type="float" office:value="7">
            <text:p>7</text:p>
          </table:table-cell>
          <table:table-cell table:number-columns-repeated="9"/>
        </table:table-row>
        <table:table-row table:style-name="ro2">
          <table:table-cell table:style-name="ce43" office:value-type="string">
            <text:p>KTs</text:p>
          </table:table-cell>
          <table:table-cell table:style-name="ce43" office:value-type="float" office:value="0.6179">
            <text:p>0,62</text:p>
          </table:table-cell>
          <table:table-cell table:style-name="ce43" office:value-type="float" office:value="0.2645">
            <text:p>0,26</text:p>
          </table:table-cell>
          <table:table-cell table:style-name="ce43" office:value-type="float" office:value="5">
            <text:p>5</text:p>
          </table:table-cell>
          <table:table-cell table:style-name="ce22" table:formula="of:=VLOOKUP([.D26];[.$G$4:.$J$13];4)" office:value-type="float" office:value="7">
            <text:p>7</text:p>
          </table:table-cell>
          <table:table-cell table:number-columns-repeated="9"/>
        </table:table-row>
        <table:table-row table:style-name="ro2">
          <table:table-cell table:style-name="ce60" office:value-type="string">
            <text:p>55</text:p>
          </table:table-cell>
          <table:table-cell table:style-name="ce60" office:value-type="float" office:value="0.6032">
            <text:p>0,6</text:p>
          </table:table-cell>
          <table:table-cell table:style-name="ce60" office:value-type="float" office:value="0.2056">
            <text:p>0,21</text:p>
          </table:table-cell>
          <table:table-cell table:style-name="ce44" office:value-type="float" office:value="7">
            <text:p>7</text:p>
          </table:table-cell>
          <table:table-cell table:formula="of:=VLOOKUP([.D27];[.$G$4:.$J$13];4)" office:value-type="float" office:value="6">
            <text:p>6</text:p>
          </table:table-cell>
          <table:table-cell table:number-columns-repeated="9"/>
        </table:table-row>
        <table:table-row table:style-name="ro2">
          <table:table-cell table:style-name="ce60" office:value-type="string">
            <text:p>44</text:p>
          </table:table-cell>
          <table:table-cell table:style-name="ce60" office:value-type="float" office:value="0.5702">
            <text:p>0,57</text:p>
          </table:table-cell>
          <table:table-cell table:style-name="ce60" office:value-type="float" office:value="0.2185">
            <text:p>0,22</text:p>
          </table:table-cell>
          <table:table-cell table:style-name="ce44" office:value-type="float" office:value="7">
            <text:p>7</text:p>
          </table:table-cell>
          <table:table-cell table:formula="of:=VLOOKUP([.D28];[.$G$4:.$J$13];4)" office:value-type="float" office:value="6">
            <text:p>6</text:p>
          </table:table-cell>
          <table:table-cell table:number-columns-repeated="9"/>
        </table:table-row>
        <table:table-row table:style-name="ro2">
          <table:table-cell table:style-name="ce60" office:value-type="string">
            <text:p>A9o</text:p>
          </table:table-cell>
          <table:table-cell table:style-name="ce60" office:value-type="float" office:value="0.6077">
            <text:p>0,61</text:p>
          </table:table-cell>
          <table:table-cell table:style-name="ce60" office:value-type="float" office:value="0.2261">
            <text:p>0,23</text:p>
          </table:table-cell>
          <table:table-cell table:style-name="ce44" office:value-type="float" office:value="7">
            <text:p>7</text:p>
          </table:table-cell>
          <table:table-cell table:formula="of:=VLOOKUP([.D29];[.$G$4:.$J$13];4)" office:value-type="float" office:value="6">
            <text:p>6</text:p>
          </table:table-cell>
          <table:table-cell table:number-columns-repeated="9"/>
        </table:table-row>
        <table:table-row table:style-name="ro2">
          <table:table-cell table:style-name="ce60" office:value-type="string">
            <text:p>A8o</text:p>
          </table:table-cell>
          <table:table-cell table:style-name="ce60" office:value-type="float" office:value="0.5987">
            <text:p>0,6</text:p>
          </table:table-cell>
          <table:table-cell table:style-name="ce60" office:value-type="float" office:value="0.2254">
            <text:p>0,23</text:p>
          </table:table-cell>
          <table:table-cell table:style-name="ce44" office:value-type="float" office:value="7">
            <text:p>7</text:p>
          </table:table-cell>
          <table:table-cell table:formula="of:=VLOOKUP([.D30];[.$G$4:.$J$13];4)" office:value-type="float" office:value="6">
            <text:p>6</text:p>
          </table:table-cell>
          <table:table-cell table:number-columns-repeated="9"/>
        </table:table-row>
        <table:table-row table:style-name="ro2">
          <table:table-cell table:style-name="ce60" office:value-type="string">
            <text:p>A7s</text:p>
          </table:table-cell>
          <table:table-cell table:style-name="ce60" office:value-type="float" office:value="0.6098">
            <text:p>0,61</text:p>
          </table:table-cell>
          <table:table-cell table:style-name="ce60" office:value-type="float" office:value="0.2377">
            <text:p>0,24</text:p>
          </table:table-cell>
          <table:table-cell table:style-name="ce44" office:value-type="float" office:value="7">
            <text:p>7</text:p>
          </table:table-cell>
          <table:table-cell table:formula="of:=VLOOKUP([.D31];[.$G$4:.$J$13];4)" office:value-type="float" office:value="6">
            <text:p>6</text:p>
          </table:table-cell>
          <table:table-cell table:number-columns-repeated="9"/>
        </table:table-row>
        <table:table-row table:style-name="ro2">
          <table:table-cell table:style-name="ce60" office:value-type="string">
            <text:p>A7o</text:p>
          </table:table-cell>
          <table:table-cell table:style-name="ce60" office:value-type="float" office:value="0.5884">
            <text:p>0,59</text:p>
          </table:table-cell>
          <table:table-cell table:style-name="ce60" office:value-type="float" office:value="0.2257">
            <text:p>0,23</text:p>
          </table:table-cell>
          <table:table-cell table:style-name="ce44" office:value-type="float" office:value="7">
            <text:p>7</text:p>
          </table:table-cell>
          <table:table-cell table:formula="of:=VLOOKUP([.D32];[.$G$4:.$J$13];4)" office:value-type="float" office:value="6">
            <text:p>6</text:p>
          </table:table-cell>
          <table:table-cell table:number-columns-repeated="9"/>
        </table:table-row>
        <table:table-row table:style-name="ro2">
          <table:table-cell table:style-name="ce60" office:value-type="string">
            <text:p>A6s</text:p>
          </table:table-cell>
          <table:table-cell table:style-name="ce60" office:value-type="float" office:value="0.5991">
            <text:p>0,6</text:p>
          </table:table-cell>
          <table:table-cell table:style-name="ce60" office:value-type="float" office:value="0.2394">
            <text:p>0,24</text:p>
          </table:table-cell>
          <table:table-cell table:style-name="ce44" office:value-type="float" office:value="7">
            <text:p>7</text:p>
          </table:table-cell>
          <table:table-cell table:formula="of:=VLOOKUP([.D33];[.$G$4:.$J$13];4)" office:value-type="float" office:value="6">
            <text:p>6</text:p>
          </table:table-cell>
          <table:table-cell table:number-columns-repeated="9"/>
        </table:table-row>
        <table:table-row table:style-name="ro2">
          <table:table-cell table:style-name="ce60" office:value-type="string">
            <text:p>A6o</text:p>
          </table:table-cell>
          <table:table-cell table:style-name="ce60" office:value-type="float" office:value="0.5768">
            <text:p>0,58</text:p>
          </table:table-cell>
          <table:table-cell table:style-name="ce60" office:value-type="float" office:value="0.2263">
            <text:p>0,23</text:p>
          </table:table-cell>
          <table:table-cell table:style-name="ce44" office:value-type="float" office:value="7">
            <text:p>7</text:p>
          </table:table-cell>
          <table:table-cell table:formula="of:=VLOOKUP([.D34];[.$G$4:.$J$13];4)" office:value-type="float" office:value="6">
            <text:p>6</text:p>
          </table:table-cell>
          <table:table-cell table:number-columns-repeated="9"/>
        </table:table-row>
        <table:table-row table:style-name="ro2">
          <table:table-cell table:style-name="ce60" office:value-type="string">
            <text:p>A5s</text:p>
          </table:table-cell>
          <table:table-cell table:style-name="ce60" office:value-type="float" office:value="0.5992">
            <text:p>0,6</text:p>
          </table:table-cell>
          <table:table-cell table:style-name="ce60" office:value-type="float" office:value="0.2444">
            <text:p>0,24</text:p>
          </table:table-cell>
          <table:table-cell table:style-name="ce44" office:value-type="float" office:value="7">
            <text:p>7</text:p>
          </table:table-cell>
          <table:table-cell table:formula="of:=VLOOKUP([.D35];[.$G$4:.$J$13];4)" office:value-type="float" office:value="6">
            <text:p>6</text:p>
          </table:table-cell>
          <table:table-cell table:number-columns-repeated="9"/>
        </table:table-row>
        <table:table-row table:style-name="ro2">
          <table:table-cell table:style-name="ce60" office:value-type="string">
            <text:p>A5o</text:p>
          </table:table-cell>
          <table:table-cell table:style-name="ce60" office:value-type="float" office:value="0.577">
            <text:p>0,58</text:p>
          </table:table-cell>
          <table:table-cell table:style-name="ce60" office:value-type="float" office:value="0.2319">
            <text:p>0,23</text:p>
          </table:table-cell>
          <table:table-cell table:style-name="ce44" office:value-type="float" office:value="7">
            <text:p>7</text:p>
          </table:table-cell>
          <table:table-cell table:formula="of:=VLOOKUP([.D36];[.$G$4:.$J$13];4)" office:value-type="float" office:value="6">
            <text:p>6</text:p>
          </table:table-cell>
          <table:table-cell table:number-columns-repeated="9"/>
        </table:table-row>
        <table:table-row table:style-name="ro2">
          <table:table-cell table:style-name="ce60" office:value-type="string">
            <text:p>A4s</text:p>
          </table:table-cell>
          <table:table-cell table:style-name="ce60" office:value-type="float" office:value="0.5903">
            <text:p>0,59</text:p>
          </table:table-cell>
          <table:table-cell table:style-name="ce60" office:value-type="float" office:value="0.2474">
            <text:p>0,25</text:p>
          </table:table-cell>
          <table:table-cell table:style-name="ce44" office:value-type="float" office:value="7">
            <text:p>7</text:p>
          </table:table-cell>
          <table:table-cell table:formula="of:=VLOOKUP([.D37];[.$G$4:.$J$13];4)" office:value-type="float" office:value="6">
            <text:p>6</text:p>
          </table:table-cell>
          <table:table-cell table:number-columns-repeated="9"/>
        </table:table-row>
        <table:table-row table:style-name="ro2">
          <table:table-cell table:style-name="ce60" office:value-type="string">
            <text:p>A4o</text:p>
          </table:table-cell>
          <table:table-cell table:style-name="ce60" office:value-type="float" office:value="0.5673">
            <text:p>0,57</text:p>
          </table:table-cell>
          <table:table-cell table:style-name="ce60" office:value-type="float" office:value="0.2342">
            <text:p>0,23</text:p>
          </table:table-cell>
          <table:table-cell table:style-name="ce44" office:value-type="float" office:value="7">
            <text:p>7</text:p>
          </table:table-cell>
          <table:table-cell table:formula="of:=VLOOKUP([.D38];[.$G$4:.$J$13];4)" office:value-type="float" office:value="6">
            <text:p>6</text:p>
          </table:table-cell>
          <table:table-cell table:number-columns-repeated="9"/>
        </table:table-row>
        <table:table-row table:style-name="ro2">
          <table:table-cell table:style-name="ce60" office:value-type="string">
            <text:p>A3s</text:p>
          </table:table-cell>
          <table:table-cell table:style-name="ce60" office:value-type="float" office:value="0.5822">
            <text:p>0,58</text:p>
          </table:table-cell>
          <table:table-cell table:style-name="ce60" office:value-type="float" office:value="0.2494">
            <text:p>0,25</text:p>
          </table:table-cell>
          <table:table-cell table:style-name="ce44" office:value-type="float" office:value="7">
            <text:p>7</text:p>
          </table:table-cell>
          <table:table-cell table:formula="of:=VLOOKUP([.D39];[.$G$4:.$J$13];4)" office:value-type="float" office:value="6">
            <text:p>6</text:p>
          </table:table-cell>
          <table:table-cell table:number-columns-repeated="9"/>
        </table:table-row>
        <table:table-row table:style-name="ro2">
          <table:table-cell table:style-name="ce60" office:value-type="string">
            <text:p>A2s</text:p>
          </table:table-cell>
          <table:table-cell table:style-name="ce60" office:value-type="float" office:value="0.5738">
            <text:p>0,57</text:p>
          </table:table-cell>
          <table:table-cell table:style-name="ce60" office:value-type="float" office:value="0.2508">
            <text:p>0,25</text:p>
          </table:table-cell>
          <table:table-cell table:style-name="ce44" office:value-type="float" office:value="7">
            <text:p>7</text:p>
          </table:table-cell>
          <table:table-cell table:formula="of:=VLOOKUP([.D40];[.$G$4:.$J$13];4)" office:value-type="float" office:value="6">
            <text:p>6</text:p>
          </table:table-cell>
          <table:table-cell table:number-columns-repeated="9"/>
        </table:table-row>
        <table:table-row table:style-name="ro2">
          <table:table-cell table:style-name="ce60" office:value-type="string">
            <text:p>KJo</text:p>
          </table:table-cell>
          <table:table-cell table:style-name="ce60" office:value-type="float" office:value="0.6057">
            <text:p>0,61</text:p>
          </table:table-cell>
          <table:table-cell table:style-name="ce60" office:value-type="float" office:value="0.261">
            <text:p>0,26</text:p>
          </table:table-cell>
          <table:table-cell table:style-name="ce44" office:value-type="float" office:value="7">
            <text:p>7</text:p>
          </table:table-cell>
          <table:table-cell table:formula="of:=VLOOKUP([.D41];[.$G$4:.$J$13];4)" office:value-type="float" office:value="6">
            <text:p>6</text:p>
          </table:table-cell>
          <table:table-cell table:number-columns-repeated="9"/>
        </table:table-row>
        <table:table-row table:style-name="ro2">
          <table:table-cell table:style-name="ce60" office:value-type="string">
            <text:p>KTo</text:p>
          </table:table-cell>
          <table:table-cell table:style-name="ce60" office:value-type="float" office:value="0.5974">
            <text:p>0,6</text:p>
          </table:table-cell>
          <table:table-cell table:style-name="ce60" office:value-type="float" office:value="0.2577">
            <text:p>0,26</text:p>
          </table:table-cell>
          <table:table-cell table:style-name="ce44" office:value-type="float" office:value="7">
            <text:p>7</text:p>
          </table:table-cell>
          <table:table-cell table:formula="of:=VLOOKUP([.D42];[.$G$4:.$J$13];4)" office:value-type="float" office:value="6">
            <text:p>6</text:p>
          </table:table-cell>
          <table:table-cell table:number-columns-repeated="9"/>
        </table:table-row>
        <table:table-row table:style-name="ro2">
          <table:table-cell table:style-name="ce60" office:value-type="string">
            <text:p>K9s</text:p>
          </table:table-cell>
          <table:table-cell table:style-name="ce60" office:value-type="float" office:value="0.5999">
            <text:p>0,6</text:p>
          </table:table-cell>
          <table:table-cell table:style-name="ce60" office:value-type="float" office:value="0.2592">
            <text:p>0,26</text:p>
          </table:table-cell>
          <table:table-cell table:style-name="ce44" office:value-type="float" office:value="7">
            <text:p>7</text:p>
          </table:table-cell>
          <table:table-cell table:formula="of:=VLOOKUP([.D43];[.$G$4:.$J$13];4)" office:value-type="float" office:value="6">
            <text:p>6</text:p>
          </table:table-cell>
          <table:table-cell table:number-columns-repeated="9"/>
        </table:table-row>
        <table:table-row table:style-name="ro2">
          <table:table-cell table:style-name="ce60" office:value-type="string">
            <text:p>K9o</text:p>
          </table:table-cell>
          <table:table-cell table:style-name="ce60" office:value-type="float" office:value="0.5781">
            <text:p>0,58</text:p>
          </table:table-cell>
          <table:table-cell table:style-name="ce60" office:value-type="float" office:value="0.25">
            <text:p>0,25</text:p>
          </table:table-cell>
          <table:table-cell table:style-name="ce44" office:value-type="float" office:value="7">
            <text:p>7</text:p>
          </table:table-cell>
          <table:table-cell table:formula="of:=VLOOKUP([.D44];[.$G$4:.$J$13];4)" office:value-type="float" office:value="6">
            <text:p>6</text:p>
          </table:table-cell>
          <table:table-cell table:number-columns-repeated="9"/>
        </table:table-row>
        <table:table-row table:style-name="ro2">
          <table:table-cell table:style-name="ce60" office:value-type="string">
            <text:p>K8s</text:p>
          </table:table-cell>
          <table:table-cell table:style-name="ce60" office:value-type="float" office:value="0.5831">
            <text:p>0,58</text:p>
          </table:table-cell>
          <table:table-cell table:style-name="ce60" office:value-type="float" office:value="0.2564">
            <text:p>0,26</text:p>
          </table:table-cell>
          <table:table-cell table:style-name="ce44" office:value-type="float" office:value="7">
            <text:p>7</text:p>
          </table:table-cell>
          <table:table-cell table:formula="of:=VLOOKUP([.D45];[.$G$4:.$J$13];4)" office:value-type="float" office:value="6">
            <text:p>6</text:p>
          </table:table-cell>
          <table:table-cell table:number-columns-repeated="9"/>
        </table:table-row>
        <table:table-row table:style-name="ro2">
          <table:table-cell table:style-name="ce60" office:value-type="string">
            <text:p>K7s</text:p>
          </table:table-cell>
          <table:table-cell table:style-name="ce60" office:value-type="float" office:value="0.5754">
            <text:p>0,58</text:p>
          </table:table-cell>
          <table:table-cell table:style-name="ce60" office:value-type="float" office:value="0.2567">
            <text:p>0,26</text:p>
          </table:table-cell>
          <table:table-cell table:style-name="ce44" office:value-type="float" office:value="7">
            <text:p>7</text:p>
          </table:table-cell>
          <table:table-cell table:formula="of:=VLOOKUP([.D46];[.$G$4:.$J$13];4)" office:value-type="float" office:value="6">
            <text:p>6</text:p>
          </table:table-cell>
          <table:table-cell table:number-columns-repeated="9"/>
        </table:table-row>
        <table:table-row table:style-name="ro2">
          <table:table-cell table:style-name="ce60" office:value-type="string">
            <text:p>K6s</text:p>
          </table:table-cell>
          <table:table-cell table:style-name="ce60" office:value-type="float" office:value="0.5664">
            <text:p>0,57</text:p>
          </table:table-cell>
          <table:table-cell table:style-name="ce60" office:value-type="float" office:value="0.2574">
            <text:p>0,26</text:p>
          </table:table-cell>
          <table:table-cell table:style-name="ce44" office:value-type="float" office:value="7">
            <text:p>7</text:p>
          </table:table-cell>
          <table:table-cell table:formula="of:=VLOOKUP([.D47];[.$G$4:.$J$13];4)" office:value-type="float" office:value="6">
            <text:p>6</text:p>
          </table:table-cell>
          <table:table-cell table:number-columns-repeated="9"/>
        </table:table-row>
        <table:table-row table:style-name="ro2">
          <table:table-cell table:style-name="ce43" office:value-type="string">
            <text:p>QJs</text:p>
          </table:table-cell>
          <table:table-cell table:style-name="ce43" office:value-type="float" office:value="0.6026">
            <text:p>0,6</text:p>
          </table:table-cell>
          <table:table-cell table:style-name="ce43" office:value-type="float" office:value="0.2868">
            <text:p>0,29</text:p>
          </table:table-cell>
          <table:table-cell table:style-name="ce43" office:value-type="float" office:value="3">
            <text:p>3</text:p>
          </table:table-cell>
          <table:table-cell table:style-name="ce22" table:formula="of:=VLOOKUP([.D48];[.$G$4:.$J$13];4)" office:value-type="float" office:value="5">
            <text:p>5</text:p>
          </table:table-cell>
          <table:table-cell table:number-columns-repeated="9"/>
        </table:table-row>
        <table:table-row table:style-name="ro2">
          <table:table-cell table:style-name="ce43" office:value-type="string">
            <text:p>QJo</text:p>
          </table:table-cell>
          <table:table-cell table:style-name="ce43" office:value-type="float" office:value="0.5813">
            <text:p>0,58</text:p>
          </table:table-cell>
          <table:table-cell table:style-name="ce43" office:value-type="float" office:value="0.2816">
            <text:p>0,28</text:p>
          </table:table-cell>
          <table:table-cell table:style-name="ce43" office:value-type="float" office:value="3">
            <text:p>3</text:p>
          </table:table-cell>
          <table:table-cell table:style-name="ce22" table:formula="of:=VLOOKUP([.D49];[.$G$4:.$J$13];4)" office:value-type="float" office:value="5">
            <text:p>5</text:p>
          </table:table-cell>
          <table:table-cell table:number-columns-repeated="9"/>
        </table:table-row>
        <table:table-row table:style-name="ro2">
          <table:table-cell table:style-name="ce43" office:value-type="string">
            <text:p>QTs</text:p>
          </table:table-cell>
          <table:table-cell table:style-name="ce43" office:value-type="float" office:value="0.5947">
            <text:p>0,59</text:p>
          </table:table-cell>
          <table:table-cell table:style-name="ce43" office:value-type="float" office:value="0.2847">
            <text:p>0,28</text:p>
          </table:table-cell>
          <table:table-cell table:style-name="ce43" office:value-type="float" office:value="3">
            <text:p>3</text:p>
          </table:table-cell>
          <table:table-cell table:style-name="ce22" table:formula="of:=VLOOKUP([.D50];[.$G$4:.$J$13];4)" office:value-type="float" office:value="5">
            <text:p>5</text:p>
          </table:table-cell>
          <table:table-cell table:number-columns-repeated="9"/>
        </table:table-row>
        <table:table-row table:style-name="ro2">
          <table:table-cell table:style-name="ce43" office:value-type="string">
            <text:p>QTo</text:p>
          </table:table-cell>
          <table:table-cell table:style-name="ce43" office:value-type="float" office:value="0.5729">
            <text:p>0,57</text:p>
          </table:table-cell>
          <table:table-cell table:style-name="ce43" office:value-type="float" office:value="0.2786">
            <text:p>0,28</text:p>
          </table:table-cell>
          <table:table-cell table:style-name="ce43" office:value-type="float" office:value="3">
            <text:p>3</text:p>
          </table:table-cell>
          <table:table-cell table:style-name="ce22" table:formula="of:=VLOOKUP([.D51];[.$G$4:.$J$13];4)" office:value-type="float" office:value="5">
            <text:p>5</text:p>
          </table:table-cell>
          <table:table-cell table:number-columns-repeated="9"/>
        </table:table-row>
        <table:table-row table:style-name="ro2">
          <table:table-cell table:style-name="ce43" office:value-type="string">
            <text:p>Q9s</text:p>
          </table:table-cell>
          <table:table-cell table:style-name="ce43" office:value-type="float" office:value="0.5766">
            <text:p>0,58</text:p>
          </table:table-cell>
          <table:table-cell table:style-name="ce43" office:value-type="float" office:value="0.2787">
            <text:p>0,28</text:p>
          </table:table-cell>
          <table:table-cell table:style-name="ce43" office:value-type="float" office:value="3">
            <text:p>3</text:p>
          </table:table-cell>
          <table:table-cell table:style-name="ce22" table:formula="of:=VLOOKUP([.D52];[.$G$4:.$J$13];4)" office:value-type="float" office:value="5">
            <text:p>5</text:p>
          </table:table-cell>
          <table:table-cell table:number-columns-repeated="9"/>
        </table:table-row>
        <table:table-row table:style-name="ro2">
          <table:table-cell table:style-name="ce43" office:value-type="string">
            <text:p>Q9o</text:p>
          </table:table-cell>
          <table:table-cell table:style-name="ce43" office:value-type="float" office:value="0.5536">
            <text:p>0,55</text:p>
          </table:table-cell>
          <table:table-cell table:style-name="ce43" office:value-type="float" office:value="0.2701">
            <text:p>0,27</text:p>
          </table:table-cell>
          <table:table-cell table:style-name="ce43" office:value-type="float" office:value="3">
            <text:p>3</text:p>
          </table:table-cell>
          <table:table-cell table:style-name="ce22" table:formula="of:=VLOOKUP([.D53];[.$G$4:.$J$13];4)" office:value-type="float" office:value="5">
            <text:p>5</text:p>
          </table:table-cell>
          <table:table-cell table:number-columns-repeated="9"/>
        </table:table-row>
        <table:table-row table:style-name="ro2">
          <table:table-cell table:style-name="ce43" office:value-type="string">
            <text:p>Q8s</text:p>
          </table:table-cell>
          <table:table-cell table:style-name="ce43" office:value-type="float" office:value="0.5602">
            <text:p>0,56</text:p>
          </table:table-cell>
          <table:table-cell table:style-name="ce43" office:value-type="float" office:value="0.2747">
            <text:p>0,27</text:p>
          </table:table-cell>
          <table:table-cell table:style-name="ce43" office:value-type="float" office:value="3">
            <text:p>3</text:p>
          </table:table-cell>
          <table:table-cell table:style-name="ce22" table:formula="of:=VLOOKUP([.D54];[.$G$4:.$J$13];4)" office:value-type="float" office:value="5">
            <text:p>5</text:p>
          </table:table-cell>
          <table:table-cell table:number-columns-repeated="9"/>
        </table:table-row>
        <table:table-row table:style-name="ro2">
          <table:table-cell table:style-name="ce43" office:value-type="string">
            <text:p>JTs</text:p>
          </table:table-cell>
          <table:table-cell table:style-name="ce43" office:value-type="float" office:value="0.5753">
            <text:p>0,58</text:p>
          </table:table-cell>
          <table:table-cell table:style-name="ce43" office:value-type="float" office:value="0.3031">
            <text:p>0,3</text:p>
          </table:table-cell>
          <table:table-cell table:style-name="ce43" office:value-type="float" office:value="3">
            <text:p>3</text:p>
          </table:table-cell>
          <table:table-cell table:style-name="ce22" table:formula="of:=VLOOKUP([.D55];[.$G$4:.$J$13];4)" office:value-type="float" office:value="5">
            <text:p>5</text:p>
          </table:table-cell>
          <table:table-cell table:number-columns-repeated="9"/>
        </table:table-row>
        <table:table-row table:style-name="ro2">
          <table:table-cell table:style-name="ce43" office:value-type="string">
            <text:p>JTo</text:p>
          </table:table-cell>
          <table:table-cell table:style-name="ce43" office:value-type="float" office:value="0.5525">
            <text:p>0,55</text:p>
          </table:table-cell>
          <table:table-cell table:style-name="ce43" office:value-type="float" office:value="0.2976">
            <text:p>0,3</text:p>
          </table:table-cell>
          <table:table-cell table:style-name="ce43" office:value-type="float" office:value="3">
            <text:p>3</text:p>
          </table:table-cell>
          <table:table-cell table:style-name="ce22" table:formula="of:=VLOOKUP([.D56];[.$G$4:.$J$13];4)" office:value-type="float" office:value="5">
            <text:p>5</text:p>
          </table:table-cell>
          <table:table-cell table:number-columns-repeated="9"/>
        </table:table-row>
        <table:table-row table:style-name="ro2">
          <table:table-cell table:style-name="ce43" office:value-type="string">
            <text:p>J9s</text:p>
          </table:table-cell>
          <table:table-cell table:style-name="ce43" office:value-type="float" office:value="0.5566">
            <text:p>0,56</text:p>
          </table:table-cell>
          <table:table-cell table:style-name="ce43" office:value-type="float" office:value="0.2972">
            <text:p>0,3</text:p>
          </table:table-cell>
          <table:table-cell table:style-name="ce43" office:value-type="float" office:value="3">
            <text:p>3</text:p>
          </table:table-cell>
          <table:table-cell table:style-name="ce22" table:formula="of:=VLOOKUP([.D57];[.$G$4:.$J$13];4)" office:value-type="float" office:value="5">
            <text:p>5</text:p>
          </table:table-cell>
          <table:table-cell table:number-columns-repeated="9"/>
        </table:table-row>
        <table:table-row table:style-name="ro2">
          <table:table-cell table:style-name="ce43" office:value-type="string">
            <text:p>J8s</text:p>
          </table:table-cell>
          <table:table-cell table:style-name="ce43" office:value-type="float" office:value="0.5402">
            <text:p>0,54</text:p>
          </table:table-cell>
          <table:table-cell table:style-name="ce43" office:value-type="float" office:value="0.2928">
            <text:p>0,29</text:p>
          </table:table-cell>
          <table:table-cell table:style-name="ce43" office:value-type="float" office:value="3">
            <text:p>3</text:p>
          </table:table-cell>
          <table:table-cell table:style-name="ce22" table:formula="of:=VLOOKUP([.D58];[.$G$4:.$J$13];4)" office:value-type="float" office:value="5">
            <text:p>5</text:p>
          </table:table-cell>
          <table:table-cell table:number-columns-repeated="9"/>
        </table:table-row>
        <table:table-row table:style-name="ro2">
          <table:table-cell table:style-name="ce43" office:value-type="string">
            <text:p>T9s</text:p>
          </table:table-cell>
          <table:table-cell table:style-name="ce43" office:value-type="float" office:value="0.5403">
            <text:p>0,54</text:p>
          </table:table-cell>
          <table:table-cell table:style-name="ce43" office:value-type="float" office:value="0.3142">
            <text:p>0,31</text:p>
          </table:table-cell>
          <table:table-cell table:style-name="ce43" office:value-type="float" office:value="3">
            <text:p>3</text:p>
          </table:table-cell>
          <table:table-cell table:style-name="ce22" table:formula="of:=VLOOKUP([.D59];[.$G$4:.$J$13];4)" office:value-type="float" office:value="5">
            <text:p>5</text:p>
          </table:table-cell>
          <table:table-cell table:number-columns-repeated="9"/>
        </table:table-row>
        <table:table-row table:style-name="ro2">
          <table:table-cell table:style-name="ce60" office:value-type="string">
            <text:p>33</text:p>
          </table:table-cell>
          <table:table-cell table:style-name="ce60" office:value-type="float" office:value="0.5369">
            <text:p>0,54</text:p>
          </table:table-cell>
          <table:table-cell table:style-name="ce60" office:value-type="float" office:value="0.2301">
            <text:p>0,23</text:p>
          </table:table-cell>
          <table:table-cell table:style-name="ce44" office:value-type="float" office:value="8">
            <text:p>8</text:p>
          </table:table-cell>
          <table:table-cell table:formula="of:=VLOOKUP([.D60];[.$G$4:.$J$13];4)" office:value-type="float" office:value="4">
            <text:p>4</text:p>
          </table:table-cell>
          <table:table-cell table:number-columns-repeated="9"/>
        </table:table-row>
        <table:table-row table:style-name="ro2">
          <table:table-cell table:style-name="ce60" office:value-type="string">
            <text:p>22</text:p>
          </table:table-cell>
          <table:table-cell table:style-name="ce60" office:value-type="float" office:value="0.5033">
            <text:p>0,5</text:p>
          </table:table-cell>
          <table:table-cell table:style-name="ce60" office:value-type="float" office:value="0.2404">
            <text:p>0,24</text:p>
          </table:table-cell>
          <table:table-cell table:style-name="ce44" office:value-type="float" office:value="8">
            <text:p>8</text:p>
          </table:table-cell>
          <table:table-cell table:formula="of:=VLOOKUP([.D61];[.$G$4:.$J$13];4)" office:value-type="float" office:value="4">
            <text:p>4</text:p>
          </table:table-cell>
          <table:table-cell table:number-columns-repeated="9"/>
        </table:table-row>
        <table:table-row table:style-name="ro2">
          <table:table-cell table:style-name="ce60" office:value-type="string">
            <text:p>A3o</text:p>
          </table:table-cell>
          <table:table-cell table:style-name="ce60" office:value-type="float" office:value="0.5584">
            <text:p>0,56</text:p>
          </table:table-cell>
          <table:table-cell table:style-name="ce60" office:value-type="float" office:value="0.2354">
            <text:p>0,24</text:p>
          </table:table-cell>
          <table:table-cell table:style-name="ce44" office:value-type="float" office:value="8">
            <text:p>8</text:p>
          </table:table-cell>
          <table:table-cell table:formula="of:=VLOOKUP([.D62];[.$G$4:.$J$13];4)" office:value-type="float" office:value="4">
            <text:p>4</text:p>
          </table:table-cell>
          <table:table-cell table:number-columns-repeated="9"/>
        </table:table-row>
        <table:table-row table:style-name="ro2">
          <table:table-cell table:style-name="ce60" office:value-type="string">
            <text:p>A2o</text:p>
          </table:table-cell>
          <table:table-cell table:style-name="ce60" office:value-type="float" office:value="0.5493">
            <text:p>0,55</text:p>
          </table:table-cell>
          <table:table-cell table:style-name="ce60" office:value-type="float" office:value="0.2359">
            <text:p>0,24</text:p>
          </table:table-cell>
          <table:table-cell table:style-name="ce44" office:value-type="float" office:value="8">
            <text:p>8</text:p>
          </table:table-cell>
          <table:table-cell table:formula="of:=VLOOKUP([.D63];[.$G$4:.$J$13];4)" office:value-type="float" office:value="4">
            <text:p>4</text:p>
          </table:table-cell>
          <table:table-cell table:number-columns-repeated="9"/>
        </table:table-row>
        <table:table-row table:style-name="ro2">
          <table:table-cell table:style-name="ce60" office:value-type="string">
            <text:p>K8o</text:p>
          </table:table-cell>
          <table:table-cell table:style-name="ce60" office:value-type="float" office:value="0.5602">
            <text:p>0,56</text:p>
          </table:table-cell>
          <table:table-cell table:style-name="ce60" office:value-type="float" office:value="0.2449">
            <text:p>0,24</text:p>
          </table:table-cell>
          <table:table-cell table:style-name="ce44" office:value-type="float" office:value="8">
            <text:p>8</text:p>
          </table:table-cell>
          <table:table-cell table:formula="of:=VLOOKUP([.D64];[.$G$4:.$J$13];4)" office:value-type="float" office:value="4">
            <text:p>4</text:p>
          </table:table-cell>
          <table:table-cell table:number-columns-repeated="9"/>
        </table:table-row>
        <table:table-row table:style-name="ro2">
          <table:table-cell table:style-name="ce60" office:value-type="string">
            <text:p>K7o</text:p>
          </table:table-cell>
          <table:table-cell table:style-name="ce60" office:value-type="float" office:value="0.5519">
            <text:p>0,55</text:p>
          </table:table-cell>
          <table:table-cell table:style-name="ce60" office:value-type="float" office:value="0.2443">
            <text:p>0,24</text:p>
          </table:table-cell>
          <table:table-cell table:style-name="ce44" office:value-type="float" office:value="8">
            <text:p>8</text:p>
          </table:table-cell>
          <table:table-cell table:formula="of:=VLOOKUP([.D65];[.$G$4:.$J$13];4)" office:value-type="float" office:value="4">
            <text:p>4</text:p>
          </table:table-cell>
          <table:table-cell table:number-columns-repeated="9"/>
        </table:table-row>
        <table:table-row table:style-name="ro2">
          <table:table-cell table:style-name="ce60" office:value-type="string">
            <text:p>K6o</text:p>
          </table:table-cell>
          <table:table-cell table:style-name="ce60" office:value-type="float" office:value="0.5422">
            <text:p>0,54</text:p>
          </table:table-cell>
          <table:table-cell table:style-name="ce60" office:value-type="float" office:value="0.2441">
            <text:p>0,24</text:p>
          </table:table-cell>
          <table:table-cell table:style-name="ce44" office:value-type="float" office:value="8">
            <text:p>8</text:p>
          </table:table-cell>
          <table:table-cell table:formula="of:=VLOOKUP([.D66];[.$G$4:.$J$13];4)" office:value-type="float" office:value="4">
            <text:p>4</text:p>
          </table:table-cell>
          <table:table-cell table:number-columns-repeated="9"/>
        </table:table-row>
        <table:table-row table:style-name="ro2">
          <table:table-cell table:style-name="ce60" office:value-type="string">
            <text:p>K5s</text:p>
          </table:table-cell>
          <table:table-cell table:style-name="ce60" office:value-type="float" office:value="0.5579">
            <text:p>0,56</text:p>
          </table:table-cell>
          <table:table-cell table:style-name="ce60" office:value-type="float" office:value="0.2588">
            <text:p>0,26</text:p>
          </table:table-cell>
          <table:table-cell table:style-name="ce44" office:value-type="float" office:value="8">
            <text:p>8</text:p>
          </table:table-cell>
          <table:table-cell table:formula="of:=VLOOKUP([.D67];[.$G$4:.$J$13];4)" office:value-type="float" office:value="4">
            <text:p>4</text:p>
          </table:table-cell>
          <table:table-cell table:number-columns-repeated="9"/>
        </table:table-row>
        <table:table-row table:style-name="ro2">
          <table:table-cell table:style-name="ce60" office:value-type="string">
            <text:p>K5o</text:p>
          </table:table-cell>
          <table:table-cell table:style-name="ce60" office:value-type="float" office:value="0.5331">
            <text:p>0,53</text:p>
          </table:table-cell>
          <table:table-cell table:style-name="ce60" office:value-type="float" office:value="0.2445">
            <text:p>0,24</text:p>
          </table:table-cell>
          <table:table-cell table:style-name="ce44" office:value-type="float" office:value="8">
            <text:p>8</text:p>
          </table:table-cell>
          <table:table-cell table:formula="of:=VLOOKUP([.D68];[.$G$4:.$J$13];4)" office:value-type="float" office:value="4">
            <text:p>4</text:p>
          </table:table-cell>
          <table:table-cell table:number-columns-repeated="9"/>
        </table:table-row>
        <table:table-row table:style-name="ro2">
          <table:table-cell table:style-name="ce60" office:value-type="string">
            <text:p>K4s</text:p>
          </table:table-cell>
          <table:table-cell table:style-name="ce60" office:value-type="float" office:value="0.5488">
            <text:p>0,55</text:p>
          </table:table-cell>
          <table:table-cell table:style-name="ce60" office:value-type="float" office:value="0.2612">
            <text:p>0,26</text:p>
          </table:table-cell>
          <table:table-cell table:style-name="ce44" office:value-type="float" office:value="8">
            <text:p>8</text:p>
          </table:table-cell>
          <table:table-cell table:formula="of:=VLOOKUP([.D69];[.$G$4:.$J$13];4)" office:value-type="float" office:value="4">
            <text:p>4</text:p>
          </table:table-cell>
          <table:table-cell table:number-columns-repeated="9"/>
        </table:table-row>
        <table:table-row table:style-name="ro2">
          <table:table-cell table:style-name="ce60" office:value-type="string">
            <text:p>K4o</text:p>
          </table:table-cell>
          <table:table-cell table:style-name="ce60" office:value-type="float" office:value="0.5233">
            <text:p>0,52</text:p>
          </table:table-cell>
          <table:table-cell table:style-name="ce60" office:value-type="float" office:value="0.2461">
            <text:p>0,25</text:p>
          </table:table-cell>
          <table:table-cell table:style-name="ce44" office:value-type="float" office:value="8">
            <text:p>8</text:p>
          </table:table-cell>
          <table:table-cell table:formula="of:=VLOOKUP([.D70];[.$G$4:.$J$13];4)" office:value-type="float" office:value="4">
            <text:p>4</text:p>
          </table:table-cell>
          <table:table-cell table:number-columns-repeated="9"/>
        </table:table-row>
        <table:table-row table:style-name="ro2">
          <table:table-cell table:style-name="ce60" office:value-type="string">
            <text:p>K3s</text:p>
          </table:table-cell>
          <table:table-cell table:style-name="ce60" office:value-type="float" office:value="0.5405">
            <text:p>0,54</text:p>
          </table:table-cell>
          <table:table-cell table:style-name="ce60" office:value-type="float" office:value="0.2629">
            <text:p>0,26</text:p>
          </table:table-cell>
          <table:table-cell table:style-name="ce44" office:value-type="float" office:value="8">
            <text:p>8</text:p>
          </table:table-cell>
          <table:table-cell table:formula="of:=VLOOKUP([.D71];[.$G$4:.$J$13];4)" office:value-type="float" office:value="4">
            <text:p>4</text:p>
          </table:table-cell>
          <table:table-cell table:number-columns-repeated="9"/>
        </table:table-row>
        <table:table-row table:style-name="ro2">
          <table:table-cell table:style-name="ce60" office:value-type="string">
            <text:p>K3o</text:p>
          </table:table-cell>
          <table:table-cell table:style-name="ce60" office:value-type="float" office:value="0.5143">
            <text:p>0,51</text:p>
          </table:table-cell>
          <table:table-cell table:style-name="ce60" office:value-type="float" office:value="0.2468">
            <text:p>0,25</text:p>
          </table:table-cell>
          <table:table-cell table:style-name="ce44" office:value-type="float" office:value="8">
            <text:p>8</text:p>
          </table:table-cell>
          <table:table-cell table:formula="of:=VLOOKUP([.D72];[.$G$4:.$J$13];4)" office:value-type="float" office:value="4">
            <text:p>4</text:p>
          </table:table-cell>
          <table:table-cell table:number-columns-repeated="9"/>
        </table:table-row>
        <table:table-row table:style-name="ro2">
          <table:table-cell table:style-name="ce60" office:value-type="string">
            <text:p>K2s</text:p>
          </table:table-cell>
          <table:table-cell table:style-name="ce60" office:value-type="float" office:value="0.5321">
            <text:p>0,53</text:p>
          </table:table-cell>
          <table:table-cell table:style-name="ce60" office:value-type="float" office:value="0.2646">
            <text:p>0,26</text:p>
          </table:table-cell>
          <table:table-cell table:style-name="ce44" office:value-type="float" office:value="8">
            <text:p>8</text:p>
          </table:table-cell>
          <table:table-cell table:formula="of:=VLOOKUP([.D73];[.$G$4:.$J$13];4)" office:value-type="float" office:value="4">
            <text:p>4</text:p>
          </table:table-cell>
          <table:table-cell table:number-columns-repeated="9"/>
        </table:table-row>
        <table:table-row table:style-name="ro2">
          <table:table-cell table:style-name="ce60" office:value-type="string">
            <text:p>K2o</text:p>
          </table:table-cell>
          <table:table-cell table:style-name="ce60" office:value-type="float" office:value="0.5051">
            <text:p>0,51</text:p>
          </table:table-cell>
          <table:table-cell table:style-name="ce60" office:value-type="float" office:value="0.2476">
            <text:p>0,25</text:p>
          </table:table-cell>
          <table:table-cell table:style-name="ce44" office:value-type="float" office:value="8">
            <text:p>8</text:p>
          </table:table-cell>
          <table:table-cell table:formula="of:=VLOOKUP([.D74];[.$G$4:.$J$13];4)" office:value-type="float" office:value="4">
            <text:p>4</text:p>
          </table:table-cell>
          <table:table-cell table:number-columns-repeated="9"/>
        </table:table-row>
        <table:table-row table:style-name="ro2">
          <table:table-cell table:style-name="ce60" office:value-type="string">
            <text:p>Q8o</text:p>
          </table:table-cell>
          <table:table-cell table:style-name="ce60" office:value-type="float" office:value="0.536">
            <text:p>0,54</text:p>
          </table:table-cell>
          <table:table-cell table:style-name="ce60" office:value-type="float" office:value="0.2639">
            <text:p>0,26</text:p>
          </table:table-cell>
          <table:table-cell table:style-name="ce44" office:value-type="float" office:value="8">
            <text:p>8</text:p>
          </table:table-cell>
          <table:table-cell table:formula="of:=VLOOKUP([.D75];[.$G$4:.$J$13];4)" office:value-type="float" office:value="4">
            <text:p>4</text:p>
          </table:table-cell>
          <table:table-cell table:number-columns-repeated="9"/>
        </table:table-row>
        <table:table-row table:style-name="ro2">
          <table:table-cell table:style-name="ce60" office:value-type="string">
            <text:p>Q7s</text:p>
          </table:table-cell>
          <table:table-cell table:style-name="ce60" office:value-type="float" office:value="0.543">
            <text:p>0,54</text:p>
          </table:table-cell>
          <table:table-cell table:style-name="ce60" office:value-type="float" office:value="0.2717">
            <text:p>0,27</text:p>
          </table:table-cell>
          <table:table-cell table:style-name="ce44" office:value-type="float" office:value="8">
            <text:p>8</text:p>
          </table:table-cell>
          <table:table-cell table:formula="of:=VLOOKUP([.D76];[.$G$4:.$J$13];4)" office:value-type="float" office:value="4">
            <text:p>4</text:p>
          </table:table-cell>
          <table:table-cell table:number-columns-repeated="9"/>
        </table:table-row>
        <table:table-row table:style-name="ro2">
          <table:table-cell table:style-name="ce60" office:value-type="string">
            <text:p>Q7o</text:p>
          </table:table-cell>
          <table:table-cell table:style-name="ce60" office:value-type="float" office:value="0.5177">
            <text:p>0,52</text:p>
          </table:table-cell>
          <table:table-cell table:style-name="ce60" office:value-type="float" office:value="0.2585">
            <text:p>0,26</text:p>
          </table:table-cell>
          <table:table-cell table:style-name="ce44" office:value-type="float" office:value="8">
            <text:p>8</text:p>
          </table:table-cell>
          <table:table-cell table:formula="of:=VLOOKUP([.D77];[.$G$4:.$J$13];4)" office:value-type="float" office:value="4">
            <text:p>4</text:p>
          </table:table-cell>
          <table:table-cell table:number-columns-repeated="9"/>
        </table:table-row>
        <table:table-row table:style-name="ro2">
          <table:table-cell table:style-name="ce60" office:value-type="string">
            <text:p>Q6s</text:p>
          </table:table-cell>
          <table:table-cell table:style-name="ce60" office:value-type="float" office:value="0.5361">
            <text:p>0,54</text:p>
          </table:table-cell>
          <table:table-cell table:style-name="ce60" office:value-type="float" office:value="0.2716">
            <text:p>0,27</text:p>
          </table:table-cell>
          <table:table-cell table:style-name="ce44" office:value-type="float" office:value="8">
            <text:p>8</text:p>
          </table:table-cell>
          <table:table-cell table:formula="of:=VLOOKUP([.D78];[.$G$4:.$J$13];4)" office:value-type="float" office:value="4">
            <text:p>4</text:p>
          </table:table-cell>
          <table:table-cell table:number-columns-repeated="9"/>
        </table:table-row>
        <table:table-row table:style-name="ro2">
          <table:table-cell table:style-name="ce60" office:value-type="string">
            <text:p>Q6o</text:p>
          </table:table-cell>
          <table:table-cell table:style-name="ce60" office:value-type="float" office:value="0.5102">
            <text:p>0,51</text:p>
          </table:table-cell>
          <table:table-cell table:style-name="ce60" office:value-type="float" office:value="0.2576">
            <text:p>0,26</text:p>
          </table:table-cell>
          <table:table-cell table:style-name="ce44" office:value-type="float" office:value="8">
            <text:p>8</text:p>
          </table:table-cell>
          <table:table-cell table:formula="of:=VLOOKUP([.D79];[.$G$4:.$J$13];4)" office:value-type="float" office:value="4">
            <text:p>4</text:p>
          </table:table-cell>
          <table:table-cell table:number-columns-repeated="9"/>
        </table:table-row>
        <table:table-row table:style-name="ro2">
          <table:table-cell table:style-name="ce60" office:value-type="string">
            <text:p>Q5s</text:p>
          </table:table-cell>
          <table:table-cell table:style-name="ce60" office:value-type="float" office:value="0.5277">
            <text:p>0,53</text:p>
          </table:table-cell>
          <table:table-cell table:style-name="ce60" office:value-type="float" office:value="0.2722">
            <text:p>0,27</text:p>
          </table:table-cell>
          <table:table-cell table:style-name="ce44" office:value-type="float" office:value="8">
            <text:p>8</text:p>
          </table:table-cell>
          <table:table-cell table:formula="of:=VLOOKUP([.D80];[.$G$4:.$J$13];4)" office:value-type="float" office:value="4">
            <text:p>4</text:p>
          </table:table-cell>
          <table:table-cell table:number-columns-repeated="9"/>
        </table:table-row>
        <table:table-row table:style-name="ro2">
          <table:table-cell table:style-name="ce43" office:value-type="string">
            <text:p>Q5o</text:p>
          </table:table-cell>
          <table:table-cell table:style-name="ce43" office:value-type="float" office:value="0.5012">
            <text:p>0,5</text:p>
          </table:table-cell>
          <table:table-cell table:style-name="ce43" office:value-type="float" office:value="0.2572">
            <text:p>0,26</text:p>
          </table:table-cell>
          <table:table-cell table:style-name="ce43" office:value-type="float" office:value="6">
            <text:p>6</text:p>
          </table:table-cell>
          <table:table-cell table:style-name="ce22" table:formula="of:=VLOOKUP([.D81];[.$G$4:.$J$13];4)" office:value-type="float" office:value="3">
            <text:p>3</text:p>
          </table:table-cell>
          <table:table-cell table:number-columns-repeated="9"/>
        </table:table-row>
        <table:table-row table:style-name="ro2">
          <table:table-cell table:style-name="ce43" office:value-type="string">
            <text:p>Q4s</text:p>
          </table:table-cell>
          <table:table-cell table:style-name="ce43" office:value-type="float" office:value="0.5186">
            <text:p>0,52</text:p>
          </table:table-cell>
          <table:table-cell table:style-name="ce43" office:value-type="float" office:value="0.2742">
            <text:p>0,27</text:p>
          </table:table-cell>
          <table:table-cell table:style-name="ce43" office:value-type="float" office:value="6">
            <text:p>6</text:p>
          </table:table-cell>
          <table:table-cell table:style-name="ce22" table:formula="of:=VLOOKUP([.D82];[.$G$4:.$J$13];4)" office:value-type="float" office:value="3">
            <text:p>3</text:p>
          </table:table-cell>
          <table:table-cell table:number-columns-repeated="9"/>
        </table:table-row>
        <table:table-row table:style-name="ro2">
          <table:table-cell table:style-name="ce43" office:value-type="string">
            <text:p>Q4o</text:p>
          </table:table-cell>
          <table:table-cell table:style-name="ce43" office:value-type="float" office:value="0.4913">
            <text:p>0,49</text:p>
          </table:table-cell>
          <table:table-cell table:style-name="ce43" office:value-type="float" office:value="0.2581">
            <text:p>0,26</text:p>
          </table:table-cell>
          <table:table-cell table:style-name="ce43" office:value-type="float" office:value="6">
            <text:p>6</text:p>
          </table:table-cell>
          <table:table-cell table:style-name="ce22" table:formula="of:=VLOOKUP([.D83];[.$G$4:.$J$13];4)" office:value-type="float" office:value="3">
            <text:p>3</text:p>
          </table:table-cell>
          <table:table-cell table:number-columns-repeated="9"/>
        </table:table-row>
        <table:table-row table:style-name="ro2">
          <table:table-cell table:style-name="ce43" office:value-type="string">
            <text:p>Q3s</text:p>
          </table:table-cell>
          <table:table-cell table:style-name="ce43" office:value-type="float" office:value="0.5102">
            <text:p>0,51</text:p>
          </table:table-cell>
          <table:table-cell table:style-name="ce43" office:value-type="float" office:value="0.2753">
            <text:p>0,28</text:p>
          </table:table-cell>
          <table:table-cell table:style-name="ce43" office:value-type="float" office:value="6">
            <text:p>6</text:p>
          </table:table-cell>
          <table:table-cell table:style-name="ce22" table:formula="of:=VLOOKUP([.D84];[.$G$4:.$J$13];4)" office:value-type="float" office:value="3">
            <text:p>3</text:p>
          </table:table-cell>
          <table:table-cell table:number-columns-repeated="9"/>
        </table:table-row>
        <table:table-row table:style-name="ro2">
          <table:table-cell table:style-name="ce43" office:value-type="string">
            <text:p>Q3o</text:p>
          </table:table-cell>
          <table:table-cell table:style-name="ce43" office:value-type="float" office:value="0.4822">
            <text:p>0,48</text:p>
          </table:table-cell>
          <table:table-cell table:style-name="ce43" office:value-type="float" office:value="0.2582">
            <text:p>0,26</text:p>
          </table:table-cell>
          <table:table-cell table:style-name="ce43" office:value-type="float" office:value="6">
            <text:p>6</text:p>
          </table:table-cell>
          <table:table-cell table:style-name="ce22" table:formula="of:=VLOOKUP([.D85];[.$G$4:.$J$13];4)" office:value-type="float" office:value="3">
            <text:p>3</text:p>
          </table:table-cell>
          <table:table-cell table:number-columns-repeated="9"/>
        </table:table-row>
        <table:table-row table:style-name="ro2">
          <table:table-cell table:style-name="ce43" office:value-type="string">
            <text:p>Q2s</text:p>
          </table:table-cell>
          <table:table-cell table:style-name="ce43" office:value-type="float" office:value="0.5017">
            <text:p>0,5</text:p>
          </table:table-cell>
          <table:table-cell table:style-name="ce43" office:value-type="float" office:value="0.2763">
            <text:p>0,28</text:p>
          </table:table-cell>
          <table:table-cell table:style-name="ce43" office:value-type="float" office:value="6">
            <text:p>6</text:p>
          </table:table-cell>
          <table:table-cell table:style-name="ce22" table:formula="of:=VLOOKUP([.D86];[.$G$4:.$J$13];4)" office:value-type="float" office:value="3">
            <text:p>3</text:p>
          </table:table-cell>
          <table:table-cell table:number-columns-repeated="9"/>
        </table:table-row>
        <table:table-row table:style-name="ro2">
          <table:table-cell table:style-name="ce43" office:value-type="string">
            <text:p>Q2o</text:p>
          </table:table-cell>
          <table:table-cell table:style-name="ce43" office:value-type="float" office:value="0.473">
            <text:p>0,47</text:p>
          </table:table-cell>
          <table:table-cell table:style-name="ce43" office:value-type="float" office:value="0.2582">
            <text:p>0,26</text:p>
          </table:table-cell>
          <table:table-cell table:style-name="ce43" office:value-type="float" office:value="6">
            <text:p>6</text:p>
          </table:table-cell>
          <table:table-cell table:style-name="ce22" table:formula="of:=VLOOKUP([.D87];[.$G$4:.$J$13];4)" office:value-type="float" office:value="3">
            <text:p>3</text:p>
          </table:table-cell>
          <table:table-cell table:number-columns-repeated="9"/>
        </table:table-row>
        <table:table-row table:style-name="ro2">
          <table:table-cell table:style-name="ce43" office:value-type="string">
            <text:p>J9o</text:p>
          </table:table-cell>
          <table:table-cell table:style-name="ce43" office:value-type="float" office:value="0.5325">
            <text:p>0,53</text:p>
          </table:table-cell>
          <table:table-cell table:style-name="ce43" office:value-type="float" office:value="0.2893">
            <text:p>0,29</text:p>
          </table:table-cell>
          <table:table-cell table:style-name="ce43" office:value-type="float" office:value="6">
            <text:p>6</text:p>
          </table:table-cell>
          <table:table-cell table:style-name="ce22" table:formula="of:=VLOOKUP([.D88];[.$G$4:.$J$13];4)" office:value-type="float" office:value="3">
            <text:p>3</text:p>
          </table:table-cell>
          <table:table-cell table:number-columns-repeated="9"/>
        </table:table-row>
        <table:table-row table:style-name="ro2">
          <table:table-cell table:style-name="ce43" office:value-type="string">
            <text:p>J8o</text:p>
          </table:table-cell>
          <table:table-cell table:style-name="ce43" office:value-type="float" office:value="0.5149">
            <text:p>0,51</text:p>
          </table:table-cell>
          <table:table-cell table:style-name="ce43" office:value-type="float" office:value="0.2827">
            <text:p>0,28</text:p>
          </table:table-cell>
          <table:table-cell table:style-name="ce43" office:value-type="float" office:value="6">
            <text:p>6</text:p>
          </table:table-cell>
          <table:table-cell table:style-name="ce22" table:formula="of:=VLOOKUP([.D89];[.$G$4:.$J$13];4)" office:value-type="float" office:value="3">
            <text:p>3</text:p>
          </table:table-cell>
          <table:table-cell table:number-columns-repeated="9"/>
        </table:table-row>
        <table:table-row table:style-name="ro2">
          <table:table-cell table:style-name="ce43" office:value-type="string">
            <text:p>J7s</text:p>
          </table:table-cell>
          <table:table-cell table:style-name="ce43" office:value-type="float" office:value="0.5232">
            <text:p>0,52</text:p>
          </table:table-cell>
          <table:table-cell table:style-name="ce43" office:value-type="float" office:value="0.2887">
            <text:p>0,29</text:p>
          </table:table-cell>
          <table:table-cell table:style-name="ce43" office:value-type="float" office:value="6">
            <text:p>6</text:p>
          </table:table-cell>
          <table:table-cell table:style-name="ce22" table:formula="of:=VLOOKUP([.D90];[.$G$4:.$J$13];4)" office:value-type="float" office:value="3">
            <text:p>3</text:p>
          </table:table-cell>
          <table:table-cell table:number-columns-repeated="9"/>
        </table:table-row>
        <table:table-row table:style-name="ro2">
          <table:table-cell table:style-name="ce43" office:value-type="string">
            <text:p>J7o</text:p>
          </table:table-cell>
          <table:table-cell table:style-name="ce43" office:value-type="float" office:value="0.4968">
            <text:p>0,5</text:p>
          </table:table-cell>
          <table:table-cell table:style-name="ce43" office:value-type="float" office:value="0.2762">
            <text:p>0,28</text:p>
          </table:table-cell>
          <table:table-cell table:style-name="ce43" office:value-type="float" office:value="6">
            <text:p>6</text:p>
          </table:table-cell>
          <table:table-cell table:style-name="ce22" table:formula="of:=VLOOKUP([.D91];[.$G$4:.$J$13];4)" office:value-type="float" office:value="3">
            <text:p>3</text:p>
          </table:table-cell>
          <table:table-cell table:number-columns-repeated="9"/>
        </table:table-row>
        <table:table-row table:style-name="ro2">
          <table:table-cell table:style-name="ce43" office:value-type="string">
            <text:p>J6s</text:p>
          </table:table-cell>
          <table:table-cell table:style-name="ce43" office:value-type="float" office:value="0.5061">
            <text:p>0,51</text:p>
          </table:table-cell>
          <table:table-cell table:style-name="ce43" office:value-type="float" office:value="0.2851">
            <text:p>0,29</text:p>
          </table:table-cell>
          <table:table-cell table:style-name="ce43" office:value-type="float" office:value="6">
            <text:p>6</text:p>
          </table:table-cell>
          <table:table-cell table:style-name="ce22" table:formula="of:=VLOOKUP([.D92];[.$G$4:.$J$13];4)" office:value-type="float" office:value="3">
            <text:p>3</text:p>
          </table:table-cell>
          <table:table-cell table:number-columns-repeated="9"/>
        </table:table-row>
        <table:table-row table:style-name="ro2">
          <table:table-cell table:style-name="ce43" office:value-type="string">
            <text:p>J6o</text:p>
          </table:table-cell>
          <table:table-cell table:style-name="ce43" office:value-type="float" office:value="0.4784">
            <text:p>0,48</text:p>
          </table:table-cell>
          <table:table-cell table:style-name="ce43" office:value-type="float" office:value="0.2702">
            <text:p>0,27</text:p>
          </table:table-cell>
          <table:table-cell table:style-name="ce43" office:value-type="float" office:value="6">
            <text:p>6</text:p>
          </table:table-cell>
          <table:table-cell table:style-name="ce22" table:formula="of:=VLOOKUP([.D93];[.$G$4:.$J$13];4)" office:value-type="float" office:value="3">
            <text:p>3</text:p>
          </table:table-cell>
          <table:table-cell table:number-columns-repeated="9"/>
        </table:table-row>
        <table:table-row table:style-name="ro2">
          <table:table-cell table:style-name="ce43" office:value-type="string">
            <text:p>J5s</text:p>
          </table:table-cell>
          <table:table-cell table:style-name="ce43" office:value-type="float" office:value="0.4999">
            <text:p>0,5</text:p>
          </table:table-cell>
          <table:table-cell table:style-name="ce43" office:value-type="float" office:value="0.2849">
            <text:p>0,28</text:p>
          </table:table-cell>
          <table:table-cell table:style-name="ce43" office:value-type="float" office:value="6">
            <text:p>6</text:p>
          </table:table-cell>
          <table:table-cell table:style-name="ce22" table:formula="of:=VLOOKUP([.D94];[.$G$4:.$J$13];4)" office:value-type="float" office:value="3">
            <text:p>3</text:p>
          </table:table-cell>
          <table:table-cell table:number-columns-repeated="9"/>
        </table:table-row>
        <table:table-row table:style-name="ro2">
          <table:table-cell table:style-name="ce43" office:value-type="string">
            <text:p>J5o</text:p>
          </table:table-cell>
          <table:table-cell table:style-name="ce43" office:value-type="float" office:value="0.4718">
            <text:p>0,47</text:p>
          </table:table-cell>
          <table:table-cell table:style-name="ce43" office:value-type="float" office:value="0.2691">
            <text:p>0,27</text:p>
          </table:table-cell>
          <table:table-cell table:style-name="ce43" office:value-type="float" office:value="6">
            <text:p>6</text:p>
          </table:table-cell>
          <table:table-cell table:style-name="ce22" table:formula="of:=VLOOKUP([.D95];[.$G$4:.$J$13];4)" office:value-type="float" office:value="3">
            <text:p>3</text:p>
          </table:table-cell>
          <table:table-cell table:number-columns-repeated="9"/>
        </table:table-row>
        <table:table-row table:style-name="ro2">
          <table:table-cell table:style-name="ce43" office:value-type="string">
            <text:p>J4s</text:p>
          </table:table-cell>
          <table:table-cell table:style-name="ce43" office:value-type="float" office:value="0.4907">
            <text:p>0,49</text:p>
          </table:table-cell>
          <table:table-cell table:style-name="ce43" office:value-type="float" office:value="0.2863">
            <text:p>0,29</text:p>
          </table:table-cell>
          <table:table-cell table:style-name="ce43" office:value-type="float" office:value="6">
            <text:p>6</text:p>
          </table:table-cell>
          <table:table-cell table:style-name="ce22" table:formula="of:=VLOOKUP([.D96];[.$G$4:.$J$13];4)" office:value-type="float" office:value="3">
            <text:p>3</text:p>
          </table:table-cell>
          <table:table-cell table:number-columns-repeated="9"/>
        </table:table-row>
        <table:table-row table:style-name="ro2">
          <table:table-cell table:style-name="ce43" office:value-type="string">
            <text:p>J3s</text:p>
          </table:table-cell>
          <table:table-cell table:style-name="ce43" office:value-type="float" office:value="0.4823">
            <text:p>0,48</text:p>
          </table:table-cell>
          <table:table-cell table:style-name="ce43" office:value-type="float" office:value="0.2869">
            <text:p>0,29</text:p>
          </table:table-cell>
          <table:table-cell table:style-name="ce43" office:value-type="float" office:value="6">
            <text:p>6</text:p>
          </table:table-cell>
          <table:table-cell table:style-name="ce22" table:formula="of:=VLOOKUP([.D97];[.$G$4:.$J$13];4)" office:value-type="float" office:value="3">
            <text:p>3</text:p>
          </table:table-cell>
          <table:table-cell table:number-columns-repeated="9"/>
        </table:table-row>
        <table:table-row table:style-name="ro2">
          <table:table-cell table:style-name="ce43" office:value-type="string">
            <text:p>T9o</text:p>
          </table:table-cell>
          <table:table-cell table:style-name="ce43" office:value-type="float" office:value="0.5153">
            <text:p>0,52</text:p>
          </table:table-cell>
          <table:table-cell table:style-name="ce43" office:value-type="float" office:value="0.307">
            <text:p>0,31</text:p>
          </table:table-cell>
          <table:table-cell table:style-name="ce43" office:value-type="float" office:value="6">
            <text:p>6</text:p>
          </table:table-cell>
          <table:table-cell table:style-name="ce22" table:formula="of:=VLOOKUP([.D98];[.$G$4:.$J$13];4)" office:value-type="float" office:value="3">
            <text:p>3</text:p>
          </table:table-cell>
          <table:table-cell table:number-columns-repeated="9"/>
        </table:table-row>
        <table:table-row table:style-name="ro2">
          <table:table-cell table:style-name="ce43" office:value-type="string">
            <text:p>T8s</text:p>
          </table:table-cell>
          <table:table-cell table:style-name="ce43" office:value-type="float" office:value="0.5233">
            <text:p>0,52</text:p>
          </table:table-cell>
          <table:table-cell table:style-name="ce43" office:value-type="float" office:value="0.3099">
            <text:p>0,31</text:p>
          </table:table-cell>
          <table:table-cell table:style-name="ce43" office:value-type="float" office:value="6">
            <text:p>6</text:p>
          </table:table-cell>
          <table:table-cell table:style-name="ce22" table:formula="of:=VLOOKUP([.D99];[.$G$4:.$J$13];4)" office:value-type="float" office:value="3">
            <text:p>3</text:p>
          </table:table-cell>
          <table:table-cell table:number-columns-repeated="9"/>
        </table:table-row>
        <table:table-row table:style-name="ro2">
          <table:table-cell table:style-name="ce43" office:value-type="string">
            <text:p>T8o</text:p>
          </table:table-cell>
          <table:table-cell table:style-name="ce43" office:value-type="float" office:value="0.4972">
            <text:p>0,5</text:p>
          </table:table-cell>
          <table:table-cell table:style-name="ce43" office:value-type="float" office:value="0.3006">
            <text:p>0,3</text:p>
          </table:table-cell>
          <table:table-cell table:style-name="ce43" office:value-type="float" office:value="6">
            <text:p>6</text:p>
          </table:table-cell>
          <table:table-cell table:style-name="ce22" table:formula="of:=VLOOKUP([.D100];[.$G$4:.$J$13];4)" office:value-type="float" office:value="3">
            <text:p>3</text:p>
          </table:table-cell>
          <table:table-cell table:number-columns-repeated="9"/>
        </table:table-row>
        <table:table-row table:style-name="ro2">
          <table:table-cell table:style-name="ce43" office:value-type="string">
            <text:p>T7s</text:p>
          </table:table-cell>
          <table:table-cell table:style-name="ce43" office:value-type="float" office:value="0.5064">
            <text:p>0,51</text:p>
          </table:table-cell>
          <table:table-cell table:style-name="ce43" office:value-type="float" office:value="0.3056">
            <text:p>0,31</text:p>
          </table:table-cell>
          <table:table-cell table:style-name="ce43" office:value-type="float" office:value="6">
            <text:p>6</text:p>
          </table:table-cell>
          <table:table-cell table:style-name="ce22" table:formula="of:=VLOOKUP([.D101];[.$G$4:.$J$13];4)" office:value-type="float" office:value="3">
            <text:p>3</text:p>
          </table:table-cell>
          <table:table-cell table:number-columns-repeated="9"/>
        </table:table-row>
        <table:table-row table:style-name="ro2">
          <table:table-cell table:style-name="ce43" office:value-type="string">
            <text:p>T7o</text:p>
          </table:table-cell>
          <table:table-cell table:style-name="ce43" office:value-type="float" office:value="0.4791">
            <text:p>0,48</text:p>
          </table:table-cell>
          <table:table-cell table:style-name="ce43" office:value-type="float" office:value="0.2939">
            <text:p>0,29</text:p>
          </table:table-cell>
          <table:table-cell table:style-name="ce43" office:value-type="float" office:value="6">
            <text:p>6</text:p>
          </table:table-cell>
          <table:table-cell table:style-name="ce22" table:formula="of:=VLOOKUP([.D102];[.$G$4:.$J$13];4)" office:value-type="float" office:value="3">
            <text:p>3</text:p>
          </table:table-cell>
          <table:table-cell table:number-columns-repeated="9"/>
        </table:table-row>
        <table:table-row table:style-name="ro2">
          <table:table-cell table:style-name="ce43" office:value-type="string">
            <text:p>T6s</text:p>
          </table:table-cell>
          <table:table-cell table:style-name="ce43" office:value-type="float" office:value="0.4894">
            <text:p>0,49</text:p>
          </table:table-cell>
          <table:table-cell table:style-name="ce43" office:value-type="float" office:value="0.3011">
            <text:p>0,3</text:p>
          </table:table-cell>
          <table:table-cell table:style-name="ce43" office:value-type="float" office:value="6">
            <text:p>6</text:p>
          </table:table-cell>
          <table:table-cell table:style-name="ce22" table:formula="of:=VLOOKUP([.D103];[.$G$4:.$J$13];4)" office:value-type="float" office:value="3">
            <text:p>3</text:p>
          </table:table-cell>
          <table:table-cell table:number-columns-repeated="9"/>
        </table:table-row>
        <table:table-row table:style-name="ro2">
          <table:table-cell table:style-name="ce43" office:value-type="string">
            <text:p>98s</text:p>
          </table:table-cell>
          <table:table-cell table:style-name="ce43" office:value-type="float" office:value="0.508">
            <text:p>0,51</text:p>
          </table:table-cell>
          <table:table-cell table:style-name="ce43" office:value-type="float" office:value="0.3234">
            <text:p>0,32</text:p>
          </table:table-cell>
          <table:table-cell table:style-name="ce43" office:value-type="float" office:value="6">
            <text:p>6</text:p>
          </table:table-cell>
          <table:table-cell table:style-name="ce22" table:formula="of:=VLOOKUP([.D104];[.$G$4:.$J$13];4)" office:value-type="float" office:value="3">
            <text:p>3</text:p>
          </table:table-cell>
          <table:table-cell table:number-columns-repeated="9"/>
        </table:table-row>
        <table:table-row table:style-name="ro2">
          <table:table-cell table:style-name="ce43" office:value-type="string">
            <text:p>97s</text:p>
          </table:table-cell>
          <table:table-cell table:style-name="ce43" office:value-type="float" office:value="0.4912">
            <text:p>0,49</text:p>
          </table:table-cell>
          <table:table-cell table:style-name="ce43" office:value-type="float" office:value="0.32">
            <text:p>0,32</text:p>
          </table:table-cell>
          <table:table-cell table:style-name="ce43" office:value-type="float" office:value="6">
            <text:p>6</text:p>
          </table:table-cell>
          <table:table-cell table:style-name="ce22" table:formula="of:=VLOOKUP([.D105];[.$G$4:.$J$13];4)" office:value-type="float" office:value="3">
            <text:p>3</text:p>
          </table:table-cell>
          <table:table-cell table:number-columns-repeated="9"/>
        </table:table-row>
        <table:table-row table:style-name="ro2">
          <table:table-cell table:style-name="ce60" office:value-type="string">
            <text:p>J4o</text:p>
          </table:table-cell>
          <table:table-cell table:style-name="ce60" office:value-type="float" office:value="0.4619">
            <text:p>0,46</text:p>
          </table:table-cell>
          <table:table-cell table:style-name="ce60" office:value-type="float" office:value="0.2695">
            <text:p>0,27</text:p>
          </table:table-cell>
          <table:table-cell table:style-name="ce44" office:value-type="float" office:value="1">
            <text:p>1</text:p>
          </table:table-cell>
          <table:table-cell table:formula="of:=VLOOKUP([.D106];[.$G$4:.$J$13];4)" office:value-type="float" office:value="2">
            <text:p>2</text:p>
          </table:table-cell>
          <table:table-cell table:number-columns-repeated="9"/>
        </table:table-row>
        <table:table-row table:style-name="ro2">
          <table:table-cell table:style-name="ce60" office:value-type="string">
            <text:p>J3o</text:p>
          </table:table-cell>
          <table:table-cell table:style-name="ce60" office:value-type="float" office:value="0.4528">
            <text:p>0,45</text:p>
          </table:table-cell>
          <table:table-cell table:style-name="ce60" office:value-type="float" office:value="0.2689">
            <text:p>0,27</text:p>
          </table:table-cell>
          <table:table-cell table:style-name="ce44" office:value-type="float" office:value="1">
            <text:p>1</text:p>
          </table:table-cell>
          <table:table-cell table:formula="of:=VLOOKUP([.D107];[.$G$4:.$J$13];4)" office:value-type="float" office:value="2">
            <text:p>2</text:p>
          </table:table-cell>
          <table:table-cell table:number-columns-repeated="9"/>
        </table:table-row>
        <table:table-row table:style-name="ro2">
          <table:table-cell table:style-name="ce60" office:value-type="string">
            <text:p>J2s</text:p>
          </table:table-cell>
          <table:table-cell table:style-name="ce60" office:value-type="float" office:value="0.4738">
            <text:p>0,47</text:p>
          </table:table-cell>
          <table:table-cell table:style-name="ce60" office:value-type="float" office:value="0.2874">
            <text:p>0,29</text:p>
          </table:table-cell>
          <table:table-cell table:style-name="ce44" office:value-type="float" office:value="1">
            <text:p>1</text:p>
          </table:table-cell>
          <table:table-cell table:formula="of:=VLOOKUP([.D108];[.$G$4:.$J$13];4)" office:value-type="float" office:value="2">
            <text:p>2</text:p>
          </table:table-cell>
          <table:table-cell table:number-columns-repeated="9"/>
        </table:table-row>
        <table:table-row table:style-name="ro2">
          <table:table-cell table:style-name="ce60" office:value-type="string">
            <text:p>J2o</text:p>
          </table:table-cell>
          <table:table-cell table:style-name="ce60" office:value-type="float" office:value="0.4435">
            <text:p>0,44</text:p>
          </table:table-cell>
          <table:table-cell table:style-name="ce60" office:value-type="float" office:value="0.2683">
            <text:p>0,27</text:p>
          </table:table-cell>
          <table:table-cell table:style-name="ce44" office:value-type="float" office:value="1">
            <text:p>1</text:p>
          </table:table-cell>
          <table:table-cell table:formula="of:=VLOOKUP([.D109];[.$G$4:.$J$13];4)" office:value-type="float" office:value="2">
            <text:p>2</text:p>
          </table:table-cell>
          <table:table-cell table:number-columns-repeated="9"/>
        </table:table-row>
        <table:table-row table:style-name="ro2">
          <table:table-cell table:style-name="ce60" office:value-type="string">
            <text:p>T6o</text:p>
          </table:table-cell>
          <table:table-cell table:style-name="ce60" office:value-type="float" office:value="0.4609">
            <text:p>0,46</text:p>
          </table:table-cell>
          <table:table-cell table:style-name="ce60" office:value-type="float" office:value="0.2869">
            <text:p>0,29</text:p>
          </table:table-cell>
          <table:table-cell table:style-name="ce44" office:value-type="float" office:value="1">
            <text:p>1</text:p>
          </table:table-cell>
          <table:table-cell table:formula="of:=VLOOKUP([.D110];[.$G$4:.$J$13];4)" office:value-type="float" office:value="2">
            <text:p>2</text:p>
          </table:table-cell>
          <table:table-cell table:number-columns-repeated="9"/>
        </table:table-row>
        <table:table-row table:style-name="ro2">
          <table:table-cell table:style-name="ce60" office:value-type="string">
            <text:p>T5s</text:p>
          </table:table-cell>
          <table:table-cell table:style-name="ce60" office:value-type="float" office:value="0.4722">
            <text:p>0,47</text:p>
          </table:table-cell>
          <table:table-cell table:style-name="ce60" office:value-type="float" office:value="0.297">
            <text:p>0,3</text:p>
          </table:table-cell>
          <table:table-cell table:style-name="ce44" office:value-type="float" office:value="1">
            <text:p>1</text:p>
          </table:table-cell>
          <table:table-cell table:formula="of:=VLOOKUP([.D111];[.$G$4:.$J$13];4)" office:value-type="float" office:value="2">
            <text:p>2</text:p>
          </table:table-cell>
          <table:table-cell table:number-columns-repeated="9"/>
        </table:table-row>
        <table:table-row table:style-name="ro2">
          <table:table-cell table:style-name="ce60" office:value-type="string">
            <text:p>T5o</text:p>
          </table:table-cell>
          <table:table-cell table:style-name="ce60" office:value-type="float" office:value="0.4425">
            <text:p>0,44</text:p>
          </table:table-cell>
          <table:table-cell table:style-name="ce60" office:value-type="float" office:value="0.2803">
            <text:p>0,28</text:p>
          </table:table-cell>
          <table:table-cell table:style-name="ce44" office:value-type="float" office:value="1">
            <text:p>1</text:p>
          </table:table-cell>
          <table:table-cell table:formula="of:=VLOOKUP([.D112];[.$G$4:.$J$13];4)" office:value-type="float" office:value="2">
            <text:p>2</text:p>
          </table:table-cell>
          <table:table-cell table:number-columns-repeated="9"/>
        </table:table-row>
        <table:table-row table:style-name="ro2">
          <table:table-cell table:style-name="ce60" office:value-type="string">
            <text:p>T4s</text:p>
          </table:table-cell>
          <table:table-cell table:style-name="ce60" office:value-type="float" office:value="0.4653">
            <text:p>0,47</text:p>
          </table:table-cell>
          <table:table-cell table:style-name="ce60" office:value-type="float" office:value="0.2978">
            <text:p>0,3</text:p>
          </table:table-cell>
          <table:table-cell table:style-name="ce44" office:value-type="float" office:value="1">
            <text:p>1</text:p>
          </table:table-cell>
          <table:table-cell table:formula="of:=VLOOKUP([.D113];[.$G$4:.$J$13];4)" office:value-type="float" office:value="2">
            <text:p>2</text:p>
          </table:table-cell>
          <table:table-cell table:number-columns-repeated="9"/>
        </table:table-row>
        <table:table-row table:style-name="ro2">
          <table:table-cell table:style-name="ce60" office:value-type="string">
            <text:p>T4o</text:p>
          </table:table-cell>
          <table:table-cell table:style-name="ce60" office:value-type="float" office:value="0.435">
            <text:p>0,44</text:p>
          </table:table-cell>
          <table:table-cell table:style-name="ce60" office:value-type="float" office:value="0.2802">
            <text:p>0,28</text:p>
          </table:table-cell>
          <table:table-cell table:style-name="ce44" office:value-type="float" office:value="1">
            <text:p>1</text:p>
          </table:table-cell>
          <table:table-cell table:formula="of:=VLOOKUP([.D114];[.$G$4:.$J$13];4)" office:value-type="float" office:value="2">
            <text:p>2</text:p>
          </table:table-cell>
          <table:table-cell table:number-columns-repeated="9"/>
        </table:table-row>
        <table:table-row table:style-name="ro2">
          <table:table-cell table:style-name="ce60" office:value-type="string">
            <text:p>T3s</text:p>
          </table:table-cell>
          <table:table-cell table:style-name="ce60" office:value-type="float" office:value="0.4569">
            <text:p>0,46</text:p>
          </table:table-cell>
          <table:table-cell table:style-name="ce60" office:value-type="float" office:value="0.2978">
            <text:p>0,3</text:p>
          </table:table-cell>
          <table:table-cell table:style-name="ce44" office:value-type="float" office:value="1">
            <text:p>1</text:p>
          </table:table-cell>
          <table:table-cell table:formula="of:=VLOOKUP([.D115];[.$G$4:.$J$13];4)" office:value-type="float" office:value="2">
            <text:p>2</text:p>
          </table:table-cell>
          <table:table-cell table:number-columns-repeated="9"/>
        </table:table-row>
        <table:table-row table:style-name="ro2">
          <table:table-cell table:style-name="ce60" office:value-type="string">
            <text:p>T3o</text:p>
          </table:table-cell>
          <table:table-cell table:style-name="ce60" office:value-type="float" office:value="0.4259">
            <text:p>0,43</text:p>
          </table:table-cell>
          <table:table-cell table:style-name="ce60" office:value-type="float" office:value="0.279">
            <text:p>0,28</text:p>
          </table:table-cell>
          <table:table-cell table:style-name="ce44" office:value-type="float" office:value="1">
            <text:p>1</text:p>
          </table:table-cell>
          <table:table-cell table:formula="of:=VLOOKUP([.D116];[.$G$4:.$J$13];4)" office:value-type="float" office:value="2">
            <text:p>2</text:p>
          </table:table-cell>
          <table:table-cell table:number-columns-repeated="9"/>
        </table:table-row>
        <table:table-row table:style-name="ro2">
          <table:table-cell table:style-name="ce60" office:value-type="string">
            <text:p>T2s</text:p>
          </table:table-cell>
          <table:table-cell table:style-name="ce60" office:value-type="float" office:value="0.4484">
            <text:p>0,45</text:p>
          </table:table-cell>
          <table:table-cell table:style-name="ce60" office:value-type="float" office:value="0.2978">
            <text:p>0,3</text:p>
          </table:table-cell>
          <table:table-cell table:style-name="ce44" office:value-type="float" office:value="1">
            <text:p>1</text:p>
          </table:table-cell>
          <table:table-cell table:formula="of:=VLOOKUP([.D117];[.$G$4:.$J$13];4)" office:value-type="float" office:value="2">
            <text:p>2</text:p>
          </table:table-cell>
          <table:table-cell table:number-columns-repeated="9"/>
        </table:table-row>
        <table:table-row table:style-name="ro2">
          <table:table-cell table:style-name="ce60" office:value-type="string">
            <text:p>T2o</text:p>
          </table:table-cell>
          <table:table-cell table:style-name="ce60" office:value-type="float" office:value="0.4167">
            <text:p>0,42</text:p>
          </table:table-cell>
          <table:table-cell table:style-name="ce60" office:value-type="float" office:value="0.2778">
            <text:p>0,28</text:p>
          </table:table-cell>
          <table:table-cell table:style-name="ce44" office:value-type="float" office:value="1">
            <text:p>1</text:p>
          </table:table-cell>
          <table:table-cell table:formula="of:=VLOOKUP([.D118];[.$G$4:.$J$13];4)" office:value-type="float" office:value="2">
            <text:p>2</text:p>
          </table:table-cell>
          <table:table-cell table:number-columns-repeated="9"/>
        </table:table-row>
        <table:table-row table:style-name="ro2">
          <table:table-cell table:style-name="ce60" office:value-type="string">
            <text:p>98o</text:p>
          </table:table-cell>
          <table:table-cell table:style-name="ce60" office:value-type="float" office:value="0.481">
            <text:p>0,48</text:p>
          </table:table-cell>
          <table:table-cell table:style-name="ce60" office:value-type="float" office:value="0.3144">
            <text:p>0,31</text:p>
          </table:table-cell>
          <table:table-cell table:style-name="ce44" office:value-type="float" office:value="1">
            <text:p>1</text:p>
          </table:table-cell>
          <table:table-cell table:formula="of:=VLOOKUP([.D119];[.$G$4:.$J$13];4)" office:value-type="float" office:value="2">
            <text:p>2</text:p>
          </table:table-cell>
          <table:table-cell table:number-columns-repeated="9"/>
        </table:table-row>
        <table:table-row table:style-name="ro2">
          <table:table-cell table:style-name="ce60" office:value-type="string">
            <text:p>97o</text:p>
          </table:table-cell>
          <table:table-cell table:style-name="ce60" office:value-type="float" office:value="0.463">
            <text:p>0,46</text:p>
          </table:table-cell>
          <table:table-cell table:style-name="ce60" office:value-type="float" office:value="0.3088">
            <text:p>0,31</text:p>
          </table:table-cell>
          <table:table-cell table:style-name="ce44" office:value-type="float" office:value="1">
            <text:p>1</text:p>
          </table:table-cell>
          <table:table-cell table:formula="of:=VLOOKUP([.D120];[.$G$4:.$J$13];4)" office:value-type="float" office:value="2">
            <text:p>2</text:p>
          </table:table-cell>
          <table:table-cell table:number-columns-repeated="9"/>
        </table:table-row>
        <table:table-row table:style-name="ro2">
          <table:table-cell table:style-name="ce60" office:value-type="string">
            <text:p>96s</text:p>
          </table:table-cell>
          <table:table-cell table:style-name="ce60" office:value-type="float" office:value="0.4743">
            <text:p>0,47</text:p>
          </table:table-cell>
          <table:table-cell table:style-name="ce60" office:value-type="float" office:value="0.3154">
            <text:p>0,32</text:p>
          </table:table-cell>
          <table:table-cell table:style-name="ce44" office:value-type="float" office:value="1">
            <text:p>1</text:p>
          </table:table-cell>
          <table:table-cell table:formula="of:=VLOOKUP([.D121];[.$G$4:.$J$13];4)" office:value-type="float" office:value="2">
            <text:p>2</text:p>
          </table:table-cell>
          <table:table-cell table:number-columns-repeated="9"/>
        </table:table-row>
        <table:table-row table:style-name="ro2">
          <table:table-cell table:style-name="ce60" office:value-type="string">
            <text:p>96o</text:p>
          </table:table-cell>
          <table:table-cell table:style-name="ce60" office:value-type="float" office:value="0.4449">
            <text:p>0,44</text:p>
          </table:table-cell>
          <table:table-cell table:style-name="ce60" office:value-type="float" office:value="0.3018">
            <text:p>0,3</text:p>
          </table:table-cell>
          <table:table-cell table:style-name="ce44" office:value-type="float" office:value="1">
            <text:p>1</text:p>
          </table:table-cell>
          <table:table-cell table:formula="of:=VLOOKUP([.D122];[.$G$4:.$J$13];4)" office:value-type="float" office:value="2">
            <text:p>2</text:p>
          </table:table-cell>
          <table:table-cell table:number-columns-repeated="9"/>
        </table:table-row>
        <table:table-row table:style-name="ro2">
          <table:table-cell table:style-name="ce60" office:value-type="string">
            <text:p>95s</text:p>
          </table:table-cell>
          <table:table-cell table:style-name="ce60" office:value-type="float" office:value="0.4572">
            <text:p>0,46</text:p>
          </table:table-cell>
          <table:table-cell table:style-name="ce60" office:value-type="float" office:value="0.3104">
            <text:p>0,31</text:p>
          </table:table-cell>
          <table:table-cell table:style-name="ce44" office:value-type="float" office:value="1">
            <text:p>1</text:p>
          </table:table-cell>
          <table:table-cell table:formula="of:=VLOOKUP([.D123];[.$G$4:.$J$13];4)" office:value-type="float" office:value="2">
            <text:p>2</text:p>
          </table:table-cell>
          <table:table-cell table:number-columns-repeated="9"/>
        </table:table-row>
        <table:table-row table:style-name="ro2">
          <table:table-cell table:style-name="ce60" office:value-type="string">
            <text:p>95o</text:p>
          </table:table-cell>
          <table:table-cell table:style-name="ce60" office:value-type="float" office:value="0.4267">
            <text:p>0,43</text:p>
          </table:table-cell>
          <table:table-cell table:style-name="ce60" office:value-type="float" office:value="0.2942">
            <text:p>0,29</text:p>
          </table:table-cell>
          <table:table-cell table:style-name="ce44" office:value-type="float" office:value="1">
            <text:p>1</text:p>
          </table:table-cell>
          <table:table-cell table:formula="of:=VLOOKUP([.D124];[.$G$4:.$J$13];4)" office:value-type="float" office:value="2">
            <text:p>2</text:p>
          </table:table-cell>
          <table:table-cell table:number-columns-repeated="9"/>
        </table:table-row>
        <table:table-row table:style-name="ro2">
          <table:table-cell table:style-name="ce60" office:value-type="string">
            <text:p>94s</text:p>
          </table:table-cell>
          <table:table-cell table:style-name="ce60" office:value-type="float" office:value="0.4386">
            <text:p>0,44</text:p>
          </table:table-cell>
          <table:table-cell table:style-name="ce60" office:value-type="float" office:value="0.307">
            <text:p>0,31</text:p>
          </table:table-cell>
          <table:table-cell table:style-name="ce44" office:value-type="float" office:value="1">
            <text:p>1</text:p>
          </table:table-cell>
          <table:table-cell table:formula="of:=VLOOKUP([.D125];[.$G$4:.$J$13];4)" office:value-type="float" office:value="2">
            <text:p>2</text:p>
          </table:table-cell>
          <table:table-cell table:number-columns-repeated="9"/>
        </table:table-row>
        <table:table-row table:style-name="ro2">
          <table:table-cell table:style-name="ce60" office:value-type="string">
            <text:p>93s</text:p>
          </table:table-cell>
          <table:table-cell table:style-name="ce60" office:value-type="float" office:value="0.4326">
            <text:p>0,43</text:p>
          </table:table-cell>
          <table:table-cell table:style-name="ce60" office:value-type="float" office:value="0.3066">
            <text:p>0,31</text:p>
          </table:table-cell>
          <table:table-cell table:style-name="ce44" office:value-type="float" office:value="1">
            <text:p>1</text:p>
          </table:table-cell>
          <table:table-cell table:formula="of:=VLOOKUP([.D126];[.$G$4:.$J$13];4)" office:value-type="float" office:value="2">
            <text:p>2</text:p>
          </table:table-cell>
          <table:table-cell table:number-columns-repeated="9"/>
        </table:table-row>
        <table:table-row table:style-name="ro2">
          <table:table-cell table:style-name="ce60" office:value-type="string">
            <text:p>87s</text:p>
          </table:table-cell>
          <table:table-cell table:style-name="ce60" office:value-type="float" office:value="0.4794">
            <text:p>0,48</text:p>
          </table:table-cell>
          <table:table-cell table:style-name="ce60" office:value-type="float" office:value="0.3328">
            <text:p>0,33</text:p>
          </table:table-cell>
          <table:table-cell table:style-name="ce44" office:value-type="float" office:value="1">
            <text:p>1</text:p>
          </table:table-cell>
          <table:table-cell table:formula="of:=VLOOKUP([.D127];[.$G$4:.$J$13];4)" office:value-type="float" office:value="2">
            <text:p>2</text:p>
          </table:table-cell>
          <table:table-cell table:number-columns-repeated="9"/>
        </table:table-row>
        <table:table-row table:style-name="ro2">
          <table:table-cell table:style-name="ce60" office:value-type="string">
            <text:p>87o</text:p>
          </table:table-cell>
          <table:table-cell table:style-name="ce60" office:value-type="float" office:value="0.4505">
            <text:p>0,45</text:p>
          </table:table-cell>
          <table:table-cell table:style-name="ce60" office:value-type="float" office:value="0.3222">
            <text:p>0,32</text:p>
          </table:table-cell>
          <table:table-cell table:style-name="ce44" office:value-type="float" office:value="1">
            <text:p>1</text:p>
          </table:table-cell>
          <table:table-cell table:formula="of:=VLOOKUP([.D128];[.$G$4:.$J$13];4)" office:value-type="float" office:value="2">
            <text:p>2</text:p>
          </table:table-cell>
          <table:table-cell table:number-columns-repeated="9"/>
        </table:table-row>
        <table:table-row table:style-name="ro2">
          <table:table-cell table:style-name="ce60" office:value-type="string">
            <text:p>86s</text:p>
          </table:table-cell>
          <table:table-cell table:style-name="ce60" office:value-type="float" office:value="0.4624">
            <text:p>0,46</text:p>
          </table:table-cell>
          <table:table-cell table:style-name="ce60" office:value-type="float" office:value="0.3291">
            <text:p>0,33</text:p>
          </table:table-cell>
          <table:table-cell table:style-name="ce44" office:value-type="float" office:value="1">
            <text:p>1</text:p>
          </table:table-cell>
          <table:table-cell table:formula="of:=VLOOKUP([.D129];[.$G$4:.$J$13];4)" office:value-type="float" office:value="2">
            <text:p>2</text:p>
          </table:table-cell>
          <table:table-cell table:number-columns-repeated="9"/>
        </table:table-row>
        <table:table-row table:style-name="ro2">
          <table:table-cell table:style-name="ce60" office:value-type="string">
            <text:p>85s</text:p>
          </table:table-cell>
          <table:table-cell table:style-name="ce60" office:value-type="float" office:value="0.4454">
            <text:p>0,45</text:p>
          </table:table-cell>
          <table:table-cell table:style-name="ce60" office:value-type="float" office:value="0.324">
            <text:p>0,32</text:p>
          </table:table-cell>
          <table:table-cell table:style-name="ce44" office:value-type="float" office:value="1">
            <text:p>1</text:p>
          </table:table-cell>
          <table:table-cell table:formula="of:=VLOOKUP([.D130];[.$G$4:.$J$13];4)" office:value-type="float" office:value="2">
            <text:p>2</text:p>
          </table:table-cell>
          <table:table-cell table:number-columns-repeated="9"/>
        </table:table-row>
        <table:table-row table:style-name="ro2">
          <table:table-cell table:style-name="ce60" office:value-type="string">
            <text:p>76s</text:p>
          </table:table-cell>
          <table:table-cell table:style-name="ce60" office:value-type="float" office:value="0.4537">
            <text:p>0,45</text:p>
          </table:table-cell>
          <table:table-cell table:style-name="ce60" office:value-type="float" office:value="0.3401">
            <text:p>0,34</text:p>
          </table:table-cell>
          <table:table-cell table:style-name="ce44" office:value-type="float" office:value="1">
            <text:p>1</text:p>
          </table:table-cell>
          <table:table-cell table:formula="of:=VLOOKUP([.D131];[.$G$4:.$J$13];4)" office:value-type="float" office:value="2">
            <text:p>2</text:p>
          </table:table-cell>
          <table:table-cell table:number-columns-repeated="9"/>
        </table:table-row>
        <table:table-row table:style-name="ro2">
          <table:table-cell table:style-name="ce43" office:value-type="string">
            <text:p>94o</text:p>
          </table:table-cell>
          <table:table-cell table:style-name="ce43" office:value-type="float" office:value="0.4067">
            <text:p>0,41</text:p>
          </table:table-cell>
          <table:table-cell table:style-name="ce43" office:value-type="float" office:value="0.2879">
            <text:p>0,29</text:p>
          </table:table-cell>
          <table:table-cell table:style-name="ce43" office:value-type="float" office:value="0">
            <text:p>0</text:p>
          </table:table-cell>
          <table:table-cell table:style-name="ce22" table:formula="of:=VLOOKUP([.D132];[.$G$4:.$J$13];4)" office:value-type="float" office:value="1">
            <text:p>1</text:p>
          </table:table-cell>
          <table:table-cell table:number-columns-repeated="9"/>
        </table:table-row>
        <table:table-row table:style-name="ro2">
          <table:table-cell table:style-name="ce43" office:value-type="string">
            <text:p>93o</text:p>
          </table:table-cell>
          <table:table-cell table:style-name="ce43" office:value-type="float" office:value="0.4002">
            <text:p>0,4</text:p>
          </table:table-cell>
          <table:table-cell table:style-name="ce43" office:value-type="float" office:value="0.2865">
            <text:p>0,29</text:p>
          </table:table-cell>
          <table:table-cell table:style-name="ce43" office:value-type="float" office:value="0">
            <text:p>0</text:p>
          </table:table-cell>
          <table:table-cell table:style-name="ce22" table:formula="of:=VLOOKUP([.D133];[.$G$4:.$J$13];4)" office:value-type="float" office:value="1">
            <text:p>1</text:p>
          </table:table-cell>
          <table:table-cell table:number-columns-repeated="9"/>
        </table:table-row>
        <table:table-row table:style-name="ro2">
          <table:table-cell table:style-name="ce43" office:value-type="string">
            <text:p>92s</text:p>
          </table:table-cell>
          <table:table-cell table:style-name="ce43" office:value-type="float" office:value="0.4242">
            <text:p>0,42</text:p>
          </table:table-cell>
          <table:table-cell table:style-name="ce43" office:value-type="float" office:value="0.306">
            <text:p>0,31</text:p>
          </table:table-cell>
          <table:table-cell table:style-name="ce43" office:value-type="float" office:value="0">
            <text:p>0</text:p>
          </table:table-cell>
          <table:table-cell table:style-name="ce22" table:formula="of:=VLOOKUP([.D134];[.$G$4:.$J$13];4)" office:value-type="float" office:value="1">
            <text:p>1</text:p>
          </table:table-cell>
          <table:table-cell table:number-columns-repeated="9"/>
        </table:table-row>
        <table:table-row table:style-name="ro2">
          <table:table-cell table:style-name="ce43" office:value-type="string">
            <text:p>92o</text:p>
          </table:table-cell>
          <table:table-cell table:style-name="ce43" office:value-type="float" office:value="0.391">
            <text:p>0,39</text:p>
          </table:table-cell>
          <table:table-cell table:style-name="ce43" office:value-type="float" office:value="0.2847">
            <text:p>0,28</text:p>
          </table:table-cell>
          <table:table-cell table:style-name="ce43" office:value-type="float" office:value="0">
            <text:p>0</text:p>
          </table:table-cell>
          <table:table-cell table:style-name="ce22" table:formula="of:=VLOOKUP([.D135];[.$G$4:.$J$13];4)" office:value-type="float" office:value="1">
            <text:p>1</text:p>
          </table:table-cell>
          <table:table-cell table:number-columns-repeated="9"/>
        </table:table-row>
        <table:table-row table:style-name="ro2">
          <table:table-cell table:style-name="ce43" office:value-type="string">
            <text:p>86o</text:p>
          </table:table-cell>
          <table:table-cell table:style-name="ce43" office:value-type="float" office:value="0.4324">
            <text:p>0,43</text:p>
          </table:table-cell>
          <table:table-cell table:style-name="ce43" office:value-type="float" office:value="0.3162">
            <text:p>0,32</text:p>
          </table:table-cell>
          <table:table-cell table:style-name="ce43" office:value-type="float" office:value="0">
            <text:p>0</text:p>
          </table:table-cell>
          <table:table-cell table:style-name="ce22" table:formula="of:=VLOOKUP([.D136];[.$G$4:.$J$13];4)" office:value-type="float" office:value="1">
            <text:p>1</text:p>
          </table:table-cell>
          <table:table-cell table:number-columns-repeated="9"/>
        </table:table-row>
        <table:table-row table:style-name="ro2">
          <table:table-cell table:style-name="ce43" office:value-type="string">
            <text:p>85o</text:p>
          </table:table-cell>
          <table:table-cell table:style-name="ce43" office:value-type="float" office:value="0.4143">
            <text:p>0,41</text:p>
          </table:table-cell>
          <table:table-cell table:style-name="ce43" office:value-type="float" office:value="0.3086">
            <text:p>0,31</text:p>
          </table:table-cell>
          <table:table-cell table:style-name="ce43" office:value-type="float" office:value="0">
            <text:p>0</text:p>
          </table:table-cell>
          <table:table-cell table:style-name="ce22" table:formula="of:=VLOOKUP([.D137];[.$G$4:.$J$13];4)" office:value-type="float" office:value="1">
            <text:p>1</text:p>
          </table:table-cell>
          <table:table-cell table:number-columns-repeated="9"/>
        </table:table-row>
        <table:table-row table:style-name="ro2">
          <table:table-cell table:style-name="ce43" office:value-type="string">
            <text:p>84s</text:p>
          </table:table-cell>
          <table:table-cell table:style-name="ce43" office:value-type="float" office:value="0.427">
            <text:p>0,43</text:p>
          </table:table-cell>
          <table:table-cell table:style-name="ce43" office:value-type="float" office:value="0.3197">
            <text:p>0,32</text:p>
          </table:table-cell>
          <table:table-cell table:style-name="ce43" office:value-type="float" office:value="0">
            <text:p>0</text:p>
          </table:table-cell>
          <table:table-cell table:style-name="ce22" table:formula="of:=VLOOKUP([.D138];[.$G$4:.$J$13];4)" office:value-type="float" office:value="1">
            <text:p>1</text:p>
          </table:table-cell>
          <table:table-cell table:number-columns-repeated="9"/>
        </table:table-row>
        <table:table-row table:style-name="ro2">
          <table:table-cell table:style-name="ce43" office:value-type="string">
            <text:p>84o</text:p>
          </table:table-cell>
          <table:table-cell table:style-name="ce43" office:value-type="float" office:value="0.3945">
            <text:p>0,39</text:p>
          </table:table-cell>
          <table:table-cell table:style-name="ce43" office:value-type="float" office:value="0.3015">
            <text:p>0,3</text:p>
          </table:table-cell>
          <table:table-cell table:style-name="ce43" office:value-type="float" office:value="0">
            <text:p>0</text:p>
          </table:table-cell>
          <table:table-cell table:style-name="ce22" table:formula="of:=VLOOKUP([.D139];[.$G$4:.$J$13];4)" office:value-type="float" office:value="1">
            <text:p>1</text:p>
          </table:table-cell>
          <table:table-cell table:number-columns-repeated="9"/>
        </table:table-row>
        <table:table-row table:style-name="ro2">
          <table:table-cell table:style-name="ce43" office:value-type="string">
            <text:p>83s</text:p>
          </table:table-cell>
          <table:table-cell table:style-name="ce43" office:value-type="float" office:value="0.4087">
            <text:p>0,41</text:p>
          </table:table-cell>
          <table:table-cell table:style-name="ce43" office:value-type="float" office:value="0.3147">
            <text:p>0,31</text:p>
          </table:table-cell>
          <table:table-cell table:style-name="ce43" office:value-type="float" office:value="0">
            <text:p>0</text:p>
          </table:table-cell>
          <table:table-cell table:style-name="ce22" table:formula="of:=VLOOKUP([.D140];[.$G$4:.$J$13];4)" office:value-type="float" office:value="1">
            <text:p>1</text:p>
          </table:table-cell>
          <table:table-cell table:number-columns-repeated="9"/>
        </table:table-row>
        <table:table-row table:style-name="ro2">
          <table:table-cell table:style-name="ce43" office:value-type="string">
            <text:p>82s</text:p>
          </table:table-cell>
          <table:table-cell table:style-name="ce43" office:value-type="float" office:value="0.4027">
            <text:p>0,4</text:p>
          </table:table-cell>
          <table:table-cell table:style-name="ce43" office:value-type="float" office:value="0.314">
            <text:p>0,31</text:p>
          </table:table-cell>
          <table:table-cell table:style-name="ce43" office:value-type="float" office:value="0">
            <text:p>0</text:p>
          </table:table-cell>
          <table:table-cell table:style-name="ce22" table:formula="of:=VLOOKUP([.D141];[.$G$4:.$J$13];4)" office:value-type="float" office:value="1">
            <text:p>1</text:p>
          </table:table-cell>
          <table:table-cell table:number-columns-repeated="9"/>
        </table:table-row>
        <table:table-row table:style-name="ro2">
          <table:table-cell table:style-name="ce43" office:value-type="string">
            <text:p>76o</text:p>
          </table:table-cell>
          <table:table-cell table:style-name="ce43" office:value-type="float" office:value="0.4232">
            <text:p>0,42</text:p>
          </table:table-cell>
          <table:table-cell table:style-name="ce43" office:value-type="float" office:value="0.3279">
            <text:p>0,33</text:p>
          </table:table-cell>
          <table:table-cell table:style-name="ce43" office:value-type="float" office:value="0">
            <text:p>0</text:p>
          </table:table-cell>
          <table:table-cell table:style-name="ce22" table:formula="of:=VLOOKUP([.D142];[.$G$4:.$J$13];4)" office:value-type="float" office:value="1">
            <text:p>1</text:p>
          </table:table-cell>
          <table:table-cell table:number-columns-repeated="9"/>
        </table:table-row>
        <table:table-row table:style-name="ro2">
          <table:table-cell table:style-name="ce43" office:value-type="string">
            <text:p>75s</text:p>
          </table:table-cell>
          <table:table-cell table:style-name="ce43" office:value-type="float" office:value="0.4368">
            <text:p>0,44</text:p>
          </table:table-cell>
          <table:table-cell table:style-name="ce43" office:value-type="float" office:value="0.3359">
            <text:p>0,34</text:p>
          </table:table-cell>
          <table:table-cell table:style-name="ce43" office:value-type="float" office:value="0">
            <text:p>0</text:p>
          </table:table-cell>
          <table:table-cell table:style-name="ce22" table:formula="of:=VLOOKUP([.D143];[.$G$4:.$J$13];4)" office:value-type="float" office:value="1">
            <text:p>1</text:p>
          </table:table-cell>
          <table:table-cell table:number-columns-repeated="9"/>
        </table:table-row>
        <table:table-row table:style-name="ro2">
          <table:table-cell table:style-name="ce43" office:value-type="string">
            <text:p>75o</text:p>
          </table:table-cell>
          <table:table-cell table:style-name="ce43" office:value-type="float" office:value="0.4051">
            <text:p>0,41</text:p>
          </table:table-cell>
          <table:table-cell table:style-name="ce43" office:value-type="float" office:value="0.3213">
            <text:p>0,32</text:p>
          </table:table-cell>
          <table:table-cell table:style-name="ce43" office:value-type="float" office:value="0">
            <text:p>0</text:p>
          </table:table-cell>
          <table:table-cell table:style-name="ce22" table:formula="of:=VLOOKUP([.D144];[.$G$4:.$J$13];4)" office:value-type="float" office:value="1">
            <text:p>1</text:p>
          </table:table-cell>
          <table:table-cell table:number-columns-repeated="9"/>
        </table:table-row>
        <table:table-row table:style-name="ro2">
          <table:table-cell table:style-name="ce43" office:value-type="string">
            <text:p>74s</text:p>
          </table:table-cell>
          <table:table-cell table:style-name="ce43" office:value-type="float" office:value="0.4185">
            <text:p>0,42</text:p>
          </table:table-cell>
          <table:table-cell table:style-name="ce43" office:value-type="float" office:value="0.3314">
            <text:p>0,33</text:p>
          </table:table-cell>
          <table:table-cell table:style-name="ce43" office:value-type="float" office:value="0">
            <text:p>0</text:p>
          </table:table-cell>
          <table:table-cell table:style-name="ce22" table:formula="of:=VLOOKUP([.D145];[.$G$4:.$J$13];4)" office:value-type="float" office:value="1">
            <text:p>1</text:p>
          </table:table-cell>
          <table:table-cell table:number-columns-repeated="9"/>
        </table:table-row>
        <table:table-row table:style-name="ro2">
          <table:table-cell table:style-name="ce43" office:value-type="string">
            <text:p>73s</text:p>
          </table:table-cell>
          <table:table-cell table:style-name="ce43" office:value-type="float" office:value="0.4004">
            <text:p>0,4</text:p>
          </table:table-cell>
          <table:table-cell table:style-name="ce43" office:value-type="float" office:value="0.3257">
            <text:p>0,33</text:p>
          </table:table-cell>
          <table:table-cell table:style-name="ce43" office:value-type="float" office:value="0">
            <text:p>0</text:p>
          </table:table-cell>
          <table:table-cell table:style-name="ce22" table:formula="of:=VLOOKUP([.D146];[.$G$4:.$J$13];4)" office:value-type="float" office:value="1">
            <text:p>1</text:p>
          </table:table-cell>
          <table:table-cell table:number-columns-repeated="9"/>
        </table:table-row>
        <table:table-row table:style-name="ro2">
          <table:table-cell table:style-name="ce43" office:value-type="string">
            <text:p>65s</text:p>
          </table:table-cell>
          <table:table-cell table:style-name="ce43" office:value-type="float" office:value="0.4313">
            <text:p>0,43</text:p>
          </table:table-cell>
          <table:table-cell table:style-name="ce43" office:value-type="float" office:value="0.3446">
            <text:p>0,34</text:p>
          </table:table-cell>
          <table:table-cell table:style-name="ce43" office:value-type="float" office:value="0">
            <text:p>0</text:p>
          </table:table-cell>
          <table:table-cell table:style-name="ce22" table:formula="of:=VLOOKUP([.D147];[.$G$4:.$J$13];4)" office:value-type="float" office:value="1">
            <text:p>1</text:p>
          </table:table-cell>
          <table:table-cell table:number-columns-repeated="9"/>
        </table:table-row>
        <table:table-row table:style-name="ro2">
          <table:table-cell table:style-name="ce43" office:value-type="string">
            <text:p>65o</text:p>
          </table:table-cell>
          <table:table-cell table:style-name="ce43" office:value-type="float" office:value="0.3994">
            <text:p>0,4</text:p>
          </table:table-cell>
          <table:table-cell table:style-name="ce43" office:value-type="float" office:value="0.3307">
            <text:p>0,33</text:p>
          </table:table-cell>
          <table:table-cell table:style-name="ce43" office:value-type="float" office:value="0">
            <text:p>0</text:p>
          </table:table-cell>
          <table:table-cell table:style-name="ce22" table:formula="of:=VLOOKUP([.D148];[.$G$4:.$J$13];4)" office:value-type="float" office:value="1">
            <text:p>1</text:p>
          </table:table-cell>
          <table:table-cell table:number-columns-repeated="9"/>
        </table:table-row>
        <table:table-row table:style-name="ro2">
          <table:table-cell table:style-name="ce43" office:value-type="string">
            <text:p>64s</text:p>
          </table:table-cell>
          <table:table-cell table:style-name="ce43" office:value-type="float" office:value="0.4133">
            <text:p>0,41</text:p>
          </table:table-cell>
          <table:table-cell table:style-name="ce43" office:value-type="float" office:value="0.341">
            <text:p>0,34</text:p>
          </table:table-cell>
          <table:table-cell table:style-name="ce43" office:value-type="float" office:value="0">
            <text:p>0</text:p>
          </table:table-cell>
          <table:table-cell table:style-name="ce22" table:formula="of:=VLOOKUP([.D149];[.$G$4:.$J$13];4)" office:value-type="float" office:value="1">
            <text:p>1</text:p>
          </table:table-cell>
          <table:table-cell table:number-columns-repeated="9"/>
        </table:table-row>
        <table:table-row table:style-name="ro2">
          <table:table-cell table:style-name="ce43" office:value-type="string">
            <text:p>63s</text:p>
          </table:table-cell>
          <table:table-cell table:style-name="ce43" office:value-type="float" office:value="0.3953">
            <text:p>0,4</text:p>
          </table:table-cell>
          <table:table-cell table:style-name="ce43" office:value-type="float" office:value="0.3353">
            <text:p>0,34</text:p>
          </table:table-cell>
          <table:table-cell table:style-name="ce43" office:value-type="float" office:value="0">
            <text:p>0</text:p>
          </table:table-cell>
          <table:table-cell table:style-name="ce22" table:formula="of:=VLOOKUP([.D150];[.$G$4:.$J$13];4)" office:value-type="float" office:value="1">
            <text:p>1</text:p>
          </table:table-cell>
          <table:table-cell table:number-columns-repeated="9"/>
        </table:table-row>
        <table:table-row table:style-name="ro2">
          <table:table-cell table:style-name="ce43" office:value-type="string">
            <text:p>54s</text:p>
          </table:table-cell>
          <table:table-cell table:style-name="ce43" office:value-type="float" office:value="0.4145">
            <text:p>0,41</text:p>
          </table:table-cell>
          <table:table-cell table:style-name="ce43" office:value-type="float" office:value="0.347">
            <text:p>0,35</text:p>
          </table:table-cell>
          <table:table-cell table:style-name="ce43" office:value-type="float" office:value="0">
            <text:p>0</text:p>
          </table:table-cell>
          <table:table-cell table:style-name="ce22" table:formula="of:=VLOOKUP([.D151];[.$G$4:.$J$13];4)" office:value-type="float" office:value="1">
            <text:p>1</text:p>
          </table:table-cell>
          <table:table-cell table:number-columns-repeated="9"/>
        </table:table-row>
        <table:table-row table:style-name="ro2">
          <table:table-cell table:style-name="ce43" office:value-type="string">
            <text:p>53s</text:p>
          </table:table-cell>
          <table:table-cell table:style-name="ce43" office:value-type="float" office:value="0.3969">
            <text:p>0,4</text:p>
          </table:table-cell>
          <table:table-cell table:style-name="ce43" office:value-type="float" office:value="0.3424">
            <text:p>0,34</text:p>
          </table:table-cell>
          <table:table-cell table:style-name="ce43" office:value-type="float" office:value="0">
            <text:p>0</text:p>
          </table:table-cell>
          <table:table-cell table:style-name="ce22" table:formula="of:=VLOOKUP([.D152];[.$G$4:.$J$13];4)" office:value-type="float" office:value="1">
            <text:p>1</text:p>
          </table:table-cell>
          <table:table-cell table:number-columns-repeated="9"/>
        </table:table-row>
        <table:table-row table:style-name="ro2">
          <table:table-cell table:style-name="ce43" office:value-type="string">
            <text:p>43s</text:p>
          </table:table-cell>
          <table:table-cell table:style-name="ce43" office:value-type="float" office:value="0.3864">
            <text:p>0,39</text:p>
          </table:table-cell>
          <table:table-cell table:style-name="ce43" office:value-type="float" office:value="0.3419">
            <text:p>0,34</text:p>
          </table:table-cell>
          <table:table-cell table:style-name="ce43" office:value-type="float" office:value="0">
            <text:p>0</text:p>
          </table:table-cell>
          <table:table-cell table:style-name="ce22" table:formula="of:=VLOOKUP([.D153];[.$G$4:.$J$13];4)" office:value-type="float" office:value="1">
            <text:p>1</text:p>
          </table:table-cell>
          <table:table-cell table:number-columns-repeated="9"/>
        </table:table-row>
        <table:table-row table:style-name="ro2">
          <table:table-cell table:style-name="ce60" office:value-type="string">
            <text:p>83o</text:p>
          </table:table-cell>
          <table:table-cell table:style-name="ce60" office:value-type="float" office:value="0.3748">
            <text:p>0,37</text:p>
          </table:table-cell>
          <table:table-cell table:style-name="ce60" office:value-type="float" office:value="0.2934">
            <text:p>0,29</text:p>
          </table:table-cell>
          <table:table-cell table:style-name="ce44" office:value-type="float" office:value="2">
            <text:p>2</text:p>
          </table:table-cell>
          <table:table-cell table:formula="of:=VLOOKUP([.D154];[.$G$4:.$J$13];4)" office:value-type="float" office:value="0">
            <text:p>0</text:p>
          </table:table-cell>
          <table:table-cell table:number-columns-repeated="9"/>
        </table:table-row>
        <table:table-row table:style-name="ro2">
          <table:table-cell table:style-name="ce60" office:value-type="string">
            <text:p>82o</text:p>
          </table:table-cell>
          <table:table-cell table:style-name="ce60" office:value-type="float" office:value="0.3683">
            <text:p>0,37</text:p>
          </table:table-cell>
          <table:table-cell table:style-name="ce60" office:value-type="float" office:value="0.2915">
            <text:p>0,29</text:p>
          </table:table-cell>
          <table:table-cell table:style-name="ce44" office:value-type="float" office:value="2">
            <text:p>2</text:p>
          </table:table-cell>
          <table:table-cell table:formula="of:=VLOOKUP([.D155];[.$G$4:.$J$13];4)" office:value-type="float" office:value="0">
            <text:p>0</text:p>
          </table:table-cell>
          <table:table-cell table:number-columns-repeated="9"/>
        </table:table-row>
        <table:table-row table:style-name="ro2">
          <table:table-cell table:style-name="ce60" office:value-type="string">
            <text:p>74o</text:p>
          </table:table-cell>
          <table:table-cell table:style-name="ce60" office:value-type="float" office:value="0.3855">
            <text:p>0,39</text:p>
          </table:table-cell>
          <table:table-cell table:style-name="ce60" office:value-type="float" office:value="0.3141">
            <text:p>0,31</text:p>
          </table:table-cell>
          <table:table-cell table:style-name="ce44" office:value-type="float" office:value="2">
            <text:p>2</text:p>
          </table:table-cell>
          <table:table-cell table:formula="of:=VLOOKUP([.D156];[.$G$4:.$J$13];4)" office:value-type="float" office:value="0">
            <text:p>0</text:p>
          </table:table-cell>
          <table:table-cell table:number-columns-repeated="9"/>
        </table:table-row>
        <table:table-row table:style-name="ro2">
          <table:table-cell table:style-name="ce60" office:value-type="string">
            <text:p>73o</text:p>
          </table:table-cell>
          <table:table-cell table:style-name="ce60" office:value-type="float" office:value="0.366">
            <text:p>0,37</text:p>
          </table:table-cell>
          <table:table-cell table:style-name="ce60" office:value-type="float" office:value="0.3053">
            <text:p>0,31</text:p>
          </table:table-cell>
          <table:table-cell table:style-name="ce44" office:value-type="float" office:value="2">
            <text:p>2</text:p>
          </table:table-cell>
          <table:table-cell table:formula="of:=VLOOKUP([.D157];[.$G$4:.$J$13];4)" office:value-type="float" office:value="0">
            <text:p>0</text:p>
          </table:table-cell>
          <table:table-cell table:number-columns-repeated="9"/>
        </table:table-row>
        <table:table-row table:style-name="ro2">
          <table:table-cell table:style-name="ce60" office:value-type="string">
            <text:p>72s</text:p>
          </table:table-cell>
          <table:table-cell table:style-name="ce60" office:value-type="float" office:value="0.3816">
            <text:p>0,38</text:p>
          </table:table-cell>
          <table:table-cell table:style-name="ce60" office:value-type="float" office:value="0.32">
            <text:p>0,32</text:p>
          </table:table-cell>
          <table:table-cell table:style-name="ce44" office:value-type="float" office:value="2">
            <text:p>2</text:p>
          </table:table-cell>
          <table:table-cell table:formula="of:=VLOOKUP([.D158];[.$G$4:.$J$13];4)" office:value-type="float" office:value="0">
            <text:p>0</text:p>
          </table:table-cell>
          <table:table-cell table:number-columns-repeated="9"/>
        </table:table-row>
        <table:table-row table:style-name="ro2">
          <table:table-cell table:style-name="ce60" office:value-type="string">
            <text:p>72o</text:p>
          </table:table-cell>
          <table:table-cell table:style-name="ce60" office:value-type="float" office:value="0.3458">
            <text:p>0,35</text:p>
          </table:table-cell>
          <table:table-cell table:style-name="ce60" office:value-type="float" office:value="0.2961">
            <text:p>0,3</text:p>
          </table:table-cell>
          <table:table-cell table:style-name="ce44" office:value-type="float" office:value="2">
            <text:p>2</text:p>
          </table:table-cell>
          <table:table-cell table:formula="of:=VLOOKUP([.D159];[.$G$4:.$J$13];4)" office:value-type="float" office:value="0">
            <text:p>0</text:p>
          </table:table-cell>
          <table:table-cell table:number-columns-repeated="9"/>
        </table:table-row>
        <table:table-row table:style-name="ro2">
          <table:table-cell table:style-name="ce60" office:value-type="string">
            <text:p>64o</text:p>
          </table:table-cell>
          <table:table-cell table:style-name="ce60" office:value-type="float" office:value="0.3801">
            <text:p>0,38</text:p>
          </table:table-cell>
          <table:table-cell table:style-name="ce60" office:value-type="float" office:value="0.3245">
            <text:p>0,32</text:p>
          </table:table-cell>
          <table:table-cell table:style-name="ce44" office:value-type="float" office:value="2">
            <text:p>2</text:p>
          </table:table-cell>
          <table:table-cell table:formula="of:=VLOOKUP([.D160];[.$G$4:.$J$13];4)" office:value-type="float" office:value="0">
            <text:p>0</text:p>
          </table:table-cell>
          <table:table-cell table:number-columns-repeated="9"/>
        </table:table-row>
        <table:table-row table:style-name="ro2">
          <table:table-cell table:style-name="ce60" office:value-type="string">
            <text:p>63o</text:p>
          </table:table-cell>
          <table:table-cell table:style-name="ce60" office:value-type="float" office:value="0.3608">
            <text:p>0,36</text:p>
          </table:table-cell>
          <table:table-cell table:style-name="ce60" office:value-type="float" office:value="0.3159">
            <text:p>0,32</text:p>
          </table:table-cell>
          <table:table-cell table:style-name="ce44" office:value-type="float" office:value="2">
            <text:p>2</text:p>
          </table:table-cell>
          <table:table-cell table:formula="of:=VLOOKUP([.D161];[.$G$4:.$J$13];4)" office:value-type="float" office:value="0">
            <text:p>0</text:p>
          </table:table-cell>
          <table:table-cell table:number-columns-repeated="9"/>
        </table:table-row>
        <table:table-row table:style-name="ro2">
          <table:table-cell table:style-name="ce60" office:value-type="string">
            <text:p>62s</text:p>
          </table:table-cell>
          <table:table-cell table:style-name="ce60" office:value-type="float" office:value="0.3767">
            <text:p>0,38</text:p>
          </table:table-cell>
          <table:table-cell table:style-name="ce60" office:value-type="float" office:value="0.329">
            <text:p>0,33</text:p>
          </table:table-cell>
          <table:table-cell table:style-name="ce44" office:value-type="float" office:value="2">
            <text:p>2</text:p>
          </table:table-cell>
          <table:table-cell table:formula="of:=VLOOKUP([.D162];[.$G$4:.$J$13];4)" office:value-type="float" office:value="0">
            <text:p>0</text:p>
          </table:table-cell>
          <table:table-cell table:number-columns-repeated="9"/>
        </table:table-row>
        <table:table-row table:style-name="ro2">
          <table:table-cell table:style-name="ce60" office:value-type="string">
            <text:p>62o</text:p>
          </table:table-cell>
          <table:table-cell table:style-name="ce60" office:value-type="float" office:value="0.3408">
            <text:p>0,34</text:p>
          </table:table-cell>
          <table:table-cell table:style-name="ce60" office:value-type="float" office:value="0.3062">
            <text:p>0,31</text:p>
          </table:table-cell>
          <table:table-cell table:style-name="ce44" office:value-type="float" office:value="2">
            <text:p>2</text:p>
          </table:table-cell>
          <table:table-cell table:formula="of:=VLOOKUP([.D163];[.$G$4:.$J$13];4)" office:value-type="float" office:value="0">
            <text:p>0</text:p>
          </table:table-cell>
          <table:table-cell table:number-columns-repeated="9"/>
        </table:table-row>
        <table:table-row table:style-name="ro2">
          <table:table-cell table:style-name="ce60" office:value-type="string">
            <text:p>54o</text:p>
          </table:table-cell>
          <table:table-cell table:style-name="ce60" office:value-type="float" office:value="0.3816">
            <text:p>0,38</text:p>
          </table:table-cell>
          <table:table-cell table:style-name="ce60" office:value-type="float" office:value="0.3315">
            <text:p>0,33</text:p>
          </table:table-cell>
          <table:table-cell table:style-name="ce44" office:value-type="float" office:value="2">
            <text:p>2</text:p>
          </table:table-cell>
          <table:table-cell table:formula="of:=VLOOKUP([.D164];[.$G$4:.$J$13];4)" office:value-type="float" office:value="0">
            <text:p>0</text:p>
          </table:table-cell>
          <table:table-cell table:number-columns-repeated="9"/>
        </table:table-row>
        <table:table-row table:style-name="ro2">
          <table:table-cell table:style-name="ce60" office:value-type="string">
            <text:p>53o</text:p>
          </table:table-cell>
          <table:table-cell table:style-name="ce60" office:value-type="float" office:value="0.3626">
            <text:p>0,36</text:p>
          </table:table-cell>
          <table:table-cell table:style-name="ce60" office:value-type="float" office:value="0.3242">
            <text:p>0,32</text:p>
          </table:table-cell>
          <table:table-cell table:style-name="ce44" office:value-type="float" office:value="2">
            <text:p>2</text:p>
          </table:table-cell>
          <table:table-cell table:formula="of:=VLOOKUP([.D165];[.$G$4:.$J$13];4)" office:value-type="float" office:value="0">
            <text:p>0</text:p>
          </table:table-cell>
          <table:table-cell table:number-columns-repeated="9"/>
        </table:table-row>
        <table:table-row table:style-name="ro2">
          <table:table-cell table:style-name="ce60" office:value-type="string">
            <text:p>52s</text:p>
          </table:table-cell>
          <table:table-cell table:style-name="ce60" office:value-type="float" office:value="0.3785">
            <text:p>0,38</text:p>
          </table:table-cell>
          <table:table-cell table:style-name="ce60" office:value-type="float" office:value="0.3364">
            <text:p>0,34</text:p>
          </table:table-cell>
          <table:table-cell table:style-name="ce44" office:value-type="float" office:value="2">
            <text:p>2</text:p>
          </table:table-cell>
          <table:table-cell table:formula="of:=VLOOKUP([.D166];[.$G$4:.$J$13];4)" office:value-type="float" office:value="0">
            <text:p>0</text:p>
          </table:table-cell>
          <table:table-cell table:number-columns-repeated="9"/>
        </table:table-row>
        <table:table-row table:style-name="ro2">
          <table:table-cell table:style-name="ce60" office:value-type="string">
            <text:p>52o</text:p>
          </table:table-cell>
          <table:table-cell table:style-name="ce60" office:value-type="float" office:value="0.3428">
            <text:p>0,34</text:p>
          </table:table-cell>
          <table:table-cell table:style-name="ce60" office:value-type="float" office:value="0.315">
            <text:p>0,32</text:p>
          </table:table-cell>
          <table:table-cell table:style-name="ce44" office:value-type="float" office:value="2">
            <text:p>2</text:p>
          </table:table-cell>
          <table:table-cell table:formula="of:=VLOOKUP([.D167];[.$G$4:.$J$13];4)" office:value-type="float" office:value="0">
            <text:p>0</text:p>
          </table:table-cell>
          <table:table-cell table:number-columns-repeated="9"/>
        </table:table-row>
        <table:table-row table:style-name="ro2">
          <table:table-cell table:style-name="ce60" office:value-type="string">
            <text:p>43o</text:p>
          </table:table-cell>
          <table:table-cell table:style-name="ce60" office:value-type="float" office:value="0.3515">
            <text:p>0,35</text:p>
          </table:table-cell>
          <table:table-cell table:style-name="ce60" office:value-type="float" office:value="0.3225">
            <text:p>0,32</text:p>
          </table:table-cell>
          <table:table-cell table:style-name="ce44" office:value-type="float" office:value="2">
            <text:p>2</text:p>
          </table:table-cell>
          <table:table-cell table:formula="of:=VLOOKUP([.D168];[.$G$4:.$J$13];4)" office:value-type="float" office:value="0">
            <text:p>0</text:p>
          </table:table-cell>
          <table:table-cell table:number-columns-repeated="9"/>
        </table:table-row>
        <table:table-row table:style-name="ro2">
          <table:table-cell table:style-name="ce60" office:value-type="string">
            <text:p>42s</text:p>
          </table:table-cell>
          <table:table-cell table:style-name="ce60" office:value-type="float" office:value="0.3683">
            <text:p>0,37</text:p>
          </table:table-cell>
          <table:table-cell table:style-name="ce60" office:value-type="float" office:value="0.3362">
            <text:p>0,34</text:p>
          </table:table-cell>
          <table:table-cell table:style-name="ce44" office:value-type="float" office:value="2">
            <text:p>2</text:p>
          </table:table-cell>
          <table:table-cell table:formula="of:=VLOOKUP([.D169];[.$G$4:.$J$13];4)" office:value-type="float" office:value="0">
            <text:p>0</text:p>
          </table:table-cell>
          <table:table-cell table:number-columns-repeated="9"/>
        </table:table-row>
        <table:table-row table:style-name="ro2">
          <table:table-cell table:style-name="ce60" office:value-type="string">
            <text:p>42o</text:p>
          </table:table-cell>
          <table:table-cell table:style-name="ce60" office:value-type="float" office:value="0.332">
            <text:p>0,33</text:p>
          </table:table-cell>
          <table:table-cell table:style-name="ce60" office:value-type="float" office:value="0.3136">
            <text:p>0,31</text:p>
          </table:table-cell>
          <table:table-cell table:style-name="ce44" office:value-type="float" office:value="2">
            <text:p>2</text:p>
          </table:table-cell>
          <table:table-cell table:formula="of:=VLOOKUP([.D170];[.$G$4:.$J$13];4)" office:value-type="float" office:value="0">
            <text:p>0</text:p>
          </table:table-cell>
          <table:table-cell table:number-columns-repeated="9"/>
        </table:table-row>
        <table:table-row table:style-name="ro2">
          <table:table-cell table:style-name="ce60" office:value-type="string">
            <text:p>32s</text:p>
          </table:table-cell>
          <table:table-cell table:style-name="ce60" office:value-type="float" office:value="0.3598">
            <text:p>0,36</text:p>
          </table:table-cell>
          <table:table-cell table:style-name="ce60" office:value-type="float" office:value="0.3328">
            <text:p>0,33</text:p>
          </table:table-cell>
          <table:table-cell table:style-name="ce44" office:value-type="float" office:value="2">
            <text:p>2</text:p>
          </table:table-cell>
          <table:table-cell table:formula="of:=VLOOKUP([.D171];[.$G$4:.$J$13];4)" office:value-type="float" office:value="0">
            <text:p>0</text:p>
          </table:table-cell>
          <table:table-cell table:number-columns-repeated="9"/>
        </table:table-row>
        <table:table-row table:style-name="ro2">
          <table:table-cell table:style-name="ce60" office:value-type="string">
            <text:p>32o</text:p>
          </table:table-cell>
          <table:table-cell table:style-name="ce60" office:value-type="float" office:value="0.323">
            <text:p>0,32</text:p>
          </table:table-cell>
          <table:table-cell table:style-name="ce60" office:value-type="float" office:value="0.3085">
            <text:p>0,31</text:p>
          </table:table-cell>
          <table:table-cell table:style-name="ce44" office:value-type="float" office:value="2">
            <text:p>2</text:p>
          </table:table-cell>
          <table:table-cell table:formula="of:=VLOOKUP([.D172];[.$G$4:.$J$13];4)" office:value-type="float" office:value="0">
            <text:p>0</text:p>
          </table:table-cell>
          <table:table-cell table:number-columns-repeated="9"/>
        </table:table-row>
        <table:table-row table:style-name="ro2">
          <table:table-cell table:number-columns-repeated="2"/>
          <table:table-cell table:style-name="Default"/>
          <table:table-cell table:number-columns-repeated="11"/>
        </table:table-row>
        <table:table-row table:style-name="ro2" table:number-rows-repeated="65362">
          <table:table-cell table:number-columns-repeated="14"/>
        </table:table-row>
        <table:table-row table:style-name="ro2">
          <table:table-cell table:number-columns-repeated="14"/>
        </table:table-row>
      </table:table>
      <table:table table:name="8 ney km 0" table:style-name="ta1" table:print="false">
        <table:table-column table:style-name="co20" table:default-cell-style-name="ce45"/>
        <table:table-column table:style-name="co26" table:default-cell-style-name="ce25"/>
        <table:table-column table:style-name="co53" table:default-cell-style-name="ce25"/>
        <table:table-column table:style-name="co18" table:default-cell-style-name="ce25"/>
        <table:table-column table:style-name="co19" table:default-cell-style-name="Default"/>
        <table:table-column table:style-name="co16" table:default-cell-style-name="Default"/>
        <table:table-column table:style-name="co52" table:default-cell-style-name="Default"/>
        <table:table-column table:style-name="co41" table:default-cell-style-name="Default"/>
        <table:table-column table:style-name="co19" table:number-columns-repeated="3" table:default-cell-style-name="Default"/>
        <table:table-row table:style-name="ro4">
          <table:table-cell table:style-name="Default"/>
          <table:table-cell table:style-name="ce14"/>
          <table:table-cell table:style-name="Default" table:number-columns-repeated="2"/>
          <table:table-cell table:number-columns-repeated="7"/>
        </table:table-row>
        <table:table-row table:style-name="ro4">
          <table:table-cell table:style-name="Default" table:number-columns-repeated="4"/>
          <table:table-cell/>
          <table:table-cell table:style-name="ce14" office:value-type="string">
            <text:p>k-means centers</text:p>
          </table:table-cell>
          <table:table-cell table:style-name="ce14" table:number-columns-repeated="2"/>
          <table:table-cell table:number-columns-repeated="3"/>
        </table:table-row>
        <table:table-row table:style-name="ro4">
          <table:table-cell table:style-name="ce11" office:value-type="string">
            <text:p>Pocket</text:p>
          </table:table-cell>
          <table:table-cell table:style-name="ce14" office:value-type="string">
            <text:p>Ney 0</text:p>
          </table:table-cell>
          <table:table-cell table:style-name="ce34" office:value-type="string">
            <text:p>k-means cent.</text:p>
          </table:table-cell>
          <table:table-cell table:style-name="ce34" office:value-type="string">
            <text:p>bucket</text:p>
          </table:table-cell>
          <table:table-cell/>
          <table:table-cell table:style-name="ce14" office:value-type="string">
            <text:p>id</text:p>
          </table:table-cell>
          <table:table-cell table:style-name="ce14" office:value-type="string">
            <text:p>value</text:p>
          </table:table-cell>
          <table:table-cell table:style-name="ce14" office:value-type="string">
            <text:p>bucket</text:p>
          </table:table-cell>
          <table:table-cell/>
          <table:table-cell table:style-name="ce14" office:value-type="string">
            <text:p>Bucket</text:p>
          </table:table-cell>
          <table:table-cell table:style-name="ce14" office:value-type="string">
            <text:p>Cards</text:p>
          </table:table-cell>
        </table:table-row>
        <table:table-row table:style-name="ro4">
          <table:table-cell table:style-name="ce39" office:value-type="string">
            <text:p>AA</text:p>
          </table:table-cell>
          <table:table-cell table:style-name="ce41" office:value-type="float" office:value="3.87815289095848">
            <text:p>3,88</text:p>
          </table:table-cell>
          <table:table-cell table:style-name="ce43" office:value-type="float" office:value="2">
            <text:p>2</text:p>
          </table:table-cell>
          <table:table-cell table:style-name="ce22" table:formula="of:=VLOOKUP([.C4];[.$F$4:.$H$11];3)" office:value-type="float" office:value="7">
            <text:p>7</text:p>
          </table:table-cell>
          <table:table-cell/>
          <table:table-cell table:style-name="ce44" office:value-type="float" office:value="0">
            <text:p>0</text:p>
          </table:table-cell>
          <table:table-cell table:style-name="ce44" office:value-type="float" office:value="1.8975">
            <text:p>1,9</text:p>
          </table:table-cell>
          <table:table-cell office:value-type="float" office:value="6">
            <text:p>6</text:p>
          </table:table-cell>
          <table:table-cell/>
          <table:table-cell office:value-type="float" office:value="7">
            <text:p>7</text:p>
          </table:table-cell>
          <table:table-cell table:formula="of:=STRJOIN([.A4:.A8]; &quot; &quot;)" office:value-type="string" office:string-value="AA KK QQ JJ TT">
            <text:p>AA KK QQ JJ TT</text:p>
          </table:table-cell>
        </table:table-row>
        <table:table-row table:style-name="ro4">
          <table:table-cell table:style-name="ce39" office:value-type="string">
            <text:p>KK</text:p>
          </table:table-cell>
          <table:table-cell table:style-name="ce41" office:value-type="float" office:value="3.47331615752668">
            <text:p>3,47</text:p>
          </table:table-cell>
          <table:table-cell table:style-name="ce43" office:value-type="float" office:value="2">
            <text:p>2</text:p>
          </table:table-cell>
          <table:table-cell table:style-name="ce22" table:formula="of:=VLOOKUP([.C5];[.$F$4:.$H$11];3)" office:value-type="float" office:value="7">
            <text:p>7</text:p>
          </table:table-cell>
          <table:table-cell/>
          <table:table-cell table:style-name="ce44" office:value-type="float" office:value="1">
            <text:p>1</text:p>
          </table:table-cell>
          <table:table-cell table:style-name="ce44" office:value-type="float" office:value="-0.13">
            <text:p>-0,13</text:p>
          </table:table-cell>
          <table:table-cell office:value-type="float" office:value="1">
            <text:p>1</text:p>
          </table:table-cell>
          <table:table-cell/>
          <table:table-cell office:value-type="float" office:value="6">
            <text:p>6</text:p>
          </table:table-cell>
          <table:table-cell table:formula="of:=STRJOIN([.A9:.A12]; &quot; &quot;)" office:value-type="string" office:string-value="99 AKs AJs 88">
            <text:p>99 AKs AJs 88</text:p>
          </table:table-cell>
        </table:table-row>
        <table:table-row table:style-name="ro4">
          <table:table-cell table:style-name="ce39" office:value-type="string">
            <text:p>QQ</text:p>
          </table:table-cell>
          <table:table-cell table:style-name="ce41" office:value-type="float" office:value="2.80502437195351">
            <text:p>2,81</text:p>
          </table:table-cell>
          <table:table-cell table:style-name="ce43" office:value-type="float" office:value="2">
            <text:p>2</text:p>
          </table:table-cell>
          <table:table-cell table:style-name="ce22" table:formula="of:=VLOOKUP([.C6];[.$F$4:.$H$11];3)" office:value-type="float" office:value="7">
            <text:p>7</text:p>
          </table:table-cell>
          <table:table-cell/>
          <table:table-cell table:style-name="ce44" office:value-type="float" office:value="2">
            <text:p>2</text:p>
          </table:table-cell>
          <table:table-cell table:style-name="ce44" office:value-type="float" office:value="3.08">
            <text:p>3,08</text:p>
          </table:table-cell>
          <table:table-cell office:value-type="float" office:value="7">
            <text:p>7</text:p>
          </table:table-cell>
          <table:table-cell/>
          <table:table-cell office:value-type="float" office:value="5">
            <text:p>5</text:p>
          </table:table-cell>
          <table:table-cell table:formula="of:=STRJOIN([.A13:.A21]; &quot; &quot;)" office:value-type="string" office:string-value="AQs AKo AQo ATs KTs KQs AJo KJs 77">
            <text:p>AQs AKo AQo ATs KTs KQs AJo KJs 77</text:p>
          </table:table-cell>
        </table:table-row>
        <table:table-row table:style-name="ro4">
          <table:table-cell table:style-name="ce39" office:value-type="string">
            <text:p>JJ</text:p>
          </table:table-cell>
          <table:table-cell table:style-name="ce41" office:value-type="float" office:value="2.62411902897416">
            <text:p>2,62</text:p>
          </table:table-cell>
          <table:table-cell table:style-name="ce43" office:value-type="float" office:value="2">
            <text:p>2</text:p>
          </table:table-cell>
          <table:table-cell table:style-name="ce22" table:formula="of:=VLOOKUP([.C7];[.$F$4:.$H$11];3)" office:value-type="float" office:value="7">
            <text:p>7</text:p>
          </table:table-cell>
          <table:table-cell/>
          <table:table-cell table:style-name="ce44" office:value-type="float" office:value="3">
            <text:p>3</text:p>
          </table:table-cell>
          <table:table-cell table:style-name="ce44" office:value-type="float" office:value="0.509355">
            <text:p>0,51</text:p>
          </table:table-cell>
          <table:table-cell office:value-type="float" office:value="3">
            <text:p>3</text:p>
          </table:table-cell>
          <table:table-cell/>
          <table:table-cell office:value-type="float" office:value="4">
            <text:p>4</text:p>
          </table:table-cell>
          <table:table-cell table:formula="of:=STRJOIN([.A22:.A36]; &quot; &quot;)" office:value-type="string" office:string-value="66 A8s ATo KQo QTs A9s A9o A7s KJo A3s JTs 55 QJs K9s KTo">
            <text:p>66 A8s ATo KQo QTs A9s A9o A7s KJo A3s JTs 55 QJs K9s KTo</text:p>
          </table:table-cell>
        </table:table-row>
        <table:table-row table:style-name="ro4">
          <table:table-cell table:style-name="ce39" office:value-type="string">
            <text:p>TT</text:p>
          </table:table-cell>
          <table:table-cell table:style-name="ce41" office:value-type="float" office:value="2.61640714014432">
            <text:p>2,62</text:p>
          </table:table-cell>
          <table:table-cell table:style-name="ce43" office:value-type="float" office:value="2">
            <text:p>2</text:p>
          </table:table-cell>
          <table:table-cell table:style-name="ce22" table:formula="of:=VLOOKUP([.C8];[.$F$4:.$H$11];3)" office:value-type="float" office:value="7">
            <text:p>7</text:p>
          </table:table-cell>
          <table:table-cell/>
          <table:table-cell table:style-name="ce44" office:value-type="float" office:value="4">
            <text:p>4</text:p>
          </table:table-cell>
          <table:table-cell table:style-name="ce44" office:value-type="float" office:value="0.17">
            <text:p>0,17</text:p>
          </table:table-cell>
          <table:table-cell office:value-type="float" office:value="2">
            <text:p>2</text:p>
          </table:table-cell>
          <table:table-cell/>
          <table:table-cell office:value-type="float" office:value="3">
            <text:p>3</text:p>
          </table:table-cell>
          <table:table-cell table:formula="of:=STRJOIN([.A37:.A67]; &quot; &quot;)" office:value-type="string" office:string-value="Q9s K8s A4s A5o A5s T9s J8s A8o A7o A6s JTo K4s K9o Q9o T8s QJo A4o A6o Q7s K5s Q8s QTo 98s K7s A2s J9o K7o T9o Q7o 87s T5s">
            <text:p>Q9s K8s A4s A5o A5s T9s J8s A8o A7o A6s JTo K4s K9o Q9o T8s QJo A4o A6o Q7s K5s Q8s QTo 98s K7s A2s J9o K7o T9o Q7o 87s T5s</text:p>
          </table:table-cell>
        </table:table-row>
        <table:table-row table:style-name="ro4">
          <table:table-cell office:value-type="float" office:value="99">
            <text:p>99</text:p>
          </table:table-cell>
          <table:table-cell table:style-name="ce62" office:value-type="float" office:value="2.09325797335486">
            <text:p>2,09</text:p>
          </table:table-cell>
          <table:table-cell table:style-name="ce44" office:value-type="float" office:value="0">
            <text:p>0</text:p>
          </table:table-cell>
          <table:table-cell table:formula="of:=VLOOKUP([.C9];[.$F$4:.$H$11];3)" office:value-type="float" office:value="6">
            <text:p>6</text:p>
          </table:table-cell>
          <table:table-cell/>
          <table:table-cell table:style-name="ce44" office:value-type="float" office:value="5">
            <text:p>5</text:p>
          </table:table-cell>
          <table:table-cell table:style-name="ce44" office:value-type="float" office:value="1.32556">
            <text:p>1,33</text:p>
          </table:table-cell>
          <table:table-cell office:value-type="float" office:value="5">
            <text:p>5</text:p>
          </table:table-cell>
          <table:table-cell/>
          <table:table-cell office:value-type="float" office:value="2">
            <text:p>2</text:p>
          </table:table-cell>
          <table:table-cell table:formula="of:=STRJOIN([.A68:.A99]; &quot; &quot;)" office:value-type="string" office:string-value="J9s 44 Q4s 76s A2o Q5s A3o K6s 97s K8o J6s 75s K6o 33 65s J7s Q8o Q3s 98o K4o J7o T7s J2s J5s K3s T6s J8o T4s 87o 86s 97o K5o">
            <text:p>J9s 44 Q4s 76s A2o Q5s A3o K6s 97s K8o J6s 75s K6o 33 65s J7s Q8o Q3s 98o K4o J7o T7s J2s J5s K3s T6s J8o T4s 87o 86s 97o K5o</text:p>
          </table:table-cell>
        </table:table-row>
        <table:table-row table:style-name="ro4">
          <table:table-cell office:value-type="string">
            <text:p>AKs</text:p>
          </table:table-cell>
          <table:table-cell table:style-name="ce62" office:value-type="float" office:value="1.88068181818182">
            <text:p>1,88</text:p>
          </table:table-cell>
          <table:table-cell table:style-name="ce44" office:value-type="float" office:value="0">
            <text:p>0</text:p>
          </table:table-cell>
          <table:table-cell table:formula="of:=VLOOKUP([.C10];[.$F$4:.$H$11];3)" office:value-type="float" office:value="6">
            <text:p>6</text:p>
          </table:table-cell>
          <table:table-cell/>
          <table:table-cell table:style-name="ce44" office:value-type="float" office:value="6">
            <text:p>6</text:p>
          </table:table-cell>
          <table:table-cell table:style-name="ce44" office:value-type="float" office:value="0.947333">
            <text:p>0,95</text:p>
          </table:table-cell>
          <table:table-cell office:value-type="float" office:value="4">
            <text:p>4</text:p>
          </table:table-cell>
          <table:table-cell/>
          <table:table-cell office:value-type="float" office:value="1">
            <text:p>1</text:p>
          </table:table-cell>
          <table:table-cell table:formula="of:=STRJOIN([.A100:.A116]; &quot; &quot;)" office:value-type="string" office:string-value="T7o T8o Q6o K3o Q5o K2s 22 J4s Q2s 95s 96s 85s Q6s Q4o 54s T3s J3s">
            <text:p>T7o T8o Q6o K3o Q5o K2s 22 J4s Q2s 95s 96s 85s Q6s Q4o 54s T3s J3s</text:p>
          </table:table-cell>
        </table:table-row>
        <table:table-row table:style-name="ro4">
          <table:table-cell office:value-type="string">
            <text:p>AJs</text:p>
          </table:table-cell>
          <table:table-cell table:style-name="ce62" office:value-type="float" office:value="1.84135977337111">
            <text:p>1,84</text:p>
          </table:table-cell>
          <table:table-cell table:style-name="ce44" office:value-type="float" office:value="0">
            <text:p>0</text:p>
          </table:table-cell>
          <table:table-cell table:formula="of:=VLOOKUP([.C11];[.$F$4:.$H$11];3)" office:value-type="float" office:value="6">
            <text:p>6</text:p>
          </table:table-cell>
          <table:table-cell/>
          <table:table-cell table:style-name="ce44" office:value-type="float" office:value="7">
            <text:p>7</text:p>
          </table:table-cell>
          <table:table-cell table:style-name="ce44" office:value-type="float" office:value="-0.496964">
            <text:p>-0,5</text:p>
          </table:table-cell>
          <table:table-cell office:value-type="float" office:value="0">
            <text:p>0</text:p>
          </table:table-cell>
          <table:table-cell table:number-columns-repeated="3"/>
        </table:table-row>
        <table:table-row table:style-name="ro4">
          <table:table-cell office:value-type="float" office:value="88">
            <text:p>88</text:p>
          </table:table-cell>
          <table:table-cell table:style-name="ce62" office:value-type="float" office:value="1.77611940298507">
            <text:p>1,78</text:p>
          </table:table-cell>
          <table:table-cell table:style-name="ce44" office:value-type="float" office:value="0">
            <text:p>0</text:p>
          </table:table-cell>
          <table:table-cell table:formula="of:=VLOOKUP([.C12];[.$F$4:.$H$11];3)" office:value-type="float" office:value="6">
            <text:p>6</text:p>
          </table:table-cell>
          <table:table-cell table:number-columns-repeated="7"/>
        </table:table-row>
        <table:table-row table:style-name="ro4">
          <table:table-cell table:style-name="ce39" office:value-type="string">
            <text:p>AQs</text:p>
          </table:table-cell>
          <table:table-cell table:style-name="ce41" office:value-type="float" office:value="1.50180505415162">
            <text:p>1,50</text:p>
          </table:table-cell>
          <table:table-cell table:style-name="ce43" office:value-type="float" office:value="5">
            <text:p>5</text:p>
          </table:table-cell>
          <table:table-cell table:style-name="ce22" table:formula="of:=VLOOKUP([.C13];[.$F$4:.$H$11];3)" office:value-type="float" office:value="5">
            <text:p>5</text:p>
          </table:table-cell>
          <table:table-cell table:number-columns-repeated="7"/>
        </table:table-row>
        <table:table-row table:style-name="ro4">
          <table:table-cell table:style-name="ce39" office:value-type="string">
            <text:p>AKo</text:p>
          </table:table-cell>
          <table:table-cell table:style-name="ce41" office:value-type="float" office:value="1.46728610143244">
            <text:p>1,47</text:p>
          </table:table-cell>
          <table:table-cell table:style-name="ce43" office:value-type="float" office:value="5">
            <text:p>5</text:p>
          </table:table-cell>
          <table:table-cell table:style-name="ce22" table:formula="of:=VLOOKUP([.C14];[.$F$4:.$H$11];3)" office:value-type="float" office:value="5">
            <text:p>5</text:p>
          </table:table-cell>
          <table:table-cell table:number-columns-repeated="7"/>
        </table:table-row>
        <table:table-row table:style-name="ro4">
          <table:table-cell table:style-name="ce39" office:value-type="string">
            <text:p>AQo</text:p>
          </table:table-cell>
          <table:table-cell table:style-name="ce41" office:value-type="float" office:value="1.40297653119634">
            <text:p>1,40</text:p>
          </table:table-cell>
          <table:table-cell table:style-name="ce43" office:value-type="float" office:value="5">
            <text:p>5</text:p>
          </table:table-cell>
          <table:table-cell table:style-name="ce22" table:formula="of:=VLOOKUP([.C15];[.$F$4:.$H$11];3)" office:value-type="float" office:value="5">
            <text:p>5</text:p>
          </table:table-cell>
          <table:table-cell table:number-columns-repeated="7"/>
        </table:table-row>
        <table:table-row table:style-name="ro4">
          <table:table-cell table:style-name="ce39" office:value-type="string">
            <text:p>ATs</text:p>
          </table:table-cell>
          <table:table-cell table:style-name="ce41" office:value-type="float" office:value="1.39340400471143">
            <text:p>1,39</text:p>
          </table:table-cell>
          <table:table-cell table:style-name="ce43" office:value-type="float" office:value="5">
            <text:p>5</text:p>
          </table:table-cell>
          <table:table-cell table:style-name="ce22" table:formula="of:=VLOOKUP([.C16];[.$F$4:.$H$11];3)" office:value-type="float" office:value="5">
            <text:p>5</text:p>
          </table:table-cell>
          <table:table-cell table:number-columns-repeated="7"/>
        </table:table-row>
        <table:table-row table:style-name="ro4">
          <table:table-cell table:style-name="ce39" office:value-type="string">
            <text:p>KTs</text:p>
          </table:table-cell>
          <table:table-cell table:style-name="ce41" office:value-type="float" office:value="1.37989778534923">
            <text:p>1,38</text:p>
          </table:table-cell>
          <table:table-cell table:style-name="ce43" office:value-type="float" office:value="5">
            <text:p>5</text:p>
          </table:table-cell>
          <table:table-cell table:style-name="ce22" table:formula="of:=VLOOKUP([.C17];[.$F$4:.$H$11];3)" office:value-type="float" office:value="5">
            <text:p>5</text:p>
          </table:table-cell>
          <table:table-cell table:number-columns-repeated="7"/>
        </table:table-row>
        <table:table-row table:style-name="ro4">
          <table:table-cell table:style-name="ce39" office:value-type="string">
            <text:p>KQs</text:p>
          </table:table-cell>
          <table:table-cell table:style-name="ce41" office:value-type="float" office:value="1.23845704266511">
            <text:p>1,24</text:p>
          </table:table-cell>
          <table:table-cell table:style-name="ce43" office:value-type="float" office:value="5">
            <text:p>5</text:p>
          </table:table-cell>
          <table:table-cell table:style-name="ce22" table:formula="of:=VLOOKUP([.C18];[.$F$4:.$H$11];3)" office:value-type="float" office:value="5">
            <text:p>5</text:p>
          </table:table-cell>
          <table:table-cell table:number-columns-repeated="7"/>
        </table:table-row>
        <table:table-row table:style-name="ro4">
          <table:table-cell table:style-name="ce39" office:value-type="string">
            <text:p>AJo</text:p>
          </table:table-cell>
          <table:table-cell table:style-name="ce41" office:value-type="float" office:value="1.20003876720295">
            <text:p>1,20</text:p>
          </table:table-cell>
          <table:table-cell table:style-name="ce43" office:value-type="float" office:value="5">
            <text:p>5</text:p>
          </table:table-cell>
          <table:table-cell table:style-name="ce22" table:formula="of:=VLOOKUP([.C19];[.$F$4:.$H$11];3)" office:value-type="float" office:value="5">
            <text:p>5</text:p>
          </table:table-cell>
          <table:table-cell table:number-columns-repeated="7"/>
        </table:table-row>
        <table:table-row table:style-name="ro4">
          <table:table-cell table:style-name="ce39" office:value-type="string">
            <text:p>KJs</text:p>
          </table:table-cell>
          <table:table-cell table:style-name="ce41" office:value-type="float" office:value="1.18969422423556">
            <text:p>1,19</text:p>
          </table:table-cell>
          <table:table-cell table:style-name="ce43" office:value-type="float" office:value="5">
            <text:p>5</text:p>
          </table:table-cell>
          <table:table-cell table:style-name="ce22" table:formula="of:=VLOOKUP([.C20];[.$F$4:.$H$11];3)" office:value-type="float" office:value="5">
            <text:p>5</text:p>
          </table:table-cell>
          <table:table-cell table:number-columns-repeated="7"/>
        </table:table-row>
        <table:table-row table:style-name="ro4">
          <table:table-cell table:style-name="ce39" office:value-type="float" office:value="77">
            <text:p>77</text:p>
          </table:table-cell>
          <table:table-cell table:style-name="ce41" office:value-type="float" office:value="1.15646785437645">
            <text:p>1,16</text:p>
          </table:table-cell>
          <table:table-cell table:style-name="ce43" office:value-type="float" office:value="5">
            <text:p>5</text:p>
          </table:table-cell>
          <table:table-cell table:style-name="ce22" table:formula="of:=VLOOKUP([.C21];[.$F$4:.$H$11];3)" office:value-type="float" office:value="5">
            <text:p>5</text:p>
          </table:table-cell>
          <table:table-cell table:number-columns-repeated="7"/>
        </table:table-row>
        <table:table-row table:style-name="ro4">
          <table:table-cell office:value-type="float" office:value="66">
            <text:p>66</text:p>
          </table:table-cell>
          <table:table-cell table:style-name="ce62" office:value-type="float" office:value="1.0976443768997">
            <text:p>1,10</text:p>
          </table:table-cell>
          <table:table-cell table:style-name="ce44" office:value-type="float" office:value="6">
            <text:p>6</text:p>
          </table:table-cell>
          <table:table-cell table:formula="of:=VLOOKUP([.C22];[.$F$4:.$H$11];3)" office:value-type="float" office:value="4">
            <text:p>4</text:p>
          </table:table-cell>
          <table:table-cell table:number-columns-repeated="7"/>
        </table:table-row>
        <table:table-row table:style-name="ro4">
          <table:table-cell office:value-type="string">
            <text:p>A8s</text:p>
          </table:table-cell>
          <table:table-cell table:style-name="ce62" office:value-type="float" office:value="1.06864988558352">
            <text:p>1,07</text:p>
          </table:table-cell>
          <table:table-cell table:style-name="ce44" office:value-type="float" office:value="6">
            <text:p>6</text:p>
          </table:table-cell>
          <table:table-cell table:formula="of:=VLOOKUP([.C23];[.$F$4:.$H$11];3)" office:value-type="float" office:value="4">
            <text:p>4</text:p>
          </table:table-cell>
          <table:table-cell table:number-columns-repeated="7"/>
        </table:table-row>
        <table:table-row table:style-name="ro4">
          <table:table-cell office:value-type="string">
            <text:p>ATo</text:p>
          </table:table-cell>
          <table:table-cell table:style-name="ce62" office:value-type="float" office:value="1.04900076863951">
            <text:p>1,05</text:p>
          </table:table-cell>
          <table:table-cell table:style-name="ce44" office:value-type="float" office:value="6">
            <text:p>6</text:p>
          </table:table-cell>
          <table:table-cell table:formula="of:=VLOOKUP([.C24];[.$F$4:.$H$11];3)" office:value-type="float" office:value="4">
            <text:p>4</text:p>
          </table:table-cell>
          <table:table-cell table:number-columns-repeated="7"/>
        </table:table-row>
        <table:table-row table:style-name="ro4">
          <table:table-cell office:value-type="string">
            <text:p>KQo</text:p>
          </table:table-cell>
          <table:table-cell table:style-name="ce62" office:value-type="float" office:value="1.04644022260603">
            <text:p>1,05</text:p>
          </table:table-cell>
          <table:table-cell table:style-name="ce44" office:value-type="float" office:value="6">
            <text:p>6</text:p>
          </table:table-cell>
          <table:table-cell table:formula="of:=VLOOKUP([.C25];[.$F$4:.$H$11];3)" office:value-type="float" office:value="4">
            <text:p>4</text:p>
          </table:table-cell>
          <table:table-cell table:number-columns-repeated="7"/>
        </table:table-row>
        <table:table-row table:style-name="ro4">
          <table:table-cell office:value-type="string">
            <text:p>QTs</text:p>
          </table:table-cell>
          <table:table-cell table:style-name="ce62" office:value-type="float" office:value="1.02600996126176">
            <text:p>1,03</text:p>
          </table:table-cell>
          <table:table-cell table:style-name="ce44" office:value-type="float" office:value="6">
            <text:p>6</text:p>
          </table:table-cell>
          <table:table-cell table:formula="of:=VLOOKUP([.C26];[.$F$4:.$H$11];3)" office:value-type="float" office:value="4">
            <text:p>4</text:p>
          </table:table-cell>
          <table:table-cell table:number-columns-repeated="7"/>
        </table:table-row>
        <table:table-row table:style-name="ro4">
          <table:table-cell office:value-type="string">
            <text:p>A9s</text:p>
          </table:table-cell>
          <table:table-cell table:style-name="ce62" office:value-type="float" office:value="1.02474351237176">
            <text:p>1,02</text:p>
          </table:table-cell>
          <table:table-cell table:style-name="ce44" office:value-type="float" office:value="6">
            <text:p>6</text:p>
          </table:table-cell>
          <table:table-cell table:formula="of:=VLOOKUP([.C27];[.$F$4:.$H$11];3)" office:value-type="float" office:value="4">
            <text:p>4</text:p>
          </table:table-cell>
          <table:table-cell table:number-columns-repeated="7"/>
        </table:table-row>
        <table:table-row table:style-name="ro4">
          <table:table-cell office:value-type="string">
            <text:p>A9o</text:p>
          </table:table-cell>
          <table:table-cell table:style-name="ce62" office:value-type="float" office:value="0.966409266409266">
            <text:p>0,97</text:p>
          </table:table-cell>
          <table:table-cell table:style-name="ce44" office:value-type="float" office:value="6">
            <text:p>6</text:p>
          </table:table-cell>
          <table:table-cell table:formula="of:=VLOOKUP([.C28];[.$F$4:.$H$11];3)" office:value-type="float" office:value="4">
            <text:p>4</text:p>
          </table:table-cell>
          <table:table-cell table:number-columns-repeated="7"/>
        </table:table-row>
        <table:table-row table:style-name="ro4">
          <table:table-cell office:value-type="string">
            <text:p>A7s</text:p>
          </table:table-cell>
          <table:table-cell table:style-name="ce62" office:value-type="float" office:value="0.936758893280632">
            <text:p>0,94</text:p>
          </table:table-cell>
          <table:table-cell table:style-name="ce44" office:value-type="float" office:value="6">
            <text:p>6</text:p>
          </table:table-cell>
          <table:table-cell table:formula="of:=VLOOKUP([.C29];[.$F$4:.$H$11];3)" office:value-type="float" office:value="4">
            <text:p>4</text:p>
          </table:table-cell>
          <table:table-cell table:number-columns-repeated="7"/>
        </table:table-row>
        <table:table-row table:style-name="ro4">
          <table:table-cell office:value-type="string">
            <text:p>KJo</text:p>
          </table:table-cell>
          <table:table-cell table:style-name="ce62" office:value-type="float" office:value="0.93600154679041">
            <text:p>0,94</text:p>
          </table:table-cell>
          <table:table-cell table:style-name="ce44" office:value-type="float" office:value="6">
            <text:p>6</text:p>
          </table:table-cell>
          <table:table-cell table:formula="of:=VLOOKUP([.C30];[.$F$4:.$H$11];3)" office:value-type="float" office:value="4">
            <text:p>4</text:p>
          </table:table-cell>
          <table:table-cell table:number-columns-repeated="7"/>
        </table:table-row>
        <table:table-row table:style-name="ro4">
          <table:table-cell office:value-type="string">
            <text:p>A3s</text:p>
          </table:table-cell>
          <table:table-cell table:style-name="ce62" office:value-type="float" office:value="0.919134396355353">
            <text:p>0,92</text:p>
          </table:table-cell>
          <table:table-cell table:style-name="ce44" office:value-type="float" office:value="6">
            <text:p>6</text:p>
          </table:table-cell>
          <table:table-cell table:formula="of:=VLOOKUP([.C31];[.$F$4:.$H$11];3)" office:value-type="float" office:value="4">
            <text:p>4</text:p>
          </table:table-cell>
          <table:table-cell table:number-columns-repeated="7"/>
        </table:table-row>
        <table:table-row table:style-name="ro4">
          <table:table-cell office:value-type="string">
            <text:p>JTs</text:p>
          </table:table-cell>
          <table:table-cell table:style-name="ce62" office:value-type="float" office:value="0.909409701928697">
            <text:p>0,91</text:p>
          </table:table-cell>
          <table:table-cell table:style-name="ce44" office:value-type="float" office:value="6">
            <text:p>6</text:p>
          </table:table-cell>
          <table:table-cell table:formula="of:=VLOOKUP([.C32];[.$F$4:.$H$11];3)" office:value-type="float" office:value="4">
            <text:p>4</text:p>
          </table:table-cell>
          <table:table-cell table:number-columns-repeated="7"/>
        </table:table-row>
        <table:table-row table:style-name="ro4">
          <table:table-cell office:value-type="float" office:value="55">
            <text:p>55</text:p>
          </table:table-cell>
          <table:table-cell table:style-name="ce62" office:value-type="float" office:value="0.860832690824981">
            <text:p>0,86</text:p>
          </table:table-cell>
          <table:table-cell table:style-name="ce44" office:value-type="float" office:value="6">
            <text:p>6</text:p>
          </table:table-cell>
          <table:table-cell table:formula="of:=VLOOKUP([.C33];[.$F$4:.$H$11];3)" office:value-type="float" office:value="4">
            <text:p>4</text:p>
          </table:table-cell>
          <table:table-cell table:number-columns-repeated="7"/>
        </table:table-row>
        <table:table-row table:style-name="ro4">
          <table:table-cell office:value-type="string">
            <text:p>QJs</text:p>
          </table:table-cell>
          <table:table-cell table:style-name="ce62" office:value-type="float" office:value="0.818130630630631">
            <text:p>0,82</text:p>
          </table:table-cell>
          <table:table-cell table:style-name="ce44" office:value-type="float" office:value="6">
            <text:p>6</text:p>
          </table:table-cell>
          <table:table-cell table:formula="of:=VLOOKUP([.C34];[.$F$4:.$H$11];3)" office:value-type="float" office:value="4">
            <text:p>4</text:p>
          </table:table-cell>
          <table:table-cell table:number-columns-repeated="7"/>
        </table:table-row>
        <table:table-row table:style-name="ro4">
          <table:table-cell office:value-type="string">
            <text:p>K9s</text:p>
          </table:table-cell>
          <table:table-cell table:style-name="ce62" office:value-type="float" office:value="0.769186046511628">
            <text:p>0,77</text:p>
          </table:table-cell>
          <table:table-cell table:style-name="ce44" office:value-type="float" office:value="6">
            <text:p>6</text:p>
          </table:table-cell>
          <table:table-cell table:formula="of:=VLOOKUP([.C35];[.$F$4:.$H$11];3)" office:value-type="float" office:value="4">
            <text:p>4</text:p>
          </table:table-cell>
          <table:table-cell table:number-columns-repeated="7"/>
        </table:table-row>
        <table:table-row table:style-name="ro4">
          <table:table-cell office:value-type="string">
            <text:p>KTo</text:p>
          </table:table-cell>
          <table:table-cell table:style-name="ce62" office:value-type="float" office:value="0.756083429895713">
            <text:p>0,76</text:p>
          </table:table-cell>
          <table:table-cell table:style-name="ce44" office:value-type="float" office:value="6">
            <text:p>6</text:p>
          </table:table-cell>
          <table:table-cell table:formula="of:=VLOOKUP([.C36];[.$F$4:.$H$11];3)" office:value-type="float" office:value="4">
            <text:p>4</text:p>
          </table:table-cell>
          <table:table-cell table:number-columns-repeated="7"/>
        </table:table-row>
        <table:table-row table:style-name="ro4">
          <table:table-cell table:style-name="ce39" office:value-type="string">
            <text:p>Q9s</text:p>
          </table:table-cell>
          <table:table-cell table:style-name="ce41" office:value-type="float" office:value="0.676353276353276">
            <text:p>0,68</text:p>
          </table:table-cell>
          <table:table-cell table:style-name="ce43" office:value-type="float" office:value="3">
            <text:p>3</text:p>
          </table:table-cell>
          <table:table-cell table:style-name="ce22" table:formula="of:=VLOOKUP([.C37];[.$F$4:.$H$11];3)" office:value-type="float" office:value="3">
            <text:p>3</text:p>
          </table:table-cell>
          <table:table-cell table:number-columns-repeated="7"/>
        </table:table-row>
        <table:table-row table:style-name="ro4">
          <table:table-cell table:style-name="ce39" office:value-type="string">
            <text:p>K8s</text:p>
          </table:table-cell>
          <table:table-cell table:style-name="ce41" office:value-type="float" office:value="0.661366313309776">
            <text:p>0,66</text:p>
          </table:table-cell>
          <table:table-cell table:style-name="ce43" office:value-type="float" office:value="3">
            <text:p>3</text:p>
          </table:table-cell>
          <table:table-cell table:style-name="ce22" table:formula="of:=VLOOKUP([.C38];[.$F$4:.$H$11];3)" office:value-type="float" office:value="3">
            <text:p>3</text:p>
          </table:table-cell>
          <table:table-cell table:number-columns-repeated="7"/>
        </table:table-row>
        <table:table-row table:style-name="ro4">
          <table:table-cell table:style-name="ce39" office:value-type="string">
            <text:p>A4s</text:p>
          </table:table-cell>
          <table:table-cell table:style-name="ce41" office:value-type="float" office:value="0.642816581487791">
            <text:p>0,64</text:p>
          </table:table-cell>
          <table:table-cell table:style-name="ce43" office:value-type="float" office:value="3">
            <text:p>3</text:p>
          </table:table-cell>
          <table:table-cell table:style-name="ce22" table:formula="of:=VLOOKUP([.C39];[.$F$4:.$H$11];3)" office:value-type="float" office:value="3">
            <text:p>3</text:p>
          </table:table-cell>
          <table:table-cell table:number-columns-repeated="7"/>
        </table:table-row>
        <table:table-row table:style-name="ro4">
          <table:table-cell table:style-name="ce39" office:value-type="string">
            <text:p>A5o</text:p>
          </table:table-cell>
          <table:table-cell table:style-name="ce41" office:value-type="float" office:value="0.633358807795185">
            <text:p>0,63</text:p>
          </table:table-cell>
          <table:table-cell table:style-name="ce43" office:value-type="float" office:value="3">
            <text:p>3</text:p>
          </table:table-cell>
          <table:table-cell table:style-name="ce22" table:formula="of:=VLOOKUP([.C40];[.$F$4:.$H$11];3)" office:value-type="float" office:value="3">
            <text:p>3</text:p>
          </table:table-cell>
          <table:table-cell table:number-columns-repeated="7"/>
        </table:table-row>
        <table:table-row table:style-name="ro4">
          <table:table-cell table:style-name="ce39" office:value-type="string">
            <text:p>A5s</text:p>
          </table:table-cell>
          <table:table-cell table:style-name="ce41" office:value-type="float" office:value="0.631578947368421">
            <text:p>0,63</text:p>
          </table:table-cell>
          <table:table-cell table:style-name="ce43" office:value-type="float" office:value="3">
            <text:p>3</text:p>
          </table:table-cell>
          <table:table-cell table:style-name="ce22" table:formula="of:=VLOOKUP([.C41];[.$F$4:.$H$11];3)" office:value-type="float" office:value="3">
            <text:p>3</text:p>
          </table:table-cell>
          <table:table-cell table:number-columns-repeated="7"/>
        </table:table-row>
        <table:table-row table:style-name="ro4">
          <table:table-cell table:style-name="ce39" office:value-type="string">
            <text:p>T9s</text:p>
          </table:table-cell>
          <table:table-cell table:style-name="ce41" office:value-type="float" office:value="0.626971179989125">
            <text:p>0,63</text:p>
          </table:table-cell>
          <table:table-cell table:style-name="ce43" office:value-type="float" office:value="3">
            <text:p>3</text:p>
          </table:table-cell>
          <table:table-cell table:style-name="ce22" table:formula="of:=VLOOKUP([.C42];[.$F$4:.$H$11];3)" office:value-type="float" office:value="3">
            <text:p>3</text:p>
          </table:table-cell>
          <table:table-cell table:number-columns-repeated="7"/>
        </table:table-row>
        <table:table-row table:style-name="ro4">
          <table:table-cell table:style-name="ce39" office:value-type="string">
            <text:p>J8s</text:p>
          </table:table-cell>
          <table:table-cell table:style-name="ce41" office:value-type="float" office:value="0.619411764705882">
            <text:p>0,62</text:p>
          </table:table-cell>
          <table:table-cell table:style-name="ce43" office:value-type="float" office:value="3">
            <text:p>3</text:p>
          </table:table-cell>
          <table:table-cell table:style-name="ce22" table:formula="of:=VLOOKUP([.C43];[.$F$4:.$H$11];3)" office:value-type="float" office:value="3">
            <text:p>3</text:p>
          </table:table-cell>
          <table:table-cell table:number-columns-repeated="7"/>
        </table:table-row>
        <table:table-row table:style-name="ro4">
          <table:table-cell table:style-name="ce39" office:value-type="string">
            <text:p>A8o</text:p>
          </table:table-cell>
          <table:table-cell table:style-name="ce41" office:value-type="float" office:value="0.605182926829268">
            <text:p>0,61</text:p>
          </table:table-cell>
          <table:table-cell table:style-name="ce43" office:value-type="float" office:value="3">
            <text:p>3</text:p>
          </table:table-cell>
          <table:table-cell table:style-name="ce22" table:formula="of:=VLOOKUP([.C44];[.$F$4:.$H$11];3)" office:value-type="float" office:value="3">
            <text:p>3</text:p>
          </table:table-cell>
          <table:table-cell table:number-columns-repeated="7"/>
        </table:table-row>
        <table:table-row table:style-name="ro4">
          <table:table-cell table:style-name="ce39" office:value-type="string">
            <text:p>A7o</text:p>
          </table:table-cell>
          <table:table-cell table:style-name="ce41" office:value-type="float" office:value="0.59155990957046">
            <text:p>0,59</text:p>
          </table:table-cell>
          <table:table-cell table:style-name="ce43" office:value-type="float" office:value="3">
            <text:p>3</text:p>
          </table:table-cell>
          <table:table-cell table:style-name="ce22" table:formula="of:=VLOOKUP([.C45];[.$F$4:.$H$11];3)" office:value-type="float" office:value="3">
            <text:p>3</text:p>
          </table:table-cell>
          <table:table-cell table:number-columns-repeated="7"/>
        </table:table-row>
        <table:table-row table:style-name="ro4">
          <table:table-cell table:style-name="ce39" office:value-type="string">
            <text:p>A6s</text:p>
          </table:table-cell>
          <table:table-cell table:style-name="ce41" office:value-type="float" office:value="0.584650112866817">
            <text:p>0,58</text:p>
          </table:table-cell>
          <table:table-cell table:style-name="ce43" office:value-type="float" office:value="3">
            <text:p>3</text:p>
          </table:table-cell>
          <table:table-cell table:style-name="ce22" table:formula="of:=VLOOKUP([.C46];[.$F$4:.$H$11];3)" office:value-type="float" office:value="3">
            <text:p>3</text:p>
          </table:table-cell>
          <table:table-cell table:number-columns-repeated="7"/>
        </table:table-row>
        <table:table-row table:style-name="ro4">
          <table:table-cell table:style-name="ce39" office:value-type="string">
            <text:p>JTo</text:p>
          </table:table-cell>
          <table:table-cell table:style-name="ce41" office:value-type="float" office:value="0.563778580024067">
            <text:p>0,56</text:p>
          </table:table-cell>
          <table:table-cell table:style-name="ce43" office:value-type="float" office:value="3">
            <text:p>3</text:p>
          </table:table-cell>
          <table:table-cell table:style-name="ce22" table:formula="of:=VLOOKUP([.C47];[.$F$4:.$H$11];3)" office:value-type="float" office:value="3">
            <text:p>3</text:p>
          </table:table-cell>
          <table:table-cell table:number-columns-repeated="7"/>
        </table:table-row>
        <table:table-row table:style-name="ro4">
          <table:table-cell table:style-name="ce39" office:value-type="string">
            <text:p>K4s</text:p>
          </table:table-cell>
          <table:table-cell table:style-name="ce41" office:value-type="float" office:value="0.54419410745234">
            <text:p>0,54</text:p>
          </table:table-cell>
          <table:table-cell table:style-name="ce43" office:value-type="float" office:value="3">
            <text:p>3</text:p>
          </table:table-cell>
          <table:table-cell table:style-name="ce22" table:formula="of:=VLOOKUP([.C48];[.$F$4:.$H$11];3)" office:value-type="float" office:value="3">
            <text:p>3</text:p>
          </table:table-cell>
          <table:table-cell table:number-columns-repeated="7"/>
        </table:table-row>
        <table:table-row table:style-name="ro4">
          <table:table-cell table:style-name="ce39" office:value-type="string">
            <text:p>K9o</text:p>
          </table:table-cell>
          <table:table-cell table:style-name="ce41" office:value-type="float" office:value="0.543054187192118">
            <text:p>0,54</text:p>
          </table:table-cell>
          <table:table-cell table:style-name="ce43" office:value-type="float" office:value="3">
            <text:p>3</text:p>
          </table:table-cell>
          <table:table-cell table:style-name="ce22" table:formula="of:=VLOOKUP([.C49];[.$F$4:.$H$11];3)" office:value-type="float" office:value="3">
            <text:p>3</text:p>
          </table:table-cell>
          <table:table-cell table:number-columns-repeated="7"/>
        </table:table-row>
        <table:table-row table:style-name="ro4">
          <table:table-cell table:style-name="ce39" office:value-type="string">
            <text:p>Q9o</text:p>
          </table:table-cell>
          <table:table-cell table:style-name="ce41" office:value-type="float" office:value="0.535802940614856">
            <text:p>0,54</text:p>
          </table:table-cell>
          <table:table-cell table:style-name="ce43" office:value-type="float" office:value="3">
            <text:p>3</text:p>
          </table:table-cell>
          <table:table-cell table:style-name="ce22" table:formula="of:=VLOOKUP([.C50];[.$F$4:.$H$11];3)" office:value-type="float" office:value="3">
            <text:p>3</text:p>
          </table:table-cell>
          <table:table-cell table:number-columns-repeated="7"/>
        </table:table-row>
        <table:table-row table:style-name="ro4">
          <table:table-cell table:style-name="ce39" office:value-type="string">
            <text:p>T8s</text:p>
          </table:table-cell>
          <table:table-cell table:style-name="ce41" office:value-type="float" office:value="0.528868360277136">
            <text:p>0,53</text:p>
          </table:table-cell>
          <table:table-cell table:style-name="ce43" office:value-type="float" office:value="3">
            <text:p>3</text:p>
          </table:table-cell>
          <table:table-cell table:style-name="ce22" table:formula="of:=VLOOKUP([.C51];[.$F$4:.$H$11];3)" office:value-type="float" office:value="3">
            <text:p>3</text:p>
          </table:table-cell>
          <table:table-cell table:number-columns-repeated="7"/>
        </table:table-row>
        <table:table-row table:style-name="ro4">
          <table:table-cell table:style-name="ce39" office:value-type="string">
            <text:p>QJo</text:p>
          </table:table-cell>
          <table:table-cell table:style-name="ce41" office:value-type="float" office:value="0.519968676585748">
            <text:p>0,52</text:p>
          </table:table-cell>
          <table:table-cell table:style-name="ce43" office:value-type="float" office:value="3">
            <text:p>3</text:p>
          </table:table-cell>
          <table:table-cell table:style-name="ce22" table:formula="of:=VLOOKUP([.C52];[.$F$4:.$H$11];3)" office:value-type="float" office:value="3">
            <text:p>3</text:p>
          </table:table-cell>
          <table:table-cell table:number-columns-repeated="7"/>
        </table:table-row>
        <table:table-row table:style-name="ro4">
          <table:table-cell table:style-name="ce39" office:value-type="string">
            <text:p>A4o</text:p>
          </table:table-cell>
          <table:table-cell table:style-name="ce41" office:value-type="float" office:value="0.505932697918693">
            <text:p>0,51</text:p>
          </table:table-cell>
          <table:table-cell table:style-name="ce43" office:value-type="float" office:value="3">
            <text:p>3</text:p>
          </table:table-cell>
          <table:table-cell table:style-name="ce22" table:formula="of:=VLOOKUP([.C53];[.$F$4:.$H$11];3)" office:value-type="float" office:value="3">
            <text:p>3</text:p>
          </table:table-cell>
          <table:table-cell table:number-columns-repeated="7"/>
        </table:table-row>
        <table:table-row table:style-name="ro4">
          <table:table-cell table:style-name="ce39" office:value-type="string">
            <text:p>A6o</text:p>
          </table:table-cell>
          <table:table-cell table:style-name="ce41" office:value-type="float" office:value="0.484534101825168">
            <text:p>0,48</text:p>
          </table:table-cell>
          <table:table-cell table:style-name="ce43" office:value-type="float" office:value="3">
            <text:p>3</text:p>
          </table:table-cell>
          <table:table-cell table:style-name="ce22" table:formula="of:=VLOOKUP([.C54];[.$F$4:.$H$11];3)" office:value-type="float" office:value="3">
            <text:p>3</text:p>
          </table:table-cell>
          <table:table-cell table:number-columns-repeated="7"/>
        </table:table-row>
        <table:table-row table:style-name="ro4">
          <table:table-cell table:style-name="ce39" office:value-type="string">
            <text:p>Q7s</text:p>
          </table:table-cell>
          <table:table-cell table:style-name="ce41" office:value-type="float" office:value="0.461538461538462">
            <text:p>0,46</text:p>
          </table:table-cell>
          <table:table-cell table:style-name="ce43" office:value-type="float" office:value="3">
            <text:p>3</text:p>
          </table:table-cell>
          <table:table-cell table:style-name="ce22" table:formula="of:=VLOOKUP([.C55];[.$F$4:.$H$11];3)" office:value-type="float" office:value="3">
            <text:p>3</text:p>
          </table:table-cell>
          <table:table-cell table:number-columns-repeated="7"/>
        </table:table-row>
        <table:table-row table:style-name="ro4">
          <table:table-cell table:style-name="ce39" office:value-type="string">
            <text:p>K5s</text:p>
          </table:table-cell>
          <table:table-cell table:style-name="ce41" office:value-type="float" office:value="0.441227562246671">
            <text:p>0,44</text:p>
          </table:table-cell>
          <table:table-cell table:style-name="ce43" office:value-type="float" office:value="3">
            <text:p>3</text:p>
          </table:table-cell>
          <table:table-cell table:style-name="ce22" table:formula="of:=VLOOKUP([.C56];[.$F$4:.$H$11];3)" office:value-type="float" office:value="3">
            <text:p>3</text:p>
          </table:table-cell>
          <table:table-cell table:number-columns-repeated="7"/>
        </table:table-row>
        <table:table-row table:style-name="ro4">
          <table:table-cell table:style-name="ce39" office:value-type="string">
            <text:p>Q8s</text:p>
          </table:table-cell>
          <table:table-cell table:style-name="ce41" office:value-type="float" office:value="0.435682326621924">
            <text:p>0,44</text:p>
          </table:table-cell>
          <table:table-cell table:style-name="ce43" office:value-type="float" office:value="3">
            <text:p>3</text:p>
          </table:table-cell>
          <table:table-cell table:style-name="ce22" table:formula="of:=VLOOKUP([.C57];[.$F$4:.$H$11];3)" office:value-type="float" office:value="3">
            <text:p>3</text:p>
          </table:table-cell>
          <table:table-cell table:number-columns-repeated="7"/>
        </table:table-row>
        <table:table-row table:style-name="ro4">
          <table:table-cell table:style-name="ce39" office:value-type="string">
            <text:p>QTo</text:p>
          </table:table-cell>
          <table:table-cell table:style-name="ce41" office:value-type="float" office:value="0.431700288184438">
            <text:p>0,43</text:p>
          </table:table-cell>
          <table:table-cell table:style-name="ce43" office:value-type="float" office:value="3">
            <text:p>3</text:p>
          </table:table-cell>
          <table:table-cell table:style-name="ce22" table:formula="of:=VLOOKUP([.C58];[.$F$4:.$H$11];3)" office:value-type="float" office:value="3">
            <text:p>3</text:p>
          </table:table-cell>
          <table:table-cell table:number-columns-repeated="7"/>
        </table:table-row>
        <table:table-row table:style-name="ro4">
          <table:table-cell table:style-name="ce39" office:value-type="string">
            <text:p>98s</text:p>
          </table:table-cell>
          <table:table-cell table:style-name="ce41" office:value-type="float" office:value="0.425707547169811">
            <text:p>0,43</text:p>
          </table:table-cell>
          <table:table-cell table:style-name="ce43" office:value-type="float" office:value="3">
            <text:p>3</text:p>
          </table:table-cell>
          <table:table-cell table:style-name="ce22" table:formula="of:=VLOOKUP([.C59];[.$F$4:.$H$11];3)" office:value-type="float" office:value="3">
            <text:p>3</text:p>
          </table:table-cell>
          <table:table-cell table:number-columns-repeated="7"/>
        </table:table-row>
        <table:table-row table:style-name="ro4">
          <table:table-cell table:style-name="ce39" office:value-type="string">
            <text:p>K7s</text:p>
          </table:table-cell>
          <table:table-cell table:style-name="ce41" office:value-type="float" office:value="0.411290322580645">
            <text:p>0,41</text:p>
          </table:table-cell>
          <table:table-cell table:style-name="ce43" office:value-type="float" office:value="3">
            <text:p>3</text:p>
          </table:table-cell>
          <table:table-cell table:style-name="ce22" table:formula="of:=VLOOKUP([.C60];[.$F$4:.$H$11];3)" office:value-type="float" office:value="3">
            <text:p>3</text:p>
          </table:table-cell>
          <table:table-cell table:number-columns-repeated="7"/>
        </table:table-row>
        <table:table-row table:style-name="ro4">
          <table:table-cell table:style-name="ce39" office:value-type="string">
            <text:p>A2s</text:p>
          </table:table-cell>
          <table:table-cell table:style-name="ce41" office:value-type="float" office:value="0.40793368857312">
            <text:p>0,41</text:p>
          </table:table-cell>
          <table:table-cell table:style-name="ce43" office:value-type="float" office:value="3">
            <text:p>3</text:p>
          </table:table-cell>
          <table:table-cell table:style-name="ce22" table:formula="of:=VLOOKUP([.C61];[.$F$4:.$H$11];3)" office:value-type="float" office:value="3">
            <text:p>3</text:p>
          </table:table-cell>
          <table:table-cell table:number-columns-repeated="7"/>
        </table:table-row>
        <table:table-row table:style-name="ro4">
          <table:table-cell table:style-name="ce39" office:value-type="string">
            <text:p>J9o</text:p>
          </table:table-cell>
          <table:table-cell table:style-name="ce41" office:value-type="float" office:value="0.398707715697453">
            <text:p>0,40</text:p>
          </table:table-cell>
          <table:table-cell table:style-name="ce43" office:value-type="float" office:value="3">
            <text:p>3</text:p>
          </table:table-cell>
          <table:table-cell table:style-name="ce22" table:formula="of:=VLOOKUP([.C62];[.$F$4:.$H$11];3)" office:value-type="float" office:value="3">
            <text:p>3</text:p>
          </table:table-cell>
          <table:table-cell table:number-columns-repeated="7"/>
        </table:table-row>
        <table:table-row table:style-name="ro4">
          <table:table-cell table:style-name="ce39" office:value-type="string">
            <text:p>K7o</text:p>
          </table:table-cell>
          <table:table-cell table:style-name="ce41" office:value-type="float" office:value="0.394305772230889">
            <text:p>0,39</text:p>
          </table:table-cell>
          <table:table-cell table:style-name="ce43" office:value-type="float" office:value="3">
            <text:p>3</text:p>
          </table:table-cell>
          <table:table-cell table:style-name="ce22" table:formula="of:=VLOOKUP([.C63];[.$F$4:.$H$11];3)" office:value-type="float" office:value="3">
            <text:p>3</text:p>
          </table:table-cell>
          <table:table-cell table:number-columns-repeated="7"/>
        </table:table-row>
        <table:table-row table:style-name="ro4">
          <table:table-cell table:style-name="ce39" office:value-type="string">
            <text:p>T9o</text:p>
          </table:table-cell>
          <table:table-cell table:style-name="ce41" office:value-type="float" office:value="0.390366088631985">
            <text:p>0,39</text:p>
          </table:table-cell>
          <table:table-cell table:style-name="ce43" office:value-type="float" office:value="3">
            <text:p>3</text:p>
          </table:table-cell>
          <table:table-cell table:style-name="ce22" table:formula="of:=VLOOKUP([.C64];[.$F$4:.$H$11];3)" office:value-type="float" office:value="3">
            <text:p>3</text:p>
          </table:table-cell>
          <table:table-cell table:number-columns-repeated="7"/>
        </table:table-row>
        <table:table-row table:style-name="ro4">
          <table:table-cell table:style-name="ce39" office:value-type="string">
            <text:p>Q7o</text:p>
          </table:table-cell>
          <table:table-cell table:style-name="ce41" office:value-type="float" office:value="0.368359375">
            <text:p>0,37</text:p>
          </table:table-cell>
          <table:table-cell table:style-name="ce43" office:value-type="float" office:value="3">
            <text:p>3</text:p>
          </table:table-cell>
          <table:table-cell table:style-name="ce22" table:formula="of:=VLOOKUP([.C65];[.$F$4:.$H$11];3)" office:value-type="float" office:value="3">
            <text:p>3</text:p>
          </table:table-cell>
          <table:table-cell table:number-columns-repeated="7"/>
        </table:table-row>
        <table:table-row table:style-name="ro4">
          <table:table-cell table:style-name="ce39" office:value-type="string">
            <text:p>87s</text:p>
          </table:table-cell>
          <table:table-cell table:style-name="ce41" office:value-type="float" office:value="0.365079365079365">
            <text:p>0,37</text:p>
          </table:table-cell>
          <table:table-cell table:style-name="ce43" office:value-type="float" office:value="3">
            <text:p>3</text:p>
          </table:table-cell>
          <table:table-cell table:style-name="ce22" table:formula="of:=VLOOKUP([.C66];[.$F$4:.$H$11];3)" office:value-type="float" office:value="3">
            <text:p>3</text:p>
          </table:table-cell>
          <table:table-cell table:number-columns-repeated="7"/>
        </table:table-row>
        <table:table-row table:style-name="ro4">
          <table:table-cell table:style-name="ce39" office:value-type="string">
            <text:p>T5s</text:p>
          </table:table-cell>
          <table:table-cell table:style-name="ce41" office:value-type="float" office:value="0.357504215851602">
            <text:p>0,36</text:p>
          </table:table-cell>
          <table:table-cell table:style-name="ce43" office:value-type="float" office:value="3">
            <text:p>3</text:p>
          </table:table-cell>
          <table:table-cell table:style-name="ce22" table:formula="of:=VLOOKUP([.C67];[.$F$4:.$H$11];3)" office:value-type="float" office:value="3">
            <text:p>3</text:p>
          </table:table-cell>
          <table:table-cell table:number-columns-repeated="7"/>
        </table:table-row>
        <table:table-row table:style-name="ro4">
          <table:table-cell office:value-type="string">
            <text:p>J9s</text:p>
          </table:table-cell>
          <table:table-cell table:style-name="ce62" office:value-type="float" office:value="0.319723979298447">
            <text:p>0,32</text:p>
          </table:table-cell>
          <table:table-cell table:style-name="ce44" office:value-type="float" office:value="4">
            <text:p>4</text:p>
          </table:table-cell>
          <table:table-cell table:formula="of:=VLOOKUP([.C68];[.$F$4:.$H$11];3)" office:value-type="float" office:value="2">
            <text:p>2</text:p>
          </table:table-cell>
          <table:table-cell table:number-columns-repeated="7"/>
        </table:table-row>
        <table:table-row table:style-name="ro4">
          <table:table-cell office:value-type="float" office:value="44">
            <text:p>44</text:p>
          </table:table-cell>
          <table:table-cell table:style-name="ce62" office:value-type="float" office:value="0.289838337182448">
            <text:p>0,29</text:p>
          </table:table-cell>
          <table:table-cell table:style-name="ce44" office:value-type="float" office:value="4">
            <text:p>4</text:p>
          </table:table-cell>
          <table:table-cell table:formula="of:=VLOOKUP([.C69];[.$F$4:.$H$11];3)" office:value-type="float" office:value="2">
            <text:p>2</text:p>
          </table:table-cell>
          <table:table-cell table:number-columns-repeated="7"/>
        </table:table-row>
        <table:table-row table:style-name="ro4">
          <table:table-cell office:value-type="string">
            <text:p>Q4s</text:p>
          </table:table-cell>
          <table:table-cell table:style-name="ce62" office:value-type="float" office:value="0.280618311533888">
            <text:p>0,28</text:p>
          </table:table-cell>
          <table:table-cell table:style-name="ce44" office:value-type="float" office:value="4">
            <text:p>4</text:p>
          </table:table-cell>
          <table:table-cell table:formula="of:=VLOOKUP([.C70];[.$F$4:.$H$11];3)" office:value-type="float" office:value="2">
            <text:p>2</text:p>
          </table:table-cell>
          <table:table-cell table:number-columns-repeated="7"/>
        </table:table-row>
        <table:table-row table:style-name="ro4">
          <table:table-cell office:value-type="string">
            <text:p>76s</text:p>
          </table:table-cell>
          <table:table-cell table:style-name="ce62" office:value-type="float" office:value="0.275563258232236">
            <text:p>0,28</text:p>
          </table:table-cell>
          <table:table-cell table:style-name="ce44" office:value-type="float" office:value="4">
            <text:p>4</text:p>
          </table:table-cell>
          <table:table-cell table:formula="of:=VLOOKUP([.C71];[.$F$4:.$H$11];3)" office:value-type="float" office:value="2">
            <text:p>2</text:p>
          </table:table-cell>
          <table:table-cell table:number-columns-repeated="7"/>
        </table:table-row>
        <table:table-row table:style-name="ro4">
          <table:table-cell office:value-type="string">
            <text:p>A2o</text:p>
          </table:table-cell>
          <table:table-cell table:style-name="ce62" office:value-type="float" office:value="0.274334600760456">
            <text:p>0,27</text:p>
          </table:table-cell>
          <table:table-cell table:style-name="ce44" office:value-type="float" office:value="4">
            <text:p>4</text:p>
          </table:table-cell>
          <table:table-cell table:formula="of:=VLOOKUP([.C72];[.$F$4:.$H$11];3)" office:value-type="float" office:value="2">
            <text:p>2</text:p>
          </table:table-cell>
          <table:table-cell table:number-columns-repeated="7"/>
        </table:table-row>
        <table:table-row table:style-name="ro4">
          <table:table-cell office:value-type="string">
            <text:p>Q5s</text:p>
          </table:table-cell>
          <table:table-cell table:style-name="ce62" office:value-type="float" office:value="0.273192942515652">
            <text:p>0,27</text:p>
          </table:table-cell>
          <table:table-cell table:style-name="ce44" office:value-type="float" office:value="4">
            <text:p>4</text:p>
          </table:table-cell>
          <table:table-cell table:formula="of:=VLOOKUP([.C73];[.$F$4:.$H$11];3)" office:value-type="float" office:value="2">
            <text:p>2</text:p>
          </table:table-cell>
          <table:table-cell table:number-columns-repeated="7"/>
        </table:table-row>
        <table:table-row table:style-name="ro4">
          <table:table-cell office:value-type="string">
            <text:p>A3o</text:p>
          </table:table-cell>
          <table:table-cell table:style-name="ce62" office:value-type="float" office:value="0.271329746348962">
            <text:p>0,27</text:p>
          </table:table-cell>
          <table:table-cell table:style-name="ce44" office:value-type="float" office:value="4">
            <text:p>4</text:p>
          </table:table-cell>
          <table:table-cell table:formula="of:=VLOOKUP([.C74];[.$F$4:.$H$11];3)" office:value-type="float" office:value="2">
            <text:p>2</text:p>
          </table:table-cell>
          <table:table-cell table:number-columns-repeated="7"/>
        </table:table-row>
        <table:table-row table:style-name="ro4">
          <table:table-cell office:value-type="string">
            <text:p>K6s</text:p>
          </table:table-cell>
          <table:table-cell table:style-name="ce62" office:value-type="float" office:value="0.264458169567659">
            <text:p>0,26</text:p>
          </table:table-cell>
          <table:table-cell table:style-name="ce44" office:value-type="float" office:value="4">
            <text:p>4</text:p>
          </table:table-cell>
          <table:table-cell table:formula="of:=VLOOKUP([.C75];[.$F$4:.$H$11];3)" office:value-type="float" office:value="2">
            <text:p>2</text:p>
          </table:table-cell>
          <table:table-cell table:number-columns-repeated="7"/>
        </table:table-row>
        <table:table-row table:style-name="ro4">
          <table:table-cell office:value-type="string">
            <text:p>97s</text:p>
          </table:table-cell>
          <table:table-cell table:style-name="ce62" office:value-type="float" office:value="0.257725947521866">
            <text:p>0,26</text:p>
          </table:table-cell>
          <table:table-cell table:style-name="ce44" office:value-type="float" office:value="4">
            <text:p>4</text:p>
          </table:table-cell>
          <table:table-cell table:formula="of:=VLOOKUP([.C76];[.$F$4:.$H$11];3)" office:value-type="float" office:value="2">
            <text:p>2</text:p>
          </table:table-cell>
          <table:table-cell table:number-columns-repeated="7"/>
        </table:table-row>
        <table:table-row table:style-name="ro4">
          <table:table-cell office:value-type="string">
            <text:p>K8o</text:p>
          </table:table-cell>
          <table:table-cell table:style-name="ce62" office:value-type="float" office:value="0.253548895899054">
            <text:p>0,25</text:p>
          </table:table-cell>
          <table:table-cell table:style-name="ce44" office:value-type="float" office:value="4">
            <text:p>4</text:p>
          </table:table-cell>
          <table:table-cell table:formula="of:=VLOOKUP([.C77];[.$F$4:.$H$11];3)" office:value-type="float" office:value="2">
            <text:p>2</text:p>
          </table:table-cell>
          <table:table-cell table:number-columns-repeated="7"/>
        </table:table-row>
        <table:table-row table:style-name="ro4">
          <table:table-cell office:value-type="string">
            <text:p>J6s</text:p>
          </table:table-cell>
          <table:table-cell table:style-name="ce62" office:value-type="float" office:value="0.198118428334256">
            <text:p>0,20</text:p>
          </table:table-cell>
          <table:table-cell table:style-name="ce44" office:value-type="float" office:value="4">
            <text:p>4</text:p>
          </table:table-cell>
          <table:table-cell table:formula="of:=VLOOKUP([.C78];[.$F$4:.$H$11];3)" office:value-type="float" office:value="2">
            <text:p>2</text:p>
          </table:table-cell>
          <table:table-cell table:number-columns-repeated="7"/>
        </table:table-row>
        <table:table-row table:style-name="ro4">
          <table:table-cell office:value-type="string">
            <text:p>75s</text:p>
          </table:table-cell>
          <table:table-cell table:style-name="ce62" office:value-type="float" office:value="0.197014925373134">
            <text:p>0,20</text:p>
          </table:table-cell>
          <table:table-cell table:style-name="ce44" office:value-type="float" office:value="4">
            <text:p>4</text:p>
          </table:table-cell>
          <table:table-cell table:formula="of:=VLOOKUP([.C79];[.$F$4:.$H$11];3)" office:value-type="float" office:value="2">
            <text:p>2</text:p>
          </table:table-cell>
          <table:table-cell table:number-columns-repeated="7"/>
        </table:table-row>
        <table:table-row table:style-name="ro4">
          <table:table-cell office:value-type="string">
            <text:p>K6o</text:p>
          </table:table-cell>
          <table:table-cell table:style-name="ce62" office:value-type="float" office:value="0.193579578418101">
            <text:p>0,19</text:p>
          </table:table-cell>
          <table:table-cell table:style-name="ce44" office:value-type="float" office:value="4">
            <text:p>4</text:p>
          </table:table-cell>
          <table:table-cell table:formula="of:=VLOOKUP([.C80];[.$F$4:.$H$11];3)" office:value-type="float" office:value="2">
            <text:p>2</text:p>
          </table:table-cell>
          <table:table-cell table:number-columns-repeated="7"/>
        </table:table-row>
        <table:table-row table:style-name="ro4">
          <table:table-cell office:value-type="float" office:value="33">
            <text:p>33</text:p>
          </table:table-cell>
          <table:table-cell table:style-name="ce62" office:value-type="float" office:value="0.179024202842874">
            <text:p>0,18</text:p>
          </table:table-cell>
          <table:table-cell table:style-name="ce44" office:value-type="float" office:value="4">
            <text:p>4</text:p>
          </table:table-cell>
          <table:table-cell table:formula="of:=VLOOKUP([.C81];[.$F$4:.$H$11];3)" office:value-type="float" office:value="2">
            <text:p>2</text:p>
          </table:table-cell>
          <table:table-cell table:number-columns-repeated="7"/>
        </table:table-row>
        <table:table-row table:style-name="ro4">
          <table:table-cell office:value-type="string">
            <text:p>65s</text:p>
          </table:table-cell>
          <table:table-cell table:style-name="ce62" office:value-type="float" office:value="0.17545871559633">
            <text:p>0,18</text:p>
          </table:table-cell>
          <table:table-cell table:style-name="ce44" office:value-type="float" office:value="4">
            <text:p>4</text:p>
          </table:table-cell>
          <table:table-cell table:formula="of:=VLOOKUP([.C82];[.$F$4:.$H$11];3)" office:value-type="float" office:value="2">
            <text:p>2</text:p>
          </table:table-cell>
          <table:table-cell table:number-columns-repeated="7"/>
        </table:table-row>
        <table:table-row table:style-name="ro4">
          <table:table-cell office:value-type="string">
            <text:p>J7s</text:p>
          </table:table-cell>
          <table:table-cell table:style-name="ce62" office:value-type="float" office:value="0.173740803621958">
            <text:p>0,17</text:p>
          </table:table-cell>
          <table:table-cell table:style-name="ce44" office:value-type="float" office:value="4">
            <text:p>4</text:p>
          </table:table-cell>
          <table:table-cell table:formula="of:=VLOOKUP([.C83];[.$F$4:.$H$11];3)" office:value-type="float" office:value="2">
            <text:p>2</text:p>
          </table:table-cell>
          <table:table-cell table:number-columns-repeated="7"/>
        </table:table-row>
        <table:table-row table:style-name="ro4">
          <table:table-cell office:value-type="string">
            <text:p>Q8o</text:p>
          </table:table-cell>
          <table:table-cell table:style-name="ce62" office:value-type="float" office:value="0.166731141199226">
            <text:p>0,17</text:p>
          </table:table-cell>
          <table:table-cell table:style-name="ce44" office:value-type="float" office:value="4">
            <text:p>4</text:p>
          </table:table-cell>
          <table:table-cell table:formula="of:=VLOOKUP([.C84];[.$F$4:.$H$11];3)" office:value-type="float" office:value="2">
            <text:p>2</text:p>
          </table:table-cell>
          <table:table-cell table:number-columns-repeated="7"/>
        </table:table-row>
        <table:table-row table:style-name="ro4">
          <table:table-cell office:value-type="string">
            <text:p>Q3s</text:p>
          </table:table-cell>
          <table:table-cell table:style-name="ce62" office:value-type="float" office:value="0.162112932604736">
            <text:p>0,16</text:p>
          </table:table-cell>
          <table:table-cell table:style-name="ce44" office:value-type="float" office:value="4">
            <text:p>4</text:p>
          </table:table-cell>
          <table:table-cell table:formula="of:=VLOOKUP([.C85];[.$F$4:.$H$11];3)" office:value-type="float" office:value="2">
            <text:p>2</text:p>
          </table:table-cell>
          <table:table-cell table:number-columns-repeated="7"/>
        </table:table-row>
        <table:table-row table:style-name="ro4">
          <table:table-cell office:value-type="string">
            <text:p>98o</text:p>
          </table:table-cell>
          <table:table-cell table:style-name="ce62" office:value-type="float" office:value="0.159704682339227">
            <text:p>0,16</text:p>
          </table:table-cell>
          <table:table-cell table:style-name="ce44" office:value-type="float" office:value="4">
            <text:p>4</text:p>
          </table:table-cell>
          <table:table-cell table:formula="of:=VLOOKUP([.C86];[.$F$4:.$H$11];3)" office:value-type="float" office:value="2">
            <text:p>2</text:p>
          </table:table-cell>
          <table:table-cell table:number-columns-repeated="7"/>
        </table:table-row>
        <table:table-row table:style-name="ro4">
          <table:table-cell office:value-type="string">
            <text:p>K4o</text:p>
          </table:table-cell>
          <table:table-cell table:style-name="ce62" office:value-type="float" office:value="0.155551309000573">
            <text:p>0,16</text:p>
          </table:table-cell>
          <table:table-cell table:style-name="ce44" office:value-type="float" office:value="4">
            <text:p>4</text:p>
          </table:table-cell>
          <table:table-cell table:formula="of:=VLOOKUP([.C87];[.$F$4:.$H$11];3)" office:value-type="float" office:value="2">
            <text:p>2</text:p>
          </table:table-cell>
          <table:table-cell table:number-columns-repeated="7"/>
        </table:table-row>
        <table:table-row table:style-name="ro4">
          <table:table-cell office:value-type="string">
            <text:p>J7o</text:p>
          </table:table-cell>
          <table:table-cell table:style-name="ce62" office:value-type="float" office:value="0.114103060829136">
            <text:p>0,11</text:p>
          </table:table-cell>
          <table:table-cell table:style-name="ce44" office:value-type="float" office:value="4">
            <text:p>4</text:p>
          </table:table-cell>
          <table:table-cell table:formula="of:=VLOOKUP([.C88];[.$F$4:.$H$11];3)" office:value-type="float" office:value="2">
            <text:p>2</text:p>
          </table:table-cell>
          <table:table-cell table:number-columns-repeated="7"/>
        </table:table-row>
        <table:table-row table:style-name="ro4">
          <table:table-cell office:value-type="string">
            <text:p>T7s</text:p>
          </table:table-cell>
          <table:table-cell table:style-name="ce62" office:value-type="float" office:value="0.113835376532399">
            <text:p>0,11</text:p>
          </table:table-cell>
          <table:table-cell table:style-name="ce44" office:value-type="float" office:value="4">
            <text:p>4</text:p>
          </table:table-cell>
          <table:table-cell table:formula="of:=VLOOKUP([.C89];[.$F$4:.$H$11];3)" office:value-type="float" office:value="2">
            <text:p>2</text:p>
          </table:table-cell>
          <table:table-cell table:number-columns-repeated="7"/>
        </table:table-row>
        <table:table-row table:style-name="ro4">
          <table:table-cell office:value-type="string">
            <text:p>J2s</text:p>
          </table:table-cell>
          <table:table-cell table:style-name="ce62" office:value-type="float" office:value="0.112857944974733">
            <text:p>0,11</text:p>
          </table:table-cell>
          <table:table-cell table:style-name="ce44" office:value-type="float" office:value="4">
            <text:p>4</text:p>
          </table:table-cell>
          <table:table-cell table:formula="of:=VLOOKUP([.C90];[.$F$4:.$H$11];3)" office:value-type="float" office:value="2">
            <text:p>2</text:p>
          </table:table-cell>
          <table:table-cell table:number-columns-repeated="7"/>
        </table:table-row>
        <table:table-row table:style-name="ro4">
          <table:table-cell office:value-type="string">
            <text:p>J5s</text:p>
          </table:table-cell>
          <table:table-cell table:style-name="ce62" office:value-type="float" office:value="0.109283196239718">
            <text:p>0,11</text:p>
          </table:table-cell>
          <table:table-cell table:style-name="ce44" office:value-type="float" office:value="4">
            <text:p>4</text:p>
          </table:table-cell>
          <table:table-cell table:formula="of:=VLOOKUP([.C91];[.$F$4:.$H$11];3)" office:value-type="float" office:value="2">
            <text:p>2</text:p>
          </table:table-cell>
          <table:table-cell table:number-columns-repeated="7"/>
        </table:table-row>
        <table:table-row table:style-name="ro4">
          <table:table-cell office:value-type="string">
            <text:p>K3s</text:p>
          </table:table-cell>
          <table:table-cell table:style-name="ce62" office:value-type="float" office:value="0.0901262916188289">
            <text:p>0,09</text:p>
          </table:table-cell>
          <table:table-cell table:style-name="ce44" office:value-type="float" office:value="4">
            <text:p>4</text:p>
          </table:table-cell>
          <table:table-cell table:formula="of:=VLOOKUP([.C92];[.$F$4:.$H$11];3)" office:value-type="float" office:value="2">
            <text:p>2</text:p>
          </table:table-cell>
          <table:table-cell table:number-columns-repeated="7"/>
        </table:table-row>
        <table:table-row table:style-name="ro4">
          <table:table-cell office:value-type="string">
            <text:p>T6s</text:p>
          </table:table-cell>
          <table:table-cell table:style-name="ce62" office:value-type="float" office:value="0.0807560137457045">
            <text:p>0,08</text:p>
          </table:table-cell>
          <table:table-cell table:style-name="ce44" office:value-type="float" office:value="4">
            <text:p>4</text:p>
          </table:table-cell>
          <table:table-cell table:formula="of:=VLOOKUP([.C93];[.$F$4:.$H$11];3)" office:value-type="float" office:value="2">
            <text:p>2</text:p>
          </table:table-cell>
          <table:table-cell table:number-columns-repeated="7"/>
        </table:table-row>
        <table:table-row table:style-name="ro4">
          <table:table-cell office:value-type="string">
            <text:p>J8o</text:p>
          </table:table-cell>
          <table:table-cell table:style-name="ce62" office:value-type="float" office:value="0.0790917691579943">
            <text:p>0,08</text:p>
          </table:table-cell>
          <table:table-cell table:style-name="ce44" office:value-type="float" office:value="4">
            <text:p>4</text:p>
          </table:table-cell>
          <table:table-cell table:formula="of:=VLOOKUP([.C94];[.$F$4:.$H$11];3)" office:value-type="float" office:value="2">
            <text:p>2</text:p>
          </table:table-cell>
          <table:table-cell table:number-columns-repeated="7"/>
        </table:table-row>
        <table:table-row table:style-name="ro4">
          <table:table-cell office:value-type="string">
            <text:p>T4s</text:p>
          </table:table-cell>
          <table:table-cell table:style-name="ce62" office:value-type="float" office:value="0.0653780557134736">
            <text:p>0,07</text:p>
          </table:table-cell>
          <table:table-cell table:style-name="ce44" office:value-type="float" office:value="4">
            <text:p>4</text:p>
          </table:table-cell>
          <table:table-cell table:formula="of:=VLOOKUP([.C95];[.$F$4:.$H$11];3)" office:value-type="float" office:value="2">
            <text:p>2</text:p>
          </table:table-cell>
          <table:table-cell table:number-columns-repeated="7"/>
        </table:table-row>
        <table:table-row table:style-name="ro4">
          <table:table-cell office:value-type="string">
            <text:p>87o</text:p>
          </table:table-cell>
          <table:table-cell table:style-name="ce62" office:value-type="float" office:value="0.0601923076923077">
            <text:p>0,06</text:p>
          </table:table-cell>
          <table:table-cell table:style-name="ce44" office:value-type="float" office:value="4">
            <text:p>4</text:p>
          </table:table-cell>
          <table:table-cell table:formula="of:=VLOOKUP([.C96];[.$F$4:.$H$11];3)" office:value-type="float" office:value="2">
            <text:p>2</text:p>
          </table:table-cell>
          <table:table-cell table:number-columns-repeated="7"/>
        </table:table-row>
        <table:table-row table:style-name="ro4">
          <table:table-cell office:value-type="string">
            <text:p>86s</text:p>
          </table:table-cell>
          <table:table-cell table:style-name="ce62" office:value-type="float" office:value="0.0379603399433428">
            <text:p>0,04</text:p>
          </table:table-cell>
          <table:table-cell table:style-name="ce44" office:value-type="float" office:value="4">
            <text:p>4</text:p>
          </table:table-cell>
          <table:table-cell table:formula="of:=VLOOKUP([.C97];[.$F$4:.$H$11];3)" office:value-type="float" office:value="2">
            <text:p>2</text:p>
          </table:table-cell>
          <table:table-cell table:number-columns-repeated="7"/>
        </table:table-row>
        <table:table-row table:style-name="ro4">
          <table:table-cell office:value-type="string">
            <text:p>97o</text:p>
          </table:table-cell>
          <table:table-cell table:style-name="ce62" office:value-type="float" office:value="0.0377431157327171">
            <text:p>0,04</text:p>
          </table:table-cell>
          <table:table-cell table:style-name="ce44" office:value-type="float" office:value="4">
            <text:p>4</text:p>
          </table:table-cell>
          <table:table-cell table:formula="of:=VLOOKUP([.C98];[.$F$4:.$H$11];3)" office:value-type="float" office:value="2">
            <text:p>2</text:p>
          </table:table-cell>
          <table:table-cell table:number-columns-repeated="7"/>
        </table:table-row>
        <table:table-row table:style-name="ro4">
          <table:table-cell office:value-type="string">
            <text:p>K5o</text:p>
          </table:table-cell>
          <table:table-cell table:style-name="ce62" office:value-type="float" office:value="0.0185873605947955">
            <text:p>0,02</text:p>
          </table:table-cell>
          <table:table-cell table:style-name="ce44" office:value-type="float" office:value="4">
            <text:p>4</text:p>
          </table:table-cell>
          <table:table-cell table:formula="of:=VLOOKUP([.C99];[.$F$4:.$H$11];3)" office:value-type="float" office:value="2">
            <text:p>2</text:p>
          </table:table-cell>
          <table:table-cell table:number-columns-repeated="7"/>
        </table:table-row>
        <table:table-row table:style-name="ro4">
          <table:table-cell table:style-name="ce39" office:value-type="string">
            <text:p>T7o</text:p>
          </table:table-cell>
          <table:table-cell table:style-name="ce41" office:value-type="float" office:value="-0.0433542498573873">
            <text:p>-0,04</text:p>
          </table:table-cell>
          <table:table-cell table:style-name="ce43" office:value-type="float" office:value="1">
            <text:p>1</text:p>
          </table:table-cell>
          <table:table-cell table:style-name="ce22" table:formula="of:=VLOOKUP([.C100];[.$F$4:.$H$11];3)" office:value-type="float" office:value="1">
            <text:p>1</text:p>
          </table:table-cell>
          <table:table-cell table:number-columns-repeated="7"/>
        </table:table-row>
        <table:table-row table:style-name="ro4">
          <table:table-cell table:style-name="ce39" office:value-type="string">
            <text:p>T8o</text:p>
          </table:table-cell>
          <table:table-cell table:style-name="ce41" office:value-type="float" office:value="-0.0436554132712456">
            <text:p>-0,04</text:p>
          </table:table-cell>
          <table:table-cell table:style-name="ce43" office:value-type="float" office:value="1">
            <text:p>1</text:p>
          </table:table-cell>
          <table:table-cell table:style-name="ce22" table:formula="of:=VLOOKUP([.C101];[.$F$4:.$H$11];3)" office:value-type="float" office:value="1">
            <text:p>1</text:p>
          </table:table-cell>
          <table:table-cell table:number-columns-repeated="7"/>
        </table:table-row>
        <table:table-row table:style-name="ro4">
          <table:table-cell table:style-name="ce39" office:value-type="string">
            <text:p>Q6o</text:p>
          </table:table-cell>
          <table:table-cell table:style-name="ce41" office:value-type="float" office:value="-0.0662352493338409">
            <text:p>-0,07</text:p>
          </table:table-cell>
          <table:table-cell table:style-name="ce43" office:value-type="float" office:value="1">
            <text:p>1</text:p>
          </table:table-cell>
          <table:table-cell table:style-name="ce22" table:formula="of:=VLOOKUP([.C102];[.$F$4:.$H$11];3)" office:value-type="float" office:value="1">
            <text:p>1</text:p>
          </table:table-cell>
          <table:table-cell table:number-columns-repeated="7"/>
        </table:table-row>
        <table:table-row table:style-name="ro4">
          <table:table-cell table:style-name="ce39" office:value-type="string">
            <text:p>K3o</text:p>
          </table:table-cell>
          <table:table-cell table:style-name="ce41" office:value-type="float" office:value="-0.0763213127265789">
            <text:p>-0,08</text:p>
          </table:table-cell>
          <table:table-cell table:style-name="ce43" office:value-type="float" office:value="1">
            <text:p>1</text:p>
          </table:table-cell>
          <table:table-cell table:style-name="ce22" table:formula="of:=VLOOKUP([.C103];[.$F$4:.$H$11];3)" office:value-type="float" office:value="1">
            <text:p>1</text:p>
          </table:table-cell>
          <table:table-cell table:number-columns-repeated="7"/>
        </table:table-row>
        <table:table-row table:style-name="ro4">
          <table:table-cell table:style-name="ce39" office:value-type="string">
            <text:p>Q5o</text:p>
          </table:table-cell>
          <table:table-cell table:style-name="ce41" office:value-type="float" office:value="-0.0844633862843859">
            <text:p>-0,08</text:p>
          </table:table-cell>
          <table:table-cell table:style-name="ce43" office:value-type="float" office:value="1">
            <text:p>1</text:p>
          </table:table-cell>
          <table:table-cell table:style-name="ce22" table:formula="of:=VLOOKUP([.C104];[.$F$4:.$H$11];3)" office:value-type="float" office:value="1">
            <text:p>1</text:p>
          </table:table-cell>
          <table:table-cell table:number-columns-repeated="7"/>
        </table:table-row>
        <table:table-row table:style-name="ro4">
          <table:table-cell table:style-name="ce39" office:value-type="string">
            <text:p>K2s</text:p>
          </table:table-cell>
          <table:table-cell table:style-name="ce41" office:value-type="float" office:value="-0.0908032596041909">
            <text:p>-0,09</text:p>
          </table:table-cell>
          <table:table-cell table:style-name="ce43" office:value-type="float" office:value="1">
            <text:p>1</text:p>
          </table:table-cell>
          <table:table-cell table:style-name="ce22" table:formula="of:=VLOOKUP([.C105];[.$F$4:.$H$11];3)" office:value-type="float" office:value="1">
            <text:p>1</text:p>
          </table:table-cell>
          <table:table-cell table:number-columns-repeated="7"/>
        </table:table-row>
        <table:table-row table:style-name="ro4">
          <table:table-cell table:style-name="ce39" office:value-type="float" office:value="22">
            <text:p>22</text:p>
          </table:table-cell>
          <table:table-cell table:style-name="ce41" office:value-type="float" office:value="-0.0956388676358072">
            <text:p>-0,10</text:p>
          </table:table-cell>
          <table:table-cell table:style-name="ce43" office:value-type="float" office:value="1">
            <text:p>1</text:p>
          </table:table-cell>
          <table:table-cell table:style-name="ce22" table:formula="of:=VLOOKUP([.C106];[.$F$4:.$H$11];3)" office:value-type="float" office:value="1">
            <text:p>1</text:p>
          </table:table-cell>
          <table:table-cell table:number-columns-repeated="7"/>
        </table:table-row>
        <table:table-row table:style-name="ro4">
          <table:table-cell table:style-name="ce39" office:value-type="string">
            <text:p>J4s</text:p>
          </table:table-cell>
          <table:table-cell table:style-name="ce41" office:value-type="float" office:value="-0.0970488081725312">
            <text:p>-0,10</text:p>
          </table:table-cell>
          <table:table-cell table:style-name="ce43" office:value-type="float" office:value="1">
            <text:p>1</text:p>
          </table:table-cell>
          <table:table-cell table:style-name="ce22" table:formula="of:=VLOOKUP([.C107];[.$F$4:.$H$11];3)" office:value-type="float" office:value="1">
            <text:p>1</text:p>
          </table:table-cell>
          <table:table-cell table:number-columns-repeated="7"/>
        </table:table-row>
        <table:table-row table:style-name="ro4">
          <table:table-cell table:style-name="ce39" office:value-type="string">
            <text:p>Q2s</text:p>
          </table:table-cell>
          <table:table-cell table:style-name="ce41" office:value-type="float" office:value="-0.101994301994302">
            <text:p>-0,10</text:p>
          </table:table-cell>
          <table:table-cell table:style-name="ce43" office:value-type="float" office:value="1">
            <text:p>1</text:p>
          </table:table-cell>
          <table:table-cell table:style-name="ce22" table:formula="of:=VLOOKUP([.C108];[.$F$4:.$H$11];3)" office:value-type="float" office:value="1">
            <text:p>1</text:p>
          </table:table-cell>
          <table:table-cell table:number-columns-repeated="7"/>
        </table:table-row>
        <table:table-row table:style-name="ro4">
          <table:table-cell table:style-name="ce39" office:value-type="string">
            <text:p>95s</text:p>
          </table:table-cell>
          <table:table-cell table:style-name="ce41" office:value-type="float" office:value="-0.128440366972477">
            <text:p>-0,13</text:p>
          </table:table-cell>
          <table:table-cell table:style-name="ce43" office:value-type="float" office:value="1">
            <text:p>1</text:p>
          </table:table-cell>
          <table:table-cell table:style-name="ce22" table:formula="of:=VLOOKUP([.C109];[.$F$4:.$H$11];3)" office:value-type="float" office:value="1">
            <text:p>1</text:p>
          </table:table-cell>
          <table:table-cell table:number-columns-repeated="7"/>
        </table:table-row>
        <table:table-row table:style-name="ro4">
          <table:table-cell table:style-name="ce39" office:value-type="string">
            <text:p>96s</text:p>
          </table:table-cell>
          <table:table-cell table:style-name="ce41" office:value-type="float" office:value="-0.131431767337808">
            <text:p>-0,13</text:p>
          </table:table-cell>
          <table:table-cell table:style-name="ce43" office:value-type="float" office:value="1">
            <text:p>1</text:p>
          </table:table-cell>
          <table:table-cell table:style-name="ce22" table:formula="of:=VLOOKUP([.C110];[.$F$4:.$H$11];3)" office:value-type="float" office:value="1">
            <text:p>1</text:p>
          </table:table-cell>
          <table:table-cell table:number-columns-repeated="7"/>
        </table:table-row>
        <table:table-row table:style-name="ro4">
          <table:table-cell table:style-name="ce39" office:value-type="string">
            <text:p>85s</text:p>
          </table:table-cell>
          <table:table-cell table:style-name="ce41" office:value-type="float" office:value="-0.133938706015891">
            <text:p>-0,13</text:p>
          </table:table-cell>
          <table:table-cell table:style-name="ce43" office:value-type="float" office:value="1">
            <text:p>1</text:p>
          </table:table-cell>
          <table:table-cell table:style-name="ce22" table:formula="of:=VLOOKUP([.C111];[.$F$4:.$H$11];3)" office:value-type="float" office:value="1">
            <text:p>1</text:p>
          </table:table-cell>
          <table:table-cell table:number-columns-repeated="7"/>
        </table:table-row>
        <table:table-row table:style-name="ro4">
          <table:table-cell table:style-name="ce39" office:value-type="string">
            <text:p>Q6s</text:p>
          </table:table-cell>
          <table:table-cell table:style-name="ce41" office:value-type="float" office:value="-0.176538908246225">
            <text:p>-0,18</text:p>
          </table:table-cell>
          <table:table-cell table:style-name="ce43" office:value-type="float" office:value="1">
            <text:p>1</text:p>
          </table:table-cell>
          <table:table-cell table:style-name="ce22" table:formula="of:=VLOOKUP([.C112];[.$F$4:.$H$11];3)" office:value-type="float" office:value="1">
            <text:p>1</text:p>
          </table:table-cell>
          <table:table-cell table:number-columns-repeated="7"/>
        </table:table-row>
        <table:table-row table:style-name="ro4">
          <table:table-cell table:style-name="ce39" office:value-type="string">
            <text:p>Q4o</text:p>
          </table:table-cell>
          <table:table-cell table:style-name="ce41" office:value-type="float" office:value="-0.193624557260921">
            <text:p>-0,19</text:p>
          </table:table-cell>
          <table:table-cell table:style-name="ce43" office:value-type="float" office:value="1">
            <text:p>1</text:p>
          </table:table-cell>
          <table:table-cell table:style-name="ce22" table:formula="of:=VLOOKUP([.C113];[.$F$4:.$H$11];3)" office:value-type="float" office:value="1">
            <text:p>1</text:p>
          </table:table-cell>
          <table:table-cell table:number-columns-repeated="7"/>
        </table:table-row>
        <table:table-row table:style-name="ro4">
          <table:table-cell table:style-name="ce39" office:value-type="string">
            <text:p>54s</text:p>
          </table:table-cell>
          <table:table-cell table:style-name="ce41" office:value-type="float" office:value="-0.206997084548105">
            <text:p>-0,21</text:p>
          </table:table-cell>
          <table:table-cell table:style-name="ce43" office:value-type="float" office:value="1">
            <text:p>1</text:p>
          </table:table-cell>
          <table:table-cell table:style-name="ce22" table:formula="of:=VLOOKUP([.C114];[.$F$4:.$H$11];3)" office:value-type="float" office:value="1">
            <text:p>1</text:p>
          </table:table-cell>
          <table:table-cell table:number-columns-repeated="7"/>
        </table:table-row>
        <table:table-row table:style-name="ro4">
          <table:table-cell table:style-name="ce39" office:value-type="string">
            <text:p>T3s</text:p>
          </table:table-cell>
          <table:table-cell table:style-name="ce41" office:value-type="float" office:value="-0.260171919770774">
            <text:p>-0,26</text:p>
          </table:table-cell>
          <table:table-cell table:style-name="ce43" office:value-type="float" office:value="1">
            <text:p>1</text:p>
          </table:table-cell>
          <table:table-cell table:style-name="ce22" table:formula="of:=VLOOKUP([.C115];[.$F$4:.$H$11];3)" office:value-type="float" office:value="1">
            <text:p>1</text:p>
          </table:table-cell>
          <table:table-cell table:number-columns-repeated="7"/>
        </table:table-row>
        <table:table-row table:style-name="ro4">
          <table:table-cell table:style-name="ce39" office:value-type="string">
            <text:p>J3s</text:p>
          </table:table-cell>
          <table:table-cell table:style-name="ce41" office:value-type="float" office:value="-0.282693377851975">
            <text:p>-0,28</text:p>
          </table:table-cell>
          <table:table-cell table:style-name="ce43" office:value-type="float" office:value="1">
            <text:p>1</text:p>
          </table:table-cell>
          <table:table-cell table:style-name="ce22" table:formula="of:=VLOOKUP([.C116];[.$F$4:.$H$11];3)" office:value-type="float" office:value="1">
            <text:p>1</text:p>
          </table:table-cell>
          <table:table-cell table:number-columns-repeated="7"/>
        </table:table-row>
        <table:table-row table:style-name="ro4">
          <table:table-cell office:value-type="string">
            <text:p>K2o</text:p>
          </table:table-cell>
          <table:table-cell table:style-name="ce62" office:value-type="float" office:value="-0.334220026600798">
            <text:p>-0,33</text:p>
          </table:table-cell>
          <table:table-cell table:style-name="ce44" office:value-type="float" office:value="7">
            <text:p>7</text:p>
          </table:table-cell>
          <table:table-cell table:formula="of:=VLOOKUP([.C117];[.$F$4:.$H$11];3)" office:value-type="float" office:value="0">
            <text:p>0</text:p>
          </table:table-cell>
          <table:table-cell table:number-columns-repeated="7"/>
        </table:table-row>
        <table:table-row table:style-name="ro4">
          <table:table-cell office:value-type="string">
            <text:p>Q3o</text:p>
          </table:table-cell>
          <table:table-cell table:style-name="ce62" office:value-type="float" office:value="-0.5">
            <text:p>-0,50</text:p>
          </table:table-cell>
          <table:table-cell table:style-name="ce44" office:value-type="float" office:value="7">
            <text:p>7</text:p>
          </table:table-cell>
          <table:table-cell table:formula="of:=VLOOKUP([.C118];[.$F$4:.$H$11];3)" office:value-type="float" office:value="0">
            <text:p>0</text:p>
          </table:table-cell>
          <table:table-cell table:number-columns-repeated="7"/>
        </table:table-row>
        <table:table-row table:style-name="ro4">
          <table:table-cell office:value-type="string">
            <text:p>Q2o</text:p>
          </table:table-cell>
          <table:table-cell table:style-name="ce62" office:value-type="float" office:value="-0.5">
            <text:p>-0,50</text:p>
          </table:table-cell>
          <table:table-cell table:style-name="ce44" office:value-type="float" office:value="7">
            <text:p>7</text:p>
          </table:table-cell>
          <table:table-cell table:formula="of:=VLOOKUP([.C119];[.$F$4:.$H$11];3)" office:value-type="float" office:value="0">
            <text:p>0</text:p>
          </table:table-cell>
          <table:table-cell table:number-columns-repeated="7"/>
        </table:table-row>
        <table:table-row table:style-name="ro4">
          <table:table-cell office:value-type="string">
            <text:p>J6o</text:p>
          </table:table-cell>
          <table:table-cell table:style-name="ce62" office:value-type="float" office:value="-0.5">
            <text:p>-0,50</text:p>
          </table:table-cell>
          <table:table-cell table:style-name="ce44" office:value-type="float" office:value="7">
            <text:p>7</text:p>
          </table:table-cell>
          <table:table-cell table:formula="of:=VLOOKUP([.C120];[.$F$4:.$H$11];3)" office:value-type="float" office:value="0">
            <text:p>0</text:p>
          </table:table-cell>
          <table:table-cell table:number-columns-repeated="7"/>
        </table:table-row>
        <table:table-row table:style-name="ro4">
          <table:table-cell office:value-type="string">
            <text:p>J5o</text:p>
          </table:table-cell>
          <table:table-cell table:style-name="ce62" office:value-type="float" office:value="-0.5">
            <text:p>-0,50</text:p>
          </table:table-cell>
          <table:table-cell table:style-name="ce44" office:value-type="float" office:value="7">
            <text:p>7</text:p>
          </table:table-cell>
          <table:table-cell table:formula="of:=VLOOKUP([.C121];[.$F$4:.$H$11];3)" office:value-type="float" office:value="0">
            <text:p>0</text:p>
          </table:table-cell>
          <table:table-cell table:number-columns-repeated="7"/>
        </table:table-row>
        <table:table-row table:style-name="ro4">
          <table:table-cell office:value-type="string">
            <text:p>J4o</text:p>
          </table:table-cell>
          <table:table-cell table:style-name="ce62" office:value-type="float" office:value="-0.5">
            <text:p>-0,50</text:p>
          </table:table-cell>
          <table:table-cell table:style-name="ce44" office:value-type="float" office:value="7">
            <text:p>7</text:p>
          </table:table-cell>
          <table:table-cell table:formula="of:=VLOOKUP([.C122];[.$F$4:.$H$11];3)" office:value-type="float" office:value="0">
            <text:p>0</text:p>
          </table:table-cell>
          <table:table-cell table:number-columns-repeated="7"/>
        </table:table-row>
        <table:table-row table:style-name="ro4">
          <table:table-cell office:value-type="string">
            <text:p>J3o</text:p>
          </table:table-cell>
          <table:table-cell table:style-name="ce62" office:value-type="float" office:value="-0.5">
            <text:p>-0,50</text:p>
          </table:table-cell>
          <table:table-cell table:style-name="ce44" office:value-type="float" office:value="7">
            <text:p>7</text:p>
          </table:table-cell>
          <table:table-cell table:formula="of:=VLOOKUP([.C123];[.$F$4:.$H$11];3)" office:value-type="float" office:value="0">
            <text:p>0</text:p>
          </table:table-cell>
          <table:table-cell table:number-columns-repeated="7"/>
        </table:table-row>
        <table:table-row table:style-name="ro4">
          <table:table-cell office:value-type="string">
            <text:p>J2o</text:p>
          </table:table-cell>
          <table:table-cell table:style-name="ce62" office:value-type="float" office:value="-0.5">
            <text:p>-0,50</text:p>
          </table:table-cell>
          <table:table-cell table:style-name="ce44" office:value-type="float" office:value="7">
            <text:p>7</text:p>
          </table:table-cell>
          <table:table-cell table:formula="of:=VLOOKUP([.C124];[.$F$4:.$H$11];3)" office:value-type="float" office:value="0">
            <text:p>0</text:p>
          </table:table-cell>
          <table:table-cell table:number-columns-repeated="7"/>
        </table:table-row>
        <table:table-row table:style-name="ro4">
          <table:table-cell office:value-type="string">
            <text:p>T6o</text:p>
          </table:table-cell>
          <table:table-cell table:style-name="ce62" office:value-type="float" office:value="-0.5">
            <text:p>-0,50</text:p>
          </table:table-cell>
          <table:table-cell table:style-name="ce44" office:value-type="float" office:value="7">
            <text:p>7</text:p>
          </table:table-cell>
          <table:table-cell table:formula="of:=VLOOKUP([.C125];[.$F$4:.$H$11];3)" office:value-type="float" office:value="0">
            <text:p>0</text:p>
          </table:table-cell>
          <table:table-cell table:number-columns-repeated="7"/>
        </table:table-row>
        <table:table-row table:style-name="ro4">
          <table:table-cell office:value-type="string">
            <text:p>T5o</text:p>
          </table:table-cell>
          <table:table-cell table:style-name="ce62" office:value-type="float" office:value="-0.5">
            <text:p>-0,50</text:p>
          </table:table-cell>
          <table:table-cell table:style-name="ce44" office:value-type="float" office:value="7">
            <text:p>7</text:p>
          </table:table-cell>
          <table:table-cell table:formula="of:=VLOOKUP([.C126];[.$F$4:.$H$11];3)" office:value-type="float" office:value="0">
            <text:p>0</text:p>
          </table:table-cell>
          <table:table-cell table:number-columns-repeated="7"/>
        </table:table-row>
        <table:table-row table:style-name="ro4">
          <table:table-cell office:value-type="string">
            <text:p>T4o</text:p>
          </table:table-cell>
          <table:table-cell table:style-name="ce62" office:value-type="float" office:value="-0.5">
            <text:p>-0,50</text:p>
          </table:table-cell>
          <table:table-cell table:style-name="ce44" office:value-type="float" office:value="7">
            <text:p>7</text:p>
          </table:table-cell>
          <table:table-cell table:formula="of:=VLOOKUP([.C127];[.$F$4:.$H$11];3)" office:value-type="float" office:value="0">
            <text:p>0</text:p>
          </table:table-cell>
          <table:table-cell table:number-columns-repeated="7"/>
        </table:table-row>
        <table:table-row table:style-name="ro4">
          <table:table-cell office:value-type="string">
            <text:p>T3o</text:p>
          </table:table-cell>
          <table:table-cell table:style-name="ce62" office:value-type="float" office:value="-0.5">
            <text:p>-0,50</text:p>
          </table:table-cell>
          <table:table-cell table:style-name="ce44" office:value-type="float" office:value="7">
            <text:p>7</text:p>
          </table:table-cell>
          <table:table-cell table:formula="of:=VLOOKUP([.C128];[.$F$4:.$H$11];3)" office:value-type="float" office:value="0">
            <text:p>0</text:p>
          </table:table-cell>
          <table:table-cell table:number-columns-repeated="7"/>
        </table:table-row>
        <table:table-row table:style-name="ro4">
          <table:table-cell office:value-type="string">
            <text:p>T2s</text:p>
          </table:table-cell>
          <table:table-cell table:style-name="ce62" office:value-type="float" office:value="-0.5">
            <text:p>-0,50</text:p>
          </table:table-cell>
          <table:table-cell table:style-name="ce44" office:value-type="float" office:value="7">
            <text:p>7</text:p>
          </table:table-cell>
          <table:table-cell table:formula="of:=VLOOKUP([.C129];[.$F$4:.$H$11];3)" office:value-type="float" office:value="0">
            <text:p>0</text:p>
          </table:table-cell>
          <table:table-cell table:number-columns-repeated="7"/>
        </table:table-row>
        <table:table-row table:style-name="ro4">
          <table:table-cell office:value-type="string">
            <text:p>T2o</text:p>
          </table:table-cell>
          <table:table-cell table:style-name="ce62" office:value-type="float" office:value="-0.5">
            <text:p>-0,50</text:p>
          </table:table-cell>
          <table:table-cell table:style-name="ce44" office:value-type="float" office:value="7">
            <text:p>7</text:p>
          </table:table-cell>
          <table:table-cell table:formula="of:=VLOOKUP([.C130];[.$F$4:.$H$11];3)" office:value-type="float" office:value="0">
            <text:p>0</text:p>
          </table:table-cell>
          <table:table-cell table:number-columns-repeated="7"/>
        </table:table-row>
        <table:table-row table:style-name="ro4">
          <table:table-cell office:value-type="string">
            <text:p>96o</text:p>
          </table:table-cell>
          <table:table-cell table:style-name="ce62" office:value-type="float" office:value="-0.5">
            <text:p>-0,50</text:p>
          </table:table-cell>
          <table:table-cell table:style-name="ce44" office:value-type="float" office:value="7">
            <text:p>7</text:p>
          </table:table-cell>
          <table:table-cell table:formula="of:=VLOOKUP([.C131];[.$F$4:.$H$11];3)" office:value-type="float" office:value="0">
            <text:p>0</text:p>
          </table:table-cell>
          <table:table-cell table:number-columns-repeated="7"/>
        </table:table-row>
        <table:table-row table:style-name="ro4">
          <table:table-cell office:value-type="string">
            <text:p>95o</text:p>
          </table:table-cell>
          <table:table-cell table:style-name="ce62" office:value-type="float" office:value="-0.5">
            <text:p>-0,50</text:p>
          </table:table-cell>
          <table:table-cell table:style-name="ce44" office:value-type="float" office:value="7">
            <text:p>7</text:p>
          </table:table-cell>
          <table:table-cell table:formula="of:=VLOOKUP([.C132];[.$F$4:.$H$11];3)" office:value-type="float" office:value="0">
            <text:p>0</text:p>
          </table:table-cell>
          <table:table-cell table:number-columns-repeated="7"/>
        </table:table-row>
        <table:table-row table:style-name="ro4">
          <table:table-cell office:value-type="string">
            <text:p>94s</text:p>
          </table:table-cell>
          <table:table-cell table:style-name="ce62" office:value-type="float" office:value="-0.5">
            <text:p>-0,50</text:p>
          </table:table-cell>
          <table:table-cell table:style-name="ce44" office:value-type="float" office:value="7">
            <text:p>7</text:p>
          </table:table-cell>
          <table:table-cell table:formula="of:=VLOOKUP([.C133];[.$F$4:.$H$11];3)" office:value-type="float" office:value="0">
            <text:p>0</text:p>
          </table:table-cell>
          <table:table-cell table:number-columns-repeated="7"/>
        </table:table-row>
        <table:table-row table:style-name="ro4">
          <table:table-cell office:value-type="string">
            <text:p>94o</text:p>
          </table:table-cell>
          <table:table-cell table:style-name="ce62" office:value-type="float" office:value="-0.5">
            <text:p>-0,50</text:p>
          </table:table-cell>
          <table:table-cell table:style-name="ce44" office:value-type="float" office:value="7">
            <text:p>7</text:p>
          </table:table-cell>
          <table:table-cell table:formula="of:=VLOOKUP([.C134];[.$F$4:.$H$11];3)" office:value-type="float" office:value="0">
            <text:p>0</text:p>
          </table:table-cell>
          <table:table-cell table:number-columns-repeated="7"/>
        </table:table-row>
        <table:table-row table:style-name="ro4">
          <table:table-cell office:value-type="string">
            <text:p>93s</text:p>
          </table:table-cell>
          <table:table-cell table:style-name="ce62" office:value-type="float" office:value="-0.5">
            <text:p>-0,50</text:p>
          </table:table-cell>
          <table:table-cell table:style-name="ce44" office:value-type="float" office:value="7">
            <text:p>7</text:p>
          </table:table-cell>
          <table:table-cell table:formula="of:=VLOOKUP([.C135];[.$F$4:.$H$11];3)" office:value-type="float" office:value="0">
            <text:p>0</text:p>
          </table:table-cell>
          <table:table-cell table:number-columns-repeated="7"/>
        </table:table-row>
        <table:table-row table:style-name="ro4">
          <table:table-cell office:value-type="string">
            <text:p>93o</text:p>
          </table:table-cell>
          <table:table-cell table:style-name="ce62" office:value-type="float" office:value="-0.5">
            <text:p>-0,50</text:p>
          </table:table-cell>
          <table:table-cell table:style-name="ce44" office:value-type="float" office:value="7">
            <text:p>7</text:p>
          </table:table-cell>
          <table:table-cell table:formula="of:=VLOOKUP([.C136];[.$F$4:.$H$11];3)" office:value-type="float" office:value="0">
            <text:p>0</text:p>
          </table:table-cell>
          <table:table-cell table:number-columns-repeated="7"/>
        </table:table-row>
        <table:table-row table:style-name="ro4">
          <table:table-cell office:value-type="string">
            <text:p>92s</text:p>
          </table:table-cell>
          <table:table-cell table:style-name="ce62" office:value-type="float" office:value="-0.5">
            <text:p>-0,50</text:p>
          </table:table-cell>
          <table:table-cell table:style-name="ce44" office:value-type="float" office:value="7">
            <text:p>7</text:p>
          </table:table-cell>
          <table:table-cell table:formula="of:=VLOOKUP([.C137];[.$F$4:.$H$11];3)" office:value-type="float" office:value="0">
            <text:p>0</text:p>
          </table:table-cell>
          <table:table-cell table:number-columns-repeated="7"/>
        </table:table-row>
        <table:table-row table:style-name="ro4">
          <table:table-cell office:value-type="string">
            <text:p>92o</text:p>
          </table:table-cell>
          <table:table-cell table:style-name="ce62" office:value-type="float" office:value="-0.5">
            <text:p>-0,50</text:p>
          </table:table-cell>
          <table:table-cell table:style-name="ce44" office:value-type="float" office:value="7">
            <text:p>7</text:p>
          </table:table-cell>
          <table:table-cell table:formula="of:=VLOOKUP([.C138];[.$F$4:.$H$11];3)" office:value-type="float" office:value="0">
            <text:p>0</text:p>
          </table:table-cell>
          <table:table-cell table:number-columns-repeated="7"/>
        </table:table-row>
        <table:table-row table:style-name="ro4">
          <table:table-cell office:value-type="string">
            <text:p>86o</text:p>
          </table:table-cell>
          <table:table-cell table:style-name="ce62" office:value-type="float" office:value="-0.5">
            <text:p>-0,50</text:p>
          </table:table-cell>
          <table:table-cell table:style-name="ce44" office:value-type="float" office:value="7">
            <text:p>7</text:p>
          </table:table-cell>
          <table:table-cell table:formula="of:=VLOOKUP([.C139];[.$F$4:.$H$11];3)" office:value-type="float" office:value="0">
            <text:p>0</text:p>
          </table:table-cell>
          <table:table-cell table:number-columns-repeated="7"/>
        </table:table-row>
        <table:table-row table:style-name="ro4">
          <table:table-cell office:value-type="string">
            <text:p>85o</text:p>
          </table:table-cell>
          <table:table-cell table:style-name="ce62" office:value-type="float" office:value="-0.5">
            <text:p>-0,50</text:p>
          </table:table-cell>
          <table:table-cell table:style-name="ce44" office:value-type="float" office:value="7">
            <text:p>7</text:p>
          </table:table-cell>
          <table:table-cell table:formula="of:=VLOOKUP([.C140];[.$F$4:.$H$11];3)" office:value-type="float" office:value="0">
            <text:p>0</text:p>
          </table:table-cell>
          <table:table-cell table:number-columns-repeated="7"/>
        </table:table-row>
        <table:table-row table:style-name="ro4">
          <table:table-cell office:value-type="string">
            <text:p>84s</text:p>
          </table:table-cell>
          <table:table-cell table:style-name="ce62" office:value-type="float" office:value="-0.5">
            <text:p>-0,50</text:p>
          </table:table-cell>
          <table:table-cell table:style-name="ce44" office:value-type="float" office:value="7">
            <text:p>7</text:p>
          </table:table-cell>
          <table:table-cell table:formula="of:=VLOOKUP([.C141];[.$F$4:.$H$11];3)" office:value-type="float" office:value="0">
            <text:p>0</text:p>
          </table:table-cell>
          <table:table-cell table:number-columns-repeated="7"/>
        </table:table-row>
        <table:table-row table:style-name="ro4">
          <table:table-cell office:value-type="string">
            <text:p>84o</text:p>
          </table:table-cell>
          <table:table-cell table:style-name="ce62" office:value-type="float" office:value="-0.5">
            <text:p>-0,50</text:p>
          </table:table-cell>
          <table:table-cell table:style-name="ce44" office:value-type="float" office:value="7">
            <text:p>7</text:p>
          </table:table-cell>
          <table:table-cell table:formula="of:=VLOOKUP([.C142];[.$F$4:.$H$11];3)" office:value-type="float" office:value="0">
            <text:p>0</text:p>
          </table:table-cell>
          <table:table-cell table:number-columns-repeated="7"/>
        </table:table-row>
        <table:table-row table:style-name="ro4">
          <table:table-cell office:value-type="string">
            <text:p>83s</text:p>
          </table:table-cell>
          <table:table-cell table:style-name="ce62" office:value-type="float" office:value="-0.5">
            <text:p>-0,50</text:p>
          </table:table-cell>
          <table:table-cell table:style-name="ce44" office:value-type="float" office:value="7">
            <text:p>7</text:p>
          </table:table-cell>
          <table:table-cell table:formula="of:=VLOOKUP([.C143];[.$F$4:.$H$11];3)" office:value-type="float" office:value="0">
            <text:p>0</text:p>
          </table:table-cell>
          <table:table-cell table:number-columns-repeated="7"/>
        </table:table-row>
        <table:table-row table:style-name="ro4">
          <table:table-cell office:value-type="string">
            <text:p>83o</text:p>
          </table:table-cell>
          <table:table-cell table:style-name="ce62" office:value-type="float" office:value="-0.5">
            <text:p>-0,50</text:p>
          </table:table-cell>
          <table:table-cell table:style-name="ce44" office:value-type="float" office:value="7">
            <text:p>7</text:p>
          </table:table-cell>
          <table:table-cell table:formula="of:=VLOOKUP([.C144];[.$F$4:.$H$11];3)" office:value-type="float" office:value="0">
            <text:p>0</text:p>
          </table:table-cell>
          <table:table-cell table:number-columns-repeated="7"/>
        </table:table-row>
        <table:table-row table:style-name="ro4">
          <table:table-cell office:value-type="string">
            <text:p>82s</text:p>
          </table:table-cell>
          <table:table-cell table:style-name="ce62" office:value-type="float" office:value="-0.5">
            <text:p>-0,50</text:p>
          </table:table-cell>
          <table:table-cell table:style-name="ce44" office:value-type="float" office:value="7">
            <text:p>7</text:p>
          </table:table-cell>
          <table:table-cell table:formula="of:=VLOOKUP([.C145];[.$F$4:.$H$11];3)" office:value-type="float" office:value="0">
            <text:p>0</text:p>
          </table:table-cell>
          <table:table-cell table:number-columns-repeated="7"/>
        </table:table-row>
        <table:table-row table:style-name="ro4">
          <table:table-cell office:value-type="string">
            <text:p>82o</text:p>
          </table:table-cell>
          <table:table-cell table:style-name="ce62" office:value-type="float" office:value="-0.5">
            <text:p>-0,50</text:p>
          </table:table-cell>
          <table:table-cell table:style-name="ce44" office:value-type="float" office:value="7">
            <text:p>7</text:p>
          </table:table-cell>
          <table:table-cell table:formula="of:=VLOOKUP([.C146];[.$F$4:.$H$11];3)" office:value-type="float" office:value="0">
            <text:p>0</text:p>
          </table:table-cell>
          <table:table-cell table:number-columns-repeated="7"/>
        </table:table-row>
        <table:table-row table:style-name="ro4">
          <table:table-cell office:value-type="string">
            <text:p>76o</text:p>
          </table:table-cell>
          <table:table-cell table:style-name="ce62" office:value-type="float" office:value="-0.5">
            <text:p>-0,50</text:p>
          </table:table-cell>
          <table:table-cell table:style-name="ce44" office:value-type="float" office:value="7">
            <text:p>7</text:p>
          </table:table-cell>
          <table:table-cell table:formula="of:=VLOOKUP([.C147];[.$F$4:.$H$11];3)" office:value-type="float" office:value="0">
            <text:p>0</text:p>
          </table:table-cell>
          <table:table-cell table:number-columns-repeated="7"/>
        </table:table-row>
        <table:table-row table:style-name="ro4">
          <table:table-cell office:value-type="string">
            <text:p>75o</text:p>
          </table:table-cell>
          <table:table-cell table:style-name="ce62" office:value-type="float" office:value="-0.5">
            <text:p>-0,50</text:p>
          </table:table-cell>
          <table:table-cell table:style-name="ce44" office:value-type="float" office:value="7">
            <text:p>7</text:p>
          </table:table-cell>
          <table:table-cell table:formula="of:=VLOOKUP([.C148];[.$F$4:.$H$11];3)" office:value-type="float" office:value="0">
            <text:p>0</text:p>
          </table:table-cell>
          <table:table-cell table:number-columns-repeated="7"/>
        </table:table-row>
        <table:table-row table:style-name="ro4">
          <table:table-cell office:value-type="string">
            <text:p>74s</text:p>
          </table:table-cell>
          <table:table-cell table:style-name="ce62" office:value-type="float" office:value="-0.5">
            <text:p>-0,50</text:p>
          </table:table-cell>
          <table:table-cell table:style-name="ce44" office:value-type="float" office:value="7">
            <text:p>7</text:p>
          </table:table-cell>
          <table:table-cell table:formula="of:=VLOOKUP([.C149];[.$F$4:.$H$11];3)" office:value-type="float" office:value="0">
            <text:p>0</text:p>
          </table:table-cell>
          <table:table-cell table:number-columns-repeated="7"/>
        </table:table-row>
        <table:table-row table:style-name="ro4">
          <table:table-cell office:value-type="string">
            <text:p>74o</text:p>
          </table:table-cell>
          <table:table-cell table:style-name="ce62" office:value-type="float" office:value="-0.5">
            <text:p>-0,50</text:p>
          </table:table-cell>
          <table:table-cell table:style-name="ce44" office:value-type="float" office:value="7">
            <text:p>7</text:p>
          </table:table-cell>
          <table:table-cell table:formula="of:=VLOOKUP([.C150];[.$F$4:.$H$11];3)" office:value-type="float" office:value="0">
            <text:p>0</text:p>
          </table:table-cell>
          <table:table-cell table:number-columns-repeated="7"/>
        </table:table-row>
        <table:table-row table:style-name="ro4">
          <table:table-cell office:value-type="string">
            <text:p>73s</text:p>
          </table:table-cell>
          <table:table-cell table:style-name="ce62" office:value-type="float" office:value="-0.5">
            <text:p>-0,50</text:p>
          </table:table-cell>
          <table:table-cell table:style-name="ce44" office:value-type="float" office:value="7">
            <text:p>7</text:p>
          </table:table-cell>
          <table:table-cell table:formula="of:=VLOOKUP([.C151];[.$F$4:.$H$11];3)" office:value-type="float" office:value="0">
            <text:p>0</text:p>
          </table:table-cell>
          <table:table-cell table:number-columns-repeated="7"/>
        </table:table-row>
        <table:table-row table:style-name="ro4">
          <table:table-cell office:value-type="string">
            <text:p>73o</text:p>
          </table:table-cell>
          <table:table-cell table:style-name="ce62" office:value-type="float" office:value="-0.5">
            <text:p>-0,50</text:p>
          </table:table-cell>
          <table:table-cell table:style-name="ce44" office:value-type="float" office:value="7">
            <text:p>7</text:p>
          </table:table-cell>
          <table:table-cell table:formula="of:=VLOOKUP([.C152];[.$F$4:.$H$11];3)" office:value-type="float" office:value="0">
            <text:p>0</text:p>
          </table:table-cell>
          <table:table-cell table:number-columns-repeated="7"/>
        </table:table-row>
        <table:table-row table:style-name="ro4">
          <table:table-cell office:value-type="string">
            <text:p>72s</text:p>
          </table:table-cell>
          <table:table-cell table:style-name="ce62" office:value-type="float" office:value="-0.5">
            <text:p>-0,50</text:p>
          </table:table-cell>
          <table:table-cell table:style-name="ce44" office:value-type="float" office:value="7">
            <text:p>7</text:p>
          </table:table-cell>
          <table:table-cell table:formula="of:=VLOOKUP([.C153];[.$F$4:.$H$11];3)" office:value-type="float" office:value="0">
            <text:p>0</text:p>
          </table:table-cell>
          <table:table-cell table:number-columns-repeated="7"/>
        </table:table-row>
        <table:table-row table:style-name="ro4">
          <table:table-cell office:value-type="string">
            <text:p>72o</text:p>
          </table:table-cell>
          <table:table-cell table:style-name="ce62" office:value-type="float" office:value="-0.5">
            <text:p>-0,50</text:p>
          </table:table-cell>
          <table:table-cell table:style-name="ce44" office:value-type="float" office:value="7">
            <text:p>7</text:p>
          </table:table-cell>
          <table:table-cell table:formula="of:=VLOOKUP([.C154];[.$F$4:.$H$11];3)" office:value-type="float" office:value="0">
            <text:p>0</text:p>
          </table:table-cell>
          <table:table-cell table:number-columns-repeated="7"/>
        </table:table-row>
        <table:table-row table:style-name="ro4">
          <table:table-cell office:value-type="string">
            <text:p>65o</text:p>
          </table:table-cell>
          <table:table-cell table:style-name="ce62" office:value-type="float" office:value="-0.5">
            <text:p>-0,50</text:p>
          </table:table-cell>
          <table:table-cell table:style-name="ce44" office:value-type="float" office:value="7">
            <text:p>7</text:p>
          </table:table-cell>
          <table:table-cell table:formula="of:=VLOOKUP([.C155];[.$F$4:.$H$11];3)" office:value-type="float" office:value="0">
            <text:p>0</text:p>
          </table:table-cell>
          <table:table-cell table:number-columns-repeated="7"/>
        </table:table-row>
        <table:table-row table:style-name="ro4">
          <table:table-cell office:value-type="string">
            <text:p>64s</text:p>
          </table:table-cell>
          <table:table-cell table:style-name="ce62" office:value-type="float" office:value="-0.5">
            <text:p>-0,50</text:p>
          </table:table-cell>
          <table:table-cell table:style-name="ce44" office:value-type="float" office:value="7">
            <text:p>7</text:p>
          </table:table-cell>
          <table:table-cell table:formula="of:=VLOOKUP([.C156];[.$F$4:.$H$11];3)" office:value-type="float" office:value="0">
            <text:p>0</text:p>
          </table:table-cell>
          <table:table-cell table:number-columns-repeated="7"/>
        </table:table-row>
        <table:table-row table:style-name="ro4">
          <table:table-cell office:value-type="string">
            <text:p>64o</text:p>
          </table:table-cell>
          <table:table-cell table:style-name="ce62" office:value-type="float" office:value="-0.5">
            <text:p>-0,50</text:p>
          </table:table-cell>
          <table:table-cell table:style-name="ce44" office:value-type="float" office:value="7">
            <text:p>7</text:p>
          </table:table-cell>
          <table:table-cell table:formula="of:=VLOOKUP([.C157];[.$F$4:.$H$11];3)" office:value-type="float" office:value="0">
            <text:p>0</text:p>
          </table:table-cell>
          <table:table-cell table:number-columns-repeated="7"/>
        </table:table-row>
        <table:table-row table:style-name="ro4">
          <table:table-cell office:value-type="string">
            <text:p>63s</text:p>
          </table:table-cell>
          <table:table-cell table:style-name="ce62" office:value-type="float" office:value="-0.5">
            <text:p>-0,50</text:p>
          </table:table-cell>
          <table:table-cell table:style-name="ce44" office:value-type="float" office:value="7">
            <text:p>7</text:p>
          </table:table-cell>
          <table:table-cell table:formula="of:=VLOOKUP([.C158];[.$F$4:.$H$11];3)" office:value-type="float" office:value="0">
            <text:p>0</text:p>
          </table:table-cell>
          <table:table-cell table:number-columns-repeated="7"/>
        </table:table-row>
        <table:table-row table:style-name="ro4">
          <table:table-cell office:value-type="string">
            <text:p>63o</text:p>
          </table:table-cell>
          <table:table-cell table:style-name="ce62" office:value-type="float" office:value="-0.5">
            <text:p>-0,50</text:p>
          </table:table-cell>
          <table:table-cell table:style-name="ce44" office:value-type="float" office:value="7">
            <text:p>7</text:p>
          </table:table-cell>
          <table:table-cell table:formula="of:=VLOOKUP([.C159];[.$F$4:.$H$11];3)" office:value-type="float" office:value="0">
            <text:p>0</text:p>
          </table:table-cell>
          <table:table-cell table:number-columns-repeated="7"/>
        </table:table-row>
        <table:table-row table:style-name="ro4">
          <table:table-cell office:value-type="string">
            <text:p>62s</text:p>
          </table:table-cell>
          <table:table-cell table:style-name="ce62" office:value-type="float" office:value="-0.5">
            <text:p>-0,50</text:p>
          </table:table-cell>
          <table:table-cell table:style-name="ce44" office:value-type="float" office:value="7">
            <text:p>7</text:p>
          </table:table-cell>
          <table:table-cell table:formula="of:=VLOOKUP([.C160];[.$F$4:.$H$11];3)" office:value-type="float" office:value="0">
            <text:p>0</text:p>
          </table:table-cell>
          <table:table-cell table:number-columns-repeated="7"/>
        </table:table-row>
        <table:table-row table:style-name="ro4">
          <table:table-cell office:value-type="string">
            <text:p>62o</text:p>
          </table:table-cell>
          <table:table-cell table:style-name="ce62" office:value-type="float" office:value="-0.5">
            <text:p>-0,50</text:p>
          </table:table-cell>
          <table:table-cell table:style-name="ce44" office:value-type="float" office:value="7">
            <text:p>7</text:p>
          </table:table-cell>
          <table:table-cell table:formula="of:=VLOOKUP([.C161];[.$F$4:.$H$11];3)" office:value-type="float" office:value="0">
            <text:p>0</text:p>
          </table:table-cell>
          <table:table-cell table:number-columns-repeated="7"/>
        </table:table-row>
        <table:table-row table:style-name="ro4">
          <table:table-cell office:value-type="string">
            <text:p>54o</text:p>
          </table:table-cell>
          <table:table-cell table:style-name="ce62" office:value-type="float" office:value="-0.5">
            <text:p>-0,50</text:p>
          </table:table-cell>
          <table:table-cell table:style-name="ce44" office:value-type="float" office:value="7">
            <text:p>7</text:p>
          </table:table-cell>
          <table:table-cell table:formula="of:=VLOOKUP([.C162];[.$F$4:.$H$11];3)" office:value-type="float" office:value="0">
            <text:p>0</text:p>
          </table:table-cell>
          <table:table-cell table:number-columns-repeated="7"/>
        </table:table-row>
        <table:table-row table:style-name="ro4">
          <table:table-cell office:value-type="string">
            <text:p>53s</text:p>
          </table:table-cell>
          <table:table-cell table:style-name="ce62" office:value-type="float" office:value="-0.5">
            <text:p>-0,50</text:p>
          </table:table-cell>
          <table:table-cell table:style-name="ce44" office:value-type="float" office:value="7">
            <text:p>7</text:p>
          </table:table-cell>
          <table:table-cell table:formula="of:=VLOOKUP([.C163];[.$F$4:.$H$11];3)" office:value-type="float" office:value="0">
            <text:p>0</text:p>
          </table:table-cell>
          <table:table-cell table:number-columns-repeated="7"/>
        </table:table-row>
        <table:table-row table:style-name="ro4">
          <table:table-cell office:value-type="string">
            <text:p>53o</text:p>
          </table:table-cell>
          <table:table-cell table:style-name="ce62" office:value-type="float" office:value="-0.5">
            <text:p>-0,50</text:p>
          </table:table-cell>
          <table:table-cell table:style-name="ce44" office:value-type="float" office:value="7">
            <text:p>7</text:p>
          </table:table-cell>
          <table:table-cell table:formula="of:=VLOOKUP([.C164];[.$F$4:.$H$11];3)" office:value-type="float" office:value="0">
            <text:p>0</text:p>
          </table:table-cell>
          <table:table-cell table:number-columns-repeated="7"/>
        </table:table-row>
        <table:table-row table:style-name="ro4">
          <table:table-cell office:value-type="string">
            <text:p>52s</text:p>
          </table:table-cell>
          <table:table-cell table:style-name="ce62" office:value-type="float" office:value="-0.5">
            <text:p>-0,50</text:p>
          </table:table-cell>
          <table:table-cell table:style-name="ce44" office:value-type="float" office:value="7">
            <text:p>7</text:p>
          </table:table-cell>
          <table:table-cell table:formula="of:=VLOOKUP([.C165];[.$F$4:.$H$11];3)" office:value-type="float" office:value="0">
            <text:p>0</text:p>
          </table:table-cell>
          <table:table-cell table:number-columns-repeated="7"/>
        </table:table-row>
        <table:table-row table:style-name="ro4">
          <table:table-cell office:value-type="string">
            <text:p>52o</text:p>
          </table:table-cell>
          <table:table-cell table:style-name="ce62" office:value-type="float" office:value="-0.5">
            <text:p>-0,50</text:p>
          </table:table-cell>
          <table:table-cell table:style-name="ce44" office:value-type="float" office:value="7">
            <text:p>7</text:p>
          </table:table-cell>
          <table:table-cell table:formula="of:=VLOOKUP([.C166];[.$F$4:.$H$11];3)" office:value-type="float" office:value="0">
            <text:p>0</text:p>
          </table:table-cell>
          <table:table-cell table:number-columns-repeated="7"/>
        </table:table-row>
        <table:table-row table:style-name="ro4">
          <table:table-cell office:value-type="string">
            <text:p>43s</text:p>
          </table:table-cell>
          <table:table-cell table:style-name="ce62" office:value-type="float" office:value="-0.5">
            <text:p>-0,50</text:p>
          </table:table-cell>
          <table:table-cell table:style-name="ce44" office:value-type="float" office:value="7">
            <text:p>7</text:p>
          </table:table-cell>
          <table:table-cell table:formula="of:=VLOOKUP([.C167];[.$F$4:.$H$11];3)" office:value-type="float" office:value="0">
            <text:p>0</text:p>
          </table:table-cell>
          <table:table-cell table:number-columns-repeated="7"/>
        </table:table-row>
        <table:table-row table:style-name="ro4">
          <table:table-cell office:value-type="string">
            <text:p>43o</text:p>
          </table:table-cell>
          <table:table-cell table:style-name="ce62" office:value-type="float" office:value="-0.5">
            <text:p>-0,50</text:p>
          </table:table-cell>
          <table:table-cell table:style-name="ce44" office:value-type="float" office:value="7">
            <text:p>7</text:p>
          </table:table-cell>
          <table:table-cell table:formula="of:=VLOOKUP([.C168];[.$F$4:.$H$11];3)" office:value-type="float" office:value="0">
            <text:p>0</text:p>
          </table:table-cell>
          <table:table-cell table:number-columns-repeated="7"/>
        </table:table-row>
        <table:table-row table:style-name="ro4">
          <table:table-cell office:value-type="string">
            <text:p>42s</text:p>
          </table:table-cell>
          <table:table-cell table:style-name="ce62" office:value-type="float" office:value="-0.5">
            <text:p>-0,50</text:p>
          </table:table-cell>
          <table:table-cell table:style-name="ce44" office:value-type="float" office:value="7">
            <text:p>7</text:p>
          </table:table-cell>
          <table:table-cell table:formula="of:=VLOOKUP([.C169];[.$F$4:.$H$11];3)" office:value-type="float" office:value="0">
            <text:p>0</text:p>
          </table:table-cell>
          <table:table-cell table:number-columns-repeated="7"/>
        </table:table-row>
        <table:table-row table:style-name="ro4">
          <table:table-cell office:value-type="string">
            <text:p>42o</text:p>
          </table:table-cell>
          <table:table-cell table:style-name="ce62" office:value-type="float" office:value="-0.5">
            <text:p>-0,50</text:p>
          </table:table-cell>
          <table:table-cell table:style-name="ce44" office:value-type="float" office:value="7">
            <text:p>7</text:p>
          </table:table-cell>
          <table:table-cell table:formula="of:=VLOOKUP([.C170];[.$F$4:.$H$11];3)" office:value-type="float" office:value="0">
            <text:p>0</text:p>
          </table:table-cell>
          <table:table-cell table:number-columns-repeated="7"/>
        </table:table-row>
        <table:table-row table:style-name="ro4">
          <table:table-cell office:value-type="string">
            <text:p>32s</text:p>
          </table:table-cell>
          <table:table-cell table:style-name="ce62" office:value-type="float" office:value="-0.5">
            <text:p>-0,50</text:p>
          </table:table-cell>
          <table:table-cell table:style-name="ce44" office:value-type="float" office:value="7">
            <text:p>7</text:p>
          </table:table-cell>
          <table:table-cell table:formula="of:=VLOOKUP([.C171];[.$F$4:.$H$11];3)" office:value-type="float" office:value="0">
            <text:p>0</text:p>
          </table:table-cell>
          <table:table-cell table:number-columns-repeated="7"/>
        </table:table-row>
        <table:table-row table:style-name="ro4">
          <table:table-cell office:value-type="string">
            <text:p>32o</text:p>
          </table:table-cell>
          <table:table-cell table:style-name="ce62" office:value-type="float" office:value="-0.5">
            <text:p>-0,50</text:p>
          </table:table-cell>
          <table:table-cell table:style-name="ce44" office:value-type="float" office:value="7">
            <text:p>7</text:p>
          </table:table-cell>
          <table:table-cell table:formula="of:=VLOOKUP([.C172];[.$F$4:.$H$11];3)" office:value-type="float" office:value="0">
            <text:p>0</text:p>
          </table:table-cell>
          <table:table-cell table:number-columns-repeated="7"/>
        </table:table-row>
        <table:table-row table:style-name="ro4" table:number-rows-repeated="65363">
          <table:table-cell table:number-columns-repeated="11"/>
        </table:table-row>
        <table:table-row table:style-name="ro4">
          <table:table-cell table:number-columns-repeated="11"/>
        </table:table-row>
      </table:table>
      <table:table table:name="8 ney km 1" table:style-name="ta1" table:print="false">
        <table:table-column table:style-name="co20" table:default-cell-style-name="ce45"/>
        <table:table-column table:style-name="co26" table:default-cell-style-name="ce25"/>
        <table:table-column table:style-name="co53" table:default-cell-style-name="ce25"/>
        <table:table-column table:style-name="co18" table:default-cell-style-name="ce25"/>
        <table:table-column table:style-name="co19" table:default-cell-style-name="Default"/>
        <table:table-column table:style-name="co16" table:default-cell-style-name="Default"/>
        <table:table-column table:style-name="co52" table:default-cell-style-name="Default"/>
        <table:table-column table:style-name="co41" table:default-cell-style-name="Default"/>
        <table:table-column table:style-name="co19" table:number-columns-repeated="3" table:default-cell-style-name="Default"/>
        <table:table-row table:style-name="ro4">
          <table:table-cell table:style-name="Default"/>
          <table:table-cell table:style-name="ce14"/>
          <table:table-cell table:style-name="Default" table:number-columns-repeated="2"/>
          <table:table-cell table:number-columns-repeated="7"/>
        </table:table-row>
        <table:table-row table:style-name="ro4">
          <table:table-cell table:style-name="Default" table:number-columns-repeated="4"/>
          <table:table-cell/>
          <table:table-cell table:style-name="ce14" office:value-type="string">
            <text:p>k-means centers</text:p>
          </table:table-cell>
          <table:table-cell table:style-name="ce14" table:number-columns-repeated="2"/>
          <table:table-cell table:number-columns-repeated="3"/>
        </table:table-row>
        <table:table-row table:style-name="ro4">
          <table:table-cell table:style-name="ce19" office:value-type="string">
            <text:p>Pocket</text:p>
          </table:table-cell>
          <table:table-cell table:style-name="ce17" office:value-type="string">
            <text:p>Pos 1</text:p>
          </table:table-cell>
          <table:table-cell table:style-name="ce34" office:value-type="string">
            <text:p>k-means cent.</text:p>
          </table:table-cell>
          <table:table-cell table:style-name="ce34" office:value-type="string">
            <text:p>bucket</text:p>
          </table:table-cell>
          <table:table-cell/>
          <table:table-cell table:style-name="ce14" office:value-type="string">
            <text:p>id</text:p>
          </table:table-cell>
          <table:table-cell table:style-name="ce14" office:value-type="string">
            <text:p>value</text:p>
          </table:table-cell>
          <table:table-cell table:style-name="ce14" office:value-type="string">
            <text:p>bucket</text:p>
          </table:table-cell>
          <table:table-cell/>
          <table:table-cell table:style-name="ce14" office:value-type="string">
            <text:p>Bucket</text:p>
          </table:table-cell>
          <table:table-cell table:style-name="ce14" office:value-type="string">
            <text:p>Cards</text:p>
          </table:table-cell>
        </table:table-row>
        <table:table-row table:style-name="ro4">
          <table:table-cell table:style-name="ce39" office:value-type="string">
            <text:p>AA</text:p>
          </table:table-cell>
          <table:table-cell table:style-name="ce41" office:value-type="float" office:value="3.83540131834044">
            <text:p>3,84</text:p>
          </table:table-cell>
          <table:table-cell table:style-name="ce43" office:value-type="float" office:value="4">
            <text:p>4</text:p>
          </table:table-cell>
          <table:table-cell table:style-name="ce22" table:formula="of:=VLOOKUP([.C4];[.$F$4:.$H$11];3)" office:value-type="float" office:value="7">
            <text:p>7</text:p>
          </table:table-cell>
          <table:table-cell/>
          <table:table-cell table:style-name="ce44" office:value-type="float" office:value="0">
            <text:p>0</text:p>
          </table:table-cell>
          <table:table-cell table:style-name="ce44" office:value-type="float" office:value="0.587143">
            <text:p>0,59</text:p>
          </table:table-cell>
          <table:table-cell office:value-type="float" office:value="4">
            <text:p>4</text:p>
          </table:table-cell>
          <table:table-cell/>
          <table:table-cell office:value-type="float" office:value="7">
            <text:p>7</text:p>
          </table:table-cell>
          <table:table-cell table:formula="of:=STRJOIN([.A4:.A7]; &quot; &quot;)" office:value-type="string" office:string-value="AA KK QQ JJ">
            <text:p>AA KK QQ JJ</text:p>
          </table:table-cell>
        </table:table-row>
        <table:table-row table:style-name="ro4">
          <table:table-cell table:style-name="ce39" office:value-type="string">
            <text:p>KK</text:p>
          </table:table-cell>
          <table:table-cell table:style-name="ce41" office:value-type="float" office:value="3.23687327279905">
            <text:p>3,24</text:p>
          </table:table-cell>
          <table:table-cell table:style-name="ce43" office:value-type="float" office:value="4">
            <text:p>4</text:p>
          </table:table-cell>
          <table:table-cell table:style-name="ce22" table:formula="of:=VLOOKUP([.C5];[.$F$4:.$H$11];3)" office:value-type="float" office:value="7">
            <text:p>7</text:p>
          </table:table-cell>
          <table:table-cell/>
          <table:table-cell table:style-name="ce44" office:value-type="float" office:value="1">
            <text:p>1</text:p>
          </table:table-cell>
          <table:table-cell table:style-name="ce44" office:value-type="float" office:value="0.154848">
            <text:p>0,15</text:p>
          </table:table-cell>
          <table:table-cell office:value-type="float" office:value="3">
            <text:p>3</text:p>
          </table:table-cell>
          <table:table-cell/>
          <table:table-cell office:value-type="float" office:value="6">
            <text:p>6</text:p>
          </table:table-cell>
          <table:table-cell table:formula="of:=STRJOIN([.A8:.A11]; &quot; &quot;)" office:value-type="string" office:string-value="TT 99 AKs 88">
            <text:p>TT 99 AKs 88</text:p>
          </table:table-cell>
        </table:table-row>
        <table:table-row table:style-name="ro4">
          <table:table-cell table:style-name="ce39" office:value-type="string">
            <text:p>QQ</text:p>
          </table:table-cell>
          <table:table-cell table:style-name="ce41" office:value-type="float" office:value="3.04289071680376">
            <text:p>3,04</text:p>
          </table:table-cell>
          <table:table-cell table:style-name="ce43" office:value-type="float" office:value="4">
            <text:p>4</text:p>
          </table:table-cell>
          <table:table-cell table:style-name="ce22" table:formula="of:=VLOOKUP([.C6];[.$F$4:.$H$11];3)" office:value-type="float" office:value="7">
            <text:p>7</text:p>
          </table:table-cell>
          <table:table-cell/>
          <table:table-cell table:style-name="ce44" office:value-type="float" office:value="2">
            <text:p>2</text:p>
          </table:table-cell>
          <table:table-cell table:style-name="ce44" office:value-type="float" office:value="-0.749773">
            <text:p>-0,75</text:p>
          </table:table-cell>
          <table:table-cell office:value-type="float" office:value="0">
            <text:p>0</text:p>
          </table:table-cell>
          <table:table-cell/>
          <table:table-cell office:value-type="float" office:value="5">
            <text:p>5</text:p>
          </table:table-cell>
          <table:table-cell table:formula="of:=STRJOIN([.A12:.A24]; &quot; &quot;)" office:value-type="string" office:string-value="AKo KJs AQo ATs AJs AQs A9s KQs QJs AJo 66 77 KTs">
            <text:p>AKo KJs AQo ATs AJs AQs A9s KQs QJs AJo 66 77 KTs</text:p>
          </table:table-cell>
        </table:table-row>
        <table:table-row table:style-name="ro4">
          <table:table-cell table:style-name="ce39" office:value-type="string">
            <text:p>JJ</text:p>
          </table:table-cell>
          <table:table-cell table:style-name="ce41" office:value-type="float" office:value="2.61385161799526">
            <text:p>2,61</text:p>
          </table:table-cell>
          <table:table-cell table:style-name="ce43" office:value-type="float" office:value="4">
            <text:p>4</text:p>
          </table:table-cell>
          <table:table-cell table:style-name="ce22" table:formula="of:=VLOOKUP([.C7];[.$F$4:.$H$11];3)" office:value-type="float" office:value="7">
            <text:p>7</text:p>
          </table:table-cell>
          <table:table-cell/>
          <table:table-cell table:style-name="ce44" office:value-type="float" office:value="3">
            <text:p>3</text:p>
          </table:table-cell>
          <table:table-cell table:style-name="ce44" office:value-type="float" office:value="-0.401667">
            <text:p>-0,4</text:p>
          </table:table-cell>
          <table:table-cell office:value-type="float" office:value="1">
            <text:p>1</text:p>
          </table:table-cell>
          <table:table-cell/>
          <table:table-cell office:value-type="float" office:value="4">
            <text:p>4</text:p>
          </table:table-cell>
          <table:table-cell table:formula="of:=STRJOIN([.A25:.A45]; &quot; &quot;)" office:value-type="string" office:string-value="KQo ATo A8s KJo A7s 55 K9s JTs K8s K5s A5s A9o QJo KTo J9s A6s J8s QTs A8o K6s K4s">
            <text:p>KQo ATo A8s KJo A7s 55 K9s JTs K8s K5s A5s A9o QJo KTo J9s A6s J8s QTs A8o K6s K4s</text:p>
          </table:table-cell>
        </table:table-row>
        <table:table-row table:style-name="ro4">
          <table:table-cell office:value-type="string">
            <text:p>TT</text:p>
          </table:table-cell>
          <table:table-cell table:style-name="ce62" office:value-type="float" office:value="2.20534035351636">
            <text:p>2,21</text:p>
          </table:table-cell>
          <table:table-cell table:style-name="ce44" office:value-type="float" office:value="5">
            <text:p>5</text:p>
          </table:table-cell>
          <table:table-cell table:formula="of:=VLOOKUP([.C8];[.$F$4:.$H$11];3)" office:value-type="float" office:value="6">
            <text:p>6</text:p>
          </table:table-cell>
          <table:table-cell/>
          <table:table-cell table:style-name="ce44" office:value-type="float" office:value="4">
            <text:p>4</text:p>
          </table:table-cell>
          <table:table-cell table:style-name="ce44" office:value-type="float" office:value="3.1825">
            <text:p>3,18</text:p>
          </table:table-cell>
          <table:table-cell office:value-type="float" office:value="7">
            <text:p>7</text:p>
          </table:table-cell>
          <table:table-cell/>
          <table:table-cell office:value-type="float" office:value="3">
            <text:p>3</text:p>
          </table:table-cell>
          <table:table-cell table:formula="of:=STRJOIN([.A46:.A78]; &quot; &quot;)" office:value-type="string" office:string-value="A3s 44 87s A7o JTo Q9s J6s A4s A2s Q8s A5o A4o K9o K8o A6o K7s QTo 98s T9s T8s Q9o Q6s K6o A3o Q5s T9o Q4s J9o 97s K7o Q8o 33 76s">
            <text:p>A3s 44 87s A7o JTo Q9s J6s A4s A2s Q8s A5o A4o K9o K8o A6o K7s QTo 98s T9s T8s Q9o Q6s K6o A3o Q5s T9o Q4s J9o 97s K7o Q8o 33 76s</text:p>
          </table:table-cell>
        </table:table-row>
        <table:table-row table:style-name="ro4">
          <table:table-cell office:value-type="float" office:value="99">
            <text:p>99</text:p>
          </table:table-cell>
          <table:table-cell table:style-name="ce62" office:value-type="float" office:value="1.65969581749049">
            <text:p>1,66</text:p>
          </table:table-cell>
          <table:table-cell table:style-name="ce44" office:value-type="float" office:value="5">
            <text:p>5</text:p>
          </table:table-cell>
          <table:table-cell table:formula="of:=VLOOKUP([.C9];[.$F$4:.$H$11];3)" office:value-type="float" office:value="6">
            <text:p>6</text:p>
          </table:table-cell>
          <table:table-cell/>
          <table:table-cell table:style-name="ce44" office:value-type="float" office:value="5">
            <text:p>5</text:p>
          </table:table-cell>
          <table:table-cell table:style-name="ce44" office:value-type="float" office:value="1.7425">
            <text:p>1,74</text:p>
          </table:table-cell>
          <table:table-cell office:value-type="float" office:value="6">
            <text:p>6</text:p>
          </table:table-cell>
          <table:table-cell/>
          <table:table-cell office:value-type="float" office:value="2">
            <text:p>2</text:p>
          </table:table-cell>
          <table:table-cell table:formula="of:=STRJOIN([.A79:.A110]; &quot; &quot;)" office:value-type="string" office:string-value="86s J5s 96s A2o 75s 85s 95s 98o Q7s Q6o T4s T7s J7s 97o K2s K5o 87o Q3s J2s T3s T6o T8o T6s J7o 22 T5s T7o J8o 54s K3o Q4o 65s">
            <text:p>86s J5s 96s A2o 75s 85s 95s 98o Q7s Q6o T4s T7s J7s 97o K2s K5o 87o Q3s J2s T3s T6o T8o T6s J7o 22 T5s T7o J8o 54s K3o Q4o 65s</text:p>
          </table:table-cell>
        </table:table-row>
        <table:table-row table:style-name="ro4">
          <table:table-cell office:value-type="string">
            <text:p>AKs</text:p>
          </table:table-cell>
          <table:table-cell table:style-name="ce62" office:value-type="float" office:value="1.59273039496279">
            <text:p>1,59</text:p>
          </table:table-cell>
          <table:table-cell table:style-name="ce44" office:value-type="float" office:value="5">
            <text:p>5</text:p>
          </table:table-cell>
          <table:table-cell table:formula="of:=VLOOKUP([.C10];[.$F$4:.$H$11];3)" office:value-type="float" office:value="6">
            <text:p>6</text:p>
          </table:table-cell>
          <table:table-cell/>
          <table:table-cell table:style-name="ce44" office:value-type="float" office:value="6">
            <text:p>6</text:p>
          </table:table-cell>
          <table:table-cell table:style-name="ce44" office:value-type="float" office:value="-0.162813">
            <text:p>-0,16</text:p>
          </table:table-cell>
          <table:table-cell office:value-type="float" office:value="2">
            <text:p>2</text:p>
          </table:table-cell>
          <table:table-cell/>
          <table:table-cell office:value-type="float" office:value="1">
            <text:p>1</text:p>
          </table:table-cell>
          <table:table-cell table:formula="of:=STRJOIN([.A111:.A128]; &quot; &quot;)" office:value-type="string" office:string-value="Q7o J3s K4o 64s Q3o Q5o J6o Q2s J4s K3s 74s 76o K2o 94s 84s 96o T2s 86o">
            <text:p>Q7o J3s K4o 64s Q3o Q5o J6o Q2s J4s K3s 74s 76o K2o 94s 84s 96o T2s 86o</text:p>
          </table:table-cell>
        </table:table-row>
        <table:table-row table:style-name="ro4">
          <table:table-cell office:value-type="float" office:value="88">
            <text:p>88</text:p>
          </table:table-cell>
          <table:table-cell table:style-name="ce62" office:value-type="float" office:value="1.5076074553062">
            <text:p>1,51</text:p>
          </table:table-cell>
          <table:table-cell table:style-name="ce44" office:value-type="float" office:value="5">
            <text:p>5</text:p>
          </table:table-cell>
          <table:table-cell table:formula="of:=VLOOKUP([.C11];[.$F$4:.$H$11];3)" office:value-type="float" office:value="6">
            <text:p>6</text:p>
          </table:table-cell>
          <table:table-cell/>
          <table:table-cell table:style-name="ce44" office:value-type="float" office:value="7">
            <text:p>7</text:p>
          </table:table-cell>
          <table:table-cell table:style-name="ce44" office:value-type="float" office:value="1.07923">
            <text:p>1,08</text:p>
          </table:table-cell>
          <table:table-cell office:value-type="float" office:value="5">
            <text:p>5</text:p>
          </table:table-cell>
          <table:table-cell table:number-columns-repeated="3"/>
        </table:table-row>
        <table:table-row table:style-name="ro4">
          <table:table-cell table:style-name="ce39" office:value-type="string">
            <text:p>AKo</text:p>
          </table:table-cell>
          <table:table-cell table:style-name="ce41" office:value-type="float" office:value="1.31136321020064">
            <text:p>1,31</text:p>
          </table:table-cell>
          <table:table-cell table:style-name="ce43" office:value-type="float" office:value="7">
            <text:p>7</text:p>
          </table:table-cell>
          <table:table-cell table:style-name="ce22" table:formula="of:=VLOOKUP([.C12];[.$F$4:.$H$11];3)" office:value-type="float" office:value="5">
            <text:p>5</text:p>
          </table:table-cell>
          <table:table-cell table:number-columns-repeated="7"/>
        </table:table-row>
        <table:table-row table:style-name="ro4">
          <table:table-cell table:style-name="ce39" office:value-type="string">
            <text:p>KJs</text:p>
          </table:table-cell>
          <table:table-cell table:style-name="ce41" office:value-type="float" office:value="1.28218359587181">
            <text:p>1,28</text:p>
          </table:table-cell>
          <table:table-cell table:style-name="ce43" office:value-type="float" office:value="7">
            <text:p>7</text:p>
          </table:table-cell>
          <table:table-cell table:style-name="ce22" table:formula="of:=VLOOKUP([.C13];[.$F$4:.$H$11];3)" office:value-type="float" office:value="5">
            <text:p>5</text:p>
          </table:table-cell>
          <table:table-cell table:number-columns-repeated="7"/>
        </table:table-row>
        <table:table-row table:style-name="ro4">
          <table:table-cell table:style-name="ce39" office:value-type="string">
            <text:p>AQo</text:p>
          </table:table-cell>
          <table:table-cell table:style-name="ce41" office:value-type="float" office:value="1.20847031521949">
            <text:p>1,21</text:p>
          </table:table-cell>
          <table:table-cell table:style-name="ce43" office:value-type="float" office:value="7">
            <text:p>7</text:p>
          </table:table-cell>
          <table:table-cell table:style-name="ce22" table:formula="of:=VLOOKUP([.C14];[.$F$4:.$H$11];3)" office:value-type="float" office:value="5">
            <text:p>5</text:p>
          </table:table-cell>
          <table:table-cell table:number-columns-repeated="7"/>
        </table:table-row>
        <table:table-row table:style-name="ro4">
          <table:table-cell table:style-name="ce39" office:value-type="string">
            <text:p>ATs</text:p>
          </table:table-cell>
          <table:table-cell table:style-name="ce41" office:value-type="float" office:value="1.19365994236311">
            <text:p>1,19</text:p>
          </table:table-cell>
          <table:table-cell table:style-name="ce43" office:value-type="float" office:value="7">
            <text:p>7</text:p>
          </table:table-cell>
          <table:table-cell table:style-name="ce22" table:formula="of:=VLOOKUP([.C15];[.$F$4:.$H$11];3)" office:value-type="float" office:value="5">
            <text:p>5</text:p>
          </table:table-cell>
          <table:table-cell table:number-columns-repeated="7"/>
        </table:table-row>
        <table:table-row table:style-name="ro4">
          <table:table-cell table:style-name="ce39" office:value-type="string">
            <text:p>AJs</text:p>
          </table:table-cell>
          <table:table-cell table:style-name="ce41" office:value-type="float" office:value="1.11477272727273">
            <text:p>1,11</text:p>
          </table:table-cell>
          <table:table-cell table:style-name="ce43" office:value-type="float" office:value="7">
            <text:p>7</text:p>
          </table:table-cell>
          <table:table-cell table:style-name="ce22" table:formula="of:=VLOOKUP([.C16];[.$F$4:.$H$11];3)" office:value-type="float" office:value="5">
            <text:p>5</text:p>
          </table:table-cell>
          <table:table-cell table:number-columns-repeated="7"/>
        </table:table-row>
        <table:table-row table:style-name="ro4">
          <table:table-cell table:style-name="ce39" office:value-type="string">
            <text:p>AQs</text:p>
          </table:table-cell>
          <table:table-cell table:style-name="ce41" office:value-type="float" office:value="1.09947795823666">
            <text:p>1,10</text:p>
          </table:table-cell>
          <table:table-cell table:style-name="ce43" office:value-type="float" office:value="7">
            <text:p>7</text:p>
          </table:table-cell>
          <table:table-cell table:style-name="ce22" table:formula="of:=VLOOKUP([.C17];[.$F$4:.$H$11];3)" office:value-type="float" office:value="5">
            <text:p>5</text:p>
          </table:table-cell>
          <table:table-cell table:number-columns-repeated="7"/>
        </table:table-row>
        <table:table-row table:style-name="ro4">
          <table:table-cell table:style-name="ce39" office:value-type="string">
            <text:p>A9s</text:p>
          </table:table-cell>
          <table:table-cell table:style-name="ce41" office:value-type="float" office:value="1.08225616921269">
            <text:p>1,08</text:p>
          </table:table-cell>
          <table:table-cell table:style-name="ce43" office:value-type="float" office:value="7">
            <text:p>7</text:p>
          </table:table-cell>
          <table:table-cell table:style-name="ce22" table:formula="of:=VLOOKUP([.C18];[.$F$4:.$H$11];3)" office:value-type="float" office:value="5">
            <text:p>5</text:p>
          </table:table-cell>
          <table:table-cell table:number-columns-repeated="7"/>
        </table:table-row>
        <table:table-row table:style-name="ro4">
          <table:table-cell table:style-name="ce39" office:value-type="string">
            <text:p>KQs</text:p>
          </table:table-cell>
          <table:table-cell table:style-name="ce41" office:value-type="float" office:value="1.00980941704036">
            <text:p>1,01</text:p>
          </table:table-cell>
          <table:table-cell table:style-name="ce43" office:value-type="float" office:value="7">
            <text:p>7</text:p>
          </table:table-cell>
          <table:table-cell table:style-name="ce22" table:formula="of:=VLOOKUP([.C19];[.$F$4:.$H$11];3)" office:value-type="float" office:value="5">
            <text:p>5</text:p>
          </table:table-cell>
          <table:table-cell table:number-columns-repeated="7"/>
        </table:table-row>
        <table:table-row table:style-name="ro4">
          <table:table-cell table:style-name="ce39" office:value-type="string">
            <text:p>QJs</text:p>
          </table:table-cell>
          <table:table-cell table:style-name="ce41" office:value-type="float" office:value="0.998621070049641">
            <text:p>1,00</text:p>
          </table:table-cell>
          <table:table-cell table:style-name="ce43" office:value-type="float" office:value="7">
            <text:p>7</text:p>
          </table:table-cell>
          <table:table-cell table:style-name="ce22" table:formula="of:=VLOOKUP([.C20];[.$F$4:.$H$11];3)" office:value-type="float" office:value="5">
            <text:p>5</text:p>
          </table:table-cell>
          <table:table-cell table:number-columns-repeated="7"/>
        </table:table-row>
        <table:table-row table:style-name="ro4">
          <table:table-cell table:style-name="ce39" office:value-type="string">
            <text:p>AJo</text:p>
          </table:table-cell>
          <table:table-cell table:style-name="ce41" office:value-type="float" office:value="0.967693179671264">
            <text:p>0,97</text:p>
          </table:table-cell>
          <table:table-cell table:style-name="ce43" office:value-type="float" office:value="7">
            <text:p>7</text:p>
          </table:table-cell>
          <table:table-cell table:style-name="ce22" table:formula="of:=VLOOKUP([.C21];[.$F$4:.$H$11];3)" office:value-type="float" office:value="5">
            <text:p>5</text:p>
          </table:table-cell>
          <table:table-cell table:number-columns-repeated="7"/>
        </table:table-row>
        <table:table-row table:style-name="ro4">
          <table:table-cell table:style-name="ce39" office:value-type="float" office:value="66">
            <text:p>66</text:p>
          </table:table-cell>
          <table:table-cell table:style-name="ce41" office:value-type="float" office:value="0.938959050899349">
            <text:p>0,94</text:p>
          </table:table-cell>
          <table:table-cell table:style-name="ce43" office:value-type="float" office:value="7">
            <text:p>7</text:p>
          </table:table-cell>
          <table:table-cell table:style-name="ce22" table:formula="of:=VLOOKUP([.C22];[.$F$4:.$H$11];3)" office:value-type="float" office:value="5">
            <text:p>5</text:p>
          </table:table-cell>
          <table:table-cell table:number-columns-repeated="7"/>
        </table:table-row>
        <table:table-row table:style-name="ro4">
          <table:table-cell table:style-name="ce39" office:value-type="float" office:value="77">
            <text:p>77</text:p>
          </table:table-cell>
          <table:table-cell table:style-name="ce41" office:value-type="float" office:value="0.918007662835249">
            <text:p>0,92</text:p>
          </table:table-cell>
          <table:table-cell table:style-name="ce43" office:value-type="float" office:value="7">
            <text:p>7</text:p>
          </table:table-cell>
          <table:table-cell table:style-name="ce22" table:formula="of:=VLOOKUP([.C23];[.$F$4:.$H$11];3)" office:value-type="float" office:value="5">
            <text:p>5</text:p>
          </table:table-cell>
          <table:table-cell table:number-columns-repeated="7"/>
        </table:table-row>
        <table:table-row table:style-name="ro4">
          <table:table-cell table:style-name="ce39" office:value-type="string">
            <text:p>KTs</text:p>
          </table:table-cell>
          <table:table-cell table:style-name="ce41" office:value-type="float" office:value="0.908358208955224">
            <text:p>0,91</text:p>
          </table:table-cell>
          <table:table-cell table:style-name="ce43" office:value-type="float" office:value="7">
            <text:p>7</text:p>
          </table:table-cell>
          <table:table-cell table:style-name="ce22" table:formula="of:=VLOOKUP([.C24];[.$F$4:.$H$11];3)" office:value-type="float" office:value="5">
            <text:p>5</text:p>
          </table:table-cell>
          <table:table-cell table:number-columns-repeated="7"/>
        </table:table-row>
        <table:table-row table:style-name="ro4">
          <table:table-cell office:value-type="string">
            <text:p>KQo</text:p>
          </table:table-cell>
          <table:table-cell table:style-name="ce62" office:value-type="float" office:value="0.79796397807361">
            <text:p>0,80</text:p>
          </table:table-cell>
          <table:table-cell table:style-name="ce44" office:value-type="float" office:value="0">
            <text:p>0</text:p>
          </table:table-cell>
          <table:table-cell table:formula="of:=VLOOKUP([.C25];[.$F$4:.$H$11];3)" office:value-type="float" office:value="4">
            <text:p>4</text:p>
          </table:table-cell>
          <table:table-cell table:number-columns-repeated="7"/>
        </table:table-row>
        <table:table-row table:style-name="ro4">
          <table:table-cell office:value-type="string">
            <text:p>ATo</text:p>
          </table:table-cell>
          <table:table-cell table:style-name="ce62" office:value-type="float" office:value="0.762148823082764">
            <text:p>0,76</text:p>
          </table:table-cell>
          <table:table-cell table:style-name="ce44" office:value-type="float" office:value="0">
            <text:p>0</text:p>
          </table:table-cell>
          <table:table-cell table:formula="of:=VLOOKUP([.C26];[.$F$4:.$H$11];3)" office:value-type="float" office:value="4">
            <text:p>4</text:p>
          </table:table-cell>
          <table:table-cell table:number-columns-repeated="7"/>
        </table:table-row>
        <table:table-row table:style-name="ro4">
          <table:table-cell office:value-type="string">
            <text:p>A8s</text:p>
          </table:table-cell>
          <table:table-cell table:style-name="ce62" office:value-type="float" office:value="0.760943718021603">
            <text:p>0,76</text:p>
          </table:table-cell>
          <table:table-cell table:style-name="ce44" office:value-type="float" office:value="0">
            <text:p>0</text:p>
          </table:table-cell>
          <table:table-cell table:formula="of:=VLOOKUP([.C27];[.$F$4:.$H$11];3)" office:value-type="float" office:value="4">
            <text:p>4</text:p>
          </table:table-cell>
          <table:table-cell table:number-columns-repeated="7"/>
        </table:table-row>
        <table:table-row table:style-name="ro4">
          <table:table-cell office:value-type="string">
            <text:p>KJo</text:p>
          </table:table-cell>
          <table:table-cell table:style-name="ce62" office:value-type="float" office:value="0.725091188327894">
            <text:p>0,73</text:p>
          </table:table-cell>
          <table:table-cell table:style-name="ce44" office:value-type="float" office:value="0">
            <text:p>0</text:p>
          </table:table-cell>
          <table:table-cell table:formula="of:=VLOOKUP([.C28];[.$F$4:.$H$11];3)" office:value-type="float" office:value="4">
            <text:p>4</text:p>
          </table:table-cell>
          <table:table-cell table:number-columns-repeated="7"/>
        </table:table-row>
        <table:table-row table:style-name="ro4">
          <table:table-cell office:value-type="string">
            <text:p>A7s</text:p>
          </table:table-cell>
          <table:table-cell table:style-name="ce62" office:value-type="float" office:value="0.719262295081967">
            <text:p>0,72</text:p>
          </table:table-cell>
          <table:table-cell table:style-name="ce44" office:value-type="float" office:value="0">
            <text:p>0</text:p>
          </table:table-cell>
          <table:table-cell table:formula="of:=VLOOKUP([.C29];[.$F$4:.$H$11];3)" office:value-type="float" office:value="4">
            <text:p>4</text:p>
          </table:table-cell>
          <table:table-cell table:number-columns-repeated="7"/>
        </table:table-row>
        <table:table-row table:style-name="ro4">
          <table:table-cell office:value-type="float" office:value="55">
            <text:p>55</text:p>
          </table:table-cell>
          <table:table-cell table:style-name="ce62" office:value-type="float" office:value="0.69172787011983">
            <text:p>0,69</text:p>
          </table:table-cell>
          <table:table-cell table:style-name="ce44" office:value-type="float" office:value="0">
            <text:p>0</text:p>
          </table:table-cell>
          <table:table-cell table:formula="of:=VLOOKUP([.C30];[.$F$4:.$H$11];3)" office:value-type="float" office:value="4">
            <text:p>4</text:p>
          </table:table-cell>
          <table:table-cell table:number-columns-repeated="7"/>
        </table:table-row>
        <table:table-row table:style-name="ro4">
          <table:table-cell office:value-type="string">
            <text:p>K9s</text:p>
          </table:table-cell>
          <table:table-cell table:style-name="ce62" office:value-type="float" office:value="0.663529411764706">
            <text:p>0,66</text:p>
          </table:table-cell>
          <table:table-cell table:style-name="ce44" office:value-type="float" office:value="0">
            <text:p>0</text:p>
          </table:table-cell>
          <table:table-cell table:formula="of:=VLOOKUP([.C31];[.$F$4:.$H$11];3)" office:value-type="float" office:value="4">
            <text:p>4</text:p>
          </table:table-cell>
          <table:table-cell table:number-columns-repeated="7"/>
        </table:table-row>
        <table:table-row table:style-name="ro4">
          <table:table-cell office:value-type="string">
            <text:p>JTs</text:p>
          </table:table-cell>
          <table:table-cell table:style-name="ce62" office:value-type="float" office:value="0.657513578756789">
            <text:p>0,66</text:p>
          </table:table-cell>
          <table:table-cell table:style-name="ce44" office:value-type="float" office:value="0">
            <text:p>0</text:p>
          </table:table-cell>
          <table:table-cell table:formula="of:=VLOOKUP([.C32];[.$F$4:.$H$11];3)" office:value-type="float" office:value="4">
            <text:p>4</text:p>
          </table:table-cell>
          <table:table-cell table:number-columns-repeated="7"/>
        </table:table-row>
        <table:table-row table:style-name="ro4">
          <table:table-cell office:value-type="string">
            <text:p>K8s</text:p>
          </table:table-cell>
          <table:table-cell table:style-name="ce62" office:value-type="float" office:value="0.633794694348328">
            <text:p>0,63</text:p>
          </table:table-cell>
          <table:table-cell table:style-name="ce44" office:value-type="float" office:value="0">
            <text:p>0</text:p>
          </table:table-cell>
          <table:table-cell table:formula="of:=VLOOKUP([.C33];[.$F$4:.$H$11];3)" office:value-type="float" office:value="4">
            <text:p>4</text:p>
          </table:table-cell>
          <table:table-cell table:number-columns-repeated="7"/>
        </table:table-row>
        <table:table-row table:style-name="ro4">
          <table:table-cell office:value-type="string">
            <text:p>K5s</text:p>
          </table:table-cell>
          <table:table-cell table:style-name="ce62" office:value-type="float" office:value="0.612590127565169">
            <text:p>0,61</text:p>
          </table:table-cell>
          <table:table-cell table:style-name="ce44" office:value-type="float" office:value="0">
            <text:p>0</text:p>
          </table:table-cell>
          <table:table-cell table:formula="of:=VLOOKUP([.C34];[.$F$4:.$H$11];3)" office:value-type="float" office:value="4">
            <text:p>4</text:p>
          </table:table-cell>
          <table:table-cell table:number-columns-repeated="7"/>
        </table:table-row>
        <table:table-row table:style-name="ro4">
          <table:table-cell office:value-type="string">
            <text:p>A5s</text:p>
          </table:table-cell>
          <table:table-cell table:style-name="ce62" office:value-type="float" office:value="0.607561547479484">
            <text:p>0,61</text:p>
          </table:table-cell>
          <table:table-cell table:style-name="ce44" office:value-type="float" office:value="0">
            <text:p>0</text:p>
          </table:table-cell>
          <table:table-cell table:formula="of:=VLOOKUP([.C35];[.$F$4:.$H$11];3)" office:value-type="float" office:value="4">
            <text:p>4</text:p>
          </table:table-cell>
          <table:table-cell table:number-columns-repeated="7"/>
        </table:table-row>
        <table:table-row table:style-name="ro4">
          <table:table-cell office:value-type="string">
            <text:p>A9o</text:p>
          </table:table-cell>
          <table:table-cell table:style-name="ce62" office:value-type="float" office:value="0.572531769305963">
            <text:p>0,57</text:p>
          </table:table-cell>
          <table:table-cell table:style-name="ce44" office:value-type="float" office:value="0">
            <text:p>0</text:p>
          </table:table-cell>
          <table:table-cell table:formula="of:=VLOOKUP([.C36];[.$F$4:.$H$11];3)" office:value-type="float" office:value="4">
            <text:p>4</text:p>
          </table:table-cell>
          <table:table-cell table:number-columns-repeated="7"/>
        </table:table-row>
        <table:table-row table:style-name="ro4">
          <table:table-cell office:value-type="string">
            <text:p>QJo</text:p>
          </table:table-cell>
          <table:table-cell table:style-name="ce62" office:value-type="float" office:value="0.541089299461124">
            <text:p>0,54</text:p>
          </table:table-cell>
          <table:table-cell table:style-name="ce44" office:value-type="float" office:value="0">
            <text:p>0</text:p>
          </table:table-cell>
          <table:table-cell table:formula="of:=VLOOKUP([.C37];[.$F$4:.$H$11];3)" office:value-type="float" office:value="4">
            <text:p>4</text:p>
          </table:table-cell>
          <table:table-cell table:number-columns-repeated="7"/>
        </table:table-row>
        <table:table-row table:style-name="ro4">
          <table:table-cell office:value-type="string">
            <text:p>KTo</text:p>
          </table:table-cell>
          <table:table-cell table:style-name="ce62" office:value-type="float" office:value="0.492753623188406">
            <text:p>0,49</text:p>
          </table:table-cell>
          <table:table-cell table:style-name="ce44" office:value-type="float" office:value="0">
            <text:p>0</text:p>
          </table:table-cell>
          <table:table-cell table:formula="of:=VLOOKUP([.C38];[.$F$4:.$H$11];3)" office:value-type="float" office:value="4">
            <text:p>4</text:p>
          </table:table-cell>
          <table:table-cell table:number-columns-repeated="7"/>
        </table:table-row>
        <table:table-row table:style-name="ro4">
          <table:table-cell office:value-type="string">
            <text:p>J9s</text:p>
          </table:table-cell>
          <table:table-cell table:style-name="ce62" office:value-type="float" office:value="0.480593607305936">
            <text:p>0,48</text:p>
          </table:table-cell>
          <table:table-cell table:style-name="ce44" office:value-type="float" office:value="0">
            <text:p>0</text:p>
          </table:table-cell>
          <table:table-cell table:formula="of:=VLOOKUP([.C39];[.$F$4:.$H$11];3)" office:value-type="float" office:value="4">
            <text:p>4</text:p>
          </table:table-cell>
          <table:table-cell table:number-columns-repeated="7"/>
        </table:table-row>
        <table:table-row table:style-name="ro4">
          <table:table-cell office:value-type="string">
            <text:p>A6s</text:p>
          </table:table-cell>
          <table:table-cell table:style-name="ce62" office:value-type="float" office:value="0.475995316159251">
            <text:p>0,48</text:p>
          </table:table-cell>
          <table:table-cell table:style-name="ce44" office:value-type="float" office:value="0">
            <text:p>0</text:p>
          </table:table-cell>
          <table:table-cell table:formula="of:=VLOOKUP([.C40];[.$F$4:.$H$11];3)" office:value-type="float" office:value="4">
            <text:p>4</text:p>
          </table:table-cell>
          <table:table-cell table:number-columns-repeated="7"/>
        </table:table-row>
        <table:table-row table:style-name="ro4">
          <table:table-cell office:value-type="string">
            <text:p>J8s</text:p>
          </table:table-cell>
          <table:table-cell table:style-name="ce62" office:value-type="float" office:value="0.454072790294627">
            <text:p>0,45</text:p>
          </table:table-cell>
          <table:table-cell table:style-name="ce44" office:value-type="float" office:value="0">
            <text:p>0</text:p>
          </table:table-cell>
          <table:table-cell table:formula="of:=VLOOKUP([.C41];[.$F$4:.$H$11];3)" office:value-type="float" office:value="4">
            <text:p>4</text:p>
          </table:table-cell>
          <table:table-cell table:number-columns-repeated="7"/>
        </table:table-row>
        <table:table-row table:style-name="ro4">
          <table:table-cell office:value-type="string">
            <text:p>QTs</text:p>
          </table:table-cell>
          <table:table-cell table:style-name="ce62" office:value-type="float" office:value="0.433465458663647">
            <text:p>0,43</text:p>
          </table:table-cell>
          <table:table-cell table:style-name="ce44" office:value-type="float" office:value="0">
            <text:p>0</text:p>
          </table:table-cell>
          <table:table-cell table:formula="of:=VLOOKUP([.C42];[.$F$4:.$H$11];3)" office:value-type="float" office:value="4">
            <text:p>4</text:p>
          </table:table-cell>
          <table:table-cell table:number-columns-repeated="7"/>
        </table:table-row>
        <table:table-row table:style-name="ro4">
          <table:table-cell office:value-type="string">
            <text:p>A8o</text:p>
          </table:table-cell>
          <table:table-cell table:style-name="ce62" office:value-type="float" office:value="0.431707790946182">
            <text:p>0,43</text:p>
          </table:table-cell>
          <table:table-cell table:style-name="ce44" office:value-type="float" office:value="0">
            <text:p>0</text:p>
          </table:table-cell>
          <table:table-cell table:formula="of:=VLOOKUP([.C43];[.$F$4:.$H$11];3)" office:value-type="float" office:value="4">
            <text:p>4</text:p>
          </table:table-cell>
          <table:table-cell table:number-columns-repeated="7"/>
        </table:table-row>
        <table:table-row table:style-name="ro4">
          <table:table-cell office:value-type="string">
            <text:p>K6s</text:p>
          </table:table-cell>
          <table:table-cell table:style-name="ce62" office:value-type="float" office:value="0.415421398684997">
            <text:p>0,42</text:p>
          </table:table-cell>
          <table:table-cell table:style-name="ce44" office:value-type="float" office:value="0">
            <text:p>0</text:p>
          </table:table-cell>
          <table:table-cell table:formula="of:=VLOOKUP([.C44];[.$F$4:.$H$11];3)" office:value-type="float" office:value="4">
            <text:p>4</text:p>
          </table:table-cell>
          <table:table-cell table:number-columns-repeated="7"/>
        </table:table-row>
        <table:table-row table:style-name="ro4">
          <table:table-cell office:value-type="string">
            <text:p>K4s</text:p>
          </table:table-cell>
          <table:table-cell table:style-name="ce62" office:value-type="float" office:value="0.414502849905003">
            <text:p>0,41</text:p>
          </table:table-cell>
          <table:table-cell table:style-name="ce44" office:value-type="float" office:value="0">
            <text:p>0</text:p>
          </table:table-cell>
          <table:table-cell table:formula="of:=VLOOKUP([.C45];[.$F$4:.$H$11];3)" office:value-type="float" office:value="4">
            <text:p>4</text:p>
          </table:table-cell>
          <table:table-cell table:number-columns-repeated="7"/>
        </table:table-row>
        <table:table-row table:style-name="ro4">
          <table:table-cell table:style-name="ce39" office:value-type="string">
            <text:p>A3s</text:p>
          </table:table-cell>
          <table:table-cell table:style-name="ce41" office:value-type="float" office:value="0.312116136236739">
            <text:p>0,31</text:p>
          </table:table-cell>
          <table:table-cell table:style-name="ce43" office:value-type="float" office:value="1">
            <text:p>1</text:p>
          </table:table-cell>
          <table:table-cell table:style-name="ce22" table:formula="of:=VLOOKUP([.C46];[.$F$4:.$H$11];3)" office:value-type="float" office:value="3">
            <text:p>3</text:p>
          </table:table-cell>
          <table:table-cell table:number-columns-repeated="7"/>
        </table:table-row>
        <table:table-row table:style-name="ro4">
          <table:table-cell table:style-name="ce39" office:value-type="float" office:value="44">
            <text:p>44</text:p>
          </table:table-cell>
          <table:table-cell table:style-name="ce41" office:value-type="float" office:value="0.312072892938497">
            <text:p>0,31</text:p>
          </table:table-cell>
          <table:table-cell table:style-name="ce43" office:value-type="float" office:value="1">
            <text:p>1</text:p>
          </table:table-cell>
          <table:table-cell table:style-name="ce22" table:formula="of:=VLOOKUP([.C47];[.$F$4:.$H$11];3)" office:value-type="float" office:value="3">
            <text:p>3</text:p>
          </table:table-cell>
          <table:table-cell table:number-columns-repeated="7"/>
        </table:table-row>
        <table:table-row table:style-name="ro4">
          <table:table-cell table:style-name="ce39" office:value-type="string">
            <text:p>87s</text:p>
          </table:table-cell>
          <table:table-cell table:style-name="ce41" office:value-type="float" office:value="0.306194690265487">
            <text:p>0,31</text:p>
          </table:table-cell>
          <table:table-cell table:style-name="ce43" office:value-type="float" office:value="1">
            <text:p>1</text:p>
          </table:table-cell>
          <table:table-cell table:style-name="ce22" table:formula="of:=VLOOKUP([.C48];[.$F$4:.$H$11];3)" office:value-type="float" office:value="3">
            <text:p>3</text:p>
          </table:table-cell>
          <table:table-cell table:number-columns-repeated="7"/>
        </table:table-row>
        <table:table-row table:style-name="ro4">
          <table:table-cell table:style-name="ce39" office:value-type="string">
            <text:p>A7o</text:p>
          </table:table-cell>
          <table:table-cell table:style-name="ce41" office:value-type="float" office:value="0.299689440993789">
            <text:p>0,30</text:p>
          </table:table-cell>
          <table:table-cell table:style-name="ce43" office:value-type="float" office:value="1">
            <text:p>1</text:p>
          </table:table-cell>
          <table:table-cell table:style-name="ce22" table:formula="of:=VLOOKUP([.C49];[.$F$4:.$H$11];3)" office:value-type="float" office:value="3">
            <text:p>3</text:p>
          </table:table-cell>
          <table:table-cell table:number-columns-repeated="7"/>
        </table:table-row>
        <table:table-row table:style-name="ro4">
          <table:table-cell table:style-name="ce39" office:value-type="string">
            <text:p>JTo</text:p>
          </table:table-cell>
          <table:table-cell table:style-name="ce41" office:value-type="float" office:value="0.274589371980676">
            <text:p>0,27</text:p>
          </table:table-cell>
          <table:table-cell table:style-name="ce43" office:value-type="float" office:value="1">
            <text:p>1</text:p>
          </table:table-cell>
          <table:table-cell table:style-name="ce22" table:formula="of:=VLOOKUP([.C50];[.$F$4:.$H$11];3)" office:value-type="float" office:value="3">
            <text:p>3</text:p>
          </table:table-cell>
          <table:table-cell table:number-columns-repeated="7"/>
        </table:table-row>
        <table:table-row table:style-name="ro4">
          <table:table-cell table:style-name="ce39" office:value-type="string">
            <text:p>Q9s</text:p>
          </table:table-cell>
          <table:table-cell table:style-name="ce41" office:value-type="float" office:value="0.265406976744186">
            <text:p>0,27</text:p>
          </table:table-cell>
          <table:table-cell table:style-name="ce43" office:value-type="float" office:value="1">
            <text:p>1</text:p>
          </table:table-cell>
          <table:table-cell table:style-name="ce22" table:formula="of:=VLOOKUP([.C51];[.$F$4:.$H$11];3)" office:value-type="float" office:value="3">
            <text:p>3</text:p>
          </table:table-cell>
          <table:table-cell table:number-columns-repeated="7"/>
        </table:table-row>
        <table:table-row table:style-name="ro4">
          <table:table-cell table:style-name="ce39" office:value-type="string">
            <text:p>J6s</text:p>
          </table:table-cell>
          <table:table-cell table:style-name="ce41" office:value-type="float" office:value="0.2599171107164">
            <text:p>0,26</text:p>
          </table:table-cell>
          <table:table-cell table:style-name="ce43" office:value-type="float" office:value="1">
            <text:p>1</text:p>
          </table:table-cell>
          <table:table-cell table:style-name="ce22" table:formula="of:=VLOOKUP([.C52];[.$F$4:.$H$11];3)" office:value-type="float" office:value="3">
            <text:p>3</text:p>
          </table:table-cell>
          <table:table-cell table:number-columns-repeated="7"/>
        </table:table-row>
        <table:table-row table:style-name="ro4">
          <table:table-cell table:style-name="ce39" office:value-type="string">
            <text:p>A4s</text:p>
          </table:table-cell>
          <table:table-cell table:style-name="ce41" office:value-type="float" office:value="0.259636563876652">
            <text:p>0,26</text:p>
          </table:table-cell>
          <table:table-cell table:style-name="ce43" office:value-type="float" office:value="1">
            <text:p>1</text:p>
          </table:table-cell>
          <table:table-cell table:style-name="ce22" table:formula="of:=VLOOKUP([.C53];[.$F$4:.$H$11];3)" office:value-type="float" office:value="3">
            <text:p>3</text:p>
          </table:table-cell>
          <table:table-cell table:number-columns-repeated="7"/>
        </table:table-row>
        <table:table-row table:style-name="ro4">
          <table:table-cell table:style-name="ce39" office:value-type="string">
            <text:p>A2s</text:p>
          </table:table-cell>
          <table:table-cell table:style-name="ce41" office:value-type="float" office:value="0.234285714285714">
            <text:p>0,23</text:p>
          </table:table-cell>
          <table:table-cell table:style-name="ce43" office:value-type="float" office:value="1">
            <text:p>1</text:p>
          </table:table-cell>
          <table:table-cell table:style-name="ce22" table:formula="of:=VLOOKUP([.C54];[.$F$4:.$H$11];3)" office:value-type="float" office:value="3">
            <text:p>3</text:p>
          </table:table-cell>
          <table:table-cell table:number-columns-repeated="7"/>
        </table:table-row>
        <table:table-row table:style-name="ro4">
          <table:table-cell table:style-name="ce39" office:value-type="string">
            <text:p>Q8s</text:p>
          </table:table-cell>
          <table:table-cell table:style-name="ce41" office:value-type="float" office:value="0.230429664508534">
            <text:p>0,23</text:p>
          </table:table-cell>
          <table:table-cell table:style-name="ce43" office:value-type="float" office:value="1">
            <text:p>1</text:p>
          </table:table-cell>
          <table:table-cell table:style-name="ce22" table:formula="of:=VLOOKUP([.C55];[.$F$4:.$H$11];3)" office:value-type="float" office:value="3">
            <text:p>3</text:p>
          </table:table-cell>
          <table:table-cell table:number-columns-repeated="7"/>
        </table:table-row>
        <table:table-row table:style-name="ro4">
          <table:table-cell table:style-name="ce39" office:value-type="string">
            <text:p>A5o</text:p>
          </table:table-cell>
          <table:table-cell table:style-name="ce41" office:value-type="float" office:value="0.223863194714341">
            <text:p>0,22</text:p>
          </table:table-cell>
          <table:table-cell table:style-name="ce43" office:value-type="float" office:value="1">
            <text:p>1</text:p>
          </table:table-cell>
          <table:table-cell table:style-name="ce22" table:formula="of:=VLOOKUP([.C56];[.$F$4:.$H$11];3)" office:value-type="float" office:value="3">
            <text:p>3</text:p>
          </table:table-cell>
          <table:table-cell table:number-columns-repeated="7"/>
        </table:table-row>
        <table:table-row table:style-name="ro4">
          <table:table-cell table:style-name="ce39" office:value-type="string">
            <text:p>A4o</text:p>
          </table:table-cell>
          <table:table-cell table:style-name="ce41" office:value-type="float" office:value="0.214994276993514">
            <text:p>0,21</text:p>
          </table:table-cell>
          <table:table-cell table:style-name="ce43" office:value-type="float" office:value="1">
            <text:p>1</text:p>
          </table:table-cell>
          <table:table-cell table:style-name="ce22" table:formula="of:=VLOOKUP([.C57];[.$F$4:.$H$11];3)" office:value-type="float" office:value="3">
            <text:p>3</text:p>
          </table:table-cell>
          <table:table-cell table:number-columns-repeated="7"/>
        </table:table-row>
        <table:table-row table:style-name="ro4">
          <table:table-cell table:style-name="ce39" office:value-type="string">
            <text:p>K9o</text:p>
          </table:table-cell>
          <table:table-cell table:style-name="ce41" office:value-type="float" office:value="0.210797405570393">
            <text:p>0,21</text:p>
          </table:table-cell>
          <table:table-cell table:style-name="ce43" office:value-type="float" office:value="1">
            <text:p>1</text:p>
          </table:table-cell>
          <table:table-cell table:style-name="ce22" table:formula="of:=VLOOKUP([.C58];[.$F$4:.$H$11];3)" office:value-type="float" office:value="3">
            <text:p>3</text:p>
          </table:table-cell>
          <table:table-cell table:number-columns-repeated="7"/>
        </table:table-row>
        <table:table-row table:style-name="ro4">
          <table:table-cell table:style-name="ce39" office:value-type="string">
            <text:p>K8o</text:p>
          </table:table-cell>
          <table:table-cell table:style-name="ce41" office:value-type="float" office:value="0.188718929254302">
            <text:p>0,19</text:p>
          </table:table-cell>
          <table:table-cell table:style-name="ce43" office:value-type="float" office:value="1">
            <text:p>1</text:p>
          </table:table-cell>
          <table:table-cell table:style-name="ce22" table:formula="of:=VLOOKUP([.C59];[.$F$4:.$H$11];3)" office:value-type="float" office:value="3">
            <text:p>3</text:p>
          </table:table-cell>
          <table:table-cell table:number-columns-repeated="7"/>
        </table:table-row>
        <table:table-row table:style-name="ro4">
          <table:table-cell table:style-name="ce39" office:value-type="string">
            <text:p>A6o</text:p>
          </table:table-cell>
          <table:table-cell table:style-name="ce41" office:value-type="float" office:value="0.174450019297569">
            <text:p>0,17</text:p>
          </table:table-cell>
          <table:table-cell table:style-name="ce43" office:value-type="float" office:value="1">
            <text:p>1</text:p>
          </table:table-cell>
          <table:table-cell table:style-name="ce22" table:formula="of:=VLOOKUP([.C60];[.$F$4:.$H$11];3)" office:value-type="float" office:value="3">
            <text:p>3</text:p>
          </table:table-cell>
          <table:table-cell table:number-columns-repeated="7"/>
        </table:table-row>
        <table:table-row table:style-name="ro4">
          <table:table-cell table:style-name="ce39" office:value-type="string">
            <text:p>K7s</text:p>
          </table:table-cell>
          <table:table-cell table:style-name="ce41" office:value-type="float" office:value="0.170688640376692">
            <text:p>0,17</text:p>
          </table:table-cell>
          <table:table-cell table:style-name="ce43" office:value-type="float" office:value="1">
            <text:p>1</text:p>
          </table:table-cell>
          <table:table-cell table:style-name="ce22" table:formula="of:=VLOOKUP([.C61];[.$F$4:.$H$11];3)" office:value-type="float" office:value="3">
            <text:p>3</text:p>
          </table:table-cell>
          <table:table-cell table:number-columns-repeated="7"/>
        </table:table-row>
        <table:table-row table:style-name="ro4">
          <table:table-cell table:style-name="ce39" office:value-type="string">
            <text:p>QTo</text:p>
          </table:table-cell>
          <table:table-cell table:style-name="ce41" office:value-type="float" office:value="0.160264900662252">
            <text:p>0,16</text:p>
          </table:table-cell>
          <table:table-cell table:style-name="ce43" office:value-type="float" office:value="1">
            <text:p>1</text:p>
          </table:table-cell>
          <table:table-cell table:style-name="ce22" table:formula="of:=VLOOKUP([.C62];[.$F$4:.$H$11];3)" office:value-type="float" office:value="3">
            <text:p>3</text:p>
          </table:table-cell>
          <table:table-cell table:number-columns-repeated="7"/>
        </table:table-row>
        <table:table-row table:style-name="ro4">
          <table:table-cell table:style-name="ce39" office:value-type="string">
            <text:p>98s</text:p>
          </table:table-cell>
          <table:table-cell table:style-name="ce41" office:value-type="float" office:value="0.154669839381321">
            <text:p>0,15</text:p>
          </table:table-cell>
          <table:table-cell table:style-name="ce43" office:value-type="float" office:value="1">
            <text:p>1</text:p>
          </table:table-cell>
          <table:table-cell table:style-name="ce22" table:formula="of:=VLOOKUP([.C63];[.$F$4:.$H$11];3)" office:value-type="float" office:value="3">
            <text:p>3</text:p>
          </table:table-cell>
          <table:table-cell table:number-columns-repeated="7"/>
        </table:table-row>
        <table:table-row table:style-name="ro4">
          <table:table-cell table:style-name="ce39" office:value-type="string">
            <text:p>T9s</text:p>
          </table:table-cell>
          <table:table-cell table:style-name="ce41" office:value-type="float" office:value="0.143495254048018">
            <text:p>0,14</text:p>
          </table:table-cell>
          <table:table-cell table:style-name="ce43" office:value-type="float" office:value="1">
            <text:p>1</text:p>
          </table:table-cell>
          <table:table-cell table:style-name="ce22" table:formula="of:=VLOOKUP([.C64];[.$F$4:.$H$11];3)" office:value-type="float" office:value="3">
            <text:p>3</text:p>
          </table:table-cell>
          <table:table-cell table:number-columns-repeated="7"/>
        </table:table-row>
        <table:table-row table:style-name="ro4">
          <table:table-cell table:style-name="ce39" office:value-type="string">
            <text:p>T8s</text:p>
          </table:table-cell>
          <table:table-cell table:style-name="ce41" office:value-type="float" office:value="0.102645198389879">
            <text:p>0,10</text:p>
          </table:table-cell>
          <table:table-cell table:style-name="ce43" office:value-type="float" office:value="1">
            <text:p>1</text:p>
          </table:table-cell>
          <table:table-cell table:style-name="ce22" table:formula="of:=VLOOKUP([.C65];[.$F$4:.$H$11];3)" office:value-type="float" office:value="3">
            <text:p>3</text:p>
          </table:table-cell>
          <table:table-cell table:number-columns-repeated="7"/>
        </table:table-row>
        <table:table-row table:style-name="ro4">
          <table:table-cell table:style-name="ce39" office:value-type="string">
            <text:p>Q9o</text:p>
          </table:table-cell>
          <table:table-cell table:style-name="ce41" office:value-type="float" office:value="0.0987045630317092">
            <text:p>0,10</text:p>
          </table:table-cell>
          <table:table-cell table:style-name="ce43" office:value-type="float" office:value="1">
            <text:p>1</text:p>
          </table:table-cell>
          <table:table-cell table:style-name="ce22" table:formula="of:=VLOOKUP([.C66];[.$F$4:.$H$11];3)" office:value-type="float" office:value="3">
            <text:p>3</text:p>
          </table:table-cell>
          <table:table-cell table:number-columns-repeated="7"/>
        </table:table-row>
        <table:table-row table:style-name="ro4">
          <table:table-cell table:style-name="ce39" office:value-type="string">
            <text:p>Q6s</text:p>
          </table:table-cell>
          <table:table-cell table:style-name="ce41" office:value-type="float" office:value="0.0862068965517241">
            <text:p>0,09</text:p>
          </table:table-cell>
          <table:table-cell table:style-name="ce43" office:value-type="float" office:value="1">
            <text:p>1</text:p>
          </table:table-cell>
          <table:table-cell table:style-name="ce22" table:formula="of:=VLOOKUP([.C67];[.$F$4:.$H$11];3)" office:value-type="float" office:value="3">
            <text:p>3</text:p>
          </table:table-cell>
          <table:table-cell table:number-columns-repeated="7"/>
        </table:table-row>
        <table:table-row table:style-name="ro4">
          <table:table-cell table:style-name="ce39" office:value-type="string">
            <text:p>K6o</text:p>
          </table:table-cell>
          <table:table-cell table:style-name="ce41" office:value-type="float" office:value="0.0811884935654807">
            <text:p>0,08</text:p>
          </table:table-cell>
          <table:table-cell table:style-name="ce43" office:value-type="float" office:value="1">
            <text:p>1</text:p>
          </table:table-cell>
          <table:table-cell table:style-name="ce22" table:formula="of:=VLOOKUP([.C68];[.$F$4:.$H$11];3)" office:value-type="float" office:value="3">
            <text:p>3</text:p>
          </table:table-cell>
          <table:table-cell table:number-columns-repeated="7"/>
        </table:table-row>
        <table:table-row table:style-name="ro4">
          <table:table-cell table:style-name="ce39" office:value-type="string">
            <text:p>A3o</text:p>
          </table:table-cell>
          <table:table-cell table:style-name="ce41" office:value-type="float" office:value="0.0702834799608993">
            <text:p>0,07</text:p>
          </table:table-cell>
          <table:table-cell table:style-name="ce43" office:value-type="float" office:value="1">
            <text:p>1</text:p>
          </table:table-cell>
          <table:table-cell table:style-name="ce22" table:formula="of:=VLOOKUP([.C69];[.$F$4:.$H$11];3)" office:value-type="float" office:value="3">
            <text:p>3</text:p>
          </table:table-cell>
          <table:table-cell table:number-columns-repeated="7"/>
        </table:table-row>
        <table:table-row table:style-name="ro4">
          <table:table-cell table:style-name="ce39" office:value-type="string">
            <text:p>Q5s</text:p>
          </table:table-cell>
          <table:table-cell table:style-name="ce41" office:value-type="float" office:value="0.0649188514357054">
            <text:p>0,06</text:p>
          </table:table-cell>
          <table:table-cell table:style-name="ce43" office:value-type="float" office:value="1">
            <text:p>1</text:p>
          </table:table-cell>
          <table:table-cell table:style-name="ce22" table:formula="of:=VLOOKUP([.C70];[.$F$4:.$H$11];3)" office:value-type="float" office:value="3">
            <text:p>3</text:p>
          </table:table-cell>
          <table:table-cell table:number-columns-repeated="7"/>
        </table:table-row>
        <table:table-row table:style-name="ro4">
          <table:table-cell table:style-name="ce39" office:value-type="string">
            <text:p>T9o</text:p>
          </table:table-cell>
          <table:table-cell table:style-name="ce41" office:value-type="float" office:value="0.059751528298166">
            <text:p>0,06</text:p>
          </table:table-cell>
          <table:table-cell table:style-name="ce43" office:value-type="float" office:value="1">
            <text:p>1</text:p>
          </table:table-cell>
          <table:table-cell table:style-name="ce22" table:formula="of:=VLOOKUP([.C71];[.$F$4:.$H$11];3)" office:value-type="float" office:value="3">
            <text:p>3</text:p>
          </table:table-cell>
          <table:table-cell table:number-columns-repeated="7"/>
        </table:table-row>
        <table:table-row table:style-name="ro4">
          <table:table-cell table:style-name="ce39" office:value-type="string">
            <text:p>Q4s</text:p>
          </table:table-cell>
          <table:table-cell table:style-name="ce41" office:value-type="float" office:value="0.0543981481481482">
            <text:p>0,05</text:p>
          </table:table-cell>
          <table:table-cell table:style-name="ce43" office:value-type="float" office:value="1">
            <text:p>1</text:p>
          </table:table-cell>
          <table:table-cell table:style-name="ce22" table:formula="of:=VLOOKUP([.C72];[.$F$4:.$H$11];3)" office:value-type="float" office:value="3">
            <text:p>3</text:p>
          </table:table-cell>
          <table:table-cell table:number-columns-repeated="7"/>
        </table:table-row>
        <table:table-row table:style-name="ro4">
          <table:table-cell table:style-name="ce39" office:value-type="string">
            <text:p>J9o</text:p>
          </table:table-cell>
          <table:table-cell table:style-name="ce41" office:value-type="float" office:value="0.0498367582101018">
            <text:p>0,05</text:p>
          </table:table-cell>
          <table:table-cell table:style-name="ce43" office:value-type="float" office:value="1">
            <text:p>1</text:p>
          </table:table-cell>
          <table:table-cell table:style-name="ce22" table:formula="of:=VLOOKUP([.C73];[.$F$4:.$H$11];3)" office:value-type="float" office:value="3">
            <text:p>3</text:p>
          </table:table-cell>
          <table:table-cell table:number-columns-repeated="7"/>
        </table:table-row>
        <table:table-row table:style-name="ro4">
          <table:table-cell table:style-name="ce39" office:value-type="string">
            <text:p>97s</text:p>
          </table:table-cell>
          <table:table-cell table:style-name="ce41" office:value-type="float" office:value="0.0462592804111936">
            <text:p>0,05</text:p>
          </table:table-cell>
          <table:table-cell table:style-name="ce43" office:value-type="float" office:value="1">
            <text:p>1</text:p>
          </table:table-cell>
          <table:table-cell table:style-name="ce22" table:formula="of:=VLOOKUP([.C74];[.$F$4:.$H$11];3)" office:value-type="float" office:value="3">
            <text:p>3</text:p>
          </table:table-cell>
          <table:table-cell table:number-columns-repeated="7"/>
        </table:table-row>
        <table:table-row table:style-name="ro4">
          <table:table-cell table:style-name="ce39" office:value-type="string">
            <text:p>K7o</text:p>
          </table:table-cell>
          <table:table-cell table:style-name="ce41" office:value-type="float" office:value="0.0232317531978932">
            <text:p>0,02</text:p>
          </table:table-cell>
          <table:table-cell table:style-name="ce43" office:value-type="float" office:value="1">
            <text:p>1</text:p>
          </table:table-cell>
          <table:table-cell table:style-name="ce22" table:formula="of:=VLOOKUP([.C75];[.$F$4:.$H$11];3)" office:value-type="float" office:value="3">
            <text:p>3</text:p>
          </table:table-cell>
          <table:table-cell table:number-columns-repeated="7"/>
        </table:table-row>
        <table:table-row table:style-name="ro4">
          <table:table-cell table:style-name="ce39" office:value-type="string">
            <text:p>Q8o</text:p>
          </table:table-cell>
          <table:table-cell table:style-name="ce41" office:value-type="float" office:value="0.0140911670134292">
            <text:p>0,01</text:p>
          </table:table-cell>
          <table:table-cell table:style-name="ce43" office:value-type="float" office:value="1">
            <text:p>1</text:p>
          </table:table-cell>
          <table:table-cell table:style-name="ce22" table:formula="of:=VLOOKUP([.C76];[.$F$4:.$H$11];3)" office:value-type="float" office:value="3">
            <text:p>3</text:p>
          </table:table-cell>
          <table:table-cell table:number-columns-repeated="7"/>
        </table:table-row>
        <table:table-row table:style-name="ro4">
          <table:table-cell table:style-name="ce39" office:value-type="float" office:value="33">
            <text:p>33</text:p>
          </table:table-cell>
          <table:table-cell table:style-name="ce41" office:value-type="float" office:value="0.00440107156525067">
            <text:p>0,00</text:p>
          </table:table-cell>
          <table:table-cell table:style-name="ce43" office:value-type="float" office:value="1">
            <text:p>1</text:p>
          </table:table-cell>
          <table:table-cell table:style-name="ce22" table:formula="of:=VLOOKUP([.C77];[.$F$4:.$H$11];3)" office:value-type="float" office:value="3">
            <text:p>3</text:p>
          </table:table-cell>
          <table:table-cell table:number-columns-repeated="7"/>
        </table:table-row>
        <table:table-row table:style-name="ro4">
          <table:table-cell table:style-name="ce39" office:value-type="string">
            <text:p>76s</text:p>
          </table:table-cell>
          <table:table-cell table:style-name="ce41" office:value-type="float" office:value="-0.00429061784897025">
            <text:p>-0,00</text:p>
          </table:table-cell>
          <table:table-cell table:style-name="ce43" office:value-type="float" office:value="1">
            <text:p>1</text:p>
          </table:table-cell>
          <table:table-cell table:style-name="ce22" table:formula="of:=VLOOKUP([.C78];[.$F$4:.$H$11];3)" office:value-type="float" office:value="3">
            <text:p>3</text:p>
          </table:table-cell>
          <table:table-cell table:number-columns-repeated="7"/>
        </table:table-row>
        <table:table-row table:style-name="ro4">
          <table:table-cell office:value-type="string">
            <text:p>86s</text:p>
          </table:table-cell>
          <table:table-cell table:style-name="ce62" office:value-type="float" office:value="-0.0200803212851406">
            <text:p>-0,02</text:p>
          </table:table-cell>
          <table:table-cell table:style-name="ce44" office:value-type="float" office:value="6">
            <text:p>6</text:p>
          </table:table-cell>
          <table:table-cell table:formula="of:=VLOOKUP([.C79];[.$F$4:.$H$11];3)" office:value-type="float" office:value="2">
            <text:p>2</text:p>
          </table:table-cell>
          <table:table-cell table:number-columns-repeated="7"/>
        </table:table-row>
        <table:table-row table:style-name="ro4">
          <table:table-cell office:value-type="string">
            <text:p>J5s</text:p>
          </table:table-cell>
          <table:table-cell table:style-name="ce62" office:value-type="float" office:value="-0.03125">
            <text:p>-0,03</text:p>
          </table:table-cell>
          <table:table-cell table:style-name="ce44" office:value-type="float" office:value="6">
            <text:p>6</text:p>
          </table:table-cell>
          <table:table-cell table:formula="of:=VLOOKUP([.C80];[.$F$4:.$H$11];3)" office:value-type="float" office:value="2">
            <text:p>2</text:p>
          </table:table-cell>
          <table:table-cell table:number-columns-repeated="7"/>
        </table:table-row>
        <table:table-row table:style-name="ro4">
          <table:table-cell office:value-type="string">
            <text:p>96s</text:p>
          </table:table-cell>
          <table:table-cell table:style-name="ce62" office:value-type="float" office:value="-0.0470035252643948">
            <text:p>-0,05</text:p>
          </table:table-cell>
          <table:table-cell table:style-name="ce44" office:value-type="float" office:value="6">
            <text:p>6</text:p>
          </table:table-cell>
          <table:table-cell table:formula="of:=VLOOKUP([.C81];[.$F$4:.$H$11];3)" office:value-type="float" office:value="2">
            <text:p>2</text:p>
          </table:table-cell>
          <table:table-cell table:number-columns-repeated="7"/>
        </table:table-row>
        <table:table-row table:style-name="ro4">
          <table:table-cell office:value-type="string">
            <text:p>A2o</text:p>
          </table:table-cell>
          <table:table-cell table:style-name="ce62" office:value-type="float" office:value="-0.0686797485235283">
            <text:p>-0,07</text:p>
          </table:table-cell>
          <table:table-cell table:style-name="ce44" office:value-type="float" office:value="6">
            <text:p>6</text:p>
          </table:table-cell>
          <table:table-cell table:formula="of:=VLOOKUP([.C82];[.$F$4:.$H$11];3)" office:value-type="float" office:value="2">
            <text:p>2</text:p>
          </table:table-cell>
          <table:table-cell table:number-columns-repeated="7"/>
        </table:table-row>
        <table:table-row table:style-name="ro4">
          <table:table-cell office:value-type="string">
            <text:p>75s</text:p>
          </table:table-cell>
          <table:table-cell table:style-name="ce62" office:value-type="float" office:value="-0.0820244328097731">
            <text:p>-0,08</text:p>
          </table:table-cell>
          <table:table-cell table:style-name="ce44" office:value-type="float" office:value="6">
            <text:p>6</text:p>
          </table:table-cell>
          <table:table-cell table:formula="of:=VLOOKUP([.C83];[.$F$4:.$H$11];3)" office:value-type="float" office:value="2">
            <text:p>2</text:p>
          </table:table-cell>
          <table:table-cell table:number-columns-repeated="7"/>
        </table:table-row>
        <table:table-row table:style-name="ro4">
          <table:table-cell office:value-type="string">
            <text:p>85s</text:p>
          </table:table-cell>
          <table:table-cell table:style-name="ce62" office:value-type="float" office:value="-0.0954922894424674">
            <text:p>-0,10</text:p>
          </table:table-cell>
          <table:table-cell table:style-name="ce44" office:value-type="float" office:value="6">
            <text:p>6</text:p>
          </table:table-cell>
          <table:table-cell table:formula="of:=VLOOKUP([.C84];[.$F$4:.$H$11];3)" office:value-type="float" office:value="2">
            <text:p>2</text:p>
          </table:table-cell>
          <table:table-cell table:number-columns-repeated="7"/>
        </table:table-row>
        <table:table-row table:style-name="ro4">
          <table:table-cell office:value-type="string">
            <text:p>95s</text:p>
          </table:table-cell>
          <table:table-cell table:style-name="ce62" office:value-type="float" office:value="-0.100239377618193">
            <text:p>-0,10</text:p>
          </table:table-cell>
          <table:table-cell table:style-name="ce44" office:value-type="float" office:value="6">
            <text:p>6</text:p>
          </table:table-cell>
          <table:table-cell table:formula="of:=VLOOKUP([.C85];[.$F$4:.$H$11];3)" office:value-type="float" office:value="2">
            <text:p>2</text:p>
          </table:table-cell>
          <table:table-cell table:number-columns-repeated="7"/>
        </table:table-row>
        <table:table-row table:style-name="ro4">
          <table:table-cell office:value-type="string">
            <text:p>98o</text:p>
          </table:table-cell>
          <table:table-cell table:style-name="ce62" office:value-type="float" office:value="-0.105454545454545">
            <text:p>-0,11</text:p>
          </table:table-cell>
          <table:table-cell table:style-name="ce44" office:value-type="float" office:value="6">
            <text:p>6</text:p>
          </table:table-cell>
          <table:table-cell table:formula="of:=VLOOKUP([.C86];[.$F$4:.$H$11];3)" office:value-type="float" office:value="2">
            <text:p>2</text:p>
          </table:table-cell>
          <table:table-cell table:number-columns-repeated="7"/>
        </table:table-row>
        <table:table-row table:style-name="ro4">
          <table:table-cell office:value-type="string">
            <text:p>Q7s</text:p>
          </table:table-cell>
          <table:table-cell table:style-name="ce62" office:value-type="float" office:value="-0.111047510017172">
            <text:p>-0,11</text:p>
          </table:table-cell>
          <table:table-cell table:style-name="ce44" office:value-type="float" office:value="6">
            <text:p>6</text:p>
          </table:table-cell>
          <table:table-cell table:formula="of:=VLOOKUP([.C87];[.$F$4:.$H$11];3)" office:value-type="float" office:value="2">
            <text:p>2</text:p>
          </table:table-cell>
          <table:table-cell table:number-columns-repeated="7"/>
        </table:table-row>
        <table:table-row table:style-name="ro4">
          <table:table-cell office:value-type="string">
            <text:p>Q6o</text:p>
          </table:table-cell>
          <table:table-cell table:style-name="ce62" office:value-type="float" office:value="-0.118084700495994">
            <text:p>-0,12</text:p>
          </table:table-cell>
          <table:table-cell table:style-name="ce44" office:value-type="float" office:value="6">
            <text:p>6</text:p>
          </table:table-cell>
          <table:table-cell table:formula="of:=VLOOKUP([.C88];[.$F$4:.$H$11];3)" office:value-type="float" office:value="2">
            <text:p>2</text:p>
          </table:table-cell>
          <table:table-cell table:number-columns-repeated="7"/>
        </table:table-row>
        <table:table-row table:style-name="ro4">
          <table:table-cell office:value-type="string">
            <text:p>T4s</text:p>
          </table:table-cell>
          <table:table-cell table:style-name="ce62" office:value-type="float" office:value="-0.121902017291066">
            <text:p>-0,12</text:p>
          </table:table-cell>
          <table:table-cell table:style-name="ce44" office:value-type="float" office:value="6">
            <text:p>6</text:p>
          </table:table-cell>
          <table:table-cell table:formula="of:=VLOOKUP([.C89];[.$F$4:.$H$11];3)" office:value-type="float" office:value="2">
            <text:p>2</text:p>
          </table:table-cell>
          <table:table-cell table:number-columns-repeated="7"/>
        </table:table-row>
        <table:table-row table:style-name="ro4">
          <table:table-cell office:value-type="string">
            <text:p>T7s</text:p>
          </table:table-cell>
          <table:table-cell table:style-name="ce62" office:value-type="float" office:value="-0.152769679300292">
            <text:p>-0,15</text:p>
          </table:table-cell>
          <table:table-cell table:style-name="ce44" office:value-type="float" office:value="6">
            <text:p>6</text:p>
          </table:table-cell>
          <table:table-cell table:formula="of:=VLOOKUP([.C90];[.$F$4:.$H$11];3)" office:value-type="float" office:value="2">
            <text:p>2</text:p>
          </table:table-cell>
          <table:table-cell table:number-columns-repeated="7"/>
        </table:table-row>
        <table:table-row table:style-name="ro4">
          <table:table-cell office:value-type="string">
            <text:p>J7s</text:p>
          </table:table-cell>
          <table:table-cell table:style-name="ce62" office:value-type="float" office:value="-0.155409115870401">
            <text:p>-0,16</text:p>
          </table:table-cell>
          <table:table-cell table:style-name="ce44" office:value-type="float" office:value="6">
            <text:p>6</text:p>
          </table:table-cell>
          <table:table-cell table:formula="of:=VLOOKUP([.C91];[.$F$4:.$H$11];3)" office:value-type="float" office:value="2">
            <text:p>2</text:p>
          </table:table-cell>
          <table:table-cell table:number-columns-repeated="7"/>
        </table:table-row>
        <table:table-row table:style-name="ro4">
          <table:table-cell office:value-type="string">
            <text:p>97o</text:p>
          </table:table-cell>
          <table:table-cell table:style-name="ce62" office:value-type="float" office:value="-0.155532555513737">
            <text:p>-0,16</text:p>
          </table:table-cell>
          <table:table-cell table:style-name="ce44" office:value-type="float" office:value="6">
            <text:p>6</text:p>
          </table:table-cell>
          <table:table-cell table:formula="of:=VLOOKUP([.C92];[.$F$4:.$H$11];3)" office:value-type="float" office:value="2">
            <text:p>2</text:p>
          </table:table-cell>
          <table:table-cell table:number-columns-repeated="7"/>
        </table:table-row>
        <table:table-row table:style-name="ro4">
          <table:table-cell office:value-type="string">
            <text:p>K2s</text:p>
          </table:table-cell>
          <table:table-cell table:style-name="ce62" office:value-type="float" office:value="-0.159770114942529">
            <text:p>-0,16</text:p>
          </table:table-cell>
          <table:table-cell table:style-name="ce44" office:value-type="float" office:value="6">
            <text:p>6</text:p>
          </table:table-cell>
          <table:table-cell table:formula="of:=VLOOKUP([.C93];[.$F$4:.$H$11];3)" office:value-type="float" office:value="2">
            <text:p>2</text:p>
          </table:table-cell>
          <table:table-cell table:number-columns-repeated="7"/>
        </table:table-row>
        <table:table-row table:style-name="ro4">
          <table:table-cell office:value-type="string">
            <text:p>K5o</text:p>
          </table:table-cell>
          <table:table-cell table:style-name="ce62" office:value-type="float" office:value="-0.169740634005764">
            <text:p>-0,17</text:p>
          </table:table-cell>
          <table:table-cell table:style-name="ce44" office:value-type="float" office:value="6">
            <text:p>6</text:p>
          </table:table-cell>
          <table:table-cell table:formula="of:=VLOOKUP([.C94];[.$F$4:.$H$11];3)" office:value-type="float" office:value="2">
            <text:p>2</text:p>
          </table:table-cell>
          <table:table-cell table:number-columns-repeated="7"/>
        </table:table-row>
        <table:table-row table:style-name="ro4">
          <table:table-cell office:value-type="string">
            <text:p>87o</text:p>
          </table:table-cell>
          <table:table-cell table:style-name="ce62" office:value-type="float" office:value="-0.171520423600605">
            <text:p>-0,17</text:p>
          </table:table-cell>
          <table:table-cell table:style-name="ce44" office:value-type="float" office:value="6">
            <text:p>6</text:p>
          </table:table-cell>
          <table:table-cell table:formula="of:=VLOOKUP([.C95];[.$F$4:.$H$11];3)" office:value-type="float" office:value="2">
            <text:p>2</text:p>
          </table:table-cell>
          <table:table-cell table:number-columns-repeated="7"/>
        </table:table-row>
        <table:table-row table:style-name="ro4">
          <table:table-cell office:value-type="string">
            <text:p>Q3s</text:p>
          </table:table-cell>
          <table:table-cell table:style-name="ce62" office:value-type="float" office:value="-0.185361749859787">
            <text:p>-0,19</text:p>
          </table:table-cell>
          <table:table-cell table:style-name="ce44" office:value-type="float" office:value="6">
            <text:p>6</text:p>
          </table:table-cell>
          <table:table-cell table:formula="of:=VLOOKUP([.C96];[.$F$4:.$H$11];3)" office:value-type="float" office:value="2">
            <text:p>2</text:p>
          </table:table-cell>
          <table:table-cell table:number-columns-repeated="7"/>
        </table:table-row>
        <table:table-row table:style-name="ro4">
          <table:table-cell office:value-type="string">
            <text:p>J2s</text:p>
          </table:table-cell>
          <table:table-cell table:style-name="ce62" office:value-type="float" office:value="-0.18978102189781">
            <text:p>-0,19</text:p>
          </table:table-cell>
          <table:table-cell table:style-name="ce44" office:value-type="float" office:value="6">
            <text:p>6</text:p>
          </table:table-cell>
          <table:table-cell table:formula="of:=VLOOKUP([.C97];[.$F$4:.$H$11];3)" office:value-type="float" office:value="2">
            <text:p>2</text:p>
          </table:table-cell>
          <table:table-cell table:number-columns-repeated="7"/>
        </table:table-row>
        <table:table-row table:style-name="ro4">
          <table:table-cell office:value-type="string">
            <text:p>T3s</text:p>
          </table:table-cell>
          <table:table-cell table:style-name="ce62" office:value-type="float" office:value="-0.197325327510917">
            <text:p>-0,20</text:p>
          </table:table-cell>
          <table:table-cell table:style-name="ce44" office:value-type="float" office:value="6">
            <text:p>6</text:p>
          </table:table-cell>
          <table:table-cell table:formula="of:=VLOOKUP([.C98];[.$F$4:.$H$11];3)" office:value-type="float" office:value="2">
            <text:p>2</text:p>
          </table:table-cell>
          <table:table-cell table:number-columns-repeated="7"/>
        </table:table-row>
        <table:table-row table:style-name="ro4">
          <table:table-cell office:value-type="string">
            <text:p>T6o</text:p>
          </table:table-cell>
          <table:table-cell table:style-name="ce62" office:value-type="float" office:value="-0.199782951854775">
            <text:p>-0,20</text:p>
          </table:table-cell>
          <table:table-cell table:style-name="ce44" office:value-type="float" office:value="6">
            <text:p>6</text:p>
          </table:table-cell>
          <table:table-cell table:formula="of:=VLOOKUP([.C99];[.$F$4:.$H$11];3)" office:value-type="float" office:value="2">
            <text:p>2</text:p>
          </table:table-cell>
          <table:table-cell table:number-columns-repeated="7"/>
        </table:table-row>
        <table:table-row table:style-name="ro4">
          <table:table-cell office:value-type="string">
            <text:p>T8o</text:p>
          </table:table-cell>
          <table:table-cell table:style-name="ce62" office:value-type="float" office:value="-0.204813546423135">
            <text:p>-0,20</text:p>
          </table:table-cell>
          <table:table-cell table:style-name="ce44" office:value-type="float" office:value="6">
            <text:p>6</text:p>
          </table:table-cell>
          <table:table-cell table:formula="of:=VLOOKUP([.C100];[.$F$4:.$H$11];3)" office:value-type="float" office:value="2">
            <text:p>2</text:p>
          </table:table-cell>
          <table:table-cell table:number-columns-repeated="7"/>
        </table:table-row>
        <table:table-row table:style-name="ro4">
          <table:table-cell office:value-type="string">
            <text:p>T6s</text:p>
          </table:table-cell>
          <table:table-cell table:style-name="ce62" office:value-type="float" office:value="-0.207122507122507">
            <text:p>-0,21</text:p>
          </table:table-cell>
          <table:table-cell table:style-name="ce44" office:value-type="float" office:value="6">
            <text:p>6</text:p>
          </table:table-cell>
          <table:table-cell table:formula="of:=VLOOKUP([.C101];[.$F$4:.$H$11];3)" office:value-type="float" office:value="2">
            <text:p>2</text:p>
          </table:table-cell>
          <table:table-cell table:number-columns-repeated="7"/>
        </table:table-row>
        <table:table-row table:style-name="ro4">
          <table:table-cell office:value-type="string">
            <text:p>J7o</text:p>
          </table:table-cell>
          <table:table-cell table:style-name="ce62" office:value-type="float" office:value="-0.207577782019469">
            <text:p>-0,21</text:p>
          </table:table-cell>
          <table:table-cell table:style-name="ce44" office:value-type="float" office:value="6">
            <text:p>6</text:p>
          </table:table-cell>
          <table:table-cell table:formula="of:=VLOOKUP([.C102];[.$F$4:.$H$11];3)" office:value-type="float" office:value="2">
            <text:p>2</text:p>
          </table:table-cell>
          <table:table-cell table:number-columns-repeated="7"/>
        </table:table-row>
        <table:table-row table:style-name="ro4">
          <table:table-cell office:value-type="float" office:value="22">
            <text:p>22</text:p>
          </table:table-cell>
          <table:table-cell table:style-name="ce62" office:value-type="float" office:value="-0.216899283289325">
            <text:p>-0,22</text:p>
          </table:table-cell>
          <table:table-cell table:style-name="ce44" office:value-type="float" office:value="6">
            <text:p>6</text:p>
          </table:table-cell>
          <table:table-cell table:formula="of:=VLOOKUP([.C103];[.$F$4:.$H$11];3)" office:value-type="float" office:value="2">
            <text:p>2</text:p>
          </table:table-cell>
          <table:table-cell table:number-columns-repeated="7"/>
        </table:table-row>
        <table:table-row table:style-name="ro4">
          <table:table-cell office:value-type="string">
            <text:p>T5s</text:p>
          </table:table-cell>
          <table:table-cell table:style-name="ce62" office:value-type="float" office:value="-0.22376179245283">
            <text:p>-0,22</text:p>
          </table:table-cell>
          <table:table-cell table:style-name="ce44" office:value-type="float" office:value="6">
            <text:p>6</text:p>
          </table:table-cell>
          <table:table-cell table:formula="of:=VLOOKUP([.C104];[.$F$4:.$H$11];3)" office:value-type="float" office:value="2">
            <text:p>2</text:p>
          </table:table-cell>
          <table:table-cell table:number-columns-repeated="7"/>
        </table:table-row>
        <table:table-row table:style-name="ro4">
          <table:table-cell office:value-type="string">
            <text:p>T7o</text:p>
          </table:table-cell>
          <table:table-cell table:style-name="ce62" office:value-type="float" office:value="-0.227010942599347">
            <text:p>-0,23</text:p>
          </table:table-cell>
          <table:table-cell table:style-name="ce44" office:value-type="float" office:value="6">
            <text:p>6</text:p>
          </table:table-cell>
          <table:table-cell table:formula="of:=VLOOKUP([.C105];[.$F$4:.$H$11];3)" office:value-type="float" office:value="2">
            <text:p>2</text:p>
          </table:table-cell>
          <table:table-cell table:number-columns-repeated="7"/>
        </table:table-row>
        <table:table-row table:style-name="ro4">
          <table:table-cell office:value-type="string">
            <text:p>J8o</text:p>
          </table:table-cell>
          <table:table-cell table:style-name="ce62" office:value-type="float" office:value="-0.228533180340409">
            <text:p>-0,23</text:p>
          </table:table-cell>
          <table:table-cell table:style-name="ce44" office:value-type="float" office:value="6">
            <text:p>6</text:p>
          </table:table-cell>
          <table:table-cell table:formula="of:=VLOOKUP([.C106];[.$F$4:.$H$11];3)" office:value-type="float" office:value="2">
            <text:p>2</text:p>
          </table:table-cell>
          <table:table-cell table:number-columns-repeated="7"/>
        </table:table-row>
        <table:table-row table:style-name="ro4">
          <table:table-cell office:value-type="string">
            <text:p>54s</text:p>
          </table:table-cell>
          <table:table-cell table:style-name="ce62" office:value-type="float" office:value="-0.250709018718094">
            <text:p>-0,25</text:p>
          </table:table-cell>
          <table:table-cell table:style-name="ce44" office:value-type="float" office:value="6">
            <text:p>6</text:p>
          </table:table-cell>
          <table:table-cell table:formula="of:=VLOOKUP([.C107];[.$F$4:.$H$11];3)" office:value-type="float" office:value="2">
            <text:p>2</text:p>
          </table:table-cell>
          <table:table-cell table:number-columns-repeated="7"/>
        </table:table-row>
        <table:table-row table:style-name="ro4">
          <table:table-cell office:value-type="string">
            <text:p>K3o</text:p>
          </table:table-cell>
          <table:table-cell table:style-name="ce62" office:value-type="float" office:value="-0.25525905726529">
            <text:p>-0,26</text:p>
          </table:table-cell>
          <table:table-cell table:style-name="ce44" office:value-type="float" office:value="6">
            <text:p>6</text:p>
          </table:table-cell>
          <table:table-cell table:formula="of:=VLOOKUP([.C108];[.$F$4:.$H$11];3)" office:value-type="float" office:value="2">
            <text:p>2</text:p>
          </table:table-cell>
          <table:table-cell table:number-columns-repeated="7"/>
        </table:table-row>
        <table:table-row table:style-name="ro4">
          <table:table-cell office:value-type="string">
            <text:p>Q4o</text:p>
          </table:table-cell>
          <table:table-cell table:style-name="ce62" office:value-type="float" office:value="-0.260670731707317">
            <text:p>-0,26</text:p>
          </table:table-cell>
          <table:table-cell table:style-name="ce44" office:value-type="float" office:value="6">
            <text:p>6</text:p>
          </table:table-cell>
          <table:table-cell table:formula="of:=VLOOKUP([.C109];[.$F$4:.$H$11];3)" office:value-type="float" office:value="2">
            <text:p>2</text:p>
          </table:table-cell>
          <table:table-cell table:number-columns-repeated="7"/>
        </table:table-row>
        <table:table-row table:style-name="ro4">
          <table:table-cell office:value-type="string">
            <text:p>65s</text:p>
          </table:table-cell>
          <table:table-cell table:style-name="ce62" office:value-type="float" office:value="-0.263698630136986">
            <text:p>-0,26</text:p>
          </table:table-cell>
          <table:table-cell table:style-name="ce44" office:value-type="float" office:value="6">
            <text:p>6</text:p>
          </table:table-cell>
          <table:table-cell table:formula="of:=VLOOKUP([.C110];[.$F$4:.$H$11];3)" office:value-type="float" office:value="2">
            <text:p>2</text:p>
          </table:table-cell>
          <table:table-cell table:number-columns-repeated="7"/>
        </table:table-row>
        <table:table-row table:style-name="ro4">
          <table:table-cell table:style-name="ce39" office:value-type="string">
            <text:p>Q7o</text:p>
          </table:table-cell>
          <table:table-cell table:style-name="ce41" office:value-type="float" office:value="-0.286728039892597">
            <text:p>-0,29</text:p>
          </table:table-cell>
          <table:table-cell table:style-name="ce43" office:value-type="float" office:value="3">
            <text:p>3</text:p>
          </table:table-cell>
          <table:table-cell table:style-name="ce22" table:formula="of:=VLOOKUP([.C111];[.$F$4:.$H$11];3)" office:value-type="float" office:value="1">
            <text:p>1</text:p>
          </table:table-cell>
          <table:table-cell table:number-columns-repeated="7"/>
        </table:table-row>
        <table:table-row table:style-name="ro4">
          <table:table-cell table:style-name="ce39" office:value-type="string">
            <text:p>J3s</text:p>
          </table:table-cell>
          <table:table-cell table:style-name="ce41" office:value-type="float" office:value="-0.291885580852306">
            <text:p>-0,29</text:p>
          </table:table-cell>
          <table:table-cell table:style-name="ce43" office:value-type="float" office:value="3">
            <text:p>3</text:p>
          </table:table-cell>
          <table:table-cell table:style-name="ce22" table:formula="of:=VLOOKUP([.C112];[.$F$4:.$H$11];3)" office:value-type="float" office:value="1">
            <text:p>1</text:p>
          </table:table-cell>
          <table:table-cell table:number-columns-repeated="7"/>
        </table:table-row>
        <table:table-row table:style-name="ro4">
          <table:table-cell table:style-name="ce39" office:value-type="string">
            <text:p>K4o</text:p>
          </table:table-cell>
          <table:table-cell table:style-name="ce41" office:value-type="float" office:value="-0.323903680501175">
            <text:p>-0,32</text:p>
          </table:table-cell>
          <table:table-cell table:style-name="ce43" office:value-type="float" office:value="3">
            <text:p>3</text:p>
          </table:table-cell>
          <table:table-cell table:style-name="ce22" table:formula="of:=VLOOKUP([.C113];[.$F$4:.$H$11];3)" office:value-type="float" office:value="1">
            <text:p>1</text:p>
          </table:table-cell>
          <table:table-cell table:number-columns-repeated="7"/>
        </table:table-row>
        <table:table-row table:style-name="ro4">
          <table:table-cell table:style-name="ce39" office:value-type="string">
            <text:p>64s</text:p>
          </table:table-cell>
          <table:table-cell table:style-name="ce41" office:value-type="float" office:value="-0.324664429530201">
            <text:p>-0,32</text:p>
          </table:table-cell>
          <table:table-cell table:style-name="ce43" office:value-type="float" office:value="3">
            <text:p>3</text:p>
          </table:table-cell>
          <table:table-cell table:style-name="ce22" table:formula="of:=VLOOKUP([.C114];[.$F$4:.$H$11];3)" office:value-type="float" office:value="1">
            <text:p>1</text:p>
          </table:table-cell>
          <table:table-cell table:number-columns-repeated="7"/>
        </table:table-row>
        <table:table-row table:style-name="ro4">
          <table:table-cell table:style-name="ce39" office:value-type="string">
            <text:p>Q3o</text:p>
          </table:table-cell>
          <table:table-cell table:style-name="ce41" office:value-type="float" office:value="-0.325690713737529">
            <text:p>-0,33</text:p>
          </table:table-cell>
          <table:table-cell table:style-name="ce43" office:value-type="float" office:value="3">
            <text:p>3</text:p>
          </table:table-cell>
          <table:table-cell table:style-name="ce22" table:formula="of:=VLOOKUP([.C115];[.$F$4:.$H$11];3)" office:value-type="float" office:value="1">
            <text:p>1</text:p>
          </table:table-cell>
          <table:table-cell table:number-columns-repeated="7"/>
        </table:table-row>
        <table:table-row table:style-name="ro4">
          <table:table-cell table:style-name="ce39" office:value-type="string">
            <text:p>Q5o</text:p>
          </table:table-cell>
          <table:table-cell table:style-name="ce41" office:value-type="float" office:value="-0.332127902550438">
            <text:p>-0,33</text:p>
          </table:table-cell>
          <table:table-cell table:style-name="ce43" office:value-type="float" office:value="3">
            <text:p>3</text:p>
          </table:table-cell>
          <table:table-cell table:style-name="ce22" table:formula="of:=VLOOKUP([.C116];[.$F$4:.$H$11];3)" office:value-type="float" office:value="1">
            <text:p>1</text:p>
          </table:table-cell>
          <table:table-cell table:number-columns-repeated="7"/>
        </table:table-row>
        <table:table-row table:style-name="ro4">
          <table:table-cell table:style-name="ce39" office:value-type="string">
            <text:p>J6o</text:p>
          </table:table-cell>
          <table:table-cell table:style-name="ce41" office:value-type="float" office:value="-0.35420256557534">
            <text:p>-0,35</text:p>
          </table:table-cell>
          <table:table-cell table:style-name="ce43" office:value-type="float" office:value="3">
            <text:p>3</text:p>
          </table:table-cell>
          <table:table-cell table:style-name="ce22" table:formula="of:=VLOOKUP([.C117];[.$F$4:.$H$11];3)" office:value-type="float" office:value="1">
            <text:p>1</text:p>
          </table:table-cell>
          <table:table-cell table:number-columns-repeated="7"/>
        </table:table-row>
        <table:table-row table:style-name="ro4">
          <table:table-cell table:style-name="ce39" office:value-type="string">
            <text:p>Q2s</text:p>
          </table:table-cell>
          <table:table-cell table:style-name="ce41" office:value-type="float" office:value="-0.378662244333886">
            <text:p>-0,38</text:p>
          </table:table-cell>
          <table:table-cell table:style-name="ce43" office:value-type="float" office:value="3">
            <text:p>3</text:p>
          </table:table-cell>
          <table:table-cell table:style-name="ce22" table:formula="of:=VLOOKUP([.C118];[.$F$4:.$H$11];3)" office:value-type="float" office:value="1">
            <text:p>1</text:p>
          </table:table-cell>
          <table:table-cell table:number-columns-repeated="7"/>
        </table:table-row>
        <table:table-row table:style-name="ro4">
          <table:table-cell table:style-name="ce39" office:value-type="string">
            <text:p>J4s</text:p>
          </table:table-cell>
          <table:table-cell table:style-name="ce41" office:value-type="float" office:value="-0.382109004739336">
            <text:p>-0,38</text:p>
          </table:table-cell>
          <table:table-cell table:style-name="ce43" office:value-type="float" office:value="3">
            <text:p>3</text:p>
          </table:table-cell>
          <table:table-cell table:style-name="ce22" table:formula="of:=VLOOKUP([.C119];[.$F$4:.$H$11];3)" office:value-type="float" office:value="1">
            <text:p>1</text:p>
          </table:table-cell>
          <table:table-cell table:number-columns-repeated="7"/>
        </table:table-row>
        <table:table-row table:style-name="ro4">
          <table:table-cell table:style-name="ce39" office:value-type="string">
            <text:p>K3s</text:p>
          </table:table-cell>
          <table:table-cell table:style-name="ce41" office:value-type="float" office:value="-0.388795045045045">
            <text:p>-0,39</text:p>
          </table:table-cell>
          <table:table-cell table:style-name="ce43" office:value-type="float" office:value="3">
            <text:p>3</text:p>
          </table:table-cell>
          <table:table-cell table:style-name="ce22" table:formula="of:=VLOOKUP([.C120];[.$F$4:.$H$11];3)" office:value-type="float" office:value="1">
            <text:p>1</text:p>
          </table:table-cell>
          <table:table-cell table:number-columns-repeated="7"/>
        </table:table-row>
        <table:table-row table:style-name="ro4">
          <table:table-cell table:style-name="ce39" office:value-type="string">
            <text:p>74s</text:p>
          </table:table-cell>
          <table:table-cell table:style-name="ce41" office:value-type="float" office:value="-0.405397210430564">
            <text:p>-0,41</text:p>
          </table:table-cell>
          <table:table-cell table:style-name="ce43" office:value-type="float" office:value="3">
            <text:p>3</text:p>
          </table:table-cell>
          <table:table-cell table:style-name="ce22" table:formula="of:=VLOOKUP([.C121];[.$F$4:.$H$11];3)" office:value-type="float" office:value="1">
            <text:p>1</text:p>
          </table:table-cell>
          <table:table-cell table:number-columns-repeated="7"/>
        </table:table-row>
        <table:table-row table:style-name="ro4">
          <table:table-cell table:style-name="ce39" office:value-type="string">
            <text:p>76o</text:p>
          </table:table-cell>
          <table:table-cell table:style-name="ce41" office:value-type="float" office:value="-0.416113744075829">
            <text:p>-0,42</text:p>
          </table:table-cell>
          <table:table-cell table:style-name="ce43" office:value-type="float" office:value="3">
            <text:p>3</text:p>
          </table:table-cell>
          <table:table-cell table:style-name="ce22" table:formula="of:=VLOOKUP([.C122];[.$F$4:.$H$11];3)" office:value-type="float" office:value="1">
            <text:p>1</text:p>
          </table:table-cell>
          <table:table-cell table:number-columns-repeated="7"/>
        </table:table-row>
        <table:table-row table:style-name="ro4">
          <table:table-cell table:style-name="ce39" office:value-type="string">
            <text:p>K2o</text:p>
          </table:table-cell>
          <table:table-cell table:style-name="ce41" office:value-type="float" office:value="-0.446258113783887">
            <text:p>-0,45</text:p>
          </table:table-cell>
          <table:table-cell table:style-name="ce43" office:value-type="float" office:value="3">
            <text:p>3</text:p>
          </table:table-cell>
          <table:table-cell table:style-name="ce22" table:formula="of:=VLOOKUP([.C123];[.$F$4:.$H$11];3)" office:value-type="float" office:value="1">
            <text:p>1</text:p>
          </table:table-cell>
          <table:table-cell table:number-columns-repeated="7"/>
        </table:table-row>
        <table:table-row table:style-name="ro4">
          <table:table-cell table:style-name="ce39" office:value-type="string">
            <text:p>94s</text:p>
          </table:table-cell>
          <table:table-cell table:style-name="ce41" office:value-type="float" office:value="-0.482708933717579">
            <text:p>-0,48</text:p>
          </table:table-cell>
          <table:table-cell table:style-name="ce43" office:value-type="float" office:value="3">
            <text:p>3</text:p>
          </table:table-cell>
          <table:table-cell table:style-name="ce22" table:formula="of:=VLOOKUP([.C124];[.$F$4:.$H$11];3)" office:value-type="float" office:value="1">
            <text:p>1</text:p>
          </table:table-cell>
          <table:table-cell table:number-columns-repeated="7"/>
        </table:table-row>
        <table:table-row table:style-name="ro4">
          <table:table-cell table:style-name="ce39" office:value-type="string">
            <text:p>84s</text:p>
          </table:table-cell>
          <table:table-cell table:style-name="ce41" office:value-type="float" office:value="-0.485318559556787">
            <text:p>-0,49</text:p>
          </table:table-cell>
          <table:table-cell table:style-name="ce43" office:value-type="float" office:value="3">
            <text:p>3</text:p>
          </table:table-cell>
          <table:table-cell table:style-name="ce22" table:formula="of:=VLOOKUP([.C125];[.$F$4:.$H$11];3)" office:value-type="float" office:value="1">
            <text:p>1</text:p>
          </table:table-cell>
          <table:table-cell table:number-columns-repeated="7"/>
        </table:table-row>
        <table:table-row table:style-name="ro4">
          <table:table-cell table:style-name="ce39" office:value-type="string">
            <text:p>96o</text:p>
          </table:table-cell>
          <table:table-cell table:style-name="ce41" office:value-type="float" office:value="-0.524310245031835">
            <text:p>-0,52</text:p>
          </table:table-cell>
          <table:table-cell table:style-name="ce43" office:value-type="float" office:value="3">
            <text:p>3</text:p>
          </table:table-cell>
          <table:table-cell table:style-name="ce22" table:formula="of:=VLOOKUP([.C126];[.$F$4:.$H$11];3)" office:value-type="float" office:value="1">
            <text:p>1</text:p>
          </table:table-cell>
          <table:table-cell table:number-columns-repeated="7"/>
        </table:table-row>
        <table:table-row table:style-name="ro4">
          <table:table-cell table:style-name="ce39" office:value-type="string">
            <text:p>T2s</text:p>
          </table:table-cell>
          <table:table-cell table:style-name="ce41" office:value-type="float" office:value="-0.531609195402299">
            <text:p>-0,53</text:p>
          </table:table-cell>
          <table:table-cell table:style-name="ce43" office:value-type="float" office:value="3">
            <text:p>3</text:p>
          </table:table-cell>
          <table:table-cell table:style-name="ce22" table:formula="of:=VLOOKUP([.C127];[.$F$4:.$H$11];3)" office:value-type="float" office:value="1">
            <text:p>1</text:p>
          </table:table-cell>
          <table:table-cell table:number-columns-repeated="7"/>
        </table:table-row>
        <table:table-row table:style-name="ro4">
          <table:table-cell table:style-name="ce39" office:value-type="string">
            <text:p>86o</text:p>
          </table:table-cell>
          <table:table-cell table:style-name="ce41" office:value-type="float" office:value="-0.549337684776349">
            <text:p>-0,55</text:p>
          </table:table-cell>
          <table:table-cell table:style-name="ce43" office:value-type="float" office:value="3">
            <text:p>3</text:p>
          </table:table-cell>
          <table:table-cell table:style-name="ce22" table:formula="of:=VLOOKUP([.C128];[.$F$4:.$H$11];3)" office:value-type="float" office:value="1">
            <text:p>1</text:p>
          </table:table-cell>
          <table:table-cell table:number-columns-repeated="7"/>
        </table:table-row>
        <table:table-row table:style-name="ro4">
          <table:table-cell office:value-type="string">
            <text:p>J5o</text:p>
          </table:table-cell>
          <table:table-cell table:style-name="ce62" office:value-type="float" office:value="-0.589566929133858">
            <text:p>-0,59</text:p>
          </table:table-cell>
          <table:table-cell table:style-name="ce44" office:value-type="float" office:value="2">
            <text:p>2</text:p>
          </table:table-cell>
          <table:table-cell table:formula="of:=VLOOKUP([.C129];[.$F$4:.$H$11];3)" office:value-type="float" office:value="0">
            <text:p>0</text:p>
          </table:table-cell>
          <table:table-cell table:number-columns-repeated="7"/>
        </table:table-row>
        <table:table-row table:style-name="ro4">
          <table:table-cell office:value-type="string">
            <text:p>82s</text:p>
          </table:table-cell>
          <table:table-cell table:style-name="ce62" office:value-type="float" office:value="-0.683188405797101">
            <text:p>-0,68</text:p>
          </table:table-cell>
          <table:table-cell table:style-name="ce44" office:value-type="float" office:value="2">
            <text:p>2</text:p>
          </table:table-cell>
          <table:table-cell table:formula="of:=VLOOKUP([.C130];[.$F$4:.$H$11];3)" office:value-type="float" office:value="0">
            <text:p>0</text:p>
          </table:table-cell>
          <table:table-cell table:number-columns-repeated="7"/>
        </table:table-row>
        <table:table-row table:style-name="ro4">
          <table:table-cell office:value-type="string">
            <text:p>63s</text:p>
          </table:table-cell>
          <table:table-cell table:style-name="ce62" office:value-type="float" office:value="-0.695303867403315">
            <text:p>-0,70</text:p>
          </table:table-cell>
          <table:table-cell table:style-name="ce44" office:value-type="float" office:value="2">
            <text:p>2</text:p>
          </table:table-cell>
          <table:table-cell table:formula="of:=VLOOKUP([.C131];[.$F$4:.$H$11];3)" office:value-type="float" office:value="0">
            <text:p>0</text:p>
          </table:table-cell>
          <table:table-cell table:number-columns-repeated="7"/>
        </table:table-row>
        <table:table-row table:style-name="ro4">
          <table:table-cell office:value-type="string">
            <text:p>75o</text:p>
          </table:table-cell>
          <table:table-cell table:style-name="ce62" office:value-type="float" office:value="-0.700526418405147">
            <text:p>-0,70</text:p>
          </table:table-cell>
          <table:table-cell table:style-name="ce44" office:value-type="float" office:value="2">
            <text:p>2</text:p>
          </table:table-cell>
          <table:table-cell table:formula="of:=VLOOKUP([.C132];[.$F$4:.$H$11];3)" office:value-type="float" office:value="0">
            <text:p>0</text:p>
          </table:table-cell>
          <table:table-cell table:number-columns-repeated="7"/>
        </table:table-row>
        <table:table-row table:style-name="ro4">
          <table:table-cell office:value-type="string">
            <text:p>85o</text:p>
          </table:table-cell>
          <table:table-cell table:style-name="ce62" office:value-type="float" office:value="-0.702584568605093">
            <text:p>-0,70</text:p>
          </table:table-cell>
          <table:table-cell table:style-name="ce44" office:value-type="float" office:value="2">
            <text:p>2</text:p>
          </table:table-cell>
          <table:table-cell table:formula="of:=VLOOKUP([.C133];[.$F$4:.$H$11];3)" office:value-type="float" office:value="0">
            <text:p>0</text:p>
          </table:table-cell>
          <table:table-cell table:number-columns-repeated="7"/>
        </table:table-row>
        <table:table-row table:style-name="ro4">
          <table:table-cell office:value-type="string">
            <text:p>93s</text:p>
          </table:table-cell>
          <table:table-cell table:style-name="ce62" office:value-type="float" office:value="-0.706257242178447">
            <text:p>-0,71</text:p>
          </table:table-cell>
          <table:table-cell table:style-name="ce44" office:value-type="float" office:value="2">
            <text:p>2</text:p>
          </table:table-cell>
          <table:table-cell table:formula="of:=VLOOKUP([.C134];[.$F$4:.$H$11];3)" office:value-type="float" office:value="0">
            <text:p>0</text:p>
          </table:table-cell>
          <table:table-cell table:number-columns-repeated="7"/>
        </table:table-row>
        <table:table-row table:style-name="ro4">
          <table:table-cell office:value-type="string">
            <text:p>54o</text:p>
          </table:table-cell>
          <table:table-cell table:style-name="ce62" office:value-type="float" office:value="-0.708039626595542">
            <text:p>-0,71</text:p>
          </table:table-cell>
          <table:table-cell table:style-name="ce44" office:value-type="float" office:value="2">
            <text:p>2</text:p>
          </table:table-cell>
          <table:table-cell table:formula="of:=VLOOKUP([.C135];[.$F$4:.$H$11];3)" office:value-type="float" office:value="0">
            <text:p>0</text:p>
          </table:table-cell>
          <table:table-cell table:number-columns-repeated="7"/>
        </table:table-row>
        <table:table-row table:style-name="ro4">
          <table:table-cell office:value-type="string">
            <text:p>J4o</text:p>
          </table:table-cell>
          <table:table-cell table:style-name="ce62" office:value-type="float" office:value="-0.708635150590926">
            <text:p>-0,71</text:p>
          </table:table-cell>
          <table:table-cell table:style-name="ce44" office:value-type="float" office:value="2">
            <text:p>2</text:p>
          </table:table-cell>
          <table:table-cell table:formula="of:=VLOOKUP([.C136];[.$F$4:.$H$11];3)" office:value-type="float" office:value="0">
            <text:p>0</text:p>
          </table:table-cell>
          <table:table-cell table:number-columns-repeated="7"/>
        </table:table-row>
        <table:table-row table:style-name="ro4">
          <table:table-cell office:value-type="string">
            <text:p>42s</text:p>
          </table:table-cell>
          <table:table-cell table:style-name="ce62" office:value-type="float" office:value="-0.709650112866817">
            <text:p>-0,71</text:p>
          </table:table-cell>
          <table:table-cell table:style-name="ce44" office:value-type="float" office:value="2">
            <text:p>2</text:p>
          </table:table-cell>
          <table:table-cell table:formula="of:=VLOOKUP([.C137];[.$F$4:.$H$11];3)" office:value-type="float" office:value="0">
            <text:p>0</text:p>
          </table:table-cell>
          <table:table-cell table:number-columns-repeated="7"/>
        </table:table-row>
        <table:table-row table:style-name="ro4">
          <table:table-cell office:value-type="string">
            <text:p>T2o</text:p>
          </table:table-cell>
          <table:table-cell table:style-name="ce62" office:value-type="float" office:value="-0.714490811638591">
            <text:p>-0,71</text:p>
          </table:table-cell>
          <table:table-cell table:style-name="ce44" office:value-type="float" office:value="2">
            <text:p>2</text:p>
          </table:table-cell>
          <table:table-cell table:formula="of:=VLOOKUP([.C138];[.$F$4:.$H$11];3)" office:value-type="float" office:value="0">
            <text:p>0</text:p>
          </table:table-cell>
          <table:table-cell table:number-columns-repeated="7"/>
        </table:table-row>
        <table:table-row table:style-name="ro4">
          <table:table-cell office:value-type="string">
            <text:p>83o</text:p>
          </table:table-cell>
          <table:table-cell table:style-name="ce62" office:value-type="float" office:value="-0.720057859209257">
            <text:p>-0,72</text:p>
          </table:table-cell>
          <table:table-cell table:style-name="ce44" office:value-type="float" office:value="2">
            <text:p>2</text:p>
          </table:table-cell>
          <table:table-cell table:formula="of:=VLOOKUP([.C139];[.$F$4:.$H$11];3)" office:value-type="float" office:value="0">
            <text:p>0</text:p>
          </table:table-cell>
          <table:table-cell table:number-columns-repeated="7"/>
        </table:table-row>
        <table:table-row table:style-name="ro4">
          <table:table-cell office:value-type="string">
            <text:p>T4o</text:p>
          </table:table-cell>
          <table:table-cell table:style-name="ce62" office:value-type="float" office:value="-0.720825852782765">
            <text:p>-0,72</text:p>
          </table:table-cell>
          <table:table-cell table:style-name="ce44" office:value-type="float" office:value="2">
            <text:p>2</text:p>
          </table:table-cell>
          <table:table-cell table:formula="of:=VLOOKUP([.C140];[.$F$4:.$H$11];3)" office:value-type="float" office:value="0">
            <text:p>0</text:p>
          </table:table-cell>
          <table:table-cell table:number-columns-repeated="7"/>
        </table:table-row>
        <table:table-row table:style-name="ro4">
          <table:table-cell office:value-type="string">
            <text:p>94o</text:p>
          </table:table-cell>
          <table:table-cell table:style-name="ce62" office:value-type="float" office:value="-0.72448006105705">
            <text:p>-0,72</text:p>
          </table:table-cell>
          <table:table-cell table:style-name="ce44" office:value-type="float" office:value="2">
            <text:p>2</text:p>
          </table:table-cell>
          <table:table-cell table:formula="of:=VLOOKUP([.C141];[.$F$4:.$H$11];3)" office:value-type="float" office:value="0">
            <text:p>0</text:p>
          </table:table-cell>
          <table:table-cell table:number-columns-repeated="7"/>
        </table:table-row>
        <table:table-row table:style-name="ro4">
          <table:table-cell office:value-type="string">
            <text:p>95o</text:p>
          </table:table-cell>
          <table:table-cell table:style-name="ce62" office:value-type="float" office:value="-0.7245942812983">
            <text:p>-0,72</text:p>
          </table:table-cell>
          <table:table-cell table:style-name="ce44" office:value-type="float" office:value="2">
            <text:p>2</text:p>
          </table:table-cell>
          <table:table-cell table:formula="of:=VLOOKUP([.C142];[.$F$4:.$H$11];3)" office:value-type="float" office:value="0">
            <text:p>0</text:p>
          </table:table-cell>
          <table:table-cell table:number-columns-repeated="7"/>
        </table:table-row>
        <table:table-row table:style-name="ro4">
          <table:table-cell office:value-type="string">
            <text:p>T5o</text:p>
          </table:table-cell>
          <table:table-cell table:style-name="ce62" office:value-type="float" office:value="-0.726670506912442">
            <text:p>-0,73</text:p>
          </table:table-cell>
          <table:table-cell table:style-name="ce44" office:value-type="float" office:value="2">
            <text:p>2</text:p>
          </table:table-cell>
          <table:table-cell table:formula="of:=VLOOKUP([.C143];[.$F$4:.$H$11];3)" office:value-type="float" office:value="0">
            <text:p>0</text:p>
          </table:table-cell>
          <table:table-cell table:number-columns-repeated="7"/>
        </table:table-row>
        <table:table-row table:style-name="ro4">
          <table:table-cell office:value-type="string">
            <text:p>72s</text:p>
          </table:table-cell>
          <table:table-cell table:style-name="ce62" office:value-type="float" office:value="-0.727657004830918">
            <text:p>-0,73</text:p>
          </table:table-cell>
          <table:table-cell table:style-name="ce44" office:value-type="float" office:value="2">
            <text:p>2</text:p>
          </table:table-cell>
          <table:table-cell table:formula="of:=VLOOKUP([.C144];[.$F$4:.$H$11];3)" office:value-type="float" office:value="0">
            <text:p>0</text:p>
          </table:table-cell>
          <table:table-cell table:number-columns-repeated="7"/>
        </table:table-row>
        <table:table-row table:style-name="ro4">
          <table:table-cell office:value-type="string">
            <text:p>T3o</text:p>
          </table:table-cell>
          <table:table-cell table:style-name="ce62" office:value-type="float" office:value="-0.732309486780715">
            <text:p>-0,73</text:p>
          </table:table-cell>
          <table:table-cell table:style-name="ce44" office:value-type="float" office:value="2">
            <text:p>2</text:p>
          </table:table-cell>
          <table:table-cell table:formula="of:=VLOOKUP([.C145];[.$F$4:.$H$11];3)" office:value-type="float" office:value="0">
            <text:p>0</text:p>
          </table:table-cell>
          <table:table-cell table:number-columns-repeated="7"/>
        </table:table-row>
        <table:table-row table:style-name="ro4">
          <table:table-cell office:value-type="string">
            <text:p>65o</text:p>
          </table:table-cell>
          <table:table-cell table:style-name="ce62" office:value-type="float" office:value="-0.737200383509108">
            <text:p>-0,74</text:p>
          </table:table-cell>
          <table:table-cell table:style-name="ce44" office:value-type="float" office:value="2">
            <text:p>2</text:p>
          </table:table-cell>
          <table:table-cell table:formula="of:=VLOOKUP([.C146];[.$F$4:.$H$11];3)" office:value-type="float" office:value="0">
            <text:p>0</text:p>
          </table:table-cell>
          <table:table-cell table:number-columns-repeated="7"/>
        </table:table-row>
        <table:table-row table:style-name="ro4">
          <table:table-cell office:value-type="string">
            <text:p>93o</text:p>
          </table:table-cell>
          <table:table-cell table:style-name="ce62" office:value-type="float" office:value="-0.74341976993566">
            <text:p>-0,74</text:p>
          </table:table-cell>
          <table:table-cell table:style-name="ce44" office:value-type="float" office:value="2">
            <text:p>2</text:p>
          </table:table-cell>
          <table:table-cell table:formula="of:=VLOOKUP([.C147];[.$F$4:.$H$11];3)" office:value-type="float" office:value="0">
            <text:p>0</text:p>
          </table:table-cell>
          <table:table-cell table:number-columns-repeated="7"/>
        </table:table-row>
        <table:table-row table:style-name="ro4">
          <table:table-cell office:value-type="string">
            <text:p>83s</text:p>
          </table:table-cell>
          <table:table-cell table:style-name="ce62" office:value-type="float" office:value="-0.744002340550029">
            <text:p>-0,74</text:p>
          </table:table-cell>
          <table:table-cell table:style-name="ce44" office:value-type="float" office:value="2">
            <text:p>2</text:p>
          </table:table-cell>
          <table:table-cell table:formula="of:=VLOOKUP([.C148];[.$F$4:.$H$11];3)" office:value-type="float" office:value="0">
            <text:p>0</text:p>
          </table:table-cell>
          <table:table-cell table:number-columns-repeated="7"/>
        </table:table-row>
        <table:table-row table:style-name="ro4">
          <table:table-cell office:value-type="string">
            <text:p>62o</text:p>
          </table:table-cell>
          <table:table-cell table:style-name="ce62" office:value-type="float" office:value="-0.744414221876821">
            <text:p>-0,74</text:p>
          </table:table-cell>
          <table:table-cell table:style-name="ce44" office:value-type="float" office:value="2">
            <text:p>2</text:p>
          </table:table-cell>
          <table:table-cell table:formula="of:=VLOOKUP([.C149];[.$F$4:.$H$11];3)" office:value-type="float" office:value="0">
            <text:p>0</text:p>
          </table:table-cell>
          <table:table-cell table:number-columns-repeated="7"/>
        </table:table-row>
        <table:table-row table:style-name="ro4">
          <table:table-cell office:value-type="string">
            <text:p>64o</text:p>
          </table:table-cell>
          <table:table-cell table:style-name="ce62" office:value-type="float" office:value="-0.747280497280497">
            <text:p>-0,75</text:p>
          </table:table-cell>
          <table:table-cell table:style-name="ce44" office:value-type="float" office:value="2">
            <text:p>2</text:p>
          </table:table-cell>
          <table:table-cell table:formula="of:=VLOOKUP([.C150];[.$F$4:.$H$11];3)" office:value-type="float" office:value="0">
            <text:p>0</text:p>
          </table:table-cell>
          <table:table-cell table:number-columns-repeated="7"/>
        </table:table-row>
        <table:table-row table:style-name="ro4">
          <table:table-cell office:value-type="string">
            <text:p>74o</text:p>
          </table:table-cell>
          <table:table-cell table:style-name="ce62" office:value-type="float" office:value="-0.754745254745255">
            <text:p>-0,75</text:p>
          </table:table-cell>
          <table:table-cell table:style-name="ce44" office:value-type="float" office:value="2">
            <text:p>2</text:p>
          </table:table-cell>
          <table:table-cell table:formula="of:=VLOOKUP([.C151];[.$F$4:.$H$11];3)" office:value-type="float" office:value="0">
            <text:p>0</text:p>
          </table:table-cell>
          <table:table-cell table:number-columns-repeated="7"/>
        </table:table-row>
        <table:table-row table:style-name="ro4">
          <table:table-cell office:value-type="string">
            <text:p>J2o</text:p>
          </table:table-cell>
          <table:table-cell table:style-name="ce62" office:value-type="float" office:value="-0.756385634722489">
            <text:p>-0,76</text:p>
          </table:table-cell>
          <table:table-cell table:style-name="ce44" office:value-type="float" office:value="2">
            <text:p>2</text:p>
          </table:table-cell>
          <table:table-cell table:formula="of:=VLOOKUP([.C152];[.$F$4:.$H$11];3)" office:value-type="float" office:value="0">
            <text:p>0</text:p>
          </table:table-cell>
          <table:table-cell table:number-columns-repeated="7"/>
        </table:table-row>
        <table:table-row table:style-name="ro4">
          <table:table-cell office:value-type="string">
            <text:p>82o</text:p>
          </table:table-cell>
          <table:table-cell table:style-name="ce62" office:value-type="float" office:value="-0.756863882443929">
            <text:p>-0,76</text:p>
          </table:table-cell>
          <table:table-cell table:style-name="ce44" office:value-type="float" office:value="2">
            <text:p>2</text:p>
          </table:table-cell>
          <table:table-cell table:formula="of:=VLOOKUP([.C153];[.$F$4:.$H$11];3)" office:value-type="float" office:value="0">
            <text:p>0</text:p>
          </table:table-cell>
          <table:table-cell table:number-columns-repeated="7"/>
        </table:table-row>
        <table:table-row table:style-name="ro4">
          <table:table-cell office:value-type="string">
            <text:p>73o</text:p>
          </table:table-cell>
          <table:table-cell table:style-name="ce62" office:value-type="float" office:value="-0.759477995808725">
            <text:p>-0,76</text:p>
          </table:table-cell>
          <table:table-cell table:style-name="ce44" office:value-type="float" office:value="2">
            <text:p>2</text:p>
          </table:table-cell>
          <table:table-cell table:formula="of:=VLOOKUP([.C154];[.$F$4:.$H$11];3)" office:value-type="float" office:value="0">
            <text:p>0</text:p>
          </table:table-cell>
          <table:table-cell table:number-columns-repeated="7"/>
        </table:table-row>
        <table:table-row table:style-name="ro4">
          <table:table-cell office:value-type="string">
            <text:p>84o</text:p>
          </table:table-cell>
          <table:table-cell table:style-name="ce62" office:value-type="float" office:value="-0.761432185250049">
            <text:p>-0,76</text:p>
          </table:table-cell>
          <table:table-cell table:style-name="ce44" office:value-type="float" office:value="2">
            <text:p>2</text:p>
          </table:table-cell>
          <table:table-cell table:formula="of:=VLOOKUP([.C155];[.$F$4:.$H$11];3)" office:value-type="float" office:value="0">
            <text:p>0</text:p>
          </table:table-cell>
          <table:table-cell table:number-columns-repeated="7"/>
        </table:table-row>
        <table:table-row table:style-name="ro4">
          <table:table-cell office:value-type="string">
            <text:p>92s</text:p>
          </table:table-cell>
          <table:table-cell table:style-name="ce62" office:value-type="float" office:value="-0.764250309789343">
            <text:p>-0,76</text:p>
          </table:table-cell>
          <table:table-cell table:style-name="ce44" office:value-type="float" office:value="2">
            <text:p>2</text:p>
          </table:table-cell>
          <table:table-cell table:formula="of:=VLOOKUP([.C156];[.$F$4:.$H$11];3)" office:value-type="float" office:value="0">
            <text:p>0</text:p>
          </table:table-cell>
          <table:table-cell table:number-columns-repeated="7"/>
        </table:table-row>
        <table:table-row table:style-name="ro4">
          <table:table-cell office:value-type="string">
            <text:p>53s</text:p>
          </table:table-cell>
          <table:table-cell table:style-name="ce62" office:value-type="float" office:value="-0.7643811737362">
            <text:p>-0,76</text:p>
          </table:table-cell>
          <table:table-cell table:style-name="ce44" office:value-type="float" office:value="2">
            <text:p>2</text:p>
          </table:table-cell>
          <table:table-cell table:formula="of:=VLOOKUP([.C157];[.$F$4:.$H$11];3)" office:value-type="float" office:value="0">
            <text:p>0</text:p>
          </table:table-cell>
          <table:table-cell table:number-columns-repeated="7"/>
        </table:table-row>
        <table:table-row table:style-name="ro4">
          <table:table-cell office:value-type="string">
            <text:p>52o</text:p>
          </table:table-cell>
          <table:table-cell table:style-name="ce62" office:value-type="float" office:value="-0.764864344814316">
            <text:p>-0,76</text:p>
          </table:table-cell>
          <table:table-cell table:style-name="ce44" office:value-type="float" office:value="2">
            <text:p>2</text:p>
          </table:table-cell>
          <table:table-cell table:formula="of:=VLOOKUP([.C158];[.$F$4:.$H$11];3)" office:value-type="float" office:value="0">
            <text:p>0</text:p>
          </table:table-cell>
          <table:table-cell table:number-columns-repeated="7"/>
        </table:table-row>
        <table:table-row table:style-name="ro4">
          <table:table-cell office:value-type="string">
            <text:p>63o</text:p>
          </table:table-cell>
          <table:table-cell table:style-name="ce62" office:value-type="float" office:value="-0.766755776207752">
            <text:p>-0,77</text:p>
          </table:table-cell>
          <table:table-cell table:style-name="ce44" office:value-type="float" office:value="2">
            <text:p>2</text:p>
          </table:table-cell>
          <table:table-cell table:formula="of:=VLOOKUP([.C159];[.$F$4:.$H$11];3)" office:value-type="float" office:value="0">
            <text:p>0</text:p>
          </table:table-cell>
          <table:table-cell table:number-columns-repeated="7"/>
        </table:table-row>
        <table:table-row table:style-name="ro4">
          <table:table-cell office:value-type="string">
            <text:p>52s</text:p>
          </table:table-cell>
          <table:table-cell table:style-name="ce62" office:value-type="float" office:value="-0.767012687427912">
            <text:p>-0,77</text:p>
          </table:table-cell>
          <table:table-cell table:style-name="ce44" office:value-type="float" office:value="2">
            <text:p>2</text:p>
          </table:table-cell>
          <table:table-cell table:formula="of:=VLOOKUP([.C160];[.$F$4:.$H$11];3)" office:value-type="float" office:value="0">
            <text:p>0</text:p>
          </table:table-cell>
          <table:table-cell table:number-columns-repeated="7"/>
        </table:table-row>
        <table:table-row table:style-name="ro4">
          <table:table-cell office:value-type="string">
            <text:p>92o</text:p>
          </table:table-cell>
          <table:table-cell table:style-name="ce62" office:value-type="float" office:value="-0.780436447166922">
            <text:p>-0,78</text:p>
          </table:table-cell>
          <table:table-cell table:style-name="ce44" office:value-type="float" office:value="2">
            <text:p>2</text:p>
          </table:table-cell>
          <table:table-cell table:formula="of:=VLOOKUP([.C161];[.$F$4:.$H$11];3)" office:value-type="float" office:value="0">
            <text:p>0</text:p>
          </table:table-cell>
          <table:table-cell table:number-columns-repeated="7"/>
        </table:table-row>
        <table:table-row table:style-name="ro4">
          <table:table-cell office:value-type="string">
            <text:p>73s</text:p>
          </table:table-cell>
          <table:table-cell table:style-name="ce62" office:value-type="float" office:value="-0.783836689038031">
            <text:p>-0,78</text:p>
          </table:table-cell>
          <table:table-cell table:style-name="ce44" office:value-type="float" office:value="2">
            <text:p>2</text:p>
          </table:table-cell>
          <table:table-cell table:formula="of:=VLOOKUP([.C162];[.$F$4:.$H$11];3)" office:value-type="float" office:value="0">
            <text:p>0</text:p>
          </table:table-cell>
          <table:table-cell table:number-columns-repeated="7"/>
        </table:table-row>
        <table:table-row table:style-name="ro4">
          <table:table-cell office:value-type="string">
            <text:p>Q2o</text:p>
          </table:table-cell>
          <table:table-cell table:style-name="ce62" office:value-type="float" office:value="-0.786293436293436">
            <text:p>-0,79</text:p>
          </table:table-cell>
          <table:table-cell table:style-name="ce44" office:value-type="float" office:value="2">
            <text:p>2</text:p>
          </table:table-cell>
          <table:table-cell table:formula="of:=VLOOKUP([.C163];[.$F$4:.$H$11];3)" office:value-type="float" office:value="0">
            <text:p>0</text:p>
          </table:table-cell>
          <table:table-cell table:number-columns-repeated="7"/>
        </table:table-row>
        <table:table-row table:style-name="ro4">
          <table:table-cell office:value-type="string">
            <text:p>43s</text:p>
          </table:table-cell>
          <table:table-cell table:style-name="ce62" office:value-type="float" office:value="-0.7911866359447">
            <text:p>-0,79</text:p>
          </table:table-cell>
          <table:table-cell table:style-name="ce44" office:value-type="float" office:value="2">
            <text:p>2</text:p>
          </table:table-cell>
          <table:table-cell table:formula="of:=VLOOKUP([.C164];[.$F$4:.$H$11];3)" office:value-type="float" office:value="0">
            <text:p>0</text:p>
          </table:table-cell>
          <table:table-cell table:number-columns-repeated="7"/>
        </table:table-row>
        <table:table-row table:style-name="ro4">
          <table:table-cell office:value-type="string">
            <text:p>42o</text:p>
          </table:table-cell>
          <table:table-cell table:style-name="ce62" office:value-type="float" office:value="-0.79518654552484">
            <text:p>-0,80</text:p>
          </table:table-cell>
          <table:table-cell table:style-name="ce44" office:value-type="float" office:value="2">
            <text:p>2</text:p>
          </table:table-cell>
          <table:table-cell table:formula="of:=VLOOKUP([.C165];[.$F$4:.$H$11];3)" office:value-type="float" office:value="0">
            <text:p>0</text:p>
          </table:table-cell>
          <table:table-cell table:number-columns-repeated="7"/>
        </table:table-row>
        <table:table-row table:style-name="ro4">
          <table:table-cell office:value-type="string">
            <text:p>J3o</text:p>
          </table:table-cell>
          <table:table-cell table:style-name="ce62" office:value-type="float" office:value="-0.795463357890655">
            <text:p>-0,80</text:p>
          </table:table-cell>
          <table:table-cell table:style-name="ce44" office:value-type="float" office:value="2">
            <text:p>2</text:p>
          </table:table-cell>
          <table:table-cell table:formula="of:=VLOOKUP([.C166];[.$F$4:.$H$11];3)" office:value-type="float" office:value="0">
            <text:p>0</text:p>
          </table:table-cell>
          <table:table-cell table:number-columns-repeated="7"/>
        </table:table-row>
        <table:table-row table:style-name="ro4">
          <table:table-cell office:value-type="string">
            <text:p>62s</text:p>
          </table:table-cell>
          <table:table-cell table:style-name="ce62" office:value-type="float" office:value="-0.800584795321637">
            <text:p>-0,80</text:p>
          </table:table-cell>
          <table:table-cell table:style-name="ce44" office:value-type="float" office:value="2">
            <text:p>2</text:p>
          </table:table-cell>
          <table:table-cell table:formula="of:=VLOOKUP([.C167];[.$F$4:.$H$11];3)" office:value-type="float" office:value="0">
            <text:p>0</text:p>
          </table:table-cell>
          <table:table-cell table:number-columns-repeated="7"/>
        </table:table-row>
        <table:table-row table:style-name="ro4">
          <table:table-cell office:value-type="string">
            <text:p>53o</text:p>
          </table:table-cell>
          <table:table-cell table:style-name="ce62" office:value-type="float" office:value="-0.800675675675676">
            <text:p>-0,80</text:p>
          </table:table-cell>
          <table:table-cell table:style-name="ce44" office:value-type="float" office:value="2">
            <text:p>2</text:p>
          </table:table-cell>
          <table:table-cell table:formula="of:=VLOOKUP([.C168];[.$F$4:.$H$11];3)" office:value-type="float" office:value="0">
            <text:p>0</text:p>
          </table:table-cell>
          <table:table-cell table:number-columns-repeated="7"/>
        </table:table-row>
        <table:table-row table:style-name="ro4">
          <table:table-cell office:value-type="string">
            <text:p>43o</text:p>
          </table:table-cell>
          <table:table-cell table:style-name="ce62" office:value-type="float" office:value="-0.803561060576737">
            <text:p>-0,80</text:p>
          </table:table-cell>
          <table:table-cell table:style-name="ce44" office:value-type="float" office:value="2">
            <text:p>2</text:p>
          </table:table-cell>
          <table:table-cell table:formula="of:=VLOOKUP([.C169];[.$F$4:.$H$11];3)" office:value-type="float" office:value="0">
            <text:p>0</text:p>
          </table:table-cell>
          <table:table-cell table:number-columns-repeated="7"/>
        </table:table-row>
        <table:table-row table:style-name="ro4">
          <table:table-cell office:value-type="string">
            <text:p>72o</text:p>
          </table:table-cell>
          <table:table-cell table:style-name="ce62" office:value-type="float" office:value="-0.833365514578104">
            <text:p>-0,83</text:p>
          </table:table-cell>
          <table:table-cell table:style-name="ce44" office:value-type="float" office:value="2">
            <text:p>2</text:p>
          </table:table-cell>
          <table:table-cell table:formula="of:=VLOOKUP([.C170];[.$F$4:.$H$11];3)" office:value-type="float" office:value="0">
            <text:p>0</text:p>
          </table:table-cell>
          <table:table-cell table:number-columns-repeated="7"/>
        </table:table-row>
        <table:table-row table:style-name="ro4">
          <table:table-cell office:value-type="string">
            <text:p>32o</text:p>
          </table:table-cell>
          <table:table-cell table:style-name="ce62" office:value-type="float" office:value="-0.853818389057751">
            <text:p>-0,85</text:p>
          </table:table-cell>
          <table:table-cell table:style-name="ce44" office:value-type="float" office:value="2">
            <text:p>2</text:p>
          </table:table-cell>
          <table:table-cell table:formula="of:=VLOOKUP([.C171];[.$F$4:.$H$11];3)" office:value-type="float" office:value="0">
            <text:p>0</text:p>
          </table:table-cell>
          <table:table-cell table:number-columns-repeated="7"/>
        </table:table-row>
        <table:table-row table:style-name="ro4">
          <table:table-cell office:value-type="string">
            <text:p>32s</text:p>
          </table:table-cell>
          <table:table-cell table:style-name="ce62" office:value-type="float" office:value="-0.858323494687131">
            <text:p>-0,86</text:p>
          </table:table-cell>
          <table:table-cell table:style-name="ce44" office:value-type="float" office:value="2">
            <text:p>2</text:p>
          </table:table-cell>
          <table:table-cell table:formula="of:=VLOOKUP([.C172];[.$F$4:.$H$11];3)" office:value-type="float" office:value="0">
            <text:p>0</text:p>
          </table:table-cell>
          <table:table-cell table:number-columns-repeated="7"/>
        </table:table-row>
        <table:table-row table:style-name="ro4">
          <table:table-cell table:style-name="Default" table:number-columns-repeated="2"/>
          <table:table-cell table:number-columns-repeated="9"/>
        </table:table-row>
        <table:table-row table:style-name="ro4" table:number-rows-repeated="65362">
          <table:table-cell table:number-columns-repeated="11"/>
        </table:table-row>
        <table:table-row table:style-name="ro4">
          <table:table-cell table:number-columns-repeated="11"/>
        </table:table-row>
      </table:table>
      <table:table table:name="big pf" table:style-name="ta1" table:print="false">
        <table:table-column table:style-name="co65" table:default-cell-style-name="Default"/>
        <table:table-column table:style-name="co62" table:default-cell-style-name="ce18"/>
        <table:table-column table:style-name="co66" table:default-cell-style-name="ce16"/>
        <table:table-column table:style-name="co67" table:default-cell-style-name="ce16"/>
        <table:table-column table:style-name="co68" table:default-cell-style-name="Default"/>
        <table:table-column table:style-name="co19" table:number-columns-repeated="2" table:default-cell-style-name="Default"/>
        <table:table-column table:style-name="co69" table:default-cell-style-name="Default"/>
        <table:table-column table:style-name="co55" table:default-cell-style-name="Default"/>
        <table:table-column table:style-name="co50" table:default-cell-style-name="Default"/>
        <table:table-column table:style-name="co70" table:number-columns-repeated="3" table:default-cell-style-name="Default"/>
        <table:table-column table:style-name="co71" table:number-columns-repeated="2" table:default-cell-style-name="Default"/>
        <table:table-column table:style-name="co72" table:number-columns-repeated="2" table:default-cell-style-name="Default"/>
        <table:table-column table:style-name="co73" table:number-columns-repeated="2" table:default-cell-style-name="Default"/>
        <table:table-column table:style-name="co74" table:number-columns-repeated="2" table:default-cell-style-name="Default"/>
        <table:table-column table:style-name="co75" table:number-columns-repeated="3" table:default-cell-style-name="Default"/>
        <table:table-row table:style-name="ro4">
          <table:table-cell/>
          <table:table-cell table:style-name="Default" table:number-columns-repeated="3"/>
          <table:table-cell table:number-columns-repeated="20"/>
        </table:table-row>
        <table:table-row table:style-name="ro4">
          <table:table-cell table:style-name="ce14" office:value-type="string">
            <text:p>Pocket</text:p>
          </table:table-cell>
          <table:table-cell table:style-name="ce14" office:value-type="string">
            <text:p>HS</text:p>
          </table:table-cell>
          <table:table-cell table:style-name="ce17" office:value-type="string">
            <text:p>Ney 0</text:p>
          </table:table-cell>
          <table:table-cell table:style-name="ce14" office:value-type="string">
            <text:p>Ney 1</text:p>
          </table:table-cell>
          <table:table-cell table:style-name="ce14" office:value-type="string">
            <text:p>Bucket</text:p>
          </table:table-cell>
          <table:table-cell/>
          <table:table-cell table:style-name="ce14" office:value-type="string">
            <text:p>Code</text:p>
          </table:table-cell>
          <table:table-cell table:style-name="ce14" office:value-type="string">
            <text:p>Description</text:p>
          </table:table-cell>
          <table:table-cell table:style-name="ce14" office:value-type="string">
            <text:p>Bucket</text:p>
          </table:table-cell>
          <table:table-cell table:style-name="ce14" office:value-type="string">
            <text:p>Cards</text:p>
          </table:table-cell>
          <table:table-cell table:number-columns-repeated="14"/>
        </table:table-row>
        <table:table-row table:style-name="ro4">
          <table:table-cell office:value-type="string">
            <text:p>AA</text:p>
          </table:table-cell>
          <table:table-cell office:value-type="float" office:value="0.852">
            <text:p>0,85</text:p>
          </table:table-cell>
          <table:table-cell office:value-type="float" office:value="3.87815289095848">
            <text:p>3,88</text:p>
          </table:table-cell>
          <table:table-cell office:value-type="float" office:value="3.83540131834044">
            <text:p>3,84</text:p>
          </table:table-cell>
          <table:table-cell office:value-type="string">
            <text:p>PB</text:p>
          </table:table-cell>
          <table:table-cell/>
          <table:table-cell office:value-type="string">
            <text:p>PB</text:p>
          </table:table-cell>
          <table:table-cell office:value-type="string">
            <text:p>Big pairs</text:p>
          </table:table-cell>
          <table:table-cell office:value-type="float" office:value="22">
            <text:p>22</text:p>
          </table:table-cell>
          <table:table-cell office:value-type="string">
            <text:p>AA</text:p>
          </table:table-cell>
          <table:table-cell office:value-type="string">
            <text:p>KK</text:p>
          </table:table-cell>
          <table:table-cell office:value-type="string">
            <text:p>QQ</text:p>
          </table:table-cell>
          <table:table-cell table:number-columns-repeated="12"/>
        </table:table-row>
        <table:table-row table:style-name="ro4">
          <table:table-cell office:value-type="string">
            <text:p>KK</text:p>
          </table:table-cell>
          <table:table-cell office:value-type="float" office:value="0.824">
            <text:p>0,82</text:p>
          </table:table-cell>
          <table:table-cell office:value-type="float" office:value="3.47331615752668">
            <text:p>3,47</text:p>
          </table:table-cell>
          <table:table-cell office:value-type="float" office:value="3.23687327279905">
            <text:p>3,24</text:p>
          </table:table-cell>
          <table:table-cell office:value-type="string">
            <text:p>PB</text:p>
          </table:table-cell>
          <table:table-cell/>
          <table:table-cell office:value-type="string">
            <text:p>PM</text:p>
          </table:table-cell>
          <table:table-cell office:value-type="string">
            <text:p>Mid pairs</text:p>
          </table:table-cell>
          <table:table-cell office:value-type="float" office:value="21">
            <text:p>21</text:p>
          </table:table-cell>
          <table:table-cell office:value-type="string">
            <text:p>JJ</text:p>
          </table:table-cell>
          <table:table-cell office:value-type="string">
            <text:p>TT</text:p>
          </table:table-cell>
          <table:table-cell office:value-type="string">
            <text:p>99</text:p>
          </table:table-cell>
          <table:table-cell office:value-type="string">
            <text:p>88</text:p>
          </table:table-cell>
          <table:table-cell table:number-columns-repeated="11"/>
        </table:table-row>
        <table:table-row table:style-name="ro4">
          <table:table-cell office:value-type="string">
            <text:p>QQ</text:p>
          </table:table-cell>
          <table:table-cell office:value-type="float" office:value="0.7993">
            <text:p>0,80</text:p>
          </table:table-cell>
          <table:table-cell office:value-type="float" office:value="2.80502437195351">
            <text:p>2,81</text:p>
          </table:table-cell>
          <table:table-cell office:value-type="float" office:value="3.04289071680376">
            <text:p>3,04</text:p>
          </table:table-cell>
          <table:table-cell office:value-type="string">
            <text:p>PB</text:p>
          </table:table-cell>
          <table:table-cell/>
          <table:table-cell office:value-type="string">
            <text:p>PS</text:p>
          </table:table-cell>
          <table:table-cell office:value-type="string">
            <text:p>Small pairs</text:p>
          </table:table-cell>
          <table:table-cell office:value-type="float" office:value="20">
            <text:p>20</text:p>
          </table:table-cell>
          <table:table-cell office:value-type="string">
            <text:p>77</text:p>
          </table:table-cell>
          <table:table-cell office:value-type="string">
            <text:p>66</text:p>
          </table:table-cell>
          <table:table-cell office:value-type="string">
            <text:p>55</text:p>
          </table:table-cell>
          <table:table-cell office:value-type="string">
            <text:p>44</text:p>
          </table:table-cell>
          <table:table-cell office:value-type="string">
            <text:p>33</text:p>
          </table:table-cell>
          <table:table-cell office:value-type="string">
            <text:p>22</text:p>
          </table:table-cell>
          <table:table-cell table:number-columns-repeated="9"/>
        </table:table-row>
        <table:table-row table:style-name="ro4">
          <table:table-cell office:value-type="string">
            <text:p>JJ</text:p>
          </table:table-cell>
          <table:table-cell office:value-type="float" office:value="0.7747">
            <text:p>0,77</text:p>
          </table:table-cell>
          <table:table-cell office:value-type="float" office:value="2.62411902897416">
            <text:p>2,62</text:p>
          </table:table-cell>
          <table:table-cell office:value-type="float" office:value="2.61385161799526">
            <text:p>2,61</text:p>
          </table:table-cell>
          <table:table-cell office:value-type="string">
            <text:p>PM</text:p>
          </table:table-cell>
          <table:table-cell/>
          <table:table-cell office:value-type="string">
            <text:p>AsB</text:p>
          </table:table-cell>
          <table:table-cell office:value-type="string">
            <text:p>Big As</text:p>
          </table:table-cell>
          <table:table-cell office:value-type="float" office:value="19">
            <text:p>19</text:p>
          </table:table-cell>
          <table:table-cell office:value-type="string">
            <text:p>AKs</text:p>
          </table:table-cell>
          <table:table-cell office:value-type="string">
            <text:p>AQs</text:p>
          </table:table-cell>
          <table:table-cell office:value-type="string">
            <text:p>AJs</text:p>
          </table:table-cell>
          <table:table-cell office:value-type="string">
            <text:p>ATs</text:p>
          </table:table-cell>
          <table:table-cell table:number-columns-repeated="11"/>
        </table:table-row>
        <table:table-row table:style-name="ro4">
          <table:table-cell office:value-type="string">
            <text:p>TT</text:p>
          </table:table-cell>
          <table:table-cell office:value-type="float" office:value="0.7501">
            <text:p>0,75</text:p>
          </table:table-cell>
          <table:table-cell office:value-type="float" office:value="2.61640714014432">
            <text:p>2,62</text:p>
          </table:table-cell>
          <table:table-cell office:value-type="float" office:value="2.20534035351636">
            <text:p>2,21</text:p>
          </table:table-cell>
          <table:table-cell office:value-type="string">
            <text:p>PM</text:p>
          </table:table-cell>
          <table:table-cell/>
          <table:table-cell office:value-type="string">
            <text:p>AsM</text:p>
          </table:table-cell>
          <table:table-cell office:value-type="string">
            <text:p>Mid As</text:p>
          </table:table-cell>
          <table:table-cell office:value-type="float" office:value="18">
            <text:p>18</text:p>
          </table:table-cell>
          <table:table-cell office:value-type="string">
            <text:p>A9s</text:p>
          </table:table-cell>
          <table:table-cell office:value-type="string">
            <text:p>A8s</text:p>
          </table:table-cell>
          <table:table-cell office:value-type="string">
            <text:p>A7s</text:p>
          </table:table-cell>
          <table:table-cell office:value-type="string">
            <text:p>A6s</text:p>
          </table:table-cell>
          <table:table-cell table:number-columns-repeated="11"/>
        </table:table-row>
        <table:table-row table:style-name="ro4">
          <table:table-cell office:value-type="string">
            <text:p>99</text:p>
          </table:table-cell>
          <table:table-cell office:value-type="float" office:value="0.7206">
            <text:p>0,72</text:p>
          </table:table-cell>
          <table:table-cell office:value-type="float" office:value="2.09325797335486">
            <text:p>2,09</text:p>
          </table:table-cell>
          <table:table-cell office:value-type="float" office:value="1.65969581749049">
            <text:p>1,66</text:p>
          </table:table-cell>
          <table:table-cell office:value-type="string">
            <text:p>PM</text:p>
          </table:table-cell>
          <table:table-cell/>
          <table:table-cell office:value-type="string">
            <text:p>AsS</text:p>
          </table:table-cell>
          <table:table-cell office:value-type="string">
            <text:p>Small As (straight option)</text:p>
          </table:table-cell>
          <table:table-cell office:value-type="float" office:value="17">
            <text:p>17</text:p>
          </table:table-cell>
          <table:table-cell office:value-type="string">
            <text:p>A5s</text:p>
          </table:table-cell>
          <table:table-cell office:value-type="string">
            <text:p>A4s</text:p>
          </table:table-cell>
          <table:table-cell office:value-type="string">
            <text:p>A3s</text:p>
          </table:table-cell>
          <table:table-cell office:value-type="string">
            <text:p>A2s</text:p>
          </table:table-cell>
          <table:table-cell table:number-columns-repeated="11"/>
        </table:table-row>
        <table:table-row table:style-name="ro4">
          <table:table-cell office:value-type="string">
            <text:p>88</text:p>
          </table:table-cell>
          <table:table-cell office:value-type="float" office:value="0.6916">
            <text:p>0,69</text:p>
          </table:table-cell>
          <table:table-cell office:value-type="float" office:value="1.77611940298507">
            <text:p>1,78</text:p>
          </table:table-cell>
          <table:table-cell office:value-type="float" office:value="1.5076074553062">
            <text:p>1,51</text:p>
          </table:table-cell>
          <table:table-cell office:value-type="string">
            <text:p>PM</text:p>
          </table:table-cell>
          <table:table-cell/>
          <table:table-cell office:value-type="string">
            <text:p>HsB</text:p>
          </table:table-cell>
          <table:table-cell office:value-type="string">
            <text:p>Big suited cards</text:p>
          </table:table-cell>
          <table:table-cell office:value-type="float" office:value="16">
            <text:p>16</text:p>
          </table:table-cell>
          <table:table-cell office:value-type="string">
            <text:p>KQs</text:p>
          </table:table-cell>
          <table:table-cell office:value-type="string">
            <text:p>KJs</text:p>
          </table:table-cell>
          <table:table-cell office:value-type="string">
            <text:p>KTs</text:p>
          </table:table-cell>
          <table:table-cell office:value-type="string">
            <text:p>QJs</text:p>
          </table:table-cell>
          <table:table-cell office:value-type="string">
            <text:p>QTs</text:p>
          </table:table-cell>
          <table:table-cell table:number-columns-repeated="10"/>
        </table:table-row>
        <table:table-row table:style-name="ro4">
          <table:table-cell office:value-type="string">
            <text:p>77</text:p>
          </table:table-cell>
          <table:table-cell office:value-type="float" office:value="0.6624">
            <text:p>0,66</text:p>
          </table:table-cell>
          <table:table-cell office:value-type="float" office:value="1.15646785437645">
            <text:p>1,16</text:p>
          </table:table-cell>
          <table:table-cell office:value-type="float" office:value="0.918007662835249">
            <text:p>0,92</text:p>
          </table:table-cell>
          <table:table-cell office:value-type="string">
            <text:p>PS</text:p>
          </table:table-cell>
          <table:table-cell/>
          <table:table-cell office:value-type="string">
            <text:p>SCB</text:p>
          </table:table-cell>
          <table:table-cell office:value-type="string">
            <text:p>Big s conn</text:p>
          </table:table-cell>
          <table:table-cell office:value-type="float" office:value="15">
            <text:p>15</text:p>
          </table:table-cell>
          <table:table-cell office:value-type="string">
            <text:p>JTs</text:p>
          </table:table-cell>
          <table:table-cell office:value-type="string">
            <text:p>T9s</text:p>
          </table:table-cell>
          <table:table-cell office:value-type="string">
            <text:p>98s</text:p>
          </table:table-cell>
          <table:table-cell office:value-type="string">
            <text:p>87s</text:p>
          </table:table-cell>
          <table:table-cell table:number-columns-repeated="11"/>
        </table:table-row>
        <table:table-row table:style-name="ro4">
          <table:table-cell office:value-type="string">
            <text:p>66</text:p>
          </table:table-cell>
          <table:table-cell office:value-type="float" office:value="0.6328">
            <text:p>0,63</text:p>
          </table:table-cell>
          <table:table-cell office:value-type="float" office:value="1.0976443768997">
            <text:p>1,10</text:p>
          </table:table-cell>
          <table:table-cell office:value-type="float" office:value="0.938959050899349">
            <text:p>0,94</text:p>
          </table:table-cell>
          <table:table-cell office:value-type="string">
            <text:p>PS</text:p>
          </table:table-cell>
          <table:table-cell/>
          <table:table-cell office:value-type="string">
            <text:p>SCS</text:p>
          </table:table-cell>
          <table:table-cell office:value-type="string">
            <text:p>Small s conn</text:p>
          </table:table-cell>
          <table:table-cell office:value-type="float" office:value="14">
            <text:p>14</text:p>
          </table:table-cell>
          <table:table-cell office:value-type="string">
            <text:p>76s</text:p>
          </table:table-cell>
          <table:table-cell office:value-type="string">
            <text:p>65s</text:p>
          </table:table-cell>
          <table:table-cell office:value-type="string">
            <text:p>54s</text:p>
          </table:table-cell>
          <table:table-cell table:number-columns-repeated="12"/>
        </table:table-row>
        <table:table-row table:style-name="ro4">
          <table:table-cell office:value-type="string">
            <text:p>55</text:p>
          </table:table-cell>
          <table:table-cell office:value-type="float" office:value="0.6032">
            <text:p>0,60</text:p>
          </table:table-cell>
          <table:table-cell office:value-type="float" office:value="0.860832690824981">
            <text:p>0,86</text:p>
          </table:table-cell>
          <table:table-cell office:value-type="float" office:value="0.69172787011983">
            <text:p>0,69</text:p>
          </table:table-cell>
          <table:table-cell office:value-type="string">
            <text:p>PS</text:p>
          </table:table-cell>
          <table:table-cell/>
          <table:table-cell office:value-type="string">
            <text:p>S1</text:p>
          </table:table-cell>
          <table:table-cell office:value-type="string">
            <text:p>Suited 1</text:p>
          </table:table-cell>
          <table:table-cell office:value-type="float" office:value="13">
            <text:p>13</text:p>
          </table:table-cell>
          <table:table-cell office:value-type="string">
            <text:p>K9s</text:p>
          </table:table-cell>
          <table:table-cell office:value-type="string">
            <text:p>K8s</text:p>
          </table:table-cell>
          <table:table-cell office:value-type="string">
            <text:p>K7s</text:p>
          </table:table-cell>
          <table:table-cell office:value-type="string">
            <text:p>K6s</text:p>
          </table:table-cell>
          <table:table-cell office:value-type="string">
            <text:p>K5s</text:p>
          </table:table-cell>
          <table:table-cell office:value-type="string">
            <text:p>K4s</text:p>
          </table:table-cell>
          <table:table-cell office:value-type="string">
            <text:p>Q9s</text:p>
          </table:table-cell>
          <table:table-cell office:value-type="string">
            <text:p>Q8s</text:p>
          </table:table-cell>
          <table:table-cell office:value-type="string">
            <text:p>J9s</text:p>
          </table:table-cell>
          <table:table-cell office:value-type="string">
            <text:p>J8s</text:p>
          </table:table-cell>
          <table:table-cell office:value-type="string">
            <text:p>T8s</text:p>
          </table:table-cell>
          <table:table-cell table:number-columns-repeated="4"/>
        </table:table-row>
        <table:table-row table:style-name="ro4">
          <table:table-cell office:value-type="string">
            <text:p>44</text:p>
          </table:table-cell>
          <table:table-cell office:value-type="float" office:value="0.5702">
            <text:p>0,57</text:p>
          </table:table-cell>
          <table:table-cell office:value-type="float" office:value="0.289838337182448">
            <text:p>0,29</text:p>
          </table:table-cell>
          <table:table-cell office:value-type="float" office:value="0.312072892938497">
            <text:p>0,31</text:p>
          </table:table-cell>
          <table:table-cell office:value-type="string">
            <text:p>PS</text:p>
          </table:table-cell>
          <table:table-cell/>
          <table:table-cell office:value-type="string">
            <text:p>S2</text:p>
          </table:table-cell>
          <table:table-cell office:value-type="string">
            <text:p>Suited 2</text:p>
          </table:table-cell>
          <table:table-cell office:value-type="float" office:value="12">
            <text:p>12</text:p>
          </table:table-cell>
          <table:table-cell office:value-type="string">
            <text:p>K3s</text:p>
          </table:table-cell>
          <table:table-cell office:value-type="string">
            <text:p>K2s</text:p>
          </table:table-cell>
          <table:table-cell office:value-type="string">
            <text:p>Q7s</text:p>
          </table:table-cell>
          <table:table-cell office:value-type="string">
            <text:p>Q6s</text:p>
          </table:table-cell>
          <table:table-cell office:value-type="string">
            <text:p>Q5s</text:p>
          </table:table-cell>
          <table:table-cell office:value-type="string">
            <text:p>Q4s</text:p>
          </table:table-cell>
          <table:table-cell office:value-type="string">
            <text:p>Q3s</text:p>
          </table:table-cell>
          <table:table-cell office:value-type="string">
            <text:p>J7s</text:p>
          </table:table-cell>
          <table:table-cell office:value-type="string">
            <text:p>J6s</text:p>
          </table:table-cell>
          <table:table-cell office:value-type="string">
            <text:p>J5s</text:p>
          </table:table-cell>
          <table:table-cell office:value-type="string">
            <text:p>T7s</text:p>
          </table:table-cell>
          <table:table-cell office:value-type="string">
            <text:p>T6s</text:p>
          </table:table-cell>
          <table:table-cell office:value-type="string">
            <text:p>97s</text:p>
          </table:table-cell>
          <table:table-cell office:value-type="string">
            <text:p>86s</text:p>
          </table:table-cell>
          <table:table-cell office:value-type="string">
            <text:p>75s</text:p>
          </table:table-cell>
        </table:table-row>
        <table:table-row table:style-name="ro4">
          <table:table-cell office:value-type="string">
            <text:p>33</text:p>
          </table:table-cell>
          <table:table-cell office:value-type="float" office:value="0.5369">
            <text:p>0,54</text:p>
          </table:table-cell>
          <table:table-cell office:value-type="float" office:value="0.179024202842874">
            <text:p>0,18</text:p>
          </table:table-cell>
          <table:table-cell office:value-type="float" office:value="0.00440107156525067">
            <text:p>0,00</text:p>
          </table:table-cell>
          <table:table-cell office:value-type="string">
            <text:p>PS</text:p>
          </table:table-cell>
          <table:table-cell/>
          <table:table-cell office:value-type="string">
            <text:p>S3</text:p>
          </table:table-cell>
          <table:table-cell office:value-type="string">
            <text:p>Suited 3</text:p>
          </table:table-cell>
          <table:table-cell office:value-type="float" office:value="11">
            <text:p>11</text:p>
          </table:table-cell>
          <table:table-cell office:value-type="string">
            <text:p>Q2s</text:p>
          </table:table-cell>
          <table:table-cell office:value-type="string">
            <text:p>J4s</text:p>
          </table:table-cell>
          <table:table-cell office:value-type="string">
            <text:p>J3s</text:p>
          </table:table-cell>
          <table:table-cell office:value-type="string">
            <text:p>J2s</text:p>
          </table:table-cell>
          <table:table-cell office:value-type="string">
            <text:p>T5s</text:p>
          </table:table-cell>
          <table:table-cell office:value-type="string">
            <text:p>T4s</text:p>
          </table:table-cell>
          <table:table-cell office:value-type="string">
            <text:p>T3s</text:p>
          </table:table-cell>
          <table:table-cell office:value-type="string">
            <text:p>96s</text:p>
          </table:table-cell>
          <table:table-cell office:value-type="string">
            <text:p>95s</text:p>
          </table:table-cell>
          <table:table-cell office:value-type="string">
            <text:p>85s</text:p>
          </table:table-cell>
          <table:table-cell office:value-type="string">
            <text:p>64s</text:p>
          </table:table-cell>
          <table:table-cell table:number-columns-repeated="4"/>
        </table:table-row>
        <table:table-row table:style-name="ro4">
          <table:table-cell office:value-type="string">
            <text:p>22</text:p>
          </table:table-cell>
          <table:table-cell office:value-type="float" office:value="0.5033">
            <text:p>0,50</text:p>
          </table:table-cell>
          <table:table-cell office:value-type="float" office:value="-0.0956388676358072">
            <text:p>-0,10</text:p>
          </table:table-cell>
          <table:table-cell office:value-type="float" office:value="-0.216899283289325">
            <text:p>-0,22</text:p>
          </table:table-cell>
          <table:table-cell office:value-type="string">
            <text:p>PS</text:p>
          </table:table-cell>
          <table:table-cell/>
          <table:table-cell office:value-type="string">
            <text:p>S4</text:p>
          </table:table-cell>
          <table:table-cell office:value-type="string">
            <text:p>Suited 4</text:p>
          </table:table-cell>
          <table:table-cell office:value-type="float" office:value="10">
            <text:p>10</text:p>
          </table:table-cell>
          <table:table-cell office:value-type="string">
            <text:p>T2s</text:p>
          </table:table-cell>
          <table:table-cell office:value-type="string">
            <text:p>94s</text:p>
          </table:table-cell>
          <table:table-cell office:value-type="string">
            <text:p>84s</text:p>
          </table:table-cell>
          <table:table-cell office:value-type="string">
            <text:p>74s</text:p>
          </table:table-cell>
          <table:table-cell table:number-columns-repeated="11"/>
        </table:table-row>
        <table:table-row table:style-name="ro4">
          <table:table-cell table:style-name="ce63" office:value-type="string">
            <text:p>AKs</text:p>
          </table:table-cell>
          <table:table-cell office:value-type="float" office:value="0.6704">
            <text:p>0,67</text:p>
          </table:table-cell>
          <table:table-cell office:value-type="float" office:value="1.88068181818182">
            <text:p>1,88</text:p>
          </table:table-cell>
          <table:table-cell office:value-type="float" office:value="1.59273039496279">
            <text:p>1,59</text:p>
          </table:table-cell>
          <table:table-cell office:value-type="string">
            <text:p>AsB</text:p>
          </table:table-cell>
          <table:table-cell/>
          <table:table-cell office:value-type="string">
            <text:p>AoB</text:p>
          </table:table-cell>
          <table:table-cell office:value-type="string">
            <text:p>Big Ao</text:p>
          </table:table-cell>
          <table:table-cell office:value-type="float" office:value="9">
            <text:p>9</text:p>
          </table:table-cell>
          <table:table-cell office:value-type="string">
            <text:p>AKo</text:p>
          </table:table-cell>
          <table:table-cell office:value-type="string">
            <text:p>AQo</text:p>
          </table:table-cell>
          <table:table-cell office:value-type="string">
            <text:p>AJo</text:p>
          </table:table-cell>
          <table:table-cell office:value-type="string">
            <text:p>ATo</text:p>
          </table:table-cell>
          <table:table-cell table:number-columns-repeated="11"/>
        </table:table-row>
        <table:table-row table:style-name="ro4">
          <table:table-cell office:value-type="string">
            <text:p>AKo</text:p>
          </table:table-cell>
          <table:table-cell office:value-type="float" office:value="0.6532">
            <text:p>0,65</text:p>
          </table:table-cell>
          <table:table-cell office:value-type="float" office:value="1.46728610143244">
            <text:p>1,47</text:p>
          </table:table-cell>
          <table:table-cell office:value-type="float" office:value="1.31136321020064">
            <text:p>1,31</text:p>
          </table:table-cell>
          <table:table-cell office:value-type="string">
            <text:p>AoB</text:p>
          </table:table-cell>
          <table:table-cell/>
          <table:table-cell office:value-type="string">
            <text:p>AoM</text:p>
          </table:table-cell>
          <table:table-cell office:value-type="string">
            <text:p>Mid Ao</text:p>
          </table:table-cell>
          <table:table-cell office:value-type="float" office:value="8">
            <text:p>8</text:p>
          </table:table-cell>
          <table:table-cell office:value-type="string">
            <text:p>A9o</text:p>
          </table:table-cell>
          <table:table-cell office:value-type="string">
            <text:p>A8o</text:p>
          </table:table-cell>
          <table:table-cell office:value-type="string">
            <text:p>A7o</text:p>
          </table:table-cell>
          <table:table-cell office:value-type="string">
            <text:p>A6o</text:p>
          </table:table-cell>
          <table:table-cell table:number-columns-repeated="11"/>
        </table:table-row>
        <table:table-row table:style-name="ro4">
          <table:table-cell table:style-name="ce63" office:value-type="string">
            <text:p>AQs</text:p>
          </table:table-cell>
          <table:table-cell office:value-type="float" office:value="0.6621">
            <text:p>0,66</text:p>
          </table:table-cell>
          <table:table-cell office:value-type="float" office:value="1.50180505415162">
            <text:p>1,50</text:p>
          </table:table-cell>
          <table:table-cell office:value-type="float" office:value="1.09947795823666">
            <text:p>1,10</text:p>
          </table:table-cell>
          <table:table-cell office:value-type="string">
            <text:p>AsB</text:p>
          </table:table-cell>
          <table:table-cell/>
          <table:table-cell office:value-type="string">
            <text:p>AoS</text:p>
          </table:table-cell>
          <table:table-cell office:value-type="string">
            <text:p>Small Ao (straight option)</text:p>
          </table:table-cell>
          <table:table-cell office:value-type="float" office:value="7">
            <text:p>7</text:p>
          </table:table-cell>
          <table:table-cell office:value-type="string">
            <text:p>A5o</text:p>
          </table:table-cell>
          <table:table-cell office:value-type="string">
            <text:p>A4o</text:p>
          </table:table-cell>
          <table:table-cell office:value-type="string">
            <text:p>A3o</text:p>
          </table:table-cell>
          <table:table-cell office:value-type="string">
            <text:p>A2o</text:p>
          </table:table-cell>
          <table:table-cell table:number-columns-repeated="11"/>
        </table:table-row>
        <table:table-row table:style-name="ro4">
          <table:table-cell office:value-type="string">
            <text:p>AQo</text:p>
          </table:table-cell>
          <table:table-cell office:value-type="float" office:value="0.6443">
            <text:p>0,64</text:p>
          </table:table-cell>
          <table:table-cell office:value-type="float" office:value="1.40297653119634">
            <text:p>1,40</text:p>
          </table:table-cell>
          <table:table-cell office:value-type="float" office:value="1.20847031521949">
            <text:p>1,21</text:p>
          </table:table-cell>
          <table:table-cell office:value-type="string">
            <text:p>AoB</text:p>
          </table:table-cell>
          <table:table-cell/>
          <table:table-cell office:value-type="string">
            <text:p>HoB</text:p>
          </table:table-cell>
          <table:table-cell office:value-type="string">
            <text:p>Big offsuit high cards</text:p>
          </table:table-cell>
          <table:table-cell office:value-type="float" office:value="6">
            <text:p>6</text:p>
          </table:table-cell>
          <table:table-cell office:value-type="string">
            <text:p>KQo</text:p>
          </table:table-cell>
          <table:table-cell office:value-type="string">
            <text:p>KJo</text:p>
          </table:table-cell>
          <table:table-cell office:value-type="string">
            <text:p>KTo</text:p>
          </table:table-cell>
          <table:table-cell office:value-type="string">
            <text:p>K9o</text:p>
          </table:table-cell>
          <table:table-cell office:value-type="string">
            <text:p>QJo</text:p>
          </table:table-cell>
          <table:table-cell office:value-type="string">
            <text:p>QTo</text:p>
          </table:table-cell>
          <table:table-cell office:value-type="string">
            <text:p>Q9o</text:p>
          </table:table-cell>
          <table:table-cell table:number-columns-repeated="8"/>
        </table:table-row>
        <table:table-row table:style-name="ro4">
          <table:table-cell table:style-name="ce63" office:value-type="string">
            <text:p>AJs</text:p>
          </table:table-cell>
          <table:table-cell office:value-type="float" office:value="0.6539">
            <text:p>0,65</text:p>
          </table:table-cell>
          <table:table-cell office:value-type="float" office:value="1.84135977337111">
            <text:p>1,84</text:p>
          </table:table-cell>
          <table:table-cell office:value-type="float" office:value="1.11477272727273">
            <text:p>1,11</text:p>
          </table:table-cell>
          <table:table-cell office:value-type="string">
            <text:p>AsB</text:p>
          </table:table-cell>
          <table:table-cell/>
          <table:table-cell office:value-type="string">
            <text:p>OCB</text:p>
          </table:table-cell>
          <table:table-cell office:value-type="string">
            <text:p>Big offsuit connectors</text:p>
          </table:table-cell>
          <table:table-cell office:value-type="float" office:value="5">
            <text:p>5</text:p>
          </table:table-cell>
          <table:table-cell office:value-type="string">
            <text:p>JTo</text:p>
          </table:table-cell>
          <table:table-cell office:value-type="string">
            <text:p>T9o</text:p>
          </table:table-cell>
          <table:table-cell office:value-type="string">
            <text:p>98o</text:p>
          </table:table-cell>
          <table:table-cell table:number-columns-repeated="12"/>
        </table:table-row>
        <table:table-row table:style-name="ro4">
          <table:table-cell office:value-type="string">
            <text:p>AJo</text:p>
          </table:table-cell>
          <table:table-cell office:value-type="float" office:value="0.6356">
            <text:p>0,64</text:p>
          </table:table-cell>
          <table:table-cell office:value-type="float" office:value="1.20003876720295">
            <text:p>1,20</text:p>
          </table:table-cell>
          <table:table-cell office:value-type="float" office:value="0.967693179671264">
            <text:p>0,97</text:p>
          </table:table-cell>
          <table:table-cell office:value-type="string">
            <text:p>AoB</text:p>
          </table:table-cell>
          <table:table-cell/>
          <table:table-cell office:value-type="string">
            <text:p>OCS</text:p>
          </table:table-cell>
          <table:table-cell office:value-type="string">
            <text:p>Small offsuit connectors</text:p>
          </table:table-cell>
          <table:table-cell office:value-type="float" office:value="4">
            <text:p>4</text:p>
          </table:table-cell>
          <table:table-cell office:value-type="string">
            <text:p>87o</text:p>
          </table:table-cell>
          <table:table-cell office:value-type="string">
            <text:p>76o</text:p>
          </table:table-cell>
          <table:table-cell office:value-type="string">
            <text:p>65o</text:p>
          </table:table-cell>
          <table:table-cell office:value-type="string">
            <text:p>54o</text:p>
          </table:table-cell>
          <table:table-cell table:number-columns-repeated="11"/>
        </table:table-row>
        <table:table-row table:style-name="ro4">
          <table:table-cell table:style-name="ce63" office:value-type="string">
            <text:p>ATs</text:p>
          </table:table-cell>
          <table:table-cell office:value-type="float" office:value="0.646">
            <text:p>0,65</text:p>
          </table:table-cell>
          <table:table-cell office:value-type="float" office:value="1.39340400471143">
            <text:p>1,39</text:p>
          </table:table-cell>
          <table:table-cell office:value-type="float" office:value="1.19365994236311">
            <text:p>1,19</text:p>
          </table:table-cell>
          <table:table-cell office:value-type="string">
            <text:p>AsB</text:p>
          </table:table-cell>
          <table:table-cell/>
          <table:table-cell office:value-type="string">
            <text:p>O1</text:p>
          </table:table-cell>
          <table:table-cell office:value-type="string">
            <text:p>Offsuit 1</text:p>
          </table:table-cell>
          <table:table-cell office:value-type="float" office:value="3">
            <text:p>3</text:p>
          </table:table-cell>
          <table:table-cell office:value-type="string">
            <text:p>K8o</text:p>
          </table:table-cell>
          <table:table-cell office:value-type="string">
            <text:p>K7o</text:p>
          </table:table-cell>
          <table:table-cell office:value-type="string">
            <text:p>K6o</text:p>
          </table:table-cell>
          <table:table-cell office:value-type="string">
            <text:p>Q8o</text:p>
          </table:table-cell>
          <table:table-cell office:value-type="string">
            <text:p>Q7o</text:p>
          </table:table-cell>
          <table:table-cell office:value-type="string">
            <text:p>J9o</text:p>
          </table:table-cell>
          <table:table-cell table:number-columns-repeated="9"/>
        </table:table-row>
        <table:table-row table:style-name="ro4">
          <table:table-cell office:value-type="string">
            <text:p>ATo</text:p>
          </table:table-cell>
          <table:table-cell office:value-type="float" office:value="0.6272">
            <text:p>0,63</text:p>
          </table:table-cell>
          <table:table-cell office:value-type="float" office:value="1.04900076863951">
            <text:p>1,05</text:p>
          </table:table-cell>
          <table:table-cell office:value-type="float" office:value="0.762148823082764">
            <text:p>0,76</text:p>
          </table:table-cell>
          <table:table-cell office:value-type="string">
            <text:p>AoB</text:p>
          </table:table-cell>
          <table:table-cell/>
          <table:table-cell office:value-type="string">
            <text:p>O2</text:p>
          </table:table-cell>
          <table:table-cell office:value-type="string">
            <text:p>Offsuit 2</text:p>
          </table:table-cell>
          <table:table-cell office:value-type="float" office:value="2">
            <text:p>2</text:p>
          </table:table-cell>
          <table:table-cell office:value-type="string">
            <text:p>K5o</text:p>
          </table:table-cell>
          <table:table-cell office:value-type="string">
            <text:p>K4o</text:p>
          </table:table-cell>
          <table:table-cell office:value-type="string">
            <text:p>K3o</text:p>
          </table:table-cell>
          <table:table-cell office:value-type="string">
            <text:p>Q6o</text:p>
          </table:table-cell>
          <table:table-cell office:value-type="string">
            <text:p>J8o</text:p>
          </table:table-cell>
          <table:table-cell office:value-type="string">
            <text:p>J7o</text:p>
          </table:table-cell>
          <table:table-cell office:value-type="string">
            <text:p>T8o</text:p>
          </table:table-cell>
          <table:table-cell office:value-type="string">
            <text:p>T7o</text:p>
          </table:table-cell>
          <table:table-cell office:value-type="string">
            <text:p>97o</text:p>
          </table:table-cell>
          <table:table-cell table:number-columns-repeated="6"/>
        </table:table-row>
        <table:table-row table:style-name="ro4">
          <table:table-cell table:style-name="ce63" office:value-type="string">
            <text:p>A9s</text:p>
          </table:table-cell>
          <table:table-cell office:value-type="float" office:value="0.6278">
            <text:p>0,63</text:p>
          </table:table-cell>
          <table:table-cell office:value-type="float" office:value="1.02474351237176">
            <text:p>1,02</text:p>
          </table:table-cell>
          <table:table-cell office:value-type="float" office:value="1.08225616921269">
            <text:p>1,08</text:p>
          </table:table-cell>
          <table:table-cell office:value-type="string">
            <text:p>AsM</text:p>
          </table:table-cell>
          <table:table-cell/>
          <table:table-cell office:value-type="string">
            <text:p>O3</text:p>
          </table:table-cell>
          <table:table-cell office:value-type="string">
            <text:p>Offsuit 3</text:p>
          </table:table-cell>
          <table:table-cell office:value-type="float" office:value="1">
            <text:p>1</text:p>
          </table:table-cell>
          <table:table-cell office:value-type="string">
            <text:p>K2o</text:p>
          </table:table-cell>
          <table:table-cell office:value-type="string">
            <text:p>Q5o</text:p>
          </table:table-cell>
          <table:table-cell office:value-type="string">
            <text:p>Q4o</text:p>
          </table:table-cell>
          <table:table-cell office:value-type="string">
            <text:p>Q3o</text:p>
          </table:table-cell>
          <table:table-cell office:value-type="string">
            <text:p>J6o</text:p>
          </table:table-cell>
          <table:table-cell office:value-type="string">
            <text:p>J5o</text:p>
          </table:table-cell>
          <table:table-cell office:value-type="string">
            <text:p>T6o</text:p>
          </table:table-cell>
          <table:table-cell office:value-type="string">
            <text:p>96o</text:p>
          </table:table-cell>
          <table:table-cell office:value-type="string">
            <text:p>86o</text:p>
          </table:table-cell>
          <table:table-cell table:number-columns-repeated="6"/>
        </table:table-row>
        <table:table-row table:style-name="ro4">
          <table:table-cell office:value-type="string">
            <text:p>A9o</text:p>
          </table:table-cell>
          <table:table-cell office:value-type="float" office:value="0.6077">
            <text:p>0,61</text:p>
          </table:table-cell>
          <table:table-cell office:value-type="float" office:value="0.966409266409266">
            <text:p>0,97</text:p>
          </table:table-cell>
          <table:table-cell office:value-type="float" office:value="0.572531769305963">
            <text:p>0,57</text:p>
          </table:table-cell>
          <table:table-cell office:value-type="string">
            <text:p>AoM</text:p>
          </table:table-cell>
          <table:table-cell table:number-columns-repeated="19"/>
        </table:table-row>
        <table:table-row table:style-name="ro4">
          <table:table-cell table:style-name="ce63" office:value-type="string">
            <text:p>A8s</text:p>
          </table:table-cell>
          <table:table-cell office:value-type="float" office:value="0.6194">
            <text:p>0,62</text:p>
          </table:table-cell>
          <table:table-cell office:value-type="float" office:value="1.06864988558352">
            <text:p>1,07</text:p>
          </table:table-cell>
          <table:table-cell office:value-type="float" office:value="0.760943718021603">
            <text:p>0,76</text:p>
          </table:table-cell>
          <table:table-cell office:value-type="string">
            <text:p>AsM</text:p>
          </table:table-cell>
          <table:table-cell table:number-columns-repeated="19"/>
        </table:table-row>
        <table:table-row table:style-name="ro4">
          <table:table-cell office:value-type="string">
            <text:p>A8o</text:p>
          </table:table-cell>
          <table:table-cell office:value-type="float" office:value="0.5987">
            <text:p>0,60</text:p>
          </table:table-cell>
          <table:table-cell office:value-type="float" office:value="0.605182926829268">
            <text:p>0,61</text:p>
          </table:table-cell>
          <table:table-cell office:value-type="float" office:value="0.431707790946182">
            <text:p>0,43</text:p>
          </table:table-cell>
          <table:table-cell office:value-type="string">
            <text:p>AoM</text:p>
          </table:table-cell>
          <table:table-cell table:number-columns-repeated="19"/>
        </table:table-row>
        <table:table-row table:style-name="ro4">
          <table:table-cell table:style-name="ce63" office:value-type="string">
            <text:p>A7s</text:p>
          </table:table-cell>
          <table:table-cell office:value-type="float" office:value="0.6098">
            <text:p>0,61</text:p>
          </table:table-cell>
          <table:table-cell office:value-type="float" office:value="0.936758893280632">
            <text:p>0,94</text:p>
          </table:table-cell>
          <table:table-cell office:value-type="float" office:value="0.719262295081967">
            <text:p>0,72</text:p>
          </table:table-cell>
          <table:table-cell office:value-type="string">
            <text:p>AsM</text:p>
          </table:table-cell>
          <table:table-cell table:number-columns-repeated="19"/>
        </table:table-row>
        <table:table-row table:style-name="ro4">
          <table:table-cell office:value-type="string">
            <text:p>A7o</text:p>
          </table:table-cell>
          <table:table-cell office:value-type="float" office:value="0.5884">
            <text:p>0,59</text:p>
          </table:table-cell>
          <table:table-cell office:value-type="float" office:value="0.59155990957046">
            <text:p>0,59</text:p>
          </table:table-cell>
          <table:table-cell office:value-type="float" office:value="0.299689440993789">
            <text:p>0,30</text:p>
          </table:table-cell>
          <table:table-cell office:value-type="string">
            <text:p>AoM</text:p>
          </table:table-cell>
          <table:table-cell table:number-columns-repeated="19"/>
        </table:table-row>
        <table:table-row table:style-name="ro4">
          <table:table-cell table:style-name="ce63" office:value-type="string">
            <text:p>A6s</text:p>
          </table:table-cell>
          <table:table-cell office:value-type="float" office:value="0.5991">
            <text:p>0,60</text:p>
          </table:table-cell>
          <table:table-cell office:value-type="float" office:value="0.584650112866817">
            <text:p>0,58</text:p>
          </table:table-cell>
          <table:table-cell office:value-type="float" office:value="0.475995316159251">
            <text:p>0,48</text:p>
          </table:table-cell>
          <table:table-cell office:value-type="string">
            <text:p>AsM</text:p>
          </table:table-cell>
          <table:table-cell table:number-columns-repeated="19"/>
        </table:table-row>
        <table:table-row table:style-name="ro4">
          <table:table-cell office:value-type="string">
            <text:p>A6o</text:p>
          </table:table-cell>
          <table:table-cell office:value-type="float" office:value="0.5768">
            <text:p>0,58</text:p>
          </table:table-cell>
          <table:table-cell office:value-type="float" office:value="0.484534101825168">
            <text:p>0,48</text:p>
          </table:table-cell>
          <table:table-cell office:value-type="float" office:value="0.174450019297569">
            <text:p>0,17</text:p>
          </table:table-cell>
          <table:table-cell office:value-type="string">
            <text:p>AoM</text:p>
          </table:table-cell>
          <table:table-cell table:number-columns-repeated="19"/>
        </table:table-row>
        <table:table-row table:style-name="ro4">
          <table:table-cell table:style-name="ce63" office:value-type="string">
            <text:p>A5s</text:p>
          </table:table-cell>
          <table:table-cell office:value-type="float" office:value="0.5992">
            <text:p>0,60</text:p>
          </table:table-cell>
          <table:table-cell office:value-type="float" office:value="0.631578947368421">
            <text:p>0,63</text:p>
          </table:table-cell>
          <table:table-cell office:value-type="float" office:value="0.607561547479484">
            <text:p>0,61</text:p>
          </table:table-cell>
          <table:table-cell office:value-type="string">
            <text:p>AsS</text:p>
          </table:table-cell>
          <table:table-cell table:number-columns-repeated="19"/>
        </table:table-row>
        <table:table-row table:style-name="ro4">
          <table:table-cell office:value-type="string">
            <text:p>A5o</text:p>
          </table:table-cell>
          <table:table-cell office:value-type="float" office:value="0.577">
            <text:p>0,58</text:p>
          </table:table-cell>
          <table:table-cell office:value-type="float" office:value="0.633358807795185">
            <text:p>0,63</text:p>
          </table:table-cell>
          <table:table-cell office:value-type="float" office:value="0.223863194714341">
            <text:p>0,22</text:p>
          </table:table-cell>
          <table:table-cell office:value-type="string">
            <text:p>AoS</text:p>
          </table:table-cell>
          <table:table-cell table:number-columns-repeated="19"/>
        </table:table-row>
        <table:table-row table:style-name="ro4">
          <table:table-cell table:style-name="ce63" office:value-type="string">
            <text:p>A4s</text:p>
          </table:table-cell>
          <table:table-cell office:value-type="float" office:value="0.5903">
            <text:p>0,59</text:p>
          </table:table-cell>
          <table:table-cell office:value-type="float" office:value="0.642816581487791">
            <text:p>0,64</text:p>
          </table:table-cell>
          <table:table-cell office:value-type="float" office:value="0.259636563876652">
            <text:p>0,26</text:p>
          </table:table-cell>
          <table:table-cell office:value-type="string">
            <text:p>AsS</text:p>
          </table:table-cell>
          <table:table-cell table:number-columns-repeated="19"/>
        </table:table-row>
        <table:table-row table:style-name="ro4">
          <table:table-cell office:value-type="string">
            <text:p>A4o</text:p>
          </table:table-cell>
          <table:table-cell office:value-type="float" office:value="0.5673">
            <text:p>0,57</text:p>
          </table:table-cell>
          <table:table-cell office:value-type="float" office:value="0.505932697918693">
            <text:p>0,51</text:p>
          </table:table-cell>
          <table:table-cell office:value-type="float" office:value="0.214994276993514">
            <text:p>0,21</text:p>
          </table:table-cell>
          <table:table-cell office:value-type="string">
            <text:p>AoS</text:p>
          </table:table-cell>
          <table:table-cell table:number-columns-repeated="19"/>
        </table:table-row>
        <table:table-row table:style-name="ro4">
          <table:table-cell table:style-name="ce63" office:value-type="string">
            <text:p>A3s</text:p>
          </table:table-cell>
          <table:table-cell office:value-type="float" office:value="0.5822">
            <text:p>0,58</text:p>
          </table:table-cell>
          <table:table-cell office:value-type="float" office:value="0.919134396355353">
            <text:p>0,92</text:p>
          </table:table-cell>
          <table:table-cell office:value-type="float" office:value="0.312116136236739">
            <text:p>0,31</text:p>
          </table:table-cell>
          <table:table-cell office:value-type="string">
            <text:p>AsS</text:p>
          </table:table-cell>
          <table:table-cell table:number-columns-repeated="19"/>
        </table:table-row>
        <table:table-row table:style-name="ro4">
          <table:table-cell office:value-type="string">
            <text:p>A3o</text:p>
          </table:table-cell>
          <table:table-cell office:value-type="float" office:value="0.5584">
            <text:p>0,56</text:p>
          </table:table-cell>
          <table:table-cell office:value-type="float" office:value="0.271329746348962">
            <text:p>0,27</text:p>
          </table:table-cell>
          <table:table-cell office:value-type="float" office:value="0.0702834799608993">
            <text:p>0,07</text:p>
          </table:table-cell>
          <table:table-cell office:value-type="string">
            <text:p>AoS</text:p>
          </table:table-cell>
          <table:table-cell table:number-columns-repeated="19"/>
        </table:table-row>
        <table:table-row table:style-name="ro4">
          <table:table-cell table:style-name="ce63" office:value-type="string">
            <text:p>A2s</text:p>
          </table:table-cell>
          <table:table-cell office:value-type="float" office:value="0.5738">
            <text:p>0,57</text:p>
          </table:table-cell>
          <table:table-cell office:value-type="float" office:value="0.40793368857312">
            <text:p>0,41</text:p>
          </table:table-cell>
          <table:table-cell office:value-type="float" office:value="0.234285714285714">
            <text:p>0,23</text:p>
          </table:table-cell>
          <table:table-cell office:value-type="string">
            <text:p>AsS</text:p>
          </table:table-cell>
          <table:table-cell table:number-columns-repeated="19"/>
        </table:table-row>
        <table:table-row table:style-name="ro4">
          <table:table-cell office:value-type="string">
            <text:p>A2o</text:p>
          </table:table-cell>
          <table:table-cell office:value-type="float" office:value="0.5493">
            <text:p>0,55</text:p>
          </table:table-cell>
          <table:table-cell office:value-type="float" office:value="0.274334600760456">
            <text:p>0,27</text:p>
          </table:table-cell>
          <table:table-cell office:value-type="float" office:value="-0.0686797485235283">
            <text:p>-0,07</text:p>
          </table:table-cell>
          <table:table-cell office:value-type="string">
            <text:p>AoS</text:p>
          </table:table-cell>
          <table:table-cell table:number-columns-repeated="19"/>
        </table:table-row>
        <table:table-row table:style-name="ro4">
          <table:table-cell table:style-name="ce63" office:value-type="string">
            <text:p>KQs</text:p>
          </table:table-cell>
          <table:table-cell office:value-type="float" office:value="0.634">
            <text:p>0,63</text:p>
          </table:table-cell>
          <table:table-cell office:value-type="float" office:value="1.23845704266511">
            <text:p>1,24</text:p>
          </table:table-cell>
          <table:table-cell office:value-type="float" office:value="1.00980941704036">
            <text:p>1,01</text:p>
          </table:table-cell>
          <table:table-cell office:value-type="string">
            <text:p>HsB</text:p>
          </table:table-cell>
          <table:table-cell table:number-columns-repeated="19"/>
        </table:table-row>
        <table:table-row table:style-name="ro4">
          <table:table-cell office:value-type="string">
            <text:p>KQo</text:p>
          </table:table-cell>
          <table:table-cell office:value-type="float" office:value="0.6146">
            <text:p>0,61</text:p>
          </table:table-cell>
          <table:table-cell office:value-type="float" office:value="1.04644022260603">
            <text:p>1,05</text:p>
          </table:table-cell>
          <table:table-cell office:value-type="float" office:value="0.79796397807361">
            <text:p>0,80</text:p>
          </table:table-cell>
          <table:table-cell office:value-type="string">
            <text:p>HoB</text:p>
          </table:table-cell>
          <table:table-cell table:number-columns-repeated="19"/>
        </table:table-row>
        <table:table-row table:style-name="ro4">
          <table:table-cell table:style-name="ce63" office:value-type="string">
            <text:p>KJs</text:p>
          </table:table-cell>
          <table:table-cell office:value-type="float" office:value="0.6257">
            <text:p>0,63</text:p>
          </table:table-cell>
          <table:table-cell office:value-type="float" office:value="1.18969422423556">
            <text:p>1,19</text:p>
          </table:table-cell>
          <table:table-cell office:value-type="float" office:value="1.28218359587181">
            <text:p>1,28</text:p>
          </table:table-cell>
          <table:table-cell office:value-type="string">
            <text:p>HsB</text:p>
          </table:table-cell>
          <table:table-cell table:number-columns-repeated="19"/>
        </table:table-row>
        <table:table-row table:style-name="ro4">
          <table:table-cell office:value-type="string">
            <text:p>KJo</text:p>
          </table:table-cell>
          <table:table-cell office:value-type="float" office:value="0.6057">
            <text:p>0,61</text:p>
          </table:table-cell>
          <table:table-cell office:value-type="float" office:value="0.93600154679041">
            <text:p>0,94</text:p>
          </table:table-cell>
          <table:table-cell office:value-type="float" office:value="0.725091188327894">
            <text:p>0,73</text:p>
          </table:table-cell>
          <table:table-cell office:value-type="string">
            <text:p>HoB</text:p>
          </table:table-cell>
          <table:table-cell table:number-columns-repeated="19"/>
        </table:table-row>
        <table:table-row table:style-name="ro4">
          <table:table-cell table:style-name="ce63" office:value-type="string">
            <text:p>KTs</text:p>
          </table:table-cell>
          <table:table-cell office:value-type="float" office:value="0.6179">
            <text:p>0,62</text:p>
          </table:table-cell>
          <table:table-cell office:value-type="float" office:value="1.37989778534923">
            <text:p>1,38</text:p>
          </table:table-cell>
          <table:table-cell office:value-type="float" office:value="0.908358208955224">
            <text:p>0,91</text:p>
          </table:table-cell>
          <table:table-cell office:value-type="string">
            <text:p>HsB</text:p>
          </table:table-cell>
          <table:table-cell table:number-columns-repeated="19"/>
        </table:table-row>
        <table:table-row table:style-name="ro4">
          <table:table-cell office:value-type="string">
            <text:p>KTo</text:p>
          </table:table-cell>
          <table:table-cell office:value-type="float" office:value="0.5974">
            <text:p>0,60</text:p>
          </table:table-cell>
          <table:table-cell office:value-type="float" office:value="0.756083429895713">
            <text:p>0,76</text:p>
          </table:table-cell>
          <table:table-cell office:value-type="float" office:value="0.492753623188406">
            <text:p>0,49</text:p>
          </table:table-cell>
          <table:table-cell office:value-type="string">
            <text:p>HoB</text:p>
          </table:table-cell>
          <table:table-cell table:number-columns-repeated="19"/>
        </table:table-row>
        <table:table-row table:style-name="ro4">
          <table:table-cell table:style-name="ce63" office:value-type="string">
            <text:p>K9s</text:p>
          </table:table-cell>
          <table:table-cell office:value-type="float" office:value="0.5999">
            <text:p>0,60</text:p>
          </table:table-cell>
          <table:table-cell office:value-type="float" office:value="0.769186046511628">
            <text:p>0,77</text:p>
          </table:table-cell>
          <table:table-cell office:value-type="float" office:value="0.663529411764706">
            <text:p>0,66</text:p>
          </table:table-cell>
          <table:table-cell office:value-type="string">
            <text:p>S1</text:p>
          </table:table-cell>
          <table:table-cell table:number-columns-repeated="19"/>
        </table:table-row>
        <table:table-row table:style-name="ro4">
          <table:table-cell office:value-type="string">
            <text:p>K9o</text:p>
          </table:table-cell>
          <table:table-cell office:value-type="float" office:value="0.5781">
            <text:p>0,58</text:p>
          </table:table-cell>
          <table:table-cell office:value-type="float" office:value="0.543054187192118">
            <text:p>0,54</text:p>
          </table:table-cell>
          <table:table-cell office:value-type="float" office:value="0.210797405570393">
            <text:p>0,21</text:p>
          </table:table-cell>
          <table:table-cell office:value-type="string">
            <text:p>HoB</text:p>
          </table:table-cell>
          <table:table-cell table:number-columns-repeated="19"/>
        </table:table-row>
        <table:table-row table:style-name="ro4">
          <table:table-cell table:style-name="ce63" office:value-type="string">
            <text:p>K8s</text:p>
          </table:table-cell>
          <table:table-cell office:value-type="float" office:value="0.5831">
            <text:p>0,58</text:p>
          </table:table-cell>
          <table:table-cell office:value-type="float" office:value="0.661366313309776">
            <text:p>0,66</text:p>
          </table:table-cell>
          <table:table-cell office:value-type="float" office:value="0.633794694348328">
            <text:p>0,63</text:p>
          </table:table-cell>
          <table:table-cell office:value-type="string">
            <text:p>S1</text:p>
          </table:table-cell>
          <table:table-cell table:number-columns-repeated="19"/>
        </table:table-row>
        <table:table-row table:style-name="ro4">
          <table:table-cell office:value-type="string">
            <text:p>K8o</text:p>
          </table:table-cell>
          <table:table-cell office:value-type="float" office:value="0.5602">
            <text:p>0,56</text:p>
          </table:table-cell>
          <table:table-cell office:value-type="float" office:value="0.253548895899054">
            <text:p>0,25</text:p>
          </table:table-cell>
          <table:table-cell office:value-type="float" office:value="0.188718929254302">
            <text:p>0,19</text:p>
          </table:table-cell>
          <table:table-cell office:value-type="string">
            <text:p>O1</text:p>
          </table:table-cell>
          <table:table-cell table:number-columns-repeated="19"/>
        </table:table-row>
        <table:table-row table:style-name="ro4">
          <table:table-cell table:style-name="ce63" office:value-type="string">
            <text:p>K7s</text:p>
          </table:table-cell>
          <table:table-cell office:value-type="float" office:value="0.5754">
            <text:p>0,58</text:p>
          </table:table-cell>
          <table:table-cell office:value-type="float" office:value="0.411290322580645">
            <text:p>0,41</text:p>
          </table:table-cell>
          <table:table-cell office:value-type="float" office:value="0.170688640376692">
            <text:p>0,17</text:p>
          </table:table-cell>
          <table:table-cell office:value-type="string">
            <text:p>S1</text:p>
          </table:table-cell>
          <table:table-cell table:number-columns-repeated="19"/>
        </table:table-row>
        <table:table-row table:style-name="ro4">
          <table:table-cell office:value-type="string">
            <text:p>K7o</text:p>
          </table:table-cell>
          <table:table-cell office:value-type="float" office:value="0.5519">
            <text:p>0,55</text:p>
          </table:table-cell>
          <table:table-cell office:value-type="float" office:value="0.394305772230889">
            <text:p>0,39</text:p>
          </table:table-cell>
          <table:table-cell office:value-type="float" office:value="0.0232317531978932">
            <text:p>0,02</text:p>
          </table:table-cell>
          <table:table-cell office:value-type="string">
            <text:p>O1</text:p>
          </table:table-cell>
          <table:table-cell table:number-columns-repeated="19"/>
        </table:table-row>
        <table:table-row table:style-name="ro4">
          <table:table-cell table:style-name="ce63" office:value-type="string">
            <text:p>K6s</text:p>
          </table:table-cell>
          <table:table-cell office:value-type="float" office:value="0.5664">
            <text:p>0,57</text:p>
          </table:table-cell>
          <table:table-cell office:value-type="float" office:value="0.264458169567659">
            <text:p>0,26</text:p>
          </table:table-cell>
          <table:table-cell office:value-type="float" office:value="0.415421398684997">
            <text:p>0,42</text:p>
          </table:table-cell>
          <table:table-cell office:value-type="string">
            <text:p>S1</text:p>
          </table:table-cell>
          <table:table-cell table:number-columns-repeated="19"/>
        </table:table-row>
        <table:table-row table:style-name="ro4">
          <table:table-cell office:value-type="string">
            <text:p>K6o</text:p>
          </table:table-cell>
          <table:table-cell office:value-type="float" office:value="0.5422">
            <text:p>0,54</text:p>
          </table:table-cell>
          <table:table-cell office:value-type="float" office:value="0.193579578418101">
            <text:p>0,19</text:p>
          </table:table-cell>
          <table:table-cell office:value-type="float" office:value="0.0811884935654807">
            <text:p>0,08</text:p>
          </table:table-cell>
          <table:table-cell office:value-type="string">
            <text:p>O1</text:p>
          </table:table-cell>
          <table:table-cell table:number-columns-repeated="19"/>
        </table:table-row>
        <table:table-row table:style-name="ro4">
          <table:table-cell table:style-name="ce63" office:value-type="string">
            <text:p>K5s</text:p>
          </table:table-cell>
          <table:table-cell office:value-type="float" office:value="0.5579">
            <text:p>0,56</text:p>
          </table:table-cell>
          <table:table-cell office:value-type="float" office:value="0.441227562246671">
            <text:p>0,44</text:p>
          </table:table-cell>
          <table:table-cell office:value-type="float" office:value="0.612590127565169">
            <text:p>0,61</text:p>
          </table:table-cell>
          <table:table-cell office:value-type="string">
            <text:p>S1</text:p>
          </table:table-cell>
          <table:table-cell table:number-columns-repeated="19"/>
        </table:table-row>
        <table:table-row table:style-name="ro4">
          <table:table-cell office:value-type="string">
            <text:p>K5o</text:p>
          </table:table-cell>
          <table:table-cell office:value-type="float" office:value="0.5331">
            <text:p>0,53</text:p>
          </table:table-cell>
          <table:table-cell office:value-type="float" office:value="0.0185873605947955">
            <text:p>0,02</text:p>
          </table:table-cell>
          <table:table-cell office:value-type="float" office:value="-0.169740634005764">
            <text:p>-0,17</text:p>
          </table:table-cell>
          <table:table-cell office:value-type="string">
            <text:p>O2</text:p>
          </table:table-cell>
          <table:table-cell table:number-columns-repeated="19"/>
        </table:table-row>
        <table:table-row table:style-name="ro4">
          <table:table-cell table:style-name="ce63" office:value-type="string">
            <text:p>K4s</text:p>
          </table:table-cell>
          <table:table-cell office:value-type="float" office:value="0.5488">
            <text:p>0,55</text:p>
          </table:table-cell>
          <table:table-cell office:value-type="float" office:value="0.54419410745234">
            <text:p>0,54</text:p>
          </table:table-cell>
          <table:table-cell office:value-type="float" office:value="0.414502849905003">
            <text:p>0,41</text:p>
          </table:table-cell>
          <table:table-cell office:value-type="string">
            <text:p>S1</text:p>
          </table:table-cell>
          <table:table-cell table:number-columns-repeated="19"/>
        </table:table-row>
        <table:table-row table:style-name="ro4">
          <table:table-cell office:value-type="string">
            <text:p>K4o</text:p>
          </table:table-cell>
          <table:table-cell office:value-type="float" office:value="0.5233">
            <text:p>0,52</text:p>
          </table:table-cell>
          <table:table-cell office:value-type="float" office:value="0.155551309000573">
            <text:p>0,16</text:p>
          </table:table-cell>
          <table:table-cell office:value-type="float" office:value="-0.323903680501175">
            <text:p>-0,32</text:p>
          </table:table-cell>
          <table:table-cell office:value-type="string">
            <text:p>O2</text:p>
          </table:table-cell>
          <table:table-cell table:number-columns-repeated="19"/>
        </table:table-row>
        <table:table-row table:style-name="ro4">
          <table:table-cell table:style-name="ce63" office:value-type="string">
            <text:p>K3s</text:p>
          </table:table-cell>
          <table:table-cell office:value-type="float" office:value="0.5405">
            <text:p>0,54</text:p>
          </table:table-cell>
          <table:table-cell office:value-type="float" office:value="0.0901262916188289">
            <text:p>0,09</text:p>
          </table:table-cell>
          <table:table-cell office:value-type="float" office:value="-0.388795045045045">
            <text:p>-0,39</text:p>
          </table:table-cell>
          <table:table-cell office:value-type="string">
            <text:p>S2</text:p>
          </table:table-cell>
          <table:table-cell table:number-columns-repeated="19"/>
        </table:table-row>
        <table:table-row table:style-name="ro4">
          <table:table-cell office:value-type="string">
            <text:p>K3o</text:p>
          </table:table-cell>
          <table:table-cell office:value-type="float" office:value="0.5143">
            <text:p>0,51</text:p>
          </table:table-cell>
          <table:table-cell office:value-type="float" office:value="-0.0763213127265789">
            <text:p>-0,08</text:p>
          </table:table-cell>
          <table:table-cell office:value-type="float" office:value="-0.25525905726529">
            <text:p>-0,26</text:p>
          </table:table-cell>
          <table:table-cell office:value-type="string">
            <text:p>O2</text:p>
          </table:table-cell>
          <table:table-cell table:number-columns-repeated="19"/>
        </table:table-row>
        <table:table-row table:style-name="ro4">
          <table:table-cell table:style-name="ce63" office:value-type="string">
            <text:p>K2s</text:p>
          </table:table-cell>
          <table:table-cell office:value-type="float" office:value="0.5321">
            <text:p>0,53</text:p>
          </table:table-cell>
          <table:table-cell office:value-type="float" office:value="-0.0908032596041909">
            <text:p>-0,09</text:p>
          </table:table-cell>
          <table:table-cell office:value-type="float" office:value="-0.159770114942529">
            <text:p>-0,16</text:p>
          </table:table-cell>
          <table:table-cell office:value-type="string">
            <text:p>S2</text:p>
          </table:table-cell>
          <table:table-cell table:number-columns-repeated="19"/>
        </table:table-row>
        <table:table-row table:style-name="ro4">
          <table:table-cell office:value-type="string">
            <text:p>K2o</text:p>
          </table:table-cell>
          <table:table-cell office:value-type="float" office:value="0.5051">
            <text:p>0,51</text:p>
          </table:table-cell>
          <table:table-cell office:value-type="float" office:value="-0.334220026600798">
            <text:p>-0,33</text:p>
          </table:table-cell>
          <table:table-cell office:value-type="float" office:value="-0.446258113783887">
            <text:p>-0,45</text:p>
          </table:table-cell>
          <table:table-cell office:value-type="string">
            <text:p>O3</text:p>
          </table:table-cell>
          <table:table-cell table:number-columns-repeated="19"/>
        </table:table-row>
        <table:table-row table:style-name="ro4">
          <table:table-cell table:style-name="ce63" office:value-type="string">
            <text:p>QJs</text:p>
          </table:table-cell>
          <table:table-cell office:value-type="float" office:value="0.6026">
            <text:p>0,60</text:p>
          </table:table-cell>
          <table:table-cell office:value-type="float" office:value="0.818130630630631">
            <text:p>0,82</text:p>
          </table:table-cell>
          <table:table-cell office:value-type="float" office:value="0.998621070049641">
            <text:p>1,00</text:p>
          </table:table-cell>
          <table:table-cell office:value-type="string">
            <text:p>HsB</text:p>
          </table:table-cell>
          <table:table-cell table:number-columns-repeated="19"/>
        </table:table-row>
        <table:table-row table:style-name="ro4">
          <table:table-cell office:value-type="string">
            <text:p>QJo</text:p>
          </table:table-cell>
          <table:table-cell office:value-type="float" office:value="0.5813">
            <text:p>0,58</text:p>
          </table:table-cell>
          <table:table-cell office:value-type="float" office:value="0.519968676585748">
            <text:p>0,52</text:p>
          </table:table-cell>
          <table:table-cell office:value-type="float" office:value="0.541089299461124">
            <text:p>0,54</text:p>
          </table:table-cell>
          <table:table-cell office:value-type="string">
            <text:p>HoB</text:p>
          </table:table-cell>
          <table:table-cell table:number-columns-repeated="19"/>
        </table:table-row>
        <table:table-row table:style-name="ro4">
          <table:table-cell table:style-name="ce63" office:value-type="string">
            <text:p>QTs</text:p>
          </table:table-cell>
          <table:table-cell office:value-type="float" office:value="0.5947">
            <text:p>0,59</text:p>
          </table:table-cell>
          <table:table-cell office:value-type="float" office:value="1.02600996126176">
            <text:p>1,03</text:p>
          </table:table-cell>
          <table:table-cell office:value-type="float" office:value="0.433465458663647">
            <text:p>0,43</text:p>
          </table:table-cell>
          <table:table-cell office:value-type="string">
            <text:p>HsB</text:p>
          </table:table-cell>
          <table:table-cell table:number-columns-repeated="19"/>
        </table:table-row>
        <table:table-row table:style-name="ro4">
          <table:table-cell office:value-type="string">
            <text:p>QTo</text:p>
          </table:table-cell>
          <table:table-cell office:value-type="float" office:value="0.5729">
            <text:p>0,57</text:p>
          </table:table-cell>
          <table:table-cell office:value-type="float" office:value="0.431700288184438">
            <text:p>0,43</text:p>
          </table:table-cell>
          <table:table-cell office:value-type="float" office:value="0.160264900662252">
            <text:p>0,16</text:p>
          </table:table-cell>
          <table:table-cell office:value-type="string">
            <text:p>HoB</text:p>
          </table:table-cell>
          <table:table-cell table:number-columns-repeated="19"/>
        </table:table-row>
        <table:table-row table:style-name="ro4">
          <table:table-cell table:style-name="ce63" office:value-type="string">
            <text:p>Q9s</text:p>
          </table:table-cell>
          <table:table-cell office:value-type="float" office:value="0.5766">
            <text:p>0,58</text:p>
          </table:table-cell>
          <table:table-cell office:value-type="float" office:value="0.676353276353276">
            <text:p>0,68</text:p>
          </table:table-cell>
          <table:table-cell office:value-type="float" office:value="0.265406976744186">
            <text:p>0,27</text:p>
          </table:table-cell>
          <table:table-cell office:value-type="string">
            <text:p>S1</text:p>
          </table:table-cell>
          <table:table-cell table:number-columns-repeated="19"/>
        </table:table-row>
        <table:table-row table:style-name="ro4">
          <table:table-cell office:value-type="string">
            <text:p>Q9o</text:p>
          </table:table-cell>
          <table:table-cell office:value-type="float" office:value="0.5536">
            <text:p>0,55</text:p>
          </table:table-cell>
          <table:table-cell office:value-type="float" office:value="0.535802940614856">
            <text:p>0,54</text:p>
          </table:table-cell>
          <table:table-cell office:value-type="float" office:value="0.0987045630317092">
            <text:p>0,10</text:p>
          </table:table-cell>
          <table:table-cell office:value-type="string">
            <text:p>HoB</text:p>
          </table:table-cell>
          <table:table-cell table:number-columns-repeated="19"/>
        </table:table-row>
        <table:table-row table:style-name="ro4">
          <table:table-cell table:style-name="ce63" office:value-type="string">
            <text:p>Q8s</text:p>
          </table:table-cell>
          <table:table-cell office:value-type="float" office:value="0.5602">
            <text:p>0,56</text:p>
          </table:table-cell>
          <table:table-cell office:value-type="float" office:value="0.435682326621924">
            <text:p>0,44</text:p>
          </table:table-cell>
          <table:table-cell office:value-type="float" office:value="0.230429664508534">
            <text:p>0,23</text:p>
          </table:table-cell>
          <table:table-cell office:value-type="string">
            <text:p>S1</text:p>
          </table:table-cell>
          <table:table-cell table:number-columns-repeated="19"/>
        </table:table-row>
        <table:table-row table:style-name="ro4">
          <table:table-cell office:value-type="string">
            <text:p>Q8o</text:p>
          </table:table-cell>
          <table:table-cell office:value-type="float" office:value="0.536">
            <text:p>0,54</text:p>
          </table:table-cell>
          <table:table-cell office:value-type="float" office:value="0.166731141199226">
            <text:p>0,17</text:p>
          </table:table-cell>
          <table:table-cell office:value-type="float" office:value="0.0140911670134292">
            <text:p>0,01</text:p>
          </table:table-cell>
          <table:table-cell office:value-type="string">
            <text:p>O1</text:p>
          </table:table-cell>
          <table:table-cell table:number-columns-repeated="19"/>
        </table:table-row>
        <table:table-row table:style-name="ro4">
          <table:table-cell table:style-name="ce63" office:value-type="string">
            <text:p>Q7s</text:p>
          </table:table-cell>
          <table:table-cell office:value-type="float" office:value="0.543">
            <text:p>0,54</text:p>
          </table:table-cell>
          <table:table-cell office:value-type="float" office:value="0.461538461538462">
            <text:p>0,46</text:p>
          </table:table-cell>
          <table:table-cell office:value-type="float" office:value="-0.111047510017172">
            <text:p>-0,11</text:p>
          </table:table-cell>
          <table:table-cell office:value-type="string">
            <text:p>S2</text:p>
          </table:table-cell>
          <table:table-cell table:number-columns-repeated="19"/>
        </table:table-row>
        <table:table-row table:style-name="ro4">
          <table:table-cell office:value-type="string">
            <text:p>Q7o</text:p>
          </table:table-cell>
          <table:table-cell office:value-type="float" office:value="0.5177">
            <text:p>0,52</text:p>
          </table:table-cell>
          <table:table-cell office:value-type="float" office:value="0.368359375">
            <text:p>0,37</text:p>
          </table:table-cell>
          <table:table-cell office:value-type="float" office:value="-0.286728039892597">
            <text:p>-0,29</text:p>
          </table:table-cell>
          <table:table-cell office:value-type="string">
            <text:p>O1</text:p>
          </table:table-cell>
          <table:table-cell table:number-columns-repeated="19"/>
        </table:table-row>
        <table:table-row table:style-name="ro4">
          <table:table-cell table:style-name="ce63" office:value-type="string">
            <text:p>Q6s</text:p>
          </table:table-cell>
          <table:table-cell office:value-type="float" office:value="0.5361">
            <text:p>0,54</text:p>
          </table:table-cell>
          <table:table-cell office:value-type="float" office:value="-0.176538908246225">
            <text:p>-0,18</text:p>
          </table:table-cell>
          <table:table-cell office:value-type="float" office:value="0.0862068965517241">
            <text:p>0,09</text:p>
          </table:table-cell>
          <table:table-cell office:value-type="string">
            <text:p>S2</text:p>
          </table:table-cell>
          <table:table-cell table:number-columns-repeated="19"/>
        </table:table-row>
        <table:table-row table:style-name="ro4">
          <table:table-cell office:value-type="string">
            <text:p>Q6o</text:p>
          </table:table-cell>
          <table:table-cell office:value-type="float" office:value="0.5102">
            <text:p>0,51</text:p>
          </table:table-cell>
          <table:table-cell office:value-type="float" office:value="-0.0662352493338409">
            <text:p>-0,07</text:p>
          </table:table-cell>
          <table:table-cell office:value-type="float" office:value="-0.118084700495994">
            <text:p>-0,12</text:p>
          </table:table-cell>
          <table:table-cell office:value-type="string">
            <text:p>O2</text:p>
          </table:table-cell>
          <table:table-cell table:number-columns-repeated="19"/>
        </table:table-row>
        <table:table-row table:style-name="ro4">
          <table:table-cell table:style-name="ce63" office:value-type="string">
            <text:p>Q5s</text:p>
          </table:table-cell>
          <table:table-cell office:value-type="float" office:value="0.5277">
            <text:p>0,53</text:p>
          </table:table-cell>
          <table:table-cell office:value-type="float" office:value="0.273192942515652">
            <text:p>0,27</text:p>
          </table:table-cell>
          <table:table-cell office:value-type="float" office:value="0.0649188514357054">
            <text:p>0,06</text:p>
          </table:table-cell>
          <table:table-cell office:value-type="string">
            <text:p>S2</text:p>
          </table:table-cell>
          <table:table-cell table:number-columns-repeated="19"/>
        </table:table-row>
        <table:table-row table:style-name="ro4">
          <table:table-cell office:value-type="string">
            <text:p>Q5o</text:p>
          </table:table-cell>
          <table:table-cell office:value-type="float" office:value="0.5012">
            <text:p>0,50</text:p>
          </table:table-cell>
          <table:table-cell office:value-type="float" office:value="-0.0844633862843859">
            <text:p>-0,08</text:p>
          </table:table-cell>
          <table:table-cell office:value-type="float" office:value="-0.332127902550438">
            <text:p>-0,33</text:p>
          </table:table-cell>
          <table:table-cell office:value-type="string">
            <text:p>O3</text:p>
          </table:table-cell>
          <table:table-cell table:number-columns-repeated="19"/>
        </table:table-row>
        <table:table-row table:style-name="ro4">
          <table:table-cell table:style-name="ce63" office:value-type="string">
            <text:p>Q4s</text:p>
          </table:table-cell>
          <table:table-cell office:value-type="float" office:value="0.5186">
            <text:p>0,52</text:p>
          </table:table-cell>
          <table:table-cell office:value-type="float" office:value="0.280618311533888">
            <text:p>0,28</text:p>
          </table:table-cell>
          <table:table-cell office:value-type="float" office:value="0.0543981481481482">
            <text:p>0,05</text:p>
          </table:table-cell>
          <table:table-cell office:value-type="string">
            <text:p>S2</text:p>
          </table:table-cell>
          <table:table-cell table:number-columns-repeated="19"/>
        </table:table-row>
        <table:table-row table:style-name="ro4">
          <table:table-cell office:value-type="string">
            <text:p>Q4o</text:p>
          </table:table-cell>
          <table:table-cell office:value-type="float" office:value="0.4913">
            <text:p>0,49</text:p>
          </table:table-cell>
          <table:table-cell office:value-type="float" office:value="-0.193624557260921">
            <text:p>-0,19</text:p>
          </table:table-cell>
          <table:table-cell office:value-type="float" office:value="-0.260670731707317">
            <text:p>-0,26</text:p>
          </table:table-cell>
          <table:table-cell office:value-type="string">
            <text:p>O3</text:p>
          </table:table-cell>
          <table:table-cell table:number-columns-repeated="19"/>
        </table:table-row>
        <table:table-row table:style-name="ro4">
          <table:table-cell table:style-name="ce63" office:value-type="string">
            <text:p>Q3s</text:p>
          </table:table-cell>
          <table:table-cell office:value-type="float" office:value="0.5102">
            <text:p>0,51</text:p>
          </table:table-cell>
          <table:table-cell office:value-type="float" office:value="0.162112932604736">
            <text:p>0,16</text:p>
          </table:table-cell>
          <table:table-cell office:value-type="float" office:value="-0.185361749859787">
            <text:p>-0,19</text:p>
          </table:table-cell>
          <table:table-cell office:value-type="string">
            <text:p>S2</text:p>
          </table:table-cell>
          <table:table-cell table:number-columns-repeated="19"/>
        </table:table-row>
        <table:table-row table:style-name="ro4">
          <table:table-cell office:value-type="string">
            <text:p>Q3o</text:p>
          </table:table-cell>
          <table:table-cell office:value-type="float" office:value="0.4822">
            <text:p>0,48</text:p>
          </table:table-cell>
          <table:table-cell office:value-type="float" office:value="-0.5">
            <text:p>-0,50</text:p>
          </table:table-cell>
          <table:table-cell office:value-type="float" office:value="-0.325690713737529">
            <text:p>-0,33</text:p>
          </table:table-cell>
          <table:table-cell office:value-type="string">
            <text:p>O3</text:p>
          </table:table-cell>
          <table:table-cell table:number-columns-repeated="19"/>
        </table:table-row>
        <table:table-row table:style-name="ro4">
          <table:table-cell table:style-name="ce63" office:value-type="string">
            <text:p>Q2s</text:p>
          </table:table-cell>
          <table:table-cell office:value-type="float" office:value="0.5017">
            <text:p>0,50</text:p>
          </table:table-cell>
          <table:table-cell office:value-type="float" office:value="-0.101994301994302">
            <text:p>-0,10</text:p>
          </table:table-cell>
          <table:table-cell office:value-type="float" office:value="-0.378662244333886">
            <text:p>-0,38</text:p>
          </table:table-cell>
          <table:table-cell office:value-type="string">
            <text:p>S3</text:p>
          </table:table-cell>
          <table:table-cell table:number-columns-repeated="19"/>
        </table:table-row>
        <table:table-row table:style-name="ro4">
          <table:table-cell office:value-type="string">
            <text:p>Q2o</text:p>
          </table:table-cell>
          <table:table-cell office:value-type="float" office:value="0.473">
            <text:p>0,47</text:p>
          </table:table-cell>
          <table:table-cell office:value-type="float" office:value="-0.5">
            <text:p>-0,50</text:p>
          </table:table-cell>
          <table:table-cell office:value-type="float" office:value="-0.786293436293436">
            <text:p>-0,79</text:p>
          </table:table-cell>
          <table:table-cell table:number-columns-repeated="20"/>
        </table:table-row>
        <table:table-row table:style-name="ro4">
          <table:table-cell table:style-name="ce63" office:value-type="string">
            <text:p>JTs</text:p>
          </table:table-cell>
          <table:table-cell office:value-type="float" office:value="0.5753">
            <text:p>0,58</text:p>
          </table:table-cell>
          <table:table-cell office:value-type="float" office:value="0.909409701928697">
            <text:p>0,91</text:p>
          </table:table-cell>
          <table:table-cell office:value-type="float" office:value="0.657513578756789">
            <text:p>0,66</text:p>
          </table:table-cell>
          <table:table-cell office:value-type="string">
            <text:p>SCB</text:p>
          </table:table-cell>
          <table:table-cell table:number-columns-repeated="19"/>
        </table:table-row>
        <table:table-row table:style-name="ro4">
          <table:table-cell office:value-type="string">
            <text:p>JTo</text:p>
          </table:table-cell>
          <table:table-cell office:value-type="float" office:value="0.5525">
            <text:p>0,55</text:p>
          </table:table-cell>
          <table:table-cell office:value-type="float" office:value="0.563778580024067">
            <text:p>0,56</text:p>
          </table:table-cell>
          <table:table-cell office:value-type="float" office:value="0.274589371980676">
            <text:p>0,27</text:p>
          </table:table-cell>
          <table:table-cell office:value-type="string">
            <text:p>OCB</text:p>
          </table:table-cell>
          <table:table-cell table:number-columns-repeated="19"/>
        </table:table-row>
        <table:table-row table:style-name="ro4">
          <table:table-cell table:style-name="ce63" office:value-type="string">
            <text:p>J9s</text:p>
          </table:table-cell>
          <table:table-cell office:value-type="float" office:value="0.5566">
            <text:p>0,56</text:p>
          </table:table-cell>
          <table:table-cell office:value-type="float" office:value="0.319723979298447">
            <text:p>0,32</text:p>
          </table:table-cell>
          <table:table-cell office:value-type="float" office:value="0.480593607305936">
            <text:p>0,48</text:p>
          </table:table-cell>
          <table:table-cell office:value-type="string">
            <text:p>S1</text:p>
          </table:table-cell>
          <table:table-cell table:number-columns-repeated="19"/>
        </table:table-row>
        <table:table-row table:style-name="ro4">
          <table:table-cell office:value-type="string">
            <text:p>J9o</text:p>
          </table:table-cell>
          <table:table-cell office:value-type="float" office:value="0.5325">
            <text:p>0,53</text:p>
          </table:table-cell>
          <table:table-cell office:value-type="float" office:value="0.398707715697453">
            <text:p>0,40</text:p>
          </table:table-cell>
          <table:table-cell office:value-type="float" office:value="0.0498367582101018">
            <text:p>0,05</text:p>
          </table:table-cell>
          <table:table-cell office:value-type="string">
            <text:p>O1</text:p>
          </table:table-cell>
          <table:table-cell table:number-columns-repeated="19"/>
        </table:table-row>
        <table:table-row table:style-name="ro4">
          <table:table-cell table:style-name="ce63" office:value-type="string">
            <text:p>J8s</text:p>
          </table:table-cell>
          <table:table-cell office:value-type="float" office:value="0.5402">
            <text:p>0,54</text:p>
          </table:table-cell>
          <table:table-cell office:value-type="float" office:value="0.619411764705882">
            <text:p>0,62</text:p>
          </table:table-cell>
          <table:table-cell office:value-type="float" office:value="0.454072790294627">
            <text:p>0,45</text:p>
          </table:table-cell>
          <table:table-cell office:value-type="string">
            <text:p>S1</text:p>
          </table:table-cell>
          <table:table-cell table:number-columns-repeated="19"/>
        </table:table-row>
        <table:table-row table:style-name="ro4">
          <table:table-cell office:value-type="string">
            <text:p>J8o</text:p>
          </table:table-cell>
          <table:table-cell office:value-type="float" office:value="0.5149">
            <text:p>0,51</text:p>
          </table:table-cell>
          <table:table-cell office:value-type="float" office:value="0.0790917691579943">
            <text:p>0,08</text:p>
          </table:table-cell>
          <table:table-cell office:value-type="float" office:value="-0.228533180340409">
            <text:p>-0,23</text:p>
          </table:table-cell>
          <table:table-cell office:value-type="string">
            <text:p>O2</text:p>
          </table:table-cell>
          <table:table-cell table:number-columns-repeated="19"/>
        </table:table-row>
        <table:table-row table:style-name="ro4">
          <table:table-cell table:style-name="ce63" office:value-type="string">
            <text:p>J7s</text:p>
          </table:table-cell>
          <table:table-cell office:value-type="float" office:value="0.5232">
            <text:p>0,52</text:p>
          </table:table-cell>
          <table:table-cell office:value-type="float" office:value="0.173740803621958">
            <text:p>0,17</text:p>
          </table:table-cell>
          <table:table-cell office:value-type="float" office:value="-0.155409115870401">
            <text:p>-0,16</text:p>
          </table:table-cell>
          <table:table-cell office:value-type="string">
            <text:p>S2</text:p>
          </table:table-cell>
          <table:table-cell table:number-columns-repeated="19"/>
        </table:table-row>
        <table:table-row table:style-name="ro4">
          <table:table-cell office:value-type="string">
            <text:p>J7o</text:p>
          </table:table-cell>
          <table:table-cell office:value-type="float" office:value="0.4968">
            <text:p>0,50</text:p>
          </table:table-cell>
          <table:table-cell office:value-type="float" office:value="0.114103060829136">
            <text:p>0,11</text:p>
          </table:table-cell>
          <table:table-cell office:value-type="float" office:value="-0.207577782019469">
            <text:p>-0,21</text:p>
          </table:table-cell>
          <table:table-cell office:value-type="string">
            <text:p>O2</text:p>
          </table:table-cell>
          <table:table-cell table:number-columns-repeated="19"/>
        </table:table-row>
        <table:table-row table:style-name="ro4">
          <table:table-cell table:style-name="ce63" office:value-type="string">
            <text:p>J6s</text:p>
          </table:table-cell>
          <table:table-cell office:value-type="float" office:value="0.5061">
            <text:p>0,51</text:p>
          </table:table-cell>
          <table:table-cell office:value-type="float" office:value="0.198118428334256">
            <text:p>0,20</text:p>
          </table:table-cell>
          <table:table-cell office:value-type="float" office:value="0.2599171107164">
            <text:p>0,26</text:p>
          </table:table-cell>
          <table:table-cell office:value-type="string">
            <text:p>S2</text:p>
          </table:table-cell>
          <table:table-cell table:number-columns-repeated="19"/>
        </table:table-row>
        <table:table-row table:style-name="ro4">
          <table:table-cell office:value-type="string">
            <text:p>J6o</text:p>
          </table:table-cell>
          <table:table-cell office:value-type="float" office:value="0.4784">
            <text:p>0,48</text:p>
          </table:table-cell>
          <table:table-cell office:value-type="float" office:value="-0.5">
            <text:p>-0,50</text:p>
          </table:table-cell>
          <table:table-cell office:value-type="float" office:value="-0.35420256557534">
            <text:p>-0,35</text:p>
          </table:table-cell>
          <table:table-cell office:value-type="string">
            <text:p>O3</text:p>
          </table:table-cell>
          <table:table-cell table:number-columns-repeated="19"/>
        </table:table-row>
        <table:table-row table:style-name="ro4">
          <table:table-cell table:style-name="ce63" office:value-type="string">
            <text:p>J5s</text:p>
          </table:table-cell>
          <table:table-cell office:value-type="float" office:value="0.4999">
            <text:p>0,50</text:p>
          </table:table-cell>
          <table:table-cell office:value-type="float" office:value="0.109283196239718">
            <text:p>0,11</text:p>
          </table:table-cell>
          <table:table-cell office:value-type="float" office:value="-0.03125">
            <text:p>-0,03</text:p>
          </table:table-cell>
          <table:table-cell office:value-type="string">
            <text:p>S2</text:p>
          </table:table-cell>
          <table:table-cell table:number-columns-repeated="19"/>
        </table:table-row>
        <table:table-row table:style-name="ro4">
          <table:table-cell office:value-type="string">
            <text:p>J5o</text:p>
          </table:table-cell>
          <table:table-cell office:value-type="float" office:value="0.4718">
            <text:p>0,47</text:p>
          </table:table-cell>
          <table:table-cell office:value-type="float" office:value="-0.5">
            <text:p>-0,50</text:p>
          </table:table-cell>
          <table:table-cell office:value-type="float" office:value="-0.589566929133858">
            <text:p>-0,59</text:p>
          </table:table-cell>
          <table:table-cell office:value-type="string">
            <text:p>O3</text:p>
          </table:table-cell>
          <table:table-cell table:number-columns-repeated="19"/>
        </table:table-row>
        <table:table-row table:style-name="ro4">
          <table:table-cell table:style-name="ce63" office:value-type="string">
            <text:p>J4s</text:p>
          </table:table-cell>
          <table:table-cell office:value-type="float" office:value="0.4907">
            <text:p>0,49</text:p>
          </table:table-cell>
          <table:table-cell office:value-type="float" office:value="-0.0970488081725312">
            <text:p>-0,10</text:p>
          </table:table-cell>
          <table:table-cell office:value-type="float" office:value="-0.382109004739336">
            <text:p>-0,38</text:p>
          </table:table-cell>
          <table:table-cell office:value-type="string">
            <text:p>S3</text:p>
          </table:table-cell>
          <table:table-cell table:number-columns-repeated="19"/>
        </table:table-row>
        <table:table-row table:style-name="ro4">
          <table:table-cell office:value-type="string">
            <text:p>J4o</text:p>
          </table:table-cell>
          <table:table-cell office:value-type="float" office:value="0.4619">
            <text:p>0,46</text:p>
          </table:table-cell>
          <table:table-cell office:value-type="float" office:value="-0.5">
            <text:p>-0,50</text:p>
          </table:table-cell>
          <table:table-cell office:value-type="float" office:value="-0.708635150590926">
            <text:p>-0,71</text:p>
          </table:table-cell>
          <table:table-cell table:number-columns-repeated="20"/>
        </table:table-row>
        <table:table-row table:style-name="ro4">
          <table:table-cell table:style-name="ce63" office:value-type="string">
            <text:p>J3s</text:p>
          </table:table-cell>
          <table:table-cell office:value-type="float" office:value="0.4823">
            <text:p>0,48</text:p>
          </table:table-cell>
          <table:table-cell office:value-type="float" office:value="-0.282693377851975">
            <text:p>-0,28</text:p>
          </table:table-cell>
          <table:table-cell office:value-type="float" office:value="-0.291885580852306">
            <text:p>-0,29</text:p>
          </table:table-cell>
          <table:table-cell office:value-type="string">
            <text:p>S3</text:p>
          </table:table-cell>
          <table:table-cell table:number-columns-repeated="19"/>
        </table:table-row>
        <table:table-row table:style-name="ro4">
          <table:table-cell office:value-type="string">
            <text:p>J3o</text:p>
          </table:table-cell>
          <table:table-cell office:value-type="float" office:value="0.4528">
            <text:p>0,45</text:p>
          </table:table-cell>
          <table:table-cell office:value-type="float" office:value="-0.5">
            <text:p>-0,50</text:p>
          </table:table-cell>
          <table:table-cell office:value-type="float" office:value="-0.795463357890655">
            <text:p>-0,80</text:p>
          </table:table-cell>
          <table:table-cell table:number-columns-repeated="20"/>
        </table:table-row>
        <table:table-row table:style-name="ro4">
          <table:table-cell table:style-name="ce63" office:value-type="string">
            <text:p>J2s</text:p>
          </table:table-cell>
          <table:table-cell office:value-type="float" office:value="0.4738">
            <text:p>0,47</text:p>
          </table:table-cell>
          <table:table-cell office:value-type="float" office:value="0.112857944974733">
            <text:p>0,11</text:p>
          </table:table-cell>
          <table:table-cell office:value-type="float" office:value="-0.18978102189781">
            <text:p>-0,19</text:p>
          </table:table-cell>
          <table:table-cell office:value-type="string">
            <text:p>S3</text:p>
          </table:table-cell>
          <table:table-cell table:number-columns-repeated="19"/>
        </table:table-row>
        <table:table-row table:style-name="ro4">
          <table:table-cell office:value-type="string">
            <text:p>J2o</text:p>
          </table:table-cell>
          <table:table-cell office:value-type="float" office:value="0.4435">
            <text:p>0,44</text:p>
          </table:table-cell>
          <table:table-cell office:value-type="float" office:value="-0.5">
            <text:p>-0,50</text:p>
          </table:table-cell>
          <table:table-cell office:value-type="float" office:value="-0.756385634722489">
            <text:p>-0,76</text:p>
          </table:table-cell>
          <table:table-cell table:number-columns-repeated="20"/>
        </table:table-row>
        <table:table-row table:style-name="ro4">
          <table:table-cell table:style-name="ce63" office:value-type="string">
            <text:p>T9s</text:p>
          </table:table-cell>
          <table:table-cell office:value-type="float" office:value="0.5403">
            <text:p>0,54</text:p>
          </table:table-cell>
          <table:table-cell office:value-type="float" office:value="0.626971179989125">
            <text:p>0,63</text:p>
          </table:table-cell>
          <table:table-cell office:value-type="float" office:value="0.143495254048018">
            <text:p>0,14</text:p>
          </table:table-cell>
          <table:table-cell office:value-type="string">
            <text:p>SCB</text:p>
          </table:table-cell>
          <table:table-cell table:number-columns-repeated="19"/>
        </table:table-row>
        <table:table-row table:style-name="ro4">
          <table:table-cell office:value-type="string">
            <text:p>T9o</text:p>
          </table:table-cell>
          <table:table-cell office:value-type="float" office:value="0.5153">
            <text:p>0,52</text:p>
          </table:table-cell>
          <table:table-cell office:value-type="float" office:value="0.390366088631985">
            <text:p>0,39</text:p>
          </table:table-cell>
          <table:table-cell office:value-type="float" office:value="0.059751528298166">
            <text:p>0,06</text:p>
          </table:table-cell>
          <table:table-cell office:value-type="string">
            <text:p>OCB</text:p>
          </table:table-cell>
          <table:table-cell table:number-columns-repeated="19"/>
        </table:table-row>
        <table:table-row table:style-name="ro4">
          <table:table-cell table:style-name="ce63" office:value-type="string">
            <text:p>T8s</text:p>
          </table:table-cell>
          <table:table-cell office:value-type="float" office:value="0.5233">
            <text:p>0,52</text:p>
          </table:table-cell>
          <table:table-cell office:value-type="float" office:value="0.528868360277136">
            <text:p>0,53</text:p>
          </table:table-cell>
          <table:table-cell office:value-type="float" office:value="0.102645198389879">
            <text:p>0,10</text:p>
          </table:table-cell>
          <table:table-cell office:value-type="string">
            <text:p>S1</text:p>
          </table:table-cell>
          <table:table-cell table:number-columns-repeated="19"/>
        </table:table-row>
        <table:table-row table:style-name="ro4">
          <table:table-cell office:value-type="string">
            <text:p>T8o</text:p>
          </table:table-cell>
          <table:table-cell office:value-type="float" office:value="0.4972">
            <text:p>0,50</text:p>
          </table:table-cell>
          <table:table-cell office:value-type="float" office:value="-0.0436554132712456">
            <text:p>-0,04</text:p>
          </table:table-cell>
          <table:table-cell office:value-type="float" office:value="-0.204813546423135">
            <text:p>-0,20</text:p>
          </table:table-cell>
          <table:table-cell office:value-type="string">
            <text:p>O2</text:p>
          </table:table-cell>
          <table:table-cell table:number-columns-repeated="19"/>
        </table:table-row>
        <table:table-row table:style-name="ro4">
          <table:table-cell table:style-name="ce63" office:value-type="string">
            <text:p>T7s</text:p>
          </table:table-cell>
          <table:table-cell office:value-type="float" office:value="0.5064">
            <text:p>0,51</text:p>
          </table:table-cell>
          <table:table-cell office:value-type="float" office:value="0.113835376532399">
            <text:p>0,11</text:p>
          </table:table-cell>
          <table:table-cell office:value-type="float" office:value="-0.152769679300292">
            <text:p>-0,15</text:p>
          </table:table-cell>
          <table:table-cell office:value-type="string">
            <text:p>S2</text:p>
          </table:table-cell>
          <table:table-cell table:number-columns-repeated="19"/>
        </table:table-row>
        <table:table-row table:style-name="ro4">
          <table:table-cell office:value-type="string">
            <text:p>T7o</text:p>
          </table:table-cell>
          <table:table-cell office:value-type="float" office:value="0.4791">
            <text:p>0,48</text:p>
          </table:table-cell>
          <table:table-cell office:value-type="float" office:value="-0.0433542498573873">
            <text:p>-0,04</text:p>
          </table:table-cell>
          <table:table-cell office:value-type="float" office:value="-0.227010942599347">
            <text:p>-0,23</text:p>
          </table:table-cell>
          <table:table-cell office:value-type="string">
            <text:p>O2</text:p>
          </table:table-cell>
          <table:table-cell table:number-columns-repeated="19"/>
        </table:table-row>
        <table:table-row table:style-name="ro4">
          <table:table-cell table:style-name="ce63" office:value-type="string">
            <text:p>T6s</text:p>
          </table:table-cell>
          <table:table-cell office:value-type="float" office:value="0.4894">
            <text:p>0,49</text:p>
          </table:table-cell>
          <table:table-cell office:value-type="float" office:value="0.0807560137457045">
            <text:p>0,08</text:p>
          </table:table-cell>
          <table:table-cell office:value-type="float" office:value="-0.207122507122507">
            <text:p>-0,21</text:p>
          </table:table-cell>
          <table:table-cell office:value-type="string">
            <text:p>S2</text:p>
          </table:table-cell>
          <table:table-cell table:number-columns-repeated="19"/>
        </table:table-row>
        <table:table-row table:style-name="ro4">
          <table:table-cell office:value-type="string">
            <text:p>T6o</text:p>
          </table:table-cell>
          <table:table-cell office:value-type="float" office:value="0.4609">
            <text:p>0,46</text:p>
          </table:table-cell>
          <table:table-cell office:value-type="float" office:value="-0.5">
            <text:p>-0,50</text:p>
          </table:table-cell>
          <table:table-cell office:value-type="float" office:value="-0.199782951854775">
            <text:p>-0,20</text:p>
          </table:table-cell>
          <table:table-cell office:value-type="string">
            <text:p>O3</text:p>
          </table:table-cell>
          <table:table-cell table:number-columns-repeated="19"/>
        </table:table-row>
        <table:table-row table:style-name="ro4">
          <table:table-cell table:style-name="ce63" office:value-type="string">
            <text:p>T5s</text:p>
          </table:table-cell>
          <table:table-cell office:value-type="float" office:value="0.4722">
            <text:p>0,47</text:p>
          </table:table-cell>
          <table:table-cell office:value-type="float" office:value="0.357504215851602">
            <text:p>0,36</text:p>
          </table:table-cell>
          <table:table-cell office:value-type="float" office:value="-0.22376179245283">
            <text:p>-0,22</text:p>
          </table:table-cell>
          <table:table-cell office:value-type="string">
            <text:p>S3</text:p>
          </table:table-cell>
          <table:table-cell table:number-columns-repeated="19"/>
        </table:table-row>
        <table:table-row table:style-name="ro4">
          <table:table-cell office:value-type="string">
            <text:p>T5o</text:p>
          </table:table-cell>
          <table:table-cell office:value-type="float" office:value="0.4425">
            <text:p>0,44</text:p>
          </table:table-cell>
          <table:table-cell office:value-type="float" office:value="-0.5">
            <text:p>-0,50</text:p>
          </table:table-cell>
          <table:table-cell office:value-type="float" office:value="-0.726670506912442">
            <text:p>-0,73</text:p>
          </table:table-cell>
          <table:table-cell table:number-columns-repeated="20"/>
        </table:table-row>
        <table:table-row table:style-name="ro4">
          <table:table-cell table:style-name="ce63" office:value-type="string">
            <text:p>T4s</text:p>
          </table:table-cell>
          <table:table-cell office:value-type="float" office:value="0.4653">
            <text:p>0,47</text:p>
          </table:table-cell>
          <table:table-cell office:value-type="float" office:value="0.0653780557134736">
            <text:p>0,07</text:p>
          </table:table-cell>
          <table:table-cell office:value-type="float" office:value="-0.121902017291066">
            <text:p>-0,12</text:p>
          </table:table-cell>
          <table:table-cell office:value-type="string">
            <text:p>S3</text:p>
          </table:table-cell>
          <table:table-cell table:number-columns-repeated="19"/>
        </table:table-row>
        <table:table-row table:style-name="ro4">
          <table:table-cell office:value-type="string">
            <text:p>T4o</text:p>
          </table:table-cell>
          <table:table-cell office:value-type="float" office:value="0.435">
            <text:p>0,44</text:p>
          </table:table-cell>
          <table:table-cell office:value-type="float" office:value="-0.5">
            <text:p>-0,50</text:p>
          </table:table-cell>
          <table:table-cell office:value-type="float" office:value="-0.720825852782765">
            <text:p>-0,72</text:p>
          </table:table-cell>
          <table:table-cell table:number-columns-repeated="20"/>
        </table:table-row>
        <table:table-row table:style-name="ro4">
          <table:table-cell table:style-name="ce63" office:value-type="string">
            <text:p>T3s</text:p>
          </table:table-cell>
          <table:table-cell office:value-type="float" office:value="0.4569">
            <text:p>0,46</text:p>
          </table:table-cell>
          <table:table-cell office:value-type="float" office:value="-0.260171919770774">
            <text:p>-0,26</text:p>
          </table:table-cell>
          <table:table-cell office:value-type="float" office:value="-0.197325327510917">
            <text:p>-0,20</text:p>
          </table:table-cell>
          <table:table-cell office:value-type="string">
            <text:p>S3</text:p>
          </table:table-cell>
          <table:table-cell table:number-columns-repeated="19"/>
        </table:table-row>
        <table:table-row table:style-name="ro4">
          <table:table-cell office:value-type="string">
            <text:p>T3o</text:p>
          </table:table-cell>
          <table:table-cell office:value-type="float" office:value="0.4259">
            <text:p>0,43</text:p>
          </table:table-cell>
          <table:table-cell office:value-type="float" office:value="-0.5">
            <text:p>-0,50</text:p>
          </table:table-cell>
          <table:table-cell office:value-type="float" office:value="-0.732309486780715">
            <text:p>-0,73</text:p>
          </table:table-cell>
          <table:table-cell table:number-columns-repeated="20"/>
        </table:table-row>
        <table:table-row table:style-name="ro4">
          <table:table-cell table:style-name="ce63" office:value-type="string">
            <text:p>T2s</text:p>
          </table:table-cell>
          <table:table-cell office:value-type="float" office:value="0.4484">
            <text:p>0,45</text:p>
          </table:table-cell>
          <table:table-cell office:value-type="float" office:value="-0.5">
            <text:p>-0,50</text:p>
          </table:table-cell>
          <table:table-cell office:value-type="float" office:value="-0.531609195402299">
            <text:p>-0,53</text:p>
          </table:table-cell>
          <table:table-cell office:value-type="string">
            <text:p>S4</text:p>
          </table:table-cell>
          <table:table-cell table:number-columns-repeated="19"/>
        </table:table-row>
        <table:table-row table:style-name="ro4">
          <table:table-cell office:value-type="string">
            <text:p>T2o</text:p>
          </table:table-cell>
          <table:table-cell office:value-type="float" office:value="0.4167">
            <text:p>0,42</text:p>
          </table:table-cell>
          <table:table-cell office:value-type="float" office:value="-0.5">
            <text:p>-0,50</text:p>
          </table:table-cell>
          <table:table-cell office:value-type="float" office:value="-0.714490811638591">
            <text:p>-0,71</text:p>
          </table:table-cell>
          <table:table-cell table:number-columns-repeated="20"/>
        </table:table-row>
        <table:table-row table:style-name="ro4">
          <table:table-cell table:style-name="ce63" office:value-type="string">
            <text:p>98s</text:p>
          </table:table-cell>
          <table:table-cell office:value-type="float" office:value="0.508">
            <text:p>0,51</text:p>
          </table:table-cell>
          <table:table-cell office:value-type="float" office:value="0.425707547169811">
            <text:p>0,43</text:p>
          </table:table-cell>
          <table:table-cell office:value-type="float" office:value="0.154669839381321">
            <text:p>0,15</text:p>
          </table:table-cell>
          <table:table-cell office:value-type="string">
            <text:p>SCB</text:p>
          </table:table-cell>
          <table:table-cell table:number-columns-repeated="19"/>
        </table:table-row>
        <table:table-row table:style-name="ro4">
          <table:table-cell office:value-type="string">
            <text:p>98o</text:p>
          </table:table-cell>
          <table:table-cell office:value-type="float" office:value="0.481">
            <text:p>0,48</text:p>
          </table:table-cell>
          <table:table-cell office:value-type="float" office:value="0.159704682339227">
            <text:p>0,16</text:p>
          </table:table-cell>
          <table:table-cell office:value-type="float" office:value="-0.105454545454545">
            <text:p>-0,11</text:p>
          </table:table-cell>
          <table:table-cell office:value-type="string">
            <text:p>OCB</text:p>
          </table:table-cell>
          <table:table-cell table:number-columns-repeated="19"/>
        </table:table-row>
        <table:table-row table:style-name="ro4">
          <table:table-cell table:style-name="ce63" office:value-type="string">
            <text:p>97s</text:p>
          </table:table-cell>
          <table:table-cell office:value-type="float" office:value="0.4912">
            <text:p>0,49</text:p>
          </table:table-cell>
          <table:table-cell office:value-type="float" office:value="0.257725947521866">
            <text:p>0,26</text:p>
          </table:table-cell>
          <table:table-cell office:value-type="float" office:value="0.0462592804111936">
            <text:p>0,05</text:p>
          </table:table-cell>
          <table:table-cell office:value-type="string">
            <text:p>S2</text:p>
          </table:table-cell>
          <table:table-cell table:number-columns-repeated="19"/>
        </table:table-row>
        <table:table-row table:style-name="ro4">
          <table:table-cell office:value-type="string">
            <text:p>97o</text:p>
          </table:table-cell>
          <table:table-cell office:value-type="float" office:value="0.463">
            <text:p>0,46</text:p>
          </table:table-cell>
          <table:table-cell office:value-type="float" office:value="0.0377431157327171">
            <text:p>0,04</text:p>
          </table:table-cell>
          <table:table-cell office:value-type="float" office:value="-0.155532555513737">
            <text:p>-0,16</text:p>
          </table:table-cell>
          <table:table-cell office:value-type="string">
            <text:p>O2</text:p>
          </table:table-cell>
          <table:table-cell table:number-columns-repeated="19"/>
        </table:table-row>
        <table:table-row table:style-name="ro4">
          <table:table-cell table:style-name="ce63" office:value-type="string">
            <text:p>96s</text:p>
          </table:table-cell>
          <table:table-cell office:value-type="float" office:value="0.4743">
            <text:p>0,47</text:p>
          </table:table-cell>
          <table:table-cell office:value-type="float" office:value="-0.131431767337808">
            <text:p>-0,13</text:p>
          </table:table-cell>
          <table:table-cell office:value-type="float" office:value="-0.0470035252643948">
            <text:p>-0,05</text:p>
          </table:table-cell>
          <table:table-cell office:value-type="string">
            <text:p>S3</text:p>
          </table:table-cell>
          <table:table-cell table:number-columns-repeated="19"/>
        </table:table-row>
        <table:table-row table:style-name="ro4">
          <table:table-cell office:value-type="string">
            <text:p>96o</text:p>
          </table:table-cell>
          <table:table-cell office:value-type="float" office:value="0.4449">
            <text:p>0,44</text:p>
          </table:table-cell>
          <table:table-cell office:value-type="float" office:value="-0.5">
            <text:p>-0,50</text:p>
          </table:table-cell>
          <table:table-cell office:value-type="float" office:value="-0.524310245031835">
            <text:p>-0,52</text:p>
          </table:table-cell>
          <table:table-cell office:value-type="string">
            <text:p>O3</text:p>
          </table:table-cell>
          <table:table-cell table:number-columns-repeated="19"/>
        </table:table-row>
        <table:table-row table:style-name="ro4">
          <table:table-cell table:style-name="ce63" office:value-type="string">
            <text:p>95s</text:p>
          </table:table-cell>
          <table:table-cell office:value-type="float" office:value="0.4572">
            <text:p>0,46</text:p>
          </table:table-cell>
          <table:table-cell office:value-type="float" office:value="-0.128440366972477">
            <text:p>-0,13</text:p>
          </table:table-cell>
          <table:table-cell office:value-type="float" office:value="-0.100239377618193">
            <text:p>-0,10</text:p>
          </table:table-cell>
          <table:table-cell office:value-type="string">
            <text:p>S3</text:p>
          </table:table-cell>
          <table:table-cell table:number-columns-repeated="19"/>
        </table:table-row>
        <table:table-row table:style-name="ro4">
          <table:table-cell office:value-type="string">
            <text:p>95o</text:p>
          </table:table-cell>
          <table:table-cell office:value-type="float" office:value="0.4267">
            <text:p>0,43</text:p>
          </table:table-cell>
          <table:table-cell office:value-type="float" office:value="-0.5">
            <text:p>-0,50</text:p>
          </table:table-cell>
          <table:table-cell office:value-type="float" office:value="-0.7245942812983">
            <text:p>-0,72</text:p>
          </table:table-cell>
          <table:table-cell table:number-columns-repeated="20"/>
        </table:table-row>
        <table:table-row table:style-name="ro4">
          <table:table-cell table:style-name="ce63" office:value-type="string">
            <text:p>94s</text:p>
          </table:table-cell>
          <table:table-cell office:value-type="float" office:value="0.4386">
            <text:p>0,44</text:p>
          </table:table-cell>
          <table:table-cell office:value-type="float" office:value="-0.5">
            <text:p>-0,50</text:p>
          </table:table-cell>
          <table:table-cell office:value-type="float" office:value="-0.482708933717579">
            <text:p>-0,48</text:p>
          </table:table-cell>
          <table:table-cell office:value-type="string">
            <text:p>S4</text:p>
          </table:table-cell>
          <table:table-cell table:number-columns-repeated="19"/>
        </table:table-row>
        <table:table-row table:style-name="ro4">
          <table:table-cell office:value-type="string">
            <text:p>94o</text:p>
          </table:table-cell>
          <table:table-cell office:value-type="float" office:value="0.4067">
            <text:p>0,41</text:p>
          </table:table-cell>
          <table:table-cell office:value-type="float" office:value="-0.5">
            <text:p>-0,50</text:p>
          </table:table-cell>
          <table:table-cell office:value-type="float" office:value="-0.72448006105705">
            <text:p>-0,72</text:p>
          </table:table-cell>
          <table:table-cell table:number-columns-repeated="20"/>
        </table:table-row>
        <table:table-row table:style-name="ro4">
          <table:table-cell table:style-name="ce63" office:value-type="string">
            <text:p>93s</text:p>
          </table:table-cell>
          <table:table-cell office:value-type="float" office:value="0.4326">
            <text:p>0,43</text:p>
          </table:table-cell>
          <table:table-cell office:value-type="float" office:value="-0.5">
            <text:p>-0,50</text:p>
          </table:table-cell>
          <table:table-cell office:value-type="float" office:value="-0.706257242178447">
            <text:p>-0,71</text:p>
          </table:table-cell>
          <table:table-cell table:number-columns-repeated="20"/>
        </table:table-row>
        <table:table-row table:style-name="ro4">
          <table:table-cell office:value-type="string">
            <text:p>93o</text:p>
          </table:table-cell>
          <table:table-cell office:value-type="float" office:value="0.4002">
            <text:p>0,40</text:p>
          </table:table-cell>
          <table:table-cell office:value-type="float" office:value="-0.5">
            <text:p>-0,50</text:p>
          </table:table-cell>
          <table:table-cell office:value-type="float" office:value="-0.74341976993566">
            <text:p>-0,74</text:p>
          </table:table-cell>
          <table:table-cell table:number-columns-repeated="20"/>
        </table:table-row>
        <table:table-row table:style-name="ro4">
          <table:table-cell table:style-name="ce63" office:value-type="string">
            <text:p>92s</text:p>
          </table:table-cell>
          <table:table-cell office:value-type="float" office:value="0.4242">
            <text:p>0,42</text:p>
          </table:table-cell>
          <table:table-cell office:value-type="float" office:value="-0.5">
            <text:p>-0,50</text:p>
          </table:table-cell>
          <table:table-cell office:value-type="float" office:value="-0.764250309789343">
            <text:p>-0,76</text:p>
          </table:table-cell>
          <table:table-cell table:number-columns-repeated="20"/>
        </table:table-row>
        <table:table-row table:style-name="ro4">
          <table:table-cell office:value-type="string">
            <text:p>92o</text:p>
          </table:table-cell>
          <table:table-cell office:value-type="float" office:value="0.391">
            <text:p>0,39</text:p>
          </table:table-cell>
          <table:table-cell office:value-type="float" office:value="-0.5">
            <text:p>-0,50</text:p>
          </table:table-cell>
          <table:table-cell office:value-type="float" office:value="-0.780436447166922">
            <text:p>-0,78</text:p>
          </table:table-cell>
          <table:table-cell table:number-columns-repeated="20"/>
        </table:table-row>
        <table:table-row table:style-name="ro4">
          <table:table-cell table:style-name="ce63" office:value-type="string">
            <text:p>87s</text:p>
          </table:table-cell>
          <table:table-cell office:value-type="float" office:value="0.4794">
            <text:p>0,48</text:p>
          </table:table-cell>
          <table:table-cell office:value-type="float" office:value="0.365079365079365">
            <text:p>0,37</text:p>
          </table:table-cell>
          <table:table-cell office:value-type="float" office:value="0.306194690265487">
            <text:p>0,31</text:p>
          </table:table-cell>
          <table:table-cell office:value-type="string">
            <text:p>SCB</text:p>
          </table:table-cell>
          <table:table-cell table:number-columns-repeated="19"/>
        </table:table-row>
        <table:table-row table:style-name="ro4">
          <table:table-cell office:value-type="string">
            <text:p>87o</text:p>
          </table:table-cell>
          <table:table-cell office:value-type="float" office:value="0.4505">
            <text:p>0,45</text:p>
          </table:table-cell>
          <table:table-cell office:value-type="float" office:value="0.0601923076923077">
            <text:p>0,06</text:p>
          </table:table-cell>
          <table:table-cell office:value-type="float" office:value="-0.171520423600605">
            <text:p>-0,17</text:p>
          </table:table-cell>
          <table:table-cell office:value-type="string">
            <text:p>OCS</text:p>
          </table:table-cell>
          <table:table-cell table:number-columns-repeated="19"/>
        </table:table-row>
        <table:table-row table:style-name="ro4">
          <table:table-cell table:style-name="ce63" office:value-type="string">
            <text:p>86s</text:p>
          </table:table-cell>
          <table:table-cell office:value-type="float" office:value="0.4624">
            <text:p>0,46</text:p>
          </table:table-cell>
          <table:table-cell office:value-type="float" office:value="0.0379603399433428">
            <text:p>0,04</text:p>
          </table:table-cell>
          <table:table-cell office:value-type="float" office:value="-0.0200803212851406">
            <text:p>-0,02</text:p>
          </table:table-cell>
          <table:table-cell office:value-type="string">
            <text:p>S2</text:p>
          </table:table-cell>
          <table:table-cell table:number-columns-repeated="19"/>
        </table:table-row>
        <table:table-row table:style-name="ro4">
          <table:table-cell office:value-type="string">
            <text:p>86o</text:p>
          </table:table-cell>
          <table:table-cell office:value-type="float" office:value="0.4324">
            <text:p>0,43</text:p>
          </table:table-cell>
          <table:table-cell office:value-type="float" office:value="-0.5">
            <text:p>-0,50</text:p>
          </table:table-cell>
          <table:table-cell office:value-type="float" office:value="-0.549337684776349">
            <text:p>-0,55</text:p>
          </table:table-cell>
          <table:table-cell office:value-type="string">
            <text:p>O3</text:p>
          </table:table-cell>
          <table:table-cell table:number-columns-repeated="19"/>
        </table:table-row>
        <table:table-row table:style-name="ro4">
          <table:table-cell table:style-name="ce63" office:value-type="string">
            <text:p>85s</text:p>
          </table:table-cell>
          <table:table-cell office:value-type="float" office:value="0.4454">
            <text:p>0,45</text:p>
          </table:table-cell>
          <table:table-cell office:value-type="float" office:value="-0.133938706015891">
            <text:p>-0,13</text:p>
          </table:table-cell>
          <table:table-cell office:value-type="float" office:value="-0.0954922894424674">
            <text:p>-0,10</text:p>
          </table:table-cell>
          <table:table-cell office:value-type="string">
            <text:p>S3</text:p>
          </table:table-cell>
          <table:table-cell table:number-columns-repeated="19"/>
        </table:table-row>
        <table:table-row table:style-name="ro4">
          <table:table-cell office:value-type="string">
            <text:p>85o</text:p>
          </table:table-cell>
          <table:table-cell office:value-type="float" office:value="0.4143">
            <text:p>0,41</text:p>
          </table:table-cell>
          <table:table-cell office:value-type="float" office:value="-0.5">
            <text:p>-0,50</text:p>
          </table:table-cell>
          <table:table-cell office:value-type="float" office:value="-0.702584568605093">
            <text:p>-0,70</text:p>
          </table:table-cell>
          <table:table-cell table:number-columns-repeated="20"/>
        </table:table-row>
        <table:table-row table:style-name="ro4">
          <table:table-cell table:style-name="ce63" office:value-type="string">
            <text:p>84s</text:p>
          </table:table-cell>
          <table:table-cell office:value-type="float" office:value="0.427">
            <text:p>0,43</text:p>
          </table:table-cell>
          <table:table-cell office:value-type="float" office:value="-0.5">
            <text:p>-0,50</text:p>
          </table:table-cell>
          <table:table-cell office:value-type="float" office:value="-0.485318559556787">
            <text:p>-0,49</text:p>
          </table:table-cell>
          <table:table-cell office:value-type="string">
            <text:p>S4</text:p>
          </table:table-cell>
          <table:table-cell table:number-columns-repeated="19"/>
        </table:table-row>
        <table:table-row table:style-name="ro4">
          <table:table-cell office:value-type="string">
            <text:p>84o</text:p>
          </table:table-cell>
          <table:table-cell office:value-type="float" office:value="0.3945">
            <text:p>0,39</text:p>
          </table:table-cell>
          <table:table-cell office:value-type="float" office:value="-0.5">
            <text:p>-0,50</text:p>
          </table:table-cell>
          <table:table-cell office:value-type="float" office:value="-0.761432185250049">
            <text:p>-0,76</text:p>
          </table:table-cell>
          <table:table-cell table:number-columns-repeated="20"/>
        </table:table-row>
        <table:table-row table:style-name="ro4">
          <table:table-cell table:style-name="ce63" office:value-type="string">
            <text:p>83s</text:p>
          </table:table-cell>
          <table:table-cell office:value-type="float" office:value="0.4087">
            <text:p>0,41</text:p>
          </table:table-cell>
          <table:table-cell office:value-type="float" office:value="-0.5">
            <text:p>-0,50</text:p>
          </table:table-cell>
          <table:table-cell office:value-type="float" office:value="-0.744002340550029">
            <text:p>-0,74</text:p>
          </table:table-cell>
          <table:table-cell table:number-columns-repeated="20"/>
        </table:table-row>
        <table:table-row table:style-name="ro4">
          <table:table-cell office:value-type="string">
            <text:p>83o</text:p>
          </table:table-cell>
          <table:table-cell office:value-type="float" office:value="0.3748">
            <text:p>0,37</text:p>
          </table:table-cell>
          <table:table-cell office:value-type="float" office:value="-0.5">
            <text:p>-0,50</text:p>
          </table:table-cell>
          <table:table-cell office:value-type="float" office:value="-0.720057859209257">
            <text:p>-0,72</text:p>
          </table:table-cell>
          <table:table-cell table:number-columns-repeated="20"/>
        </table:table-row>
        <table:table-row table:style-name="ro4">
          <table:table-cell table:style-name="ce63" office:value-type="string">
            <text:p>82s</text:p>
          </table:table-cell>
          <table:table-cell office:value-type="float" office:value="0.4027">
            <text:p>0,40</text:p>
          </table:table-cell>
          <table:table-cell office:value-type="float" office:value="-0.5">
            <text:p>-0,50</text:p>
          </table:table-cell>
          <table:table-cell office:value-type="float" office:value="-0.683188405797101">
            <text:p>-0,68</text:p>
          </table:table-cell>
          <table:table-cell table:number-columns-repeated="20"/>
        </table:table-row>
        <table:table-row table:style-name="ro4">
          <table:table-cell office:value-type="string">
            <text:p>82o</text:p>
          </table:table-cell>
          <table:table-cell office:value-type="float" office:value="0.3683">
            <text:p>0,37</text:p>
          </table:table-cell>
          <table:table-cell office:value-type="float" office:value="-0.5">
            <text:p>-0,50</text:p>
          </table:table-cell>
          <table:table-cell office:value-type="float" office:value="-0.756863882443929">
            <text:p>-0,76</text:p>
          </table:table-cell>
          <table:table-cell table:number-columns-repeated="20"/>
        </table:table-row>
        <table:table-row table:style-name="ro4">
          <table:table-cell table:style-name="ce63" office:value-type="string">
            <text:p>76s</text:p>
          </table:table-cell>
          <table:table-cell office:value-type="float" office:value="0.4537">
            <text:p>0,45</text:p>
          </table:table-cell>
          <table:table-cell office:value-type="float" office:value="0.275563258232236">
            <text:p>0,28</text:p>
          </table:table-cell>
          <table:table-cell office:value-type="float" office:value="-0.00429061784897025">
            <text:p>-0,00</text:p>
          </table:table-cell>
          <table:table-cell office:value-type="string">
            <text:p>SCS</text:p>
          </table:table-cell>
          <table:table-cell table:number-columns-repeated="19"/>
        </table:table-row>
        <table:table-row table:style-name="ro4">
          <table:table-cell office:value-type="string">
            <text:p>76o</text:p>
          </table:table-cell>
          <table:table-cell office:value-type="float" office:value="0.4232">
            <text:p>0,42</text:p>
          </table:table-cell>
          <table:table-cell office:value-type="float" office:value="-0.5">
            <text:p>-0,50</text:p>
          </table:table-cell>
          <table:table-cell office:value-type="float" office:value="-0.416113744075829">
            <text:p>-0,42</text:p>
          </table:table-cell>
          <table:table-cell office:value-type="string">
            <text:p>OCS</text:p>
          </table:table-cell>
          <table:table-cell table:number-columns-repeated="19"/>
        </table:table-row>
        <table:table-row table:style-name="ro4">
          <table:table-cell table:style-name="ce63" office:value-type="string">
            <text:p>75s</text:p>
          </table:table-cell>
          <table:table-cell office:value-type="float" office:value="0.4368">
            <text:p>0,44</text:p>
          </table:table-cell>
          <table:table-cell office:value-type="float" office:value="0.197014925373134">
            <text:p>0,20</text:p>
          </table:table-cell>
          <table:table-cell office:value-type="float" office:value="-0.0820244328097731">
            <text:p>-0,08</text:p>
          </table:table-cell>
          <table:table-cell office:value-type="string">
            <text:p>S2</text:p>
          </table:table-cell>
          <table:table-cell table:number-columns-repeated="19"/>
        </table:table-row>
        <table:table-row table:style-name="ro4">
          <table:table-cell office:value-type="string">
            <text:p>75o</text:p>
          </table:table-cell>
          <table:table-cell office:value-type="float" office:value="0.4051">
            <text:p>0,41</text:p>
          </table:table-cell>
          <table:table-cell office:value-type="float" office:value="-0.5">
            <text:p>-0,50</text:p>
          </table:table-cell>
          <table:table-cell office:value-type="float" office:value="-0.700526418405147">
            <text:p>-0,70</text:p>
          </table:table-cell>
          <table:table-cell table:number-columns-repeated="20"/>
        </table:table-row>
        <table:table-row table:style-name="ro4">
          <table:table-cell table:style-name="ce63" office:value-type="string">
            <text:p>74s</text:p>
          </table:table-cell>
          <table:table-cell office:value-type="float" office:value="0.4185">
            <text:p>0,42</text:p>
          </table:table-cell>
          <table:table-cell office:value-type="float" office:value="-0.5">
            <text:p>-0,50</text:p>
          </table:table-cell>
          <table:table-cell office:value-type="float" office:value="-0.405397210430564">
            <text:p>-0,41</text:p>
          </table:table-cell>
          <table:table-cell office:value-type="string">
            <text:p>S4</text:p>
          </table:table-cell>
          <table:table-cell table:number-columns-repeated="19"/>
        </table:table-row>
        <table:table-row table:style-name="ro4">
          <table:table-cell office:value-type="string">
            <text:p>74o</text:p>
          </table:table-cell>
          <table:table-cell office:value-type="float" office:value="0.3855">
            <text:p>0,39</text:p>
          </table:table-cell>
          <table:table-cell office:value-type="float" office:value="-0.5">
            <text:p>-0,50</text:p>
          </table:table-cell>
          <table:table-cell office:value-type="float" office:value="-0.754745254745255">
            <text:p>-0,75</text:p>
          </table:table-cell>
          <table:table-cell table:number-columns-repeated="20"/>
        </table:table-row>
        <table:table-row table:style-name="ro4">
          <table:table-cell table:style-name="ce63" office:value-type="string">
            <text:p>73s</text:p>
          </table:table-cell>
          <table:table-cell office:value-type="float" office:value="0.4004">
            <text:p>0,40</text:p>
          </table:table-cell>
          <table:table-cell office:value-type="float" office:value="-0.5">
            <text:p>-0,50</text:p>
          </table:table-cell>
          <table:table-cell office:value-type="float" office:value="-0.783836689038031">
            <text:p>-0,78</text:p>
          </table:table-cell>
          <table:table-cell table:number-columns-repeated="20"/>
        </table:table-row>
        <table:table-row table:style-name="ro4">
          <table:table-cell office:value-type="string">
            <text:p>73o</text:p>
          </table:table-cell>
          <table:table-cell office:value-type="float" office:value="0.366">
            <text:p>0,37</text:p>
          </table:table-cell>
          <table:table-cell office:value-type="float" office:value="-0.5">
            <text:p>-0,50</text:p>
          </table:table-cell>
          <table:table-cell office:value-type="float" office:value="-0.759477995808725">
            <text:p>-0,76</text:p>
          </table:table-cell>
          <table:table-cell table:number-columns-repeated="20"/>
        </table:table-row>
        <table:table-row table:style-name="ro4">
          <table:table-cell table:style-name="ce63" office:value-type="string">
            <text:p>72s</text:p>
          </table:table-cell>
          <table:table-cell office:value-type="float" office:value="0.3816">
            <text:p>0,38</text:p>
          </table:table-cell>
          <table:table-cell office:value-type="float" office:value="-0.5">
            <text:p>-0,50</text:p>
          </table:table-cell>
          <table:table-cell office:value-type="float" office:value="-0.727657004830918">
            <text:p>-0,73</text:p>
          </table:table-cell>
          <table:table-cell table:number-columns-repeated="20"/>
        </table:table-row>
        <table:table-row table:style-name="ro4">
          <table:table-cell office:value-type="string">
            <text:p>72o</text:p>
          </table:table-cell>
          <table:table-cell office:value-type="float" office:value="0.3458">
            <text:p>0,35</text:p>
          </table:table-cell>
          <table:table-cell office:value-type="float" office:value="-0.5">
            <text:p>-0,50</text:p>
          </table:table-cell>
          <table:table-cell office:value-type="float" office:value="-0.833365514578104">
            <text:p>-0,83</text:p>
          </table:table-cell>
          <table:table-cell table:number-columns-repeated="20"/>
        </table:table-row>
        <table:table-row table:style-name="ro4">
          <table:table-cell table:style-name="ce63" office:value-type="string">
            <text:p>65s</text:p>
          </table:table-cell>
          <table:table-cell office:value-type="float" office:value="0.4313">
            <text:p>0,43</text:p>
          </table:table-cell>
          <table:table-cell office:value-type="float" office:value="0.17545871559633">
            <text:p>0,18</text:p>
          </table:table-cell>
          <table:table-cell office:value-type="float" office:value="-0.263698630136986">
            <text:p>-0,26</text:p>
          </table:table-cell>
          <table:table-cell office:value-type="string">
            <text:p>SCS</text:p>
          </table:table-cell>
          <table:table-cell table:number-columns-repeated="19"/>
        </table:table-row>
        <table:table-row table:style-name="ro4">
          <table:table-cell office:value-type="string">
            <text:p>65o</text:p>
          </table:table-cell>
          <table:table-cell office:value-type="float" office:value="0.3994">
            <text:p>0,40</text:p>
          </table:table-cell>
          <table:table-cell office:value-type="float" office:value="-0.5">
            <text:p>-0,50</text:p>
          </table:table-cell>
          <table:table-cell office:value-type="float" office:value="-0.737200383509108">
            <text:p>-0,74</text:p>
          </table:table-cell>
          <table:table-cell office:value-type="string">
            <text:p>OCS</text:p>
          </table:table-cell>
          <table:table-cell table:number-columns-repeated="19"/>
        </table:table-row>
        <table:table-row table:style-name="ro4">
          <table:table-cell table:style-name="ce63" office:value-type="string">
            <text:p>64s</text:p>
          </table:table-cell>
          <table:table-cell office:value-type="float" office:value="0.4133">
            <text:p>0,41</text:p>
          </table:table-cell>
          <table:table-cell office:value-type="float" office:value="-0.5">
            <text:p>-0,50</text:p>
          </table:table-cell>
          <table:table-cell office:value-type="float" office:value="-0.324664429530201">
            <text:p>-0,32</text:p>
          </table:table-cell>
          <table:table-cell office:value-type="string">
            <text:p>S3</text:p>
          </table:table-cell>
          <table:table-cell table:number-columns-repeated="19"/>
        </table:table-row>
        <table:table-row table:style-name="ro4">
          <table:table-cell office:value-type="string">
            <text:p>64o</text:p>
          </table:table-cell>
          <table:table-cell office:value-type="float" office:value="0.3801">
            <text:p>0,38</text:p>
          </table:table-cell>
          <table:table-cell office:value-type="float" office:value="-0.5">
            <text:p>-0,50</text:p>
          </table:table-cell>
          <table:table-cell office:value-type="float" office:value="-0.747280497280497">
            <text:p>-0,75</text:p>
          </table:table-cell>
          <table:table-cell table:number-columns-repeated="20"/>
        </table:table-row>
        <table:table-row table:style-name="ro4">
          <table:table-cell table:style-name="ce63" office:value-type="string">
            <text:p>63s</text:p>
          </table:table-cell>
          <table:table-cell office:value-type="float" office:value="0.3953">
            <text:p>0,40</text:p>
          </table:table-cell>
          <table:table-cell office:value-type="float" office:value="-0.5">
            <text:p>-0,50</text:p>
          </table:table-cell>
          <table:table-cell office:value-type="float" office:value="-0.695303867403315">
            <text:p>-0,70</text:p>
          </table:table-cell>
          <table:table-cell table:number-columns-repeated="20"/>
        </table:table-row>
        <table:table-row table:style-name="ro4">
          <table:table-cell office:value-type="string">
            <text:p>63o</text:p>
          </table:table-cell>
          <table:table-cell office:value-type="float" office:value="0.3608">
            <text:p>0,36</text:p>
          </table:table-cell>
          <table:table-cell office:value-type="float" office:value="-0.5">
            <text:p>-0,50</text:p>
          </table:table-cell>
          <table:table-cell office:value-type="float" office:value="-0.766755776207752">
            <text:p>-0,77</text:p>
          </table:table-cell>
          <table:table-cell table:number-columns-repeated="20"/>
        </table:table-row>
        <table:table-row table:style-name="ro4">
          <table:table-cell table:style-name="ce63" office:value-type="string">
            <text:p>62s</text:p>
          </table:table-cell>
          <table:table-cell office:value-type="float" office:value="0.3767">
            <text:p>0,38</text:p>
          </table:table-cell>
          <table:table-cell office:value-type="float" office:value="-0.5">
            <text:p>-0,50</text:p>
          </table:table-cell>
          <table:table-cell office:value-type="float" office:value="-0.800584795321637">
            <text:p>-0,80</text:p>
          </table:table-cell>
          <table:table-cell table:number-columns-repeated="20"/>
        </table:table-row>
        <table:table-row table:style-name="ro4">
          <table:table-cell office:value-type="string">
            <text:p>62o</text:p>
          </table:table-cell>
          <table:table-cell office:value-type="float" office:value="0.3408">
            <text:p>0,34</text:p>
          </table:table-cell>
          <table:table-cell office:value-type="float" office:value="-0.5">
            <text:p>-0,50</text:p>
          </table:table-cell>
          <table:table-cell office:value-type="float" office:value="-0.744414221876821">
            <text:p>-0,74</text:p>
          </table:table-cell>
          <table:table-cell table:number-columns-repeated="20"/>
        </table:table-row>
        <table:table-row table:style-name="ro4">
          <table:table-cell table:style-name="ce63" office:value-type="string">
            <text:p>54s</text:p>
          </table:table-cell>
          <table:table-cell office:value-type="float" office:value="0.4145">
            <text:p>0,41</text:p>
          </table:table-cell>
          <table:table-cell office:value-type="float" office:value="-0.206997084548105">
            <text:p>-0,21</text:p>
          </table:table-cell>
          <table:table-cell office:value-type="float" office:value="-0.250709018718094">
            <text:p>-0,25</text:p>
          </table:table-cell>
          <table:table-cell office:value-type="string">
            <text:p>SCS</text:p>
          </table:table-cell>
          <table:table-cell table:number-columns-repeated="19"/>
        </table:table-row>
        <table:table-row table:style-name="ro4">
          <table:table-cell office:value-type="string">
            <text:p>54o</text:p>
          </table:table-cell>
          <table:table-cell office:value-type="float" office:value="0.3816">
            <text:p>0,38</text:p>
          </table:table-cell>
          <table:table-cell office:value-type="float" office:value="-0.5">
            <text:p>-0,50</text:p>
          </table:table-cell>
          <table:table-cell office:value-type="float" office:value="-0.708039626595542">
            <text:p>-0,71</text:p>
          </table:table-cell>
          <table:table-cell office:value-type="string">
            <text:p>OCS</text:p>
          </table:table-cell>
          <table:table-cell table:number-columns-repeated="19"/>
        </table:table-row>
        <table:table-row table:style-name="ro4">
          <table:table-cell table:style-name="ce63" office:value-type="string">
            <text:p>53s</text:p>
          </table:table-cell>
          <table:table-cell office:value-type="float" office:value="0.3969">
            <text:p>0,40</text:p>
          </table:table-cell>
          <table:table-cell office:value-type="float" office:value="-0.5">
            <text:p>-0,50</text:p>
          </table:table-cell>
          <table:table-cell office:value-type="float" office:value="-0.7643811737362">
            <text:p>-0,76</text:p>
          </table:table-cell>
          <table:table-cell table:number-columns-repeated="20"/>
        </table:table-row>
        <table:table-row table:style-name="ro4">
          <table:table-cell office:value-type="string">
            <text:p>53o</text:p>
          </table:table-cell>
          <table:table-cell office:value-type="float" office:value="0.3626">
            <text:p>0,36</text:p>
          </table:table-cell>
          <table:table-cell office:value-type="float" office:value="-0.5">
            <text:p>-0,50</text:p>
          </table:table-cell>
          <table:table-cell office:value-type="float" office:value="-0.800675675675676">
            <text:p>-0,80</text:p>
          </table:table-cell>
          <table:table-cell table:number-columns-repeated="20"/>
        </table:table-row>
        <table:table-row table:style-name="ro4">
          <table:table-cell table:style-name="ce63" office:value-type="string">
            <text:p>52s</text:p>
          </table:table-cell>
          <table:table-cell office:value-type="float" office:value="0.3785">
            <text:p>0,38</text:p>
          </table:table-cell>
          <table:table-cell office:value-type="float" office:value="-0.5">
            <text:p>-0,50</text:p>
          </table:table-cell>
          <table:table-cell office:value-type="float" office:value="-0.767012687427912">
            <text:p>-0,77</text:p>
          </table:table-cell>
          <table:table-cell table:number-columns-repeated="20"/>
        </table:table-row>
        <table:table-row table:style-name="ro4">
          <table:table-cell office:value-type="string">
            <text:p>52o</text:p>
          </table:table-cell>
          <table:table-cell office:value-type="float" office:value="0.3428">
            <text:p>0,34</text:p>
          </table:table-cell>
          <table:table-cell office:value-type="float" office:value="-0.5">
            <text:p>-0,50</text:p>
          </table:table-cell>
          <table:table-cell office:value-type="float" office:value="-0.764864344814316">
            <text:p>-0,76</text:p>
          </table:table-cell>
          <table:table-cell table:number-columns-repeated="20"/>
        </table:table-row>
        <table:table-row table:style-name="ro4">
          <table:table-cell table:style-name="ce63" office:value-type="string">
            <text:p>43s</text:p>
          </table:table-cell>
          <table:table-cell office:value-type="float" office:value="0.3864">
            <text:p>0,39</text:p>
          </table:table-cell>
          <table:table-cell office:value-type="float" office:value="-0.5">
            <text:p>-0,50</text:p>
          </table:table-cell>
          <table:table-cell office:value-type="float" office:value="-0.7911866359447">
            <text:p>-0,79</text:p>
          </table:table-cell>
          <table:table-cell table:number-columns-repeated="20"/>
        </table:table-row>
        <table:table-row table:style-name="ro4">
          <table:table-cell office:value-type="string">
            <text:p>43o</text:p>
          </table:table-cell>
          <table:table-cell office:value-type="float" office:value="0.3515">
            <text:p>0,35</text:p>
          </table:table-cell>
          <table:table-cell office:value-type="float" office:value="-0.5">
            <text:p>-0,50</text:p>
          </table:table-cell>
          <table:table-cell office:value-type="float" office:value="-0.803561060576737">
            <text:p>-0,80</text:p>
          </table:table-cell>
          <table:table-cell table:number-columns-repeated="20"/>
        </table:table-row>
        <table:table-row table:style-name="ro4">
          <table:table-cell table:style-name="ce63" office:value-type="string">
            <text:p>42s</text:p>
          </table:table-cell>
          <table:table-cell office:value-type="float" office:value="0.3683">
            <text:p>0,37</text:p>
          </table:table-cell>
          <table:table-cell office:value-type="float" office:value="-0.5">
            <text:p>-0,50</text:p>
          </table:table-cell>
          <table:table-cell office:value-type="float" office:value="-0.709650112866817">
            <text:p>-0,71</text:p>
          </table:table-cell>
          <table:table-cell table:number-columns-repeated="20"/>
        </table:table-row>
        <table:table-row table:style-name="ro4">
          <table:table-cell office:value-type="string">
            <text:p>42o</text:p>
          </table:table-cell>
          <table:table-cell office:value-type="float" office:value="0.332">
            <text:p>0,33</text:p>
          </table:table-cell>
          <table:table-cell office:value-type="float" office:value="-0.5">
            <text:p>-0,50</text:p>
          </table:table-cell>
          <table:table-cell office:value-type="float" office:value="-0.79518654552484">
            <text:p>-0,80</text:p>
          </table:table-cell>
          <table:table-cell table:number-columns-repeated="20"/>
        </table:table-row>
        <table:table-row table:style-name="ro4">
          <table:table-cell table:style-name="ce63" office:value-type="string">
            <text:p>32s</text:p>
          </table:table-cell>
          <table:table-cell office:value-type="float" office:value="0.3598">
            <text:p>0,36</text:p>
          </table:table-cell>
          <table:table-cell office:value-type="float" office:value="-0.5">
            <text:p>-0,50</text:p>
          </table:table-cell>
          <table:table-cell office:value-type="float" office:value="-0.858323494687131">
            <text:p>-0,86</text:p>
          </table:table-cell>
          <table:table-cell table:number-columns-repeated="20"/>
        </table:table-row>
        <table:table-row table:style-name="ro4">
          <table:table-cell office:value-type="string">
            <text:p>32o</text:p>
          </table:table-cell>
          <table:table-cell office:value-type="float" office:value="0.323">
            <text:p>0,32</text:p>
          </table:table-cell>
          <table:table-cell office:value-type="float" office:value="-0.5">
            <text:p>-0,50</text:p>
          </table:table-cell>
          <table:table-cell office:value-type="float" office:value="-0.853818389057751">
            <text:p>-0,85</text:p>
          </table:table-cell>
          <table:table-cell table:number-columns-repeated="20"/>
        </table:table-row>
      </table:table>
      <table:database-ranges>
        <table:database-range table:target-range-address="'ney pf str'.H5:'ney pf str'.I173" table:contains-header="false">
          <table:sort>
            <table:sort-by table:field-number="1" table:data-type="automatic"/>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de" fo:country="DE" style:font-size-asian="24pt" style:language-asian="zxx" style:country-asian="none" style:font-size-complex="24pt"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percentage-style style:name="N108">
      <number:number number:decimal-places="3" number:min-integer-digits="1"/>
      <number:text>%</number:text>
    </number:percentage-style>
    <number:percentage-style style:name="N109">
      <number:number number:decimal-places="1" number:min-integer-digits="1"/>
      <number:text>%</number:text>
    </number:percentage-style>
    <number:percentage-style style:name="N110">
      <number:number number:decimal-places="4" number:min-integer-digits="1"/>
      <number:text>%</number:text>
    </number:percentage-style>
    <number:number-style style:name="N111">
      <number:number number:decimal-places="3" number:min-integer-digits="1"/>
    </number:number-style>
    <number:number-style style:name="N112P0" style:volatile="true">
      <number:number number:decimal-places="0" number:min-integer-digits="1"/>
    </number:number-style>
    <number:number-style style:name="N112">
      <style:text-properties fo:color="#ff0000"/>
      <number:text>-</number:text>
      <number:number number:decimal-places="0" number:min-integer-digits="1"/>
      <style:map style:condition="value()&gt;=0" style:apply-style-name="N112P0"/>
    </number:number-style>
    <number:number-style style:name="N113">
      <number:number number:decimal-places="1" number:min-integer-digits="1"/>
    </number:number-style>
    <number:number-style style:name="N114P0" style:volatile="true">
      <number:number number:decimal-places="2" number:min-integer-digits="1"/>
    </number:number-style>
    <number:number-style style:name="N114">
      <style:text-properties fo:color="#ff0000"/>
      <number:text>-</number:text>
      <number:number number:decimal-places="2" number:min-integer-digits="1"/>
      <style:map style:condition="value()&gt;=0" style:apply-style-name="N114P0"/>
    </number:number-style>
    <number:number-style style:name="N115P0" style:volatile="true">
      <number:number number:decimal-places="1" number:min-integer-digits="1"/>
    </number:number-style>
    <number:number-style style:name="N115">
      <style:text-properties fo:color="#ff0000"/>
      <number:text>-</number:text>
      <number:number number:decimal-places="1" number:min-integer-digits="1"/>
      <style:map style:condition="value()&gt;=0" style:apply-style-name="N115P0"/>
    </number:number-style>
    <number:number-style style:name="N116">
      <number:number number:decimal-places="4" number:min-integer-digits="1"/>
    </number:number-style>
    <number:number-style style:name="N117">
      <number:number number:decimal-places="5" number:min-integer-digits="1"/>
    </number:number-style>
    <number:number-style style:name="N118">
      <number:number number:decimal-places="6" number:min-integer-digits="1"/>
    </number:number-style>
    <number:number-style style:name="N119">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21">21.10.2011</text:date>, <text:time>13:31: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Alles</meta:initial-creator>
    <meta:creation-date>2010-02-25T14:21:02.28</meta:creation-date>
    <meta:generator>OpenOffice.org/3.2$Win32 OpenOffice.org_project/320m18$Build-9502</meta:generator>
    <dc:date>2011-10-21T13:31:51.15</dc:date>
    <meta:editing-duration>PT16H30M26S</meta:editing-duration>
    <meta:editing-cycles>94</meta:editing-cycles>
    <meta:printed-by>Ivan Alles</meta:printed-by>
    <meta:print-date>2010-02-25T14:54:19.32</meta:print-date>
    <meta:document-statistic meta:table-count="16" meta:cell-count="18470" meta:object-count="1"/>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  BASIC  *****

Function STRJOIN(range, Optional delimiter As String, Optional before As String, Optional after As String)
    Dim row, col As Integer
    Dim result, cell As String

    result = ""

    If IsMissing(delimiter) Then
        delimiter = ","
    End If
    If IsMissing(before) Then
        before = ""
    End If
    If IsMissing(after) Then
        after = ""
    End If

    If NOT IsMissing(range) Then
        If NOT IsArray(range) Then
            result = before &amp; range &amp; after
        Else
            For row = LBound(range, 1) To UBound(range, 1)
                For col = LBound(range, 2) To UBound(range, 2)
                    cell = range(row, col)
                    If cell &lt;&gt; 0 AND Len(Trim(cell)) &lt;&gt; 0 Then
                        If result &lt;&gt; "" Then
                            result = result &amp; delimiter
                        End If
                        result = result &amp; before &amp; range(row, col) &amp; after
                    End If
                Next
            Next
        End If
    End If

    STRJOIN = result
End Function


sub recorded
rem ----------------------------------------------------------------------
rem define variables
dim document   as object
dim dispatcher as object
rem ----------------------------------------------------------------------
rem get access to the document
document   = ThisComponent.CurrentController.Frame
dispatcher = createUnoService("com.sun.star.frame.DispatchHelper")

rem ----------------------------------------------------------------------
dim args1(0) as new com.sun.star.beans.PropertyValue
args1(0).Name = "BackgroundColor"
args1(0).Value = 16764057

dispatcher.executeDispatch(document, ".uno:BackgroundColor", "", 0, args1())

rem ----------------------------------------------------------------------
dim args2(1) as new com.sun.star.beans.PropertyValue
args2(0).Name = "By"
args2(0).Value = 1
args2(1).Name = "Sel"
args2(1).Value = false

dispatcher.executeDispatch(document, ".uno:GoDown", "", 0, args2())

rem ----------------------------------------------------------------------
dim args3(0) as new com.sun.star.beans.PropertyValue
args3(0).Name = "BackgroundColor"
args3(0).Value = 4057917

dispatcher.executeDispatch(document, ".uno:BackgroundColor", "", 0, args3())

rem ----------------------------------------------------------------------
dim args4(1) as new com.sun.star.beans.PropertyValue
args4(0).Name = "By"
args4(0).Value = 1
args4(1).Name = "Sel"
args4(1).Value = false

dispatcher.executeDispatch(document, ".uno:GoDown", "", 0, args4())


end sub


sub red
rem ----------------------------------------------------------------------
rem define variables
dim document   as object
dim dispatcher as object
rem ----------------------------------------------------------------------
rem get access to the document
document   = ThisComponent.CurrentController.Frame
dispatcher = createUnoService("com.sun.star.frame.DispatchHelper")

rem ----------------------------------------------------------------------
dim args1(0) as new com.sun.star.beans.PropertyValue
args1(0).Name = "BackgroundColor"
args1(0).Value = 16764057

dispatcher.executeDispatch(document, ".uno:BackgroundColor", "", 0, args1())


end sub


sub gree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BackgroundColor"
args1(0).Value = 4057917

dispatcher.executeDispatch(document, ".uno:BackgroundColor",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109">
      <number:number number:decimal-places="1"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data-style-name="N109">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109">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8" style:family="chart" style:data-style-name="N109">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9" style:family="chart" style:data-style-name="N109">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0" style:family="chart" style:data-style-name="N109">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77cm" svg:height="8.85cm" xlink:href=".." chart:class="chart:line" chart:style-name="ch1">
        <chart:legend chart:legend-position="end" svg:x="13.624cm" svg:y="3.477cm" chart:style-name="ch2"/>
        <chart:plot-area chart:style-name="ch3" table:cell-range-address="skl.A5:skl.A12 skl.D4:skl.D12 skl.F4:skl.F12 skl.H4:skl.H12 skl.J4:skl.J12" chart:data-source-has-labels="both" svg:x="0.321cm" svg:y="0.177cm" svg:width="12.983cm" svg:height="8.319cm">
          <chart:axis chart:dimension="x" chart:name="primary-x" chart:style-name="ch4">
            <chart:categories table:cell-range-address="skl.A5:skl.A12"/>
          </chart:axis>
          <chart:axis chart:dimension="y" chart:name="primary-y" chart:style-name="ch5">
            <chart:grid chart:style-name="ch6" chart:class="major"/>
          </chart:axis>
          <chart:series chart:style-name="ch7" chart:values-cell-range-address="skl.D5:skl.D12" chart:label-cell-address="skl.D4:skl.D4" chart:class="chart:line">
            <chart:data-point chart:repeated="8"/>
          </chart:series>
          <chart:series chart:style-name="ch8" chart:values-cell-range-address="skl.F5:skl.F12" chart:label-cell-address="skl.F4:skl.F4" chart:class="chart:line">
            <chart:data-point chart:repeated="8"/>
          </chart:series>
          <chart:series chart:style-name="ch9" chart:values-cell-range-address="skl.H5:skl.H12" chart:label-cell-address="skl.H4:skl.H4" chart:class="chart:line">
            <chart:data-point chart:repeated="8"/>
          </chart:series>
          <chart:series chart:style-name="ch10" chart:values-cell-range-address="skl.J5:skl.J12" chart:label-cell-address="skl.J4:skl.J4"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ext:id="skl.D4:skl.D4">Sklansky %</text:p>
              </table:table-cell>
              <table:table-cell office:value-type="string">
                <text:p text:id="skl.F4:skl.F4">Exp %</text:p>
              </table:table-cell>
              <table:table-cell office:value-type="string">
                <text:p text:id="skl.H4:skl.H4">Lin %</text:p>
              </table:table-cell>
              <table:table-cell office:value-type="string">
                <text:p text:id="skl.J4:skl.J4">Lin2 %</text:p>
              </table:table-cell>
            </table:table-row>
          </table:table-header-rows>
          <table:table-rows>
            <table:table-row>
              <table:table-cell office:value-type="string">
                <text:p text:id="skl.A5:skl.A12">1</text:p>
              </table:table-cell>
              <table:table-cell office:value-type="float" office:value="1.#NAN">
                <text:p text:id="skl.D5:skl.D12">1.#NAN</text:p>
              </table:table-cell>
              <table:table-cell office:value-type="float" office:value="0.00155731523378582">
                <text:p text:id="skl.F5:skl.F12">0.00155731523378582</text:p>
              </table:table-cell>
              <table:table-cell office:value-type="float" office:value="0.0113683069381599">
                <text:p text:id="skl.H5:skl.H12">0.0113683069381599</text:p>
              </table:table-cell>
              <table:table-cell office:value-type="float" office:value="0.0218702865761689">
                <text:p text:id="skl.J5:skl.J12">0.0218702865761689</text:p>
              </table:table-cell>
            </table:table-row>
            <table:table-row>
              <table:table-cell office:value-type="string">
                <text:p>2</text:p>
              </table:table-cell>
              <table:table-cell office:value-type="float" office:value="1.#NAN">
                <text:p>1.#NAN</text:p>
              </table:table-cell>
              <table:table-cell office:value-type="float" office:value="0.00321585595776772">
                <text:p>0.00321585595776772</text:p>
              </table:table-cell>
              <table:table-cell office:value-type="float" office:value="0.0227366138763198">
                <text:p>0.0227366138763198</text:p>
              </table:table-cell>
              <table:table-cell office:value-type="float" office:value="0.0301659125188537">
                <text:p>0.0301659125188537</text:p>
              </table:table-cell>
            </table:table-row>
            <table:table-row>
              <table:table-cell office:value-type="string">
                <text:p>3</text:p>
              </table:table-cell>
              <table:table-cell office:value-type="float" office:value="1.#NAN">
                <text:p>1.#NAN</text:p>
              </table:table-cell>
              <table:table-cell office:value-type="float" office:value="0.00664074255279035">
                <text:p>0.00664074255279035</text:p>
              </table:table-cell>
              <table:table-cell office:value-type="float" office:value="0.0341049208144796">
                <text:p>0.0341049208144796</text:p>
              </table:table-cell>
              <table:table-cell office:value-type="float" office:value="0.0384615384615385">
                <text:p>0.0384615384615385</text:p>
              </table:table-cell>
            </table:table-row>
            <table:table-row>
              <table:table-cell office:value-type="string">
                <text:p>4</text:p>
              </table:table-cell>
              <table:table-cell office:value-type="float" office:value="1.#NAN">
                <text:p>1.#NAN</text:p>
              </table:table-cell>
              <table:table-cell office:value-type="float" office:value="0.0137131333715121">
                <text:p>0.0137131333715121</text:p>
              </table:table-cell>
              <table:table-cell office:value-type="float" office:value="0.0454732277526395">
                <text:p>0.0454732277526395</text:p>
              </table:table-cell>
              <table:table-cell office:value-type="float" office:value="0.0467571644042232">
                <text:p>0.0467571644042232</text:p>
              </table:table-cell>
            </table:table-row>
            <table:table-row>
              <table:table-cell office:value-type="string">
                <text:p>5</text:p>
              </table:table-cell>
              <table:table-cell office:value-type="float" office:value="1.#NAN">
                <text:p>1.#NAN</text:p>
              </table:table-cell>
              <table:table-cell office:value-type="float" office:value="0.0283176204121724">
                <text:p>0.0283176204121724</text:p>
              </table:table-cell>
              <table:table-cell office:value-type="float" office:value="0.0568415346907994">
                <text:p>0.0568415346907994</text:p>
              </table:table-cell>
              <table:table-cell office:value-type="float" office:value="0.055052790346908">
                <text:p>0.055052790346908</text:p>
              </table:table-cell>
            </table:table-row>
            <table:table-row>
              <table:table-cell office:value-type="string">
                <text:p>6</text:p>
              </table:table-cell>
              <table:table-cell office:value-type="float" office:value="1.#NAN">
                <text:p>1.#NAN</text:p>
              </table:table-cell>
              <table:table-cell office:value-type="float" office:value="0.058475886151136">
                <text:p>0.058475886151136</text:p>
              </table:table-cell>
              <table:table-cell office:value-type="float" office:value="0.0682098416289593">
                <text:p>0.0682098416289593</text:p>
              </table:table-cell>
              <table:table-cell office:value-type="float" office:value="0.0633484162895928">
                <text:p>0.0633484162895928</text:p>
              </table:table-cell>
            </table:table-row>
            <table:table-row>
              <table:table-cell office:value-type="string">
                <text:p>7</text:p>
              </table:table-cell>
              <table:table-cell office:value-type="float" office:value="1.#NAN">
                <text:p>1.#NAN</text:p>
              </table:table-cell>
              <table:table-cell office:value-type="float" office:value="0.120752704902096">
                <text:p>0.120752704902096</text:p>
              </table:table-cell>
              <table:table-cell office:value-type="float" office:value="0.0795781485671192">
                <text:p>0.0795781485671192</text:p>
              </table:table-cell>
              <table:table-cell office:value-type="float" office:value="0.0716440422322775">
                <text:p>0.0716440422322775</text:p>
              </table:table-cell>
            </table:table-row>
            <table:table-row>
              <table:table-cell office:value-type="string">
                <text:p>8</text:p>
              </table:table-cell>
              <table:table-cell office:value-type="float" office:value="1.#NAN">
                <text:p>1.#NAN</text:p>
              </table:table-cell>
              <table:table-cell office:value-type="float" office:value="0.249354335622828">
                <text:p>0.249354335622828</text:p>
              </table:table-cell>
              <table:table-cell office:value-type="float" office:value="0.090946455505279">
                <text:p>0.090946455505279</text:p>
              </table:table-cell>
              <table:table-cell office:value-type="float" office:value="0.0799396681749623">
                <text:p>0.07993966817496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